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1" svg:font-family="Arial"/>
    <style:font-face style:name="Arial2" svg:font-family="Arial" style:font-family-generic="swiss"/>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5.455cm"/>
    </style:style>
    <style:style style:name="co3" style:family="table-column">
      <style:table-column-properties fo:break-before="auto" style:column-width="2.496cm"/>
    </style:style>
    <style:style style:name="co4" style:family="table-column">
      <style:table-column-properties fo:break-before="auto" style:column-width="3.856cm"/>
    </style:style>
    <style:style style:name="co5" style:family="table-column">
      <style:table-column-properties fo:break-before="auto" style:column-width="6.604cm"/>
    </style:style>
    <style:style style:name="co6" style:family="table-column">
      <style:table-column-properties fo:break-before="auto" style:column-width="3.302cm"/>
    </style:style>
    <style:style style:name="co7" style:family="table-column">
      <style:table-column-properties fo:break-before="auto" style:column-width="2.663cm"/>
    </style:style>
    <style:style style:name="co8" style:family="table-column">
      <style:table-column-properties fo:break-before="auto" style:column-width="9.433cm"/>
    </style:style>
    <style:style style:name="co9" style:family="table-column">
      <style:table-column-properties fo:break-before="auto" style:column-width="2.025cm"/>
    </style:style>
    <style:style style:name="co10" style:family="table-column">
      <style:table-column-properties fo:break-before="auto" style:column-width="1.304cm"/>
    </style:style>
    <style:style style:name="co11" style:family="table-column">
      <style:table-column-properties fo:break-before="auto" style:column-width="5.549cm"/>
    </style:style>
    <style:style style:name="co12" style:family="table-column">
      <style:table-column-properties fo:break-before="auto" style:column-width="2.858cm"/>
    </style:style>
    <style:style style:name="co13" style:family="table-column">
      <style:table-column-properties fo:break-before="auto" style:column-width="2.552cm"/>
    </style:style>
    <style:style style:name="co14" style:family="table-column">
      <style:table-column-properties fo:break-before="auto" style:column-width="8.186cm"/>
    </style:style>
    <style:style style:name="co15" style:family="table-column">
      <style:table-column-properties fo:break-before="auto" style:column-width="5.244cm"/>
    </style:style>
    <style:style style:name="co16" style:family="table-column">
      <style:table-column-properties fo:break-before="auto" style:column-width="4.3cm"/>
    </style:style>
    <style:style style:name="co17" style:family="table-column">
      <style:table-column-properties fo:break-before="page" style:column-width="4.3cm"/>
    </style:style>
    <style:style style:name="co18" style:family="table-column">
      <style:table-column-properties fo:break-before="auto" style:column-width="6.354cm"/>
    </style:style>
    <style:style style:name="co19" style:family="table-column">
      <style:table-column-properties fo:break-before="auto" style:column-width="5.854cm"/>
    </style:style>
    <style:style style:name="co20" style:family="table-column">
      <style:table-column-properties fo:break-before="auto" style:column-width="0.665cm"/>
    </style:style>
    <style:style style:name="co21" style:family="table-column">
      <style:table-column-properties fo:break-before="auto" style:column-width="5.577cm"/>
    </style:style>
    <style:style style:name="co22" style:family="table-column">
      <style:table-column-properties fo:break-before="auto" style:column-width="8.359cm"/>
    </style:style>
    <style:style style:name="co23" style:family="table-column">
      <style:table-column-properties fo:break-before="page" style:column-width="4.099cm"/>
    </style:style>
    <style:style style:name="co24" style:family="table-column">
      <style:table-column-properties fo:break-before="auto" style:column-width="3.161cm"/>
    </style:style>
    <style:style style:name="co25" style:family="table-column">
      <style:table-column-properties fo:break-before="auto" style:column-width="3.995cm"/>
    </style:style>
    <style:style style:name="co26" style:family="table-column">
      <style:table-column-properties fo:break-before="page" style:column-width="4.466cm"/>
    </style:style>
    <style:style style:name="co27" style:family="table-column">
      <style:table-column-properties fo:break-before="auto" style:column-width="4.935cm"/>
    </style:style>
    <style:style style:name="co28" style:family="table-column">
      <style:table-column-properties fo:break-before="auto" style:column-width="2.993cm"/>
    </style:style>
    <style:style style:name="co29" style:family="table-column">
      <style:table-column-properties fo:break-before="auto" style:column-width="2.189cm"/>
    </style:style>
    <style:style style:name="co30" style:family="table-column">
      <style:table-column-properties fo:break-before="auto" style:column-width="4.466cm"/>
    </style:style>
    <style:style style:name="co31" style:family="table-column">
      <style:table-column-properties fo:break-before="auto" style:column-width="1.169cm"/>
    </style:style>
    <style:style style:name="co32" style:family="table-column">
      <style:table-column-properties fo:break-before="auto" style:column-width="2.607cm"/>
    </style:style>
    <style:style style:name="co33" style:family="table-column">
      <style:table-column-properties fo:break-before="auto" style:column-width="9.629cm"/>
    </style:style>
    <style:style style:name="co34" style:family="table-column">
      <style:table-column-properties fo:break-before="auto" style:column-width="2.164cm"/>
    </style:style>
    <style:style style:name="co35" style:family="table-column">
      <style:table-column-properties fo:break-before="auto" style:column-width="2.775cm"/>
    </style:style>
    <style:style style:name="co36" style:family="table-column">
      <style:table-column-properties fo:break-before="auto" style:column-width="1.836cm"/>
    </style:style>
    <style:style style:name="co37" style:family="table-column">
      <style:table-column-properties fo:break-before="auto" style:column-width="2.335cm"/>
    </style:style>
    <style:style style:name="co38" style:family="table-column">
      <style:table-column-properties fo:break-before="auto" style:column-width="1.808cm"/>
    </style:style>
    <style:style style:name="co39" style:family="table-column">
      <style:table-column-properties fo:break-before="auto" style:column-width="1.919cm"/>
    </style:style>
    <style:style style:name="co40" style:family="table-column">
      <style:table-column-properties fo:break-before="auto" style:column-width="1.725cm"/>
    </style:style>
    <style:style style:name="co41" style:family="table-column">
      <style:table-column-properties fo:break-before="auto" style:column-width="7.103cm"/>
    </style:style>
    <style:style style:name="co42" style:family="table-column">
      <style:table-column-properties fo:break-before="auto" style:column-width="4.055cm"/>
    </style:style>
    <style:style style:name="co43" style:family="table-column">
      <style:table-column-properties fo:break-before="auto" style:column-width="6.043cm"/>
    </style:style>
    <style:style style:name="co44" style:family="table-column">
      <style:table-column-properties fo:break-before="auto" style:column-width="2.656cm"/>
    </style:style>
    <style:style style:name="co45" style:family="table-column">
      <style:table-column-properties fo:break-before="auto" style:column-width="2.489cm"/>
    </style:style>
    <style:style style:name="co46" style:family="table-column">
      <style:table-column-properties fo:break-before="auto" style:column-width="2.517cm"/>
    </style:style>
    <style:style style:name="co47" style:family="table-column">
      <style:table-column-properties fo:break-before="auto" style:column-width="2.166cm"/>
    </style:style>
    <style:style style:name="co48" style:family="table-column">
      <style:table-column-properties fo:break-before="auto" style:column-width="2.318cm"/>
    </style:style>
    <style:style style:name="co49" style:family="table-column">
      <style:table-column-properties fo:break-before="auto" style:column-width="6.105cm"/>
    </style:style>
    <style:style style:name="co50" style:family="table-column">
      <style:table-column-properties fo:break-before="auto" style:column-width="3.272cm"/>
    </style:style>
    <style:style style:name="co51" style:family="table-column">
      <style:table-column-properties fo:break-before="auto" style:column-width="3.884cm"/>
    </style:style>
    <style:style style:name="co52" style:family="table-column">
      <style:table-column-properties fo:break-before="auto" style:column-width="4.092cm"/>
    </style:style>
    <style:style style:name="co53" style:family="table-column">
      <style:table-column-properties fo:break-before="auto" style:column-width="3.78cm"/>
    </style:style>
    <style:style style:name="co54" style:family="table-column">
      <style:table-column-properties fo:break-before="auto" style:column-width="4.336cm"/>
    </style:style>
    <style:style style:name="co55" style:family="table-column">
      <style:table-column-properties fo:break-before="auto" style:column-width="3.849cm"/>
    </style:style>
    <style:style style:name="co56" style:family="table-column">
      <style:table-column-properties fo:break-before="auto" style:column-width="3.191cm"/>
    </style:style>
    <style:style style:name="co57" style:family="table-column">
      <style:table-column-properties fo:break-before="auto" style:column-width="2.237cm"/>
    </style:style>
    <style:style style:name="co58" style:family="table-column">
      <style:table-column-properties fo:break-before="auto" style:column-width="7.408cm"/>
    </style:style>
    <style:style style:name="co59" style:family="table-column">
      <style:table-column-properties fo:break-before="auto" style:column-width="3.246cm"/>
    </style:style>
    <style:style style:name="co60" style:family="table-column">
      <style:table-column-properties fo:break-before="auto" style:column-width="1.499cm"/>
    </style:style>
    <style:style style:name="co61" style:family="table-column">
      <style:table-column-properties fo:break-before="auto" style:column-width="6.659cm"/>
    </style:style>
    <style:style style:name="co62" style:family="table-column">
      <style:table-column-properties fo:break-before="auto" style:column-width="6.824cm"/>
    </style:style>
    <style:style style:name="co63" style:family="table-column">
      <style:table-column-properties fo:break-before="auto" style:column-width="3.972cm"/>
    </style:style>
    <style:style style:name="co64" style:family="table-column">
      <style:table-column-properties fo:break-before="auto" style:column-width="3.27cm"/>
    </style:style>
    <style:style style:name="co65" style:family="table-column">
      <style:table-column-properties fo:break-before="auto" style:column-width="8.913cm"/>
    </style:style>
    <style:style style:name="co66" style:family="table-column">
      <style:table-column-properties fo:break-before="auto" style:column-width="3.949cm"/>
    </style:style>
    <style:style style:name="co67" style:family="table-column">
      <style:table-column-properties fo:break-before="auto" style:column-width="4.688cm"/>
    </style:style>
    <style:style style:name="co68" style:family="table-column">
      <style:table-column-properties fo:break-before="auto" style:column-width="6.405cm"/>
    </style:style>
    <style:style style:name="co69" style:family="table-column">
      <style:table-column-properties fo:break-before="auto" style:column-width="3.773cm"/>
    </style:style>
    <style:style style:name="co70" style:family="table-column">
      <style:table-column-properties fo:break-before="auto" style:column-width="3.023cm"/>
    </style:style>
    <style:style style:name="co71" style:family="table-column">
      <style:table-column-properties fo:break-before="auto" style:column-width="7.121cm"/>
    </style:style>
    <style:style style:name="co72" style:family="table-column">
      <style:table-column-properties fo:break-before="auto" style:column-width="8.643cm"/>
    </style:style>
    <style:style style:name="ro1" style:family="table-row">
      <style:table-row-properties style:row-height="0.369cm" fo:break-before="auto" style:use-optimal-row-height="true"/>
    </style:style>
    <style:style style:name="ro2" style:family="table-row">
      <style:table-row-properties style:row-height="0.788cm" fo:break-before="auto" style:use-optimal-row-height="true"/>
    </style:style>
    <style:style style:name="ro3" style:family="table-row">
      <style:table-row-properties style:row-height="1.894cm" fo:break-before="auto" style:use-optimal-row-height="true"/>
    </style:style>
    <style:style style:name="ro4" style:family="table-row">
      <style:table-row-properties style:row-height="0.453cm" fo:break-before="auto" style:use-optimal-row-height="true"/>
    </style:style>
    <style:style style:name="ro5" style:family="table-row">
      <style:table-row-properties style:row-height="0.538cm" fo:break-before="auto" style:use-optimal-row-height="true"/>
    </style:style>
    <style:style style:name="ro6" style:family="table-row">
      <style:table-row-properties style:row-height="1.157cm" fo:break-before="auto" style:use-optimal-row-height="true"/>
    </style:style>
    <style:style style:name="ro7" style:family="table-row">
      <style:table-row-properties style:row-height="1.526cm" fo:break-before="auto" style:use-optimal-row-height="true"/>
    </style:style>
    <style:style style:name="ro8" style:family="table-row">
      <style:table-row-properties style:row-height="2.658cm" fo:break-before="auto" style:use-optimal-row-height="false"/>
    </style:style>
    <style:style style:name="ro9" style:family="table-row">
      <style:table-row-properties style:row-height="1.605cm" fo:break-before="auto" style:use-optimal-row-height="false"/>
    </style:style>
    <style:style style:name="ro10" style:family="table-row">
      <style:table-row-properties style:row-height="1cm" fo:break-before="auto" style:use-optimal-row-height="false"/>
    </style:style>
    <style:style style:name="ro11" style:family="table-row">
      <style:table-row-properties style:row-height="0.55cm" fo:break-before="auto" style:use-optimal-row-height="false"/>
    </style:style>
    <style:style style:name="ro12" style:family="table-row">
      <style:table-row-properties style:row-height="1.503cm" fo:break-before="auto" style:use-optimal-row-height="false"/>
    </style:style>
    <style:style style:name="ro13" style:family="table-row">
      <style:table-row-properties style:row-height="0.473cm" fo:break-before="auto" style:use-optimal-row-height="true"/>
    </style:style>
    <style:style style:name="ro14" style:family="table-row">
      <style:table-row-properties style:row-height="0.42cm" fo:break-before="auto" style:use-optimal-row-height="true"/>
    </style:style>
    <style:style style:name="ro15" style:family="table-row">
      <style:table-row-properties style:row-height="3cm" fo:break-before="page" style:use-optimal-row-height="true"/>
    </style:style>
    <style:style style:name="ro16" style:family="table-row">
      <style:table-row-properties style:row-height="1.265cm" fo:break-before="auto" style:use-optimal-row-height="false"/>
    </style:style>
    <style:style style:name="ro17" style:family="table-row">
      <style:table-row-properties style:row-height="0.841cm" fo:break-before="auto" style:use-optimal-row-height="false"/>
    </style:style>
    <style:style style:name="ro18" style:family="table-row">
      <style:table-row-properties style:row-height="2.263cm" fo:break-before="auto" style:use-optimal-row-height="true"/>
    </style:style>
    <style:style style:name="ro19" style:family="table-row">
      <style:table-row-properties style:row-height="2.104cm" fo:break-before="auto" style:use-optimal-row-height="false"/>
    </style:style>
    <style:style style:name="ro20" style:family="table-row">
      <style:table-row-properties style:row-height="0.803cm" fo:break-before="page" style:use-optimal-row-height="false"/>
    </style:style>
    <style:style style:name="ro21" style:family="table-row">
      <style:table-row-properties style:row-height="1.939cm" fo:break-before="auto" style:use-optimal-row-height="false"/>
    </style:style>
    <style:style style:name="ro22" style:family="table-row">
      <style:table-row-properties style:row-height="0.609cm" fo:break-before="auto" style:use-optimal-row-height="false"/>
    </style:style>
    <style:style style:name="ro23" style:family="table-row">
      <style:table-row-properties style:row-height="0.894cm" fo:break-before="auto" style:use-optimal-row-height="true"/>
    </style:style>
    <style:style style:name="ro24" style:family="table-row">
      <style:table-row-properties style:row-height="1.316cm" fo:break-before="auto" style:use-optimal-row-height="true"/>
    </style:style>
    <style:style style:name="ro25" style:family="table-row">
      <style:table-row-properties style:row-height="1.184cm" fo:break-before="auto" style:use-optimal-row-height="false"/>
    </style:style>
    <style:style style:name="ro26" style:family="table-row">
      <style:table-row-properties style:row-height="1.111cm" fo:break-before="auto" style:use-optimal-row-height="false"/>
    </style:style>
    <style:style style:name="ro27" style:family="table-row">
      <style:table-row-properties style:row-height="1.685cm" fo:break-before="auto" style:use-optimal-row-height="true"/>
    </style:style>
    <style:style style:name="ro28" style:family="table-row">
      <style:table-row-properties style:row-height="0.526cm" fo:break-before="auto" style:use-optimal-row-height="false"/>
    </style:style>
    <style:style style:name="ro29" style:family="table-row">
      <style:table-row-properties style:row-height="1.737cm" fo:break-before="auto" style:use-optimal-row-height="true"/>
    </style:style>
    <style:style style:name="ro30" style:family="table-row">
      <style:table-row-properties style:row-height="3cm" fo:break-before="auto" style:use-optimal-row-height="true"/>
    </style:style>
    <style:style style:name="ro31" style:family="table-row">
      <style:table-row-properties style:row-height="4.263cm" fo:break-before="auto" style:use-optimal-row-height="true"/>
    </style:style>
    <style:style style:name="ro32" style:family="table-row">
      <style:table-row-properties style:row-height="2cm" fo:break-before="auto" style:use-optimal-row-height="false"/>
    </style:style>
    <style:style style:name="ro33" style:family="table-row">
      <style:table-row-properties style:row-height="1.974cm" fo:break-before="auto" style:use-optimal-row-height="false"/>
    </style:style>
    <style:style style:name="ro34" style:family="table-row">
      <style:table-row-properties style:row-height="1.711cm" fo:break-before="auto" style:use-optimal-row-height="false"/>
    </style:style>
    <style:style style:name="ro35" style:family="table-row">
      <style:table-row-properties style:row-height="1.632cm" fo:break-before="auto" style:use-optimal-row-height="true"/>
    </style:style>
    <style:style style:name="ro36" style:family="table-row">
      <style:table-row-properties style:row-height="2.157cm" fo:break-before="auto" style:use-optimal-row-height="true"/>
    </style:style>
    <style:style style:name="ro37" style:family="table-row">
      <style:table-row-properties style:row-height="0.45cm" fo:break-before="auto" style:use-optimal-row-height="false"/>
    </style:style>
    <style:style style:name="ro38" style:family="table-row">
      <style:table-row-properties style:row-height="2.117cm" fo:break-before="auto" style:use-optimal-row-height="false"/>
    </style:style>
    <style:style style:name="ro39" style:family="table-row">
      <style:table-row-properties style:row-height="0.847cm" fo:break-before="auto" style:use-optimal-row-height="false"/>
    </style:style>
    <style:style style:name="ro40" style:family="table-row">
      <style:table-row-properties style:row-height="0.815cm" fo:break-before="auto" style:use-optimal-row-height="false"/>
    </style:style>
    <style:style style:name="ro41" style:family="table-row">
      <style:table-row-properties style:row-height="0.563cm" fo:break-before="auto" style:use-optimal-row-height="false"/>
    </style:style>
    <style:style style:name="ro42" style:family="table-row">
      <style:table-row-properties style:row-height="0.559cm" fo:break-before="auto" style:use-optimal-row-height="false"/>
    </style:style>
    <style:style style:name="ro43" style:family="table-row">
      <style:table-row-properties style:row-height="0.85cm" fo:break-before="auto" style:use-optimal-row-height="false"/>
    </style:style>
    <style:style style:name="ro44" style:family="table-row">
      <style:table-row-properties style:row-height="0.986cm" fo:break-before="auto" style:use-optimal-row-height="false"/>
    </style:style>
    <style:style style:name="ro45" style:family="table-row">
      <style:table-row-properties style:row-height="0.423cm" fo:break-before="auto" style:use-optimal-row-height="false"/>
    </style:style>
    <style:style style:name="ro46" style:family="table-row">
      <style:table-row-properties style:row-height="0.847cm" fo:break-before="page" style:use-optimal-row-height="false"/>
    </style:style>
    <style:style style:name="ro47" style:family="table-row">
      <style:table-row-properties style:row-height="1.342cm" fo:break-before="auto" style:use-optimal-row-height="false"/>
    </style:style>
    <style:style style:name="ro48" style:family="table-row">
      <style:table-row-properties style:row-height="0.979cm" fo:break-before="auto" style:use-optimal-row-height="false"/>
    </style:style>
    <style:style style:name="ro49" style:family="table-row">
      <style:table-row-properties style:row-height="0.661cm" fo:break-before="auto" style:use-optimal-row-height="false"/>
    </style:style>
    <style:style style:name="ro50" style:family="table-row">
      <style:table-row-properties style:row-height="0.503cm" fo:break-before="auto" style:use-optimal-row-height="false"/>
    </style:style>
    <style:style style:name="ro51" style:family="table-row">
      <style:table-row-properties style:row-height="0.397cm" fo:break-before="auto" style:use-optimal-row-height="false"/>
    </style:style>
    <style:style style:name="ro52" style:family="table-row">
      <style:table-row-properties style:row-height="1.138cm" fo:break-before="auto" style:use-optimal-row-height="false"/>
    </style:style>
    <style:style style:name="ro53" style:family="table-row">
      <style:table-row-properties style:row-height="1.191cm" fo:break-before="auto" style:use-optimal-row-height="false"/>
    </style:style>
    <style:style style:name="ro54" style:family="table-row">
      <style:table-row-properties style:row-height="3.184cm" fo:break-before="auto" style:use-optimal-row-height="false"/>
    </style:style>
    <style:style style:name="ro55" style:family="table-row">
      <style:table-row-properties style:row-height="0.631cm" fo:break-before="auto" style:use-optimal-row-height="false"/>
    </style:style>
    <style:style style:name="ro56" style:family="table-row">
      <style:table-row-properties style:row-height="0.473cm" fo:break-before="auto" style:use-optimal-row-height="false"/>
    </style:style>
    <style:style style:name="ro57" style:family="table-row">
      <style:table-row-properties style:row-height="1.263cm" fo:break-before="auto" style:use-optimal-row-height="false"/>
    </style:style>
    <style:style style:name="ro58" style:family="table-row">
      <style:table-row-properties style:row-height="0.688cm" fo:break-before="auto" style:use-optimal-row-height="false"/>
    </style:style>
    <style:style style:name="ro59" style:family="table-row">
      <style:table-row-properties style:row-height="0.623cm" fo:break-before="auto" style:use-optimal-row-height="true"/>
    </style:style>
    <style:style style:name="ro60" style:family="table-row">
      <style:table-row-properties style:row-height="0.953cm" fo:break-before="auto" style:use-optimal-row-height="false"/>
    </style:style>
    <style:style style:name="ro61" style:family="table-row">
      <style:table-row-properties style:row-height="1.085cm" fo:break-before="auto" style:use-optimal-row-height="false"/>
    </style:style>
    <style:style style:name="ta1" style:family="table" style:master-page-name="Default">
      <style:table-properties table:display="true" style:writing-mode="lr-tb"/>
    </style:style>
    <style:style style:name="ta2" style:family="table" style:master-page-name="PageStyle_5f_ParameterLis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4">
      <number:number number:decimal-places="2" number:min-integer-digits="1" number:grouping="true"/>
    </number:number-style>
    <number:percentage-style style:name="N10">
      <number:number number:decimal-places="0" number:min-integer-digits="1"/>
      <number:text>%</number:text>
    </number:percentage-style>
    <number:time-style style:name="N40">
      <number:hours number:style="long"/>
      <number:text>:</number:text>
      <number:minutes number:style="long"/>
    </number:time-style>
    <number:text-style style:name="N100">
      <number:text-content/>
    </number:text-style>
    <style:style style:name="ce1" style:family="table-cell" style:parent-style-name="Default">
      <style:text-properties fo:font-size="8pt" fo:font-weight="bold" style:font-size-asian="8pt" style:font-weight-asian="bold" style:font-size-complex="8pt" style:font-weight-complex="bold"/>
    </style:style>
    <style:style style:name="ce2" style:family="table-cell" style:parent-style-name="Default">
      <style:text-properties fo:font-size="8pt" style:font-size-asian="8pt" style:font-size-complex="8pt"/>
    </style:style>
    <style:style style:name="ce3" style:family="table-cell" style:parent-style-name="Default">
      <style:table-cell-properties fo:border="0.002cm solid #000000"/>
      <style:text-properties fo:font-size="8pt" style:font-size-asian="8pt" style:font-size-complex="8pt"/>
    </style:style>
    <style:style style:name="ce4" style:family="table-cell" style:parent-style-name="Default">
      <style:table-cell-properties style:text-align-source="fix" style:repeat-content="false" fo:border="0.002cm solid #000000"/>
      <style:paragraph-properties fo:text-align="center" fo:margin-left="0cm"/>
      <style:text-properties fo:font-size="8pt" style:font-size-asian="8pt" style:font-size-complex="8pt"/>
    </style:style>
    <style:style style:name="ce5" style:family="table-cell" style:parent-style-name="Default">
      <style:text-properties fo:font-size="8pt" fo:font-style="italic" style:font-size-asian="8pt" style:font-style-asian="italic" style:font-size-complex="8pt" style:font-style-complex="italic"/>
    </style:style>
    <style:style style:name="ce6" style:family="table-cell" style:parent-style-name="Default">
      <style:table-cell-properties fo:background-color="transparent" fo:border="0.002cm solid #000000"/>
      <style:text-properties fo:font-size="8pt" style:font-size-asian="8pt" style:font-size-complex="8pt"/>
    </style:style>
    <style:style style:name="ce7" style:family="table-cell" style:parent-style-name="Default">
      <style:table-cell-properties fo:background-color="#e6e6ff"/>
    </style:style>
    <style:style style:name="ce8" style:family="table-cell" style:parent-style-name="Default">
      <style:table-cell-properties fo:background-color="#e6e6ff"/>
      <style:text-properties fo:font-size="12pt" fo:font-weight="bold" style:font-size-asian="12pt" style:font-weight-asian="bold" style:font-size-complex="12pt" style:font-weight-complex="bold"/>
    </style:style>
    <style:style style:name="ce9" style:family="table-cell" style:parent-style-name="Default">
      <style:table-cell-properties fo:border="0.002cm solid #000000" style:vertical-align="middle"/>
      <style:text-properties fo:font-size="8pt" style:font-size-asian="8pt" style:font-size-complex="8pt"/>
    </style:style>
    <style:style style:name="ce10" style:family="table-cell" style:parent-style-name="Default">
      <style:table-cell-properties style:text-align-source="fix" style:repeat-content="false" fo:border="0.002cm solid #000000" style:vertical-align="middle"/>
      <style:paragraph-properties fo:text-align="center" fo:margin-left="0cm"/>
      <style:text-properties fo:font-size="8pt" style:font-size-asian="8pt" style:font-size-complex="8pt"/>
    </style:style>
    <style:style style:name="ce11" style:family="table-cell" style:parent-style-name="Default">
      <style:table-cell-properties style:vertical-align="middle"/>
      <style:text-properties fo:font-size="8pt" style:font-size-asian="8pt" style:font-size-complex="8pt"/>
    </style:style>
    <style:style style:name="ce12" style:family="table-cell" style:parent-style-name="Default">
      <style:table-cell-properties style:vertical-align="middle"/>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fo:wrap-option="wrap" fo:border="0.002cm solid #000000" style:vertical-align="middle"/>
      <style:paragraph-properties fo:text-align="center" fo:margin-left="0cm"/>
      <style:text-properties fo:font-size="8pt" style:font-size-asian="8pt" style:font-size-complex="8pt"/>
    </style:style>
    <style:style style:name="ce14" style:family="table-cell" style:parent-style-name="Default">
      <style:table-cell-properties fo:background-color="#e6e6ff"/>
      <style:text-properties fo:font-size="12pt" style:font-size-asian="12pt" style:font-size-complex="12pt"/>
    </style:style>
    <style:style style:name="ce15" style:family="table-cell" style:parent-style-name="Default">
      <style:table-cell-properties fo:border="0.002cm solid #000000"/>
      <style:text-properties fo:font-size="8pt" fo:font-style="italic" style:font-size-asian="8pt" style:font-style-asian="italic" style:font-size-complex="8pt" style:font-style-complex="italic"/>
    </style:style>
    <style:style style:name="ce16" style:family="table-cell" style:parent-style-name="Default">
      <style:table-cell-properties fo:wrap-option="wrap" fo:border="0.002cm solid #000000"/>
      <style:text-properties fo:font-size="8pt" fo:font-style="italic" style:font-size-asian="8pt" style:font-style-asian="italic" style:font-size-complex="8pt" style:font-style-complex="italic"/>
    </style:style>
    <style:style style:name="ce17" style:family="table-cell" style:parent-style-name="Default">
      <style:table-cell-properties style:text-align-source="fix" style:repeat-content="false" fo:border="0.002cm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18" style:family="table-cell" style:parent-style-name="Default">
      <style:table-cell-properties style:text-align-source="fix" style:repeat-content="false" fo:wrap-option="wrap" fo:border="0.002cm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19" style:family="table-cell" style:parent-style-name="Default">
      <style:table-cell-properties fo:wrap-option="wrap" fo:border="0.002cm solid #000000" style:vertical-align="middle"/>
      <style:text-properties fo:font-size="8pt" style:font-size-asian="8pt" style:font-size-complex="8pt"/>
    </style:style>
    <style:style style:name="ce20" style:family="table-cell" style:parent-style-name="Default">
      <style:table-cell-properties style:text-align-source="fix" style:repeat-content="false"/>
      <style:paragraph-properties fo:text-align="center" fo:margin-left="0cm"/>
      <style:text-properties fo:font-size="8pt" style:font-size-asian="8pt" style:font-size-complex="8pt"/>
    </style:style>
    <style:style style:name="ce21" style:family="table-cell" style:parent-style-name="Default">
      <style:table-cell-properties fo:wrap-option="wrap"/>
      <style:text-properties fo:font-size="8pt" style:font-size-asian="8pt" style:font-size-complex="8pt"/>
    </style:style>
    <style:style style:name="ce22" style:family="table-cell" style:parent-style-name="Default">
      <style:table-cell-properties fo:background-color="#e6e6ff" fo:wrap-option="wrap" style:vertical-align="middle"/>
      <style:text-properties fo:font-size="12pt" style:font-size-asian="12pt" style:font-size-complex="12pt"/>
    </style:style>
    <style:style style:name="ce23" style:family="table-cell" style:parent-style-name="Default">
      <style:table-cell-properties fo:wrap-option="wrap" style:vertical-align="middle"/>
      <style:text-properties fo:font-size="8pt" style:font-size-asian="8pt" style:font-size-complex="8pt"/>
    </style:style>
    <style:style style:name="ce24" style:family="table-cell" style:parent-style-name="Default">
      <style:table-cell-properties fo:background-color="#ff0000" fo:wrap-option="wrap" fo:border="0.002cm solid #000000" style:vertical-align="middle"/>
      <style:text-properties fo:font-size="8pt" style:font-size-asian="8pt" style:font-size-complex="8pt"/>
    </style:style>
    <style:style style:name="ce25" style:family="table-cell" style:parent-style-name="Default">
      <style:table-cell-properties fo:background-color="#ffff00" fo:wrap-option="wrap" fo:border="0.002cm solid #000000" style:vertical-align="middle"/>
      <style:text-properties fo:font-size="8pt" style:font-size-asian="8pt" style:font-size-complex="8pt"/>
    </style:style>
    <style:style style:name="ce26" style:family="table-cell" style:parent-style-name="Default">
      <style:table-cell-properties fo:background-color="#ff0000" fo:wrap-option="wrap" fo:border="0.002cm solid #000000" style:vertical-align="middle"/>
      <style:text-properties style:use-window-font-color="true" fo:font-size="8pt" style:font-size-asian="8pt" style:font-size-complex="8pt"/>
    </style:style>
    <style:style style:name="ce27" style:family="table-cell" style:parent-style-name="Default">
      <style:table-cell-properties fo:background-color="transparent" fo:wrap-option="wrap" fo:border="0.002cm solid #000000" style:vertical-align="middle"/>
      <style:text-properties fo:font-size="8pt" style:font-size-asian="8pt" style:font-size-complex="8pt"/>
    </style:style>
    <style:style style:name="ce28" style:family="table-cell" style:parent-style-name="Default">
      <style:text-properties fo:font-size="12pt" style:font-size-asian="12pt" style:font-size-complex="12pt"/>
    </style:style>
    <style:style style:name="ce29" style:family="table-cell" style:parent-style-name="Default">
      <style:table-cell-properties style:vertical-align="middle"/>
    </style:style>
    <style:style style:name="ce30" style:family="table-cell" style:parent-style-name="Default">
      <style:table-cell-properties fo:background-color="#ffff00" style:vertical-align="middle"/>
      <style:text-properties fo:font-size="8pt" style:font-size-asian="8pt" style:font-size-complex="8pt"/>
    </style:style>
    <style:style style:name="ce31" style:family="table-cell" style:parent-style-name="Default">
      <style:table-cell-properties fo:background-color="#ffff00" style:vertical-align="middle"/>
    </style:style>
    <style:style style:name="ce32" style:family="table-cell" style:parent-style-name="Default">
      <style:table-cell-properties fo:background-color="#e6e6ff" style:vertical-align="middle"/>
    </style:style>
    <style:style style:name="ce33" style:family="table-cell" style:parent-style-name="Default">
      <style:table-cell-properties fo:background-color="#e6e6ff" style:vertical-align="middle"/>
      <style:text-properties fo:font-size="8pt" style:font-size-asian="8pt" style:font-size-complex="8pt"/>
    </style:style>
    <style:style style:name="ce34" style:family="table-cell" style:parent-style-name="Default">
      <style:table-cell-properties fo:background-color="#c0c0c0" style:diagonal-bl-tr="none" style:diagonal-tl-br="none" fo:border="0.002cm solid #000000"/>
      <style:text-properties style:use-window-font-color="true" style:text-outline="false" style:text-line-through-style="none" style:font-name="Arial2" fo:font-size="20pt" fo:font-style="normal" fo:text-shadow="none" style:text-underline-style="none" fo:font-weight="bold" style:font-size-asian="20pt" style:font-style-asian="normal" style:font-weight-asian="bold" style:font-name-complex="Arial2" style:font-size-complex="20pt" style:font-style-complex="normal" style:font-weight-complex="bold"/>
    </style:style>
    <style:style style:name="ce35" style:family="table-cell" style:parent-style-name="Default">
      <style:table-cell-properties fo:border-bottom="none" fo:background-color="#00ffff" fo:border-left="0.002cm solid #000000" fo:border-right="none" fo:border-top="0.002cm solid #000000"/>
      <style:text-properties fo:font-weight="bold"/>
    </style:style>
    <style:style style:name="ce36" style:family="table-cell" style:parent-style-name="Default">
      <style:table-cell-properties fo:border-bottom="0.002cm solid #000000" fo:background-color="#e6e6e6" style:diagonal-bl-tr="none" style:diagonal-tl-br="none" style:text-align-source="fix" style:repeat-content="false" fo:border-left="0.002cm solid #000000" fo:border-right="none" fo:border-top="none" style:vertical-align="middle"/>
      <style:paragraph-properties fo:text-align="start"/>
      <style:text-properties fo:color="#808080" style:text-outline="false" style:text-line-through-style="none" style:font-name="Arial2" fo:font-size="10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37" style:family="table-cell" style:parent-style-name="Default">
      <style:table-cell-properties fo:border-bottom="0.002cm solid #000000" style:diagonal-bl-tr="none" style:diagonal-tl-br="none" style:text-align-source="fix" style:repeat-content="false" fo:background-color="transparent" fo:border-left="0.002cm solid #000000" fo:border-right="none" fo:border-top="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38" style:family="table-cell" style:parent-style-name="Default">
      <style:table-cell-properties fo:background-color="#ff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39" style:family="table-cell" style:parent-style-name="Default">
      <style:table-cell-properties fo:border-bottom="0.002cm solid #000000" fo:background-color="#cccccc" style:diagonal-bl-tr="none" style:diagonal-tl-br="none" style:text-align-source="fix" style:repeat-content="false" fo:border-left="0.002cm solid #000000" fo:border-right="none" fo:border-top="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 style:family="table-cell" style:parent-style-name="Default">
      <style:table-cell-properties fo:background-color="#ffff00" style:diagonal-bl-tr="none" style:diagonal-tl-br="none" fo:border="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1" style:family="table-cell" style:parent-style-name="Default">
      <style:table-cell-properties fo:background-color="#ffffff" style:diagonal-bl-tr="none" style:diagonal-tl-br="none" style:text-align-source="fix" style:repeat-content="false" fo:border="none"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3"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4"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7"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8"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1"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glyph-orientation-vertical="0" fo:background-color="#ffff0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 style:family="table-cell" style:parent-style-name="Default">
      <style:table-cell-properties style:glyph-orientation-vertical="0" fo:background-color="#ffff0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7" style:family="table-cell" style:parent-style-name="Default">
      <style:table-cell-properties fo:background-color="#ffff00" style:diagonal-bl-tr="none" style:diagonal-tl-br="none"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8"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9"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60"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61" style:family="table-cell" style:parent-style-name="Default">
      <style:table-cell-properties style:diagonal-bl-tr="none" style:diagonal-tl-br="none" fo:background-color="transparent"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2" style:family="table-cell" style:parent-style-name="Default">
      <style:table-cell-properties style:glyph-orientation-vertical="0" fo:background-color="#ffff0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3"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4"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5"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center" fo:margin-left="0cm"/>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6" style:family="table-cell" style:parent-style-name="Default">
      <style:table-cell-properties fo:background-color="#ffffff"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7"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8"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9"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70"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1"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2"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3" style:family="table-cell" style:parent-style-name="Default">
      <style:table-cell-properties style:glyph-orientation-vertical="0" fo:background-color="#e6e6ff"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8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4"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75" style:family="table-cell" style:parent-style-name="Default">
      <style:table-cell-properties style:glyph-orientation-vertical="0" fo:background-color="#e6e6ff"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fo:color="#80008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76"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7" style:family="table-cell" style:parent-style-name="Default">
      <style:table-cell-properties fo:background-color="#c0c0c0" style:diagonal-bl-tr="none" style:diagonal-tl-br="none" fo:border="0.002cm solid #000000"/>
    </style:style>
    <style:style style:name="ce78" style:family="table-cell" style:parent-style-name="Default">
      <style:table-cell-properties fo:border-bottom="none" fo:background-color="#00ffff" fo:border-left="none" fo:border-right="none" fo:border-top="0.002cm solid #000000"/>
      <style:text-properties fo:font-weight="bold"/>
    </style:style>
    <style:style style:name="ce79" style:family="table-cell" style:parent-style-name="Default">
      <style:table-cell-properties fo:border-bottom="0.002cm solid #000000" fo:background-color="#e6e6e6" style:diagonal-bl-tr="none" style:diagonal-tl-br="none" fo:border-left="none" fo:border-right="none" fo:border-top="none"/>
      <style:text-properties fo:color="#808080" style:text-outline="false" style:text-line-through-style="none" style:font-name="Arial2" fo:font-size="10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80" style:family="table-cell" style:parent-style-name="Default">
      <style:table-cell-properties fo:border-bottom="0.002cm solid #000000" style:diagonal-bl-tr="none" style:diagonal-tl-br="none" style:text-align-source="fix" style:repeat-content="false" fo:background-color="transparent" fo:wrap-option="wrap" fo:border-left="none" fo:border-right="none" fo:border-top="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1" style:family="table-cell" style:parent-style-name="Default">
      <style:table-cell-properties fo:border-bottom="0.002cm solid #000000" fo:background-color="#ffffff" style:diagonal-bl-tr="none" style:diagonal-tl-br="none" style:text-align-source="fix" style:repeat-content="false" fo:wrap-option="no-wrap" fo:border-left="none" fo:border-right="none" fo:border-top="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2" style:family="table-cell" style:parent-style-name="Default">
      <style:table-cell-properties fo:background-color="#ffff00"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3" style:family="table-cell" style:parent-style-name="Default">
      <style:table-cell-properties fo:background-color="#ffffff" style:diagonal-bl-tr="none" style:diagonal-tl-br="none" style:text-align-source="fix" style:repeat-content="false" fo:wrap-option="no-wrap" fo:border="none" style:vertical-align="middle"/>
      <style:paragraph-properties fo:text-align="star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4"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5"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fo:color="#80808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6"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7" style:family="table-cell" style:parent-style-name="Default">
      <style:table-cell-properties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8"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9" style:family="table-cell" style:parent-style-name="Default">
      <style:table-cell-properties fo:background-color="#00ffff" style:diagonal-bl-tr="none" style:diagonal-tl-br="none"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0" style:family="table-cell" style:parent-style-name="Default">
      <style:table-cell-properties style:glyph-orientation-vertical="0" fo:background-color="#00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1"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2" style:family="table-cell" style:parent-style-name="Default">
      <style:table-cell-properties style:diagonal-bl-tr="none" style:diagonal-tl-br="none" fo:background-color="transparent" fo:border="none"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4" style:family="table-cell" style:parent-style-name="Default">
      <style:table-cell-properties style:glyph-orientation-vertical="0" fo:background-color="#ffff00"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5" style:family="table-cell" style:parent-style-name="Default">
      <style:table-cell-properties fo:background-color="#ffffff" style:diagonal-bl-tr="none" style:diagonal-tl-br="none" fo:border="none"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6" style:family="table-cell" style:parent-style-name="Default">
      <style:table-cell-properties fo:background-color="#e6e6e6" style:diagonal-bl-tr="none" style:diagonal-tl-br="none" fo:border="0.002cm solid #000000" style:vertical-align="middle"/>
      <style:text-properties fo:color="#80808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7" style:family="table-cell" style:parent-style-name="Default">
      <style:table-cell-properties style:glyph-orientation-vertical="0" fo:background-color="#ffff0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8"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9"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0" style:family="table-cell" style:parent-style-name="Default">
      <style:table-cell-properties style:glyph-orientation-vertical="0" fo:background-color="#ffff0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1"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2"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3" style:family="table-cell" style:parent-style-name="Default">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fo:color="#80808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4" style:family="table-cell" style:parent-style-name="Default">
      <style:table-cell-properties style:diagonal-bl-tr="none" style:diagonal-tl-br="none" fo:border="none"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5"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06" style:family="table-cell" style:parent-style-name="Default">
      <style:table-cell-properties fo:background-color="#ffff00" style:diagonal-bl-tr="none" style:diagonal-tl-br="none" fo:border="0.002cm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7" style:family="table-cell" style:parent-style-name="Standard_5f_Tabelle1_20_29"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9"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0" style:family="table-cell" style:parent-style-name="Default">
      <style:table-cell-properties style:diagonal-bl-tr="none" style:diagonal-tl-br="none" fo:border="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1" style:family="table-cell" style:parent-style-name="Default">
      <style:table-cell-properties fo:background-color="#00ffff" style:diagonal-bl-tr="none" style:diagonal-tl-br="none" fo:border="0.002cm solid #000000" style:vertical-align="middl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12" style:family="table-cell" style:parent-style-name="Default">
      <style:table-cell-properties style:diagonal-bl-tr="none" style:diagonal-tl-br="none" fo:background-color="transparent"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3" style:family="table-cell" style:parent-style-name="Default">
      <style:table-cell-properties fo:background-color="#ffffff" style:diagonal-bl-tr="none" style:diagonal-tl-br="none" fo:border="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4"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5"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6" style:family="table-cell" style:parent-style-name="Default">
      <style:table-cell-properties fo:background-color="#00ffff" style:diagonal-bl-tr="none" style:diagonal-tl-br="none"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117" style:family="table-cell" style:parent-style-name="Default">
      <style:table-cell-properties fo:background-color="#ffffff"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118" style:family="table-cell" style:parent-style-name="Default">
      <style:table-cell-properties fo:background-color="#ffffff" style:diagonal-bl-tr="none" style:diagonal-tl-br="none" fo:border="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119" style:family="table-cell" style:parent-style-name="Default">
      <style:table-cell-properties fo:background-color="#e6e6ff"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0"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21" style:family="table-cell" style:parent-style-name="Default">
      <style:table-cell-properties style:diagonal-bl-tr="none" style:diagonal-tl-br="none" fo:background-color="transparent" fo:border="0.002cm solid #000000" style:vertical-align="middl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22"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23" style:family="table-cell" style:parent-style-name="Default">
      <style:table-cell-properties fo:background-color="#e6e6ff" style:diagonal-bl-tr="none" style:diagonal-tl-br="none" fo:border="none"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24"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5" style:family="table-cell" style:parent-style-name="Default">
      <style:table-cell-properties fo:border="0.002cm solid #000000" style:vertical-align="middle"/>
      <style:text-properties fo:font-size="8pt" fo:font-style="italic" style:font-size-asian="8pt" style:font-style-asian="italic" style:font-size-complex="8pt" style:font-style-complex="italic"/>
    </style:style>
    <style:style style:name="ce126" style:family="table-cell" style:parent-style-name="Default">
      <style:table-cell-properties fo:background-color="#cccccc" style:diagonal-bl-tr="none" style:diagonal-tl-br="none" fo:border="0.002cm solid #000000"/>
    </style:style>
    <style:style style:name="ce127" style:family="table-cell" style:parent-style-name="Default">
      <style:table-cell-properties fo:border-bottom="none" fo:background-color="#00ffff" fo:border-left="none" fo:border-right="0.002cm solid #000000" fo:border-top="0.002cm solid #000000"/>
      <style:text-properties fo:font-weight="bold"/>
    </style:style>
    <style:style style:name="ce128" style:family="table-cell" style:parent-style-name="Default">
      <style:table-cell-properties fo:border-bottom="0.002cm solid #000000" fo:background-color="#e6e6e6" style:diagonal-bl-tr="none" style:diagonal-tl-br="none" fo:border-left="none" fo:border-right="0.002cm solid #000000" fo:border-top="none"/>
      <style:text-properties fo:color="#808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9" style:family="table-cell" style:parent-style-name="Default">
      <style:table-cell-properties fo:border-bottom="0.002cm solid #000000" fo:background-color="transparent" fo:border-left="none" fo:border-right="0.002cm solid #000000" fo:border-top="0.002cm solid #000000"/>
      <style:text-properties fo:font-weight="bold"/>
    </style:style>
    <style:style style:name="ce130" style:family="table-cell" style:parent-style-name="Default">
      <style:table-cell-properties fo:border-bottom="0.002cm solid #000000" fo:background-color="#ffffff" fo:border-left="none" fo:border-right="0.002cm solid #000000" fo:border-top="0.002cm solid #000000"/>
    </style:style>
    <style:style style:name="ce131" style:family="table-cell" style:parent-style-name="Default">
      <style:table-cell-properties fo:background-color="#ffff00" style:diagonal-bl-tr="none" style:diagonal-tl-br="none" style:text-align-source="fix" style:repeat-content="false" fo:border="none"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2" style:family="table-cell" style:parent-style-name="Default">
      <style:table-cell-properties fo:background-color="#ffffff" fo:border="none"/>
    </style:style>
    <style:style style:name="ce133"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34"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35"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fo:color="#80808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6" style:family="table-cell" style:parent-style-name="Default">
      <style:table-cell-properties fo:background-color="#ffff00" fo:border="0.002cm solid #000000" style:vertical-align="middle"/>
      <style:text-properties fo:font-size="8pt" style:font-size-asian="8pt" style:font-size-complex="8pt"/>
    </style:style>
    <style:style style:name="ce137" style:family="table-cell" style:parent-style-name="Default">
      <style:table-cell-properties fo:background-color="#ffffff" style:diagonal-bl-tr="none" style:diagonal-tl-br="none"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8"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9" style:family="table-cell" style:parent-style-name="Standard_5f_Tabelle1"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0" style:family="table-cell" style:parent-style-name="Standard_5f_Tabelle1_20_1"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1" style:family="table-cell" style:parent-style-name="Default">
      <style:table-cell-properties style:glyph-orientation-vertical="0" fo:background-color="#00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42" style:family="table-cell" style:parent-style-name="Standard_5f_Tabelle1_20_2"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3" style:family="table-cell" style:parent-style-name="Default">
      <style:table-cell-properties fo:background-color="#00ffff" style:diagonal-bl-tr="none" style:diagonal-tl-br="none" fo:border="0.002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44" style:family="table-cell" style:parent-style-name="Standard_5f_Tabelle1_20_4"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5"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fo:font-size="8pt" style:font-size-asian="8pt" style:font-size-complex="8pt"/>
    </style:style>
    <style:style style:name="ce146"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fo:font-size="8pt" style:font-size-asian="8pt" style:font-size-complex="8pt"/>
    </style:style>
    <style:style style:name="ce147" style:family="table-cell" style:parent-style-name="Standard_5f_Tabelle1_20_5" style:data-style-name="N100">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8"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1" fo:font-size="9pt" fo:font-style="italic"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49" style:family="table-cell" style:parent-style-name="Standard_5f_Tabelle1_20_6"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0" style:family="table-cell" style:parent-style-name="Standard_5f_Tabelle1_20_7"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1" style:family="table-cell" style:parent-style-name="Standard_5f_Tabelle1_20_8"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2" style:family="table-cell" style:parent-style-name="Standard_5f_Tabelle1_20_9" style:data-style-name="N100">
      <style:table-cell-properties style:glyph-orientation-vertical="0"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3" style:family="table-cell" style:parent-style-name="Default">
      <style:table-cell-properties fo:background-color="#ffffff" style:diagonal-bl-tr="none" style:diagonal-tl-br="none" fo:border="none" style:vertical-align="middl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54" style:family="table-cell" style:parent-style-name="Default">
      <style:table-cell-properties fo:background-color="#00ffff" style:diagonal-bl-tr="none" style:diagonal-tl-br="none" fo:border="0.002cm solid #000000" style:vertical-align="middl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55" style:family="table-cell" style:parent-style-name="Standard_5f_Tabelle1_20_10"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6" style:family="table-cell" style:parent-style-name="Default">
      <style:table-cell-properties fo:background-color="#e6e6e6" style:diagonal-bl-tr="none" style:diagonal-tl-br="none" fo:border="0.002cm solid #000000" style:vertical-align="middle"/>
      <style:text-properties fo:color="#808080"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57" style:family="table-cell" style:parent-style-name="Default">
      <style:table-cell-properties fo:background-color="#ffff00" style:diagonal-bl-tr="none" style:diagonal-tl-br="none" style:text-align-source="fix" style:repeat-content="false" fo:wrap-option="wrap" fo:border="0.002cm solid #000000" style:vertical-align="middle"/>
      <style:paragraph-properties fo:text-align="start" fo:margin-left="0cm"/>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8" style:family="table-cell" style:parent-style-name="Standard_5f_Tabelle1_20_11" style:data-style-name="N100">
      <style:table-cell-properties style:glyph-orientation-vertical="0"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9" style:family="table-cell" style:parent-style-name="Standard_5f_Tabelle1_20_11"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0" style:family="table-cell" style:parent-style-name="Standard_5f_Tabelle1_20_12"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1" style:family="table-cell" style:parent-style-name="Standard_5f_Tabelle1_20_13"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2" style:family="table-cell" style:parent-style-name="Standard_5f_Tabelle1_20_14"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3" style:family="table-cell" style:parent-style-name="Standard_5f_Tabelle1_20_15"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4" style:family="table-cell" style:parent-style-name="Default">
      <style:table-cell-properties style:glyph-orientation-vertical="0" fo:background-color="#ffffff"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65" style:family="table-cell" style:parent-style-name="Standard_5f_Tabelle1_20_17"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6" style:family="table-cell" style:parent-style-name="Standard_5f_Tabelle1_20_18"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7" style:family="table-cell" style:parent-style-name="Default">
      <style:table-cell-properties style:glyph-orientation-vertical="0" fo:background-color="#e6e6e6"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fo:color="#808080" fo:font-size="8pt" style:font-size-asian="8pt" style:font-size-complex="8pt"/>
    </style:style>
    <style:style style:name="ce168" style:family="table-cell" style:parent-style-name="Standard_5f_Tabelle1_20_19"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9" style:family="table-cell" style:parent-style-name="Standard_5f_Tabelle1_20_20" style:data-style-name="N100">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0" style:family="table-cell" style:parent-style-name="Standard_5f_Tabelle1_20_20" style:data-style-name="N100">
      <style:table-cell-properties style:glyph-orientation-vertical="0"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1" style:family="table-cell" style:parent-style-name="Default">
      <style:table-cell-properties style:glyph-orientation-vertical="0" fo:background-color="#ffff00"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2"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73"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74" style:family="table-cell" style:parent-style-name="Standard_5f_Tabelle1_20_21"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5" style:family="table-cell" style:parent-style-name="Default">
      <style:table-cell-properties fo:background-color="#e6e6e6" style:diagonal-bl-tr="none" style:diagonal-tl-br="none" fo:border="0.002cm solid #000000" style:vertical-align="middle"/>
      <style:text-properties fo:color="#80808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6" style:family="table-cell" style:parent-style-name="Standard_5f_Tabelle1_20_22"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7" style:family="table-cell" style:parent-style-name="Standard_5f_Tabelle1_20_23"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8" style:family="table-cell" style:parent-style-name="Standard_5f_Tabelle1_20_24"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9" style:family="table-cell" style:parent-style-name="Standard_5f_Tabelle1_20_25"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0" style:family="table-cell" style:parent-style-name="Default">
      <style:table-cell-properties fo:background-color="transparent" style:vertical-align="middle"/>
      <style:text-properties style:use-window-font-color="true" style:text-outline="false" style:text-line-through-style="none" fo:font-size="8pt" fo:language="es" fo:country="ES" fo:font-style="normal" fo:text-shadow="none" style:text-underline-style="none" fo:font-weight="normal" style:text-underline-mode="continuous" style:text-line-through-mode="continuous" style:font-name-asian="Arial Unicode MS1" style:font-size-asian="8pt" style:language-asian="zxx" style:country-asian="none" style:font-style-asian="normal" style:font-weight-asian="normal" style:font-size-complex="8pt" style:language-complex="en" style:country-complex="US" style:font-style-complex="normal" style:font-weight-complex="normal" style:text-emphasize="none" style:font-relief="none"/>
    </style:style>
    <style:style style:name="ce181" style:family="table-cell" style:parent-style-name="Default">
      <style:table-cell-properties fo:background-color="transparent" fo:border="0.002cm solid #000000" style:vertical-align="middle"/>
      <style:text-properties style:use-window-font-color="true" style:text-outline="false" style:text-line-through-style="none" fo:font-size="8pt" fo:language="es" fo:country="ES" fo:font-style="normal" fo:text-shadow="none" style:text-underline-style="none" fo:font-weight="normal" style:text-underline-mode="continuous" style:text-line-through-mode="continuous" style:font-name-asian="Arial Unicode MS1" style:font-size-asian="8pt" style:language-asian="zxx" style:country-asian="none" style:font-style-asian="normal" style:font-weight-asian="normal" style:font-size-complex="8pt" style:language-complex="en" style:country-complex="US" style:font-style-complex="normal" style:font-weight-complex="normal" style:text-emphasize="none" style:font-relief="none"/>
    </style:style>
    <style:style style:name="ce182"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83" style:family="table-cell" style:parent-style-name="Default">
      <style:table-cell-properties style:glyph-orientation-vertical="0" fo:background-color="#e6e6e6"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fo:color="#80808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4" style:family="table-cell" style:parent-style-name="Default">
      <style:table-cell-properties fo:background-color="#ffffff" style:diagonal-bl-tr="none" style:diagonal-tl-br="none" fo:border="0.002cm solid #000000" style:vertical-align="middl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5" style:family="table-cell" style:parent-style-name="Default">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6" style:family="table-cell" style:parent-style-name="Default">
      <style:table-cell-properties fo:background-color="#ffff00" style:diagonal-bl-tr="none" style:diagonal-tl-br="none" fo:border="0.002cm solid #0000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7"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8"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1" fo:font-size="8pt" fo:font-style="italic"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89" style:family="table-cell" style:parent-style-name="Standard_5f_Tabelle1_20_31" style:data-style-name="N100">
      <style:table-cell-properties style:glyph-orientation-vertical="0"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0" style:family="table-cell" style:parent-style-name="Standard_5f_Tabelle1_20_31"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1" style:family="table-cell" style:parent-style-name="Standard_5f_Tabelle1_20_32"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2" style:family="table-cell" style:parent-style-name="Standard_5f_Tabelle1_20_33"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3"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style>
    <style:style style:name="ce194" style:family="table-cell" style:parent-style-name="Default">
      <style:table-cell-properties fo:background-color="#ffffff" style:diagonal-bl-tr="none" style:diagonal-tl-br="none" fo:border="0.002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5" style:family="table-cell" style:parent-style-name="Default">
      <style:table-cell-properties fo:background-color="#ffffff" style:diagonal-bl-tr="none" style:diagonal-tl-br="none" fo:border="0.002cm solid #0000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6" style:family="table-cell" style:parent-style-name="Standard_5f_Tabelle1_20_36"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7" style:family="table-cell" style:parent-style-name="Standard_5f_Tabelle1_20_37"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8" style:family="table-cell" style:parent-style-name="Standard_5f_Tabelle1_20_38"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9" style:family="table-cell" style:parent-style-name="Default">
      <style:table-cell-properties fo:background-color="#ffffff" style:diagonal-bl-tr="none" style:diagonal-tl-br="none" fo:border="none"/>
    </style:style>
    <style:style style:name="ce200"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style>
    <style:style style:name="ce201" style:family="table-cell" style:parent-style-name="Standard_5f_Tabelle1_20_40"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2" style:family="table-cell" style:parent-style-name="Standard_5f_Tabelle1_20_40"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3" style:family="table-cell" style:parent-style-name="Standard_5f_Tabelle1_20_40" style:data-style-name="N100">
      <style:table-cell-properties style:glyph-orientation-vertical="0" fo:background-color="#ffff0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4" style:family="table-cell" style:parent-style-name="Standard_5f_Tabelle1_20_41"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5"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normal" style:font-weight-asian="bold" style:font-name-complex="Arial1" style:font-size-complex="8pt" style:font-style-complex="normal" style:font-weight-complex="bold"/>
    </style:style>
    <style:style style:name="ce206" style:family="table-cell" style:parent-style-name="Standard_5f_Tabelle1_20_42"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7" style:family="table-cell" style:parent-style-name="Standard_5f_Tabelle1_20_43"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8" style:family="table-cell" style:parent-style-name="Standard_5f_Tabelle1_20_44"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9" style:family="table-cell" style:parent-style-name="Standard_5f_Tabelle1_20_45"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0" style:family="table-cell" style:parent-style-name="Standard_5f_Tabelle1_20_47" style:data-style-name="N2">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1" style:family="table-cell" style:parent-style-name="Default">
      <style:table-cell-properties fo:background-color="#ffffff" style:diagonal-bl-tr="none" style:diagonal-tl-br="none" fo:border="0.002cm solid #000000"/>
    </style:style>
    <style:style style:name="ce212"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3" style:family="table-cell" style:parent-style-name="Standard_5f_Tabelle1_20_50"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4" style:family="table-cell" style:parent-style-name="Standard_5f_Tabelle1_20_51"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5" style:family="table-cell" style:parent-style-name="Standard_5f_Tabelle1_20_51" style:data-style-name="N100">
      <style:table-cell-properties style:glyph-orientation-vertical="0" fo:border-bottom="none" fo:background-color="#00ffff"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6" style:family="table-cell" style:parent-style-name="Standard_5f_Tabelle1_20_51" style:data-style-name="N100">
      <style:table-cell-properties style:glyph-orientation-vertical="0" fo:border-bottom="none" fo:background-color="#00ffff"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7" style:family="table-cell" style:parent-style-name="Standard_5f_Tabelle1_20_51" style:data-style-name="N100">
      <style:table-cell-properties style:glyph-orientation-vertical="0" fo:border-bottom="0.035cm solid #000000" fo:background-color="#00ffff"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8" style:family="table-cell" style:parent-style-name="Standard_5f_Tabelle1_20_53"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9" style:family="table-cell" style:parent-style-name="Standard_5f_Tabelle1_20_55"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0" style:family="table-cell" style:parent-style-name="Standard_5f_Tabelle1_20_56"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1" style:family="table-cell" style:parent-style-name="Standard_5f_Tabelle1_20_56"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2" style:family="table-cell" style:parent-style-name="Standard_5f_Tabelle1_20_57"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3" style:family="table-cell" style:parent-style-name="Standard_5f_Tabelle1_20_57" style:data-style-name="N100">
      <style:table-cell-properties style:glyph-orientation-vertical="0" fo:border-bottom="none" fo:background-color="#00ffff"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4" style:family="table-cell" style:parent-style-name="Standard_5f_Tabelle1_20_58" style:data-style-name="N100">
      <style:table-cell-properties style:glyph-orientation-vertical="0" fo:border-bottom="0.035cm solid #000000" fo:background-color="#00ffff"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5" style:family="table-cell" style:parent-style-name="Standard_5f_Tabelle1_20_58"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6" style:family="table-cell" style:parent-style-name="Default">
      <style:table-cell-properties fo:background-color="#e6e6ff" style:diagonal-bl-tr="none" style:diagonal-tl-br="none"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7" style:family="table-cell" style:parent-style-name="Default">
      <style:table-cell-properties fo:background-color="#ffff00" fo:border="0.002cm solid #000000" style:vertical-align="middle"/>
      <style:text-properties fo:font-size="8pt" fo:font-style="italic" style:font-size-asian="8pt" style:font-style-asian="italic" style:font-size-complex="8pt" style:font-style-complex="italic"/>
    </style:style>
    <style:style style:name="ce228" style:family="table-cell" style:parent-style-name="Default">
      <style:table-cell-properties style:diagonal-bl-tr="none" style:diagonal-tl-br="none" fo:background-color="transparent" fo:border="0.035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9" style:family="table-cell" style:parent-style-name="Default">
      <style:table-cell-properties style:diagonal-bl-tr="none" style:diagonal-tl-br="none" fo:background-color="transparent" fo:border="0.035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30" style:family="table-cell" style:parent-style-name="Default">
      <style:table-cell-properties style:diagonal-bl-tr="none" style:diagonal-tl-br="none" fo:background-color="transparent" fo:border="0.002cm solid #000000" style:vertical-align="middle"/>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31"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2" style:family="table-cell" style:parent-style-name="Default">
      <style:table-cell-properties fo:background-color="#e6e6ff" style:diagonal-bl-tr="none" style:diagonal-tl-br="none" fo:border="none" style:vertical-align="middl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3" style:family="table-cell" style:parent-style-name="Default">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text-properties fo:font-size="8pt" style:font-size-asian="8pt" style:font-size-complex="8pt"/>
    </style:style>
    <style:style style:name="ce234" style:family="table-cell" style:parent-style-name="Default">
      <style:table-cell-properties style:glyph-orientation-vertical="0" fo:background-color="#ffff00" style:text-align-source="value-type" style:repeat-content="false" fo:wrap-option="wrap" fo:border="0.002cm solid #000000" style:direction="ltr" style:rotation-angle="0" style:rotation-align="none" style:shrink-to-fit="false" style:vertical-align="automatic"/>
      <style:paragraph-properties fo:margin-left="0cm" style:writing-mode="page"/>
    </style:style>
    <style:style style:name="ce235" style:family="table-cell" style:parent-style-name="Default">
      <style:table-cell-properties fo:background-color="#ffff00" fo:wrap-option="wrap" fo:border="0.002cm solid #000000" style:vertical-align="middle"/>
      <style:text-properties fo:font-size="8pt" fo:font-style="italic" style:font-size-asian="8pt" style:font-style-asian="italic" style:font-size-complex="8pt" style:font-style-complex="italic"/>
    </style:style>
    <style:style style:name="ce236" style:family="table-cell" style:parent-style-name="Default">
      <style:table-cell-properties style:glyph-orientation-vertical="0" fo:background-color="#ffffff" style:text-align-source="value-type" style:repeat-content="false" fo:wrap-option="wrap" fo:border="0.002cm solid #000000" style:direction="ltr" style:rotation-angle="0" style:rotation-align="none" style:shrink-to-fit="false" style:vertical-align="middle"/>
      <style:paragraph-properties fo:margin-left="0cm" style:writing-mode="page"/>
    </style:style>
    <style:style style:name="ce237" style:family="table-cell" style:parent-style-name="Default">
      <style:table-cell-properties style:glyph-orientation-vertical="0" fo:background-color="#ffffff" style:text-align-source="value-type" style:repeat-content="false" fo:wrap-option="wrap" fo:border="0.002cm solid #000000" style:direction="ltr" style:rotation-angle="0" style:rotation-align="none" style:shrink-to-fit="false" style:vertical-align="automatic"/>
      <style:paragraph-properties fo:margin-left="0cm" style:writing-mode="page"/>
    </style:style>
    <style:style style:name="ce238" style:family="table-cell" style:parent-style-name="Standard_5f_Tabelle1" style:data-style-name="N100">
      <style:table-cell-properties style:glyph-orientation-vertical="0"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39" style:family="table-cell" style:parent-style-name="Default">
      <style:table-cell-properties fo:border-bottom="0.002cm solid #000000" fo:background-color="#ffff00" fo:border-left="none" fo:border-right="0.002cm solid #000000" fo:border-top="0.002cm solid #000000"/>
    </style:style>
    <style:style style:name="ce240" style:family="table-cell" style:parent-style-name="Standard_5f_Tabelle1_20_31" style:data-style-name="N100">
      <style:table-cell-properties style:glyph-orientation-vertical="0"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41" style:family="table-cell" style:parent-style-name="Default">
      <style:table-cell-properties fo:wrap-option="wrap" fo:border="0.002cm solid #000000"/>
      <style:text-properties fo:font-size="8pt" style:font-size-asian="8pt" style:font-size-complex="8pt"/>
    </style:style>
    <style:style style:name="ce242" style:family="table-cell" style:parent-style-name="Default">
      <style:table-cell-properties fo:background-color="#ffffff"/>
    </style:style>
    <style:style style:name="ce243" style:family="table-cell" style:parent-style-name="Default">
      <style:table-cell-properties style:diagonal-bl-tr="none" style:diagonal-tl-br="none" fo:background-color="transparent" fo:border="0.002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44"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45"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46" style:family="table-cell" style:parent-style-name="Default">
      <style:table-cell-properties style:glyph-orientation-vertical="0" fo:background-color="#ffff00"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47" style:family="table-cell" style:parent-style-name="Default">
      <style:table-cell-properties style:glyph-orientation-vertical="0" fo:background-color="#00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8" style:family="table-cell" style:parent-style-name="Default">
      <style:table-cell-properties style:glyph-orientation-vertical="0" fo:background-color="#ffff00"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9" style:family="table-cell" style:parent-style-name="Default">
      <style:table-cell-properties style:diagonal-bl-tr="none" style:diagonal-tl-br="none" fo:background-color="transparent" fo:border="0.002cm solid #000000" style:vertical-align="middl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0" style:family="table-cell" style:parent-style-name="Default">
      <style:table-cell-properties style:diagonal-bl-tr="none" style:diagonal-tl-br="none" fo:background-color="transparent" fo:border="0.002cm solid #000000" style:vertical-align="middle"/>
      <style:text-properties fo:font-size="8pt" style:font-size-asian="8pt" style:font-size-complex="8pt"/>
    </style:style>
    <style:style style:name="ce251" style:family="table-cell" style:parent-style-name="Default">
      <style:table-cell-properties fo:background-color="#ffff00" style:diagonal-bl-tr="none" style:diagonal-tl-br="none" fo:border="0.002cm solid #000000" style:vertical-align="middl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2" style:family="table-cell" style:parent-style-name="Default">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3"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paragraph-properties fo:margin-left="0cm" style:writing-mode="page"/>
      <style:text-properties fo:font-size="8pt" style:font-size-asian="8pt" style:font-size-complex="8pt"/>
    </style:style>
    <style:style style:name="ce254" style:family="table-cell" style:parent-style-name="Default">
      <style:table-cell-properties fo:background-color="#ffffff" style:diagonal-bl-tr="none" style:diagonal-tl-br="none" fo:border="non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5"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6"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7"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8" style:family="table-cell" style:parent-style-name="Default">
      <style:table-cell-properties fo:background-color="#00ffff" style:diagonal-bl-tr="none" style:diagonal-tl-br="none" fo:border="0.002cm solid #000000" style:vertical-align="middle"/>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59" style:family="table-cell" style:parent-style-name="Default">
      <style:table-cell-properties fo:background-color="#ffff00" style:diagonal-bl-tr="none" style:diagonal-tl-br="none" fo:border="0.002cm solid #000000"/>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60" style:family="table-cell" style:parent-style-name="Default">
      <style:table-cell-properties fo:background-color="#ffff00" style:diagonal-bl-tr="none" style:diagonal-tl-br="none" fo:border="0.002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61" style:family="table-cell" style:parent-style-name="Default">
      <style:table-cell-properties style:glyph-orientation-vertical="0" fo:background-color="#00ffff"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fo:font-size="8pt" style:font-size-asian="8pt" style:font-size-complex="8pt"/>
    </style:style>
    <style:style style:name="ce262" style:family="table-cell" style:parent-style-name="Default">
      <style:table-cell-properties fo:background-color="#ffffff" style:diagonal-bl-tr="none" style:diagonal-tl-br="none" fo:border="non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63" style:family="table-cell" style:parent-style-name="Default">
      <style:table-cell-properties fo:background-color="#ffffff" style:diagonal-bl-tr="none" style:diagonal-tl-br="none" fo:border="0.002cm solid #000000"/>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64" style:family="table-cell" style:parent-style-name="Default">
      <style:table-cell-properties fo:background-color="#00ffff" style:diagonal-bl-tr="none" style:diagonal-tl-br="none" fo:wrap-option="wrap" fo:border="0.002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65"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6" style:family="table-cell" style:parent-style-name="Default">
      <style:table-cell-properties fo:background-color="#00ffff" style:diagonal-bl-tr="none" style:diagonal-tl-br="none" fo:border="0.002cm solid #000000" style:vertical-align="middle"/>
      <style:text-properties fo:color="#80008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67" style:family="table-cell" style:parent-style-name="Default">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8" style:family="table-cell" style:parent-style-name="Default">
      <style:table-cell-properties style:glyph-orientation-vertical="0" fo:background-color="#e6e6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9" style:family="table-cell" style:parent-style-name="Default">
      <style:table-cell-properties style:glyph-orientation-vertical="0" fo:background-color="#e6e6ff"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0" style:family="table-cell" style:parent-style-name="Default">
      <style:table-cell-properties style:glyph-orientation-vertical="0" style:text-align-source="value-type" style:repeat-content="false" fo:background-color="transparent" fo:wrap-option="wrap" fo:border="0.002cm solid #000000" style:direction="ltr" style:rotation-angle="0" style:rotation-align="none" style:shrink-to-fit="false" style:vertical-align="middle"/>
      <style:paragraph-properties fo:margin-left="0cm" style:writing-mode="page"/>
      <style:text-properties fo:font-size="8pt" style:font-size-asian="8pt" style:font-size-complex="8pt"/>
    </style:style>
    <style:style style:name="ce271" style:family="table-cell" style:parent-style-name="Default">
      <style:table-cell-properties fo:background-color="#c0c0c0" style:diagonal-bl-tr="none" style:diagonal-tl-br="none" style:text-align-source="fix" style:repeat-content="false" fo:wrap-option="wrap" fo:border="0.002cm solid #000000" style:vertical-align="middle"/>
      <style:paragraph-properties fo:text-align="center"/>
    </style:style>
    <style:style style:name="ce272"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73" style:family="table-cell" style:parent-style-name="Default">
      <style:table-cell-properties fo:background-color="#e6e6e6" style:diagonal-bl-tr="none" style:diagonal-tl-br="none" style:text-align-source="fix" style:repeat-content="false" fo:wrap-option="wrap" fo:border="0.002cm solid #000000" style:vertical-align="middle"/>
      <style:paragraph-properties fo:text-align="center"/>
      <style:text-properties fo:color="#80808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74"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5" style:family="table-cell" style:parent-style-name="Default">
      <style:table-cell-properties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6"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77"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78" style:family="table-cell" style:parent-style-name="Default">
      <style:table-cell-properties style:diagonal-bl-tr="none" style:diagonal-tl-br="none" style:text-align-source="fix" style:repeat-content="false" fo:background-color="transparent" fo:wrap-option="wrap"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79" style:family="table-cell" style:parent-style-name="Default">
      <style:table-cell-properties fo:background-color="#ffff00"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0" style:family="table-cell" style:parent-style-name="Default">
      <style:table-cell-properties fo:background-color="#ffffff"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1" style:family="table-cell" style:parent-style-name="Default">
      <style:table-cell-properties fo:background-color="#ffffff"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2" style:family="table-cell" style:parent-style-name="Default">
      <style:table-cell-properties style:diagonal-bl-tr="none" style:diagonal-tl-br="none" style:text-align-source="fix" style:repeat-content="false" fo:background-color="transparent"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3"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4" style:family="table-cell" style:parent-style-name="Default">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80808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5" style:family="table-cell" style:parent-style-name="Default">
      <style:table-cell-properties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6"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87" style:family="table-cell" style:parent-style-name="Default">
      <style:table-cell-properties fo:background-color="#ffff00"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88"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9"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290" style:family="table-cell" style:parent-style-name="Default">
      <style:table-cell-properties style:diagonal-bl-tr="none" style:diagonal-tl-br="none" style:text-align-source="fix" style:repeat-content="false" fo:background-color="transparent" fo:wrap-option="wrap"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1" style:family="table-cell" style:parent-style-name="Default">
      <style:table-cell-properties fo:background-color="#ff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2"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3" style:family="table-cell" style:parent-style-name="Default">
      <style:table-cell-properties fo:background-color="#ffffff"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294"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295" style:family="table-cell" style:parent-style-name="Default">
      <style:table-cell-properties fo:background-color="#ff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296" style:family="table-cell" style:parent-style-name="Default">
      <style:table-cell-properties fo:background-color="#e6e6ff"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7" style:family="table-cell" style:parent-style-name="Default">
      <style:table-cell-properties style:diagonal-bl-tr="none" style:diagonal-tl-br="none" style:text-align-source="fix" style:repeat-content="false" fo:background-color="transparent"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98" style:family="table-cell" style:parent-style-name="Default">
      <style:table-cell-properties fo:background-color="#e6e6ff"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99" style:family="table-cell" style:parent-style-name="Default">
      <style:table-cell-properties fo:background-color="#c0c0c0" style:diagonal-bl-tr="none" style:diagonal-tl-br="none" style:text-align-source="fix" style:repeat-content="false" fo:border="0.002cm solid #000000" style:vertical-align="middle"/>
      <style:paragraph-properties fo:text-align="start"/>
      <style:text-properties fo:color="#800080"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300"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1"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2" style:family="table-cell" style:parent-style-name="Default">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80808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03"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4" style:family="table-cell" style:parent-style-name="Default">
      <style:table-cell-properties style:diagonal-bl-tr="none" style:diagonal-tl-br="none" style:text-align-source="fix" style:repeat-content="false" fo:border="none"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5"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6"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7"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308" style:family="table-cell" style:parent-style-name="Standard_5f_Tabelle1_20_3"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09"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10"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1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12"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start"/>
      <style:text-properties style:use-window-font-color="true" style:text-outline="false" style:text-line-through-style="none" style:font-name="Arial2"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313" style:family="table-cell" style:parent-style-name="Default">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80808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14" style:family="table-cell" style:parent-style-name="Default">
      <style:table-cell-properties style:glyph-orientation-vertical="0" fo:background-color="#ffff0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15" style:family="table-cell" style:parent-style-name="Standard_5f_Tabelle1_20_16"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1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7"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318" style:family="table-cell" style:parent-style-name="Default">
      <style:table-cell-properties style:diagonal-bl-tr="none" style:diagonal-tl-br="none" style:text-align-source="fix" style:repeat-content="false" fo:background-color="transparent"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19"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20"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1"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italic" style:font-weight-asian="normal" style:font-name-complex="Arial2" style:font-size-complex="8pt" style:font-style-complex="italic" style:font-weight-complex="normal"/>
    </style:style>
    <style:style style:name="ce322"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323" style:family="table-cell" style:parent-style-name="Standard_5f_Tabelle1_20_26"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24" style:family="table-cell" style:parent-style-name="Default">
      <style:table-cell-properties style:diagonal-bl-tr="none" style:diagonal-tl-br="none" style:text-align-source="fix" style:repeat-content="false" fo:border="none"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25" style:family="table-cell" style:parent-style-name="Default">
      <style:table-cell-properties fo:background-color="transparent" fo:wrap-option="wrap" fo:border="0.002cm solid #000000" style:vertical-align="middle"/>
      <style:text-properties style:use-window-font-color="true" style:text-outline="false" style:text-line-through-style="none" fo:font-size="8pt" fo:language="es" fo:country="ES" fo:font-style="normal" fo:text-shadow="none" style:text-underline-style="none" fo:font-weight="normal" style:text-underline-mode="continuous" style:text-line-through-mode="continuous" style:font-name-asian="Arial Unicode MS1" style:font-size-asian="8pt" style:language-asian="zxx" style:country-asian="none" style:font-style-asian="normal" style:font-weight-asian="normal" style:font-size-complex="8pt" style:language-complex="en" style:country-complex="US" style:font-style-complex="normal" style:font-weight-complex="normal" style:text-emphasize="none" style:font-relief="none"/>
    </style:style>
    <style:style style:name="ce326"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27"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28" style:family="table-cell" style:parent-style-name="Default" style:data-style-name="N100">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80808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29"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30" style:family="table-cell" style:parent-style-name="Default">
      <style:table-cell-properties fo:background-color="#ffff00"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31"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32"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333"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34" style:family="table-cell" style:parent-style-name="Standard_5f_Tabelle1_20_34"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35"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36"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337" style:family="table-cell" style:parent-style-name="Standard_5f_Tabelle1_20_39"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3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9"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0"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41"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342" style:family="table-cell" style:parent-style-name="Standard_5f_Tabelle1_20_52"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43" style:family="table-cell" style:parent-style-name="Standard_5f_Tabelle1_20_54"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44" style:family="table-cell" style:parent-style-name="Default">
      <style:table-cell-properties fo:background-color="#ffffff" style:diagonal-bl-tr="none" style:diagonal-tl-br="none" style:text-align-source="fix" style:repeat-content="false" fo:wrap-option="wrap" fo:border="none"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345" style:family="table-cell" style:parent-style-name="Default">
      <style:table-cell-properties fo:background-color="#ff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346" style:family="table-cell" style:parent-style-name="Default">
      <style:table-cell-properties fo:background-color="#e6e6ff" style:diagonal-bl-tr="none" style:diagonal-tl-br="none" style:text-align-source="fix" style:repeat-content="false" fo:border="none"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7"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348" style:family="table-cell" style:parent-style-name="Default">
      <style:table-cell-properties style:diagonal-bl-tr="none" style:diagonal-tl-br="none" style:text-align-source="fix" style:repeat-content="false" fo:background-color="transparent"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49" style:family="table-cell" style:parent-style-name="Default">
      <style:table-cell-properties fo:background-color="#e6e6ff" style:diagonal-bl-tr="none" style:diagonal-tl-br="none" style:text-align-source="fix" style:repeat-content="false" fo:border="none"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50" style:family="table-cell" style:parent-style-name="Default">
      <style:table-cell-properties fo:background-color="#c0c0c0" style:diagonal-bl-tr="none" style:diagonal-tl-br="none" style:text-align-source="fix" style:repeat-content="false" fo:border="0.002cm solid #000000" style:vertical-align="middle"/>
      <style:paragraph-properties fo:text-align="center"/>
    </style:style>
    <style:style style:name="ce351" style:family="table-cell" style:parent-style-name="Default">
      <style:table-cell-properties fo:background-color="#ffffff" style:diagonal-bl-tr="none" style:diagonal-tl-br="none" style:text-align-source="fix" style:repeat-content="false" fo:border="none" style:vertical-align="middle"/>
      <style:paragraph-properties fo:text-align="center"/>
    </style:style>
    <style:style style:name="ce352" style:family="table-cell" style:parent-style-name="Default">
      <style:table-cell-properties fo:background-color="#ffffff"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3"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4" style:family="table-cell" style:parent-style-name="Default">
      <style:table-cell-properties fo:background-color="#00ffff"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55"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56" style:family="table-cell" style:parent-style-name="Default">
      <style:table-cell-properties fo:background-color="#00ffff" style:text-align-source="fix" style:repeat-content="false" style:vertical-align="middle"/>
      <style:paragraph-properties fo:text-align="center"/>
      <style:text-properties fo:font-size="8pt" style:font-size-asian="8pt" style:font-size-complex="8pt"/>
    </style:style>
    <style:style style:name="ce357"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58"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59" style:family="table-cell" style:parent-style-name="Default">
      <style:table-cell-properties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61" style:family="table-cell" style:parent-style-name="Default">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80808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62" style:family="table-cell" style:parent-style-name="Default">
      <style:table-cell-properties style:glyph-orientation-vertical="0" fo:background-color="#00ffff" style:cell-protect="none"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63" style:family="table-cell" style:parent-style-name="Default">
      <style:table-cell-properties style:diagonal-bl-tr="none" style:diagonal-tl-br="none" style:text-align-source="fix" style:repeat-content="false" fo:background-color="transparent"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64"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65"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66" style:family="table-cell" style:parent-style-name="Default">
      <style:table-cell-properties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6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68"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69" style:family="table-cell" style:parent-style-name="Default">
      <style:table-cell-properties fo:background-color="#ffff00"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0"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1" style:family="table-cell" style:parent-style-name="Default">
      <style:table-cell-properties fo:background-color="#ff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2" style:family="table-cell" style:parent-style-name="Default">
      <style:table-cell-properties fo:background-color="#e6e6ff"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3" style:family="table-cell" style:parent-style-name="Default">
      <style:table-cell-properties fo:background-color="#e6e6ff"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74" style:family="table-cell" style:parent-style-name="Default">
      <style:table-cell-properties fo:background-color="#ffff00"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75" style:family="table-cell" style:parent-style-name="Default">
      <style:table-cell-properties fo:background-color="#ffff00"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76"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77"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78"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79"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80" style:family="table-cell" style:parent-style-name="Default">
      <style:table-cell-properties fo:background-color="#cccccc"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81" style:family="table-cell" style:parent-style-name="Default">
      <style:table-cell-properties fo:background-color="#ff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82"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83"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84"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85"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86"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387"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88" style:family="table-cell" style:parent-style-name="Default" style:data-style-name="N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italic" style:font-weight-asian="bold" style:font-name-complex="Arial2" style:font-size-complex="8pt" style:font-style-complex="italic" style:font-weight-complex="bold"/>
    </style:style>
    <style:style style:name="ce389"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390"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391"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2"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93"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394"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395"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396"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397"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398"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99" style:family="table-cell" style:parent-style-name="Default">
      <style:table-cell-properties fo:background-color="#cccccc"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0" style:family="table-cell" style:parent-style-name="Default">
      <style:table-cell-properties style:glyph-orientation-vertical="0" fo:background-color="#cccccc"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fo:color="#800080"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401"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800080"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402"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3"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04"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05"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06"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ffff" style:text-outline="false" style:text-line-through-style="none" style:font-name="Arial2"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407"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italic" style:font-weight-asian="bold" style:font-name-complex="Arial2" style:font-size-complex="8pt" style:font-style-complex="italic" style:font-weight-complex="bold"/>
    </style:style>
    <style:style style:name="ce408"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409" style:family="table-cell" style:parent-style-name="Default">
      <style:table-cell-properties style:glyph-orientation-vertical="0" fo:background-color="#cccccc"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10"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11" style:family="table-cell" style:parent-style-name="Default">
      <style:table-cell-properties style:glyph-orientation-vertical="0" fo:background-color="#cccccc"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2"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13" style:family="table-cell" style:parent-style-name="Default">
      <style:table-cell-properties style:glyph-orientation-vertical="0" fo:background-color="#cccccc"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14" style:family="table-cell" style:parent-style-name="Default">
      <style:table-cell-properties style:glyph-orientation-vertical="0" fo:background-color="#c0c0c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15"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16" style:family="table-cell" style:parent-style-name="Default">
      <style:table-cell-properties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17" style:family="table-cell" style:parent-style-name="Default">
      <style:table-cell-properties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8" style:family="table-cell" style:parent-style-name="Default">
      <style:table-cell-properties style:glyph-orientation-vertical="0" fo:background-color="#ff00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19" style:family="table-cell" style:parent-style-name="Default">
      <style:table-cell-properties fo:background-color="#ff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20" style:family="table-cell" style:parent-style-name="Default" style:data-style-name="N1">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421" style:family="table-cell" style:parent-style-name="Default" style:data-style-name="N1">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422" style:family="table-cell" style:parent-style-name="Default">
      <style:table-cell-properties style:glyph-orientation-vertical="0" fo:background-color="#ff00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23"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24" style:family="table-cell" style:parent-style-name="Default">
      <style:table-cell-properties style:glyph-orientation-vertical="0" fo:background-color="#cccccc"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25"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26"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27"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28" style:family="table-cell" style:parent-style-name="Default">
      <style:table-cell-properties fo:background-color="#ffffff"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29" style:family="table-cell" style:parent-style-name="Default" style:data-style-name="N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430" style:family="table-cell" style:parent-style-name="Default">
      <style:table-cell-properties fo:background-color="#ffffff" style:diagonal-bl-tr="none" style:diagonal-tl-br="none" style:text-align-source="fix" style:repeat-content="false" fo:wrap-option="wrap" fo:border="non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1" style:family="table-cell" style:parent-style-name="Default">
      <style:table-cell-properties fo:background-color="#00ffff" style:diagonal-bl-tr="none" style:diagonal-tl-br="none" style:text-align-source="fix" style:repeat-content="false" fo:wrap-option="wrap" fo:border="0.002cm solid #000000"/>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2" style:family="table-cell" style:parent-style-name="Default">
      <style:table-cell-properties fo:background-color="#ffffff" style:diagonal-bl-tr="none" style:diagonal-tl-br="none" fo:wrap-option="wrap" fo:border="0.002cm solid #0000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33" style:family="table-cell" style:parent-style-name="Default">
      <style:table-cell-properties fo:background-color="#ffffff" style:diagonal-bl-tr="none" style:diagonal-tl-br="none" style:text-align-source="fix" style:repeat-content="false" fo:wrap-option="wrap" fo:border="0.002cm solid #000000"/>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4" style:family="table-cell" style:parent-style-name="Default">
      <style:table-cell-properties fo:background-color="#ffffff" style:diagonal-bl-tr="none" style:diagonal-tl-br="none" style:text-align-source="fix" style:repeat-content="false" fo:wrap-option="wrap" fo:border="0.002cm solid #000000"/>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35"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36" style:family="table-cell" style:parent-style-name="Default" style:data-style-name="N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37"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38" style:family="table-cell" style:parent-style-name="Default">
      <style:table-cell-properties style:glyph-orientation-vertical="0" fo:background-color="#ff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3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40" style:family="table-cell" style:parent-style-name="Default">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41"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2" style:family="table-cell" style:parent-style-name="Default">
      <style:table-cell-properties fo:background-color="#ffffff" style:diagonal-bl-tr="none" style:diagonal-tl-br="none" fo:border="0.002cm solid #0000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43"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44" style:family="table-cell" style:parent-style-name="Default">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45" style:family="table-cell" style:parent-style-name="Default">
      <style:table-cell-properties fo:background-color="#ffffff" style:diagonal-bl-tr="none" style:diagonal-tl-br="none"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46"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47"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48"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ff00ff"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49"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ff00ff"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50"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51" style:family="table-cell" style:parent-style-name="Default">
      <style:table-cell-properties style:glyph-orientation-vertical="0" fo:background-color="#ff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52"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ff00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53"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ff00ff"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54" style:family="table-cell" style:parent-style-name="Default" style:data-style-name="N100">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5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ff00ff"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56" style:family="table-cell" style:parent-style-name="Default">
      <style:table-cell-properties style:glyph-orientation-vertical="0" fo:background-color="#c0c0c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5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8"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9" style:family="table-cell" style:parent-style-name="Default">
      <style:table-cell-properties fo:background-color="#ffffff"/>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0" style:family="table-cell" style:parent-style-name="Defaul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61" style:family="table-cell" style:parent-style-name="Default">
      <style:table-cell-properties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62"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63"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6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6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6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8" style:family="table-cell" style:parent-style-name="Default">
      <style:table-cell-properties fo:background-color="#ffffff"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69" style:family="table-cell" style:parent-style-name="Default">
      <style:table-cell-properties fo:background-color="transparen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0" style:family="table-cell" style:parent-style-name="Default">
      <style:table-cell-properties style:glyph-orientation-vertical="0" fo:background-color="#c0c0c0" style:diagonal-bl-tr="none" style:diagonal-tl-br="none" style:text-align-source="fix" style:repeat-content="false" fo:wrap-option="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1"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2" style:family="table-cell" style:parent-style-name="Default">
      <style:table-cell-properties style:glyph-orientation-vertical="0" fo:background-color="#ffff6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473" style:family="table-cell" style:parent-style-name="Default">
      <style:table-cell-properties fo:background-color="#ffff66" style:diagonal-bl-tr="none" style:diagonal-tl-br="none" fo:border="non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74" style:family="table-cell" style:parent-style-name="Default">
      <style:table-cell-properties fo:background-color="#ffff66" style:diagonal-bl-tr="none" style:diagonal-tl-br="none" fo:border="0.002cm solid #000000"/>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75" style:family="table-cell" style:parent-style-name="Default">
      <style:table-cell-properties fo:background-color="#ffff66" style:diagonal-bl-tr="none" style:diagonal-tl-br="none" fo:border="0.002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76" style:family="table-cell" style:parent-style-name="Default">
      <style:table-cell-properties fo:background-color="#ffff66" style:diagonal-bl-tr="none" style:diagonal-tl-br="none" fo:border="none"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77" style:family="table-cell" style:parent-style-name="Default">
      <style:table-cell-properties fo:background-color="#ccffff" style:diagonal-bl-tr="none" style:diagonal-tl-br="none" fo:border="non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78" style:family="table-cell" style:parent-style-name="Default">
      <style:table-cell-properties fo:background-color="#ffff66" style:diagonal-bl-tr="none" style:diagonal-tl-br="none" fo:wrap-option="wrap" fo:border="0.002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79" style:family="table-cell" style:parent-style-name="Default">
      <style:table-cell-properties style:glyph-orientation-vertical="0" fo:background-color="#cc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0"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1" style:family="table-cell" style:parent-style-name="Default">
      <style:table-cell-properties fo:background-color="#ccffff" style:diagonal-bl-tr="none" style:diagonal-tl-br="none" fo:wrap-option="wrap" fo:border="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82"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3"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4"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85" style:family="table-cell" style:parent-style-name="Default">
      <style:table-cell-properties fo:background-color="#ccffff" style:diagonal-bl-tr="none" style:diagonal-tl-br="none" style:text-align-source="fix" style:repeat-content="false" fo:wrap-option="wrap" fo:border="none"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86" style:family="table-cell" style:parent-style-name="Default">
      <style:table-cell-properties fo:background-color="#cc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7"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88" style:family="table-cell" style:parent-style-name="Default">
      <style:table-cell-properties fo:background-color="#cc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9"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90"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1"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492" style:family="table-cell" style:parent-style-name="Default" style:data-style-name="N100">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3" style:family="table-cell" style:parent-style-name="Default">
      <style:table-cell-properties fo:background-color="#cccccc"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4" style:family="table-cell" style:parent-style-name="Default">
      <style:table-cell-properties fo:background-color="#cc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495"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96"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7"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98" style:family="table-cell" style:parent-style-name="Default">
      <style:table-cell-properties fo:background-color="#cc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italic" style:font-weight-asian="bold" style:font-name-complex="Arial2" style:font-size-complex="8pt" style:font-style-complex="italic" style:font-weight-complex="bold"/>
    </style:style>
    <style:style style:name="ce499"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500"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1"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italic" style:font-weight-asian="normal" style:font-name-complex="Arial2" style:font-size-complex="8pt" style:font-style-complex="italic" style:font-weight-complex="normal"/>
    </style:style>
    <style:style style:name="ce502"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503" style:family="table-cell" style:parent-style-name="Default">
      <style:table-cell-properties fo:background-color="#ccffff" style:diagonal-bl-tr="none" style:diagonal-tl-br="none" style:text-align-source="fix" style:repeat-content="false" fo:wrap-option="wrap" fo:border="none"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04" style:family="table-cell" style:parent-style-name="Default">
      <style:table-cell-properties fo:background-color="#cc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05"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506" style:family="table-cell" style:parent-style-name="Default">
      <style:table-cell-properties fo:background-color="#ccffff" fo:wrap-option="wrap" style:vertical-align="middle"/>
      <style:text-properties fo:font-size="8pt" style:font-size-asian="8pt" style:font-size-complex="8pt"/>
    </style:style>
    <style:style style:name="ce507" style:family="table-cell" style:parent-style-name="Default">
      <style:table-cell-properties fo:background-color="#cc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508" style:family="table-cell" style:parent-style-name="Default">
      <style:table-cell-properties fo:background-color="#ccffff" style:diagonal-bl-tr="none" style:diagonal-tl-br="none" style:text-align-source="fix" style:repeat-content="false"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509" style:family="table-cell" style:parent-style-name="Default">
      <style:table-cell-properties fo:background-color="#cc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510" style:family="table-cell" style:parent-style-name="Default">
      <style:table-cell-properties fo:background-color="#cccccc"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1"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2"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13" style:family="table-cell" style:parent-style-name="Default">
      <style:table-cell-properties fo:background-color="#cccccc"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514" style:family="table-cell" style:parent-style-name="Default">
      <style:table-cell-properties fo:background-color="#ccffff" fo:wrap-option="wrap" fo:border="none"/>
    </style:style>
    <style:style style:name="ce515" style:family="table-cell" style:parent-style-name="Default">
      <style:table-cell-properties fo:background-color="#ccffff" style:diagonal-bl-tr="none" style:diagonal-tl-br="none" fo:wrap-option="wrap" fo:border="0.002cm solid #0000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16" style:family="table-cell" style:parent-style-name="Default">
      <style:table-cell-properties fo:background-color="#ccffff" style:diagonal-bl-tr="none" style:diagonal-tl-br="none" fo:wrap-option="wrap"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17" style:family="table-cell" style:parent-style-name="Default">
      <style:table-cell-properties fo:background-color="#ccffff" fo:wrap-option="wrap"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18" style:family="table-cell" style:parent-style-name="Default">
      <style:table-cell-properties style:glyph-orientation-vertical="0" fo:background-color="#ccffff"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9" style:family="table-cell" style:parent-style-name="Default">
      <style:table-cell-properties fo:background-color="#ccffff" fo:wrap-option="wrap"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20" style:family="table-cell" style:parent-style-name="Default">
      <style:table-cell-properties style:glyph-orientation-vertical="0" fo:background-color="#ccffff"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21" style:family="table-cell" style:parent-style-name="Default">
      <style:table-cell-properties style:glyph-orientation-vertical="0" fo:background-color="#ccffff"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22" style:family="table-cell" style:parent-style-name="Default">
      <style:table-cell-properties fo:background-color="#ccffff" fo:wrap-option="wrap"/>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23"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24" style:family="table-cell" style:parent-style-name="Default">
      <style:table-cell-properties fo:background-color="#ccffff" style:vertical-align="middle"/>
      <style:text-properties fo:font-size="8pt" style:font-size-asian="8pt" style:font-size-complex="8pt"/>
    </style:style>
    <style:style style:name="ce525" style:family="table-cell" style:parent-style-name="Default">
      <style:table-cell-properties fo:background-color="#ffffff" fo:wrap-option="wrap"/>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26" style:family="table-cell" style:parent-style-name="Default">
      <style:table-cell-properties style:glyph-orientation-vertical="0" fo:background-color="#cc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27"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28" style:family="table-cell" style:parent-style-name="Default">
      <style:table-cell-properties fo:background-color="#ccffff" style:diagonal-bl-tr="none" style:diagonal-tl-br="none" fo:border="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29" style:family="table-cell" style:parent-style-name="Default">
      <style:table-cell-properties fo:background-color="#ccffff" fo:border="none"/>
    </style:style>
    <style:style style:name="ce530" style:family="table-cell" style:parent-style-name="Default">
      <style:table-cell-properties fo:background-color="#ccffff" style:diagonal-bl-tr="none" style:diagonal-tl-br="none" fo:border="0.035cm solid #0000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31" style:family="table-cell" style:parent-style-name="Default">
      <style:table-cell-properties fo:background-color="#ccffff" style:diagonal-bl-tr="none" style:diagonal-tl-br="none" fo:border="0.035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32" style:family="table-cell" style:parent-style-name="Default">
      <style:table-cell-properties fo:background-color="#ccffff"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33" style:family="table-cell" style:parent-style-name="Default">
      <style:table-cell-properties fo:background-color="#ccffff"/>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34" style:family="table-cell" style:parent-style-name="Default">
      <style:table-cell-properties style:glyph-orientation-vertical="0" fo:background-color="#ccffff"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35"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36" style:family="table-cell" style:parent-style-name="Default">
      <style:table-cell-properties fo:background-color="transparen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37" style:family="table-cell" style:parent-style-name="Default">
      <style:table-cell-properties fo:wrap-option="wrap"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3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39" style:family="table-cell" style:parent-style-name="Default">
      <style:table-cell-properties style:glyph-orientation-vertical="0" fo:background-color="#ffff66"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540" style:family="table-cell" style:parent-style-name="Default">
      <style:table-cell-properties fo:background-color="#ffff66" style:diagonal-bl-tr="none" style:diagonal-tl-br="none" fo:wrap-option="wrap" fo:border="non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41" style:family="table-cell" style:parent-style-name="Default">
      <style:table-cell-properties fo:background-color="#ffff66" style:diagonal-bl-tr="none" style:diagonal-tl-br="none" fo:wrap-option="wrap" fo:border="0.035cm solid #000000"/>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42" style:family="table-cell" style:parent-style-name="Default">
      <style:table-cell-properties fo:background-color="#ffff66" style:diagonal-bl-tr="none" style:diagonal-tl-br="none" fo:wrap-option="wrap" fo:border="0.035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43" style:family="table-cell" style:parent-style-name="Default">
      <style:table-cell-properties fo:background-color="#ffff66" style:diagonal-bl-tr="none" style:diagonal-tl-br="none" fo:wrap-option="wrap" fo:border="none"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44" style:family="table-cell" style:parent-style-name="Default">
      <style:table-cell-properties fo:background-color="#ffffff" style:diagonal-bl-tr="none" style:diagonal-tl-br="none" fo:wrap-option="wrap" fo:border="0.035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45" style:family="table-cell" style:parent-style-name="Default">
      <style:table-cell-properties fo:background-color="#ffffff" style:diagonal-bl-tr="none" style:diagonal-tl-br="none" fo:wrap-option="wrap" fo:border="non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46" style:family="table-cell" style:parent-style-name="Default">
      <style:table-cell-properties fo:background-color="#ccffff" fo:wrap-option="wrap"/>
    </style:style>
    <style:style style:name="ce547" style:family="table-cell" style:parent-style-name="Default">
      <style:table-cell-properties style:glyph-orientation-vertical="0" fo:background-color="#ccffff"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48" style:family="table-cell" style:parent-style-name="Default">
      <style:table-cell-properties style:glyph-orientation-vertical="0" fo:background-color="#ccffff"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49" style:family="table-cell" style:parent-style-name="Default">
      <style:table-cell-properties fo:background-color="#ccffff" fo:wrap-option="wrap" fo:border="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0" style:family="table-cell" style:parent-style-name="Default">
      <style:table-cell-properties style:glyph-orientation-vertical="0" fo:background-color="#ccffff" style:text-align-source="value-type" style:repeat-content="false"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51" style:family="table-cell" style:parent-style-name="Default">
      <style:table-cell-properties style:glyph-orientation-vertical="0" fo:background-color="#ffff00"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52" style:family="table-cell" style:parent-style-name="Default">
      <style:table-cell-properties fo:background-color="#ccffff" fo:wrap-option="wrap" fo:border="0.002cm solid #000000" style:vertical-align="middle"/>
      <style:text-properties fo:font-size="8pt" style:font-size-asian="8pt" style:font-size-complex="8pt"/>
    </style:style>
    <style:style style:name="ce553" style:family="table-cell" style:parent-style-name="Default">
      <style:table-cell-properties fo:background-color="#ffffff" fo:wrap-option="wrap"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54" style:family="table-cell" style:parent-style-name="Default">
      <style:table-cell-properties fo:background-color="#ffffff" fo:wrap-option="wrap"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5"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56" style:family="table-cell" style:parent-style-name="Default">
      <style:table-cell-properties style:glyph-orientation-vertical="0" fo:border-bottom="none" fo:background-color="#ccffff" style:diagonal-bl-tr="none" style:diagonal-tl-br="none" style:text-align-source="value-type" style:repeat-content="false" fo:wrap-option="wrap" fo:border-left="0.035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57" style:family="table-cell" style:parent-style-name="Default">
      <style:table-cell-properties style:glyph-orientation-vertical="0" fo:background-color="#ccffff"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58" style:family="table-cell" style:parent-style-name="Default">
      <style:table-cell-properties fo:background-color="#ccffff" style:diagonal-bl-tr="none" style:diagonal-tl-br="none" fo:border="0.002cm solid #0000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59" style:family="table-cell" style:parent-style-name="Default">
      <style:table-cell-properties fo:background-color="#ccffff" style:diagonal-bl-tr="none" style:diagonal-tl-br="none"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60" style:family="table-cell" style:parent-style-name="Default">
      <style:table-cell-properties fo:background-color="#ccffff"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61" style:family="table-cell" style:parent-style-name="Default">
      <style:table-cell-properties fo:background-color="#ccffff" fo:border="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2" style:family="table-cell" style:parent-style-name="Default">
      <style:table-cell-properties style:glyph-orientation-vertical="0" fo:background-color="#ccffff"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63" style:family="table-cell" style:parent-style-name="Default">
      <style:table-cell-properties fo:background-color="#ccffff"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4" style:family="table-cell" style:parent-style-name="Default">
      <style:table-cell-properties fo:background-color="#ccffff" fo:border="0.002cm solid #000000" style:vertical-align="middle"/>
      <style:text-properties fo:font-size="8pt" style:font-size-asian="8pt" style:font-size-complex="8pt"/>
    </style:style>
    <style:style style:name="ce565" style:family="table-cell" style:parent-style-name="Default">
      <style:table-cell-properties fo:background-color="#ffffff"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66" style:family="table-cell" style:parent-style-name="Default">
      <style:table-cell-properties fo:background-color="#ffffff"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7" style:family="table-cell" style:parent-style-name="Default">
      <style:table-cell-properties style:glyph-orientation-vertical="0" fo:background-color="#ff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568" style:family="table-cell" style:parent-style-name="Default">
      <style:table-cell-properties fo:background-color="#ffff66" style:diagonal-bl-tr="none" style:diagonal-tl-br="none" fo:border="0.035cm solid #000000"/>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69" style:family="table-cell" style:parent-style-name="Default">
      <style:table-cell-properties fo:background-color="#ffff66" style:diagonal-bl-tr="none" style:diagonal-tl-br="none" fo:border="0.035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70" style:family="table-cell" style:parent-style-name="Default">
      <style:table-cell-properties fo:background-color="#ccffff"/>
    </style:style>
    <style:style style:name="ce571"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72"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73" style:family="table-cell" style:parent-style-name="Default">
      <style:table-cell-properties fo:background-color="#ccffff"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74" style:family="table-cell" style:parent-style-name="Default">
      <style:table-cell-properties fo:background-color="#cc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75"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76" style:family="table-cell" style:parent-style-name="Default">
      <style:table-cell-properties fo:background-color="#ccffff" style:text-align-source="fix" style:repeat-content="false" style:vertical-align="middle"/>
      <style:paragraph-properties fo:text-align="center"/>
      <style:text-properties fo:font-size="8pt" style:font-size-asian="8pt" style:font-size-complex="8pt"/>
    </style:style>
    <style:style style:name="ce577" style:family="table-cell" style:parent-style-name="Default">
      <style:table-cell-properties style:glyph-orientation-vertical="0" fo:background-color="#cc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78"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79" style:family="table-cell" style:parent-style-name="Default">
      <style:table-cell-properties fo:background-color="#ccffff"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80" style:family="table-cell" style:parent-style-name="Default">
      <style:table-cell-properties fo:background-color="#cc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81" style:family="table-cell" style:parent-style-name="Default">
      <style:table-cell-properties fo:background-color="#cccccc"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82"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83" style:family="table-cell" style:parent-style-name="Default">
      <style:table-cell-properties style:glyph-orientation-vertical="0" fo:background-color="#ccffff" style:cell-protect="none"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84" style:family="table-cell" style:parent-style-name="Default">
      <style:table-cell-properties style:glyph-orientation-vertical="0" fo:background-color="#00ff0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85" style:family="table-cell" style:parent-style-name="Default">
      <style:table-cell-properties fo:background-color="#00ff00"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86" style:family="table-cell" style:parent-style-name="Default">
      <style:table-cell-properties style:glyph-orientation-vertical="0" fo:background-color="#00ff0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87"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88" style:family="table-cell" style:parent-style-name="Default">
      <style:table-cell-properties style:glyph-orientation-vertical="0" fo:background-color="#0000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89"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90" style:family="table-cell" style:parent-style-name="Default">
      <style:table-cell-properties fo:background-color="#ccffff" fo:wrap-option="wrap"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91" style:family="table-cell" style:parent-style-name="Default">
      <style:table-cell-properties fo:background-color="transparent"/>
    </style:style>
    <style:style style:name="ce592" style:family="table-cell" style:parent-style-name="Default">
      <style:table-cell-properties fo:background-color="#ffffff" style:vertical-align="middle"/>
      <style:text-properties fo:font-size="8pt" style:font-size-asian="8pt" style:font-size-complex="8pt"/>
    </style:style>
    <style:style style:name="ce593" style:family="table-cell" style:parent-style-name="Default">
      <style:table-cell-properties fo:border-bottom="0.035cm solid #800080" style:diagonal-bl-tr="none" style:diagonal-tl-br="none" fo:border-left="0.035cm solid #ffffff" fo:border-right="0.035cm solid #ffffff" fo:border-top="0.035cm solid #ffffff" style:vertical-align="middle"/>
      <style:text-properties fo:font-size="12pt" fo:font-weight="bold" style:font-size-asian="12pt" style:font-weight-asian="bold" style:font-size-complex="12pt" style:font-weight-complex="bold"/>
    </style:style>
    <style:style style:name="ce594" style:family="table-cell" style:parent-style-name="Default">
      <style:table-cell-properties style:glyph-orientation-vertical="0" fo:border-bottom="none" fo:background-color="#ccffff" style:diagonal-bl-tr="none" style:diagonal-tl-br="none" style:text-align-source="value-type" style:repeat-content="false" fo:wrap-option="no-wrap" fo:border-left="0.088cm solid #000000"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595"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style>
    <style:style style:name="ce596"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style>
    <style:style style:name="ce597" style:family="table-cell" style:parent-style-name="Default">
      <style:table-cell-properties style:diagonal-bl-tr="none" style:diagonal-tl-br="none" fo:border="0.035cm solid #ffffff"/>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9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599"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middle"/>
      <style:paragraph-properties fo:margin-left="0cm" style:writing-mode="page"/>
    </style:style>
    <style:style style:name="ce600" style:family="table-cell" style:parent-style-name="Default">
      <style:table-cell-properties style:glyph-orientation-vertical="0" style:diagonal-bl-tr="none" style:diagonal-tl-br="none" style:text-align-source="value-type" style:repeat-content="false" fo:background-color="transparent" fo:wrap-option="no-wrap" fo:border="0.035cm solid #000000" style:direction="ltr" style:rotation-angle="0" style:rotation-align="none" style:shrink-to-fit="false" style:vertical-align="middle"/>
      <style:paragraph-properties fo:margin-left="0cm" style:writing-mode="page"/>
    </style:style>
    <style:style style:name="ce601" style:family="table-cell" style:parent-style-name="Default">
      <style:table-cell-properties style:glyph-orientation-vertical="0" fo:border-bottom="0.088cm solid #000000" style:diagonal-bl-tr="none" style:diagonal-tl-br="none" style:text-align-source="value-type"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style>
    <style:style style:name="ce602"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03"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04" style:family="table-cell" style:parent-style-name="Default">
      <style:table-cell-properties fo:border-bottom="0.035cm solid #800080" style:diagonal-bl-tr="none" style:diagonal-tl-br="none" fo:border-left="none" fo:border-right="none" fo:border-top="none"/>
    </style:style>
    <style:style style:name="ce605" style:family="table-cell" style:parent-style-name="Default">
      <style:table-cell-properties fo:border-bottom="none" style:diagonal-bl-tr="none" style:diagonal-tl-br="none" fo:border-left="0.035cm solid #ffffff" fo:border-right="0.035cm solid #ffffff" fo:border-top="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06"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07"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08"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609" style:family="table-cell" style:parent-style-name="Default">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style>
    <style:style style:name="ce610" style:family="table-cell" style:parent-style-name="Default">
      <style:table-cell-properties style:glyph-orientation-vertical="0" fo:border-bottom="0.088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611" style:family="table-cell" style:parent-style-name="Default">
      <style:table-cell-properties style:glyph-orientation-vertical="0" fo:border-bottom="0.035cm solid #800080" style:diagonal-bl-tr="none" style:diagonal-tl-br="none" style:text-align-source="value-type" style:repeat-content="false" fo:wrap-option="no-wrap" fo:border-left="0.035cm solid #ffffff" style:direction="ltr" fo:border-right="0.035cm solid #ffffff" style:rotation-angle="0" style:rotation-align="none" style:shrink-to-fit="false" fo:border-top="0.035cm solid #ffffff" style:vertical-align="middle"/>
      <style:paragraph-properties fo:margin-left="0cm" style:writing-mode="page"/>
      <style:text-properties style:use-window-font-color="true" style:text-outline="false" style:text-line-through-style="none" style:font-name="Arial1" fo:font-size="20pt" fo:font-style="normal" fo:text-shadow="none" style:text-underline-style="none" fo:font-weight="normal" style:font-size-asian="20pt" style:font-style-asian="normal" style:font-weight-asian="normal" style:font-name-complex="Arial1" style:font-size-complex="20pt" style:font-style-complex="normal" style:font-weight-complex="normal"/>
    </style:style>
    <style:style style:name="ce612"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0.088cm solid #000000"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9pt" fo:font-style="italic" fo:text-shadow="none" style:text-underline-style="none" fo:font-weight="bold" style:font-size-asian="9pt" style:font-style-asian="italic" style:font-weight-asian="bold" style:font-name-complex="Arial2" style:font-size-complex="9pt" style:font-style-complex="italic" style:font-weight-complex="bold"/>
    </style:style>
    <style:style style:name="ce613"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614" style:family="table-cell" style:parent-style-name="Default">
      <style:table-cell-properties fo:border-bottom="none" fo:background-color="#ccffff" style:diagonal-bl-tr="none" style:diagonal-tl-br="none" fo:border-left="none" fo:border-right="0.088cm solid #000000" fo:border-top="non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615"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9pt" fo:font-style="italic" fo:text-shadow="none" style:text-underline-style="none" fo:font-weight="normal" style:font-size-asian="9pt" style:font-style-asian="italic" style:font-weight-asian="normal" style:font-name-complex="Arial2" style:font-size-complex="9pt" style:font-style-complex="italic" style:font-weight-complex="normal"/>
    </style:style>
    <style:style style:name="ce616"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617"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style>
    <style:style style:name="ce618"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style>
    <style:style style:name="ce619" style:family="table-cell" style:parent-style-name="Default">
      <style:table-cell-properties style:glyph-orientation-vertical="0" fo:border-bottom="0.035cm solid #800080" style:diagonal-bl-tr="none" style:diagonal-tl-br="none" style:text-align-source="value-type" style:repeat-content="false" fo:wrap-option="no-wrap" fo:border-left="0.035cm solid #ffffff" style:direction="ltr" fo:border-right="0.035cm solid #ffffff" style:rotation-angle="0" style:rotation-align="none" style:shrink-to-fit="false" fo:border-top="0.035cm solid #ffffff" style:vertical-align="middle"/>
      <style:paragraph-properties fo:margin-left="0cm" style:writing-mode="page"/>
    </style:style>
    <style:style style:name="ce620"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fo:font-size="10pt"/>
    </style:style>
    <style:style style:name="ce621"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22" style:family="table-cell" style:parent-style-name="Default">
      <style:table-cell-properties fo:border-bottom="0.035cm solid #ffffff" style:diagonal-bl-tr="none" style:diagonal-tl-br="none" fo:border-left="0.035cm solid #ffffff" fo:border-right="0.035cm solid #ffffff" fo:border-top="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23"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24" style:family="table-cell" style:parent-style-name="Default">
      <style:table-cell-properties style:glyph-orientation-vertical="0" fo:border-bottom="none" fo:background-color="#ccffff"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25" style:family="table-cell" style:parent-style-name="Default">
      <style:table-cell-properties style:glyph-orientation-vertical="0" fo:border-bottom="0.035cm solid #000000" fo:background-color="#ccffff"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26" style:family="table-cell" style:parent-style-name="Default">
      <style:table-cell-properties style:glyph-orientation-vertical="0" fo:border-bottom="none" fo:background-color="#ccffff"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27"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28" style:family="table-cell" style:parent-style-name="Default">
      <style:table-cell-properties style:glyph-orientation-vertical="0" fo:border-bottom="none" style:diagonal-bl-tr="none" style:diagonal-tl-br="none" style:text-align-source="fix" style:repeat-content="false" fo:wrap-option="no-wrap" fo:border-left="0.035cm solid #ffffff" style:direction="ltr" fo:border-right="0.035cm solid #ffffff" style:rotation-angle="0" style:rotation-align="none" style:shrink-to-fit="false" fo:border-top="0.035cm solid #ffffff" style:vertical-align="middle"/>
      <style:paragraph-properties fo:text-align="end" fo:margin-left="0cm" style:writing-mode="page"/>
      <style:text-properties style:use-window-font-color="true" style:text-outline="false" style:text-line-through-style="none" style:font-name="Arial1" fo:font-size="20pt" fo:font-style="normal" fo:text-shadow="none" style:text-underline-style="none" fo:font-weight="normal" style:font-size-asian="20pt" style:font-style-asian="normal" style:font-weight-asian="normal" style:font-name-complex="Arial1" style:font-size-complex="20pt" style:font-style-complex="normal" style:font-weight-complex="normal"/>
    </style:style>
    <style:style style:name="ce629"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630"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automatic"/>
      <style:paragraph-properties fo:text-align="center" fo:margin-left="0cm" style:writing-mode="page"/>
    </style:style>
    <style:style style:name="ce631"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style>
    <style:style style:name="ce632" style:family="table-cell" style:parent-style-name="Default">
      <style:table-cell-properties style:glyph-orientation-vertical="0" style:diagonal-bl-tr="none" style:diagonal-tl-br="none" style:text-align-source="fix" style:repeat-content="false" fo:background-color="transparent" fo:wrap-option="wrap" fo:border="0.088cm solid #000000" style:direction="ltr" style:rotation-angle="0" style:rotation-align="none" style:shrink-to-fit="false" style:vertical-align="automatic"/>
      <style:paragraph-properties fo:text-align="center" fo:margin-left="0cm" style:writing-mode="page"/>
    </style:style>
    <style:style style:name="ce63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3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35" style:family="table-cell" style:parent-style-name="Default">
      <style:table-cell-properties style:glyph-orientation-vertical="0" fo:border-bottom="0.035cm solid #000000"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36"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637"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38"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39" style:family="table-cell" style:parent-style-name="Default">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640"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9pt" fo:font-style="italic" fo:text-shadow="none" style:text-underline-style="none" fo:font-weight="bold" style:font-size-asian="9pt" style:font-style-asian="italic" style:font-weight-asian="bold" style:font-name-complex="Arial2" style:font-size-complex="9pt" style:font-style-complex="italic" style:font-weight-complex="bold"/>
    </style:style>
    <style:style style:name="ce641"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42" style:family="table-cell" style:parent-style-name="Default">
      <style:table-cell-properties style:glyph-orientation-vertical="0" fo:background-color="#ccff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643"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644" style:family="table-cell" style:parent-style-name="Default">
      <style:table-cell-properties style:glyph-orientation-vertical="0" style:diagonal-bl-tr="none" style:diagonal-tl-br="none" style:text-align-source="value-type" style:repeat-content="false" fo:wrap-option="no-wrap" fo:border="0.088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45"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9pt" fo:font-style="italic" fo:text-shadow="none" style:text-underline-style="none" fo:font-weight="normal" style:font-size-asian="12pt" style:font-style-asian="normal" style:font-weight-asian="bold" style:font-name-complex="Arial2" style:font-size-complex="12pt" style:font-style-complex="normal" style:font-weight-complex="bold"/>
    </style:style>
    <style:style style:name="ce646"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47" style:family="table-cell" style:parent-style-name="Default">
      <style:table-cell-properties fo:background-color="#ccffff" style:diagonal-bl-tr="none" style:diagonal-tl-br="none" fo:border="none"/>
    </style:style>
    <style:style style:name="ce648" style:family="table-cell" style:parent-style-name="Default">
      <style:table-cell-properties fo:border-bottom="none" fo:background-color="#ccffff" style:diagonal-bl-tr="none" style:diagonal-tl-br="none" fo:wrap-option="wrap" fo:border-left="none" fo:border-right="0.088cm solid #000000" fo:border-top="none"/>
      <style:text-properties fo:font-size="8pt"/>
    </style:style>
    <style:style style:name="ce649"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50" style:family="table-cell" style:parent-style-name="Default">
      <style:table-cell-properties style:glyph-orientation-vertical="0" fo:border-bottom="0.035cm solid #800080" style:diagonal-bl-tr="none" style:diagonal-tl-br="none" style:text-align-source="fix" style:repeat-content="false" fo:wrap-option="no-wrap" fo:border-left="0.035cm solid #ffffff" style:direction="ltr" fo:border-right="0.035cm solid #ffffff" style:rotation-angle="0" style:rotation-align="none" style:shrink-to-fit="false" fo:border-top="0.035cm solid #ffffff" style:vertical-align="middle"/>
      <style:paragraph-properties fo:text-align="end" fo:margin-left="0cm" style:writing-mode="page"/>
      <style:text-properties style:use-window-font-color="true" style:text-outline="false" style:text-line-through-style="none" style:font-name="Arial1" fo:font-size="20pt" fo:font-style="normal" fo:text-shadow="none" style:text-underline-style="none" fo:font-weight="normal" style:font-size-asian="20pt" style:font-style-asian="normal" style:font-weight-asian="normal" style:font-name-complex="Arial1" style:font-size-complex="20pt" style:font-style-complex="normal" style:font-weight-complex="normal"/>
    </style:style>
    <style:style style:name="ce651"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52"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653"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0.088cm solid #000000" style:direction="ltr" fo:border-right="0.088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654"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55" style:family="table-cell" style:parent-style-name="Default">
      <style:table-cell-properties style:glyph-orientation-vertical="0" fo:border-bottom="0.035cm solid #800080" style:diagonal-bl-tr="none" style:diagonal-tl-br="none" style:text-align-source="fix" style:repeat-content="false" fo:wrap-option="no-wrap" fo:border-left="0.035cm solid #ffffff" style:direction="ltr" fo:border-right="0.035cm solid #ffffff" style:rotation-angle="0" style:rotation-align="none" style:shrink-to-fit="false" fo:border-top="0.035cm solid #ffffff" style:vertical-align="middle"/>
      <style:paragraph-properties fo:text-align="center"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656"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middle"/>
      <style:paragraph-properties fo:margin-left="0cm" style:writing-mode="page"/>
    </style:style>
    <style:style style:name="ce657" style:family="table-cell" style:parent-style-name="Default">
      <style:table-cell-properties fo:border-bottom="none" fo:background-color="#ccffff" style:diagonal-bl-tr="none" style:diagonal-tl-br="none" fo:border-left="none" fo:border-right="0.088cm solid #000000" fo:border-top="none"/>
    </style:style>
    <style:style style:name="ce658"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59"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60"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661"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62"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63"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64" style:family="table-cell" style:parent-style-name="Default">
      <style:table-cell-properties style:glyph-orientation-vertical="0" fo:border-bottom="0.035cm solid #000000"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665" style:family="table-cell" style:parent-style-name="Default">
      <style:table-cell-properties style:glyph-orientation-vertical="0" fo:border-bottom="0.035cm solid #000000"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66" style:family="table-cell" style:parent-style-name="Default">
      <style:table-cell-properties style:glyph-orientation-vertical="0" fo:border-bottom="none"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67" style:family="table-cell" style:parent-style-name="Default">
      <style:table-cell-properties style:glyph-orientation-vertical="0" fo:border-bottom="0.035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style>
    <style:style style:name="ce668" style:family="table-cell" style:parent-style-name="Default">
      <style:table-cell-properties style:glyph-orientation-vertical="0" fo:border-bottom="none"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69"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70"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671"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72"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73" style:family="table-cell" style:parent-style-name="Default">
      <style:table-cell-properties style:glyph-orientation-vertical="0" fo:border-bottom="none" fo:background-color="#ccffff" style:diagonal-bl-tr="none" style:diagonal-tl-br="none" style:text-align-source="fix" style:repeat-content="false" fo:wrap-option="no-wrap" fo:border-left="0.002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74" style:family="table-cell" style:parent-style-name="Default">
      <style:table-cell-properties style:glyph-orientation-vertical="0" fo:border-bottom="0.002cm solid #000000" fo:background-color="#ccffff" style:diagonal-bl-tr="none" style:diagonal-tl-br="none" style:text-align-source="fix" style:repeat-content="false" fo:wrap-option="wrap" fo:border-left="0.002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75"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76" style:family="table-cell" style:parent-style-name="Default">
      <style:table-cell-properties fo:border-bottom="0.035cm solid #800080" style:diagonal-bl-tr="none" style:diagonal-tl-br="none" fo:border-left="0.035cm solid #ffffff" fo:border-right="0.035cm solid #ffffff" fo:border-top="0.035cm solid #ffffff"/>
    </style:style>
    <style:style style:name="ce677" style:family="table-cell" style:parent-style-name="Default">
      <style:table-cell-properties fo:border-bottom="none" fo:background-color="#ccffff" style:diagonal-bl-tr="none" style:diagonal-tl-br="none" fo:border-left="none" fo:border-right="none" fo:border-top="0.088cm solid #000000"/>
    </style:style>
    <style:style style:name="ce678" style:family="table-cell" style:parent-style-name="Default">
      <style:table-cell-properties style:glyph-orientation-vertical="0" fo:border-bottom="0.035cm solid #000000"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automatic"/>
      <style:paragraph-properties fo:text-align="center" fo:margin-left="0cm" style:writing-mode="page"/>
    </style:style>
    <style:style style:name="ce679"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80"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81" style:family="table-cell" style:parent-style-name="Default">
      <style:table-cell-properties style:glyph-orientation-vertical="0" fo:border-bottom="0.035cm solid #000000"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82"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83"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84"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85"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86"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87"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0.002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88" style:family="table-cell" style:parent-style-name="Default">
      <style:table-cell-properties style:glyph-orientation-vertical="0" fo:border-bottom="0.002cm solid #000000" fo:background-color="#ccffff" style:diagonal-bl-tr="none" style:diagonal-tl-br="none" style:text-align-source="fix" style:repeat-content="false" fo:wrap-option="wrap" fo:border-left="none" style:direction="ltr" fo:border-right="0.002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89"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style>
    <style:style style:name="ce690"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style>
    <style:style style:name="ce691"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692" style:family="table-cell" style:parent-style-name="Default">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style>
    <style:style style:name="ce693" style:family="table-cell" style:parent-style-name="Default" style:data-style-name="N2">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style>
    <style:style style:name="ce694" style:family="table-cell" style:parent-style-name="Default">
      <style:table-cell-properties fo:background-color="#ccffff" style:text-align-source="fix" style:repeat-content="false" fo:border="0.002cm solid #000000" style:vertical-align="middle"/>
      <style:paragraph-properties fo:text-align="center"/>
      <style:text-properties fo:font-weight="bold"/>
    </style:style>
    <style:style style:name="ce695" style:family="table-cell" style:parent-style-name="Default">
      <style:table-cell-properties fo:border="0.002cm solid #000000"/>
    </style:style>
    <style:style style:name="ce696" style:family="table-cell" style:parent-style-name="Default">
      <style:table-cell-properties style:glyph-orientation-vertical="0" fo:border-bottom="0.002cm solid #000000" fo:background-color="#ccffff" style:diagonal-bl-tr="none" style:diagonal-tl-br="none" style:text-align-source="fix" style:repeat-content="false" fo:wrap-option="no-wrap" fo:border-left="0.002cm solid #000000" style:direction="ltr" fo:border-right="none" style:rotation-angle="0" style:rotation-align="none" style:shrink-to-fit="false" fo:border-top="0.002cm solid #000000" style:vertical-align="middle"/>
      <style:paragraph-properties fo:text-align="center" fo:margin-left="0cm" style:writing-mode="page"/>
      <style:text-properties fo:font-weight="bold"/>
    </style:style>
    <style:style style:name="ce697" style:family="table-cell" style:parent-style-name="Default">
      <style:table-cell-properties style:glyph-orientation-vertical="0" fo:background-color="#cc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fo:font-weight="bold"/>
    </style:style>
    <style:style style:name="ce698" style:family="table-cell" style:parent-style-name="Default">
      <style:table-cell-properties style:glyph-orientation-vertical="0" fo:background-color="#ff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style>
    <style:style style:name="ce699"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00" style:family="table-cell" style:parent-style-name="Default">
      <style:table-cell-properties style:diagonal-bl-tr="none" style:diagonal-tl-br="none" fo:background-color="transparent" fo:border="0.035cm solid #000000"/>
    </style:style>
    <style:style style:name="ce701" style:family="table-cell" style:parent-style-name="Default">
      <style:table-cell-properties fo:border-bottom="0.088cm solid #000000" style:diagonal-bl-tr="none" style:diagonal-tl-br="none" fo:background-color="transparent" fo:border-left="0.035cm solid #000000" fo:border-right="0.035cm solid #000000" fo:border-top="0.035cm solid #000000"/>
    </style:style>
    <style:style style:name="ce702" style:family="table-cell" style:parent-style-name="Default">
      <style:table-cell-properties style:glyph-orientation-vertical="0" fo:background-color="#cc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03"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center" fo:margin-left="0cm" style:writing-mode="page"/>
    </style:style>
    <style:style style:name="ce704"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style>
    <style:style style:name="ce705"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center" fo:margin-left="0cm" style:writing-mode="page"/>
    </style:style>
    <style:style style:name="ce706" style:family="table-cell" style:parent-style-name="Default">
      <style:table-cell-properties style:glyph-orientation-vertical="0"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style>
    <style:style style:name="ce707" style:family="table-cell" style:parent-style-name="Default">
      <style:table-cell-properties style:glyph-orientation-vertical="0" fo:border-bottom="0.002cm solid #000000" fo:background-color="#ccffff" style:diagonal-bl-tr="none" style:diagonal-tl-br="none" style:text-align-source="value-type" style:repeat-content="false" fo:wrap-option="no-wrap" fo:border-left="none" style:direction="ltr" fo:border-right="none" style:rotation-angle="0" style:rotation-align="none" style:shrink-to-fit="false" fo:border-top="0.002cm solid #000000" style:vertical-align="middle"/>
      <style:paragraph-properties fo:margin-left="0cm" style:writing-mode="page"/>
    </style:style>
    <style:style style:name="ce708" style:family="table-cell" style:parent-style-name="Default">
      <style:table-cell-properties style:glyph-orientation-vertical="0" fo:border-bottom="0.002cm solid #000000" fo:background-color="#ccffff" style:diagonal-bl-tr="none" style:diagonal-tl-br="none" style:text-align-source="value-type" style:repeat-content="false" fo:wrap-option="no-wrap" fo:border-left="none" style:direction="ltr" fo:border-right="0.002cm solid #000000" style:rotation-angle="0" style:rotation-align="none" style:shrink-to-fit="false" fo:border-top="0.002cm solid #000000" style:vertical-align="middle"/>
      <style:paragraph-properties fo:margin-left="0cm" style:writing-mode="page"/>
    </style:style>
    <style:style style:name="ce709"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10"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style>
    <style:style style:name="ce711"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style>
    <style:style style:name="ce712" style:family="table-cell" style:parent-style-name="Default">
      <style:table-cell-properties style:glyph-orientation-vertical="0" style:diagonal-bl-tr="none" style:diagonal-tl-br="none" style:text-align-source="value-type" style:repeat-content="false" fo:background-color="transparent" fo:wrap-option="no-wrap" fo:border="0.035cm solid #000000" style:direction="ltr" style:rotation-angle="0" style:rotation-align="none" style:shrink-to-fit="false" style:vertical-align="automatic"/>
      <style:paragraph-properties fo:margin-left="0cm" style:writing-mode="page"/>
    </style:style>
    <style:style style:name="ce713" style:family="table-cell" style:parent-style-name="Default">
      <style:table-cell-properties style:glyph-orientation-vertical="0" fo:border-bottom="0.088cm solid #000000" style:diagonal-bl-tr="none" style:diagonal-tl-br="none" style:text-align-source="value-type" style:repeat-content="false" fo:background-color="transparent" fo:wrap-option="no-wrap" fo:border-left="0.035cm solid #000000" style:direction="ltr" fo:border-right="0.035cm solid #000000" style:rotation-angle="0" style:rotation-align="none" style:shrink-to-fit="false" fo:border-top="0.035cm solid #000000" style:vertical-align="automatic"/>
      <style:paragraph-properties fo:margin-left="0cm" style:writing-mode="page"/>
    </style:style>
    <style:style style:name="ce714"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715" style:family="table-cell" style:parent-style-name="Default">
      <style:table-cell-properties style:glyph-orientation-vertical="0" fo:border-bottom="none"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6" style:family="table-cell" style:parent-style-name="Default">
      <style:table-cell-properties style:glyph-orientation-vertical="0" fo:border-bottom="0.035cm solid #000000" fo:background-color="#ccffff" style:diagonal-bl-tr="none" style:diagonal-tl-br="none" style:text-align-source="value-type" style:repeat-content="false" fo:wrap-option="no-wrap" fo:border-left="0.035cm solid #000000" style:direction="ltr" fo:border-right="none" style:rotation-angle="0" style:rotation-align="none" style:shrink-to-fit="false" fo:border-top="0.035cm solid #000000" style:vertical-align="middle"/>
      <style:paragraph-properties fo:margin-left="0cm" style:writing-mode="page"/>
    </style:style>
    <style:style style:name="ce717" style:family="table-cell" style:parent-style-name="Default">
      <style:table-cell-properties style:glyph-orientation-vertical="0" fo:border-bottom="none" fo:background-color="#ccffff" style:diagonal-bl-tr="none" style:diagonal-tl-br="none" style:text-align-source="value-type" style:repeat-content="false"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style>
    <style:style style:name="ce718" style:family="table-cell" style:parent-style-name="Default">
      <style:table-cell-properties style:glyph-orientation-vertical="0" fo:border-bottom="none" fo:background-color="#ccffff"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9" style:family="table-cell" style:parent-style-name="Default">
      <style:table-cell-properties style:glyph-orientation-vertical="0" fo:border-bottom="0.035cm solid #000000" fo:background-color="#ccffff" style:diagonal-bl-tr="none" style:diagonal-tl-br="none" style:text-align-source="value-type" style:repeat-content="false" fo:wrap-option="no-wrap" fo:border-left="0.035cm solid #000000" style:direction="ltr" fo:border-right="0.035cm solid #000000" style:rotation-angle="0" style:rotation-align="none" style:shrink-to-fit="false" fo:border-top="none" style:vertical-align="middle"/>
      <style:paragraph-properties fo:margin-left="0cm" style:writing-mode="page"/>
    </style:style>
    <style:style style:name="ce720"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721" style:family="table-cell" style:parent-style-name="Default">
      <style:table-cell-properties style:glyph-orientation-vertical="0" fo:border-bottom="0.035cm solid #000000" fo:background-color="#ccffff"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middle"/>
      <style:paragraph-properties fo:margin-left="0cm" style:writing-mode="page"/>
    </style:style>
    <style:style style:name="ce722" style:family="table-cell" style:parent-style-name="Default">
      <style:table-cell-properties style:glyph-orientation-vertical="0"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style>
    <style:style style:name="ce723"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0.035cm solid #000000" style:vertical-align="automatic"/>
      <style:paragraph-properties fo:text-align="center" fo:margin-left="0cm" style:writing-mode="page"/>
    </style:style>
    <style:style style:name="ce724"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25"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26" style:family="table-cell" style:parent-style-name="Default">
      <style:table-cell-properties style:glyph-orientation-vertical="0" fo:border-bottom="0.035cm solid #000000" fo:background-color="#ccffff" style:diagonal-bl-tr="none" style:diagonal-tl-br="none" style:text-align-source="value-type" style:repeat-content="false" fo:wrap-option="wrap" fo:border-left="0.035cm solid #000000" style:direction="ltr" fo:border-right="none"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27" style:family="table-cell" style:parent-style-name="Default">
      <style:table-cell-properties style:glyph-orientation-vertical="0" fo:border-bottom="0.035cm solid #000000" fo:background-color="#ccffff" style:diagonal-bl-tr="none" style:diagonal-tl-br="none" style:text-align-source="value-type" style:repeat-content="false" fo:wrap-option="wrap" fo:border-left="0.035cm solid #000000" style:direction="ltr" fo:border-right="0.088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28" style:family="table-cell" style:parent-style-name="Default">
      <style:table-cell-properties style:glyph-orientation-vertical="0" fo:border-bottom="none" fo:background-color="#ccffff" style:diagonal-bl-tr="none" style:diagonal-tl-br="none" style:text-align-source="value-type" style:repeat-content="false" fo:wrap-option="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29" style:family="table-cell" style:parent-style-name="Default">
      <style:table-cell-properties style:glyph-orientation-vertical="0" fo:border-bottom="0.035cm solid #000000" fo:background-color="#ccffff"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30" style:family="table-cell" style:parent-style-name="Default">
      <style:table-cell-properties style:glyph-orientation-vertical="0" fo:border-bottom="none" fo:background-color="#ccffff" style:diagonal-bl-tr="none" style:diagonal-tl-br="none" style:text-align-source="value-type" style:repeat-content="false" fo:wrap-option="no-wrap" fo:border-left="0.035cm solid #000000" style:direction="ltr" fo:border-right="none"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31" style:family="table-cell" style:parent-style-name="Default">
      <style:table-cell-properties style:glyph-orientation-vertical="0" fo:border-bottom="0.088cm solid #000000" fo:background-color="#ccffff" style:diagonal-bl-tr="none" style:diagonal-tl-br="none" style:text-align-source="value-type" style:repeat-content="false" fo:wrap-option="wrap" fo:border-left="0.035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32"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33" style:family="table-cell" style:parent-style-name="Default">
      <style:table-cell-properties style:glyph-orientation-vertical="0"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34" style:family="table-cell" style:parent-style-name="Default">
      <style:table-cell-properties style:glyph-orientation-vertical="0" fo:border-bottom="none" fo:background-color="#ccffff"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35"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36" style:family="table-cell" style:parent-style-name="Default">
      <style:table-cell-properties style:glyph-orientation-vertical="0" fo:border-bottom="none" fo:background-color="#ccffff" style:diagonal-bl-tr="none" style:diagonal-tl-br="none" style:text-align-source="fix" style:repeat-content="false" fo:wrap-option="wrap" fo:border-left="0.002cm solid #000000" style:direction="ltr" fo:border-right="none"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37" style:family="table-cell" style:parent-style-name="Default">
      <style:table-cell-properties style:glyph-orientation-vertical="0" fo:border-bottom="0.002cm solid #000000" fo:background-color="#ccffff" style:diagonal-bl-tr="none" style:diagonal-tl-br="none" style:text-align-source="fix" style:repeat-content="false" fo:wrap-option="wrap" fo:border-left="0.002cm solid #000000" style:direction="ltr" fo:border-right="none"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38" style:family="table-cell" style:parent-style-name="Default">
      <style:table-cell-properties fo:border-bottom="none" fo:background-color="#ccffff" style:diagonal-bl-tr="none" style:diagonal-tl-br="none" fo:border-left="none" fo:border-right="0.088cm solid #000000" fo:border-top="0.088cm solid #000000"/>
    </style:style>
    <style:style style:name="ce739"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0.088cm solid #000000"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40"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41" style:family="table-cell" style:parent-style-name="Default">
      <style:table-cell-properties style:glyph-orientation-vertical="0" fo:border-bottom="0.035cm solid #000000" fo:background-color="#ccffff"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42"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0.088cm solid #000000" style:rotation-angle="0" style:rotation-align="none" style:shrink-to-fit="false" fo:border-top="0.035cm solid #000000" style:vertical-align="automatic"/>
      <style:paragraph-properties fo:margin-left="0cm" style:writing-mode="page"/>
    </style:style>
    <style:style style:name="ce743"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automatic"/>
      <style:paragraph-properties fo:margin-left="0cm" style:writing-mode="page"/>
    </style:style>
    <style:style style:name="ce744"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0.088cm solid #000000"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45"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88cm solid #00000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46"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47"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automatic"/>
      <style:paragraph-properties fo:margin-left="0cm" style:writing-mode="page"/>
    </style:style>
    <style:style style:name="ce748"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49"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justify" fo:margin-left="0cm" style:writing-mode="page"/>
    </style:style>
    <style:style style:name="ce750"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02cm solid #000000" style:rotation-angle="0" style:rotation-align="none" style:shrink-to-fit="false" fo:border-top="0.002cm solid #000000" style:vertical-align="middle"/>
      <style:paragraph-properties fo:text-align="justify" fo:margin-left="0cm" style:writing-mode="page"/>
    </style:style>
    <style:style style:name="ce751"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02cm solid #000000" style:rotation-angle="0" style:rotation-align="none" style:shrink-to-fit="false" fo:border-top="none" style:vertical-align="middle"/>
      <style:paragraph-properties fo:text-align="justify" fo:margin-left="0cm" style:writing-mode="page"/>
    </style:style>
    <style:style style:name="ce752" style:family="table-cell" style:parent-style-name="Default">
      <style:table-cell-properties style:glyph-orientation-vertical="0" fo:border-bottom="0.002cm solid #000000" fo:background-color="#ccffff" style:diagonal-bl-tr="none" style:diagonal-tl-br="none" style:text-align-source="fix" style:repeat-content="false" fo:wrap-option="no-wrap" fo:border-left="none" style:direction="ltr" fo:border-right="0.002cm solid #000000" style:rotation-angle="0" style:rotation-align="none" style:shrink-to-fit="false" fo:border-top="none" style:vertical-align="middle"/>
      <style:paragraph-properties fo:text-align="justify" fo:margin-left="0cm" style:writing-mode="page"/>
    </style:style>
    <style:style style:name="ce753"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0.088cm solid #000000" style:rotation-angle="0" style:rotation-align="none" style:shrink-to-fit="false" fo:border-top="0.088cm solid #000000"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5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middle"/>
      <style:paragraph-properties fo:margin-left="0cm" style:writing-mode="page"/>
    </style:style>
    <style:style style:name="ce755"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middle"/>
      <style:paragraph-properties fo:margin-left="0cm" style:writing-mode="page"/>
    </style:style>
    <style:style style:name="ce756" style:family="table-cell" style:parent-style-name="Default">
      <style:table-cell-properties style:diagonal-bl-tr="none" style:diagonal-tl-br="none" fo:border="none"/>
    </style:style>
    <style:style style:name="ce757" style:family="table-cell" style:parent-style-name="Default">
      <style:table-cell-properties style:glyph-orientation-vertical="0" fo:border-bottom="none" fo:background-color="#ccffff" style:diagonal-bl-tr="none" style:diagonal-tl-br="none" style:text-align-source="value-type" style:repeat-content="false" fo:wrap-option="wrap" fo:border-left="0.088cm solid #000000"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758" style:family="table-cell" style:parent-style-name="Default">
      <style:table-cell-properties style:glyph-orientation-vertical="0" fo:border-bottom="0.088cm solid #000000" fo:background-color="#ffff00"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59"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760"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1" style:family="table-cell" style:parent-style-name="Default">
      <style:table-cell-properties style:glyph-orientation-vertical="0" fo:border-bottom="none" fo:background-color="#ffff00"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62"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0.088cm solid #000000" style:vertical-align="middle"/>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763"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4" style:family="table-cell" style:parent-style-name="Default">
      <style:table-cell-properties fo:border-bottom="none" style:diagonal-bl-tr="none" style:diagonal-tl-br="none" fo:border-left="0.035cm solid #ffffff" fo:border-right="0.035cm solid #ffffff" fo:border-top="0.035cm solid #ffffff"/>
    </style:style>
    <style:style style:name="ce765"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766" style:family="table-cell" style:parent-style-name="Default">
      <style:table-cell-properties style:glyph-orientation-vertical="0" fo:border-bottom="0.088cm solid #000000" fo:background-color="#ffff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67"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68"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none" style:rotation-angle="0" style:rotation-align="none" style:shrink-to-fit="false" fo:border-top="0.088cm solid #000000" style:vertical-align="middle"/>
      <style:paragraph-properties fo:text-align="center" fo:margin-left="0cm" style:writing-mode="page"/>
    </style:style>
    <style:style style:name="ce769" style:family="table-cell" style:parent-style-name="Default">
      <style:table-cell-properties style:glyph-orientation-vertical="0" fo:background-color="#ffff0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70"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71"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772" style:family="table-cell" style:parent-style-name="Default">
      <style:table-cell-properties style:diagonal-bl-tr="none" style:diagonal-tl-br="none" style:text-align-source="fix" style:repeat-content="false" fo:border="none"/>
      <style:paragraph-properties fo:text-align="center" fo:margin-left="0cm"/>
    </style:style>
    <style:style style:name="ce773"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74" style:family="table-cell" style:parent-style-name="Default" style:data-style-name="N100">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italic" style:font-weight-asian="bold" style:font-name-complex="Arial2" style:font-size-complex="10pt" style:font-style-complex="italic" style:font-weight-complex="bold"/>
    </style:style>
    <style:style style:name="ce775" style:family="table-cell" style:parent-style-name="Default" style:data-style-name="N100">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776" style:family="table-cell" style:parent-style-name="Default" style:data-style-name="N100">
      <style:table-cell-properties style:glyph-orientation-vertical="0" fo:border-bottom="0.002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777" style:family="table-cell" style:parent-style-name="Default" style:data-style-name="N100">
      <style:table-cell-properties style:glyph-orientation-vertical="0" fo:border-bottom="0.088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italic" style:font-weight-asian="bold" style:font-name-complex="Arial2" style:font-size-complex="10pt" style:font-style-complex="italic" style:font-weight-complex="bold"/>
    </style:style>
    <style:style style:name="ce778" style:family="table-cell" style:parent-style-name="Default" style:data-style-name="N100">
      <style:table-cell-properties style:glyph-orientation-vertical="0" fo:border-bottom="0.002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02cm solid #000000" style:vertical-align="middle"/>
      <style:paragraph-properties fo:text-align="center" fo:margin-left="0cm" style:writing-mode="page"/>
    </style:style>
    <style:style style:name="ce779" style:family="table-cell" style:parent-style-name="Default" style:data-style-name="N100">
      <style:table-cell-properties style:glyph-orientation-vertical="0" fo:border-bottom="0.088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780" style:family="table-cell" style:parent-style-name="Default">
      <style:table-cell-properties fo:border-bottom="none" style:diagonal-bl-tr="none" style:diagonal-tl-br="none" style:text-align-source="fix" style:repeat-content="false" fo:border-left="0.035cm solid #ffffff" fo:border-right="0.035cm solid #ffffff" fo:border-top="none"/>
      <style:paragraph-properties fo:text-align="center" fo:margin-left="0cm"/>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81" style:family="table-cell" style:parent-style-name="Default" style:data-style-name="N100">
      <style:table-cell-properties style:glyph-orientation-vertical="0" fo:border-bottom="none"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style>
    <style:style style:name="ce782" style:family="table-cell" style:parent-style-name="Default" style:data-style-name="N100">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italic" style:font-weight-asian="bold" style:font-name-complex="Arial2" style:font-size-complex="10pt" style:font-style-complex="italic" style:font-weight-complex="bold"/>
    </style:style>
    <style:style style:name="ce783" style:family="table-cell" style:parent-style-name="Default" style:data-style-name="N100">
      <style:table-cell-properties style:glyph-orientation-vertical="0" fo:border-bottom="0.088cm solid #000000" style:diagonal-bl-tr="none" style:diagonal-tl-br="none" style:text-align-source="fix" style:repeat-content="false" fo:background-color="transparent" fo:wrap-option="wrap" fo:border-left="0.002cm solid #000000" style:direction="ltr" fo:border-right="0.002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italic" style:font-weight-asian="bold" style:font-name-complex="Arial2" style:font-size-complex="10pt" style:font-style-complex="italic" style:font-weight-complex="bold"/>
    </style:style>
    <style:style style:name="ce784" style:family="table-cell" style:parent-style-name="Default">
      <style:table-cell-properties style:text-align-source="fix" style:repeat-content="false"/>
      <style:paragraph-properties fo:text-align="center" fo:margin-left="0cm"/>
    </style:style>
    <style:style style:name="ce785" style:family="table-cell" style:parent-style-name="Default">
      <style:table-cell-properties style:glyph-orientation-vertical="0" fo:border-bottom="none" style:diagonal-bl-tr="none" style:diagonal-tl-br="none" style:text-align-source="value-type" style:repeat-content="false" fo:wrap-option="no-wrap" fo:border-left="0.035cm solid #ffffff" style:direction="ltr" fo:border-right="0.035cm solid #ffffff" style:rotation-angle="0" style:rotation-align="none" style:shrink-to-fit="false" fo:border-top="0.035cm solid #ffffff" style:vertical-align="middle"/>
      <style:paragraph-properties fo:margin-left="0cm" style:writing-mode="page"/>
      <style:text-properties style:use-window-font-color="true" style:text-outline="false" style:text-line-through-style="none" style:font-name="Arial1" fo:font-size="20pt" fo:font-style="normal" fo:text-shadow="none" style:text-underline-style="none" fo:font-weight="normal" style:font-size-asian="20pt" style:font-style-asian="normal" style:font-weight-asian="normal" style:font-name-complex="Arial1" style:font-size-complex="20pt" style:font-style-complex="normal" style:font-weight-complex="normal"/>
    </style:style>
    <style:style style:name="ce786" style:family="table-cell" style:parent-style-name="Default" style:data-style-name="N100">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787" style:family="table-cell" style:parent-style-name="Default" style:data-style-name="N100">
      <style:table-cell-properties style:glyph-orientation-vertical="0" fo:border-bottom="none" style:diagonal-bl-tr="none" style:diagonal-tl-br="none" style:text-align-source="value-type" style:repeat-content="false" fo:background-color="transparent" fo:wrap-option="no-wrap" fo:border-left="0.035cm solid #cccccc" style:direction="ltr" fo:border-right="0.035cm solid #cccccc" style:rotation-angle="0" style:rotation-align="none" style:shrink-to-fit="false" fo:border-top="none" style:vertical-align="middle"/>
      <style:paragraph-properties fo:margin-left="0cm" style:writing-mode="page"/>
    </style:style>
    <style:style style:name="ce788" style:family="table-cell" style:parent-style-name="Default" style:data-style-name="N100">
      <style:table-cell-properties style:glyph-orientation-vertical="0" fo:border-bottom="0.002cm solid #000000" style:diagonal-bl-tr="none" style:diagonal-tl-br="none" style:text-align-source="value-type" style:repeat-content="false" fo:background-color="transparent" fo:wrap-option="no-wrap" fo:border-left="0.035cm solid #cccccc" style:direction="ltr" fo:border-right="0.035cm solid #cccccc" style:rotation-angle="0" style:rotation-align="none" style:shrink-to-fit="false" fo:border-top="none" style:vertical-align="middle"/>
      <style:paragraph-properties fo:margin-left="0cm" style:writing-mode="page"/>
    </style:style>
    <style:style style:name="ce789" style:family="table-cell" style:parent-style-name="Default">
      <style:table-cell-properties fo:border-bottom="0.088cm solid #000000" fo:border-left="none" fo:border-right="none" fo:border-top="none"/>
    </style:style>
    <style:style style:name="ce790" style:family="table-cell" style:parent-style-name="Default" style:data-style-name="N100">
      <style:table-cell-properties style:glyph-orientation-vertical="0" fo:border-bottom="0.002cm solid #000000" style:diagonal-bl-tr="none" style:diagonal-tl-br="none" style:text-align-source="value-type" style:repeat-content="false" fo:background-color="transparent" fo:wrap-option="no-wrap" fo:border-left="0.035cm solid #cccccc" style:direction="ltr" fo:border-right="0.035cm solid #cccccc" style:rotation-angle="0" style:rotation-align="none" style:shrink-to-fit="false" fo:border-top="0.002cm solid #000000" style:vertical-align="middle"/>
      <style:paragraph-properties fo:margin-left="0cm" style:writing-mode="page"/>
    </style:style>
    <style:style style:name="ce791" style:family="table-cell" style:parent-style-name="Default" style:data-style-name="N100">
      <style:table-cell-properties style:glyph-orientation-vertical="0" fo:border-bottom="0.088cm solid #000000" style:diagonal-bl-tr="none" style:diagonal-tl-br="none" style:text-align-source="value-type" style:repeat-content="false" fo:background-color="transparent" fo:wrap-option="no-wrap" fo:border-left="0.035cm solid #cccccc" style:direction="ltr" fo:border-right="0.035cm solid #cccccc" style:rotation-angle="0" style:rotation-align="none" style:shrink-to-fit="false" fo:border-top="none" style:vertical-align="middle"/>
      <style:paragraph-properties fo:margin-left="0cm" style:writing-mode="page"/>
    </style:style>
    <style:style style:name="ce792" style:family="table-cell" style:parent-style-name="Default" style:data-style-name="N100">
      <style:table-cell-properties style:glyph-orientation-vertical="0" fo:border-bottom="none" fo:background-color="#ccffff"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middle"/>
      <style:paragraph-properties fo:margin-left="0cm" style:writing-mode="page"/>
    </style:style>
    <style:style style:name="ce793" style:family="table-cell" style:parent-style-name="Default">
      <style:table-cell-properties fo:border-bottom="0.088cm solid #000000" fo:border-left="0.002cm solid #000000" fo:border-right="0.002cm solid #000000" fo:border-top="none"/>
    </style:style>
    <style:style style:name="ce794" style:family="table-cell" style:parent-style-name="Default">
      <style:table-cell-properties style:glyph-orientation-vertical="0" fo:border-bottom="none" style:diagonal-bl-tr="none" style:diagonal-tl-br="none" style:text-align-source="value-type" style:repeat-content="false" fo:wrap-option="no-wrap" fo:border-left="0.035cm solid #ffffff" style:direction="ltr" fo:border-right="0.035cm solid #ffffff" style:rotation-angle="0" style:rotation-align="none" style:shrink-to-fit="false" fo:border-top="0.035cm solid #ffffff" style:vertical-align="middle"/>
      <style:paragraph-properties fo:margin-left="0cm" style:writing-mode="page"/>
    </style:style>
    <style:style style:name="ce795" style:family="table-cell" style:parent-style-name="Default">
      <style:table-cell-properties fo:border-bottom="none" fo:border-left="none" fo:border-right="none" fo:border-top="0.088cm solid #000000"/>
    </style:style>
    <style:style style:name="ce796" style:family="table-cell" style:parent-style-name="Default" style:data-style-name="N100">
      <style:table-cell-properties style:glyph-orientation-vertical="0" fo:border-bottom="0.002cm solid #000000" style:diagonal-bl-tr="none" style:diagonal-tl-br="none" style:text-align-source="value-type" style:repeat-content="false" fo:background-color="transparent" fo:wrap-option="no-wrap" fo:border-left="0.035cm solid #cccccc" style:direction="ltr" fo:border-right="0.002cm solid #000000" style:rotation-angle="0" style:rotation-align="none" style:shrink-to-fit="false" fo:border-top="0.002cm solid #000000" style:vertical-align="middle"/>
      <style:paragraph-properties fo:margin-left="0cm" style:writing-mode="page"/>
    </style:style>
    <style:style style:name="ce797" style:family="table-cell" style:parent-style-name="Default" style:data-style-name="N100">
      <style:table-cell-properties style:glyph-orientation-vertical="0" fo:border-bottom="0.002cm solid #000000" style:diagonal-bl-tr="none" style:diagonal-tl-br="none" style:text-align-source="value-type" style:repeat-content="false" fo:background-color="transparent" fo:wrap-option="no-wrap" fo:border-left="0.035cm solid #cccccc" style:direction="ltr" fo:border-right="0.002cm solid #000000" style:rotation-angle="0" style:rotation-align="none" style:shrink-to-fit="false" fo:border-top="none" style:vertical-align="middle"/>
      <style:paragraph-properties fo:margin-left="0cm" style:writing-mode="page"/>
    </style:style>
    <style:style style:name="ce798" style:family="table-cell" style:parent-style-name="Default" style:data-style-name="N100">
      <style:table-cell-properties style:glyph-orientation-vertical="0" fo:border-bottom="0.088cm solid #000000" style:diagonal-bl-tr="none" style:diagonal-tl-br="none" style:text-align-source="value-type" style:repeat-content="false" fo:background-color="transparent" fo:wrap-option="no-wrap" fo:border-left="0.035cm solid #cccccc" style:direction="ltr" fo:border-right="0.002cm solid #000000" style:rotation-angle="0" style:rotation-align="none" style:shrink-to-fit="false" fo:border-top="none" style:vertical-align="middle"/>
      <style:paragraph-properties fo:margin-left="0cm" style:writing-mode="page"/>
    </style:style>
    <style:style style:name="ce799" style:family="table-cell" style:parent-style-name="Default">
      <style:table-cell-properties fo:border-bottom="0.088cm solid #000000" fo:border-left="0.002cm solid #000000" fo:border-right="none" fo:border-top="none"/>
    </style:style>
    <style:style style:name="ce800" style:family="table-cell" style:parent-style-name="Default">
      <style:table-cell-properties style:glyph-orientation-vertical="0" fo:border-bottom="none" fo:background-color="#ccffff" style:diagonal-bl-tr="none" style:diagonal-tl-br="none" style:text-align-source="value-type" style:repeat-content="false" fo:wrap-option="wrap" fo:border-left="0.035cm solid #000000"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01" style:family="table-cell" style:parent-style-name="Default">
      <style:table-cell-properties style:glyph-orientation-vertical="0" fo:border-bottom="none"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02" style:family="table-cell" style:parent-style-name="Default">
      <style:table-cell-properties style:glyph-orientation-vertical="0" fo:border-bottom="0.088cm solid #000000"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03"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9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04" style:family="table-cell" style:parent-style-name="Default">
      <style:table-cell-properties style:glyph-orientation-vertical="0" fo:border-bottom="0.088cm solid #000000"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05" style:family="table-cell" style:parent-style-name="Default">
      <style:table-cell-properties style:glyph-orientation-vertical="0" fo:border-bottom="0.088cm solid #000000" fo:background-color="#ccffff"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06" style:family="table-cell" style:parent-style-name="Default">
      <style:table-cell-properties style:glyph-orientation-vertical="0" fo:border-bottom="none" style:diagonal-bl-tr="none" style:diagonal-tl-br="none" style:text-align-source="fix" style:repeat-content="false" fo:wrap-option="no-wrap" fo:border-left="0.035cm solid #ffffff" style:direction="ltr" fo:border-right="0.035cm solid #ffffff" style:rotation-angle="0" style:rotation-align="none" style:shrink-to-fit="false" fo:border-top="0.035cm solid #ffffff" style:vertical-align="middle"/>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0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08"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09" style:family="table-cell" style:parent-style-name="Default">
      <style:table-cell-properties style:glyph-orientation-vertical="0" fo:border-bottom="0.088cm solid #000000"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10"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11"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12"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0.088cm solid #000000" style:vertical-align="middle"/>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813"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14"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15" style:family="table-cell" style:parent-style-name="Default" style:data-style-name="N40">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16"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17" style:family="table-cell" style:parent-style-name="Default" style:data-style-name="N100">
      <style:table-cell-properties style:glyph-orientation-vertical="0"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818" style:family="table-cell" style:parent-style-name="Default" style:data-style-name="N100">
      <style:table-cell-properties style:glyph-orientation-vertical="0" fo:background-color="#ffffff"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style>
    <style:style style:name="ce819" style:family="table-cell" style:parent-style-name="Default">
      <style:table-cell-properties style:glyph-orientation-vertical="0" fo:background-color="#ccffff" style:diagonal-bl-tr="none" style:diagonal-tl-br="none" style:text-align-source="value-type" style:repeat-content="false" fo:wrap-option="wrap" fo:border="0.088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20"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21" style:family="table-cell" style:parent-style-name="Default">
      <style:table-cell-properties style:glyph-orientation-vertical="0" fo:border-bottom="none"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22"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23" style:family="table-cell" style:parent-style-name="Default">
      <style:table-cell-properties style:glyph-orientation-vertical="0" fo:border-bottom="none" fo:background-color="#ccffff" style:diagonal-bl-tr="none" style:diagonal-tl-br="none" style:text-align-source="fix" style:repeat-content="false" fo:wrap-option="wrap" fo:border-left="0.002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24" style:family="table-cell" style:parent-style-name="Default">
      <style:table-cell-properties style:glyph-orientation-vertical="0" fo:background-color="#cc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825"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9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826" style:family="table-cell" style:parent-style-name="Default">
      <style:table-cell-properties style:glyph-orientation-vertical="0" fo:border-bottom="none" fo:background-color="#ff0000"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27" style:family="table-cell" style:parent-style-name="Default">
      <style:table-cell-properties style:glyph-orientation-vertical="0" fo:border-bottom="none" fo:background-color="#ffff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28" style:family="table-cell" style:parent-style-name="Default">
      <style:table-cell-properties style:glyph-orientation-vertical="0" fo:border-bottom="none" fo:background-color="#ffff00"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29" style:family="table-cell" style:parent-style-name="Default">
      <style:table-cell-properties style:glyph-orientation-vertical="0" fo:border-bottom="none" fo:background-color="#ffff00"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9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830" style:family="table-cell" style:parent-style-name="Default">
      <style:table-cell-properties style:glyph-orientation-vertical="0" fo:border-bottom="none" fo:background-color="#ff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31" style:family="table-cell" style:parent-style-name="Default">
      <style:table-cell-properties style:glyph-orientation-vertical="0" fo:border-bottom="0.088cm solid #000000" fo:background-color="#ccffff" style:diagonal-bl-tr="none" style:diagonal-tl-br="none" style:text-align-source="value-type" style:repeat-content="false" fo:wrap-option="wrap" fo:border-left="none"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32"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font-size="9pt"/>
    </style:style>
    <style:style style:name="ce833"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02cm solid #000000" style:rotation-angle="0" style:rotation-align="none" style:shrink-to-fit="false" fo:border-top="none" style:vertical-align="middle"/>
      <style:paragraph-properties fo:text-align="center" fo:margin-left="0cm" style:writing-mode="page"/>
      <style:text-properties fo:font-size="9pt"/>
    </style:style>
    <style:style style:name="ce834" style:family="table-cell" style:parent-style-name="Default">
      <style:table-cell-properties style:glyph-orientation-vertical="0" fo:background-color="#ffff0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font-size="9pt"/>
    </style:style>
    <style:style style:name="ce835"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0.088cm solid #000000" style:vertical-align="bottom"/>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36"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37" style:family="table-cell" style:parent-style-name="Default">
      <style:table-cell-properties style:glyph-orientation-vertical="0" style:diagonal-bl-tr="none" style:diagonal-tl-br="none" style:text-align-source="value-type" style:repeat-content="false" fo:background-color="transparent" fo:wrap-option="no-wrap" fo:border="0.035cm solid #000000" style:direction="ltr" style:rotation-angle="0" style:rotation-align="none" style:shrink-to-fit="false" style:vertical-align="middle"/>
      <style:paragraph-properties fo:margin-left="0cm" style:writing-mode="page"/>
      <style:text-properties fo:color="#ff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8" style:family="table-cell" style:parent-style-name="Default">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middle"/>
      <style:paragraph-properties fo:margin-left="0cm" style:writing-mode="page"/>
    </style:style>
    <style:style style:name="ce839" style:family="table-cell" style:parent-style-name="Default">
      <style:table-cell-properties style:glyph-orientation-vertical="0" fo:background-color="#ccffff"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style>
    <style:style style:name="ce840"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41"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bottom"/>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42"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43"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bottom"/>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44" style:family="table-cell" style:parent-style-name="Default">
      <style:table-cell-properties style:glyph-orientation-vertical="0" fo:border-bottom="none" fo:background-color="#ccffff" style:diagonal-bl-tr="none" style:diagonal-tl-br="none" style:text-align-source="fix" style:repeat-content="false" fo:wrap-option="wrap" fo:border-left="0.035cm solid #000000" style:direction="ltr" fo:border-right="0.088cm solid #000000" style:rotation-angle="0" style:rotation-align="none" style:shrink-to-fit="false" fo:border-top="0.088cm solid #000000"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845" style:family="table-cell" style:parent-style-name="Default">
      <style:table-cell-properties style:glyph-orientation-vertical="0" fo:border-bottom="none" fo:background-color="#ccffff" style:diagonal-bl-tr="none" style:diagonal-tl-br="none" style:text-align-source="value-type" style:repeat-content="false" fo:wrap-option="wrap" fo:border-left="0.002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46" style:family="table-cell" style:parent-style-name="Default">
      <style:table-cell-properties style:glyph-orientation-vertical="0" fo:border-bottom="none" fo:background-color="#ffff00" style:diagonal-bl-tr="none" style:diagonal-tl-br="none" style:text-align-source="value-type" style:repeat-content="false" fo:wrap-option="wrap" fo:border-left="0.035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47" style:family="table-cell" style:parent-style-name="Default">
      <style:table-cell-properties style:glyph-orientation-vertical="0" fo:border-bottom="0.002cm solid #000000" fo:background-color="#ccffff" style:diagonal-bl-tr="none" style:diagonal-tl-br="none" style:text-align-source="value-type" style:repeat-content="false" fo:wrap-option="wrap" fo:border-left="0.035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48"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style>
    <style:style style:name="ce849"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middle"/>
      <style:paragraph-properties fo:margin-left="0cm" style:writing-mode="page"/>
    </style:style>
    <style:style style:name="ce85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51" style:family="table-cell" style:parent-style-name="Default">
      <style:table-cell-properties style:glyph-orientation-vertical="0" fo:border-bottom="0.088cm solid #000000"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middle"/>
      <style:paragraph-properties fo:margin-left="0cm" style:writing-mode="page"/>
    </style:style>
    <style:style style:name="ce852" style:family="table-cell" style:parent-style-name="Default">
      <style:table-cell-properties style:glyph-orientation-vertical="0" fo:border-bottom="none" fo:background-color="#ffff00" style:diagonal-bl-tr="none" style:diagonal-tl-br="none" style:text-align-source="value-type" style:repeat-content="false" fo:wrap-option="wrap" fo:border-left="0.088cm solid #000000"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53" style:family="table-cell" style:parent-style-name="Default">
      <style:table-cell-properties style:glyph-orientation-vertical="0" fo:border-bottom="none" fo:background-color="#00ff00"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54" style:family="table-cell" style:parent-style-name="Default">
      <style:table-cell-properties style:glyph-orientation-vertical="0" fo:border-bottom="none" fo:background-color="#ffff00" style:diagonal-bl-tr="none" style:diagonal-tl-br="none" style:text-align-source="value-type" style:repeat-content="false" fo:wrap-option="wrap" fo:border-left="0.088cm solid #000000" style:direction="ltr" fo:border-right="none" style:rotation-angle="0" style:rotation-align="none" style:shrink-to-fit="false" fo:border-top="0.088cm solid #000000" style:vertical-align="middle"/>
      <style:paragraph-properties fo:margin-left="0cm" style:writing-mode="page"/>
      <style:text-properties fo:color="#ff0000"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55" style:family="table-cell" style:parent-style-name="Default">
      <style:table-cell-properties style:glyph-orientation-vertical="0" fo:border-bottom="none" fo:background-color="#ccffff" style:diagonal-bl-tr="none" style:diagonal-tl-br="none" style:text-align-source="fix" style:repeat-content="false" fo:wrap-option="wrap" fo:border-left="0.002cm solid #000000" style:direction="ltr" fo:border-right="none" style:rotation-angle="0" style:rotation-align="none" style:shrink-to-fit="false" fo:border-top="0.002cm solid #000000"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56" style:family="table-cell" style:parent-style-name="Default">
      <style:table-cell-properties style:glyph-orientation-vertical="0" fo:border-bottom="none" fo:background-color="#ffff00" style:diagonal-bl-tr="none" style:diagonal-tl-br="none" style:text-align-source="fix" style:repeat-content="false" fo:wrap-option="no-wrap" fo:border-left="0.002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57" style:family="table-cell" style:parent-style-name="Default">
      <style:table-cell-properties style:glyph-orientation-vertical="0" fo:border-bottom="0.002cm solid #000000" fo:background-color="#ffff00" style:diagonal-bl-tr="none" style:diagonal-tl-br="none" style:text-align-source="fix" style:repeat-content="false" fo:wrap-option="wrap" fo:border-left="0.002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58"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02cm solid #000000" style:rotation-angle="0" style:rotation-align="none" style:shrink-to-fit="false" fo:border-top="0.002cm solid #000000" style:vertical-align="middle"/>
      <style:paragraph-properties fo:text-align="center" fo:margin-left="0cm" style:writing-mode="page"/>
      <style:text-properties fo:font-size="9pt"/>
    </style:style>
    <style:style style:name="ce859" style:family="table-cell" style:parent-style-name="Default">
      <style:table-cell-properties style:glyph-orientation-vertical="0" fo:border-bottom="0.002cm solid #000000" fo:background-color="#ccfff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font-size="9pt"/>
    </style:style>
    <style:style style:name="ce860" style:family="table-cell" style:parent-style-name="Default">
      <style:table-cell-properties style:glyph-orientation-vertical="0" fo:border-bottom="0.035cm solid #000000" style:diagonal-bl-tr="none" style:diagonal-tl-br="none" style:text-align-source="value-type" style:repeat-content="false" fo:background-color="transparent" fo:wrap-option="no-wrap" fo:border-left="0.035cm solid #000000" style:direction="ltr" fo:border-right="0.035cm solid #000000" style:rotation-angle="0" style:rotation-align="none" style:shrink-to-fit="false" fo:border-top="0.002cm solid #000000" style:vertical-align="middle"/>
      <style:paragraph-properties fo:margin-left="0cm" style:writing-mode="page"/>
    </style:style>
    <style:style style:name="ce861" style:family="table-cell" style:parent-style-name="Default">
      <style:table-cell-properties style:glyph-orientation-vertical="0" fo:border-bottom="0.002cm solid #000000" style:diagonal-bl-tr="none" style:diagonal-tl-br="none" style:text-align-source="value-type"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style>
    <style:style style:name="ce862" style:family="table-cell" style:parent-style-name="Default">
      <style:table-cell-properties style:glyph-orientation-vertical="0" fo:border-bottom="none" fo:background-color="#ccffff" style:diagonal-bl-tr="none" style:diagonal-tl-br="none" style:text-align-source="value-type" style:repeat-content="false" fo:wrap-option="wrap" fo:border-left="0.035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63" style:family="table-cell" style:parent-style-name="Default">
      <style:table-cell-properties style:glyph-orientation-vertical="0" fo:border-bottom="none" fo:background-color="#ffff00" style:diagonal-bl-tr="none" style:diagonal-tl-br="none" style:text-align-source="value-type" style:repeat-content="false" fo:wrap-option="wrap" fo:border-left="0.035cm solid #000000" style:direction="ltr" fo:border-right="0.002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64" style:family="table-cell" style:parent-style-name="Default">
      <style:table-cell-properties style:glyph-orientation-vertical="0" fo:border-bottom="0.002cm solid #000000" fo:background-color="#ffff00" style:diagonal-bl-tr="none" style:diagonal-tl-br="none" style:text-align-source="value-type" style:repeat-content="false" fo:wrap-option="wrap" fo:border-left="0.035cm solid #000000" style:direction="ltr" fo:border-right="0.002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65" style:family="table-cell" style:parent-style-name="Default">
      <style:table-cell-properties style:glyph-orientation-vertical="0" fo:border-bottom="0.088cm solid #000000" style:diagonal-bl-tr="none" style:diagonal-tl-br="none" style:text-align-source="value-type" style:repeat-content="false" fo:wrap-option="wrap" fo:border-left="none" style:direction="ltr" fo:border-right="0.002cm solid #000000" style:rotation-angle="0" style:rotation-align="none" style:shrink-to-fit="false" fo:border-top="0.002cm solid #000000" style:vertical-align="middle"/>
      <style:paragraph-properties fo:margin-left="0cm" style:writing-mode="page"/>
    </style:style>
    <style:style style:name="ce866"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02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67" style:family="table-cell" style:parent-style-name="Default">
      <style:table-cell-properties style:glyph-orientation-vertical="0" fo:border-bottom="0.002cm solid #000000" fo:background-color="#ccffff" style:diagonal-bl-tr="none" style:diagonal-tl-br="none" style:text-align-source="value-type" style:repeat-content="false" fo:wrap-option="wrap" fo:border-left="none" style:direction="ltr" fo:border-right="0.002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68"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869"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size-asian="12pt" style:font-style-asian="normal" style:font-weight-asian="bold" style:font-name-complex="Arial2" style:font-size-complex="12pt" style:font-style-complex="normal" style:font-weight-complex="bold"/>
    </style:style>
    <style:style style:name="ce870"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font-size="10pt"/>
    </style:style>
    <style:style style:name="ce871" style:family="table-cell" style:parent-style-name="Default">
      <style:table-cell-properties style:glyph-orientation-vertical="0" fo:background-color="#cc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872" style:family="table-cell" style:parent-style-name="Default">
      <style:table-cell-properties style:glyph-orientation-vertical="0" fo:border-bottom="0.088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873" style:family="table-cell" style:parent-style-name="Default">
      <style:table-cell-properties style:glyph-orientation-vertical="0" fo:background-color="#ccffff"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style>
    <style:style style:name="ce874"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88cm solid #000000" style:rotation-angle="0" style:rotation-align="none" style:shrink-to-fit="false" fo:border-top="0.088cm solid #000000" style:vertical-align="automatic"/>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75"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0.088cm solid #000000"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4pt" style:font-style-asian="normal" style:font-weight-asian="bold" style:font-name-complex="Arial2" style:font-size-complex="14pt" style:font-style-complex="normal" style:font-weight-complex="bold"/>
    </style:style>
    <style:style style:name="ce876" style:family="table-cell" style:parent-style-name="Default">
      <style:table-cell-properties style:glyph-orientation-vertical="0" fo:background-color="#ffff00" style:text-align-source="value-type" style:repeat-content="false" fo:wrap-option="no-wrap" style:direction="ltr" style:rotation-angle="0" style:rotation-align="none" style:shrink-to-fit="false" style:vertical-align="middle"/>
      <style:paragraph-properties fo:margin-left="0cm" style:writing-mode="page"/>
    </style:style>
    <style:style style:name="ce877"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0.088cm solid #000000"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78" style:family="table-cell" style:parent-style-name="Default">
      <style:table-cell-properties fo:background-color="#ffff00"/>
    </style:style>
    <style:style style:name="ce879"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4pt" style:font-style-asian="normal" style:font-weight-asian="bold" style:font-name-complex="Arial2" style:font-size-complex="14pt" style:font-style-complex="normal" style:font-weight-complex="bold"/>
    </style:style>
    <style:style style:name="ce880"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81"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82" style:family="table-cell" style:parent-style-name="Default">
      <style:table-cell-properties style:glyph-orientation-vertical="0" fo:background-color="#cc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style>
    <style:style style:name="ce883" style:family="table-cell" style:parent-style-name="Default">
      <style:table-cell-properties style:glyph-orientation-vertical="0" fo:background-color="#cc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style>
    <style:style style:name="ce884"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end" fo:margin-left="0cm" style:writing-mode="page"/>
    </style:style>
    <style:style style:name="ce885" style:family="table-cell" style:parent-style-name="Default">
      <style:table-cell-properties style:glyph-orientation-vertical="0" fo:border-bottom="none" fo:background-color="#ccffff" style:diagonal-bl-tr="none" style:diagonal-tl-br="none" style:text-align-source="value-type" style:repeat-content="false" fo:wrap-option="wrap" fo:border-left="0.088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86" style:family="table-cell" style:parent-style-name="Default">
      <style:table-cell-properties style:glyph-orientation-vertical="0" fo:border-bottom="0.088cm solid #000000" fo:background-color="#ccffff" style:diagonal-bl-tr="none" style:diagonal-tl-br="none" style:text-align-source="value-type" style:repeat-content="false" fo:wrap-option="no-wrap" fo:border-left="0.088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87" style:family="table-cell" style:parent-style-name="Default">
      <style:table-cell-properties style:glyph-orientation-vertical="0" fo:border-bottom="none" fo:background-color="#ccffff" style:diagonal-bl-tr="none" style:diagonal-tl-br="none" style:text-align-source="value-type" style:repeat-content="false" fo:wrap-option="no-wrap" fo:border-left="0.088cm solid #000000"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88"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center" fo:margin-left="0cm" style:writing-mode="page"/>
    </style:style>
    <style:style style:name="ce889" style:family="table-cell" style:parent-style-name="Default">
      <style:table-cell-properties style:glyph-orientation-vertical="0" fo:border-bottom="none"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0.088cm solid #000000"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90"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style>
    <style:style style:name="ce891" style:family="table-cell" style:parent-style-name="Default">
      <style:table-cell-properties style:glyph-orientation-vertical="0" fo:background-color="#ccffff"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style>
    <style:style style:name="ce892" style:family="table-cell" style:parent-style-name="Default">
      <style:table-cell-properties style:glyph-orientation-vertical="0" fo:border-bottom="0.088cm solid #000000" fo:background-color="#ccffff"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cm" style:writing-mode="page"/>
    </style:style>
    <style:style style:name="ce893"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style>
    <style:style style:name="ce894" style:family="table-cell" style:parent-style-name="Default">
      <style:table-cell-properties fo:border-bottom="0.088cm solid #000000" fo:background-color="#ccffff" style:diagonal-bl-tr="none" style:diagonal-tl-br="none" style:text-align-source="fix" style:repeat-content="false" fo:border-left="none" fo:border-right="none" fo:border-top="none" style:vertical-align="middle"/>
      <style:paragraph-properties fo:text-align="center"/>
    </style:style>
    <style:style style:name="ce895"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style>
    <style:style style:name="ce896" style:family="table-cell" style:parent-style-name="Default">
      <style:table-cell-properties fo:background-color="#ccffff" style:diagonal-bl-tr="none" style:diagonal-tl-br="none" style:text-align-source="fix" style:repeat-content="false" fo:border="none" style:vertical-align="middle"/>
      <style:paragraph-properties fo:text-align="center"/>
    </style:style>
    <style:style style:name="ce897" style:family="table-cell" style:parent-style-name="Default">
      <style:table-cell-properties style:glyph-orientation-vertical="0" fo:background-color="#ffffff"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style>
    <style:style style:name="ce898"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99" style:family="table-cell" style:parent-style-name="Default">
      <style:table-cell-properties style:glyph-orientation-vertical="0"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0" style:family="table-cell" style:parent-style-name="Default">
      <style:table-cell-properties fo:border-bottom="0.088cm solid #000000" fo:background-color="#ffffff" style:diagonal-bl-tr="none" style:diagonal-tl-br="none" fo:border-left="0.035cm solid #000000" fo:border-right="0.035cm solid #000000" fo:border-top="0.035cm solid #000000"/>
    </style:style>
    <style:style style:name="ce901" style:family="table-cell" style:parent-style-name="Default">
      <style:table-cell-properties style:glyph-orientation-vertical="0" fo:border-bottom="none" fo:background-color="#ffffff" style:diagonal-bl-tr="none" style:diagonal-tl-br="none" style:text-align-source="value-type" style:repeat-content="false"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style>
    <style:style style:name="ce902" style:family="table-cell" style:parent-style-name="Default">
      <style:table-cell-properties style:glyph-orientation-vertical="0" fo:border-bottom="0.088cm solid #000000" fo:background-color="#ffffff" style:diagonal-bl-tr="none" style:diagonal-tl-br="none" style:text-align-source="value-type" style:repeat-content="false"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style>
    <style:style style:name="ce903" style:family="table-cell" style:parent-style-name="Millares_5f_Questionnaire_20_ICAEN_20_V4_20_UpdateKla_20_2007070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4"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05"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06"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07" style:family="table-cell" style:parent-style-name="Default">
      <style:table-cell-properties style:glyph-orientation-vertical="0" fo:border-bottom="0.035cm solid #000000" fo:background-color="#ffffff"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middle"/>
      <style:paragraph-properties fo:margin-left="0cm" style:writing-mode="page"/>
    </style:style>
    <style:style style:name="ce908" style:family="table-cell" style:parent-style-name="Default">
      <style:table-cell-properties fo:border-bottom="0.088cm solid #000000" fo:background-color="#ccffff" style:diagonal-bl-tr="none" style:diagonal-tl-br="none" fo:border-left="none" fo:border-right="none" fo:border-top="none"/>
    </style:style>
    <style:style style:name="ce909" style:family="table-cell" style:parent-style-name="Default">
      <style:table-cell-properties style:glyph-orientation-vertical="0" fo:border-bottom="none" style:diagonal-bl-tr="none" style:diagonal-tl-br="none" style:text-align-source="value-type" style:repeat-content="false" fo:wrap-option="wrap" fo:border-left="0.035cm solid #000000" style:direction="ltr" fo:border-right="0.088cm solid #000000" style:rotation-angle="0" style:rotation-align="none" style:shrink-to-fit="false" fo:border-top="none" style:vertical-align="middle"/>
      <style:paragraph-properties fo:margin-left="0cm" style:writing-mode="page"/>
    </style:style>
    <style:style style:name="ce910" style:family="table-cell" style:parent-style-name="Default">
      <style:table-cell-properties fo:border-bottom="none" fo:background-color="#ccffff" style:diagonal-bl-tr="none" style:diagonal-tl-br="none" fo:border-left="none" fo:border-right="0.088cm solid #000000" fo:border-top="non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11"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912" style:family="table-cell" style:parent-style-name="Default">
      <style:table-cell-properties fo:border-bottom="0.088cm solid #000000" fo:background-color="#ccffff" style:diagonal-bl-tr="none" style:diagonal-tl-br="none" fo:border-left="none" fo:border-right="0.088cm solid #000000" fo:border-top="none"/>
    </style:style>
    <style:style style:name="ce913"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style>
    <style:style style:name="ce914" style:family="table-cell" style:parent-style-name="Default">
      <style:table-cell-properties style:glyph-orientation-vertical="0" fo:border-bottom="0.088cm solid #000000" style:diagonal-bl-tr="none" style:diagonal-tl-br="none" style:text-align-source="value-type" style:repeat-content="false" fo:wrap-option="no-wrap" fo:border-left="0.035cm solid #000000" style:direction="ltr" fo:border-right="0.088cm solid #000000" style:rotation-angle="0" style:rotation-align="none" style:shrink-to-fit="false" fo:border-top="0.035cm solid #000000" style:vertical-align="automatic"/>
      <style:paragraph-properties fo:margin-left="0cm" style:writing-mode="page"/>
    </style:style>
    <style:style style:name="ce915" style:family="table-cell" style:parent-style-name="Default">
      <style:table-cell-properties style:glyph-orientation-vertical="0" fo:border-bottom="none" fo:background-color="#ccffff" style:diagonal-bl-tr="none" style:diagonal-tl-br="none" style:text-align-source="value-type" style:repeat-content="false" fo:wrap-option="no-wrap" fo:border-left="0.088cm solid #000000"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16" style:family="table-cell" style:parent-style-name="Default">
      <style:table-cell-properties fo:border-bottom="none" fo:background-color="#ccffff" style:diagonal-bl-tr="none" style:diagonal-tl-br="none" fo:border-left="0.088cm solid #000000" fo:border-right="none" fo:border-top="none"/>
    </style:style>
    <style:style style:name="ce917" style:family="table-cell" style:parent-style-name="Default">
      <style:table-cell-properties fo:border-bottom="0.088cm solid #000000" fo:background-color="#ccffff" style:diagonal-bl-tr="none" style:diagonal-tl-br="none" fo:border-left="0.088cm solid #000000" fo:border-right="none" fo:border-top="none"/>
    </style:style>
    <style:style style:name="ce918"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automatic"/>
      <style:paragraph-properties fo:margin-left="0cm" style:writing-mode="page"/>
    </style:style>
    <style:style style:name="ce919" style:family="table-cell" style:parent-style-name="Default">
      <style:table-cell-properties style:glyph-orientation-vertical="0" fo:border-bottom="none" fo:background-color="#ccffff" style:diagonal-bl-tr="none" style:diagonal-tl-br="none" style:text-align-source="fix" style:repeat-content="false" fo:wrap-option="wrap" fo:border-left="0.035cm solid #000000" style:direction="ltr" fo:border-right="0.088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920" style:family="table-cell" style:parent-style-name="Default">
      <style:table-cell-properties style:glyph-orientation-vertical="0" fo:border-bottom="none"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automatic"/>
      <style:paragraph-properties fo:margin-left="0cm" style:writing-mode="page"/>
    </style:style>
    <style:style style:name="ce921"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922" style:family="table-cell" style:parent-style-name="Default">
      <style:table-cell-properties fo:border-bottom="none" fo:background-color="#ccffff" style:diagonal-bl-tr="none" style:diagonal-tl-br="none" fo:border-left="none" fo:border-right="0.088cm solid #000000" fo:border-top="0.088cm solid #000000"/>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23"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24" style:family="table-cell" style:parent-style-name="Default">
      <style:table-cell-properties style:glyph-orientation-vertical="0" fo:border-bottom="0.035cm solid #000000" fo:background-color="#ffffff" style:diagonal-bl-tr="none" style:diagonal-tl-br="none" style:text-align-source="value-type" style:repeat-content="false" fo:wrap-option="no-wrap" fo:border-left="0.035cm solid #000000" style:direction="ltr" fo:border-right="0.088cm solid #000000" style:rotation-angle="0" style:rotation-align="none" style:shrink-to-fit="false" fo:border-top="0.035cm solid #000000" style:vertical-align="middle"/>
      <style:paragraph-properties fo:margin-left="0cm" style:writing-mode="page"/>
    </style:style>
    <style:style style:name="ce925" style:family="table-cell" style:parent-style-name="Default">
      <style:table-cell-properties style:glyph-orientation-vertical="0" fo:border-bottom="none" fo:background-color="#ffffff" style:diagonal-bl-tr="none" style:diagonal-tl-br="none" style:text-align-source="value-type" style:repeat-content="false" fo:wrap-option="no-wrap" fo:border-left="0.035cm solid #000000" style:direction="ltr" fo:border-right="0.088cm solid #000000" style:rotation-angle="0" style:rotation-align="none" style:shrink-to-fit="false" fo:border-top="0.035cm solid #000000" style:vertical-align="middle"/>
      <style:paragraph-properties fo:margin-left="0cm" style:writing-mode="page"/>
    </style:style>
    <style:style style:name="ce926"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0.088cm solid #000000" style:rotation-angle="0" style:rotation-align="none" style:shrink-to-fit="false" fo:border-top="0.035cm solid #000000" style:vertical-align="automatic"/>
      <style:paragraph-properties fo:margin-left="0cm" style:writing-mode="page"/>
    </style:style>
    <style:style style:name="ce927"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28"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automatic"/>
      <style:paragraph-properties fo:margin-left="0cm" style:writing-mode="page"/>
    </style:style>
    <style:style style:name="ce929" style:family="table-cell" style:parent-style-name="Default">
      <style:table-cell-properties style:glyph-orientation-vertical="0" fo:border-bottom="none" fo:background-color="#ccffff" style:diagonal-bl-tr="none" style:diagonal-tl-br="none" style:text-align-source="value-type" style:repeat-content="false" fo:wrap-option="wrap" fo:border-left="0.088cm solid #000000"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930"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none" style:rotation-angle="0" style:rotation-align="none" style:shrink-to-fit="false" fo:border-top="0.088cm solid #000000"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931" style:family="table-cell" style:parent-style-name="Default">
      <style:table-cell-properties style:glyph-orientation-vertical="0"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32"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33" style:family="table-cell" style:parent-style-name="Default" style:data-style-name="N100">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34" style:family="table-cell" style:parent-style-name="Default" style:data-style-name="N100">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35" style:family="table-cell" style:parent-style-name="Default">
      <style:table-cell-properties style:glyph-orientation-vertical="0" fo:border-bottom="none" fo:background-color="#ffffff" style:diagonal-bl-tr="none" style:diagonal-tl-br="none" style:text-align-source="value-type" style:repeat-content="false" fo:wrap-option="wrap" fo:border-left="0.035cm solid #000000" style:direction="ltr" fo:border-right="0.035cm solid #000000" style:rotation-angle="0" style:rotation-align="none" style:shrink-to-fit="false" fo:border-top="0.035cm solid #000000"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36" style:family="table-cell" style:parent-style-name="Default" style:data-style-name="N100">
      <style:table-cell-properties style:glyph-orientation-vertical="0" fo:border-bottom="0.035cm solid #000000" fo:background-color="#ccffff"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37" style:family="table-cell" style:parent-style-name="Default">
      <style:table-cell-properties style:glyph-orientation-vertical="0" fo:border-bottom="0.035cm solid #000000" fo:background-color="#ffffff" style:diagonal-bl-tr="none" style:diagonal-tl-br="none" style:text-align-source="value-type" style:repeat-content="false" fo:wrap-option="wrap" fo:border-left="0.035cm solid #000000" style:direction="ltr" fo:border-right="0.035cm solid #000000" style:rotation-angle="0" style:rotation-align="none" style:shrink-to-fit="false" fo:border-top="none"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38" style:family="table-cell" style:parent-style-name="Default">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39"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940" style:family="table-cell" style:parent-style-name="Default">
      <style:table-cell-properties style:glyph-orientation-vertical="0" fo:border-bottom="none" fo:background-color="#ccffff" style:diagonal-bl-tr="none" style:diagonal-tl-br="none" style:text-align-source="value-type" style:repeat-content="false" fo:wrap-option="wrap" fo:border-left="0.035cm solid #000000" style:direction="ltr" fo:border-right="none" style:rotation-angle="0" style:rotation-align="none" style:shrink-to-fit="false" fo:border-top="none" style:vertical-align="middle"/>
      <style:paragraph-properties fo:margin-left="0cm" style:writing-mode="page"/>
    </style:style>
    <style:style style:name="ce941"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0.088cm solid #000000" style:vertical-align="middle"/>
      <style:paragraph-properties fo:margin-left="0cm" style:writing-mode="page"/>
    </style:style>
    <style:style style:name="ce942"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middle"/>
      <style:paragraph-properties fo:margin-left="0cm" style:writing-mode="page"/>
    </style:style>
    <style:style style:name="ce94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style>
    <style:style style:name="ce944"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style>
    <style:style style:name="ce945" style:family="table-cell" style:parent-style-name="Default">
      <style:table-cell-properties style:glyph-orientation-vertical="0" fo:border-bottom="none" fo:background-color="#ccffff" style:diagonal-bl-tr="none" style:diagonal-tl-br="none" style:text-align-source="value-type" style:repeat-content="false" fo:wrap-option="wrap" fo:border-left="0.088cm solid #000000"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946" style:family="table-cell" style:parent-style-name="Default">
      <style:table-cell-properties style:glyph-orientation-vertical="0" fo:border-bottom="none" fo:background-color="#ccffff" style:diagonal-bl-tr="none" style:diagonal-tl-br="none" style:text-align-source="value-type" style:repeat-content="false" fo:wrap-option="wrap" fo:border-left="0.088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947" style:family="table-cell" style:parent-style-name="Default">
      <style:table-cell-properties style:glyph-orientation-vertical="0" fo:border-bottom="none"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style>
    <style:style style:name="ce948"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949"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style>
    <style:style style:name="ce950" style:family="table-cell" style:parent-style-name="Default">
      <style:table-cell-properties style:glyph-orientation-vertical="0" fo:background-color="#ccff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951"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style>
    <style:style style:name="ce952" style:family="table-cell" style:parent-style-name="Default">
      <style:table-cell-properties style:glyph-orientation-vertical="0" fo:border-bottom="0.088cm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style:paragraph-properties fo:margin-left="0cm" style:writing-mode="page"/>
    </style:style>
    <style:style style:name="ce95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automatic"/>
      <style:paragraph-properties fo:margin-left="0cm" style:writing-mode="page"/>
    </style:style>
    <style:style style:name="ce954" style:family="table-cell" style:parent-style-name="Default" style:data-style-name="N10">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55" style:family="table-cell" style:parent-style-name="Default" style:data-style-name="N1">
      <style:table-cell-properties style:glyph-orientation-vertical="0" fo:border-bottom="0.088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56" style:family="table-cell" style:parent-style-name="Default" style:data-style-name="N4">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57" style:family="table-cell" style:parent-style-name="Default" style:data-style-name="N4">
      <style:table-cell-properties style:glyph-orientation-vertical="0" fo:border-bottom="0.088cm solid #000000"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5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style>
    <style:style style:name="ce959" style:family="table-cell" style:parent-style-name="Default">
      <style:table-cell-properties style:glyph-orientation-vertical="0" fo:border-bottom="0.088cm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style>
    <style:style style:name="ce960" style:family="table-cell" style:parent-style-name="Default" style:data-style-name="N100">
      <style:table-cell-properties style:glyph-orientation-vertical="0" fo:border-bottom="none" fo:background-color="#ccffff"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961" style:family="table-cell" style:parent-style-name="Default" style:data-style-name="N100">
      <style:table-cell-properties style:glyph-orientation-vertical="0" fo:border-bottom="0.088cm solid #000000" fo:background-color="#ccff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96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style>
    <style:style style:name="ce963" style:family="table-cell" style:parent-style-name="Default" style:data-style-name="N100">
      <style:table-cell-properties style:glyph-orientation-vertical="0" fo:border-bottom="none" fo:background-color="#ccffff"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964" style:family="table-cell" style:parent-style-name="Default">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65" style:family="table-cell" style:parent-style-name="Default">
      <style:table-cell-properties style:glyph-orientation-vertical="0" fo:border-bottom="0.088cm solid #000000"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0.035cm solid #000000"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66"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67" style:family="table-cell" style:parent-style-name="Default">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68" style:family="table-cell" style:parent-style-name="Default">
      <style:table-cell-properties style:glyph-orientation-vertical="0" fo:border-bottom="0.088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69" style:family="table-cell" style:parent-style-name="Default" style:data-style-name="N10">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70" style:family="table-cell" style:parent-style-name="Default" style:data-style-name="N10">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71" style:family="table-cell" style:parent-style-name="Default" style:data-style-name="N1">
      <style:table-cell-properties style:glyph-orientation-vertical="0" fo:border-bottom="0.088cm solid #000000" style:diagonal-bl-tr="none" style:diagonal-tl-br="none" style:text-align-source="fix" style:repeat-content="false" fo:background-color="transparent" fo:wrap-option="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72"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automatic"/>
      <style:paragraph-properties fo:margin-left="0cm" style:writing-mode="page"/>
    </style:style>
    <style:style style:name="ce973"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center" fo:margin-left="0cm" style:writing-mode="page"/>
    </style:style>
    <style:style style:name="ce974"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center" fo:margin-left="0cm" style:writing-mode="page"/>
    </style:style>
    <style:style style:name="ce975"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center" fo:margin-left="0cm" style:writing-mode="page"/>
    </style:style>
    <style:style style:name="ce97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gr1" style:family="graphic">
      <style:graphic-properties draw:marker-start="Arrowheads_20_1" draw:marker-start-width="0.2cm" draw:marker-start-center="false" draw:fill="solid" draw:fill-color="#ffffc0" draw:auto-grow-height="false" fo:min-height="1.599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fo:min-height="1.599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1" fo:font-size="10pt" fo:language="es" fo:country="ES"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1" fo:font-size="10pt" fo:language="es" fo:country="ES"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style>
    <style:style style:name="T2" style:family="text">
      <style:text-properties fo:font-weight="bold"/>
    </style:style>
    <style:style style:name="T3" style:family="text">
      <style:text-properties fo:font-size="8pt" fo:font-weight="normal" style:font-size-asian="8pt" style:font-size-complex="8pt"/>
    </style:style>
    <style:style style:name="T4" style:family="text">
      <style:text-properties style:use-window-font-color="true" style:text-outline="false" style:text-line-through-style="none" style:text-position="0% 100%"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T5" style:family="text">
      <style:text-properties fo:color="#808080" style:text-outline="false" style:text-line-through-style="none" style:text-position="0% 100%"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T6"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7"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8" style:family="text">
      <style:text-properties fo:font-size="10pt"/>
    </style:style>
    <style:style style:name="T9" style:family="text">
      <style:text-properties style:use-window-font-color="true" style:text-outline="false" style:text-line-through-style="none" style:text-position="0% 100%"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T10" style:family="text">
      <style:text-properties fo:font-size="10pt" fo:font-style="italic"/>
    </style:style>
    <style:style style:name="T11" style:family="text">
      <style:text-properties style:use-window-font-color="true" style:text-outline="false" style:text-line-through-style="none" style:text-position="0% 100%" style:font-name="Arial2" fo:font-size="10pt" fo:font-style="italic" fo:text-shadow="none" style:text-underline-style="none" fo:font-weight="bold" style:font-size-asian="8pt" style:font-style-asian="normal" style:font-weight-asian="bold" style:font-name-complex="Arial2" style:font-size-complex="8pt" style:font-style-complex="normal" style:font-weight-complex="bold"/>
    </style:style>
    <style:style style:name="T12" style:family="text">
      <style:text-properties fo:color="#ff0000" style:text-outline="false" style:text-line-through-style="none" style:text-position="0% 100%"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T13" style:family="text">
      <style:text-properties fo:color="#ff0000"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14" style:family="text">
      <style:text-properties fo:color="#000000" style:text-outline="false" style:text-line-through-style="none" style:text-position="0% 100%"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T15" style:family="text">
      <style:text-properties style:use-window-font-color="true" style:text-outline="false" style:text-line-through-style="none" style:text-position="33% 58%"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16" style:family="text">
      <style:text-properties fo:color="#ff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17" style:family="text">
      <style:text-properties fo:color="#ff00ff"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18" style:family="text">
      <style:text-properties fo:font-weight="normal"/>
    </style:style>
    <style:style style:name="T19"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T20" style:family="text">
      <style:text-properties fo:font-size="10pt" fo:font-style="normal" fo:font-weight="normal"/>
    </style:style>
    <style:style style:name="T21" style:family="text">
      <style:text-properties style:use-window-font-color="true" style:text-outline="false" style:text-line-through-style="none" style:text-position="0% 100%" style:font-name="Arial2" fo:font-size="10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T22" style:family="text">
      <style:text-properties fo:color="#000000" style:text-outline="false" style:text-line-through-style="none" style:text-position="0% 100%" style:font-name="Arial2" fo:font-size="10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T23" style:family="text">
      <style:text-properties fo:font-weight="normal" style:font-weight-asian="normal" style:font-weight-complex="normal"/>
    </style:style>
    <style:style style:name="T24" style:family="text">
      <style:text-properties fo:font-size="14pt" style:font-size-asian="14pt" style:font-size-complex="14pt"/>
    </style:style>
  </office:automatic-styles>
  <office:body>
    <office:spreadsheet>
      <table:calculation-settings table:case-sensitive="false" table:use-regular-expressions="false"/>
      <table:table table:name="VERSIONS" table:style-name="ta1" table:print="false">
        <office:forms form:automatic-focus="false" form:apply-design-mode="false"/>
        <table:table-column table:style-name="co1" table:number-columns-repeated="2" table:default-cell-style-name="ce2"/>
        <table:table-column table:style-name="co2" table:default-cell-style-name="ce2"/>
        <table:table-column table:style-name="co1" table:number-columns-repeated="253" table:default-cell-style-name="ce2"/>
        <table:table-row table:style-name="ro1">
          <table:table-cell table:style-name="ce1" office:value-type="string">
            <text:p>Notes versions of this document</text:p>
          </table:table-cell>
          <table:table-cell table:number-columns-repeated="255"/>
        </table:table-row>
        <table:table-row table:style-name="ro1">
          <table:table-cell table:number-columns-repeated="256"/>
        </table:table-row>
        <table:table-row table:style-name="ro1">
          <table:table-cell table:style-name="ce3" office:value-type="string">
            <text:p>V0.2.3</text:p>
          </table:table-cell>
          <table:table-cell table:style-name="ce4" office:value-type="string">
            <text:p>HS</text:p>
          </table:table-cell>
          <table:table-cell table:style-name="ce6" office:value-type="string">
            <text:p>New sheet Q5b – Heat Recovery</text:p>
          </table:table-cell>
          <table:table-cell table:number-columns-repeated="253"/>
        </table:table-row>
        <table:table-row table:style-name="ro2">
          <table:table-cell table:style-name="ce3" office:value-type="string">
            <text:p>V0.2.4</text:p>
          </table:table-cell>
          <table:table-cell table:style-name="ce4" office:value-type="string">
            <text:p>SD</text:p>
          </table:table-cell>
          <table:table-cell table:style-name="ce3" office:value-type="string">
            <text:p>Introducing data for heat pumps ...</text:p>
            <text:p>new Q4, Q5 and Q5b</text:p>
          </table:table-cell>
          <table:table-cell table:number-columns-repeated="253"/>
        </table:table-row>
        <table:table-row table:style-name="ro1">
          <table:table-cell table:style-name="ce3" office:value-type="string">
            <text:p>V0.2.5</text:p>
          </table:table-cell>
          <table:table-cell table:style-name="ce4" office:value-type="string">
            <text:p>HS</text:p>
          </table:table-cell>
          <table:table-cell table:style-name="ce3" office:value-type="string">
            <text:p>Sheets Q4C and Q4H</text:p>
          </table:table-cell>
          <table:table-cell table:number-columns-repeated="253"/>
        </table:table-row>
        <table:table-row table:style-name="ro3">
          <table:table-cell table:style-name="ce3" office:value-type="string">
            <text:p>V0.2.6</text:p>
          </table:table-cell>
          <table:table-cell table:style-name="ce4" office:value-type="string">
            <text:p>HS</text:p>
          </table:table-cell>
          <table:table-cell table:style-name="ce3" office:value-type="string">
            <text:p>Sheet Q3: enthalpy of waste heat flow</text:p>
            <text:p>Sheet Q5b: enthalpy of source in HX</text:p>
            <text:p>ParList: enthalpies in Q3 (parameters Q5b still to be defined!!!)</text:p>
            <text:p>Elimination of UAProc in Q3 (moved to C3); substituted by QopProc: power requirement in operation</text:p>
            <text:p>Subdivision of process columns (Q3): up to three in/outflows per process</text:p>
          </table:table-cell>
          <table:table-cell table:number-columns-repeated="253"/>
        </table:table-row>
        <table:table-row table:style-name="ro1">
          <table:table-cell table:style-name="ce3" office:value-type="string">
            <text:p>V0.27</text:p>
          </table:table-cell>
          <table:table-cell table:style-name="ce4" office:value-type="string">
            <text:p>HS</text:p>
          </table:table-cell>
          <table:table-cell table:style-name="ce3" office:value-type="string">
            <text:p>Incorporated sheed “data structure”; processing status added to parameter list</text:p>
          </table:table-cell>
          <table:table-cell table:number-columns-repeated="253"/>
        </table:table-row>
        <table:table-row table:style-name="ro2">
          <table:table-cell table:style-name="ce3" office:value-type="string">
            <text:p>V0.28</text:p>
          </table:table-cell>
          <table:table-cell table:style-name="ce4" office:value-type="string">
            <text:p>HS, BS</text:p>
          </table:table-cell>
          <table:table-cell table:style-name="ce3" office:value-type="string">
            <text:p>Incorporated some missing data blocks (HX, change in Process Data)</text:p>
            <text:p>Added sheet Q3A from Bettina</text:p>
          </table:table-cell>
          <table:table-cell table:number-columns-repeated="253"/>
        </table:table-row>
        <table:table-row table:style-name="ro1">
          <table:table-cell table:number-columns-repeated="256"/>
        </table:table-row>
        <table:table-row table:style-name="ro4">
          <table:table-cell table:style-name="ce1" office:value-type="string">
            <text:p>TO DO's</text:p>
          </table:table-cell>
          <table:table-cell/>
          <table:table-cell table:style-name="Default"/>
          <table:table-cell table:number-columns-repeated="253"/>
        </table:table-row>
        <table:table-row table:style-name="ro1">
          <table:table-cell table:style-name="ce3" table:number-columns-repeated="2"/>
          <table:table-cell table:style-name="ce3" office:value-type="string">
            <text:p>eliminate Q4. Link Q3 – Q5b</text:p>
          </table:table-cell>
          <table:table-cell table:number-columns-repeated="253"/>
        </table:table-row>
        <table:table-row table:style-name="ro1">
          <table:table-cell table:number-columns-repeated="256"/>
        </table:table-row>
        <table:table-row table:style-name="ro1">
          <table:table-cell/>
          <table:table-cell table:style-name="ce5" office:value-type="string">
            <text:p>Formatting</text:p>
          </table:table-cell>
          <table:table-cell table:number-columns-repeated="254"/>
        </table:table-row>
        <table:table-row table:style-name="ro1">
          <table:table-cell table:style-name="ce3" table:number-columns-repeated="2"/>
          <table:table-cell table:style-name="ce3" office:value-type="string">
            <text:p>Introduce EINSTEIN logo into questionnaire</text:p>
          </table:table-cell>
          <table:table-cell table:number-columns-repeated="253"/>
        </table:table-row>
        <table:table-row table:style-name="ro1" table:number-rows-repeated="65521">
          <table:table-cell table:number-columns-repeated="256"/>
        </table:table-row>
        <table:table-row table:style-name="ro1">
          <table:table-cell table:number-columns-repeated="256"/>
        </table:table-row>
      </table:table>
      <table:table table:name="DataStructure" table:style-name="ta1" table:print="false">
        <office:forms form:automatic-focus="false" form:apply-design-mode="false"/>
        <table:table-column table:style-name="co1"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default-cell-style-name="ce2"/>
        <table:table-column table:style-name="co8" table:default-cell-style-name="ce23"/>
        <table:table-column table:style-name="co1" table:number-columns-repeated="245" table:default-cell-style-name="ce2"/>
        <table:table-row table:style-name="ro5">
          <table:table-cell table:style-name="ce7"/>
          <table:table-cell table:style-name="ce8" office:value-type="string">
            <text:p>EINSTEIN Tool – data structure</text:p>
          </table:table-cell>
          <table:table-cell table:style-name="ce14" table:number-columns-repeated="5"/>
          <table:table-cell table:style-name="ce22"/>
          <table:table-cell table:style-name="ce28" table:number-columns-repeated="245"/>
        </table:table-row>
        <table:table-row table:style-name="ro6">
          <table:table-cell/>
          <table:table-cell table:style-name="ce9" table:number-columns-repeated="3"/>
          <table:table-cell table:style-name="ce17" office:value-type="string">
            <text:p>Repeatability</text:p>
          </table:table-cell>
          <table:table-cell table:style-name="ce18" office:value-type="string">
            <text:p>Associated with specific industry?</text:p>
          </table:table-cell>
          <table:table-cell table:style-name="ce17" office:value-type="string">
            <text:p>Lifetime</text:p>
          </table:table-cell>
          <table:table-cell table:style-name="ce17" office:value-type="string">
            <text:p>Notes for ongoing work</text:p>
          </table:table-cell>
          <table:table-cell table:number-columns-repeated="245"/>
        </table:table-row>
        <table:table-row table:style-name="ro4">
          <table:table-cell table:style-name="ce1" office:value-type="float" office:value="1">
            <text:p>1</text:p>
          </table:table-cell>
          <table:table-cell table:style-name="ce1" office:value-type="string">
            <text:p>Characteristic industry-specific data</text:p>
          </table:table-cell>
          <table:table-cell table:style-name="ce1"/>
          <table:table-cell/>
          <table:table-cell table:style-name="Default" table:number-columns-repeated="3"/>
          <table:table-cell table:number-columns-repeated="246"/>
        </table:table-row>
        <table:table-row table:style-name="ro4">
          <table:table-cell/>
          <table:table-cell table:style-name="ce10" office:value-type="string">
            <text:p>Q</text:p>
          </table:table-cell>
          <table:table-cell table:style-name="ce9"/>
          <table:table-cell table:style-name="ce9" office:value-type="string">
            <text:p>Parameters in the basic questionnaire</text:p>
          </table:table-cell>
          <table:table-cell table:style-name="ce13" office:value-type="string" table:number-columns-spanned="1" table:number-rows-spanned="3">
            <text:p>Repeated for each alternative</text:p>
          </table:table-cell>
          <table:table-cell table:style-name="ce10" office:value-type="string">
            <text:p>yes</text:p>
          </table:table-cell>
          <table:table-cell table:style-name="ce10" office:value-type="string">
            <text:p>infinite</text:p>
          </table:table-cell>
          <table:table-cell table:style-name="ce19"/>
          <table:table-cell table:number-columns-repeated="245"/>
        </table:table-row>
        <table:table-row table:style-name="ro4">
          <table:table-cell/>
          <table:table-cell table:style-name="ce10" office:value-type="string">
            <text:p>C</text:p>
          </table:table-cell>
          <table:table-cell table:style-name="ce9"/>
          <table:table-cell table:style-name="ce9" office:value-type="string">
            <text:p>Calculation results </text:p>
          </table:table-cell>
          <table:covered-table-cell table:style-name="ce11"/>
          <table:table-cell table:style-name="ce10" office:value-type="string">
            <text:p>yes</text:p>
          </table:table-cell>
          <table:table-cell table:style-name="ce10" office:value-type="string">
            <text:p>infinite</text:p>
          </table:table-cell>
          <table:table-cell table:style-name="ce19"/>
          <table:table-cell table:number-columns-repeated="245"/>
        </table:table-row>
        <table:table-row table:style-name="ro4">
          <table:table-cell/>
          <table:table-cell table:style-name="ce10" office:value-type="string">
            <text:p>E</text:p>
          </table:table-cell>
          <table:table-cell table:style-name="ce9"/>
          <table:table-cell table:style-name="ce9" office:value-type="string">
            <text:p>Evaluation results</text:p>
          </table:table-cell>
          <table:covered-table-cell table:style-name="ce11"/>
          <table:table-cell table:style-name="ce10" office:value-type="string">
            <text:p>yes</text:p>
          </table:table-cell>
          <table:table-cell table:style-name="ce10" office:value-type="string">
            <text:p>infinite</text:p>
          </table:table-cell>
          <table:table-cell table:style-name="ce19"/>
          <table:table-cell table:number-columns-repeated="245"/>
        </table:table-row>
        <table:table-row table:style-name="ro4">
          <table:table-cell/>
          <table:table-cell table:style-name="ce11" table:number-columns-repeated="6"/>
          <table:table-cell table:number-columns-repeated="246"/>
        </table:table-row>
        <table:table-row table:style-name="ro4">
          <table:table-cell table:style-name="ce1" office:value-type="float" office:value="2">
            <text:p>2</text:p>
          </table:table-cell>
          <table:table-cell table:style-name="ce12" office:value-type="string">
            <text:p>Tool configuration data</text:p>
          </table:table-cell>
          <table:table-cell table:style-name="ce12"/>
          <table:table-cell table:style-name="ce11" table:number-columns-repeated="4"/>
          <table:table-cell table:number-columns-repeated="246"/>
        </table:table-row>
        <table:table-row table:style-name="ro7">
          <table:table-cell/>
          <table:table-cell table:style-name="ce10" office:value-type="string">
            <text:p>P</text:p>
          </table:table-cell>
          <table:table-cell table:style-name="ce9"/>
          <table:table-cell table:style-name="ce9" office:value-type="string">
            <text:p>Set-up data</text:p>
          </table:table-cell>
          <table:table-cell table:style-name="ce13" office:value-type="string">
            <text:p>one current set-up option, maybe several (few) default parameter sets ?</text:p>
          </table:table-cell>
          <table:table-cell table:style-name="ce10" office:value-type="string">
            <text:p>???</text:p>
          </table:table-cell>
          <table:table-cell table:style-name="ce19" office:value-type="string">
            <text:p>can be changed from case to case</text:p>
          </table:table-cell>
          <table:table-cell table:style-name="ce24" office:value-type="string">
            <text:p>should the set-up parameters used for a given study be stored ?</text:p>
          </table:table-cell>
          <table:table-cell table:number-columns-repeated="245"/>
        </table:table-row>
        <table:table-row table:style-name="ro2">
          <table:table-cell/>
          <table:table-cell table:style-name="ce10" office:value-type="string">
            <text:p>DB</text:p>
          </table:table-cell>
          <table:table-cell table:style-name="ce9"/>
          <table:table-cell table:style-name="ce9" office:value-type="string">
            <text:p>Data bases</text:p>
          </table:table-cell>
          <table:table-cell table:style-name="ce13" office:value-type="float" office:value="1">
            <text:p>1</text:p>
          </table:table-cell>
          <table:table-cell table:style-name="ce13" office:value-type="string">
            <text:p>no</text:p>
          </table:table-cell>
          <table:table-cell table:style-name="ce19" office:value-type="string">
            <text:p>in continuous evolution</text:p>
          </table:table-cell>
          <table:table-cell table:style-name="ce25" office:value-type="string">
            <text:p>maybe version no.'s of DB's used for a specific industry should be stored, so that the case studies / results can be tracked back.</text:p>
          </table:table-cell>
          <table:table-cell table:number-columns-repeated="245"/>
        </table:table-row>
        <table:table-row table:style-name="ro6">
          <table:table-cell/>
          <table:table-cell table:style-name="ce10" office:value-type="string">
            <text:p>U</text:p>
          </table:table-cell>
          <table:table-cell table:style-name="ce9"/>
          <table:table-cell table:style-name="ce13" office:value-type="string">
            <text:p>Configuration of module windows (design assitants; e.g. UHP...)</text:p>
          </table:table-cell>
          <table:table-cell table:style-name="ce9" table:number-columns-repeated="2"/>
          <table:table-cell table:style-name="ce10" office:value-type="string">
            <text:p>???</text:p>
          </table:table-cell>
          <table:table-cell table:style-name="ce24" office:value-type="string">
            <text:p>to be stored with industry data, so that window-state can be reproduced ??? or can it be solved just re-calling the necessary calculations ... ????</text:p>
          </table:table-cell>
          <table:table-cell table:number-columns-repeated="245"/>
        </table:table-row>
        <table:table-row table:style-name="ro4">
          <table:table-cell/>
          <table:table-cell table:style-name="ce11" table:number-columns-repeated="6"/>
          <table:table-cell table:number-columns-repeated="246"/>
        </table:table-row>
        <table:table-row table:style-name="ro4">
          <table:table-cell table:style-name="ce1" office:value-type="float" office:value="3">
            <text:p>3</text:p>
          </table:table-cell>
          <table:table-cell table:style-name="ce12" office:value-type="string">
            <text:p>Temporary data for communication modules – GUI</text:p>
          </table:table-cell>
          <table:table-cell table:style-name="ce12"/>
          <table:table-cell table:style-name="ce11" table:number-columns-repeated="4"/>
          <table:table-cell table:number-columns-repeated="246"/>
        </table:table-row>
        <table:table-row table:style-name="ro4">
          <table:table-cell table:style-name="Default" table:number-columns-repeated="253"/>
        </table:table-row>
        <table:table-row table:style-name="ro6">
          <table:table-cell/>
          <table:table-cell table:style-name="ce13" office:value-type="string">
            <text:p>Gdata (in interfaces)</text:p>
          </table:table-cell>
          <table:table-cell table:style-name="ce9"/>
          <table:table-cell table:style-name="ce13" office:value-type="string">
            <text:p>Input data for tables and graphic plots</text:p>
          </table:table-cell>
          <table:table-cell table:style-name="ce9" table:number-columns-repeated="2"/>
          <table:table-cell table:style-name="ce10" office:value-type="string">
            <text:p>???</text:p>
          </table:table-cell>
          <table:table-cell table:style-name="ce26" office:value-type="string">
            <text:p>a) Have data to be stored, so that reports can be reproduced ???</text:p>
            <text:p>b) Are plot-data always identical with temporary vectors (Energy flows, etc. ???)</text:p>
          </table:table-cell>
          <table:table-cell table:number-columns-repeated="245"/>
        </table:table-row>
        <table:table-row table:style-name="ro4">
          <table:table-cell table:number-columns-repeated="6"/>
          <table:table-cell table:style-name="ce20"/>
          <table:table-cell table:number-columns-repeated="246"/>
        </table:table-row>
        <table:table-row table:style-name="ro4">
          <table:table-cell table:style-name="ce1" office:value-type="float" office:value="4">
            <text:p>4</text:p>
          </table:table-cell>
          <table:table-cell table:style-name="ce1" office:value-type="string">
            <text:p>Temporary storage of data in between the python modules</text:p>
          </table:table-cell>
          <table:table-cell table:style-name="ce1"/>
          <table:table-cell table:number-columns-repeated="3"/>
          <table:table-cell table:style-name="ce20"/>
          <table:table-cell table:number-columns-repeated="246"/>
        </table:table-row>
        <table:table-row table:style-name="ro8">
          <table:table-cell/>
          <table:table-cell table:style-name="ce10" office:value-type="string">
            <text:p>Interfaces</text:p>
          </table:table-cell>
          <table:table-cell table:style-name="ce9"/>
          <table:table-cell table:style-name="ce13" office:value-type="string">
            <text:p>Exchange of numerical results in between Python modules</text:p>
          </table:table-cell>
          <table:table-cell table:style-name="ce13" office:value-type="string" table:number-columns-spanned="1" table:number-rows-spanned="2">
            <text:p>Temporary data, can be deleted once the processing of the industry is finished</text:p>
          </table:table-cell>
          <table:table-cell table:style-name="ce13" office:value-type="string">
            <text:p>no </text:p>
            <text:p>(overwritten each time industry is changed) ???</text:p>
          </table:table-cell>
          <table:table-cell table:style-name="ce13" office:value-type="string">
            <text:p>tmp</text:p>
          </table:table-cell>
          <table:table-cell table:style-name="ce24" office:value-type="string">
            <text:p>Is there no better way to store a vector then via a table with 400 names from T5 to T400 ??? isn't there something like DOUBLE(400) ???</text:p>
            <text:p>There are at least 3 types of vectors:</text:p>
            <text:p>- a) temperature dependent vectors Q(T) (From 0 to 400 ºC)</text:p>
            <text:p>- b) time dependent vectors Q(t) (From 0 to 8769 h)</text:p>
            <text:p>- c) both time and temperature dependent vectors Q(t,T)</text:p>
          </table:table-cell>
          <table:table-cell table:number-columns-repeated="245"/>
        </table:table-row>
        <table:table-row table:style-name="ro9">
          <table:table-cell/>
          <table:table-cell table:style-name="ce10" office:value-type="string">
            <text:p>InternalData</text:p>
          </table:table-cell>
          <table:table-cell table:style-name="ce9"/>
          <table:table-cell table:style-name="ce10" office:value-type="string">
            <text:p>???</text:p>
          </table:table-cell>
          <table:covered-table-cell table:style-name="ce9"/>
          <table:table-cell table:style-name="ce13" office:value-type="string">
            <text:p>no </text:p>
            <text:p>(overwritten each time industry is changed) ???</text:p>
          </table:table-cell>
          <table:table-cell table:style-name="ce13" office:value-type="string">
            <text:p>tmp</text:p>
          </table:table-cell>
          <table:table-cell table:style-name="ce24" office:value-type="string">
            <text:p>??? Do this really have to be tables in SQL ??? communication from what to what ???</text:p>
          </table:table-cell>
          <table:table-cell table:number-columns-repeated="245"/>
        </table:table-row>
        <table:table-row table:style-name="ro4">
          <table:table-cell table:number-columns-repeated="253"/>
        </table:table-row>
        <table:table-row table:style-name="ro4">
          <table:table-cell table:style-name="ce1" office:value-type="float" office:value="5">
            <text:p>5</text:p>
          </table:table-cell>
          <table:table-cell table:style-name="ce1" office:value-type="string">
            <text:p>State of processing of a specific industry (status)</text:p>
          </table:table-cell>
          <table:table-cell table:style-name="ce1"/>
          <table:table-cell table:number-columns-repeated="250"/>
        </table:table-row>
        <table:table-row table:style-name="ro4">
          <table:table-cell/>
          <table:table-cell table:style-name="ce3" office:value-type="string">
            <text:p>S:</text:p>
          </table:table-cell>
          <table:table-cell table:style-name="ce3"/>
          <table:table-cell table:style-name="ce3" office:value-type="string">
            <text:p>State of processing</text:p>
          </table:table-cell>
          <table:table-cell table:style-name="ce3"/>
          <table:table-cell table:style-name="ce10" office:value-type="string">
            <text:p>yes</text:p>
          </table:table-cell>
          <table:table-cell table:style-name="ce4" office:value-type="string">
            <text:p>infinite</text:p>
          </table:table-cell>
          <table:table-cell table:style-name="ce19"/>
          <table:table-cell table:number-columns-repeated="245"/>
        </table:table-row>
        <table:table-row table:style-name="ro4">
          <table:table-cell/>
          <table:table-cell table:style-name="ce3" office:value-type="string">
            <text:p>S1:</text:p>
          </table:table-cell>
          <table:table-cell table:style-name="ce3"/>
          <table:table-cell table:style-name="ce15" office:value-type="string">
            <text:p>General state of processing</text:p>
          </table:table-cell>
          <table:table-cell table:style-name="ce3"/>
          <table:table-cell table:style-name="ce10" office:value-type="string">
            <text:p>yes</text:p>
          </table:table-cell>
          <table:table-cell table:style-name="ce4" office:value-type="string">
            <text:p>infinite</text:p>
          </table:table-cell>
          <table:table-cell table:style-name="ce19"/>
          <table:table-cell table:number-columns-repeated="245"/>
        </table:table-row>
        <table:table-row table:style-name="ro4">
          <table:table-cell/>
          <table:table-cell table:style-name="ce3" office:value-type="string">
            <text:p>S2:</text:p>
          </table:table-cell>
          <table:table-cell table:style-name="ce9"/>
          <table:table-cell table:style-name="ce16" office:value-type="string">
            <text:p>State of processing of a given alternative</text:p>
          </table:table-cell>
          <table:table-cell table:style-name="ce3"/>
          <table:table-cell table:style-name="ce10" office:value-type="string">
            <text:p>yes</text:p>
          </table:table-cell>
          <table:table-cell table:style-name="ce4" office:value-type="string">
            <text:p>infinite</text:p>
          </table:table-cell>
          <table:table-cell table:style-name="ce19"/>
          <table:table-cell table:number-columns-repeated="245"/>
        </table:table-row>
        <table:table-row table:style-name="ro4">
          <table:table-cell table:number-columns-repeated="2"/>
          <table:table-cell office:value-type="string">
            <text:p>...</text:p>
          </table:table-cell>
          <table:table-cell table:number-columns-repeated="3"/>
          <table:table-cell table:style-name="ce21"/>
          <table:table-cell table:style-name="ce11"/>
          <table:table-cell table:number-columns-repeated="244"/>
          <table:table-cell table:style-name="Default"/>
        </table:table-row>
        <table:table-row table:style-name="ro4">
          <table:table-cell table:style-name="ce1" office:value-type="float" office:value="6">
            <text:p>6</text:p>
          </table:table-cell>
          <table:table-cell table:style-name="ce1" office:value-type="string">
            <text:p>List of Auditors</text:p>
          </table:table-cell>
          <table:table-cell table:style-name="ce1"/>
          <table:table-cell table:number-columns-repeated="250"/>
        </table:table-row>
        <table:table-row table:style-name="ro9">
          <table:table-cell/>
          <table:table-cell table:style-name="ce10" office:value-type="string">
            <text:p>Auditors</text:p>
          </table:table-cell>
          <table:table-cell table:style-name="ce9"/>
          <table:table-cell table:style-name="ce10" office:value-type="string">
            <text:p>???</text:p>
          </table:table-cell>
          <table:table-cell table:style-name="ce9"/>
          <table:table-cell table:style-name="ce13"/>
          <table:table-cell table:style-name="ce13" office:value-type="string">
            <text:p>infinite</text:p>
          </table:table-cell>
          <table:table-cell table:style-name="ce27" office:value-type="string">
            <text:p>List with contact details of auditors</text:p>
          </table:table-cell>
          <table:table-cell table:number-columns-repeated="245"/>
        </table:table-row>
        <table:table-row table:style-name="ro4" table:number-rows-repeated="65508">
          <table:table-cell table:number-columns-repeated="253"/>
        </table:table-row>
        <table:table-row table:style-name="ro4">
          <table:table-cell table:number-columns-repeated="253"/>
        </table:table-row>
      </table:table>
      <table:table table:name="ParameterList" table:style-name="ta2" table:print-ranges="ParameterList.A1:ParameterList.Q613">
        <office:forms form:automatic-focus="false" form:apply-design-mode="false"/>
        <table:table-column table:style-name="co9" table:default-cell-style-name="ce29"/>
        <table:table-column table:style-name="co9" table:default-cell-style-name="ce71"/>
        <table:table-column table:style-name="co10" table:default-cell-style-name="ce124"/>
        <table:table-column table:style-name="co11" table:default-cell-style-name="ce237"/>
        <table:table-column table:style-name="co12" table:number-columns-repeated="2" table:default-cell-style-name="ce237"/>
        <table:table-column table:style-name="co13" table:default-cell-style-name="ce274"/>
        <table:table-column table:style-name="co14" table:default-cell-style-name="ce303"/>
        <table:table-column table:style-name="co15" table:default-cell-style-name="ce76"/>
        <table:table-column table:style-name="co16" table:default-cell-style-name="ce291"/>
        <table:table-column-group table:display="false">
          <table:table-column table:style-name="co17" table:visibility="collapse" table:default-cell-style-name="ce292"/>
          <table:table-column table:style-name="co16" table:visibility="collapse" table:number-columns-repeated="3" table:default-cell-style-name="ce417"/>
          <table:table-column table:style-name="co17" table:visibility="collapse" table:default-cell-style-name="ce371"/>
        </table:table-column-group>
        <table:table-column-group>
          <table:table-column table:style-name="co18" table:default-cell-style-name="ce433"/>
          <table:table-column table:style-name="co19" table:default-cell-style-name="ce113"/>
          <table:table-column table:style-name="co20" table:default-cell-style-name="ce457"/>
          <table:table-column table:style-name="co16" table:default-cell-style-name="ce457"/>
        </table:table-column-group>
        <table:table-column table:style-name="co21" table:default-cell-style-name="ce457"/>
        <table:table-column table:style-name="co22" table:default-cell-style-name="ce303"/>
        <table:table-column table:style-name="co23" table:default-cell-style-name="ce457"/>
        <table:table-column table:style-name="co24" table:number-columns-repeated="9" table:default-cell-style-name="ce457"/>
        <table:table-column table:style-name="co25" table:default-cell-style-name="ce457"/>
        <table:table-column table:style-name="co26" table:default-cell-style-name="ce457"/>
        <table:table-column table:style-name="co27" table:default-cell-style-name="ce457"/>
        <table:table-column table:style-name="co28" table:number-columns-repeated="7" table:default-cell-style-name="ce457"/>
        <table:table-column table:style-name="co29" table:default-cell-style-name="ce457"/>
        <table:table-column table:style-name="co24" table:default-cell-style-name="ce457"/>
        <table:table-column table:style-name="co25" table:default-cell-style-name="ce457"/>
        <table:table-column table:style-name="co30" table:default-cell-style-name="ce457"/>
        <table:table-column table:style-name="co28" table:number-columns-repeated="8" table:default-cell-style-name="ce457"/>
        <table:table-column table:style-name="co29" table:number-columns-repeated="199" table:default-cell-style-name="ce457"/>
        <table:table-column table:style-name="co29" table:number-columns-repeated="4" table:default-cell-style-name="Default"/>
        <table:table-row table:style-name="ro10">
          <table:table-cell office:value-type="float" office:value="1">
            <text:p>1</text:p>
          </table:table-cell>
          <table:table-cell table:style-name="ce34" office:value-type="string">
            <text:p>EINSTEIN Industry Parameter List</text:p>
          </table:table-cell>
          <table:table-cell table:style-name="ce77"/>
          <table:table-cell table:style-name="ce126" table:number-columns-repeated="3"/>
          <table:table-cell table:style-name="ce271"/>
          <table:table-cell table:style-name="ce299"/>
          <table:table-cell table:style-name="ce350"/>
          <table:table-cell table:style-name="ce376"/>
          <table:table-cell table:style-name="ce400"/>
          <table:table-cell table:style-name="ce414"/>
          <table:table-cell table:style-name="ce424"/>
          <table:table-cell table:style-name="ce414"/>
          <table:table-cell table:style-name="ce424"/>
          <table:table-cell table:style-name="ce376"/>
          <table:table-cell table:style-name="ce438"/>
          <table:table-cell table:style-name="ce456"/>
          <table:table-cell table:style-name="ce470" office:value-type="string">
            <text:p>Translations of variable description:</text:p>
          </table:table-cell>
          <table:table-cell table:style-name="ce472" office:value-type="string">
            <text:p>ENG</text:p>
          </table:table-cell>
          <table:table-cell table:style-name="ce479" office:value-type="string">
            <text:p>ENG</text:p>
          </table:table-cell>
          <table:table-cell table:style-name="ce479" office:value-type="string">
            <text:p>CAT</text:p>
          </table:table-cell>
          <table:table-cell table:style-name="ce526" office:value-type="string">
            <text:p>CES</text:p>
          </table:table-cell>
          <table:table-cell table:style-name="ce526" office:value-type="string">
            <text:p>DEU</text:p>
          </table:table-cell>
          <table:table-cell table:style-name="ce526" office:value-type="string">
            <text:p>CAS</text:p>
          </table:table-cell>
          <table:table-cell table:style-name="ce526" office:value-type="string">
            <text:p>FRA</text:p>
          </table:table-cell>
          <table:table-cell table:style-name="ce526" office:value-type="string">
            <text:p>ITA</text:p>
          </table:table-cell>
          <table:table-cell table:style-name="ce526" office:value-type="string">
            <text:p>POL</text:p>
          </table:table-cell>
          <table:table-cell table:style-name="ce526" office:value-type="string">
            <text:p>SLO</text:p>
          </table:table-cell>
          <table:table-cell table:style-name="ce535"/>
          <table:table-cell table:style-name="ce470" office:value-type="string">
            <text:p>Translations of comments:</text:p>
          </table:table-cell>
          <table:table-cell table:style-name="ce539" office:value-type="string">
            <text:p>ENG</text:p>
          </table:table-cell>
          <table:table-cell table:style-name="ce479" office:value-type="string">
            <text:p>ENG</text:p>
          </table:table-cell>
          <table:table-cell table:style-name="ce479" office:value-type="string">
            <text:p>CAT</text:p>
          </table:table-cell>
          <table:table-cell table:style-name="ce526" office:value-type="string">
            <text:p>CES</text:p>
          </table:table-cell>
          <table:table-cell table:style-name="ce526" office:value-type="string">
            <text:p>DEU</text:p>
          </table:table-cell>
          <table:table-cell table:style-name="ce526" office:value-type="string">
            <text:p>CAS</text:p>
          </table:table-cell>
          <table:table-cell table:style-name="ce526" office:value-type="string">
            <text:p>FRA</text:p>
          </table:table-cell>
          <table:table-cell table:style-name="ce526" office:value-type="string">
            <text:p>ITA</text:p>
          </table:table-cell>
          <table:table-cell table:style-name="ce526" office:value-type="string">
            <text:p>POL</text:p>
          </table:table-cell>
          <table:table-cell table:style-name="ce526" office:value-type="string">
            <text:p>SLO</text:p>
          </table:table-cell>
          <table:table-cell table:style-name="ce535"/>
          <table:table-cell table:style-name="ce470" office:value-type="string">
            <text:p>Translations of units:</text:p>
          </table:table-cell>
          <table:table-cell table:style-name="ce567" office:value-type="string">
            <text:p>ENG</text:p>
          </table:table-cell>
          <table:table-cell table:style-name="ce526" office:value-type="string">
            <text:p>ENG</text:p>
          </table:table-cell>
          <table:table-cell table:style-name="ce479" office:value-type="string">
            <text:p>CAT</text:p>
          </table:table-cell>
          <table:table-cell table:style-name="ce526" office:value-type="string">
            <text:p>CES</text:p>
          </table:table-cell>
          <table:table-cell table:style-name="ce526" office:value-type="string">
            <text:p>DEU</text:p>
          </table:table-cell>
          <table:table-cell table:style-name="ce526" office:value-type="string">
            <text:p>CAS</text:p>
          </table:table-cell>
          <table:table-cell table:style-name="ce526" office:value-type="string">
            <text:p>FRA</text:p>
          </table:table-cell>
          <table:table-cell table:style-name="ce526" office:value-type="string">
            <text:p>ITA</text:p>
          </table:table-cell>
          <table:table-cell table:style-name="ce526" office:value-type="string">
            <text:p>POL</text:p>
          </table:table-cell>
          <table:table-cell table:style-name="ce526" office:value-type="string">
            <text:p>SLO</text:p>
          </table:table-cell>
          <table:table-cell table:style-name="ce535" table:number-columns-repeated="199"/>
          <table:table-cell table:number-columns-repeated="4"/>
        </table:table-row>
        <table:table-row table:style-name="ro10">
          <table:table-cell office:value-type="float" office:value="2">
            <text:p>2</text:p>
          </table:table-cell>
          <table:table-cell table:style-name="Default" table:number-columns-repeated="7"/>
          <table:table-cell table:style-name="ce351"/>
          <table:table-cell table:style-name="ce377"/>
          <table:table-cell table:style-name="ce401"/>
          <table:table-cell table:style-name="ce415" table:number-columns-repeated="4"/>
          <table:table-cell table:style-name="ce377"/>
          <table:table-cell table:style-name="ce439" table:number-columns-repeated="2"/>
          <table:table-cell table:style-name="ce471"/>
          <table:table-cell table:style-name="ce473"/>
          <table:table-cell table:style-name="ce480" table:number-columns-repeated="2"/>
          <table:table-cell table:style-name="ce527" table:number-columns-repeated="7"/>
          <table:table-cell table:style-name="ce536"/>
          <table:table-cell table:style-name="ce471"/>
          <table:table-cell table:style-name="ce540"/>
          <table:table-cell table:style-name="ce546"/>
          <table:table-cell table:style-name="ce480"/>
          <table:table-cell table:style-name="ce527" table:number-columns-repeated="7"/>
          <table:table-cell table:style-name="ce536"/>
          <table:table-cell table:style-name="ce471"/>
          <table:table-cell table:style-name="ce473" table:formula="oooc:=HLOOKUP([.AR$1];[.AS$1:.BA$1200];ROW();FALSE())">
            <text:p/>
          </table:table-cell>
          <table:table-cell table:style-name="ce527"/>
          <table:table-cell table:style-name="ce480"/>
          <table:table-cell table:style-name="ce527" table:number-columns-repeated="7"/>
          <table:table-cell table:style-name="ce536" table:number-columns-repeated="199"/>
          <table:table-cell table:style-name="ce591"/>
          <table:table-cell table:number-columns-repeated="3"/>
        </table:table-row>
        <table:table-row table:style-name="ro11">
          <table:table-cell office:value-type="float" office:value="3">
            <text:p>3</text:p>
          </table:table-cell>
          <table:table-cell table:style-name="ce35" office:value-type="string">
            <text:p>EINSTEIN Basic Questionnaire</text:p>
          </table:table-cell>
          <table:table-cell table:style-name="ce78"/>
          <table:table-cell table:style-name="ce127" table:number-columns-repeated="2"/>
          <table:table-cell table:style-name="Default" table:number-columns-repeated="3"/>
          <table:table-cell table:style-name="ce351"/>
          <table:table-cell table:style-name="ce377"/>
          <table:table-cell table:style-name="ce401"/>
          <table:table-cell table:style-name="ce415" table:number-columns-repeated="4"/>
          <table:table-cell table:style-name="ce377"/>
          <table:table-cell table:style-name="ce439" table:number-columns-repeated="2"/>
          <table:table-cell table:style-name="ce471"/>
          <table:table-cell table:style-name="ce473"/>
          <table:table-cell table:style-name="ce480" table:number-columns-repeated="2"/>
          <table:table-cell table:style-name="ce527" table:number-columns-repeated="7"/>
          <table:table-cell table:style-name="ce536"/>
          <table:table-cell table:style-name="ce471"/>
          <table:table-cell table:style-name="ce540"/>
          <table:table-cell table:style-name="ce546"/>
          <table:table-cell table:style-name="ce480"/>
          <table:table-cell table:style-name="ce527" table:number-columns-repeated="7"/>
          <table:table-cell table:style-name="ce536"/>
          <table:table-cell table:style-name="ce471"/>
          <table:table-cell table:style-name="ce473" table:formula="oooc:=HLOOKUP([.AR$1];[.AS$1:.BA$1200];ROW();FALSE())">
            <text:p/>
          </table:table-cell>
          <table:table-cell table:style-name="ce527"/>
          <table:table-cell table:style-name="ce480"/>
          <table:table-cell table:style-name="ce527" table:number-columns-repeated="7"/>
          <table:table-cell table:style-name="ce536" table:number-columns-repeated="199"/>
          <table:table-cell table:style-name="ce591"/>
          <table:table-cell table:number-columns-repeated="3"/>
        </table:table-row>
        <table:table-row table:style-name="ro11">
          <table:table-cell office:value-type="float" office:value="4">
            <text:p>4</text:p>
          </table:table-cell>
          <table:table-cell table:style-name="ce36" office:value-type="string">
            <text:p>Additional to EINSTEIN (previous works)</text:p>
          </table:table-cell>
          <table:table-cell table:style-name="ce79"/>
          <table:table-cell table:style-name="ce128" table:number-columns-repeated="2"/>
          <table:table-cell table:style-name="Default" table:number-columns-repeated="3"/>
          <table:table-cell table:style-name="ce352"/>
          <table:table-cell table:style-name="ce281"/>
          <table:table-cell table:style-name="ce402"/>
          <table:table-cell table:style-name="ce359" table:number-columns-repeated="3"/>
          <table:table-cell table:style-name="ce352"/>
          <table:table-cell table:style-name="ce430"/>
          <table:table-cell table:style-name="ce66"/>
          <table:table-cell table:number-columns-repeated="2"/>
          <table:table-cell table:style-name="ce473" table:formula="oooc:=HLOOKUP([.T$1];[.U$1:.AC$1202];ROW();FALSE())" office:value-type="string" office:string-value="System simulation">
            <text:p>System simulation</text:p>
          </table:table-cell>
          <table:table-cell table:style-name="ce481" office:value-type="string">
            <text:p>System simulation</text:p>
          </table:table-cell>
          <table:table-cell table:style-name="ce481"/>
          <table:table-cell table:style-name="ce528" table:number-columns-repeated="6"/>
          <table:table-cell table:style-name="ce528" office:value-type="string">
            <text:p>Risultati de la simulazione</text:p>
          </table:table-cell>
          <table:table-cell table:number-columns-repeated="2"/>
          <table:table-cell table:style-name="ce540" table:formula="oooc:=HLOOKUP([.AF$1];[.AG$1:.AO$1200];ROW();FALSE())" office:value-type="string" office:string-value="Simulation results">
            <text:p>Simulation results</text:p>
          </table:table-cell>
          <table:table-cell table:style-name="ce481" office:value-type="string">
            <text:p>Simulation results</text:p>
          </table:table-cell>
          <table:table-cell table:style-name="ce481"/>
          <table:table-cell table:style-name="ce528" table:number-columns-repeated="6"/>
          <table:table-cell table:style-name="ce528" office:value-type="string">
            <text:p>Risultati de la simulazione</text:p>
          </table:table-cell>
          <table:table-cell table:number-columns-repeated="2"/>
          <table:table-cell table:style-name="ce473" table:formula="oooc:=HLOOKUP([.AR$1];[.AS$1:.BA$1200];ROW();FALSE())" office:value-type="string" office:string-value="Simulation results">
            <text:p>Simulation results</text:p>
          </table:table-cell>
          <table:table-cell table:style-name="ce528" office:value-type="string">
            <text:p>Simulation results</text:p>
          </table:table-cell>
          <table:table-cell table:style-name="ce481"/>
          <table:table-cell table:style-name="ce528" table:number-columns-repeated="6"/>
          <table:table-cell table:style-name="ce528" office:value-type="string">
            <text:p>Risultati de la simulazione</text:p>
          </table:table-cell>
          <table:table-cell table:number-columns-repeated="203"/>
        </table:table-row>
        <table:table-row table:style-name="ro11">
          <table:table-cell office:value-type="float" office:value="5">
            <text:p>5</text:p>
          </table:table-cell>
          <table:table-cell table:style-name="ce37" office:value-type="string">
            <text:p>Internal parameters tool EINSTEIN</text:p>
          </table:table-cell>
          <table:table-cell table:style-name="ce80"/>
          <table:table-cell table:style-name="ce129" table:number-columns-repeated="2"/>
          <table:table-cell table:style-name="Default" table:number-columns-repeated="3"/>
          <table:table-cell table:style-name="ce242"/>
          <table:table-cell table:style-name="ce281"/>
          <table:table-cell table:style-name="ce402"/>
          <table:table-cell table:style-name="ce359" table:number-columns-repeated="3"/>
          <table:table-cell table:style-name="ce352"/>
          <table:table-cell table:style-name="ce430"/>
          <table:table-cell table:style-name="ce66"/>
          <table:table-cell table:style-name="ce458" table:number-columns-repeated="2"/>
          <table:table-cell table:style-name="ce473" table:formula="oooc:=HLOOKUP([.T$1];[.U$1:.AC$1202];ROW();FALSE())">
            <text:p/>
          </table:table-cell>
          <table:table-cell table:style-name="ce481"/>
          <table:table-cell table:style-name="ce514"/>
          <table:table-cell table:style-name="ce529" table:number-columns-repeated="7"/>
          <table:table-cell table:style-name="ce458" table:number-columns-repeated="2"/>
          <table:table-cell table:style-name="ce540" table:formula="oooc:=HLOOKUP([.AF$1];[.AG$1:.AO$1200];ROW();FALSE())">
            <text:p/>
          </table:table-cell>
          <table:table-cell table:style-name="ce546"/>
          <table:table-cell table:style-name="ce514"/>
          <table:table-cell table:style-name="ce529" table:number-columns-repeated="7"/>
          <table:table-cell table:style-name="ce458" table:number-columns-repeated="2"/>
          <table:table-cell table:style-name="ce473" table:formula="oooc:=HLOOKUP([.AR$1];[.AS$1:.BA$1200];ROW();FALSE())">
            <text:p/>
          </table:table-cell>
          <table:table-cell table:style-name="ce570"/>
          <table:table-cell table:style-name="ce514"/>
          <table:table-cell table:style-name="ce529" table:number-columns-repeated="7"/>
          <table:table-cell table:style-name="ce458" table:number-columns-repeated="199"/>
          <table:table-cell table:number-columns-repeated="4"/>
        </table:table-row>
        <table:table-row table:style-name="ro11">
          <table:table-cell office:value-type="float" office:value="6">
            <text:p>6</text:p>
          </table:table-cell>
          <table:table-cell table:style-name="ce38" office:value-type="string">
            <text:p>X</text:p>
          </table:table-cell>
          <table:table-cell table:style-name="ce81" office:value-type="string">
            <text:p>Included in Questionnaire</text:p>
          </table:table-cell>
          <table:table-cell table:style-name="ce130" table:number-columns-repeated="2"/>
          <table:table-cell table:style-name="Default" table:number-columns-repeated="3"/>
          <table:table-cell table:style-name="ce242"/>
          <table:table-cell table:style-name="ce281"/>
          <table:table-cell table:style-name="ce402"/>
          <table:table-cell table:style-name="ce359" table:number-columns-repeated="3"/>
          <table:table-cell table:style-name="ce352"/>
          <table:table-cell table:style-name="ce430"/>
          <table:table-cell table:style-name="ce66"/>
          <table:table-cell table:style-name="ce458" table:number-columns-repeated="2"/>
          <table:table-cell table:style-name="ce473"/>
          <table:table-cell table:style-name="ce481"/>
          <table:table-cell table:style-name="ce514"/>
          <table:table-cell table:style-name="ce529" table:number-columns-repeated="7"/>
          <table:table-cell table:style-name="ce458" table:number-columns-repeated="2"/>
          <table:table-cell table:style-name="ce540"/>
          <table:table-cell table:style-name="ce546"/>
          <table:table-cell table:style-name="ce514"/>
          <table:table-cell table:style-name="ce529" table:number-columns-repeated="7"/>
          <table:table-cell table:style-name="ce458" table:number-columns-repeated="2"/>
          <table:table-cell table:style-name="ce473"/>
          <table:table-cell table:style-name="ce570"/>
          <table:table-cell table:style-name="ce514"/>
          <table:table-cell table:style-name="ce529" table:number-columns-repeated="7"/>
          <table:table-cell table:style-name="ce458" table:number-columns-repeated="199"/>
          <table:table-cell table:number-columns-repeated="4"/>
        </table:table-row>
        <table:table-row table:style-name="ro11">
          <table:table-cell office:value-type="float" office:value="7">
            <text:p>7</text:p>
          </table:table-cell>
          <table:table-cell table:style-name="ce39"/>
          <table:table-cell table:style-name="ce81" office:value-type="string">
            <text:p>Not included in Questionnaire</text:p>
          </table:table-cell>
          <table:table-cell table:style-name="ce130" table:number-columns-repeated="2"/>
          <table:table-cell table:style-name="Default" table:number-columns-repeated="3"/>
          <table:table-cell table:style-name="ce242"/>
          <table:table-cell table:style-name="ce281"/>
          <table:table-cell table:style-name="ce402"/>
          <table:table-cell table:style-name="ce359" table:number-columns-repeated="3"/>
          <table:table-cell table:style-name="ce352"/>
          <table:table-cell table:style-name="ce430"/>
          <table:table-cell table:style-name="ce66"/>
          <table:table-cell table:style-name="ce458" table:number-columns-repeated="2"/>
          <table:table-cell table:style-name="ce473"/>
          <table:table-cell table:style-name="ce481"/>
          <table:table-cell table:style-name="ce514"/>
          <table:table-cell table:style-name="ce529" table:number-columns-repeated="7"/>
          <table:table-cell table:style-name="ce458" table:number-columns-repeated="2"/>
          <table:table-cell table:style-name="ce540"/>
          <table:table-cell table:style-name="ce546"/>
          <table:table-cell table:style-name="ce514"/>
          <table:table-cell table:style-name="ce529" table:number-columns-repeated="7"/>
          <table:table-cell table:style-name="ce458" table:number-columns-repeated="2"/>
          <table:table-cell table:style-name="ce473"/>
          <table:table-cell table:style-name="ce570"/>
          <table:table-cell table:style-name="ce514"/>
          <table:table-cell table:style-name="ce529" table:number-columns-repeated="7"/>
          <table:table-cell table:style-name="ce458" table:number-columns-repeated="199"/>
          <table:table-cell table:number-columns-repeated="4"/>
        </table:table-row>
        <table:table-row table:style-name="ro11">
          <table:table-cell/>
          <table:table-cell table:style-name="ce40" office:value-type="string">
            <text:p>In work <text:s/>... / changes w. Respect to previous versions</text:p>
          </table:table-cell>
          <table:table-cell table:style-name="ce82"/>
          <table:table-cell table:style-name="ce131"/>
          <table:table-cell table:style-name="ce239"/>
          <table:table-cell table:style-name="Default" table:number-columns-repeated="3"/>
          <table:table-cell table:style-name="ce242"/>
          <table:table-cell table:style-name="ce281"/>
          <table:table-cell table:style-name="ce402"/>
          <table:table-cell table:style-name="ce359" table:number-columns-repeated="3"/>
          <table:table-cell table:style-name="ce352"/>
          <table:table-cell table:style-name="ce430"/>
          <table:table-cell table:style-name="ce66"/>
          <table:table-cell table:style-name="ce458" table:number-columns-repeated="2"/>
          <table:table-cell table:style-name="ce473"/>
          <table:table-cell table:style-name="ce481"/>
          <table:table-cell table:style-name="ce514"/>
          <table:table-cell table:style-name="ce529" table:number-columns-repeated="7"/>
          <table:table-cell table:style-name="ce458" table:number-columns-repeated="2"/>
          <table:table-cell table:style-name="ce540"/>
          <table:table-cell table:style-name="ce546"/>
          <table:table-cell table:style-name="ce514"/>
          <table:table-cell table:style-name="ce529" table:number-columns-repeated="7"/>
          <table:table-cell table:style-name="ce458" table:number-columns-repeated="2"/>
          <table:table-cell table:style-name="ce473"/>
          <table:table-cell table:style-name="ce570"/>
          <table:table-cell table:style-name="ce514"/>
          <table:table-cell table:style-name="ce529" table:number-columns-repeated="7"/>
          <table:table-cell table:style-name="ce458" table:number-columns-repeated="199"/>
          <table:table-cell table:number-columns-repeated="4"/>
        </table:table-row>
        <table:table-row table:style-name="ro11">
          <table:table-cell office:value-type="float" office:value="8">
            <text:p>8</text:p>
          </table:table-cell>
          <table:table-cell table:style-name="ce41"/>
          <table:table-cell table:style-name="ce83"/>
          <table:table-cell table:style-name="ce132" table:number-columns-repeated="2"/>
          <table:table-cell table:style-name="ce242" table:number-columns-repeated="4"/>
          <table:table-cell table:style-name="ce281"/>
          <table:table-cell table:style-name="ce402"/>
          <table:table-cell table:style-name="ce352" table:number-columns-repeated="4"/>
          <table:table-cell table:style-name="ce430"/>
          <table:table-cell table:style-name="ce66"/>
          <table:table-cell table:style-name="ce459" table:number-columns-repeated="2"/>
          <table:table-cell table:style-name="ce473"/>
          <table:table-cell table:style-name="ce481"/>
          <table:table-cell table:style-name="ce514"/>
          <table:table-cell table:style-name="ce529" table:number-columns-repeated="7"/>
          <table:table-cell table:style-name="ce459" table:number-columns-repeated="2"/>
          <table:table-cell table:style-name="ce540"/>
          <table:table-cell table:style-name="ce546"/>
          <table:table-cell table:style-name="ce514"/>
          <table:table-cell table:style-name="ce529" table:number-columns-repeated="7"/>
          <table:table-cell table:style-name="ce459" table:number-columns-repeated="2"/>
          <table:table-cell table:style-name="ce473" table:formula="oooc:=HLOOKUP([.AR$1];[.AS$1:.BA$1200];ROW();FALSE())">
            <text:p/>
          </table:table-cell>
          <table:table-cell table:style-name="ce570"/>
          <table:table-cell table:style-name="ce514"/>
          <table:table-cell table:style-name="ce529" table:number-columns-repeated="7"/>
          <table:table-cell table:style-name="ce459" table:number-columns-repeated="199"/>
          <table:table-cell table:style-name="ce242" table:number-columns-repeated="3"/>
          <table:table-cell/>
        </table:table-row>
        <table:table-row table:style-name="ro12">
          <table:table-cell office:value-type="float" office:value="9">
            <text:p>9</text:p>
          </table:table-cell>
          <table:table-cell table:style-name="ce42" office:value-type="string">
            <text:p>Subset No.</text:p>
          </table:table-cell>
          <table:table-cell table:style-name="ce42" office:value-type="string">
            <text:p>Par. No.</text:p>
          </table:table-cell>
          <table:table-cell table:style-name="ce133" office:value-type="string">
            <text:p>Code (software)</text:p>
          </table:table-cell>
          <table:table-cell table:style-name="ce133" office:value-type="string">
            <text:p>In which table in database?</text:p>
          </table:table-cell>
          <table:table-cell table:style-name="ce133" office:value-type="string">
            <text:p>Mathematical symbol</text:p>
          </table:table-cell>
          <table:table-cell table:style-name="ce42" office:value-type="string">
            <text:p>No. of par. (single or vector)</text:p>
          </table:table-cell>
          <table:table-cell table:style-name="ce300" office:value-type="string">
            <text:p>Subset of data / parameter</text:p>
          </table:table-cell>
          <table:table-cell table:style-name="ce42" office:value-type="string">
            <text:p>Unit </text:p>
          </table:table-cell>
          <table:table-cell table:style-name="ce378" office:value-type="string">
            <text:p>New short Questionnaire EINSTEIN</text:p>
          </table:table-cell>
          <table:table-cell table:style-name="ce403" office:value-type="string">
            <text:p>EINSTEIN <text:s text:c="3"/>(preliminary draft)</text:p>
          </table:table-cell>
          <table:table-cell table:style-name="ce378" office:value-type="string">
            <text:p>Draft MEDISCO</text:p>
          </table:table-cell>
          <table:table-cell table:style-name="ce425" office:value-type="string">
            <text:p>NICATEC</text:p>
          </table:table-cell>
          <table:table-cell table:style-name="ce425" office:value-type="string">
            <text:p>POSHIP DETAILED</text:p>
            <text:p>(10 – page)</text:p>
          </table:table-cell>
          <table:table-cell table:style-name="ce378" office:value-type="string">
            <text:p>Task33-V1 (Joints)</text:p>
          </table:table-cell>
          <table:table-cell table:style-name="ce378" office:value-type="string">
            <text:p>Comments / points for discussion</text:p>
          </table:table-cell>
          <table:table-cell table:style-name="ce440" office:value-type="string">
            <text:p>Explanatory text</text:p>
          </table:table-cell>
          <table:table-cell table:number-columns-repeated="2"/>
          <table:table-cell table:style-name="ce474" table:formula="oooc:=HLOOKUP([.T$1];[.U$1:.AC$1202];ROW();FALSE())" office:value-type="string" office:string-value="Subset of data / parameter">
            <text:p>Subset of data / parameter</text:p>
          </table:table-cell>
          <table:table-cell table:style-name="ce482" table:formula="oooc:=[.H10]" office:value-type="string" office:string-value="Subset of data / parameter">
            <text:p>Subset of data / parameter</text:p>
          </table:table-cell>
          <table:table-cell table:style-name="ce515"/>
          <table:table-cell table:style-name="ce530" table:number-columns-repeated="7"/>
          <table:table-cell table:number-columns-repeated="2"/>
          <table:table-cell table:style-name="ce541" table:formula="oooc:=HLOOKUP([.AF$1];[.AG$1:.AO$1200];ROW();FALSE())">
            <text:p/>
          </table:table-cell>
          <table:table-cell table:style-name="ce515" table:number-columns-repeated="2"/>
          <table:table-cell table:style-name="ce558" table:number-columns-repeated="7"/>
          <table:table-cell table:number-columns-repeated="2"/>
          <table:table-cell table:style-name="ce568" table:formula="oooc:=HLOOKUP([.AR$1];[.AS$1:.BA$1200];ROW();FALSE())">
            <text:p/>
          </table:table-cell>
          <table:table-cell table:style-name="ce558"/>
          <table:table-cell table:style-name="ce515"/>
          <table:table-cell table:style-name="ce558" table:number-columns-repeated="7"/>
          <table:table-cell table:number-columns-repeated="203"/>
        </table:table-row>
        <table:table-row table:style-name="ro13">
          <table:table-cell office:value-type="float" office:value="10">
            <text:p>10</text:p>
          </table:table-cell>
          <table:table-cell table:style-name="ce43" office:value-type="float" office:value="0">
            <text:p>0</text:p>
          </table:table-cell>
          <table:table-cell table:style-name="ce84" table:formula="oooc:=100*[.B11]" office:value-type="float" office:value="0">
            <text:p>0</text:p>
          </table:table-cell>
          <table:table-cell table:style-name="ce134" table:number-columns-repeated="3"/>
          <table:table-cell table:style-name="ce272"/>
          <table:table-cell table:style-name="ce301" office:value-type="string">
            <text:p>Parameters specific for project evaluation</text:p>
          </table:table-cell>
          <table:table-cell table:style-name="ce353"/>
          <table:table-cell table:style-name="ce379"/>
          <table:table-cell table:style-name="ce387"/>
          <table:table-cell table:style-name="ce353" table:number-columns-repeated="4"/>
          <table:table-cell table:style-name="ce431"/>
          <table:table-cell table:style-name="ce441"/>
          <table:table-cell table:style-name="ce458" table:number-columns-repeated="2"/>
          <table:table-cell table:style-name="ce474" table:formula="oooc:=HLOOKUP([.T$1];[.U$1:.AC$1202];ROW();FALSE())" office:value-type="string" office:string-value="Parameters specific for project evaluation">
            <text:p>Parameters specific for project evaluation</text:p>
          </table:table-cell>
          <table:table-cell table:style-name="ce483" office:value-type="string">
            <text:p>Parameters specific for project evaluation</text:p>
          </table:table-cell>
          <table:table-cell table:style-name="ce515"/>
          <table:table-cell table:style-name="ce530" table:number-columns-repeated="7"/>
          <table:table-cell table:style-name="ce458" table:number-columns-repeated="2"/>
          <table:table-cell table:style-name="ce541" table:formula="oooc:=HLOOKUP([.AF$1];[.AG$1:.AO$1200];ROW();FALSE())">
            <text:p/>
          </table:table-cell>
          <table:table-cell table:style-name="ce515" table:number-columns-repeated="2"/>
          <table:table-cell table:style-name="ce558" table:number-columns-repeated="7"/>
          <table:table-cell table:style-name="ce458" table:number-columns-repeated="2"/>
          <table:table-cell table:style-name="ce568" table:formula="oooc:=HLOOKUP([.AR$1];[.AS$1:.BA$1200];ROW();FALSE())">
            <text:p/>
          </table:table-cell>
          <table:table-cell table:style-name="ce558"/>
          <table:table-cell table:style-name="ce515"/>
          <table:table-cell table:style-name="ce558" table:number-columns-repeated="7"/>
          <table:table-cell table:style-name="ce458" table:number-columns-repeated="199"/>
          <table:table-cell table:number-columns-repeated="4"/>
        </table:table-row>
        <table:table-row table:style-name="ro6">
          <table:table-cell table:style-name="ce11" office:value-type="float" office:value="11">
            <text:p>11</text:p>
          </table:table-cell>
          <table:table-cell table:style-name="ce44"/>
          <table:table-cell table:style-name="ce85" table:formula="oooc:=[.C11]+1" office:value-type="float" office:value="1">
            <text:p>1</text:p>
          </table:table-cell>
          <table:table-cell table:style-name="ce135" table:number-columns-repeated="3"/>
          <table:table-cell table:style-name="ce273" office:value-type="string">
            <text:p>-</text:p>
          </table:table-cell>
          <table:table-cell table:style-name="ce302" office:value-type="string">
            <text:p>Type of project</text:p>
          </table:table-cell>
          <table:table-cell table:style-name="ce284" office:value-type="string">
            <text:p>-</text:p>
          </table:table-cell>
          <table:table-cell table:style-name="ce380"/>
          <table:table-cell table:style-name="ce49" office:value-type="string">
            <text:p>X</text:p>
          </table:table-cell>
          <table:table-cell table:style-name="ce416" table:number-columns-repeated="3"/>
          <table:table-cell table:style-name="ce419"/>
          <table:table-cell table:style-name="ce432" office:value-type="string">
            <text:p>should we distinguish between type of project ? -&gt; new plants or production lines ?, retrofit of existing plants ? </text:p>
          </table:table-cell>
          <table:table-cell table:style-name="ce442"/>
          <table:table-cell table:style-name="ce460" table:number-columns-repeated="2"/>
          <table:table-cell table:style-name="ce474" table:formula="oooc:=HLOOKUP([.T$1];[.U$1:.AC$1202];ROW();FALSE())" office:value-type="string" office:string-value="Type of project">
            <text:p>Type of project</text:p>
          </table:table-cell>
          <table:table-cell table:style-name="ce484" office:value-type="string">
            <text:p>Type of project</text:p>
          </table:table-cell>
          <table:table-cell table:style-name="ce515"/>
          <table:table-cell table:style-name="ce530" table:number-columns-repeated="7"/>
          <table:table-cell table:style-name="ce460" table:number-columns-repeated="2"/>
          <table:table-cell table:style-name="ce541" table:formula="oooc:=HLOOKUP([.AF$1];[.AG$1:.AO$1200];ROW();FALSE())">
            <text:p/>
          </table:table-cell>
          <table:table-cell table:style-name="ce515" table:number-columns-repeated="2"/>
          <table:table-cell table:style-name="ce558" table:number-columns-repeated="7"/>
          <table:table-cell table:style-name="ce460" table:number-columns-repeated="2"/>
          <table:table-cell table:style-name="ce568" table:formula="oooc:=HLOOKUP([.AR$1];[.AS$1:.BA$1200];ROW();FALSE())">
            <text:p/>
          </table:table-cell>
          <table:table-cell table:style-name="ce558"/>
          <table:table-cell table:style-name="ce515"/>
          <table:table-cell table:style-name="ce558" table:number-columns-repeated="7"/>
          <table:table-cell table:style-name="ce460" table:number-columns-repeated="199"/>
          <table:table-cell table:style-name="ce2" table:number-columns-repeated="4"/>
        </table:table-row>
        <table:table-row table:style-name="ro4">
          <table:table-cell table:style-name="ce2"/>
          <table:table-cell table:style-name="ce9" office:value-type="string">
            <text:p>C0</text:p>
          </table:table-cell>
          <table:table-cell table:style-name="ce9"/>
          <table:table-cell table:style-name="ce136" office:value-type="string">
            <text:p>ProjectCreationDate</text:p>
          </table:table-cell>
          <table:table-cell table:style-name="ce9" table:number-columns-repeated="2"/>
          <table:table-cell table:style-name="ce19" table:number-columns-repeated="2"/>
          <table:table-cell table:style-name="ce3"/>
          <table:table-cell table:number-columns-repeated="8"/>
          <table:table-cell table:style-name="ce2" table:number-columns-repeated="235"/>
          <table:table-cell table:number-columns-repeated="4"/>
        </table:table-row>
        <table:table-row table:style-name="ro4">
          <table:table-cell table:style-name="ce2"/>
          <table:table-cell table:style-name="ce9" office:value-type="string">
            <text:p>C0</text:p>
          </table:table-cell>
          <table:table-cell table:style-name="ce9"/>
          <table:table-cell table:style-name="ce136" office:value-type="string">
            <text:p>ProjectFinalisationDate</text:p>
          </table:table-cell>
          <table:table-cell table:style-name="ce9" table:number-columns-repeated="2"/>
          <table:table-cell table:style-name="ce19" table:number-columns-repeated="2"/>
          <table:table-cell table:style-name="ce3"/>
          <table:table-cell table:number-columns-repeated="8"/>
          <table:table-cell table:style-name="ce2" table:number-columns-repeated="235"/>
          <table:table-cell table:number-columns-repeated="4"/>
        </table:table-row>
        <table:table-row table:style-name="ro4">
          <table:table-cell table:style-name="ce2"/>
          <table:table-cell table:style-name="ce9" office:value-type="string">
            <text:p>C0</text:p>
          </table:table-cell>
          <table:table-cell table:style-name="ce9"/>
          <table:table-cell table:style-name="ce136" office:value-type="string">
            <text:p>LastModificationDate</text:p>
          </table:table-cell>
          <table:table-cell table:style-name="ce9" table:number-columns-repeated="2"/>
          <table:table-cell table:style-name="ce19" table:number-columns-repeated="2"/>
          <table:table-cell table:style-name="ce3"/>
          <table:table-cell table:number-columns-repeated="8"/>
          <table:table-cell table:style-name="ce2" table:number-columns-repeated="235"/>
          <table:table-cell table:number-columns-repeated="4"/>
        </table:table-row>
        <table:table-row table:style-name="ro4">
          <table:table-cell table:style-name="ce2"/>
          <table:table-cell table:style-name="ce9" office:value-type="string">
            <text:p>C0</text:p>
          </table:table-cell>
          <table:table-cell table:style-name="ce9"/>
          <table:table-cell table:style-name="ce136" office:value-type="string">
            <text:p>AuditorId = None</text:p>
          </table:table-cell>
          <table:table-cell table:style-name="ce9" table:number-columns-repeated="2"/>
          <table:table-cell table:style-name="ce19"/>
          <table:table-cell table:style-name="ce19" office:value-type="string">
            <text:p>Id of auditor who carryied out the audit</text:p>
          </table:table-cell>
          <table:table-cell table:style-name="ce3"/>
          <table:table-cell table:number-columns-repeated="8"/>
          <table:table-cell table:style-name="ce2" table:number-columns-repeated="235"/>
          <table:table-cell table:number-columns-repeated="4"/>
        </table:table-row>
        <table:table-row table:style-name="ro2">
          <table:table-cell table:style-name="ce2"/>
          <table:table-cell table:style-name="ce9" table:number-columns-repeated="2"/>
          <table:table-cell table:style-name="ce136" office:value-type="string">
            <text:p>Campaign</text:p>
          </table:table-cell>
          <table:table-cell table:style-name="ce9" table:number-columns-repeated="2"/>
          <table:table-cell table:style-name="ce19"/>
          <table:table-cell table:style-name="ce19" office:value-type="string">
            <text:p>Description of framework in which the audit was carried out (audit campaign or project)</text:p>
          </table:table-cell>
          <table:table-cell table:style-name="ce3"/>
          <table:table-cell table:number-columns-repeated="8"/>
          <table:table-cell table:style-name="ce2" table:number-columns-repeated="235"/>
          <table:table-cell table:number-columns-repeated="4"/>
        </table:table-row>
        <table:table-row table:style-name="ro4">
          <table:table-cell table:style-name="ce2"/>
          <table:table-cell table:style-name="ce9" office:value-type="string">
            <text:p>C0</text:p>
          </table:table-cell>
          <table:table-cell table:style-name="ce9"/>
          <table:table-cell table:style-name="ce136" office:value-type="string">
            <text:p>ConfidentialityLevel</text:p>
          </table:table-cell>
          <table:table-cell table:style-name="ce9" table:number-columns-repeated="2"/>
          <table:table-cell table:style-name="ce19" table:number-columns-repeated="2"/>
          <table:table-cell table:style-name="ce3"/>
          <table:table-cell table:number-columns-repeated="8"/>
          <table:table-cell table:style-name="ce2" table:number-columns-repeated="235"/>
          <table:table-cell table:number-columns-repeated="4"/>
        </table:table-row>
        <table:table-row table:style-name="ro4">
          <table:table-cell/>
          <table:table-cell table:style-name="ce9" office:value-type="string">
            <text:p>C0</text:p>
          </table:table-cell>
          <table:table-cell table:style-name="ce86"/>
          <table:table-cell table:style-name="ce136" office:value-type="string">
            <text:p>Country = "Spain" <text:s text:c="15"/># Configuration for country specific aids ... NOT USED AT PRESENT</text:p>
          </table:table-cell>
          <table:table-cell table:style-name="ce236" table:number-columns-repeated="2"/>
          <table:table-cell table:number-columns-repeated="38"/>
          <table:table-cell table:style-name="ce463"/>
          <table:table-cell table:number-columns-repeated="211"/>
        </table:table-row>
        <table:table-row table:style-name="ro4">
          <table:table-cell/>
          <table:table-cell table:style-name="ce9"/>
          <table:table-cell table:style-name="ce86"/>
          <table:table-cell table:style-name="ce136" office:value-type="string">
            <text:p>ToolVersion</text:p>
          </table:table-cell>
          <table:table-cell table:style-name="ce236" table:number-columns-repeated="2"/>
          <table:table-cell table:number-columns-repeated="38"/>
          <table:table-cell table:style-name="ce463"/>
          <table:table-cell table:number-columns-repeated="211"/>
        </table:table-row>
        <table:table-row table:style-name="ro2">
          <table:table-cell table:style-name="ce11" office:value-type="float" office:value="12">
            <text:p>12</text:p>
          </table:table-cell>
          <table:table-cell table:style-name="ce44"/>
          <table:table-cell table:style-name="ce85"/>
          <table:table-cell table:style-name="ce135" table:number-columns-repeated="3"/>
          <table:table-cell table:style-name="ce273"/>
          <table:table-cell table:style-name="ce302" office:value-type="string">
            <text:p>Several additional information on type of modification / investment forseen / affected production lines etc.</text:p>
          </table:table-cell>
          <table:table-cell table:style-name="ce284" office:value-type="string">
            <text:p>-</text:p>
          </table:table-cell>
          <table:table-cell table:style-name="ce380"/>
          <table:table-cell table:style-name="ce49" office:value-type="string">
            <text:p>X</text:p>
          </table:table-cell>
          <table:table-cell table:style-name="ce416" table:number-columns-repeated="3"/>
          <table:table-cell table:style-name="ce419"/>
          <table:table-cell table:style-name="ce434" office:value-type="string">
            <text:p>Probably not needed in EINSTEIN</text:p>
          </table:table-cell>
          <table:table-cell table:style-name="ce442"/>
          <table:table-cell table:style-name="ce460" table:number-columns-repeated="2"/>
          <table:table-cell table:style-name="ce474" table:formula="oooc:=HLOOKUP([.T$1];[.U$1:.AC$1202];ROW();FALSE())" office:value-type="string" office:string-value="Several additional information on type of modification / investment forseen / affected production lines etc.">
            <text:p>Several additional information on type of modification / investment forseen / affected production lines etc.</text:p>
          </table:table-cell>
          <table:table-cell table:style-name="ce484" office:value-type="string">
            <text:p>Several additional information on type of modification / investment forseen / affected production lines etc.</text:p>
          </table:table-cell>
          <table:table-cell table:style-name="ce515"/>
          <table:table-cell table:style-name="ce530" table:number-columns-repeated="7"/>
          <table:table-cell table:style-name="ce460" table:number-columns-repeated="2"/>
          <table:table-cell table:style-name="ce541" table:formula="oooc:=HLOOKUP([.AF$1];[.AG$1:.AO$1200];ROW();FALSE())">
            <text:p/>
          </table:table-cell>
          <table:table-cell table:style-name="ce515" table:number-columns-repeated="2"/>
          <table:table-cell table:style-name="ce558" table:number-columns-repeated="7"/>
          <table:table-cell table:style-name="ce460" table:number-columns-repeated="2"/>
          <table:table-cell table:style-name="ce568" table:formula="oooc:=HLOOKUP([.AR$1];[.AS$1:.BA$1200];ROW();FALSE())">
            <text:p/>
          </table:table-cell>
          <table:table-cell table:style-name="ce558"/>
          <table:table-cell table:style-name="ce515"/>
          <table:table-cell table:style-name="ce558" table:number-columns-repeated="7"/>
          <table:table-cell table:style-name="ce460" table:number-columns-repeated="199"/>
          <table:table-cell table:style-name="ce2" table:number-columns-repeated="4"/>
        </table:table-row>
        <table:table-row table:style-name="ro4">
          <table:table-cell office:value-type="float" office:value="13">
            <text:p>13</text:p>
          </table:table-cell>
          <table:table-cell table:style-name="ce45"/>
          <table:table-cell table:style-name="ce87"/>
          <table:table-cell table:style-name="ce137" table:number-columns-repeated="3"/>
          <table:table-cell table:style-name="ce275"/>
          <table:table-cell table:style-name="ce304"/>
          <table:table-cell table:style-name="ce352"/>
          <table:table-cell table:style-name="ce281"/>
          <table:table-cell table:style-name="ce402"/>
          <table:table-cell table:style-name="ce359" table:number-columns-repeated="3"/>
          <table:table-cell table:style-name="ce352"/>
          <table:table-cell table:style-name="ce430"/>
          <table:table-cell table:style-name="ce66"/>
          <table:table-cell table:number-columns-repeated="2"/>
          <table:table-cell table:style-name="ce473" table:formula="oooc:=HLOOKUP([.T$1];[.U$1:.AC$1202];ROW();FALSE())">
            <text:p/>
          </table:table-cell>
          <table:table-cell table:style-name="ce485"/>
          <table:table-cell table:style-name="ce481"/>
          <table:table-cell table:style-name="ce528" table:number-columns-repeated="7"/>
          <table:table-cell table:number-columns-repeated="2"/>
          <table:table-cell table:style-name="ce540" table:formula="oooc:=HLOOKUP([.AF$1];[.AG$1:.AO$1200];ROW();FALSE())">
            <text:p/>
          </table:table-cell>
          <table:table-cell table:style-name="ce515" table:number-columns-repeated="2"/>
          <table:table-cell table:style-name="ce558" table:number-columns-repeated="7"/>
          <table:table-cell table:number-columns-repeated="2"/>
          <table:table-cell table:style-name="ce473" table:formula="oooc:=HLOOKUP([.AR$1];[.AS$1:.BA$1200];ROW();FALSE())">
            <text:p/>
          </table:table-cell>
          <table:table-cell table:style-name="ce558"/>
          <table:table-cell table:style-name="ce515"/>
          <table:table-cell table:style-name="ce558" table:number-columns-repeated="7"/>
          <table:table-cell table:number-columns-repeated="203"/>
        </table:table-row>
        <table:table-row table:style-name="ro13">
          <table:table-cell office:value-type="float" office:value="14">
            <text:p>14</text:p>
          </table:table-cell>
          <table:table-cell table:style-name="ce43" office:value-type="float" office:value="1">
            <text:p>1</text:p>
          </table:table-cell>
          <table:table-cell table:style-name="ce84" table:formula="oooc:=100*[.B23]" office:value-type="float" office:value="100">
            <text:p>100</text:p>
          </table:table-cell>
          <table:table-cell table:style-name="ce138" table:number-columns-repeated="3"/>
          <table:table-cell table:style-name="ce272"/>
          <table:table-cell table:style-name="ce305" office:value-type="string">
            <text:p>General information</text:p>
          </table:table-cell>
          <table:table-cell table:style-name="ce283" office:value-type="string">
            <text:p>-</text:p>
          </table:table-cell>
          <table:table-cell table:style-name="ce379"/>
          <table:table-cell table:style-name="ce387"/>
          <table:table-cell table:style-name="ce353" table:number-columns-repeated="4"/>
          <table:table-cell table:style-name="ce431"/>
          <table:table-cell table:style-name="ce443" office:value-type="string">
            <text:p>notes</text:p>
          </table:table-cell>
          <table:table-cell table:style-name="ce458" table:number-columns-repeated="2"/>
          <table:table-cell table:style-name="ce474" table:formula="oooc:=HLOOKUP([.T$1];[.U$1:.AC$1202];ROW();FALSE())" office:value-type="string" office:string-value="General information">
            <text:p>General information</text:p>
          </table:table-cell>
          <table:table-cell table:style-name="ce486" office:value-type="string">
            <text:p>General information</text:p>
          </table:table-cell>
          <table:table-cell table:style-name="ce515"/>
          <table:table-cell table:style-name="ce530" table:number-columns-repeated="7"/>
          <table:table-cell table:style-name="ce458" table:number-columns-repeated="2"/>
          <table:table-cell table:style-name="ce541" table:formula="oooc:=HLOOKUP([.AF$1];[.AG$1:.AO$1200];ROW();FALSE())" office:value-type="string" office:string-value="notes">
            <text:p>notes</text:p>
          </table:table-cell>
          <table:table-cell table:number-columns-repeated="2" table:style-name="ce515" office:value-type="string">
            <text:p>notes</text:p>
          </table:table-cell>
          <table:table-cell table:style-name="ce558" table:number-columns-repeated="7"/>
          <table:table-cell table:style-name="ce458" table:number-columns-repeated="2"/>
          <table:table-cell table:style-name="ce568" table:formula="oooc:=HLOOKUP([.AR$1];[.AS$1:.BA$1200];ROW();FALSE())" office:value-type="string" office:string-value="-">
            <text:p>-</text:p>
          </table:table-cell>
          <table:table-cell table:style-name="ce571" office:value-type="string">
            <text:p>-</text:p>
          </table:table-cell>
          <table:table-cell table:style-name="ce515"/>
          <table:table-cell table:style-name="ce558" table:number-columns-repeated="7"/>
          <table:table-cell table:style-name="ce458" table:number-columns-repeated="199"/>
          <table:table-cell table:number-columns-repeated="4"/>
        </table:table-row>
        <table:table-row table:style-name="ro2">
          <table:table-cell table:style-name="ce11" office:value-type="float" office:value="15">
            <text:p>15</text:p>
          </table:table-cell>
          <table:table-cell table:style-name="ce46"/>
          <table:table-cell table:style-name="ce88" table:formula="oooc:=[.C23]+1" office:value-type="float" office:value="101">
            <text:p>101</text:p>
          </table:table-cell>
          <table:table-cell table:style-name="ce139" office:value-type="string">
            <text:p>Name</text:p>
          </table:table-cell>
          <table:table-cell table:style-name="ce139"/>
          <table:table-cell table:style-name="ce143"/>
          <table:table-cell table:style-name="ce276" office:value-type="float" office:value="1">
            <text:p>1</text:p>
          </table:table-cell>
          <table:table-cell table:style-name="ce99" office:value-type="string">
            <text:p>name of the company</text:p>
          </table:table-cell>
          <table:table-cell table:style-name="ce276"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44" office:value-type="string">
            <text:p>legal name of the company</text:p>
          </table:table-cell>
          <table:table-cell table:style-name="ce461" table:number-columns-repeated="2"/>
          <table:table-cell table:style-name="ce475" table:formula="oooc:=HLOOKUP([.T$1];[.U$1:.AC$1202];ROW();FALSE())" office:value-type="string" office:string-value="name of the company">
            <text:p>name of the company</text:p>
          </table:table-cell>
          <table:table-cell table:style-name="ce487" office:value-type="string">
            <text:p>name of the company</text:p>
          </table:table-cell>
          <table:table-cell table:style-name="ce516"/>
          <table:table-cell table:style-name="ce531" table:number-columns-repeated="7"/>
          <table:table-cell table:style-name="ce461" table:number-columns-repeated="2"/>
          <table:table-cell table:style-name="ce542" table:formula="oooc:=HLOOKUP([.AF$1];[.AG$1:.AO$1200];ROW();FALSE())" office:value-type="string" office:string-value="legal name of the company">
            <text:p>legal name of the company</text:p>
          </table:table-cell>
          <table:table-cell table:style-name="ce516" office:value-type="string">
            <text:p>legal name of the company</text:p>
          </table:table-cell>
          <table:table-cell table:style-name="ce516" office:value-type="string">
            <text:p>nom legal de la companyia</text:p>
          </table:table-cell>
          <table:table-cell table:style-name="ce559" table:number-columns-repeated="7"/>
          <table:table-cell table:style-name="ce461" table:number-columns-repeated="2"/>
          <table:table-cell table:style-name="ce569" table:formula="oooc:=HLOOKUP([.AR$1];[.AS$1:.BA$1200];ROW();FALSE())" office:value-type="string" office:string-value="-">
            <text:p>-</text:p>
          </table:table-cell>
          <table:table-cell table:style-name="ce572" office:value-type="string">
            <text:p>-</text:p>
          </table:table-cell>
          <table:table-cell table:style-name="ce516" office:value-type="string">
            <text:p>nom legal de la companyia</text:p>
          </table:table-cell>
          <table:table-cell table:style-name="ce559" table:number-columns-repeated="7"/>
          <table:table-cell table:style-name="ce461" table:number-columns-repeated="199"/>
          <table:table-cell table:style-name="ce11" table:number-columns-repeated="4"/>
        </table:table-row>
        <table:table-row table:style-name="ro2">
          <table:table-cell table:style-name="ce11" office:value-type="float" office:value="16">
            <text:p>16</text:p>
          </table:table-cell>
          <table:table-cell table:style-name="ce46"/>
          <table:table-cell table:style-name="ce88" table:formula="oooc:=[.C24]+1" office:value-type="float" office:value="102">
            <text:p>102</text:p>
          </table:table-cell>
          <table:table-cell table:style-name="ce139" office:value-type="string">
            <text:p>City</text:p>
          </table:table-cell>
          <table:table-cell table:style-name="ce139"/>
          <table:table-cell table:style-name="ce143"/>
          <table:table-cell table:style-name="ce276" office:value-type="float" office:value="1">
            <text:p>1</text:p>
          </table:table-cell>
          <table:table-cell table:style-name="ce99" office:value-type="string">
            <text:p>city / country</text:p>
          </table:table-cell>
          <table:table-cell table:style-name="ce276"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44" office:value-type="string">
            <text:p>place where production is located </text:p>
          </table:table-cell>
          <table:table-cell table:style-name="ce461" table:number-columns-repeated="2"/>
          <table:table-cell table:style-name="ce475" table:formula="oooc:=HLOOKUP([.T$1];[.U$1:.AC$1202];ROW();FALSE())" office:value-type="string" office:string-value="city / country">
            <text:p>city / country</text:p>
          </table:table-cell>
          <table:table-cell table:style-name="ce487" office:value-type="string">
            <text:p>city / country</text:p>
          </table:table-cell>
          <table:table-cell table:style-name="ce516"/>
          <table:table-cell table:style-name="ce531" table:number-columns-repeated="7"/>
          <table:table-cell table:style-name="ce461" table:number-columns-repeated="2"/>
          <table:table-cell table:style-name="ce542" table:formula="oooc:=HLOOKUP([.AF$1];[.AG$1:.AO$1200];ROW();FALSE())" office:value-type="string" office:string-value="city where production is located">
            <text:p>city where production is located</text:p>
          </table:table-cell>
          <table:table-cell table:style-name="ce516" office:value-type="string">
            <text:p>city where production is located</text:p>
          </table:table-cell>
          <table:table-cell table:style-name="ce555" office:value-type="string">
            <text:p>lloc on es localitza la producció</text:p>
          </table:table-cell>
          <table:table-cell table:style-name="ce559" table:number-columns-repeated="7"/>
          <table:table-cell table:style-name="ce461" table:number-columns-repeated="2"/>
          <table:table-cell table:style-name="ce569" table:formula="oooc:=HLOOKUP([.AR$1];[.AS$1:.BA$1200];ROW();FALSE())" office:value-type="string" office:string-value="-">
            <text:p>-</text:p>
          </table:table-cell>
          <table:table-cell table:style-name="ce572" office:value-type="string">
            <text:p>-</text:p>
          </table:table-cell>
          <table:table-cell table:style-name="ce555" office:value-type="string">
            <text:p>lloc on es localitza la producció</text:p>
          </table:table-cell>
          <table:table-cell table:style-name="ce559" table:number-columns-repeated="7"/>
          <table:table-cell table:style-name="ce461" table:number-columns-repeated="199"/>
          <table:table-cell table:style-name="ce11" table:number-columns-repeated="4"/>
        </table:table-row>
        <table:table-row table:style-name="ro14">
          <table:table-cell table:style-name="ce11" office:value-type="float" office:value="17">
            <text:p>17</text:p>
          </table:table-cell>
          <table:table-cell table:style-name="ce46"/>
          <table:table-cell table:style-name="ce88"/>
          <table:table-cell table:style-name="ce139" office:value-type="string">
            <text:p>DescripIndustry</text:p>
          </table:table-cell>
          <table:table-cell table:style-name="ce139"/>
          <table:table-cell table:style-name="ce143"/>
          <table:table-cell table:style-name="ce276"/>
          <table:table-cell table:style-name="ce99" office:value-type="string">
            <text:p>description of the industry</text:p>
          </table:table-cell>
          <table:table-cell table:style-name="ce276" office:value-type="string">
            <text:p>-</text:p>
          </table:table-cell>
          <table:table-cell table:style-name="ce49" office:value-type="string">
            <text:p>X</text:p>
          </table:table-cell>
          <table:table-cell table:style-name="ce384"/>
          <table:table-cell table:style-name="ce49"/>
          <table:table-cell table:style-name="ce56"/>
          <table:table-cell table:style-name="ce49" table:number-columns-repeated="3"/>
          <table:table-cell table:style-name="ce444"/>
          <table:table-cell table:style-name="ce461" table:number-columns-repeated="2"/>
          <table:table-cell table:style-name="ce475" table:formula="oooc:=HLOOKUP([.T$1];[.U$1:.AC$1202];ROW();FALSE())" office:value-type="string" office:string-value="description of the industry">
            <text:p>description of the industry</text:p>
          </table:table-cell>
          <table:table-cell table:style-name="ce487" office:value-type="string">
            <text:p>description of the industry</text:p>
          </table:table-cell>
          <table:table-cell table:style-name="ce516"/>
          <table:table-cell table:style-name="ce531" table:number-columns-repeated="7"/>
          <table:table-cell table:style-name="ce461" table:number-columns-repeated="2"/>
          <table:table-cell table:style-name="ce542" table:formula="oooc:=HLOOKUP([.AF$1];[.AG$1:.AO$1200];ROW();FALSE())">
            <text:p/>
          </table:table-cell>
          <table:table-cell table:style-name="ce516" table:number-columns-repeated="2"/>
          <table:table-cell table:style-name="ce559" table:number-columns-repeated="7"/>
          <table:table-cell table:style-name="ce461" table:number-columns-repeated="2"/>
          <table:table-cell table:style-name="ce569" table:formula="oooc:=HLOOKUP([.AR$1];[.AS$1:.BA$1200];ROW();FALSE())" office:value-type="string" office:string-value="-">
            <text:p>-</text:p>
          </table:table-cell>
          <table:table-cell table:style-name="ce572" office:value-type="string">
            <text:p>-</text:p>
          </table:table-cell>
          <table:table-cell table:style-name="ce516"/>
          <table:table-cell table:style-name="ce559" table:number-columns-repeated="7"/>
          <table:table-cell table:style-name="ce461" table:number-columns-repeated="199"/>
          <table:table-cell table:style-name="ce11" table:number-columns-repeated="4"/>
        </table:table-row>
        <table:table-row table:style-name="ro2">
          <table:table-cell table:style-name="ce11" office:value-type="float" office:value="18">
            <text:p>18</text:p>
          </table:table-cell>
          <table:table-cell table:style-name="ce46"/>
          <table:table-cell table:style-name="ce88" table:formula="oooc:=[.C25]+1" office:value-type="float" office:value="103">
            <text:p>103</text:p>
          </table:table-cell>
          <table:table-cell table:style-name="ce139" office:value-type="string">
            <text:p>Branch</text:p>
          </table:table-cell>
          <table:table-cell table:style-name="ce139"/>
          <table:table-cell table:style-name="ce143"/>
          <table:table-cell table:style-name="ce276" office:value-type="float" office:value="1">
            <text:p>1</text:p>
          </table:table-cell>
          <table:table-cell table:style-name="ce99" office:value-type="string">
            <text:p>branch</text:p>
          </table:table-cell>
          <table:table-cell table:style-name="ce276"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44" office:value-type="string">
            <text:p>industrial branch where the company is lined in</text:p>
          </table:table-cell>
          <table:table-cell table:style-name="ce461" table:number-columns-repeated="2"/>
          <table:table-cell table:style-name="ce475" table:formula="oooc:=HLOOKUP([.T$1];[.U$1:.AC$1202];ROW();FALSE())" office:value-type="string" office:string-value="branch">
            <text:p>branch</text:p>
          </table:table-cell>
          <table:table-cell table:style-name="ce487" office:value-type="string">
            <text:p>branch</text:p>
          </table:table-cell>
          <table:table-cell table:style-name="ce516"/>
          <table:table-cell table:style-name="ce531" table:number-columns-repeated="7"/>
          <table:table-cell table:style-name="ce461" table:number-columns-repeated="2"/>
          <table:table-cell table:style-name="ce542" table:formula="oooc:=HLOOKUP([.AF$1];[.AG$1:.AO$1200];ROW();FALSE())">
            <text:p/>
          </table:table-cell>
          <table:table-cell table:style-name="ce516" table:number-columns-repeated="2"/>
          <table:table-cell table:style-name="ce559" table:number-columns-repeated="7"/>
          <table:table-cell table:style-name="ce461" table:number-columns-repeated="2"/>
          <table:table-cell table:style-name="ce569" table:formula="oooc:=HLOOKUP([.AR$1];[.AS$1:.BA$1200];ROW();FALSE())" office:value-type="string" office:string-value="-">
            <text:p>-</text:p>
          </table:table-cell>
          <table:table-cell table:style-name="ce572" office:value-type="string">
            <text:p>-</text:p>
          </table:table-cell>
          <table:table-cell table:style-name="ce516"/>
          <table:table-cell table:style-name="ce559" table:number-columns-repeated="7"/>
          <table:table-cell table:style-name="ce461" table:number-columns-repeated="199"/>
          <table:table-cell table:style-name="ce11" table:number-columns-repeated="4"/>
        </table:table-row>
        <table:table-row table:style-name="ro14">
          <table:table-cell table:style-name="ce11" office:value-type="float" office:value="19">
            <text:p>19</text:p>
          </table:table-cell>
          <table:table-cell table:style-name="ce46"/>
          <table:table-cell table:style-name="ce88"/>
          <table:table-cell table:style-name="ce139" office:value-type="string">
            <text:p>SubBranch</text:p>
          </table:table-cell>
          <table:table-cell table:style-name="ce139"/>
          <table:table-cell table:style-name="ce143"/>
          <table:table-cell table:style-name="ce276"/>
          <table:table-cell table:style-name="ce99" office:value-type="string">
            <text:p>sub-branch</text:p>
          </table:table-cell>
          <table:table-cell table:style-name="ce276" office:value-type="string">
            <text:p>-</text:p>
          </table:table-cell>
          <table:table-cell table:style-name="ce49" office:value-type="string">
            <text:p>X</text:p>
          </table:table-cell>
          <table:table-cell table:style-name="ce384"/>
          <table:table-cell table:style-name="ce49"/>
          <table:table-cell table:style-name="ce56"/>
          <table:table-cell table:style-name="ce49" table:number-columns-repeated="3"/>
          <table:table-cell table:style-name="ce444"/>
          <table:table-cell table:style-name="ce461" table:number-columns-repeated="2"/>
          <table:table-cell table:style-name="ce475" table:formula="oooc:=HLOOKUP([.T$1];[.U$1:.AC$1202];ROW();FALSE())" office:value-type="string" office:string-value="sub-branch">
            <text:p>sub-branch</text:p>
          </table:table-cell>
          <table:table-cell table:style-name="ce487" office:value-type="string">
            <text:p>sub-branch</text:p>
          </table:table-cell>
          <table:table-cell table:style-name="ce516"/>
          <table:table-cell table:style-name="ce531" table:number-columns-repeated="7"/>
          <table:table-cell table:style-name="ce461" table:number-columns-repeated="2"/>
          <table:table-cell table:style-name="ce542" table:formula="oooc:=HLOOKUP([.AF$1];[.AG$1:.AO$1200];ROW();FALSE())">
            <text:p/>
          </table:table-cell>
          <table:table-cell table:style-name="ce516" table:number-columns-repeated="2"/>
          <table:table-cell table:style-name="ce559" table:number-columns-repeated="7"/>
          <table:table-cell table:style-name="ce461" table:number-columns-repeated="2"/>
          <table:table-cell table:style-name="ce569" table:formula="oooc:=HLOOKUP([.AR$1];[.AS$1:.BA$1200];ROW();FALSE())" office:value-type="string" office:string-value="-">
            <text:p>-</text:p>
          </table:table-cell>
          <table:table-cell table:style-name="ce572" office:value-type="string">
            <text:p>-</text:p>
          </table:table-cell>
          <table:table-cell table:style-name="ce516"/>
          <table:table-cell table:style-name="ce559" table:number-columns-repeated="7"/>
          <table:table-cell table:style-name="ce461" table:number-columns-repeated="199"/>
          <table:table-cell table:style-name="ce11" table:number-columns-repeated="4"/>
        </table:table-row>
        <table:table-row table:style-name="ro14">
          <table:table-cell table:style-name="ce11" office:value-type="float" office:value="20">
            <text:p>20</text:p>
          </table:table-cell>
          <table:table-cell table:style-name="ce46"/>
          <table:table-cell table:style-name="ce88" table:formula="oooc:=[.C27]+1" office:value-type="float" office:value="104">
            <text:p>104</text:p>
          </table:table-cell>
          <table:table-cell table:style-name="ce139" office:value-type="string">
            <text:p>NACE</text:p>
          </table:table-cell>
          <table:table-cell table:style-name="ce139"/>
          <table:table-cell table:style-name="ce143"/>
          <table:table-cell table:style-name="ce276" office:value-type="float" office:value="1">
            <text:p>1</text:p>
          </table:table-cell>
          <table:table-cell table:style-name="ce99" office:value-type="string">
            <text:p>NACE code</text:p>
          </table:table-cell>
          <table:table-cell table:style-name="ce276" office:value-type="string">
            <text:p>-</text:p>
          </table:table-cell>
          <table:table-cell table:number-columns-repeated="2" table:style-name="ce49" office:value-type="string">
            <text:p>X</text:p>
          </table:table-cell>
          <table:table-cell table:style-name="ce418" office:value-type="string">
            <text:p>x</text:p>
          </table:table-cell>
          <table:table-cell table:style-name="ce49" table:number-columns-repeated="4"/>
          <table:table-cell table:style-name="ce444"/>
          <table:table-cell table:style-name="ce461" table:number-columns-repeated="2"/>
          <table:table-cell table:style-name="ce475" table:formula="oooc:=HLOOKUP([.T$1];[.U$1:.AC$1202];ROW();FALSE())" office:value-type="string" office:string-value="NACE code branch">
            <text:p>NACE code branch</text:p>
          </table:table-cell>
          <table:table-cell table:style-name="ce487" office:value-type="string">
            <text:p>NACE code branch</text:p>
          </table:table-cell>
          <table:table-cell table:style-name="ce516"/>
          <table:table-cell table:style-name="ce531" table:number-columns-repeated="7"/>
          <table:table-cell table:style-name="ce461" table:number-columns-repeated="2"/>
          <table:table-cell table:style-name="ce542" table:formula="oooc:=HLOOKUP([.AF$1];[.AG$1:.AO$1200];ROW();FALSE())">
            <text:p/>
          </table:table-cell>
          <table:table-cell table:style-name="ce516" table:number-columns-repeated="2"/>
          <table:table-cell table:style-name="ce559" table:number-columns-repeated="7"/>
          <table:table-cell table:style-name="ce461" table:number-columns-repeated="2"/>
          <table:table-cell table:style-name="ce569" table:formula="oooc:=HLOOKUP([.AR$1];[.AS$1:.BA$1200];ROW();FALSE())" office:value-type="string" office:string-value="-">
            <text:p>-</text:p>
          </table:table-cell>
          <table:table-cell table:style-name="ce572" office:value-type="string">
            <text:p>-</text:p>
          </table:table-cell>
          <table:table-cell table:style-name="ce516"/>
          <table:table-cell table:style-name="ce559" table:number-columns-repeated="7"/>
          <table:table-cell table:style-name="ce461" table:number-columns-repeated="199"/>
          <table:table-cell table:style-name="ce11" table:number-columns-repeated="4"/>
        </table:table-row>
        <table:table-row table:style-name="ro14">
          <table:table-cell table:style-name="ce11" office:value-type="float" office:value="21">
            <text:p>21</text:p>
          </table:table-cell>
          <table:table-cell table:style-name="ce46"/>
          <table:table-cell table:style-name="ce88" table:formula="oooc:=[.C29]+1" office:value-type="float" office:value="105">
            <text:p>105</text:p>
          </table:table-cell>
          <table:table-cell table:style-name="ce139" office:value-type="string">
            <text:p>SubNACE</text:p>
          </table:table-cell>
          <table:table-cell table:style-name="ce139"/>
          <table:table-cell table:style-name="ce143"/>
          <table:table-cell table:style-name="ce276" office:value-type="float" office:value="1">
            <text:p>1</text:p>
          </table:table-cell>
          <table:table-cell table:style-name="ce99" office:value-type="string">
            <text:p>NACE code subsector</text:p>
          </table:table-cell>
          <table:table-cell table:style-name="ce276" office:value-type="string">
            <text:p>-</text:p>
          </table:table-cell>
          <table:table-cell table:style-name="ce381" office:value-type="string">
            <text:p>X</text:p>
          </table:table-cell>
          <table:table-cell table:style-name="ce49" office:value-type="string">
            <text:p>X</text:p>
          </table:table-cell>
          <table:table-cell table:style-name="ce416"/>
          <table:table-cell table:style-name="ce419" table:number-columns-repeated="3"/>
          <table:table-cell table:style-name="ce381" office:value-type="string">
            <text:p>may be provided from tool's menu</text:p>
          </table:table-cell>
          <table:table-cell table:style-name="ce445"/>
          <table:table-cell table:style-name="ce461" table:number-columns-repeated="2"/>
          <table:table-cell table:style-name="ce475" table:formula="oooc:=HLOOKUP([.T$1];[.U$1:.AC$1202];ROW();FALSE())" office:value-type="string" office:string-value="NACE code sub-branch">
            <text:p>NACE code sub-branch</text:p>
          </table:table-cell>
          <table:table-cell table:style-name="ce487" office:value-type="string">
            <text:p>NACE code sub-branch</text:p>
          </table:table-cell>
          <table:table-cell table:style-name="ce517"/>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
            <text:p>-</text:p>
          </table:table-cell>
          <table:table-cell table:style-name="ce572"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22">
            <text:p>22</text:p>
          </table:table-cell>
          <table:table-cell table:style-name="ce46"/>
          <table:table-cell table:style-name="ce88" table:formula="oooc:=[.C30]+1" office:value-type="float" office:value="106">
            <text:p>106</text:p>
          </table:table-cell>
          <table:table-cell table:style-name="ce139" office:value-type="string">
            <text:p>Contact</text:p>
          </table:table-cell>
          <table:table-cell table:style-name="ce139"/>
          <table:table-cell table:style-name="ce143"/>
          <table:table-cell table:style-name="ce276" office:value-type="float" office:value="1">
            <text:p>1</text:p>
          </table:table-cell>
          <table:table-cell table:style-name="ce99" office:value-type="string">
            <text:p>name of contact person</text:p>
          </table:table-cell>
          <table:table-cell table:style-name="ce276" office:value-type="string">
            <text:p>-</text:p>
          </table:table-cell>
          <table:table-cell table:number-columns-repeated="2" table:style-name="ce49" office:value-type="string">
            <text:p>X</text:p>
          </table:table-cell>
          <table:table-cell table:number-columns-repeated="2" table:style-name="ce49" office:value-type="string">
            <text:p>x</text:p>
          </table:table-cell>
          <table:table-cell table:style-name="ce49"/>
          <table:table-cell table:style-name="ce49" office:value-type="string">
            <text:p>x</text:p>
          </table:table-cell>
          <table:table-cell table:style-name="ce49"/>
          <table:table-cell table:style-name="ce444"/>
          <table:table-cell table:style-name="ce461" table:number-columns-repeated="2"/>
          <table:table-cell table:style-name="ce475" table:formula="oooc:=HLOOKUP([.T$1];[.U$1:.AC$1202];ROW();FALSE())" office:value-type="string" office:string-value="name of contact person">
            <text:p>name of contact person</text:p>
          </table:table-cell>
          <table:table-cell table:style-name="ce487" office:value-type="string">
            <text:p>name of contact person</text:p>
          </table:table-cell>
          <table:table-cell table:style-name="ce516"/>
          <table:table-cell table:style-name="ce531" table:number-columns-repeated="7"/>
          <table:table-cell table:style-name="ce461" table:number-columns-repeated="2"/>
          <table:table-cell table:style-name="ce542" table:formula="oooc:=HLOOKUP([.AF$1];[.AG$1:.AO$1200];ROW();FALSE())">
            <text:p/>
          </table:table-cell>
          <table:table-cell table:style-name="ce516" table:number-columns-repeated="2"/>
          <table:table-cell table:style-name="ce559" table:number-columns-repeated="7"/>
          <table:table-cell table:style-name="ce461" table:number-columns-repeated="2"/>
          <table:table-cell table:style-name="ce569" table:formula="oooc:=HLOOKUP([.AR$1];[.AS$1:.BA$1200];ROW();FALSE())" office:value-type="string" office:string-value="-">
            <text:p>-</text:p>
          </table:table-cell>
          <table:table-cell table:style-name="ce572" office:value-type="string">
            <text:p>-</text:p>
          </table:table-cell>
          <table:table-cell table:style-name="ce516"/>
          <table:table-cell table:style-name="ce559" table:number-columns-repeated="7"/>
          <table:table-cell table:style-name="ce461" table:number-columns-repeated="199"/>
          <table:table-cell table:style-name="ce11" table:number-columns-repeated="4"/>
        </table:table-row>
        <table:table-row table:style-name="ro14">
          <table:table-cell table:style-name="ce11" office:value-type="float" office:value="23">
            <text:p>23</text:p>
          </table:table-cell>
          <table:table-cell table:style-name="ce46"/>
          <table:table-cell table:style-name="ce88" table:formula="oooc:=[.C31]+1" office:value-type="float" office:value="107">
            <text:p>107</text:p>
          </table:table-cell>
          <table:table-cell table:style-name="ce139" office:value-type="string">
            <text:p>Role</text:p>
          </table:table-cell>
          <table:table-cell table:style-name="ce139"/>
          <table:table-cell table:style-name="ce143"/>
          <table:table-cell table:style-name="ce276" office:value-type="float" office:value="1">
            <text:p>1</text:p>
          </table:table-cell>
          <table:table-cell table:style-name="ce99" office:value-type="string">
            <text:p>Role of contact person in the company</text:p>
          </table:table-cell>
          <table:table-cell table:style-name="ce276" office:value-type="string">
            <text:p>-</text:p>
          </table:table-cell>
          <table:table-cell table:number-columns-repeated="2" table:style-name="ce49" office:value-type="string">
            <text:p>X</text:p>
          </table:table-cell>
          <table:table-cell table:style-name="ce418" office:value-type="string">
            <text:p>x</text:p>
          </table:table-cell>
          <table:table-cell table:style-name="ce49" table:number-columns-repeated="4"/>
          <table:table-cell table:style-name="ce444"/>
          <table:table-cell table:style-name="ce461" table:number-columns-repeated="2"/>
          <table:table-cell table:style-name="ce475" table:formula="oooc:=HLOOKUP([.T$1];[.U$1:.AC$1202];ROW();FALSE())" office:value-type="string" office:string-value="position of contact person in the company">
            <text:p>position of contact person in the company</text:p>
          </table:table-cell>
          <table:table-cell table:style-name="ce487" office:value-type="string">
            <text:p>position of contact person in the company</text:p>
          </table:table-cell>
          <table:table-cell table:style-name="ce516"/>
          <table:table-cell table:style-name="ce531" table:number-columns-repeated="7"/>
          <table:table-cell table:style-name="ce461" table:number-columns-repeated="2"/>
          <table:table-cell table:style-name="ce542" table:formula="oooc:=HLOOKUP([.AF$1];[.AG$1:.AO$1200];ROW();FALSE())">
            <text:p/>
          </table:table-cell>
          <table:table-cell table:style-name="ce516" table:number-columns-repeated="2"/>
          <table:table-cell table:style-name="ce559" table:number-columns-repeated="7"/>
          <table:table-cell table:style-name="ce461" table:number-columns-repeated="2"/>
          <table:table-cell table:style-name="ce569" table:formula="oooc:=HLOOKUP([.AR$1];[.AS$1:.BA$1200];ROW();FALSE())" office:value-type="string" office:string-value="-">
            <text:p>-</text:p>
          </table:table-cell>
          <table:table-cell table:style-name="ce572" office:value-type="string">
            <text:p>-</text:p>
          </table:table-cell>
          <table:table-cell table:style-name="ce516"/>
          <table:table-cell table:style-name="ce559" table:number-columns-repeated="7"/>
          <table:table-cell table:style-name="ce461" table:number-columns-repeated="199"/>
          <table:table-cell table:style-name="ce11" table:number-columns-repeated="4"/>
        </table:table-row>
        <table:table-row table:style-name="ro14">
          <table:table-cell table:style-name="ce11" office:value-type="float" office:value="24">
            <text:p>24</text:p>
          </table:table-cell>
          <table:table-cell table:style-name="ce46"/>
          <table:table-cell table:style-name="ce88" table:formula="oooc:=[.C32]+1" office:value-type="float" office:value="108">
            <text:p>108</text:p>
          </table:table-cell>
          <table:table-cell table:style-name="ce139" office:value-type="string">
            <text:p>Address</text:p>
          </table:table-cell>
          <table:table-cell table:style-name="ce139"/>
          <table:table-cell table:style-name="ce143"/>
          <table:table-cell table:style-name="ce276" office:value-type="float" office:value="1">
            <text:p>1</text:p>
          </table:table-cell>
          <table:table-cell table:style-name="ce99" office:value-type="string">
            <text:p>address</text:p>
          </table:table-cell>
          <table:table-cell table:style-name="ce276"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44"/>
          <table:table-cell table:style-name="ce461" table:number-columns-repeated="2"/>
          <table:table-cell table:style-name="ce475" table:formula="oooc:=HLOOKUP([.T$1];[.U$1:.AC$1202];ROW();FALSE())" office:value-type="string" office:string-value="address">
            <text:p>address</text:p>
          </table:table-cell>
          <table:table-cell table:style-name="ce487" office:value-type="string">
            <text:p>address</text:p>
          </table:table-cell>
          <table:table-cell table:style-name="ce516"/>
          <table:table-cell table:style-name="ce531" table:number-columns-repeated="7"/>
          <table:table-cell table:style-name="ce461" table:number-columns-repeated="2"/>
          <table:table-cell table:style-name="ce542" table:formula="oooc:=HLOOKUP([.AF$1];[.AG$1:.AO$1200];ROW();FALSE())">
            <text:p/>
          </table:table-cell>
          <table:table-cell table:style-name="ce516" table:number-columns-repeated="2"/>
          <table:table-cell table:style-name="ce559" table:number-columns-repeated="7"/>
          <table:table-cell table:style-name="ce461" table:number-columns-repeated="2"/>
          <table:table-cell table:style-name="ce569" table:formula="oooc:=HLOOKUP([.AR$1];[.AS$1:.BA$1200];ROW();FALSE())" office:value-type="string" office:string-value="-">
            <text:p>-</text:p>
          </table:table-cell>
          <table:table-cell table:style-name="ce572" office:value-type="string">
            <text:p>-</text:p>
          </table:table-cell>
          <table:table-cell table:style-name="ce516"/>
          <table:table-cell table:style-name="ce559" table:number-columns-repeated="7"/>
          <table:table-cell table:style-name="ce461" table:number-columns-repeated="199"/>
          <table:table-cell table:style-name="ce11" table:number-columns-repeated="4"/>
        </table:table-row>
        <table:table-row table:style-name="ro14">
          <table:table-cell table:style-name="ce11" office:value-type="float" office:value="25">
            <text:p>25</text:p>
          </table:table-cell>
          <table:table-cell table:style-name="ce46"/>
          <table:table-cell table:style-name="ce88" table:formula="oooc:=[.C33]+1" office:value-type="float" office:value="109">
            <text:p>109</text:p>
          </table:table-cell>
          <table:table-cell table:style-name="ce139" office:value-type="string">
            <text:p>Phone</text:p>
          </table:table-cell>
          <table:table-cell table:style-name="ce139"/>
          <table:table-cell table:style-name="ce143"/>
          <table:table-cell table:style-name="ce276" office:value-type="float" office:value="1">
            <text:p>1</text:p>
          </table:table-cell>
          <table:table-cell table:style-name="ce99" office:value-type="string">
            <text:p>Telephone <text:s/>No</text:p>
          </table:table-cell>
          <table:table-cell table:style-name="ce354"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44"/>
          <table:table-cell table:style-name="ce461" table:number-columns-repeated="2"/>
          <table:table-cell table:style-name="ce475" table:formula="oooc:=HLOOKUP([.T$1];[.U$1:.AC$1202];ROW();FALSE())" office:value-type="string" office:string-value="Telephone  No">
            <text:p>Telephone <text:s/>No</text:p>
          </table:table-cell>
          <table:table-cell table:style-name="ce487" office:value-type="string">
            <text:p>Telephone <text:s/>No</text:p>
          </table:table-cell>
          <table:table-cell table:style-name="ce516"/>
          <table:table-cell table:style-name="ce531" table:number-columns-repeated="7"/>
          <table:table-cell table:style-name="ce461" table:number-columns-repeated="2"/>
          <table:table-cell table:style-name="ce542" table:formula="oooc:=HLOOKUP([.AF$1];[.AG$1:.AO$1200];ROW();FALSE())">
            <text:p/>
          </table:table-cell>
          <table:table-cell table:style-name="ce516" table:number-columns-repeated="2"/>
          <table:table-cell table:style-name="ce559" table:number-columns-repeated="7"/>
          <table:table-cell table:style-name="ce461" table:number-columns-repeated="2"/>
          <table:table-cell table:style-name="ce569" table:formula="oooc:=HLOOKUP([.AR$1];[.AS$1:.BA$1200];ROW();FALSE())" office:value-type="string" office:string-value="-">
            <text:p>-</text:p>
          </table:table-cell>
          <table:table-cell table:style-name="ce573" office:value-type="string">
            <text:p>-</text:p>
          </table:table-cell>
          <table:table-cell table:style-name="ce516"/>
          <table:table-cell table:style-name="ce559" table:number-columns-repeated="7"/>
          <table:table-cell table:style-name="ce461" table:number-columns-repeated="199"/>
          <table:table-cell table:style-name="ce11" table:number-columns-repeated="4"/>
        </table:table-row>
        <table:table-row table:style-name="ro14">
          <table:table-cell table:style-name="ce11" office:value-type="float" office:value="26">
            <text:p>26</text:p>
          </table:table-cell>
          <table:table-cell table:style-name="ce46"/>
          <table:table-cell table:style-name="ce88" table:formula="oooc:=[.C34]+1" office:value-type="float" office:value="110">
            <text:p>110</text:p>
          </table:table-cell>
          <table:table-cell table:style-name="ce139" office:value-type="string">
            <text:p>Fax</text:p>
          </table:table-cell>
          <table:table-cell table:style-name="ce139"/>
          <table:table-cell table:style-name="ce143"/>
          <table:table-cell table:style-name="ce276" office:value-type="float" office:value="1">
            <text:p>1</text:p>
          </table:table-cell>
          <table:table-cell table:style-name="ce99" office:value-type="string">
            <text:p>Fax No</text:p>
          </table:table-cell>
          <table:table-cell table:style-name="ce355"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44"/>
          <table:table-cell table:style-name="ce461" table:number-columns-repeated="2"/>
          <table:table-cell table:style-name="ce475" table:formula="oooc:=HLOOKUP([.T$1];[.U$1:.AC$1202];ROW();FALSE())" office:value-type="string" office:string-value="Fax No">
            <text:p>Fax No</text:p>
          </table:table-cell>
          <table:table-cell table:style-name="ce487" office:value-type="string">
            <text:p>Fax No</text:p>
          </table:table-cell>
          <table:table-cell table:style-name="ce516"/>
          <table:table-cell table:style-name="ce531" table:number-columns-repeated="7"/>
          <table:table-cell table:style-name="ce461" table:number-columns-repeated="2"/>
          <table:table-cell table:style-name="ce542" table:formula="oooc:=HLOOKUP([.AF$1];[.AG$1:.AO$1200];ROW();FALSE())">
            <text:p/>
          </table:table-cell>
          <table:table-cell table:style-name="ce516" table:number-columns-repeated="2"/>
          <table:table-cell table:style-name="ce559" table:number-columns-repeated="7"/>
          <table:table-cell table:style-name="ce461" table:number-columns-repeated="2"/>
          <table:table-cell table:style-name="ce569" table:formula="oooc:=HLOOKUP([.AR$1];[.AS$1:.BA$1200];ROW();FALSE())" office:value-type="string" office:string-value="-">
            <text:p>-</text:p>
          </table:table-cell>
          <table:table-cell table:style-name="ce574" office:value-type="string">
            <text:p>-</text:p>
          </table:table-cell>
          <table:table-cell table:style-name="ce516"/>
          <table:table-cell table:style-name="ce559" table:number-columns-repeated="7"/>
          <table:table-cell table:style-name="ce461" table:number-columns-repeated="199"/>
          <table:table-cell table:style-name="ce11" table:number-columns-repeated="4"/>
        </table:table-row>
        <table:table-row table:style-name="ro14">
          <table:table-cell table:style-name="ce11" office:value-type="float" office:value="27">
            <text:p>27</text:p>
          </table:table-cell>
          <table:table-cell table:style-name="ce46"/>
          <table:table-cell table:style-name="ce88" table:formula="oooc:=[.C35]+1" office:value-type="float" office:value="111">
            <text:p>111</text:p>
          </table:table-cell>
          <table:table-cell table:style-name="ce139" office:value-type="string">
            <text:p>Email</text:p>
          </table:table-cell>
          <table:table-cell table:style-name="ce139"/>
          <table:table-cell table:style-name="ce143"/>
          <table:table-cell table:style-name="ce276" office:value-type="float" office:value="1">
            <text:p>1</text:p>
          </table:table-cell>
          <table:table-cell table:style-name="ce99" office:value-type="string">
            <text:p>E-mail</text:p>
          </table:table-cell>
          <table:table-cell table:style-name="ce276"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44"/>
          <table:table-cell table:style-name="ce461" table:number-columns-repeated="2"/>
          <table:table-cell table:style-name="ce475" table:formula="oooc:=HLOOKUP([.T$1];[.U$1:.AC$1202];ROW();FALSE())" office:value-type="string" office:string-value="E-mail">
            <text:p>E-mail</text:p>
          </table:table-cell>
          <table:table-cell table:style-name="ce487" office:value-type="string">
            <text:p>E-mail</text:p>
          </table:table-cell>
          <table:table-cell table:style-name="ce516"/>
          <table:table-cell table:style-name="ce531" table:number-columns-repeated="7"/>
          <table:table-cell table:style-name="ce461" table:number-columns-repeated="2"/>
          <table:table-cell table:style-name="ce542"/>
          <table:table-cell table:style-name="ce516" table:number-columns-repeated="2"/>
          <table:table-cell table:style-name="ce559" table:number-columns-repeated="7"/>
          <table:table-cell table:style-name="ce461" table:number-columns-repeated="2"/>
          <table:table-cell table:style-name="ce569"/>
          <table:table-cell table:style-name="ce572" office:value-type="string">
            <text:p>-</text:p>
          </table:table-cell>
          <table:table-cell table:style-name="ce516"/>
          <table:table-cell table:style-name="ce559" table:number-columns-repeated="7"/>
          <table:table-cell table:style-name="ce461" table:number-columns-repeated="199"/>
          <table:table-cell table:style-name="ce11" table:number-columns-repeated="4"/>
        </table:table-row>
        <table:table-row table:style-name="ro4">
          <table:table-cell office:value-type="float" office:value="28">
            <text:p>28</text:p>
          </table:table-cell>
          <table:table-cell table:style-name="ce45"/>
          <table:table-cell table:style-name="ce87"/>
          <table:table-cell table:style-name="ce137" table:number-columns-repeated="3"/>
          <table:table-cell table:style-name="ce275"/>
          <table:table-cell table:style-name="ce304"/>
          <table:table-cell table:style-name="ce54"/>
          <table:table-cell table:style-name="ce281"/>
          <table:table-cell table:style-name="ce402"/>
          <table:table-cell table:style-name="ce359" table:number-columns-repeated="3"/>
          <table:table-cell table:style-name="ce352"/>
          <table:table-cell table:style-name="ce430"/>
          <table:table-cell table:style-name="ce66"/>
          <table:table-cell table:number-columns-repeated="2"/>
          <table:table-cell table:style-name="ce473" table:formula="oooc:=HLOOKUP([.T$1];[.U$1:.AC$1202];ROW();FALSE())">
            <text:p/>
          </table:table-cell>
          <table:table-cell table:style-name="ce485"/>
          <table:table-cell table:style-name="ce518"/>
          <table:table-cell table:style-name="ce521" table:number-columns-repeated="7"/>
          <table:table-cell table:number-columns-repeated="2"/>
          <table:table-cell table:style-name="ce541" table:formula="oooc:=HLOOKUP([.AF$1];[.AG$1:.AO$1200];ROW();FALSE())">
            <text:p/>
          </table:table-cell>
          <table:table-cell table:style-name="ce547" table:number-columns-repeated="9"/>
          <table:table-cell table:number-columns-repeated="2"/>
          <table:table-cell table:style-name="ce568" table:formula="oooc:=HLOOKUP([.AR$1];[.AS$1:.BA$1200];ROW();FALSE())">
            <text:p/>
          </table:table-cell>
          <table:table-cell table:style-name="ce575"/>
          <table:table-cell table:style-name="ce547" table:number-columns-repeated="8"/>
          <table:table-cell table:number-columns-repeated="203"/>
        </table:table-row>
        <table:table-row table:style-name="ro13">
          <table:table-cell office:value-type="float" office:value="29">
            <text:p>29</text:p>
          </table:table-cell>
          <table:table-cell table:style-name="ce43" office:value-type="float" office:value="2">
            <text:p>2</text:p>
          </table:table-cell>
          <table:table-cell table:style-name="ce84" table:formula="oooc:=100*[.B38]" office:value-type="float" office:value="200">
            <text:p>200</text:p>
          </table:table-cell>
          <table:table-cell table:style-name="ce138" table:number-columns-repeated="3"/>
          <table:table-cell table:style-name="ce272"/>
          <table:table-cell table:style-name="ce306" office:value-type="string">
            <text:p>Statistical and economical data</text:p>
          </table:table-cell>
          <table:table-cell table:style-name="ce283"/>
          <table:table-cell table:style-name="ce382"/>
          <table:table-cell table:style-name="ce387"/>
          <table:table-cell table:style-name="ce385" table:number-columns-repeated="4"/>
          <table:table-cell table:style-name="ce435"/>
          <table:table-cell table:style-name="ce443"/>
          <table:table-cell table:style-name="ce458" table:number-columns-repeated="2"/>
          <table:table-cell table:style-name="ce474" table:formula="oooc:=HLOOKUP([.T$1];[.U$1:.AC$1202];ROW();FALSE())" office:value-type="string" office:string-value="Statistical and economical data">
            <text:p>Statistical and economical data</text:p>
          </table:table-cell>
          <table:table-cell table:style-name="ce488" office:value-type="string">
            <text:p>Statistical and economical data</text:p>
          </table:table-cell>
          <table:table-cell table:style-name="ce515"/>
          <table:table-cell table:style-name="ce530" table:number-columns-repeated="7"/>
          <table:table-cell table:style-name="ce458" table:number-columns-repeated="2"/>
          <table:table-cell table:style-name="ce541" table:formula="oooc:=HLOOKUP([.AF$1];[.AG$1:.AO$1200];ROW();FALSE())" office:value-type="string" office:string-value="notes">
            <text:p>notes</text:p>
          </table:table-cell>
          <table:table-cell table:number-columns-repeated="2" table:style-name="ce515" office:value-type="string">
            <text:p>notes</text:p>
          </table:table-cell>
          <table:table-cell table:style-name="ce558" table:number-columns-repeated="7"/>
          <table:table-cell table:style-name="ce458" table:number-columns-repeated="2"/>
          <table:table-cell table:style-name="ce568" table:formula="oooc:=HLOOKUP([.AR$1];[.AS$1:.BA$1200];ROW();FALSE())">
            <text:p/>
          </table:table-cell>
          <table:table-cell table:style-name="ce571"/>
          <table:table-cell table:style-name="ce515"/>
          <table:table-cell table:style-name="ce558" table:number-columns-repeated="7"/>
          <table:table-cell table:style-name="ce458" table:number-columns-repeated="199"/>
          <table:table-cell table:number-columns-repeated="4"/>
        </table:table-row>
        <table:table-row table:style-name="ro14">
          <table:table-cell table:style-name="ce11" office:value-type="float" office:value="30">
            <text:p>30</text:p>
          </table:table-cell>
          <table:table-cell table:style-name="ce47"/>
          <table:table-cell table:style-name="ce88" table:formula="oooc:=[.C38]+1" office:value-type="float" office:value="201">
            <text:p>201</text:p>
          </table:table-cell>
          <table:table-cell table:style-name="ce140" office:value-type="string">
            <text:p>NEmployees</text:p>
          </table:table-cell>
          <table:table-cell table:style-name="ce140"/>
          <table:table-cell table:style-name="ce154"/>
          <table:table-cell table:style-name="ce276" office:value-type="float" office:value="1">
            <text:p>1</text:p>
          </table:table-cell>
          <table:table-cell table:style-name="ce99" office:value-type="string">
            <text:p>number of employees</text:p>
          </table:table-cell>
          <table:table-cell table:style-name="ce276"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16"/>
          <table:table-cell table:style-name="ce49" office:value-type="string">
            <text:p>x</text:p>
          </table:table-cell>
          <table:table-cell table:style-name="ce49"/>
          <table:table-cell table:style-name="ce444"/>
          <table:table-cell table:style-name="ce461" table:number-columns-repeated="2"/>
          <table:table-cell table:style-name="ce475" table:formula="oooc:=HLOOKUP([.T$1];[.U$1:.AC$1202];ROW();FALSE())" office:value-type="string" office:string-value="number of employees">
            <text:p>number of employees</text:p>
          </table:table-cell>
          <table:table-cell table:style-name="ce487" office:value-type="string">
            <text:p>number of employees</text:p>
          </table:table-cell>
          <table:table-cell table:style-name="ce516"/>
          <table:table-cell table:style-name="ce531" table:number-columns-repeated="7"/>
          <table:table-cell table:style-name="ce461" table:number-columns-repeated="2"/>
          <table:table-cell table:style-name="ce542" table:formula="oooc:=HLOOKUP([.AF$1];[.AG$1:.AO$1200];ROW();FALSE())">
            <text:p/>
          </table:table-cell>
          <table:table-cell table:style-name="ce516" table:number-columns-repeated="2"/>
          <table:table-cell table:style-name="ce559" table:number-columns-repeated="7"/>
          <table:table-cell table:style-name="ce461" table:number-columns-repeated="2"/>
          <table:table-cell table:style-name="ce569" table:formula="oooc:=HLOOKUP([.AR$1];[.AS$1:.BA$1200];ROW();FALSE())" office:value-type="string" office:string-value="-">
            <text:p>-</text:p>
          </table:table-cell>
          <table:table-cell table:style-name="ce572" office:value-type="string">
            <text:p>-</text:p>
          </table:table-cell>
          <table:table-cell table:style-name="ce516"/>
          <table:table-cell table:style-name="ce559" table:number-columns-repeated="7"/>
          <table:table-cell table:style-name="ce461" table:number-columns-repeated="199"/>
          <table:table-cell table:style-name="ce11" table:number-columns-repeated="4"/>
        </table:table-row>
        <table:table-row table:style-name="ro14">
          <table:table-cell table:style-name="ce11" office:value-type="float" office:value="31">
            <text:p>31</text:p>
          </table:table-cell>
          <table:table-cell table:style-name="ce46"/>
          <table:table-cell table:style-name="ce88" table:formula="oooc:=[.C39]+1" office:value-type="float" office:value="202">
            <text:p>202</text:p>
          </table:table-cell>
          <table:table-cell table:style-name="ce140" office:value-type="string">
            <text:p>Turnover</text:p>
          </table:table-cell>
          <table:table-cell table:style-name="ce140"/>
          <table:table-cell table:style-name="ce143"/>
          <table:table-cell table:style-name="ce276" office:value-type="float" office:value="1">
            <text:p>1</text:p>
          </table:table-cell>
          <table:table-cell table:style-name="ce99" office:value-type="string">
            <text:p>annual turnover</text:p>
          </table:table-cell>
          <table:table-cell table:style-name="ce276" office:value-type="string">
            <text:p>M€/year</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16"/>
          <table:table-cell table:style-name="ce49" office:value-type="string">
            <text:p>x</text:p>
          </table:table-cell>
          <table:table-cell table:style-name="ce49"/>
          <table:table-cell table:style-name="ce444"/>
          <table:table-cell table:style-name="ce461" table:number-columns-repeated="2"/>
          <table:table-cell table:style-name="ce475" table:formula="oooc:=HLOOKUP([.T$1];[.U$1:.AC$1202];ROW();FALSE())" office:value-type="string" office:string-value="annual turnover">
            <text:p>annual turnover</text:p>
          </table:table-cell>
          <table:table-cell table:style-name="ce487" office:value-type="string">
            <text:p>annual turnover</text:p>
          </table:table-cell>
          <table:table-cell table:style-name="ce516"/>
          <table:table-cell table:style-name="ce531" table:number-columns-repeated="7"/>
          <table:table-cell table:style-name="ce461" table:number-columns-repeated="2"/>
          <table:table-cell table:style-name="ce542" table:formula="oooc:=HLOOKUP([.AF$1];[.AG$1:.AO$1200];ROW();FALSE())">
            <text:p/>
          </table:table-cell>
          <table:table-cell table:style-name="ce516" table:number-columns-repeated="2"/>
          <table:table-cell table:style-name="ce559" table:number-columns-repeated="7"/>
          <table:table-cell table:style-name="ce461" table:number-columns-repeated="2"/>
          <table:table-cell table:style-name="ce569" table:formula="oooc:=HLOOKUP([.AR$1];[.AS$1:.BA$1200];ROW();FALSE())" office:value-type="string" office:string-value="M€/year">
            <text:p>M€/year</text:p>
          </table:table-cell>
          <table:table-cell table:style-name="ce572" office:value-type="string">
            <text:p>M€/year</text:p>
          </table:table-cell>
          <table:table-cell table:style-name="ce516"/>
          <table:table-cell table:style-name="ce559" table:number-columns-repeated="7"/>
          <table:table-cell table:style-name="ce461" table:number-columns-repeated="199"/>
          <table:table-cell table:style-name="ce11" table:number-columns-repeated="4"/>
        </table:table-row>
        <table:table-row table:style-name="ro7">
          <table:table-cell table:style-name="ce11" office:value-type="float" office:value="32">
            <text:p>32</text:p>
          </table:table-cell>
          <table:table-cell table:style-name="ce46"/>
          <table:table-cell table:style-name="ce88" office:value-type="string">
            <text:p>202b</text:p>
          </table:table-cell>
          <table:table-cell table:style-name="ce140" office:value-type="string">
            <text:p>ProdCost</text:p>
          </table:table-cell>
          <table:table-cell table:style-name="ce140"/>
          <table:table-cell table:style-name="ce143"/>
          <table:table-cell table:style-name="ce276" office:value-type="float" office:value="1">
            <text:p>1</text:p>
          </table:table-cell>
          <table:table-cell table:style-name="ce99" office:value-type="string">
            <text:p>annual production cost</text:p>
          </table:table-cell>
          <table:table-cell table:style-name="ce276" office:value-type="string">
            <text:p>M€/year</text:p>
          </table:table-cell>
          <table:table-cell table:style-name="ce381" office:value-type="string">
            <text:p>X</text:p>
          </table:table-cell>
          <table:table-cell table:style-name="ce49" office:value-type="string">
            <text:p>X</text:p>
          </table:table-cell>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annual production cost">
            <text:p>annual production cost</text:p>
          </table:table-cell>
          <table:table-cell table:style-name="ce487" office:value-type="string">
            <text:p>annual production cost</text:p>
          </table:table-cell>
          <table:table-cell table:style-name="ce519"/>
          <table:table-cell table:style-name="ce532" table:number-columns-repeated="7"/>
          <table:table-cell table:style-name="ce461" table:number-columns-repeated="2"/>
          <table:table-cell table:style-name="ce542" table:formula="oooc:=HLOOKUP([.AF$1];[.AG$1:.AO$1200];ROW();FALSE())" office:value-type="string" office:string-value="Specify total factor inputs for production">
            <text:p>Specify total factor inputs for production</text:p>
          </table:table-cell>
          <table:table-cell table:style-name="ce517" office:value-type="string">
            <text:p>Specify total factor inputs for production</text:p>
          </table:table-cell>
          <table:table-cell table:style-name="ce517"/>
          <table:table-cell table:style-name="ce560" table:number-columns-repeated="7"/>
          <table:table-cell table:style-name="ce461" table:number-columns-repeated="2"/>
          <table:table-cell table:style-name="ce569" table:formula="oooc:=HLOOKUP([.AR$1];[.AS$1:.BA$1200];ROW();FALSE())" office:value-type="string" office:string-value="M€/year">
            <text:p>M€/year</text:p>
          </table:table-cell>
          <table:table-cell table:style-name="ce572" office:value-type="string">
            <text:p>M€/year</text:p>
          </table:table-cell>
          <table:table-cell table:style-name="ce517" office:value-type="string">
            <text:p>Especificar l'any de referència dels paràmetres econòmics</text:p>
          </table:table-cell>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33">
            <text:p>33</text:p>
          </table:table-cell>
          <table:table-cell table:style-name="ce46"/>
          <table:table-cell table:style-name="ce88" office:value-type="string">
            <text:p>202c</text:p>
          </table:table-cell>
          <table:table-cell table:style-name="ce140" office:value-type="string">
            <text:p>BaseYear</text:p>
          </table:table-cell>
          <table:table-cell table:style-name="ce140"/>
          <table:table-cell table:style-name="ce143"/>
          <table:table-cell table:style-name="ce276" office:value-type="float" office:value="1">
            <text:p>1</text:p>
          </table:table-cell>
          <table:table-cell table:style-name="ce99" office:value-type="string">
            <text:p>base year for ec. Data</text:p>
          </table:table-cell>
          <table:table-cell table:style-name="ce276" office:value-type="string">
            <text:p>-</text:p>
          </table:table-cell>
          <table:table-cell table:style-name="ce381" office:value-type="string">
            <text:p>X</text:p>
          </table:table-cell>
          <table:table-cell table:style-name="ce49" office:value-type="string">
            <text:p>X</text:p>
          </table:table-cell>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base year for economic data">
            <text:p>base year for economic data</text:p>
          </table:table-cell>
          <table:table-cell table:style-name="ce487" office:value-type="string">
            <text:p>base year for economic data</text:p>
          </table:table-cell>
          <table:table-cell table:style-name="ce519"/>
          <table:table-cell table:style-name="ce532" table:number-columns-repeated="7"/>
          <table:table-cell table:style-name="ce461" table:number-columns-repeated="2"/>
          <table:table-cell table:style-name="ce542" table:formula="oooc:=HLOOKUP([.AF$1];[.AG$1:.AO$1200];ROW();FALSE())" office:value-type="string" office:string-value="Specify the reference year for economic parameters">
            <text:p>Specify the reference year for economic parameters</text:p>
          </table:table-cell>
          <table:table-cell table:style-name="ce517" office:value-type="string">
            <text:p>Specify the reference year for economic parameters</text:p>
          </table:table-cell>
          <table:table-cell table:style-name="ce517" office:value-type="string">
            <text:p>Especificar l'any de referència dels paràmetres econòmics</text:p>
          </table:table-cell>
          <table:table-cell table:style-name="ce560" table:number-columns-repeated="7"/>
          <table:table-cell table:style-name="ce461" table:number-columns-repeated="2"/>
          <table:table-cell table:style-name="ce569" table:formula="oooc:=HLOOKUP([.AR$1];[.AS$1:.BA$1200];ROW();FALSE())" office:value-type="string" office:string-value="-">
            <text:p>-</text:p>
          </table:table-cell>
          <table:table-cell table:style-name="ce572"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34">
            <text:p>34</text:p>
          </table:table-cell>
          <table:table-cell table:style-name="ce47"/>
          <table:table-cell table:style-name="ce89" office:value-type="float" office:value="205">
            <text:p>205</text:p>
          </table:table-cell>
          <table:table-cell table:style-name="ce140" office:value-type="string">
            <text:p>Growth</text:p>
          </table:table-cell>
          <table:table-cell table:style-name="ce140"/>
          <table:table-cell table:style-name="ce154"/>
          <table:table-cell table:style-name="ce277" office:value-type="float" office:value="1">
            <text:p>1</text:p>
          </table:table-cell>
          <table:table-cell table:style-name="ce99" office:value-type="string">
            <text:p>growth rate of the production volume foreseen for the next 5 years</text:p>
          </table:table-cell>
          <table:table-cell table:style-name="ce276" office:value-type="string">
            <text:p>%/year</text:p>
          </table:table-cell>
          <table:table-cell table:number-columns-repeated="2" table:style-name="ce49" office:value-type="string">
            <text:p>X</text:p>
          </table:table-cell>
          <table:table-cell table:style-name="ce418" office:value-type="string">
            <text:p>x</text:p>
          </table:table-cell>
          <table:table-cell table:style-name="ce49"/>
          <table:table-cell table:style-name="ce416"/>
          <table:table-cell table:style-name="ce49" table:number-columns-repeated="2"/>
          <table:table-cell table:style-name="ce444"/>
          <table:table-cell table:style-name="ce461" table:number-columns-repeated="2"/>
          <table:table-cell table:style-name="ce475" table:formula="oooc:=HLOOKUP([.T$1];[.U$1:.AC$1202];ROW();FALSE())" office:value-type="string" office:string-value="growth rate of the production volume foreseen for the next 5 years">
            <text:p>growth rate of the production volume foreseen for the next 5 years</text:p>
          </table:table-cell>
          <table:table-cell table:style-name="ce487" office:value-type="string">
            <text:p>growth rate of the production volume foreseen for the next 5 years</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year">
            <text:p>%/year</text:p>
          </table:table-cell>
          <table:table-cell table:style-name="ce572" office:value-type="string">
            <text:p>%/year</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35">
            <text:p>35</text:p>
          </table:table-cell>
          <table:table-cell table:style-name="ce47"/>
          <table:table-cell table:style-name="ce89" office:value-type="float" office:value="208">
            <text:p>208</text:p>
          </table:table-cell>
          <table:table-cell table:style-name="ce140" office:value-type="string">
            <text:p>Independent</text:p>
          </table:table-cell>
          <table:table-cell table:style-name="ce140"/>
          <table:table-cell table:style-name="ce154"/>
          <table:table-cell table:style-name="ce277" office:value-type="float" office:value="1">
            <text:p>1</text:p>
          </table:table-cell>
          <table:table-cell table:style-name="ce99" office:value-type="string">
            <text:p>Is the company independent ?</text:p>
          </table:table-cell>
          <table:table-cell table:style-name="ce276" office:value-type="string">
            <text:p>yes/no</text:p>
          </table:table-cell>
          <table:table-cell table:style-name="ce381" office:value-type="string">
            <text:p>X</text:p>
          </table:table-cell>
          <table:table-cell table:style-name="ce49" office:value-type="string">
            <text:p>X</text:p>
          </table:table-cell>
          <table:table-cell table:style-name="ce47" office:value-type="string">
            <text:p>x</text:p>
          </table:table-cell>
          <table:table-cell table:style-name="ce56" office:value-type="string">
            <text:p>x</text:p>
          </table:table-cell>
          <table:table-cell table:style-name="ce416"/>
          <table:table-cell table:style-name="ce419" office:value-type="string">
            <text:p>x</text:p>
          </table:table-cell>
          <table:table-cell table:style-name="ce381"/>
          <table:table-cell table:style-name="ce444" office:value-type="string">
            <text:p>no, if more than 25% of the company are affiliated to another company</text:p>
          </table:table-cell>
          <table:table-cell table:style-name="ce461" table:number-columns-repeated="2"/>
          <table:table-cell table:style-name="ce475" table:formula="oooc:=HLOOKUP([.T$1];[.U$1:.AC$1202];ROW();FALSE())" office:value-type="string" office:string-value="Is the company independent ?">
            <text:p>Is the company independent ?</text:p>
          </table:table-cell>
          <table:table-cell table:style-name="ce487" office:value-type="string">
            <text:p>Is the company independent ?</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yes/no">
            <text:p>yes/no</text:p>
          </table:table-cell>
          <table:table-cell table:style-name="ce572" office:value-type="string">
            <text:p>yes/no</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6">
            <text:p>36</text:p>
          </table:table-cell>
          <table:table-cell table:style-name="ce48"/>
          <table:table-cell table:style-name="ce85" office:value-type="float" office:value="210">
            <text:p>210</text:p>
          </table:table-cell>
          <table:table-cell table:style-name="ce135" table:number-columns-repeated="3"/>
          <table:table-cell table:style-name="ce273" office:value-type="float" office:value="1">
            <text:p>1</text:p>
          </table:table-cell>
          <table:table-cell table:style-name="ce302" office:value-type="string">
            <text:p>investment in equipment</text:p>
          </table:table-cell>
          <table:table-cell table:style-name="ce284" office:value-type="string">
            <text:p>M€</text:p>
          </table:table-cell>
          <table:table-cell table:style-name="ce380"/>
          <table:table-cell table:style-name="ce49" office:value-type="string">
            <text:p>X</text:p>
          </table:table-cell>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investment in equipment">
            <text:p>investment in equipment</text:p>
          </table:table-cell>
          <table:table-cell table:style-name="ce484" office:value-type="string">
            <text:p>investment in equipment</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office:value-type="string" office:string-value="M€">
            <text:p>M€</text:p>
          </table:table-cell>
          <table:table-cell table:style-name="ce572" office:value-type="string">
            <text:p>M€</text:p>
          </table:table-cell>
          <table:table-cell table:style-name="ce548" table:number-columns-repeated="8"/>
          <table:table-cell table:style-name="ce462" table:number-columns-repeated="199"/>
          <table:table-cell table:style-name="ce11" table:number-columns-repeated="4"/>
        </table:table-row>
        <table:table-row table:style-name="ro14">
          <table:table-cell table:style-name="ce11" office:value-type="float" office:value="37">
            <text:p>37</text:p>
          </table:table-cell>
          <table:table-cell table:style-name="ce48"/>
          <table:table-cell table:style-name="ce90" office:value-type="float" office:value="220">
            <text:p>220</text:p>
          </table:table-cell>
          <table:table-cell table:style-name="ce140" office:value-type="string">
            <text:p>OMThermal </text:p>
          </table:table-cell>
          <table:table-cell table:style-name="ce140"/>
          <table:table-cell table:style-name="ce141"/>
          <table:table-cell table:style-name="ce276" office:value-type="float" office:value="1">
            <text:p>1</text:p>
          </table:table-cell>
          <table:table-cell table:style-name="ce99" office:value-type="string">
            <text:p>Yearly O&amp;M heat &amp; cold</text:p>
          </table:table-cell>
          <table:table-cell table:style-name="ce276" office:value-type="string">
            <text:p>€/year</text:p>
          </table:table-cell>
          <table:table-cell table:style-name="ce381" office:value-type="string">
            <text:p>X</text:p>
          </table:table-cell>
          <table:table-cell table:style-name="ce49" office:value-type="string">
            <text:p>X</text:p>
          </table:table-cell>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yearly O&amp;M heat &amp; cold">
            <text:p>yearly O&amp;M heat &amp; cold</text:p>
          </table:table-cell>
          <table:table-cell table:style-name="ce487" office:value-type="string">
            <text:p>yearly O&amp;M heat &amp; cold</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office:value-type="string" office:string-value="€/year">
            <text:p>€/year</text:p>
          </table:table-cell>
          <table:table-cell table:style-name="ce572" office:value-type="string">
            <text:p>€/year</text:p>
          </table:table-cell>
          <table:table-cell table:style-name="ce548" table:number-columns-repeated="8"/>
          <table:table-cell table:style-name="ce462" table:number-columns-repeated="199"/>
          <table:table-cell table:style-name="ce11" table:number-columns-repeated="4"/>
        </table:table-row>
        <table:table-row table:style-name="ro14">
          <table:table-cell table:style-name="ce11" office:value-type="float" office:value="38">
            <text:p>38</text:p>
          </table:table-cell>
          <table:table-cell table:style-name="ce48"/>
          <table:table-cell table:style-name="ce90" office:value-type="float" office:value="221">
            <text:p>221</text:p>
          </table:table-cell>
          <table:table-cell table:style-name="ce140" office:value-type="string">
            <text:p>OMElectrical</text:p>
          </table:table-cell>
          <table:table-cell table:style-name="ce140"/>
          <table:table-cell table:style-name="ce141"/>
          <table:table-cell table:style-name="ce276" office:value-type="float" office:value="1">
            <text:p>1</text:p>
          </table:table-cell>
          <table:table-cell table:style-name="ce99" office:value-type="string">
            <text:p>Yearly O&amp;M electrical </text:p>
          </table:table-cell>
          <table:table-cell table:style-name="ce276" office:value-type="string">
            <text:p>€/year</text:p>
          </table:table-cell>
          <table:table-cell table:style-name="ce381" office:value-type="string">
            <text:p>X</text:p>
          </table:table-cell>
          <table:table-cell table:style-name="ce49" office:value-type="string">
            <text:p>X</text:p>
          </table:table-cell>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yearly O&amp;M electrical ">
            <text:p>yearly O&amp;M electrical </text:p>
          </table:table-cell>
          <table:table-cell table:style-name="ce487" office:value-type="string">
            <text:p>yearly O&amp;M electrical </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office:value-type="string" office:string-value="€/year">
            <text:p>€/year</text:p>
          </table:table-cell>
          <table:table-cell table:style-name="ce572" office:value-type="string">
            <text:p>€/year</text:p>
          </table:table-cell>
          <table:table-cell table:style-name="ce548" table:number-columns-repeated="8"/>
          <table:table-cell table:style-name="ce462" table:number-columns-repeated="199"/>
          <table:table-cell table:style-name="ce11" table:number-columns-repeated="4"/>
        </table:table-row>
        <table:table-row table:style-name="ro14">
          <table:table-cell table:style-name="ce11" office:value-type="float" office:value="39">
            <text:p>39</text:p>
          </table:table-cell>
          <table:table-cell table:style-name="ce46"/>
          <table:table-cell table:style-name="ce88"/>
          <table:table-cell table:style-name="ce140" table:number-columns-repeated="2"/>
          <table:table-cell table:style-name="ce143"/>
          <table:table-cell table:style-name="ce276"/>
          <table:table-cell table:style-name="ce307" office:value-type="string">
            <text:p>Period of operation</text:p>
          </table:table-cell>
          <table:table-cell table:style-name="ce276"/>
          <table:table-cell table:style-name="ce381"/>
          <table:table-cell table:style-name="ce49"/>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Period of operation">
            <text:p>Period of operation</text:p>
          </table:table-cell>
          <table:table-cell table:style-name="ce487" office:value-type="string">
            <text:p>Period of operation</text:p>
          </table:table-cell>
          <table:table-cell table:style-name="ce519"/>
          <table:table-cell table:style-name="ce532" table:number-columns-repeated="7"/>
          <table:table-cell table:style-name="ce461" table:number-columns-repeated="2"/>
          <table:table-cell table:style-name="ce542" table:formula="oooc:=HLOOKUP([.AF$1];[.AG$1:.AO$1200];ROW();FALSE())" office:value-type="string" office:string-value="notes">
            <text:p>notes</text:p>
          </table:table-cell>
          <table:table-cell table:number-columns-repeated="2" table:style-name="ce517" office:value-type="string">
            <text:p>notes</text:p>
          </table:table-cell>
          <table:table-cell table:style-name="ce560" table:number-columns-repeated="7"/>
          <table:table-cell table:style-name="ce461" table:number-columns-repeated="2"/>
          <table:table-cell table:style-name="ce569" table:formula="oooc:=HLOOKUP([.AR$1];[.AS$1:.BA$1200];ROW();FALSE())">
            <text:p/>
          </table:table-cell>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40">
            <text:p>40</text:p>
          </table:table-cell>
          <table:table-cell table:style-name="ce48"/>
          <table:table-cell table:style-name="ce90" office:value-type="float" office:value="206">
            <text:p>206</text:p>
          </table:table-cell>
          <table:table-cell table:style-name="ce140" office:value-type="string">
            <text:p>HPerDayInd</text:p>
          </table:table-cell>
          <table:table-cell table:style-name="ce140"/>
          <table:table-cell table:style-name="ce141"/>
          <table:table-cell table:style-name="ce276" office:value-type="float" office:value="1">
            <text:p>1</text:p>
          </table:table-cell>
          <table:table-cell table:style-name="ce99" office:value-type="string">
            <text:p>total hours of operation per working day</text:p>
          </table:table-cell>
          <table:table-cell table:style-name="ce276" office:value-type="string">
            <text:p>h/day</text:p>
          </table:table-cell>
          <table:table-cell table:number-columns-repeated="2" table:style-name="ce49" office:value-type="string">
            <text:p>X</text:p>
          </table:table-cell>
          <table:table-cell table:style-name="ce418" office:value-type="string">
            <text:p>x</text:p>
          </table:table-cell>
          <table:table-cell table:style-name="ce49"/>
          <table:table-cell table:style-name="ce416"/>
          <table:table-cell table:style-name="ce49" office:value-type="string">
            <text:p>x (for each process not for the whole production activities)</text:p>
          </table:table-cell>
          <table:table-cell table:style-name="ce49"/>
          <table:table-cell table:style-name="ce444" office:value-type="string">
            <text:p>E.g 3x6 hours = 3 shifts of 6 hours each</text:p>
          </table:table-cell>
          <table:table-cell table:style-name="ce461" table:number-columns-repeated="2"/>
          <table:table-cell table:style-name="ce475" table:formula="oooc:=HLOOKUP([.T$1];[.U$1:.AC$1202];ROW();FALSE())" office:value-type="string" office:string-value="total hours of operation per working day">
            <text:p>total hours of operation per working day</text:p>
          </table:table-cell>
          <table:table-cell table:style-name="ce487" office:value-type="string">
            <text:p>total hours of operation per working day</text:p>
          </table:table-cell>
          <table:table-cell table:style-name="ce520" table:number-columns-repeated="8"/>
          <table:table-cell table:style-name="ce462"/>
          <table:table-cell table:style-name="ce461"/>
          <table:table-cell table:style-name="ce542" table:formula="oooc:=HLOOKUP([.AF$1];[.AG$1:.AO$1200];ROW();FALSE())" office:value-type="string" office:string-value="e.g. 3x6 hours = 3 turns of 6 hours each">
            <text:p>e.g. 3x6 hours = 3 turns of 6 hours each</text:p>
          </table:table-cell>
          <table:table-cell table:style-name="ce548" office:value-type="string">
            <text:p>e.g. 3x6 hours = 3 turns of 6 hours each</text:p>
          </table:table-cell>
          <table:table-cell table:style-name="ce548" office:value-type="string">
            <text:p>P.E. 3x6 hores = 3 torns de 6 hores cadascú</text:p>
          </table:table-cell>
          <table:table-cell table:style-name="ce548" table:number-columns-repeated="7"/>
          <table:table-cell table:style-name="ce462"/>
          <table:table-cell table:style-name="ce461"/>
          <table:table-cell table:style-name="ce569" table:formula="oooc:=HLOOKUP([.AR$1];[.AS$1:.BA$1200];ROW();FALSE())" office:value-type="string" office:string-value="h/day">
            <text:p>h/day</text:p>
          </table:table-cell>
          <table:table-cell table:style-name="ce572" office:value-type="string">
            <text:p>h/day</text:p>
          </table:table-cell>
          <table:table-cell table:style-name="ce548" table:number-columns-repeated="8"/>
          <table:table-cell table:style-name="ce462" table:number-columns-repeated="199"/>
          <table:table-cell table:style-name="ce11" table:number-columns-repeated="4"/>
        </table:table-row>
        <table:table-row table:style-name="ro14">
          <table:table-cell table:style-name="ce11" office:value-type="float" office:value="41">
            <text:p>41</text:p>
          </table:table-cell>
          <table:table-cell table:style-name="ce48"/>
          <table:table-cell table:style-name="ce90" office:value-type="string">
            <text:p>206b</text:p>
          </table:table-cell>
          <table:table-cell table:style-name="ce140" office:value-type="string">
            <text:p>NShifts</text:p>
          </table:table-cell>
          <table:table-cell table:style-name="ce140"/>
          <table:table-cell table:style-name="ce141"/>
          <table:table-cell table:style-name="ce276"/>
          <table:table-cell table:style-name="ce99" office:value-type="string">
            <text:p>number of shifts</text:p>
          </table:table-cell>
          <table:table-cell table:style-name="ce276" office:value-type="string">
            <text:p>-</text:p>
          </table:table-cell>
          <table:table-cell table:number-columns-repeated="2" table:style-name="ce49" office:value-type="string">
            <text:p>X</text:p>
          </table:table-cell>
          <table:table-cell table:style-name="ce418"/>
          <table:table-cell table:style-name="ce49"/>
          <table:table-cell table:style-name="ce416"/>
          <table:table-cell table:style-name="ce49" table:number-columns-repeated="2"/>
          <table:table-cell table:style-name="ce444"/>
          <table:table-cell table:style-name="ce461" table:number-columns-repeated="2"/>
          <table:table-cell table:style-name="ce475" table:formula="oooc:=HLOOKUP([.T$1];[.U$1:.AC$1202];ROW();FALSE())" office:value-type="string" office:string-value="number of shifts">
            <text:p>number of shifts</text:p>
          </table:table-cell>
          <table:table-cell table:style-name="ce487" office:value-type="string">
            <text:p>number of shifts</text:p>
          </table:table-cell>
          <table:table-cell table:style-name="ce520" table:number-columns-repeated="8"/>
          <table:table-cell table:style-name="ce462"/>
          <table:table-cell table:style-name="ce461"/>
          <table:table-cell table:style-name="ce542" table:formula="oooc:=HLOOKUP([.AF$1];[.AG$1:.AO$1200];ROW();FALSE())">
            <text:p/>
          </table:table-cell>
          <table:table-cell table:style-name="ce548" table:number-columns-repeated="9"/>
          <table:table-cell table:style-name="ce462"/>
          <table:table-cell table:style-name="ce461"/>
          <table:table-cell table:style-name="ce569" table:formula="oooc:=HLOOKUP([.AR$1];[.AS$1:.BA$1200];ROW();FALSE())" office:value-type="string" office:string-value="-">
            <text:p>-</text:p>
          </table:table-cell>
          <table:table-cell table:style-name="ce572" office:value-type="string">
            <text:p>-</text:p>
          </table:table-cell>
          <table:table-cell table:style-name="ce548" table:number-columns-repeated="8"/>
          <table:table-cell table:style-name="ce462" table:number-columns-repeated="199"/>
          <table:table-cell table:style-name="ce11" table:number-columns-repeated="4"/>
        </table:table-row>
        <table:table-row table:style-name="ro6">
          <table:table-cell table:style-name="ce11" office:value-type="float" office:value="42">
            <text:p>42</text:p>
          </table:table-cell>
          <table:table-cell table:style-name="ce48"/>
          <table:table-cell table:style-name="ce90" office:value-type="float" office:value="207">
            <text:p>207</text:p>
          </table:table-cell>
          <table:table-cell table:style-name="ce140" office:value-type="string">
            <text:p>NDaysInd</text:p>
          </table:table-cell>
          <table:table-cell table:style-name="ce140"/>
          <table:table-cell table:style-name="ce141"/>
          <table:table-cell table:style-name="ce276" office:value-type="float" office:value="1">
            <text:p>1</text:p>
          </table:table-cell>
          <table:table-cell table:style-name="ce99" office:value-type="string">
            <text:p>days of production / operation per year</text:p>
          </table:table-cell>
          <table:table-cell table:style-name="ce276" office:value-type="string">
            <text:p>days</text:p>
          </table:table-cell>
          <table:table-cell table:number-columns-repeated="2" table:style-name="ce49" office:value-type="string">
            <text:p>X</text:p>
          </table:table-cell>
          <table:table-cell table:style-name="ce418" office:value-type="string">
            <text:p>x</text:p>
          </table:table-cell>
          <table:table-cell table:style-name="ce49" office:value-type="string">
            <text:p>not in generic info</text:p>
          </table:table-cell>
          <table:table-cell table:style-name="ce416"/>
          <table:table-cell table:style-name="ce49" office:value-type="string">
            <text:p>not in generic info</text:p>
          </table:table-cell>
          <table:table-cell table:style-name="ce49"/>
          <table:table-cell table:style-name="ce444" office:value-type="string">
            <text:p>If there are specific periods of holidays or shutdown of production for maintenance, etc., please specify …</text:p>
          </table:table-cell>
          <table:table-cell table:style-name="ce461" table:number-columns-repeated="2"/>
          <table:table-cell table:style-name="ce475" table:formula="oooc:=HLOOKUP([.T$1];[.U$1:.AC$1202];ROW();FALSE())" office:value-type="string" office:string-value="days of production / operation per year">
            <text:p>days of production / operation per year</text:p>
          </table:table-cell>
          <table:table-cell table:style-name="ce487" office:value-type="string">
            <text:p>days of production / operation per year</text:p>
          </table:table-cell>
          <table:table-cell table:style-name="ce520" table:number-columns-repeated="8"/>
          <table:table-cell table:style-name="ce462"/>
          <table:table-cell table:style-name="ce461"/>
          <table:table-cell table:style-name="ce542" table:formula="oooc:=HLOOKUP([.AF$1];[.AG$1:.AO$1200];ROW();FALSE())">
            <text:p/>
          </table:table-cell>
          <table:table-cell table:style-name="ce548" table:number-columns-repeated="9"/>
          <table:table-cell table:style-name="ce462"/>
          <table:table-cell table:style-name="ce461"/>
          <table:table-cell table:style-name="ce569" table:formula="oooc:=HLOOKUP([.AR$1];[.AS$1:.BA$1200];ROW();FALSE())" office:value-type="string" office:string-value="days">
            <text:p>days</text:p>
          </table:table-cell>
          <table:table-cell table:style-name="ce572" office:value-type="string">
            <text:p>days</text:p>
          </table:table-cell>
          <table:table-cell table:style-name="ce548" table:number-columns-repeated="8"/>
          <table:table-cell table:style-name="ce462" table:number-columns-repeated="199"/>
          <table:table-cell table:style-name="ce11" table:number-columns-repeated="4"/>
        </table:table-row>
        <table:table-row table:style-name="ro6">
          <table:table-cell table:style-name="ce11" office:value-type="float" office:value="43">
            <text:p>43</text:p>
          </table:table-cell>
          <table:table-cell table:style-name="ce48"/>
          <table:table-cell table:style-name="ce90"/>
          <table:table-cell table:style-name="ce141" table:number-columns-repeated="3"/>
          <table:table-cell table:style-name="ce276"/>
          <table:table-cell table:style-name="ce99" office:value-type="string">
            <text:p>principal period of holidays or stops for maintenance</text:p>
          </table:table-cell>
          <table:table-cell table:style-name="ce276" office:value-type="string">
            <text:p>dd/mm-dd/mm</text:p>
          </table:table-cell>
          <table:table-cell table:number-columns-repeated="2" table:style-name="ce49" office:value-type="string">
            <text:p>X</text:p>
          </table:table-cell>
          <table:table-cell table:style-name="ce418"/>
          <table:table-cell table:style-name="ce49"/>
          <table:table-cell table:style-name="ce416"/>
          <table:table-cell table:style-name="ce49" table:number-columns-repeated="2"/>
          <table:table-cell table:style-name="ce444"/>
          <table:table-cell table:style-name="ce461" table:number-columns-repeated="2"/>
          <table:table-cell table:style-name="ce475" table:formula="oooc:=HLOOKUP([.T$1];[.U$1:.AC$1202];ROW();FALSE())" office:value-type="string" office:string-value="principal period of holidays or stops for maintenance">
            <text:p>principal period of holidays or stops for maintenance</text:p>
          </table:table-cell>
          <table:table-cell table:style-name="ce487" office:value-type="string">
            <text:p>principal period of holidays or stops for maintenance</text:p>
          </table:table-cell>
          <table:table-cell table:style-name="ce520" table:number-columns-repeated="8"/>
          <table:table-cell table:style-name="ce462"/>
          <table:table-cell table:style-name="ce461"/>
          <table:table-cell table:style-name="ce542" table:formula="oooc:=HLOOKUP([.AF$1];[.AG$1:.AO$1200];ROW();FALSE())" office:value-type="string" office:string-value="Specify holiday periods and periods of stops for maintenance">
            <text:p>Specify holiday periods and periods of stops for maintenance</text:p>
          </table:table-cell>
          <table:table-cell table:style-name="ce548" office:value-type="string">
            <text:p>Specify holiday periods and periods of stops for maintenance</text:p>
          </table:table-cell>
          <table:table-cell table:style-name="ce548" office:value-type="string">
            <text:p>Especificar períodes de vacances o aturades per manteniment</text:p>
          </table:table-cell>
          <table:table-cell table:style-name="ce548" table:number-columns-repeated="7"/>
          <table:table-cell table:style-name="ce462"/>
          <table:table-cell table:style-name="ce461"/>
          <table:table-cell table:style-name="ce569" table:formula="oooc:=HLOOKUP([.AR$1];[.AS$1:.BA$1200];ROW();FALSE())" office:value-type="string" office:string-value="dd/mm-dd/mm">
            <text:p>dd/mm-dd/mm</text:p>
          </table:table-cell>
          <table:table-cell table:style-name="ce572" office:value-type="string">
            <text:p>dd/mm-dd/mm</text:p>
          </table:table-cell>
          <table:table-cell table:style-name="ce548" table:number-columns-repeated="8"/>
          <table:table-cell table:style-name="ce462" table:number-columns-repeated="199"/>
          <table:table-cell table:style-name="ce11" table:number-columns-repeated="4"/>
        </table:table-row>
        <table:table-row table:style-name="ro2">
          <table:table-cell table:style-name="ce11" office:value-type="float" office:value="44">
            <text:p>44</text:p>
          </table:table-cell>
          <table:table-cell table:style-name="ce48"/>
          <table:table-cell table:style-name="ce90"/>
          <table:table-cell table:style-name="ce142" office:value-type="string">
            <text:p>NoProdStart</text:p>
          </table:table-cell>
          <table:table-cell table:style-name="ce142"/>
          <table:table-cell table:style-name="ce141"/>
          <table:table-cell table:style-name="ce276"/>
          <table:table-cell table:style-name="ce308" office:value-type="string">
            <text:p>principal period of holidays or stops for maintenance - start date</text:p>
          </table:table-cell>
          <table:table-cell table:style-name="ce276"/>
          <table:table-cell table:style-name="ce49" table:number-columns-repeated="2"/>
          <table:table-cell table:style-name="ce418"/>
          <table:table-cell table:style-name="ce49"/>
          <table:table-cell table:style-name="ce416"/>
          <table:table-cell table:style-name="ce49" table:number-columns-repeated="2"/>
          <table:table-cell table:style-name="ce444"/>
          <table:table-cell table:style-name="ce461" table:number-columns-repeated="2"/>
          <table:table-cell table:style-name="ce475"/>
          <table:table-cell table:style-name="ce487"/>
          <table:table-cell table:style-name="ce520" table:number-columns-repeated="8"/>
          <table:table-cell table:style-name="ce462"/>
          <table:table-cell table:style-name="ce461"/>
          <table:table-cell table:style-name="ce542"/>
          <table:table-cell table:style-name="ce548" table:number-columns-repeated="9"/>
          <table:table-cell table:style-name="ce462"/>
          <table:table-cell table:style-name="ce461"/>
          <table:table-cell table:style-name="ce569"/>
          <table:table-cell table:style-name="ce572"/>
          <table:table-cell table:style-name="ce548" table:number-columns-repeated="8"/>
          <table:table-cell table:style-name="ce462" table:number-columns-repeated="199"/>
          <table:table-cell table:style-name="ce11" table:number-columns-repeated="4"/>
        </table:table-row>
        <table:table-row table:style-name="ro2">
          <table:table-cell table:style-name="ce11" office:value-type="float" office:value="45">
            <text:p>45</text:p>
          </table:table-cell>
          <table:table-cell table:style-name="ce48"/>
          <table:table-cell table:style-name="ce90"/>
          <table:table-cell table:style-name="ce142" office:value-type="string">
            <text:p>NoProdStop</text:p>
          </table:table-cell>
          <table:table-cell table:style-name="ce142"/>
          <table:table-cell table:style-name="ce141"/>
          <table:table-cell table:style-name="ce276"/>
          <table:table-cell table:style-name="ce308" office:value-type="string">
            <text:p>principal period of holidays or stops for maintenance - end date</text:p>
          </table:table-cell>
          <table:table-cell table:style-name="ce276"/>
          <table:table-cell table:style-name="ce49" table:number-columns-repeated="2"/>
          <table:table-cell table:style-name="ce418"/>
          <table:table-cell table:style-name="ce49"/>
          <table:table-cell table:style-name="ce416"/>
          <table:table-cell table:style-name="ce49" table:number-columns-repeated="2"/>
          <table:table-cell table:style-name="ce444"/>
          <table:table-cell table:style-name="ce461" table:number-columns-repeated="2"/>
          <table:table-cell table:style-name="ce475"/>
          <table:table-cell table:style-name="ce487"/>
          <table:table-cell table:style-name="ce520" table:number-columns-repeated="8"/>
          <table:table-cell table:style-name="ce462"/>
          <table:table-cell table:style-name="ce461"/>
          <table:table-cell table:style-name="ce542"/>
          <table:table-cell table:style-name="ce548" table:number-columns-repeated="9"/>
          <table:table-cell table:style-name="ce462"/>
          <table:table-cell table:style-name="ce461"/>
          <table:table-cell table:style-name="ce569"/>
          <table:table-cell table:style-name="ce572"/>
          <table:table-cell table:style-name="ce548" table:number-columns-repeated="8"/>
          <table:table-cell table:style-name="ce462" table:number-columns-repeated="199"/>
          <table:table-cell table:style-name="ce11" table:number-columns-repeated="4"/>
        </table:table-row>
        <table:table-row table:style-name="ro14">
          <table:table-cell table:style-name="ce11" office:value-type="float" office:value="46">
            <text:p>46</text:p>
          </table:table-cell>
          <table:table-cell table:style-name="ce46"/>
          <table:table-cell table:style-name="ce88"/>
          <table:table-cell table:style-name="ce143" table:number-columns-repeated="3"/>
          <table:table-cell table:style-name="ce276"/>
          <table:table-cell table:style-name="ce99" office:value-type="string">
            <text:p><text:span text:style-name="T2">Information on products</text:span> </text:p>
          </table:table-cell>
          <table:table-cell table:style-name="ce276"/>
          <table:table-cell table:style-name="ce381" office:value-type="string">
            <text:p>X</text:p>
          </table:table-cell>
          <table:table-cell table:style-name="ce49" office:value-type="string">
            <text:p>X</text:p>
          </table:table-cell>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Information on products ">
            <text:p>Information on products </text:p>
          </table:table-cell>
          <table:table-cell table:style-name="ce487" office:value-type="string">
            <text:p>Information on products </text:p>
          </table:table-cell>
          <table:table-cell table:style-name="ce519"/>
          <table:table-cell table:style-name="ce532" table:number-columns-repeated="7"/>
          <table:table-cell table:style-name="ce461" table:number-columns-repeated="2"/>
          <table:table-cell table:style-name="ce542" table:formula="oooc:=HLOOKUP([.AF$1];[.AG$1:.AO$1200];ROW();FALSE())" office:value-type="string" office:string-value="notes">
            <text:p>notes</text:p>
          </table:table-cell>
          <table:table-cell table:number-columns-repeated="2" table:style-name="ce517" office:value-type="string">
            <text:p>notes</text:p>
          </table:table-cell>
          <table:table-cell table:style-name="ce560" table:number-columns-repeated="7"/>
          <table:table-cell table:style-name="ce461" table:number-columns-repeated="2"/>
          <table:table-cell table:style-name="ce569" table:formula="oooc:=HLOOKUP([.AR$1];[.AS$1:.BA$1200];ROW();FALSE())">
            <text:p/>
          </table:table-cell>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47">
            <text:p>47</text:p>
          </table:table-cell>
          <table:table-cell table:style-name="ce46"/>
          <table:table-cell table:style-name="ce88"/>
          <table:table-cell table:style-name="ce143" table:number-columns-repeated="3"/>
          <table:table-cell table:style-name="ce276"/>
          <table:table-cell table:style-name="ce307" office:value-type="string">
            <text:p>Product 1</text:p>
          </table:table-cell>
          <table:table-cell table:style-name="ce276"/>
          <table:table-cell table:style-name="ce381" office:value-type="string">
            <text:p>X</text:p>
          </table:table-cell>
          <table:table-cell table:style-name="ce49" office:value-type="string">
            <text:p>X</text:p>
          </table:table-cell>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Product 1">
            <text:p>Product 1</text:p>
          </table:table-cell>
          <table:table-cell table:style-name="ce487" office:value-type="string">
            <text:p>Product 1</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text:p/>
          </table:table-cell>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48">
            <text:p>48</text:p>
          </table:table-cell>
          <table:table-cell table:style-name="ce46"/>
          <table:table-cell table:style-name="ce88"/>
          <table:table-cell table:style-name="ce143" table:number-columns-repeated="3"/>
          <table:table-cell table:style-name="ce276"/>
          <table:table-cell table:style-name="ce307" office:value-type="string">
            <text:p>Product 2</text:p>
          </table:table-cell>
          <table:table-cell table:style-name="ce276"/>
          <table:table-cell table:style-name="ce381" office:value-type="string">
            <text:p>X</text:p>
          </table:table-cell>
          <table:table-cell table:style-name="ce49" office:value-type="string">
            <text:p>X</text:p>
          </table:table-cell>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Product 2">
            <text:p>Product 2</text:p>
          </table:table-cell>
          <table:table-cell table:style-name="ce487" office:value-type="string">
            <text:p>Product 2</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text:p/>
          </table:table-cell>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49">
            <text:p>49</text:p>
          </table:table-cell>
          <table:table-cell table:style-name="ce46"/>
          <table:table-cell table:style-name="ce88"/>
          <table:table-cell table:style-name="ce143" table:number-columns-repeated="3"/>
          <table:table-cell table:style-name="ce276"/>
          <table:table-cell table:style-name="ce307" office:value-type="string">
            <text:p>Product 3</text:p>
          </table:table-cell>
          <table:table-cell table:style-name="ce276"/>
          <table:table-cell table:style-name="ce381" office:value-type="string">
            <text:p>X</text:p>
          </table:table-cell>
          <table:table-cell table:style-name="ce49" office:value-type="string">
            <text:p>X</text:p>
          </table:table-cell>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Product 3">
            <text:p>Product 3</text:p>
          </table:table-cell>
          <table:table-cell table:style-name="ce487" office:value-type="string">
            <text:p>Product 3</text:p>
          </table:table-cell>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50">
            <text:p>50</text:p>
          </table:table-cell>
          <table:table-cell table:style-name="ce46"/>
          <table:table-cell table:style-name="ce88"/>
          <table:table-cell table:style-name="ce143" table:number-columns-repeated="3"/>
          <table:table-cell table:style-name="ce276"/>
          <table:table-cell table:style-name="ce307" office:value-type="string">
            <text:p>Other products</text:p>
          </table:table-cell>
          <table:table-cell table:style-name="ce276"/>
          <table:table-cell table:style-name="ce381" office:value-type="string">
            <text:p>X</text:p>
          </table:table-cell>
          <table:table-cell table:style-name="ce49" office:value-type="string">
            <text:p>X</text:p>
          </table:table-cell>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Other products">
            <text:p>Other products</text:p>
          </table:table-cell>
          <table:table-cell table:style-name="ce487" office:value-type="string">
            <text:p>Other products</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text:p/>
          </table:table-cell>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51">
            <text:p>51</text:p>
          </table:table-cell>
          <table:table-cell table:style-name="ce46"/>
          <table:table-cell table:style-name="ce88" table:formula="oooc:=[.C46]+1" office:value-type="float" office:value="221">
            <text:p>221</text:p>
          </table:table-cell>
          <table:table-cell table:style-name="ce144" office:value-type="string">
            <text:p>Product</text:p>
          </table:table-cell>
          <table:table-cell table:style-name="ce144"/>
          <table:table-cell table:style-name="ce143"/>
          <table:table-cell table:style-name="ce276" office:value-type="float" office:value="1">
            <text:p>1</text:p>
          </table:table-cell>
          <table:table-cell table:style-name="ce99" office:value-type="string">
            <text:p>type of product</text:p>
          </table:table-cell>
          <table:table-cell table:style-name="ce276" office:value-type="string">
            <text:p>-</text:p>
          </table:table-cell>
          <table:table-cell table:number-columns-repeated="2" table:style-name="ce49" office:value-type="string">
            <text:p>X</text:p>
          </table:table-cell>
          <table:table-cell table:style-name="ce418" office:value-type="string">
            <text:p>x</text:p>
          </table:table-cell>
          <table:table-cell table:style-name="ce49"/>
          <table:table-cell table:style-name="ce416"/>
          <table:table-cell table:style-name="ce49" table:number-columns-repeated="2"/>
          <table:table-cell table:style-name="ce444"/>
          <table:table-cell table:style-name="ce461" table:number-columns-repeated="2"/>
          <table:table-cell table:style-name="ce475" table:formula="oooc:=HLOOKUP([.T$1];[.U$1:.AC$1202];ROW();FALSE())" office:value-type="string" office:string-value="type of product">
            <text:p>type of product</text:p>
          </table:table-cell>
          <table:table-cell table:style-name="ce487" office:value-type="string">
            <text:p>type of product</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name">
            <text:p>name</text:p>
          </table:table-cell>
          <table:table-cell table:style-name="ce572" office:value-type="string">
            <text:p>name</text:p>
          </table:table-cell>
          <table:table-cell table:style-name="ce517" office:value-type="string">
            <text:p>nom <text:s/></text:p>
          </table:table-cell>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52">
            <text:p>52</text:p>
          </table:table-cell>
          <table:table-cell table:style-name="ce46"/>
          <table:table-cell table:style-name="ce88"/>
          <table:table-cell table:style-name="ce144" office:value-type="string">
            <text:p>ProductCode</text:p>
          </table:table-cell>
          <table:table-cell table:style-name="ce144"/>
          <table:table-cell table:style-name="ce143"/>
          <table:table-cell table:style-name="ce276"/>
          <table:table-cell table:style-name="ce99" office:value-type="string">
            <text:p>product's code</text:p>
          </table:table-cell>
          <table:table-cell table:style-name="ce276" office:value-type="string">
            <text:p>-</text:p>
          </table:table-cell>
          <table:table-cell table:number-columns-repeated="2" table:style-name="ce49" office:value-type="string">
            <text:p>X</text:p>
          </table:table-cell>
          <table:table-cell table:style-name="ce418"/>
          <table:table-cell table:style-name="ce49"/>
          <table:table-cell table:style-name="ce416"/>
          <table:table-cell table:style-name="ce49" table:number-columns-repeated="2"/>
          <table:table-cell table:style-name="ce444"/>
          <table:table-cell table:style-name="ce461" table:number-columns-repeated="2"/>
          <table:table-cell table:style-name="ce475" table:formula="oooc:=HLOOKUP([.T$1];[.U$1:.AC$1202];ROW();FALSE())" office:value-type="string" office:string-value="product's code">
            <text:p>product's code</text:p>
          </table:table-cell>
          <table:table-cell table:style-name="ce487" office:value-type="string">
            <text:p>product's code</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
            <text:p>-</text:p>
          </table:table-cell>
          <table:table-cell table:style-name="ce572"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53">
            <text:p>53</text:p>
          </table:table-cell>
          <table:table-cell table:style-name="ce46"/>
          <table:table-cell table:style-name="ce88" table:formula="oooc:=[.C60]+1" office:value-type="float" office:value="222">
            <text:p>222</text:p>
          </table:table-cell>
          <table:table-cell table:style-name="ce144" office:value-type="string">
            <text:p>QProdYear</text:p>
          </table:table-cell>
          <table:table-cell table:style-name="ce144"/>
          <table:table-cell table:style-name="ce143"/>
          <table:table-cell table:style-name="ce276" office:value-type="string">
            <text:p>Nproducts</text:p>
          </table:table-cell>
          <table:table-cell table:style-name="ce99" office:value-type="string">
            <text:p>quantity of product(s) per year</text:p>
          </table:table-cell>
          <table:table-cell table:style-name="ce276" office:value-type="string">
            <text:p>product-units/year</text:p>
          </table:table-cell>
          <table:table-cell table:number-columns-repeated="2" table:style-name="ce49" office:value-type="string">
            <text:p>X</text:p>
          </table:table-cell>
          <table:table-cell table:style-name="ce418" office:value-type="string">
            <text:p>x</text:p>
          </table:table-cell>
          <table:table-cell table:style-name="ce49"/>
          <table:table-cell table:style-name="ce416"/>
          <table:table-cell table:style-name="ce49" table:number-columns-repeated="2"/>
          <table:table-cell table:style-name="ce444" office:value-type="string">
            <text:p>Specify quantity of production in product units (e.g. 10 tons of cheese / year, …)</text:p>
          </table:table-cell>
          <table:table-cell table:style-name="ce461" table:number-columns-repeated="2"/>
          <table:table-cell table:style-name="ce475" table:formula="oooc:=HLOOKUP([.T$1];[.U$1:.AC$1202];ROW();FALSE())" office:value-type="string" office:string-value="quantity of product(s) per year">
            <text:p>quantity of product(s) per year</text:p>
          </table:table-cell>
          <table:table-cell table:style-name="ce487" office:value-type="string">
            <text:p>quantity of product(s) per year</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product-units/year">
            <text:p>product-units/year</text:p>
          </table:table-cell>
          <table:table-cell table:style-name="ce572" office:value-type="string">
            <text:p>product-units/year</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3">
          <table:table-cell table:style-name="ce11" office:value-type="float" office:value="54">
            <text:p>54</text:p>
          </table:table-cell>
          <table:table-cell table:style-name="ce46"/>
          <table:table-cell table:style-name="ce88" office:value-type="string">
            <text:p>204a</text:p>
          </table:table-cell>
          <table:table-cell table:style-name="ce144" office:value-type="string">
            <text:p>ProdUnit</text:p>
          </table:table-cell>
          <table:table-cell table:style-name="ce144"/>
          <table:table-cell table:style-name="ce143"/>
          <table:table-cell table:style-name="ce276" office:value-type="string">
            <text:p>Nproducts</text:p>
          </table:table-cell>
          <table:table-cell table:style-name="ce99" office:value-type="string">
            <text:p>measurement unit for product quantity</text:p>
          </table:table-cell>
          <table:table-cell table:style-name="ce356" office:value-type="string">
            <text:p>-</text:p>
          </table:table-cell>
          <table:table-cell table:style-name="ce381" office:value-type="string">
            <text:p>X</text:p>
          </table:table-cell>
          <table:table-cell table:style-name="ce49" office:value-type="string">
            <text:p>X</text:p>
          </table:table-cell>
          <table:table-cell table:style-name="ce416"/>
          <table:table-cell table:style-name="ce419"/>
          <table:table-cell table:style-name="ce416"/>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measurement unit for product quantity">
            <text:p>measurement unit for product quantity</text:p>
          </table:table-cell>
          <table:table-cell table:style-name="ce487" office:value-type="string">
            <text:p>measurement unit for product quantity</text:p>
          </table:table-cell>
          <table:table-cell table:style-name="ce519"/>
          <table:table-cell table:style-name="ce532" table:number-columns-repeated="7"/>
          <table:table-cell table:style-name="ce461" table:number-columns-repeated="2"/>
          <table:table-cell table:style-name="ce542" table:formula="oooc:=HLOOKUP([.AF$1];[.AG$1:.AO$1200];ROW();FALSE())" office:value-type="string" office:string-value="Specify the measuring unit and the quantyty (e.g. liters of milk (crude or  processed) / year, hl of beer/year...">
            <text:p>Specify the measuring unit and the quantyty (e.g. liters of milk (crude or <text:s/>processed) / year, hl of beer/year...</text:p>
          </table:table-cell>
          <table:table-cell table:style-name="ce517" office:value-type="string">
            <text:p>Specify the measuring unit and the quantyty (e.g. liters of milk (crude or <text:s/>processed) / year, hl of beer/year...</text:p>
          </table:table-cell>
          <table:table-cell table:style-name="ce517" office:value-type="string">
            <text:p>Especificar la unitat de mesura i la quantitat (p.e. litres de llet(crua o processada)/any, hl de cerveça/any …)</text:p>
          </table:table-cell>
          <table:table-cell table:style-name="ce560" table:number-columns-repeated="7"/>
          <table:table-cell table:style-name="ce461" table:number-columns-repeated="2"/>
          <table:table-cell table:style-name="ce569" table:formula="oooc:=HLOOKUP([.AR$1];[.AS$1:.BA$1200];ROW();FALSE())" office:value-type="string" office:string-value="-">
            <text:p>-</text:p>
          </table:table-cell>
          <table:table-cell table:style-name="ce576"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55">
            <text:p>55</text:p>
          </table:table-cell>
          <table:table-cell table:style-name="ce46"/>
          <table:table-cell table:style-name="ce88"/>
          <table:table-cell table:style-name="ce144" office:value-type="string">
            <text:p>TurnoverProd</text:p>
          </table:table-cell>
          <table:table-cell table:style-name="ce144"/>
          <table:table-cell table:style-name="ce143"/>
          <table:table-cell table:style-name="ce276"/>
          <table:table-cell table:style-name="ce99" office:value-type="string">
            <text:p>anual turnover per product</text:p>
          </table:table-cell>
          <table:table-cell table:style-name="ce276" office:value-type="string">
            <text:p>M€/year</text:p>
          </table:table-cell>
          <table:table-cell table:style-name="ce381" office:value-type="string">
            <text:p>X</text:p>
          </table:table-cell>
          <table:table-cell table:style-name="ce384"/>
          <table:table-cell table:style-name="ce416"/>
          <table:table-cell table:style-name="ce419"/>
          <table:table-cell table:style-name="ce416"/>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annual turnover per product">
            <text:p>annual turnover per product</text:p>
          </table:table-cell>
          <table:table-cell table:style-name="ce487" office:value-type="string">
            <text:p>annual turnover per product</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M€/year">
            <text:p>M€/year</text:p>
          </table:table-cell>
          <table:table-cell table:style-name="ce572" office:value-type="string">
            <text:p>M€/year</text:p>
          </table:table-cell>
          <table:table-cell table:style-name="ce517" office:value-type="string">
            <text:p>unitats produïdes/any</text:p>
          </table:table-cell>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56">
            <text:p>56</text:p>
          </table:table-cell>
          <table:table-cell table:style-name="ce49"/>
          <table:table-cell table:style-name="ce91" office:value-type="float" office:value="209">
            <text:p>209</text:p>
          </table:table-cell>
          <table:table-cell table:style-name="ce145" table:number-columns-repeated="3"/>
          <table:table-cell table:style-name="ce276" office:value-type="string">
            <text:p>-</text:p>
          </table:table-cell>
          <table:table-cell table:style-name="ce309" office:value-type="string">
            <text:p>FLOW CHART OF THE PRODUCTION PROCESS</text:p>
          </table:table-cell>
          <table:table-cell table:style-name="ce357"/>
          <table:table-cell table:style-name="ce381" office:value-type="string">
            <text:p>X</text:p>
          </table:table-cell>
          <table:table-cell table:style-name="ce404" office:value-type="string">
            <text:p>X</text:p>
          </table:table-cell>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FLOW CHART OF THE PRODUCTION PROCESS">
            <text:p>FLOW CHART OF THE PRODUCTION PROCESS</text:p>
          </table:table-cell>
          <table:table-cell table:style-name="ce489" office:value-type="string">
            <text:p>FLOW CHART OF THE PRODUCTION PROCESS</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7"/>
          <table:table-cell table:style-name="ce548" table:number-columns-repeated="8"/>
          <table:table-cell table:style-name="ce462" table:number-columns-repeated="199"/>
          <table:table-cell table:style-name="ce11" table:number-columns-repeated="4"/>
        </table:table-row>
        <table:table-row table:style-name="ro1">
          <table:table-cell table:style-name="ce11" office:value-type="float" office:value="57">
            <text:p>57</text:p>
          </table:table-cell>
          <table:table-cell table:style-name="ce50"/>
          <table:table-cell table:style-name="ce92"/>
          <table:table-cell table:style-name="ce146" table:number-columns-repeated="3"/>
          <table:table-cell table:style-name="ce278"/>
          <table:table-cell table:style-name="ce310"/>
          <table:table-cell table:style-name="ce358"/>
          <table:table-cell table:style-name="ce280"/>
          <table:table-cell table:style-name="ce405"/>
          <table:table-cell table:style-name="ce366" table:number-columns-repeated="3"/>
          <table:table-cell table:style-name="ce428"/>
          <table:table-cell table:style-name="ce280"/>
          <table:table-cell table:style-name="ce95"/>
          <table:table-cell table:style-name="ce462" table:number-columns-repeated="2"/>
          <table:table-cell table:style-name="ce476" table:formula="oooc:=HLOOKUP([.T$1];[.U$1:.AC$1202];ROW();FALSE())">
            <text:p/>
          </table:table-cell>
          <table:table-cell table:style-name="ce490"/>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8"/>
          <table:table-cell table:style-name="ce548" table:number-columns-repeated="8"/>
          <table:table-cell table:style-name="ce462" table:number-columns-repeated="199"/>
          <table:table-cell table:style-name="ce11" table:number-columns-repeated="4"/>
        </table:table-row>
        <table:table-row-group>
          <table:table-row table:style-name="ro14">
            <table:table-cell table:style-name="ce11" office:value-type="float" office:value="58">
              <text:p>58</text:p>
            </table:table-cell>
            <table:table-cell table:style-name="ce51" office:value-type="string">
              <text:p>C2</text:p>
            </table:table-cell>
            <table:table-cell table:style-name="ce93" office:value-type="string">
              <text:p>C201</text:p>
            </table:table-cell>
            <table:table-cell table:style-name="ce147" office:value-type="string">
              <text:p>NProducts</text:p>
            </table:table-cell>
            <table:table-cell table:style-name="ce147"/>
            <table:table-cell table:style-name="ce243"/>
            <table:table-cell table:style-name="ce56"/>
            <table:table-cell table:style-name="ce93" office:value-type="string">
              <text:p>Number of products</text:p>
            </table:table-cell>
            <table:table-cell table:style-name="ce56" office:value-type="string">
              <text:p>-</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Number of products">
              <text:p>Number of products</text:p>
            </table:table-cell>
            <table:table-cell table:style-name="ce484" office:value-type="string">
              <text:p>Number of products</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
              <text:p>-</text:p>
            </table:table-cell>
            <table:table-cell table:style-name="ce572"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59">
              <text:p>59</text:p>
            </table:table-cell>
            <table:table-cell table:style-name="ce51" office:value-type="string">
              <text:p>C2</text:p>
            </table:table-cell>
            <table:table-cell table:style-name="ce93" office:value-type="string">
              <text:p>C202</text:p>
            </table:table-cell>
            <table:table-cell table:style-name="ce147" office:value-type="string">
              <text:p>HoursInd</text:p>
            </table:table-cell>
            <table:table-cell table:style-name="ce147"/>
            <table:table-cell table:style-name="ce243"/>
            <table:table-cell table:style-name="ce56"/>
            <table:table-cell table:style-name="ce93" office:value-type="string">
              <text:p>Total yearly working hours in industry</text:p>
            </table:table-cell>
            <table:table-cell table:style-name="ce56" office:value-type="string">
              <text:p>-</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Total yearly working hours in industry">
              <text:p>Total yearly working hours in industry</text:p>
            </table:table-cell>
            <table:table-cell table:style-name="ce484" office:value-type="string">
              <text:p>Total yearly working hours in industry</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
              <text:p>-</text:p>
            </table:table-cell>
            <table:table-cell table:style-name="ce572"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group>
        <table:table-row table:style-name="ro4">
          <table:table-cell office:value-type="float" office:value="60">
            <text:p>60</text:p>
          </table:table-cell>
          <table:table-cell table:style-name="ce45"/>
          <table:table-cell table:style-name="ce87"/>
          <table:table-cell table:style-name="ce137" table:number-columns-repeated="3"/>
          <table:table-cell table:style-name="ce275"/>
          <table:table-cell table:style-name="ce304"/>
          <table:table-cell table:style-name="ce359"/>
          <table:table-cell table:style-name="ce281"/>
          <table:table-cell table:style-name="ce402"/>
          <table:table-cell table:style-name="ce359" table:number-columns-repeated="3"/>
          <table:table-cell table:style-name="ce352"/>
          <table:table-cell table:style-name="ce430"/>
          <table:table-cell table:style-name="ce66"/>
          <table:table-cell table:number-columns-repeated="2"/>
          <table:table-cell table:style-name="ce473" table:formula="oooc:=HLOOKUP([.T$1];[.U$1:.AC$1202];ROW();FALSE())">
            <text:p/>
          </table:table-cell>
          <table:table-cell table:style-name="ce485"/>
          <table:table-cell table:style-name="ce521" table:number-columns-repeated="8"/>
          <table:table-cell table:number-columns-repeated="2"/>
          <table:table-cell table:style-name="ce541" table:formula="oooc:=HLOOKUP([.AF$1];[.AG$1:.AO$1200];ROW();FALSE())">
            <text:p/>
          </table:table-cell>
          <table:table-cell table:style-name="ce547" table:number-columns-repeated="9"/>
          <table:table-cell table:number-columns-repeated="2"/>
          <table:table-cell table:style-name="ce568" table:formula="oooc:=HLOOKUP([.AR$1];[.AS$1:.BA$1200];ROW();FALSE())">
            <text:p/>
          </table:table-cell>
          <table:table-cell table:style-name="ce579"/>
          <table:table-cell table:style-name="ce547" table:number-columns-repeated="8"/>
          <table:table-cell table:number-columns-repeated="203"/>
        </table:table-row>
        <table:table-row table:style-name="ro15">
          <table:table-cell office:value-type="float" office:value="61">
            <text:p>61</text:p>
          </table:table-cell>
          <table:table-cell table:style-name="ce43" office:value-type="float" office:value="3">
            <text:p>3</text:p>
          </table:table-cell>
          <table:table-cell table:style-name="ce84" table:formula="oooc:=100*[.B70]" office:value-type="float" office:value="300">
            <text:p>300</text:p>
          </table:table-cell>
          <table:table-cell table:style-name="ce148" table:number-columns-repeated="2"/>
          <table:table-cell table:style-name="ce138"/>
          <table:table-cell table:style-name="ce272"/>
          <table:table-cell table:style-name="ce305" office:value-type="string">
            <text:p>Processes description</text:p>
          </table:table-cell>
          <table:table-cell table:style-name="ce353"/>
          <table:table-cell table:style-name="ce383"/>
          <table:table-cell table:style-name="ce387"/>
          <table:table-cell table:style-name="ce383" table:number-columns-repeated="5"/>
          <table:table-cell table:style-name="ce446"/>
          <table:table-cell table:number-columns-repeated="2"/>
          <table:table-cell table:style-name="ce474" table:formula="oooc:=HLOOKUP([.T$1];[.U$1:.AC$1202];ROW();FALSE())" office:value-type="string" office:string-value="Processes description">
            <text:p>Processes description</text:p>
          </table:table-cell>
          <table:table-cell table:style-name="ce486" office:value-type="string">
            <text:p>Processes description</text:p>
          </table:table-cell>
          <table:table-cell table:style-name="ce522"/>
          <table:table-cell table:style-name="ce533" table:number-columns-repeated="7"/>
          <table:table-cell table:style-name="ce458"/>
          <table:table-cell/>
          <table:table-cell table:style-name="ce541" table:formula="oooc:=HLOOKUP([.AF$1];[.AG$1:.AO$1200];ROW();FALSE())" office:value-type="string" office:string-value="Give an organizational diagram of the production process (e.g. the flux of crude milk in chease production or the the flux of car chasis in the automobile industry)">
            <text:p>Give an organizational diagram of the production process (e.g. the flux of crude milk in chease production or the the flux of car chasis in the automobile industry)</text:p>
          </table:table-cell>
          <table:table-cell table:style-name="ce549" office:value-type="string">
            <text:p>Give an organizational diagram of the production process (e.g. the flux of crude milk in chease production or the the flux of car chasis in the automobile industry)</text:p>
          </table:table-cell>
          <table:table-cell table:style-name="ce549" office:value-type="string">
            <text:p>Donar un organigrama del procés productiu (p.e. el flux de llet crua a la producció de formatge o el flux de chasis de cotxe a la indústria automobilística)</text:p>
          </table:table-cell>
          <table:table-cell table:style-name="ce561" table:number-columns-repeated="7"/>
          <table:table-cell table:style-name="ce458"/>
          <table:table-cell/>
          <table:table-cell table:style-name="ce568" table:formula="oooc:=HLOOKUP([.AR$1];[.AS$1:.BA$1200];ROW();FALSE())">
            <text:p/>
          </table:table-cell>
          <table:table-cell table:style-name="ce580"/>
          <table:table-cell table:style-name="ce549"/>
          <table:table-cell table:style-name="ce561" table:number-columns-repeated="7"/>
          <table:table-cell table:style-name="ce458" table:number-columns-repeated="199"/>
          <table:table-cell table:number-columns-repeated="4"/>
        </table:table-row>
        <table:table-row table:style-name="ro14">
          <table:table-cell table:style-name="ce11" office:value-type="float" office:value="62">
            <text:p>62</text:p>
          </table:table-cell>
          <table:table-cell table:style-name="ce46"/>
          <table:table-cell table:style-name="ce89" office:value-type="float" office:value="301">
            <text:p>301</text:p>
          </table:table-cell>
          <table:table-cell table:style-name="ce149" office:value-type="string">
            <text:p>Process</text:p>
          </table:table-cell>
          <table:table-cell table:style-name="ce149"/>
          <table:table-cell table:style-name="ce244"/>
          <table:table-cell table:style-name="ce277" office:value-type="string">
            <text:p>Nprocesses</text:p>
          </table:table-cell>
          <table:table-cell table:style-name="ce99" office:value-type="string">
            <text:p>process short name</text:p>
          </table:table-cell>
          <table:table-cell table:style-name="ce276" office:value-type="string">
            <text:p>-</text:p>
          </table:table-cell>
          <table:table-cell table:style-name="ce381" office:value-type="string">
            <text:p>X</text:p>
          </table:table-cell>
          <table:table-cell table:style-name="ce49" office:value-type="string">
            <text:p>X</text:p>
          </table:table-cell>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process short name">
            <text:p>process short name</text:p>
          </table:table-cell>
          <table:table-cell table:style-name="ce487" office:value-type="string">
            <text:p>process short name</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
            <text:p>-</text:p>
          </table:table-cell>
          <table:table-cell table:style-name="ce572"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63">
            <text:p>63</text:p>
          </table:table-cell>
          <table:table-cell table:style-name="ce46"/>
          <table:table-cell table:style-name="ce89" office:value-type="float" office:value="302">
            <text:p>302</text:p>
          </table:table-cell>
          <table:table-cell table:style-name="ce149" office:value-type="string">
            <text:p>UnitOp</text:p>
          </table:table-cell>
          <table:table-cell table:style-name="ce149"/>
          <table:table-cell table:style-name="ce143"/>
          <table:table-cell table:style-name="ce277" office:value-type="string">
            <text:p>Nunitoper</text:p>
          </table:table-cell>
          <table:table-cell table:style-name="ce99" office:value-type="string">
            <text:p>unit operation type</text:p>
          </table:table-cell>
          <table:table-cell table:style-name="ce276" office:value-type="string">
            <text:p>-</text:p>
          </table:table-cell>
          <table:table-cell table:style-name="ce381" office:value-type="string">
            <text:p>X</text:p>
          </table:table-cell>
          <table:table-cell table:style-name="ce49" office:value-type="string">
            <text:p>X</text:p>
          </table:table-cell>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unit operation type">
            <text:p>unit operation type</text:p>
          </table:table-cell>
          <table:table-cell table:style-name="ce487" office:value-type="string">
            <text:p>unit operation type</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
            <text:p>-</text:p>
          </table:table-cell>
          <table:table-cell table:style-name="ce572"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7">
          <table:table-cell table:style-name="ce11" office:value-type="float" office:value="64">
            <text:p>64</text:p>
          </table:table-cell>
          <table:table-cell table:style-name="ce48"/>
          <table:table-cell table:style-name="ce89" office:value-type="float" office:value="303">
            <text:p>303</text:p>
          </table:table-cell>
          <table:table-cell table:style-name="ce149" office:value-type="string">
            <text:p>ProcType</text:p>
          </table:table-cell>
          <table:table-cell table:style-name="ce149"/>
          <table:table-cell table:style-name="ce143"/>
          <table:table-cell table:style-name="ce277" office:value-type="string">
            <text:p>Nprocesses</text:p>
          </table:table-cell>
          <table:table-cell table:style-name="ce99" office:value-type="string">
            <text:p>process type</text:p>
          </table:table-cell>
          <table:table-cell table:style-name="ce276" office:value-type="string">
            <text:p>continuous / batch</text:p>
          </table:table-cell>
          <table:table-cell table:number-columns-repeated="2" table:style-name="ce49" office:value-type="string">
            <text:p>X</text:p>
          </table:table-cell>
          <table:table-cell table:style-name="ce418" office:value-type="string">
            <text:p>x</text:p>
          </table:table-cell>
          <table:table-cell table:style-name="ce49"/>
          <table:table-cell table:style-name="ce421"/>
          <table:table-cell table:style-name="ce49" office:value-type="string">
            <text:p>x</text:p>
          </table:table-cell>
          <table:table-cell table:style-name="ce11"/>
          <table:table-cell table:style-name="ce447"/>
          <table:table-cell table:style-name="ce462" table:number-columns-repeated="2"/>
          <table:table-cell table:style-name="ce475" table:formula="oooc:=HLOOKUP([.T$1];[.U$1:.AC$1202];ROW();FALSE())" office:value-type="string" office:string-value="process type">
            <text:p>process type</text:p>
          </table:table-cell>
          <table:table-cell table:style-name="ce487" office:value-type="string">
            <text:p>process type</text:p>
          </table:table-cell>
          <table:table-cell table:style-name="ce520" table:number-columns-repeated="8"/>
          <table:table-cell table:style-name="ce462" table:number-columns-repeated="2"/>
          <table:table-cell table:style-name="ce542" table:formula="oooc:=HLOOKUP([.AF$1];[.AG$1:.AO$1200];ROW();FALSE())" office:value-type="string" office:string-value="Give a brief description of the process or the unitary operation, and specify if it is continuous or batch">
            <text:p>Give a brief description of the process or the unitary operation, and specify if it is continuous or batch</text:p>
          </table:table-cell>
          <table:table-cell table:style-name="ce548" office:value-type="string">
            <text:p>Give a brief description of the process or the unitary operation, and specify if it is continuous or batch</text:p>
          </table:table-cell>
          <table:table-cell table:style-name="ce548" office:value-type="string">
            <text:p>Donar una breu descripció del procés o la operació unitaria, i especificar si és continu o discontinu</text:p>
          </table:table-cell>
          <table:table-cell table:style-name="ce548" table:number-columns-repeated="7"/>
          <table:table-cell table:style-name="ce462" table:number-columns-repeated="2"/>
          <table:table-cell table:style-name="ce569" table:formula="oooc:=HLOOKUP([.AR$1];[.AS$1:.BA$1200];ROW();FALSE())" office:value-type="string" office:string-value="continuous / batch">
            <text:p>continuous / batch</text:p>
          </table:table-cell>
          <table:table-cell table:style-name="ce572" office:value-type="string">
            <text:p>continuous / batch</text:p>
          </table:table-cell>
          <table:table-cell table:style-name="ce548" table:number-columns-repeated="8"/>
          <table:table-cell table:style-name="ce462" table:number-columns-repeated="199"/>
          <table:table-cell table:style-name="ce11" table:number-columns-repeated="4"/>
        </table:table-row>
        <table:table-row table:style-name="ro2">
          <table:table-cell table:style-name="ce11" office:value-type="float" office:value="65">
            <text:p>65</text:p>
          </table:table-cell>
          <table:table-cell table:style-name="ce48"/>
          <table:table-cell table:style-name="ce89"/>
          <table:table-cell table:style-name="ce149" table:number-columns-repeated="2"/>
          <table:table-cell table:style-name="ce143"/>
          <table:table-cell table:style-name="ce277" office:value-type="string">
            <text:p>-</text:p>
          </table:table-cell>
          <table:table-cell table:style-name="ce99" office:value-type="string">
            <text:p>continuous / batch</text:p>
          </table:table-cell>
          <table:table-cell table:style-name="ce276"/>
          <table:table-cell table:style-name="ce384"/>
          <table:table-cell table:style-name="ce49" office:value-type="string">
            <text:p>X</text:p>
          </table:table-cell>
          <table:table-cell table:style-name="ce418"/>
          <table:table-cell table:style-name="ce49"/>
          <table:table-cell table:style-name="ce421"/>
          <table:table-cell table:style-name="ce49"/>
          <table:table-cell table:style-name="ce49" office:value-type="string">
            <text:p>repeating ProcType(cont./batch), deleted from Q 10.12.2007</text:p>
          </table:table-cell>
          <table:table-cell table:style-name="ce447"/>
          <table:table-cell table:style-name="ce462" table:number-columns-repeated="2"/>
          <table:table-cell table:style-name="ce475" table:formula="oooc:=HLOOKUP([.T$1];[.U$1:.AC$1202];ROW();FALSE())" office:value-type="string" office:string-value="Continuous/Batch">
            <text:p>Continuous/Batch</text:p>
          </table:table-cell>
          <table:table-cell table:style-name="ce487" office:value-type="string">
            <text:p>Continuous/Batch</text:p>
          </table:table-cell>
          <table:table-cell table:style-name="ce520" office:value-type="string">
            <text:p>Continu/Discontinu</text:p>
          </table:table-cell>
          <table:table-cell table:style-name="ce520" table:number-columns-repeated="7"/>
          <table:table-cell table:style-name="ce462" table:number-columns-repeated="2"/>
          <table:table-cell table:style-name="ce542"/>
          <table:table-cell table:style-name="ce548" table:number-columns-repeated="9"/>
          <table:table-cell table:style-name="ce462" table:number-columns-repeated="2"/>
          <table:table-cell table:style-name="ce569"/>
          <table:table-cell table:style-name="ce572"/>
          <table:table-cell table:style-name="ce548" table:number-columns-repeated="8"/>
          <table:table-cell table:style-name="ce462" table:number-columns-repeated="199"/>
          <table:table-cell table:style-name="ce11" table:number-columns-repeated="4"/>
        </table:table-row>
        <table:table-row table:style-name="ro3">
          <table:table-cell table:style-name="ce11" office:value-type="float" office:value="66">
            <text:p>66</text:p>
          </table:table-cell>
          <table:table-cell table:style-name="ce48"/>
          <table:table-cell table:style-name="ce89" office:value-type="float" office:value="304">
            <text:p>304</text:p>
          </table:table-cell>
          <table:table-cell table:style-name="ce149" office:value-type="string">
            <text:p>ProcMed</text:p>
          </table:table-cell>
          <table:table-cell table:style-name="ce149"/>
          <table:table-cell table:style-name="ce143"/>
          <table:table-cell table:style-name="ce277" office:value-type="string">
            <text:p>Nprocesses</text:p>
          </table:table-cell>
          <table:table-cell table:style-name="ce99" office:value-type="string">
            <text:p>Product or process medium (water, oil, air, lye ...)</text:p>
          </table:table-cell>
          <table:table-cell table:style-name="ce276" office:value-type="string">
            <text:p><text:s/></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8"/>
          <table:table-cell table:style-name="ce49" office:value-type="string">
            <text:p>x</text:p>
          </table:table-cell>
          <table:table-cell table:style-name="ce49"/>
          <table:table-cell table:style-name="ce437" office:value-type="string">
            <text:p>the medium which is in direct contact with the treated product, e.g. air for drying, lye or water for washing, etc.</text:p>
          </table:table-cell>
          <table:table-cell table:style-name="ce462" table:number-columns-repeated="2"/>
          <table:table-cell table:style-name="ce475" table:formula="oooc:=HLOOKUP([.T$1];[.U$1:.AC$1202];ROW();FALSE())" office:value-type="string" office:string-value="product or process medium (water, oil, air, ...)">
            <text:p>product or process medium (water, oil, air, ...)</text:p>
          </table:table-cell>
          <table:table-cell table:style-name="ce487" office:value-type="string">
            <text:p>product or process medium (water, oil, air, ...)</text:p>
          </table:table-cell>
          <table:table-cell table:style-name="ce520" table:number-columns-repeated="8"/>
          <table:table-cell table:style-name="ce462" table:number-columns-repeated="2"/>
          <table:table-cell table:style-name="ce542" table:formula="oooc:=HLOOKUP([.AF$1];[.AG$1:.AO$1200];ROW();FALSE())" office:value-type="string" office:string-value="The medium that is in direct contact with the treated product, e.g. air for drying, lye or water for washing, etc...">
            <text:p>The medium that is in direct contact with the treated product, e.g. air for drying, lye or water for washing, etc...</text:p>
          </table:table-cell>
          <table:table-cell table:style-name="ce548" office:value-type="string">
            <text:p>The medium that is in direct contact with the treated product, e.g. air for drying, lye or water for washing, etc...</text:p>
          </table:table-cell>
          <table:table-cell table:style-name="ce548" office:value-type="string">
            <text:p>Medi que està en contacte directe amb el producte tractat, p.e. aire per assecar, lleixiu o aigua per rentar, etc…</text:p>
          </table:table-cell>
          <table:table-cell table:style-name="ce548" table:number-columns-repeated="7"/>
          <table:table-cell table:style-name="ce462" table:number-columns-repeated="2"/>
          <table:table-cell table:style-name="ce569" table:formula="oooc:=HLOOKUP([.AR$1];[.AS$1:.BA$1200];ROW();FALSE())" office:value-type="string" office:string-value="-">
            <text:p>-</text:p>
          </table:table-cell>
          <table:table-cell table:style-name="ce572" office:value-type="string">
            <text:p>-</text:p>
          </table:table-cell>
          <table:table-cell table:style-name="ce548" table:number-columns-repeated="8"/>
          <table:table-cell table:style-name="ce462" table:number-columns-repeated="199"/>
          <table:table-cell table:style-name="ce11" table:number-columns-repeated="4"/>
        </table:table-row>
        <table:table-row table:style-name="ro13">
          <table:table-cell table:style-name="ce11" office:value-type="float" office:value="67">
            <text:p>67</text:p>
          </table:table-cell>
          <table:table-cell table:style-name="ce48"/>
          <table:table-cell table:style-name="ce85"/>
          <table:table-cell table:style-name="ce135" table:number-columns-repeated="3"/>
          <table:table-cell table:style-name="ce273" office:value-type="string">
            <text:p>Nprocesses</text:p>
          </table:table-cell>
          <table:table-cell table:style-name="ce302" office:value-type="string">
            <text:p><text:span text:style-name="T3">typical</text:span><text:span text:style-name="T4"> </text:span><text:span text:style-name="T5">heat (or cold) demand</text:span></text:p>
          </table:table-cell>
          <table:table-cell table:style-name="ce284" office:value-type="string">
            <text:p>kW</text:p>
          </table:table-cell>
          <table:table-cell table:style-name="ce384" table:number-columns-repeated="2"/>
          <table:table-cell table:style-name="ce49" office:value-type="string">
            <text:p>x</text:p>
          </table:table-cell>
          <table:table-cell table:style-name="ce56" office:value-type="string">
            <text:p>x</text:p>
          </table:table-cell>
          <table:table-cell table:style-name="ce48"/>
          <table:table-cell table:style-name="ce49" office:value-type="string">
            <text:p>x</text:p>
          </table:table-cell>
          <table:table-cell table:style-name="ce49"/>
          <table:table-cell table:style-name="ce437" office:value-type="string">
            <text:p>during operation</text:p>
          </table:table-cell>
          <table:table-cell table:style-name="ce462" table:number-columns-repeated="2"/>
          <table:table-cell table:style-name="ce475" table:formula="oooc:=HLOOKUP([.T$1];[.U$1:.AC$1202];ROW();FALSE())" office:value-type="string" office:string-value="typical heat (or cold) demand">
            <text:p>typical heat (or cold) demand</text:p>
          </table:table-cell>
          <table:table-cell table:style-name="ce491" office:value-type="string">
            <text:p><text:span text:style-name="T18">typical</text:span><text:span text:style-name="T7"> heat (or cold) demand</text:span></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office:value-type="string" office:string-value="kW">
            <text:p>kW</text:p>
          </table:table-cell>
          <table:table-cell table:style-name="ce384" office:value-type="string">
            <text:p>kW</text:p>
          </table:table-cell>
          <table:table-cell table:style-name="ce548" table:number-columns-repeated="8"/>
          <table:table-cell table:style-name="ce462" table:number-columns-repeated="199"/>
          <table:table-cell table:style-name="ce11" table:number-columns-repeated="4"/>
        </table:table-row>
        <table:table-row table:style-name="ro16">
          <table:table-cell table:style-name="ce11" office:value-type="float" office:value="68">
            <text:p>68</text:p>
          </table:table-cell>
          <table:table-cell table:style-name="ce48"/>
          <table:table-cell table:style-name="ce90" office:value-type="float" office:value="305">
            <text:p>305</text:p>
          </table:table-cell>
          <table:table-cell table:style-name="ce150" office:value-type="string">
            <text:p>PT</text:p>
          </table:table-cell>
          <table:table-cell table:style-name="ce150"/>
          <table:table-cell table:style-name="ce245"/>
          <table:table-cell table:style-name="ce277" office:value-type="string">
            <text:p>Nprocesses</text:p>
          </table:table-cell>
          <table:table-cell table:style-name="ce99" office:value-type="string">
            <text:p>typical(final) temperature of the </text:p>
            <text:p><text:span text:style-name="T6">process</text:span><text:span text:style-name="T7"> </text:span><text:span text:style-name="T6">medium</text:span><text:span text:style-name="T7"> during </text:span><text:span text:style-name="T7">operation</text:span></text:p>
          </table:table-cell>
          <table:table-cell table:style-name="ce276" office:value-type="string">
            <text:p>°C</text:p>
          </table:table-cell>
          <table:table-cell table:number-columns-repeated="2" table:style-name="ce49" office:value-type="string">
            <text:p>X</text:p>
          </table:table-cell>
          <table:table-cell table:style-name="ce49" office:value-type="string">
            <text:p>x </text:p>
          </table:table-cell>
          <table:table-cell table:style-name="ce56" office:value-type="string">
            <text:p>x </text:p>
          </table:table-cell>
          <table:table-cell table:style-name="ce48"/>
          <table:table-cell table:style-name="ce49" office:value-type="string">
            <text:p>x </text:p>
          </table:table-cell>
          <table:table-cell table:style-name="ce49"/>
          <table:table-cell table:style-name="ce437" office:value-type="string">
            <text:p>Please distinguish between the temperature of the process and that of the heat supply (see below).</text:p>
          </table:table-cell>
          <table:table-cell table:style-name="ce462" table:number-columns-repeated="2"/>
          <table:table-cell table:style-name="ce475" table:formula="oooc:=HLOOKUP([.T$1];[.U$1:.AC$1202];ROW();FALSE())" office:value-type="string" office:string-value="typical (final) temperature of the  process medium during operation">
            <text:p>typical (final) temperature of the <text:s/>process medium during operation</text:p>
          </table:table-cell>
          <table:table-cell table:style-name="ce487" office:value-type="string">
            <text:p><text:span text:style-name="T18">typical (final) temperature of the </text:span></text:p>
            <text:p><text:span text:style-name="T19">process</text:span><text:span text:style-name="T7"> </text:span><text:span text:style-name="T19">medium</text:span><text:span text:style-name="T7"> during </text:span><text:span text:style-name="T7">operation</text:span></text:p>
          </table:table-cell>
          <table:table-cell table:style-name="ce520" table:number-columns-repeated="8"/>
          <table:table-cell table:style-name="ce462" table:number-columns-repeated="2"/>
          <table:table-cell table:style-name="ce542" table:formula="oooc:=HLOOKUP([.AF$1];[.AG$1:.AO$1200];ROW();FALSE())" office:value-type="string" office:string-value="Give the temperature of the process medium and not that of the heat supplying medium.">
            <text:p>Give the temperature of the process medium and not that of the heat supplying medium.</text:p>
          </table:table-cell>
          <table:table-cell table:style-name="ce548" office:value-type="string">
            <text:p>Give the temperature of the process medium and not that of the heat supplying medium.</text:p>
          </table:table-cell>
          <table:table-cell table:style-name="ce548" office:value-type="string">
            <text:p>Donar la temperatura del medi del procés i no la del portador de calor que subministra al procés.</text:p>
          </table:table-cell>
          <table:table-cell table:style-name="ce548" table:number-columns-repeated="7"/>
          <table:table-cell table:style-name="ce462" table:number-columns-repeated="2"/>
          <table:table-cell table:style-name="ce569" table:formula="oooc:=HLOOKUP([.AR$1];[.AS$1:.BA$1200];ROW();FALSE())" office:value-type="string" office:string-value="°C">
            <text:p>°C</text:p>
          </table:table-cell>
          <table:table-cell table:style-name="ce572" office:value-type="string">
            <text:p>°C</text:p>
          </table:table-cell>
          <table:table-cell table:style-name="ce548" table:number-columns-repeated="8"/>
          <table:table-cell table:style-name="ce462" table:number-columns-repeated="199"/>
          <table:table-cell table:style-name="ce11" table:number-columns-repeated="4"/>
        </table:table-row>
        <table:table-row table:style-name="ro17">
          <table:table-cell table:style-name="ce11" office:value-type="float" office:value="69">
            <text:p>69</text:p>
          </table:table-cell>
          <table:table-cell table:style-name="ce48"/>
          <table:table-cell table:style-name="ce90" table:formula="oooc:=[.C77]+1" office:value-type="float" office:value="306">
            <text:p>306</text:p>
          </table:table-cell>
          <table:table-cell table:style-name="ce150" office:value-type="string">
            <text:p>PTInFlow</text:p>
          </table:table-cell>
          <table:table-cell table:style-name="ce150"/>
          <table:table-cell table:style-name="ce141" office:value-type="string">
            <text:p>PT_i</text:p>
          </table:table-cell>
          <table:table-cell table:style-name="ce277" office:value-type="string">
            <text:p>Nprocesses</text:p>
          </table:table-cell>
          <table:table-cell table:style-name="ce99" office:value-type="string">
            <text:p>inlet temperature of the process medium</text:p>
            <text:p>(before heat recovery)</text:p>
          </table:table-cell>
          <table:table-cell table:style-name="ce276" office:value-type="string">
            <text:p>°C</text:p>
          </table:table-cell>
          <table:table-cell table:number-columns-repeated="2" table:style-name="ce49" office:value-type="string">
            <text:p>X</text:p>
          </table:table-cell>
          <table:table-cell table:style-name="ce418" office:value-type="string">
            <text:p>x</text:p>
          </table:table-cell>
          <table:table-cell table:style-name="ce49"/>
          <table:table-cell table:style-name="ce56"/>
          <table:table-cell table:style-name="ce49"/>
          <table:table-cell table:style-name="ce436" office:value-type="string">
            <text:p>important for open processes</text:p>
          </table:table-cell>
          <table:table-cell table:style-name="ce448" office:value-type="string">
            <text:p>Inlet temperature of the process medium to the process after heat recovery</text:p>
          </table:table-cell>
          <table:table-cell table:style-name="ce462" table:number-columns-repeated="2"/>
          <table:table-cell table:style-name="ce475" table:formula="oooc:=HLOOKUP([.T$1];[.U$1:.AC$1202];ROW();FALSE())" office:value-type="string" office:string-value="inlet temperature of the process medium (before heat recovery)">
            <text:p>inlet temperature of the process medium (before heat recovery)</text:p>
          </table:table-cell>
          <table:table-cell table:style-name="ce487" office:value-type="string">
            <text:p><text:span text:style-name="T18">inlet temperature </text:span>of the process medium</text:p>
            <text:p>(before heat recovery)</text:p>
          </table:table-cell>
          <table:table-cell table:style-name="ce520" table:number-columns-repeated="8"/>
          <table:table-cell table:style-name="ce462" table:number-columns-repeated="2"/>
          <table:table-cell table:style-name="ce542" table:formula="oooc:=HLOOKUP([.AF$1];[.AG$1:.AO$1200];ROW();FALSE())" office:value-type="string" office:string-value="Inlet temperature of the process medium before heat recovery">
            <text:p>Inlet temperature of the process medium before heat recovery</text:p>
          </table:table-cell>
          <table:table-cell table:style-name="ce548" office:value-type="string">
            <text:p>Inlet temperature of the process medium before heat recovery</text:p>
          </table:table-cell>
          <table:table-cell table:style-name="ce548" office:value-type="string">
            <text:p>Temperatura d'entrada del medi del procés abans del recuperador de calor</text:p>
          </table:table-cell>
          <table:table-cell table:style-name="ce548" table:number-columns-repeated="7"/>
          <table:table-cell table:style-name="ce462" table:number-columns-repeated="2"/>
          <table:table-cell table:style-name="ce569" table:formula="oooc:=HLOOKUP([.AR$1];[.AS$1:.BA$1200];ROW();FALSE())" office:value-type="string" office:string-value="°C">
            <text:p>°C</text:p>
          </table:table-cell>
          <table:table-cell table:style-name="ce572" office:value-type="string">
            <text:p>°C</text:p>
          </table:table-cell>
          <table:table-cell table:style-name="ce548" table:number-columns-repeated="8"/>
          <table:table-cell table:style-name="ce462" table:number-columns-repeated="199"/>
          <table:table-cell table:style-name="ce11" table:number-columns-repeated="4"/>
        </table:table-row>
        <table:table-row table:style-name="ro7">
          <table:table-cell table:style-name="ce11" office:value-type="float" office:value="70">
            <text:p>70</text:p>
          </table:table-cell>
          <table:table-cell table:style-name="ce48"/>
          <table:table-cell table:style-name="ce89" office:value-type="float" office:value="308">
            <text:p>308</text:p>
          </table:table-cell>
          <table:table-cell table:style-name="ce150" office:value-type="string">
            <text:p>PTStartUp</text:p>
          </table:table-cell>
          <table:table-cell table:style-name="ce150"/>
          <table:table-cell table:style-name="ce143"/>
          <table:table-cell table:style-name="ce277" office:value-type="string">
            <text:p>Nprocesses</text:p>
          </table:table-cell>
          <table:table-cell table:style-name="ce99" office:value-type="string">
            <text:p>start-up temperature of process medium after breaks</text:p>
          </table:table-cell>
          <table:table-cell table:style-name="ce276" office:value-type="string">
            <text:p>ºC</text:p>
          </table:table-cell>
          <table:table-cell table:style-name="ce381" office:value-type="string">
            <text:p>X</text:p>
          </table:table-cell>
          <table:table-cell table:style-name="ce49" office:value-type="string">
            <text:p>X</text:p>
          </table:table-cell>
          <table:table-cell table:style-name="ce416" table:number-columns-repeated="3"/>
          <table:table-cell table:style-name="ce419"/>
          <table:table-cell table:style-name="ce381" office:value-type="string">
            <text:p>duration of break needed to estimate losses. In schedule??</text:p>
          </table:table-cell>
          <table:table-cell table:style-name="ce445"/>
          <table:table-cell table:style-name="ce462" table:number-columns-repeated="2"/>
          <table:table-cell table:style-name="ce475" table:formula="oooc:=HLOOKUP([.T$1];[.U$1:.AC$1202];ROW();FALSE())" office:value-type="string" office:string-value="start-up temperature of process medium (after breaks)">
            <text:p>start-up temperature of process medium (after breaks)</text:p>
          </table:table-cell>
          <table:table-cell table:style-name="ce487" office:value-type="string">
            <text:p>start-up temperature of process medium (after breaks)</text:p>
          </table:table-cell>
          <table:table-cell table:style-name="ce520" table:number-columns-repeated="8"/>
          <table:table-cell table:style-name="ce462" table:number-columns-repeated="2"/>
          <table:table-cell table:style-name="ce542" table:formula="oooc:=HLOOKUP([.AF$1];[.AG$1:.AO$1200];ROW();FALSE())" office:value-type="string" office:string-value="Temperature of the process equipment before heating up when process start-up begins">
            <text:p>Temperature of the process equipment before heating up when process start-up begins</text:p>
          </table:table-cell>
          <table:table-cell table:style-name="ce548" office:value-type="string">
            <text:p>Temperature of the process equipment before heating up when process start-up begins</text:p>
          </table:table-cell>
          <table:table-cell table:style-name="ce548" table:number-columns-repeated="8"/>
          <table:table-cell table:style-name="ce462" table:number-columns-repeated="2"/>
          <table:table-cell table:style-name="ce569" table:formula="oooc:=HLOOKUP([.AR$1];[.AS$1:.BA$1200];ROW();FALSE())" office:value-type="string" office:string-value="ºC">
            <text:p>ºC</text:p>
          </table:table-cell>
          <table:table-cell table:style-name="ce572" office:value-type="string">
            <text:p>ºC</text:p>
          </table:table-cell>
          <table:table-cell table:style-name="ce548" table:number-columns-repeated="8"/>
          <table:table-cell table:style-name="ce462" table:number-columns-repeated="199"/>
          <table:table-cell table:style-name="ce11" table:number-columns-repeated="4"/>
        </table:table-row>
        <table:table-row table:style-name="ro14">
          <table:table-cell table:style-name="ce11" office:value-type="float" office:value="71">
            <text:p>71</text:p>
          </table:table-cell>
          <table:table-cell table:style-name="ce48"/>
          <table:table-cell table:style-name="ce85"/>
          <table:table-cell table:style-name="ce135" table:number-columns-repeated="3"/>
          <table:table-cell table:style-name="ce273" office:value-type="string">
            <text:p>Nprocesses</text:p>
          </table:table-cell>
          <table:table-cell table:style-name="ce302" office:value-type="string">
            <text:p>flow rate of the process medium</text:p>
          </table:table-cell>
          <table:table-cell table:style-name="ce284" office:value-type="string">
            <text:p>m³/h</text:p>
          </table:table-cell>
          <table:table-cell table:style-name="ce384" table:number-columns-repeated="2"/>
          <table:table-cell table:style-name="ce49" office:value-type="string">
            <text:p>x</text:p>
          </table:table-cell>
          <table:table-cell table:style-name="ce56" office:value-type="string">
            <text:p>x</text:p>
          </table:table-cell>
          <table:table-cell table:style-name="ce48"/>
          <table:table-cell table:style-name="ce49" office:value-type="string">
            <text:p>x</text:p>
          </table:table-cell>
          <table:table-cell table:style-name="ce49" office:value-type="string">
            <text:p>see next</text:p>
          </table:table-cell>
          <table:table-cell table:style-name="ce437" office:value-type="string">
            <text:p>only if the process medium is flowing</text:p>
          </table:table-cell>
          <table:table-cell table:style-name="ce462" table:number-columns-repeated="2"/>
          <table:table-cell table:style-name="ce475" table:formula="oooc:=HLOOKUP([.T$1];[.U$1:.AC$1202];ROW();FALSE())" office:value-type="string" office:string-value="flow rate of the process medium">
            <text:p>flow rate of the process medium</text:p>
          </table:table-cell>
          <table:table-cell table:style-name="ce492" office:value-type="string">
            <text:p>flow rate of the process medium</text:p>
          </table:table-cell>
          <table:table-cell table:style-name="ce520" table:number-columns-repeated="8"/>
          <table:table-cell table:style-name="ce462" table:number-columns-repeated="2"/>
          <table:table-cell table:style-name="ce542"/>
          <table:table-cell table:style-name="ce548" table:number-columns-repeated="9"/>
          <table:table-cell table:style-name="ce462" table:number-columns-repeated="2"/>
          <table:table-cell table:style-name="ce569"/>
          <table:table-cell table:style-name="ce384" office:value-type="string">
            <text:p>m³/h</text:p>
          </table:table-cell>
          <table:table-cell table:style-name="ce548" table:number-columns-repeated="8"/>
          <table:table-cell table:style-name="ce462" table:number-columns-repeated="199"/>
          <table:table-cell table:style-name="ce11" table:number-columns-repeated="4"/>
        </table:table-row>
        <table:table-row table:style-name="ro3">
          <table:table-cell table:style-name="ce11" office:value-type="float" office:value="72">
            <text:p>72</text:p>
          </table:table-cell>
          <table:table-cell table:style-name="ce48"/>
          <table:table-cell table:style-name="ce90" table:formula="oooc:=[.C106]+1" office:value-type="float" office:value="332">
            <text:p>332</text:p>
          </table:table-cell>
          <table:table-cell table:style-name="ce151" office:value-type="string">
            <text:p>VInFlowDay</text:p>
          </table:table-cell>
          <table:table-cell table:style-name="ce151"/>
          <table:table-cell table:style-name="ce141"/>
          <table:table-cell table:style-name="ce277" office:value-type="string">
            <text:p>Nprocesses</text:p>
          </table:table-cell>
          <table:table-cell table:style-name="ce99" office:value-type="string">
            <text:p>Daily inflow of process medium</text:p>
          </table:table-cell>
          <table:table-cell table:style-name="ce276" office:value-type="string">
            <text:p>m³</text:p>
          </table:table-cell>
          <table:table-cell table:style-name="ce381" office:value-type="string">
            <text:p>X</text:p>
          </table:table-cell>
          <table:table-cell table:style-name="ce49" office:value-type="string">
            <text:p>X</text:p>
          </table:table-cell>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daily inflow of process medium">
            <text:p>daily inflow of process medium</text:p>
          </table:table-cell>
          <table:table-cell table:style-name="ce487" office:value-type="string">
            <text:p>daily inflow of process medium</text:p>
          </table:table-cell>
          <table:table-cell table:style-name="ce520" table:number-columns-repeated="8"/>
          <table:table-cell table:style-name="ce462" table:number-columns-repeated="2"/>
          <table:table-cell table:style-name="ce542" table:formula="oooc:=HLOOKUP([.AF$1];[.AG$1:.AO$1200];ROW();FALSE())" office:value-type="string" office:string-value="Continuous process: Fluid flow rate times hours of circulation. Batch process with fluid renewal: volume times No. of lots.">
            <text:p>Continuous process: Fluid flow rate times hours of circulation. Batch process with fluid renewal: volume times No. of lots.</text:p>
          </table:table-cell>
          <table:table-cell table:style-name="ce548" office:value-type="string">
            <text:p>Continuous process: Fluid flow rate times hours of circulation. Batch process with fluid renewal: volume times No. of lots.</text:p>
          </table:table-cell>
          <table:table-cell table:style-name="ce548" office:value-type="string">
            <text:p>Procés continu: Fluid flow rate times hours of circulation. Procés discontinu amb renovació de fluid: volum x no.de lots</text:p>
          </table:table-cell>
          <table:table-cell table:style-name="ce548" table:number-columns-repeated="7"/>
          <table:table-cell table:style-name="ce462" table:number-columns-repeated="2"/>
          <table:table-cell table:style-name="ce569" table:formula="oooc:=HLOOKUP([.AR$1];[.AS$1:.BA$1200];ROW();FALSE())" office:value-type="string" office:string-value="m³">
            <text:p>m³</text:p>
          </table:table-cell>
          <table:table-cell table:style-name="ce572" office:value-type="string">
            <text:p>m³</text:p>
          </table:table-cell>
          <table:table-cell table:style-name="ce548" table:number-columns-repeated="8"/>
          <table:table-cell table:style-name="ce462" table:number-columns-repeated="199"/>
          <table:table-cell table:style-name="ce11" table:number-columns-repeated="4"/>
        </table:table-row>
        <table:table-row table:style-name="ro16">
          <table:table-cell table:style-name="ce11" office:value-type="float" office:value="73">
            <text:p>73</text:p>
          </table:table-cell>
          <table:table-cell table:style-name="ce48"/>
          <table:table-cell table:style-name="ce90" table:formula="oooc:=[.C81]+1" office:value-type="float" office:value="333">
            <text:p>333</text:p>
          </table:table-cell>
          <table:table-cell table:style-name="ce151" office:value-type="string">
            <text:p>VolProcMed</text:p>
          </table:table-cell>
          <table:table-cell table:style-name="ce151"/>
          <table:table-cell table:style-name="ce141"/>
          <table:table-cell table:style-name="ce277" office:value-type="string">
            <text:p>Nprocesses</text:p>
          </table:table-cell>
          <table:table-cell table:style-name="ce99" office:value-type="string">
            <text:p>Volume of the process medium within the equipment or storage</text:p>
          </table:table-cell>
          <table:table-cell table:style-name="ce276" office:value-type="string">
            <text:p>m³</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8"/>
          <table:table-cell table:style-name="ce49" office:value-type="string">
            <text:p>x</text:p>
          </table:table-cell>
          <table:table-cell table:style-name="ce49"/>
          <table:table-cell table:style-name="ce448" office:value-type="string">
            <text:p>E.g. volume of liquid contained in a bottle washer;</text:p>
            <text:p>For batch processes: volume of one batch</text:p>
          </table:table-cell>
          <table:table-cell table:style-name="ce462" table:number-columns-repeated="2"/>
          <table:table-cell table:style-name="ce475" table:formula="oooc:=HLOOKUP([.T$1];[.U$1:.AC$1202];ROW();FALSE())" office:value-type="string" office:string-value="volume of the process medium within the equipment or storage">
            <text:p>volume of the process medium within the equipment or storage</text:p>
          </table:table-cell>
          <table:table-cell table:style-name="ce487" office:value-type="string">
            <text:p>volume of the process medium within the equipment or storage</text:p>
          </table:table-cell>
          <table:table-cell table:style-name="ce520" table:number-columns-repeated="8"/>
          <table:table-cell table:style-name="ce462" table:number-columns-repeated="2"/>
          <table:table-cell table:style-name="ce542" table:formula="oooc:=HLOOKUP([.AF$1];[.AG$1:.AO$1200];ROW();FALSE())" office:value-type="string" office:string-value="e.g. volume of liquid in a bottle for cleaning ">
            <text:p>e.g. volume of liquid in a bottle for cleaning </text:p>
          </table:table-cell>
          <table:table-cell table:style-name="ce548" office:value-type="string">
            <text:p>e.g. volume of liquid in a bottle for cleaning </text:p>
          </table:table-cell>
          <table:table-cell table:style-name="ce548" office:value-type="string">
            <text:p>P.e. volum de líquid contingut en una ampolla de neteja</text:p>
          </table:table-cell>
          <table:table-cell table:style-name="ce548" table:number-columns-repeated="7"/>
          <table:table-cell table:style-name="ce462" table:number-columns-repeated="2"/>
          <table:table-cell table:style-name="ce569" table:formula="oooc:=HLOOKUP([.AR$1];[.AS$1:.BA$1200];ROW();FALSE())" office:value-type="string" office:string-value="m³">
            <text:p>m³</text:p>
          </table:table-cell>
          <table:table-cell table:style-name="ce572" office:value-type="string">
            <text:p>m³</text:p>
          </table:table-cell>
          <table:table-cell table:style-name="ce548" table:number-columns-repeated="8"/>
          <table:table-cell table:style-name="ce462" table:number-columns-repeated="199"/>
          <table:table-cell table:style-name="ce11" table:number-columns-repeated="4"/>
        </table:table-row>
        <table:table-row table:style-name="ro14">
          <table:table-cell table:style-name="ce11" office:value-type="float" office:value="74">
            <text:p>74</text:p>
          </table:table-cell>
          <table:table-cell table:style-name="ce48"/>
          <table:table-cell table:style-name="ce85"/>
          <table:table-cell table:style-name="ce135" table:number-columns-repeated="3"/>
          <table:table-cell table:style-name="ce273" office:value-type="string">
            <text:p>Nprocesses</text:p>
          </table:table-cell>
          <table:table-cell table:style-name="ce302" office:value-type="string">
            <text:p>pressure in the process</text:p>
          </table:table-cell>
          <table:table-cell table:style-name="ce284" office:value-type="string">
            <text:p>bar</text:p>
          </table:table-cell>
          <table:table-cell table:style-name="ce380"/>
          <table:table-cell table:style-name="ce384"/>
          <table:table-cell table:number-columns-repeated="2" table:style-name="ce416" office:value-type="string">
            <text:p>x</text:p>
          </table:table-cell>
          <table:table-cell table:style-name="ce416"/>
          <table:table-cell table:style-name="ce419" office:value-type="string">
            <text:p>x</text:p>
          </table:table-cell>
          <table:table-cell table:style-name="ce381"/>
          <table:table-cell table:style-name="ce445"/>
          <table:table-cell table:style-name="ce461" table:number-columns-repeated="2"/>
          <table:table-cell table:style-name="ce475" table:formula="oooc:=HLOOKUP([.T$1];[.U$1:.AC$1202];ROW();FALSE())" office:value-type="string" office:string-value="pressure in the process">
            <text:p>pressure in the process</text:p>
          </table:table-cell>
          <table:table-cell table:style-name="ce493" office:value-type="string">
            <text:p>pressure in the process</text:p>
          </table:table-cell>
          <table:table-cell table:style-name="ce520" table:number-columns-repeated="8"/>
          <table:table-cell table:style-name="ce462"/>
          <table:table-cell table:style-name="ce461"/>
          <table:table-cell table:style-name="ce542" table:formula="oooc:=HLOOKUP([.AF$1];[.AG$1:.AO$1200];ROW();FALSE())">
            <text:p/>
          </table:table-cell>
          <table:table-cell table:style-name="ce548" table:number-columns-repeated="9"/>
          <table:table-cell table:style-name="ce462"/>
          <table:table-cell table:style-name="ce461"/>
          <table:table-cell table:style-name="ce569" table:formula="oooc:=HLOOKUP([.AR$1];[.AS$1:.BA$1200];ROW();FALSE())" office:value-type="string" office:string-value="bar">
            <text:p>bar</text:p>
          </table:table-cell>
          <table:table-cell table:style-name="ce581" office:value-type="string">
            <text:p>bar</text:p>
          </table:table-cell>
          <table:table-cell table:style-name="ce548" table:number-columns-repeated="8"/>
          <table:table-cell table:style-name="ce462" table:number-columns-repeated="199"/>
          <table:table-cell table:style-name="ce11" table:number-columns-repeated="4"/>
        </table:table-row>
        <table:table-row table:style-name="ro18">
          <table:table-cell table:style-name="ce11" office:value-type="float" office:value="75">
            <text:p>75</text:p>
          </table:table-cell>
          <table:table-cell table:style-name="ce48"/>
          <table:table-cell table:style-name="ce94" table:formula="oooc:=[.C82]+1" office:value-type="float" office:value="334">
            <text:p>334</text:p>
          </table:table-cell>
          <table:table-cell table:style-name="ce152" office:value-type="string">
            <text:p>QOpProc </text:p>
          </table:table-cell>
          <table:table-cell table:style-name="ce152"/>
          <table:table-cell table:style-name="ce246"/>
          <table:table-cell table:style-name="ce279" office:value-type="string">
            <text:p>Nprocesses</text:p>
          </table:table-cell>
          <table:table-cell table:style-name="ce100" office:value-type="string">
            <text:p>Power requirement of the process in operation</text:p>
          </table:table-cell>
          <table:table-cell table:style-name="ce53" office:value-type="string">
            <text:p>kW</text:p>
          </table:table-cell>
          <table:table-cell table:style-name="ce381" office:value-type="string">
            <text:p>X</text:p>
          </table:table-cell>
          <table:table-cell table:style-name="ce49" office:value-type="string">
            <text:p>X</text:p>
          </table:table-cell>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Power requirement of the process in operation">
            <text:p>Power requirement of the process in operation</text:p>
          </table:table-cell>
          <table:table-cell table:style-name="ce100" office:value-type="string">
            <text:p>Power requirement of the process in operation</text:p>
          </table:table-cell>
          <table:table-cell table:style-name="ce520" table:number-columns-repeated="8"/>
          <table:table-cell table:style-name="ce462" table:number-columns-repeated="2"/>
          <table:table-cell table:style-name="ce542" table:formula="oooc:=HLOOKUP([.AF$1];[.AG$1:.AO$1200];ROW();FALSE())" office:value-type="string" office:string-value="Power requierment during operation at steady state (thermal losses, evapoartion, endogenous chemical recations; without heating of circulating fluid)">
            <text:p>Power requierment during operation at steady state (thermal losses, evapoartion, endogenous chemical recations; without heating of circulating fluid)</text:p>
          </table:table-cell>
          <table:table-cell table:style-name="ce100" office:value-type="string">
            <text:p>Power requierment during operation at steady state (thermal losses, evapoartion, endogenous chemical recations; without heating of circulating fluid)</text:p>
          </table:table-cell>
          <table:table-cell table:style-name="ce548" table:number-columns-repeated="8"/>
          <table:table-cell table:style-name="ce462" table:number-columns-repeated="2"/>
          <table:table-cell table:style-name="ce569" table:formula="oooc:=HLOOKUP([.AR$1];[.AS$1:.BA$1200];ROW();FALSE())" office:value-type="string" office:string-value="kW">
            <text:p>kW</text:p>
          </table:table-cell>
          <table:table-cell table:style-name="ce53" office:value-type="string">
            <text:p>kW</text:p>
          </table:table-cell>
          <table:table-cell table:style-name="ce548" table:number-columns-repeated="8"/>
          <table:table-cell table:style-name="ce462" table:number-columns-repeated="199"/>
          <table:table-cell table:style-name="ce11" table:number-columns-repeated="4"/>
        </table:table-row>
        <table:table-row table:style-name="ro1">
          <table:table-cell table:style-name="ce11" office:value-type="float" office:value="76">
            <text:p>76</text:p>
          </table:table-cell>
          <table:table-cell table:style-name="ce52"/>
          <table:table-cell table:style-name="ce95"/>
          <table:table-cell table:style-name="ce153" table:number-columns-repeated="3"/>
          <table:table-cell table:style-name="ce280"/>
          <table:table-cell table:style-name="ce311"/>
          <table:table-cell table:style-name="ce360"/>
          <table:table-cell table:style-name="ce280"/>
          <table:table-cell table:style-name="ce405"/>
          <table:table-cell table:style-name="ce366" table:number-columns-repeated="3"/>
          <table:table-cell table:style-name="ce428"/>
          <table:table-cell table:style-name="ce280"/>
          <table:table-cell table:style-name="ce95"/>
          <table:table-cell table:style-name="ce462" table:number-columns-repeated="2"/>
          <table:table-cell table:style-name="ce476" table:formula="oooc:=HLOOKUP([.T$1];[.U$1:.AC$1202];ROW();FALSE())">
            <text:p/>
          </table:table-cell>
          <table:table-cell table:style-name="ce490"/>
          <table:table-cell table:style-name="ce520" table:number-columns-repeated="8"/>
          <table:table-cell table:style-name="ce462" table:number-columns-repeated="2"/>
          <table:table-cell table:style-name="ce543" table:formula="oooc:=HLOOKUP([.AF$1];[.AG$1:.AO$1200];ROW();FALSE())">
            <text:p/>
          </table:table-cell>
          <table:table-cell table:style-name="ce550" table:number-columns-repeated="9"/>
          <table:table-cell table:style-name="ce462" table:number-columns-repeated="2"/>
          <table:table-cell table:style-name="ce476" table:formula="oooc:=HLOOKUP([.AR$1];[.AS$1:.BA$1200];ROW();FALSE())">
            <text:p/>
          </table:table-cell>
          <table:table-cell table:style-name="ce582"/>
          <table:table-cell table:style-name="ce550" table:number-columns-repeated="8"/>
          <table:table-cell table:style-name="ce462" table:number-columns-repeated="199"/>
          <table:table-cell table:style-name="ce11" table:number-columns-repeated="4"/>
        </table:table-row>
        <table:table-row table:style-name="ro3">
          <table:table-cell table:style-name="ce11" office:value-type="float" office:value="77">
            <text:p>77</text:p>
          </table:table-cell>
          <table:table-cell table:style-name="ce46"/>
          <table:table-cell table:style-name="ce89"/>
          <table:table-cell table:style-name="ce154" table:number-columns-repeated="3"/>
          <table:table-cell table:style-name="ce277"/>
          <table:table-cell table:style-name="ce312" office:value-type="string">
            <text:p>Schedule</text:p>
          </table:table-cell>
          <table:table-cell table:style-name="ce355"/>
          <table:table-cell table:style-name="ce277" office:value-type="string">
            <text:p>X</text:p>
          </table:table-cell>
          <table:table-cell table:style-name="ce406" office:value-type="string">
            <text:p>X</text:p>
          </table:table-cell>
          <table:table-cell table:style-name="ce355" table:number-columns-repeated="4"/>
          <table:table-cell table:style-name="ce277"/>
          <table:table-cell table:style-name="ce89"/>
          <table:table-cell table:style-name="ce462" table:number-columns-repeated="2"/>
          <table:table-cell table:style-name="ce475" table:formula="oooc:=HLOOKUP([.T$1];[.U$1:.AC$1202];ROW();FALSE())" office:value-type="string" office:string-value="Schedule">
            <text:p>Schedule</text:p>
          </table:table-cell>
          <table:table-cell table:style-name="ce494" office:value-type="string">
            <text:p>Schedule</text:p>
          </table:table-cell>
          <table:table-cell table:style-name="ce520" table:number-columns-repeated="8"/>
          <table:table-cell table:style-name="ce462" table:number-columns-repeated="2"/>
          <table:table-cell table:style-name="ce542" table:formula="oooc:=HLOOKUP([.AF$1];[.AG$1:.AO$1200];ROW();FALSE())" office:value-type="string" office:string-value="For batch processes: specify the total duration of process, e.g. 3 lots/day x 2 hrs/lot = 6 hrs. If possible, specify daily program.">
            <text:p>For batch processes: specify the total duration of process, e.g. 3 lots/day x 2 hrs/lot = 6 hrs. If possible, specify daily program.</text:p>
          </table:table-cell>
          <table:table-cell table:style-name="ce548" office:value-type="string">
            <text:p>For batch processes: specify the total duration of process, e.g. 3 lots/day x 2 hrs/lot = 6 hrs. If possible, specify daily program.</text:p>
          </table:table-cell>
          <table:table-cell table:style-name="ce548" office:value-type="string">
            <text:p>Per processos discontinus: especificar la durada total del procés, p.e. 3 lots/dia x 2 hores/lot = 6 hores. Si es possible, especificar la programació diaria.</text:p>
          </table:table-cell>
          <table:table-cell table:style-name="ce548" table:number-columns-repeated="7"/>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19">
          <table:table-cell table:style-name="ce11" office:value-type="float" office:value="78">
            <text:p>78</text:p>
          </table:table-cell>
          <table:table-cell table:style-name="ce48"/>
          <table:table-cell table:style-name="ce90" table:formula="oooc:=[.C84]+1" office:value-type="float" office:value="335">
            <text:p>335</text:p>
          </table:table-cell>
          <table:table-cell table:style-name="ce155" office:value-type="string">
            <text:p>HPerDayProc</text:p>
          </table:table-cell>
          <table:table-cell table:style-name="ce155"/>
          <table:table-cell table:style-name="ce247"/>
          <table:table-cell table:style-name="ce277" office:value-type="string">
            <text:p>Nprocesses</text:p>
          </table:table-cell>
          <table:table-cell table:style-name="ce99" office:value-type="string">
            <text:p>hours of process operation per day</text:p>
          </table:table-cell>
          <table:table-cell table:style-name="ce276" office:value-type="string">
            <text:p>hrs/day</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8"/>
          <table:table-cell table:style-name="ce49" office:value-type="string">
            <text:p>x</text:p>
          </table:table-cell>
          <table:table-cell table:style-name="ce49"/>
          <table:table-cell table:style-name="ce448" office:value-type="string">
            <text:p>For batch processes: specify the total duration of the process, e.g. 3 batches x 2 hours/batch;</text:p>
            <text:p>If available specify the daily schedule of operation</text:p>
          </table:table-cell>
          <table:table-cell table:style-name="ce462" table:number-columns-repeated="2"/>
          <table:table-cell table:style-name="ce475" table:formula="oooc:=HLOOKUP([.T$1];[.U$1:.AC$1202];ROW();FALSE())" office:value-type="string" office:string-value="hours of process operation per day">
            <text:p>hours of process operation per day</text:p>
          </table:table-cell>
          <table:table-cell table:style-name="ce487" office:value-type="string">
            <text:p>hours of process operation per day</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office:value-type="string" office:string-value="h/day">
            <text:p>h/day</text:p>
          </table:table-cell>
          <table:table-cell table:style-name="ce572" office:value-type="string">
            <text:p>h/day</text:p>
          </table:table-cell>
          <table:table-cell table:style-name="ce548" office:value-type="string">
            <text:p>h/dia</text:p>
          </table:table-cell>
          <table:table-cell table:style-name="ce548" table:number-columns-repeated="7"/>
          <table:table-cell table:style-name="ce462" table:number-columns-repeated="199"/>
          <table:table-cell table:style-name="ce11" table:number-columns-repeated="4"/>
        </table:table-row>
        <table:table-row table:style-name="ro14">
          <table:table-cell table:style-name="ce11" office:value-type="float" office:value="79">
            <text:p>79</text:p>
          </table:table-cell>
          <table:table-cell table:style-name="ce48"/>
          <table:table-cell table:style-name="ce90" table:formula="oooc:=[.C87]+1" office:value-type="float" office:value="336">
            <text:p>336</text:p>
          </table:table-cell>
          <table:table-cell table:style-name="ce155" office:value-type="string">
            <text:p>NBatch</text:p>
          </table:table-cell>
          <table:table-cell table:style-name="ce155"/>
          <table:table-cell table:style-name="ce247"/>
          <table:table-cell table:style-name="ce277" office:value-type="string">
            <text:p>Nprocesses</text:p>
          </table:table-cell>
          <table:table-cell table:style-name="ce99" office:value-type="string">
            <text:p>Number of batches per day</text:p>
          </table:table-cell>
          <table:table-cell table:style-name="ce276"/>
          <table:table-cell table:number-columns-repeated="2" table:style-name="ce49" office:value-type="string">
            <text:p>X</text:p>
          </table:table-cell>
          <table:table-cell table:style-name="ce418" office:value-type="string">
            <text:p>x</text:p>
          </table:table-cell>
          <table:table-cell table:style-name="ce49"/>
          <table:table-cell table:style-name="ce48"/>
          <table:table-cell table:style-name="ce49" office:value-type="string">
            <text:p>x</text:p>
          </table:table-cell>
          <table:table-cell table:style-name="ce49"/>
          <table:table-cell table:style-name="ce448" office:value-type="string">
            <text:p>Number of batches per day</text:p>
          </table:table-cell>
          <table:table-cell table:style-name="ce461" table:number-columns-repeated="2"/>
          <table:table-cell table:style-name="ce475" table:formula="oooc:=HLOOKUP([.T$1];[.U$1:.AC$1202];ROW();FALSE())" office:value-type="string" office:string-value="number of batches per day">
            <text:p>number of batches per day</text:p>
          </table:table-cell>
          <table:table-cell table:style-name="ce487" office:value-type="string">
            <text:p>number of batches per day</text:p>
          </table:table-cell>
          <table:table-cell table:style-name="ce520" table:number-columns-repeated="8"/>
          <table:table-cell table:style-name="ce462"/>
          <table:table-cell table:style-name="ce461"/>
          <table:table-cell table:style-name="ce542" table:formula="oooc:=HLOOKUP([.AF$1];[.AG$1:.AO$1200];ROW();FALSE())">
            <text:p/>
          </table:table-cell>
          <table:table-cell table:style-name="ce548" table:number-columns-repeated="9"/>
          <table:table-cell table:style-name="ce462"/>
          <table:table-cell table:style-name="ce461"/>
          <table:table-cell table:style-name="ce569" table:formula="oooc:=HLOOKUP([.AR$1];[.AS$1:.BA$1200];ROW();FALSE())" office:value-type="string" office:string-value="-">
            <text:p>-</text:p>
          </table:table-cell>
          <table:table-cell table:style-name="ce572" office:value-type="string">
            <text:p>-</text:p>
          </table:table-cell>
          <table:table-cell table:style-name="ce548" table:number-columns-repeated="8"/>
          <table:table-cell table:style-name="ce462" table:number-columns-repeated="199"/>
          <table:table-cell table:style-name="ce11" table:number-columns-repeated="4"/>
        </table:table-row>
        <table:table-row table:style-name="ro14">
          <table:table-cell table:style-name="ce11" office:value-type="float" office:value="80">
            <text:p>80</text:p>
          </table:table-cell>
          <table:table-cell table:style-name="ce48"/>
          <table:table-cell table:style-name="ce90" office:value-type="float" office:value="316">
            <text:p>316</text:p>
          </table:table-cell>
          <table:table-cell table:style-name="ce155" office:value-type="string">
            <text:p>HBatch</text:p>
          </table:table-cell>
          <table:table-cell table:style-name="ce155"/>
          <table:table-cell table:style-name="ce247"/>
          <table:table-cell table:style-name="ce277" office:value-type="string">
            <text:p>Nprocesses</text:p>
          </table:table-cell>
          <table:table-cell table:style-name="ce99" office:value-type="string">
            <text:p>Duration of 1 batch</text:p>
          </table:table-cell>
          <table:table-cell table:style-name="ce276" office:value-type="string">
            <text:p>h </text:p>
          </table:table-cell>
          <table:table-cell table:style-name="ce381" office:value-type="string">
            <text:p>X</text:p>
          </table:table-cell>
          <table:table-cell table:style-name="ce49" office:value-type="string">
            <text:p>X</text:p>
          </table:table-cell>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duration of 1 batch">
            <text:p>duration of 1 batch</text:p>
          </table:table-cell>
          <table:table-cell table:style-name="ce487" office:value-type="string">
            <text:p>duration of 1 batch</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h ">
            <text:p>h </text:p>
          </table:table-cell>
          <table:table-cell table:style-name="ce572" office:value-type="string">
            <text:p>h </text:p>
          </table:table-cell>
          <table:table-cell table:style-name="ce517" office:value-type="string">
            <text:p>h </text:p>
          </table:table-cell>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81">
            <text:p>81</text:p>
          </table:table-cell>
          <table:table-cell table:style-name="ce48"/>
          <table:table-cell table:style-name="ce90" table:formula="oooc:=[.C89]+1" office:value-type="float" office:value="317">
            <text:p>317</text:p>
          </table:table-cell>
          <table:table-cell table:style-name="ce155" office:value-type="string">
            <text:p>NDaysProc</text:p>
          </table:table-cell>
          <table:table-cell table:style-name="ce155"/>
          <table:table-cell table:style-name="ce247"/>
          <table:table-cell table:style-name="ce277" office:value-type="string">
            <text:p>Nprocesses</text:p>
          </table:table-cell>
          <table:table-cell table:style-name="ce99" office:value-type="string">
            <text:p>days of operation per year</text:p>
          </table:table-cell>
          <table:table-cell table:style-name="ce276" office:value-type="string">
            <text:p>days / year</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8"/>
          <table:table-cell table:style-name="ce49" office:value-type="string">
            <text:p>x</text:p>
          </table:table-cell>
          <table:table-cell table:style-name="ce49"/>
          <table:table-cell table:style-name="ce437"/>
          <table:table-cell table:style-name="ce462" table:number-columns-repeated="2"/>
          <table:table-cell table:style-name="ce475" table:formula="oooc:=HLOOKUP([.T$1];[.U$1:.AC$1202];ROW();FALSE())" office:value-type="string" office:string-value="days of process operation per year">
            <text:p>days of process operation per year</text:p>
          </table:table-cell>
          <table:table-cell table:style-name="ce487" office:value-type="string">
            <text:p>days of process operation per year</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office:value-type="string" office:string-value="days / year">
            <text:p>days / year</text:p>
          </table:table-cell>
          <table:table-cell table:style-name="ce572" office:value-type="string">
            <text:p>days / year</text:p>
          </table:table-cell>
          <table:table-cell table:style-name="ce548" office:value-type="string">
            <text:p>dies/any</text:p>
          </table:table-cell>
          <table:table-cell table:style-name="ce548" table:number-columns-repeated="7"/>
          <table:table-cell table:style-name="ce462" table:number-columns-repeated="199"/>
          <table:table-cell table:style-name="ce11" table:number-columns-repeated="4"/>
        </table:table-row>
        <table:table-row table:style-name="ro14">
          <table:table-cell table:style-name="ce11" office:value-type="float" office:value="82">
            <text:p>82</text:p>
          </table:table-cell>
          <table:table-cell table:style-name="ce48"/>
          <table:table-cell table:style-name="ce96"/>
          <table:table-cell table:style-name="ce156" table:number-columns-repeated="3"/>
          <table:table-cell table:style-name="ce273"/>
          <table:table-cell table:style-name="ce313" office:value-type="string">
            <text:p>Fluctuations</text:p>
          </table:table-cell>
          <table:table-cell table:style-name="ce361"/>
          <table:table-cell table:style-name="ce384" table:number-columns-repeated="2"/>
          <table:table-cell table:style-name="ce49" table:number-columns-repeated="2"/>
          <table:table-cell table:style-name="ce421"/>
          <table:table-cell table:style-name="ce49" office:value-type="string">
            <text:p>x</text:p>
          </table:table-cell>
          <table:table-cell table:style-name="ce436" office:value-type="string">
            <text:p>details to be added in detail questionnaire</text:p>
          </table:table-cell>
          <table:table-cell table:style-name="ce448" office:value-type="string">
            <text:p>Seasonally, weekly, daily</text:p>
          </table:table-cell>
          <table:table-cell table:style-name="ce462" table:number-columns-repeated="2"/>
          <table:table-cell table:style-name="ce475" table:formula="oooc:=HLOOKUP([.T$1];[.U$1:.AC$1202];ROW();FALSE())" office:value-type="string" office:string-value="Fluctuations">
            <text:p>Fluctuations</text:p>
          </table:table-cell>
          <table:table-cell table:style-name="ce495" office:value-type="string">
            <text:p>Fluctuations</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398"/>
          <table:table-cell table:style-name="ce548" table:number-columns-repeated="8"/>
          <table:table-cell table:style-name="ce462" table:number-columns-repeated="199"/>
          <table:table-cell table:style-name="ce11" table:number-columns-repeated="4"/>
        </table:table-row>
        <table:table-row table:style-name="ro6">
          <table:table-cell table:style-name="ce11" office:value-type="float" office:value="83">
            <text:p>83</text:p>
          </table:table-cell>
          <table:table-cell table:style-name="ce48"/>
          <table:table-cell table:style-name="ce85"/>
          <table:table-cell table:style-name="ce135" table:number-columns-repeated="3"/>
          <table:table-cell table:style-name="ce273" office:value-type="string">
            <text:p>Nprocesses</text:p>
          </table:table-cell>
          <table:table-cell table:style-name="ce302" office:value-type="string">
            <text:p>typical operation day time (daily profile)</text:p>
          </table:table-cell>
          <table:table-cell table:style-name="ce284"/>
          <table:table-cell table:style-name="ce384" table:number-columns-repeated="2"/>
          <table:table-cell table:style-name="ce49" table:number-columns-repeated="2"/>
          <table:table-cell table:style-name="ce48"/>
          <table:table-cell table:style-name="ce49" office:value-type="string">
            <text:p>x (Diurnal profil)</text:p>
          </table:table-cell>
          <table:table-cell table:style-name="ce436" office:value-type="string">
            <text:p>details into the Detail Questionnaire</text:p>
          </table:table-cell>
          <table:table-cell table:style-name="ce448" office:value-type="string">
            <text:p>Specify in which period of the working time the process is running. E.g. Only in the morning from 8 a.m until 12 a.m </text:p>
          </table:table-cell>
          <table:table-cell table:style-name="ce462" table:number-columns-repeated="2"/>
          <table:table-cell table:style-name="ce475" table:formula="oooc:=HLOOKUP([.T$1];[.U$1:.AC$1202];ROW();FALSE())" office:value-type="string" office:string-value="typical operation day time (daily profile)">
            <text:p>typical operation day time (daily profile)</text:p>
          </table:table-cell>
          <table:table-cell table:style-name="ce496" office:value-type="string">
            <text:p>typical operation day time (daily profile)</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384"/>
          <table:table-cell table:style-name="ce548" table:number-columns-repeated="8"/>
          <table:table-cell table:style-name="ce462" table:number-columns-repeated="199"/>
          <table:table-cell table:style-name="ce11" table:number-columns-repeated="4"/>
        </table:table-row>
        <table:table-row table:style-name="ro14">
          <table:table-cell table:style-name="ce11" office:value-type="float" office:value="84">
            <text:p>84</text:p>
          </table:table-cell>
          <table:table-cell table:style-name="ce48"/>
          <table:table-cell table:style-name="ce85"/>
          <table:table-cell table:style-name="ce135" table:number-columns-repeated="3"/>
          <table:table-cell table:style-name="ce273" office:value-type="string">
            <text:p>Nprocesses</text:p>
          </table:table-cell>
          <table:table-cell table:style-name="ce302" office:value-type="string">
            <text:p>days of operation per week (weekly profile)</text:p>
          </table:table-cell>
          <table:table-cell table:style-name="ce284" office:value-type="string">
            <text:p>days / week</text:p>
          </table:table-cell>
          <table:table-cell table:style-name="ce384" table:number-columns-repeated="2"/>
          <table:table-cell table:style-name="ce49" table:number-columns-repeated="2"/>
          <table:table-cell table:style-name="ce48"/>
          <table:table-cell table:style-name="ce49" office:value-type="string">
            <text:p>x (weekly profil)</text:p>
          </table:table-cell>
          <table:table-cell table:style-name="ce436" office:value-type="string">
            <text:p>details into the Detail Questionnaire</text:p>
          </table:table-cell>
          <table:table-cell table:style-name="ce448"/>
          <table:table-cell table:style-name="ce462" table:number-columns-repeated="2"/>
          <table:table-cell table:style-name="ce475" table:formula="oooc:=HLOOKUP([.T$1];[.U$1:.AC$1202];ROW();FALSE())" office:value-type="string" office:string-value="days of operation per week (weekly profile)">
            <text:p>days of operation per week (weekly profile)</text:p>
          </table:table-cell>
          <table:table-cell table:style-name="ce496" office:value-type="string">
            <text:p>days of operation per week (weekly profile)</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office:value-type="string" office:string-value="days / week">
            <text:p>days / week</text:p>
          </table:table-cell>
          <table:table-cell table:style-name="ce384" office:value-type="string">
            <text:p>days / week</text:p>
          </table:table-cell>
          <table:table-cell table:style-name="ce548" table:number-columns-repeated="8"/>
          <table:table-cell table:style-name="ce462" table:number-columns-repeated="199"/>
          <table:table-cell table:style-name="ce11" table:number-columns-repeated="4"/>
        </table:table-row>
        <table:table-row table:style-name="ro14">
          <table:table-cell table:style-name="ce11" office:value-type="float" office:value="85">
            <text:p>85</text:p>
          </table:table-cell>
          <table:table-cell table:style-name="ce48"/>
          <table:table-cell table:style-name="ce85"/>
          <table:table-cell table:style-name="ce135" table:number-columns-repeated="3"/>
          <table:table-cell table:style-name="ce273" office:value-type="string">
            <text:p>Nprocesses</text:p>
          </table:table-cell>
          <table:table-cell table:style-name="ce302" office:value-type="string">
            <text:p>months of operation per year (annual profile)</text:p>
          </table:table-cell>
          <table:table-cell table:style-name="ce284" office:value-type="string">
            <text:p>months/year</text:p>
          </table:table-cell>
          <table:table-cell table:style-name="ce384" table:number-columns-repeated="2"/>
          <table:table-cell table:style-name="ce49" table:number-columns-repeated="2"/>
          <table:table-cell table:style-name="ce48"/>
          <table:table-cell table:style-name="ce49" office:value-type="string">
            <text:p>x (annual profil)</text:p>
          </table:table-cell>
          <table:table-cell table:style-name="ce436" office:value-type="string">
            <text:p>details into the Detail Questionnaire</text:p>
          </table:table-cell>
          <table:table-cell table:style-name="ce448" office:value-type="string">
            <text:p>Specify the workinh months </text:p>
          </table:table-cell>
          <table:table-cell table:style-name="ce462" table:number-columns-repeated="2"/>
          <table:table-cell table:style-name="ce475" table:formula="oooc:=HLOOKUP([.T$1];[.U$1:.AC$1202];ROW();FALSE())" office:value-type="string" office:string-value="months of operation per year (annual profile)">
            <text:p>months of operation per year (annual profile)</text:p>
          </table:table-cell>
          <table:table-cell table:style-name="ce496" office:value-type="string">
            <text:p>months of operation per year (annual profile)</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office:value-type="string" office:string-value="months/year">
            <text:p>months/year</text:p>
          </table:table-cell>
          <table:table-cell table:style-name="ce384" office:value-type="string">
            <text:p>months/year</text:p>
          </table:table-cell>
          <table:table-cell table:style-name="ce548" table:number-columns-repeated="8"/>
          <table:table-cell table:style-name="ce462" table:number-columns-repeated="199"/>
          <table:table-cell table:style-name="ce11" table:number-columns-repeated="4"/>
        </table:table-row>
        <table:table-row table:style-name="ro7">
          <table:table-cell table:style-name="ce11" office:value-type="float" office:value="86">
            <text:p>86</text:p>
          </table:table-cell>
          <table:table-cell table:style-name="ce48"/>
          <table:table-cell table:style-name="ce85"/>
          <table:table-cell table:style-name="ce135" table:number-columns-repeated="3"/>
          <table:table-cell table:style-name="ce273" office:value-type="string">
            <text:p>Nprocesses</text:p>
          </table:table-cell>
          <table:table-cell table:style-name="ce302" office:value-type="string">
            <text:p>Duration time for each operation</text:p>
          </table:table-cell>
          <table:table-cell table:style-name="ce284" office:value-type="string">
            <text:p>min or hrs</text:p>
          </table:table-cell>
          <table:table-cell table:style-name="ce384" table:number-columns-repeated="2"/>
          <table:table-cell table:style-name="ce49" table:number-columns-repeated="2"/>
          <table:table-cell table:style-name="ce48"/>
          <table:table-cell table:style-name="ce49" office:value-type="string">
            <text:p>??? In the old file, it was in. In the new one the macro do not work well and so some fields are hidden</text:p>
          </table:table-cell>
          <table:table-cell table:style-name="ce49" office:value-type="string">
            <text:p>????</text:p>
          </table:table-cell>
          <table:table-cell table:style-name="ce448" office:value-type="string">
            <text:p>Specify how long it lasts a single operation </text:p>
          </table:table-cell>
          <table:table-cell table:style-name="ce461" table:number-columns-repeated="2"/>
          <table:table-cell table:style-name="ce475" table:formula="oooc:=HLOOKUP([.T$1];[.U$1:.AC$1202];ROW();FALSE())" office:value-type="string" office:string-value="Duration time for each operation">
            <text:p>Duration time for each operation</text:p>
          </table:table-cell>
          <table:table-cell table:style-name="ce496" office:value-type="string">
            <text:p>Duration time for each operation</text:p>
          </table:table-cell>
          <table:table-cell table:style-name="ce520" table:number-columns-repeated="8"/>
          <table:table-cell table:style-name="ce462"/>
          <table:table-cell table:style-name="ce461"/>
          <table:table-cell table:style-name="ce542" table:formula="oooc:=HLOOKUP([.AF$1];[.AG$1:.AO$1200];ROW();FALSE())">
            <text:p/>
          </table:table-cell>
          <table:table-cell table:style-name="ce548" table:number-columns-repeated="9"/>
          <table:table-cell table:style-name="ce462"/>
          <table:table-cell table:style-name="ce461"/>
          <table:table-cell table:style-name="ce569" table:formula="oooc:=HLOOKUP([.AR$1];[.AS$1:.BA$1200];ROW();FALSE())" office:value-type="string" office:string-value="min or hrs">
            <text:p>min or hrs</text:p>
          </table:table-cell>
          <table:table-cell table:style-name="ce384" office:value-type="string">
            <text:p>min or hrs</text:p>
          </table:table-cell>
          <table:table-cell table:style-name="ce548" table:number-columns-repeated="8"/>
          <table:table-cell table:style-name="ce462" table:number-columns-repeated="199"/>
          <table:table-cell table:style-name="ce11" table:number-columns-repeated="4"/>
        </table:table-row>
        <table:table-row table:style-name="ro14">
          <table:table-cell table:style-name="ce11" office:value-type="float" office:value="87">
            <text:p>87</text:p>
          </table:table-cell>
          <table:table-cell table:style-name="ce46"/>
          <table:table-cell table:style-name="ce89"/>
          <table:table-cell table:style-name="ce154" table:number-columns-repeated="3"/>
          <table:table-cell table:style-name="ce277"/>
          <table:table-cell table:style-name="ce312" office:value-type="string">
            <text:p>Waste heat (heat available for recovery) </text:p>
          </table:table-cell>
          <table:table-cell table:style-name="ce355"/>
          <table:table-cell table:style-name="ce276" office:value-type="string">
            <text:p>X</text:p>
          </table:table-cell>
          <table:table-cell table:style-name="ce407" office:value-type="string">
            <text:p>X</text:p>
          </table:table-cell>
          <table:table-cell table:style-name="ce276" table:number-columns-repeated="5"/>
          <table:table-cell table:style-name="ce332"/>
          <table:table-cell table:style-name="ce462" table:number-columns-repeated="2"/>
          <table:table-cell table:style-name="ce475" table:formula="oooc:=HLOOKUP([.T$1];[.U$1:.AC$1202];ROW();FALSE())" office:value-type="string" office:string-value="Waste heat (available for heat recovery) ">
            <text:p>Waste heat (available for heat recovery) </text:p>
          </table:table-cell>
          <table:table-cell table:style-name="ce494" office:value-type="string">
            <text:p>Waste heat (available for heat recovery) </text:p>
          </table:table-cell>
          <table:table-cell table:style-name="ce520" table:number-columns-repeated="8"/>
          <table:table-cell table:style-name="ce462" table:number-columns-repeated="2"/>
          <table:table-cell table:style-name="ce542" table:formula="oooc:=HLOOKUP([.AF$1];[.AG$1:.AO$1200];ROW();FALSE())" office:value-type="string" office:string-value="notes">
            <text:p>notes</text:p>
          </table:table-cell>
          <table:table-cell table:number-columns-repeated="2" table:style-name="ce548" office:value-type="string">
            <text:p>notes</text:p>
          </table:table-cell>
          <table:table-cell table:style-name="ce548" table:number-columns-repeated="7"/>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7">
          <table:table-cell table:style-name="ce30" office:value-type="string">
            <text:p>88b</text:p>
          </table:table-cell>
          <table:table-cell table:style-name="ce48"/>
          <table:table-cell table:style-name="ce97" office:value-type="string">
            <text:p>322b</text:p>
          </table:table-cell>
          <table:table-cell table:style-name="ce157" office:value-type="string">
            <text:p>ProcMedOut</text:p>
          </table:table-cell>
          <table:table-cell table:style-name="ce158"/>
          <table:table-cell table:style-name="ce248"/>
          <table:table-cell table:style-name="ce279" office:value-type="string">
            <text:p>Nprocesses</text:p>
          </table:table-cell>
          <table:table-cell table:style-name="ce100" office:value-type="string">
            <text:p>medium of waste heat flow</text:p>
          </table:table-cell>
          <table:table-cell table:style-name="ce53"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56"/>
          <table:table-cell table:style-name="ce49"/>
          <table:table-cell table:style-name="ce436" office:value-type="string">
            <text:p>added. Required for estimation of heat recovery potential</text:p>
          </table:table-cell>
          <table:table-cell table:style-name="ce448" office:value-type="string">
            <text:p>Outlet temperature of waste fluid streams (e.g. waste water in washing processes or warm humid air at the outlet of drying processes)</text:p>
          </table:table-cell>
          <table:table-cell table:style-name="ce461" table:number-columns-repeated="2"/>
          <table:table-cell table:style-name="ce475" table:formula="oooc:=HLOOKUP([.T$1];[.U$1:.AC$1202];ROW();FALSE())" office:value-type="string" office:string-value="medium of outgoing waste heat flows">
            <text:p>medium of outgoing waste heat flows</text:p>
          </table:table-cell>
          <table:table-cell table:style-name="ce100" office:value-type="string">
            <text:p>medium of outgoing waste heat flows</text:p>
          </table:table-cell>
          <table:table-cell table:style-name="ce520" table:number-columns-repeated="8"/>
          <table:table-cell table:style-name="ce462"/>
          <table:table-cell table:style-name="ce461"/>
          <table:table-cell table:style-name="ce542" table:formula="oooc:=HLOOKUP([.AF$1];[.AG$1:.AO$1200];ROW();FALSE())" office:value-type="string" office:string-value="Specify media of waste heat flows (up to 3)">
            <text:p>Specify media of waste heat flows (up to 3)</text:p>
          </table:table-cell>
          <table:table-cell table:style-name="ce551" office:value-type="string">
            <text:p>Specify media of waste heat flows (up to 3)</text:p>
          </table:table-cell>
          <table:table-cell table:style-name="ce551"/>
          <table:table-cell table:style-name="ce548" table:number-columns-repeated="7"/>
          <table:table-cell table:style-name="ce462"/>
          <table:table-cell table:style-name="ce461"/>
          <table:table-cell table:style-name="ce569" table:formula="oooc:=HLOOKUP([.AR$1];[.AS$1:.BA$1200];ROW();FALSE())" office:value-type="string" office:string-value="°C">
            <text:p>°C</text:p>
          </table:table-cell>
          <table:table-cell table:style-name="ce572" office:value-type="string">
            <text:p>°C</text:p>
          </table:table-cell>
          <table:table-cell table:style-name="ce548" table:number-columns-repeated="8"/>
          <table:table-cell table:style-name="ce462" table:number-columns-repeated="199"/>
          <table:table-cell table:style-name="ce11" table:number-columns-repeated="4"/>
        </table:table-row>
        <table:table-row table:style-name="ro7">
          <table:table-cell table:style-name="ce30" office:value-type="float" office:value="88">
            <text:p>88</text:p>
          </table:table-cell>
          <table:table-cell table:style-name="ce53"/>
          <table:table-cell table:style-name="ce97" office:value-type="float" office:value="322">
            <text:p>322</text:p>
          </table:table-cell>
          <table:table-cell table:style-name="ce158" office:value-type="string">
            <text:p>PTOutFlow</text:p>
          </table:table-cell>
          <table:table-cell table:style-name="ce158"/>
          <table:table-cell table:style-name="ce248"/>
          <table:table-cell table:style-name="ce279" office:value-type="string">
            <text:p>Nprocesses</text:p>
          </table:table-cell>
          <table:table-cell table:style-name="ce314" office:value-type="string">
            <text:p><text:span text:style-name="T8">outlet </text:span><text:span text:style-name="T9">temperature of waste heat </text:span><text:span text:style-name="T9">flows.In CCHECK it was </text:span><text:span text:style-name="T9">assumed that this temp is Tpor </text:span><text:span text:style-name="T9">(see theoretical concept)</text:span></text:p>
          </table:table-cell>
          <table:table-cell table:style-name="ce276" office:value-type="string">
            <text:p>°C</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56"/>
          <table:table-cell table:style-name="ce49"/>
          <table:table-cell table:style-name="ce436" office:value-type="string">
            <text:p>added. Required for estimation of heat recovery potential</text:p>
          </table:table-cell>
          <table:table-cell table:style-name="ce448" office:value-type="string">
            <text:p>Outlet temperature of waste fluid streams (e.g. waste water in washing processes or warm humid air at the outlet of drying processes)</text:p>
          </table:table-cell>
          <table:table-cell table:style-name="ce461" table:number-columns-repeated="2"/>
          <table:table-cell table:style-name="ce475" table:formula="oooc:=HLOOKUP([.T$1];[.U$1:.AC$1202];ROW();FALSE())" office:value-type="string" office:string-value="temperature of outgoing (waste) heat flows">
            <text:p>temperature of outgoing (waste) heat flows</text:p>
          </table:table-cell>
          <table:table-cell table:style-name="ce487" office:value-type="string">
            <text:p>temperature of outgoing (waste) heat flows</text:p>
          </table:table-cell>
          <table:table-cell table:style-name="ce520" table:number-columns-repeated="8"/>
          <table:table-cell table:style-name="ce462"/>
          <table:table-cell table:style-name="ce461"/>
          <table:table-cell table:style-name="ce542" table:formula="oooc:=HLOOKUP([.AF$1];[.AG$1:.AO$1200];ROW();FALSE())" office:value-type="string" office:string-value="Temperature of the outgoing waste heat flow (e.g. water or hot humid air at the outlet of a drying process)">
            <text:p>Temperature of the outgoing waste heat flow (e.g. water or hot humid air at the outlet of a drying process)</text:p>
          </table:table-cell>
          <table:table-cell table:style-name="ce548" office:value-type="string">
            <text:p>Temperature of the outgoing waste heat flow (e.g. water or hot humid air at the outlet of a drying process)</text:p>
          </table:table-cell>
          <table:table-cell table:style-name="ce548" office:value-type="string">
            <text:p>Temperatura sortida del flux de calor residual (p.e. aigua o aire calent humit a la sortida d'un procés d'assecatge)</text:p>
          </table:table-cell>
          <table:table-cell table:style-name="ce548" table:number-columns-repeated="7"/>
          <table:table-cell table:style-name="ce462"/>
          <table:table-cell table:style-name="ce461"/>
          <table:table-cell table:style-name="ce569" table:formula="oooc:=HLOOKUP([.AR$1];[.AS$1:.BA$1200];ROW();FALSE())" office:value-type="string" office:string-value="°C">
            <text:p>°C</text:p>
          </table:table-cell>
          <table:table-cell table:style-name="ce572" office:value-type="string">
            <text:p>°C</text:p>
          </table:table-cell>
          <table:table-cell table:style-name="ce548" table:number-columns-repeated="8"/>
          <table:table-cell table:style-name="ce462" table:number-columns-repeated="199"/>
          <table:table-cell table:style-name="ce11" table:number-columns-repeated="4"/>
        </table:table-row>
        <table:table-row table:style-name="ro7">
          <table:table-cell table:style-name="ce30" office:value-type="string">
            <text:p>88b</text:p>
          </table:table-cell>
          <table:table-cell table:style-name="ce48"/>
          <table:table-cell table:style-name="ce97" office:value-type="string">
            <text:p>322b</text:p>
          </table:table-cell>
          <table:table-cell table:style-name="ce157" office:value-type="string">
            <text:p>HOutFlow </text:p>
          </table:table-cell>
          <table:table-cell table:style-name="ce158"/>
          <table:table-cell table:style-name="ce248"/>
          <table:table-cell table:style-name="ce279" office:value-type="string">
            <text:p>Nprocesses</text:p>
          </table:table-cell>
          <table:table-cell table:style-name="ce100" office:value-type="string">
            <text:p>specific enthalpy of waste heat flows</text:p>
          </table:table-cell>
          <table:table-cell table:style-name="ce53" office:value-type="string">
            <text:p>kJ/kg</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56"/>
          <table:table-cell table:style-name="ce49"/>
          <table:table-cell table:style-name="ce436" office:value-type="string">
            <text:p>added. Required for estimation of heat recovery potential</text:p>
          </table:table-cell>
          <table:table-cell table:style-name="ce448" office:value-type="string">
            <text:p>Outlet temperature of waste fluid streams (e.g. waste water in washing processes or warm humid air at the outlet of drying processes)</text:p>
          </table:table-cell>
          <table:table-cell table:style-name="ce461" table:number-columns-repeated="2"/>
          <table:table-cell table:style-name="ce475" table:formula="oooc:=HLOOKUP([.T$1];[.U$1:.AC$1202];ROW();FALSE())" office:value-type="string" office:string-value="specific enthalpy of outgoing (waste) heat flows">
            <text:p>specific enthalpy of outgoing (waste) heat flows</text:p>
          </table:table-cell>
          <table:table-cell table:style-name="ce100" office:value-type="string">
            <text:p>specific enthalpy of outgoing (waste) heat flows</text:p>
          </table:table-cell>
          <table:table-cell table:style-name="ce520" table:number-columns-repeated="8"/>
          <table:table-cell table:style-name="ce462"/>
          <table:table-cell table:style-name="ce461"/>
          <table:table-cell table:style-name="ce542" table:formula="oooc:=HLOOKUP([.AF$1];[.AG$1:.AO$1200];ROW();FALSE())" office:value-type="string" office:string-value="Enthalpy of the outgoing waste heat flow (e.g. water or hot humid air at the outlet of a drying process)">
            <text:p>Enthalpy of the outgoing waste heat flow (e.g. water or hot humid air at the outlet of a drying process)</text:p>
          </table:table-cell>
          <table:table-cell table:style-name="ce551" office:value-type="string">
            <text:p>Enthalpy of the outgoing waste heat flow (e.g. water or hot humid air at the outlet of a drying process)</text:p>
          </table:table-cell>
          <table:table-cell table:style-name="ce551" office:value-type="string">
            <text:p>Temperatura sortida del flux de calor residual (p.e. aigua o aire calent humit a la sortida d'un procés d'assecatge)</text:p>
          </table:table-cell>
          <table:table-cell table:style-name="ce548" table:number-columns-repeated="7"/>
          <table:table-cell table:style-name="ce462"/>
          <table:table-cell table:style-name="ce461"/>
          <table:table-cell table:style-name="ce569" table:formula="oooc:=HLOOKUP([.AR$1];[.AS$1:.BA$1200];ROW();FALSE())" office:value-type="string" office:string-value="°C">
            <text:p>°C</text:p>
          </table:table-cell>
          <table:table-cell table:style-name="ce572" office:value-type="string">
            <text:p>°C</text:p>
          </table:table-cell>
          <table:table-cell table:style-name="ce548" table:number-columns-repeated="8"/>
          <table:table-cell table:style-name="ce462" table:number-columns-repeated="199"/>
          <table:table-cell table:style-name="ce11" table:number-columns-repeated="4"/>
        </table:table-row>
        <table:table-row table:style-name="ro7">
          <table:table-cell table:style-name="ce11" office:value-type="float" office:value="89">
            <text:p>89</text:p>
          </table:table-cell>
          <table:table-cell table:style-name="ce48"/>
          <table:table-cell table:style-name="ce88" office:value-type="float" office:value="323">
            <text:p>323</text:p>
          </table:table-cell>
          <table:table-cell table:style-name="ce159" office:value-type="string">
            <text:p>PTFinal</text:p>
          </table:table-cell>
          <table:table-cell table:style-name="ce159"/>
          <table:table-cell table:style-name="ce247"/>
          <table:table-cell table:style-name="ce277" office:value-type="string">
            <text:p>Nprocesses</text:p>
          </table:table-cell>
          <table:table-cell table:style-name="ce99" office:value-type="string">
            <text:p>final <text:s/>temperature of waste heat flows</text:p>
          </table:table-cell>
          <table:table-cell table:style-name="ce276" office:value-type="string">
            <text:p>ºC</text:p>
          </table:table-cell>
          <table:table-cell table:style-name="ce381" office:value-type="string">
            <text:p>X</text:p>
          </table:table-cell>
          <table:table-cell table:style-name="ce49" office:value-type="string">
            <text:p>X</text:p>
          </table:table-cell>
          <table:table-cell table:style-name="ce419"/>
          <table:table-cell table:style-name="ce416" table:number-columns-repeated="2"/>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final  temperature of outgoing (waste) heat flows">
            <text:p>final <text:s/>temperature of outgoing (waste) heat flows</text:p>
          </table:table-cell>
          <table:table-cell table:style-name="ce487" office:value-type="string">
            <text:p>final <text:s/>temperature of outgoing (waste) heat flows</text:p>
          </table:table-cell>
          <table:table-cell table:style-name="ce520" table:number-columns-repeated="8"/>
          <table:table-cell table:style-name="ce462" table:number-columns-repeated="2"/>
          <table:table-cell table:style-name="ce542" table:formula="oooc:=HLOOKUP([.AF$1];[.AG$1:.AO$1200];ROW();FALSE())" office:value-type="string" office:string-value="Minimum temperature to which the waste heat flow can be cooled. If there is no limit specify 0">
            <text:p>Minimum temperature to which the waste heat flow can be cooled. If there is no limit specify 0</text:p>
          </table:table-cell>
          <table:table-cell table:style-name="ce548" office:value-type="string">
            <text:p>Minimum temperature to which the waste heat flow can be cooled. If there is no limit specify 0</text:p>
          </table:table-cell>
          <table:table-cell table:style-name="ce548" office:value-type="string">
            <text:p>Temperatura mínima a la que el flux de calor residual pot ser refredat. Si no hi ha límit especificar 0.</text:p>
          </table:table-cell>
          <table:table-cell table:style-name="ce548" table:number-columns-repeated="7"/>
          <table:table-cell table:style-name="ce462" table:number-columns-repeated="2"/>
          <table:table-cell table:style-name="ce569" table:formula="oooc:=HLOOKUP([.AR$1];[.AS$1:.BA$1200];ROW();FALSE())" office:value-type="string" office:string-value="ºC">
            <text:p>ºC</text:p>
          </table:table-cell>
          <table:table-cell table:style-name="ce572" office:value-type="string">
            <text:p>ºC</text:p>
          </table:table-cell>
          <table:table-cell table:style-name="ce548" table:number-columns-repeated="8"/>
          <table:table-cell table:style-name="ce462" table:number-columns-repeated="199"/>
          <table:table-cell table:style-name="ce11" table:number-columns-repeated="4"/>
        </table:table-row>
        <table:table-row table:style-name="ro7">
          <table:table-cell table:style-name="ce11" office:value-type="float" office:value="90">
            <text:p>90</text:p>
          </table:table-cell>
          <table:table-cell table:style-name="ce48"/>
          <table:table-cell table:style-name="ce88" office:value-type="float" office:value="321">
            <text:p>321</text:p>
          </table:table-cell>
          <table:table-cell table:style-name="ce159" office:value-type="string">
            <text:p>VOutFlow</text:p>
          </table:table-cell>
          <table:table-cell table:style-name="ce159"/>
          <table:table-cell table:style-name="ce247"/>
          <table:table-cell table:style-name="ce277" office:value-type="string">
            <text:p>Nprocesses</text:p>
          </table:table-cell>
          <table:table-cell table:style-name="ce99" office:value-type="string">
            <text:p>Daily outflow of process medium</text:p>
          </table:table-cell>
          <table:table-cell table:style-name="ce276" office:value-type="string">
            <text:p>m³</text:p>
          </table:table-cell>
          <table:table-cell table:style-name="ce381" office:value-type="string">
            <text:p>X</text:p>
          </table:table-cell>
          <table:table-cell table:style-name="ce49" office:value-type="string">
            <text:p>X</text:p>
          </table:table-cell>
          <table:table-cell table:style-name="ce419"/>
          <table:table-cell table:style-name="ce416" table:number-columns-repeated="2"/>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daily outflow of process medium">
            <text:p>daily outflow of process medium</text:p>
          </table:table-cell>
          <table:table-cell table:style-name="ce487" office:value-type="string">
            <text:p>daily outflow of process medium</text:p>
          </table:table-cell>
          <table:table-cell table:style-name="ce520" table:number-columns-repeated="8"/>
          <table:table-cell table:style-name="ce462" table:number-columns-repeated="2"/>
          <table:table-cell table:style-name="ce542" table:formula="oooc:=HLOOKUP([.AF$1];[.AG$1:.AO$1200];ROW();FALSE())" office:value-type="string" office:string-value="Can be different from the incoming flow if e.g. there is evaporation or some chemical reaction.">
            <text:p>Can be different from the incoming flow if e.g. there is evaporation or some chemical reaction.</text:p>
          </table:table-cell>
          <table:table-cell table:style-name="ce548" office:value-type="string">
            <text:p>Can be different from the incoming flow if e.g. there is evaporation or some chemical reaction.</text:p>
          </table:table-cell>
          <table:table-cell table:style-name="ce548" office:value-type="string">
            <text:p>Pot ser diferent al flux d'entrada, si p.e. hi ha evaporació o alguna reacció química.</text:p>
          </table:table-cell>
          <table:table-cell table:style-name="ce548" table:number-columns-repeated="7"/>
          <table:table-cell table:style-name="ce462" table:number-columns-repeated="2"/>
          <table:table-cell table:style-name="ce569" table:formula="oooc:=HLOOKUP([.AR$1];[.AS$1:.BA$1200];ROW();FALSE())" office:value-type="string" office:string-value="m³">
            <text:p>m³</text:p>
          </table:table-cell>
          <table:table-cell table:style-name="ce572" office:value-type="string">
            <text:p>m³</text:p>
          </table:table-cell>
          <table:table-cell table:style-name="ce548" table:number-columns-repeated="8"/>
          <table:table-cell table:style-name="ce462" table:number-columns-repeated="199"/>
          <table:table-cell table:style-name="ce11" table:number-columns-repeated="4"/>
        </table:table-row>
        <table:table-row table:style-name="ro7">
          <table:table-cell table:style-name="ce11" office:value-type="float" office:value="91">
            <text:p>91</text:p>
          </table:table-cell>
          <table:table-cell table:style-name="ce48"/>
          <table:table-cell table:style-name="ce88" office:value-type="float" office:value="324">
            <text:p>324</text:p>
          </table:table-cell>
          <table:table-cell table:style-name="ce159" office:value-type="string">
            <text:p>HeatRecOK</text:p>
          </table:table-cell>
          <table:table-cell table:style-name="ce159"/>
          <table:table-cell table:style-name="ce247"/>
          <table:table-cell table:style-name="ce277" office:value-type="string">
            <text:p>Nprocesses</text:p>
          </table:table-cell>
          <table:table-cell table:style-name="ce99" office:value-type="string">
            <text:p>can heat be recovered from the outflowing medium ?</text:p>
          </table:table-cell>
          <table:table-cell table:style-name="ce276" office:value-type="string">
            <text:p>(yes/no)</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56"/>
          <table:table-cell table:style-name="ce49"/>
          <table:table-cell table:style-name="ce436" office:value-type="string">
            <text:p>added. Required for estimation of heat recovery potential</text:p>
          </table:table-cell>
          <table:table-cell table:style-name="ce448" office:value-type="string">
            <text:p>If NO, please specify why: e.g. contamination with substances that would destroy the heat exchanger …</text:p>
          </table:table-cell>
          <table:table-cell table:style-name="ce461" table:number-columns-repeated="2"/>
          <table:table-cell table:style-name="ce475" table:formula="oooc:=HLOOKUP([.T$1];[.U$1:.AC$1202];ROW();FALSE())" office:value-type="string" office:string-value="can heat be recovered from the outflowing medium ?">
            <text:p>can heat be recovered from the outflowing medium ?</text:p>
          </table:table-cell>
          <table:table-cell table:style-name="ce487" office:value-type="string">
            <text:p>can heat be recovered from the outflowing medium ?</text:p>
          </table:table-cell>
          <table:table-cell table:style-name="ce520" table:number-columns-repeated="8"/>
          <table:table-cell table:style-name="ce462"/>
          <table:table-cell table:style-name="ce461"/>
          <table:table-cell table:style-name="ce542" table:formula="oooc:=HLOOKUP([.AF$1];[.AG$1:.AO$1200];ROW();FALSE())" office:value-type="string" office:string-value="If NO, specify why: e.g. contamination with substances which can affect the heat exchanger...">
            <text:p>If NO, specify why: e.g. contamination with substances which can affect the heat exchanger...</text:p>
          </table:table-cell>
          <table:table-cell table:style-name="ce548" office:value-type="string">
            <text:p>If NO, specify why: e.g. contamination with substances which can affect the heat exchanger...</text:p>
          </table:table-cell>
          <table:table-cell table:style-name="ce548" office:value-type="string">
            <text:p>Si NO, especificar per qué: p.e. contaminació amb substàncies que podrien trencar el bescanviador de calor …</text:p>
          </table:table-cell>
          <table:table-cell table:style-name="ce548" table:number-columns-repeated="7"/>
          <table:table-cell table:style-name="ce462"/>
          <table:table-cell table:style-name="ce461"/>
          <table:table-cell table:style-name="ce569" table:formula="oooc:=HLOOKUP([.AR$1];[.AS$1:.BA$1200];ROW();FALSE())" office:value-type="string" office:string-value="(yes/no)">
            <text:p>(yes/no)</text:p>
          </table:table-cell>
          <table:table-cell table:style-name="ce572" office:value-type="string">
            <text:p>(yes/no)</text:p>
          </table:table-cell>
          <table:table-cell table:style-name="ce548" table:number-columns-repeated="8"/>
          <table:table-cell table:style-name="ce462" table:number-columns-repeated="199"/>
          <table:table-cell table:style-name="ce11" table:number-columns-repeated="4"/>
        </table:table-row>
        <table:table-row table:style-name="ro20">
          <table:table-cell table:style-name="ce11" office:value-type="float" office:value="92">
            <text:p>92</text:p>
          </table:table-cell>
          <table:table-cell table:style-name="ce46"/>
          <table:table-cell table:style-name="ce89"/>
          <table:table-cell table:style-name="ce154" table:number-columns-repeated="3"/>
          <table:table-cell table:style-name="ce277"/>
          <table:table-cell table:style-name="ce312" office:value-type="string">
            <text:p>Waste heat recovery for this process</text:p>
          </table:table-cell>
          <table:table-cell table:style-name="ce355"/>
          <table:table-cell table:style-name="ce277" office:value-type="string">
            <text:p>X</text:p>
          </table:table-cell>
          <table:table-cell table:style-name="ce408" office:value-type="string">
            <text:p>X</text:p>
          </table:table-cell>
          <table:table-cell table:style-name="ce355" table:number-columns-repeated="4"/>
          <table:table-cell table:style-name="ce277"/>
          <table:table-cell table:style-name="ce89"/>
          <table:table-cell table:style-name="ce462" table:number-columns-repeated="2"/>
          <table:table-cell table:style-name="ce475" table:formula="oooc:=HLOOKUP([.T$1];[.U$1:.AC$1202];ROW();FALSE())" office:value-type="string" office:string-value="Waste heat recovery for this process">
            <text:p>Waste heat recovery for this process</text:p>
          </table:table-cell>
          <table:table-cell table:style-name="ce494" office:value-type="string">
            <text:p>Waste heat recovery for this process</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6">
          <table:table-cell table:style-name="ce11" office:value-type="float" office:value="93">
            <text:p>93</text:p>
          </table:table-cell>
          <table:table-cell table:style-name="ce48"/>
          <table:table-cell table:style-name="ce88" office:value-type="float" office:value="330">
            <text:p>330</text:p>
          </table:table-cell>
          <table:table-cell table:style-name="ce160" office:value-type="string">
            <text:p>HeatRecExist</text:p>
          </table:table-cell>
          <table:table-cell table:style-name="ce160"/>
          <table:table-cell table:style-name="ce145"/>
          <table:table-cell table:style-name="ce277" office:value-type="string">
            <text:p>Nprocesses</text:p>
          </table:table-cell>
          <table:table-cell table:style-name="ce99" office:value-type="string">
            <text:p>Exists heat from heat <text:s/>recovery for the process ?</text:p>
          </table:table-cell>
          <table:table-cell table:style-name="ce276" office:value-type="string">
            <text:p>(yes/no)</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56"/>
          <table:table-cell table:style-name="ce49" table:number-columns-repeated="2"/>
          <table:table-cell table:style-name="ce448" office:value-type="string">
            <text:p>If yes: please give a short description of the heat supply from the recovery system to the process</text:p>
          </table:table-cell>
          <table:table-cell table:style-name="ce462" table:number-columns-repeated="2"/>
          <table:table-cell table:style-name="ce475" table:formula="oooc:=HLOOKUP([.T$1];[.U$1:.AC$1202];ROW();FALSE())" office:value-type="string" office:string-value="Exists heat from heat  recovery for the process ?">
            <text:p>Exists heat from heat <text:s/>recovery for the process ?</text:p>
          </table:table-cell>
          <table:table-cell table:style-name="ce487" office:value-type="string">
            <text:p>Exists heat from heat <text:s/>recovery for the process ?</text:p>
          </table:table-cell>
          <table:table-cell table:style-name="ce520" table:number-columns-repeated="8"/>
          <table:table-cell table:style-name="ce462" table:number-columns-repeated="2"/>
          <table:table-cell table:style-name="ce542" table:formula="oooc:=HLOOKUP([.AF$1];[.AG$1:.AO$1200];ROW();FALSE())" office:value-type="string" office:string-value="If affirmative, give some brief description of the heat recovery system">
            <text:p>If affirmative, give some brief description of the heat recovery system</text:p>
          </table:table-cell>
          <table:table-cell table:style-name="ce548" office:value-type="string">
            <text:p>If affirmative, give some brief description of the heat recovery system</text:p>
          </table:table-cell>
          <table:table-cell table:style-name="ce548" office:value-type="string">
            <text:p>En cas afirmatiu, donar una breu descripció del sistema de recuperació de calor</text:p>
          </table:table-cell>
          <table:table-cell table:style-name="ce548" table:number-columns-repeated="7"/>
          <table:table-cell table:style-name="ce462" table:number-columns-repeated="2"/>
          <table:table-cell table:style-name="ce569" table:formula="oooc:=HLOOKUP([.AR$1];[.AS$1:.BA$1200];ROW();FALSE())" office:value-type="string" office:string-value="(yes/no)">
            <text:p>(yes/no)</text:p>
          </table:table-cell>
          <table:table-cell table:style-name="ce572" office:value-type="string">
            <text:p>(yes/no)</text:p>
          </table:table-cell>
          <table:table-cell table:style-name="ce548" table:number-columns-repeated="8"/>
          <table:table-cell table:style-name="ce462" table:number-columns-repeated="199"/>
          <table:table-cell table:style-name="ce11" table:number-columns-repeated="4"/>
        </table:table-row>
        <table:table-row table:style-name="ro7">
          <table:table-cell table:style-name="ce11" office:value-type="float" office:value="94">
            <text:p>94</text:p>
          </table:table-cell>
          <table:table-cell table:style-name="ce48"/>
          <table:table-cell table:style-name="ce88"/>
          <table:table-cell table:style-name="ce161" office:value-type="string">
            <text:p>SourceWasteHeat</text:p>
          </table:table-cell>
          <table:table-cell table:style-name="ce161"/>
          <table:table-cell table:style-name="ce145"/>
          <table:table-cell table:style-name="ce277"/>
          <table:table-cell table:style-name="ce99" office:value-type="string">
            <text:p>Source of waste heat</text:p>
          </table:table-cell>
          <table:table-cell table:style-name="ce276" office:value-type="string">
            <text:p>-</text:p>
          </table:table-cell>
          <table:table-cell table:number-columns-repeated="2" table:style-name="ce49" office:value-type="string">
            <text:p>X</text:p>
          </table:table-cell>
          <table:table-cell table:style-name="ce49"/>
          <table:table-cell table:style-name="ce56" table:number-columns-repeated="2"/>
          <table:table-cell table:style-name="ce49" table:number-columns-repeated="2"/>
          <table:table-cell table:style-name="ce448"/>
          <table:table-cell table:style-name="ce462" table:number-columns-repeated="2"/>
          <table:table-cell table:style-name="ce475" table:formula="oooc:=HLOOKUP([.T$1];[.U$1:.AC$1202];ROW();FALSE())" office:value-type="string" office:string-value="source of waste heat">
            <text:p>source of waste heat</text:p>
          </table:table-cell>
          <table:table-cell table:style-name="ce487" office:value-type="string">
            <text:p>source of waste heat</text:p>
          </table:table-cell>
          <table:table-cell table:style-name="ce520" office:value-type="string">
            <text:p>font de calor residual</text:p>
          </table:table-cell>
          <table:table-cell table:style-name="ce520" table:number-columns-repeated="7"/>
          <table:table-cell table:style-name="ce462" table:number-columns-repeated="2"/>
          <table:table-cell table:style-name="ce542" table:formula="oooc:=HLOOKUP([.AF$1];[.AG$1:.AO$1200];ROW();FALSE())" office:value-type="string" office:string-value="Specify the heat source (e.g. heat lossed from process X, flue gases from  boiler Y, etc)">
            <text:p>Specify the heat source (e.g. heat lossed from process X, flue gases from <text:s/>boiler Y, etc)</text:p>
          </table:table-cell>
          <table:table-cell table:style-name="ce548" office:value-type="string">
            <text:p>Specify the heat source (e.g. heat lossed from process X, flue gases from <text:s/>boiler Y, etc)</text:p>
          </table:table-cell>
          <table:table-cell table:style-name="ce548" office:value-type="string">
            <text:p>Especificar la font de calor (p.e. calor perduda del procés X, gasos de combustió de la caldera Y, etc.)</text:p>
          </table:table-cell>
          <table:table-cell table:style-name="ce548" table:number-columns-repeated="7"/>
          <table:table-cell table:style-name="ce462" table:number-columns-repeated="2"/>
          <table:table-cell table:style-name="ce569" table:formula="oooc:=HLOOKUP([.AR$1];[.AS$1:.BA$1200];ROW();FALSE())" office:value-type="string" office:string-value="-">
            <text:p>-</text:p>
          </table:table-cell>
          <table:table-cell table:style-name="ce572" office:value-type="string">
            <text:p>-</text:p>
          </table:table-cell>
          <table:table-cell table:style-name="ce548" table:number-columns-repeated="8"/>
          <table:table-cell table:style-name="ce462" table:number-columns-repeated="199"/>
          <table:table-cell table:style-name="ce11" table:number-columns-repeated="4"/>
        </table:table-row>
        <table:table-row table:style-name="ro21">
          <table:table-cell table:style-name="ce11" office:value-type="float" office:value="95">
            <text:p>95</text:p>
          </table:table-cell>
          <table:table-cell table:style-name="ce48"/>
          <table:table-cell table:style-name="ce88" office:value-type="float" office:value="331">
            <text:p>331</text:p>
          </table:table-cell>
          <table:table-cell table:style-name="ce162" office:value-type="string">
            <text:p>PTInFlowRec</text:p>
          </table:table-cell>
          <table:table-cell table:style-name="ce162"/>
          <table:table-cell table:style-name="ce247"/>
          <table:table-cell table:style-name="ce277" office:value-type="string">
            <text:p>Nprocesses</text:p>
          </table:table-cell>
          <table:table-cell table:style-name="ce99" office:value-type="string">
            <text:p>inlet temperature of the process medium </text:p>
            <text:p>(after heat recovery)</text:p>
          </table:table-cell>
          <table:table-cell table:style-name="ce276" office:value-type="string">
            <text:p>°C</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56"/>
          <table:table-cell table:style-name="ce49"/>
          <table:table-cell table:style-name="ce436" office:value-type="string">
            <text:p>characterisation of existing heat recovery</text:p>
          </table:table-cell>
          <table:table-cell table:style-name="ce448" office:value-type="string">
            <text:p>Inlet temperature of the process medium to the process after heat recovery</text:p>
          </table:table-cell>
          <table:table-cell table:style-name="ce462" table:number-columns-repeated="2"/>
          <table:table-cell table:style-name="ce475" table:formula="oooc:=HLOOKUP([.T$1];[.U$1:.AC$1202];ROW();FALSE())" office:value-type="string" office:string-value="inlet temperature of the process medium  (after heat recovery)">
            <text:p>inlet temperature of the process medium <text:s/>(after heat recovery)</text:p>
          </table:table-cell>
          <table:table-cell table:style-name="ce487" office:value-type="string">
            <text:p>inlet temperature of the process medium </text:p>
            <text:p>(after heat recovery)</text:p>
          </table:table-cell>
          <table:table-cell table:style-name="ce520" table:number-columns-repeated="8"/>
          <table:table-cell table:style-name="ce462" table:number-columns-repeated="2"/>
          <table:table-cell table:style-name="ce542" table:formula="oooc:=HLOOKUP([.AF$1];[.AG$1:.AO$1200];ROW();FALSE())" office:value-type="string" office:string-value="Inlet temperature (towards the system) of the process medium after the heat recovery">
            <text:p>Inlet temperature (towards the system) of the process medium after the heat recovery</text:p>
          </table:table-cell>
          <table:table-cell table:style-name="ce548" office:value-type="string">
            <text:p>Inlet temperature (towards the system) of the process medium after the heat recovery</text:p>
          </table:table-cell>
          <table:table-cell table:style-name="ce548" table:number-columns-repeated="8"/>
          <table:table-cell table:style-name="ce462" table:number-columns-repeated="2"/>
          <table:table-cell table:style-name="ce569" table:formula="oooc:=HLOOKUP([.AR$1];[.AS$1:.BA$1200];ROW();FALSE())" office:value-type="string" office:string-value="°C">
            <text:p>°C</text:p>
          </table:table-cell>
          <table:table-cell table:number-columns-repeated="2" table:style-name="ce572" office:value-type="string">
            <text:p>°C</text:p>
          </table:table-cell>
          <table:table-cell table:style-name="ce548" table:number-columns-repeated="7"/>
          <table:table-cell table:style-name="ce462" table:number-columns-repeated="199"/>
          <table:table-cell table:style-name="ce11" table:number-columns-repeated="4"/>
        </table:table-row>
        <table:table-row table:style-name="ro21">
          <table:table-cell table:style-name="ce11" office:value-type="float" office:value="96">
            <text:p>96</text:p>
          </table:table-cell>
          <table:table-cell table:style-name="ce48"/>
          <table:table-cell table:style-name="ce88"/>
          <table:table-cell table:style-name="ce163" office:value-type="string">
            <text:p>EnclChartHCSupply</text:p>
          </table:table-cell>
          <table:table-cell table:style-name="ce163"/>
          <table:table-cell table:style-name="ce247"/>
          <table:table-cell table:style-name="ce277"/>
          <table:table-cell table:style-name="ce315" office:value-type="string">
            <text:p>Enclosing Flowchart of HC supply system</text:p>
          </table:table-cell>
          <table:table-cell table:style-name="ce276"/>
          <table:table-cell table:style-name="ce384"/>
          <table:table-cell table:style-name="ce49" table:number-columns-repeated="2"/>
          <table:table-cell table:style-name="ce56" table:number-columns-repeated="2"/>
          <table:table-cell table:style-name="ce49"/>
          <table:table-cell table:style-name="ce436" office:value-type="string">
            <text:p>to add it into the Questionnaire, Stoyan in next update-ver 0.3</text:p>
          </table:table-cell>
          <table:table-cell table:style-name="ce448"/>
          <table:table-cell table:style-name="ce462" table:number-columns-repeated="2"/>
          <table:table-cell table:style-name="ce475"/>
          <table:table-cell table:style-name="ce487"/>
          <table:table-cell table:style-name="ce520" table:number-columns-repeated="8"/>
          <table:table-cell table:style-name="ce462" table:number-columns-repeated="2"/>
          <table:table-cell table:style-name="ce542"/>
          <table:table-cell table:style-name="ce548" table:number-columns-repeated="9"/>
          <table:table-cell table:style-name="ce462" table:number-columns-repeated="2"/>
          <table:table-cell table:style-name="ce569"/>
          <table:table-cell table:style-name="ce572" table:number-columns-repeated="2"/>
          <table:table-cell table:style-name="ce548" table:number-columns-repeated="7"/>
          <table:table-cell table:style-name="ce462" table:number-columns-repeated="199"/>
          <table:table-cell table:style-name="ce11" table:number-columns-repeated="4"/>
        </table:table-row>
        <table:table-row table:style-name="ro22">
          <table:table-cell office:value-type="float" office:value="97">
            <text:p>97</text:p>
          </table:table-cell>
          <table:table-cell table:style-name="ce54"/>
          <table:table-cell table:style-name="ce98"/>
          <table:table-cell table:style-name="ce164" table:number-columns-repeated="3"/>
          <table:table-cell table:style-name="ce281"/>
          <table:table-cell table:style-name="ce316"/>
          <table:table-cell table:style-name="ce54" table:number-columns-repeated="8"/>
          <table:table-cell table:style-name="ce449"/>
          <table:table-cell table:style-name="ce463" table:number-columns-repeated="2"/>
          <table:table-cell table:style-name="ce477"/>
          <table:table-cell table:style-name="ce497"/>
          <table:table-cell table:style-name="ce521" table:number-columns-repeated="8"/>
          <table:table-cell table:style-name="ce463" table:number-columns-repeated="2"/>
          <table:table-cell table:style-name="ce541" table:formula="oooc:=HLOOKUP([.AF$1];[.AG$1:.AO$1200];ROW();FALSE())">
            <text:p/>
          </table:table-cell>
          <table:table-cell table:style-name="ce518" table:number-columns-repeated="9"/>
          <table:table-cell table:style-name="ce463" table:number-columns-repeated="2"/>
          <table:table-cell table:style-name="ce568" table:formula="oooc:=HLOOKUP([.AR$1];[.AS$1:.BA$1200];ROW();FALSE())">
            <text:p/>
          </table:table-cell>
          <table:table-cell table:style-name="ce575"/>
          <table:table-cell table:style-name="ce518" table:number-columns-repeated="8"/>
          <table:table-cell table:style-name="ce463" table:number-columns-repeated="199"/>
          <table:table-cell table:style-name="ce242" table:number-columns-repeated="3"/>
          <table:table-cell/>
        </table:table-row>
        <table:table-row table:style-name="ro23">
          <table:table-cell table:style-name="ce11" office:value-type="float" office:value="98">
            <text:p>98</text:p>
          </table:table-cell>
          <table:table-cell table:style-name="ce46"/>
          <table:table-cell table:style-name="ce89"/>
          <table:table-cell table:style-name="ce154" table:number-columns-repeated="3"/>
          <table:table-cell table:style-name="ce277"/>
          <table:table-cell table:style-name="ce317" office:value-type="string">
            <text:p><text:span text:style-name="T10">Data of existing Heat (or Cold-) </text:span><text:span text:style-name="T11">Supply to the process</text:span></text:p>
          </table:table-cell>
          <table:table-cell table:style-name="ce355"/>
          <table:table-cell table:style-name="ce276" office:value-type="string">
            <text:p>X</text:p>
          </table:table-cell>
          <table:table-cell table:style-name="ce408" office:value-type="string">
            <text:p>X</text:p>
          </table:table-cell>
          <table:table-cell table:style-name="ce276" table:number-columns-repeated="5"/>
          <table:table-cell table:style-name="ce450" office:value-type="string">
            <text:p>give a flow chart of the heat supply if possible</text:p>
          </table:table-cell>
          <table:table-cell table:style-name="ce462" table:number-columns-repeated="2"/>
          <table:table-cell table:style-name="ce475" table:formula="oooc:=HLOOKUP([.T$1];[.U$1:.AC$1202];ROW();FALSE())" office:value-type="string" office:string-value="Data of existing Heat/Cold supply to the process">
            <text:p>Data of existing Heat/Cold supply to the process</text:p>
          </table:table-cell>
          <table:table-cell table:style-name="ce498" office:value-type="string">
            <text:p><text:span text:style-name="T10">Data of existing Heat/Cold </text:span><text:span text:style-name="T20">s</text:span><text:span text:style-name="T21">upply to the process</text:span></text:p>
          </table:table-cell>
          <table:table-cell table:style-name="ce520" office:value-type="string">
            <text:p>Subministrament de calor o fred al procés</text:p>
          </table:table-cell>
          <table:table-cell table:style-name="ce520" table:number-columns-repeated="7"/>
          <table:table-cell table:style-name="ce462" table:number-columns-repeated="2"/>
          <table:table-cell table:style-name="ce542" table:formula="oooc:=HLOOKUP([.AF$1];[.AG$1:.AO$1200];ROW();FALSE())" office:value-type="string" office:string-value="notes">
            <text:p>notes</text:p>
          </table:table-cell>
          <table:table-cell table:number-columns-repeated="2" table:style-name="ce548" office:value-type="string">
            <text:p>notes</text:p>
          </table:table-cell>
          <table:table-cell table:style-name="ce548" table:number-columns-repeated="7"/>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6">
          <table:table-cell table:style-name="ce11" office:value-type="float" office:value="99">
            <text:p>99</text:p>
          </table:table-cell>
          <table:table-cell table:style-name="ce47"/>
          <table:table-cell table:style-name="ce99" office:value-type="float" office:value="330">
            <text:p>330</text:p>
          </table:table-cell>
          <table:table-cell table:style-name="ce165" office:value-type="string">
            <text:p>SupplyMed</text:p>
          </table:table-cell>
          <table:table-cell table:style-name="ce165"/>
          <table:table-cell table:style-name="ce143"/>
          <table:table-cell table:style-name="ce277" office:value-type="string">
            <text:p>Nprocesses</text:p>
          </table:table-cell>
          <table:table-cell table:style-name="ce99" office:value-type="string">
            <text:p>heat or cold supply medium (water, steam, air)</text:p>
          </table:table-cell>
          <table:table-cell table:style-name="ce276" office:value-type="string">
            <text:p><text:s/></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8"/>
          <table:table-cell table:style-name="ce49" table:number-columns-repeated="2"/>
          <table:table-cell table:style-name="ce437" office:value-type="string">
            <text:p>medium in the heat distribution net</text:p>
          </table:table-cell>
          <table:table-cell table:style-name="ce462" table:number-columns-repeated="2"/>
          <table:table-cell table:style-name="ce475" table:formula="oooc:=HLOOKUP([.T$1];[.U$1:.AC$1202];ROW();FALSE())" office:value-type="string" office:string-value="Medium supplying heat or cold to the process (water, steam, air)">
            <text:p>Medium supplying heat or cold to the process (water, steam, air)</text:p>
          </table:table-cell>
          <table:table-cell table:style-name="ce487" office:value-type="string">
            <text:p>Medium supplying heat or cold to the process (water, steam, air)</text:p>
          </table:table-cell>
          <table:table-cell table:style-name="ce523" office:value-type="string">
            <text:p>Medi que subministra calor o fred </text:p>
            <text:p>(aigua, vapor, aire)</text:p>
          </table:table-cell>
          <table:table-cell table:style-name="ce532" table:number-columns-repeated="7"/>
          <table:table-cell table:style-name="ce461"/>
          <table:table-cell table:style-name="ce462"/>
          <table:table-cell table:style-name="ce542" table:formula="oooc:=HLOOKUP([.AF$1];[.AG$1:.AO$1200];ROW();FALSE())" office:value-type="string" office:string-value="Medium supplying heat or cold to the process (up to 3)">
            <text:p>Medium supplying heat or cold to the process (up to 3)</text:p>
          </table:table-cell>
          <table:table-cell table:style-name="ce517" office:value-type="string">
            <text:p>Medium supplying heat or cold to the process (up to 3)</text:p>
          </table:table-cell>
          <table:table-cell table:style-name="ce517" office:value-type="string">
            <text:p>Medi de distribució de calor que subministra calor al procés (fins a 3)</text:p>
          </table:table-cell>
          <table:table-cell table:style-name="ce560" table:number-columns-repeated="7"/>
          <table:table-cell table:style-name="ce461"/>
          <table:table-cell table:style-name="ce462"/>
          <table:table-cell table:style-name="ce569" table:formula="oooc:=HLOOKUP([.AR$1];[.AS$1:.BA$1200];ROW();FALSE())" office:value-type="string" office:string-value="-">
            <text:p>-</text:p>
          </table:table-cell>
          <table:table-cell table:style-name="ce572"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8">
          <table:table-cell table:style-name="ce11" office:value-type="float" office:value="100">
            <text:p>100</text:p>
          </table:table-cell>
          <table:table-cell table:style-name="ce48"/>
          <table:table-cell table:style-name="ce88" table:formula="oooc:=[.C110]+1" office:value-type="float" office:value="331">
            <text:p>331</text:p>
          </table:table-cell>
          <table:table-cell table:style-name="ce166" office:value-type="string">
            <text:p>PipeDuctProc</text:p>
          </table:table-cell>
          <table:table-cell table:style-name="ce166"/>
          <table:table-cell table:style-name="ce143"/>
          <table:table-cell table:style-name="ce277" office:value-type="string">
            <text:p>Nprocesses</text:p>
          </table:table-cell>
          <table:table-cell table:style-name="ce99" office:value-type="string">
            <text:p>heat or cold supply to the process from distribution line / branch No.</text:p>
          </table:table-cell>
          <table:table-cell table:style-name="ce276"/>
          <table:table-cell table:number-columns-repeated="2" table:style-name="ce49" office:value-type="string">
            <text:p>X</text:p>
          </table:table-cell>
          <table:table-cell table:style-name="ce418" office:value-type="string">
            <text:p>x</text:p>
          </table:table-cell>
          <table:table-cell table:style-name="ce49" table:number-columns-repeated="4"/>
          <table:table-cell table:style-name="ce437" office:value-type="string">
            <text:p>specify the heat or cold distribution line that feeds the process</text:p>
          </table:table-cell>
          <table:table-cell table:style-name="ce462" table:number-columns-repeated="2"/>
          <table:table-cell table:style-name="ce475" table:formula="oooc:=HLOOKUP([.T$1];[.U$1:.AC$1202];ROW();FALSE())" office:value-type="string" office:string-value="heat or cold supply to the process from distribution line / branch No.">
            <text:p>heat or cold supply to the process from distribution line / branch No.</text:p>
          </table:table-cell>
          <table:table-cell table:style-name="ce487" office:value-type="string">
            <text:p>heat or cold supply to the process from distribution line / branch No.</text:p>
          </table:table-cell>
          <table:table-cell table:style-name="ce523" office:value-type="string">
            <text:p>Calor o fred subministrat al procés des de la línia de distribució (canonada/conducte) no.</text:p>
          </table:table-cell>
          <table:table-cell table:style-name="ce520" table:number-columns-repeated="7"/>
          <table:table-cell table:style-name="ce462" table:number-columns-repeated="2"/>
          <table:table-cell table:style-name="ce542" table:formula="oooc:=HLOOKUP([.AF$1];[.AG$1:.AO$1200];ROW();FALSE())" office:value-type="string" office:string-value="Specify the distribution(supply) line of heat/cold feeding the process, using the nomenclature of the hydraulic scheme">
            <text:p>Specify the distribution(supply) line of heat/cold feeding the process, using the nomenclature of the hydraulic scheme</text:p>
          </table:table-cell>
          <table:table-cell table:style-name="ce548" office:value-type="string">
            <text:p>Specify the distribution(supply) line of heat/cold feeding the process, using the nomenclature of the hydraulic scheme</text:p>
          </table:table-cell>
          <table:table-cell table:style-name="ce548" office:value-type="string">
            <text:p>Especificar la línia de distribució freda/calenta que alimenta el procés, fent servir la nomenclatura de l'esquema hidràulic</text:p>
          </table:table-cell>
          <table:table-cell table:style-name="ce548" table:number-columns-repeated="7"/>
          <table:table-cell table:style-name="ce462" table:number-columns-repeated="2"/>
          <table:table-cell table:style-name="ce569" table:formula="oooc:=HLOOKUP([.AR$1];[.AS$1:.BA$1200];ROW();FALSE())" office:value-type="string" office:string-value="-">
            <text:p>-</text:p>
          </table:table-cell>
          <table:table-cell table:style-name="ce572" office:value-type="string">
            <text:p>-</text:p>
          </table:table-cell>
          <table:table-cell table:style-name="ce548" table:number-columns-repeated="8"/>
          <table:table-cell table:style-name="ce462" table:number-columns-repeated="199"/>
          <table:table-cell table:style-name="ce11" table:number-columns-repeated="4"/>
        </table:table-row>
        <table:table-row table:style-name="ro7">
          <table:table-cell table:style-name="ce11" office:value-type="float" office:value="101">
            <text:p>101</text:p>
          </table:table-cell>
          <table:table-cell table:style-name="ce47"/>
          <table:table-cell table:style-name="ce99" table:formula="oooc:=[.C111]+1" office:value-type="float" office:value="332">
            <text:p>332</text:p>
          </table:table-cell>
          <table:table-cell table:style-name="ce166" office:value-type="string">
            <text:p>TSupply</text:p>
          </table:table-cell>
          <table:table-cell table:style-name="ce166"/>
          <table:table-cell table:style-name="ce143"/>
          <table:table-cell table:style-name="ce277" office:value-type="string">
            <text:p>Nprocesses</text:p>
          </table:table-cell>
          <table:table-cell table:style-name="ce99" office:value-type="string">
            <text:p><text:span text:style-name="T8">Temperature </text:span><text:span text:style-name="T9">of the heat or cold </text:span><text:span text:style-name="T9">supply</text:span></text:p>
          </table:table-cell>
          <table:table-cell table:style-name="ce276" office:value-type="string">
            <text:p>°C</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8"/>
          <table:table-cell table:style-name="ce49" table:number-columns-repeated="2"/>
          <table:table-cell table:style-name="ce448" office:value-type="string">
            <text:p>temperature of the heat or cold supply medium at the inlet to the process</text:p>
          </table:table-cell>
          <table:table-cell table:style-name="ce462" table:number-columns-repeated="2"/>
          <table:table-cell table:style-name="ce475" table:formula="oooc:=HLOOKUP([.T$1];[.U$1:.AC$1202];ROW();FALSE())" office:value-type="string" office:string-value="temperature of the incoming medium supplying heat or cold to the process/heat exchanger">
            <text:p>temperature of the incoming medium supplying heat or cold to the process/heat exchanger</text:p>
          </table:table-cell>
          <table:table-cell table:style-name="ce487" office:value-type="string">
            <text:p><text:span text:style-name="T8">temperature </text:span><text:span text:style-name="T9">of the incoming </text:span><text:span text:style-name="T9">medium supplying heat or cold to </text:span><text:span text:style-name="T9">the process/heat exchanger</text:span></text:p>
          </table:table-cell>
          <table:table-cell table:style-name="ce523" office:value-type="string">
            <text:p>Temperatura d'entrada del medi portador de calor/fred cap al procés / bescanviador de calor.</text:p>
          </table:table-cell>
          <table:table-cell table:style-name="ce532" table:number-columns-repeated="7"/>
          <table:table-cell table:style-name="ce461"/>
          <table:table-cell table:style-name="ce462"/>
          <table:table-cell table:style-name="ce542" table:formula="oooc:=HLOOKUP([.AF$1];[.AG$1:.AO$1200];ROW();FALSE())" office:value-type="string" office:string-value="Temperature of the supplying medium at heat exchanger's inlet">
            <text:p>Temperature of the supplying medium at heat exchanger's inlet</text:p>
          </table:table-cell>
          <table:table-cell table:style-name="ce517" office:value-type="string">
            <text:p>Temperature of the supplying medium at heat exchanger's inlet</text:p>
          </table:table-cell>
          <table:table-cell table:style-name="ce517" office:value-type="string">
            <text:p>Temperatura a l'entrada del procés o del bescanviador de calor</text:p>
          </table:table-cell>
          <table:table-cell table:style-name="ce560" table:number-columns-repeated="7"/>
          <table:table-cell table:style-name="ce461"/>
          <table:table-cell table:style-name="ce462"/>
          <table:table-cell table:style-name="ce569" table:formula="oooc:=HLOOKUP([.AR$1];[.AS$1:.BA$1200];ROW();FALSE())" office:value-type="string" office:string-value="°C">
            <text:p>°C</text:p>
          </table:table-cell>
          <table:table-cell table:style-name="ce572" office:value-type="string">
            <text:p>°C</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102">
            <text:p>102</text:p>
          </table:table-cell>
          <table:table-cell table:style-name="ce47"/>
          <table:table-cell table:style-name="ce96" table:formula="oooc:=[.C112]+1" office:value-type="float" office:value="333">
            <text:p>333</text:p>
          </table:table-cell>
          <table:table-cell table:style-name="ce167" table:number-columns-repeated="3"/>
          <table:table-cell table:style-name="ce273" office:value-type="string">
            <text:p>Nprocesses</text:p>
          </table:table-cell>
          <table:table-cell table:style-name="ce103" office:value-type="string">
            <text:p>pressure </text:p>
          </table:table-cell>
          <table:table-cell table:style-name="ce284" office:value-type="string">
            <text:p>bar</text:p>
          </table:table-cell>
          <table:table-cell table:style-name="ce384" table:number-columns-repeated="2"/>
          <table:table-cell table:style-name="ce418" office:value-type="string">
            <text:p>---DELETE---</text:p>
          </table:table-cell>
          <table:table-cell table:style-name="ce56" office:value-type="string">
            <text:p>x</text:p>
          </table:table-cell>
          <table:table-cell table:style-name="ce48"/>
          <table:table-cell table:style-name="ce49" table:number-columns-repeated="2"/>
          <table:table-cell table:style-name="ce437" office:value-type="string">
            <text:p>system pressure in the heat distribution net</text:p>
          </table:table-cell>
          <table:table-cell table:style-name="ce462" table:number-columns-repeated="2"/>
          <table:table-cell table:style-name="ce475" table:formula="oooc:=HLOOKUP([.T$1];[.U$1:.AC$1202];ROW();FALSE())" office:value-type="string" office:string-value="pressure of the heat supply medium">
            <text:p>pressure of the heat supply medium</text:p>
          </table:table-cell>
          <table:table-cell table:style-name="ce484" office:value-type="string">
            <text:p>pressure of the heat supply medium</text:p>
          </table:table-cell>
          <table:table-cell table:style-name="ce519"/>
          <table:table-cell table:style-name="ce532" table:number-columns-repeated="7"/>
          <table:table-cell table:style-name="ce461"/>
          <table:table-cell table:style-name="ce462"/>
          <table:table-cell table:style-name="ce542" table:formula="oooc:=HLOOKUP([.AF$1];[.AG$1:.AO$1200];ROW();FALSE())">
            <text:p/>
          </table:table-cell>
          <table:table-cell table:style-name="ce517" table:number-columns-repeated="2"/>
          <table:table-cell table:style-name="ce560" table:number-columns-repeated="7"/>
          <table:table-cell table:style-name="ce461"/>
          <table:table-cell table:style-name="ce462"/>
          <table:table-cell table:style-name="ce569" table:formula="oooc:=HLOOKUP([.AR$1];[.AS$1:.BA$1200];ROW();FALSE())" office:value-type="string" office:string-value="bar">
            <text:p>bar</text:p>
          </table:table-cell>
          <table:table-cell table:style-name="ce572" office:value-type="string">
            <text:p>bar</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103">
            <text:p>103</text:p>
          </table:table-cell>
          <table:table-cell table:style-name="ce47"/>
          <table:table-cell table:style-name="ce99" table:formula="oooc:=[.C113]+1" office:value-type="float" office:value="334">
            <text:p>334</text:p>
          </table:table-cell>
          <table:table-cell table:style-name="ce168" office:value-type="string">
            <text:p>SupplyMedFlow</text:p>
          </table:table-cell>
          <table:table-cell table:style-name="ce168"/>
          <table:table-cell table:style-name="ce143"/>
          <table:table-cell table:style-name="ce277" office:value-type="string">
            <text:p>Nprocesses</text:p>
          </table:table-cell>
          <table:table-cell table:style-name="ce99" office:value-type="string">
            <text:p>flow rate</text:p>
          </table:table-cell>
          <table:table-cell table:style-name="ce276" office:value-type="string">
            <text:p>m³/h</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8"/>
          <table:table-cell table:style-name="ce49" table:number-columns-repeated="2"/>
          <table:table-cell table:style-name="ce448" office:value-type="string">
            <text:p>flow rate of the heat or cold supply medium to the process</text:p>
          </table:table-cell>
          <table:table-cell table:style-name="ce462" table:number-columns-repeated="2"/>
          <table:table-cell table:style-name="ce475" table:formula="oooc:=HLOOKUP([.T$1];[.U$1:.AC$1202];ROW();FALSE())" office:value-type="string" office:string-value="flow rate of the heat supply medium (close to process)">
            <text:p>flow rate of the heat supply medium (close to process)</text:p>
          </table:table-cell>
          <table:table-cell table:style-name="ce487" office:value-type="string">
            <text:p>flow rate of the heat supply medium (close to process)</text:p>
          </table:table-cell>
          <table:table-cell table:style-name="ce519"/>
          <table:table-cell table:style-name="ce532" table:number-columns-repeated="7"/>
          <table:table-cell table:style-name="ce461"/>
          <table:table-cell table:style-name="ce462"/>
          <table:table-cell table:style-name="ce542" table:formula="oooc:=HLOOKUP([.AF$1];[.AG$1:.AO$1200];ROW();FALSE())" office:value-type="string" office:string-value="Mass flow of the heat/cold supplyind medium">
            <text:p>Mass flow of the heat/cold supplyind medium</text:p>
          </table:table-cell>
          <table:table-cell table:style-name="ce517" office:value-type="string">
            <text:p>Mass flow of the heat/cold supplyind medium</text:p>
          </table:table-cell>
          <table:table-cell table:style-name="ce517" office:value-type="string">
            <text:p>Cabal màssic de calor o fred subministrat</text:p>
          </table:table-cell>
          <table:table-cell table:style-name="ce560" table:number-columns-repeated="7"/>
          <table:table-cell table:style-name="ce461"/>
          <table:table-cell table:style-name="ce462"/>
          <table:table-cell table:style-name="ce569" table:formula="oooc:=HLOOKUP([.AR$1];[.AS$1:.BA$1200];ROW();FALSE())" office:value-type="string" office:string-value="m³/h">
            <text:p>m³/h</text:p>
          </table:table-cell>
          <table:table-cell table:style-name="ce572" office:value-type="string">
            <text:p>m³/h</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04">
            <text:p>104</text:p>
          </table:table-cell>
          <table:table-cell table:style-name="ce46"/>
          <table:table-cell table:style-name="ce99" office:value-type="float" office:value="335">
            <text:p>335</text:p>
          </table:table-cell>
          <table:table-cell table:style-name="ce168" office:value-type="string">
            <text:p>UPHtotQ</text:p>
          </table:table-cell>
          <table:table-cell table:style-name="ce168"/>
          <table:table-cell table:style-name="ce143"/>
          <table:table-cell table:style-name="ce277" office:value-type="string">
            <text:p>Nprocesses</text:p>
          </table:table-cell>
          <table:table-cell table:style-name="ce99" office:value-type="string">
            <text:p>UPH from questionnaire (annual)</text:p>
          </table:table-cell>
          <table:table-cell table:style-name="ce362" office:value-type="string">
            <text:p>MWh / year</text:p>
          </table:table-cell>
          <table:table-cell table:style-name="ce381" office:value-type="string">
            <text:p>X</text:p>
          </table:table-cell>
          <table:table-cell table:style-name="ce49" office:value-type="string">
            <text:p>X</text:p>
          </table:table-cell>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Annual consumption of UPH">
            <text:p>Annual consumption of UPH</text:p>
          </table:table-cell>
          <table:table-cell table:style-name="ce487" office:value-type="string">
            <text:p>Annual consumption of UPH</text:p>
          </table:table-cell>
          <table:table-cell table:style-name="ce519"/>
          <table:table-cell table:style-name="ce532" table:number-columns-repeated="7"/>
          <table:table-cell table:style-name="ce461" table:number-columns-repeated="2"/>
          <table:table-cell table:style-name="ce542" table:formula="oooc:=HLOOKUP([.AF$1];[.AG$1:.AO$1200];ROW();FALSE())" office:value-type="string" office:string-value="Only for the process">
            <text:p>Only for the process</text:p>
          </table:table-cell>
          <table:table-cell table:style-name="ce517" office:value-type="string">
            <text:p>Only for the process</text:p>
          </table:table-cell>
          <table:table-cell table:style-name="ce517" office:value-type="string">
            <text:p>Només per el procés</text:p>
          </table:table-cell>
          <table:table-cell table:style-name="ce560" table:number-columns-repeated="7"/>
          <table:table-cell table:style-name="ce461" table:number-columns-repeated="2"/>
          <table:table-cell table:style-name="ce569" table:formula="oooc:=HLOOKUP([.AR$1];[.AS$1:.BA$1200];ROW();FALSE())" office:value-type="string" office:string-value="MWh / year">
            <text:p>MWh / year</text:p>
          </table:table-cell>
          <table:table-cell table:style-name="ce583" office:value-type="string">
            <text:p>MWh / year</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05">
            <text:p>105</text:p>
          </table:table-cell>
          <table:table-cell table:style-name="ce48"/>
          <table:table-cell table:style-name="ce96"/>
          <table:table-cell table:style-name="ce167" table:number-columns-repeated="3"/>
          <table:table-cell table:style-name="ce273" office:value-type="string">
            <text:p>Nprocesses</text:p>
          </table:table-cell>
          <table:table-cell table:style-name="ce103" office:value-type="string">
            <text:p>annual demand of primary energy </text:p>
          </table:table-cell>
          <table:table-cell table:style-name="ce284" office:value-type="string">
            <text:p>Mwh/year</text:p>
          </table:table-cell>
          <table:table-cell table:style-name="ce384" table:number-columns-repeated="2"/>
          <table:table-cell table:style-name="ce49" table:number-columns-repeated="2"/>
          <table:table-cell table:style-name="ce48"/>
          <table:table-cell table:style-name="ce49" office:value-type="string">
            <text:p>x</text:p>
          </table:table-cell>
          <table:table-cell table:style-name="ce49" office:value-type="string">
            <text:p>could be calculated from others</text:p>
          </table:table-cell>
          <table:table-cell table:style-name="ce437"/>
          <table:table-cell table:style-name="ce462" table:number-columns-repeated="2"/>
          <table:table-cell table:style-name="ce475" table:formula="oooc:=HLOOKUP([.T$1];[.U$1:.AC$1202];ROW();FALSE())" office:value-type="string" office:string-value="annual demand of primary energy ">
            <text:p>annual demand of primary energy </text:p>
          </table:table-cell>
          <table:table-cell table:style-name="ce484" office:value-type="string">
            <text:p>annual demand of primary energy </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office:value-type="string" office:string-value="Mwh/year">
            <text:p>Mwh/year</text:p>
          </table:table-cell>
          <table:table-cell table:style-name="ce384" office:value-type="string">
            <text:p>Mwh/year</text:p>
          </table:table-cell>
          <table:table-cell table:style-name="ce548" table:number-columns-repeated="8"/>
          <table:table-cell table:style-name="ce462" table:number-columns-repeated="199"/>
          <table:table-cell table:style-name="ce11" table:number-columns-repeated="4"/>
        </table:table-row>
        <table:table-row table:style-name="ro2">
          <table:table-cell table:style-name="ce11" office:value-type="float" office:value="106">
            <text:p>106</text:p>
          </table:table-cell>
          <table:table-cell table:style-name="ce49"/>
          <table:table-cell table:style-name="ce96"/>
          <table:table-cell table:style-name="ce167" table:number-columns-repeated="3"/>
          <table:table-cell table:style-name="ce273" office:value-type="string">
            <text:p>Nprocesses</text:p>
          </table:table-cell>
          <table:table-cell table:style-name="ce103" office:value-type="string">
            <text:p>cost of produced useful heat </text:p>
          </table:table-cell>
          <table:table-cell table:style-name="ce284" office:value-type="string">
            <text:p>€/MWh</text:p>
          </table:table-cell>
          <table:table-cell table:style-name="ce384" table:number-columns-repeated="2"/>
          <table:table-cell table:style-name="ce49" table:number-columns-repeated="2"/>
          <table:table-cell table:style-name="ce48"/>
          <table:table-cell table:style-name="ce49" office:value-type="string">
            <text:p>x</text:p>
          </table:table-cell>
          <table:table-cell table:style-name="ce436" office:value-type="string">
            <text:p>it's difficult to give a cost for heat in ONE process a priori to the analysis …</text:p>
          </table:table-cell>
          <table:table-cell table:style-name="ce437"/>
          <table:table-cell table:style-name="ce462" table:number-columns-repeated="2"/>
          <table:table-cell table:style-name="ce475" table:formula="oooc:=HLOOKUP([.T$1];[.U$1:.AC$1202];ROW();FALSE())" office:value-type="string" office:string-value="cost of produced useful heat ">
            <text:p>cost of produced useful heat </text:p>
          </table:table-cell>
          <table:table-cell table:style-name="ce484" office:value-type="string">
            <text:p>cost of produced useful heat </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office:value-type="string" office:string-value="€/MWh">
            <text:p>€/MWh</text:p>
          </table:table-cell>
          <table:table-cell table:style-name="ce384" office:value-type="string">
            <text:p>€/MWh</text:p>
          </table:table-cell>
          <table:table-cell table:style-name="ce548" table:number-columns-repeated="8"/>
          <table:table-cell table:style-name="ce462" table:number-columns-repeated="199"/>
          <table:table-cell table:style-name="ce11" table:number-columns-repeated="4"/>
        </table:table-row>
        <table:table-row-group>
          <table:table-row table:style-name="ro14">
            <table:table-cell table:style-name="ce11" office:value-type="float" office:value="107">
              <text:p>107</text:p>
            </table:table-cell>
            <table:table-cell table:style-name="ce51" office:value-type="string">
              <text:p>C3</text:p>
            </table:table-cell>
            <table:table-cell table:style-name="ce93" office:value-type="string">
              <text:p>C301</text:p>
            </table:table-cell>
            <table:table-cell table:style-name="ce169" office:value-type="string">
              <text:p>UPH</text:p>
            </table:table-cell>
            <table:table-cell table:style-name="ce169"/>
            <table:table-cell table:style-name="ce249"/>
            <table:table-cell table:style-name="ce56"/>
            <table:table-cell table:style-name="ce93" office:value-type="string">
              <text:p>TOTAL- Useful process heat (per process - UPHk)</text:p>
            </table:table-cell>
            <table:table-cell table:style-name="ce56" office:value-type="string">
              <text:p>MWh</text:p>
            </table:table-cell>
            <table:table-cell table:style-name="ce380"/>
            <table:table-cell table:style-name="ce384"/>
            <table:table-cell table:style-name="ce416" table:number-columns-repeated="3"/>
            <table:table-cell table:style-name="ce419"/>
            <table:table-cell table:style-name="ce49" office:value-type="string">
              <text:p>variable name introduced in Draft 0.2</text:p>
            </table:table-cell>
            <table:table-cell table:style-name="ce445"/>
            <table:table-cell table:style-name="ce461" table:number-columns-repeated="2"/>
            <table:table-cell table:style-name="ce475" table:formula="oooc:=HLOOKUP([.T$1];[.U$1:.AC$1202];ROW();FALSE())" office:value-type="string" office:string-value="TOTAL">
              <text:p>TOTAL</text:p>
            </table:table-cell>
            <table:table-cell table:style-name="ce484" office:value-type="string">
              <text:p>TOTAL</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MWh">
              <text:p>MWh</text:p>
            </table:table-cell>
            <table:table-cell table:style-name="ce584" office:value-type="string">
              <text:p>MWh</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08">
              <text:p>108</text:p>
            </table:table-cell>
            <table:table-cell table:style-name="ce51" office:value-type="string">
              <text:p>C3</text:p>
            </table:table-cell>
            <table:table-cell table:style-name="ce93" office:value-type="string">
              <text:p>C301a</text:p>
            </table:table-cell>
            <table:table-cell table:style-name="ce169" office:value-type="string">
              <text:p>UPHc</text:p>
            </table:table-cell>
            <table:table-cell table:style-name="ce169"/>
            <table:table-cell table:style-name="ce249"/>
            <table:table-cell table:style-name="ce56"/>
            <table:table-cell table:style-name="ce93" office:value-type="string">
              <text:p>circulation / renovation</text:p>
            </table:table-cell>
            <table:table-cell table:style-name="ce56" office:value-type="string">
              <text:p>MWh</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circulation / renovation">
              <text:p>circulation / renovation</text:p>
            </table:table-cell>
            <table:table-cell table:style-name="ce484" office:value-type="string">
              <text:p>circulation / renovation</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MWh">
              <text:p>MWh</text:p>
            </table:table-cell>
            <table:table-cell table:style-name="ce584" office:value-type="string">
              <text:p>MWh</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09">
              <text:p>109</text:p>
            </table:table-cell>
            <table:table-cell table:style-name="ce51" office:value-type="string">
              <text:p>C3</text:p>
            </table:table-cell>
            <table:table-cell table:style-name="ce93" office:value-type="string">
              <text:p>C301b</text:p>
            </table:table-cell>
            <table:table-cell table:style-name="ce169" office:value-type="string">
              <text:p>UPHm</text:p>
            </table:table-cell>
            <table:table-cell table:style-name="ce169"/>
            <table:table-cell table:style-name="ce249"/>
            <table:table-cell table:style-name="ce56"/>
            <table:table-cell table:style-name="ce93" office:value-type="string">
              <text:p>maintenance</text:p>
            </table:table-cell>
            <table:table-cell table:style-name="ce56" office:value-type="string">
              <text:p>MWh</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maintenance">
              <text:p>maintenance</text:p>
            </table:table-cell>
            <table:table-cell table:style-name="ce484" office:value-type="string">
              <text:p>maintenance</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MWh">
              <text:p>MWh</text:p>
            </table:table-cell>
            <table:table-cell table:style-name="ce584" office:value-type="string">
              <text:p>MWh</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10">
              <text:p>110</text:p>
            </table:table-cell>
            <table:table-cell table:style-name="ce51" office:value-type="string">
              <text:p>C3</text:p>
            </table:table-cell>
            <table:table-cell table:style-name="ce93" office:value-type="string">
              <text:p>C301c</text:p>
            </table:table-cell>
            <table:table-cell table:style-name="ce169" office:value-type="string">
              <text:p>UPHs</text:p>
            </table:table-cell>
            <table:table-cell table:style-name="ce169"/>
            <table:table-cell table:style-name="ce249"/>
            <table:table-cell table:style-name="ce56"/>
            <table:table-cell table:style-name="ce93" office:value-type="string">
              <text:p>preheating at start-up</text:p>
            </table:table-cell>
            <table:table-cell table:style-name="ce56" office:value-type="string">
              <text:p>MWh</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preheating at start-up">
              <text:p>preheating at start-up</text:p>
            </table:table-cell>
            <table:table-cell table:style-name="ce484" office:value-type="string">
              <text:p>preheating at start-up</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MWh">
              <text:p>MWh</text:p>
            </table:table-cell>
            <table:table-cell table:style-name="ce584" office:value-type="string">
              <text:p>MWh</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11">
              <text:p>111</text:p>
            </table:table-cell>
            <table:table-cell table:style-name="ce51" office:value-type="string">
              <text:p>C3</text:p>
            </table:table-cell>
            <table:table-cell table:style-name="ce93" office:value-type="string">
              <text:p>C301d</text:p>
            </table:table-cell>
            <table:table-cell table:style-name="ce169" office:value-type="string">
              <text:p>UPHw</text:p>
            </table:table-cell>
            <table:table-cell table:style-name="ce169"/>
            <table:table-cell table:style-name="ce250"/>
            <table:table-cell table:style-name="ce56"/>
            <table:table-cell table:style-name="ce93" office:value-type="string">
              <text:p>available waste heat from processes</text:p>
            </table:table-cell>
            <table:table-cell table:style-name="ce56" office:value-type="string">
              <text:p>MWh</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available waste heat from processes">
              <text:p>available waste heat from processes</text:p>
            </table:table-cell>
            <table:table-cell table:style-name="ce484" office:value-type="string">
              <text:p>available waste heat from processes</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MWh">
              <text:p>MWh</text:p>
            </table:table-cell>
            <table:table-cell table:style-name="ce584" office:value-type="string">
              <text:p>MWh</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12">
              <text:p>112</text:p>
            </table:table-cell>
            <table:table-cell table:style-name="ce51" office:value-type="string">
              <text:p>C3</text:p>
            </table:table-cell>
            <table:table-cell table:style-name="ce93" office:value-type="string">
              <text:p>C301e</text:p>
            </table:table-cell>
            <table:table-cell table:style-name="ce169" office:value-type="string">
              <text:p>UPHp</text:p>
            </table:table-cell>
            <table:table-cell table:style-name="ce169"/>
            <table:table-cell table:style-name="ce249"/>
            <table:table-cell table:style-name="ce56"/>
            <table:table-cell table:style-name="ce93" office:value-type="string">
              <text:p>preheating from waste heat</text:p>
            </table:table-cell>
            <table:table-cell table:style-name="ce56" office:value-type="string">
              <text:p>MWh</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preheating from waste heat">
              <text:p>preheating from waste heat</text:p>
            </table:table-cell>
            <table:table-cell table:style-name="ce484" office:value-type="string">
              <text:p>preheating from waste heat</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MWh">
              <text:p>MWh</text:p>
            </table:table-cell>
            <table:table-cell table:style-name="ce584" office:value-type="string">
              <text:p>MWh</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30" office:value-type="float" office:value="113">
              <text:p>113</text:p>
            </table:table-cell>
            <table:table-cell table:style-name="ce55" office:value-type="string">
              <text:p>C3</text:p>
            </table:table-cell>
            <table:table-cell table:style-name="ce100" office:value-type="string">
              <text:p>C301f</text:p>
            </table:table-cell>
            <table:table-cell table:style-name="ce170" office:value-type="string">
              <text:p>UPHmin</text:p>
            </table:table-cell>
            <table:table-cell table:style-name="ce170"/>
            <table:table-cell table:style-name="ce251"/>
            <table:table-cell table:style-name="ce53"/>
            <table:table-cell table:style-name="ce100" office:value-type="string">
              <text:p>minimum required heat demand with heat recovery</text:p>
            </table:table-cell>
            <table:table-cell table:style-name="ce56" office:value-type="string">
              <text:p>MWh</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minimum required heat demand with heat recovery">
              <text:p>minimum required heat demand with heat recovery</text:p>
            </table:table-cell>
            <table:table-cell table:style-name="ce484" office:value-type="string">
              <text:p>minimum required heat demand with heat recovery</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MWh">
              <text:p>MWh</text:p>
            </table:table-cell>
            <table:table-cell table:style-name="ce584" office:value-type="string">
              <text:p>MWh</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
            <table:table-cell table:style-name="ce11" office:value-type="float" office:value="114">
              <text:p>114</text:p>
            </table:table-cell>
            <table:table-cell table:style-name="ce51"/>
            <table:table-cell table:style-name="ce101"/>
            <table:table-cell table:style-name="ce169" table:number-columns-repeated="2"/>
            <table:table-cell table:style-name="ce249"/>
            <table:table-cell table:style-name="ce56"/>
            <table:table-cell table:style-name="ce93"/>
            <table:table-cell table:style-name="ce56"/>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text:p/>
            </table:table-cell>
            <table:table-cell table:style-name="ce484"/>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text:p/>
            </table:table-cell>
            <table:table-cell table:style-name="ce584"/>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15">
              <text:p>115</text:p>
            </table:table-cell>
            <table:table-cell table:style-name="ce51" office:value-type="string">
              <text:p>C3</text:p>
            </table:table-cell>
            <table:table-cell table:style-name="ce93" office:value-type="string">
              <text:p>C350</text:p>
            </table:table-cell>
            <table:table-cell table:style-name="ce169" office:value-type="string">
              <text:p>ProcHC</text:p>
            </table:table-cell>
            <table:table-cell table:style-name="ce169"/>
            <table:table-cell table:style-name="ce250"/>
            <table:table-cell table:style-name="ce56"/>
            <table:table-cell table:style-name="ce93" office:value-type="string">
              <text:p>Heating (1) or Cooling (-1)</text:p>
            </table:table-cell>
            <table:table-cell table:style-name="ce56" office:value-type="string">
              <text:p>-</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Heating (1) or Cooling (-1)">
              <text:p>Heating (1) or Cooling (-1)</text:p>
            </table:table-cell>
            <table:table-cell table:style-name="ce484" office:value-type="string">
              <text:p>Heating (1) or Cooling (-1)</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
              <text:p>-</text:p>
            </table:table-cell>
            <table:table-cell table:style-name="ce584"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16">
              <text:p>116</text:p>
            </table:table-cell>
            <table:table-cell table:style-name="ce51" office:value-type="string">
              <text:p>C3</text:p>
            </table:table-cell>
            <table:table-cell table:style-name="ce93" office:value-type="string">
              <text:p>C351</text:p>
            </table:table-cell>
            <table:table-cell table:style-name="ce169" office:value-type="string">
              <text:p>UPCtot</text:p>
            </table:table-cell>
            <table:table-cell table:style-name="ce169"/>
            <table:table-cell table:style-name="ce249"/>
            <table:table-cell table:style-name="ce56"/>
            <table:table-cell table:style-name="ce93" office:value-type="string">
              <text:p>total process cooling demand</text:p>
            </table:table-cell>
            <table:table-cell table:style-name="ce56" office:value-type="string">
              <text:p>MWh</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total process cooling demand">
              <text:p>total process cooling demand</text:p>
            </table:table-cell>
            <table:table-cell table:style-name="ce484" office:value-type="string">
              <text:p>total process cooling demand</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MWh">
              <text:p>MWh</text:p>
            </table:table-cell>
            <table:table-cell table:style-name="ce584" office:value-type="string">
              <text:p>MWh</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17">
              <text:p>117</text:p>
            </table:table-cell>
            <table:table-cell table:style-name="ce51" office:value-type="string">
              <text:p>C3</text:p>
            </table:table-cell>
            <table:table-cell table:style-name="ce93" office:value-type="string">
              <text:p>C352</text:p>
            </table:table-cell>
            <table:table-cell table:style-name="ce169" office:value-type="string">
              <text:p>UPCnet</text:p>
            </table:table-cell>
            <table:table-cell table:style-name="ce169"/>
            <table:table-cell table:style-name="ce249"/>
            <table:table-cell table:style-name="ce56"/>
            <table:table-cell table:style-name="ce93" office:value-type="string">
              <text:p>total process cooling demand after heat recovery</text:p>
            </table:table-cell>
            <table:table-cell table:style-name="ce56" office:value-type="string">
              <text:p>MWh</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total process cooling demand after heat recovery">
              <text:p>total process cooling demand after heat recovery</text:p>
            </table:table-cell>
            <table:table-cell table:style-name="ce484" office:value-type="string">
              <text:p>total process cooling demand after heat recovery</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MWh">
              <text:p>MWh</text:p>
            </table:table-cell>
            <table:table-cell table:style-name="ce584" office:value-type="string">
              <text:p>MWh</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
            <table:table-cell table:style-name="ce11" office:value-type="float" office:value="118">
              <text:p>118</text:p>
            </table:table-cell>
            <table:table-cell table:style-name="ce51"/>
            <table:table-cell table:style-name="ce101"/>
            <table:table-cell table:style-name="ce169" table:number-columns-repeated="2"/>
            <table:table-cell table:style-name="ce249"/>
            <table:table-cell table:style-name="ce56"/>
            <table:table-cell table:style-name="ce93"/>
            <table:table-cell table:style-name="ce56"/>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text:p/>
            </table:table-cell>
            <table:table-cell table:style-name="ce484"/>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text:p/>
            </table:table-cell>
            <table:table-cell table:style-name="ce584"/>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19">
              <text:p>119</text:p>
            </table:table-cell>
            <table:table-cell table:style-name="ce51" office:value-type="string">
              <text:p>C3</text:p>
            </table:table-cell>
            <table:table-cell table:style-name="ce93" office:value-type="string">
              <text:p>C302a</text:p>
            </table:table-cell>
            <table:table-cell table:style-name="ce169" office:value-type="string">
              <text:p>PMU</text:p>
            </table:table-cell>
            <table:table-cell table:style-name="ce169"/>
            <table:table-cell table:style-name="ce249"/>
            <table:table-cell table:style-name="ce56"/>
            <table:table-cell table:style-name="ce93" office:value-type="string">
              <text:p>measurement unit for process medium (pmu)</text:p>
            </table:table-cell>
            <table:table-cell table:style-name="ce56" office:value-type="string">
              <text:p>-</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measurement unit for process medium (pmu)">
              <text:p>measurement unit for process medium (pmu)</text:p>
            </table:table-cell>
            <table:table-cell table:style-name="ce484" office:value-type="string">
              <text:p>measurement unit for process medium (pmu)</text:p>
            </table:table-cell>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4"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20">
              <text:p>120</text:p>
            </table:table-cell>
            <table:table-cell table:style-name="ce51" office:value-type="string">
              <text:p>C3</text:p>
            </table:table-cell>
            <table:table-cell table:style-name="ce93" office:value-type="string">
              <text:p>C302</text:p>
            </table:table-cell>
            <table:table-cell table:style-name="ce169" office:value-type="string">
              <text:p>MProcMed</text:p>
            </table:table-cell>
            <table:table-cell table:style-name="ce169"/>
            <table:table-cell table:style-name="ce249"/>
            <table:table-cell table:style-name="ce56"/>
            <table:table-cell table:style-name="ce93" office:value-type="string">
              <text:p>yearly quantity of medimum processed</text:p>
            </table:table-cell>
            <table:table-cell table:style-name="ce56" office:value-type="string">
              <text:p>pmu/a</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yearly quantity of medimum processed">
              <text:p>yearly quantity of medimum processed</text:p>
            </table:table-cell>
            <table:table-cell table:style-name="ce484" office:value-type="string">
              <text:p>yearly quantity of medimum processed</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pmu/a">
              <text:p>pmu/a</text:p>
            </table:table-cell>
            <table:table-cell table:style-name="ce584" office:value-type="string">
              <text:p>pmu/a</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
            <table:table-cell table:style-name="ce11" office:value-type="float" office:value="121">
              <text:p>121</text:p>
            </table:table-cell>
            <table:table-cell table:style-name="ce51"/>
            <table:table-cell table:style-name="ce61"/>
            <table:table-cell table:style-name="ce169" table:number-columns-repeated="2"/>
            <table:table-cell table:style-name="ce249"/>
            <table:table-cell table:style-name="ce282"/>
            <table:table-cell table:style-name="ce318"/>
            <table:table-cell table:style-name="ce363"/>
            <table:table-cell table:style-name="ce380"/>
            <table:table-cell table:style-name="ce409"/>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text:p/>
            </table:table-cell>
            <table:table-cell table:style-name="ce493"/>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85"/>
            <table:table-cell table:style-name="ce548" table:number-columns-repeated="8"/>
            <table:table-cell table:style-name="ce462" table:number-columns-repeated="199"/>
            <table:table-cell table:style-name="ce11" table:number-columns-repeated="4"/>
          </table:table-row>
          <table:table-row table:style-name="ro14">
            <table:table-cell table:style-name="ce11" office:value-type="float" office:value="122">
              <text:p>122</text:p>
            </table:table-cell>
            <table:table-cell table:style-name="ce51" office:value-type="string">
              <text:p>C3</text:p>
            </table:table-cell>
            <table:table-cell table:style-name="ce101" office:value-type="string">
              <text:p>C303</text:p>
            </table:table-cell>
            <table:table-cell table:style-name="ce169" office:value-type="string">
              <text:p>PE_SEC</text:p>
            </table:table-cell>
            <table:table-cell table:style-name="ce169"/>
            <table:table-cell table:style-name="ce249"/>
            <table:table-cell table:style-name="ce56"/>
            <table:table-cell table:style-name="ce93" office:value-type="string">
              <text:p>Specific energy consumption (primary energy)</text:p>
            </table:table-cell>
            <table:table-cell table:style-name="ce56" office:value-type="string">
              <text:p>kWh/pmu</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Specific energy consumption (primary energy)">
              <text:p>Specific energy consumption (primary energy)</text:p>
            </table:table-cell>
            <table:table-cell table:style-name="ce484" office:value-type="string">
              <text:p>Specific energy consumption (primary energy)</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kWh/pmu">
              <text:p>kWh/pmu</text:p>
            </table:table-cell>
            <table:table-cell table:style-name="ce584" office:value-type="string">
              <text:p>kWh/pmu</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23">
              <text:p>123</text:p>
            </table:table-cell>
            <table:table-cell table:style-name="ce51" office:value-type="string">
              <text:p>C3</text:p>
            </table:table-cell>
            <table:table-cell table:style-name="ce101" office:value-type="string">
              <text:p>C304</text:p>
            </table:table-cell>
            <table:table-cell table:style-name="ce169" office:value-type="string">
              <text:p>EL_SEC</text:p>
            </table:table-cell>
            <table:table-cell table:style-name="ce169"/>
            <table:table-cell table:style-name="ce249"/>
            <table:table-cell table:style-name="ce56"/>
            <table:table-cell table:style-name="ce93" office:value-type="string">
              <text:p>Specific energy consumption (electricity)</text:p>
            </table:table-cell>
            <table:table-cell table:style-name="ce56" office:value-type="string">
              <text:p>kWh/pmu</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Specific energy consumption (electricity)">
              <text:p>Specific energy consumption (electricity)</text:p>
            </table:table-cell>
            <table:table-cell table:style-name="ce484" office:value-type="string">
              <text:p>Specific energy consumption (electricity)</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kWh/pmu">
              <text:p>kWh/pmu</text:p>
            </table:table-cell>
            <table:table-cell table:style-name="ce584" office:value-type="string">
              <text:p>kWh/pmu</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
            <table:table-cell table:style-name="ce11" office:value-type="float" office:value="124">
              <text:p>124</text:p>
            </table:table-cell>
            <table:table-cell table:style-name="ce51"/>
            <table:table-cell table:style-name="ce61"/>
            <table:table-cell table:style-name="ce169" table:number-columns-repeated="2"/>
            <table:table-cell table:style-name="ce252"/>
            <table:table-cell table:style-name="ce282"/>
            <table:table-cell table:style-name="ce318"/>
            <table:table-cell table:style-name="ce363"/>
            <table:table-cell table:style-name="ce380"/>
            <table:table-cell table:style-name="ce409"/>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text:p/>
            </table:table-cell>
            <table:table-cell table:style-name="ce493"/>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85"/>
            <table:table-cell table:style-name="ce548" table:number-columns-repeated="8"/>
            <table:table-cell table:style-name="ce462" table:number-columns-repeated="199"/>
            <table:table-cell table:style-name="ce11" table:number-columns-repeated="4"/>
          </table:table-row>
          <table:table-row table:style-name="ro14">
            <table:table-cell table:style-name="ce11" office:value-type="float" office:value="125">
              <text:p>125</text:p>
            </table:table-cell>
            <table:table-cell table:style-name="ce51" office:value-type="string">
              <text:p>C3</text:p>
            </table:table-cell>
            <table:table-cell table:style-name="ce101" office:value-type="string">
              <text:p>C305</text:p>
            </table:table-cell>
            <table:table-cell table:style-name="ce169" office:value-type="string">
              <text:p>UPH_SEC</text:p>
            </table:table-cell>
            <table:table-cell table:style-name="ce169"/>
            <table:table-cell table:style-name="ce253"/>
            <table:table-cell table:style-name="ce56"/>
            <table:table-cell table:style-name="ce93" office:value-type="string">
              <text:p>Specific energy consumption (UPH)</text:p>
            </table:table-cell>
            <table:table-cell table:style-name="ce56" office:value-type="string">
              <text:p>kWh/pmu</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Specific energy consumption (UPH)">
              <text:p>Specific energy consumption (UPH)</text:p>
            </table:table-cell>
            <table:table-cell table:style-name="ce484" office:value-type="string">
              <text:p>Specific energy consumption (UPH)</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kWh/pmu">
              <text:p>kWh/pmu</text:p>
            </table:table-cell>
            <table:table-cell table:style-name="ce584" office:value-type="string">
              <text:p>kWh/pmu</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
            <table:table-cell table:style-name="ce11" office:value-type="float" office:value="126">
              <text:p>126</text:p>
            </table:table-cell>
            <table:table-cell table:style-name="ce51"/>
            <table:table-cell table:style-name="ce61"/>
            <table:table-cell table:style-name="ce169" table:number-columns-repeated="2"/>
            <table:table-cell table:style-name="ce249"/>
            <table:table-cell table:style-name="ce282"/>
            <table:table-cell table:style-name="ce318"/>
            <table:table-cell table:style-name="ce363"/>
            <table:table-cell table:style-name="ce380"/>
            <table:table-cell table:style-name="ce409"/>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text:p/>
            </table:table-cell>
            <table:table-cell table:style-name="ce493"/>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85"/>
            <table:table-cell table:style-name="ce548" table:number-columns-repeated="8"/>
            <table:table-cell table:style-name="ce462" table:number-columns-repeated="199"/>
            <table:table-cell table:style-name="ce11" table:number-columns-repeated="4"/>
          </table:table-row>
          <table:table-row table:style-name="ro2">
            <table:table-cell table:style-name="ce11" office:value-type="float" office:value="127">
              <text:p>127</text:p>
            </table:table-cell>
            <table:table-cell table:style-name="ce51" office:value-type="string">
              <text:p>C3</text:p>
            </table:table-cell>
            <table:table-cell table:style-name="ce101" office:value-type="string">
              <text:p>C311</text:p>
            </table:table-cell>
            <table:table-cell table:style-name="ce169" office:value-type="string">
              <text:p>TEnvProc</text:p>
            </table:table-cell>
            <table:table-cell table:style-name="ce169"/>
            <table:table-cell table:style-name="ce249"/>
            <table:table-cell table:style-name="ce56"/>
            <table:table-cell table:style-name="ce93" office:value-type="string">
              <text:p>Temperature of the process environment for calculation of heat losses under operation</text:p>
            </table:table-cell>
            <table:table-cell table:style-name="ce56" office:value-type="string">
              <text:p>ºC</text:p>
            </table:table-cell>
            <table:table-cell table:style-name="ce384" table:number-columns-repeated="2"/>
            <table:table-cell table:style-name="ce46" table:number-columns-repeated="3"/>
            <table:table-cell table:style-name="ce47"/>
            <table:table-cell table:style-name="ce49"/>
            <table:table-cell table:style-name="ce451"/>
            <table:table-cell table:style-name="ce464" table:number-columns-repeated="2"/>
            <table:table-cell table:style-name="ce475" table:formula="oooc:=HLOOKUP([.T$1];[.U$1:.AC$1202];ROW();FALSE())" office:value-type="string" office:string-value="Temperature of the process environment for calculation of heat losses under operation">
              <text:p>Temperature of the process environment for calculation of heat losses under operation</text:p>
            </table:table-cell>
            <table:table-cell table:style-name="ce484" office:value-type="string">
              <text:p>Temperature of the process environment for calculation of heat losses under operation</text:p>
            </table:table-cell>
            <table:table-cell table:style-name="ce520"/>
            <table:table-cell table:style-name="ce534" table:number-columns-repeated="7"/>
            <table:table-cell table:style-name="ce464" table:number-columns-repeated="2"/>
            <table:table-cell table:style-name="ce542" table:formula="oooc:=HLOOKUP([.AF$1];[.AG$1:.AO$1200];ROW();FALSE())">
              <text:p/>
            </table:table-cell>
            <table:table-cell table:style-name="ce548" table:number-columns-repeated="2"/>
            <table:table-cell table:style-name="ce562" table:number-columns-repeated="7"/>
            <table:table-cell table:style-name="ce464" table:number-columns-repeated="2"/>
            <table:table-cell table:style-name="ce569" table:formula="oooc:=HLOOKUP([.AR$1];[.AS$1:.BA$1200];ROW();FALSE())" office:value-type="string" office:string-value="ºC">
              <text:p>ºC</text:p>
            </table:table-cell>
            <table:table-cell table:style-name="ce584" office:value-type="string">
              <text:p>ºC</text:p>
            </table:table-cell>
            <table:table-cell table:style-name="ce548"/>
            <table:table-cell table:style-name="ce562" table:number-columns-repeated="7"/>
            <table:table-cell table:style-name="ce464" table:number-columns-repeated="199"/>
            <table:table-cell table:style-name="ce11" table:number-columns-repeated="4"/>
          </table:table-row>
          <table:table-row table:style-name="ro7">
            <table:table-cell table:style-name="ce30" office:value-type="string">
              <text:p>127b</text:p>
            </table:table-cell>
            <table:table-cell table:style-name="ce55" office:value-type="string">
              <text:p>C3</text:p>
            </table:table-cell>
            <table:table-cell table:style-name="ce97" office:value-type="string">
              <text:p>C311b</text:p>
            </table:table-cell>
            <table:table-cell table:style-name="ce170" office:value-type="string">
              <text:p>UAProc</text:p>
            </table:table-cell>
            <table:table-cell table:style-name="ce170"/>
            <table:table-cell table:style-name="ce251"/>
            <table:table-cell table:style-name="ce53" office:value-type="string">
              <text:p>Nprocesses</text:p>
            </table:table-cell>
            <table:table-cell table:style-name="ce100" office:value-type="string">
              <text:p>Thermal heat loss coefficient of the process</text:p>
            </table:table-cell>
            <table:table-cell table:style-name="ce53" office:value-type="string">
              <text:p>kW/K</text:p>
            </table:table-cell>
            <table:table-cell table:number-columns-repeated="2" table:style-name="ce384" office:value-type="string">
              <text:p>X</text:p>
            </table:table-cell>
            <table:table-cell table:style-name="ce46" table:number-columns-repeated="3"/>
            <table:table-cell table:style-name="ce47"/>
            <table:table-cell table:style-name="ce49" office:value-type="string">
              <text:p>Optional if known. This parameter usually is not known. maybe we should ask for something simpler, e.g. ask for power instead of the heat loss coeficcient ??? </text:p>
            </table:table-cell>
            <table:table-cell table:style-name="ce451"/>
            <table:table-cell table:style-name="ce464" table:number-columns-repeated="2"/>
            <table:table-cell table:style-name="ce475" table:formula="oooc:=HLOOKUP([.T$1];[.U$1:.AC$1202];ROW();FALSE())" office:value-type="string" office:string-value="thermal heat loss coefficient of the process">
              <text:p>thermal heat loss coefficient of the process</text:p>
            </table:table-cell>
            <table:table-cell table:style-name="ce484" office:value-type="string">
              <text:p>thermal heat loss coefficient of the process</text:p>
            </table:table-cell>
            <table:table-cell table:style-name="ce520"/>
            <table:table-cell table:style-name="ce534" table:number-columns-repeated="7"/>
            <table:table-cell table:style-name="ce464" table:number-columns-repeated="2"/>
            <table:table-cell table:style-name="ce542" table:formula="oooc:=HLOOKUP([.AF$1];[.AG$1:.AO$1200];ROW();FALSE())" office:value-type="string" office:string-value="Thermal losses of the equipment (without the losses due to inlet and outlet of the fluid)">
              <text:p>Thermal losses of the equipment (without the losses due to inlet and outlet of the fluid)</text:p>
            </table:table-cell>
            <table:table-cell table:style-name="ce548" office:value-type="string">
              <text:p>Thermal losses of the equipment (without the losses due to inlet and outlet of the fluid)</text:p>
            </table:table-cell>
            <table:table-cell table:style-name="ce548" office:value-type="string">
              <text:p>Pèrdues tèrmiques de l'equipament (sense incloure les pèrdues degudes a entrades-sortides del fluid)</text:p>
            </table:table-cell>
            <table:table-cell table:style-name="ce562" table:number-columns-repeated="7"/>
            <table:table-cell table:style-name="ce464" table:number-columns-repeated="2"/>
            <table:table-cell table:style-name="ce569" table:formula="oooc:=HLOOKUP([.AR$1];[.AS$1:.BA$1200];ROW();FALSE())" office:value-type="string" office:string-value="kW/K">
              <text:p>kW/K</text:p>
            </table:table-cell>
            <table:table-cell table:style-name="ce584" office:value-type="string">
              <text:p>kW/K</text:p>
            </table:table-cell>
            <table:table-cell table:style-name="ce548"/>
            <table:table-cell table:style-name="ce562" table:number-columns-repeated="7"/>
            <table:table-cell table:style-name="ce464" table:number-columns-repeated="199"/>
            <table:table-cell table:style-name="ce11" table:number-columns-repeated="4"/>
          </table:table-row>
          <table:table-row table:style-name="ro3">
            <table:table-cell table:style-name="ce30" office:value-type="string">
              <text:p>127b</text:p>
            </table:table-cell>
            <table:table-cell table:style-name="ce55" office:value-type="string">
              <text:p>C3</text:p>
            </table:table-cell>
            <table:table-cell table:style-name="ce97" office:value-type="string">
              <text:p>C311c</text:p>
            </table:table-cell>
            <table:table-cell table:style-name="ce170" office:value-type="string">
              <text:p>QEvapProc </text:p>
            </table:table-cell>
            <table:table-cell table:style-name="ce170"/>
            <table:table-cell table:style-name="ce251"/>
            <table:table-cell table:style-name="ce53" office:value-type="string">
              <text:p>Nprocesses</text:p>
            </table:table-cell>
            <table:table-cell table:style-name="ce100" office:value-type="string">
              <text:p>Power requirement for evaporation or endothermal chemical reactions (negative for condensation or exothermal reactions)</text:p>
            </table:table-cell>
            <table:table-cell table:style-name="ce53" office:value-type="string">
              <text:p>kW</text:p>
            </table:table-cell>
            <table:table-cell table:number-columns-repeated="2" table:style-name="ce384" office:value-type="string">
              <text:p>X</text:p>
            </table:table-cell>
            <table:table-cell table:style-name="ce46" table:number-columns-repeated="3"/>
            <table:table-cell table:style-name="ce47"/>
            <table:table-cell table:style-name="ce49"/>
            <table:table-cell table:style-name="ce451"/>
            <table:table-cell table:style-name="ce464" table:number-columns-repeated="2"/>
            <table:table-cell table:style-name="ce475" table:formula="oooc:=HLOOKUP([.T$1];[.U$1:.AC$1202];ROW();FALSE())" office:value-type="string" office:string-value="Power requirement for evaporation or endothermal chemical reactions (negative for condensation or exothermal reactions)">
              <text:p>Power requirement for evaporation or endothermal chemical reactions (negative for condensation or exothermal reactions)</text:p>
            </table:table-cell>
            <table:table-cell table:style-name="ce100" office:value-type="string">
              <text:p>Power requirement for evaporation or endothermal chemical reactions (negative for condensation or exothermal reactions)</text:p>
            </table:table-cell>
            <table:table-cell table:style-name="ce520"/>
            <table:table-cell table:style-name="ce534" table:number-columns-repeated="7"/>
            <table:table-cell table:style-name="ce464" table:number-columns-repeated="2"/>
            <table:table-cell table:style-name="ce542" table:formula="oooc:=HLOOKUP([.AF$1];[.AG$1:.AO$1200];ROW();FALSE())" office:value-type="string" office:string-value="Power requirement for evaporation or endothermal chemical reactions (negative for condensation or exothermal reactions)">
              <text:p>Power requirement for evaporation or endothermal chemical reactions (negative for condensation or exothermal reactions)</text:p>
            </table:table-cell>
            <table:table-cell table:style-name="ce100" office:value-type="string">
              <text:p>Power requirement for evaporation or endothermal chemical reactions (negative for condensation or exothermal reactions)</text:p>
            </table:table-cell>
            <table:table-cell table:style-name="ce548"/>
            <table:table-cell table:style-name="ce562" table:number-columns-repeated="7"/>
            <table:table-cell table:style-name="ce464" table:number-columns-repeated="2"/>
            <table:table-cell table:style-name="ce569" table:formula="oooc:=HLOOKUP([.AR$1];[.AS$1:.BA$1200];ROW();FALSE())" office:value-type="string" office:string-value="kW">
              <text:p>kW</text:p>
            </table:table-cell>
            <table:table-cell table:style-name="ce584" office:value-type="string">
              <text:p>kW</text:p>
            </table:table-cell>
            <table:table-cell table:style-name="ce548"/>
            <table:table-cell table:style-name="ce562" table:number-columns-repeated="7"/>
            <table:table-cell table:style-name="ce464" table:number-columns-repeated="199"/>
            <table:table-cell table:style-name="ce11" table:number-columns-repeated="4"/>
          </table:table-row>
          <table:table-row table:style-name="ro14">
            <table:table-cell table:style-name="ce11" office:value-type="float" office:value="128">
              <text:p>128</text:p>
            </table:table-cell>
            <table:table-cell table:style-name="ce56" office:value-type="string">
              <text:p>C3</text:p>
            </table:table-cell>
            <table:table-cell table:style-name="ce61"/>
            <table:table-cell table:style-name="ce169" table:number-columns-repeated="2"/>
            <table:table-cell table:style-name="ce249"/>
            <table:table-cell table:style-name="ce282"/>
            <table:table-cell table:style-name="ce101"/>
            <table:table-cell table:style-name="ce364"/>
            <table:table-cell table:style-name="ce380"/>
            <table:table-cell table:style-name="ce409"/>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text:p/>
            </table:table-cell>
            <table:table-cell table:style-name="ce484"/>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86"/>
            <table:table-cell table:style-name="ce548" table:number-columns-repeated="8"/>
            <table:table-cell table:style-name="ce462" table:number-columns-repeated="199"/>
            <table:table-cell table:style-name="ce11" table:number-columns-repeated="4"/>
          </table:table-row>
          <table:table-row table:style-name="ro14">
            <table:table-cell table:style-name="ce11" office:value-type="float" office:value="129">
              <text:p>129</text:p>
            </table:table-cell>
            <table:table-cell table:style-name="ce51" office:value-type="string">
              <text:p>C3</text:p>
            </table:table-cell>
            <table:table-cell table:style-name="ce93" office:value-type="string">
              <text:p>C320</text:p>
            </table:table-cell>
            <table:table-cell table:style-name="ce169" office:value-type="string">
              <text:p>NThProc</text:p>
            </table:table-cell>
            <table:table-cell table:style-name="ce169"/>
            <table:table-cell table:style-name="ce243"/>
            <table:table-cell table:style-name="ce56"/>
            <table:table-cell table:style-name="ce93" office:value-type="string">
              <text:p>Number of thermal processes</text:p>
            </table:table-cell>
            <table:table-cell table:style-name="ce56" office:value-type="string">
              <text:p>-</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Number of thermal processes">
              <text:p>Number of thermal processes</text:p>
            </table:table-cell>
            <table:table-cell table:style-name="ce484" office:value-type="string">
              <text:p>Number of thermal processes</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
              <text:p>-</text:p>
            </table:table-cell>
            <table:table-cell table:style-name="ce584"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
            <table:table-cell table:style-name="ce11" office:value-type="float" office:value="130">
              <text:p>130</text:p>
            </table:table-cell>
            <table:table-cell table:style-name="ce51"/>
            <table:table-cell table:style-name="ce61"/>
            <table:table-cell table:style-name="ce169" table:number-columns-repeated="2"/>
            <table:table-cell table:style-name="ce243"/>
            <table:table-cell table:style-name="ce282"/>
            <table:table-cell table:style-name="ce318"/>
            <table:table-cell table:style-name="ce363"/>
            <table:table-cell table:style-name="ce380"/>
            <table:table-cell table:style-name="ce409"/>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text:p/>
            </table:table-cell>
            <table:table-cell table:style-name="ce493"/>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85"/>
            <table:table-cell table:style-name="ce548" table:number-columns-repeated="8"/>
            <table:table-cell table:style-name="ce462" table:number-columns-repeated="199"/>
            <table:table-cell table:style-name="ce11" table:number-columns-repeated="4"/>
          </table:table-row>
          <table:table-row table:style-name="ro14">
            <table:table-cell table:style-name="ce11" office:value-type="float" office:value="131">
              <text:p>131</text:p>
            </table:table-cell>
            <table:table-cell table:style-name="ce56" office:value-type="string">
              <text:p>C3</text:p>
            </table:table-cell>
            <table:table-cell table:style-name="ce61"/>
            <table:table-cell table:style-name="ce169" table:number-columns-repeated="2"/>
            <table:table-cell table:style-name="ce243"/>
            <table:table-cell table:style-name="ce282"/>
            <table:table-cell table:style-name="ce319" office:value-type="string">
              <text:p>power demand of process while operating</text:p>
            </table:table-cell>
            <table:table-cell table:style-name="ce364"/>
            <table:table-cell table:style-name="ce380"/>
            <table:table-cell table:style-name="ce398"/>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power demand of process while operating">
              <text:p>power demand of process while operating</text:p>
            </table:table-cell>
            <table:table-cell table:style-name="ce499" office:value-type="string">
              <text:p>power demand of process while operating</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86"/>
            <table:table-cell table:style-name="ce548" table:number-columns-repeated="8"/>
            <table:table-cell table:style-name="ce462" table:number-columns-repeated="199"/>
            <table:table-cell table:style-name="ce11" table:number-columns-repeated="4"/>
          </table:table-row>
          <table:table-row table:style-name="ro14">
            <table:table-cell table:style-name="ce11" office:value-type="float" office:value="132">
              <text:p>132</text:p>
            </table:table-cell>
            <table:table-cell table:style-name="ce51" office:value-type="string">
              <text:p>C3</text:p>
            </table:table-cell>
            <table:table-cell table:style-name="ce93" office:value-type="string">
              <text:p>C307a</text:p>
            </table:table-cell>
            <table:table-cell table:style-name="ce169" office:value-type="string">
              <text:p>QdotProc_c</text:p>
            </table:table-cell>
            <table:table-cell table:style-name="ce169"/>
            <table:table-cell table:style-name="ce243"/>
            <table:table-cell table:style-name="ce56"/>
            <table:table-cell table:style-name="ce93" office:value-type="string">
              <text:p>circulation / renovation</text:p>
            </table:table-cell>
            <table:table-cell table:style-name="ce56" office:value-type="string">
              <text:p>kW</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circulation / renovation">
              <text:p>circulation / renovation</text:p>
            </table:table-cell>
            <table:table-cell table:style-name="ce484" office:value-type="string">
              <text:p>circulation / renovation</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kW">
              <text:p>kW</text:p>
            </table:table-cell>
            <table:table-cell table:style-name="ce584" office:value-type="string">
              <text:p>kW</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30" office:value-type="float" office:value="133">
              <text:p>133</text:p>
            </table:table-cell>
            <table:table-cell table:style-name="ce55" office:value-type="string">
              <text:p>C3</text:p>
            </table:table-cell>
            <table:table-cell table:style-name="ce100" office:value-type="string">
              <text:p>C307b</text:p>
            </table:table-cell>
            <table:table-cell table:style-name="ce170" office:value-type="string">
              <text:p>QdotProc_m</text:p>
            </table:table-cell>
            <table:table-cell table:style-name="ce170"/>
            <table:table-cell table:style-name="ce251"/>
            <table:table-cell table:style-name="ce53"/>
            <table:table-cell table:style-name="ce100" office:value-type="string">
              <text:p>maintenance</text:p>
            </table:table-cell>
            <table:table-cell table:style-name="ce56" office:value-type="string">
              <text:p>kW</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maintenance">
              <text:p>maintenance</text:p>
            </table:table-cell>
            <table:table-cell table:style-name="ce484" office:value-type="string">
              <text:p>maintenance</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kW">
              <text:p>kW</text:p>
            </table:table-cell>
            <table:table-cell table:style-name="ce584" office:value-type="string">
              <text:p>kW</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34">
              <text:p>134</text:p>
            </table:table-cell>
            <table:table-cell table:style-name="ce51" office:value-type="string">
              <text:p>C3</text:p>
            </table:table-cell>
            <table:table-cell table:style-name="ce93" office:value-type="string">
              <text:p>C307c</text:p>
            </table:table-cell>
            <table:table-cell table:style-name="ce169" office:value-type="string">
              <text:p>QdotProc_s</text:p>
            </table:table-cell>
            <table:table-cell table:style-name="ce169"/>
            <table:table-cell table:style-name="ce243"/>
            <table:table-cell table:style-name="ce56"/>
            <table:table-cell table:style-name="ce93" office:value-type="string">
              <text:p>preheating at start-up</text:p>
            </table:table-cell>
            <table:table-cell table:style-name="ce56" office:value-type="string">
              <text:p>kW</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preheating at start-up">
              <text:p>preheating at start-up</text:p>
            </table:table-cell>
            <table:table-cell table:style-name="ce484" office:value-type="string">
              <text:p>preheating at start-up</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kW">
              <text:p>kW</text:p>
            </table:table-cell>
            <table:table-cell table:style-name="ce584" office:value-type="string">
              <text:p>kW</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35">
              <text:p>135</text:p>
            </table:table-cell>
            <table:table-cell table:style-name="ce51" office:value-type="string">
              <text:p>C3</text:p>
            </table:table-cell>
            <table:table-cell table:style-name="ce93" office:value-type="string">
              <text:p>C307d</text:p>
            </table:table-cell>
            <table:table-cell table:style-name="ce169" office:value-type="string">
              <text:p>QdotProc_w</text:p>
            </table:table-cell>
            <table:table-cell table:style-name="ce169"/>
            <table:table-cell table:style-name="ce249"/>
            <table:table-cell table:style-name="ce56"/>
            <table:table-cell table:style-name="ce93" office:value-type="string">
              <text:p>waste heat recovery</text:p>
            </table:table-cell>
            <table:table-cell table:style-name="ce56" office:value-type="string">
              <text:p>kW</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waste heat recovery">
              <text:p>waste heat recovery</text:p>
            </table:table-cell>
            <table:table-cell table:style-name="ce484" office:value-type="string">
              <text:p>waste heat recovery</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kW">
              <text:p>kW</text:p>
            </table:table-cell>
            <table:table-cell table:style-name="ce584" office:value-type="string">
              <text:p>kW</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Default" office:value-type="string">
              <text:p>???</text:p>
            </table:table-cell>
            <table:table-cell table:style-name="ce57" office:value-type="string">
              <text:p>C3</text:p>
            </table:table-cell>
            <table:table-cell table:style-name="ce100" office:value-type="string">
              <text:p>C308</text:p>
            </table:table-cell>
            <table:table-cell table:style-name="ce171" office:value-type="string">
              <text:p>TOpProc <text:s/></text:p>
            </table:table-cell>
            <table:table-cell table:style-name="ce171"/>
            <table:table-cell table:style-name="ce251"/>
            <table:table-cell table:style-name="ce53" office:value-type="string">
              <text:p>Nprocesses</text:p>
            </table:table-cell>
            <table:table-cell table:style-name="ce100" office:value-type="string">
              <text:p>Yearly operating hours of process=HPerDayProc*NDaysProc</text:p>
            </table:table-cell>
            <table:table-cell table:style-name="ce53" office:value-type="string">
              <text:p>-</text:p>
            </table:table-cell>
            <table:table-cell table:style-name="ce384"/>
            <table:table-cell table:style-name="ce409"/>
            <table:table-cell table:style-name="ce49"/>
            <table:table-cell table:style-name="ce56" table:number-columns-repeated="2"/>
            <table:table-cell table:style-name="ce49" table:number-columns-repeated="2"/>
            <table:table-cell table:style-name="ce437"/>
            <table:table-cell table:style-name="ce462" table:number-columns-repeated="2"/>
            <table:table-cell table:style-name="ce475" table:formula="oooc:=HLOOKUP([.T$1];[.U$1:.AC$1201];ROW();FALSE())" office:value-type="string" office:string-value="Average conversion efficiency from final energy to useful supply heat">
              <text:p>Average conversion efficiency from final energy to useful supply heat</text:p>
            </table:table-cell>
            <table:table-cell table:style-name="ce484" office:value-type="string">
              <text:p>Average conversion efficiency from final energy to useful supply heat</text:p>
            </table:table-cell>
            <table:table-cell table:style-name="ce519"/>
            <table:table-cell table:style-name="ce532" table:number-columns-repeated="7"/>
            <table:table-cell table:style-name="ce461"/>
            <table:table-cell table:style-name="ce462"/>
            <table:table-cell table:style-name="ce542" table:formula="oooc:=HLOOKUP([.AF$1];[.AG$1:.AO$1199];ROW();FALSE())">
              <text:p/>
            </table:table-cell>
            <table:table-cell table:style-name="ce517" table:number-columns-repeated="2"/>
            <table:table-cell table:style-name="ce560" table:number-columns-repeated="7"/>
            <table:table-cell table:style-name="ce461"/>
            <table:table-cell table:style-name="ce462"/>
            <table:table-cell table:style-name="ce569" table:formula="oooc:=HLOOKUP([.AR$1];[.AS$1:.BA$1199];ROW();FALSE())" office:value-type="string" office:string-value="-">
              <text:p>-</text:p>
            </table:table-cell>
            <table:table-cell table:style-name="ce572"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Default" office:value-type="string">
              <text:p>???</text:p>
            </table:table-cell>
            <table:table-cell table:style-name="ce57" office:value-type="string">
              <text:p>C3</text:p>
            </table:table-cell>
            <table:table-cell table:style-name="ce100" office:value-type="string">
              <text:p>C309</text:p>
            </table:table-cell>
            <table:table-cell table:style-name="ce171" office:value-type="string">
              <text:p>QHXProcInt</text:p>
            </table:table-cell>
            <table:table-cell table:style-name="ce171"/>
            <table:table-cell table:style-name="ce251"/>
            <table:table-cell table:style-name="ce53" office:value-type="string">
              <text:p>Nprocesses</text:p>
            </table:table-cell>
            <table:table-cell table:style-name="ce100" office:value-type="string">
              <text:p>Heat recovered internally in each process via internal heat excanges (e.g. Pasteurisation)</text:p>
            </table:table-cell>
            <table:table-cell table:style-name="ce53"/>
            <table:table-cell table:style-name="ce384"/>
            <table:table-cell table:style-name="ce409"/>
            <table:table-cell table:style-name="ce49"/>
            <table:table-cell table:style-name="ce56" table:number-columns-repeated="2"/>
            <table:table-cell table:style-name="ce49" table:number-columns-repeated="2"/>
            <table:table-cell table:style-name="ce437"/>
            <table:table-cell table:style-name="ce462" table:number-columns-repeated="2"/>
            <table:table-cell table:style-name="ce475"/>
            <table:table-cell table:style-name="ce484"/>
            <table:table-cell table:style-name="ce519"/>
            <table:table-cell table:style-name="ce532" table:number-columns-repeated="7"/>
            <table:table-cell table:style-name="ce461"/>
            <table:table-cell table:style-name="ce462"/>
            <table:table-cell table:style-name="ce542"/>
            <table:table-cell table:style-name="ce517" table:number-columns-repeated="2"/>
            <table:table-cell table:style-name="ce560" table:number-columns-repeated="7"/>
            <table:table-cell table:style-name="ce461"/>
            <table:table-cell table:style-name="ce46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Default" office:value-type="string">
              <text:p>???</text:p>
            </table:table-cell>
            <table:table-cell table:style-name="ce57" office:value-type="string">
              <text:p>C3</text:p>
            </table:table-cell>
            <table:table-cell table:style-name="ce100" office:value-type="string">
              <text:p>C310</text:p>
            </table:table-cell>
            <table:table-cell table:style-name="ce171" office:value-type="string">
              <text:p>UPHcGross</text:p>
            </table:table-cell>
            <table:table-cell table:style-name="ce171"/>
            <table:table-cell table:style-name="ce251"/>
            <table:table-cell table:style-name="ce53" office:value-type="string">
              <text:p>Nprocesses</text:p>
            </table:table-cell>
            <table:table-cell table:style-name="ce100" office:value-type="string">
              <text:p>UPHc Gross (before internal heat recovery: only circulation!)</text:p>
            </table:table-cell>
            <table:table-cell table:style-name="ce53"/>
            <table:table-cell table:style-name="ce384"/>
            <table:table-cell table:style-name="ce409"/>
            <table:table-cell table:style-name="ce49"/>
            <table:table-cell table:style-name="ce56" table:number-columns-repeated="2"/>
            <table:table-cell table:style-name="ce49" table:number-columns-repeated="2"/>
            <table:table-cell table:style-name="ce437"/>
            <table:table-cell table:style-name="ce462" table:number-columns-repeated="2"/>
            <table:table-cell table:style-name="ce475"/>
            <table:table-cell table:style-name="ce484"/>
            <table:table-cell table:style-name="ce519"/>
            <table:table-cell table:style-name="ce532" table:number-columns-repeated="7"/>
            <table:table-cell table:style-name="ce461"/>
            <table:table-cell table:style-name="ce462"/>
            <table:table-cell table:style-name="ce542"/>
            <table:table-cell table:style-name="ce517" table:number-columns-repeated="2"/>
            <table:table-cell table:style-name="ce560" table:number-columns-repeated="7"/>
            <table:table-cell table:style-name="ce461"/>
            <table:table-cell table:style-name="ce46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group>
        <table:table-row table:style-name="ro4">
          <table:table-cell office:value-type="float" office:value="136">
            <text:p>136</text:p>
          </table:table-cell>
          <table:table-cell table:style-name="ce45"/>
          <table:table-cell table:style-name="ce87"/>
          <table:table-cell table:style-name="ce137" table:number-columns-repeated="2"/>
          <table:table-cell table:style-name="ce254"/>
          <table:table-cell table:style-name="ce275"/>
          <table:table-cell table:style-name="ce304"/>
          <table:table-cell table:style-name="ce359"/>
          <table:table-cell table:style-name="ce281"/>
          <table:table-cell table:style-name="ce402"/>
          <table:table-cell table:style-name="ce359" table:number-columns-repeated="3"/>
          <table:table-cell table:style-name="ce352"/>
          <table:table-cell table:style-name="ce430"/>
          <table:table-cell table:style-name="ce66"/>
          <table:table-cell table:number-columns-repeated="2"/>
          <table:table-cell table:style-name="ce473" table:formula="oooc:=HLOOKUP([.T$1];[.U$1:.AC$1202];ROW();FALSE())">
            <text:p/>
          </table:table-cell>
          <table:table-cell table:style-name="ce485"/>
          <table:table-cell table:style-name="ce521" table:number-columns-repeated="8"/>
          <table:table-cell table:number-columns-repeated="2"/>
          <table:table-cell table:style-name="ce541" table:formula="oooc:=HLOOKUP([.AF$1];[.AG$1:.AO$1200];ROW();FALSE())">
            <text:p/>
          </table:table-cell>
          <table:table-cell table:style-name="ce547" table:number-columns-repeated="9"/>
          <table:table-cell table:number-columns-repeated="2"/>
          <table:table-cell table:style-name="ce568" table:formula="oooc:=HLOOKUP([.AR$1];[.AS$1:.BA$1200];ROW();FALSE())">
            <text:p/>
          </table:table-cell>
          <table:table-cell table:style-name="ce579"/>
          <table:table-cell table:style-name="ce547" table:number-columns-repeated="8"/>
          <table:table-cell table:number-columns-repeated="203"/>
        </table:table-row>
        <table:table-row table:style-name="ro24">
          <table:table-cell office:value-type="float" office:value="137">
            <text:p>137</text:p>
          </table:table-cell>
          <table:table-cell table:style-name="ce58"/>
          <table:table-cell table:style-name="ce102"/>
          <table:table-cell table:style-name="ce172" table:number-columns-repeated="2"/>
          <table:table-cell table:style-name="ce187"/>
          <table:table-cell table:style-name="ce283"/>
          <table:table-cell table:style-name="ce320" office:value-type="string">
            <text:p>FLOW CHART OF THE HEAT/COLD SUPPLY <text:span text:style-name="T12">SYSTEM</text:span></text:p>
          </table:table-cell>
          <table:table-cell table:style-name="ce283"/>
          <table:table-cell table:style-name="ce292" office:value-type="string">
            <text:p>X</text:p>
          </table:table-cell>
          <table:table-cell office:value-type="string">
            <text:p>X</text:p>
          </table:table-cell>
          <table:table-cell table:style-name="ce292" table:number-columns-repeated="2"/>
          <table:table-cell table:style-name="ce76" office:value-type="string">
            <text:p>?</text:p>
          </table:table-cell>
          <table:table-cell table:style-name="ce292" office:value-type="string">
            <text:p>x (generic scheme where distribution, supply and process are put together)</text:p>
          </table:table-cell>
          <table:table-cell table:style-name="ce67"/>
          <table:table-cell table:style-name="ce452"/>
          <table:table-cell table:number-columns-repeated="2"/>
          <table:table-cell table:style-name="ce474" table:formula="oooc:=HLOOKUP([.T$1];[.U$1:.AC$1202];ROW();FALSE())" office:value-type="string" office:string-value="FLOW CHART OF THE HEAT/COLD SUPPLY SYSTEM">
            <text:p>FLOW CHART OF THE HEAT/COLD SUPPLY SYSTEM</text:p>
          </table:table-cell>
          <table:table-cell table:style-name="ce500" office:value-type="string">
            <text:p>FLOW CHART OF THE HEAT/COLD SUPPLY SYSTEM</text:p>
          </table:table-cell>
          <table:table-cell table:style-name="ce522"/>
          <table:table-cell table:style-name="ce533" table:number-columns-repeated="7"/>
          <table:table-cell table:style-name="ce458"/>
          <table:table-cell/>
          <table:table-cell table:style-name="ce541" table:formula="oooc:=HLOOKUP([.AF$1];[.AG$1:.AO$1200];ROW();FALSE())">
            <text:p/>
          </table:table-cell>
          <table:table-cell table:style-name="ce549" table:number-columns-repeated="2"/>
          <table:table-cell table:style-name="ce561" table:number-columns-repeated="7"/>
          <table:table-cell table:style-name="ce458"/>
          <table:table-cell/>
          <table:table-cell table:style-name="ce568" table:formula="oooc:=HLOOKUP([.AR$1];[.AS$1:.BA$1200];ROW();FALSE())">
            <text:p/>
          </table:table-cell>
          <table:table-cell table:style-name="ce571"/>
          <table:table-cell table:style-name="ce549"/>
          <table:table-cell table:style-name="ce561" table:number-columns-repeated="7"/>
          <table:table-cell table:style-name="ce458" table:number-columns-repeated="199"/>
          <table:table-cell table:number-columns-repeated="4"/>
        </table:table-row>
        <table:table-row table:style-name="ro4">
          <table:table-cell office:value-type="float" office:value="138">
            <text:p>138</text:p>
          </table:table-cell>
          <table:table-cell table:style-name="ce45"/>
          <table:table-cell table:style-name="ce87"/>
          <table:table-cell table:style-name="ce137" table:number-columns-repeated="3"/>
          <table:table-cell table:style-name="ce275"/>
          <table:table-cell table:style-name="ce304"/>
          <table:table-cell table:style-name="ce359"/>
          <table:table-cell table:style-name="ce281"/>
          <table:table-cell table:style-name="ce402"/>
          <table:table-cell table:style-name="ce352"/>
          <table:table-cell table:style-name="ce359" table:number-columns-repeated="2"/>
          <table:table-cell table:style-name="ce352"/>
          <table:table-cell table:style-name="ce430"/>
          <table:table-cell table:style-name="ce66"/>
          <table:table-cell table:number-columns-repeated="2"/>
          <table:table-cell table:style-name="ce473" table:formula="oooc:=HLOOKUP([.T$1];[.U$1:.AC$1202];ROW();FALSE())">
            <text:p/>
          </table:table-cell>
          <table:table-cell table:style-name="ce485"/>
          <table:table-cell table:style-name="ce521" table:number-columns-repeated="8"/>
          <table:table-cell table:number-columns-repeated="2"/>
          <table:table-cell table:style-name="ce541" table:formula="oooc:=HLOOKUP([.AF$1];[.AG$1:.AO$1200];ROW();FALSE())">
            <text:p/>
          </table:table-cell>
          <table:table-cell table:style-name="ce547" table:number-columns-repeated="9"/>
          <table:table-cell table:number-columns-repeated="2"/>
          <table:table-cell table:style-name="ce568" table:formula="oooc:=HLOOKUP([.AR$1];[.AS$1:.BA$1200];ROW();FALSE())">
            <text:p/>
          </table:table-cell>
          <table:table-cell table:style-name="ce579"/>
          <table:table-cell table:style-name="ce547" table:number-columns-repeated="8"/>
          <table:table-cell table:number-columns-repeated="203"/>
        </table:table-row>
        <table:table-row table:style-name="ro13">
          <table:table-cell office:value-type="float" office:value="139">
            <text:p>139</text:p>
          </table:table-cell>
          <table:table-cell table:style-name="ce43" office:value-type="float" office:value="4">
            <text:p>4</text:p>
          </table:table-cell>
          <table:table-cell table:style-name="ce84" table:formula="oooc:=100*[.B155]" office:value-type="float" office:value="400">
            <text:p>400</text:p>
          </table:table-cell>
          <table:table-cell table:style-name="ce173" table:number-columns-repeated="2"/>
          <table:table-cell table:style-name="ce187"/>
          <table:table-cell table:style-name="ce272"/>
          <table:table-cell table:style-name="ce305" office:value-type="string">
            <text:p>Fuel consumption and cost</text:p>
          </table:table-cell>
          <table:table-cell table:style-name="ce353"/>
          <table:table-cell table:style-name="ce385"/>
          <table:table-cell table:style-name="ce387"/>
          <table:table-cell table:style-name="ce385" table:number-columns-repeated="5"/>
          <table:table-cell table:style-name="ce320"/>
          <table:table-cell table:style-name="ce458" table:number-columns-repeated="2"/>
          <table:table-cell table:style-name="ce474" table:formula="oooc:=HLOOKUP([.T$1];[.U$1:.AC$1202];ROW();FALSE())" office:value-type="string" office:string-value="Fuel consumption and cost">
            <text:p>Fuel consumption and cost</text:p>
          </table:table-cell>
          <table:table-cell table:style-name="ce486" office:value-type="string">
            <text:p>Fuel consumption and cost</text:p>
          </table:table-cell>
          <table:table-cell table:style-name="ce522"/>
          <table:table-cell table:style-name="ce533" table:number-columns-repeated="7"/>
          <table:table-cell table:style-name="ce458" table:number-columns-repeated="2"/>
          <table:table-cell table:style-name="ce541" table:formula="oooc:=HLOOKUP([.AF$1];[.AG$1:.AO$1200];ROW();FALSE())">
            <text:p/>
          </table:table-cell>
          <table:table-cell table:style-name="ce549" table:number-columns-repeated="2"/>
          <table:table-cell table:style-name="ce561" table:number-columns-repeated="7"/>
          <table:table-cell table:style-name="ce458" table:number-columns-repeated="2"/>
          <table:table-cell table:style-name="ce568" table:formula="oooc:=HLOOKUP([.AR$1];[.AS$1:.BA$1200];ROW();FALSE())">
            <text:p/>
          </table:table-cell>
          <table:table-cell table:style-name="ce580"/>
          <table:table-cell table:style-name="ce549"/>
          <table:table-cell table:style-name="ce561" table:number-columns-repeated="7"/>
          <table:table-cell table:style-name="ce458" table:number-columns-repeated="199"/>
          <table:table-cell table:number-columns-repeated="4"/>
        </table:table-row>
        <table:table-row table:style-name="ro14">
          <table:table-cell table:style-name="ce11" office:value-type="float" office:value="140">
            <text:p>140</text:p>
          </table:table-cell>
          <table:table-cell table:style-name="ce46"/>
          <table:table-cell table:style-name="ce88" table:formula="oooc:=[.C155]+1" office:value-type="float" office:value="401">
            <text:p>401</text:p>
          </table:table-cell>
          <table:table-cell table:style-name="ce174" office:value-type="string">
            <text:p>Fuel</text:p>
          </table:table-cell>
          <table:table-cell table:style-name="ce174"/>
          <table:table-cell table:style-name="ce154"/>
          <table:table-cell table:style-name="ce276" office:value-type="string">
            <text:p>Nfuels</text:p>
          </table:table-cell>
          <table:table-cell table:style-name="ce99" office:value-type="string">
            <text:p>Fuels used</text:p>
          </table:table-cell>
          <table:table-cell table:style-name="ce276" office:value-type="string">
            <text:p>-</text:p>
          </table:table-cell>
          <table:table-cell table:style-name="ce381" office:value-type="string">
            <text:p>X</text:p>
          </table:table-cell>
          <table:table-cell table:style-name="ce49" office:value-type="string">
            <text:p>X</text:p>
          </table:table-cell>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Fuels used">
            <text:p>Fuels used</text:p>
          </table:table-cell>
          <table:table-cell table:style-name="ce487" office:value-type="string">
            <text:p>Fuels used</text:p>
          </table:table-cell>
          <table:table-cell table:style-name="ce519" office:value-type="string">
            <text:p>Combustibles utilitzats</text:p>
          </table:table-cell>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
            <text:p>-</text:p>
          </table:table-cell>
          <table:table-cell table:style-name="ce572"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41">
            <text:p>141</text:p>
          </table:table-cell>
          <table:table-cell table:style-name="ce46"/>
          <table:table-cell table:style-name="ce88" office:value-type="string">
            <text:p>401b</text:p>
          </table:table-cell>
          <table:table-cell table:style-name="ce174" office:value-type="string">
            <text:p>FuelUnit</text:p>
          </table:table-cell>
          <table:table-cell table:style-name="ce174"/>
          <table:table-cell table:style-name="ce145"/>
          <table:table-cell table:style-name="ce276" office:value-type="string">
            <text:p>Nfuels</text:p>
          </table:table-cell>
          <table:table-cell table:style-name="ce99" office:value-type="string">
            <text:p>Unit</text:p>
          </table:table-cell>
          <table:table-cell table:style-name="ce276" office:value-type="string">
            <text:p>-</text:p>
          </table:table-cell>
          <table:table-cell table:style-name="ce381" office:value-type="string">
            <text:p>X</text:p>
          </table:table-cell>
          <table:table-cell table:style-name="ce49" office:value-type="string">
            <text:p>X</text:p>
          </table:table-cell>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unit">
            <text:p>unit</text:p>
          </table:table-cell>
          <table:table-cell table:style-name="ce487" office:value-type="string">
            <text:p>unit</text:p>
          </table:table-cell>
          <table:table-cell table:style-name="ce519" office:value-type="string">
            <text:p>unitat</text:p>
          </table:table-cell>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
            <text:p>-</text:p>
          </table:table-cell>
          <table:table-cell table:style-name="ce572"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42">
            <text:p>142</text:p>
          </table:table-cell>
          <table:table-cell table:style-name="ce46"/>
          <table:table-cell table:style-name="ce88"/>
          <table:table-cell table:style-name="ce174" table:number-columns-repeated="2"/>
          <table:table-cell table:style-name="ce145"/>
          <table:table-cell table:style-name="ce276"/>
          <table:table-cell table:style-name="ce99" office:value-type="string">
            <text:p>Used in equipment no.:</text:p>
          </table:table-cell>
          <table:table-cell table:style-name="ce276"/>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used in equipment No.:">
            <text:p>used in equipment No.:</text:p>
          </table:table-cell>
          <table:table-cell table:style-name="ce487" office:value-type="string">
            <text:p>used in equipment No.:</text:p>
          </table:table-cell>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18">
          <table:table-cell table:style-name="ce11" office:value-type="float" office:value="143">
            <text:p>143</text:p>
          </table:table-cell>
          <table:table-cell table:style-name="ce46"/>
          <table:table-cell table:style-name="ce88" table:formula="oooc:=[.C156]+1" office:value-type="float" office:value="402">
            <text:p>402</text:p>
          </table:table-cell>
          <table:table-cell table:style-name="ce174" office:value-type="string">
            <text:p>MFuelYear</text:p>
          </table:table-cell>
          <table:table-cell table:style-name="ce174"/>
          <table:table-cell table:style-name="ce154"/>
          <table:table-cell table:style-name="ce276" office:value-type="string">
            <text:p>Nfuels</text:p>
          </table:table-cell>
          <table:table-cell table:style-name="ce99" office:value-type="string">
            <text:p>Annual consumption</text:p>
          </table:table-cell>
          <table:table-cell table:style-name="ce276" office:value-type="string">
            <text:p>units/year</text:p>
          </table:table-cell>
          <table:table-cell table:style-name="ce381" office:value-type="string">
            <text:p>X</text:p>
          </table:table-cell>
          <table:table-cell table:style-name="ce49" office:value-type="string">
            <text:p>X</text:p>
          </table:table-cell>
          <table:table-cell table:style-name="ce416" table:number-columns-repeated="3"/>
          <table:table-cell table:style-name="ce419"/>
          <table:table-cell table:style-name="ce49" office:value-type="string">
            <text:p>monthly??</text:p>
          </table:table-cell>
          <table:table-cell table:style-name="ce445"/>
          <table:table-cell table:style-name="ce461" table:number-columns-repeated="2"/>
          <table:table-cell table:style-name="ce475" table:formula="oooc:=HLOOKUP([.T$1];[.U$1:.AC$1202];ROW();FALSE())" office:value-type="string" office:string-value="annual consumption">
            <text:p>annual consumption</text:p>
          </table:table-cell>
          <table:table-cell table:style-name="ce487" office:value-type="string">
            <text:p>annual consumption</text:p>
          </table:table-cell>
          <table:table-cell table:style-name="ce519"/>
          <table:table-cell table:style-name="ce532" table:number-columns-repeated="7"/>
          <table:table-cell table:style-name="ce461" table:number-columns-repeated="2"/>
          <table:table-cell table:style-name="ce542" table:formula="oooc:=HLOOKUP([.AF$1];[.AG$1:.AO$1200];ROW();FALSE())" office:value-type="string" office:string-value="If possible, provide the monthly data in separate sheet and/or the fuel bills. Specify the energy equivalent in base of LCV (lower calorific value)">
            <text:p>If possible, provide the monthly data in separate sheet and/or the fuel bills. Specify the energy equivalent in base of LCV (lower calorific value)</text:p>
          </table:table-cell>
          <table:table-cell table:style-name="ce517" office:value-type="string">
            <text:p>If possible, provide the monthly data in separate sheet and/or the fuel bills. Specify the energy equivalent in base of LCV (lower calorific value)</text:p>
          </table:table-cell>
          <table:table-cell table:style-name="ce517" office:value-type="string">
            <text:p>Si es possible, donar dades mensuals en una altre fulla i/o factures dels combustibles. Especificar l'energia equivalent en base PCI (potència calorífica inferior)</text:p>
          </table:table-cell>
          <table:table-cell table:style-name="ce560" table:number-columns-repeated="7"/>
          <table:table-cell table:style-name="ce461" table:number-columns-repeated="2"/>
          <table:table-cell table:style-name="ce569" table:formula="oooc:=HLOOKUP([.AR$1];[.AS$1:.BA$1200];ROW();FALSE())" office:value-type="string" office:string-value="units/year">
            <text:p>units/year</text:p>
          </table:table-cell>
          <table:table-cell table:style-name="ce572" office:value-type="string">
            <text:p>units/year</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44">
            <text:p>144</text:p>
          </table:table-cell>
          <table:table-cell table:style-name="ce46"/>
          <table:table-cell table:style-name="ce90" office:value-type="float" office:value="403">
            <text:p>403</text:p>
          </table:table-cell>
          <table:table-cell table:style-name="ce174" office:value-type="string">
            <text:p>FuelOwn</text:p>
          </table:table-cell>
          <table:table-cell table:style-name="ce174"/>
          <table:table-cell table:style-name="ce154"/>
          <table:table-cell table:style-name="ce276" office:value-type="string">
            <text:p>Nfuels</text:p>
          </table:table-cell>
          <table:table-cell table:style-name="ce99" office:value-type="string">
            <text:p>Total own fuel consumption (LCV)</text:p>
          </table:table-cell>
          <table:table-cell table:style-name="ce362" office:value-type="string">
            <text:p>MWh / year (LCV)</text:p>
          </table:table-cell>
          <table:table-cell table:number-columns-repeated="2" table:style-name="ce49" office:value-type="string">
            <text:p>X</text:p>
          </table:table-cell>
          <table:table-cell table:style-name="ce46" table:number-columns-repeated="3"/>
          <table:table-cell table:style-name="ce47"/>
          <table:table-cell table:style-name="ce49"/>
          <table:table-cell table:style-name="ce451"/>
          <table:table-cell table:style-name="ce464" table:number-columns-repeated="2"/>
          <table:table-cell table:style-name="ce475" table:formula="oooc:=HLOOKUP([.T$1];[.U$1:.AC$1202];ROW();FALSE())" office:value-type="string" office:string-value="total own fuel consumption (LCV)">
            <text:p>total own fuel consumption (LCV)</text:p>
          </table:table-cell>
          <table:table-cell table:style-name="ce487" office:value-type="string">
            <text:p>total own fuel consumption (LCV)</text:p>
          </table:table-cell>
          <table:table-cell table:style-name="ce520"/>
          <table:table-cell table:style-name="ce534" table:number-columns-repeated="7"/>
          <table:table-cell table:style-name="ce464" table:number-columns-repeated="2"/>
          <table:table-cell table:style-name="ce542" table:formula="oooc:=HLOOKUP([.AF$1];[.AG$1:.AO$1200];ROW();FALSE())">
            <text:p/>
          </table:table-cell>
          <table:table-cell table:style-name="ce548" table:number-columns-repeated="2"/>
          <table:table-cell table:style-name="ce562" table:number-columns-repeated="7"/>
          <table:table-cell table:style-name="ce464" table:number-columns-repeated="2"/>
          <table:table-cell table:style-name="ce569" table:formula="oooc:=HLOOKUP([.AR$1];[.AS$1:.BA$1200];ROW();FALSE())" office:value-type="string" office:string-value="MWh / year (LCV)">
            <text:p>MWh / year (LCV)</text:p>
          </table:table-cell>
          <table:table-cell table:style-name="ce583" office:value-type="string">
            <text:p>MWh / year (LCV)</text:p>
          </table:table-cell>
          <table:table-cell table:style-name="ce548" office:value-type="string">
            <text:p>MWh / any (PCI)</text:p>
          </table:table-cell>
          <table:table-cell table:style-name="ce562" table:number-columns-repeated="7"/>
          <table:table-cell table:style-name="ce464" table:number-columns-repeated="199"/>
          <table:table-cell table:style-name="ce11" table:number-columns-repeated="4"/>
        </table:table-row>
        <table:table-row table:style-name="ro2">
          <table:table-cell table:style-name="ce11" office:value-type="float" office:value="145">
            <text:p>145</text:p>
          </table:table-cell>
          <table:table-cell table:style-name="ce46"/>
          <table:table-cell table:style-name="ce88" office:value-type="float" office:value="404">
            <text:p>404</text:p>
          </table:table-cell>
          <table:table-cell table:style-name="ce174" office:value-type="string">
            <text:p>FuelTariff</text:p>
          </table:table-cell>
          <table:table-cell table:style-name="ce174"/>
          <table:table-cell table:style-name="ce154"/>
          <table:table-cell table:style-name="ce276" office:value-type="string">
            <text:p>Nfuels</text:p>
          </table:table-cell>
          <table:table-cell table:style-name="ce99" office:value-type="string">
            <text:p>Fuel price</text:p>
          </table:table-cell>
          <table:table-cell table:style-name="ce276" office:value-type="string">
            <text:p>€/kWh LCV</text:p>
          </table:table-cell>
          <table:table-cell table:number-columns-repeated="2" table:style-name="ce49" office:value-type="string">
            <text:p>X</text:p>
          </table:table-cell>
          <table:table-cell table:style-name="ce418" office:value-type="string">
            <text:p>x</text:p>
          </table:table-cell>
          <table:table-cell table:style-name="ce49"/>
          <table:table-cell table:style-name="ce48" office:value-type="string">
            <text:p>?</text:p>
          </table:table-cell>
          <table:table-cell table:style-name="ce49" table:number-columns-repeated="2"/>
          <table:table-cell table:style-name="ce448" office:value-type="string">
            <text:p>Specify if with or without VAT</text:p>
          </table:table-cell>
          <table:table-cell table:style-name="ce461" table:number-columns-repeated="2"/>
          <table:table-cell table:style-name="ce475" table:formula="oooc:=HLOOKUP([.T$1];[.U$1:.AC$1202];ROW();FALSE())" office:value-type="string" office:string-value="fuel price">
            <text:p>fuel price</text:p>
          </table:table-cell>
          <table:table-cell table:style-name="ce487" office:value-type="string">
            <text:p>fuel price</text:p>
          </table:table-cell>
          <table:table-cell table:style-name="ce519"/>
          <table:table-cell table:style-name="ce532" table:number-columns-repeated="7"/>
          <table:table-cell table:style-name="ce461" table:number-columns-repeated="2"/>
          <table:table-cell table:style-name="ce542" table:formula="oooc:=HLOOKUP([.AF$1];[.AG$1:.AO$1200];ROW();FALSE())" office:value-type="string" office:string-value="Specify expenditures without VAT">
            <text:p>Specify expenditures without VAT</text:p>
          </table:table-cell>
          <table:table-cell table:style-name="ce517" office:value-type="string">
            <text:p>Specify expenditures without VAT</text:p>
          </table:table-cell>
          <table:table-cell table:style-name="ce517" office:value-type="string">
            <text:p>Especificar despeses sense IVA</text:p>
          </table:table-cell>
          <table:table-cell table:style-name="ce560" table:number-columns-repeated="7"/>
          <table:table-cell table:style-name="ce461" table:number-columns-repeated="2"/>
          <table:table-cell table:style-name="ce569" table:formula="oooc:=HLOOKUP([.AR$1];[.AS$1:.BA$1200];ROW();FALSE())" office:value-type="string" office:string-value="€/kWh LCV">
            <text:p>€/kWh LCV</text:p>
          </table:table-cell>
          <table:table-cell table:style-name="ce572" office:value-type="string">
            <text:p>€/kWh LCV</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46">
            <text:p>146</text:p>
          </table:table-cell>
          <table:table-cell table:style-name="ce46"/>
          <table:table-cell table:style-name="ce103"/>
          <table:table-cell table:style-name="ce175" table:number-columns-repeated="3"/>
          <table:table-cell table:style-name="ce284" office:value-type="string">
            <text:p>Nfuels</text:p>
          </table:table-cell>
          <table:table-cell table:style-name="ce302" office:value-type="string">
            <text:p>Fixed cost</text:p>
          </table:table-cell>
          <table:table-cell table:style-name="ce284" office:value-type="string">
            <text:p>€/month</text:p>
          </table:table-cell>
          <table:table-cell table:style-name="ce384" table:number-columns-repeated="2"/>
          <table:table-cell table:style-name="ce418"/>
          <table:table-cell table:style-name="ce49"/>
          <table:table-cell table:style-name="ce48"/>
          <table:table-cell table:style-name="ce49" table:number-columns-repeated="2"/>
          <table:table-cell table:style-name="ce448"/>
          <table:table-cell table:style-name="ce461" table:number-columns-repeated="2"/>
          <table:table-cell table:style-name="ce475" table:formula="oooc:=HLOOKUP([.T$1];[.U$1:.AC$1202];ROW();FALSE())" office:value-type="string" office:string-value="fixed cost associated with fuel consumption">
            <text:p>fixed cost associated with fuel consumption</text:p>
          </table:table-cell>
          <table:table-cell table:style-name="ce484" office:value-type="string">
            <text:p>fixed cost associated with fuel consumption</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month">
            <text:p>€/month</text:p>
          </table:table-cell>
          <table:table-cell table:style-name="ce384" office:value-type="string">
            <text:p>€/month</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147">
            <text:p>147</text:p>
          </table:table-cell>
          <table:table-cell table:style-name="ce46"/>
          <table:table-cell table:style-name="ce88" table:formula="oooc:=[.C161]+1" office:value-type="float" office:value="405">
            <text:p>405</text:p>
          </table:table-cell>
          <table:table-cell table:style-name="ce176" office:value-type="string">
            <text:p>FuelCostYear</text:p>
          </table:table-cell>
          <table:table-cell table:style-name="ce176"/>
          <table:table-cell table:style-name="ce154"/>
          <table:table-cell table:style-name="ce276" office:value-type="string">
            <text:p>Nfuels</text:p>
          </table:table-cell>
          <table:table-cell table:style-name="ce99" office:value-type="string">
            <text:p>Annual energy cost</text:p>
          </table:table-cell>
          <table:table-cell table:style-name="ce276" office:value-type="string">
            <text:p>€/year</text:p>
          </table:table-cell>
          <table:table-cell table:number-columns-repeated="2" table:style-name="ce49" office:value-type="string">
            <text:p>X</text:p>
          </table:table-cell>
          <table:table-cell table:style-name="ce418" office:value-type="string">
            <text:p>x </text:p>
          </table:table-cell>
          <table:table-cell table:style-name="ce49"/>
          <table:table-cell table:style-name="ce56" office:value-type="string">
            <text:p>x- On MONTLY BASE- without VAT</text:p>
          </table:table-cell>
          <table:table-cell table:style-name="ce49" office:value-type="string">
            <text:p>x- On MONTLY BASE- without VAT</text:p>
          </table:table-cell>
          <table:table-cell table:style-name="ce49"/>
          <table:table-cell table:style-name="ce448" office:value-type="string">
            <text:p>If available, give monthly values and a/or dd fuel bills</text:p>
          </table:table-cell>
          <table:table-cell table:style-name="ce461" table:number-columns-repeated="2"/>
          <table:table-cell table:style-name="ce475" table:formula="oooc:=HLOOKUP([.T$1];[.U$1:.AC$1202];ROW();FALSE())" office:value-type="string" office:string-value="annual energy cost">
            <text:p>annual energy cost</text:p>
          </table:table-cell>
          <table:table-cell table:style-name="ce487" office:value-type="string">
            <text:p>annual energy cost</text:p>
          </table:table-cell>
          <table:table-cell table:style-name="ce519" office:value-type="string">
            <text:p>cost anual del combustible</text:p>
          </table:table-cell>
          <table:table-cell table:style-name="ce532" table:number-columns-repeated="7"/>
          <table:table-cell table:style-name="ce461" table:number-columns-repeated="2"/>
          <table:table-cell table:style-name="ce542" table:formula="oooc:=HLOOKUP([.AF$1];[.AG$1:.AO$1200];ROW();FALSE())" office:value-type="string" office:string-value="Total cost">
            <text:p>Total cost</text:p>
          </table:table-cell>
          <table:table-cell table:style-name="ce517" office:value-type="string">
            <text:p>Total cost</text:p>
          </table:table-cell>
          <table:table-cell table:style-name="ce517" office:value-type="string">
            <text:p>Cost total</text:p>
          </table:table-cell>
          <table:table-cell table:style-name="ce560" table:number-columns-repeated="7"/>
          <table:table-cell table:style-name="ce461" table:number-columns-repeated="2"/>
          <table:table-cell table:style-name="ce569" table:formula="oooc:=HLOOKUP([.AR$1];[.AS$1:.BA$1200];ROW();FALSE())" office:value-type="string" office:string-value="€/year">
            <text:p>€/year</text:p>
          </table:table-cell>
          <table:table-cell table:style-name="ce572" office:value-type="string">
            <text:p>€/year</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48">
            <text:p>148</text:p>
          </table:table-cell>
          <table:table-cell table:style-name="ce48"/>
          <table:table-cell table:style-name="ce89"/>
          <table:table-cell table:style-name="ce176" table:number-columns-repeated="2"/>
          <table:table-cell table:style-name="ce154"/>
          <table:table-cell table:style-name="ce277"/>
          <table:table-cell table:style-name="ce321" office:value-type="string">
            <text:p>Electricity cosumption and cost</text:p>
          </table:table-cell>
          <table:table-cell table:style-name="ce365"/>
          <table:table-cell table:style-name="ce386" table:number-columns-repeated="7"/>
          <table:table-cell table:style-name="ce99"/>
          <table:table-cell table:style-name="ce461" table:number-columns-repeated="2"/>
          <table:table-cell table:style-name="ce475" table:formula="oooc:=HLOOKUP([.T$1];[.U$1:.AC$1202];ROW();FALSE())" office:value-type="string" office:string-value="Electricity cosumption and cost">
            <text:p>Electricity cosumption and cost</text:p>
          </table:table-cell>
          <table:table-cell table:style-name="ce501" office:value-type="string">
            <text:p>Electricity cosumption and cost</text:p>
          </table:table-cell>
          <table:table-cell table:style-name="ce520" table:number-columns-repeated="8"/>
          <table:table-cell table:style-name="ce462"/>
          <table:table-cell table:style-name="ce461"/>
          <table:table-cell table:style-name="ce542" table:formula="oooc:=HLOOKUP([.AF$1];[.AG$1:.AO$1200];ROW();FALSE())">
            <text:p/>
          </table:table-cell>
          <table:table-cell table:style-name="ce548" table:number-columns-repeated="9"/>
          <table:table-cell table:style-name="ce462"/>
          <table:table-cell table:style-name="ce461"/>
          <table:table-cell table:style-name="ce569" table:formula="oooc:=HLOOKUP([.AR$1];[.AS$1:.BA$1200];ROW();FALSE())">
            <text:p/>
          </table:table-cell>
          <table:table-cell table:style-name="ce587"/>
          <table:table-cell table:style-name="ce548" table:number-columns-repeated="8"/>
          <table:table-cell table:style-name="ce462" table:number-columns-repeated="199"/>
          <table:table-cell table:style-name="ce11" table:number-columns-repeated="4"/>
        </table:table-row>
        <table:table-row table:style-name="ro6">
          <table:table-cell table:style-name="ce11" office:value-type="float" office:value="149">
            <text:p>149</text:p>
          </table:table-cell>
          <table:table-cell table:style-name="ce46"/>
          <table:table-cell table:style-name="ce88" office:value-type="float" office:value="410">
            <text:p>410</text:p>
          </table:table-cell>
          <table:table-cell table:style-name="ce176" office:value-type="string">
            <text:p>PowerContrTot</text:p>
          </table:table-cell>
          <table:table-cell table:style-name="ce176"/>
          <table:table-cell table:style-name="ce154"/>
          <table:table-cell table:style-name="ce276" office:value-type="float" office:value="1">
            <text:p>1</text:p>
          </table:table-cell>
          <table:table-cell table:style-name="ce99" office:value-type="string">
            <text:p>Contracted power total</text:p>
          </table:table-cell>
          <table:table-cell table:style-name="ce276" office:value-type="string">
            <text:p>kW</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56" office:value-type="string">
            <text:p>x- On MONTLY BASE</text:p>
          </table:table-cell>
          <table:table-cell table:style-name="ce49" office:value-type="string">
            <text:p>x- On MONTLY BASE</text:p>
          </table:table-cell>
          <table:table-cell table:style-name="ce436" office:value-type="string">
            <text:p>monthly data are very useful and often available, but too much for a short questionnaire</text:p>
          </table:table-cell>
          <table:table-cell table:style-name="ce447"/>
          <table:table-cell table:style-name="ce461" table:number-columns-repeated="2"/>
          <table:table-cell table:style-name="ce475" table:formula="oooc:=HLOOKUP([.T$1];[.U$1:.AC$1202];ROW();FALSE())" office:value-type="string" office:string-value="contracted power">
            <text:p>contracted power</text:p>
          </table:table-cell>
          <table:table-cell table:style-name="ce487" office:value-type="string">
            <text:p>contracted power</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kW">
            <text:p>kW</text:p>
          </table:table-cell>
          <table:table-cell table:style-name="ce572" office:value-type="string">
            <text:p>kW</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150">
            <text:p>150</text:p>
          </table:table-cell>
          <table:table-cell table:style-name="ce46"/>
          <table:table-cell table:style-name="ce88"/>
          <table:table-cell table:style-name="ce176" office:value-type="string">
            <text:p>PowerContrStd</text:p>
          </table:table-cell>
          <table:table-cell table:style-name="ce176"/>
          <table:table-cell table:style-name="ce154"/>
          <table:table-cell table:style-name="ce276" office:value-type="float" office:value="1">
            <text:p>1</text:p>
          </table:table-cell>
          <table:table-cell table:style-name="ce99" office:value-type="string">
            <text:p>Contracted power standard</text:p>
          </table:table-cell>
          <table:table-cell table:style-name="ce276"/>
          <table:table-cell table:style-name="ce49" table:number-columns-repeated="3"/>
          <table:table-cell table:style-name="ce56" table:number-columns-repeated="2"/>
          <table:table-cell table:style-name="ce49"/>
          <table:table-cell table:style-name="ce436" office:value-type="string">
            <text:p>according to ICAEN Quest. - added after conv. with Hans (28/11/2007)</text:p>
          </table:table-cell>
          <table:table-cell table:style-name="ce447"/>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151">
            <text:p>151</text:p>
          </table:table-cell>
          <table:table-cell table:style-name="ce46"/>
          <table:table-cell table:style-name="ce88"/>
          <table:table-cell table:style-name="ce176" office:value-type="string">
            <text:p>PowerContrPeak</text:p>
          </table:table-cell>
          <table:table-cell table:style-name="ce176"/>
          <table:table-cell table:style-name="ce154"/>
          <table:table-cell table:style-name="ce276" office:value-type="float" office:value="1">
            <text:p>1</text:p>
          </table:table-cell>
          <table:table-cell table:style-name="ce99" office:value-type="string">
            <text:p>Contracted power peak</text:p>
          </table:table-cell>
          <table:table-cell table:style-name="ce276"/>
          <table:table-cell table:style-name="ce49" table:number-columns-repeated="3"/>
          <table:table-cell table:style-name="ce56" table:number-columns-repeated="2"/>
          <table:table-cell table:style-name="ce49"/>
          <table:table-cell table:style-name="ce436" office:value-type="string">
            <text:p>according to ICAEN Quest. - added after conv. with Hans (28/11/2007)</text:p>
          </table:table-cell>
          <table:table-cell table:style-name="ce447"/>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152">
            <text:p>152</text:p>
          </table:table-cell>
          <table:table-cell table:style-name="ce46"/>
          <table:table-cell table:style-name="ce88"/>
          <table:table-cell table:style-name="ce176" office:value-type="string">
            <text:p>PowerContrVall</text:p>
          </table:table-cell>
          <table:table-cell table:style-name="ce176"/>
          <table:table-cell table:style-name="ce154"/>
          <table:table-cell table:style-name="ce276" office:value-type="float" office:value="1">
            <text:p>1</text:p>
          </table:table-cell>
          <table:table-cell table:style-name="ce99" office:value-type="string">
            <text:p>Contracted power valley</text:p>
          </table:table-cell>
          <table:table-cell table:style-name="ce276"/>
          <table:table-cell table:style-name="ce49" table:number-columns-repeated="3"/>
          <table:table-cell table:style-name="ce56" table:number-columns-repeated="2"/>
          <table:table-cell table:style-name="ce49"/>
          <table:table-cell table:style-name="ce436" office:value-type="string">
            <text:p>according to ICAEN Quest. - added after conv. with Hans (28/11/2007)</text:p>
          </table:table-cell>
          <table:table-cell table:style-name="ce447"/>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53">
            <text:p>153</text:p>
          </table:table-cell>
          <table:table-cell table:style-name="ce46"/>
          <table:table-cell table:style-name="ce103"/>
          <table:table-cell table:style-name="ce175" table:number-columns-repeated="3"/>
          <table:table-cell table:style-name="ce284" office:value-type="float" office:value="1">
            <text:p>1</text:p>
          </table:table-cell>
          <table:table-cell table:style-name="ce103" office:value-type="string">
            <text:p>Installed power</text:p>
          </table:table-cell>
          <table:table-cell table:style-name="ce284" office:value-type="string">
            <text:p>kW</text:p>
          </table:table-cell>
          <table:table-cell table:style-name="ce384" table:number-columns-repeated="2"/>
          <table:table-cell table:style-name="ce49" office:value-type="string">
            <text:p>x</text:p>
          </table:table-cell>
          <table:table-cell table:style-name="ce56" office:value-type="string">
            <text:p>x</text:p>
          </table:table-cell>
          <table:table-cell table:style-name="ce48" office:value-type="string">
            <text:p>?</text:p>
          </table:table-cell>
          <table:table-cell table:style-name="ce49" office:value-type="string">
            <text:p>x</text:p>
          </table:table-cell>
          <table:table-cell table:style-name="ce49"/>
          <table:table-cell table:style-name="ce437"/>
          <table:table-cell table:style-name="ce461" table:number-columns-repeated="2"/>
          <table:table-cell table:style-name="ce475" table:formula="oooc:=HLOOKUP([.T$1];[.U$1:.AC$1202];ROW();FALSE())" office:value-type="string" office:string-value="installed power">
            <text:p>installed power</text:p>
          </table:table-cell>
          <table:table-cell table:style-name="ce484" office:value-type="string">
            <text:p>installed power</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kW">
            <text:p>kW</text:p>
          </table:table-cell>
          <table:table-cell table:style-name="ce384" office:value-type="string">
            <text:p>kW</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8">
          <table:table-cell table:style-name="ce11" office:value-type="float" office:value="154">
            <text:p>154</text:p>
          </table:table-cell>
          <table:table-cell table:style-name="ce46"/>
          <table:table-cell table:style-name="ce88" office:value-type="float" office:value="411">
            <text:p>411</text:p>
          </table:table-cell>
          <table:table-cell table:style-name="ce177" office:value-type="string">
            <text:p>ElectricityTotYear</text:p>
          </table:table-cell>
          <table:table-cell table:style-name="ce177"/>
          <table:table-cell table:style-name="ce154" office:value-type="string">
            <text:p>text</text:p>
          </table:table-cell>
          <table:table-cell table:style-name="ce276" office:value-type="float" office:value="1">
            <text:p>1</text:p>
          </table:table-cell>
          <table:table-cell table:style-name="ce99" office:value-type="string">
            <text:p>Annual consumption total</text:p>
          </table:table-cell>
          <table:table-cell table:style-name="ce362" office:value-type="string">
            <text:p>MWh / year</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56" office:value-type="string">
            <text:p>x- On MONTLY BASE</text:p>
          </table:table-cell>
          <table:table-cell table:style-name="ce49" office:value-type="string">
            <text:p>x- On MONTLY BASE</text:p>
          </table:table-cell>
          <table:table-cell table:style-name="ce436" office:value-type="string">
            <text:p>monthly data are very useful and often available, but too much for a short questionnaire</text:p>
          </table:table-cell>
          <table:table-cell table:style-name="ce448" office:value-type="string">
            <text:p>If available, give monthly values and a/or dd fuel bills</text:p>
          </table:table-cell>
          <table:table-cell table:style-name="ce461" table:number-columns-repeated="2"/>
          <table:table-cell table:style-name="ce475" table:formula="oooc:=HLOOKUP([.T$1];[.U$1:.AC$1202];ROW();FALSE())" office:value-type="string" office:string-value="annual consumption">
            <text:p>annual consumption</text:p>
          </table:table-cell>
          <table:table-cell table:style-name="ce487" office:value-type="string">
            <text:p>annual consumption</text:p>
          </table:table-cell>
          <table:table-cell table:style-name="ce519"/>
          <table:table-cell table:style-name="ce532" table:number-columns-repeated="7"/>
          <table:table-cell table:style-name="ce461" table:number-columns-repeated="2"/>
          <table:table-cell table:style-name="ce542" table:formula="oooc:=HLOOKUP([.AF$1];[.AG$1:.AO$1200];ROW();FALSE())" office:value-type="string" office:string-value="Specify the consumption in the different periods of generation (co-generation),  provide the total electrical production and the sales to grid">
            <text:p>Specify the consumption in the different periods of generation (co-generation), <text:s/>provide the total electrical production and the sales to grid</text:p>
          </table:table-cell>
          <table:table-cell table:style-name="ce517" office:value-type="string">
            <text:p>Specify the consumption in the different periods of generation (co-generation), <text:s/>provide the total electrical production and the sales to grid</text:p>
          </table:table-cell>
          <table:table-cell table:style-name="ce517" office:value-type="string">
            <text:p>Especificar consum en els diferents periodes de generació (cogeneració), donar la producció elèctrica total i les vendes a la xarxa</text:p>
          </table:table-cell>
          <table:table-cell table:style-name="ce560" table:number-columns-repeated="7"/>
          <table:table-cell table:style-name="ce461" table:number-columns-repeated="2"/>
          <table:table-cell table:style-name="ce569" table:formula="oooc:=HLOOKUP([.AR$1];[.AS$1:.BA$1200];ROW();FALSE())" office:value-type="string" office:string-value="MWh / year">
            <text:p>MWh / year</text:p>
          </table:table-cell>
          <table:table-cell table:style-name="ce583" office:value-type="string">
            <text:p>MWh / year</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155">
            <text:p>155</text:p>
          </table:table-cell>
          <table:table-cell table:style-name="ce46"/>
          <table:table-cell table:style-name="ce88"/>
          <table:table-cell table:style-name="ce177" office:value-type="string">
            <text:p>ElectricityPeakYear</text:p>
          </table:table-cell>
          <table:table-cell table:style-name="ce177"/>
          <table:table-cell table:style-name="ce154"/>
          <table:table-cell table:style-name="ce276"/>
          <table:table-cell table:style-name="ce99" office:value-type="string">
            <text:p>Annual consumption peak</text:p>
          </table:table-cell>
          <table:table-cell table:style-name="ce362" office:value-type="string">
            <text:p>MWh / year</text:p>
          </table:table-cell>
          <table:table-cell table:style-name="ce49" office:value-type="string">
            <text:p>X</text:p>
          </table:table-cell>
          <table:table-cell table:style-name="ce49" table:number-columns-repeated="2"/>
          <table:table-cell table:style-name="ce56" table:number-columns-repeated="2"/>
          <table:table-cell table:style-name="ce49"/>
          <table:table-cell table:style-name="ce436" office:value-type="string">
            <text:p>according to ICAEN Quest. - added after conv. with Hans (28/11/2007)</text:p>
          </table:table-cell>
          <table:table-cell table:style-name="ce448"/>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156">
            <text:p>156</text:p>
          </table:table-cell>
          <table:table-cell table:style-name="ce46"/>
          <table:table-cell table:style-name="ce88"/>
          <table:table-cell table:style-name="ce177" office:value-type="string">
            <text:p>ElectricityStandYear</text:p>
          </table:table-cell>
          <table:table-cell table:style-name="ce177"/>
          <table:table-cell table:style-name="ce154"/>
          <table:table-cell table:style-name="ce276"/>
          <table:table-cell table:style-name="ce99" office:value-type="string">
            <text:p>Annual consumption standard</text:p>
          </table:table-cell>
          <table:table-cell table:style-name="ce362" office:value-type="string">
            <text:p>MWh / year</text:p>
          </table:table-cell>
          <table:table-cell table:style-name="ce49" office:value-type="string">
            <text:p>X</text:p>
          </table:table-cell>
          <table:table-cell table:style-name="ce49" table:number-columns-repeated="2"/>
          <table:table-cell table:style-name="ce56" table:number-columns-repeated="2"/>
          <table:table-cell table:style-name="ce49"/>
          <table:table-cell table:style-name="ce436" office:value-type="string">
            <text:p>according to ICAEN Quest. - added after conv. with Hans (28/11/2007)</text:p>
          </table:table-cell>
          <table:table-cell table:style-name="ce448"/>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157">
            <text:p>157</text:p>
          </table:table-cell>
          <table:table-cell table:style-name="ce46"/>
          <table:table-cell table:style-name="ce88"/>
          <table:table-cell table:style-name="ce177" office:value-type="string">
            <text:p>ElectricityValleyYear</text:p>
          </table:table-cell>
          <table:table-cell table:style-name="ce177"/>
          <table:table-cell table:style-name="ce154"/>
          <table:table-cell table:style-name="ce276"/>
          <table:table-cell table:style-name="ce99" office:value-type="string">
            <text:p>Annual consumption valley</text:p>
          </table:table-cell>
          <table:table-cell table:style-name="ce362" office:value-type="string">
            <text:p>MWh / year</text:p>
          </table:table-cell>
          <table:table-cell table:style-name="ce49" office:value-type="string">
            <text:p>X</text:p>
          </table:table-cell>
          <table:table-cell table:style-name="ce49" table:number-columns-repeated="2"/>
          <table:table-cell table:style-name="ce56" table:number-columns-repeated="2"/>
          <table:table-cell table:style-name="ce49"/>
          <table:table-cell table:style-name="ce436" office:value-type="string">
            <text:p>according to ICAEN Quest. - added after conv. with Hans (28/11/2007)</text:p>
          </table:table-cell>
          <table:table-cell table:style-name="ce448"/>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158">
            <text:p>158</text:p>
          </table:table-cell>
          <table:table-cell table:style-name="ce46"/>
          <table:table-cell table:style-name="ce88" table:formula="oooc:=[.C170]+1" office:value-type="float" office:value="412">
            <text:p>412</text:p>
          </table:table-cell>
          <table:table-cell table:style-name="ce177" office:value-type="string">
            <text:p>ElGenera</text:p>
          </table:table-cell>
          <table:table-cell table:style-name="ce177"/>
          <table:table-cell table:style-name="ce154" office:value-type="string">
            <text:p>text</text:p>
          </table:table-cell>
          <table:table-cell table:style-name="ce276" office:value-type="float" office:value="1">
            <text:p>1</text:p>
          </table:table-cell>
          <table:table-cell table:style-name="ce99" office:value-type="string">
            <text:p>Self-generation (co-generation)</text:p>
          </table:table-cell>
          <table:table-cell table:style-name="ce362" office:value-type="string">
            <text:p>MWh / year</text:p>
          </table:table-cell>
          <table:table-cell table:number-columns-repeated="2" table:style-name="ce49" office:value-type="string">
            <text:p>X</text:p>
          </table:table-cell>
          <table:table-cell table:style-name="ce418" office:value-type="string">
            <text:p>x</text:p>
          </table:table-cell>
          <table:table-cell table:style-name="ce49" table:number-columns-repeated="4"/>
          <table:table-cell table:style-name="ce448"/>
          <table:table-cell table:style-name="ce461" table:number-columns-repeated="2"/>
          <table:table-cell table:style-name="ce475" table:formula="oooc:=HLOOKUP([.T$1];[.U$1:.AC$1202];ROW();FALSE())" office:value-type="string" office:string-value="self-generation (co-generation)">
            <text:p>self-generation (co-generation)</text:p>
          </table:table-cell>
          <table:table-cell table:style-name="ce487" office:value-type="string">
            <text:p>self-generation (co-generation)</text:p>
          </table:table-cell>
          <table:table-cell table:style-name="ce519" office:value-type="string">
            <text:p>generació pròpia (cogeneració)</text:p>
          </table:table-cell>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MWh / year">
            <text:p>MWh / year</text:p>
          </table:table-cell>
          <table:table-cell table:style-name="ce583" office:value-type="string">
            <text:p>MWh / year</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159">
            <text:p>159</text:p>
          </table:table-cell>
          <table:table-cell table:style-name="ce46"/>
          <table:table-cell table:style-name="ce88" table:formula="oooc:=[.C174]+1" office:value-type="float" office:value="413">
            <text:p>413</text:p>
          </table:table-cell>
          <table:table-cell table:style-name="ce177" office:value-type="string">
            <text:p>ElSales</text:p>
          </table:table-cell>
          <table:table-cell table:style-name="ce177"/>
          <table:table-cell table:style-name="ce154"/>
          <table:table-cell table:style-name="ce276" office:value-type="float" office:value="1">
            <text:p>1</text:p>
          </table:table-cell>
          <table:table-cell table:style-name="ce99" office:value-type="string">
            <text:p>Sales to grid (co-generation)</text:p>
          </table:table-cell>
          <table:table-cell table:style-name="ce362" office:value-type="string">
            <text:p>MWh / year</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56" office:value-type="string">
            <text:p>x- On MONTLY BASE</text:p>
          </table:table-cell>
          <table:table-cell table:style-name="ce49" office:value-type="string">
            <text:p>x- On MONTLY BASE</text:p>
          </table:table-cell>
          <table:table-cell table:style-name="ce49"/>
          <table:table-cell table:style-name="ce448" office:value-type="string">
            <text:p>If available, give monthly values and a/or dd fuel bills</text:p>
          </table:table-cell>
          <table:table-cell table:style-name="ce461" table:number-columns-repeated="2"/>
          <table:table-cell table:style-name="ce475" table:formula="oooc:=HLOOKUP([.T$1];[.U$1:.AC$1202];ROW();FALSE())" office:value-type="string" office:string-value="sales to grid (co-generation)">
            <text:p>sales to grid (co-generation)</text:p>
          </table:table-cell>
          <table:table-cell table:style-name="ce487" office:value-type="string">
            <text:p>sales to grid (co-generation)</text:p>
          </table:table-cell>
          <table:table-cell table:style-name="ce519" office:value-type="string">
            <text:p>venda a la xarxa (cogeneració)</text:p>
          </table:table-cell>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MWh / year">
            <text:p>MWh / year</text:p>
          </table:table-cell>
          <table:table-cell table:style-name="ce583" office:value-type="string">
            <text:p>MWh / year</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7">
          <table:table-cell table:style-name="ce11" office:value-type="float" office:value="160">
            <text:p>160</text:p>
          </table:table-cell>
          <table:table-cell table:style-name="ce46"/>
          <table:table-cell table:style-name="ce88"/>
          <table:table-cell table:style-name="ce177" table:number-columns-repeated="2"/>
          <table:table-cell table:style-name="ce154"/>
          <table:table-cell table:style-name="ce276"/>
          <table:table-cell table:style-name="ce99" office:value-type="string">
            <text:p>Tariff <text:s/></text:p>
          </table:table-cell>
          <table:table-cell table:style-name="ce362"/>
          <table:table-cell table:number-columns-repeated="2" table:style-name="ce49" office:value-type="string">
            <text:p>X</text:p>
          </table:table-cell>
          <table:table-cell table:style-name="ce49"/>
          <table:table-cell table:style-name="ce56" table:number-columns-repeated="2"/>
          <table:table-cell table:style-name="ce49" table:number-columns-repeated="2"/>
          <table:table-cell table:style-name="ce448"/>
          <table:table-cell table:style-name="ce461" table:number-columns-repeated="2"/>
          <table:table-cell table:style-name="ce475" table:formula="oooc:=HLOOKUP([.T$1];[.U$1:.AC$1202];ROW();FALSE())" office:value-type="string" office:string-value="Tariff  ">
            <text:p>Tariff <text:s/></text:p>
          </table:table-cell>
          <table:table-cell table:style-name="ce487" office:value-type="string">
            <text:p>Tariff <text:s/></text:p>
          </table:table-cell>
          <table:table-cell table:style-name="ce519" office:value-type="string">
            <text:p>Tarifa</text:p>
          </table:table-cell>
          <table:table-cell table:style-name="ce532" table:number-columns-repeated="7"/>
          <table:table-cell table:style-name="ce461" table:number-columns-repeated="2"/>
          <table:table-cell table:style-name="ce542" table:formula="oooc:=HLOOKUP([.AF$1];[.AG$1:.AO$1200];ROW();FALSE())" office:value-type="string" office:string-value="If possible, provide the monthly data in separate sheet and/or the electricity bills">
            <text:p>If possible, provide the monthly data in separate sheet and/or the electricity bills</text:p>
          </table:table-cell>
          <table:table-cell table:style-name="ce517" office:value-type="string">
            <text:p>If possible, provide the monthly data in separate sheet and/or the electricity bills</text:p>
          </table:table-cell>
          <table:table-cell table:style-name="ce517" office:value-type="string">
            <text:p>Si es possible, donar dades mensuals en una altre fulla i/o factures elèctriques</text:p>
          </table:table-cell>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161">
            <text:p>161</text:p>
          </table:table-cell>
          <table:table-cell table:style-name="ce46"/>
          <table:table-cell table:style-name="ce88"/>
          <table:table-cell table:style-name="ce154" office:value-type="string">
            <text:p>text for Quest.</text:p>
          </table:table-cell>
          <table:table-cell table:style-name="ce154" table:number-columns-repeated="2"/>
          <table:table-cell table:style-name="ce276"/>
          <table:table-cell table:style-name="ce99" office:value-type="string">
            <text:p>Peak</text:p>
          </table:table-cell>
          <table:table-cell table:style-name="ce362"/>
          <table:table-cell table:style-name="ce49" office:value-type="string">
            <text:p>X</text:p>
          </table:table-cell>
          <table:table-cell table:style-name="ce49" table:number-columns-repeated="2"/>
          <table:table-cell table:style-name="ce56" table:number-columns-repeated="2"/>
          <table:table-cell table:style-name="ce49"/>
          <table:table-cell table:style-name="ce436" office:value-type="string">
            <text:p>according to ICAEN Quest. - added after conv. with Hans (28/11/2007)</text:p>
          </table:table-cell>
          <table:table-cell table:style-name="ce448"/>
          <table:table-cell table:style-name="ce461" table:number-columns-repeated="2"/>
          <table:table-cell table:style-name="ce475" table:formula="oooc:=HLOOKUP([.T$1];[.U$1:.AC$1202];ROW();FALSE())" office:value-type="string" office:string-value="Peak">
            <text:p>Peak</text:p>
          </table:table-cell>
          <table:table-cell table:style-name="ce447" office:value-type="string">
            <text:p>Peak</text:p>
          </table:table-cell>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62">
            <text:p>162</text:p>
          </table:table-cell>
          <table:table-cell table:style-name="ce46"/>
          <table:table-cell table:style-name="ce88"/>
          <table:table-cell table:style-name="ce154" office:value-type="string">
            <text:p>text for Quest.</text:p>
          </table:table-cell>
          <table:table-cell table:style-name="ce154" table:number-columns-repeated="2"/>
          <table:table-cell table:style-name="ce276"/>
          <table:table-cell table:style-name="ce99" office:value-type="string">
            <text:p>Standard</text:p>
          </table:table-cell>
          <table:table-cell table:style-name="ce362"/>
          <table:table-cell table:number-columns-repeated="2" table:style-name="ce49" office:value-type="string">
            <text:p>X</text:p>
          </table:table-cell>
          <table:table-cell table:style-name="ce49"/>
          <table:table-cell table:style-name="ce56" table:number-columns-repeated="2"/>
          <table:table-cell table:style-name="ce49" table:number-columns-repeated="2"/>
          <table:table-cell table:style-name="ce448"/>
          <table:table-cell table:style-name="ce461" table:number-columns-repeated="2"/>
          <table:table-cell table:style-name="ce475" table:formula="oooc:=HLOOKUP([.T$1];[.U$1:.AC$1202];ROW();FALSE())" office:value-type="string" office:string-value="Standard">
            <text:p>Standard</text:p>
          </table:table-cell>
          <table:table-cell table:style-name="ce99" office:value-type="string">
            <text:p>Standard</text:p>
          </table:table-cell>
          <table:table-cell table:style-name="ce519" office:value-type="string">
            <text:p>estàndard</text:p>
          </table:table-cell>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163">
            <text:p>163</text:p>
          </table:table-cell>
          <table:table-cell table:style-name="ce46"/>
          <table:table-cell table:style-name="ce88"/>
          <table:table-cell table:style-name="ce154" office:value-type="string">
            <text:p>text for Quest.</text:p>
          </table:table-cell>
          <table:table-cell table:style-name="ce154" table:number-columns-repeated="2"/>
          <table:table-cell table:style-name="ce276"/>
          <table:table-cell table:style-name="ce99" office:value-type="string">
            <text:p>Valley</text:p>
          </table:table-cell>
          <table:table-cell table:style-name="ce362"/>
          <table:table-cell table:style-name="ce49" office:value-type="string">
            <text:p>X</text:p>
          </table:table-cell>
          <table:table-cell table:style-name="ce49" table:number-columns-repeated="2"/>
          <table:table-cell table:style-name="ce56" table:number-columns-repeated="2"/>
          <table:table-cell table:style-name="ce49"/>
          <table:table-cell table:style-name="ce436" office:value-type="string">
            <text:p>according to ICAEN Quest. - added after conv. with Hans (28/11/2007)</text:p>
          </table:table-cell>
          <table:table-cell table:style-name="ce448"/>
          <table:table-cell table:style-name="ce461" table:number-columns-repeated="2"/>
          <table:table-cell table:style-name="ce475" table:formula="oooc:=HLOOKUP([.T$1];[.U$1:.AC$1202];ROW();FALSE())" office:value-type="string" office:string-value="Valley">
            <text:p>Valley</text:p>
          </table:table-cell>
          <table:table-cell table:style-name="ce447" office:value-type="string">
            <text:p>Valley</text:p>
          </table:table-cell>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164">
            <text:p>164</text:p>
          </table:table-cell>
          <table:table-cell table:style-name="ce46"/>
          <table:table-cell table:style-name="ce88"/>
          <table:table-cell table:style-name="ce154" office:value-type="string">
            <text:p>text for Quest.</text:p>
          </table:table-cell>
          <table:table-cell table:style-name="ce154" table:number-columns-repeated="2"/>
          <table:table-cell table:style-name="ce276"/>
          <table:table-cell table:style-name="ce99" office:value-type="string">
            <text:p>TOTAL</text:p>
          </table:table-cell>
          <table:table-cell table:style-name="ce362"/>
          <table:table-cell table:style-name="ce49" office:value-type="string">
            <text:p>X</text:p>
          </table:table-cell>
          <table:table-cell table:style-name="ce49" table:number-columns-repeated="2"/>
          <table:table-cell table:style-name="ce56" table:number-columns-repeated="2"/>
          <table:table-cell table:style-name="ce49"/>
          <table:table-cell table:style-name="ce436" office:value-type="string">
            <text:p>according to ICAEN Quest. - added after conv. with Hans (28/11/2007)</text:p>
          </table:table-cell>
          <table:table-cell table:style-name="ce448"/>
          <table:table-cell table:style-name="ce461" table:number-columns-repeated="2"/>
          <table:table-cell table:style-name="ce475" table:formula="oooc:=HLOOKUP([.T$1];[.U$1:.AC$1202];ROW();FALSE())" office:value-type="string" office:string-value="TOTAL">
            <text:p>TOTAL</text:p>
          </table:table-cell>
          <table:table-cell table:style-name="ce447" office:value-type="string">
            <text:p>TOTAL</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25">
          <table:table-cell table:style-name="ce11" office:value-type="float" office:value="165">
            <text:p>165</text:p>
          </table:table-cell>
          <table:table-cell table:style-name="ce46"/>
          <table:table-cell table:style-name="ce88"/>
          <table:table-cell table:style-name="ce154" office:value-type="string">
            <text:p>text for Quest.</text:p>
          </table:table-cell>
          <table:table-cell table:style-name="ce154" table:number-columns-repeated="2"/>
          <table:table-cell table:style-name="ce276"/>
          <table:table-cell table:style-name="ce99" office:value-type="string">
            <text:p>Electric consumption according type of use</text:p>
          </table:table-cell>
          <table:table-cell table:style-name="ce362" office:value-type="string">
            <text:p>MWh / year</text:p>
          </table:table-cell>
          <table:table-cell table:style-name="ce49" office:value-type="string">
            <text:p>X</text:p>
          </table:table-cell>
          <table:table-cell table:style-name="ce49" table:number-columns-repeated="2"/>
          <table:table-cell table:style-name="ce56" table:number-columns-repeated="2"/>
          <table:table-cell table:style-name="ce49"/>
          <table:table-cell table:style-name="ce436" office:value-type="string">
            <text:p>according to ICAEN Quest. - added after conv. with Hans (28/11/2007)</text:p>
          </table:table-cell>
          <table:table-cell table:style-name="ce448"/>
          <table:table-cell table:style-name="ce461" table:number-columns-repeated="2"/>
          <table:table-cell table:style-name="ce475" table:formula="oooc:=HLOOKUP([.T$1];[.U$1:.AC$1202];ROW();FALSE())" office:value-type="string" office:string-value="Electric consumption according type of use">
            <text:p>Electric consumption according type of use</text:p>
          </table:table-cell>
          <table:table-cell table:style-name="ce447" office:value-type="string">
            <text:p>Electric consumption according type of use</text:p>
          </table:table-cell>
          <table:table-cell table:style-name="ce519"/>
          <table:table-cell table:style-name="ce532" table:number-columns-repeated="7"/>
          <table:table-cell table:style-name="ce461" table:number-columns-repeated="2"/>
          <table:table-cell table:style-name="ce542" table:formula="oooc:=HLOOKUP([.AF$1];[.AG$1:.AO$1200];ROW();FALSE())" office:value-type="string" office:string-value="If there are other uses, specify them in a separate sheet">
            <text:p>If there are other uses, specify them in a separate sheet</text:p>
          </table:table-cell>
          <table:table-cell table:style-name="ce517" office:value-type="string">
            <text:p>If there are other uses, specify them in a separate sheet</text:p>
          </table:table-cell>
          <table:table-cell table:style-name="ce517"/>
          <table:table-cell table:style-name="ce560" table:number-columns-repeated="7"/>
          <table:table-cell table:style-name="ce461" table:number-columns-repeated="2"/>
          <table:table-cell table:style-name="ce569" table:formula="oooc:=HLOOKUP([.AR$1];[.AS$1:.BA$1200];ROW();FALSE())" office:value-type="string" office:string-value="MWh / year">
            <text:p>MWh / year</text:p>
          </table:table-cell>
          <table:table-cell table:style-name="ce583" office:value-type="string">
            <text:p>MWh / year</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66">
            <text:p>166</text:p>
          </table:table-cell>
          <table:table-cell table:style-name="ce46"/>
          <table:table-cell table:style-name="ce88"/>
          <table:table-cell table:style-name="ce154" office:value-type="string">
            <text:p>text for Quest.</text:p>
          </table:table-cell>
          <table:table-cell table:style-name="ce154" table:number-columns-repeated="2"/>
          <table:table-cell table:style-name="ce276"/>
          <table:table-cell table:style-name="ce99" office:value-type="string">
            <text:p>Electricity for thermal uses</text:p>
          </table:table-cell>
          <table:table-cell table:style-name="ce362"/>
          <table:table-cell table:style-name="ce49" office:value-type="string">
            <text:p>X</text:p>
          </table:table-cell>
          <table:table-cell table:style-name="ce49" table:number-columns-repeated="2"/>
          <table:table-cell table:style-name="ce56" table:number-columns-repeated="2"/>
          <table:table-cell table:style-name="ce49"/>
          <table:table-cell table:style-name="ce436" office:value-type="string">
            <text:p>according to ICAEN Quest.- added ....</text:p>
          </table:table-cell>
          <table:table-cell table:style-name="ce448"/>
          <table:table-cell table:style-name="ce461" table:number-columns-repeated="2"/>
          <table:table-cell table:style-name="ce475" table:formula="oooc:=HLOOKUP([.T$1];[.U$1:.AC$1202];ROW();FALSE())" office:value-type="string" office:string-value="Electricity for thermal uses">
            <text:p>Electricity for thermal uses</text:p>
          </table:table-cell>
          <table:table-cell table:style-name="ce447" office:value-type="string">
            <text:p>Electricity for thermal uses</text:p>
          </table:table-cell>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67">
            <text:p>167</text:p>
          </table:table-cell>
          <table:table-cell table:style-name="ce46"/>
          <table:table-cell table:style-name="ce88"/>
          <table:table-cell table:style-name="ce154" office:value-type="string">
            <text:p>text for Quest.</text:p>
          </table:table-cell>
          <table:table-cell table:style-name="ce154" table:number-columns-repeated="2"/>
          <table:table-cell table:style-name="ce276"/>
          <table:table-cell table:style-name="ce99" office:value-type="string">
            <text:p>Electricity for non-thermal uses</text:p>
          </table:table-cell>
          <table:table-cell table:style-name="ce362"/>
          <table:table-cell table:style-name="ce49" office:value-type="string">
            <text:p>X</text:p>
          </table:table-cell>
          <table:table-cell table:style-name="ce49" table:number-columns-repeated="2"/>
          <table:table-cell table:style-name="ce56" table:number-columns-repeated="2"/>
          <table:table-cell table:style-name="ce49"/>
          <table:table-cell table:style-name="ce436" office:value-type="string">
            <text:p>according to ICAEN Quest.- added ....</text:p>
          </table:table-cell>
          <table:table-cell table:style-name="ce448"/>
          <table:table-cell table:style-name="ce461" table:number-columns-repeated="2"/>
          <table:table-cell table:style-name="ce475" table:formula="oooc:=HLOOKUP([.T$1];[.U$1:.AC$1202];ROW();FALSE())" office:value-type="string" office:string-value="Electricity for non-thermal uses">
            <text:p>Electricity for non-thermal uses</text:p>
          </table:table-cell>
          <table:table-cell table:style-name="ce447" office:value-type="string">
            <text:p>Electricity for non-thermal uses</text:p>
          </table:table-cell>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68">
            <text:p>168</text:p>
          </table:table-cell>
          <table:table-cell table:style-name="ce46"/>
          <table:table-cell table:style-name="ce88"/>
          <table:table-cell table:style-name="ce154" office:value-type="string">
            <text:p>text for Quest.</text:p>
          </table:table-cell>
          <table:table-cell table:style-name="ce154" table:number-columns-repeated="2"/>
          <table:table-cell table:style-name="ce276"/>
          <table:table-cell table:style-name="ce99" office:value-type="string">
            <text:p>Refrigeration</text:p>
          </table:table-cell>
          <table:table-cell table:style-name="ce362"/>
          <table:table-cell table:style-name="ce49" office:value-type="string">
            <text:p>X</text:p>
          </table:table-cell>
          <table:table-cell table:style-name="ce49" table:number-columns-repeated="2"/>
          <table:table-cell table:style-name="ce56" table:number-columns-repeated="2"/>
          <table:table-cell table:style-name="ce49"/>
          <table:table-cell table:style-name="ce436" office:value-type="string">
            <text:p>according to ICAEN Quest.- added ....</text:p>
          </table:table-cell>
          <table:table-cell table:style-name="ce448"/>
          <table:table-cell table:style-name="ce461" table:number-columns-repeated="2"/>
          <table:table-cell table:style-name="ce475" table:formula="oooc:=HLOOKUP([.T$1];[.U$1:.AC$1202];ROW();FALSE())" office:value-type="string" office:string-value="Refrigeration">
            <text:p>Refrigeration</text:p>
          </table:table-cell>
          <table:table-cell table:style-name="ce447" office:value-type="string">
            <text:p>Refrigeration</text:p>
          </table:table-cell>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69">
            <text:p>169</text:p>
          </table:table-cell>
          <table:table-cell table:style-name="ce46"/>
          <table:table-cell table:style-name="ce88"/>
          <table:table-cell table:style-name="ce154" office:value-type="string">
            <text:p>ElectricityRef</text:p>
          </table:table-cell>
          <table:table-cell table:style-name="ce154" table:number-columns-repeated="2"/>
          <table:table-cell table:style-name="ce276"/>
          <table:table-cell table:style-name="ce99" office:value-type="string">
            <text:p>Electricity for refrigeration</text:p>
          </table:table-cell>
          <table:table-cell table:style-name="ce362"/>
          <table:table-cell table:style-name="ce49" office:value-type="string">
            <text:p>X</text:p>
          </table:table-cell>
          <table:table-cell table:style-name="ce49" table:number-columns-repeated="2"/>
          <table:table-cell table:style-name="ce56" table:number-columns-repeated="2"/>
          <table:table-cell table:style-name="ce49"/>
          <table:table-cell table:style-name="ce436" office:value-type="string">
            <text:p>according to ICAEN Quest.- added ....</text:p>
          </table:table-cell>
          <table:table-cell table:style-name="ce448"/>
          <table:table-cell table:style-name="ce461" table:number-columns-repeated="2"/>
          <table:table-cell table:style-name="ce475" table:formula="oooc:=HLOOKUP([.T$1];[.U$1:.AC$1202];ROW();FALSE())">
            <text:p/>
          </table:table-cell>
          <table:table-cell table:style-name="ce44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70">
            <text:p>170</text:p>
          </table:table-cell>
          <table:table-cell table:style-name="ce46"/>
          <table:table-cell table:style-name="ce88"/>
          <table:table-cell table:style-name="ce154" office:value-type="string">
            <text:p>text for Quest.</text:p>
          </table:table-cell>
          <table:table-cell table:style-name="ce154" table:number-columns-repeated="2"/>
          <table:table-cell table:style-name="ce276"/>
          <table:table-cell table:style-name="ce99" office:value-type="string">
            <text:p>Air Conditioning</text:p>
          </table:table-cell>
          <table:table-cell table:style-name="ce362"/>
          <table:table-cell table:style-name="ce49" office:value-type="string">
            <text:p>X</text:p>
          </table:table-cell>
          <table:table-cell table:style-name="ce49" table:number-columns-repeated="2"/>
          <table:table-cell table:style-name="ce56" table:number-columns-repeated="2"/>
          <table:table-cell table:style-name="ce49"/>
          <table:table-cell table:style-name="ce436" office:value-type="string">
            <text:p>according to ICAEN Quest.- added ....</text:p>
          </table:table-cell>
          <table:table-cell table:style-name="ce448"/>
          <table:table-cell table:style-name="ce461" table:number-columns-repeated="2"/>
          <table:table-cell table:style-name="ce475" table:formula="oooc:=HLOOKUP([.T$1];[.U$1:.AC$1202];ROW();FALSE())" office:value-type="string" office:string-value="Air Conditioning">
            <text:p>Air Conditioning</text:p>
          </table:table-cell>
          <table:table-cell table:style-name="ce447" office:value-type="string">
            <text:p>Air Conditioning</text:p>
          </table:table-cell>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71">
            <text:p>171</text:p>
          </table:table-cell>
          <table:table-cell table:style-name="ce46"/>
          <table:table-cell table:style-name="ce88"/>
          <table:table-cell table:style-name="ce154" office:value-type="string">
            <text:p>ElectricityAC</text:p>
          </table:table-cell>
          <table:table-cell table:style-name="ce154" table:number-columns-repeated="2"/>
          <table:table-cell table:style-name="ce276"/>
          <table:table-cell table:style-name="ce99" office:value-type="string">
            <text:p>Electricity for air conditioning</text:p>
          </table:table-cell>
          <table:table-cell table:style-name="ce362"/>
          <table:table-cell table:style-name="ce49" office:value-type="string">
            <text:p>X</text:p>
          </table:table-cell>
          <table:table-cell table:style-name="ce49" table:number-columns-repeated="2"/>
          <table:table-cell table:style-name="ce56" table:number-columns-repeated="2"/>
          <table:table-cell table:style-name="ce49"/>
          <table:table-cell table:style-name="ce436" office:value-type="string">
            <text:p>according to ICAEN Quest.- added ....</text:p>
          </table:table-cell>
          <table:table-cell table:style-name="ce448"/>
          <table:table-cell table:style-name="ce461" table:number-columns-repeated="2"/>
          <table:table-cell table:style-name="ce475" table:formula="oooc:=HLOOKUP([.T$1];[.U$1:.AC$1202];ROW();FALSE())">
            <text:p/>
          </table:table-cell>
          <table:table-cell table:style-name="ce44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72">
            <text:p>172</text:p>
          </table:table-cell>
          <table:table-cell table:style-name="ce46"/>
          <table:table-cell table:style-name="ce88"/>
          <table:table-cell table:style-name="ce154" office:value-type="string">
            <text:p>text for Quest.</text:p>
          </table:table-cell>
          <table:table-cell table:style-name="ce154" table:number-columns-repeated="2"/>
          <table:table-cell table:style-name="ce276"/>
          <table:table-cell table:style-name="ce99" office:value-type="string">
            <text:p>Other uses</text:p>
          </table:table-cell>
          <table:table-cell table:style-name="ce362"/>
          <table:table-cell table:style-name="ce49" office:value-type="string">
            <text:p>X</text:p>
          </table:table-cell>
          <table:table-cell table:style-name="ce49" table:number-columns-repeated="2"/>
          <table:table-cell table:style-name="ce56" table:number-columns-repeated="2"/>
          <table:table-cell table:style-name="ce49"/>
          <table:table-cell table:style-name="ce436" office:value-type="string">
            <text:p>according to ICAEN Quest.- added ....</text:p>
          </table:table-cell>
          <table:table-cell table:style-name="ce448"/>
          <table:table-cell table:style-name="ce461" table:number-columns-repeated="2"/>
          <table:table-cell table:style-name="ce475" table:formula="oooc:=HLOOKUP([.T$1];[.U$1:.AC$1202];ROW();FALSE())" office:value-type="string" office:string-value="Other uses">
            <text:p>Other uses</text:p>
          </table:table-cell>
          <table:table-cell table:style-name="ce447" office:value-type="string">
            <text:p>Other uses</text:p>
          </table:table-cell>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73">
            <text:p>173</text:p>
          </table:table-cell>
          <table:table-cell table:style-name="ce46"/>
          <table:table-cell table:style-name="ce88"/>
          <table:table-cell table:style-name="ce154" office:value-type="string">
            <text:p>ElectricityThOther</text:p>
          </table:table-cell>
          <table:table-cell table:style-name="ce154" table:number-columns-repeated="2"/>
          <table:table-cell table:style-name="ce276"/>
          <table:table-cell table:style-name="ce99" office:value-type="string">
            <text:p>Electricity for other thermal uses</text:p>
          </table:table-cell>
          <table:table-cell table:style-name="ce362"/>
          <table:table-cell table:style-name="ce49" office:value-type="string">
            <text:p>X</text:p>
          </table:table-cell>
          <table:table-cell table:style-name="ce49" table:number-columns-repeated="2"/>
          <table:table-cell table:style-name="ce56" table:number-columns-repeated="2"/>
          <table:table-cell table:style-name="ce49"/>
          <table:table-cell table:style-name="ce436" office:value-type="string">
            <text:p>according to ICAEN Quest.- added ....</text:p>
          </table:table-cell>
          <table:table-cell table:style-name="ce448"/>
          <table:table-cell table:style-name="ce461" table:number-columns-repeated="2"/>
          <table:table-cell table:style-name="ce475" table:formula="oooc:=HLOOKUP([.T$1];[.U$1:.AC$1202];ROW();FALSE())">
            <text:p/>
          </table:table-cell>
          <table:table-cell table:style-name="ce44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74">
            <text:p>174</text:p>
          </table:table-cell>
          <table:table-cell table:style-name="ce46"/>
          <table:table-cell table:style-name="ce88"/>
          <table:table-cell table:style-name="ce154" office:value-type="string">
            <text:p>text for Quest.</text:p>
          </table:table-cell>
          <table:table-cell table:style-name="ce154" table:number-columns-repeated="2"/>
          <table:table-cell table:style-name="ce276"/>
          <table:table-cell table:style-name="ce99" office:value-type="string">
            <text:p>Motors and machines</text:p>
          </table:table-cell>
          <table:table-cell table:style-name="ce362"/>
          <table:table-cell table:style-name="ce49" office:value-type="string">
            <text:p>X</text:p>
          </table:table-cell>
          <table:table-cell table:style-name="ce49" table:number-columns-repeated="2"/>
          <table:table-cell table:style-name="ce56" table:number-columns-repeated="2"/>
          <table:table-cell table:style-name="ce49"/>
          <table:table-cell table:style-name="ce436" office:value-type="string">
            <text:p>according to ICAEN Quest.- added ....</text:p>
          </table:table-cell>
          <table:table-cell table:style-name="ce448"/>
          <table:table-cell table:style-name="ce461" table:number-columns-repeated="2"/>
          <table:table-cell table:style-name="ce475" table:formula="oooc:=HLOOKUP([.T$1];[.U$1:.AC$1202];ROW();FALSE())" office:value-type="string" office:string-value="Motors and machines">
            <text:p>Motors and machines</text:p>
          </table:table-cell>
          <table:table-cell table:style-name="ce447" office:value-type="string">
            <text:p>Motors and machines</text:p>
          </table:table-cell>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75">
            <text:p>175</text:p>
          </table:table-cell>
          <table:table-cell table:style-name="ce46"/>
          <table:table-cell table:style-name="ce88"/>
          <table:table-cell table:style-name="ce154" office:value-type="string">
            <text:p>ElectricityMotors</text:p>
          </table:table-cell>
          <table:table-cell table:style-name="ce154" table:number-columns-repeated="2"/>
          <table:table-cell table:style-name="ce276"/>
          <table:table-cell table:style-name="ce99" office:value-type="string">
            <text:p>Electricity for motors</text:p>
          </table:table-cell>
          <table:table-cell table:style-name="ce362"/>
          <table:table-cell table:style-name="ce49" office:value-type="string">
            <text:p>X</text:p>
          </table:table-cell>
          <table:table-cell table:style-name="ce49" table:number-columns-repeated="2"/>
          <table:table-cell table:style-name="ce56" table:number-columns-repeated="2"/>
          <table:table-cell table:style-name="ce49"/>
          <table:table-cell table:style-name="ce436" office:value-type="string">
            <text:p>according to ICAEN Quest.- added ....</text:p>
          </table:table-cell>
          <table:table-cell table:style-name="ce448"/>
          <table:table-cell table:style-name="ce461" table:number-columns-repeated="2"/>
          <table:table-cell table:style-name="ce475" table:formula="oooc:=HLOOKUP([.T$1];[.U$1:.AC$1202];ROW();FALSE())">
            <text:p/>
          </table:table-cell>
          <table:table-cell table:style-name="ce44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76">
            <text:p>176</text:p>
          </table:table-cell>
          <table:table-cell table:style-name="ce46"/>
          <table:table-cell table:style-name="ce88"/>
          <table:table-cell table:style-name="ce154" office:value-type="string">
            <text:p>text for Quest.</text:p>
          </table:table-cell>
          <table:table-cell table:style-name="ce154" table:number-columns-repeated="2"/>
          <table:table-cell table:style-name="ce276"/>
          <table:table-cell table:style-name="ce99" office:value-type="string">
            <text:p>Electro-chemics</text:p>
          </table:table-cell>
          <table:table-cell table:style-name="ce362"/>
          <table:table-cell table:style-name="ce49" office:value-type="string">
            <text:p>X</text:p>
          </table:table-cell>
          <table:table-cell table:style-name="ce49" table:number-columns-repeated="2"/>
          <table:table-cell table:style-name="ce56" table:number-columns-repeated="2"/>
          <table:table-cell table:style-name="ce49"/>
          <table:table-cell table:style-name="ce436" office:value-type="string">
            <text:p>according to ICAEN Quest.- added ....</text:p>
          </table:table-cell>
          <table:table-cell table:style-name="ce448"/>
          <table:table-cell table:style-name="ce461" table:number-columns-repeated="2"/>
          <table:table-cell table:style-name="ce475" table:formula="oooc:=HLOOKUP([.T$1];[.U$1:.AC$1202];ROW();FALSE())" office:value-type="string" office:string-value="Electro-chemics">
            <text:p>Electro-chemics</text:p>
          </table:table-cell>
          <table:table-cell table:style-name="ce447" office:value-type="string">
            <text:p>Electro-chemics</text:p>
          </table:table-cell>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77">
            <text:p>177</text:p>
          </table:table-cell>
          <table:table-cell table:style-name="ce46"/>
          <table:table-cell table:style-name="ce88"/>
          <table:table-cell table:style-name="ce154" office:value-type="string">
            <text:p>ElectricityChem</text:p>
          </table:table-cell>
          <table:table-cell table:style-name="ce154" table:number-columns-repeated="2"/>
          <table:table-cell table:style-name="ce276"/>
          <table:table-cell table:style-name="ce99" office:value-type="string">
            <text:p>Electricity for electro-chemical processes</text:p>
          </table:table-cell>
          <table:table-cell table:style-name="ce362"/>
          <table:table-cell table:style-name="ce49" office:value-type="string">
            <text:p>X</text:p>
          </table:table-cell>
          <table:table-cell table:style-name="ce49" table:number-columns-repeated="2"/>
          <table:table-cell table:style-name="ce56" table:number-columns-repeated="2"/>
          <table:table-cell table:style-name="ce49"/>
          <table:table-cell table:style-name="ce436" office:value-type="string">
            <text:p>according to ICAEN Quest.- added ....</text:p>
          </table:table-cell>
          <table:table-cell table:style-name="ce448"/>
          <table:table-cell table:style-name="ce461" table:number-columns-repeated="2"/>
          <table:table-cell table:style-name="ce475" table:formula="oooc:=HLOOKUP([.T$1];[.U$1:.AC$1202];ROW();FALSE())">
            <text:p/>
          </table:table-cell>
          <table:table-cell table:style-name="ce44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78">
            <text:p>178</text:p>
          </table:table-cell>
          <table:table-cell table:style-name="ce46"/>
          <table:table-cell table:style-name="ce88"/>
          <table:table-cell table:style-name="ce154" office:value-type="string">
            <text:p>text for Quest.</text:p>
          </table:table-cell>
          <table:table-cell table:style-name="ce154" table:number-columns-repeated="2"/>
          <table:table-cell table:style-name="ce276"/>
          <table:table-cell table:style-name="ce99" office:value-type="string">
            <text:p>Lightning</text:p>
          </table:table-cell>
          <table:table-cell table:style-name="ce362"/>
          <table:table-cell table:style-name="ce49" office:value-type="string">
            <text:p>X</text:p>
          </table:table-cell>
          <table:table-cell table:style-name="ce49" table:number-columns-repeated="2"/>
          <table:table-cell table:style-name="ce56" table:number-columns-repeated="2"/>
          <table:table-cell table:style-name="ce49"/>
          <table:table-cell table:style-name="ce436" office:value-type="string">
            <text:p>according to ICAEN Quest.- added ....</text:p>
          </table:table-cell>
          <table:table-cell table:style-name="ce448"/>
          <table:table-cell table:style-name="ce461" table:number-columns-repeated="2"/>
          <table:table-cell table:style-name="ce475" table:formula="oooc:=HLOOKUP([.T$1];[.U$1:.AC$1202];ROW();FALSE())" office:value-type="string" office:string-value="Lightning">
            <text:p>Lightning</text:p>
          </table:table-cell>
          <table:table-cell table:style-name="ce447" office:value-type="string">
            <text:p>Lightning</text:p>
          </table:table-cell>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79">
            <text:p>179</text:p>
          </table:table-cell>
          <table:table-cell table:style-name="ce46"/>
          <table:table-cell table:style-name="ce88"/>
          <table:table-cell table:style-name="ce154" office:value-type="string">
            <text:p>ElectricityLight</text:p>
          </table:table-cell>
          <table:table-cell table:style-name="ce154" table:number-columns-repeated="2"/>
          <table:table-cell table:style-name="ce276"/>
          <table:table-cell table:style-name="ce99" office:value-type="string">
            <text:p>Electricity for lightning</text:p>
          </table:table-cell>
          <table:table-cell table:style-name="ce362"/>
          <table:table-cell table:style-name="ce49" office:value-type="string">
            <text:p>X</text:p>
          </table:table-cell>
          <table:table-cell table:style-name="ce49" table:number-columns-repeated="2"/>
          <table:table-cell table:style-name="ce56" table:number-columns-repeated="2"/>
          <table:table-cell table:style-name="ce49"/>
          <table:table-cell table:style-name="ce436" office:value-type="string">
            <text:p>according to ICAEN Quest.- added ....</text:p>
          </table:table-cell>
          <table:table-cell table:style-name="ce448"/>
          <table:table-cell table:style-name="ce461" table:number-columns-repeated="2"/>
          <table:table-cell table:style-name="ce475" table:formula="oooc:=HLOOKUP([.T$1];[.U$1:.AC$1202];ROW();FALSE())">
            <text:p/>
          </table:table-cell>
          <table:table-cell table:style-name="ce44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180">
            <text:p>180</text:p>
          </table:table-cell>
          <table:table-cell table:style-name="ce46"/>
          <table:table-cell table:style-name="ce88" table:formula="oooc:=[.C175]+1" office:value-type="float" office:value="414">
            <text:p>414</text:p>
          </table:table-cell>
          <table:table-cell table:style-name="ce177" office:value-type="string">
            <text:p>ElTariffClassTot</text:p>
          </table:table-cell>
          <table:table-cell table:style-name="ce177"/>
          <table:table-cell table:style-name="ce154"/>
          <table:table-cell table:style-name="ce276" office:value-type="float" office:value="1">
            <text:p>1</text:p>
          </table:table-cell>
          <table:table-cell table:style-name="ce99" office:value-type="string">
            <text:p>Tariff type / class (total)</text:p>
          </table:table-cell>
          <table:table-cell table:style-name="ce276"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8" office:value-type="string">
            <text:p>?</text:p>
          </table:table-cell>
          <table:table-cell table:style-name="ce49" office:value-type="string">
            <text:p>x</text:p>
          </table:table-cell>
          <table:table-cell table:style-name="ce436" office:value-type="string">
            <text:p>according to ICAEN Quest.- added ....</text:p>
          </table:table-cell>
          <table:table-cell table:style-name="ce448" office:value-type="string">
            <text:p>Specify if with or without VAT</text:p>
          </table:table-cell>
          <table:table-cell table:style-name="ce461" table:number-columns-repeated="2"/>
          <table:table-cell table:style-name="ce475" table:formula="oooc:=HLOOKUP([.T$1];[.U$1:.AC$1202];ROW();FALSE())" office:value-type="string" office:string-value="tariff type / class">
            <text:p>tariff type / class</text:p>
          </table:table-cell>
          <table:table-cell table:style-name="ce487" office:value-type="string">
            <text:p>tariff type / class</text:p>
          </table:table-cell>
          <table:table-cell table:style-name="ce519"/>
          <table:table-cell table:style-name="ce532" table:number-columns-repeated="7"/>
          <table:table-cell table:style-name="ce461" table:number-columns-repeated="2"/>
          <table:table-cell table:style-name="ce542" table:formula="oooc:=HLOOKUP([.AF$1];[.AG$1:.AO$1200];ROW();FALSE())" office:value-type="string" office:string-value="Specify expenditures without VAT">
            <text:p>Specify expenditures without VAT</text:p>
          </table:table-cell>
          <table:table-cell table:style-name="ce517" office:value-type="string">
            <text:p>Specify expenditures without VAT</text:p>
          </table:table-cell>
          <table:table-cell table:style-name="ce517" office:value-type="string">
            <text:p>Especificar despeses sense IVA</text:p>
          </table:table-cell>
          <table:table-cell table:style-name="ce560" table:number-columns-repeated="7"/>
          <table:table-cell table:style-name="ce461" table:number-columns-repeated="2"/>
          <table:table-cell table:style-name="ce569" table:formula="oooc:=HLOOKUP([.AR$1];[.AS$1:.BA$1200];ROW();FALSE())" office:value-type="string" office:string-value="-">
            <text:p>-</text:p>
          </table:table-cell>
          <table:table-cell table:style-name="ce572"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81">
            <text:p>181</text:p>
          </table:table-cell>
          <table:table-cell table:style-name="ce46"/>
          <table:table-cell table:style-name="ce88"/>
          <table:table-cell table:style-name="ce177" office:value-type="string">
            <text:p>ElTariffClassStd</text:p>
          </table:table-cell>
          <table:table-cell table:style-name="ce177"/>
          <table:table-cell table:style-name="ce154"/>
          <table:table-cell table:style-name="ce276"/>
          <table:table-cell table:style-name="ce99" office:value-type="string">
            <text:p>Tariff type / class (standard)</text:p>
          </table:table-cell>
          <table:table-cell table:style-name="ce276"/>
          <table:table-cell table:style-name="ce49" office:value-type="string">
            <text:p>X</text:p>
          </table:table-cell>
          <table:table-cell table:style-name="ce49" table:number-columns-repeated="2"/>
          <table:table-cell table:style-name="ce56"/>
          <table:table-cell table:style-name="ce48"/>
          <table:table-cell table:style-name="ce49"/>
          <table:table-cell table:style-name="ce436" office:value-type="string">
            <text:p>according to ICAEN Quest.- added ....</text:p>
          </table:table-cell>
          <table:table-cell table:style-name="ce448"/>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82">
            <text:p>182</text:p>
          </table:table-cell>
          <table:table-cell table:style-name="ce46"/>
          <table:table-cell table:style-name="ce88"/>
          <table:table-cell table:style-name="ce177" office:value-type="string">
            <text:p>ElTariffClassPeak</text:p>
          </table:table-cell>
          <table:table-cell table:style-name="ce177"/>
          <table:table-cell table:style-name="ce154"/>
          <table:table-cell table:style-name="ce276"/>
          <table:table-cell table:style-name="ce99" office:value-type="string">
            <text:p>Tariff type / class (peak)</text:p>
          </table:table-cell>
          <table:table-cell table:style-name="ce276"/>
          <table:table-cell table:style-name="ce49" office:value-type="string">
            <text:p>X</text:p>
          </table:table-cell>
          <table:table-cell table:style-name="ce49" table:number-columns-repeated="2"/>
          <table:table-cell table:style-name="ce56"/>
          <table:table-cell table:style-name="ce48"/>
          <table:table-cell table:style-name="ce49"/>
          <table:table-cell table:style-name="ce436" office:value-type="string">
            <text:p>according to ICAEN Quest.- added ....</text:p>
          </table:table-cell>
          <table:table-cell table:style-name="ce448"/>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83">
            <text:p>183</text:p>
          </table:table-cell>
          <table:table-cell table:style-name="ce46"/>
          <table:table-cell table:style-name="ce88"/>
          <table:table-cell table:style-name="ce177" office:value-type="string">
            <text:p>ElTariffClassTotVall</text:p>
          </table:table-cell>
          <table:table-cell table:style-name="ce177"/>
          <table:table-cell table:style-name="ce154"/>
          <table:table-cell table:style-name="ce276"/>
          <table:table-cell table:style-name="ce99" office:value-type="string">
            <text:p>Tariff type / class (valley)</text:p>
          </table:table-cell>
          <table:table-cell table:style-name="ce276"/>
          <table:table-cell table:style-name="ce49" office:value-type="string">
            <text:p>X</text:p>
          </table:table-cell>
          <table:table-cell table:style-name="ce49" table:number-columns-repeated="2"/>
          <table:table-cell table:style-name="ce56"/>
          <table:table-cell table:style-name="ce48"/>
          <table:table-cell table:style-name="ce49"/>
          <table:table-cell table:style-name="ce436" office:value-type="string">
            <text:p>according to ICAEN Quest.- added ....</text:p>
          </table:table-cell>
          <table:table-cell table:style-name="ce448"/>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84">
            <text:p>184</text:p>
          </table:table-cell>
          <table:table-cell table:style-name="ce46"/>
          <table:table-cell table:style-name="ce88"/>
          <table:table-cell table:style-name="ce177" office:value-type="string">
            <text:p>ElTariffClassCHP</text:p>
          </table:table-cell>
          <table:table-cell table:style-name="ce177"/>
          <table:table-cell table:style-name="ce154"/>
          <table:table-cell table:style-name="ce276"/>
          <table:table-cell table:style-name="ce99" office:value-type="string">
            <text:p>Tariff type / class (CHP)</text:p>
          </table:table-cell>
          <table:table-cell table:style-name="ce276"/>
          <table:table-cell table:style-name="ce49" office:value-type="string">
            <text:p>X</text:p>
          </table:table-cell>
          <table:table-cell table:style-name="ce49" table:number-columns-repeated="2"/>
          <table:table-cell table:style-name="ce56"/>
          <table:table-cell table:style-name="ce48"/>
          <table:table-cell table:style-name="ce49"/>
          <table:table-cell table:style-name="ce436" office:value-type="string">
            <text:p>according to ICAEN Quest.- added ....</text:p>
          </table:table-cell>
          <table:table-cell table:style-name="ce448"/>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185">
            <text:p>185</text:p>
          </table:table-cell>
          <table:table-cell table:style-name="ce46"/>
          <table:table-cell table:style-name="ce88" office:value-type="string">
            <text:p>414a</text:p>
          </table:table-cell>
          <table:table-cell table:style-name="ce177" office:value-type="string">
            <text:p>ElTariffPowTot</text:p>
          </table:table-cell>
          <table:table-cell table:style-name="ce177"/>
          <table:table-cell table:style-name="ce154"/>
          <table:table-cell table:style-name="ce276" office:value-type="float" office:value="1">
            <text:p>1</text:p>
          </table:table-cell>
          <table:table-cell table:style-name="ce99" office:value-type="string">
            <text:p>Tariff on installed power (total)</text:p>
          </table:table-cell>
          <table:table-cell table:style-name="ce276" office:value-type="string">
            <text:p>€/kWmonth</text:p>
          </table:table-cell>
          <table:table-cell table:style-name="ce381" office:value-type="string">
            <text:p>X</text:p>
          </table:table-cell>
          <table:table-cell table:style-name="ce49" office:value-type="string">
            <text:p>X</text:p>
          </table:table-cell>
          <table:table-cell table:style-name="ce416" table:number-columns-repeated="3"/>
          <table:table-cell table:style-name="ce419"/>
          <table:table-cell table:style-name="ce436" office:value-type="string">
            <text:p>according to ICAEN Quest.- added ....</text:p>
          </table:table-cell>
          <table:table-cell table:style-name="ce445"/>
          <table:table-cell table:style-name="ce461" table:number-columns-repeated="2"/>
          <table:table-cell table:style-name="ce475" table:formula="oooc:=HLOOKUP([.T$1];[.U$1:.AC$1202];ROW();FALSE())" office:value-type="string" office:string-value="tariff on installed power">
            <text:p>tariff on installed power</text:p>
          </table:table-cell>
          <table:table-cell table:style-name="ce487" office:value-type="string">
            <text:p>tariff on installed power</text:p>
          </table:table-cell>
          <table:table-cell table:style-name="ce519"/>
          <table:table-cell table:style-name="ce532" table:number-columns-repeated="7"/>
          <table:table-cell table:style-name="ce461" table:number-columns-repeated="2"/>
          <table:table-cell table:style-name="ce542" table:formula="oooc:=HLOOKUP([.AF$1];[.AG$1:.AO$1200];ROW();FALSE())" office:value-type="string" office:string-value="Fixed cost of supply">
            <text:p>Fixed cost of supply</text:p>
          </table:table-cell>
          <table:table-cell table:style-name="ce517" office:value-type="string">
            <text:p>Fixed cost of supply</text:p>
          </table:table-cell>
          <table:table-cell table:style-name="ce517" office:value-type="string">
            <text:p>Cost mensual fixe del subministrament</text:p>
          </table:table-cell>
          <table:table-cell table:style-name="ce560" table:number-columns-repeated="7"/>
          <table:table-cell table:style-name="ce461" table:number-columns-repeated="2"/>
          <table:table-cell table:style-name="ce569" table:formula="oooc:=HLOOKUP([.AR$1];[.AS$1:.BA$1200];ROW();FALSE())" office:value-type="string" office:string-value="€/kWmonth">
            <text:p>€/kWmonth</text:p>
          </table:table-cell>
          <table:table-cell table:style-name="ce572" office:value-type="string">
            <text:p>€/kWmonth</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86">
            <text:p>186</text:p>
          </table:table-cell>
          <table:table-cell table:style-name="ce46"/>
          <table:table-cell table:style-name="ce88"/>
          <table:table-cell table:style-name="ce177" office:value-type="string">
            <text:p>ElTariffPowStd</text:p>
          </table:table-cell>
          <table:table-cell table:style-name="ce177"/>
          <table:table-cell table:style-name="ce154"/>
          <table:table-cell table:style-name="ce276"/>
          <table:table-cell table:style-name="ce99" office:value-type="string">
            <text:p>Tariff on installed power (standard)</text:p>
          </table:table-cell>
          <table:table-cell table:style-name="ce276" office:value-type="string">
            <text:p>€/kWmonth</text:p>
          </table:table-cell>
          <table:table-cell table:style-name="ce381" office:value-type="string">
            <text:p>X</text:p>
          </table:table-cell>
          <table:table-cell table:style-name="ce49"/>
          <table:table-cell table:style-name="ce416" table:number-columns-repeated="3"/>
          <table:table-cell table:style-name="ce419"/>
          <table:table-cell table:style-name="ce436" office:value-type="string">
            <text:p>according to ICAEN Quest.- added ....</text:p>
          </table:table-cell>
          <table:table-cell table:style-name="ce445"/>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87">
            <text:p>187</text:p>
          </table:table-cell>
          <table:table-cell table:style-name="ce46"/>
          <table:table-cell table:style-name="ce88"/>
          <table:table-cell table:style-name="ce177" office:value-type="string">
            <text:p>ElTariffPowPeak</text:p>
          </table:table-cell>
          <table:table-cell table:style-name="ce177"/>
          <table:table-cell table:style-name="ce154"/>
          <table:table-cell table:style-name="ce276"/>
          <table:table-cell table:style-name="ce99" office:value-type="string">
            <text:p>Tariff on installed power (peak)</text:p>
          </table:table-cell>
          <table:table-cell table:style-name="ce276" office:value-type="string">
            <text:p>€/kWmonth</text:p>
          </table:table-cell>
          <table:table-cell table:style-name="ce381" office:value-type="string">
            <text:p>X</text:p>
          </table:table-cell>
          <table:table-cell table:style-name="ce49"/>
          <table:table-cell table:style-name="ce416" table:number-columns-repeated="3"/>
          <table:table-cell table:style-name="ce419"/>
          <table:table-cell table:style-name="ce436" office:value-type="string">
            <text:p>according to ICAEN Quest.- added ....</text:p>
          </table:table-cell>
          <table:table-cell table:style-name="ce445"/>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88">
            <text:p>188</text:p>
          </table:table-cell>
          <table:table-cell table:style-name="ce46"/>
          <table:table-cell table:style-name="ce88"/>
          <table:table-cell table:style-name="ce177" office:value-type="string">
            <text:p>ElTariffPowVall</text:p>
          </table:table-cell>
          <table:table-cell table:style-name="ce177"/>
          <table:table-cell table:style-name="ce154"/>
          <table:table-cell table:style-name="ce276"/>
          <table:table-cell table:style-name="ce99" office:value-type="string">
            <text:p>Tariff on installed power (valley)</text:p>
          </table:table-cell>
          <table:table-cell table:style-name="ce276" office:value-type="string">
            <text:p>€/kWmonth</text:p>
          </table:table-cell>
          <table:table-cell table:style-name="ce381" office:value-type="string">
            <text:p>X</text:p>
          </table:table-cell>
          <table:table-cell table:style-name="ce49"/>
          <table:table-cell table:style-name="ce416" table:number-columns-repeated="3"/>
          <table:table-cell table:style-name="ce419"/>
          <table:table-cell table:style-name="ce436" office:value-type="string">
            <text:p>according to ICAEN Quest.- added ....</text:p>
          </table:table-cell>
          <table:table-cell table:style-name="ce445"/>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89">
            <text:p>189</text:p>
          </table:table-cell>
          <table:table-cell table:style-name="ce46"/>
          <table:table-cell table:style-name="ce88"/>
          <table:table-cell table:style-name="ce177" office:value-type="string">
            <text:p>ElTariffPowCHP</text:p>
          </table:table-cell>
          <table:table-cell table:style-name="ce177"/>
          <table:table-cell table:style-name="ce154"/>
          <table:table-cell table:style-name="ce276"/>
          <table:table-cell table:style-name="ce99" office:value-type="string">
            <text:p>Tariff on installed power (CHP)</text:p>
          </table:table-cell>
          <table:table-cell table:style-name="ce276" office:value-type="string">
            <text:p>€/kWmonth</text:p>
          </table:table-cell>
          <table:table-cell table:style-name="ce381" office:value-type="string">
            <text:p>X</text:p>
          </table:table-cell>
          <table:table-cell table:style-name="ce49"/>
          <table:table-cell table:style-name="ce416" table:number-columns-repeated="3"/>
          <table:table-cell table:style-name="ce419"/>
          <table:table-cell table:style-name="ce436" office:value-type="string">
            <text:p>according to ICAEN Quest.- added ....</text:p>
          </table:table-cell>
          <table:table-cell table:style-name="ce445"/>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190">
            <text:p>190</text:p>
          </table:table-cell>
          <table:table-cell table:style-name="ce46"/>
          <table:table-cell table:style-name="ce88" office:value-type="string">
            <text:p>414b</text:p>
          </table:table-cell>
          <table:table-cell table:style-name="ce177" office:value-type="string">
            <text:p>ElTariffCTot</text:p>
          </table:table-cell>
          <table:table-cell table:style-name="ce177"/>
          <table:table-cell table:style-name="ce154"/>
          <table:table-cell table:style-name="ce276" office:value-type="float" office:value="1">
            <text:p>1</text:p>
          </table:table-cell>
          <table:table-cell table:style-name="ce99" office:value-type="string">
            <text:p>Tariff on consumption (total)</text:p>
          </table:table-cell>
          <table:table-cell table:style-name="ce276" office:value-type="string">
            <text:p>€/MWh</text:p>
          </table:table-cell>
          <table:table-cell table:style-name="ce381" office:value-type="string">
            <text:p>X</text:p>
          </table:table-cell>
          <table:table-cell table:style-name="ce49" office:value-type="string">
            <text:p>X</text:p>
          </table:table-cell>
          <table:table-cell table:style-name="ce416" table:number-columns-repeated="3"/>
          <table:table-cell table:style-name="ce419"/>
          <table:table-cell table:style-name="ce436" office:value-type="string">
            <text:p>according to ICAEN Quest.- added ....</text:p>
          </table:table-cell>
          <table:table-cell table:style-name="ce445"/>
          <table:table-cell table:style-name="ce461" table:number-columns-repeated="2"/>
          <table:table-cell table:style-name="ce475" table:formula="oooc:=HLOOKUP([.T$1];[.U$1:.AC$1202];ROW();FALSE())" office:value-type="string" office:string-value="tariff on consumption">
            <text:p>tariff on consumption</text:p>
          </table:table-cell>
          <table:table-cell table:style-name="ce487" office:value-type="string">
            <text:p>tariff on consumption</text:p>
          </table:table-cell>
          <table:table-cell table:style-name="ce519"/>
          <table:table-cell table:style-name="ce532" table:number-columns-repeated="7"/>
          <table:table-cell table:style-name="ce461" table:number-columns-repeated="2"/>
          <table:table-cell table:style-name="ce542" table:formula="oooc:=HLOOKUP([.AF$1];[.AG$1:.AO$1200];ROW();FALSE())" office:value-type="string" office:string-value="Cost of consumption excluding fixed costs">
            <text:p>Cost of consumption excluding fixed costs</text:p>
          </table:table-cell>
          <table:table-cell table:style-name="ce517" office:value-type="string">
            <text:p>Cost of consumption excluding fixed costs</text:p>
          </table:table-cell>
          <table:table-cell table:style-name="ce517" office:value-type="string">
            <text:p>Cost de consum excloent els costos fixes</text:p>
          </table:table-cell>
          <table:table-cell table:style-name="ce560" table:number-columns-repeated="7"/>
          <table:table-cell table:style-name="ce461" table:number-columns-repeated="2"/>
          <table:table-cell table:style-name="ce569" table:formula="oooc:=HLOOKUP([.AR$1];[.AS$1:.BA$1200];ROW();FALSE())" office:value-type="string" office:string-value="€/MWh">
            <text:p>€/MWh</text:p>
          </table:table-cell>
          <table:table-cell table:style-name="ce572" office:value-type="string">
            <text:p>€/MWh</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91">
            <text:p>191</text:p>
          </table:table-cell>
          <table:table-cell table:style-name="ce46"/>
          <table:table-cell table:style-name="ce88"/>
          <table:table-cell table:style-name="ce177" office:value-type="string">
            <text:p>ElTariffCStd</text:p>
          </table:table-cell>
          <table:table-cell table:style-name="ce177"/>
          <table:table-cell table:style-name="ce154"/>
          <table:table-cell table:style-name="ce276"/>
          <table:table-cell table:style-name="ce99" office:value-type="string">
            <text:p>Tariff on consumption (standard)</text:p>
          </table:table-cell>
          <table:table-cell table:style-name="ce276" office:value-type="string">
            <text:p>€/MWh</text:p>
          </table:table-cell>
          <table:table-cell table:style-name="ce381" office:value-type="string">
            <text:p>X</text:p>
          </table:table-cell>
          <table:table-cell table:style-name="ce49"/>
          <table:table-cell table:style-name="ce416" table:number-columns-repeated="3"/>
          <table:table-cell table:style-name="ce419"/>
          <table:table-cell table:style-name="ce436" office:value-type="string">
            <text:p>according to ICAEN Quest.- added ....</text:p>
          </table:table-cell>
          <table:table-cell table:style-name="ce445"/>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92">
            <text:p>192</text:p>
          </table:table-cell>
          <table:table-cell table:style-name="ce46"/>
          <table:table-cell table:style-name="ce88"/>
          <table:table-cell table:style-name="ce177" office:value-type="string">
            <text:p>ElTariffCPeak</text:p>
          </table:table-cell>
          <table:table-cell table:style-name="ce177"/>
          <table:table-cell table:style-name="ce154"/>
          <table:table-cell table:style-name="ce276"/>
          <table:table-cell table:style-name="ce99" office:value-type="string">
            <text:p>Tariff on consumption (peak)</text:p>
          </table:table-cell>
          <table:table-cell table:style-name="ce276" office:value-type="string">
            <text:p>€/MWh</text:p>
          </table:table-cell>
          <table:table-cell table:style-name="ce381" office:value-type="string">
            <text:p>X</text:p>
          </table:table-cell>
          <table:table-cell table:style-name="ce49"/>
          <table:table-cell table:style-name="ce416" table:number-columns-repeated="3"/>
          <table:table-cell table:style-name="ce419"/>
          <table:table-cell table:style-name="ce436" office:value-type="string">
            <text:p>according to ICAEN Quest.- added ....</text:p>
          </table:table-cell>
          <table:table-cell table:style-name="ce445"/>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93">
            <text:p>193</text:p>
          </table:table-cell>
          <table:table-cell table:style-name="ce46"/>
          <table:table-cell table:style-name="ce88"/>
          <table:table-cell table:style-name="ce177" office:value-type="string">
            <text:p>ElTariffCVall</text:p>
          </table:table-cell>
          <table:table-cell table:style-name="ce177"/>
          <table:table-cell table:style-name="ce154"/>
          <table:table-cell table:style-name="ce276"/>
          <table:table-cell table:style-name="ce99" office:value-type="string">
            <text:p>Tariff on consumption (valley)</text:p>
          </table:table-cell>
          <table:table-cell table:style-name="ce276" office:value-type="string">
            <text:p>€/MWh</text:p>
          </table:table-cell>
          <table:table-cell table:style-name="ce381" office:value-type="string">
            <text:p>X</text:p>
          </table:table-cell>
          <table:table-cell table:style-name="ce49"/>
          <table:table-cell table:style-name="ce416" table:number-columns-repeated="3"/>
          <table:table-cell table:style-name="ce419"/>
          <table:table-cell table:style-name="ce436" office:value-type="string">
            <text:p>according to ICAEN Quest.- added ....</text:p>
          </table:table-cell>
          <table:table-cell table:style-name="ce445"/>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17">
          <table:table-cell table:style-name="ce11" office:value-type="float" office:value="194">
            <text:p>194</text:p>
          </table:table-cell>
          <table:table-cell table:style-name="ce46"/>
          <table:table-cell table:style-name="ce88" office:value-type="string">
            <text:p>414c</text:p>
          </table:table-cell>
          <table:table-cell table:style-name="ce177" office:value-type="string">
            <text:p>ETariffCHP</text:p>
          </table:table-cell>
          <table:table-cell table:style-name="ce177"/>
          <table:table-cell table:style-name="ce154"/>
          <table:table-cell table:style-name="ce276" office:value-type="string">
            <text:p>Ntariffs</text:p>
          </table:table-cell>
          <table:table-cell table:style-name="ce99" office:value-type="string">
            <text:p>Tariff sales of CHP</text:p>
            <text:p>(without feedin-tariff)</text:p>
          </table:table-cell>
          <table:table-cell table:style-name="ce276" office:value-type="string">
            <text:p>€/MWh</text:p>
          </table:table-cell>
          <table:table-cell table:style-name="ce381" office:value-type="string">
            <text:p>X</text:p>
          </table:table-cell>
          <table:table-cell table:style-name="ce49" office:value-type="string">
            <text:p>X</text:p>
          </table:table-cell>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tariff sales of CHP (without feedin-tariff)">
            <text:p>tariff sales of CHP (without feedin-tariff)</text:p>
          </table:table-cell>
          <table:table-cell table:style-name="ce487" office:value-type="string">
            <text:p>tariff sales of CHP</text:p>
            <text:p>(without feedin-tariff)</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MWh">
            <text:p>€/MWh</text:p>
          </table:table-cell>
          <table:table-cell table:style-name="ce572" office:value-type="string">
            <text:p>€/MWh</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195">
            <text:p>195</text:p>
          </table:table-cell>
          <table:table-cell table:style-name="ce46"/>
          <table:table-cell table:style-name="ce88" table:formula="oooc:=[.C196]+1" office:value-type="float" office:value="415">
            <text:p>415</text:p>
          </table:table-cell>
          <table:table-cell table:style-name="ce177" office:value-type="string">
            <text:p>ElCostYearTot</text:p>
          </table:table-cell>
          <table:table-cell table:style-name="ce177"/>
          <table:table-cell table:style-name="ce154"/>
          <table:table-cell table:style-name="ce276" office:value-type="float" office:value="1">
            <text:p>1</text:p>
          </table:table-cell>
          <table:table-cell table:style-name="ce99" office:value-type="string">
            <text:p>Annual electricity cost total</text:p>
          </table:table-cell>
          <table:table-cell table:style-name="ce276" office:value-type="string">
            <text:p>€/year</text:p>
          </table:table-cell>
          <table:table-cell table:number-columns-repeated="2" table:style-name="ce49" office:value-type="string">
            <text:p>X</text:p>
          </table:table-cell>
          <table:table-cell table:style-name="ce418" office:value-type="string">
            <text:p>x</text:p>
          </table:table-cell>
          <table:table-cell table:style-name="ce49"/>
          <table:table-cell table:style-name="ce56" office:value-type="string">
            <text:p>x- On MONTLY BASE- without VAT</text:p>
          </table:table-cell>
          <table:table-cell table:style-name="ce49" office:value-type="string">
            <text:p>x- On MONTLY BASE- without VAT</text:p>
          </table:table-cell>
          <table:table-cell table:style-name="ce436" office:value-type="string">
            <text:p>according to ICAEN Quest.- added ....</text:p>
          </table:table-cell>
          <table:table-cell table:style-name="ce448" office:value-type="string">
            <text:p>If available, give monthly values and a/or dd fuel bills</text:p>
          </table:table-cell>
          <table:table-cell table:style-name="ce461" table:number-columns-repeated="2"/>
          <table:table-cell table:style-name="ce475" table:formula="oooc:=HLOOKUP([.T$1];[.U$1:.AC$1202];ROW();FALSE())" office:value-type="string" office:string-value="annual electricity cost">
            <text:p>annual electricity cost</text:p>
          </table:table-cell>
          <table:table-cell table:style-name="ce487" office:value-type="string">
            <text:p>annual electricity cost</text:p>
          </table:table-cell>
          <table:table-cell table:style-name="ce519"/>
          <table:table-cell table:style-name="ce532" table:number-columns-repeated="7"/>
          <table:table-cell table:style-name="ce461" table:number-columns-repeated="2"/>
          <table:table-cell table:style-name="ce542" table:formula="oooc:=HLOOKUP([.AF$1];[.AG$1:.AO$1200];ROW();FALSE())" office:value-type="string" office:string-value="Total cost / total sales (incl. bonus)">
            <text:p>Total cost / total sales (incl. bonus)</text:p>
          </table:table-cell>
          <table:table-cell table:style-name="ce517" office:value-type="string">
            <text:p>Total cost / total sales (incl. bonus)</text:p>
          </table:table-cell>
          <table:table-cell table:style-name="ce517" office:value-type="string">
            <text:p>Cost total / vendes totals (incl. primes)</text:p>
          </table:table-cell>
          <table:table-cell table:style-name="ce560" table:number-columns-repeated="7"/>
          <table:table-cell table:style-name="ce461" table:number-columns-repeated="2"/>
          <table:table-cell table:style-name="ce569" table:formula="oooc:=HLOOKUP([.AR$1];[.AS$1:.BA$1200];ROW();FALSE())" office:value-type="string" office:string-value="€/year">
            <text:p>€/year</text:p>
          </table:table-cell>
          <table:table-cell table:style-name="ce572" office:value-type="string">
            <text:p>€/year</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96">
            <text:p>196</text:p>
          </table:table-cell>
          <table:table-cell table:style-name="ce46"/>
          <table:table-cell table:style-name="ce88"/>
          <table:table-cell table:style-name="ce177" office:value-type="string">
            <text:p>ElCostYearStd</text:p>
          </table:table-cell>
          <table:table-cell table:style-name="ce177"/>
          <table:table-cell table:style-name="ce154"/>
          <table:table-cell table:style-name="ce276"/>
          <table:table-cell table:style-name="ce99" office:value-type="string">
            <text:p>Annual electricity cost standard</text:p>
          </table:table-cell>
          <table:table-cell table:style-name="ce276" office:value-type="string">
            <text:p>€/year</text:p>
          </table:table-cell>
          <table:table-cell table:style-name="ce49" office:value-type="string">
            <text:p>X</text:p>
          </table:table-cell>
          <table:table-cell table:style-name="ce49"/>
          <table:table-cell table:style-name="ce418"/>
          <table:table-cell table:style-name="ce49"/>
          <table:table-cell table:style-name="ce56"/>
          <table:table-cell table:style-name="ce49"/>
          <table:table-cell table:style-name="ce436" office:value-type="string">
            <text:p>according to ICAEN Quest.- added ....</text:p>
          </table:table-cell>
          <table:table-cell table:style-name="ce448"/>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97">
            <text:p>197</text:p>
          </table:table-cell>
          <table:table-cell table:style-name="ce46"/>
          <table:table-cell table:style-name="ce88"/>
          <table:table-cell table:style-name="ce177" office:value-type="string">
            <text:p>ElCostYearPeak</text:p>
          </table:table-cell>
          <table:table-cell table:style-name="ce177"/>
          <table:table-cell table:style-name="ce154"/>
          <table:table-cell table:style-name="ce276"/>
          <table:table-cell table:style-name="ce99" office:value-type="string">
            <text:p>Annual electricity cost peak</text:p>
          </table:table-cell>
          <table:table-cell table:style-name="ce276" office:value-type="string">
            <text:p>€/year</text:p>
          </table:table-cell>
          <table:table-cell table:style-name="ce49" office:value-type="string">
            <text:p>X</text:p>
          </table:table-cell>
          <table:table-cell table:style-name="ce49"/>
          <table:table-cell table:style-name="ce418"/>
          <table:table-cell table:style-name="ce49"/>
          <table:table-cell table:style-name="ce56"/>
          <table:table-cell table:style-name="ce49"/>
          <table:table-cell table:style-name="ce436" office:value-type="string">
            <text:p>according to ICAEN Quest.- added ....</text:p>
          </table:table-cell>
          <table:table-cell table:style-name="ce448"/>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98">
            <text:p>198</text:p>
          </table:table-cell>
          <table:table-cell table:style-name="ce46"/>
          <table:table-cell table:style-name="ce88"/>
          <table:table-cell table:style-name="ce177" office:value-type="string">
            <text:p>ElCostYearVall</text:p>
          </table:table-cell>
          <table:table-cell table:style-name="ce177"/>
          <table:table-cell table:style-name="ce154"/>
          <table:table-cell table:style-name="ce276"/>
          <table:table-cell table:style-name="ce99" office:value-type="string">
            <text:p>Annual electricity cost valley</text:p>
          </table:table-cell>
          <table:table-cell table:style-name="ce276" office:value-type="string">
            <text:p>€/year</text:p>
          </table:table-cell>
          <table:table-cell table:style-name="ce49" office:value-type="string">
            <text:p>X</text:p>
          </table:table-cell>
          <table:table-cell table:style-name="ce49"/>
          <table:table-cell table:style-name="ce418"/>
          <table:table-cell table:style-name="ce49"/>
          <table:table-cell table:style-name="ce56"/>
          <table:table-cell table:style-name="ce49"/>
          <table:table-cell table:style-name="ce436" office:value-type="string">
            <text:p>according to ICAEN Quest.- added ....</text:p>
          </table:table-cell>
          <table:table-cell table:style-name="ce448"/>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199">
            <text:p>199</text:p>
          </table:table-cell>
          <table:table-cell table:style-name="ce46"/>
          <table:table-cell table:style-name="ce88"/>
          <table:table-cell table:style-name="ce177" office:value-type="string">
            <text:p>ElSalesYearCHP</text:p>
          </table:table-cell>
          <table:table-cell table:style-name="ce177"/>
          <table:table-cell table:style-name="ce154"/>
          <table:table-cell table:style-name="ce276"/>
          <table:table-cell table:style-name="ce99" office:value-type="string">
            <text:p>Annual electricity sales CHP</text:p>
          </table:table-cell>
          <table:table-cell table:style-name="ce276" office:value-type="string">
            <text:p>€/year</text:p>
          </table:table-cell>
          <table:table-cell table:style-name="ce49" office:value-type="string">
            <text:p>X</text:p>
          </table:table-cell>
          <table:table-cell table:style-name="ce49"/>
          <table:table-cell table:style-name="ce418"/>
          <table:table-cell table:style-name="ce49"/>
          <table:table-cell table:style-name="ce56"/>
          <table:table-cell table:style-name="ce49"/>
          <table:table-cell table:style-name="ce436" office:value-type="string">
            <text:p>according to ICAEN Quest.- added ....</text:p>
          </table:table-cell>
          <table:table-cell table:style-name="ce448"/>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6">
          <table:table-cell table:style-name="ce11" office:value-type="float" office:value="200">
            <text:p>200</text:p>
          </table:table-cell>
          <table:table-cell table:style-name="ce46"/>
          <table:table-cell table:style-name="ce88"/>
          <table:table-cell table:style-name="ce154" table:number-columns-repeated="3"/>
          <table:table-cell table:style-name="ce276"/>
          <table:table-cell table:style-name="ce322" office:value-type="string">
            <text:p>Percentage of energy cost on overall production cost:</text:p>
          </table:table-cell>
          <table:table-cell table:style-name="ce276" office:value-type="string">
            <text:p>%</text:p>
          </table:table-cell>
          <table:table-cell table:number-columns-repeated="2" table:style-name="ce49" office:value-type="string">
            <text:p>X</text:p>
          </table:table-cell>
          <table:table-cell table:style-name="ce418"/>
          <table:table-cell table:style-name="ce49"/>
          <table:table-cell table:style-name="ce56"/>
          <table:table-cell table:style-name="ce49" table:number-columns-repeated="2"/>
          <table:table-cell table:style-name="ce448"/>
          <table:table-cell table:style-name="ce461" table:number-columns-repeated="2"/>
          <table:table-cell table:style-name="ce475" table:formula="oooc:=HLOOKUP([.T$1];[.U$1:.AC$1202];ROW();FALSE())" office:value-type="string" office:string-value="Percentage of energy cost on overall production cost:">
            <text:p>Percentage of energy cost on overall production cost:</text:p>
          </table:table-cell>
          <table:table-cell table:style-name="ce502" office:value-type="string">
            <text:p>Percentage of energy cost on overall production cost:</text:p>
          </table:table-cell>
          <table:table-cell table:style-name="ce519" office:value-type="string">
            <text:p>Percentatge del cost energètic sobre el cost total de producció:</text:p>
          </table:table-cell>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
            <text:p>%</text:p>
          </table:table-cell>
          <table:table-cell table:style-name="ce572"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201">
            <text:p>201</text:p>
          </table:table-cell>
          <table:table-cell table:style-name="ce46"/>
          <table:table-cell table:style-name="ce89"/>
          <table:table-cell table:style-name="ce178" office:value-type="string">
            <text:p>PercentElTotcost</text:p>
          </table:table-cell>
          <table:table-cell table:style-name="ce178"/>
          <table:table-cell table:style-name="ce154"/>
          <table:table-cell table:style-name="ce277" office:value-type="float" office:value="1">
            <text:p>1</text:p>
          </table:table-cell>
          <table:table-cell table:style-name="ce322" office:value-type="string">
            <text:p>Percentage of electricity cost on overall production cost</text:p>
          </table:table-cell>
          <table:table-cell table:style-name="ce276" office:value-type="string">
            <text:p>%</text:p>
          </table:table-cell>
          <table:table-cell table:style-name="ce49" office:value-type="string">
            <text:p>X</text:p>
          </table:table-cell>
          <table:table-cell table:style-name="ce47" office:value-type="string">
            <text:p>X</text:p>
          </table:table-cell>
          <table:table-cell table:style-name="ce49" office:value-type="string">
            <text:p>x</text:p>
          </table:table-cell>
          <table:table-cell table:style-name="ce56" office:value-type="string">
            <text:p>x</text:p>
          </table:table-cell>
          <table:table-cell table:style-name="ce56" office:value-type="string">
            <text:p>?</text:p>
          </table:table-cell>
          <table:table-cell table:style-name="ce49" office:value-type="string">
            <text:p>x</text:p>
          </table:table-cell>
          <table:table-cell table:style-name="ce49"/>
          <table:table-cell table:style-name="ce444"/>
          <table:table-cell table:style-name="ce462" table:number-columns-repeated="2"/>
          <table:table-cell table:style-name="ce475" table:formula="oooc:=HLOOKUP([.T$1];[.U$1:.AC$1202];ROW();FALSE())" office:value-type="string" office:string-value="percentage of electricity cost on overall production cost">
            <text:p>percentage of electricity cost on overall production cost</text:p>
          </table:table-cell>
          <table:table-cell table:style-name="ce502" office:value-type="string">
            <text:p>percentage of electricity cost on overall production cost</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office:value-type="string" office:string-value="%">
            <text:p>%</text:p>
          </table:table-cell>
          <table:table-cell table:style-name="ce572" office:value-type="string">
            <text:p>%</text:p>
          </table:table-cell>
          <table:table-cell table:style-name="ce548" table:number-columns-repeated="8"/>
          <table:table-cell table:style-name="ce462" table:number-columns-repeated="199"/>
          <table:table-cell table:style-name="ce11" table:number-columns-repeated="4"/>
        </table:table-row>
        <table:table-row table:style-name="ro14">
          <table:table-cell table:style-name="ce11" office:value-type="float" office:value="202">
            <text:p>202</text:p>
          </table:table-cell>
          <table:table-cell table:style-name="ce46"/>
          <table:table-cell table:style-name="ce89"/>
          <table:table-cell table:style-name="ce178" office:value-type="string">
            <text:p>PercentFuelTotcost</text:p>
          </table:table-cell>
          <table:table-cell table:style-name="ce178"/>
          <table:table-cell table:style-name="ce154"/>
          <table:table-cell table:style-name="ce277" office:value-type="float" office:value="1">
            <text:p>1</text:p>
          </table:table-cell>
          <table:table-cell table:style-name="ce322" office:value-type="string">
            <text:p>Percentage of fuel cost on overall production cost</text:p>
          </table:table-cell>
          <table:table-cell table:style-name="ce276" office:value-type="string">
            <text:p>%</text:p>
          </table:table-cell>
          <table:table-cell table:style-name="ce49" office:value-type="string">
            <text:p>X</text:p>
          </table:table-cell>
          <table:table-cell table:style-name="ce47" office:value-type="string">
            <text:p>X</text:p>
          </table:table-cell>
          <table:table-cell table:style-name="ce49" office:value-type="string">
            <text:p>x</text:p>
          </table:table-cell>
          <table:table-cell table:style-name="ce56" office:value-type="string">
            <text:p>x</text:p>
          </table:table-cell>
          <table:table-cell table:style-name="ce56" office:value-type="string">
            <text:p>?</text:p>
          </table:table-cell>
          <table:table-cell table:style-name="ce49" office:value-type="string">
            <text:p>x</text:p>
          </table:table-cell>
          <table:table-cell table:style-name="ce49"/>
          <table:table-cell table:style-name="ce444"/>
          <table:table-cell table:style-name="ce462" table:number-columns-repeated="2"/>
          <table:table-cell table:style-name="ce475" table:formula="oooc:=HLOOKUP([.T$1];[.U$1:.AC$1202];ROW();FALSE())" office:value-type="string" office:string-value="percentage of fuel cost on overall production cost">
            <text:p>percentage of fuel cost on overall production cost</text:p>
          </table:table-cell>
          <table:table-cell table:style-name="ce502" office:value-type="string">
            <text:p>percentage of fuel cost on overall production cost</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office:value-type="string" office:string-value="%">
            <text:p>%</text:p>
          </table:table-cell>
          <table:table-cell table:style-name="ce572" office:value-type="string">
            <text:p>%</text:p>
          </table:table-cell>
          <table:table-cell table:style-name="ce548" table:number-columns-repeated="8"/>
          <table:table-cell table:style-name="ce462" table:number-columns-repeated="199"/>
          <table:table-cell table:style-name="ce11" table:number-columns-repeated="4"/>
        </table:table-row>
        <table:table-row table:style-name="ro6">
          <table:table-cell table:style-name="ce11" office:value-type="float" office:value="203">
            <text:p>203</text:p>
          </table:table-cell>
          <table:table-cell table:style-name="ce46"/>
          <table:table-cell table:style-name="ce89"/>
          <table:table-cell table:style-name="ce154" table:number-columns-repeated="3"/>
          <table:table-cell table:style-name="ce277"/>
          <table:table-cell table:style-name="ce322" office:value-type="string">
            <text:p>Energy consumption by product/ service</text:p>
          </table:table-cell>
          <table:table-cell table:style-name="ce276"/>
          <table:table-cell table:style-name="ce49" office:value-type="string">
            <text:p>X</text:p>
          </table:table-cell>
          <table:table-cell table:style-name="ce47" office:value-type="string">
            <text:p>X</text:p>
          </table:table-cell>
          <table:table-cell table:style-name="ce49"/>
          <table:table-cell table:style-name="ce56" table:number-columns-repeated="2"/>
          <table:table-cell table:style-name="ce49" table:number-columns-repeated="2"/>
          <table:table-cell table:style-name="ce444"/>
          <table:table-cell table:style-name="ce462" table:number-columns-repeated="2"/>
          <table:table-cell table:style-name="ce475" table:formula="oooc:=HLOOKUP([.T$1];[.U$1:.AC$1202];ROW();FALSE())" office:value-type="string" office:string-value="Energy consumption by product/service">
            <text:p>Energy consumption by product/service</text:p>
          </table:table-cell>
          <table:table-cell table:style-name="ce502" office:value-type="string">
            <text:p>Energy consumption by product/service</text:p>
          </table:table-cell>
          <table:table-cell table:style-name="ce520" office:value-type="string">
            <text:p>Consum energètic per producte/servei</text:p>
          </table:table-cell>
          <table:table-cell table:style-name="ce520" table:number-columns-repeated="7"/>
          <table:table-cell table:style-name="ce462" table:number-columns-repeated="2"/>
          <table:table-cell table:style-name="ce542" table:formula="oooc:=HLOOKUP([.AF$1];[.AG$1:.AO$1200];ROW();FALSE())" office:value-type="string" office:string-value="If possible, specify the energy consumption of the different production lines">
            <text:p>If possible, specify the energy consumption of the different production lines</text:p>
          </table:table-cell>
          <table:table-cell table:style-name="ce548" office:value-type="string">
            <text:p>If possible, specify the energy consumption of the different production lines</text:p>
          </table:table-cell>
          <table:table-cell table:style-name="ce548" office:value-type="string">
            <text:p>Si es possible, especificar el consum energètic de les diferents línies de producció</text:p>
          </table:table-cell>
          <table:table-cell table:style-name="ce548" table:number-columns-repeated="7"/>
          <table:table-cell table:style-name="ce462" table:number-columns-repeated="2"/>
          <table:table-cell table:style-name="ce569"/>
          <table:table-cell table:style-name="ce572"/>
          <table:table-cell table:style-name="ce548" table:number-columns-repeated="8"/>
          <table:table-cell table:style-name="ce462" table:number-columns-repeated="199"/>
          <table:table-cell table:style-name="ce11" table:number-columns-repeated="4"/>
        </table:table-row>
        <table:table-row table:style-name="ro14">
          <table:table-cell table:style-name="ce11" office:value-type="float" office:value="204">
            <text:p>204</text:p>
          </table:table-cell>
          <table:table-cell table:style-name="ce46"/>
          <table:table-cell table:style-name="ce89"/>
          <table:table-cell table:style-name="ce154" table:number-columns-repeated="3"/>
          <table:table-cell table:style-name="ce277"/>
          <table:table-cell table:style-name="ce322" office:value-type="string">
            <text:p>Product 1</text:p>
          </table:table-cell>
          <table:table-cell table:style-name="ce276"/>
          <table:table-cell table:style-name="ce49" office:value-type="string">
            <text:p>X</text:p>
          </table:table-cell>
          <table:table-cell table:style-name="ce47" office:value-type="string">
            <text:p>X</text:p>
          </table:table-cell>
          <table:table-cell table:style-name="ce49"/>
          <table:table-cell table:style-name="ce56" table:number-columns-repeated="2"/>
          <table:table-cell table:style-name="ce49" table:number-columns-repeated="2"/>
          <table:table-cell table:style-name="ce444"/>
          <table:table-cell table:style-name="ce462" table:number-columns-repeated="2"/>
          <table:table-cell table:style-name="ce475" table:formula="oooc:=HLOOKUP([.T$1];[.U$1:.AC$1202];ROW();FALSE())" office:value-type="string" office:string-value="Product 1">
            <text:p>Product 1</text:p>
          </table:table-cell>
          <table:table-cell table:style-name="ce502" office:value-type="string">
            <text:p>Product 1</text:p>
          </table:table-cell>
          <table:table-cell table:style-name="ce520" office:value-type="string">
            <text:p>Producte 1</text:p>
          </table:table-cell>
          <table:table-cell table:style-name="ce520" table:number-columns-repeated="7"/>
          <table:table-cell table:style-name="ce462" table:number-columns-repeated="2"/>
          <table:table-cell table:style-name="ce542"/>
          <table:table-cell table:style-name="ce548" table:number-columns-repeated="9"/>
          <table:table-cell table:style-name="ce462" table:number-columns-repeated="2"/>
          <table:table-cell table:style-name="ce569"/>
          <table:table-cell table:style-name="ce572"/>
          <table:table-cell table:style-name="ce548" table:number-columns-repeated="8"/>
          <table:table-cell table:style-name="ce462" table:number-columns-repeated="199"/>
          <table:table-cell table:style-name="ce11" table:number-columns-repeated="4"/>
        </table:table-row>
        <table:table-row table:style-name="ro14">
          <table:table-cell table:style-name="ce11" office:value-type="float" office:value="205">
            <text:p>205</text:p>
          </table:table-cell>
          <table:table-cell table:style-name="ce46"/>
          <table:table-cell table:style-name="ce89"/>
          <table:table-cell table:style-name="ce154" table:number-columns-repeated="3"/>
          <table:table-cell table:style-name="ce277"/>
          <table:table-cell table:style-name="ce322" office:value-type="string">
            <text:p>Product 2</text:p>
          </table:table-cell>
          <table:table-cell table:style-name="ce276"/>
          <table:table-cell table:style-name="ce49" office:value-type="string">
            <text:p>X</text:p>
          </table:table-cell>
          <table:table-cell table:style-name="ce47" office:value-type="string">
            <text:p>X</text:p>
          </table:table-cell>
          <table:table-cell table:style-name="ce49"/>
          <table:table-cell table:style-name="ce56" table:number-columns-repeated="2"/>
          <table:table-cell table:style-name="ce49" table:number-columns-repeated="2"/>
          <table:table-cell table:style-name="ce444"/>
          <table:table-cell table:style-name="ce462" table:number-columns-repeated="2"/>
          <table:table-cell table:style-name="ce475" table:formula="oooc:=HLOOKUP([.T$1];[.U$1:.AC$1202];ROW();FALSE())" office:value-type="string" office:string-value="Product 2">
            <text:p>Product 2</text:p>
          </table:table-cell>
          <table:table-cell table:style-name="ce502" office:value-type="string">
            <text:p>Product 2</text:p>
          </table:table-cell>
          <table:table-cell table:style-name="ce520" office:value-type="string">
            <text:p>Producte 2</text:p>
          </table:table-cell>
          <table:table-cell table:style-name="ce520" table:number-columns-repeated="7"/>
          <table:table-cell table:style-name="ce462" table:number-columns-repeated="2"/>
          <table:table-cell table:style-name="ce542"/>
          <table:table-cell table:style-name="ce548" table:number-columns-repeated="9"/>
          <table:table-cell table:style-name="ce462" table:number-columns-repeated="2"/>
          <table:table-cell table:style-name="ce569"/>
          <table:table-cell table:style-name="ce572"/>
          <table:table-cell table:style-name="ce548" table:number-columns-repeated="8"/>
          <table:table-cell table:style-name="ce462" table:number-columns-repeated="199"/>
          <table:table-cell table:style-name="ce11" table:number-columns-repeated="4"/>
        </table:table-row>
        <table:table-row table:style-name="ro14">
          <table:table-cell table:style-name="ce11" office:value-type="float" office:value="206">
            <text:p>206</text:p>
          </table:table-cell>
          <table:table-cell table:style-name="ce46"/>
          <table:table-cell table:style-name="ce89"/>
          <table:table-cell table:style-name="ce154" table:number-columns-repeated="3"/>
          <table:table-cell table:style-name="ce277"/>
          <table:table-cell table:style-name="ce322" office:value-type="string">
            <text:p>Product 3</text:p>
          </table:table-cell>
          <table:table-cell table:style-name="ce276"/>
          <table:table-cell table:style-name="ce49" office:value-type="string">
            <text:p>X</text:p>
          </table:table-cell>
          <table:table-cell table:style-name="ce47" office:value-type="string">
            <text:p>X</text:p>
          </table:table-cell>
          <table:table-cell table:style-name="ce49"/>
          <table:table-cell table:style-name="ce56" table:number-columns-repeated="2"/>
          <table:table-cell table:style-name="ce49" table:number-columns-repeated="2"/>
          <table:table-cell table:style-name="ce444"/>
          <table:table-cell table:style-name="ce462" table:number-columns-repeated="2"/>
          <table:table-cell table:style-name="ce475" table:formula="oooc:=HLOOKUP([.T$1];[.U$1:.AC$1202];ROW();FALSE())" office:value-type="string" office:string-value="Product 3">
            <text:p>Product 3</text:p>
          </table:table-cell>
          <table:table-cell table:style-name="ce502" office:value-type="string">
            <text:p>Product 3</text:p>
          </table:table-cell>
          <table:table-cell table:style-name="ce520" office:value-type="string">
            <text:p>Producte 3</text:p>
          </table:table-cell>
          <table:table-cell table:style-name="ce520" table:number-columns-repeated="7"/>
          <table:table-cell table:style-name="ce462" table:number-columns-repeated="2"/>
          <table:table-cell table:style-name="ce542"/>
          <table:table-cell table:style-name="ce548" table:number-columns-repeated="9"/>
          <table:table-cell table:style-name="ce462" table:number-columns-repeated="2"/>
          <table:table-cell table:style-name="ce569"/>
          <table:table-cell table:style-name="ce572"/>
          <table:table-cell table:style-name="ce548" table:number-columns-repeated="8"/>
          <table:table-cell table:style-name="ce462" table:number-columns-repeated="199"/>
          <table:table-cell table:style-name="ce11" table:number-columns-repeated="4"/>
        </table:table-row>
        <table:table-row table:style-name="ro14">
          <table:table-cell table:style-name="ce11" office:value-type="float" office:value="207">
            <text:p>207</text:p>
          </table:table-cell>
          <table:table-cell table:style-name="ce46"/>
          <table:table-cell table:style-name="ce89"/>
          <table:table-cell table:style-name="ce154" table:number-columns-repeated="3"/>
          <table:table-cell table:style-name="ce277"/>
          <table:table-cell table:style-name="ce322" office:value-type="string">
            <text:p>Other products</text:p>
          </table:table-cell>
          <table:table-cell table:style-name="ce276"/>
          <table:table-cell table:style-name="ce49" office:value-type="string">
            <text:p>X</text:p>
          </table:table-cell>
          <table:table-cell table:style-name="ce47" office:value-type="string">
            <text:p>X</text:p>
          </table:table-cell>
          <table:table-cell table:style-name="ce49"/>
          <table:table-cell table:style-name="ce56" table:number-columns-repeated="2"/>
          <table:table-cell table:style-name="ce49" table:number-columns-repeated="2"/>
          <table:table-cell table:style-name="ce444"/>
          <table:table-cell table:style-name="ce462" table:number-columns-repeated="2"/>
          <table:table-cell table:style-name="ce475" table:formula="oooc:=HLOOKUP([.T$1];[.U$1:.AC$1202];ROW();FALSE())" office:value-type="string" office:string-value="Other products">
            <text:p>Other products</text:p>
          </table:table-cell>
          <table:table-cell table:style-name="ce502" office:value-type="string">
            <text:p>Other products</text:p>
          </table:table-cell>
          <table:table-cell table:style-name="ce520" office:value-type="string">
            <text:p>Altres productes</text:p>
          </table:table-cell>
          <table:table-cell table:style-name="ce520" table:number-columns-repeated="7"/>
          <table:table-cell table:style-name="ce462" table:number-columns-repeated="2"/>
          <table:table-cell table:style-name="ce542"/>
          <table:table-cell table:style-name="ce548" table:number-columns-repeated="9"/>
          <table:table-cell table:style-name="ce462" table:number-columns-repeated="2"/>
          <table:table-cell table:style-name="ce569"/>
          <table:table-cell table:style-name="ce572"/>
          <table:table-cell table:style-name="ce548" table:number-columns-repeated="8"/>
          <table:table-cell table:style-name="ce462" table:number-columns-repeated="199"/>
          <table:table-cell table:style-name="ce11" table:number-columns-repeated="4"/>
        </table:table-row>
        <table:table-row table:style-name="ro14">
          <table:table-cell table:style-name="ce11" office:value-type="float" office:value="208">
            <text:p>208</text:p>
          </table:table-cell>
          <table:table-cell table:style-name="ce46"/>
          <table:table-cell table:style-name="ce89"/>
          <table:table-cell table:style-name="ce154" table:number-columns-repeated="3"/>
          <table:table-cell table:style-name="ce277"/>
          <table:table-cell table:style-name="ce322" office:value-type="string">
            <text:p>Auxiliary services</text:p>
          </table:table-cell>
          <table:table-cell table:style-name="ce276"/>
          <table:table-cell table:style-name="ce49" office:value-type="string">
            <text:p>X</text:p>
          </table:table-cell>
          <table:table-cell table:style-name="ce47" office:value-type="string">
            <text:p>X</text:p>
          </table:table-cell>
          <table:table-cell table:style-name="ce49"/>
          <table:table-cell table:style-name="ce56" table:number-columns-repeated="2"/>
          <table:table-cell table:style-name="ce49" table:number-columns-repeated="2"/>
          <table:table-cell table:style-name="ce444"/>
          <table:table-cell table:style-name="ce462" table:number-columns-repeated="2"/>
          <table:table-cell table:style-name="ce475" table:formula="oooc:=HLOOKUP([.T$1];[.U$1:.AC$1202];ROW();FALSE())" office:value-type="string" office:string-value="Auxiliary services">
            <text:p>Auxiliary services</text:p>
          </table:table-cell>
          <table:table-cell table:style-name="ce502" office:value-type="string">
            <text:p>Auxiliary services</text:p>
          </table:table-cell>
          <table:table-cell table:style-name="ce520" office:value-type="string">
            <text:p>Serveis auxiliars</text:p>
          </table:table-cell>
          <table:table-cell table:style-name="ce520" table:number-columns-repeated="7"/>
          <table:table-cell table:style-name="ce462" table:number-columns-repeated="2"/>
          <table:table-cell table:style-name="ce542"/>
          <table:table-cell table:style-name="ce548" table:number-columns-repeated="9"/>
          <table:table-cell table:style-name="ce462" table:number-columns-repeated="2"/>
          <table:table-cell table:style-name="ce569"/>
          <table:table-cell table:style-name="ce572"/>
          <table:table-cell table:style-name="ce548" table:number-columns-repeated="8"/>
          <table:table-cell table:style-name="ce462" table:number-columns-repeated="199"/>
          <table:table-cell table:style-name="ce11" table:number-columns-repeated="4"/>
        </table:table-row>
        <table:table-row table:style-name="ro2">
          <table:table-cell table:style-name="ce11" office:value-type="float" office:value="209">
            <text:p>209</text:p>
          </table:table-cell>
          <table:table-cell table:style-name="ce46"/>
          <table:table-cell table:style-name="ce89"/>
          <table:table-cell table:style-name="ce179" office:value-type="string">
            <text:p>EnclMonthlyFuelBills</text:p>
          </table:table-cell>
          <table:table-cell table:style-name="ce179"/>
          <table:table-cell table:style-name="ce154"/>
          <table:table-cell table:style-name="ce277"/>
          <table:table-cell table:style-name="ce323" office:value-type="string">
            <text:p>Enclosing monthly fuel bills?</text:p>
          </table:table-cell>
          <table:table-cell table:style-name="ce276"/>
          <table:table-cell table:style-name="ce384"/>
          <table:table-cell table:style-name="ce47"/>
          <table:table-cell table:style-name="ce49"/>
          <table:table-cell table:style-name="ce56" table:number-columns-repeated="2"/>
          <table:table-cell table:style-name="ce49"/>
          <table:table-cell table:style-name="ce49" office:value-type="string">
            <text:p>To include it in the Questionnaire in the next update</text:p>
          </table:table-cell>
          <table:table-cell table:style-name="ce444"/>
          <table:table-cell table:style-name="ce462" table:number-columns-repeated="2"/>
          <table:table-cell table:style-name="ce475"/>
          <table:table-cell table:style-name="ce502"/>
          <table:table-cell table:style-name="ce520" table:number-columns-repeated="8"/>
          <table:table-cell table:style-name="ce462" table:number-columns-repeated="2"/>
          <table:table-cell table:style-name="ce542"/>
          <table:table-cell table:style-name="ce548" table:number-columns-repeated="9"/>
          <table:table-cell table:style-name="ce462" table:number-columns-repeated="2"/>
          <table:table-cell table:style-name="ce569"/>
          <table:table-cell table:style-name="ce572"/>
          <table:table-cell table:style-name="ce548" table:number-columns-repeated="8"/>
          <table:table-cell table:style-name="ce462" table:number-columns-repeated="199"/>
          <table:table-cell table:style-name="ce11" table:number-columns-repeated="4"/>
        </table:table-row>
        <table:table-row table:style-name="ro2">
          <table:table-cell table:style-name="ce11" office:value-type="float" office:value="210">
            <text:p>210</text:p>
          </table:table-cell>
          <table:table-cell table:style-name="ce46"/>
          <table:table-cell table:style-name="ce89"/>
          <table:table-cell table:style-name="ce179" office:value-type="string">
            <text:p>EnclMonthlyElBills</text:p>
          </table:table-cell>
          <table:table-cell table:style-name="ce179"/>
          <table:table-cell table:style-name="ce154"/>
          <table:table-cell table:style-name="ce277"/>
          <table:table-cell table:style-name="ce323" office:value-type="string">
            <text:p>Enclosing monthly electricity bills?</text:p>
          </table:table-cell>
          <table:table-cell table:style-name="ce276"/>
          <table:table-cell table:style-name="ce384"/>
          <table:table-cell table:style-name="ce47"/>
          <table:table-cell table:style-name="ce49"/>
          <table:table-cell table:style-name="ce56" table:number-columns-repeated="2"/>
          <table:table-cell table:style-name="ce49"/>
          <table:table-cell table:style-name="ce49" office:value-type="string">
            <text:p>To include it in the Questionnaire in the next update</text:p>
          </table:table-cell>
          <table:table-cell table:style-name="ce444"/>
          <table:table-cell table:style-name="ce462" table:number-columns-repeated="2"/>
          <table:table-cell table:style-name="ce475"/>
          <table:table-cell table:style-name="ce502"/>
          <table:table-cell table:style-name="ce520" table:number-columns-repeated="8"/>
          <table:table-cell table:style-name="ce462" table:number-columns-repeated="2"/>
          <table:table-cell table:style-name="ce542"/>
          <table:table-cell table:style-name="ce548" table:number-columns-repeated="9"/>
          <table:table-cell table:style-name="ce462" table:number-columns-repeated="2"/>
          <table:table-cell table:style-name="ce569"/>
          <table:table-cell table:style-name="ce572"/>
          <table:table-cell table:style-name="ce548" table:number-columns-repeated="8"/>
          <table:table-cell table:style-name="ce462" table:number-columns-repeated="199"/>
          <table:table-cell table:style-name="ce11" table:number-columns-repeated="4"/>
        </table:table-row>
        <table:table-row table:style-name="ro14">
          <table:table-cell table:style-name="ce11" office:value-type="float" office:value="211">
            <text:p>211</text:p>
          </table:table-cell>
          <table:table-cell table:style-name="ce46"/>
          <table:table-cell table:style-name="ce88" office:value-type="float" office:value="420">
            <text:p>420</text:p>
          </table:table-cell>
          <table:table-cell table:style-name="ce89" office:value-type="string">
            <text:p>ElProd</text:p>
          </table:table-cell>
          <table:table-cell table:style-name="ce89"/>
          <table:table-cell table:style-name="ce154"/>
          <table:table-cell table:style-name="ce276" office:value-type="string">
            <text:p>Nproducts</text:p>
          </table:table-cell>
          <table:table-cell table:style-name="ce99" office:value-type="string">
            <text:p>Electricity consumption per product</text:p>
          </table:table-cell>
          <table:table-cell table:style-name="ce362" office:value-type="string">
            <text:p>MWh / year </text:p>
          </table:table-cell>
          <table:table-cell table:style-name="ce381" office:value-type="string">
            <text:p>X</text:p>
          </table:table-cell>
          <table:table-cell table:style-name="ce49" office:value-type="string">
            <text:p>X</text:p>
          </table:table-cell>
          <table:table-cell table:style-name="ce419"/>
          <table:table-cell table:style-name="ce416" table:number-columns-repeated="2"/>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Electricity consumption">
            <text:p>Electricity consumption</text:p>
          </table:table-cell>
          <table:table-cell table:style-name="ce487" office:value-type="string">
            <text:p>Electricity consumption</text:p>
          </table:table-cell>
          <table:table-cell table:style-name="ce519" office:value-type="string">
            <text:p>Comsum elèctric</text:p>
          </table:table-cell>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MWh / year ">
            <text:p>MWh / year </text:p>
          </table:table-cell>
          <table:table-cell table:style-name="ce583" office:value-type="string">
            <text:p>MWh / year </text:p>
          </table:table-cell>
          <table:table-cell table:style-name="ce524"/>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212">
            <text:p>212</text:p>
          </table:table-cell>
          <table:table-cell table:style-name="ce46"/>
          <table:table-cell table:style-name="ce88" table:formula="oooc:=[.C227]+1" office:value-type="float" office:value="421">
            <text:p>421</text:p>
          </table:table-cell>
          <table:table-cell table:style-name="ce89" office:value-type="string">
            <text:p>FuelProd</text:p>
          </table:table-cell>
          <table:table-cell table:style-name="ce89"/>
          <table:table-cell table:style-name="ce154"/>
          <table:table-cell table:style-name="ce276" office:value-type="string">
            <text:p>Nproducts</text:p>
          </table:table-cell>
          <table:table-cell table:style-name="ce99" office:value-type="string">
            <text:p>Fuel consumption per product</text:p>
          </table:table-cell>
          <table:table-cell table:style-name="ce362" office:value-type="string">
            <text:p>MWh / year (LCV)</text:p>
          </table:table-cell>
          <table:table-cell table:style-name="ce381" office:value-type="string">
            <text:p>X</text:p>
          </table:table-cell>
          <table:table-cell table:style-name="ce49" office:value-type="string">
            <text:p>X</text:p>
          </table:table-cell>
          <table:table-cell table:style-name="ce419"/>
          <table:table-cell table:style-name="ce416" table:number-columns-repeated="2"/>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Fuel consumption ">
            <text:p>Fuel consumption </text:p>
          </table:table-cell>
          <table:table-cell table:style-name="ce487" office:value-type="string">
            <text:p>Fuel consumption </text:p>
          </table:table-cell>
          <table:table-cell table:style-name="ce519" office:value-type="string">
            <text:p>Consum de combustibles</text:p>
          </table:table-cell>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MWh / year (LCV)">
            <text:p>MWh / year (LCV)</text:p>
          </table:table-cell>
          <table:table-cell table:style-name="ce583" office:value-type="string">
            <text:p>MWh / year (LCV)</text:p>
          </table:table-cell>
          <table:table-cell table:style-name="ce517" office:value-type="string">
            <text:p>MWh / any (PCI)</text:p>
          </table:table-cell>
          <table:table-cell table:style-name="ce560" table:number-columns-repeated="7"/>
          <table:table-cell table:style-name="ce461" table:number-columns-repeated="199"/>
          <table:table-cell table:style-name="ce11" table:number-columns-repeated="4"/>
        </table:table-row>
        <table:table-row table:style-name="ro1">
          <table:table-cell table:style-name="ce11" office:value-type="float" office:value="213">
            <text:p>213</text:p>
          </table:table-cell>
          <table:table-cell table:style-name="ce52"/>
          <table:table-cell table:style-name="ce104"/>
          <table:table-cell table:style-name="ce153" table:number-columns-repeated="3"/>
          <table:table-cell table:style-name="ce285"/>
          <table:table-cell table:style-name="ce324"/>
          <table:table-cell table:style-name="ce366"/>
          <table:table-cell table:style-name="ce280"/>
          <table:table-cell table:style-name="ce405"/>
          <table:table-cell table:style-name="ce366" table:number-columns-repeated="3"/>
          <table:table-cell table:style-name="ce428"/>
          <table:table-cell table:style-name="ce280"/>
          <table:table-cell table:style-name="ce95"/>
          <table:table-cell table:style-name="ce462" table:number-columns-repeated="2"/>
          <table:table-cell table:style-name="ce476" table:formula="oooc:=HLOOKUP([.T$1];[.U$1:.AC$1202];ROW();FALSE())">
            <text:p/>
          </table:table-cell>
          <table:table-cell table:style-name="ce503"/>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3"/>
          <table:table-cell table:style-name="ce548" table:number-columns-repeated="8"/>
          <table:table-cell table:style-name="ce462" table:number-columns-repeated="199"/>
          <table:table-cell table:style-name="ce11" table:number-columns-repeated="4"/>
        </table:table-row>
        <table:table-row-group>
          <table:table-row table:style-name="ro14">
            <table:table-cell table:style-name="ce11" office:value-type="float" office:value="214">
              <text:p>214</text:p>
            </table:table-cell>
            <table:table-cell table:style-name="ce51" office:value-type="string">
              <text:p>C4</text:p>
            </table:table-cell>
            <table:table-cell table:style-name="ce61" office:value-type="string">
              <text:p>C400</text:p>
            </table:table-cell>
            <table:table-cell table:style-name="ce61" office:value-type="string">
              <text:p>PETOTAL</text:p>
            </table:table-cell>
            <table:table-cell table:style-name="ce61"/>
            <table:table-cell table:style-name="ce249"/>
            <table:table-cell table:style-name="ce282" office:value-type="float" office:value="1">
              <text:p>1</text:p>
            </table:table-cell>
            <table:table-cell table:style-name="ce93" office:value-type="string">
              <text:p>Total primary energy consumption</text:p>
            </table:table-cell>
            <table:table-cell table:style-name="ce367" office:value-type="string">
              <text:p>MWh / year</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Total primary energy consumption">
              <text:p>Total primary energy consumption</text:p>
            </table:table-cell>
            <table:table-cell table:style-name="ce484" office:value-type="string">
              <text:p>Total primary energy consumption</text:p>
            </table:table-cell>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3" office:value-type="string">
              <text:p>MWh / year</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215">
              <text:p>215</text:p>
            </table:table-cell>
            <table:table-cell table:style-name="ce51" office:value-type="string">
              <text:p>C4</text:p>
            </table:table-cell>
            <table:table-cell table:style-name="ce61" office:value-type="string">
              <text:p>C400a</text:p>
            </table:table-cell>
            <table:table-cell table:style-name="ce61" office:value-type="string">
              <text:p>PETOTAL_EXT</text:p>
            </table:table-cell>
            <table:table-cell table:style-name="ce61"/>
            <table:table-cell table:style-name="ce249"/>
            <table:table-cell table:style-name="ce282" office:value-type="float" office:value="1">
              <text:p>1</text:p>
            </table:table-cell>
            <table:table-cell table:style-name="ce93" office:value-type="string">
              <text:p>Total primary energy consumption extrapolated to growth of production volume</text:p>
            </table:table-cell>
            <table:table-cell table:style-name="ce367" office:value-type="string">
              <text:p>MWh / year</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Total primary energy consumption extrapolated to growth of production volume">
              <text:p>Total primary energy consumption extrapolated to growth of production volume</text:p>
            </table:table-cell>
            <table:table-cell table:style-name="ce484" office:value-type="string">
              <text:p>Total primary energy consumption extrapolated to growth of production volume</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MWh / year">
              <text:p>MWh / year</text:p>
            </table:table-cell>
            <table:table-cell table:style-name="ce583" office:value-type="string">
              <text:p>MWh / year</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216">
              <text:p>216</text:p>
            </table:table-cell>
            <table:table-cell table:style-name="ce51" office:value-type="string">
              <text:p>C4</text:p>
            </table:table-cell>
            <table:table-cell table:style-name="ce61" office:value-type="string">
              <text:p>C401</text:p>
            </table:table-cell>
            <table:table-cell table:style-name="ce61" office:value-type="string">
              <text:p>PE_INT</text:p>
            </table:table-cell>
            <table:table-cell table:style-name="ce61"/>
            <table:table-cell table:style-name="ce249"/>
            <table:table-cell table:style-name="ce282" office:value-type="float" office:value="1">
              <text:p>1</text:p>
            </table:table-cell>
            <table:table-cell table:style-name="ce93" office:value-type="string">
              <text:p>Primary energy intensity (turnover)</text:p>
            </table:table-cell>
            <table:table-cell table:style-name="ce56" office:value-type="string">
              <text:p>kWh/€</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Primary energy intensity (turnover)">
              <text:p>Primary energy intensity (turnover)</text:p>
            </table:table-cell>
            <table:table-cell table:style-name="ce484" office:value-type="string">
              <text:p>Primary energy intensity (turnover)</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kWh/€">
              <text:p>kWh/€</text:p>
            </table:table-cell>
            <table:table-cell table:style-name="ce572" office:value-type="string">
              <text:p>kWh/€</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217">
              <text:p>217</text:p>
            </table:table-cell>
            <table:table-cell table:style-name="ce51" office:value-type="string">
              <text:p>C4</text:p>
            </table:table-cell>
            <table:table-cell table:style-name="ce61" office:value-type="string">
              <text:p>C401b</text:p>
            </table:table-cell>
            <table:table-cell table:style-name="ce61" office:value-type="string">
              <text:p>PE_SEC</text:p>
            </table:table-cell>
            <table:table-cell table:style-name="ce61"/>
            <table:table-cell table:style-name="ce249"/>
            <table:table-cell table:style-name="ce282" office:value-type="float" office:value="1">
              <text:p>1</text:p>
            </table:table-cell>
            <table:table-cell table:style-name="ce93" office:value-type="string">
              <text:p>Specific energy consumption (primary energy)</text:p>
            </table:table-cell>
            <table:table-cell table:style-name="ce56" office:value-type="string">
              <text:p>kWh/up</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Specific energy consumption (primary energy)">
              <text:p>Specific energy consumption (primary energy)</text:p>
            </table:table-cell>
            <table:table-cell table:style-name="ce484" office:value-type="string">
              <text:p>Specific energy consumption (primary energy)</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kWh/up">
              <text:p>kWh/up</text:p>
            </table:table-cell>
            <table:table-cell table:style-name="ce572" office:value-type="string">
              <text:p>kWh/u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218">
              <text:p>218</text:p>
            </table:table-cell>
            <table:table-cell table:style-name="ce51" office:value-type="string">
              <text:p>C4</text:p>
            </table:table-cell>
            <table:table-cell table:style-name="ce61" office:value-type="string">
              <text:p>C402</text:p>
            </table:table-cell>
            <table:table-cell table:style-name="ce61" office:value-type="string">
              <text:p>EL_OWN</text:p>
            </table:table-cell>
            <table:table-cell table:style-name="ce61"/>
            <table:table-cell table:style-name="ce249"/>
            <table:table-cell table:style-name="ce282" office:value-type="float" office:value="1">
              <text:p>1</text:p>
            </table:table-cell>
            <table:table-cell table:style-name="ce93" office:value-type="string">
              <text:p>Total own electricity consumption</text:p>
            </table:table-cell>
            <table:table-cell table:style-name="ce367" office:value-type="string">
              <text:p>MWh / year</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Total own electricity consumption">
              <text:p>Total own electricity consumption</text:p>
            </table:table-cell>
            <table:table-cell table:style-name="ce484" office:value-type="string">
              <text:p>Total own electricity consumption</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MWh / year">
              <text:p>MWh / year</text:p>
            </table:table-cell>
            <table:table-cell table:style-name="ce583" office:value-type="string">
              <text:p>MWh / year</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219">
              <text:p>219</text:p>
            </table:table-cell>
            <table:table-cell table:style-name="ce51" office:value-type="string">
              <text:p>C4</text:p>
            </table:table-cell>
            <table:table-cell table:style-name="ce61" office:value-type="string">
              <text:p>C402a</text:p>
            </table:table-cell>
            <table:table-cell table:style-name="ce61" office:value-type="string">
              <text:p>EL_OWN_EXT</text:p>
            </table:table-cell>
            <table:table-cell table:style-name="ce61"/>
            <table:table-cell table:style-name="ce249"/>
            <table:table-cell table:style-name="ce282" office:value-type="float" office:value="1">
              <text:p>1</text:p>
            </table:table-cell>
            <table:table-cell table:style-name="ce93" office:value-type="string">
              <text:p>Total own electricity consumption extrapolated to growth of production volume</text:p>
            </table:table-cell>
            <table:table-cell table:style-name="ce367" office:value-type="string">
              <text:p>MWh / year</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Total own electricity consumption extrapolated to growth of production volume">
              <text:p>Total own electricity consumption extrapolated to growth of production volume</text:p>
            </table:table-cell>
            <table:table-cell table:style-name="ce484" office:value-type="string">
              <text:p>Total own electricity consumption extrapolated to growth of production volume</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MWh / year">
              <text:p>MWh / year</text:p>
            </table:table-cell>
            <table:table-cell table:style-name="ce583" office:value-type="string">
              <text:p>MWh / year</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220">
              <text:p>220</text:p>
            </table:table-cell>
            <table:table-cell table:style-name="ce51" office:value-type="string">
              <text:p>C4</text:p>
            </table:table-cell>
            <table:table-cell table:style-name="ce61" office:value-type="string">
              <text:p>C403</text:p>
            </table:table-cell>
            <table:table-cell table:style-name="ce61" office:value-type="string">
              <text:p>EL_INT</text:p>
            </table:table-cell>
            <table:table-cell table:style-name="ce61"/>
            <table:table-cell table:style-name="ce249"/>
            <table:table-cell table:style-name="ce282" office:value-type="float" office:value="1">
              <text:p>1</text:p>
            </table:table-cell>
            <table:table-cell table:style-name="ce93" office:value-type="string">
              <text:p>Intensity of electricity consumption on turnover</text:p>
            </table:table-cell>
            <table:table-cell table:style-name="ce56" office:value-type="string">
              <text:p>kWh/€</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Intensity of electricity consumption on turnover">
              <text:p>Intensity of electricity consumption on turnover</text:p>
            </table:table-cell>
            <table:table-cell table:style-name="ce484" office:value-type="string">
              <text:p>Intensity of electricity consumption on turnover</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kWh/€">
              <text:p>kWh/€</text:p>
            </table:table-cell>
            <table:table-cell table:style-name="ce572" office:value-type="string">
              <text:p>kWh/€</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221">
              <text:p>221</text:p>
            </table:table-cell>
            <table:table-cell table:style-name="ce51" office:value-type="string">
              <text:p>C4</text:p>
            </table:table-cell>
            <table:table-cell table:style-name="ce61" office:value-type="string">
              <text:p>C403b</text:p>
            </table:table-cell>
            <table:table-cell table:style-name="ce61" office:value-type="string">
              <text:p>EL_SEC</text:p>
            </table:table-cell>
            <table:table-cell table:style-name="ce61"/>
            <table:table-cell table:style-name="ce249"/>
            <table:table-cell table:style-name="ce282" office:value-type="float" office:value="1">
              <text:p>1</text:p>
            </table:table-cell>
            <table:table-cell table:style-name="ce93" office:value-type="string">
              <text:p>Specific energy consumption (electricity)</text:p>
            </table:table-cell>
            <table:table-cell table:style-name="ce56" office:value-type="string">
              <text:p>kWh/up</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Specific energy consumption (electricity)">
              <text:p>Specific energy consumption (electricity)</text:p>
            </table:table-cell>
            <table:table-cell table:style-name="ce484" office:value-type="string">
              <text:p>Specific energy consumption (electricity)</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kWh/up">
              <text:p>kWh/up</text:p>
            </table:table-cell>
            <table:table-cell table:style-name="ce572" office:value-type="string">
              <text:p>kWh/u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222">
              <text:p>222</text:p>
            </table:table-cell>
            <table:table-cell table:style-name="ce51" office:value-type="string">
              <text:p>C4</text:p>
            </table:table-cell>
            <table:table-cell table:style-name="ce61" office:value-type="string">
              <text:p>C404a</text:p>
            </table:table-cell>
            <table:table-cell table:style-name="ce61" office:value-type="string">
              <text:p>FUEL_OWN_EXT</text:p>
            </table:table-cell>
            <table:table-cell table:style-name="ce61"/>
            <table:table-cell table:style-name="ce249"/>
            <table:table-cell table:style-name="ce282" office:value-type="float" office:value="1">
              <text:p>1</text:p>
            </table:table-cell>
            <table:table-cell table:style-name="ce93" office:value-type="string">
              <text:p>Total own fuel consumption extrapolated to growth of production volume</text:p>
            </table:table-cell>
            <table:table-cell table:style-name="ce367" office:value-type="string">
              <text:p>MWh / year</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Total own fuel consumption extrapolated to growth of production volume">
              <text:p>Total own fuel consumption extrapolated to growth of production volume</text:p>
            </table:table-cell>
            <table:table-cell table:style-name="ce484" office:value-type="string">
              <text:p>Total own fuel consumption extrapolated to growth of production volume</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MWh / year">
              <text:p>MWh / year</text:p>
            </table:table-cell>
            <table:table-cell table:style-name="ce583" office:value-type="string">
              <text:p>MWh / year</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223">
              <text:p>223</text:p>
            </table:table-cell>
            <table:table-cell table:style-name="ce51" office:value-type="string">
              <text:p>C4</text:p>
            </table:table-cell>
            <table:table-cell table:style-name="ce61" office:value-type="string">
              <text:p>C405</text:p>
            </table:table-cell>
            <table:table-cell table:style-name="ce61" office:value-type="string">
              <text:p>FUEL_INT</text:p>
            </table:table-cell>
            <table:table-cell table:style-name="ce61"/>
            <table:table-cell table:style-name="ce249"/>
            <table:table-cell table:style-name="ce282" office:value-type="float" office:value="1">
              <text:p>1</text:p>
            </table:table-cell>
            <table:table-cell table:style-name="ce93" office:value-type="string">
              <text:p>Intensity of fuel consumption (LCV) on turnover</text:p>
            </table:table-cell>
            <table:table-cell table:style-name="ce56" office:value-type="string">
              <text:p>kWh/€</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Intensity of fuel consumption (LCV) on turnover">
              <text:p>Intensity of fuel consumption (LCV) on turnover</text:p>
            </table:table-cell>
            <table:table-cell table:style-name="ce484" office:value-type="string">
              <text:p>Intensity of fuel consumption (LCV) on turnover</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kWh/€">
              <text:p>kWh/€</text:p>
            </table:table-cell>
            <table:table-cell table:style-name="ce572" office:value-type="string">
              <text:p>kWh/€</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224">
              <text:p>224</text:p>
            </table:table-cell>
            <table:table-cell table:style-name="ce51" office:value-type="string">
              <text:p>C4</text:p>
            </table:table-cell>
            <table:table-cell table:style-name="ce61" office:value-type="string">
              <text:p>C405b</text:p>
            </table:table-cell>
            <table:table-cell table:style-name="ce61" office:value-type="string">
              <text:p>FUEL_SEC</text:p>
            </table:table-cell>
            <table:table-cell table:style-name="ce61"/>
            <table:table-cell table:style-name="ce249"/>
            <table:table-cell table:style-name="ce282" office:value-type="string">
              <text:p>Nfuels</text:p>
            </table:table-cell>
            <table:table-cell table:style-name="ce93" office:value-type="string">
              <text:p>Specific energy consumption (fuel)</text:p>
            </table:table-cell>
            <table:table-cell table:style-name="ce56" office:value-type="string">
              <text:p>kWh/up</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Specific energy consumption (fuel)">
              <text:p>Specific energy consumption (fuel)</text:p>
            </table:table-cell>
            <table:table-cell table:style-name="ce484" office:value-type="string">
              <text:p>Specific energy consumption (fuel)</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kWh/up">
              <text:p>kWh/up</text:p>
            </table:table-cell>
            <table:table-cell table:style-name="ce572" office:value-type="string">
              <text:p>kWh/u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26">
            <table:table-cell table:style-name="ce11" office:value-type="float" office:value="225">
              <text:p>225</text:p>
            </table:table-cell>
            <table:table-cell table:style-name="ce51" office:value-type="string">
              <text:p>C4</text:p>
            </table:table-cell>
            <table:table-cell table:style-name="ce61" office:value-type="string">
              <text:p>C406</text:p>
            </table:table-cell>
            <table:table-cell table:style-name="ce61" office:value-type="string">
              <text:p>FECi</text:p>
            </table:table-cell>
            <table:table-cell table:style-name="ce61"/>
            <table:table-cell table:style-name="ce249"/>
            <table:table-cell table:style-name="ce282" office:value-type="string">
              <text:p>Nfuels</text:p>
            </table:table-cell>
            <table:table-cell table:style-name="ce93" office:value-type="string">
              <text:p>Final energy consumption per fuels (No. 7 = electricity for thermal uses)</text:p>
            </table:table-cell>
            <table:table-cell table:style-name="ce367" office:value-type="string">
              <text:p>MWh / year</text:p>
            </table:table-cell>
            <table:table-cell table:style-name="ce380"/>
            <table:table-cell table:style-name="ce384"/>
            <table:table-cell table:style-name="ce416" table:number-columns-repeated="3"/>
            <table:table-cell table:style-name="ce419"/>
            <table:table-cell table:style-name="ce49" office:value-type="string">
              <text:p>variable name introduced in Draft 0.2</text:p>
            </table:table-cell>
            <table:table-cell table:style-name="ce445"/>
            <table:table-cell table:style-name="ce461" table:number-columns-repeated="2"/>
            <table:table-cell table:style-name="ce475" table:formula="oooc:=HLOOKUP([.T$1];[.U$1:.AC$1202];ROW();FALSE())" office:value-type="string" office:string-value="Final energy consumption per fuels (No. 7 = electricity for thermal uses)">
              <text:p>Final energy consumption per fuels (No. 7 = electricity for thermal uses)</text:p>
            </table:table-cell>
            <table:table-cell table:style-name="ce484" office:value-type="string">
              <text:p>Final energy consumption per fuels (No. 7 = electricity for thermal uses)</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MWh / year">
              <text:p>MWh / year</text:p>
            </table:table-cell>
            <table:table-cell table:style-name="ce583" office:value-type="string">
              <text:p>MWh / year</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26">
            <table:table-cell table:style-name="ce11" office:value-type="float" office:value="226">
              <text:p>226</text:p>
            </table:table-cell>
            <table:table-cell table:style-name="ce51"/>
            <table:table-cell table:style-name="ce61"/>
            <table:table-cell table:style-name="ce61" office:value-type="string">
              <text:p>FEC</text:p>
            </table:table-cell>
            <table:table-cell table:style-name="ce61"/>
            <table:table-cell table:style-name="ce249"/>
            <table:table-cell table:style-name="ce282" office:value-type="float" office:value="1">
              <text:p>1</text:p>
            </table:table-cell>
            <table:table-cell table:style-name="ce93" office:value-type="string">
              <text:p>Final energy consumptioin total (for the analysed industry)</text:p>
            </table:table-cell>
            <table:table-cell table:style-name="ce367"/>
            <table:table-cell table:style-name="ce380"/>
            <table:table-cell table:style-name="ce384"/>
            <table:table-cell table:style-name="ce416" table:number-columns-repeated="3"/>
            <table:table-cell table:style-name="ce419"/>
            <table:table-cell table:style-name="ce49" office:value-type="string">
              <text:p>variable name introduced in Draft 0.2</text:p>
            </table:table-cell>
            <table:table-cell table:style-name="ce445"/>
            <table:table-cell table:style-name="ce461" table:number-columns-repeated="2"/>
            <table:table-cell table:style-name="ce475"/>
            <table:table-cell table:style-name="ce484"/>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1">
            <table:table-cell table:style-name="ce11" office:value-type="float" office:value="227">
              <text:p>227</text:p>
            </table:table-cell>
            <table:table-cell table:style-name="ce51"/>
            <table:table-cell table:style-name="ce61"/>
            <table:table-cell table:style-name="ce180" office:value-type="string">
              <text:p>FETi</text:p>
            </table:table-cell>
            <table:table-cell table:style-name="ce61"/>
            <table:table-cell table:style-name="ce249"/>
            <table:table-cell table:style-name="ce282"/>
            <table:table-cell table:style-name="ce180" office:value-type="string">
              <text:p>total FET per fuel type (for energyStatistics)</text:p>
            </table:table-cell>
            <table:table-cell table:style-name="ce363"/>
            <table:table-cell table:style-name="ce380"/>
            <table:table-cell table:style-name="ce409"/>
            <table:table-cell table:style-name="ce416" table:number-columns-repeated="3"/>
            <table:table-cell table:style-name="ce419"/>
            <table:table-cell table:style-name="ce49"/>
            <table:table-cell table:style-name="ce445"/>
            <table:table-cell table:style-name="ce462" table:number-columns-repeated="2"/>
            <table:table-cell table:style-name="ce475" table:formula="oooc:=HLOOKUP([.T$1];[.U$1:.AC$1202];ROW();FALSE())">
              <text:p/>
            </table:table-cell>
            <table:table-cell table:style-name="ce493"/>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14">
            <table:table-cell table:style-name="ce11" office:value-type="float" office:value="228">
              <text:p>228</text:p>
            </table:table-cell>
            <table:table-cell table:style-name="ce51" office:value-type="string">
              <text:p>C4</text:p>
            </table:table-cell>
            <table:table-cell table:style-name="ce101" office:value-type="string">
              <text:p>C411</text:p>
            </table:table-cell>
            <table:table-cell table:style-name="ce61" office:value-type="string">
              <text:p>FuelCode</text:p>
            </table:table-cell>
            <table:table-cell table:style-name="ce61"/>
            <table:table-cell table:style-name="ce243"/>
            <table:table-cell table:style-name="ce56"/>
            <table:table-cell table:style-name="ce93" office:value-type="string">
              <text:p>Fuel code</text:p>
            </table:table-cell>
            <table:table-cell table:style-name="ce56" office:value-type="string">
              <text:p>-</text:p>
            </table:table-cell>
            <table:table-cell table:style-name="ce380"/>
            <table:table-cell table:style-name="ce384"/>
            <table:table-cell table:style-name="ce416" table:number-columns-repeated="3"/>
            <table:table-cell table:style-name="ce419"/>
            <table:table-cell table:style-name="ce49" office:value-type="string">
              <text:p>variable name introduced in Draft 0.2</text:p>
            </table:table-cell>
            <table:table-cell table:style-name="ce445"/>
            <table:table-cell table:style-name="ce461" table:number-columns-repeated="2"/>
            <table:table-cell table:style-name="ce475" table:formula="oooc:=HLOOKUP([.T$1];[.U$1:.AC$1202];ROW();FALSE())" office:value-type="string" office:string-value="Code">
              <text:p>Code</text:p>
            </table:table-cell>
            <table:table-cell table:style-name="ce484" office:value-type="string">
              <text:p>Code</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
              <text:p>-</text:p>
            </table:table-cell>
            <table:table-cell table:style-name="ce572"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229">
              <text:p>229</text:p>
            </table:table-cell>
            <table:table-cell table:style-name="ce51" office:value-type="string">
              <text:p>C4</text:p>
            </table:table-cell>
            <table:table-cell table:style-name="ce93" office:value-type="string">
              <text:p>C412</text:p>
            </table:table-cell>
            <table:table-cell table:style-name="ce61" office:value-type="string">
              <text:p>NFuels</text:p>
            </table:table-cell>
            <table:table-cell table:style-name="ce61"/>
            <table:table-cell table:style-name="ce243"/>
            <table:table-cell table:style-name="ce56" office:value-type="float" office:value="1">
              <text:p>1</text:p>
            </table:table-cell>
            <table:table-cell table:style-name="ce93" office:value-type="string">
              <text:p>Number of fuels</text:p>
            </table:table-cell>
            <table:table-cell table:style-name="ce56" office:value-type="string">
              <text:p>-</text:p>
            </table:table-cell>
            <table:table-cell table:style-name="ce380"/>
            <table:table-cell table:style-name="ce384"/>
            <table:table-cell table:style-name="ce416" table:number-columns-repeated="3"/>
            <table:table-cell table:style-name="ce419"/>
            <table:table-cell table:style-name="ce49" office:value-type="string">
              <text:p>variable name introduced in Draft 0.2</text:p>
            </table:table-cell>
            <table:table-cell table:style-name="ce445"/>
            <table:table-cell table:style-name="ce461" table:number-columns-repeated="2"/>
            <table:table-cell table:style-name="ce475" table:formula="oooc:=HLOOKUP([.T$1];[.U$1:.AC$1202];ROW();FALSE())" office:value-type="string" office:string-value="Number of thermal processes">
              <text:p>Number of thermal processes</text:p>
            </table:table-cell>
            <table:table-cell table:style-name="ce484" office:value-type="string">
              <text:p>Number of thermal processes</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
              <text:p>-</text:p>
            </table:table-cell>
            <table:table-cell table:style-name="ce572"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230">
              <text:p>230</text:p>
            </table:table-cell>
            <table:table-cell table:style-name="ce51" office:value-type="string">
              <text:p>C4</text:p>
            </table:table-cell>
            <table:table-cell table:style-name="ce101" office:value-type="string">
              <text:p>C412</text:p>
            </table:table-cell>
            <table:table-cell table:style-name="ce61" office:value-type="string">
              <text:p>ELECTRICITY_Type</text:p>
            </table:table-cell>
            <table:table-cell table:style-name="ce61"/>
            <table:table-cell table:style-name="ce249"/>
            <table:table-cell table:style-name="ce56" office:value-type="string">
              <text:p>Neluses</text:p>
            </table:table-cell>
            <table:table-cell table:style-name="ce318" office:value-type="string">
              <text:p>Electricity by type of use</text:p>
            </table:table-cell>
            <table:table-cell table:style-name="ce56" office:value-type="string">
              <text:p>-</text:p>
            </table:table-cell>
            <table:table-cell table:style-name="ce380"/>
            <table:table-cell table:style-name="ce409"/>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Electricity by type of use">
              <text:p>Electricity by type of use</text:p>
            </table:table-cell>
            <table:table-cell table:style-name="ce493" office:value-type="string">
              <text:p>Electricity by type of use</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
              <text:p>-</text:p>
            </table:table-cell>
            <table:table-cell table:style-name="ce572"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231">
              <text:p>231</text:p>
            </table:table-cell>
            <table:table-cell table:style-name="ce51"/>
            <table:table-cell table:style-name="ce101"/>
            <table:table-cell table:style-name="ce61" office:value-type="string">
              <text:p>ElecticityThermUse</text:p>
            </table:table-cell>
            <table:table-cell table:style-name="ce61"/>
            <table:table-cell table:style-name="ce249"/>
            <table:table-cell table:style-name="ce56"/>
            <table:table-cell table:style-name="ce318" office:value-type="string">
              <text:p>Electricity for thermal use (total industry)</text:p>
            </table:table-cell>
            <table:table-cell table:style-name="ce56"/>
            <table:table-cell table:style-name="ce380"/>
            <table:table-cell table:style-name="ce409"/>
            <table:table-cell table:style-name="ce416" table:number-columns-repeated="3"/>
            <table:table-cell table:style-name="ce419"/>
            <table:table-cell table:style-name="ce49" office:value-type="string">
              <text:p>variable name introduced in Draft 0.2</text:p>
            </table:table-cell>
            <table:table-cell table:style-name="ce445"/>
            <table:table-cell table:style-name="ce461" table:number-columns-repeated="2"/>
            <table:table-cell table:style-name="ce475"/>
            <table:table-cell table:style-name="ce493"/>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232">
              <text:p>232</text:p>
            </table:table-cell>
            <table:table-cell table:style-name="ce51"/>
            <table:table-cell table:style-name="ce61"/>
            <table:table-cell table:style-name="ce61" office:value-type="string">
              <text:p>ElectricityNonThermUse</text:p>
            </table:table-cell>
            <table:table-cell table:style-name="ce61"/>
            <table:table-cell table:style-name="ce230"/>
            <table:table-cell table:style-name="ce282"/>
            <table:table-cell table:style-name="ce318" office:value-type="string">
              <text:p>Electricity for non thermal use (total industry)</text:p>
            </table:table-cell>
            <table:table-cell table:style-name="ce363"/>
            <table:table-cell table:style-name="ce380"/>
            <table:table-cell table:style-name="ce409"/>
            <table:table-cell table:style-name="ce416" table:number-columns-repeated="3"/>
            <table:table-cell table:style-name="ce419"/>
            <table:table-cell table:style-name="ce49" office:value-type="string">
              <text:p>variable name introduced in Draft 0.2</text:p>
            </table:table-cell>
            <table:table-cell table:style-name="ce445"/>
            <table:table-cell table:style-name="ce462" table:number-columns-repeated="2"/>
            <table:table-cell table:style-name="ce475" table:formula="oooc:=HLOOKUP([.T$1];[.U$1:.AC$1202];ROW();FALSE())">
              <text:p/>
            </table:table-cell>
            <table:table-cell table:style-name="ce493"/>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17">
            <table:table-cell table:style-name="ce11" office:value-type="float" office:value="233">
              <text:p>233</text:p>
            </table:table-cell>
            <table:table-cell table:style-name="ce51" office:value-type="string">
              <text:p>C4</text:p>
            </table:table-cell>
            <table:table-cell table:style-name="ce101" office:value-type="string">
              <text:p>C420</text:p>
            </table:table-cell>
            <table:table-cell table:style-name="ce61" office:value-type="string">
              <text:p>PEConvFuelMix</text:p>
            </table:table-cell>
            <table:table-cell table:style-name="ce61"/>
            <table:table-cell table:style-name="ce231"/>
            <table:table-cell table:style-name="ce56"/>
            <table:table-cell table:style-name="ce93" office:value-type="string">
              <text:p>Conversion to primary energy of fuel mix</text:p>
            </table:table-cell>
            <table:table-cell table:style-name="ce56" office:value-type="string">
              <text:p>kWhEP/</text:p>
              <text:p>kWhLCV</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Conversion to primary energy of fuel mix">
              <text:p>Conversion to primary energy of fuel mix</text:p>
            </table:table-cell>
            <table:table-cell table:style-name="ce484" office:value-type="string">
              <text:p>Conversion to primary energy of fuel mix</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kWhEP/ kWhLCV">
              <text:p>kWhEP/ kWhLCV</text:p>
            </table:table-cell>
            <table:table-cell table:style-name="ce572" office:value-type="string">
              <text:p>kWhEP/</text:p>
              <text:p>kWhLCV</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7">
            <table:table-cell table:style-name="ce11" office:value-type="float" office:value="234">
              <text:p>234</text:p>
            </table:table-cell>
            <table:table-cell table:style-name="ce51" office:value-type="string">
              <text:p>C4</text:p>
            </table:table-cell>
            <table:table-cell table:style-name="ce101" office:value-type="string">
              <text:p>C421</text:p>
            </table:table-cell>
            <table:table-cell table:style-name="ce61" office:value-type="string">
              <text:p>CO2ConvFuelMix</text:p>
            </table:table-cell>
            <table:table-cell table:style-name="ce61"/>
            <table:table-cell table:style-name="ce231"/>
            <table:table-cell table:style-name="ce56"/>
            <table:table-cell table:style-name="ce93" office:value-type="string">
              <text:p>Specific CO2 emission of fuel mix</text:p>
            </table:table-cell>
            <table:table-cell table:style-name="ce56" office:value-type="string">
              <text:p>t-CO2/</text:p>
              <text:p>kWhLCV</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Specific CO2 emission of fuel mix">
              <text:p>Specific CO2 emission of fuel mix</text:p>
            </table:table-cell>
            <table:table-cell table:style-name="ce484" office:value-type="string">
              <text:p>Specific CO2 emission of fuel mix</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t-CO2/ kWhLCV">
              <text:p>t-CO2/ kWhLCV</text:p>
            </table:table-cell>
            <table:table-cell table:style-name="ce572" office:value-type="string">
              <text:p>t-CO2/</text:p>
              <text:p>kWhLCV</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7">
            <table:table-cell table:style-name="ce11" office:value-type="float" office:value="235">
              <text:p>235</text:p>
            </table:table-cell>
            <table:table-cell table:style-name="ce51" office:value-type="string">
              <text:p>C4</text:p>
            </table:table-cell>
            <table:table-cell table:style-name="ce101" office:value-type="string">
              <text:p>C424</text:p>
            </table:table-cell>
            <table:table-cell table:style-name="ce61" office:value-type="string">
              <text:p>PEConvFuelCHP</text:p>
            </table:table-cell>
            <table:table-cell table:style-name="ce61"/>
            <table:table-cell table:style-name="ce231"/>
            <table:table-cell table:style-name="ce56"/>
            <table:table-cell table:style-name="ce93" office:value-type="string">
              <text:p>Conversion to primary energy of fuel mix</text:p>
            </table:table-cell>
            <table:table-cell table:style-name="ce56" office:value-type="string">
              <text:p>kWhEP/</text:p>
              <text:p>kWhLCV</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Conversion to primary energy of fuel mix">
              <text:p>Conversion to primary energy of fuel mix</text:p>
            </table:table-cell>
            <table:table-cell table:style-name="ce484" office:value-type="string">
              <text:p>Conversion to primary energy of fuel mix</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kWhEP/ kWhLCV">
              <text:p>kWhEP/ kWhLCV</text:p>
            </table:table-cell>
            <table:table-cell table:style-name="ce572" office:value-type="string">
              <text:p>kWhEP/</text:p>
              <text:p>kWhLCV</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7">
            <table:table-cell table:style-name="ce11" office:value-type="float" office:value="236">
              <text:p>236</text:p>
            </table:table-cell>
            <table:table-cell table:style-name="ce51" office:value-type="string">
              <text:p>C4</text:p>
            </table:table-cell>
            <table:table-cell table:style-name="ce101" office:value-type="string">
              <text:p>C425</text:p>
            </table:table-cell>
            <table:table-cell table:style-name="ce61" office:value-type="string">
              <text:p>CO2ConvFuelCHP</text:p>
            </table:table-cell>
            <table:table-cell table:style-name="ce61"/>
            <table:table-cell table:style-name="ce231"/>
            <table:table-cell table:style-name="ce56"/>
            <table:table-cell table:style-name="ce93" office:value-type="string">
              <text:p>Specific CO2 emission of fuel mix</text:p>
            </table:table-cell>
            <table:table-cell table:style-name="ce56" office:value-type="string">
              <text:p>t-CO2/</text:p>
              <text:p>kWhLCV</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Specific CO2 emission of fuel mix">
              <text:p>Specific CO2 emission of fuel mix</text:p>
            </table:table-cell>
            <table:table-cell table:style-name="ce484" office:value-type="string">
              <text:p>Specific CO2 emission of fuel mix</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t-CO2/ kWhLCV">
              <text:p>t-CO2/ kWhLCV</text:p>
            </table:table-cell>
            <table:table-cell table:style-name="ce572" office:value-type="string">
              <text:p>t-CO2/</text:p>
              <text:p>kWhLCV</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
            <table:table-cell table:style-name="ce11" office:value-type="float" office:value="237">
              <text:p>237</text:p>
            </table:table-cell>
            <table:table-cell table:style-name="ce51"/>
            <table:table-cell table:style-name="ce61" table:number-columns-repeated="3"/>
            <table:table-cell table:style-name="ce231"/>
            <table:table-cell table:style-name="ce282"/>
            <table:table-cell table:style-name="ce318"/>
            <table:table-cell table:style-name="ce363"/>
            <table:table-cell table:style-name="ce380"/>
            <table:table-cell table:style-name="ce409"/>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text:p/>
            </table:table-cell>
            <table:table-cell table:style-name="ce493"/>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14">
            <table:table-cell table:style-name="ce11" office:value-type="float" office:value="238">
              <text:p>238</text:p>
            </table:table-cell>
            <table:table-cell table:style-name="ce51" office:value-type="string">
              <text:p>C4</text:p>
            </table:table-cell>
            <table:table-cell table:style-name="ce101" office:value-type="string">
              <text:p>C431</text:p>
            </table:table-cell>
            <table:table-cell table:style-name="ce61" office:value-type="string">
              <text:p>FuelTariffMix</text:p>
            </table:table-cell>
            <table:table-cell table:style-name="ce61"/>
            <table:table-cell table:style-name="ce231"/>
            <table:table-cell table:style-name="ce56"/>
            <table:table-cell table:style-name="ce93" office:value-type="string">
              <text:p>Mean tariff of the fuel mix</text:p>
            </table:table-cell>
            <table:table-cell table:style-name="ce56" office:value-type="string">
              <text:p>€/MWh</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Mean tariff of the fuel mix">
              <text:p>Mean tariff of the fuel mix</text:p>
            </table:table-cell>
            <table:table-cell table:style-name="ce484" office:value-type="string">
              <text:p>Mean tariff of the fuel mix</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MWh">
              <text:p>€/MWh</text:p>
            </table:table-cell>
            <table:table-cell table:style-name="ce572" office:value-type="string">
              <text:p>€/MWh</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239">
              <text:p>239</text:p>
            </table:table-cell>
            <table:table-cell table:style-name="ce51" office:value-type="string">
              <text:p>C4</text:p>
            </table:table-cell>
            <table:table-cell table:style-name="ce101" office:value-type="string">
              <text:p>C432</text:p>
            </table:table-cell>
            <table:table-cell table:style-name="ce61" office:value-type="string">
              <text:p>FuelTariffCHP</text:p>
            </table:table-cell>
            <table:table-cell table:style-name="ce61"/>
            <table:table-cell table:style-name="ce231"/>
            <table:table-cell table:style-name="ce56"/>
            <table:table-cell table:style-name="ce93" office:value-type="string">
              <text:p>Fuel tariff for CHP</text:p>
            </table:table-cell>
            <table:table-cell table:style-name="ce56" office:value-type="string">
              <text:p>€/MWh</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Fuel tariff for CHP">
              <text:p>Fuel tariff for CHP</text:p>
            </table:table-cell>
            <table:table-cell table:style-name="ce484" office:value-type="string">
              <text:p>Fuel tariff for CHP</text:p>
            </table:table-cell>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72" office:value-type="string">
              <text:p>€/MWh</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240">
              <text:p>240</text:p>
            </table:table-cell>
            <table:table-cell table:style-name="ce51"/>
            <table:table-cell table:style-name="ce101"/>
            <table:table-cell table:style-name="ce181" office:value-type="string">
              <text:p>PECFuels </text:p>
            </table:table-cell>
            <table:table-cell table:style-name="ce61"/>
            <table:table-cell table:style-name="ce231"/>
            <table:table-cell table:style-name="ce56"/>
            <table:table-cell table:style-name="ce93" office:value-type="string">
              <text:p>Total Primary Energy per all fuels used in industry</text:p>
            </table:table-cell>
            <table:table-cell table:style-name="ce56" office:value-type="string">
              <text:p>MWh</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table-cell table:style-name="ce484"/>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241">
              <text:p>241</text:p>
            </table:table-cell>
            <table:table-cell table:style-name="ce51"/>
            <table:table-cell table:style-name="ce101"/>
            <table:table-cell table:style-name="ce181" office:value-type="string">
              <text:p>PECElect</text:p>
            </table:table-cell>
            <table:table-cell table:style-name="ce61"/>
            <table:table-cell table:style-name="ce231"/>
            <table:table-cell table:style-name="ce56"/>
            <table:table-cell table:style-name="ce325" office:value-type="string">
              <text:p>Total Primary Energy per all electricity used in industry</text:p>
            </table:table-cell>
            <table:table-cell table:style-name="ce56" office:value-type="string">
              <text:p>MWh</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table-cell table:style-name="ce484"/>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1">
            <table:table-cell table:style-name="ce11" office:value-type="float" office:value="242">
              <text:p>242</text:p>
            </table:table-cell>
            <table:table-cell table:style-name="ce51"/>
            <table:table-cell table:style-name="ce101"/>
            <table:table-cell table:style-name="ce181" office:value-type="string">
              <text:p>PETFuels</text:p>
            </table:table-cell>
            <table:table-cell table:style-name="ce61"/>
            <table:table-cell table:style-name="ce231"/>
            <table:table-cell table:style-name="ce56"/>
            <table:table-cell table:style-name="ce181" office:value-type="string">
              <text:p>Total Primary Energy per all fuels thermal use</text:p>
            </table:table-cell>
            <table:table-cell table:style-name="ce56"/>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table-cell table:style-name="ce484"/>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1">
            <table:table-cell table:style-name="ce11" office:value-type="float" office:value="243">
              <text:p>243</text:p>
            </table:table-cell>
            <table:table-cell table:style-name="ce51"/>
            <table:table-cell table:style-name="ce101"/>
            <table:table-cell table:style-name="ce181" office:value-type="string">
              <text:p>PETElect</text:p>
            </table:table-cell>
            <table:table-cell table:style-name="ce61"/>
            <table:table-cell table:style-name="ce231"/>
            <table:table-cell table:style-name="ce56"/>
            <table:table-cell table:style-name="ce181" office:value-type="string">
              <text:p>Total Primary Energy per all electricity thermal use</text:p>
            </table:table-cell>
            <table:table-cell table:style-name="ce56"/>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table-cell table:style-name="ce484"/>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1">
            <table:table-cell table:style-name="ce11" office:value-type="float" office:value="244">
              <text:p>244</text:p>
            </table:table-cell>
            <table:table-cell table:style-name="ce51"/>
            <table:table-cell table:style-name="ce101"/>
            <table:table-cell table:style-name="ce181" office:value-type="string">
              <text:p>FECel</text:p>
            </table:table-cell>
            <table:table-cell table:style-name="ce61"/>
            <table:table-cell table:style-name="ce231"/>
            <table:table-cell table:style-name="ce56"/>
            <table:table-cell table:style-name="ce181" office:value-type="string">
              <text:p>Total electricity consumed by the factory</text:p>
            </table:table-cell>
            <table:table-cell table:style-name="ce56"/>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table-cell table:style-name="ce484"/>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1">
            <table:table-cell table:style-name="ce11" office:value-type="float" office:value="245">
              <text:p>245</text:p>
            </table:table-cell>
            <table:table-cell table:style-name="ce51"/>
            <table:table-cell table:style-name="ce101"/>
            <table:table-cell table:style-name="ce181" office:value-type="string">
              <text:p>FETel</text:p>
            </table:table-cell>
            <table:table-cell table:style-name="ce61"/>
            <table:table-cell table:style-name="ce231"/>
            <table:table-cell table:style-name="ce56"/>
            <table:table-cell table:style-name="ce181" office:value-type="string">
              <text:p>Total electricity consumed by the factory for thermal uses</text:p>
            </table:table-cell>
            <table:table-cell table:style-name="ce56"/>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table-cell table:style-name="ce484"/>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group>
        <table:table-row table:style-name="ro4">
          <table:table-cell/>
          <table:table-cell table:style-name="ce45"/>
          <table:table-cell table:style-name="ce87"/>
          <table:table-cell table:style-name="ce137" table:number-columns-repeated="2"/>
          <table:table-cell table:style-name="ce255"/>
          <table:table-cell table:style-name="ce275"/>
          <table:table-cell table:style-name="ce304"/>
          <table:table-cell table:style-name="ce359"/>
          <table:table-cell table:style-name="ce281"/>
          <table:table-cell table:style-name="ce402"/>
          <table:table-cell table:style-name="ce359" table:number-columns-repeated="3"/>
          <table:table-cell table:style-name="ce352"/>
          <table:table-cell table:style-name="ce430"/>
          <table:table-cell table:style-name="ce66"/>
          <table:table-cell table:number-columns-repeated="2"/>
          <table:table-cell table:style-name="ce473" table:formula="oooc:=HLOOKUP([.T$1];[.U$1:.AC$1202];ROW();FALSE())">
            <text:p/>
          </table:table-cell>
          <table:table-cell table:style-name="ce485"/>
          <table:table-cell table:style-name="ce521" table:number-columns-repeated="8"/>
          <table:table-cell table:number-columns-repeated="2"/>
          <table:table-cell table:style-name="ce541" table:formula="oooc:=HLOOKUP([.AF$1];[.AG$1:.AO$1200];ROW();FALSE())">
            <text:p/>
          </table:table-cell>
          <table:table-cell table:style-name="ce547" table:number-columns-repeated="9"/>
          <table:table-cell table:number-columns-repeated="2"/>
          <table:table-cell table:style-name="ce568" table:formula="oooc:=HLOOKUP([.AR$1];[.AS$1:.BA$1200];ROW();FALSE())">
            <text:p/>
          </table:table-cell>
          <table:table-cell table:style-name="ce579"/>
          <table:table-cell table:style-name="ce547" table:number-columns-repeated="8"/>
          <table:table-cell table:number-columns-repeated="203"/>
        </table:table-row>
        <table:table-row table:style-name="ro23">
          <table:table-cell table:style-name="ce11" office:value-type="float" office:value="247">
            <text:p>247</text:p>
          </table:table-cell>
          <table:table-cell table:style-name="ce59" office:value-type="float" office:value="5">
            <text:p>5</text:p>
          </table:table-cell>
          <table:table-cell table:style-name="ce105" office:value-type="float" office:value="500">
            <text:p>500</text:p>
          </table:table-cell>
          <table:table-cell table:style-name="ce182" table:number-columns-repeated="2"/>
          <table:table-cell table:style-name="ce256"/>
          <table:table-cell table:style-name="ce286"/>
          <table:table-cell table:style-name="ce326" office:value-type="string">
            <text:p>Equipment for heat and cold generation</text:p>
          </table:table-cell>
          <table:table-cell table:style-name="ce355"/>
          <table:table-cell table:style-name="ce387" table:number-columns-repeated="2"/>
          <table:table-cell table:style-name="ce420" office:value-type="string">
            <text:p>Eq. 3</text:p>
          </table:table-cell>
          <table:table-cell table:style-name="ce420" office:value-type="string">
            <text:p>Eq. 1</text:p>
          </table:table-cell>
          <table:table-cell table:style-name="ce420" office:value-type="string">
            <text:p>Eq. 3</text:p>
          </table:table-cell>
          <table:table-cell table:style-name="ce420" office:value-type="string">
            <text:p>Eq. 2</text:p>
          </table:table-cell>
          <table:table-cell table:style-name="ce420"/>
          <table:table-cell table:style-name="ce446" office:value-type="string">
            <text:p>please give a short description of the equipment (boilers, heaters, ...)</text:p>
          </table:table-cell>
          <table:table-cell table:number-columns-repeated="2"/>
          <table:table-cell table:style-name="ce474" table:formula="oooc:=HLOOKUP([.T$1];[.U$1:.AC$1202];ROW();FALSE())" office:value-type="string" office:string-value="Equipment for heat and cold generation">
            <text:p>Equipment for heat and cold generation</text:p>
          </table:table-cell>
          <table:table-cell table:style-name="ce486" office:value-type="string">
            <text:p>Equipment for heat and cold generation</text:p>
          </table:table-cell>
          <table:table-cell table:style-name="ce522"/>
          <table:table-cell table:style-name="ce533" table:number-columns-repeated="7"/>
          <table:table-cell table:style-name="ce458"/>
          <table:table-cell/>
          <table:table-cell table:style-name="ce541" table:formula="oooc:=HLOOKUP([.AF$1];[.AG$1:.AO$1200];ROW();FALSE())" office:value-type="string" office:string-value="Notes:">
            <text:p>Notes:</text:p>
          </table:table-cell>
          <table:table-cell table:style-name="ce549" office:value-type="string">
            <text:p>Notes:</text:p>
          </table:table-cell>
          <table:table-cell table:style-name="ce549"/>
          <table:table-cell table:style-name="ce561" table:number-columns-repeated="7"/>
          <table:table-cell table:style-name="ce458"/>
          <table:table-cell/>
          <table:table-cell table:style-name="ce568" table:formula="oooc:=HLOOKUP([.AR$1];[.AS$1:.BA$1200];ROW();FALSE())">
            <text:p/>
          </table:table-cell>
          <table:table-cell table:style-name="ce580"/>
          <table:table-cell table:style-name="ce549"/>
          <table:table-cell table:style-name="ce561" table:number-columns-repeated="7"/>
          <table:table-cell table:style-name="ce458" table:number-columns-repeated="199"/>
          <table:table-cell table:number-columns-repeated="4"/>
        </table:table-row>
        <table:table-row table:style-name="ro6">
          <table:table-cell table:style-name="ce11" office:value-type="float" office:value="248">
            <text:p>248</text:p>
          </table:table-cell>
          <table:table-cell table:style-name="ce60"/>
          <table:table-cell table:style-name="ce89" office:value-type="float" office:value="501">
            <text:p>501</text:p>
          </table:table-cell>
          <table:table-cell table:style-name="ce107" office:value-type="string">
            <text:p>Equipment</text:p>
          </table:table-cell>
          <table:table-cell table:style-name="ce107"/>
          <table:table-cell table:style-name="ce257"/>
          <table:table-cell table:style-name="ce277" office:value-type="string">
            <text:p>Nequip</text:p>
          </table:table-cell>
          <table:table-cell table:style-name="ce99" office:value-type="string">
            <text:p>Short name of equipment</text:p>
          </table:table-cell>
          <table:table-cell table:style-name="ce276" office:value-type="string">
            <text:p>-</text:p>
          </table:table-cell>
          <table:table-cell table:style-name="ce388" office:value-type="string">
            <text:p>X</text:p>
          </table:table-cell>
          <table:table-cell table:style-name="ce394" office:value-type="string">
            <text:p>X</text:p>
          </table:table-cell>
          <table:table-cell table:style-name="ce421" table:number-columns-repeated="3"/>
          <table:table-cell table:style-name="ce429"/>
          <table:table-cell table:style-name="ce437" office:value-type="string">
            <text:p>Rearrange the order of parameters in the whole block</text:p>
          </table:table-cell>
          <table:table-cell table:style-name="ce11"/>
          <table:table-cell table:style-name="ce462" table:number-columns-repeated="2"/>
          <table:table-cell table:style-name="ce475" table:formula="oooc:=HLOOKUP([.T$1];[.U$1:.AC$1202];ROW();FALSE())" office:value-type="string" office:string-value="Short name of equipment">
            <text:p>Short name of equipment</text:p>
          </table:table-cell>
          <table:table-cell table:style-name="ce487" office:value-type="string">
            <text:p>Short name of equipment</text:p>
          </table:table-cell>
          <table:table-cell table:style-name="ce523" office:value-type="string">
            <text:p>Nom abreviat de l'equipament</text:p>
          </table:table-cell>
          <table:table-cell table:style-name="ce532" table:number-columns-repeated="7"/>
          <table:table-cell table:style-name="ce461"/>
          <table:table-cell table:style-name="ce462"/>
          <table:table-cell table:style-name="ce542" table:formula="oooc:=HLOOKUP([.AF$1];[.AG$1:.AO$1200];ROW();FALSE())" office:value-type="string" office:string-value="Give some brief name of the equipments to identify them in the reports">
            <text:p>Give some brief name of the equipments to identify them in the reports</text:p>
          </table:table-cell>
          <table:table-cell table:style-name="ce517" office:value-type="string">
            <text:p>Give some brief name of the equipments to identify them in the reports</text:p>
          </table:table-cell>
          <table:table-cell table:style-name="ce556" office:value-type="string">
            <text:p>Doni un nom abreviat als equipaments per identificar-los als informes</text:p>
          </table:table-cell>
          <table:table-cell table:style-name="ce560" table:number-columns-repeated="7"/>
          <table:table-cell table:style-name="ce461"/>
          <table:table-cell table:style-name="ce462"/>
          <table:table-cell table:style-name="ce569" table:formula="oooc:=HLOOKUP([.AR$1];[.AS$1:.BA$1200];ROW();FALSE())" office:value-type="string" office:string-value="-">
            <text:p>-</text:p>
          </table:table-cell>
          <table:table-cell table:style-name="ce572"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249">
            <text:p>249</text:p>
          </table:table-cell>
          <table:table-cell table:style-name="ce46"/>
          <table:table-cell table:style-name="ce89"/>
          <table:table-cell table:style-name="ce107" office:value-type="string">
            <text:p>Manufact</text:p>
          </table:table-cell>
          <table:table-cell table:style-name="ce107"/>
          <table:table-cell table:style-name="ce154"/>
          <table:table-cell table:style-name="ce277" office:value-type="string">
            <text:p>Nequip</text:p>
          </table:table-cell>
          <table:table-cell table:style-name="ce88" office:value-type="string">
            <text:p>Manufacturer</text:p>
          </table:table-cell>
          <table:table-cell table:style-name="ce276"/>
          <table:table-cell table:style-name="ce49" office:value-type="string">
            <text:p>X</text:p>
          </table:table-cell>
          <table:table-cell table:style-name="ce47" office:value-type="string">
            <text:p>X</text:p>
          </table:table-cell>
          <table:table-cell table:style-name="ce49" office:value-type="string">
            <text:p>x</text:p>
          </table:table-cell>
          <table:table-cell table:style-name="ce56" office:value-type="string">
            <text:p>x</text:p>
          </table:table-cell>
          <table:table-cell table:style-name="ce56" office:value-type="string">
            <text:p>?</text:p>
          </table:table-cell>
          <table:table-cell table:style-name="ce49" office:value-type="string">
            <text:p>x</text:p>
          </table:table-cell>
          <table:table-cell table:style-name="ce49"/>
          <table:table-cell table:style-name="ce447"/>
          <table:table-cell table:style-name="ce462" table:number-columns-repeated="2"/>
          <table:table-cell table:style-name="ce475" table:formula="oooc:=HLOOKUP([.T$1];[.U$1:.AC$1202];ROW();FALSE())" office:value-type="string" office:string-value="Manufacturer">
            <text:p>Manufacturer</text:p>
          </table:table-cell>
          <table:table-cell table:style-name="ce487" office:value-type="string">
            <text:p>Manufacturer</text:p>
          </table:table-cell>
          <table:table-cell table:style-name="ce519"/>
          <table:table-cell table:style-name="ce532" table:number-columns-repeated="7"/>
          <table:table-cell table:style-name="ce461"/>
          <table:table-cell table:style-name="ce462"/>
          <table:table-cell table:style-name="ce542" table:formula="oooc:=HLOOKUP([.AF$1];[.AG$1:.AO$1200];ROW();FALSE())" office:value-type="string" office:string-value="Attach the technical data if available">
            <text:p>Attach the technical data if available</text:p>
          </table:table-cell>
          <table:table-cell table:style-name="ce517" office:value-type="string">
            <text:p>Attach the technical data if available</text:p>
          </table:table-cell>
          <table:table-cell table:style-name="ce556" office:value-type="string">
            <text:p>Si es troba disponible, adjuntar les dades tècniques</text:p>
          </table:table-cell>
          <table:table-cell table:style-name="ce560" table:number-columns-repeated="7"/>
          <table:table-cell table:style-name="ce461"/>
          <table:table-cell table:style-name="ce462"/>
          <table:table-cell table:style-name="ce569" table:formula="oooc:=HLOOKUP([.AR$1];[.AS$1:.BA$1200];ROW();FALSE())" office:value-type="string" office:string-value="-">
            <text:p>-</text:p>
          </table:table-cell>
          <table:table-cell table:style-name="ce572"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3">
          <table:table-cell table:style-name="ce11" office:value-type="float" office:value="250">
            <text:p>250</text:p>
          </table:table-cell>
          <table:table-cell table:style-name="ce46"/>
          <table:table-cell table:style-name="ce89"/>
          <table:table-cell table:style-name="ce107" office:value-type="string">
            <text:p>YearManufact</text:p>
          </table:table-cell>
          <table:table-cell table:style-name="ce107"/>
          <table:table-cell table:style-name="ce154"/>
          <table:table-cell table:style-name="ce277" office:value-type="string">
            <text:p>Nequip</text:p>
          </table:table-cell>
          <table:table-cell table:style-name="ce99" office:value-type="string">
            <text:p>Year of <text:s/><text:span text:style-name="T13">manufacturing or/and </text:span><text:span text:style-name="T13">installation?</text:span></text:p>
          </table:table-cell>
          <table:table-cell table:style-name="ce276"/>
          <table:table-cell table:style-name="ce49" office:value-type="string">
            <text:p>X</text:p>
          </table:table-cell>
          <table:table-cell table:style-name="ce47" office:value-type="string">
            <text:p>X</text:p>
          </table:table-cell>
          <table:table-cell table:style-name="ce49" office:value-type="string">
            <text:p>x</text:p>
          </table:table-cell>
          <table:table-cell table:style-name="ce56" office:value-type="string">
            <text:p>x</text:p>
          </table:table-cell>
          <table:table-cell table:style-name="ce56" office:value-type="string">
            <text:p>?</text:p>
          </table:table-cell>
          <table:table-cell table:style-name="ce49" office:value-type="string">
            <text:p>x</text:p>
          </table:table-cell>
          <table:table-cell table:style-name="ce49"/>
          <table:table-cell table:style-name="ce447"/>
          <table:table-cell table:style-name="ce462" table:number-columns-repeated="2"/>
          <table:table-cell table:style-name="ce475" table:formula="oooc:=HLOOKUP([.T$1];[.U$1:.AC$1202];ROW();FALSE())" office:value-type="string" office:string-value="Year of  manufacturing or/and installation?">
            <text:p>Year of <text:s/>manufacturing or/and installation?</text:p>
          </table:table-cell>
          <table:table-cell table:style-name="ce487" office:value-type="string">
            <text:p>Year of <text:s/><text:span text:style-name="T13">manufacturing or/and </text:span><text:span text:style-name="T13">installation?</text:span></text:p>
          </table:table-cell>
          <table:table-cell table:style-name="ce519"/>
          <table:table-cell table:style-name="ce532" table:number-columns-repeated="7"/>
          <table:table-cell table:style-name="ce461"/>
          <table:table-cell table:style-name="ce462"/>
          <table:table-cell table:style-name="ce542" table:formula="oooc:=HLOOKUP([.AF$1];[.AG$1:.AO$1200];ROW();FALSE())">
            <text:p/>
          </table:table-cell>
          <table:table-cell table:style-name="ce517" table:number-columns-repeated="2"/>
          <table:table-cell table:style-name="ce560" table:number-columns-repeated="7"/>
          <table:table-cell table:style-name="ce461"/>
          <table:table-cell table:style-name="ce462"/>
          <table:table-cell table:style-name="ce569" table:formula="oooc:=HLOOKUP([.AR$1];[.AS$1:.BA$1200];ROW();FALSE())" office:value-type="string" office:string-value="-">
            <text:p>-</text:p>
          </table:table-cell>
          <table:table-cell table:style-name="ce572"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251">
            <text:p>251</text:p>
          </table:table-cell>
          <table:table-cell table:style-name="ce46"/>
          <table:table-cell table:style-name="ce89"/>
          <table:table-cell table:style-name="ce107" office:value-type="string">
            <text:p>Model</text:p>
          </table:table-cell>
          <table:table-cell table:style-name="ce107"/>
          <table:table-cell table:style-name="ce143"/>
          <table:table-cell table:style-name="ce277" office:value-type="string">
            <text:p>Nequip</text:p>
          </table:table-cell>
          <table:table-cell table:style-name="ce88" office:value-type="string">
            <text:p>Model</text:p>
          </table:table-cell>
          <table:table-cell table:style-name="ce276"/>
          <table:table-cell table:style-name="ce49" office:value-type="string">
            <text:p>X</text:p>
          </table:table-cell>
          <table:table-cell table:style-name="ce47" office:value-type="string">
            <text:p>X</text:p>
          </table:table-cell>
          <table:table-cell table:style-name="ce49" office:value-type="string">
            <text:p>x</text:p>
          </table:table-cell>
          <table:table-cell table:style-name="ce56" office:value-type="string">
            <text:p>x</text:p>
          </table:table-cell>
          <table:table-cell table:style-name="ce56" office:value-type="string">
            <text:p>?</text:p>
          </table:table-cell>
          <table:table-cell table:style-name="ce49" office:value-type="string">
            <text:p>x</text:p>
          </table:table-cell>
          <table:table-cell table:style-name="ce49"/>
          <table:table-cell table:style-name="ce447"/>
          <table:table-cell table:style-name="ce462" table:number-columns-repeated="2"/>
          <table:table-cell table:style-name="ce475" table:formula="oooc:=HLOOKUP([.T$1];[.U$1:.AC$1202];ROW();FALSE())" office:value-type="string" office:string-value="Model">
            <text:p>Model</text:p>
          </table:table-cell>
          <table:table-cell table:style-name="ce487" office:value-type="string">
            <text:p>Model</text:p>
          </table:table-cell>
          <table:table-cell table:style-name="ce519"/>
          <table:table-cell table:style-name="ce532" table:number-columns-repeated="7"/>
          <table:table-cell table:style-name="ce461"/>
          <table:table-cell table:style-name="ce462"/>
          <table:table-cell table:style-name="ce542" table:formula="oooc:=HLOOKUP([.AF$1];[.AG$1:.AO$1200];ROW();FALSE())">
            <text:p/>
          </table:table-cell>
          <table:table-cell table:style-name="ce517" table:number-columns-repeated="2"/>
          <table:table-cell table:style-name="ce560" table:number-columns-repeated="7"/>
          <table:table-cell table:style-name="ce461"/>
          <table:table-cell table:style-name="ce462"/>
          <table:table-cell table:style-name="ce569" table:formula="oooc:=HLOOKUP([.AR$1];[.AS$1:.BA$1200];ROW();FALSE())" office:value-type="string" office:string-value="-">
            <text:p>-</text:p>
          </table:table-cell>
          <table:table-cell table:style-name="ce572"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252">
            <text:p>252</text:p>
          </table:table-cell>
          <table:table-cell table:style-name="ce46"/>
          <table:table-cell table:style-name="ce89" office:value-type="float" office:value="505">
            <text:p>505</text:p>
          </table:table-cell>
          <table:table-cell table:style-name="ce107" office:value-type="string">
            <text:p>EquipType</text:p>
          </table:table-cell>
          <table:table-cell table:style-name="ce107"/>
          <table:table-cell table:style-name="ce154"/>
          <table:table-cell table:style-name="ce277" office:value-type="string">
            <text:p>Nequip</text:p>
          </table:table-cell>
          <table:table-cell table:style-name="ce99" office:value-type="string">
            <text:p>Type of equipment</text:p>
          </table:table-cell>
          <table:table-cell table:style-name="ce276"/>
          <table:table-cell table:style-name="ce49" office:value-type="string">
            <text:p>X</text:p>
          </table:table-cell>
          <table:table-cell table:style-name="ce47" office:value-type="string">
            <text:p>X</text:p>
          </table:table-cell>
          <table:table-cell table:style-name="ce418" office:value-type="string">
            <text:p>x</text:p>
          </table:table-cell>
          <table:table-cell table:style-name="ce49"/>
          <table:table-cell table:style-name="ce49" office:value-type="string">
            <text:p>?</text:p>
          </table:table-cell>
          <table:table-cell table:style-name="ce49" table:number-columns-repeated="2"/>
          <table:table-cell table:style-name="ce453"/>
          <table:table-cell table:style-name="ce462" table:number-columns-repeated="2"/>
          <table:table-cell table:style-name="ce475" table:formula="oooc:=HLOOKUP([.T$1];[.U$1:.AC$1202];ROW();FALSE())" office:value-type="string" office:string-value="Type of equipment">
            <text:p>Type of equipment</text:p>
          </table:table-cell>
          <table:table-cell table:style-name="ce487" office:value-type="string">
            <text:p>Type of equipment</text:p>
          </table:table-cell>
          <table:table-cell table:style-name="ce519"/>
          <table:table-cell table:style-name="ce532" table:number-columns-repeated="7"/>
          <table:table-cell table:style-name="ce461"/>
          <table:table-cell table:style-name="ce462"/>
          <table:table-cell table:style-name="ce542" table:formula="oooc:=HLOOKUP([.AF$1];[.AG$1:.AO$1200];ROW();FALSE())" office:value-type="string" office:string-value="e.g. boiler / burner / chiller / compressor / CHP motor">
            <text:p>e.g. boiler / burner / chiller / compressor / CHP motor</text:p>
          </table:table-cell>
          <table:table-cell table:style-name="ce517" office:value-type="string">
            <text:p>e.g. boiler / burner / chiller / compressor / CHP motor</text:p>
          </table:table-cell>
          <table:table-cell table:style-name="ce517"/>
          <table:table-cell table:style-name="ce560" table:number-columns-repeated="7"/>
          <table:table-cell table:style-name="ce461"/>
          <table:table-cell table:style-name="ce462"/>
          <table:table-cell table:style-name="ce569" table:formula="oooc:=HLOOKUP([.AR$1];[.AS$1:.BA$1200];ROW();FALSE())" office:value-type="string" office:string-value="-">
            <text:p>-</text:p>
          </table:table-cell>
          <table:table-cell table:style-name="ce572"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253">
            <text:p>253</text:p>
          </table:table-cell>
          <table:table-cell table:style-name="ce46"/>
          <table:table-cell table:style-name="ce89"/>
          <table:table-cell table:style-name="ce107" office:value-type="string">
            <text:p>NumEquipUnits</text:p>
          </table:table-cell>
          <table:table-cell table:style-name="ce107"/>
          <table:table-cell table:style-name="ce154"/>
          <table:table-cell table:style-name="ce277"/>
          <table:table-cell table:style-name="ce99" office:value-type="string">
            <text:p>Number of units of the same type</text:p>
          </table:table-cell>
          <table:table-cell table:style-name="ce276"/>
          <table:table-cell table:style-name="ce49" office:value-type="string">
            <text:p>X</text:p>
          </table:table-cell>
          <table:table-cell table:style-name="ce47" office:value-type="string">
            <text:p>X</text:p>
          </table:table-cell>
          <table:table-cell table:style-name="ce418"/>
          <table:table-cell table:style-name="ce49" table:number-columns-repeated="4"/>
          <table:table-cell table:style-name="ce453"/>
          <table:table-cell table:style-name="ce462" table:number-columns-repeated="2"/>
          <table:table-cell table:style-name="ce475" table:formula="oooc:=HLOOKUP([.T$1];[.U$1:.AC$1202];ROW();FALSE())" office:value-type="string" office:string-value="Number of units of the same type">
            <text:p>Number of units of the same type</text:p>
          </table:table-cell>
          <table:table-cell table:style-name="ce487" office:value-type="string">
            <text:p>Number of units of the same type</text:p>
          </table:table-cell>
          <table:table-cell table:style-name="ce519"/>
          <table:table-cell table:style-name="ce532" table:number-columns-repeated="7"/>
          <table:table-cell table:style-name="ce461"/>
          <table:table-cell table:style-name="ce462"/>
          <table:table-cell table:style-name="ce542" table:formula="oooc:=HLOOKUP([.AF$1];[.AG$1:.AO$1200];ROW();FALSE())">
            <text:p/>
          </table:table-cell>
          <table:table-cell table:style-name="ce517" table:number-columns-repeated="2"/>
          <table:table-cell table:style-name="ce560" table:number-columns-repeated="7"/>
          <table:table-cell table:style-name="ce461"/>
          <table:table-cell table:style-name="ce462"/>
          <table:table-cell table:style-name="ce569" table:formula="oooc:=HLOOKUP([.AR$1];[.AS$1:.BA$1200];ROW();FALSE())" office:value-type="string" office:string-value="-">
            <text:p>-</text:p>
          </table:table-cell>
          <table:table-cell table:style-name="ce572"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254">
            <text:p>254</text:p>
          </table:table-cell>
          <table:table-cell table:style-name="ce46"/>
          <table:table-cell table:style-name="ce89" office:value-type="float" office:value="507">
            <text:p>507</text:p>
          </table:table-cell>
          <table:table-cell table:style-name="ce107" office:value-type="string">
            <text:p>FuelType</text:p>
          </table:table-cell>
          <table:table-cell table:style-name="ce107"/>
          <table:table-cell table:style-name="ce258"/>
          <table:table-cell table:style-name="ce277" office:value-type="string">
            <text:p>Nequip</text:p>
          </table:table-cell>
          <table:table-cell table:style-name="ce327" office:value-type="string">
            <text:p><text:s/>Fuel type</text:p>
          </table:table-cell>
          <table:table-cell table:style-name="ce276"/>
          <table:table-cell table:style-name="ce49" office:value-type="string">
            <text:p>X</text:p>
          </table:table-cell>
          <table:table-cell table:style-name="ce47" office:value-type="string">
            <text:p>X</text:p>
          </table:table-cell>
          <table:table-cell table:style-name="ce49" office:value-type="string">
            <text:p>x</text:p>
          </table:table-cell>
          <table:table-cell table:style-name="ce56" office:value-type="string">
            <text:p>x</text:p>
          </table:table-cell>
          <table:table-cell table:style-name="ce56" office:value-type="string">
            <text:p>?</text:p>
          </table:table-cell>
          <table:table-cell table:style-name="ce49" office:value-type="string">
            <text:p>x</text:p>
          </table:table-cell>
          <table:table-cell table:style-name="ce49"/>
          <table:table-cell table:style-name="ce437"/>
          <table:table-cell table:style-name="ce462" table:number-columns-repeated="2"/>
          <table:table-cell table:style-name="ce475" table:formula="oooc:=HLOOKUP([.T$1];[.U$1:.AC$1202];ROW();FALSE())" office:value-type="string" office:string-value="Fuel type">
            <text:p>Fuel type</text:p>
          </table:table-cell>
          <table:table-cell table:style-name="ce504" office:value-type="string">
            <text:p>Fuel type</text:p>
          </table:table-cell>
          <table:table-cell table:style-name="ce519"/>
          <table:table-cell table:style-name="ce532" table:number-columns-repeated="7"/>
          <table:table-cell table:style-name="ce461"/>
          <table:table-cell table:style-name="ce462"/>
          <table:table-cell table:style-name="ce542" table:formula="oooc:=HLOOKUP([.AF$1];[.AG$1:.AO$1200];ROW();FALSE())">
            <text:p/>
          </table:table-cell>
          <table:table-cell table:style-name="ce517" table:number-columns-repeated="2"/>
          <table:table-cell table:style-name="ce560" table:number-columns-repeated="7"/>
          <table:table-cell table:style-name="ce461"/>
          <table:table-cell table:style-name="ce462"/>
          <table:table-cell table:style-name="ce569" table:formula="oooc:=HLOOKUP([.AR$1];[.AS$1:.BA$1200];ROW();FALSE())" office:value-type="string" office:string-value="-">
            <text:p>-</text:p>
          </table:table-cell>
          <table:table-cell table:style-name="ce572"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27">
          <table:table-cell table:style-name="ce11" office:value-type="float" office:value="255">
            <text:p>255</text:p>
          </table:table-cell>
          <table:table-cell table:style-name="ce46"/>
          <table:table-cell table:style-name="ce89" office:value-type="float" office:value="508">
            <text:p>508</text:p>
          </table:table-cell>
          <table:table-cell table:style-name="ce107" office:value-type="string">
            <text:p>HCGPnom</text:p>
          </table:table-cell>
          <table:table-cell table:style-name="ce107"/>
          <table:table-cell table:style-name="ce143"/>
          <table:table-cell table:style-name="ce277" office:value-type="string">
            <text:p>Nequip</text:p>
          </table:table-cell>
          <table:table-cell table:style-name="ce99" office:value-type="string">
            <text:p>Nominal Power (heat or cold, output)</text:p>
          </table:table-cell>
          <table:table-cell table:style-name="ce276" office:value-type="string">
            <text:p>kW</text:p>
          </table:table-cell>
          <table:table-cell table:style-name="ce49" office:value-type="string">
            <text:p>X</text:p>
          </table:table-cell>
          <table:table-cell table:style-name="ce47" office:value-type="string">
            <text:p>X</text:p>
          </table:table-cell>
          <table:table-cell table:style-name="ce49" office:value-type="string">
            <text:p>x</text:p>
          </table:table-cell>
          <table:table-cell table:style-name="ce56" office:value-type="string">
            <text:p>x</text:p>
          </table:table-cell>
          <table:table-cell table:style-name="ce56" office:value-type="string">
            <text:p>?</text:p>
          </table:table-cell>
          <table:table-cell table:style-name="ce49" office:value-type="string">
            <text:p>x</text:p>
          </table:table-cell>
          <table:table-cell table:style-name="ce49"/>
          <table:table-cell table:style-name="ce437" office:value-type="string">
            <text:p>during operation or stand by<text:span text:style-name="T16">ELIMINATE COMMENT; </text:span><text:span text:style-name="T16">substitute by: nominal power </text:span><text:span text:style-name="T16">of 1 unit</text:span></text:p>
          </table:table-cell>
          <table:table-cell table:style-name="ce462" table:number-columns-repeated="2"/>
          <table:table-cell table:style-name="ce475" table:formula="oooc:=HLOOKUP([.T$1];[.U$1:.AC$1202];ROW();FALSE())" office:value-type="string" office:string-value="Nominal power (heat or cold, output)">
            <text:p>Nominal power (heat or cold, output)</text:p>
          </table:table-cell>
          <table:table-cell table:style-name="ce487" office:value-type="string">
            <text:p>Nominal power (heat or cold, output)</text:p>
          </table:table-cell>
          <table:table-cell table:style-name="ce523" office:value-type="string">
            <text:p>Potència nominal (calor o fred, sortida)</text:p>
          </table:table-cell>
          <table:table-cell table:style-name="ce532" table:number-columns-repeated="7"/>
          <table:table-cell table:style-name="ce461"/>
          <table:table-cell table:style-name="ce462"/>
          <table:table-cell table:style-name="ce542" table:formula="oooc:=HLOOKUP([.AF$1];[.AG$1:.AO$1200];ROW();FALSE())">
            <text:p/>
          </table:table-cell>
          <table:table-cell table:style-name="ce517" table:number-columns-repeated="2"/>
          <table:table-cell table:style-name="ce560" table:number-columns-repeated="7"/>
          <table:table-cell table:style-name="ce461"/>
          <table:table-cell table:style-name="ce462"/>
          <table:table-cell table:style-name="ce569" table:formula="oooc:=HLOOKUP([.AR$1];[.AS$1:.BA$1200];ROW();FALSE())" office:value-type="string" office:string-value="kW">
            <text:p>kW</text:p>
          </table:table-cell>
          <table:table-cell table:style-name="ce572" office:value-type="string">
            <text:p>kW</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6">
          <table:table-cell table:style-name="ce11" office:value-type="float" office:value="256">
            <text:p>256</text:p>
          </table:table-cell>
          <table:table-cell table:style-name="ce46"/>
          <table:table-cell table:style-name="ce89" office:value-type="float" office:value="509">
            <text:p>509</text:p>
          </table:table-cell>
          <table:table-cell table:style-name="ce107" office:value-type="string">
            <text:p>FuelConsum</text:p>
          </table:table-cell>
          <table:table-cell table:style-name="ce107"/>
          <table:table-cell table:style-name="ce143"/>
          <table:table-cell table:style-name="ce277" office:value-type="string">
            <text:p>Nequip</text:p>
          </table:table-cell>
          <table:table-cell table:style-name="ce99" office:value-type="string">
            <text:p>Fuel consumption (nominal)</text:p>
          </table:table-cell>
          <table:table-cell table:style-name="ce276"/>
          <table:table-cell table:style-name="ce49" office:value-type="string">
            <text:p>X</text:p>
          </table:table-cell>
          <table:table-cell table:style-name="ce47" office:value-type="string">
            <text:p>X</text:p>
          </table:table-cell>
          <table:table-cell table:style-name="ce49" office:value-type="string">
            <text:p>x</text:p>
          </table:table-cell>
          <table:table-cell table:style-name="ce56" office:value-type="string">
            <text:p>x</text:p>
          </table:table-cell>
          <table:table-cell table:style-name="ce56" office:value-type="string">
            <text:p>?</text:p>
          </table:table-cell>
          <table:table-cell table:style-name="ce49" office:value-type="string">
            <text:p>x</text:p>
          </table:table-cell>
          <table:table-cell table:style-name="ce49" office:value-type="string">
            <text:p>will be difficult to process automatically!!, change. Insert quantity/unit box instead only of quantity box</text:p>
          </table:table-cell>
          <table:table-cell table:style-name="ce437"/>
          <table:table-cell table:style-name="ce462" table:number-columns-repeated="2"/>
          <table:table-cell table:style-name="ce475" table:formula="oooc:=HLOOKUP([.T$1];[.U$1:.AC$1202];ROW();FALSE())" office:value-type="string" office:string-value="Fuel consumption (nominal)">
            <text:p>Fuel consumption (nominal)</text:p>
          </table:table-cell>
          <table:table-cell table:style-name="ce487" office:value-type="string">
            <text:p>Fuel consumption (nominal)</text:p>
          </table:table-cell>
          <table:table-cell table:style-name="ce523" office:value-type="string">
            <text:p>Consum nominal de combustible</text:p>
            <text:p>(especificar unitats)</text:p>
          </table:table-cell>
          <table:table-cell table:style-name="ce532" table:number-columns-repeated="7"/>
          <table:table-cell table:style-name="ce461"/>
          <table:table-cell table:style-name="ce462"/>
          <table:table-cell table:style-name="ce542" table:formula="oooc:=HLOOKUP([.AF$1];[.AG$1:.AO$1200];ROW();FALSE())" office:value-type="string" office:string-value="Specify the units below">
            <text:p>Specify the units below</text:p>
          </table:table-cell>
          <table:table-cell table:style-name="ce517" office:value-type="string">
            <text:p>Specify the units below</text:p>
          </table:table-cell>
          <table:table-cell table:style-name="ce517"/>
          <table:table-cell table:style-name="ce560" table:number-columns-repeated="7"/>
          <table:table-cell table:style-name="ce461"/>
          <table:table-cell table:style-name="ce462"/>
          <table:table-cell table:style-name="ce569" table:formula="oooc:=HLOOKUP([.AR$1];[.AS$1:.BA$1200];ROW();FALSE())" office:value-type="string" office:string-value="-">
            <text:p>-</text:p>
          </table:table-cell>
          <table:table-cell table:style-name="ce572"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6">
          <table:table-cell table:style-name="ce11" office:value-type="float" office:value="257">
            <text:p>257</text:p>
          </table:table-cell>
          <table:table-cell table:style-name="ce46"/>
          <table:table-cell table:style-name="ce89"/>
          <table:table-cell table:style-name="ce107" office:value-type="string">
            <text:p>UnitsFuelConsum</text:p>
          </table:table-cell>
          <table:table-cell table:style-name="ce107"/>
          <table:table-cell table:style-name="ce143"/>
          <table:table-cell table:style-name="ce277" office:value-type="string">
            <text:p>Nequip</text:p>
          </table:table-cell>
          <table:table-cell table:style-name="ce99" office:value-type="string">
            <text:p>Units (fuel consumption)</text:p>
          </table:table-cell>
          <table:table-cell table:style-name="ce276" office:value-type="string">
            <text:p>-</text:p>
          </table:table-cell>
          <table:table-cell table:style-name="ce49" office:value-type="string">
            <text:p>X</text:p>
          </table:table-cell>
          <table:table-cell table:style-name="ce47"/>
          <table:table-cell table:style-name="ce49"/>
          <table:table-cell table:style-name="ce56" table:number-columns-repeated="2"/>
          <table:table-cell table:style-name="ce49"/>
          <table:table-cell table:style-name="ce49" office:value-type="string">
            <text:p>Introduced 18/12/2007, see above</text:p>
          </table:table-cell>
          <table:table-cell table:style-name="ce437"/>
          <table:table-cell table:style-name="ce462" table:number-columns-repeated="2"/>
          <table:table-cell table:style-name="ce475" table:formula="oooc:=HLOOKUP([.T$1];[.U$1:.AC$1202];ROW();FALSE())" office:value-type="string" office:string-value="Units (fuel consumption)">
            <text:p>Units (fuel consumption)</text:p>
          </table:table-cell>
          <table:table-cell table:style-name="ce487" office:value-type="string">
            <text:p>Units (fuel consumption)</text:p>
          </table:table-cell>
          <table:table-cell table:style-name="ce524"/>
          <table:table-cell table:style-name="ce532" table:number-columns-repeated="7"/>
          <table:table-cell table:style-name="ce461"/>
          <table:table-cell table:style-name="ce462"/>
          <table:table-cell table:style-name="ce542" table:formula="oooc:=HLOOKUP([.AF$1];[.AG$1:.AO$1200];ROW();FALSE())" office:value-type="string" office:string-value="Specify units for the nominal fuel consumption, e.g. m3/h, l/h, kg/h">
            <text:p>Specify units for the nominal fuel consumption, e.g. m3/h, l/h, kg/h</text:p>
          </table:table-cell>
          <table:table-cell table:style-name="ce517" office:value-type="string">
            <text:p>Specify units for the nominal fuel consumption, e.g. m3/h, l/h, kg/h</text:p>
          </table:table-cell>
          <table:table-cell table:style-name="ce517"/>
          <table:table-cell table:style-name="ce560" table:number-columns-repeated="7"/>
          <table:table-cell table:style-name="ce461"/>
          <table:table-cell table:style-name="ce462"/>
          <table:table-cell table:style-name="ce569" table:formula="oooc:=HLOOKUP([.AR$1];[.AS$1:.BA$1200];ROW();FALSE())" office:value-type="string" office:string-value="-">
            <text:p>-</text:p>
          </table:table-cell>
          <table:table-cell table:style-name="ce572"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6">
          <table:table-cell table:style-name="ce11" office:value-type="float" office:value="258">
            <text:p>258</text:p>
          </table:table-cell>
          <table:table-cell table:style-name="ce46"/>
          <table:table-cell table:style-name="ce89"/>
          <table:table-cell table:style-name="ce107" office:value-type="string">
            <text:p>ElectriConsum</text:p>
          </table:table-cell>
          <table:table-cell table:style-name="ce107"/>
          <table:table-cell table:style-name="ce143"/>
          <table:table-cell table:style-name="ce277" office:value-type="string">
            <text:p>Nequip</text:p>
          </table:table-cell>
          <table:table-cell table:style-name="ce99" office:value-type="string">
            <text:p>Electricity consumption</text:p>
          </table:table-cell>
          <table:table-cell table:style-name="ce276" office:value-type="string">
            <text:p>kW</text:p>
          </table:table-cell>
          <table:table-cell table:style-name="ce49" office:value-type="string">
            <text:p>X</text:p>
          </table:table-cell>
          <table:table-cell table:style-name="ce47" office:value-type="string">
            <text:p>X</text:p>
          </table:table-cell>
          <table:table-cell table:style-name="ce276" office:value-type="string">
            <text:p>x</text:p>
          </table:table-cell>
          <table:table-cell table:style-name="ce276"/>
          <table:table-cell table:style-name="ce276" office:value-type="string">
            <text:p>?</text:p>
          </table:table-cell>
          <table:table-cell table:style-name="ce276" table:number-columns-repeated="2"/>
          <table:table-cell table:style-name="ce332"/>
          <table:table-cell table:style-name="ce462" table:number-columns-repeated="2"/>
          <table:table-cell table:style-name="ce475" table:formula="oooc:=HLOOKUP([.T$1];[.U$1:.AC$1202];ROW();FALSE())" office:value-type="string" office:string-value="Electricity consumption">
            <text:p>Electricity consumption</text:p>
          </table:table-cell>
          <table:table-cell table:style-name="ce487" office:value-type="string">
            <text:p>Electricity consumption</text:p>
          </table:table-cell>
          <table:table-cell table:style-name="ce523" office:value-type="string">
            <text:p>Consum elèctric</text:p>
          </table:table-cell>
          <table:table-cell table:style-name="ce532" table:number-columns-repeated="7"/>
          <table:table-cell table:style-name="ce461"/>
          <table:table-cell table:style-name="ce462"/>
          <table:table-cell table:style-name="ce542" table:formula="oooc:=HLOOKUP([.AF$1];[.AG$1:.AO$1200];ROW();FALSE())" office:value-type="string" office:string-value="Specify consumption of auxiliary components, such as water pumps, control,...">
            <text:p>Specify consumption of auxiliary components, such as water pumps, control,...</text:p>
          </table:table-cell>
          <table:table-cell table:style-name="ce517" office:value-type="string">
            <text:p>Specify consumption of auxiliary components, such as water pumps, control,...</text:p>
          </table:table-cell>
          <table:table-cell table:style-name="ce556" office:value-type="string">
            <text:p>Especificar el consum dels components auxiliars, com bombes d'aigua, control, …</text:p>
          </table:table-cell>
          <table:table-cell table:style-name="ce560" table:number-columns-repeated="7"/>
          <table:table-cell table:style-name="ce461"/>
          <table:table-cell table:style-name="ce462"/>
          <table:table-cell table:style-name="ce569" table:formula="oooc:=HLOOKUP([.AR$1];[.AS$1:.BA$1200];ROW();FALSE())" office:value-type="string" office:string-value="kW">
            <text:p>kW</text:p>
          </table:table-cell>
          <table:table-cell table:style-name="ce572" office:value-type="string">
            <text:p>kW</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6">
          <table:table-cell table:style-name="ce11" office:value-type="float" office:value="259">
            <text:p>259</text:p>
          </table:table-cell>
          <table:table-cell table:style-name="ce46"/>
          <table:table-cell table:style-name="ce89" office:value-type="float" office:value="511">
            <text:p>511</text:p>
          </table:table-cell>
          <table:table-cell table:style-name="ce107" office:value-type="string">
            <text:p>HCGTEfficiency</text:p>
          </table:table-cell>
          <table:table-cell table:style-name="ce107"/>
          <table:table-cell table:style-name="ce143"/>
          <table:table-cell table:style-name="ce277" office:value-type="string">
            <text:p>Nequip</text:p>
          </table:table-cell>
          <table:table-cell table:style-name="ce99" office:value-type="string">
            <text:p>Mean overall thermal conversion efficiency</text:p>
          </table:table-cell>
          <table:table-cell table:style-name="ce276" office:value-type="string">
            <text:p>%</text:p>
          </table:table-cell>
          <table:table-cell table:style-name="ce49" office:value-type="string">
            <text:p>X</text:p>
          </table:table-cell>
          <table:table-cell table:style-name="ce47" office:value-type="string">
            <text:p>X</text:p>
          </table:table-cell>
          <table:table-cell table:style-name="ce49" office:value-type="string">
            <text:p>x</text:p>
          </table:table-cell>
          <table:table-cell table:style-name="ce56" office:value-type="string">
            <text:p>x</text:p>
          </table:table-cell>
          <table:table-cell table:style-name="ce56" office:value-type="string">
            <text:p>?</text:p>
          </table:table-cell>
          <table:table-cell table:style-name="ce49" office:value-type="string">
            <text:p>x</text:p>
          </table:table-cell>
          <table:table-cell table:style-name="ce49" office:value-type="string">
            <text:p>variable name introduced in Draft 0.2</text:p>
          </table:table-cell>
          <table:table-cell table:style-name="ce453" office:value-type="string">
            <text:p>specify boiler efficiency (from LCV to useful supply heat) or COP for cold generation</text:p>
          </table:table-cell>
          <table:table-cell table:style-name="ce462" table:number-columns-repeated="2"/>
          <table:table-cell table:style-name="ce475" table:formula="oooc:=HLOOKUP([.T$1];[.U$1:.AC$1202];ROW();FALSE())" office:value-type="string" office:string-value="Mean overall thermal conversion efficiency">
            <text:p>Mean overall thermal conversion efficiency</text:p>
          </table:table-cell>
          <table:table-cell table:style-name="ce487" office:value-type="string">
            <text:p>Mean overall thermal conversion efficiency</text:p>
          </table:table-cell>
          <table:table-cell table:style-name="ce523" office:value-type="string">
            <text:p>Eficiència</text:p>
          </table:table-cell>
          <table:table-cell table:style-name="ce532" table:number-columns-repeated="7"/>
          <table:table-cell table:style-name="ce461"/>
          <table:table-cell table:style-name="ce462"/>
          <table:table-cell table:style-name="ce542" table:formula="oooc:=HLOOKUP([.AF$1];[.AG$1:.AO$1200];ROW();FALSE())" office:value-type="string" office:string-value="Specify the efficiencyof boiler or EER(COP) for cold generation">
            <text:p>Specify the efficiencyof boiler or EER(COP) for cold generation</text:p>
          </table:table-cell>
          <table:table-cell table:style-name="ce517" office:value-type="string">
            <text:p>Specify the efficiencyof boiler or EER(COP) for cold generation</text:p>
          </table:table-cell>
          <table:table-cell table:style-name="ce556" office:value-type="string">
            <text:p>Especificar l'eficiència de la caldera o el COP per a la generació de fred. </text:p>
          </table:table-cell>
          <table:table-cell table:style-name="ce560" table:number-columns-repeated="7"/>
          <table:table-cell table:style-name="ce461"/>
          <table:table-cell table:style-name="ce462"/>
          <table:table-cell table:style-name="ce569" table:formula="oooc:=HLOOKUP([.AR$1];[.AS$1:.BA$1200];ROW();FALSE())" office:value-type="string" office:string-value="-">
            <text:p>-</text:p>
          </table:table-cell>
          <table:table-cell table:style-name="ce572"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7">
          <table:table-cell table:style-name="ce11" office:value-type="float" office:value="260">
            <text:p>260</text:p>
          </table:table-cell>
          <table:table-cell table:style-name="ce46"/>
          <table:table-cell table:style-name="ce89"/>
          <table:table-cell table:style-name="ce107" office:value-type="string">
            <text:p>HCGEEfficiency</text:p>
          </table:table-cell>
          <table:table-cell table:style-name="ce107"/>
          <table:table-cell table:style-name="ce143"/>
          <table:table-cell table:style-name="ce277" office:value-type="string">
            <text:p>Nequip CHP</text:p>
          </table:table-cell>
          <table:table-cell table:style-name="ce99" office:value-type="string">
            <text:p>CHP only: Electrical conversion efficiency</text:p>
          </table:table-cell>
          <table:table-cell table:style-name="ce276" office:value-type="string">
            <text:p>%</text:p>
          </table:table-cell>
          <table:table-cell table:style-name="ce49" office:value-type="string">
            <text:p>X</text:p>
          </table:table-cell>
          <table:table-cell table:style-name="ce47"/>
          <table:table-cell table:style-name="ce49"/>
          <table:table-cell table:style-name="ce56" table:number-columns-repeated="2"/>
          <table:table-cell table:style-name="ce49"/>
          <table:table-cell table:style-name="ce49" office:value-type="string">
            <text:p>Added after conv. with Hans (28/11/2007) - to be able to describe all types of equipment, incl. CHP motors, variable name introduced in Draft 0.2</text:p>
          </table:table-cell>
          <table:table-cell table:style-name="ce453"/>
          <table:table-cell table:style-name="ce462" table:number-columns-repeated="2"/>
          <table:table-cell table:style-name="ce475" table:formula="oooc:=HLOOKUP([.T$1];[.U$1:.AC$1202];ROW();FALSE())" office:value-type="string" office:string-value="CHP only: Electrical conversion efficiency">
            <text:p>CHP only: Electrical conversion efficiency</text:p>
          </table:table-cell>
          <table:table-cell table:style-name="ce447" office:value-type="string">
            <text:p>CHP only: Electrical conversion efficiency</text:p>
          </table:table-cell>
          <table:table-cell table:style-name="ce523"/>
          <table:table-cell table:style-name="ce532" table:number-columns-repeated="7"/>
          <table:table-cell table:style-name="ce461"/>
          <table:table-cell table:style-name="ce462"/>
          <table:table-cell table:style-name="ce542" table:formula="oooc:=HLOOKUP([.AF$1];[.AG$1:.AO$1200];ROW();FALSE())" office:value-type="string" office:string-value="Only for CHP motors">
            <text:p>Only for CHP motors</text:p>
          </table:table-cell>
          <table:table-cell table:style-name="ce517" office:value-type="string">
            <text:p>Only for CHP motors</text:p>
          </table:table-cell>
          <table:table-cell table:style-name="ce556"/>
          <table:table-cell table:style-name="ce560" table:number-columns-repeated="7"/>
          <table:table-cell table:style-name="ce461"/>
          <table:table-cell table:style-name="ce462"/>
          <table:table-cell table:style-name="ce569" table:formula="oooc:=HLOOKUP([.AR$1];[.AS$1:.BA$1200];ROW();FALSE())" office:value-type="string" office:string-value="-">
            <text:p>-</text:p>
          </table:table-cell>
          <table:table-cell table:style-name="ce572"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261">
            <text:p>261</text:p>
          </table:table-cell>
          <table:table-cell table:style-name="ce46"/>
          <table:table-cell table:style-name="ce89"/>
          <table:table-cell table:style-name="ce107" office:value-type="string">
            <text:p>ElectriProduction</text:p>
          </table:table-cell>
          <table:table-cell table:style-name="ce107"/>
          <table:table-cell table:style-name="ce143"/>
          <table:table-cell table:style-name="ce277" office:value-type="string">
            <text:p>Nequip CHP</text:p>
          </table:table-cell>
          <table:table-cell table:style-name="ce99" office:value-type="string">
            <text:p>CHP only: Electricity production</text:p>
          </table:table-cell>
          <table:table-cell table:style-name="ce276" office:value-type="string">
            <text:p>kW</text:p>
          </table:table-cell>
          <table:table-cell table:style-name="ce49" office:value-type="string">
            <text:p>X</text:p>
          </table:table-cell>
          <table:table-cell table:style-name="ce47"/>
          <table:table-cell table:style-name="ce49"/>
          <table:table-cell table:style-name="ce56" table:number-columns-repeated="2"/>
          <table:table-cell table:style-name="ce49"/>
          <table:table-cell table:style-name="ce49" office:value-type="string">
            <text:p>see previous, variable name introduced in Draft 0.2</text:p>
          </table:table-cell>
          <table:table-cell table:style-name="ce453"/>
          <table:table-cell table:style-name="ce462" table:number-columns-repeated="2"/>
          <table:table-cell table:style-name="ce475" table:formula="oooc:=HLOOKUP([.T$1];[.U$1:.AC$1202];ROW();FALSE())" office:value-type="string" office:string-value="CHP only: Electricity production">
            <text:p>CHP only: Electricity production</text:p>
          </table:table-cell>
          <table:table-cell table:style-name="ce447" office:value-type="string">
            <text:p>CHP only: Electricity production</text:p>
          </table:table-cell>
          <table:table-cell table:style-name="ce523"/>
          <table:table-cell table:style-name="ce532" table:number-columns-repeated="7"/>
          <table:table-cell table:style-name="ce461"/>
          <table:table-cell table:style-name="ce462"/>
          <table:table-cell table:style-name="ce542" table:formula="oooc:=HLOOKUP([.AF$1];[.AG$1:.AO$1200];ROW();FALSE())" office:value-type="string" office:string-value="Only for CHP motors">
            <text:p>Only for CHP motors</text:p>
          </table:table-cell>
          <table:table-cell table:style-name="ce517" office:value-type="string">
            <text:p>Only for CHP motors</text:p>
          </table:table-cell>
          <table:table-cell table:style-name="ce556"/>
          <table:table-cell table:style-name="ce560" table:number-columns-repeated="7"/>
          <table:table-cell table:style-name="ce461"/>
          <table:table-cell table:style-name="ce462"/>
          <table:table-cell table:style-name="ce569" table:formula="oooc:=HLOOKUP([.AR$1];[.AS$1:.BA$1200];ROW();FALSE())" office:value-type="string" office:string-value="-">
            <text:p>-</text:p>
          </table:table-cell>
          <table:table-cell table:style-name="ce572"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6">
          <table:table-cell table:style-name="ce11" office:value-type="float" office:value="262">
            <text:p>262</text:p>
          </table:table-cell>
          <table:table-cell table:style-name="ce46"/>
          <table:table-cell table:style-name="ce89" office:value-type="float" office:value="512">
            <text:p>512</text:p>
          </table:table-cell>
          <table:table-cell table:style-name="ce107" office:value-type="string">
            <text:p>TExhaustGas</text:p>
          </table:table-cell>
          <table:table-cell table:style-name="ce107"/>
          <table:table-cell table:style-name="ce143"/>
          <table:table-cell table:style-name="ce277" office:value-type="string">
            <text:p>Nequip</text:p>
          </table:table-cell>
          <table:table-cell table:style-name="ce99" office:value-type="string">
            <text:p>Temperature of exhaust gas at standard operation conditions</text:p>
          </table:table-cell>
          <table:table-cell table:style-name="ce276" office:value-type="string">
            <text:p>ºC</text:p>
          </table:table-cell>
          <table:table-cell table:style-name="ce49" office:value-type="string">
            <text:p>X</text:p>
          </table:table-cell>
          <table:table-cell table:style-name="ce47" office:value-type="string">
            <text:p>X</text:p>
          </table:table-cell>
          <table:table-cell table:style-name="ce418" office:value-type="string">
            <text:p>x</text:p>
          </table:table-cell>
          <table:table-cell table:style-name="ce49"/>
          <table:table-cell table:style-name="ce56" office:value-type="string">
            <text:p>?</text:p>
          </table:table-cell>
          <table:table-cell table:style-name="ce49" table:number-columns-repeated="2"/>
          <table:table-cell table:style-name="ce453" office:value-type="string">
            <text:p>if known, please specify</text:p>
          </table:table-cell>
          <table:table-cell table:style-name="ce462" table:number-columns-repeated="2"/>
          <table:table-cell table:style-name="ce475" table:formula="oooc:=HLOOKUP([.T$1];[.U$1:.AC$1202];ROW();FALSE())" office:value-type="string" office:string-value="Temperature of exhaust gas at standard operation conditions">
            <text:p>Temperature of exhaust gas at standard operation conditions</text:p>
          </table:table-cell>
          <table:table-cell table:style-name="ce487" office:value-type="string">
            <text:p>Temperature of exhaust gas at standard operation conditions</text:p>
          </table:table-cell>
          <table:table-cell table:style-name="ce523" office:value-type="string">
            <text:p>Temperatura de sortida dels gasos sota condicions estàndards d'operació</text:p>
          </table:table-cell>
          <table:table-cell table:style-name="ce532" table:number-columns-repeated="7"/>
          <table:table-cell table:style-name="ce461"/>
          <table:table-cell table:style-name="ce462"/>
          <table:table-cell table:style-name="ce542" table:formula="oooc:=HLOOKUP([.AF$1];[.AG$1:.AO$1200];ROW();FALSE())">
            <text:p/>
          </table:table-cell>
          <table:table-cell table:style-name="ce517"/>
          <table:table-cell table:style-name="ce556"/>
          <table:table-cell table:style-name="ce560" table:number-columns-repeated="7"/>
          <table:table-cell table:style-name="ce461"/>
          <table:table-cell table:style-name="ce462"/>
          <table:table-cell table:style-name="ce569" table:formula="oooc:=HLOOKUP([.AR$1];[.AS$1:.BA$1200];ROW();FALSE())" office:value-type="string" office:string-value="ºC">
            <text:p>ºC</text:p>
          </table:table-cell>
          <table:table-cell table:style-name="ce572" office:value-type="string">
            <text:p>ºC</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7">
          <table:table-cell table:style-name="ce11" office:value-type="float" office:value="263">
            <text:p>263</text:p>
          </table:table-cell>
          <table:table-cell table:style-name="ce46"/>
          <table:table-cell table:style-name="ce89" office:value-type="float" office:value="520">
            <text:p>520</text:p>
          </table:table-cell>
          <table:table-cell table:style-name="ce107" office:value-type="string">
            <text:p>PartLoad</text:p>
          </table:table-cell>
          <table:table-cell table:style-name="ce107"/>
          <table:table-cell table:style-name="ce143"/>
          <table:table-cell table:style-name="ce277" office:value-type="string">
            <text:p>Nequip</text:p>
          </table:table-cell>
          <table:table-cell table:style-name="ce99" office:value-type="string">
            <text:p>Mean utilisation factor (full capacity = 100%)</text:p>
          </table:table-cell>
          <table:table-cell table:style-name="ce276" office:value-type="string">
            <text:p>%</text:p>
          </table:table-cell>
          <table:table-cell table:style-name="ce49" office:value-type="string">
            <text:p>X</text:p>
          </table:table-cell>
          <table:table-cell table:style-name="ce47" office:value-type="string">
            <text:p>X</text:p>
          </table:table-cell>
          <table:table-cell table:style-name="ce418" office:value-type="string">
            <text:p>x</text:p>
          </table:table-cell>
          <table:table-cell table:style-name="ce49"/>
          <table:table-cell table:style-name="ce56" office:value-type="string">
            <text:p>?</text:p>
          </table:table-cell>
          <table:table-cell table:style-name="ce49" table:number-columns-repeated="2"/>
          <table:table-cell table:style-name="ce453" office:value-type="string">
            <text:p>specify relation of mean capacity the boiler / chiller / etc. is working with respect to the nominal capacity </text:p>
          </table:table-cell>
          <table:table-cell table:style-name="ce462" table:number-columns-repeated="2"/>
          <table:table-cell table:style-name="ce475" table:formula="oooc:=HLOOKUP([.T$1];[.U$1:.AC$1202];ROW();FALSE())" office:value-type="string" office:string-value="Mean utilisation factor (full capacity = 100%)">
            <text:p>Mean utilisation factor (full capacity = 100%)</text:p>
          </table:table-cell>
          <table:table-cell table:style-name="ce487" office:value-type="string">
            <text:p>Mean utilisation factor (full capacity = 100%)</text:p>
          </table:table-cell>
          <table:table-cell table:style-name="ce523" office:value-type="string">
            <text:p>Factor d'utilització (plena càrrega = 100%)</text:p>
          </table:table-cell>
          <table:table-cell table:style-name="ce532" table:number-columns-repeated="7"/>
          <table:table-cell table:style-name="ce461"/>
          <table:table-cell table:style-name="ce462"/>
          <table:table-cell table:style-name="ce542" table:formula="oooc:=HLOOKUP([.AF$1];[.AG$1:.AO$1200];ROW();FALSE())" office:value-type="string" office:string-value="Specify the mean supplied power of the boiler/cooler/etc... with respect to its nominal power">
            <text:p>Specify the mean supplied power of the boiler/cooler/etc... with respect to its nominal power</text:p>
          </table:table-cell>
          <table:table-cell table:style-name="ce517" office:value-type="string">
            <text:p>Specify the mean supplied power of the boiler/cooler/etc... with respect to its nominal power</text:p>
          </table:table-cell>
          <table:table-cell table:style-name="ce556" office:value-type="string">
            <text:p>Especificar la càrrega promig de la caldera / refredadora / etc... respecte a la seva capacitat nominal. </text:p>
          </table:table-cell>
          <table:table-cell table:style-name="ce560" table:number-columns-repeated="7"/>
          <table:table-cell table:style-name="ce461"/>
          <table:table-cell table:style-name="ce462"/>
          <table:table-cell table:style-name="ce569" table:formula="oooc:=HLOOKUP([.AR$1];[.AS$1:.BA$1200];ROW();FALSE())" office:value-type="string" office:string-value="-">
            <text:p>-</text:p>
          </table:table-cell>
          <table:table-cell table:style-name="ce572"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264">
            <text:p>264</text:p>
          </table:table-cell>
          <table:table-cell table:style-name="ce46"/>
          <table:table-cell table:style-name="ce89" office:value-type="float" office:value="521">
            <text:p>521</text:p>
          </table:table-cell>
          <table:table-cell table:style-name="ce107" office:value-type="string">
            <text:p>HPerDayEq</text:p>
          </table:table-cell>
          <table:table-cell table:style-name="ce107"/>
          <table:table-cell table:style-name="ce143"/>
          <table:table-cell table:style-name="ce277" office:value-type="string">
            <text:p>Nequip</text:p>
          </table:table-cell>
          <table:table-cell table:style-name="ce99" office:value-type="string">
            <text:p>hours of operation per day</text:p>
          </table:table-cell>
          <table:table-cell table:style-name="ce276" office:value-type="string">
            <text:p>hrs/day</text:p>
          </table:table-cell>
          <table:table-cell table:style-name="ce49" office:value-type="string">
            <text:p>X</text:p>
          </table:table-cell>
          <table:table-cell table:style-name="ce47" office:value-type="string">
            <text:p>X</text:p>
          </table:table-cell>
          <table:table-cell table:number-columns-repeated="2" table:style-name="ce49" office:value-type="string">
            <text:p>x</text:p>
          </table:table-cell>
          <table:table-cell table:style-name="ce56" office:value-type="string">
            <text:p>?</text:p>
          </table:table-cell>
          <table:table-cell table:style-name="ce49" office:value-type="string">
            <text:p>x</text:p>
          </table:table-cell>
          <table:table-cell table:style-name="ce49"/>
          <table:table-cell table:style-name="ce437"/>
          <table:table-cell table:style-name="ce462" table:number-columns-repeated="2"/>
          <table:table-cell table:style-name="ce475" table:formula="oooc:=HLOOKUP([.T$1];[.U$1:.AC$1202];ROW();FALSE())" office:value-type="string" office:string-value="Hours of operation per day">
            <text:p>Hours of operation per day</text:p>
          </table:table-cell>
          <table:table-cell table:style-name="ce487" office:value-type="string">
            <text:p>Hours of operation per day</text:p>
          </table:table-cell>
          <table:table-cell table:style-name="ce523" office:value-type="string">
            <text:p>Hores d'operació diàries</text:p>
          </table:table-cell>
          <table:table-cell table:style-name="ce532" table:number-columns-repeated="7"/>
          <table:table-cell table:style-name="ce461"/>
          <table:table-cell table:style-name="ce462"/>
          <table:table-cell table:style-name="ce542" table:formula="oooc:=HLOOKUP([.AF$1];[.AG$1:.AO$1200];ROW();FALSE())">
            <text:p/>
          </table:table-cell>
          <table:table-cell table:style-name="ce517" table:number-columns-repeated="2"/>
          <table:table-cell table:style-name="ce560" table:number-columns-repeated="7"/>
          <table:table-cell table:style-name="ce461"/>
          <table:table-cell table:style-name="ce462"/>
          <table:table-cell table:style-name="ce569" table:formula="oooc:=HLOOKUP([.AR$1];[.AS$1:.BA$1200];ROW();FALSE())" office:value-type="string" office:string-value="h/day">
            <text:p>h/day</text:p>
          </table:table-cell>
          <table:table-cell table:style-name="ce572" office:value-type="string">
            <text:p>h/day</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265">
            <text:p>265</text:p>
          </table:table-cell>
          <table:table-cell table:style-name="ce46"/>
          <table:table-cell table:style-name="ce89" office:value-type="float" office:value="522">
            <text:p>522</text:p>
          </table:table-cell>
          <table:table-cell table:style-name="ce107" office:value-type="string">
            <text:p>NDaysEq</text:p>
          </table:table-cell>
          <table:table-cell table:style-name="ce107"/>
          <table:table-cell table:style-name="ce143"/>
          <table:table-cell table:style-name="ce277" office:value-type="string">
            <text:p>Nequip</text:p>
          </table:table-cell>
          <table:table-cell table:style-name="ce99" office:value-type="string">
            <text:p>days of operation per year</text:p>
          </table:table-cell>
          <table:table-cell table:style-name="ce276" office:value-type="string">
            <text:p>days / year</text:p>
          </table:table-cell>
          <table:table-cell table:style-name="ce49" office:value-type="string">
            <text:p>X</text:p>
          </table:table-cell>
          <table:table-cell table:style-name="ce47" office:value-type="string">
            <text:p>X</text:p>
          </table:table-cell>
          <table:table-cell table:number-columns-repeated="2" table:style-name="ce49" office:value-type="string">
            <text:p>x</text:p>
          </table:table-cell>
          <table:table-cell table:style-name="ce56" office:value-type="string">
            <text:p>?</text:p>
          </table:table-cell>
          <table:table-cell table:style-name="ce49" office:value-type="string">
            <text:p>x</text:p>
          </table:table-cell>
          <table:table-cell table:style-name="ce49"/>
          <table:table-cell table:style-name="ce437"/>
          <table:table-cell table:style-name="ce462" table:number-columns-repeated="2"/>
          <table:table-cell table:style-name="ce475" table:formula="oooc:=HLOOKUP([.T$1];[.U$1:.AC$1202];ROW();FALSE())" office:value-type="string" office:string-value="Days of operation per year">
            <text:p>Days of operation per year</text:p>
          </table:table-cell>
          <table:table-cell table:style-name="ce487" office:value-type="string">
            <text:p>Days of operation per year</text:p>
          </table:table-cell>
          <table:table-cell table:style-name="ce523" office:value-type="string">
            <text:p>Dies d'operació anuals</text:p>
          </table:table-cell>
          <table:table-cell table:style-name="ce532" table:number-columns-repeated="7"/>
          <table:table-cell table:style-name="ce461"/>
          <table:table-cell table:style-name="ce462"/>
          <table:table-cell table:style-name="ce542" table:formula="oooc:=HLOOKUP([.AF$1];[.AG$1:.AO$1200];ROW();FALSE())">
            <text:p/>
          </table:table-cell>
          <table:table-cell table:style-name="ce517" table:number-columns-repeated="2"/>
          <table:table-cell table:style-name="ce560" table:number-columns-repeated="7"/>
          <table:table-cell table:style-name="ce461"/>
          <table:table-cell table:style-name="ce462"/>
          <table:table-cell table:style-name="ce569" table:formula="oooc:=HLOOKUP([.AR$1];[.AS$1:.BA$1200];ROW();FALSE())" office:value-type="string" office:string-value="days / year">
            <text:p>days / year</text:p>
          </table:table-cell>
          <table:table-cell table:style-name="ce572" office:value-type="string">
            <text:p>days / year</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266">
            <text:p>266</text:p>
          </table:table-cell>
          <table:table-cell table:style-name="ce46"/>
          <table:table-cell table:style-name="ce89" office:value-type="float" office:value="530">
            <text:p>530</text:p>
          </table:table-cell>
          <table:table-cell table:style-name="ce107" office:value-type="string">
            <text:p>USHtotQ</text:p>
          </table:table-cell>
          <table:table-cell table:style-name="ce107"/>
          <table:table-cell table:style-name="ce154"/>
          <table:table-cell table:style-name="ce277" office:value-type="float" office:value="1">
            <text:p>1</text:p>
          </table:table-cell>
          <table:table-cell table:style-name="ce99" office:value-type="string">
            <text:p>Useful Supply Heat from questionnaire</text:p>
          </table:table-cell>
          <table:table-cell table:style-name="ce362" office:value-type="string">
            <text:p>MWh / year</text:p>
          </table:table-cell>
          <table:table-cell table:style-name="ce380"/>
          <table:table-cell table:style-name="ce49" office:value-type="string">
            <text:p>X</text:p>
          </table:table-cell>
          <table:table-cell table:style-name="ce416" table:number-columns-repeated="3"/>
          <table:table-cell table:style-name="ce419"/>
          <table:table-cell table:style-name="ce381" office:value-type="string">
            <text:p>to think about it later, intoduce or discard 18/12/2007, Stoyan</text:p>
          </table:table-cell>
          <table:table-cell table:style-name="ce445"/>
          <table:table-cell table:style-name="ce461" table:number-columns-repeated="2"/>
          <table:table-cell table:style-name="ce475" table:formula="oooc:=HLOOKUP([.T$1];[.U$1:.AC$1202];ROW();FALSE())" office:value-type="string" office:string-value="Useful Supply Heat from questionnaire">
            <text:p>Useful Supply Heat from questionnaire</text:p>
          </table:table-cell>
          <table:table-cell table:style-name="ce487" office:value-type="string">
            <text:p>Useful Supply Heat from questionnaire</text:p>
          </table:table-cell>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3" office:value-type="string">
            <text:p>MWh / year</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7">
          <table:table-cell table:style-name="ce11" office:value-type="float" office:value="267">
            <text:p>267</text:p>
          </table:table-cell>
          <table:table-cell table:style-name="ce56"/>
          <table:table-cell table:style-name="ce89" office:value-type="float" office:value="531">
            <text:p>531</text:p>
          </table:table-cell>
          <table:table-cell table:style-name="ce107" office:value-type="string">
            <text:p>PipeDuctEquip</text:p>
          </table:table-cell>
          <table:table-cell table:style-name="ce107"/>
          <table:table-cell table:style-name="ce145"/>
          <table:table-cell table:style-name="ce277" office:value-type="float" office:value="1">
            <text:p>1</text:p>
          </table:table-cell>
          <table:table-cell table:style-name="ce99" office:value-type="string">
            <text:p>heat or cold supplyed to the distribution line / branch (piping or duct) no.</text:p>
          </table:table-cell>
          <table:table-cell table:style-name="ce362" office:value-type="string">
            <text:p>-</text:p>
          </table:table-cell>
          <table:table-cell table:style-name="ce381" office:value-type="string">
            <text:p>X</text:p>
          </table:table-cell>
          <table:table-cell table:style-name="ce49" office:value-type="string">
            <text:p>X</text:p>
          </table:table-cell>
          <table:table-cell table:style-name="ce363" table:number-columns-repeated="3"/>
          <table:table-cell table:style-name="ce419"/>
          <table:table-cell table:style-name="ce381"/>
          <table:table-cell table:style-name="ce445"/>
          <table:table-cell table:style-name="ce465" table:number-columns-repeated="2"/>
          <table:table-cell table:style-name="ce475" table:formula="oooc:=HLOOKUP([.T$1];[.U$1:.AC$1202];ROW();FALSE())" office:value-type="string" office:string-value="Heat or cold supplyed to the distribution line / branch (piping or duct) no.">
            <text:p>Heat or cold supplyed to the distribution line / branch (piping or duct) no.</text:p>
          </table:table-cell>
          <table:table-cell table:style-name="ce487" office:value-type="string">
            <text:p>Heat or cold supplyed to the distribution line / branch (piping or duct) no.</text:p>
          </table:table-cell>
          <table:table-cell table:style-name="ce520" office:value-type="string">
            <text:p>Calor o fred entregat a la línia de distribució / branca (conducte o canonada) no.</text:p>
          </table:table-cell>
          <table:table-cell table:style-name="ce520" table:number-columns-repeated="7"/>
          <table:table-cell table:style-name="ce465" table:number-columns-repeated="2"/>
          <table:table-cell table:style-name="ce542" table:formula="oooc:=HLOOKUP([.AF$1];[.AG$1:.AO$1200];ROW();FALSE())" office:value-type="string" office:string-value="Specify the tube for supply to the equipment, using the nomenclature of the block “distribution system”">
            <text:p>Specify the tube for supply to the equipment, using the nomenclature of the block “distribution system”</text:p>
          </table:table-cell>
          <table:table-cell table:style-name="ce548" office:value-type="string">
            <text:p>Specify the tube for supply to the equipment, using the nomenclature of the block “distribution system”</text:p>
          </table:table-cell>
          <table:table-cell table:style-name="ce548" office:value-type="string">
            <text:p>Especificar la canonada de distribució de l'equip, fent servir la nomenclatura del block "sistema distribució".</text:p>
          </table:table-cell>
          <table:table-cell table:style-name="ce548" table:number-columns-repeated="7"/>
          <table:table-cell table:style-name="ce465" table:number-columns-repeated="2"/>
          <table:table-cell table:style-name="ce569" table:formula="oooc:=HLOOKUP([.AR$1];[.AS$1:.BA$1200];ROW();FALSE())" office:value-type="string" office:string-value="-">
            <text:p>-</text:p>
          </table:table-cell>
          <table:table-cell table:style-name="ce583" office:value-type="string">
            <text:p>-</text:p>
          </table:table-cell>
          <table:table-cell table:style-name="ce548" table:number-columns-repeated="8"/>
          <table:table-cell table:style-name="ce465" table:number-columns-repeated="199"/>
          <table:table-cell table:style-name="ce11" table:number-columns-repeated="4"/>
        </table:table-row>
        <table:table-row table:style-name="ro2">
          <table:table-cell table:style-name="ce11" office:value-type="float" office:value="268">
            <text:p>268</text:p>
          </table:table-cell>
          <table:table-cell table:style-name="ce46"/>
          <table:table-cell table:style-name="ce89"/>
          <table:table-cell table:style-name="ce107" office:value-type="string">
            <text:p>CoolTowerType</text:p>
          </table:table-cell>
          <table:table-cell table:style-name="ce107"/>
          <table:table-cell table:style-name="ce154"/>
          <table:table-cell table:style-name="ce277"/>
          <table:table-cell table:style-name="ce99" office:value-type="string">
            <text:p>Only for cooling: Type of cooling tower: dry/wet ?</text:p>
          </table:table-cell>
          <table:table-cell table:style-name="ce276"/>
          <table:table-cell table:style-name="ce49" office:value-type="string">
            <text:p>X</text:p>
          </table:table-cell>
          <table:table-cell table:style-name="ce47" office:value-type="string">
            <text:p>X</text:p>
          </table:table-cell>
          <table:table-cell table:style-name="ce418" office:value-type="string">
            <text:p>x</text:p>
          </table:table-cell>
          <table:table-cell table:style-name="ce49"/>
          <table:table-cell table:style-name="ce48"/>
          <table:table-cell table:style-name="ce49" table:number-columns-repeated="2"/>
          <table:table-cell table:style-name="ce437"/>
          <table:table-cell table:style-name="ce462" table:number-columns-repeated="2"/>
          <table:table-cell table:style-name="ce475" table:formula="oooc:=HLOOKUP([.T$1];[.U$1:.AC$1202];ROW();FALSE())" office:value-type="string" office:string-value="Only for cooling: type of cooling tower: dry/wet ?">
            <text:p>Only for cooling: type of cooling tower: dry/wet ?</text:p>
          </table:table-cell>
          <table:table-cell table:style-name="ce487" office:value-type="string">
            <text:p>Only for cooling: type of cooling tower: dry/wet ?</text:p>
          </table:table-cell>
          <table:table-cell table:style-name="ce519"/>
          <table:table-cell table:style-name="ce532" table:number-columns-repeated="7"/>
          <table:table-cell table:style-name="ce461"/>
          <table:table-cell table:style-name="ce462"/>
          <table:table-cell table:style-name="ce542" table:formula="oooc:=HLOOKUP([.AF$1];[.AG$1:.AO$1200];ROW();FALSE())" office:value-type="string" office:string-value="Only for cooling towers. Specify if it is dry or wet.">
            <text:p>Only for cooling towers. Specify if it is dry or wet.</text:p>
          </table:table-cell>
          <table:table-cell table:style-name="ce487" office:value-type="string">
            <text:p>Only for cooling towers. Specify if it is dry or wet.</text:p>
          </table:table-cell>
          <table:table-cell table:style-name="ce517"/>
          <table:table-cell table:style-name="ce560" table:number-columns-repeated="7"/>
          <table:table-cell table:style-name="ce461"/>
          <table:table-cell table:style-name="ce462"/>
          <table:table-cell table:style-name="ce569" table:formula="oooc:=HLOOKUP([.AR$1];[.AS$1:.BA$1200];ROW();FALSE())" office:value-type="string" office:string-value="-">
            <text:p>-</text:p>
          </table:table-cell>
          <table:table-cell table:style-name="ce572"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269">
            <text:p>269</text:p>
          </table:table-cell>
          <table:table-cell table:style-name="ce46"/>
          <table:table-cell table:style-name="ce96"/>
          <table:table-cell table:style-name="ce183" table:number-columns-repeated="2"/>
          <table:table-cell table:style-name="ce156"/>
          <table:table-cell table:style-name="ce273"/>
          <table:table-cell table:style-name="ce302" office:value-type="string">
            <text:p>typical load profile of a day with full operation (in % of the maximum power )</text:p>
          </table:table-cell>
          <table:table-cell table:style-name="ce284" office:value-type="string">
            <text:p>%</text:p>
          </table:table-cell>
          <table:table-cell table:style-name="ce384"/>
          <table:table-cell table:style-name="ce409" office:value-type="string">
            <text:p>----</text:p>
          </table:table-cell>
          <table:table-cell table:style-name="ce49" table:number-columns-repeated="2"/>
          <table:table-cell table:style-name="ce56" office:value-type="string">
            <text:p>x</text:p>
          </table:table-cell>
          <table:table-cell table:style-name="ce49" office:value-type="string">
            <text:p>x</text:p>
          </table:table-cell>
          <table:table-cell table:style-name="ce49" office:value-type="string">
            <text:p>too much detail for short questionnaire</text:p>
          </table:table-cell>
          <table:table-cell table:style-name="ce437"/>
          <table:table-cell table:style-name="ce462" table:number-columns-repeated="2"/>
          <table:table-cell table:style-name="ce475" table:formula="oooc:=HLOOKUP([.T$1];[.U$1:.AC$1202];ROW();FALSE())" office:value-type="string" office:string-value="typical load profile of a day with full operation (in % of the maximum power )">
            <text:p>typical load profile of a day with full operation (in % of the maximum power )</text:p>
          </table:table-cell>
          <table:table-cell table:style-name="ce484" office:value-type="string">
            <text:p>typical load profile of a day with full operation (in % of the maximum power )</text:p>
          </table:table-cell>
          <table:table-cell table:style-name="ce519"/>
          <table:table-cell table:style-name="ce532" table:number-columns-repeated="7"/>
          <table:table-cell table:style-name="ce461"/>
          <table:table-cell table:style-name="ce462"/>
          <table:table-cell table:style-name="ce542" table:formula="oooc:=HLOOKUP([.AF$1];[.AG$1:.AO$1200];ROW();FALSE())">
            <text:p/>
          </table:table-cell>
          <table:table-cell table:style-name="ce517" table:number-columns-repeated="2"/>
          <table:table-cell table:style-name="ce560" table:number-columns-repeated="7"/>
          <table:table-cell table:style-name="ce461"/>
          <table:table-cell table:style-name="ce462"/>
          <table:table-cell table:style-name="ce569" table:formula="oooc:=HLOOKUP([.AR$1];[.AS$1:.BA$1200];ROW();FALSE())" office:value-type="string" office:string-value="%">
            <text:p>%</text:p>
          </table:table-cell>
          <table:table-cell table:style-name="ce384"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270">
            <text:p>270</text:p>
          </table:table-cell>
          <table:table-cell table:style-name="ce46"/>
          <table:table-cell table:style-name="ce96"/>
          <table:table-cell table:style-name="ce183" table:number-columns-repeated="2"/>
          <table:table-cell table:style-name="ce156"/>
          <table:table-cell table:style-name="ce273"/>
          <table:table-cell table:style-name="ce302" office:value-type="string">
            <text:p>typical load profile of a week (in % of the maximum power)</text:p>
          </table:table-cell>
          <table:table-cell table:style-name="ce284" office:value-type="string">
            <text:p>%</text:p>
          </table:table-cell>
          <table:table-cell table:style-name="ce384"/>
          <table:table-cell table:style-name="ce409" office:value-type="string">
            <text:p>----</text:p>
          </table:table-cell>
          <table:table-cell table:style-name="ce49" table:number-columns-repeated="2"/>
          <table:table-cell table:style-name="ce56" office:value-type="string">
            <text:p>x</text:p>
          </table:table-cell>
          <table:table-cell table:style-name="ce49" office:value-type="string">
            <text:p>x</text:p>
          </table:table-cell>
          <table:table-cell table:style-name="ce49" office:value-type="string">
            <text:p>too much detail for short questionnaire</text:p>
          </table:table-cell>
          <table:table-cell table:style-name="ce437"/>
          <table:table-cell table:style-name="ce462" table:number-columns-repeated="2"/>
          <table:table-cell table:style-name="ce475" table:formula="oooc:=HLOOKUP([.T$1];[.U$1:.AC$1202];ROW();FALSE())" office:value-type="string" office:string-value="typical load profile of a week (in % of the maximum power)">
            <text:p>typical load profile of a week (in % of the maximum power)</text:p>
          </table:table-cell>
          <table:table-cell table:style-name="ce484" office:value-type="string">
            <text:p>typical load profile of a week (in % of the maximum power)</text:p>
          </table:table-cell>
          <table:table-cell table:style-name="ce519"/>
          <table:table-cell table:style-name="ce532" table:number-columns-repeated="7"/>
          <table:table-cell table:style-name="ce461"/>
          <table:table-cell table:style-name="ce462"/>
          <table:table-cell table:style-name="ce542" table:formula="oooc:=HLOOKUP([.AF$1];[.AG$1:.AO$1200];ROW();FALSE())">
            <text:p/>
          </table:table-cell>
          <table:table-cell table:style-name="ce517" table:number-columns-repeated="2"/>
          <table:table-cell table:style-name="ce560" table:number-columns-repeated="7"/>
          <table:table-cell table:style-name="ce461"/>
          <table:table-cell table:style-name="ce462"/>
          <table:table-cell table:style-name="ce569" table:formula="oooc:=HLOOKUP([.AR$1];[.AS$1:.BA$1200];ROW();FALSE())" office:value-type="string" office:string-value="%">
            <text:p>%</text:p>
          </table:table-cell>
          <table:table-cell table:style-name="ce384"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271">
            <text:p>271</text:p>
          </table:table-cell>
          <table:table-cell table:style-name="ce46"/>
          <table:table-cell table:style-name="ce96"/>
          <table:table-cell table:style-name="ce183" table:number-columns-repeated="2"/>
          <table:table-cell table:style-name="ce156"/>
          <table:table-cell table:style-name="ce273"/>
          <table:table-cell table:style-name="ce302" office:value-type="string">
            <text:p>typical load profile of a year (in % of the maximum power)</text:p>
          </table:table-cell>
          <table:table-cell table:style-name="ce284" office:value-type="string">
            <text:p>%</text:p>
          </table:table-cell>
          <table:table-cell table:style-name="ce384"/>
          <table:table-cell table:style-name="ce409" office:value-type="string">
            <text:p>----</text:p>
          </table:table-cell>
          <table:table-cell table:style-name="ce49" table:number-columns-repeated="3"/>
          <table:table-cell table:style-name="ce49" office:value-type="string">
            <text:p>x</text:p>
          </table:table-cell>
          <table:table-cell table:style-name="ce49" office:value-type="string">
            <text:p>too much detail for short questionnaire</text:p>
          </table:table-cell>
          <table:table-cell table:style-name="ce437"/>
          <table:table-cell table:style-name="ce462" table:number-columns-repeated="2"/>
          <table:table-cell table:style-name="ce475" table:formula="oooc:=HLOOKUP([.T$1];[.U$1:.AC$1202];ROW();FALSE())" office:value-type="string" office:string-value="typical load profile of a year (in % of the maximum power)">
            <text:p>typical load profile of a year (in % of the maximum power)</text:p>
          </table:table-cell>
          <table:table-cell table:style-name="ce484" office:value-type="string">
            <text:p>typical load profile of a year (in % of the maximum power)</text:p>
          </table:table-cell>
          <table:table-cell table:style-name="ce519"/>
          <table:table-cell table:style-name="ce532" table:number-columns-repeated="7"/>
          <table:table-cell table:style-name="ce461"/>
          <table:table-cell table:style-name="ce462"/>
          <table:table-cell table:style-name="ce542" table:formula="oooc:=HLOOKUP([.AF$1];[.AG$1:.AO$1200];ROW();FALSE())">
            <text:p/>
          </table:table-cell>
          <table:table-cell table:style-name="ce517" table:number-columns-repeated="2"/>
          <table:table-cell table:style-name="ce560" table:number-columns-repeated="7"/>
          <table:table-cell table:style-name="ce461"/>
          <table:table-cell table:style-name="ce462"/>
          <table:table-cell table:style-name="ce569" table:formula="oooc:=HLOOKUP([.AR$1];[.AS$1:.BA$1200];ROW();FALSE())" office:value-type="string" office:string-value="%">
            <text:p>%</text:p>
          </table:table-cell>
          <table:table-cell table:style-name="ce384"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272">
            <text:p>272</text:p>
          </table:table-cell>
          <table:table-cell table:style-name="ce46"/>
          <table:table-cell table:style-name="ce96"/>
          <table:table-cell table:style-name="ce183" table:number-columns-repeated="2"/>
          <table:table-cell table:style-name="ce156"/>
          <table:table-cell table:style-name="ce273"/>
          <table:table-cell table:style-name="ce302" office:value-type="string">
            <text:p>Specific parameters for cold generation</text:p>
          </table:table-cell>
          <table:table-cell table:style-name="ce284"/>
          <table:table-cell table:style-name="ce384"/>
          <table:table-cell table:style-name="ce409" office:value-type="string">
            <text:p>----</text:p>
          </table:table-cell>
          <table:table-cell table:style-name="ce418" office:value-type="string">
            <text:p>x</text:p>
          </table:table-cell>
          <table:table-cell table:style-name="ce49"/>
          <table:table-cell table:style-name="ce48"/>
          <table:table-cell table:style-name="ce49" table:number-columns-repeated="2"/>
          <table:table-cell table:style-name="ce437"/>
          <table:table-cell table:style-name="ce462" table:number-columns-repeated="2"/>
          <table:table-cell table:style-name="ce475" table:formula="oooc:=HLOOKUP([.T$1];[.U$1:.AC$1202];ROW();FALSE())" office:value-type="string" office:string-value="Specific parameters for cold generation">
            <text:p>Specific parameters for cold generation</text:p>
          </table:table-cell>
          <table:table-cell table:style-name="ce484" office:value-type="string">
            <text:p>Specific parameters for cold generation</text:p>
          </table:table-cell>
          <table:table-cell table:style-name="ce519"/>
          <table:table-cell table:style-name="ce532" table:number-columns-repeated="7"/>
          <table:table-cell table:style-name="ce461"/>
          <table:table-cell table:style-name="ce462"/>
          <table:table-cell table:style-name="ce542" table:formula="oooc:=HLOOKUP([.AF$1];[.AG$1:.AO$1200];ROW();FALSE())">
            <text:p/>
          </table:table-cell>
          <table:table-cell table:style-name="ce517" table:number-columns-repeated="2"/>
          <table:table-cell table:style-name="ce560" table:number-columns-repeated="7"/>
          <table:table-cell table:style-name="ce461"/>
          <table:table-cell table:style-name="ce462"/>
          <table:table-cell table:style-name="ce569" table:formula="oooc:=HLOOKUP([.AR$1];[.AS$1:.BA$1200];ROW();FALSE())">
            <text:p/>
          </table:table-cell>
          <table:table-cell table:style-name="ce384"/>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273">
            <text:p>273</text:p>
          </table:table-cell>
          <table:table-cell table:style-name="ce46"/>
          <table:table-cell table:style-name="ce96"/>
          <table:table-cell table:style-name="ce175" table:number-columns-repeated="3"/>
          <table:table-cell table:style-name="ce273"/>
          <table:table-cell table:style-name="ce328" office:value-type="string">
            <text:p>Mean ambient temperature and humidity</text:p>
          </table:table-cell>
          <table:table-cell table:style-name="ce284" office:value-type="string">
            <text:p>ºC / %</text:p>
          </table:table-cell>
          <table:table-cell table:style-name="ce384"/>
          <table:table-cell table:style-name="ce409" office:value-type="string">
            <text:p>----</text:p>
          </table:table-cell>
          <table:table-cell table:style-name="ce418" office:value-type="string">
            <text:p>x</text:p>
          </table:table-cell>
          <table:table-cell table:style-name="ce49"/>
          <table:table-cell table:style-name="ce48"/>
          <table:table-cell table:style-name="ce49" table:number-columns-repeated="2"/>
          <table:table-cell table:style-name="ce453" office:value-type="string">
            <text:p>If available, please add monthly values</text:p>
          </table:table-cell>
          <table:table-cell table:style-name="ce462" table:number-columns-repeated="2"/>
          <table:table-cell table:style-name="ce475" table:formula="oooc:=HLOOKUP([.T$1];[.U$1:.AC$1202];ROW();FALSE())" office:value-type="string" office:string-value="Mean ambient temperature and humidity">
            <text:p>Mean ambient temperature and humidity</text:p>
          </table:table-cell>
          <table:table-cell table:style-name="ce492" office:value-type="string">
            <text:p>Mean ambient temperature and humidity</text:p>
          </table:table-cell>
          <table:table-cell table:style-name="ce519"/>
          <table:table-cell table:style-name="ce532" table:number-columns-repeated="7"/>
          <table:table-cell table:style-name="ce461"/>
          <table:table-cell table:style-name="ce462"/>
          <table:table-cell table:style-name="ce542" table:formula="oooc:=HLOOKUP([.AF$1];[.AG$1:.AO$1200];ROW();FALSE())">
            <text:p/>
          </table:table-cell>
          <table:table-cell table:style-name="ce517" table:number-columns-repeated="2"/>
          <table:table-cell table:style-name="ce560" table:number-columns-repeated="7"/>
          <table:table-cell table:style-name="ce461"/>
          <table:table-cell table:style-name="ce462"/>
          <table:table-cell table:style-name="ce569" table:formula="oooc:=HLOOKUP([.AR$1];[.AS$1:.BA$1200];ROW();FALSE())" office:value-type="string" office:string-value="ºC / %">
            <text:p>ºC / %</text:p>
          </table:table-cell>
          <table:table-cell table:style-name="ce384" office:value-type="string">
            <text:p>ºC / %</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
          <table:table-cell table:style-name="ce11" office:value-type="float" office:value="274">
            <text:p>274</text:p>
          </table:table-cell>
          <table:table-cell table:style-name="ce56"/>
          <table:table-cell table:style-name="ce61"/>
          <table:table-cell table:style-name="ce184" table:number-columns-repeated="3"/>
          <table:table-cell table:style-name="ce278"/>
          <table:table-cell table:style-name="ce329"/>
          <table:table-cell table:style-name="ce368"/>
          <table:table-cell table:style-name="ce381"/>
          <table:table-cell table:style-name="ce49"/>
          <table:table-cell table:style-name="ce363" table:number-columns-repeated="3"/>
          <table:table-cell table:style-name="ce419"/>
          <table:table-cell table:style-name="ce381"/>
          <table:table-cell table:style-name="ce445"/>
          <table:table-cell table:style-name="ce465" table:number-columns-repeated="2"/>
          <table:table-cell table:style-name="ce475" table:formula="oooc:=HLOOKUP([.T$1];[.U$1:.AC$1202];ROW();FALSE())">
            <text:p/>
          </table:table-cell>
          <table:table-cell table:style-name="ce490"/>
          <table:table-cell table:style-name="ce520" table:number-columns-repeated="8"/>
          <table:table-cell table:style-name="ce465" table:number-columns-repeated="2"/>
          <table:table-cell table:style-name="ce542" table:formula="oooc:=HLOOKUP([.AF$1];[.AG$1:.AO$1200];ROW();FALSE())">
            <text:p/>
          </table:table-cell>
          <table:table-cell table:style-name="ce548" table:number-columns-repeated="9"/>
          <table:table-cell table:style-name="ce465" table:number-columns-repeated="2"/>
          <table:table-cell table:style-name="ce569" table:formula="oooc:=HLOOKUP([.AR$1];[.AS$1:.BA$1200];ROW();FALSE())">
            <text:p/>
          </table:table-cell>
          <table:table-cell table:style-name="ce582"/>
          <table:table-cell table:style-name="ce548" table:number-columns-repeated="8"/>
          <table:table-cell table:style-name="ce465" table:number-columns-repeated="199"/>
          <table:table-cell table:style-name="ce11" table:number-columns-repeated="4"/>
        </table:table-row>
        <table:table-row-group>
          <table:table-row table:style-name="ro7">
            <table:table-cell table:style-name="ce11" office:value-type="float" office:value="275">
              <text:p>275</text:p>
            </table:table-cell>
            <table:table-cell table:style-name="ce51" office:value-type="string">
              <text:p>C5</text:p>
            </table:table-cell>
            <table:table-cell table:style-name="ce93" office:value-type="string">
              <text:p>C501</text:p>
            </table:table-cell>
            <table:table-cell table:style-name="ce185" office:value-type="string">
              <text:p>NEquip</text:p>
            </table:table-cell>
            <table:table-cell table:style-name="ce185"/>
            <table:table-cell table:style-name="ce249"/>
            <table:table-cell table:style-name="ce56"/>
            <table:table-cell table:style-name="ce93" office:value-type="string">
              <text:p>Number of supply equipments of each type (boilers, …) / No. of units <text:s/></text:p>
            </table:table-cell>
            <table:table-cell table:style-name="ce56" office:value-type="string">
              <text:p>-</text:p>
            </table:table-cell>
            <table:table-cell table:style-name="ce384"/>
            <table:table-cell table:style-name="ce409"/>
            <table:table-cell table:style-name="ce49" office:value-type="string">
              <text:p>x</text:p>
            </table:table-cell>
            <table:table-cell table:style-name="ce56" office:value-type="string">
              <text:p>x</text:p>
            </table:table-cell>
            <table:table-cell table:style-name="ce56" office:value-type="string">
              <text:p>?</text:p>
            </table:table-cell>
            <table:table-cell table:style-name="ce49" office:value-type="string">
              <text:p>x</text:p>
            </table:table-cell>
            <table:table-cell table:style-name="ce49" office:value-type="string">
              <text:p>resultado de cálculo C501: número de tipos de equipos diferentes, o sea cuantas columnas esten rellenas, variable name introduced in Draft 0.2</text:p>
            </table:table-cell>
            <table:table-cell table:style-name="ce437"/>
            <table:table-cell table:style-name="ce462" table:number-columns-repeated="2"/>
            <table:table-cell table:style-name="ce475" table:formula="oooc:=HLOOKUP([.T$1];[.U$1:.AC$1202];ROW();FALSE())" office:value-type="string" office:string-value="Number of supply equipments (boilers, …) / No. of units  ">
              <text:p>Number of supply equipments (boilers, …) / No. of units <text:s/></text:p>
            </table:table-cell>
            <table:table-cell table:style-name="ce484" office:value-type="string">
              <text:p>Number of supply equipments (boilers, …) / No. of units <text:s/></text:p>
            </table:table-cell>
            <table:table-cell table:style-name="ce519"/>
            <table:table-cell table:style-name="ce532" table:number-columns-repeated="7"/>
            <table:table-cell table:style-name="ce461"/>
            <table:table-cell table:style-name="ce462"/>
            <table:table-cell table:style-name="ce542" table:formula="oooc:=HLOOKUP([.AF$1];[.AG$1:.AO$1200];ROW();FALSE())">
              <text:p/>
            </table:table-cell>
            <table:table-cell table:style-name="ce517" table:number-columns-repeated="2"/>
            <table:table-cell table:style-name="ce560" table:number-columns-repeated="7"/>
            <table:table-cell table:style-name="ce461"/>
            <table:table-cell table:style-name="ce462"/>
            <table:table-cell table:style-name="ce569" table:formula="oooc:=HLOOKUP([.AR$1];[.AS$1:.BA$1200];ROW();FALSE())" office:value-type="string" office:string-value="-">
              <text:p>-</text:p>
            </table:table-cell>
            <table:table-cell table:style-name="ce572"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276">
              <text:p>276</text:p>
            </table:table-cell>
            <table:table-cell table:style-name="ce51"/>
            <table:table-cell table:style-name="ce93"/>
            <table:table-cell table:style-name="ce185" office:value-type="string">
              <text:p>USH</text:p>
            </table:table-cell>
            <table:table-cell table:style-name="ce185"/>
            <table:table-cell table:style-name="ce249"/>
            <table:table-cell table:style-name="ce56"/>
            <table:table-cell table:style-name="ce93" office:value-type="string">
              <text:p>Useful Supply Heat for industry (total)</text:p>
            </table:table-cell>
            <table:table-cell table:style-name="ce56"/>
            <table:table-cell table:style-name="ce384"/>
            <table:table-cell table:style-name="ce409"/>
            <table:table-cell table:style-name="ce49"/>
            <table:table-cell table:style-name="ce56" table:number-columns-repeated="2"/>
            <table:table-cell table:style-name="ce49"/>
            <table:table-cell table:style-name="ce49" office:value-type="string">
              <text:p>variable name introduced in Draft 0.2</text:p>
            </table:table-cell>
            <table:table-cell table:style-name="ce437"/>
            <table:table-cell table:style-name="ce462" table:number-columns-repeated="2"/>
            <table:table-cell table:style-name="ce475"/>
            <table:table-cell table:style-name="ce484"/>
            <table:table-cell table:style-name="ce519"/>
            <table:table-cell table:style-name="ce532" table:number-columns-repeated="7"/>
            <table:table-cell table:style-name="ce461"/>
            <table:table-cell table:style-name="ce462"/>
            <table:table-cell table:style-name="ce542"/>
            <table:table-cell table:style-name="ce517" table:number-columns-repeated="2"/>
            <table:table-cell table:style-name="ce560" table:number-columns-repeated="7"/>
            <table:table-cell table:style-name="ce461"/>
            <table:table-cell table:style-name="ce46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277">
              <text:p>277</text:p>
            </table:table-cell>
            <table:table-cell table:style-name="ce51" office:value-type="string">
              <text:p>C5</text:p>
            </table:table-cell>
            <table:table-cell table:style-name="ce93" office:value-type="string">
              <text:p>C502</text:p>
            </table:table-cell>
            <table:table-cell table:style-name="ce185" office:value-type="string">
              <text:p>USHj</text:p>
            </table:table-cell>
            <table:table-cell table:style-name="ce185"/>
            <table:table-cell table:style-name="ce249"/>
            <table:table-cell table:style-name="ce56"/>
            <table:table-cell table:style-name="ce93" office:value-type="string">
              <text:p>Useful Supply Heat by equipment</text:p>
            </table:table-cell>
            <table:table-cell table:style-name="ce367" office:value-type="string">
              <text:p>MWh / year</text:p>
            </table:table-cell>
            <table:table-cell table:style-name="ce384"/>
            <table:table-cell table:style-name="ce409"/>
            <table:table-cell table:style-name="ce49"/>
            <table:table-cell table:style-name="ce56" table:number-columns-repeated="2"/>
            <table:table-cell table:style-name="ce49"/>
            <table:table-cell table:style-name="ce49" office:value-type="string">
              <text:p>variable name introduced in Draft 0.2</text:p>
            </table:table-cell>
            <table:table-cell table:style-name="ce437"/>
            <table:table-cell table:style-name="ce462" table:number-columns-repeated="2"/>
            <table:table-cell table:style-name="ce475" table:formula="oooc:=HLOOKUP([.T$1];[.U$1:.AC$1202];ROW();FALSE())" office:value-type="string" office:string-value="Useful Supply Heat">
              <text:p>Useful Supply Heat</text:p>
            </table:table-cell>
            <table:table-cell table:style-name="ce484" office:value-type="string">
              <text:p>Useful Supply Heat</text:p>
            </table:table-cell>
            <table:table-cell table:style-name="ce519"/>
            <table:table-cell table:style-name="ce532" table:number-columns-repeated="7"/>
            <table:table-cell table:style-name="ce461"/>
            <table:table-cell table:style-name="ce462"/>
            <table:table-cell table:style-name="ce542" table:formula="oooc:=HLOOKUP([.AF$1];[.AG$1:.AO$1200];ROW();FALSE())">
              <text:p/>
            </table:table-cell>
            <table:table-cell table:style-name="ce517" table:number-columns-repeated="2"/>
            <table:table-cell table:style-name="ce560" table:number-columns-repeated="7"/>
            <table:table-cell table:style-name="ce461"/>
            <table:table-cell table:style-name="ce462"/>
            <table:table-cell table:style-name="ce569" table:formula="oooc:=HLOOKUP([.AR$1];[.AS$1:.BA$1200];ROW();FALSE())" office:value-type="string" office:string-value="MWh / year">
              <text:p>MWh / year</text:p>
            </table:table-cell>
            <table:table-cell table:style-name="ce583" office:value-type="string">
              <text:p>MWh / year</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278">
              <text:p>278</text:p>
            </table:table-cell>
            <table:table-cell table:style-name="ce51"/>
            <table:table-cell table:style-name="ce93"/>
            <table:table-cell table:style-name="ce185" office:value-type="string">
              <text:p>FET</text:p>
            </table:table-cell>
            <table:table-cell table:style-name="ce185"/>
            <table:table-cell table:style-name="ce249"/>
            <table:table-cell table:style-name="ce56"/>
            <table:table-cell table:style-name="ce93" office:value-type="string">
              <text:p>Final Energy consumption for Thermal use for industry (total)</text:p>
            </table:table-cell>
            <table:table-cell table:style-name="ce367"/>
            <table:table-cell table:style-name="ce384"/>
            <table:table-cell table:style-name="ce409"/>
            <table:table-cell table:style-name="ce49"/>
            <table:table-cell table:style-name="ce56" table:number-columns-repeated="2"/>
            <table:table-cell table:style-name="ce49"/>
            <table:table-cell table:style-name="ce49" office:value-type="string">
              <text:p>variable name introduced in Draft 0.2</text:p>
            </table:table-cell>
            <table:table-cell table:style-name="ce437"/>
            <table:table-cell table:style-name="ce462" table:number-columns-repeated="2"/>
            <table:table-cell table:style-name="ce475"/>
            <table:table-cell table:style-name="ce484"/>
            <table:table-cell table:style-name="ce519"/>
            <table:table-cell table:style-name="ce532" table:number-columns-repeated="7"/>
            <table:table-cell table:style-name="ce461"/>
            <table:table-cell table:style-name="ce462"/>
            <table:table-cell table:style-name="ce542"/>
            <table:table-cell table:style-name="ce517" table:number-columns-repeated="2"/>
            <table:table-cell table:style-name="ce560" table:number-columns-repeated="7"/>
            <table:table-cell table:style-name="ce461"/>
            <table:table-cell table:style-name="ce46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279">
              <text:p>279</text:p>
            </table:table-cell>
            <table:table-cell table:style-name="ce51"/>
            <table:table-cell table:style-name="ce93" office:value-type="string">
              <text:p>C503</text:p>
            </table:table-cell>
            <table:table-cell table:style-name="ce185" office:value-type="string">
              <text:p>FETj</text:p>
            </table:table-cell>
            <table:table-cell table:style-name="ce185"/>
            <table:table-cell table:style-name="ce249"/>
            <table:table-cell table:style-name="ce56"/>
            <table:table-cell table:style-name="ce93" office:value-type="string">
              <text:p>Final energy for thermal use (consumed by each equipment)</text:p>
            </table:table-cell>
            <table:table-cell table:style-name="ce367" office:value-type="string">
              <text:p>MWh / year</text:p>
            </table:table-cell>
            <table:table-cell table:style-name="ce384"/>
            <table:table-cell table:style-name="ce409"/>
            <table:table-cell table:style-name="ce49"/>
            <table:table-cell table:style-name="ce56" table:number-columns-repeated="2"/>
            <table:table-cell table:style-name="ce49"/>
            <table:table-cell table:style-name="ce49" office:value-type="string">
              <text:p>variable name introduced in Draft 0.2</text:p>
            </table:table-cell>
            <table:table-cell table:style-name="ce437"/>
            <table:table-cell table:style-name="ce462" table:number-columns-repeated="2"/>
            <table:table-cell table:style-name="ce475" table:formula="oooc:=HLOOKUP([.T$1];[.U$1:.AC$1202];ROW();FALSE())" office:value-type="string" office:string-value="Final energy consumed by the equipment">
              <text:p>Final energy consumed by the equipment</text:p>
            </table:table-cell>
            <table:table-cell table:style-name="ce484" office:value-type="string">
              <text:p>Final energy consumed by the equipment</text:p>
            </table:table-cell>
            <table:table-cell table:style-name="ce519"/>
            <table:table-cell table:style-name="ce532" table:number-columns-repeated="7"/>
            <table:table-cell table:style-name="ce461"/>
            <table:table-cell table:style-name="ce462"/>
            <table:table-cell table:style-name="ce542" table:formula="oooc:=HLOOKUP([.AF$1];[.AG$1:.AO$1200];ROW();FALSE())">
              <text:p/>
            </table:table-cell>
            <table:table-cell table:style-name="ce517" table:number-columns-repeated="2"/>
            <table:table-cell table:style-name="ce560" table:number-columns-repeated="7"/>
            <table:table-cell table:style-name="ce461"/>
            <table:table-cell table:style-name="ce462"/>
            <table:table-cell table:style-name="ce569" table:formula="oooc:=HLOOKUP([.AR$1];[.AS$1:.BA$1200];ROW();FALSE())" office:value-type="string" office:string-value="MWh / year">
              <text:p>MWh / year</text:p>
            </table:table-cell>
            <table:table-cell table:style-name="ce583" office:value-type="string">
              <text:p>MWh / year</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280">
              <text:p>280</text:p>
            </table:table-cell>
            <table:table-cell table:style-name="ce61" office:value-type="string">
              <text:p>C5</text:p>
            </table:table-cell>
            <table:table-cell table:style-name="ce93" office:value-type="string">
              <text:p>C504</text:p>
            </table:table-cell>
            <table:table-cell table:style-name="ce185" office:value-type="string">
              <text:p>HGEffAvg</text:p>
            </table:table-cell>
            <table:table-cell table:style-name="ce185"/>
            <table:table-cell table:style-name="ce249"/>
            <table:table-cell table:style-name="ce56"/>
            <table:table-cell table:style-name="ce93" office:value-type="string">
              <text:p>Average conversion efficiency from final energy to useful supply heat</text:p>
            </table:table-cell>
            <table:table-cell table:style-name="ce56" office:value-type="string">
              <text:p>-</text:p>
            </table:table-cell>
            <table:table-cell table:style-name="ce384"/>
            <table:table-cell table:style-name="ce409"/>
            <table:table-cell table:style-name="ce49"/>
            <table:table-cell table:style-name="ce56" table:number-columns-repeated="2"/>
            <table:table-cell table:style-name="ce49" table:number-columns-repeated="2"/>
            <table:table-cell table:style-name="ce437"/>
            <table:table-cell table:style-name="ce462" table:number-columns-repeated="2"/>
            <table:table-cell table:style-name="ce475" table:formula="oooc:=HLOOKUP([.T$1];[.U$1:.AC$1202];ROW();FALSE())" office:value-type="string" office:string-value="Average conversion efficiency from final energy to useful supply heat">
              <text:p>Average conversion efficiency from final energy to useful supply heat</text:p>
            </table:table-cell>
            <table:table-cell table:style-name="ce484" office:value-type="string">
              <text:p>Average conversion efficiency from final energy to useful supply heat</text:p>
            </table:table-cell>
            <table:table-cell table:style-name="ce519"/>
            <table:table-cell table:style-name="ce532" table:number-columns-repeated="7"/>
            <table:table-cell table:style-name="ce461"/>
            <table:table-cell table:style-name="ce462"/>
            <table:table-cell table:style-name="ce542" table:formula="oooc:=HLOOKUP([.AF$1];[.AG$1:.AO$1200];ROW();FALSE())">
              <text:p/>
            </table:table-cell>
            <table:table-cell table:style-name="ce517" table:number-columns-repeated="2"/>
            <table:table-cell table:style-name="ce560" table:number-columns-repeated="7"/>
            <table:table-cell table:style-name="ce461"/>
            <table:table-cell table:style-name="ce462"/>
            <table:table-cell table:style-name="ce569" table:formula="oooc:=HLOOKUP([.AR$1];[.AS$1:.BA$1200];ROW();FALSE())" office:value-type="string" office:string-value="-">
              <text:p>-</text:p>
            </table:table-cell>
            <table:table-cell table:style-name="ce572"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30" office:value-type="float" office:value="280">
              <text:p>280</text:p>
            </table:table-cell>
            <table:table-cell table:style-name="ce57" office:value-type="string">
              <text:p>C5</text:p>
            </table:table-cell>
            <table:table-cell table:style-name="ce100" office:value-type="string">
              <text:p>C505</text:p>
            </table:table-cell>
            <table:table-cell table:style-name="ce171" office:value-type="string">
              <text:p>TOp <text:s/></text:p>
            </table:table-cell>
            <table:table-cell table:style-name="ce171"/>
            <table:table-cell table:style-name="ce251"/>
            <table:table-cell table:style-name="ce53" office:value-type="string">
              <text:p>NEquip </text:p>
            </table:table-cell>
            <table:table-cell table:style-name="ce100" office:value-type="string">
              <text:p>Yearly operating hours of equipment</text:p>
              <text:p>= HperDayEq*NDaysEq</text:p>
            </table:table-cell>
            <table:table-cell table:style-name="ce53" office:value-type="string">
              <text:p>-</text:p>
            </table:table-cell>
            <table:table-cell table:style-name="ce384"/>
            <table:table-cell table:style-name="ce409"/>
            <table:table-cell table:style-name="ce49"/>
            <table:table-cell table:style-name="ce56" table:number-columns-repeated="2"/>
            <table:table-cell table:style-name="ce49" table:number-columns-repeated="2"/>
            <table:table-cell table:style-name="ce437"/>
            <table:table-cell table:style-name="ce462" table:number-columns-repeated="2"/>
            <table:table-cell table:style-name="ce475" table:formula="oooc:=HLOOKUP([.T$1];[.U$1:.AC$1202];ROW();FALSE())" office:value-type="string" office:string-value="Average conversion efficiency from final energy to useful supply heat">
              <text:p>Average conversion efficiency from final energy to useful supply heat</text:p>
            </table:table-cell>
            <table:table-cell table:style-name="ce484" office:value-type="string">
              <text:p>Average conversion efficiency from final energy to useful supply heat</text:p>
            </table:table-cell>
            <table:table-cell table:style-name="ce519"/>
            <table:table-cell table:style-name="ce532" table:number-columns-repeated="7"/>
            <table:table-cell table:style-name="ce461"/>
            <table:table-cell table:style-name="ce462"/>
            <table:table-cell table:style-name="ce542" table:formula="oooc:=HLOOKUP([.AF$1];[.AG$1:.AO$1200];ROW();FALSE())">
              <text:p/>
            </table:table-cell>
            <table:table-cell table:style-name="ce517" table:number-columns-repeated="2"/>
            <table:table-cell table:style-name="ce560" table:number-columns-repeated="7"/>
            <table:table-cell table:style-name="ce461"/>
            <table:table-cell table:style-name="ce462"/>
            <table:table-cell table:style-name="ce569" table:formula="oooc:=HLOOKUP([.AR$1];[.AS$1:.BA$1200];ROW();FALSE())" office:value-type="string" office:string-value="-">
              <text:p>-</text:p>
            </table:table-cell>
            <table:table-cell table:style-name="ce572"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30" office:value-type="float" office:value="280">
              <text:p>280</text:p>
            </table:table-cell>
            <table:table-cell table:style-name="ce57" office:value-type="string">
              <text:p>C5</text:p>
            </table:table-cell>
            <table:table-cell table:style-name="ce100" office:value-type="string">
              <text:p>C506</text:p>
            </table:table-cell>
            <table:table-cell table:style-name="ce171" office:value-type="string">
              <text:p>EquipmentNo</text:p>
            </table:table-cell>
            <table:table-cell table:style-name="ce171"/>
            <table:table-cell table:style-name="ce251"/>
            <table:table-cell table:style-name="ce53" office:value-type="string">
              <text:p>NEquip </text:p>
            </table:table-cell>
            <table:table-cell table:style-name="ce100" office:value-type="string">
              <text:p>Consecutive numbering of equipments in the system</text:p>
            </table:table-cell>
            <table:table-cell table:style-name="ce53" office:value-type="string">
              <text:p>-</text:p>
            </table:table-cell>
            <table:table-cell table:style-name="ce384"/>
            <table:table-cell table:style-name="ce409"/>
            <table:table-cell table:style-name="ce49"/>
            <table:table-cell table:style-name="ce56" table:number-columns-repeated="2"/>
            <table:table-cell table:style-name="ce49" table:number-columns-repeated="2"/>
            <table:table-cell table:style-name="ce437"/>
            <table:table-cell table:style-name="ce462" table:number-columns-repeated="2"/>
            <table:table-cell table:style-name="ce475" table:formula="oooc:=HLOOKUP([.T$1];[.U$1:.AC$1202];ROW();FALSE())" office:value-type="string" office:string-value="Average conversion efficiency from final energy to useful supply heat">
              <text:p>Average conversion efficiency from final energy to useful supply heat</text:p>
            </table:table-cell>
            <table:table-cell table:style-name="ce484" office:value-type="string">
              <text:p>Average conversion efficiency from final energy to useful supply heat</text:p>
            </table:table-cell>
            <table:table-cell table:style-name="ce519"/>
            <table:table-cell table:style-name="ce532" table:number-columns-repeated="7"/>
            <table:table-cell table:style-name="ce461"/>
            <table:table-cell table:style-name="ce462"/>
            <table:table-cell table:style-name="ce542" table:formula="oooc:=HLOOKUP([.AF$1];[.AG$1:.AO$1200];ROW();FALSE())">
              <text:p/>
            </table:table-cell>
            <table:table-cell table:style-name="ce517" table:number-columns-repeated="2"/>
            <table:table-cell table:style-name="ce560" table:number-columns-repeated="7"/>
            <table:table-cell table:style-name="ce461"/>
            <table:table-cell table:style-name="ce462"/>
            <table:table-cell table:style-name="ce569" table:formula="oooc:=HLOOKUP([.AR$1];[.AS$1:.BA$1200];ROW();FALSE())" office:value-type="string" office:string-value="-">
              <text:p>-</text:p>
            </table:table-cell>
            <table:table-cell table:style-name="ce572"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30" office:value-type="float" office:value="280">
              <text:p>280</text:p>
            </table:table-cell>
            <table:table-cell table:style-name="ce57" office:value-type="string">
              <text:p>C5</text:p>
            </table:table-cell>
            <table:table-cell table:style-name="ce100" office:value-type="string">
              <text:p>C507</text:p>
            </table:table-cell>
            <table:table-cell table:style-name="ce171" office:value-type="string">
              <text:p>CascadeIndex</text:p>
            </table:table-cell>
            <table:table-cell table:style-name="ce171"/>
            <table:table-cell table:style-name="ce251"/>
            <table:table-cell table:style-name="ce53" office:value-type="string">
              <text:p>NEquip </text:p>
            </table:table-cell>
            <table:table-cell table:style-name="ce100" office:value-type="string">
              <text:p>Index of equipment in heat supply cascade</text:p>
            </table:table-cell>
            <table:table-cell table:style-name="ce53" office:value-type="string">
              <text:p>-</text:p>
            </table:table-cell>
            <table:table-cell table:style-name="ce384"/>
            <table:table-cell table:style-name="ce409"/>
            <table:table-cell table:style-name="ce49"/>
            <table:table-cell table:style-name="ce56" table:number-columns-repeated="2"/>
            <table:table-cell table:style-name="ce49" table:number-columns-repeated="2"/>
            <table:table-cell table:style-name="ce437"/>
            <table:table-cell table:style-name="ce462" table:number-columns-repeated="2"/>
            <table:table-cell table:style-name="ce475" table:formula="oooc:=HLOOKUP([.T$1];[.U$1:.AC$1202];ROW();FALSE())" office:value-type="string" office:string-value="Average conversion efficiency from final energy to useful supply heat">
              <text:p>Average conversion efficiency from final energy to useful supply heat</text:p>
            </table:table-cell>
            <table:table-cell table:style-name="ce484" office:value-type="string">
              <text:p>Average conversion efficiency from final energy to useful supply heat</text:p>
            </table:table-cell>
            <table:table-cell table:style-name="ce519"/>
            <table:table-cell table:style-name="ce532" table:number-columns-repeated="7"/>
            <table:table-cell table:style-name="ce461"/>
            <table:table-cell table:style-name="ce462"/>
            <table:table-cell table:style-name="ce542" table:formula="oooc:=HLOOKUP([.AF$1];[.AG$1:.AO$1200];ROW();FALSE())">
              <text:p/>
            </table:table-cell>
            <table:table-cell table:style-name="ce517" table:number-columns-repeated="2"/>
            <table:table-cell table:style-name="ce560" table:number-columns-repeated="7"/>
            <table:table-cell table:style-name="ce461"/>
            <table:table-cell table:style-name="ce462"/>
            <table:table-cell table:style-name="ce569" table:formula="oooc:=HLOOKUP([.AR$1];[.AS$1:.BA$1200];ROW();FALSE())" office:value-type="string" office:string-value="-">
              <text:p>-</text:p>
            </table:table-cell>
            <table:table-cell table:style-name="ce572"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group>
        <table:table-row table:style-name="ro4">
          <table:table-cell/>
          <table:table-cell table:style-name="ce45"/>
          <table:table-cell table:style-name="ce87"/>
          <table:table-cell table:style-name="ce137" table:number-columns-repeated="2"/>
          <table:table-cell table:style-name="ce255"/>
          <table:table-cell table:style-name="ce275"/>
          <table:table-cell table:style-name="ce304"/>
          <table:table-cell table:style-name="ce359"/>
          <table:table-cell table:style-name="ce281"/>
          <table:table-cell table:style-name="ce402"/>
          <table:table-cell table:style-name="ce359" table:number-columns-repeated="3"/>
          <table:table-cell table:style-name="ce352"/>
          <table:table-cell table:style-name="ce430"/>
          <table:table-cell table:style-name="ce66"/>
          <table:table-cell table:number-columns-repeated="2"/>
          <table:table-cell table:style-name="ce473" table:formula="oooc:=HLOOKUP([.T$1];[.U$1:.AC$1202];ROW();FALSE())">
            <text:p/>
          </table:table-cell>
          <table:table-cell table:style-name="ce485"/>
          <table:table-cell table:style-name="ce521" table:number-columns-repeated="8"/>
          <table:table-cell table:number-columns-repeated="2"/>
          <table:table-cell table:style-name="ce541" table:formula="oooc:=HLOOKUP([.AF$1];[.AG$1:.AO$1200];ROW();FALSE())">
            <text:p/>
          </table:table-cell>
          <table:table-cell table:style-name="ce547" table:number-columns-repeated="9"/>
          <table:table-cell table:number-columns-repeated="2"/>
          <table:table-cell table:style-name="ce568" table:formula="oooc:=HLOOKUP([.AR$1];[.AS$1:.BA$1200];ROW();FALSE())">
            <text:p/>
          </table:table-cell>
          <table:table-cell table:style-name="ce579"/>
          <table:table-cell table:style-name="ce547" table:number-columns-repeated="8"/>
          <table:table-cell table:number-columns-repeated="203"/>
        </table:table-row>
        <table:table-row table:style-name="ro13">
          <table:table-cell table:style-name="ce31"/>
          <table:table-cell table:style-name="ce62" office:value-type="string">
            <text:p>5b</text:p>
          </table:table-cell>
          <table:table-cell table:style-name="ce106" office:value-type="float" office:value="550">
            <text:p>550</text:p>
          </table:table-cell>
          <table:table-cell table:style-name="ce186" table:number-columns-repeated="2"/>
          <table:table-cell table:style-name="ce259"/>
          <table:table-cell table:style-name="ce287"/>
          <table:table-cell table:style-name="ce330" office:value-type="string">
            <text:p>Heat recovery </text:p>
          </table:table-cell>
          <table:table-cell table:style-name="ce369"/>
          <table:table-cell table:style-name="ce389" table:number-columns-repeated="2"/>
          <table:table-cell table:style-name="ce353" office:value-type="string">
            <text:p>Eq. 3</text:p>
          </table:table-cell>
          <table:table-cell table:style-name="ce353" office:value-type="string">
            <text:p>Eq. 1</text:p>
          </table:table-cell>
          <table:table-cell table:style-name="ce353" office:value-type="string">
            <text:p>Eq. 3</text:p>
          </table:table-cell>
          <table:table-cell table:style-name="ce353" office:value-type="string">
            <text:p>Eq. 2</text:p>
          </table:table-cell>
          <table:table-cell table:style-name="ce431"/>
          <table:table-cell table:style-name="ce441" office:value-type="string">
            <text:p>please give a short description of the equipment (boilers, heaters, ...)</text:p>
          </table:table-cell>
          <table:table-cell table:style-name="ce459" table:number-columns-repeated="2"/>
          <table:table-cell table:style-name="ce474" table:formula="oooc:=HLOOKUP([.T$1];[.U$1:.AC$1202];ROW();FALSE())" office:value-type="string" office:string-value="Equipment for heat and cold generation">
            <text:p>Equipment for heat and cold generation</text:p>
          </table:table-cell>
          <table:table-cell table:style-name="ce486" office:value-type="string">
            <text:p>Equipment for heat and cold generation</text:p>
          </table:table-cell>
          <table:table-cell table:style-name="ce522"/>
          <table:table-cell table:style-name="ce533" table:number-columns-repeated="7"/>
          <table:table-cell table:style-name="ce459" table:number-columns-repeated="2"/>
          <table:table-cell table:style-name="ce541" table:formula="oooc:=HLOOKUP([.AF$1];[.AG$1:.AO$1200];ROW();FALSE())" office:value-type="string" office:string-value="Notes:">
            <text:p>Notes:</text:p>
          </table:table-cell>
          <table:table-cell table:style-name="ce549" office:value-type="string">
            <text:p>Notes:</text:p>
          </table:table-cell>
          <table:table-cell table:style-name="ce549"/>
          <table:table-cell table:style-name="ce561" table:number-columns-repeated="7"/>
          <table:table-cell table:style-name="ce459" table:number-columns-repeated="2"/>
          <table:table-cell table:style-name="ce568" table:formula="oooc:=HLOOKUP([.AR$1];[.AS$1:.BA$1200];ROW();FALSE())">
            <text:p/>
          </table:table-cell>
          <table:table-cell table:style-name="ce580"/>
          <table:table-cell table:style-name="ce549"/>
          <table:table-cell table:style-name="ce561" table:number-columns-repeated="7"/>
          <table:table-cell table:style-name="ce459" table:number-columns-repeated="199"/>
          <table:table-cell table:style-name="ce242"/>
          <table:table-cell table:number-columns-repeated="3"/>
        </table:table-row>
        <table:table-row table:style-name="ro13">
          <table:table-cell/>
          <table:table-cell table:style-name="ce63" office:value-type="string">
            <text:p>5b.1</text:p>
          </table:table-cell>
          <table:table-cell table:style-name="ce84" office:value-type="float" office:value="550">
            <text:p>550</text:p>
          </table:table-cell>
          <table:table-cell table:style-name="ce187" table:number-columns-repeated="2"/>
          <table:table-cell table:style-name="ce172"/>
          <table:table-cell table:style-name="ce272"/>
          <table:table-cell table:style-name="ce331" office:value-type="string">
            <text:p>heat exchangers</text:p>
          </table:table-cell>
          <table:table-cell table:style-name="ce353"/>
          <table:table-cell table:style-name="ce389" table:number-columns-repeated="2"/>
          <table:table-cell table:style-name="ce353" office:value-type="string">
            <text:p>Eq. 3</text:p>
          </table:table-cell>
          <table:table-cell table:style-name="ce353" office:value-type="string">
            <text:p>Eq. 1</text:p>
          </table:table-cell>
          <table:table-cell table:style-name="ce353" office:value-type="string">
            <text:p>Eq. 3</text:p>
          </table:table-cell>
          <table:table-cell table:style-name="ce353" office:value-type="string">
            <text:p>Eq. 2</text:p>
          </table:table-cell>
          <table:table-cell table:style-name="ce431"/>
          <table:table-cell table:style-name="ce441" office:value-type="string">
            <text:p>please give a short description of the equipment (boilers, heaters, ...)</text:p>
          </table:table-cell>
          <table:table-cell table:style-name="ce459" table:number-columns-repeated="2"/>
          <table:table-cell table:style-name="ce474" table:formula="oooc:=HLOOKUP([.T$1];[.U$1:.AC$1202];ROW();FALSE())" office:value-type="string" office:string-value="Equipment for heat and cold generation">
            <text:p>Equipment for heat and cold generation</text:p>
          </table:table-cell>
          <table:table-cell table:style-name="ce486" office:value-type="string">
            <text:p>Equipment for heat and cold generation</text:p>
          </table:table-cell>
          <table:table-cell table:style-name="ce522"/>
          <table:table-cell table:style-name="ce533" table:number-columns-repeated="7"/>
          <table:table-cell table:style-name="ce459" table:number-columns-repeated="2"/>
          <table:table-cell table:style-name="ce541" table:formula="oooc:=HLOOKUP([.AF$1];[.AG$1:.AO$1200];ROW();FALSE())" office:value-type="string" office:string-value="Notes:">
            <text:p>Notes:</text:p>
          </table:table-cell>
          <table:table-cell table:style-name="ce549" office:value-type="string">
            <text:p>Notes:</text:p>
          </table:table-cell>
          <table:table-cell table:style-name="ce549"/>
          <table:table-cell table:style-name="ce561" table:number-columns-repeated="7"/>
          <table:table-cell table:style-name="ce459" table:number-columns-repeated="2"/>
          <table:table-cell table:style-name="ce568" table:formula="oooc:=HLOOKUP([.AR$1];[.AS$1:.BA$1200];ROW();FALSE())">
            <text:p/>
          </table:table-cell>
          <table:table-cell table:style-name="ce580"/>
          <table:table-cell table:style-name="ce549"/>
          <table:table-cell table:style-name="ce561" table:number-columns-repeated="7"/>
          <table:table-cell table:style-name="ce459" table:number-columns-repeated="199"/>
          <table:table-cell table:style-name="ce242"/>
          <table:table-cell table:number-columns-repeated="3"/>
        </table:table-row>
        <table:table-row table:style-name="ro6">
          <table:table-cell table:style-name="ce11"/>
          <table:table-cell table:style-name="ce46"/>
          <table:table-cell table:style-name="ce89" office:value-type="float" office:value="551">
            <text:p>551</text:p>
          </table:table-cell>
          <table:table-cell table:style-name="ce107" office:value-type="string">
            <text:p>HXName</text:p>
          </table:table-cell>
          <table:table-cell table:style-name="ce107"/>
          <table:table-cell table:style-name="ce154"/>
          <table:table-cell table:style-name="ce277" office:value-type="string">
            <text:p>NHX</text:p>
          </table:table-cell>
          <table:table-cell table:style-name="ce99" office:value-type="string">
            <text:p>Short name of heat exchanger</text:p>
          </table:table-cell>
          <table:table-cell table:style-name="ce362" office:value-type="string">
            <text:p>-</text:p>
          </table:table-cell>
          <table:table-cell table:style-name="ce380" office:value-type="string">
            <text:p>X</text:p>
          </table:table-cell>
          <table:table-cell table:style-name="ce49" office:value-type="string">
            <text:p>X</text:p>
          </table:table-cell>
          <table:table-cell table:style-name="ce416" table:number-columns-repeated="3"/>
          <table:table-cell table:style-name="ce419"/>
          <table:table-cell table:style-name="ce381" office:value-type="string">
            <text:p>Rearrange the order of parameters in the whole block</text:p>
          </table:table-cell>
          <table:table-cell table:style-name="ce445"/>
          <table:table-cell table:style-name="ce461" table:number-columns-repeated="2"/>
          <table:table-cell table:style-name="ce475" table:formula="oooc:=HLOOKUP([.T$1];[.U$1:.AC$1202];ROW();FALSE())" office:value-type="string" office:string-value="Short name of equipment">
            <text:p>Short name of equipment</text:p>
          </table:table-cell>
          <table:table-cell table:style-name="ce487" office:value-type="string">
            <text:p>Short name of equipment</text:p>
          </table:table-cell>
          <table:table-cell table:style-name="ce519" office:value-type="string">
            <text:p>Nom abreviat de l'equipament</text:p>
          </table:table-cell>
          <table:table-cell table:style-name="ce532" table:number-columns-repeated="7"/>
          <table:table-cell table:style-name="ce461" table:number-columns-repeated="2"/>
          <table:table-cell table:style-name="ce542" table:formula="oooc:=HLOOKUP([.AF$1];[.AG$1:.AO$1200];ROW();FALSE())" office:value-type="string" office:string-value="Give some brief name of the equipments to identify them in the reports">
            <text:p>Give some brief name of the equipments to identify them in the reports</text:p>
          </table:table-cell>
          <table:table-cell table:style-name="ce517" office:value-type="string">
            <text:p>Give some brief name of the equipments to identify them in the reports</text:p>
          </table:table-cell>
          <table:table-cell table:style-name="ce517" office:value-type="string">
            <text:p>Doni un nom abreviat als equipaments per identificar-los als informes</text:p>
          </table:table-cell>
          <table:table-cell table:style-name="ce560" table:number-columns-repeated="7"/>
          <table:table-cell table:style-name="ce461" table:number-columns-repeated="2"/>
          <table:table-cell table:style-name="ce569" table:formula="oooc:=HLOOKUP([.AR$1];[.AS$1:.BA$1200];ROW();FALSE())" office:value-type="string" office:string-value="-">
            <text:p>-</text:p>
          </table:table-cell>
          <table:table-cell table:style-name="ce583"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table:table-cell table:style-name="ce46"/>
          <table:table-cell table:style-name="ce89" table:formula="oooc:=[.C303]+1" office:value-type="float" office:value="552">
            <text:p>552</text:p>
          </table:table-cell>
          <table:table-cell table:style-name="ce107" office:value-type="string">
            <text:p>HXType</text:p>
          </table:table-cell>
          <table:table-cell table:style-name="ce107"/>
          <table:table-cell table:style-name="ce154"/>
          <table:table-cell table:style-name="ce277" office:value-type="string">
            <text:p>NHX</text:p>
          </table:table-cell>
          <table:table-cell table:style-name="ce99" office:value-type="string">
            <text:p>Heat exchanger type</text:p>
          </table:table-cell>
          <table:table-cell table:style-name="ce362" office:value-type="string">
            <text:p>-</text:p>
          </table:table-cell>
          <table:table-cell table:style-name="ce380" office:value-type="string">
            <text:p>X</text:p>
          </table:table-cell>
          <table:table-cell table:style-name="ce49" office:value-type="string">
            <text:p>X</text:p>
          </table:table-cell>
          <table:table-cell table:number-columns-repeated="2" table:style-name="ce416" office:value-type="string">
            <text:p>x</text:p>
          </table:table-cell>
          <table:table-cell table:style-name="ce416" office:value-type="string">
            <text:p>?</text:p>
          </table:table-cell>
          <table:table-cell table:style-name="ce419" office:value-type="string">
            <text:p>x</text:p>
          </table:table-cell>
          <table:table-cell table:style-name="ce381"/>
          <table:table-cell table:style-name="ce445"/>
          <table:table-cell table:style-name="ce461" table:number-columns-repeated="2"/>
          <table:table-cell table:style-name="ce475" table:formula="oooc:=HLOOKUP([.T$1];[.U$1:.AC$1202];ROW();FALSE())" office:value-type="string" office:string-value="Manufacturer">
            <text:p>Manufacturer</text:p>
          </table:table-cell>
          <table:table-cell table:style-name="ce487" office:value-type="string">
            <text:p>Manufacturer</text:p>
          </table:table-cell>
          <table:table-cell table:style-name="ce519"/>
          <table:table-cell table:style-name="ce532" table:number-columns-repeated="7"/>
          <table:table-cell table:style-name="ce461" table:number-columns-repeated="2"/>
          <table:table-cell table:style-name="ce542" table:formula="oooc:=HLOOKUP([.AF$1];[.AG$1:.AO$1200];ROW();FALSE())" office:value-type="string" office:string-value="Attach the technical data if available">
            <text:p>Attach the technical data if available</text:p>
          </table:table-cell>
          <table:table-cell table:style-name="ce517" office:value-type="string">
            <text:p>Attach the technical data if available</text:p>
          </table:table-cell>
          <table:table-cell table:style-name="ce517" office:value-type="string">
            <text:p>Si es troba disponible, adjuntar les dades tècniques</text:p>
          </table:table-cell>
          <table:table-cell table:style-name="ce560" table:number-columns-repeated="7"/>
          <table:table-cell table:style-name="ce461" table:number-columns-repeated="2"/>
          <table:table-cell table:style-name="ce569" table:formula="oooc:=HLOOKUP([.AR$1];[.AS$1:.BA$1200];ROW();FALSE())" office:value-type="string" office:string-value="-">
            <text:p>-</text:p>
          </table:table-cell>
          <table:table-cell table:style-name="ce583"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3">
          <table:table-cell table:style-name="ce11"/>
          <table:table-cell table:style-name="ce46"/>
          <table:table-cell table:style-name="ce89" table:formula="oooc:=[.C304]+1" office:value-type="float" office:value="553">
            <text:p>553</text:p>
          </table:table-cell>
          <table:table-cell table:style-name="ce107" office:value-type="string">
            <text:p>QdotHX</text:p>
          </table:table-cell>
          <table:table-cell table:style-name="ce107"/>
          <table:table-cell table:style-name="ce154"/>
          <table:table-cell table:style-name="ce277" office:value-type="string">
            <text:p>NHX</text:p>
          </table:table-cell>
          <table:table-cell table:style-name="ce99" office:value-type="string">
            <text:p>Heat transfer rate</text:p>
          </table:table-cell>
          <table:table-cell table:style-name="ce362" office:value-type="string">
            <text:p>kW</text:p>
          </table:table-cell>
          <table:table-cell table:style-name="ce380" office:value-type="string">
            <text:p>X</text:p>
          </table:table-cell>
          <table:table-cell table:style-name="ce49" office:value-type="string">
            <text:p>X</text:p>
          </table:table-cell>
          <table:table-cell table:number-columns-repeated="2" table:style-name="ce416" office:value-type="string">
            <text:p>x</text:p>
          </table:table-cell>
          <table:table-cell table:style-name="ce416" office:value-type="string">
            <text:p>?</text:p>
          </table:table-cell>
          <table:table-cell table:style-name="ce419" office:value-type="string">
            <text:p>x</text:p>
          </table:table-cell>
          <table:table-cell table:style-name="ce381"/>
          <table:table-cell table:style-name="ce445"/>
          <table:table-cell table:style-name="ce461" table:number-columns-repeated="2"/>
          <table:table-cell table:style-name="ce475" table:formula="oooc:=HLOOKUP([.T$1];[.U$1:.AC$1202];ROW();FALSE())" office:value-type="string" office:string-value="Year of  manufacturing or/and installation?">
            <text:p>Year of <text:s/>manufacturing or/and installation?</text:p>
          </table:table-cell>
          <table:table-cell table:style-name="ce487" office:value-type="string">
            <text:p>Year of <text:s/><text:span text:style-name="T13">manufacturing or/and </text:span><text:span text:style-name="T13">installation?</text:span></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
            <text:p>-</text:p>
          </table:table-cell>
          <table:table-cell table:style-name="ce583"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table:table-cell table:style-name="ce46"/>
          <table:table-cell table:style-name="ce89" table:formula="oooc:=[.C305]+1" office:value-type="float" office:value="554">
            <text:p>554</text:p>
          </table:table-cell>
          <table:table-cell table:style-name="ce107" office:value-type="string">
            <text:p>HXLMTD</text:p>
          </table:table-cell>
          <table:table-cell table:style-name="ce107"/>
          <table:table-cell table:style-name="ce154"/>
          <table:table-cell table:style-name="ce277" office:value-type="string">
            <text:p>NHX</text:p>
          </table:table-cell>
          <table:table-cell table:style-name="ce99" office:value-type="string">
            <text:p>Log. Mean Temperature Diff. (LMTD)</text:p>
          </table:table-cell>
          <table:table-cell table:style-name="ce362" office:value-type="string">
            <text:p>K</text:p>
          </table:table-cell>
          <table:table-cell table:style-name="ce380" office:value-type="string">
            <text:p>X</text:p>
          </table:table-cell>
          <table:table-cell table:style-name="ce49" office:value-type="string">
            <text:p>X</text:p>
          </table:table-cell>
          <table:table-cell table:number-columns-repeated="2" table:style-name="ce416" office:value-type="string">
            <text:p>x</text:p>
          </table:table-cell>
          <table:table-cell table:style-name="ce416" office:value-type="string">
            <text:p>?</text:p>
          </table:table-cell>
          <table:table-cell table:style-name="ce419" office:value-type="string">
            <text:p>x</text:p>
          </table:table-cell>
          <table:table-cell table:style-name="ce381"/>
          <table:table-cell table:style-name="ce445"/>
          <table:table-cell table:style-name="ce461" table:number-columns-repeated="2"/>
          <table:table-cell table:style-name="ce475" table:formula="oooc:=HLOOKUP([.T$1];[.U$1:.AC$1202];ROW();FALSE())" office:value-type="string" office:string-value="Model">
            <text:p>Model</text:p>
          </table:table-cell>
          <table:table-cell table:style-name="ce487" office:value-type="string">
            <text:p>Model</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
            <text:p>-</text:p>
          </table:table-cell>
          <table:table-cell table:style-name="ce583"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table:table-cell table:style-name="ce46"/>
          <table:table-cell table:style-name="ce89" table:formula="oooc:=[.C306]+1" office:value-type="float" office:value="555">
            <text:p>555</text:p>
          </table:table-cell>
          <table:table-cell table:style-name="ce107" office:value-type="string">
            <text:p>QHX</text:p>
          </table:table-cell>
          <table:table-cell table:style-name="ce107"/>
          <table:table-cell table:style-name="ce154"/>
          <table:table-cell table:style-name="ce277" office:value-type="string">
            <text:p>NHX</text:p>
          </table:table-cell>
          <table:table-cell table:style-name="ce99" office:value-type="string">
            <text:p>Total heat transfered</text:p>
          </table:table-cell>
          <table:table-cell table:style-name="ce362" office:value-type="string">
            <text:p>MWh</text:p>
          </table:table-cell>
          <table:table-cell table:style-name="ce380"/>
          <table:table-cell table:style-name="ce49"/>
          <table:table-cell table:style-name="ce416" table:number-columns-repeated="3"/>
          <table:table-cell table:style-name="ce419"/>
          <table:table-cell table:style-name="ce381"/>
          <table:table-cell table:style-name="ce445"/>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table:table-cell table:style-name="ce46"/>
          <table:table-cell table:style-name="ce89" table:formula="oooc:=[.C307]+1" office:value-type="float" office:value="556">
            <text:p>556</text:p>
          </table:table-cell>
          <table:table-cell table:style-name="ce107" office:value-type="string">
            <text:p>HXSourceInlet</text:p>
          </table:table-cell>
          <table:table-cell table:style-name="ce107"/>
          <table:table-cell table:style-name="ce154"/>
          <table:table-cell table:style-name="ce277" office:value-type="string">
            <text:p>NHX</text:p>
          </table:table-cell>
          <table:table-cell table:style-name="ce99" office:value-type="string">
            <text:p>Heat source (process [+outflow no.], equipment, ...)</text:p>
          </table:table-cell>
          <table:table-cell table:style-name="ce362" office:value-type="string">
            <text:p>-</text:p>
          </table:table-cell>
          <table:table-cell table:style-name="ce380"/>
          <table:table-cell table:style-name="ce49"/>
          <table:table-cell table:style-name="ce416" table:number-columns-repeated="3"/>
          <table:table-cell table:style-name="ce419"/>
          <table:table-cell table:style-name="ce381"/>
          <table:table-cell table:style-name="ce445"/>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table:table-cell table:style-name="ce46"/>
          <table:table-cell table:style-name="ce89" table:formula="oooc:=[.C308]+1" office:value-type="float" office:value="557">
            <text:p>557</text:p>
          </table:table-cell>
          <table:table-cell table:style-name="ce107" office:value-type="string">
            <text:p>HXTSourceInlet</text:p>
          </table:table-cell>
          <table:table-cell table:style-name="ce107"/>
          <table:table-cell table:style-name="ce154"/>
          <table:table-cell table:style-name="ce277" office:value-type="string">
            <text:p>NHX</text:p>
          </table:table-cell>
          <table:table-cell table:style-name="ce99" office:value-type="string">
            <text:p>Inlet temperature (source)</text:p>
          </table:table-cell>
          <table:table-cell table:style-name="ce362" office:value-type="string">
            <text:p>ºC</text:p>
          </table:table-cell>
          <table:table-cell table:style-name="ce380"/>
          <table:table-cell table:style-name="ce49"/>
          <table:table-cell table:style-name="ce416" table:number-columns-repeated="3"/>
          <table:table-cell table:style-name="ce419"/>
          <table:table-cell table:style-name="ce381"/>
          <table:table-cell table:style-name="ce445"/>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table:table-cell table:style-name="ce46"/>
          <table:table-cell table:style-name="ce89" table:formula="oooc:=[.C309]+1" office:value-type="float" office:value="558">
            <text:p>558</text:p>
          </table:table-cell>
          <table:table-cell table:style-name="ce107" office:value-type="string">
            <text:p>HXhSourceInlet <text:s/></text:p>
          </table:table-cell>
          <table:table-cell table:style-name="ce107"/>
          <table:table-cell table:style-name="ce154"/>
          <table:table-cell table:style-name="ce277" office:value-type="string">
            <text:p>NHX</text:p>
          </table:table-cell>
          <table:table-cell table:style-name="ce99" office:value-type="string">
            <text:p>Inlet specific enthalpy (source)</text:p>
          </table:table-cell>
          <table:table-cell table:style-name="ce362" office:value-type="string">
            <text:p>kJ/kg</text:p>
          </table:table-cell>
          <table:table-cell table:style-name="ce380"/>
          <table:table-cell table:style-name="ce49"/>
          <table:table-cell table:style-name="ce416" table:number-columns-repeated="3"/>
          <table:table-cell table:style-name="ce419"/>
          <table:table-cell table:style-name="ce381"/>
          <table:table-cell table:style-name="ce445"/>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table:table-cell table:style-name="ce46"/>
          <table:table-cell table:style-name="ce89" table:formula="oooc:=[.C310]+1" office:value-type="float" office:value="559">
            <text:p>559</text:p>
          </table:table-cell>
          <table:table-cell table:style-name="ce107" office:value-type="string">
            <text:p>HXTSourceOutlet</text:p>
          </table:table-cell>
          <table:table-cell table:style-name="ce107"/>
          <table:table-cell table:style-name="ce154"/>
          <table:table-cell table:style-name="ce277" office:value-type="string">
            <text:p>NHX</text:p>
          </table:table-cell>
          <table:table-cell table:style-name="ce99" office:value-type="string">
            <text:p>Outlet temperature (source)</text:p>
          </table:table-cell>
          <table:table-cell table:style-name="ce362" office:value-type="string">
            <text:p>ºC</text:p>
          </table:table-cell>
          <table:table-cell table:style-name="ce380"/>
          <table:table-cell table:style-name="ce49"/>
          <table:table-cell table:style-name="ce416" table:number-columns-repeated="3"/>
          <table:table-cell table:style-name="ce419"/>
          <table:table-cell table:style-name="ce381"/>
          <table:table-cell table:style-name="ce445"/>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table:table-cell table:style-name="ce46"/>
          <table:table-cell table:style-name="ce89" table:formula="oooc:=[.C311]+1" office:value-type="float" office:value="560">
            <text:p>560</text:p>
          </table:table-cell>
          <table:table-cell table:style-name="ce107" office:value-type="string">
            <text:p>HXhSourceOutlet <text:s text:c="3"/></text:p>
          </table:table-cell>
          <table:table-cell table:style-name="ce107"/>
          <table:table-cell table:style-name="ce154"/>
          <table:table-cell table:style-name="ce277" office:value-type="string">
            <text:p>NHX</text:p>
          </table:table-cell>
          <table:table-cell table:style-name="ce99" office:value-type="string">
            <text:p>Outlet specific enthalpy (source)</text:p>
          </table:table-cell>
          <table:table-cell table:style-name="ce362" office:value-type="string">
            <text:p>kJ/kg</text:p>
          </table:table-cell>
          <table:table-cell table:style-name="ce380"/>
          <table:table-cell table:style-name="ce49"/>
          <table:table-cell table:style-name="ce416" table:number-columns-repeated="3"/>
          <table:table-cell table:style-name="ce419"/>
          <table:table-cell table:style-name="ce381"/>
          <table:table-cell table:style-name="ce445"/>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table:table-cell table:style-name="ce46"/>
          <table:table-cell table:style-name="ce89" table:formula="oooc:=[.C312]+1" office:value-type="float" office:value="561">
            <text:p>561</text:p>
          </table:table-cell>
          <table:table-cell table:style-name="ce107" office:value-type="string">
            <text:p>HXSink</text:p>
          </table:table-cell>
          <table:table-cell table:style-name="ce107"/>
          <table:table-cell table:style-name="ce154"/>
          <table:table-cell table:style-name="ce277" office:value-type="string">
            <text:p>NHX</text:p>
          </table:table-cell>
          <table:table-cell table:style-name="ce99" office:value-type="string">
            <text:p>Heat sink (process, pipe/duct)</text:p>
          </table:table-cell>
          <table:table-cell table:style-name="ce362" office:value-type="string">
            <text:p>-</text:p>
          </table:table-cell>
          <table:table-cell table:style-name="ce380"/>
          <table:table-cell table:style-name="ce49"/>
          <table:table-cell table:style-name="ce416" table:number-columns-repeated="3"/>
          <table:table-cell table:style-name="ce419"/>
          <table:table-cell table:style-name="ce381"/>
          <table:table-cell table:style-name="ce445"/>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table:table-cell table:style-name="ce46"/>
          <table:table-cell table:style-name="ce89" table:formula="oooc:=[.C313]+1" office:value-type="float" office:value="562">
            <text:p>562</text:p>
          </table:table-cell>
          <table:table-cell table:style-name="ce107" office:value-type="string">
            <text:p>HXTSinkInlet</text:p>
          </table:table-cell>
          <table:table-cell table:style-name="ce107"/>
          <table:table-cell table:style-name="ce154"/>
          <table:table-cell table:style-name="ce277" office:value-type="string">
            <text:p>NHX</text:p>
          </table:table-cell>
          <table:table-cell table:style-name="ce99" office:value-type="string">
            <text:p>Inlet temperature (sink)</text:p>
          </table:table-cell>
          <table:table-cell table:style-name="ce362" office:value-type="string">
            <text:p>ºC</text:p>
          </table:table-cell>
          <table:table-cell table:style-name="ce380"/>
          <table:table-cell table:style-name="ce49"/>
          <table:table-cell table:style-name="ce416" table:number-columns-repeated="3"/>
          <table:table-cell table:style-name="ce419"/>
          <table:table-cell table:style-name="ce381"/>
          <table:table-cell table:style-name="ce445"/>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28">
          <table:table-cell table:style-name="ce11"/>
          <table:table-cell table:style-name="ce46"/>
          <table:table-cell table:style-name="ce89" table:formula="oooc:=[.C314]+1" office:value-type="float" office:value="563">
            <text:p>563</text:p>
          </table:table-cell>
          <table:table-cell table:style-name="ce107" office:value-type="string">
            <text:p>HXTSinkOutlet</text:p>
          </table:table-cell>
          <table:table-cell table:style-name="ce107"/>
          <table:table-cell table:style-name="ce154"/>
          <table:table-cell table:style-name="ce277" office:value-type="string">
            <text:p>NHX</text:p>
          </table:table-cell>
          <table:table-cell table:style-name="ce99" office:value-type="string">
            <text:p>Outlet temperature (sink)</text:p>
          </table:table-cell>
          <table:table-cell table:style-name="ce362" office:value-type="string">
            <text:p>ºC</text:p>
          </table:table-cell>
          <table:table-cell table:style-name="ce380"/>
          <table:table-cell table:style-name="ce49"/>
          <table:table-cell table:style-name="ce416" table:number-columns-repeated="3"/>
          <table:table-cell table:style-name="ce419"/>
          <table:table-cell table:style-name="ce381"/>
          <table:table-cell table:style-name="ce445"/>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4">
          <table:table-cell/>
          <table:table-cell table:style-name="ce45"/>
          <table:table-cell table:style-name="ce87"/>
          <table:table-cell table:style-name="ce137" table:number-columns-repeated="2"/>
          <table:table-cell table:style-name="ce255"/>
          <table:table-cell table:style-name="ce275"/>
          <table:table-cell table:style-name="ce304"/>
          <table:table-cell table:style-name="ce359"/>
          <table:table-cell table:style-name="ce281"/>
          <table:table-cell table:style-name="ce402"/>
          <table:table-cell table:style-name="ce359" table:number-columns-repeated="3"/>
          <table:table-cell table:style-name="ce352"/>
          <table:table-cell table:style-name="ce430"/>
          <table:table-cell table:style-name="ce66"/>
          <table:table-cell table:number-columns-repeated="2"/>
          <table:table-cell table:style-name="ce473" table:formula="oooc:=HLOOKUP([.T$1];[.U$1:.AC$1202];ROW();FALSE())">
            <text:p/>
          </table:table-cell>
          <table:table-cell table:style-name="ce485"/>
          <table:table-cell table:style-name="ce521" table:number-columns-repeated="8"/>
          <table:table-cell table:number-columns-repeated="2"/>
          <table:table-cell table:style-name="ce541" table:formula="oooc:=HLOOKUP([.AF$1];[.AG$1:.AO$1200];ROW();FALSE())">
            <text:p/>
          </table:table-cell>
          <table:table-cell table:style-name="ce547" table:number-columns-repeated="9"/>
          <table:table-cell table:number-columns-repeated="2"/>
          <table:table-cell table:style-name="ce568" table:formula="oooc:=HLOOKUP([.AR$1];[.AS$1:.BA$1200];ROW();FALSE())">
            <text:p/>
          </table:table-cell>
          <table:table-cell table:style-name="ce579"/>
          <table:table-cell table:style-name="ce547" table:number-columns-repeated="8"/>
          <table:table-cell table:number-columns-repeated="203"/>
        </table:table-row>
        <table:table-row table:style-name="ro13">
          <table:table-cell/>
          <table:table-cell table:style-name="ce63" office:value-type="string">
            <text:p>5b.2</text:p>
          </table:table-cell>
          <table:table-cell table:style-name="ce84" office:value-type="float" office:value="570">
            <text:p>570</text:p>
          </table:table-cell>
          <table:table-cell table:style-name="ce187" table:number-columns-repeated="2"/>
          <table:table-cell table:style-name="ce172"/>
          <table:table-cell table:style-name="ce272" office:value-type="float" office:value="9.2">
            <text:p>9,2</text:p>
          </table:table-cell>
          <table:table-cell table:style-name="ce331" office:value-type="string">
            <text:p>waste heat from electrical equipment</text:p>
          </table:table-cell>
          <table:table-cell table:style-name="ce353"/>
          <table:table-cell table:number-columns-repeated="2" table:style-name="ce389" office:value-type="string">
            <text:p>X</text:p>
          </table:table-cell>
          <table:table-cell table:style-name="ce353" table:number-columns-repeated="4"/>
          <table:table-cell table:style-name="ce431"/>
          <table:table-cell table:style-name="ce441"/>
          <table:table-cell table:style-name="ce459" table:number-columns-repeated="2"/>
          <table:table-cell table:style-name="ce474" table:formula="oooc:=HLOOKUP([.T$1];[.U$1:.AC$1202];ROW();FALSE())" office:value-type="string" office:string-value="Biomass">
            <text:p>Biomass</text:p>
          </table:table-cell>
          <table:table-cell table:style-name="ce486" office:value-type="string">
            <text:p>Biomass</text:p>
          </table:table-cell>
          <table:table-cell table:style-name="ce522"/>
          <table:table-cell table:style-name="ce533" table:number-columns-repeated="7"/>
          <table:table-cell table:style-name="ce459" table:number-columns-repeated="2"/>
          <table:table-cell table:style-name="ce541" table:formula="oooc:=HLOOKUP([.AF$1];[.AG$1:.AO$1200];ROW();FALSE())">
            <text:p/>
          </table:table-cell>
          <table:table-cell table:style-name="ce549" table:number-columns-repeated="2"/>
          <table:table-cell table:style-name="ce561" table:number-columns-repeated="7"/>
          <table:table-cell table:style-name="ce459" table:number-columns-repeated="2"/>
          <table:table-cell table:style-name="ce568" table:formula="oooc:=HLOOKUP([.AR$1];[.AS$1:.BA$1200];ROW();FALSE())">
            <text:p/>
          </table:table-cell>
          <table:table-cell table:style-name="ce580"/>
          <table:table-cell table:style-name="ce549"/>
          <table:table-cell table:style-name="ce561" table:number-columns-repeated="7"/>
          <table:table-cell table:style-name="ce459" table:number-columns-repeated="199"/>
          <table:table-cell table:style-name="ce242"/>
          <table:table-cell table:number-columns-repeated="3"/>
        </table:table-row>
        <table:table-row table:style-name="ro28">
          <table:table-cell table:style-name="ce11"/>
          <table:table-cell table:style-name="ce46"/>
          <table:table-cell table:style-name="ce89" table:formula="oooc:=[.C317]+1" office:value-type="float" office:value="571">
            <text:p>571</text:p>
          </table:table-cell>
          <table:table-cell table:style-name="ce107" office:value-type="string">
            <text:p>WHEEName</text:p>
          </table:table-cell>
          <table:table-cell table:style-name="ce107"/>
          <table:table-cell table:style-name="ce154"/>
          <table:table-cell table:style-name="ce277"/>
          <table:table-cell table:style-name="ce99" office:value-type="string">
            <text:p>Short name of electrical equipment</text:p>
          </table:table-cell>
          <table:table-cell table:style-name="ce362"/>
          <table:table-cell table:style-name="ce380"/>
          <table:table-cell table:style-name="ce49"/>
          <table:table-cell table:style-name="ce416" table:number-columns-repeated="3"/>
          <table:table-cell table:style-name="ce419"/>
          <table:table-cell table:style-name="ce381"/>
          <table:table-cell table:style-name="ce445"/>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28">
          <table:table-cell table:style-name="ce11"/>
          <table:table-cell table:style-name="ce46"/>
          <table:table-cell table:style-name="ce89" table:formula="oooc:=[.C318]+1" office:value-type="float" office:value="572">
            <text:p>572</text:p>
          </table:table-cell>
          <table:table-cell table:style-name="ce107" office:value-type="string">
            <text:p>WHEEEqType</text:p>
          </table:table-cell>
          <table:table-cell table:style-name="ce107"/>
          <table:table-cell table:style-name="ce154"/>
          <table:table-cell table:style-name="ce277"/>
          <table:table-cell table:style-name="ce99" office:value-type="string">
            <text:p>Equipment type</text:p>
          </table:table-cell>
          <table:table-cell table:style-name="ce362"/>
          <table:table-cell table:style-name="ce380"/>
          <table:table-cell table:style-name="ce49"/>
          <table:table-cell table:style-name="ce416" table:number-columns-repeated="3"/>
          <table:table-cell table:style-name="ce419"/>
          <table:table-cell table:style-name="ce381"/>
          <table:table-cell table:style-name="ce445"/>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28">
          <table:table-cell table:style-name="ce11"/>
          <table:table-cell table:style-name="ce46"/>
          <table:table-cell table:style-name="ce89" table:formula="oooc:=[.C319]+1" office:value-type="float" office:value="573">
            <text:p>573</text:p>
          </table:table-cell>
          <table:table-cell table:style-name="ce107" office:value-type="string">
            <text:p>WHEEWasteHeatType</text:p>
          </table:table-cell>
          <table:table-cell table:style-name="ce107"/>
          <table:table-cell table:style-name="ce154"/>
          <table:table-cell table:style-name="ce277"/>
          <table:table-cell table:style-name="ce99" office:value-type="string">
            <text:p>Waste heat type</text:p>
          </table:table-cell>
          <table:table-cell table:style-name="ce362"/>
          <table:table-cell table:style-name="ce380"/>
          <table:table-cell table:style-name="ce49"/>
          <table:table-cell table:style-name="ce416" table:number-columns-repeated="3"/>
          <table:table-cell table:style-name="ce419"/>
          <table:table-cell table:style-name="ce381"/>
          <table:table-cell table:style-name="ce445"/>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28">
          <table:table-cell table:style-name="ce11"/>
          <table:table-cell table:style-name="ce46"/>
          <table:table-cell table:style-name="ce89" table:formula="oooc:=[.C320]+1" office:value-type="float" office:value="574">
            <text:p>574</text:p>
          </table:table-cell>
          <table:table-cell table:style-name="ce107" office:value-type="string">
            <text:p>QWHEE</text:p>
          </table:table-cell>
          <table:table-cell table:style-name="ce107"/>
          <table:table-cell table:style-name="ce154"/>
          <table:table-cell table:style-name="ce277"/>
          <table:table-cell table:style-name="ce99" office:value-type="string">
            <text:p>Available waste heat</text:p>
          </table:table-cell>
          <table:table-cell table:style-name="ce362"/>
          <table:table-cell table:style-name="ce380"/>
          <table:table-cell table:style-name="ce49"/>
          <table:table-cell table:style-name="ce416" table:number-columns-repeated="3"/>
          <table:table-cell table:style-name="ce419"/>
          <table:table-cell table:style-name="ce381"/>
          <table:table-cell table:style-name="ce445"/>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28">
          <table:table-cell table:style-name="ce11"/>
          <table:table-cell table:style-name="ce46"/>
          <table:table-cell table:style-name="ce89" table:formula="oooc:=[.C321]+1" office:value-type="float" office:value="575">
            <text:p>575</text:p>
          </table:table-cell>
          <table:table-cell table:style-name="ce107" office:value-type="string">
            <text:p>WHEEMedium</text:p>
          </table:table-cell>
          <table:table-cell table:style-name="ce107"/>
          <table:table-cell table:style-name="ce154"/>
          <table:table-cell table:style-name="ce277"/>
          <table:table-cell table:style-name="ce99" office:value-type="string">
            <text:p>Medium</text:p>
          </table:table-cell>
          <table:table-cell table:style-name="ce362"/>
          <table:table-cell table:style-name="ce380"/>
          <table:table-cell table:style-name="ce49"/>
          <table:table-cell table:style-name="ce416" table:number-columns-repeated="3"/>
          <table:table-cell table:style-name="ce419"/>
          <table:table-cell table:style-name="ce381"/>
          <table:table-cell table:style-name="ce445"/>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28">
          <table:table-cell table:style-name="ce11"/>
          <table:table-cell table:style-name="ce46"/>
          <table:table-cell table:style-name="ce89" table:formula="oooc:=[.C322]+1" office:value-type="float" office:value="576">
            <text:p>576</text:p>
          </table:table-cell>
          <table:table-cell table:style-name="ce107" office:value-type="string">
            <text:p>WHEEFlow</text:p>
          </table:table-cell>
          <table:table-cell table:style-name="ce107"/>
          <table:table-cell table:style-name="ce154"/>
          <table:table-cell table:style-name="ce277"/>
          <table:table-cell table:style-name="ce99" office:value-type="string">
            <text:p>Flow rate</text:p>
          </table:table-cell>
          <table:table-cell table:style-name="ce362"/>
          <table:table-cell table:style-name="ce380"/>
          <table:table-cell table:style-name="ce49"/>
          <table:table-cell table:style-name="ce416" table:number-columns-repeated="3"/>
          <table:table-cell table:style-name="ce419"/>
          <table:table-cell table:style-name="ce381"/>
          <table:table-cell table:style-name="ce445"/>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28">
          <table:table-cell table:style-name="ce11"/>
          <table:table-cell table:style-name="ce46"/>
          <table:table-cell table:style-name="ce89" table:formula="oooc:=[.C323]+1" office:value-type="float" office:value="577">
            <text:p>577</text:p>
          </table:table-cell>
          <table:table-cell table:style-name="ce107" office:value-type="string">
            <text:p>WHEETOutlet</text:p>
          </table:table-cell>
          <table:table-cell table:style-name="ce107"/>
          <table:table-cell table:style-name="ce154"/>
          <table:table-cell table:style-name="ce277"/>
          <table:table-cell table:style-name="ce99" office:value-type="string">
            <text:p>waste heat temperature</text:p>
          </table:table-cell>
          <table:table-cell table:style-name="ce362"/>
          <table:table-cell table:style-name="ce380"/>
          <table:table-cell table:style-name="ce49"/>
          <table:table-cell table:style-name="ce416" table:number-columns-repeated="3"/>
          <table:table-cell table:style-name="ce419"/>
          <table:table-cell table:style-name="ce381"/>
          <table:table-cell table:style-name="ce445"/>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28">
          <table:table-cell table:style-name="ce11"/>
          <table:table-cell table:style-name="ce46"/>
          <table:table-cell table:style-name="ce89" table:formula="oooc:=[.C324]+1" office:value-type="float" office:value="578">
            <text:p>578</text:p>
          </table:table-cell>
          <table:table-cell table:style-name="ce107" office:value-type="string">
            <text:p>WHEEPresentUse</text:p>
          </table:table-cell>
          <table:table-cell table:style-name="ce107"/>
          <table:table-cell table:style-name="ce154"/>
          <table:table-cell table:style-name="ce277"/>
          <table:table-cell table:style-name="ce99" office:value-type="string">
            <text:p>present use of waste heat</text:p>
          </table:table-cell>
          <table:table-cell table:style-name="ce362"/>
          <table:table-cell table:style-name="ce380"/>
          <table:table-cell table:style-name="ce49"/>
          <table:table-cell table:style-name="ce416" table:number-columns-repeated="3"/>
          <table:table-cell table:style-name="ce419"/>
          <table:table-cell table:style-name="ce381"/>
          <table:table-cell table:style-name="ce445"/>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28">
          <table:table-cell table:style-name="ce11"/>
          <table:table-cell table:style-name="ce46"/>
          <table:table-cell table:style-name="ce107" office:value-type="string">
            <text:p>text</text:p>
          </table:table-cell>
          <table:table-cell table:style-name="ce107" office:value-type="string">
            <text:p>'----</text:p>
          </table:table-cell>
          <table:table-cell table:style-name="ce107"/>
          <table:table-cell table:style-name="ce154"/>
          <table:table-cell table:style-name="ce277"/>
          <table:table-cell table:style-name="ce332" office:value-type="string">
            <text:p>Schedule</text:p>
          </table:table-cell>
          <table:table-cell table:style-name="ce362"/>
          <table:table-cell table:style-name="ce380"/>
          <table:table-cell table:style-name="ce49"/>
          <table:table-cell table:style-name="ce416" table:number-columns-repeated="3"/>
          <table:table-cell table:style-name="ce419"/>
          <table:table-cell table:style-name="ce381"/>
          <table:table-cell table:style-name="ce445"/>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28">
          <table:table-cell table:style-name="ce11"/>
          <table:table-cell table:style-name="ce46"/>
          <table:table-cell table:style-name="ce89" table:formula="oooc:=[.C325]+1" office:value-type="float" office:value="579">
            <text:p>579</text:p>
          </table:table-cell>
          <table:table-cell table:style-name="ce107" office:value-type="string">
            <text:p>HPerDayWHEE </text:p>
          </table:table-cell>
          <table:table-cell table:style-name="ce107"/>
          <table:table-cell table:style-name="ce154"/>
          <table:table-cell table:style-name="ce277"/>
          <table:table-cell table:style-name="ce99" office:value-type="string">
            <text:p>hours of <text:s/>operation per day</text:p>
          </table:table-cell>
          <table:table-cell table:style-name="ce362"/>
          <table:table-cell table:style-name="ce380"/>
          <table:table-cell table:style-name="ce49"/>
          <table:table-cell table:style-name="ce416" table:number-columns-repeated="3"/>
          <table:table-cell table:style-name="ce419"/>
          <table:table-cell table:style-name="ce381"/>
          <table:table-cell table:style-name="ce445"/>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28">
          <table:table-cell table:style-name="ce11"/>
          <table:table-cell table:style-name="ce46"/>
          <table:table-cell table:style-name="ce89" table:formula="oooc:=[.C327]+1" office:value-type="float" office:value="580">
            <text:p>580</text:p>
          </table:table-cell>
          <table:table-cell table:style-name="ce107" office:value-type="string">
            <text:p>NBatchWHEE </text:p>
          </table:table-cell>
          <table:table-cell table:style-name="ce107"/>
          <table:table-cell table:style-name="ce154"/>
          <table:table-cell table:style-name="ce277"/>
          <table:table-cell table:style-name="ce99" office:value-type="string">
            <text:p>number of batches per day</text:p>
          </table:table-cell>
          <table:table-cell table:style-name="ce362"/>
          <table:table-cell table:style-name="ce380"/>
          <table:table-cell table:style-name="ce49"/>
          <table:table-cell table:style-name="ce416" table:number-columns-repeated="3"/>
          <table:table-cell table:style-name="ce419"/>
          <table:table-cell table:style-name="ce381"/>
          <table:table-cell table:style-name="ce445"/>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28">
          <table:table-cell table:style-name="ce11"/>
          <table:table-cell table:style-name="ce46"/>
          <table:table-cell table:style-name="ce89" table:formula="oooc:=[.C328]+1" office:value-type="float" office:value="581">
            <text:p>581</text:p>
          </table:table-cell>
          <table:table-cell table:style-name="ce107" office:value-type="string">
            <text:p>HBatchWHEE </text:p>
          </table:table-cell>
          <table:table-cell table:style-name="ce107"/>
          <table:table-cell table:style-name="ce154"/>
          <table:table-cell table:style-name="ce277"/>
          <table:table-cell table:style-name="ce99" office:value-type="string">
            <text:p>duration of 1 batch</text:p>
          </table:table-cell>
          <table:table-cell table:style-name="ce362"/>
          <table:table-cell table:style-name="ce380"/>
          <table:table-cell table:style-name="ce49"/>
          <table:table-cell table:style-name="ce416" table:number-columns-repeated="3"/>
          <table:table-cell table:style-name="ce419"/>
          <table:table-cell table:style-name="ce381"/>
          <table:table-cell table:style-name="ce445"/>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28">
          <table:table-cell table:style-name="ce11"/>
          <table:table-cell table:style-name="ce46"/>
          <table:table-cell table:style-name="ce89" table:formula="oooc:=[.C329]+1" office:value-type="float" office:value="582">
            <text:p>582</text:p>
          </table:table-cell>
          <table:table-cell table:style-name="ce107" office:value-type="string">
            <text:p>NDaysWHEE </text:p>
          </table:table-cell>
          <table:table-cell table:style-name="ce107"/>
          <table:table-cell table:style-name="ce154"/>
          <table:table-cell table:style-name="ce277"/>
          <table:table-cell table:style-name="ce99" office:value-type="string">
            <text:p>days of process operation per year</text:p>
          </table:table-cell>
          <table:table-cell table:style-name="ce362"/>
          <table:table-cell table:style-name="ce380"/>
          <table:table-cell table:style-name="ce49"/>
          <table:table-cell table:style-name="ce416" table:number-columns-repeated="3"/>
          <table:table-cell table:style-name="ce419"/>
          <table:table-cell table:style-name="ce381"/>
          <table:table-cell table:style-name="ce445"/>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83"/>
          <table:table-cell table:style-name="ce517"/>
          <table:table-cell table:style-name="ce560" table:number-columns-repeated="7"/>
          <table:table-cell table:style-name="ce461" table:number-columns-repeated="199"/>
          <table:table-cell table:style-name="ce11" table:number-columns-repeated="4"/>
        </table:table-row>
        <table:table-row table:style-name="ro4">
          <table:table-cell/>
          <table:table-cell table:style-name="ce45"/>
          <table:table-cell table:style-name="ce87"/>
          <table:table-cell table:style-name="ce137" table:number-columns-repeated="2"/>
          <table:table-cell table:style-name="ce255"/>
          <table:table-cell table:style-name="ce275"/>
          <table:table-cell table:style-name="ce304"/>
          <table:table-cell table:style-name="ce359"/>
          <table:table-cell table:style-name="ce281"/>
          <table:table-cell table:style-name="ce402"/>
          <table:table-cell table:style-name="ce359" table:number-columns-repeated="3"/>
          <table:table-cell table:style-name="ce352"/>
          <table:table-cell table:style-name="ce430"/>
          <table:table-cell table:style-name="ce66"/>
          <table:table-cell table:number-columns-repeated="2"/>
          <table:table-cell table:style-name="ce473" table:formula="oooc:=HLOOKUP([.T$1];[.U$1:.AC$1202];ROW();FALSE())">
            <text:p/>
          </table:table-cell>
          <table:table-cell table:style-name="ce485"/>
          <table:table-cell table:style-name="ce521" table:number-columns-repeated="8"/>
          <table:table-cell table:number-columns-repeated="2"/>
          <table:table-cell table:style-name="ce541" table:formula="oooc:=HLOOKUP([.AF$1];[.AG$1:.AO$1200];ROW();FALSE())">
            <text:p/>
          </table:table-cell>
          <table:table-cell table:style-name="ce547" table:number-columns-repeated="9"/>
          <table:table-cell table:number-columns-repeated="2"/>
          <table:table-cell table:style-name="ce568" table:formula="oooc:=HLOOKUP([.AR$1];[.AS$1:.BA$1200];ROW();FALSE())">
            <text:p/>
          </table:table-cell>
          <table:table-cell table:style-name="ce579"/>
          <table:table-cell table:style-name="ce547" table:number-columns-repeated="8"/>
          <table:table-cell table:number-columns-repeated="203"/>
        </table:table-row>
        <table:table-row table:style-name="ro29">
          <table:table-cell office:value-type="float" office:value="282">
            <text:p>282</text:p>
          </table:table-cell>
          <table:table-cell table:style-name="ce43" office:value-type="float" office:value="6">
            <text:p>6</text:p>
          </table:table-cell>
          <table:table-cell table:style-name="ce84" office:value-type="float" office:value="600">
            <text:p>600</text:p>
          </table:table-cell>
          <table:table-cell table:style-name="ce188" table:number-columns-repeated="2"/>
          <table:table-cell table:style-name="ce138"/>
          <table:table-cell table:style-name="ce272"/>
          <table:table-cell table:style-name="ce305" office:value-type="string">
            <text:p>Distribution of heat/cold</text:p>
          </table:table-cell>
          <table:table-cell table:style-name="ce353"/>
          <table:table-cell table:style-name="ce385"/>
          <table:table-cell table:style-name="ce387"/>
          <table:table-cell table:style-name="ce385"/>
          <table:table-cell table:style-name="ce283" office:value-type="string">
            <text:p>added this new title</text:p>
          </table:table-cell>
          <table:table-cell table:style-name="ce385" table:number-columns-repeated="3"/>
          <table:table-cell table:style-name="ce446"/>
          <table:table-cell table:number-columns-repeated="2"/>
          <table:table-cell table:style-name="ce474" table:formula="oooc:=HLOOKUP([.T$1];[.U$1:.AC$1202];ROW();FALSE())" office:value-type="string" office:string-value="Distribution of heat/cold">
            <text:p>Distribution of heat/cold</text:p>
          </table:table-cell>
          <table:table-cell table:style-name="ce486" office:value-type="string">
            <text:p>Distribution of heat/cold</text:p>
          </table:table-cell>
          <table:table-cell table:style-name="ce522" office:value-type="string">
            <text:p>Distribució de calor/fred</text:p>
          </table:table-cell>
          <table:table-cell table:style-name="ce533" table:number-columns-repeated="7"/>
          <table:table-cell table:style-name="ce458"/>
          <table:table-cell/>
          <table:table-cell table:style-name="ce541" table:formula="oooc:=HLOOKUP([.AF$1];[.AG$1:.AO$1200];ROW();FALSE())" office:value-type="string" office:string-value="Attach a simplified scheme of the hydraulic system of processing and distribution of heat/cold">
            <text:p>Attach a simplified scheme of the hydraulic system of processing and distribution of heat/cold</text:p>
          </table:table-cell>
          <table:table-cell table:style-name="ce549" office:value-type="string">
            <text:p>Attach a simplified scheme of the hydraulic system of processing and distribution of heat/cold</text:p>
          </table:table-cell>
          <table:table-cell table:style-name="ce557" office:value-type="string">
            <text:p>Adjuntar un esquema hidraúlic simplificat del sistema de producció i distribució de calor/fred</text:p>
          </table:table-cell>
          <table:table-cell table:style-name="ce563"/>
          <table:table-cell table:style-name="ce561" table:number-columns-repeated="6"/>
          <table:table-cell table:style-name="ce458"/>
          <table:table-cell/>
          <table:table-cell table:style-name="ce568" table:formula="oooc:=HLOOKUP([.AR$1];[.AS$1:.BA$1200];ROW();FALSE())">
            <text:p/>
          </table:table-cell>
          <table:table-cell table:style-name="ce580"/>
          <table:table-cell table:style-name="ce549"/>
          <table:table-cell table:style-name="ce561" table:number-columns-repeated="7"/>
          <table:table-cell table:style-name="ce458" table:number-columns-repeated="199"/>
          <table:table-cell table:number-columns-repeated="4"/>
        </table:table-row>
        <table:table-row table:style-name="ro7">
          <table:table-cell table:style-name="ce30" office:value-type="float" office:value="283">
            <text:p>283</text:p>
          </table:table-cell>
          <table:table-cell table:style-name="ce55"/>
          <table:table-cell table:style-name="ce100" table:formula="oooc:=[.C332]+1" office:value-type="float" office:value="601">
            <text:p>601</text:p>
          </table:table-cell>
          <table:table-cell table:style-name="ce189" office:value-type="string">
            <text:p>PipeDuct</text:p>
          </table:table-cell>
          <table:table-cell table:style-name="ce240"/>
          <table:table-cell table:style-name="ce260"/>
          <table:table-cell table:style-name="ce53" office:value-type="string">
            <text:p>Nbranch</text:p>
          </table:table-cell>
          <table:table-cell table:style-name="ce99" office:value-type="string">
            <text:p>Name of the branch / distribution system</text:p>
          </table:table-cell>
          <table:table-cell table:style-name="ce276" office:value-type="string">
            <text:p>-</text:p>
          </table:table-cell>
          <table:table-cell table:number-columns-repeated="2" table:style-name="ce49" office:value-type="string">
            <text:p>X</text:p>
          </table:table-cell>
          <table:table-cell table:style-name="ce418" office:value-type="string">
            <text:p>x</text:p>
          </table:table-cell>
          <table:table-cell table:style-name="ce49"/>
          <table:table-cell table:style-name="ce426"/>
          <table:table-cell table:style-name="ce49"/>
          <table:table-cell table:style-name="ce49" office:value-type="string">
            <text:p>adding a description of the distribution system is needed where piping losses are important</text:p>
          </table:table-cell>
          <table:table-cell table:style-name="ce437"/>
          <table:table-cell table:style-name="ce462" table:number-columns-repeated="2"/>
          <table:table-cell table:style-name="ce475" table:formula="oooc:=HLOOKUP([.T$1];[.U$1:.AC$1202];ROW();FALSE())" office:value-type="string" office:string-value="name of the branch / distribution system">
            <text:p>name of the branch / distribution system</text:p>
          </table:table-cell>
          <table:table-cell table:style-name="ce487" office:value-type="string">
            <text:p>name of the branch / distribution system</text:p>
          </table:table-cell>
          <table:table-cell table:style-name="ce523" office:value-type="string">
            <text:p>Nom de la conducció / sistema de distribució</text:p>
          </table:table-cell>
          <table:table-cell table:style-name="ce532" table:number-columns-repeated="7"/>
          <table:table-cell table:style-name="ce461"/>
          <table:table-cell table:style-name="ce462"/>
          <table:table-cell table:style-name="ce542" table:formula="oooc:=HLOOKUP([.AF$1];[.AG$1:.AO$1200];ROW();FALSE())" office:value-type="string" office:string-value="Give some brief name or number of the distribution tube consistent with the hydraulic scheme ">
            <text:p>Give some brief name or number of the distribution tube consistent with the hydraulic scheme </text:p>
          </table:table-cell>
          <table:table-cell table:style-name="ce517" office:value-type="string">
            <text:p>Give some brief name or number of the distribution tube consistent with the hydraulic scheme </text:p>
          </table:table-cell>
          <table:table-cell table:style-name="ce557" office:value-type="string">
            <text:p>Donar un nom abreviat o un número a la canodada de distribució consistent amb l'esquema hidràulic</text:p>
          </table:table-cell>
          <table:table-cell table:style-name="ce560" table:number-columns-repeated="7"/>
          <table:table-cell table:style-name="ce461"/>
          <table:table-cell table:style-name="ce462"/>
          <table:table-cell table:style-name="ce569" table:formula="oooc:=HLOOKUP([.AR$1];[.AS$1:.BA$1200];ROW();FALSE())" office:value-type="string" office:string-value="-">
            <text:p>-</text:p>
          </table:table-cell>
          <table:table-cell table:style-name="ce572"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6">
          <table:table-cell table:style-name="ce11" office:value-type="float" office:value="284">
            <text:p>284</text:p>
          </table:table-cell>
          <table:table-cell table:style-name="ce47"/>
          <table:table-cell table:style-name="ce99" table:formula="oooc:=[.C333]+1" office:value-type="float" office:value="602">
            <text:p>602</text:p>
          </table:table-cell>
          <table:table-cell table:style-name="ce190" office:value-type="string">
            <text:p>HeatFromEquipNo</text:p>
          </table:table-cell>
          <table:table-cell table:style-name="ce190"/>
          <table:table-cell table:style-name="ce143"/>
          <table:table-cell table:style-name="ce276" office:value-type="string">
            <text:p>Nbranch</text:p>
          </table:table-cell>
          <table:table-cell table:style-name="ce99" office:value-type="string">
            <text:p>Heat or cold supply comes from equipment(s) no.:</text:p>
          </table:table-cell>
          <table:table-cell table:style-name="ce276" office:value-type="string">
            <text:p>-</text:p>
          </table:table-cell>
          <table:table-cell table:number-columns-repeated="2" table:style-name="ce49" office:value-type="string">
            <text:p>X</text:p>
          </table:table-cell>
          <table:table-cell table:style-name="ce418" office:value-type="string">
            <text:p>x</text:p>
          </table:table-cell>
          <table:table-cell table:style-name="ce49"/>
          <table:table-cell table:style-name="ce426"/>
          <table:table-cell table:style-name="ce49"/>
          <table:table-cell table:style-name="ce49" office:value-type="string">
            <text:p>This is redundant for the last line in Generation H/C. To think if we will permit redundancy or eliminate it. 18/12/2007, Stoyan</text:p>
          </table:table-cell>
          <table:table-cell table:style-name="ce437" office:value-type="string">
            <text:p>specify which equipment delivers heat or cold to this distribution system</text:p>
          </table:table-cell>
          <table:table-cell table:style-name="ce462" table:number-columns-repeated="2"/>
          <table:table-cell table:style-name="ce475" table:formula="oooc:=HLOOKUP([.T$1];[.U$1:.AC$1202];ROW();FALSE())" office:value-type="string" office:string-value="heat or cold supply comes from equipment(s) No.:">
            <text:p>heat or cold supply comes from equipment(s) No.:</text:p>
          </table:table-cell>
          <table:table-cell table:style-name="ce487" office:value-type="string">
            <text:p>heat or cold supply comes from equipment(s) No.:</text:p>
          </table:table-cell>
          <table:table-cell table:style-name="ce519"/>
          <table:table-cell table:style-name="ce532" table:number-columns-repeated="7"/>
          <table:table-cell table:style-name="ce461"/>
          <table:table-cell table:style-name="ce462"/>
          <table:table-cell table:style-name="ce542" table:formula="oooc:=HLOOKUP([.AF$1];[.AG$1:.AO$1200];ROW();FALSE())">
            <text:p/>
          </table:table-cell>
          <table:table-cell table:style-name="ce517"/>
          <table:table-cell table:style-name="ce557"/>
          <table:table-cell table:style-name="ce560" table:number-columns-repeated="7"/>
          <table:table-cell table:style-name="ce461"/>
          <table:table-cell table:style-name="ce462"/>
          <table:table-cell table:style-name="ce569" table:formula="oooc:=HLOOKUP([.AR$1];[.AS$1:.BA$1200];ROW();FALSE())" office:value-type="string" office:string-value="-">
            <text:p>-</text:p>
          </table:table-cell>
          <table:table-cell table:style-name="ce572"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6">
          <table:table-cell table:style-name="ce11" office:value-type="float" office:value="285">
            <text:p>285</text:p>
          </table:table-cell>
          <table:table-cell table:style-name="ce47"/>
          <table:table-cell table:style-name="ce99" table:formula="oooc:=[.C334]+1" office:value-type="float" office:value="603">
            <text:p>603</text:p>
          </table:table-cell>
          <table:table-cell table:style-name="ce190" office:value-type="string">
            <text:p>HeatDistMedium</text:p>
          </table:table-cell>
          <table:table-cell table:style-name="ce190"/>
          <table:table-cell table:style-name="ce143"/>
          <table:table-cell table:style-name="ce276" office:value-type="string">
            <text:p>Nbranch</text:p>
          </table:table-cell>
          <table:table-cell table:style-name="ce99" office:value-type="string">
            <text:p>heat or cold distribution medium</text:p>
          </table:table-cell>
          <table:table-cell table:style-name="ce276" office:value-type="string">
            <text:p>-</text:p>
          </table:table-cell>
          <table:table-cell table:number-columns-repeated="2" table:style-name="ce49" office:value-type="string">
            <text:p>X</text:p>
          </table:table-cell>
          <table:table-cell table:style-name="ce49" office:value-type="string">
            <text:p>x</text:p>
          </table:table-cell>
          <table:table-cell table:style-name="ce48" office:value-type="string">
            <text:p>x</text:p>
          </table:table-cell>
          <table:table-cell table:style-name="ce48"/>
          <table:table-cell table:style-name="ce49" office:value-type="string">
            <text:p>x (even if called WRONGLY process medium)</text:p>
          </table:table-cell>
          <table:table-cell table:style-name="ce49"/>
          <table:table-cell table:style-name="ce444" office:value-type="string">
            <text:p>e.g. air for drying processes</text:p>
          </table:table-cell>
          <table:table-cell table:style-name="ce462" table:number-columns-repeated="2"/>
          <table:table-cell table:style-name="ce475" table:formula="oooc:=HLOOKUP([.T$1];[.U$1:.AC$1202];ROW();FALSE())" office:value-type="string" office:string-value="heat or cold distribution medium">
            <text:p>heat or cold distribution medium</text:p>
          </table:table-cell>
          <table:table-cell table:style-name="ce487" office:value-type="string">
            <text:p>heat or cold distribution medium</text:p>
          </table:table-cell>
          <table:table-cell table:style-name="ce523" office:value-type="string">
            <text:p>Medi de distribució de calor/fred</text:p>
          </table:table-cell>
          <table:table-cell table:style-name="ce532" table:number-columns-repeated="7"/>
          <table:table-cell table:style-name="ce461"/>
          <table:table-cell table:style-name="ce462"/>
          <table:table-cell table:style-name="ce542" table:formula="oooc:=HLOOKUP([.AF$1];[.AG$1:.AO$1200];ROW();FALSE())" office:value-type="string" office:string-value="e.g air for drying process, vapour, hot water, refrigerant,....">
            <text:p>e.g air for drying process, vapour, hot water, refrigerant,....</text:p>
          </table:table-cell>
          <table:table-cell table:style-name="ce517" office:value-type="string">
            <text:p>e.g air for drying process, vapour, hot water, refrigerant,....</text:p>
          </table:table-cell>
          <table:table-cell table:style-name="ce557" office:value-type="string">
            <text:p>P.e. aire per procés d'assecatge, vapor, aigua calenta, refrigerant, …</text:p>
          </table:table-cell>
          <table:table-cell table:style-name="ce560" table:number-columns-repeated="7"/>
          <table:table-cell table:style-name="ce461"/>
          <table:table-cell table:style-name="ce462"/>
          <table:table-cell table:style-name="ce569" table:formula="oooc:=HLOOKUP([.AR$1];[.AS$1:.BA$1200];ROW();FALSE())" office:value-type="string" office:string-value="-">
            <text:p>-</text:p>
          </table:table-cell>
          <table:table-cell table:style-name="ce572"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7">
          <table:table-cell table:style-name="ce11" office:value-type="float" office:value="286">
            <text:p>286</text:p>
          </table:table-cell>
          <table:table-cell table:style-name="ce47"/>
          <table:table-cell table:style-name="ce99" table:formula="oooc:=[.C335]+1" office:value-type="float" office:value="604">
            <text:p>604</text:p>
          </table:table-cell>
          <table:table-cell table:style-name="ce190" office:value-type="string">
            <text:p>DistribCircFlow</text:p>
          </table:table-cell>
          <table:table-cell table:style-name="ce190"/>
          <table:table-cell table:style-name="ce143"/>
          <table:table-cell table:style-name="ce276" office:value-type="string">
            <text:p>?</text:p>
          </table:table-cell>
          <table:table-cell table:style-name="ce99" office:value-type="string">
            <text:p>nominal production or circulation rate</text:p>
            <text:p>(specify units)</text:p>
          </table:table-cell>
          <table:table-cell table:style-name="ce276" office:value-type="string">
            <text:p>m³/h</text:p>
            <text:p>kg/h</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8"/>
          <table:table-cell table:style-name="ce49" office:value-type="string">
            <text:p>x</text:p>
          </table:table-cell>
          <table:table-cell table:style-name="ce49"/>
          <table:table-cell table:style-name="ce437"/>
          <table:table-cell table:style-name="ce462" table:number-columns-repeated="2"/>
          <table:table-cell table:style-name="ce475" table:formula="oooc:=HLOOKUP([.T$1];[.U$1:.AC$1202];ROW();FALSE())" office:value-type="string" office:string-value="nominal production or circulation rate (specify units)">
            <text:p>nominal production or circulation rate (specify units)</text:p>
          </table:table-cell>
          <table:table-cell table:style-name="ce487" office:value-type="string">
            <text:p>nominal production or circulation rate</text:p>
            <text:p>(specify units)</text:p>
          </table:table-cell>
          <table:table-cell table:style-name="ce523" office:value-type="string">
            <text:p>Cabal nominal de circulació</text:p>
          </table:table-cell>
          <table:table-cell table:style-name="ce532" table:number-columns-repeated="7"/>
          <table:table-cell table:style-name="ce461"/>
          <table:table-cell table:style-name="ce462"/>
          <table:table-cell table:style-name="ce542" table:formula="oooc:=HLOOKUP([.AF$1];[.AG$1:.AO$1200];ROW();FALSE())">
            <text:p/>
          </table:table-cell>
          <table:table-cell table:style-name="ce517"/>
          <table:table-cell table:style-name="ce557"/>
          <table:table-cell table:style-name="ce560" table:number-columns-repeated="7"/>
          <table:table-cell table:style-name="ce461"/>
          <table:table-cell table:style-name="ce462"/>
          <table:table-cell table:style-name="ce569" table:formula="oooc:=HLOOKUP([.AR$1];[.AS$1:.BA$1200];ROW();FALSE())" office:value-type="string" office:string-value="m³/h kg/h">
            <text:p>m³/h kg/h</text:p>
          </table:table-cell>
          <table:table-cell table:style-name="ce572" office:value-type="string">
            <text:p>m³/h</text:p>
            <text:p>kg/h</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287">
            <text:p>287</text:p>
          </table:table-cell>
          <table:table-cell table:style-name="ce47"/>
          <table:table-cell table:style-name="ce99" table:formula="oooc:=[.C336]+1" office:value-type="float" office:value="605">
            <text:p>605</text:p>
          </table:table-cell>
          <table:table-cell table:style-name="ce190" office:value-type="string">
            <text:p>ToutDistrib</text:p>
          </table:table-cell>
          <table:table-cell table:style-name="ce190"/>
          <table:table-cell table:style-name="ce143"/>
          <table:table-cell table:style-name="ce276" office:value-type="string">
            <text:p>Nbranch</text:p>
          </table:table-cell>
          <table:table-cell table:style-name="ce99" office:value-type="string">
            <text:p>outlet temperature (to distribution)</text:p>
          </table:table-cell>
          <table:table-cell table:style-name="ce276" office:value-type="string">
            <text:p>°C</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8"/>
          <table:table-cell table:style-name="ce49" office:value-type="string">
            <text:p>x</text:p>
          </table:table-cell>
          <table:table-cell table:style-name="ce49"/>
          <table:table-cell table:style-name="ce437" office:value-type="string">
            <text:p>during operation; return temperature of condensates in case of steam boilers</text:p>
          </table:table-cell>
          <table:table-cell table:style-name="ce462" table:number-columns-repeated="2"/>
          <table:table-cell table:style-name="ce475" table:formula="oooc:=HLOOKUP([.T$1];[.U$1:.AC$1202];ROW();FALSE())" office:value-type="string" office:string-value="outlet temperature (to distribution)">
            <text:p>outlet temperature (to distribution)</text:p>
          </table:table-cell>
          <table:table-cell table:style-name="ce487" office:value-type="string">
            <text:p>outlet temperature (to distribution)</text:p>
          </table:table-cell>
          <table:table-cell table:style-name="ce523" office:value-type="string">
            <text:p>Temperatura de sortida (cap a distribució)</text:p>
          </table:table-cell>
          <table:table-cell table:style-name="ce532" table:number-columns-repeated="7"/>
          <table:table-cell table:style-name="ce461"/>
          <table:table-cell table:style-name="ce462"/>
          <table:table-cell table:style-name="ce542" table:formula="oooc:=HLOOKUP([.AF$1];[.AG$1:.AO$1200];ROW();FALSE())" office:value-type="string" office:string-value="Temperature of supply medium from equipment">
            <text:p>Temperature of supply medium from equipment</text:p>
          </table:table-cell>
          <table:table-cell table:style-name="ce517" office:value-type="string">
            <text:p>Temperature of supply medium from equipment</text:p>
          </table:table-cell>
          <table:table-cell table:style-name="ce557" office:value-type="string">
            <text:p>Temperatura de sortida del medi portador des de l'equipament</text:p>
          </table:table-cell>
          <table:table-cell table:style-name="ce560" table:number-columns-repeated="7"/>
          <table:table-cell table:style-name="ce461"/>
          <table:table-cell table:style-name="ce462"/>
          <table:table-cell table:style-name="ce569" table:formula="oooc:=HLOOKUP([.AR$1];[.AS$1:.BA$1200];ROW();FALSE())" office:value-type="string" office:string-value="°C">
            <text:p>°C</text:p>
          </table:table-cell>
          <table:table-cell table:style-name="ce572" office:value-type="string">
            <text:p>°C</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3">
          <table:table-cell table:style-name="ce11" office:value-type="float" office:value="288">
            <text:p>288</text:p>
          </table:table-cell>
          <table:table-cell table:style-name="ce47"/>
          <table:table-cell table:style-name="ce99" table:formula="oooc:=[.C337]+1" office:value-type="float" office:value="606">
            <text:p>606</text:p>
          </table:table-cell>
          <table:table-cell table:style-name="ce190" office:value-type="string">
            <text:p>TreturnDistrib</text:p>
          </table:table-cell>
          <table:table-cell table:style-name="ce190"/>
          <table:table-cell table:style-name="ce143"/>
          <table:table-cell table:style-name="ce276" office:value-type="string">
            <text:p>Nbranch</text:p>
          </table:table-cell>
          <table:table-cell table:style-name="ce99" office:value-type="string">
            <text:p>return temperature (from distribution)</text:p>
          </table:table-cell>
          <table:table-cell table:style-name="ce276" office:value-type="string">
            <text:p>°C</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8"/>
          <table:table-cell table:style-name="ce49" office:value-type="string">
            <text:p>x (Attention: distribution and supply are not divided like that! )</text:p>
          </table:table-cell>
          <table:table-cell table:style-name="ce49"/>
          <table:table-cell table:style-name="ce437" office:value-type="string">
            <text:p>return temperature of the heat distribution medium during operation (condensate return temperature for steam systems)</text:p>
          </table:table-cell>
          <table:table-cell table:style-name="ce462" table:number-columns-repeated="2"/>
          <table:table-cell table:style-name="ce475" table:formula="oooc:=HLOOKUP([.T$1];[.U$1:.AC$1202];ROW();FALSE())" office:value-type="string" office:string-value="return temperature (from distribution)">
            <text:p>return temperature (from distribution)</text:p>
          </table:table-cell>
          <table:table-cell table:style-name="ce487" office:value-type="string">
            <text:p>return temperature (from distribution)</text:p>
          </table:table-cell>
          <table:table-cell table:style-name="ce523" office:value-type="string">
            <text:p>Temperatura de retorn (recirculació des de la <text:s/>distribució)</text:p>
          </table:table-cell>
          <table:table-cell table:style-name="ce532" table:number-columns-repeated="7"/>
          <table:table-cell table:style-name="ce461"/>
          <table:table-cell table:style-name="ce462"/>
          <table:table-cell table:style-name="ce542" table:formula="oooc:=HLOOKUP([.AF$1];[.AG$1:.AO$1200];ROW();FALSE())" office:value-type="string" office:string-value="Temperature of return of the supply medium from distribution (return temperature of condensate in a vepour system)">
            <text:p>Temperature of return of the supply medium from distribution (return temperature of condensate in a vepour system)</text:p>
          </table:table-cell>
          <table:table-cell table:style-name="ce517" office:value-type="string">
            <text:p>Temperature of return of the supply medium from distribution (return temperature of condensate in a vepour system)</text:p>
          </table:table-cell>
          <table:table-cell table:style-name="ce557" office:value-type="string">
            <text:p>Temperatura de retorn del medi de distribució en operació ( temperatura de retorn del condensat en un sistema de vapor)</text:p>
          </table:table-cell>
          <table:table-cell table:style-name="ce560" table:number-columns-repeated="7"/>
          <table:table-cell table:style-name="ce461"/>
          <table:table-cell table:style-name="ce462"/>
          <table:table-cell table:style-name="ce569" table:formula="oooc:=HLOOKUP([.AR$1];[.AS$1:.BA$1200];ROW();FALSE())" office:value-type="string" office:string-value="°C">
            <text:p>°C</text:p>
          </table:table-cell>
          <table:table-cell table:style-name="ce572" office:value-type="string">
            <text:p>°C</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3">
          <table:table-cell table:style-name="ce11" office:value-type="float" office:value="289">
            <text:p>289</text:p>
          </table:table-cell>
          <table:table-cell table:style-name="ce47"/>
          <table:table-cell table:style-name="ce99"/>
          <table:table-cell table:style-name="ce190" office:value-type="string">
            <text:p>PercentRecirc</text:p>
          </table:table-cell>
          <table:table-cell table:style-name="ce190"/>
          <table:table-cell table:style-name="ce143"/>
          <table:table-cell table:style-name="ce276"/>
          <table:table-cell table:style-name="ce99" office:value-type="string">
            <text:p>Percentage of recirculation</text:p>
          </table:table-cell>
          <table:table-cell table:style-name="ce276" office:value-type="string">
            <text:p>%</text:p>
          </table:table-cell>
          <table:table-cell table:number-columns-repeated="2" table:style-name="ce49" office:value-type="string">
            <text:p>X</text:p>
          </table:table-cell>
          <table:table-cell table:style-name="ce49"/>
          <table:table-cell table:style-name="ce56"/>
          <table:table-cell table:style-name="ce48"/>
          <table:table-cell table:style-name="ce49" table:number-columns-repeated="2"/>
          <table:table-cell table:style-name="ce437"/>
          <table:table-cell table:style-name="ce462" table:number-columns-repeated="2"/>
          <table:table-cell table:style-name="ce475" table:formula="oooc:=HLOOKUP([.T$1];[.U$1:.AC$1202];ROW();FALSE())" office:value-type="string" office:string-value="Percentage of recirculation">
            <text:p>Percentage of recirculation</text:p>
          </table:table-cell>
          <table:table-cell table:style-name="ce487" office:value-type="string">
            <text:p>Percentage of recirculation</text:p>
          </table:table-cell>
          <table:table-cell table:style-name="ce523" office:value-type="string">
            <text:p>Percentatge de recirculació</text:p>
          </table:table-cell>
          <table:table-cell table:style-name="ce532" table:number-columns-repeated="7"/>
          <table:table-cell table:style-name="ce461"/>
          <table:table-cell table:style-name="ce462"/>
          <table:table-cell table:style-name="ce542" table:formula="oooc:=HLOOKUP([.AF$1];[.AG$1:.AO$1200];ROW();FALSE())" office:value-type="string" office:string-value="Specify the percentage of recirculation of the heat/cold supply medium (100% = totally closed circuit)">
            <text:p>Specify the percentage of recirculation of the heat/cold supply medium (100% = totally closed circuit)</text:p>
          </table:table-cell>
          <table:table-cell table:style-name="ce517" office:value-type="string">
            <text:p>Specify the percentage of recirculation of the heat/cold supply medium (100% = totally closed circuit)</text:p>
          </table:table-cell>
          <table:table-cell table:style-name="ce557" office:value-type="string">
            <text:p>Especificar el percentatge de recirculació del medi transportador del calor/fred (100% = circuit totalment tancat)</text:p>
          </table:table-cell>
          <table:table-cell table:style-name="ce560" table:number-columns-repeated="7"/>
          <table:table-cell table:style-name="ce461"/>
          <table:table-cell table:style-name="ce462"/>
          <table:table-cell table:style-name="ce569" table:formula="oooc:=HLOOKUP([.AR$1];[.AS$1:.BA$1200];ROW();FALSE())" office:value-type="string" office:string-value="%">
            <text:p>%</text:p>
          </table:table-cell>
          <table:table-cell table:style-name="ce572"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3">
          <table:table-cell table:style-name="ce11" office:value-type="float" office:value="290">
            <text:p>290</text:p>
          </table:table-cell>
          <table:table-cell table:style-name="ce47"/>
          <table:table-cell table:style-name="ce99" table:formula="oooc:=[.C338]+1" office:value-type="float" office:value="607">
            <text:p>607</text:p>
          </table:table-cell>
          <table:table-cell table:style-name="ce190" office:value-type="string">
            <text:p>Tfeedup</text:p>
          </table:table-cell>
          <table:table-cell table:style-name="ce190"/>
          <table:table-cell table:style-name="ce143"/>
          <table:table-cell table:style-name="ce276" office:value-type="string">
            <text:p>Nbranch</text:p>
          </table:table-cell>
          <table:table-cell table:style-name="ce99" office:value-type="string">
            <text:p>feed-up in open circuit</text:p>
          </table:table-cell>
          <table:table-cell table:style-name="ce276" office:value-type="string">
            <text:p>°C</text:p>
          </table:table-cell>
          <table:table-cell table:number-columns-repeated="2" table:style-name="ce49" office:value-type="string">
            <text:p>X</text:p>
          </table:table-cell>
          <table:table-cell table:style-name="ce49" table:number-columns-repeated="2"/>
          <table:table-cell table:style-name="ce48"/>
          <table:table-cell table:style-name="ce49" office:value-type="string">
            <text:p>x (I think that it refers to the inlet T of the feed water into the boiler)</text:p>
          </table:table-cell>
          <table:table-cell table:style-name="ce49" office:value-type="string">
            <text:p>??? = Temperature of feed-up water for boilers ???</text:p>
          </table:table-cell>
          <table:table-cell table:style-name="ce437" office:value-type="string">
            <text:p>inlet temperature of the heat distribution medium in open circuits (feed water inlet temperature in steam systems)</text:p>
          </table:table-cell>
          <table:table-cell table:style-name="ce462" table:number-columns-repeated="2"/>
          <table:table-cell table:style-name="ce475" table:formula="oooc:=HLOOKUP([.T$1];[.U$1:.AC$1202];ROW();FALSE())" office:value-type="string" office:string-value="feed-up in open circuit">
            <text:p>feed-up in open circuit</text:p>
          </table:table-cell>
          <table:table-cell table:style-name="ce487" office:value-type="string">
            <text:p>feed-up in open circuit</text:p>
          </table:table-cell>
          <table:table-cell table:style-name="ce523" office:value-type="string">
            <text:p>Temperatura d'entrada (circuit obert)</text:p>
          </table:table-cell>
          <table:table-cell table:style-name="ce532" table:number-columns-repeated="7"/>
          <table:table-cell table:style-name="ce461"/>
          <table:table-cell table:style-name="ce462"/>
          <table:table-cell table:style-name="ce542" table:formula="oooc:=HLOOKUP([.AF$1];[.AG$1:.AO$1200];ROW();FALSE())" office:value-type="string" office:string-value="Temperature of medium of distribution of heat/cold entering in open circuit (e.g. temperature of water entering from network....)">
            <text:p>Temperature of medium of distribution of heat/cold entering in open circuit (e.g. temperature of water entering from network....)</text:p>
          </table:table-cell>
          <table:table-cell table:style-name="ce517" office:value-type="string">
            <text:p>Temperature of medium of distribution of heat/cold entering in open circuit (e.g. temperature of water entering from network....)</text:p>
          </table:table-cell>
          <table:table-cell table:style-name="ce557" office:value-type="string">
            <text:p>Temp. d'entrada del medi de distribució de calor/fred en circuits oberts (p.e. temp. de l'aigua d'entrada de xarxa, ...)</text:p>
          </table:table-cell>
          <table:table-cell table:style-name="ce560" table:number-columns-repeated="7"/>
          <table:table-cell table:style-name="ce461"/>
          <table:table-cell table:style-name="ce462"/>
          <table:table-cell table:style-name="ce569" table:formula="oooc:=HLOOKUP([.AR$1];[.AS$1:.BA$1200];ROW();FALSE())" office:value-type="string" office:string-value="°C">
            <text:p>°C</text:p>
          </table:table-cell>
          <table:table-cell table:style-name="ce572" office:value-type="string">
            <text:p>°C</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291">
            <text:p>291</text:p>
          </table:table-cell>
          <table:table-cell table:style-name="ce47"/>
          <table:table-cell table:style-name="ce99" table:formula="oooc:=[.C340]+1" office:value-type="float" office:value="608">
            <text:p>608</text:p>
          </table:table-cell>
          <table:table-cell table:style-name="ce190" office:value-type="string">
            <text:p>PressDistMedium</text:p>
          </table:table-cell>
          <table:table-cell table:style-name="ce190"/>
          <table:table-cell table:style-name="ce261"/>
          <table:table-cell table:style-name="ce276" office:value-type="string">
            <text:p>Nbranch</text:p>
          </table:table-cell>
          <table:table-cell table:style-name="ce99" office:value-type="string">
            <text:p>pressure</text:p>
          </table:table-cell>
          <table:table-cell table:style-name="ce276" office:value-type="string">
            <text:p>bar</text:p>
          </table:table-cell>
          <table:table-cell table:number-columns-repeated="2" table:style-name="ce49" office:value-type="string">
            <text:p>X</text:p>
          </table:table-cell>
          <table:table-cell table:style-name="ce49" office:value-type="string">
            <text:p>x</text:p>
          </table:table-cell>
          <table:table-cell table:style-name="ce49" office:value-type="string">
            <text:p>x (moved up)</text:p>
          </table:table-cell>
          <table:table-cell table:style-name="ce48"/>
          <table:table-cell table:style-name="ce49" office:value-type="string">
            <text:p>x</text:p>
          </table:table-cell>
          <table:table-cell table:style-name="ce49"/>
          <table:table-cell table:style-name="ce437" office:value-type="string">
            <text:p>working pressure of the heat distribution medium</text:p>
          </table:table-cell>
          <table:table-cell table:style-name="ce462" table:number-columns-repeated="2"/>
          <table:table-cell table:style-name="ce475" table:formula="oooc:=HLOOKUP([.T$1];[.U$1:.AC$1202];ROW();FALSE())" office:value-type="string" office:string-value="pressure of heat or cold distribution medium">
            <text:p>pressure of heat or cold distribution medium</text:p>
          </table:table-cell>
          <table:table-cell table:style-name="ce487" office:value-type="string">
            <text:p>pressure of heat or cold distribution medium</text:p>
          </table:table-cell>
          <table:table-cell table:style-name="ce523" office:value-type="string">
            <text:p>Pressió</text:p>
          </table:table-cell>
          <table:table-cell table:style-name="ce532" table:number-columns-repeated="7"/>
          <table:table-cell table:style-name="ce461"/>
          <table:table-cell table:style-name="ce462"/>
          <table:table-cell table:style-name="ce542" table:formula="oooc:=HLOOKUP([.AF$1];[.AG$1:.AO$1200];ROW();FALSE())" office:value-type="string" office:string-value="Working pressure for the heat/cold supply medium">
            <text:p>Working pressure for the heat/cold supply medium</text:p>
          </table:table-cell>
          <table:table-cell table:style-name="ce517" office:value-type="string">
            <text:p>Working pressure for the heat/cold supply medium</text:p>
          </table:table-cell>
          <table:table-cell table:style-name="ce557" office:value-type="string">
            <text:p>Pressió de treball del medi de distribució de calor/fred</text:p>
          </table:table-cell>
          <table:table-cell table:style-name="ce560" table:number-columns-repeated="7"/>
          <table:table-cell table:style-name="ce461"/>
          <table:table-cell table:style-name="ce462"/>
          <table:table-cell table:style-name="ce569" table:formula="oooc:=HLOOKUP([.AR$1];[.AS$1:.BA$1200];ROW();FALSE())" office:value-type="string" office:string-value="bar">
            <text:p>bar</text:p>
          </table:table-cell>
          <table:table-cell table:style-name="ce572" office:value-type="string">
            <text:p>bar</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292">
            <text:p>292</text:p>
          </table:table-cell>
          <table:table-cell table:style-name="ce47"/>
          <table:table-cell table:style-name="ce99" table:formula="oooc:=[.C341]+1" office:value-type="float" office:value="609">
            <text:p>609</text:p>
          </table:table-cell>
          <table:table-cell table:style-name="ce190" office:value-type="string">
            <text:p>PercentCondRecovery</text:p>
          </table:table-cell>
          <table:table-cell table:style-name="ce190"/>
          <table:table-cell table:style-name="ce143"/>
          <table:table-cell table:style-name="ce276"/>
          <table:table-cell table:style-name="ce99" office:value-type="string">
            <text:p>percentage of condensate recovery (steam boilers only)</text:p>
          </table:table-cell>
          <table:table-cell table:style-name="ce276" office:value-type="string">
            <text:p>%</text:p>
          </table:table-cell>
          <table:table-cell table:number-columns-repeated="2" table:style-name="ce49" office:value-type="string">
            <text:p>X</text:p>
          </table:table-cell>
          <table:table-cell table:style-name="ce418" office:value-type="string">
            <text:p>x</text:p>
          </table:table-cell>
          <table:table-cell table:style-name="ce49"/>
          <table:table-cell table:style-name="ce48"/>
          <table:table-cell table:style-name="ce49" table:number-columns-repeated="2"/>
          <table:table-cell table:style-name="ce437" office:value-type="string">
            <text:p>specify the percentage of the steam that is recovered as condensate</text:p>
          </table:table-cell>
          <table:table-cell table:style-name="ce462" table:number-columns-repeated="2"/>
          <table:table-cell table:style-name="ce475" table:formula="oooc:=HLOOKUP([.T$1];[.U$1:.AC$1202];ROW();FALSE())" office:value-type="string" office:string-value="percentage of condensate recovery (steam boilers only)">
            <text:p>percentage of condensate recovery (steam boilers only)</text:p>
          </table:table-cell>
          <table:table-cell table:style-name="ce487" office:value-type="string">
            <text:p>percentage of condensate recovery (steam boilers only)</text:p>
          </table:table-cell>
          <table:table-cell table:style-name="ce519"/>
          <table:table-cell table:style-name="ce532" table:number-columns-repeated="7"/>
          <table:table-cell table:style-name="ce461"/>
          <table:table-cell table:style-name="ce462"/>
          <table:table-cell table:style-name="ce542" table:formula="oooc:=HLOOKUP([.AF$1];[.AG$1:.AO$1200];ROW();FALSE())">
            <text:p/>
          </table:table-cell>
          <table:table-cell table:style-name="ce517" table:number-columns-repeated="2"/>
          <table:table-cell table:style-name="ce560" table:number-columns-repeated="7"/>
          <table:table-cell table:style-name="ce461"/>
          <table:table-cell table:style-name="ce462"/>
          <table:table-cell table:style-name="ce569" table:formula="oooc:=HLOOKUP([.AR$1];[.AS$1:.BA$1200];ROW();FALSE())" office:value-type="string" office:string-value="%">
            <text:p>%</text:p>
          </table:table-cell>
          <table:table-cell table:style-name="ce572"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6">
          <table:table-cell table:style-name="ce11" office:value-type="float" office:value="293">
            <text:p>293</text:p>
          </table:table-cell>
          <table:table-cell table:style-name="ce47"/>
          <table:table-cell table:style-name="ce99" table:formula="oooc:=[.C342]+1" office:value-type="float" office:value="610">
            <text:p>610</text:p>
          </table:table-cell>
          <table:table-cell table:style-name="ce190" office:value-type="string">
            <text:p>TotLengthDistPipe</text:p>
          </table:table-cell>
          <table:table-cell table:style-name="ce190"/>
          <table:table-cell table:style-name="ce154"/>
          <table:table-cell table:style-name="ce276" office:value-type="string">
            <text:p>Nbranch</text:p>
          </table:table-cell>
          <table:table-cell table:style-name="ce99" office:value-type="string">
            <text:p>total length of distribution piping or ducts (one way)</text:p>
          </table:table-cell>
          <table:table-cell table:style-name="ce276" office:value-type="string">
            <text:p>m </text:p>
          </table:table-cell>
          <table:table-cell table:number-columns-repeated="2" table:style-name="ce49" office:value-type="string">
            <text:p>X</text:p>
          </table:table-cell>
          <table:table-cell table:style-name="ce418" office:value-type="string">
            <text:p>x</text:p>
          </table:table-cell>
          <table:table-cell table:style-name="ce49"/>
          <table:table-cell table:style-name="ce48"/>
          <table:table-cell table:style-name="ce49" table:number-columns-repeated="2"/>
          <table:table-cell table:style-name="ce437"/>
          <table:table-cell table:style-name="ce462" table:number-columns-repeated="2"/>
          <table:table-cell table:style-name="ce475" table:formula="oooc:=HLOOKUP([.T$1];[.U$1:.AC$1202];ROW();FALSE())" office:value-type="string" office:string-value="total length of distribution piping or ducts (one way)">
            <text:p>total length of distribution piping or ducts (one way)</text:p>
          </table:table-cell>
          <table:table-cell table:style-name="ce487" office:value-type="string">
            <text:p>total length of distribution piping or ducts (one way)</text:p>
          </table:table-cell>
          <table:table-cell table:style-name="ce523" office:value-type="string">
            <text:p>Longitut total de les canonades o conduccions de distribució (una direcció)</text:p>
          </table:table-cell>
          <table:table-cell table:style-name="ce532" table:number-columns-repeated="7"/>
          <table:table-cell table:style-name="ce461"/>
          <table:table-cell table:style-name="ce462"/>
          <table:table-cell table:style-name="ce542" table:formula="oooc:=HLOOKUP([.AF$1];[.AG$1:.AO$1200];ROW();FALSE())">
            <text:p/>
          </table:table-cell>
          <table:table-cell table:style-name="ce517" table:number-columns-repeated="2"/>
          <table:table-cell table:style-name="ce560" table:number-columns-repeated="7"/>
          <table:table-cell table:style-name="ce461"/>
          <table:table-cell table:style-name="ce462"/>
          <table:table-cell table:style-name="ce569" table:formula="oooc:=HLOOKUP([.AR$1];[.AS$1:.BA$1200];ROW();FALSE())" office:value-type="string" office:string-value="m ">
            <text:p>m </text:p>
          </table:table-cell>
          <table:table-cell table:style-name="ce572" office:value-type="string">
            <text:p>m </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294">
            <text:p>294</text:p>
          </table:table-cell>
          <table:table-cell table:style-name="ce47"/>
          <table:table-cell table:style-name="ce99"/>
          <table:table-cell table:style-name="ce190" office:value-type="string">
            <text:p>UDistPipe</text:p>
          </table:table-cell>
          <table:table-cell table:style-name="ce190"/>
          <table:table-cell table:style-name="ce154"/>
          <table:table-cell table:style-name="ce276"/>
          <table:table-cell table:style-name="ce99" office:value-type="string">
            <text:p>total coefficient of heat losses for piping or ducts</text:p>
          </table:table-cell>
          <table:table-cell table:style-name="ce276" office:value-type="string">
            <text:p>kW/K</text:p>
          </table:table-cell>
          <table:table-cell table:number-columns-repeated="2" table:style-name="ce49" office:value-type="string">
            <text:p>X</text:p>
          </table:table-cell>
          <table:table-cell table:style-name="ce418"/>
          <table:table-cell table:style-name="ce49"/>
          <table:table-cell table:style-name="ce48"/>
          <table:table-cell table:style-name="ce49" table:number-columns-repeated="2"/>
          <table:table-cell table:style-name="ce437"/>
          <table:table-cell table:style-name="ce462" table:number-columns-repeated="2"/>
          <table:table-cell table:style-name="ce475" table:formula="oooc:=HLOOKUP([.T$1];[.U$1:.AC$1202];ROW();FALSE())" office:value-type="string" office:string-value="total coefficient of heat losses for piping or ducts">
            <text:p>total coefficient of heat losses for piping or ducts</text:p>
          </table:table-cell>
          <table:table-cell table:style-name="ce487" office:value-type="string">
            <text:p>total coefficient of heat losses for piping or ducts</text:p>
          </table:table-cell>
          <table:table-cell table:style-name="ce523" office:value-type="string">
            <text:p>Coeficient de pèrdues de calor totals de la canonada</text:p>
          </table:table-cell>
          <table:table-cell table:style-name="ce532" table:number-columns-repeated="7"/>
          <table:table-cell table:style-name="ce461"/>
          <table:table-cell table:style-name="ce462"/>
          <table:table-cell table:style-name="ce542" table:formula="oooc:=HLOOKUP([.AF$1];[.AG$1:.AO$1200];ROW();FALSE())">
            <text:p/>
          </table:table-cell>
          <table:table-cell table:style-name="ce517" table:number-columns-repeated="2"/>
          <table:table-cell table:style-name="ce560" table:number-columns-repeated="7"/>
          <table:table-cell table:style-name="ce461"/>
          <table:table-cell table:style-name="ce462"/>
          <table:table-cell table:style-name="ce569" table:formula="oooc:=HLOOKUP([.AR$1];[.AS$1:.BA$1200];ROW();FALSE())" office:value-type="string" office:string-value="kW/K">
            <text:p>kW/K</text:p>
          </table:table-cell>
          <table:table-cell table:style-name="ce572" office:value-type="string">
            <text:p>kW/K</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295">
            <text:p>295</text:p>
          </table:table-cell>
          <table:table-cell table:style-name="ce47"/>
          <table:table-cell table:style-name="ce99" table:formula="oooc:=[.C343]+1" office:value-type="float" office:value="611">
            <text:p>611</text:p>
          </table:table-cell>
          <table:table-cell table:style-name="ce190" office:value-type="string">
            <text:p>DDistPipe</text:p>
          </table:table-cell>
          <table:table-cell table:style-name="ce190"/>
          <table:table-cell table:style-name="ce258"/>
          <table:table-cell table:style-name="ce276" office:value-type="string">
            <text:p>Nbranch</text:p>
          </table:table-cell>
          <table:table-cell table:style-name="ce99" office:value-type="string">
            <text:p>mean pipe diameter</text:p>
          </table:table-cell>
          <table:table-cell table:style-name="ce276" office:value-type="string">
            <text:p>mm</text:p>
          </table:table-cell>
          <table:table-cell table:style-name="ce49" office:value-type="string">
            <text:p>X</text:p>
          </table:table-cell>
          <table:table-cell table:style-name="ce384"/>
          <table:table-cell table:style-name="ce418" office:value-type="string">
            <text:p>x</text:p>
          </table:table-cell>
          <table:table-cell table:style-name="ce49"/>
          <table:table-cell table:style-name="ce48"/>
          <table:table-cell table:style-name="ce49" table:number-columns-repeated="2"/>
          <table:table-cell table:style-name="ce437"/>
          <table:table-cell table:style-name="ce462" table:number-columns-repeated="2"/>
          <table:table-cell table:style-name="ce475" table:formula="oooc:=HLOOKUP([.T$1];[.U$1:.AC$1202];ROW();FALSE())" office:value-type="string" office:string-value="mean pipe diameter">
            <text:p>mean pipe diameter</text:p>
          </table:table-cell>
          <table:table-cell table:style-name="ce487" office:value-type="string">
            <text:p>mean pipe diameter</text:p>
          </table:table-cell>
          <table:table-cell table:style-name="ce519"/>
          <table:table-cell table:style-name="ce532" table:number-columns-repeated="7"/>
          <table:table-cell table:style-name="ce461"/>
          <table:table-cell table:style-name="ce462"/>
          <table:table-cell table:style-name="ce542" table:formula="oooc:=HLOOKUP([.AF$1];[.AG$1:.AO$1200];ROW();FALSE())">
            <text:p/>
          </table:table-cell>
          <table:table-cell table:style-name="ce517" table:number-columns-repeated="2"/>
          <table:table-cell table:style-name="ce560" table:number-columns-repeated="7"/>
          <table:table-cell table:style-name="ce461"/>
          <table:table-cell table:style-name="ce462"/>
          <table:table-cell table:style-name="ce569" table:formula="oooc:=HLOOKUP([.AR$1];[.AS$1:.BA$1200];ROW();FALSE())" office:value-type="string" office:string-value="mm">
            <text:p>mm</text:p>
          </table:table-cell>
          <table:table-cell table:style-name="ce572" office:value-type="string">
            <text:p>mm</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296">
            <text:p>296</text:p>
          </table:table-cell>
          <table:table-cell table:style-name="ce47"/>
          <table:table-cell table:style-name="ce99" table:formula="oooc:=[.C345]+1" office:value-type="float" office:value="612">
            <text:p>612</text:p>
          </table:table-cell>
          <table:table-cell table:style-name="ce190" office:value-type="string">
            <text:p>DeltaDistPipe</text:p>
          </table:table-cell>
          <table:table-cell table:style-name="ce190"/>
          <table:table-cell table:style-name="ce143"/>
          <table:table-cell table:style-name="ce276" office:value-type="string">
            <text:p>Nbranch</text:p>
          </table:table-cell>
          <table:table-cell table:style-name="ce99" office:value-type="string">
            <text:p>insulation thickness</text:p>
          </table:table-cell>
          <table:table-cell table:style-name="ce276" office:value-type="string">
            <text:p>mm</text:p>
          </table:table-cell>
          <table:table-cell table:style-name="ce49" office:value-type="string">
            <text:p>X</text:p>
          </table:table-cell>
          <table:table-cell table:style-name="ce384"/>
          <table:table-cell table:style-name="ce418" office:value-type="string">
            <text:p>x</text:p>
          </table:table-cell>
          <table:table-cell table:style-name="ce49"/>
          <table:table-cell table:style-name="ce48"/>
          <table:table-cell table:style-name="ce49" table:number-columns-repeated="2"/>
          <table:table-cell table:style-name="ce437"/>
          <table:table-cell table:style-name="ce462" table:number-columns-repeated="2"/>
          <table:table-cell table:style-name="ce475" table:formula="oooc:=HLOOKUP([.T$1];[.U$1:.AC$1202];ROW();FALSE())" office:value-type="string" office:string-value="insulation thickness">
            <text:p>insulation thickness</text:p>
          </table:table-cell>
          <table:table-cell table:style-name="ce487" office:value-type="string">
            <text:p>insulation thickness</text:p>
          </table:table-cell>
          <table:table-cell table:style-name="ce519"/>
          <table:table-cell table:style-name="ce532" table:number-columns-repeated="7"/>
          <table:table-cell table:style-name="ce461"/>
          <table:table-cell table:style-name="ce462"/>
          <table:table-cell table:style-name="ce542" table:formula="oooc:=HLOOKUP([.AF$1];[.AG$1:.AO$1200];ROW();FALSE())">
            <text:p/>
          </table:table-cell>
          <table:table-cell table:style-name="ce517" table:number-columns-repeated="2"/>
          <table:table-cell table:style-name="ce560" table:number-columns-repeated="7"/>
          <table:table-cell table:style-name="ce461"/>
          <table:table-cell table:style-name="ce462"/>
          <table:table-cell table:style-name="ce569" table:formula="oooc:=HLOOKUP([.AR$1];[.AS$1:.BA$1200];ROW();FALSE())" office:value-type="string" office:string-value="mm">
            <text:p>mm</text:p>
          </table:table-cell>
          <table:table-cell table:style-name="ce572" office:value-type="string">
            <text:p>mm</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297">
            <text:p>297</text:p>
          </table:table-cell>
          <table:table-cell table:style-name="ce49"/>
          <table:table-cell table:style-name="ce89"/>
          <table:table-cell table:style-name="ce145" table:number-columns-repeated="3"/>
          <table:table-cell table:style-name="ce277"/>
          <table:table-cell table:style-name="ce333" office:value-type="string">
            <text:p>Storage</text:p>
          </table:table-cell>
          <table:table-cell table:style-name="ce276"/>
          <table:table-cell table:style-name="ce49" office:value-type="string">
            <text:p>X</text:p>
          </table:table-cell>
          <table:table-cell table:style-name="ce384"/>
          <table:table-cell table:style-name="ce49" table:number-columns-repeated="5"/>
          <table:table-cell table:style-name="ce437"/>
          <table:table-cell table:style-name="ce462" table:number-columns-repeated="2"/>
          <table:table-cell table:style-name="ce475" table:formula="oooc:=HLOOKUP([.T$1];[.U$1:.AC$1202];ROW();FALSE())" office:value-type="string" office:string-value="Storage">
            <text:p>Storage</text:p>
          </table:table-cell>
          <table:table-cell table:style-name="ce505" office:value-type="string">
            <text:p>Storage</text:p>
          </table:table-cell>
          <table:table-cell table:style-name="ce520" table:number-columns-repeated="8"/>
          <table:table-cell table:style-name="ce462" table:number-columns-repeated="2"/>
          <table:table-cell table:style-name="ce542"/>
          <table:table-cell table:style-name="ce548" table:number-columns-repeated="9"/>
          <table:table-cell table:style-name="ce462" table:number-columns-repeated="2"/>
          <table:table-cell table:style-name="ce569"/>
          <table:table-cell table:style-name="ce572"/>
          <table:table-cell table:style-name="ce548" table:number-columns-repeated="8"/>
          <table:table-cell table:style-name="ce462" table:number-columns-repeated="199"/>
          <table:table-cell table:style-name="ce11" table:number-columns-repeated="4"/>
        </table:table-row>
        <table:table-row table:style-name="ro30">
          <table:table-cell table:style-name="ce11" office:value-type="float" office:value="298">
            <text:p>298</text:p>
          </table:table-cell>
          <table:table-cell table:style-name="ce49"/>
          <table:table-cell table:style-name="ce96"/>
          <table:table-cell table:style-name="ce167" table:number-columns-repeated="3"/>
          <table:table-cell table:style-name="ce284" office:value-type="string">
            <text:p>Nbranch</text:p>
          </table:table-cell>
          <table:table-cell table:style-name="ce302" office:value-type="string">
            <text:p>heat or cold storage system available ?</text:p>
          </table:table-cell>
          <table:table-cell table:style-name="ce284" office:value-type="string">
            <text:p>(yes/no)</text:p>
          </table:table-cell>
          <table:table-cell table:style-name="ce384" office:value-type="string">
            <text:p>X</text:p>
          </table:table-cell>
          <table:table-cell table:style-name="ce384"/>
          <table:table-cell table:style-name="ce418" office:value-type="string">
            <text:p>---DELETE---</text:p>
          </table:table-cell>
          <table:table-cell table:style-name="ce56" office:value-type="string">
            <text:p>x</text:p>
          </table:table-cell>
          <table:table-cell table:style-name="ce48"/>
          <table:table-cell table:style-name="ce49"/>
          <table:table-cell table:style-name="ce49" office:value-type="string">
            <text:p>This concept of "storage" in the process block was originally thought (in POSHIP) for processes such as bottle washers etc. with a large storage capacity. But all this can be dealt with by defining the volume of the process medium (see above). If there is a separate storage tank, this would be part of the distribution system</text:p>
          </table:table-cell>
          <table:table-cell table:style-name="ce437" office:value-type="string">
            <text:p>If yes: please give a short description of the heat storage. Is there a possibility to use the medium in the process as storage ?</text:p>
          </table:table-cell>
          <table:table-cell table:style-name="ce462" table:number-columns-repeated="2"/>
          <table:table-cell table:style-name="ce475" table:formula="oooc:=HLOOKUP([.T$1];[.U$1:.AC$1202];ROW();FALSE())" office:value-type="string" office:string-value="heat or cold storage system available ?">
            <text:p>heat or cold storage system available ?</text:p>
          </table:table-cell>
          <table:table-cell table:style-name="ce484" office:value-type="string">
            <text:p>heat or cold storage system available ?</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office:value-type="string" office:string-value="(yes/no)">
            <text:p>(yes/no)</text:p>
          </table:table-cell>
          <table:table-cell table:style-name="ce588" office:value-type="string">
            <text:p>(yes/no)</text:p>
          </table:table-cell>
          <table:table-cell table:style-name="ce548" table:number-columns-repeated="8"/>
          <table:table-cell table:style-name="ce462" table:number-columns-repeated="199"/>
          <table:table-cell table:style-name="ce11" table:number-columns-repeated="4"/>
        </table:table-row>
        <table:table-row table:style-name="ro14">
          <table:table-cell table:style-name="ce11" office:value-type="float" office:value="299">
            <text:p>299</text:p>
          </table:table-cell>
          <table:table-cell table:style-name="ce49"/>
          <table:table-cell table:style-name="ce89"/>
          <table:table-cell table:style-name="ce191" office:value-type="string">
            <text:p>NumStorageUnits</text:p>
          </table:table-cell>
          <table:table-cell table:style-name="ce191"/>
          <table:table-cell table:style-name="ce154"/>
          <table:table-cell table:style-name="ce276" office:value-type="string">
            <text:p>Nbranch</text:p>
          </table:table-cell>
          <table:table-cell table:style-name="ce99" office:value-type="string">
            <text:p>Number of the heat or cold storage units </text:p>
          </table:table-cell>
          <table:table-cell table:style-name="ce276" office:value-type="string">
            <text:p>-</text:p>
          </table:table-cell>
          <table:table-cell table:style-name="ce49" office:value-type="string">
            <text:p>X</text:p>
          </table:table-cell>
          <table:table-cell table:style-name="ce384"/>
          <table:table-cell table:style-name="ce49" table:number-columns-repeated="2"/>
          <table:table-cell table:style-name="ce48"/>
          <table:table-cell table:style-name="ce49" office:value-type="string">
            <text:p>x (storage 1,2,3..)</text:p>
          </table:table-cell>
          <table:table-cell table:style-name="ce49"/>
          <table:table-cell table:style-name="ce447"/>
          <table:table-cell table:style-name="ce462" table:number-columns-repeated="2"/>
          <table:table-cell table:style-name="ce475" table:formula="oooc:=HLOOKUP([.T$1];[.U$1:.AC$1202];ROW();FALSE())" office:value-type="string" office:string-value="number and type of the storage units ">
            <text:p>number and type of the storage units </text:p>
          </table:table-cell>
          <table:table-cell table:style-name="ce487" office:value-type="string">
            <text:p>number and type of the storage units </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office:value-type="string" office:string-value="-">
            <text:p>-</text:p>
          </table:table-cell>
          <table:table-cell table:style-name="ce572" office:value-type="string">
            <text:p>-</text:p>
          </table:table-cell>
          <table:table-cell table:style-name="ce548" table:number-columns-repeated="8"/>
          <table:table-cell table:style-name="ce462" table:number-columns-repeated="199"/>
          <table:table-cell table:style-name="ce11" table:number-columns-repeated="4"/>
        </table:table-row>
        <table:table-row table:style-name="ro14">
          <table:table-cell table:style-name="ce11" office:value-type="float" office:value="300">
            <text:p>300</text:p>
          </table:table-cell>
          <table:table-cell table:style-name="ce49"/>
          <table:table-cell table:style-name="ce89"/>
          <table:table-cell table:style-name="ce191" office:value-type="string">
            <text:p>VtotStorage</text:p>
          </table:table-cell>
          <table:table-cell table:style-name="ce191"/>
          <table:table-cell table:style-name="ce145"/>
          <table:table-cell table:style-name="ce276" office:value-type="string">
            <text:p>Nbranch</text:p>
          </table:table-cell>
          <table:table-cell table:style-name="ce88" office:value-type="string">
            <text:p>Total volume of the storage</text:p>
          </table:table-cell>
          <table:table-cell table:style-name="ce276" office:value-type="string">
            <text:p>m³ </text:p>
          </table:table-cell>
          <table:table-cell table:style-name="ce49" office:value-type="string">
            <text:p>X</text:p>
          </table:table-cell>
          <table:table-cell table:style-name="ce384"/>
          <table:table-cell table:style-name="ce418" office:value-type="string">
            <text:p>---DELETE---</text:p>
          </table:table-cell>
          <table:table-cell table:style-name="ce56" office:value-type="string">
            <text:p>x</text:p>
          </table:table-cell>
          <table:table-cell table:style-name="ce48"/>
          <table:table-cell table:style-name="ce49" office:value-type="string">
            <text:p>x</text:p>
          </table:table-cell>
          <table:table-cell table:style-name="ce49"/>
          <table:table-cell table:style-name="ce447"/>
          <table:table-cell table:style-name="ce462" table:number-columns-repeated="2"/>
          <table:table-cell table:style-name="ce475" table:formula="oooc:=HLOOKUP([.T$1];[.U$1:.AC$1202];ROW();FALSE())" office:value-type="string" office:string-value="volume of the storage">
            <text:p>volume of the storage</text:p>
          </table:table-cell>
          <table:table-cell table:style-name="ce487" office:value-type="string">
            <text:p>volume of the storage</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office:value-type="string" office:string-value="m³ ">
            <text:p>m³ </text:p>
          </table:table-cell>
          <table:table-cell table:style-name="ce572" office:value-type="string">
            <text:p>m³ </text:p>
          </table:table-cell>
          <table:table-cell table:style-name="ce548" table:number-columns-repeated="8"/>
          <table:table-cell table:style-name="ce462" table:number-columns-repeated="199"/>
          <table:table-cell table:style-name="ce11" table:number-columns-repeated="4"/>
        </table:table-row>
        <table:table-row table:style-name="ro14">
          <table:table-cell table:style-name="ce11" office:value-type="float" office:value="301">
            <text:p>301</text:p>
          </table:table-cell>
          <table:table-cell table:style-name="ce49"/>
          <table:table-cell table:style-name="ce89"/>
          <table:table-cell table:style-name="ce191" office:value-type="string">
            <text:p>TypeStorage</text:p>
          </table:table-cell>
          <table:table-cell table:style-name="ce191"/>
          <table:table-cell table:style-name="ce145"/>
          <table:table-cell table:style-name="ce277"/>
          <table:table-cell table:style-name="ce88" office:value-type="string">
            <text:p>Type of storage / storage medium</text:p>
          </table:table-cell>
          <table:table-cell table:style-name="ce276" office:value-type="string">
            <text:p>-</text:p>
          </table:table-cell>
          <table:table-cell table:style-name="ce49" office:value-type="string">
            <text:p>X</text:p>
          </table:table-cell>
          <table:table-cell table:style-name="ce384"/>
          <table:table-cell table:style-name="ce418"/>
          <table:table-cell table:style-name="ce56"/>
          <table:table-cell table:style-name="ce48"/>
          <table:table-cell table:style-name="ce49" table:number-columns-repeated="2"/>
          <table:table-cell table:style-name="ce447"/>
          <table:table-cell table:style-name="ce462" table:number-columns-repeated="2"/>
          <table:table-cell table:style-name="ce475" table:formula="oooc:=HLOOKUP([.T$1];[.U$1:.AC$1202];ROW();FALSE())" office:value-type="string" office:string-value="medium of heat storage">
            <text:p>medium of heat storage</text:p>
          </table:table-cell>
          <table:table-cell table:style-name="ce487" office:value-type="string">
            <text:p>medium of heat storage</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office:value-type="string" office:string-value="-">
            <text:p>-</text:p>
          </table:table-cell>
          <table:table-cell table:style-name="ce572" office:value-type="string">
            <text:p>-</text:p>
          </table:table-cell>
          <table:table-cell table:style-name="ce548" table:number-columns-repeated="8"/>
          <table:table-cell table:style-name="ce462" table:number-columns-repeated="199"/>
          <table:table-cell table:style-name="ce11" table:number-columns-repeated="4"/>
        </table:table-row>
        <table:table-row table:style-name="ro14">
          <table:table-cell table:style-name="ce11" office:value-type="float" office:value="302">
            <text:p>302</text:p>
          </table:table-cell>
          <table:table-cell table:style-name="ce49"/>
          <table:table-cell table:style-name="ce89"/>
          <table:table-cell table:style-name="ce191" office:value-type="string">
            <text:p>PmaxStorage</text:p>
          </table:table-cell>
          <table:table-cell table:style-name="ce191"/>
          <table:table-cell table:style-name="ce154"/>
          <table:table-cell table:style-name="ce276" office:value-type="string">
            <text:p>Nbranch</text:p>
          </table:table-cell>
          <table:table-cell table:style-name="ce99" office:value-type="string">
            <text:p>maximum pressure</text:p>
          </table:table-cell>
          <table:table-cell table:style-name="ce276" office:value-type="string">
            <text:p>bar</text:p>
          </table:table-cell>
          <table:table-cell table:style-name="ce49" office:value-type="string">
            <text:p>X</text:p>
          </table:table-cell>
          <table:table-cell table:style-name="ce384"/>
          <table:table-cell table:style-name="ce49" table:number-columns-repeated="2"/>
          <table:table-cell table:style-name="ce48"/>
          <table:table-cell table:style-name="ce49" office:value-type="string">
            <text:p>x</text:p>
          </table:table-cell>
          <table:table-cell table:style-name="ce49"/>
          <table:table-cell table:style-name="ce447"/>
          <table:table-cell table:style-name="ce462" table:number-columns-repeated="2"/>
          <table:table-cell table:style-name="ce475" table:formula="oooc:=HLOOKUP([.T$1];[.U$1:.AC$1202];ROW();FALSE())" office:value-type="string" office:string-value="pressure of heat storage medium">
            <text:p>pressure of heat storage medium</text:p>
          </table:table-cell>
          <table:table-cell table:style-name="ce487" office:value-type="string">
            <text:p>pressure of heat storage medium</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office:value-type="string" office:string-value="bar">
            <text:p>bar</text:p>
          </table:table-cell>
          <table:table-cell table:style-name="ce572" office:value-type="string">
            <text:p>bar</text:p>
          </table:table-cell>
          <table:table-cell table:style-name="ce548" table:number-columns-repeated="8"/>
          <table:table-cell table:style-name="ce462" table:number-columns-repeated="199"/>
          <table:table-cell table:style-name="ce11" table:number-columns-repeated="4"/>
        </table:table-row>
        <table:table-row table:style-name="ro14">
          <table:table-cell table:style-name="ce11" office:value-type="float" office:value="303">
            <text:p>303</text:p>
          </table:table-cell>
          <table:table-cell table:style-name="ce49"/>
          <table:table-cell table:style-name="ce89"/>
          <table:table-cell table:style-name="ce191" office:value-type="string">
            <text:p>TmaxStorage</text:p>
          </table:table-cell>
          <table:table-cell table:style-name="ce191"/>
          <table:table-cell table:style-name="ce154"/>
          <table:table-cell table:style-name="ce276" office:value-type="string">
            <text:p>Nbranch</text:p>
          </table:table-cell>
          <table:table-cell table:style-name="ce88" office:value-type="string">
            <text:p>maximum temperature of the storage </text:p>
          </table:table-cell>
          <table:table-cell table:style-name="ce276" office:value-type="string">
            <text:p>°C</text:p>
          </table:table-cell>
          <table:table-cell table:style-name="ce49" office:value-type="string">
            <text:p>X</text:p>
          </table:table-cell>
          <table:table-cell table:style-name="ce384"/>
          <table:table-cell table:style-name="ce418" office:value-type="string">
            <text:p>---DELETE---</text:p>
          </table:table-cell>
          <table:table-cell table:style-name="ce56" office:value-type="string">
            <text:p>x</text:p>
          </table:table-cell>
          <table:table-cell table:style-name="ce48" office:value-type="string">
            <text:p>x</text:p>
          </table:table-cell>
          <table:table-cell table:style-name="ce49" office:value-type="string">
            <text:p>x (temperature NOT max T)</text:p>
          </table:table-cell>
          <table:table-cell table:style-name="ce49"/>
          <table:table-cell table:style-name="ce447"/>
          <table:table-cell table:style-name="ce462" table:number-columns-repeated="2"/>
          <table:table-cell table:style-name="ce475" table:formula="oooc:=HLOOKUP([.T$1];[.U$1:.AC$1202];ROW();FALSE())" office:value-type="string" office:string-value="maximum temperature of the storage ">
            <text:p>maximum temperature of the storage </text:p>
          </table:table-cell>
          <table:table-cell table:style-name="ce487" office:value-type="string">
            <text:p>maximum temperature of the storage </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office:value-type="string" office:string-value="°C">
            <text:p>°C</text:p>
          </table:table-cell>
          <table:table-cell table:style-name="ce572" office:value-type="string">
            <text:p>°C</text:p>
          </table:table-cell>
          <table:table-cell table:style-name="ce548" table:number-columns-repeated="8"/>
          <table:table-cell table:style-name="ce462" table:number-columns-repeated="199"/>
          <table:table-cell table:style-name="ce11" table:number-columns-repeated="4"/>
        </table:table-row>
        <table:table-row table:style-name="ro2">
          <table:table-cell table:style-name="ce11" office:value-type="float" office:value="304">
            <text:p>304</text:p>
          </table:table-cell>
          <table:table-cell table:style-name="ce49"/>
          <table:table-cell table:style-name="ce89"/>
          <table:table-cell table:style-name="ce192" office:value-type="string">
            <text:p>EnclChartHCDistribSys</text:p>
          </table:table-cell>
          <table:table-cell table:style-name="ce192"/>
          <table:table-cell table:style-name="ce154"/>
          <table:table-cell table:style-name="ce276"/>
          <table:table-cell table:style-name="ce334" office:value-type="string">
            <text:p>Enclosing flowchart of the heat supply and distribution system?</text:p>
          </table:table-cell>
          <table:table-cell table:style-name="ce276" office:value-type="string">
            <text:p>yes/no</text:p>
          </table:table-cell>
          <table:table-cell table:style-name="ce384" table:number-columns-repeated="2"/>
          <table:table-cell table:style-name="ce418"/>
          <table:table-cell table:style-name="ce56"/>
          <table:table-cell table:style-name="ce48"/>
          <table:table-cell table:style-name="ce49"/>
          <table:table-cell table:style-name="ce49" office:value-type="string">
            <text:p>to add it into the Questionnaire in the next update, Stoyan</text:p>
          </table:table-cell>
          <table:table-cell table:style-name="ce447"/>
          <table:table-cell table:style-name="ce462" table:number-columns-repeated="2"/>
          <table:table-cell table:style-name="ce475"/>
          <table:table-cell table:style-name="ce487"/>
          <table:table-cell table:style-name="ce520" table:number-columns-repeated="8"/>
          <table:table-cell table:style-name="ce462" table:number-columns-repeated="2"/>
          <table:table-cell table:style-name="ce542"/>
          <table:table-cell table:style-name="ce548" table:number-columns-repeated="9"/>
          <table:table-cell table:style-name="ce462" table:number-columns-repeated="2"/>
          <table:table-cell table:style-name="ce569"/>
          <table:table-cell table:style-name="ce572"/>
          <table:table-cell table:style-name="ce548" table:number-columns-repeated="8"/>
          <table:table-cell table:style-name="ce462" table:number-columns-repeated="199"/>
          <table:table-cell table:style-name="ce11" table:number-columns-repeated="4"/>
        </table:table-row>
        <table:table-row table:style-name="ro1">
          <table:table-cell table:style-name="ce11" office:value-type="float" office:value="305">
            <text:p>305</text:p>
          </table:table-cell>
          <table:table-cell table:style-name="ce11" table:number-columns-repeated="18"/>
          <table:table-cell table:style-name="ce475" table:formula="oooc:=HLOOKUP([.T$1];[.U$1:.AC$1202];ROW();FALSE())">
            <text:p/>
          </table:table-cell>
          <table:table-cell table:style-name="ce506" table:number-columns-repeated="2"/>
          <table:table-cell table:style-name="ce524" table:number-columns-repeated="7"/>
          <table:table-cell table:style-name="ce11" table:number-columns-repeated="2"/>
          <table:table-cell table:style-name="ce542" table:formula="oooc:=HLOOKUP([.AF$1];[.AG$1:.AO$1200];ROW();FALSE())">
            <text:p/>
          </table:table-cell>
          <table:table-cell table:style-name="ce552" table:number-columns-repeated="2"/>
          <table:table-cell table:style-name="ce564" table:number-columns-repeated="7"/>
          <table:table-cell table:style-name="ce11" table:number-columns-repeated="2"/>
          <table:table-cell table:style-name="ce569" table:formula="oooc:=HLOOKUP([.AR$1];[.AS$1:.BA$1200];ROW();FALSE())">
            <text:p/>
          </table:table-cell>
          <table:table-cell table:style-name="ce524"/>
          <table:table-cell table:style-name="ce552"/>
          <table:table-cell table:style-name="ce564" table:number-columns-repeated="7"/>
          <table:table-cell table:style-name="ce11" table:number-columns-repeated="203"/>
        </table:table-row>
        <table:table-row-group>
          <table:table-row table:style-name="ro14">
            <table:table-cell table:style-name="ce11" office:value-type="float" office:value="306">
              <text:p>306</text:p>
            </table:table-cell>
            <table:table-cell table:style-name="ce64" office:value-type="string">
              <text:p>C6</text:p>
            </table:table-cell>
            <table:table-cell table:style-name="ce99" office:value-type="string">
              <text:p>C601</text:p>
            </table:table-cell>
            <table:table-cell table:style-name="ce89" office:value-type="string">
              <text:p>NPIPEDUCT</text:p>
            </table:table-cell>
            <table:table-cell table:style-name="ce89"/>
            <table:table-cell table:style-name="ce143"/>
            <table:table-cell table:style-name="ce276"/>
            <table:table-cell table:style-name="ce99" office:value-type="string">
              <text:p>Number of pipes or ducts</text:p>
            </table:table-cell>
            <table:table-cell table:style-name="ce276" office:value-type="string">
              <text:p>-</text:p>
            </table:table-cell>
            <table:table-cell table:style-name="ce380"/>
            <table:table-cell table:style-name="ce384"/>
            <table:table-cell table:style-name="ce416"/>
            <table:table-cell table:style-name="ce419"/>
            <table:table-cell table:style-name="ce416"/>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Number of pipes or ducts">
              <text:p>Number of pipes or ducts</text:p>
            </table:table-cell>
            <table:table-cell table:style-name="ce484" office:value-type="string">
              <text:p>Number of pipes or ducts</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
              <text:p>-</text:p>
            </table:table-cell>
            <table:table-cell table:style-name="ce572"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07">
              <text:p>307</text:p>
            </table:table-cell>
            <table:table-cell table:style-name="ce65" office:value-type="string">
              <text:p>C6</text:p>
            </table:table-cell>
            <table:table-cell table:style-name="ce99" office:value-type="string">
              <text:p>C602</text:p>
            </table:table-cell>
            <table:table-cell table:style-name="ce89" office:value-type="string">
              <text:p>HDEffAvg</text:p>
            </table:table-cell>
            <table:table-cell table:style-name="ce89"/>
            <table:table-cell table:style-name="ce143"/>
            <table:table-cell table:style-name="ce276"/>
            <table:table-cell table:style-name="ce99" office:value-type="string">
              <text:p>Average distribution efficiency</text:p>
            </table:table-cell>
            <table:table-cell table:style-name="ce276" office:value-type="string">
              <text:p>-</text:p>
            </table:table-cell>
            <table:table-cell table:style-name="ce380"/>
            <table:table-cell table:style-name="ce384"/>
            <table:table-cell table:style-name="ce416"/>
            <table:table-cell table:style-name="ce419"/>
            <table:table-cell table:style-name="ce416"/>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Average distribution efficiency">
              <text:p>Average distribution efficiency</text:p>
            </table:table-cell>
            <table:table-cell table:style-name="ce484" office:value-type="string">
              <text:p>Average distribution efficiency</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
              <text:p>-</text:p>
            </table:table-cell>
            <table:table-cell table:style-name="ce572"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group>
        <table:table-row table:style-name="ro4">
          <table:table-cell office:value-type="float" office:value="308">
            <text:p>308</text:p>
          </table:table-cell>
          <table:table-cell table:style-name="ce66"/>
          <table:table-cell table:style-name="ce108"/>
          <table:table-cell table:style-name="ce193" table:number-columns-repeated="2"/>
          <table:table-cell table:style-name="ce262"/>
          <table:table-cell table:style-name="ce54"/>
          <table:table-cell table:style-name="ce316"/>
          <table:table-cell table:style-name="ce54"/>
          <table:table-cell table:style-name="ce281"/>
          <table:table-cell table:style-name="ce54"/>
          <table:table-cell table:style-name="ce359"/>
          <table:table-cell table:style-name="ce352"/>
          <table:table-cell table:style-name="ce359"/>
          <table:table-cell table:style-name="ce352"/>
          <table:table-cell table:style-name="ce430"/>
          <table:table-cell table:style-name="ce66"/>
          <table:table-cell table:style-name="ce458" table:number-columns-repeated="2"/>
          <table:table-cell table:style-name="ce473" table:formula="oooc:=HLOOKUP([.T$1];[.U$1:.AC$1202];ROW();FALSE())">
            <text:p/>
          </table:table-cell>
          <table:table-cell table:style-name="ce497"/>
          <table:table-cell table:style-name="ce522"/>
          <table:table-cell table:style-name="ce533" table:number-columns-repeated="7"/>
          <table:table-cell table:style-name="ce458" table:number-columns-repeated="2"/>
          <table:table-cell table:style-name="ce541" table:formula="oooc:=HLOOKUP([.AF$1];[.AG$1:.AO$1200];ROW();FALSE())">
            <text:p/>
          </table:table-cell>
          <table:table-cell table:style-name="ce549" table:number-columns-repeated="2"/>
          <table:table-cell table:style-name="ce561" table:number-columns-repeated="7"/>
          <table:table-cell table:style-name="ce458" table:number-columns-repeated="2"/>
          <table:table-cell table:style-name="ce568" table:formula="oooc:=HLOOKUP([.AR$1];[.AS$1:.BA$1200];ROW();FALSE())">
            <text:p/>
          </table:table-cell>
          <table:table-cell table:style-name="ce575"/>
          <table:table-cell table:style-name="ce549"/>
          <table:table-cell table:style-name="ce561" table:number-columns-repeated="7"/>
          <table:table-cell table:style-name="ce458" table:number-columns-repeated="199"/>
          <table:table-cell table:number-columns-repeated="4"/>
        </table:table-row>
        <table:table-row table:style-name="ro4">
          <table:table-cell/>
          <table:table-cell table:style-name="ce66"/>
          <table:table-cell table:style-name="ce108"/>
          <table:table-cell table:style-name="ce193" table:number-columns-repeated="2"/>
          <table:table-cell table:style-name="ce262"/>
          <table:table-cell table:style-name="ce54"/>
          <table:table-cell table:style-name="ce316"/>
          <table:table-cell table:style-name="ce54"/>
          <table:table-cell table:style-name="ce281"/>
          <table:table-cell table:style-name="ce54"/>
          <table:table-cell table:style-name="ce359"/>
          <table:table-cell table:style-name="ce352"/>
          <table:table-cell table:style-name="ce359"/>
          <table:table-cell table:style-name="ce352"/>
          <table:table-cell table:style-name="ce430"/>
          <table:table-cell table:style-name="ce66"/>
          <table:table-cell table:style-name="ce458" table:number-columns-repeated="2"/>
          <table:table-cell table:style-name="ce473"/>
          <table:table-cell table:style-name="ce497"/>
          <table:table-cell table:style-name="ce522"/>
          <table:table-cell table:style-name="ce533" table:number-columns-repeated="7"/>
          <table:table-cell table:style-name="ce458" table:number-columns-repeated="2"/>
          <table:table-cell table:style-name="ce541"/>
          <table:table-cell table:style-name="ce549" table:number-columns-repeated="2"/>
          <table:table-cell table:style-name="ce561" table:number-columns-repeated="7"/>
          <table:table-cell table:style-name="ce458" table:number-columns-repeated="2"/>
          <table:table-cell table:style-name="ce568"/>
          <table:table-cell table:style-name="ce575"/>
          <table:table-cell table:style-name="ce549"/>
          <table:table-cell table:style-name="ce561" table:number-columns-repeated="7"/>
          <table:table-cell table:style-name="ce458" table:number-columns-repeated="199"/>
          <table:table-cell table:number-columns-repeated="4"/>
        </table:table-row>
        <table:table-row table:style-name="ro31">
          <table:table-cell office:value-type="float" office:value="309">
            <text:p>309</text:p>
          </table:table-cell>
          <table:table-cell table:style-name="ce67"/>
          <table:table-cell table:style-name="ce109"/>
          <table:table-cell table:style-name="ce187" table:number-columns-repeated="2"/>
          <table:table-cell table:style-name="ce172"/>
          <table:table-cell table:style-name="ce288"/>
          <table:table-cell table:style-name="ce335" office:value-type="string">
            <text:p>FLOW CHART OF THE HEAT AND COLD <text:span text:style-name="T14">SUPPLY AND </text:span><text:span text:style-name="T14">DISTRIBUTION SYSTEM</text:span></text:p>
          </table:table-cell>
          <table:table-cell table:style-name="ce288"/>
          <table:table-cell table:style-name="ce292" office:value-type="string">
            <text:p>X</text:p>
          </table:table-cell>
          <table:table-cell office:value-type="string">
            <text:p>X</text:p>
          </table:table-cell>
          <table:table-cell table:style-name="ce422" office:value-type="string">
            <text:p>x</text:p>
          </table:table-cell>
          <table:table-cell table:style-name="ce292"/>
          <table:table-cell table:style-name="ce76"/>
          <table:table-cell table:style-name="ce292" office:value-type="string">
            <text:p>x (generic scheme where distribution, supply and process are put together)</text:p>
          </table:table-cell>
          <table:table-cell table:style-name="ce67"/>
          <table:table-cell table:style-name="ce452" office:value-type="string">
            <text:p>If possible please add a block diagram (energy flow chart and / or simplified hydraulic diagram) of the heat supply and distribution systems, specifying (a) the equipment for heat and cold supply (b) the heat and cold distribution lines (c) the different processes and (d) the interconnections</text:p>
          </table:table-cell>
          <table:table-cell table:number-columns-repeated="2"/>
          <table:table-cell table:style-name="ce474" table:formula="oooc:=HLOOKUP([.T$1];[.U$1:.AC$1202];ROW();FALSE())" office:value-type="string" office:string-value="FLOW CHART OF THE HEAT AND COLD SUPPLY AND DISTRIBUTION SYSTEM">
            <text:p>FLOW CHART OF THE HEAT AND COLD SUPPLY AND DISTRIBUTION SYSTEM</text:p>
          </table:table-cell>
          <table:table-cell table:style-name="ce482" office:value-type="string">
            <text:p><text:span text:style-name="T8">FLOW CHART OF THE HEAT </text:span><text:span text:style-name="T8">AND COLD </text:span><text:span text:style-name="T22">SUPPLY AND </text:span><text:span text:style-name="T22">DISTRIBUTION SYSTEM</text:span></text:p>
          </table:table-cell>
          <table:table-cell table:style-name="ce521" table:number-columns-repeated="8"/>
          <table:table-cell table:number-columns-repeated="2"/>
          <table:table-cell table:style-name="ce541" table:formula="oooc:=HLOOKUP([.AF$1];[.AG$1:.AO$1200];ROW();FALSE())">
            <text:p/>
          </table:table-cell>
          <table:table-cell table:style-name="ce547" table:number-columns-repeated="9"/>
          <table:table-cell table:number-columns-repeated="2"/>
          <table:table-cell table:style-name="ce568" table:formula="oooc:=HLOOKUP([.AR$1];[.AS$1:.BA$1200];ROW();FALSE())">
            <text:p/>
          </table:table-cell>
          <table:table-cell table:style-name="ce589"/>
          <table:table-cell table:style-name="ce547" table:number-columns-repeated="8"/>
          <table:table-cell table:number-columns-repeated="203"/>
        </table:table-row>
        <table:table-row table:style-name="ro4">
          <table:table-cell office:value-type="float" office:value="310">
            <text:p>310</text:p>
          </table:table-cell>
          <table:table-cell table:style-name="ce68"/>
          <table:table-cell table:style-name="ce110"/>
          <table:table-cell table:style-name="ce194" table:number-columns-repeated="2"/>
          <table:table-cell table:style-name="ce263"/>
          <table:table-cell table:style-name="ce275"/>
          <table:table-cell table:style-name="ce304"/>
          <table:table-cell table:style-name="ce359"/>
          <table:table-cell/>
          <table:table-cell table:style-name="ce58"/>
          <table:table-cell table:style-name="ce371" table:number-columns-repeated="2"/>
          <table:table-cell table:number-columns-repeated="6"/>
          <table:table-cell table:style-name="ce474" table:formula="oooc:=HLOOKUP([.T$1];[.U$1:.AC$1202];ROW();FALSE())">
            <text:p/>
          </table:table-cell>
          <table:table-cell table:style-name="ce485"/>
          <table:table-cell table:style-name="ce521" table:number-columns-repeated="8"/>
          <table:table-cell table:number-columns-repeated="2"/>
          <table:table-cell table:style-name="ce541" table:formula="oooc:=HLOOKUP([.AF$1];[.AG$1:.AO$1200];ROW();FALSE())">
            <text:p/>
          </table:table-cell>
          <table:table-cell table:style-name="ce547" table:number-columns-repeated="9"/>
          <table:table-cell table:number-columns-repeated="2"/>
          <table:table-cell table:style-name="ce568" table:formula="oooc:=HLOOKUP([.AR$1];[.AS$1:.BA$1200];ROW();FALSE())">
            <text:p/>
          </table:table-cell>
          <table:table-cell table:style-name="ce579"/>
          <table:table-cell table:style-name="ce547" table:number-columns-repeated="8"/>
          <table:table-cell table:number-columns-repeated="203"/>
        </table:table-row>
        <table:table-row table:style-name="ro23">
          <table:table-cell office:value-type="float" office:value="311">
            <text:p>311</text:p>
          </table:table-cell>
          <table:table-cell table:style-name="ce43" office:value-type="float" office:value="7">
            <text:p>7</text:p>
          </table:table-cell>
          <table:table-cell table:style-name="ce84" table:formula="oooc:=100*[.B362]" office:value-type="float" office:value="700">
            <text:p>700</text:p>
          </table:table-cell>
          <table:table-cell table:style-name="ce138" table:number-columns-repeated="2"/>
          <table:table-cell table:style-name="ce172"/>
          <table:table-cell table:style-name="ce272" office:value-type="float" office:value="7">
            <text:p>7</text:p>
          </table:table-cell>
          <table:table-cell table:style-name="ce305" office:value-type="string">
            <text:p>Specifical parameters for cooling / refrigeration</text:p>
          </table:table-cell>
          <table:table-cell table:style-name="ce353"/>
          <table:table-cell table:style-name="ce383"/>
          <table:table-cell table:style-name="ce387"/>
          <table:table-cell table:style-name="ce383" table:number-columns-repeated="4"/>
          <table:table-cell table:style-name="ce378"/>
          <table:table-cell table:style-name="ce446"/>
          <table:table-cell table:style-name="ce458" table:number-columns-repeated="2"/>
          <table:table-cell table:style-name="ce474" table:formula="oooc:=HLOOKUP([.T$1];[.U$1:.AC$1202];ROW();FALSE())" office:value-type="string" office:string-value="Specifical parameters for cooling / refrigeration">
            <text:p>Specifical parameters for cooling / refrigeration</text:p>
          </table:table-cell>
          <table:table-cell table:style-name="ce486" office:value-type="string">
            <text:p>Specifical parameters for cooling / refrigeration</text:p>
          </table:table-cell>
          <table:table-cell table:style-name="ce522"/>
          <table:table-cell table:style-name="ce533" table:number-columns-repeated="7"/>
          <table:table-cell table:style-name="ce458" table:number-columns-repeated="2"/>
          <table:table-cell table:style-name="ce541" table:formula="oooc:=HLOOKUP([.AF$1];[.AG$1:.AO$1200];ROW();FALSE())">
            <text:p/>
          </table:table-cell>
          <table:table-cell table:style-name="ce549" table:number-columns-repeated="2"/>
          <table:table-cell table:style-name="ce561" table:number-columns-repeated="7"/>
          <table:table-cell table:style-name="ce458" table:number-columns-repeated="2"/>
          <table:table-cell table:style-name="ce568" table:formula="oooc:=HLOOKUP([.AR$1];[.AS$1:.BA$1200];ROW();FALSE())">
            <text:p/>
          </table:table-cell>
          <table:table-cell table:style-name="ce580"/>
          <table:table-cell table:style-name="ce549"/>
          <table:table-cell table:style-name="ce561" table:number-columns-repeated="7"/>
          <table:table-cell table:style-name="ce458" table:number-columns-repeated="199"/>
          <table:table-cell table:number-columns-repeated="4"/>
        </table:table-row>
        <table:table-row table:style-name="ro14">
          <table:table-cell table:style-name="ce11" office:value-type="float" office:value="312">
            <text:p>312</text:p>
          </table:table-cell>
          <table:table-cell table:style-name="ce47"/>
          <table:table-cell table:style-name="ce99" table:formula="oooc:=[.C362]+1" office:value-type="float" office:value="701">
            <text:p>701</text:p>
          </table:table-cell>
          <table:table-cell table:style-name="ce143" table:number-columns-repeated="3"/>
          <table:table-cell table:style-name="ce276" office:value-type="float" office:value="1">
            <text:p>1</text:p>
          </table:table-cell>
          <table:table-cell table:style-name="ce99" office:value-type="string">
            <text:p>cooling or freezing chambers</text:p>
          </table:table-cell>
          <table:table-cell table:style-name="ce276" office:value-type="string">
            <text:p>yes/no?</text:p>
          </table:table-cell>
          <table:table-cell table:style-name="ce390"/>
          <table:table-cell table:style-name="ce384"/>
          <table:table-cell table:style-name="ce423" table:number-columns-repeated="4"/>
          <table:table-cell table:style-name="ce393" office:value-type="string">
            <text:p>to be checked</text:p>
          </table:table-cell>
          <table:table-cell table:style-name="ce437"/>
          <table:table-cell table:style-name="ce461" table:number-columns-repeated="2"/>
          <table:table-cell table:style-name="ce475" table:formula="oooc:=HLOOKUP([.T$1];[.U$1:.AC$1202];ROW();FALSE())" office:value-type="string" office:string-value="cooling or freezing chambers">
            <text:p>cooling or freezing chambers</text:p>
          </table:table-cell>
          <table:table-cell table:style-name="ce487" office:value-type="string">
            <text:p>cooling or freezing chambers</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yes/no?">
            <text:p>yes/no?</text:p>
          </table:table-cell>
          <table:table-cell table:style-name="ce572" office:value-type="string">
            <text:p>yes/no?</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13">
            <text:p>313</text:p>
          </table:table-cell>
          <table:table-cell table:style-name="ce47"/>
          <table:table-cell table:style-name="ce99" table:formula="oooc:=[.C363]+1" office:value-type="float" office:value="702">
            <text:p>702</text:p>
          </table:table-cell>
          <table:table-cell table:style-name="ce143" table:number-columns-repeated="3"/>
          <table:table-cell table:style-name="ce276" office:value-type="string">
            <text:p>Nchamb</text:p>
          </table:table-cell>
          <table:table-cell table:style-name="ce99" office:value-type="string">
            <text:p>Volume of cooling chamber</text:p>
          </table:table-cell>
          <table:table-cell table:style-name="ce276" office:value-type="string">
            <text:p>m²</text:p>
          </table:table-cell>
          <table:table-cell table:style-name="ce384" table:number-columns-repeated="2"/>
          <table:table-cell table:style-name="ce418" office:value-type="string">
            <text:p>x</text:p>
          </table:table-cell>
          <table:table-cell table:style-name="ce49" table:number-columns-repeated="3"/>
          <table:table-cell table:style-name="ce393" office:value-type="string">
            <text:p>to be checked</text:p>
          </table:table-cell>
          <table:table-cell table:style-name="ce453" office:value-type="string">
            <text:p><text:s/></text:p>
          </table:table-cell>
          <table:table-cell table:style-name="ce461" table:number-columns-repeated="2"/>
          <table:table-cell table:style-name="ce475" table:formula="oooc:=HLOOKUP([.T$1];[.U$1:.AC$1202];ROW();FALSE())" office:value-type="string" office:string-value="volume of cooling chamber">
            <text:p>volume of cooling chamber</text:p>
          </table:table-cell>
          <table:table-cell table:style-name="ce487" office:value-type="string">
            <text:p>volume of cooling chamber</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m²">
            <text:p>m²</text:p>
          </table:table-cell>
          <table:table-cell table:style-name="ce572" office:value-type="string">
            <text:p>m²</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14">
            <text:p>314</text:p>
          </table:table-cell>
          <table:table-cell table:style-name="ce47"/>
          <table:table-cell table:style-name="ce99" table:formula="oooc:=[.C364]+1" office:value-type="float" office:value="703">
            <text:p>703</text:p>
          </table:table-cell>
          <table:table-cell table:style-name="ce143" table:number-columns-repeated="3"/>
          <table:table-cell table:style-name="ce276" office:value-type="string">
            <text:p>Nchamb</text:p>
          </table:table-cell>
          <table:table-cell table:style-name="ce99" office:value-type="string">
            <text:p>Thickness of insulation</text:p>
          </table:table-cell>
          <table:table-cell table:style-name="ce276" office:value-type="string">
            <text:p>mm</text:p>
          </table:table-cell>
          <table:table-cell table:style-name="ce384" table:number-columns-repeated="2"/>
          <table:table-cell table:style-name="ce418" office:value-type="string">
            <text:p>x</text:p>
          </table:table-cell>
          <table:table-cell table:style-name="ce49" table:number-columns-repeated="3"/>
          <table:table-cell table:style-name="ce393" office:value-type="string">
            <text:p>to be checked</text:p>
          </table:table-cell>
          <table:table-cell table:style-name="ce453" office:value-type="string">
            <text:p><text:s/></text:p>
          </table:table-cell>
          <table:table-cell table:style-name="ce461" table:number-columns-repeated="2"/>
          <table:table-cell table:style-name="ce475" table:formula="oooc:=HLOOKUP([.T$1];[.U$1:.AC$1202];ROW();FALSE())" office:value-type="string" office:string-value="thickness of insulation">
            <text:p>thickness of insulation</text:p>
          </table:table-cell>
          <table:table-cell table:style-name="ce487" office:value-type="string">
            <text:p>thickness of insulation</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mm">
            <text:p>mm</text:p>
          </table:table-cell>
          <table:table-cell table:style-name="ce572" office:value-type="string">
            <text:p>mm</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15">
            <text:p>315</text:p>
          </table:table-cell>
          <table:table-cell table:style-name="ce47"/>
          <table:table-cell table:style-name="ce99" table:formula="oooc:=[.C365]+1" office:value-type="float" office:value="704">
            <text:p>704</text:p>
          </table:table-cell>
          <table:table-cell table:style-name="ce143" table:number-columns-repeated="3"/>
          <table:table-cell table:style-name="ce276" office:value-type="string">
            <text:p>Nchamb</text:p>
          </table:table-cell>
          <table:table-cell table:style-name="ce99" office:value-type="string">
            <text:p>Air Temperature</text:p>
          </table:table-cell>
          <table:table-cell table:style-name="ce276" office:value-type="string">
            <text:p>ºC</text:p>
          </table:table-cell>
          <table:table-cell table:style-name="ce384" table:number-columns-repeated="2"/>
          <table:table-cell table:style-name="ce418" office:value-type="string">
            <text:p>x</text:p>
          </table:table-cell>
          <table:table-cell table:style-name="ce49" table:number-columns-repeated="3"/>
          <table:table-cell table:style-name="ce393" office:value-type="string">
            <text:p>to be checked</text:p>
          </table:table-cell>
          <table:table-cell table:style-name="ce453" office:value-type="string">
            <text:p><text:s/></text:p>
          </table:table-cell>
          <table:table-cell table:style-name="ce461" table:number-columns-repeated="2"/>
          <table:table-cell table:style-name="ce475" table:formula="oooc:=HLOOKUP([.T$1];[.U$1:.AC$1202];ROW();FALSE())" office:value-type="string" office:string-value="air Temperature">
            <text:p>air Temperature</text:p>
          </table:table-cell>
          <table:table-cell table:style-name="ce487" office:value-type="string">
            <text:p>air Temperature</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ºC">
            <text:p>ºC</text:p>
          </table:table-cell>
          <table:table-cell table:style-name="ce572" office:value-type="string">
            <text:p>ºC</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16">
            <text:p>316</text:p>
          </table:table-cell>
          <table:table-cell table:style-name="ce47"/>
          <table:table-cell table:style-name="ce99" table:formula="oooc:=[.C366]+1" office:value-type="float" office:value="705">
            <text:p>705</text:p>
          </table:table-cell>
          <table:table-cell table:style-name="ce143" table:number-columns-repeated="3"/>
          <table:table-cell table:style-name="ce276" office:value-type="string">
            <text:p>Nchamb</text:p>
          </table:table-cell>
          <table:table-cell table:style-name="ce99" office:value-type="string">
            <text:p>Mean quantity of stored product</text:p>
          </table:table-cell>
          <table:table-cell table:style-name="ce276" office:value-type="string">
            <text:p>kg </text:p>
          </table:table-cell>
          <table:table-cell table:style-name="ce384" table:number-columns-repeated="2"/>
          <table:table-cell table:style-name="ce418" office:value-type="string">
            <text:p>x</text:p>
          </table:table-cell>
          <table:table-cell table:style-name="ce49" table:number-columns-repeated="3"/>
          <table:table-cell table:style-name="ce393" office:value-type="string">
            <text:p>to be checked</text:p>
          </table:table-cell>
          <table:table-cell table:style-name="ce453" office:value-type="string">
            <text:p><text:s/></text:p>
          </table:table-cell>
          <table:table-cell table:style-name="ce461" table:number-columns-repeated="2"/>
          <table:table-cell table:style-name="ce475" table:formula="oooc:=HLOOKUP([.T$1];[.U$1:.AC$1202];ROW();FALSE())" office:value-type="string" office:string-value="mean quantity of stored product">
            <text:p>mean quantity of stored product</text:p>
          </table:table-cell>
          <table:table-cell table:style-name="ce487" office:value-type="string">
            <text:p>mean quantity of stored product</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kg ">
            <text:p>kg </text:p>
          </table:table-cell>
          <table:table-cell table:style-name="ce572" office:value-type="string">
            <text:p>kg </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6">
          <table:table-cell table:style-name="ce11" office:value-type="float" office:value="317">
            <text:p>317</text:p>
          </table:table-cell>
          <table:table-cell table:style-name="ce47"/>
          <table:table-cell table:style-name="ce99" table:formula="oooc:=[.C367]+1" office:value-type="float" office:value="706">
            <text:p>706</text:p>
          </table:table-cell>
          <table:table-cell table:style-name="ce143" table:number-columns-repeated="3"/>
          <table:table-cell table:style-name="ce276" office:value-type="string">
            <text:p>Nchamb</text:p>
          </table:table-cell>
          <table:table-cell table:style-name="ce99" office:value-type="string">
            <text:p>Quantity of product renewed per working day</text:p>
          </table:table-cell>
          <table:table-cell table:style-name="ce276" office:value-type="string">
            <text:p>kg / day</text:p>
          </table:table-cell>
          <table:table-cell table:style-name="ce384" table:number-columns-repeated="2"/>
          <table:table-cell table:style-name="ce418" office:value-type="string">
            <text:p>x</text:p>
          </table:table-cell>
          <table:table-cell table:style-name="ce49" table:number-columns-repeated="3"/>
          <table:table-cell table:style-name="ce393" office:value-type="string">
            <text:p>to be checked</text:p>
          </table:table-cell>
          <table:table-cell table:style-name="ce453" office:value-type="string">
            <text:p>Specify the quantity of new product charged / discharged in a typical working day</text:p>
          </table:table-cell>
          <table:table-cell table:style-name="ce461" table:number-columns-repeated="2"/>
          <table:table-cell table:style-name="ce475" table:formula="oooc:=HLOOKUP([.T$1];[.U$1:.AC$1202];ROW();FALSE())" office:value-type="string" office:string-value="quantity of product renewed per working day">
            <text:p>quantity of product renewed per working day</text:p>
          </table:table-cell>
          <table:table-cell table:style-name="ce487" office:value-type="string">
            <text:p>quantity of product renewed per working day</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kg / day">
            <text:p>kg / day</text:p>
          </table:table-cell>
          <table:table-cell table:style-name="ce572" office:value-type="string">
            <text:p>kg / day</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318">
            <text:p>318</text:p>
          </table:table-cell>
          <table:table-cell table:style-name="ce47"/>
          <table:table-cell table:style-name="ce99" table:formula="oooc:=[.C368]+1" office:value-type="float" office:value="707">
            <text:p>707</text:p>
          </table:table-cell>
          <table:table-cell table:style-name="ce143" table:number-columns-repeated="3"/>
          <table:table-cell table:style-name="ce276" office:value-type="string">
            <text:p>Nchamb</text:p>
          </table:table-cell>
          <table:table-cell table:style-name="ce99" office:value-type="string">
            <text:p>Temperature of product before entering the cooling chamber</text:p>
          </table:table-cell>
          <table:table-cell table:style-name="ce276" office:value-type="string">
            <text:p>ºC</text:p>
          </table:table-cell>
          <table:table-cell table:style-name="ce384" table:number-columns-repeated="2"/>
          <table:table-cell table:style-name="ce418" office:value-type="string">
            <text:p>x</text:p>
          </table:table-cell>
          <table:table-cell table:style-name="ce49" table:number-columns-repeated="3"/>
          <table:table-cell table:style-name="ce393" office:value-type="string">
            <text:p>to be checked</text:p>
          </table:table-cell>
          <table:table-cell table:style-name="ce453"/>
          <table:table-cell table:style-name="ce461" table:number-columns-repeated="2"/>
          <table:table-cell table:style-name="ce475" table:formula="oooc:=HLOOKUP([.T$1];[.U$1:.AC$1202];ROW();FALSE())" office:value-type="string" office:string-value="temperature of product before entering the cooling chamber">
            <text:p>temperature of product before entering the cooling chamber</text:p>
          </table:table-cell>
          <table:table-cell table:style-name="ce487" office:value-type="string">
            <text:p>temperature of product before entering the cooling chamber</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ºC">
            <text:p>ºC</text:p>
          </table:table-cell>
          <table:table-cell table:style-name="ce572" office:value-type="string">
            <text:p>ºC</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4">
          <table:table-cell office:value-type="float" office:value="319">
            <text:p>319</text:p>
          </table:table-cell>
          <table:table-cell table:style-name="ce68"/>
          <table:table-cell table:style-name="ce110"/>
          <table:table-cell table:style-name="ce195" table:number-columns-repeated="2"/>
          <table:table-cell table:style-name="ce263"/>
          <table:table-cell table:style-name="ce275"/>
          <table:table-cell table:style-name="ce304"/>
          <table:table-cell table:style-name="ce359"/>
          <table:table-cell/>
          <table:table-cell table:style-name="ce58"/>
          <table:table-cell table:number-columns-repeated="8"/>
          <table:table-cell table:style-name="ce474" table:formula="oooc:=HLOOKUP([.T$1];[.U$1:.AC$1202];ROW();FALSE())">
            <text:p/>
          </table:table-cell>
          <table:table-cell table:style-name="ce485"/>
          <table:table-cell table:style-name="ce521" table:number-columns-repeated="8"/>
          <table:table-cell table:number-columns-repeated="2"/>
          <table:table-cell table:style-name="ce541"/>
          <table:table-cell table:style-name="ce547" table:number-columns-repeated="9"/>
          <table:table-cell table:number-columns-repeated="2"/>
          <table:table-cell table:style-name="ce568"/>
          <table:table-cell table:style-name="ce579"/>
          <table:table-cell table:style-name="ce547" table:number-columns-repeated="8"/>
          <table:table-cell table:number-columns-repeated="203"/>
        </table:table-row>
        <table:table-row table:style-name="ro29">
          <table:table-cell office:value-type="float" office:value="320">
            <text:p>320</text:p>
          </table:table-cell>
          <table:table-cell table:style-name="ce43" office:value-type="float" office:value="8">
            <text:p>8</text:p>
          </table:table-cell>
          <table:table-cell table:style-name="ce84" table:formula="oooc:=100*[.B371]" office:value-type="float" office:value="800">
            <text:p>800</text:p>
          </table:table-cell>
          <table:table-cell table:style-name="ce138" table:number-columns-repeated="2"/>
          <table:table-cell table:style-name="ce172"/>
          <table:table-cell table:style-name="ce272"/>
          <table:table-cell table:style-name="ce305" office:value-type="string">
            <text:p>Buildings</text:p>
          </table:table-cell>
          <table:table-cell table:style-name="ce353"/>
          <table:table-cell table:style-name="ce283"/>
          <table:table-cell table:style-name="ce387"/>
          <table:table-cell table:style-name="ce283" office:value-type="string">
            <text:p>Building 3</text:p>
          </table:table-cell>
          <table:table-cell table:style-name="ce283" office:value-type="string">
            <text:p>Building 1</text:p>
          </table:table-cell>
          <table:table-cell table:style-name="ce283" office:value-type="string">
            <text:p>Building 4</text:p>
          </table:table-cell>
          <table:table-cell table:style-name="ce283" office:value-type="string">
            <text:p>Building 2</text:p>
          </table:table-cell>
          <table:table-cell table:style-name="ce283" office:value-type="string">
            <text:p>Should we include building demand data as a separate block ? or treat space heating / cooling and DHW as one more process ???</text:p>
          </table:table-cell>
          <table:table-cell table:style-name="ce446"/>
          <table:table-cell table:number-columns-repeated="2"/>
          <table:table-cell table:style-name="ce474" table:formula="oooc:=HLOOKUP([.T$1];[.U$1:.AC$1202];ROW();FALSE())" office:value-type="string" office:string-value="Building (or part of building)">
            <text:p>Building (or part of building)</text:p>
          </table:table-cell>
          <table:table-cell table:style-name="ce486" office:value-type="string">
            <text:p>Building (or part of building)</text:p>
          </table:table-cell>
          <table:table-cell table:style-name="ce522"/>
          <table:table-cell table:style-name="ce533" table:number-columns-repeated="7"/>
          <table:table-cell table:style-name="ce458"/>
          <table:table-cell/>
          <table:table-cell table:style-name="ce541" table:formula="oooc:=HLOOKUP([.AF$1];[.AG$1:.AO$1200];ROW();FALSE())" office:value-type="string" office:string-value="Attach a brief description/plan of the building">
            <text:p>Attach a brief description/plan of the building</text:p>
          </table:table-cell>
          <table:table-cell table:style-name="ce549" office:value-type="string">
            <text:p>Attach a brief description/plan of the building</text:p>
          </table:table-cell>
          <table:table-cell table:style-name="ce549" office:value-type="string">
            <text:p>Adjuntar una breu descripció / planell de l'edifici</text:p>
          </table:table-cell>
          <table:table-cell table:style-name="ce561" table:number-columns-repeated="7"/>
          <table:table-cell table:style-name="ce458"/>
          <table:table-cell/>
          <table:table-cell table:style-name="ce568" table:formula="oooc:=HLOOKUP([.AR$1];[.AS$1:.BA$1200];ROW();FALSE())">
            <text:p/>
          </table:table-cell>
          <table:table-cell table:style-name="ce580"/>
          <table:table-cell table:style-name="ce549"/>
          <table:table-cell table:style-name="ce561" table:number-columns-repeated="7"/>
          <table:table-cell table:style-name="ce458" table:number-columns-repeated="199"/>
          <table:table-cell table:number-columns-repeated="4"/>
        </table:table-row>
        <table:table-row table:style-name="ro14">
          <table:table-cell table:style-name="ce11" office:value-type="float" office:value="321">
            <text:p>321</text:p>
          </table:table-cell>
          <table:table-cell table:style-name="ce60"/>
          <table:table-cell table:style-name="ce111"/>
          <table:table-cell table:style-name="ce196" office:value-type="string">
            <text:p>NBuild</text:p>
          </table:table-cell>
          <table:table-cell table:style-name="ce196"/>
          <table:table-cell table:style-name="ce143"/>
          <table:table-cell table:style-name="ce286"/>
          <table:table-cell table:style-name="ce326"/>
          <table:table-cell table:style-name="ce355"/>
          <table:table-cell table:style-name="ce276"/>
          <table:table-cell table:style-name="ce410"/>
          <table:table-cell table:style-name="ce276" table:number-columns-repeated="5"/>
          <table:table-cell table:style-name="ce332"/>
          <table:table-cell table:style-name="ce462" table:number-columns-repeated="2"/>
          <table:table-cell table:style-name="ce475"/>
          <table:table-cell table:style-name="ce507"/>
          <table:table-cell table:style-name="ce519"/>
          <table:table-cell table:style-name="ce532" table:number-columns-repeated="7"/>
          <table:table-cell table:style-name="ce461"/>
          <table:table-cell table:style-name="ce462"/>
          <table:table-cell table:style-name="ce542"/>
          <table:table-cell table:style-name="ce517" table:number-columns-repeated="2"/>
          <table:table-cell table:style-name="ce560" table:number-columns-repeated="7"/>
          <table:table-cell table:style-name="ce461"/>
          <table:table-cell table:style-name="ce462"/>
          <table:table-cell table:style-name="ce569"/>
          <table:table-cell table:style-name="ce574"/>
          <table:table-cell table:style-name="ce517"/>
          <table:table-cell table:style-name="ce560" table:number-columns-repeated="7"/>
          <table:table-cell table:style-name="ce461" table:number-columns-repeated="199"/>
          <table:table-cell table:style-name="ce11" table:number-columns-repeated="4"/>
        </table:table-row>
        <table:table-row table:style-name="ro6">
          <table:table-cell table:style-name="ce11" office:value-type="float" office:value="322">
            <text:p>322</text:p>
          </table:table-cell>
          <table:table-cell table:style-name="ce69"/>
          <table:table-cell table:style-name="ce111"/>
          <table:table-cell table:style-name="ce197" office:value-type="string">
            <text:p>BuildName</text:p>
          </table:table-cell>
          <table:table-cell table:style-name="ce197"/>
          <table:table-cell table:style-name="ce143"/>
          <table:table-cell table:style-name="ce289" office:value-type="string">
            <text:p>Nbuild</text:p>
          </table:table-cell>
          <table:table-cell table:style-name="ce336" office:value-type="string">
            <text:p>Building short name</text:p>
          </table:table-cell>
          <table:table-cell table:style-name="ce355" office:value-type="string">
            <text:p>-</text:p>
          </table:table-cell>
          <table:table-cell table:style-name="ce49" office:value-type="string">
            <text:p>X</text:p>
          </table:table-cell>
          <table:table-cell table:style-name="ce394" office:value-type="string">
            <text:p>X</text:p>
          </table:table-cell>
          <table:table-cell table:style-name="ce49" table:number-columns-repeated="4"/>
          <table:table-cell table:style-name="ce49" office:value-type="string">
            <text:p>to traduce in Englosh in Questionnaire</text:p>
          </table:table-cell>
          <table:table-cell table:style-name="ce437"/>
          <table:table-cell table:style-name="ce466" table:number-columns-repeated="2"/>
          <table:table-cell table:style-name="ce475" table:formula="oooc:=HLOOKUP([.T$1];[.U$1:.AC$1202];ROW();FALSE())" office:value-type="string" office:string-value="Building short name">
            <text:p>Building short name</text:p>
          </table:table-cell>
          <table:table-cell table:style-name="ce508" office:value-type="string">
            <text:p>Building short name</text:p>
          </table:table-cell>
          <table:table-cell table:style-name="ce519"/>
          <table:table-cell table:style-name="ce532" table:number-columns-repeated="7"/>
          <table:table-cell table:style-name="ce468"/>
          <table:table-cell table:style-name="ce466"/>
          <table:table-cell table:style-name="ce542" table:formula="oooc:=HLOOKUP([.AF$1];[.AG$1:.AO$1200];ROW();FALSE())" office:value-type="string" office:string-value="Give some brief name of the buildings to identify them in the reports">
            <text:p>Give some brief name of the buildings to identify them in the reports</text:p>
          </table:table-cell>
          <table:table-cell table:style-name="ce517" office:value-type="string">
            <text:p>Give some brief name of the buildings to identify them in the reports</text:p>
          </table:table-cell>
          <table:table-cell table:style-name="ce517" office:value-type="string">
            <text:p>Doni un nom abreviat als edificis per identificar-los als informes</text:p>
          </table:table-cell>
          <table:table-cell table:style-name="ce560" table:number-columns-repeated="7"/>
          <table:table-cell table:style-name="ce468"/>
          <table:table-cell table:style-name="ce466"/>
          <table:table-cell table:style-name="ce569" table:formula="oooc:=HLOOKUP([.AR$1];[.AS$1:.BA$1200];ROW();FALSE())" office:value-type="string" office:string-value="-">
            <text:p>-</text:p>
          </table:table-cell>
          <table:table-cell table:style-name="ce574" office:value-type="string">
            <text:p>-</text:p>
          </table:table-cell>
          <table:table-cell table:style-name="ce517"/>
          <table:table-cell table:style-name="ce560" table:number-columns-repeated="7"/>
          <table:table-cell table:style-name="ce468" table:number-columns-repeated="199"/>
          <table:table-cell table:style-name="ce592" table:number-columns-repeated="3"/>
          <table:table-cell table:style-name="ce11"/>
        </table:table-row>
        <table:table-row table:style-name="ro13">
          <table:table-cell table:style-name="ce11" office:value-type="float" office:value="323">
            <text:p>323</text:p>
          </table:table-cell>
          <table:table-cell table:style-name="ce47"/>
          <table:table-cell table:style-name="ce99" table:formula="oooc:=[.C371]+1" office:value-type="float" office:value="801">
            <text:p>801</text:p>
          </table:table-cell>
          <table:table-cell table:style-name="ce197" office:value-type="string">
            <text:p>BuildConstructSurface</text:p>
          </table:table-cell>
          <table:table-cell table:style-name="ce197"/>
          <table:table-cell table:style-name="ce143"/>
          <table:table-cell table:style-name="ce276" office:value-type="string">
            <text:p>Nbuild</text:p>
          </table:table-cell>
          <table:table-cell table:style-name="ce99" office:value-type="string">
            <text:p>Constructed surface </text:p>
          </table:table-cell>
          <table:table-cell table:style-name="ce276" office:value-type="string">
            <text:p>m<text:span text:style-name="T15">2</text:span></text:p>
          </table:table-cell>
          <table:table-cell table:number-columns-repeated="2" table:style-name="ce49" office:value-type="string">
            <text:p>X</text:p>
          </table:table-cell>
          <table:table-cell table:style-name="ce48"/>
          <table:table-cell table:style-name="ce49"/>
          <table:table-cell table:style-name="ce418" office:value-type="string">
            <text:p>x</text:p>
          </table:table-cell>
          <table:table-cell table:style-name="ce49"/>
          <table:table-cell table:style-name="ce49" office:value-type="string">
            <text:p>to traduce in Englosh in Questionnaire</text:p>
          </table:table-cell>
          <table:table-cell table:style-name="ce437"/>
          <table:table-cell table:style-name="ce462" table:number-columns-repeated="2"/>
          <table:table-cell table:style-name="ce475" table:formula="oooc:=HLOOKUP([.T$1];[.U$1:.AC$1202];ROW();FALSE())" office:value-type="string" office:string-value="Constructed surface ">
            <text:p>Constructed surface </text:p>
          </table:table-cell>
          <table:table-cell table:style-name="ce487" office:value-type="string">
            <text:p>Constructed surface </text:p>
          </table:table-cell>
          <table:table-cell table:style-name="ce519"/>
          <table:table-cell table:style-name="ce532" table:number-columns-repeated="7"/>
          <table:table-cell table:style-name="ce461"/>
          <table:table-cell table:style-name="ce462"/>
          <table:table-cell table:style-name="ce542" table:formula="oooc:=HLOOKUP([.AF$1];[.AG$1:.AO$1200];ROW();FALSE())">
            <text:p/>
          </table:table-cell>
          <table:table-cell table:style-name="ce517" table:number-columns-repeated="2"/>
          <table:table-cell table:style-name="ce560" table:number-columns-repeated="7"/>
          <table:table-cell table:style-name="ce461"/>
          <table:table-cell table:style-name="ce462"/>
          <table:table-cell table:style-name="ce569" table:formula="oooc:=HLOOKUP([.AR$1];[.AS$1:.BA$1200];ROW();FALSE())" office:value-type="string" office:string-value="m2">
            <text:p>m2</text:p>
          </table:table-cell>
          <table:table-cell table:style-name="ce572" office:value-type="string">
            <text:p>m<text:span text:style-name="T15">2</text:span></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3">
          <table:table-cell table:style-name="ce11" office:value-type="float" office:value="324">
            <text:p>324</text:p>
          </table:table-cell>
          <table:table-cell table:style-name="ce47"/>
          <table:table-cell table:style-name="ce99" table:formula="oooc:=[.C374]+1" office:value-type="float" office:value="802">
            <text:p>802</text:p>
          </table:table-cell>
          <table:table-cell table:style-name="ce197" office:value-type="string">
            <text:p>BuildUsefulSurface</text:p>
          </table:table-cell>
          <table:table-cell table:style-name="ce197"/>
          <table:table-cell table:style-name="ce143"/>
          <table:table-cell table:style-name="ce276" office:value-type="string">
            <text:p>Nbuild</text:p>
          </table:table-cell>
          <table:table-cell table:style-name="ce99" office:value-type="string">
            <text:p>Useful surface </text:p>
          </table:table-cell>
          <table:table-cell table:style-name="ce276" office:value-type="string">
            <text:p>m<text:span text:style-name="T15">2</text:span></text:p>
          </table:table-cell>
          <table:table-cell table:number-columns-repeated="2" table:style-name="ce49" office:value-type="string">
            <text:p>X</text:p>
          </table:table-cell>
          <table:table-cell table:style-name="ce48"/>
          <table:table-cell table:style-name="ce49"/>
          <table:table-cell table:style-name="ce418" office:value-type="string">
            <text:p>x</text:p>
          </table:table-cell>
          <table:table-cell table:style-name="ce49"/>
          <table:table-cell table:style-name="ce49" office:value-type="string">
            <text:p>to traduce in Englosh in Questionnaire</text:p>
          </table:table-cell>
          <table:table-cell table:style-name="ce437"/>
          <table:table-cell table:style-name="ce462" table:number-columns-repeated="2"/>
          <table:table-cell table:style-name="ce475" table:formula="oooc:=HLOOKUP([.T$1];[.U$1:.AC$1202];ROW();FALSE())" office:value-type="string" office:string-value="Useful surface ">
            <text:p>Useful surface </text:p>
          </table:table-cell>
          <table:table-cell table:style-name="ce487" office:value-type="string">
            <text:p>Useful surface </text:p>
          </table:table-cell>
          <table:table-cell table:style-name="ce519"/>
          <table:table-cell table:style-name="ce532" table:number-columns-repeated="7"/>
          <table:table-cell table:style-name="ce461"/>
          <table:table-cell table:style-name="ce462"/>
          <table:table-cell table:style-name="ce542" table:formula="oooc:=HLOOKUP([.AF$1];[.AG$1:.AO$1200];ROW();FALSE())">
            <text:p/>
          </table:table-cell>
          <table:table-cell table:style-name="ce517" table:number-columns-repeated="2"/>
          <table:table-cell table:style-name="ce560" table:number-columns-repeated="7"/>
          <table:table-cell table:style-name="ce461"/>
          <table:table-cell table:style-name="ce462"/>
          <table:table-cell table:style-name="ce569" table:formula="oooc:=HLOOKUP([.AR$1];[.AS$1:.BA$1200];ROW();FALSE())" office:value-type="string" office:string-value="m2">
            <text:p>m2</text:p>
          </table:table-cell>
          <table:table-cell table:style-name="ce572" office:value-type="string">
            <text:p>m<text:span text:style-name="T15">2</text:span></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25">
            <text:p>325</text:p>
          </table:table-cell>
          <table:table-cell table:style-name="ce47"/>
          <table:table-cell table:style-name="ce99" table:formula="oooc:=[.C375]+1" office:value-type="float" office:value="803">
            <text:p>803</text:p>
          </table:table-cell>
          <table:table-cell table:style-name="ce197" office:value-type="string">
            <text:p>BuildUsage</text:p>
          </table:table-cell>
          <table:table-cell table:style-name="ce197"/>
          <table:table-cell table:style-name="ce143"/>
          <table:table-cell table:style-name="ce276" office:value-type="string">
            <text:p>Nbuild</text:p>
          </table:table-cell>
          <table:table-cell table:style-name="ce99" office:value-type="string">
            <text:p>Use of the building</text:p>
          </table:table-cell>
          <table:table-cell table:style-name="ce276"/>
          <table:table-cell table:number-columns-repeated="2" table:style-name="ce49" office:value-type="string">
            <text:p>X</text:p>
          </table:table-cell>
          <table:table-cell table:style-name="ce48"/>
          <table:table-cell table:style-name="ce49"/>
          <table:table-cell table:style-name="ce418" office:value-type="string">
            <text:p>x</text:p>
          </table:table-cell>
          <table:table-cell table:style-name="ce49"/>
          <table:table-cell table:style-name="ce49" office:value-type="string">
            <text:p>to traduce in Englosh in Questionnaire</text:p>
          </table:table-cell>
          <table:table-cell table:style-name="ce437"/>
          <table:table-cell table:style-name="ce462" table:number-columns-repeated="2"/>
          <table:table-cell table:style-name="ce475" table:formula="oooc:=HLOOKUP([.T$1];[.U$1:.AC$1202];ROW();FALSE())" office:value-type="string" office:string-value="Use of the building">
            <text:p>Use of the building</text:p>
          </table:table-cell>
          <table:table-cell table:style-name="ce487" office:value-type="string">
            <text:p>Use of the building</text:p>
          </table:table-cell>
          <table:table-cell table:style-name="ce519"/>
          <table:table-cell table:style-name="ce532" table:number-columns-repeated="7"/>
          <table:table-cell table:style-name="ce461"/>
          <table:table-cell table:style-name="ce462"/>
          <table:table-cell table:style-name="ce542" table:formula="oooc:=HLOOKUP([.AF$1];[.AG$1:.AO$1200];ROW();FALSE())">
            <text:p/>
          </table:table-cell>
          <table:table-cell table:style-name="ce517" table:number-columns-repeated="2"/>
          <table:table-cell table:style-name="ce560" table:number-columns-repeated="7"/>
          <table:table-cell table:style-name="ce461"/>
          <table:table-cell table:style-name="ce462"/>
          <table:table-cell table:style-name="ce569" table:formula="oooc:=HLOOKUP([.AR$1];[.AS$1:.BA$1200];ROW();FALSE())">
            <text:p/>
          </table:table-cell>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26">
            <text:p>326</text:p>
          </table:table-cell>
          <table:table-cell table:style-name="ce47"/>
          <table:table-cell table:style-name="ce99" table:formula="oooc:=[.C376]+1" office:value-type="float" office:value="804">
            <text:p>804</text:p>
          </table:table-cell>
          <table:table-cell table:style-name="ce197" office:value-type="string">
            <text:p>BuildEnergyDemand</text:p>
          </table:table-cell>
          <table:table-cell table:style-name="ce197"/>
          <table:table-cell table:style-name="ce143"/>
          <table:table-cell table:style-name="ce276" office:value-type="string">
            <text:p>Nbuild</text:p>
          </table:table-cell>
          <table:table-cell table:style-name="ce99" office:value-type="string">
            <text:p>Global data on energy demand</text:p>
          </table:table-cell>
          <table:table-cell table:style-name="ce276"/>
          <table:table-cell table:number-columns-repeated="2" table:style-name="ce49" office:value-type="string">
            <text:p>X</text:p>
          </table:table-cell>
          <table:table-cell table:style-name="ce48"/>
          <table:table-cell table:style-name="ce49"/>
          <table:table-cell table:style-name="ce418" office:value-type="string">
            <text:p>x</text:p>
          </table:table-cell>
          <table:table-cell table:style-name="ce49"/>
          <table:table-cell table:style-name="ce49" office:value-type="string">
            <text:p>to traduce in Englosh in Questionnaire</text:p>
          </table:table-cell>
          <table:table-cell table:style-name="ce9"/>
          <table:table-cell table:style-name="ce462" table:number-columns-repeated="2"/>
          <table:table-cell table:style-name="ce475" table:formula="oooc:=HLOOKUP([.T$1];[.U$1:.AC$1202];ROW();FALSE())" office:value-type="string" office:string-value="Global data on energy demand">
            <text:p>Global data on energy demand</text:p>
          </table:table-cell>
          <table:table-cell table:style-name="ce487" office:value-type="string">
            <text:p>Global data on energy demand</text:p>
          </table:table-cell>
          <table:table-cell table:style-name="ce519"/>
          <table:table-cell table:style-name="ce532" table:number-columns-repeated="7"/>
          <table:table-cell table:style-name="ce461"/>
          <table:table-cell table:style-name="ce462"/>
          <table:table-cell table:style-name="ce542" table:formula="oooc:=HLOOKUP([.AF$1];[.AG$1:.AO$1200];ROW();FALSE())">
            <text:p/>
          </table:table-cell>
          <table:table-cell table:style-name="ce517" table:number-columns-repeated="2"/>
          <table:table-cell table:style-name="ce560" table:number-columns-repeated="7"/>
          <table:table-cell table:style-name="ce461"/>
          <table:table-cell table:style-name="ce462"/>
          <table:table-cell table:style-name="ce569" table:formula="oooc:=HLOOKUP([.AR$1];[.AS$1:.BA$1200];ROW();FALSE())">
            <text:p/>
          </table:table-cell>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32">
          <table:table-cell table:style-name="ce11" office:value-type="float" office:value="327">
            <text:p>327</text:p>
          </table:table-cell>
          <table:table-cell table:style-name="ce49"/>
          <table:table-cell table:style-name="ce99" table:formula="oooc:=[.C377]+1" office:value-type="float" office:value="805">
            <text:p>805</text:p>
          </table:table-cell>
          <table:table-cell table:style-name="ce197" office:value-type="string">
            <text:p>BuildMaxHP</text:p>
          </table:table-cell>
          <table:table-cell table:style-name="ce197"/>
          <table:table-cell table:style-name="ce264"/>
          <table:table-cell table:style-name="ce276" office:value-type="string">
            <text:p>Nbuild</text:p>
          </table:table-cell>
          <table:table-cell table:style-name="ce99" office:value-type="string">
            <text:p>Maximum heating power</text:p>
          </table:table-cell>
          <table:table-cell table:style-name="ce276" office:value-type="string">
            <text:p>kW</text:p>
          </table:table-cell>
          <table:table-cell table:number-columns-repeated="2" table:style-name="ce49" office:value-type="string">
            <text:p>X</text:p>
          </table:table-cell>
          <table:table-cell table:style-name="ce48"/>
          <table:table-cell table:style-name="ce49"/>
          <table:table-cell table:style-name="ce418" office:value-type="string">
            <text:p>x</text:p>
          </table:table-cell>
          <table:table-cell table:style-name="ce49"/>
          <table:table-cell table:style-name="ce49" office:value-type="string">
            <text:p>to traduce in Englosh in Questionnaire</text:p>
          </table:table-cell>
          <table:table-cell table:style-name="ce9"/>
          <table:table-cell table:style-name="ce462" table:number-columns-repeated="2"/>
          <table:table-cell table:style-name="ce478" table:formula="oooc:=HLOOKUP([.T$1];[.U$1:.AC$1202];ROW();FALSE())" office:value-type="string" office:string-value="Maximum heating power">
            <text:p>Maximum heating power</text:p>
          </table:table-cell>
          <table:table-cell table:style-name="ce487" office:value-type="string">
            <text:p>Maximum heating power</text:p>
          </table:table-cell>
          <table:table-cell table:style-name="ce519" table:number-columns-repeated="8"/>
          <table:table-cell table:style-name="ce537"/>
          <table:table-cell table:style-name="ce462"/>
          <table:table-cell table:style-name="ce542" table:formula="oooc:=HLOOKUP([.AF$1];[.AG$1:.AO$1200];ROW();FALSE())" office:value-type="string" office:string-value="Maximum heating power (without including the security coefficient of the equipment)">
            <text:p>Maximum heating power (without including the security coefficient of the equipment)</text:p>
          </table:table-cell>
          <table:table-cell table:style-name="ce517" office:value-type="string">
            <text:p>Maximum heating power (without including the security coefficient of the equipment)</text:p>
          </table:table-cell>
          <table:table-cell table:style-name="ce517" office:value-type="string">
            <text:p>Potència màxima de la demanda (sense incloure el factor de seguritat de l' equipament)</text:p>
          </table:table-cell>
          <table:table-cell table:style-name="ce517" table:number-columns-repeated="7"/>
          <table:table-cell table:style-name="ce537"/>
          <table:table-cell table:style-name="ce462"/>
          <table:table-cell table:style-name="ce542" table:formula="oooc:=HLOOKUP([.AR$1];[.AS$1:.BA$1200];ROW();FALSE())" office:value-type="string" office:string-value="kW">
            <text:p>kW</text:p>
          </table:table-cell>
          <table:table-cell table:style-name="ce572" office:value-type="string">
            <text:p>kW</text:p>
          </table:table-cell>
          <table:table-cell table:style-name="ce517" table:number-columns-repeated="8"/>
          <table:table-cell table:style-name="ce537" table:number-columns-repeated="199"/>
          <table:table-cell table:style-name="ce23" table:number-columns-repeated="3"/>
          <table:table-cell table:style-name="ce11"/>
        </table:table-row>
        <table:table-row table:style-name="ro14">
          <table:table-cell table:style-name="ce11" office:value-type="float" office:value="328">
            <text:p>328</text:p>
          </table:table-cell>
          <table:table-cell table:style-name="ce47"/>
          <table:table-cell table:style-name="ce99" table:formula="oooc:=[.C378]+1" office:value-type="float" office:value="806">
            <text:p>806</text:p>
          </table:table-cell>
          <table:table-cell table:style-name="ce197" office:value-type="string">
            <text:p>BuildMaxCP</text:p>
          </table:table-cell>
          <table:table-cell table:style-name="ce197"/>
          <table:table-cell table:style-name="ce143"/>
          <table:table-cell table:style-name="ce276" office:value-type="string">
            <text:p>Nbuild</text:p>
          </table:table-cell>
          <table:table-cell table:style-name="ce99" office:value-type="string">
            <text:p>Maximum cooling power</text:p>
          </table:table-cell>
          <table:table-cell table:style-name="ce276" office:value-type="string">
            <text:p>kW</text:p>
          </table:table-cell>
          <table:table-cell table:number-columns-repeated="2" table:style-name="ce49" office:value-type="string">
            <text:p>X</text:p>
          </table:table-cell>
          <table:table-cell table:style-name="ce48"/>
          <table:table-cell table:style-name="ce49"/>
          <table:table-cell table:style-name="ce418" office:value-type="string">
            <text:p>x</text:p>
          </table:table-cell>
          <table:table-cell table:style-name="ce49"/>
          <table:table-cell table:style-name="ce49" office:value-type="string">
            <text:p>to traduce in Englosh in Questionnaire</text:p>
          </table:table-cell>
          <table:table-cell table:style-name="ce9"/>
          <table:table-cell table:style-name="ce462" table:number-columns-repeated="2"/>
          <table:table-cell table:style-name="ce475" table:formula="oooc:=HLOOKUP([.T$1];[.U$1:.AC$1202];ROW();FALSE())" office:value-type="string" office:string-value="Maximum cooling power">
            <text:p>Maximum cooling power</text:p>
          </table:table-cell>
          <table:table-cell table:style-name="ce487" office:value-type="string">
            <text:p>Maximum cooling power</text:p>
          </table:table-cell>
          <table:table-cell table:style-name="ce519"/>
          <table:table-cell table:style-name="ce532" table:number-columns-repeated="7"/>
          <table:table-cell table:style-name="ce461"/>
          <table:table-cell table:style-name="ce462"/>
          <table:table-cell table:style-name="ce542" table:formula="oooc:=HLOOKUP([.AF$1];[.AG$1:.AO$1200];ROW();FALSE())">
            <text:p/>
          </table:table-cell>
          <table:table-cell table:style-name="ce517" table:number-columns-repeated="2"/>
          <table:table-cell table:style-name="ce560" table:number-columns-repeated="7"/>
          <table:table-cell table:style-name="ce461"/>
          <table:table-cell table:style-name="ce462"/>
          <table:table-cell table:style-name="ce569" table:formula="oooc:=HLOOKUP([.AR$1];[.AS$1:.BA$1200];ROW();FALSE())" office:value-type="string" office:string-value="kW">
            <text:p>kW</text:p>
          </table:table-cell>
          <table:table-cell table:style-name="ce572" office:value-type="string">
            <text:p>kW</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33">
          <table:table-cell table:style-name="ce11" office:value-type="float" office:value="329">
            <text:p>329</text:p>
          </table:table-cell>
          <table:table-cell table:style-name="ce47"/>
          <table:table-cell table:style-name="ce99" table:formula="oooc:=[.C379]+1" office:value-type="float" office:value="807">
            <text:p>807</text:p>
          </table:table-cell>
          <table:table-cell table:style-name="ce197" office:value-type="string">
            <text:p>BuildAnnualHeating</text:p>
          </table:table-cell>
          <table:table-cell table:style-name="ce197"/>
          <table:table-cell table:style-name="ce143"/>
          <table:table-cell table:style-name="ce276" office:value-type="string">
            <text:p>Nbuild</text:p>
          </table:table-cell>
          <table:table-cell table:style-name="ce99" office:value-type="string">
            <text:p>Annual heating demand</text:p>
          </table:table-cell>
          <table:table-cell table:style-name="ce362" office:value-type="string">
            <text:p>MWh / year</text:p>
          </table:table-cell>
          <table:table-cell table:number-columns-repeated="2" table:style-name="ce49" office:value-type="string">
            <text:p>X</text:p>
          </table:table-cell>
          <table:table-cell table:style-name="ce48"/>
          <table:table-cell table:style-name="ce49"/>
          <table:table-cell table:style-name="ce418" office:value-type="string">
            <text:p>x</text:p>
          </table:table-cell>
          <table:table-cell table:style-name="ce49"/>
          <table:table-cell table:style-name="ce49" office:value-type="string">
            <text:p>to traduce in Englosh in Questionnaire</text:p>
          </table:table-cell>
          <table:table-cell table:style-name="ce9"/>
          <table:table-cell table:style-name="ce462" table:number-columns-repeated="2"/>
          <table:table-cell table:style-name="ce475" table:formula="oooc:=HLOOKUP([.T$1];[.U$1:.AC$1202];ROW();FALSE())" office:value-type="string" office:string-value="Annual heating demand">
            <text:p>Annual heating demand</text:p>
          </table:table-cell>
          <table:table-cell table:style-name="ce487" office:value-type="string">
            <text:p>Annual heating demand</text:p>
          </table:table-cell>
          <table:table-cell table:style-name="ce519"/>
          <table:table-cell table:style-name="ce532" table:number-columns-repeated="7"/>
          <table:table-cell table:style-name="ce461"/>
          <table:table-cell table:style-name="ce462"/>
          <table:table-cell table:style-name="ce542" table:formula="oooc:=HLOOKUP([.AF$1];[.AG$1:.AO$1200];ROW();FALSE())" office:value-type="string" office:string-value="Thermal demand (useful heat and cold). Indicate MONTHLY data in a separate table (if available)">
            <text:p>Thermal demand (useful heat and cold). Indicate MONTHLY data in a separate table (if available)</text:p>
          </table:table-cell>
          <table:table-cell table:style-name="ce517" office:value-type="string">
            <text:p>Thermal demand (useful heat and cold). Indicate MONTHLY data in a separate table (if available)</text:p>
          </table:table-cell>
          <table:table-cell table:style-name="ce517" office:value-type="string">
            <text:p>Demanda tèrmica (calor i fred útil) Indicar dades MESUALS en una taula a part (si aquestes estan disponibles)</text:p>
          </table:table-cell>
          <table:table-cell table:style-name="ce560" table:number-columns-repeated="7"/>
          <table:table-cell table:style-name="ce461"/>
          <table:table-cell table:style-name="ce462"/>
          <table:table-cell table:style-name="ce569" table:formula="oooc:=HLOOKUP([.AR$1];[.AS$1:.BA$1200];ROW();FALSE())" office:value-type="string" office:string-value="MWh / year">
            <text:p>MWh / year</text:p>
          </table:table-cell>
          <table:table-cell table:style-name="ce583" office:value-type="string">
            <text:p>MWh / year</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30">
            <text:p>330</text:p>
          </table:table-cell>
          <table:table-cell table:style-name="ce47"/>
          <table:table-cell table:style-name="ce99" table:formula="oooc:=[.C380]+1" office:value-type="float" office:value="808">
            <text:p>808</text:p>
          </table:table-cell>
          <table:table-cell table:style-name="ce197" office:value-type="string">
            <text:p>BuildAnnualAirCond</text:p>
          </table:table-cell>
          <table:table-cell table:style-name="ce197"/>
          <table:table-cell table:style-name="ce143"/>
          <table:table-cell table:style-name="ce276" office:value-type="string">
            <text:p>Nbuild</text:p>
          </table:table-cell>
          <table:table-cell table:style-name="ce99" office:value-type="string">
            <text:p>Annual demand of air conditioning</text:p>
          </table:table-cell>
          <table:table-cell table:style-name="ce362" office:value-type="string">
            <text:p>MWh / year</text:p>
          </table:table-cell>
          <table:table-cell table:number-columns-repeated="2" table:style-name="ce49" office:value-type="string">
            <text:p>X</text:p>
          </table:table-cell>
          <table:table-cell table:style-name="ce48"/>
          <table:table-cell table:style-name="ce49"/>
          <table:table-cell table:style-name="ce418" office:value-type="string">
            <text:p>x</text:p>
          </table:table-cell>
          <table:table-cell table:style-name="ce49"/>
          <table:table-cell table:style-name="ce49" office:value-type="string">
            <text:p>to traduce in Englosh in Questionnaire</text:p>
          </table:table-cell>
          <table:table-cell table:style-name="ce9"/>
          <table:table-cell table:style-name="ce462" table:number-columns-repeated="2"/>
          <table:table-cell table:style-name="ce475" table:formula="oooc:=HLOOKUP([.T$1];[.U$1:.AC$1202];ROW();FALSE())" office:value-type="string" office:string-value="Annual demand of air conditioning">
            <text:p>Annual demand of air conditioning</text:p>
          </table:table-cell>
          <table:table-cell table:style-name="ce487" office:value-type="string">
            <text:p>Annual demand of air conditioning</text:p>
          </table:table-cell>
          <table:table-cell table:style-name="ce519"/>
          <table:table-cell table:style-name="ce532" table:number-columns-repeated="7"/>
          <table:table-cell table:style-name="ce461"/>
          <table:table-cell table:style-name="ce462"/>
          <table:table-cell table:style-name="ce542" table:formula="oooc:=HLOOKUP([.AF$1];[.AG$1:.AO$1200];ROW();FALSE())">
            <text:p/>
          </table:table-cell>
          <table:table-cell table:style-name="ce517" table:number-columns-repeated="2"/>
          <table:table-cell table:style-name="ce560" table:number-columns-repeated="7"/>
          <table:table-cell table:style-name="ce461"/>
          <table:table-cell table:style-name="ce462"/>
          <table:table-cell table:style-name="ce569" table:formula="oooc:=HLOOKUP([.AR$1];[.AS$1:.BA$1200];ROW();FALSE())" office:value-type="string" office:string-value="MWh / year">
            <text:p>MWh / year</text:p>
          </table:table-cell>
          <table:table-cell table:style-name="ce583" office:value-type="string">
            <text:p>MWh / year</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6">
          <table:table-cell table:style-name="ce11" office:value-type="float" office:value="331">
            <text:p>331</text:p>
          </table:table-cell>
          <table:table-cell table:style-name="ce47"/>
          <table:table-cell table:style-name="ce99" table:formula="oooc:=[.C381]+1" office:value-type="float" office:value="809">
            <text:p>809</text:p>
          </table:table-cell>
          <table:table-cell table:style-name="ce197" office:value-type="string">
            <text:p>BuildDailyDHW</text:p>
          </table:table-cell>
          <table:table-cell table:style-name="ce197"/>
          <table:table-cell table:style-name="ce143"/>
          <table:table-cell table:style-name="ce276" office:value-type="string">
            <text:p>Nbuild</text:p>
          </table:table-cell>
          <table:table-cell table:style-name="ce99" office:value-type="string">
            <text:p>Daily consumption of <text:s/>DHW</text:p>
          </table:table-cell>
          <table:table-cell table:style-name="ce276" office:value-type="string">
            <text:p>l/day</text:p>
          </table:table-cell>
          <table:table-cell table:number-columns-repeated="2" table:style-name="ce49" office:value-type="string">
            <text:p>X</text:p>
          </table:table-cell>
          <table:table-cell table:style-name="ce48"/>
          <table:table-cell table:style-name="ce49"/>
          <table:table-cell table:style-name="ce418" office:value-type="string">
            <text:p>x</text:p>
          </table:table-cell>
          <table:table-cell table:style-name="ce49"/>
          <table:table-cell table:style-name="ce49" office:value-type="string">
            <text:p>to traduce in Englosh in Questionnaire</text:p>
          </table:table-cell>
          <table:table-cell table:style-name="ce9"/>
          <table:table-cell table:style-name="ce462" table:number-columns-repeated="2"/>
          <table:table-cell table:style-name="ce475" table:formula="oooc:=HLOOKUP([.T$1];[.U$1:.AC$1202];ROW();FALSE())" office:value-type="string" office:string-value="Daily consumption of  DHW">
            <text:p>Daily consumption of <text:s/>DHW</text:p>
          </table:table-cell>
          <table:table-cell table:style-name="ce487" office:value-type="string">
            <text:p>Daily consumption of <text:s/>DHW</text:p>
          </table:table-cell>
          <table:table-cell table:style-name="ce519"/>
          <table:table-cell table:style-name="ce532" table:number-columns-repeated="7"/>
          <table:table-cell table:style-name="ce461"/>
          <table:table-cell table:style-name="ce462"/>
          <table:table-cell table:style-name="ce542" table:formula="oooc:=HLOOKUP([.AF$1];[.AG$1:.AO$1200];ROW();FALSE())" office:value-type="string" office:string-value="Only consumption of hot water that is not included yet in “Processes”">
            <text:p>Only consumption of hot water that is not included yet in “Processes”</text:p>
          </table:table-cell>
          <table:table-cell table:style-name="ce517" office:value-type="string">
            <text:p>Only consumption of hot water that is not included yet in “Processes”</text:p>
          </table:table-cell>
          <table:table-cell table:style-name="ce517" office:value-type="string">
            <text:p>Només consums d'aigua calenta no especificats ja a "Processos"</text:p>
          </table:table-cell>
          <table:table-cell table:style-name="ce560" table:number-columns-repeated="7"/>
          <table:table-cell table:style-name="ce461"/>
          <table:table-cell table:style-name="ce462"/>
          <table:table-cell table:style-name="ce569" table:formula="oooc:=HLOOKUP([.AR$1];[.AS$1:.BA$1200];ROW();FALSE())" office:value-type="string" office:string-value="l/day">
            <text:p>l/day</text:p>
          </table:table-cell>
          <table:table-cell table:style-name="ce572" office:value-type="string">
            <text:p>l/day</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332">
            <text:p>332</text:p>
          </table:table-cell>
          <table:table-cell table:style-name="ce47"/>
          <table:table-cell table:style-name="ce99" table:formula="oooc:=[.C382]+1" office:value-type="float" office:value="810">
            <text:p>810</text:p>
          </table:table-cell>
          <table:table-cell table:style-name="ce197" office:value-type="string">
            <text:p>BuildHoursOccup</text:p>
          </table:table-cell>
          <table:table-cell table:style-name="ce197"/>
          <table:table-cell table:style-name="ce143"/>
          <table:table-cell table:style-name="ce276" office:value-type="string">
            <text:p>Nbuild</text:p>
          </table:table-cell>
          <table:table-cell table:style-name="ce99" office:value-type="string">
            <text:p>Hours of occupation </text:p>
          </table:table-cell>
          <table:table-cell table:style-name="ce276" office:value-type="string">
            <text:p>h/day</text:p>
          </table:table-cell>
          <table:table-cell table:number-columns-repeated="2" table:style-name="ce49" office:value-type="string">
            <text:p>X</text:p>
          </table:table-cell>
          <table:table-cell table:style-name="ce48"/>
          <table:table-cell table:style-name="ce49"/>
          <table:table-cell table:style-name="ce418" office:value-type="string">
            <text:p>x</text:p>
          </table:table-cell>
          <table:table-cell table:style-name="ce49"/>
          <table:table-cell table:style-name="ce49" office:value-type="string">
            <text:p>to traduce in Englosh in Questionnaire</text:p>
          </table:table-cell>
          <table:table-cell table:style-name="ce9"/>
          <table:table-cell table:style-name="ce462" table:number-columns-repeated="2"/>
          <table:table-cell table:style-name="ce475" table:formula="oooc:=HLOOKUP([.T$1];[.U$1:.AC$1202];ROW();FALSE())" office:value-type="string" office:string-value="Hours of occupation ">
            <text:p>Hours of occupation </text:p>
          </table:table-cell>
          <table:table-cell table:style-name="ce487" office:value-type="string">
            <text:p>Hours of occupation </text:p>
          </table:table-cell>
          <table:table-cell table:style-name="ce519"/>
          <table:table-cell table:style-name="ce532" table:number-columns-repeated="7"/>
          <table:table-cell table:style-name="ce461"/>
          <table:table-cell table:style-name="ce462"/>
          <table:table-cell table:style-name="ce542" table:formula="oooc:=HLOOKUP([.AF$1];[.AG$1:.AO$1200];ROW();FALSE())" office:value-type="string" office:string-value="Occupational period of the building">
            <text:p>Occupational period of the building</text:p>
          </table:table-cell>
          <table:table-cell table:style-name="ce517" office:value-type="string">
            <text:p>Occupational period of the building</text:p>
          </table:table-cell>
          <table:table-cell table:style-name="ce517" office:value-type="string">
            <text:p>Període d'ocupació de l'edifici </text:p>
          </table:table-cell>
          <table:table-cell table:style-name="ce560" table:number-columns-repeated="7"/>
          <table:table-cell table:style-name="ce461"/>
          <table:table-cell table:style-name="ce462"/>
          <table:table-cell table:style-name="ce569" table:formula="oooc:=HLOOKUP([.AR$1];[.AS$1:.BA$1200];ROW();FALSE())" office:value-type="string" office:string-value="h/day">
            <text:p>h/day</text:p>
          </table:table-cell>
          <table:table-cell table:style-name="ce572" office:value-type="string">
            <text:p>h/day</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33">
            <text:p>333</text:p>
          </table:table-cell>
          <table:table-cell table:style-name="ce47"/>
          <table:table-cell table:style-name="ce99" table:formula="oooc:=[.C383]+1" office:value-type="float" office:value="811">
            <text:p>811</text:p>
          </table:table-cell>
          <table:table-cell table:style-name="ce197" office:value-type="string">
            <text:p>BuildDaysInUse</text:p>
          </table:table-cell>
          <table:table-cell table:style-name="ce197"/>
          <table:table-cell table:style-name="ce143"/>
          <table:table-cell table:style-name="ce276" office:value-type="string">
            <text:p>Nbuild</text:p>
          </table:table-cell>
          <table:table-cell table:style-name="ce99" office:value-type="string">
            <text:p>Days of use per year</text:p>
          </table:table-cell>
          <table:table-cell table:style-name="ce276" office:value-type="string">
            <text:p>days/year</text:p>
          </table:table-cell>
          <table:table-cell table:number-columns-repeated="2" table:style-name="ce49" office:value-type="string">
            <text:p>X</text:p>
          </table:table-cell>
          <table:table-cell table:style-name="ce48"/>
          <table:table-cell table:style-name="ce49"/>
          <table:table-cell table:style-name="ce418" office:value-type="string">
            <text:p>x</text:p>
          </table:table-cell>
          <table:table-cell table:style-name="ce49"/>
          <table:table-cell table:style-name="ce49" office:value-type="string">
            <text:p>to traduce in Englosh in Questionnaire</text:p>
          </table:table-cell>
          <table:table-cell table:style-name="ce9"/>
          <table:table-cell table:style-name="ce462" table:number-columns-repeated="2"/>
          <table:table-cell table:style-name="ce475" table:formula="oooc:=HLOOKUP([.T$1];[.U$1:.AC$1202];ROW();FALSE())" office:value-type="string" office:string-value="Days of use per year">
            <text:p>Days of use per year</text:p>
          </table:table-cell>
          <table:table-cell table:style-name="ce487" office:value-type="string">
            <text:p>Days of use per year</text:p>
          </table:table-cell>
          <table:table-cell table:style-name="ce519"/>
          <table:table-cell table:style-name="ce532" table:number-columns-repeated="7"/>
          <table:table-cell table:style-name="ce461"/>
          <table:table-cell table:style-name="ce462"/>
          <table:table-cell table:style-name="ce542" table:formula="oooc:=HLOOKUP([.AF$1];[.AG$1:.AO$1200];ROW();FALSE())">
            <text:p/>
          </table:table-cell>
          <table:table-cell table:style-name="ce517" table:number-columns-repeated="2"/>
          <table:table-cell table:style-name="ce560" table:number-columns-repeated="7"/>
          <table:table-cell table:style-name="ce461"/>
          <table:table-cell table:style-name="ce462"/>
          <table:table-cell table:style-name="ce569" table:formula="oooc:=HLOOKUP([.AR$1];[.AS$1:.BA$1200];ROW();FALSE())" office:value-type="string" office:string-value="days/year">
            <text:p>days/year</text:p>
          </table:table-cell>
          <table:table-cell table:style-name="ce572" office:value-type="string">
            <text:p>days/year</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334">
            <text:p>334</text:p>
          </table:table-cell>
          <table:table-cell table:style-name="ce47"/>
          <table:table-cell table:style-name="ce99" table:formula="oooc:=[.C384]+1" office:value-type="float" office:value="812">
            <text:p>812</text:p>
          </table:table-cell>
          <table:table-cell table:style-name="ce197" office:value-type="string">
            <text:p>BuildHolidaysPeriod</text:p>
          </table:table-cell>
          <table:table-cell table:style-name="ce197"/>
          <table:table-cell table:style-name="ce143"/>
          <table:table-cell table:style-name="ce276" office:value-type="string">
            <text:p>Nbuild</text:p>
          </table:table-cell>
          <table:table-cell table:style-name="ce99" office:value-type="string">
            <text:p>Holidays period</text:p>
          </table:table-cell>
          <table:table-cell table:style-name="ce276" office:value-type="string">
            <text:p>-</text:p>
          </table:table-cell>
          <table:table-cell table:number-columns-repeated="2" table:style-name="ce49" office:value-type="string">
            <text:p>X</text:p>
          </table:table-cell>
          <table:table-cell table:style-name="ce48"/>
          <table:table-cell table:style-name="ce49"/>
          <table:table-cell table:style-name="ce418" office:value-type="string">
            <text:p>x</text:p>
          </table:table-cell>
          <table:table-cell table:style-name="ce49"/>
          <table:table-cell table:style-name="ce49" office:value-type="string">
            <text:p>to traduce in Englosh in Questionnaire</text:p>
          </table:table-cell>
          <table:table-cell table:style-name="ce9"/>
          <table:table-cell table:style-name="ce462" table:number-columns-repeated="2"/>
          <table:table-cell table:style-name="ce475" table:formula="oooc:=HLOOKUP([.T$1];[.U$1:.AC$1202];ROW();FALSE())" office:value-type="string" office:string-value="Holidays period">
            <text:p>Holidays period</text:p>
          </table:table-cell>
          <table:table-cell table:style-name="ce487" office:value-type="string">
            <text:p>Holidays period</text:p>
          </table:table-cell>
          <table:table-cell table:style-name="ce519"/>
          <table:table-cell table:style-name="ce532" table:number-columns-repeated="7"/>
          <table:table-cell table:style-name="ce461"/>
          <table:table-cell table:style-name="ce462"/>
          <table:table-cell table:style-name="ce542" table:formula="oooc:=HLOOKUP([.AF$1];[.AG$1:.AO$1200];ROW();FALSE())" office:value-type="string" office:string-value="Period of year that the building is not used">
            <text:p>Period of year that the building is not used</text:p>
          </table:table-cell>
          <table:table-cell table:style-name="ce517" office:value-type="string">
            <text:p>Period of year that the building is not used</text:p>
          </table:table-cell>
          <table:table-cell table:style-name="ce517" office:value-type="string">
            <text:p>Període de l'any en el que l'edifici no està en us</text:p>
          </table:table-cell>
          <table:table-cell table:style-name="ce560" table:number-columns-repeated="7"/>
          <table:table-cell table:style-name="ce461"/>
          <table:table-cell table:style-name="ce462"/>
          <table:table-cell table:style-name="ce569" table:formula="oooc:=HLOOKUP([.AR$1];[.AS$1:.BA$1200];ROW();FALSE())" office:value-type="string" office:string-value="dd/mm-dd/mm">
            <text:p>dd/mm-dd/mm</text:p>
          </table:table-cell>
          <table:table-cell table:style-name="ce572" office:value-type="string">
            <text:p>dd/mm-dd/mm</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335">
            <text:p>335</text:p>
          </table:table-cell>
          <table:table-cell table:style-name="ce47"/>
          <table:table-cell table:style-name="ce99" table:formula="oooc:=[.C385]+1" office:value-type="float" office:value="813">
            <text:p>813</text:p>
          </table:table-cell>
          <table:table-cell table:style-name="ce197" office:value-type="string">
            <text:p>BuildHeatingPeriod</text:p>
          </table:table-cell>
          <table:table-cell table:style-name="ce197"/>
          <table:table-cell table:style-name="ce143"/>
          <table:table-cell table:style-name="ce276" office:value-type="string">
            <text:p>Nbuild</text:p>
          </table:table-cell>
          <table:table-cell table:style-name="ce99" office:value-type="string">
            <text:p>Heating period</text:p>
          </table:table-cell>
          <table:table-cell table:style-name="ce276"/>
          <table:table-cell table:number-columns-repeated="2" table:style-name="ce49" office:value-type="string">
            <text:p>X</text:p>
          </table:table-cell>
          <table:table-cell table:style-name="ce48"/>
          <table:table-cell table:style-name="ce49"/>
          <table:table-cell table:style-name="ce418" office:value-type="string">
            <text:p>x</text:p>
          </table:table-cell>
          <table:table-cell table:style-name="ce49"/>
          <table:table-cell table:style-name="ce49" office:value-type="string">
            <text:p>to traduce in Englosh in Questionnaire</text:p>
          </table:table-cell>
          <table:table-cell table:style-name="ce9"/>
          <table:table-cell table:style-name="ce462" table:number-columns-repeated="2"/>
          <table:table-cell table:style-name="ce475" table:formula="oooc:=HLOOKUP([.T$1];[.U$1:.AC$1202];ROW();FALSE())" office:value-type="string" office:string-value="Heating period">
            <text:p>Heating period</text:p>
          </table:table-cell>
          <table:table-cell table:style-name="ce487" office:value-type="string">
            <text:p>Heating period</text:p>
          </table:table-cell>
          <table:table-cell table:style-name="ce519"/>
          <table:table-cell table:style-name="ce532" table:number-columns-repeated="7"/>
          <table:table-cell table:style-name="ce461"/>
          <table:table-cell table:style-name="ce462"/>
          <table:table-cell table:style-name="ce542" table:formula="oooc:=HLOOKUP([.AF$1];[.AG$1:.AO$1200];ROW();FALSE())" office:value-type="string" office:string-value="Indicate period, e.g. October - February">
            <text:p>Indicate period, e.g. October - February</text:p>
          </table:table-cell>
          <table:table-cell table:style-name="ce517" office:value-type="string">
            <text:p>Indicate period, e.g. October - February</text:p>
          </table:table-cell>
          <table:table-cell table:style-name="ce517" office:value-type="string">
            <text:p>Indicar període, p.e. Octubre - Febrer. </text:p>
          </table:table-cell>
          <table:table-cell table:style-name="ce560" table:number-columns-repeated="7"/>
          <table:table-cell table:style-name="ce461"/>
          <table:table-cell table:style-name="ce462"/>
          <table:table-cell table:style-name="ce569" table:formula="oooc:=HLOOKUP([.AR$1];[.AS$1:.BA$1200];ROW();FALSE())" office:value-type="string" office:string-value="dd/mm-dd/mm">
            <text:p>dd/mm-dd/mm</text:p>
          </table:table-cell>
          <table:table-cell table:style-name="ce572" office:value-type="string">
            <text:p>dd/mm-dd/mm</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36">
            <text:p>336</text:p>
          </table:table-cell>
          <table:table-cell table:style-name="ce47"/>
          <table:table-cell table:style-name="ce99" table:formula="oooc:=[.C386]+1" office:value-type="float" office:value="814">
            <text:p>814</text:p>
          </table:table-cell>
          <table:table-cell table:style-name="ce197" office:value-type="string">
            <text:p>BuildAirCondPeriod</text:p>
          </table:table-cell>
          <table:table-cell table:style-name="ce197"/>
          <table:table-cell table:style-name="ce143"/>
          <table:table-cell table:style-name="ce276"/>
          <table:table-cell table:style-name="ce99" office:value-type="string">
            <text:p>Air conditioning period</text:p>
          </table:table-cell>
          <table:table-cell table:style-name="ce276"/>
          <table:table-cell table:number-columns-repeated="2" table:style-name="ce49" office:value-type="string">
            <text:p>X</text:p>
          </table:table-cell>
          <table:table-cell table:style-name="ce48"/>
          <table:table-cell table:style-name="ce49"/>
          <table:table-cell table:style-name="ce418" office:value-type="string">
            <text:p>x</text:p>
          </table:table-cell>
          <table:table-cell table:style-name="ce49"/>
          <table:table-cell table:style-name="ce49" office:value-type="string">
            <text:p>to traduce in Englosh in Questionnaire</text:p>
          </table:table-cell>
          <table:table-cell table:style-name="ce437"/>
          <table:table-cell table:style-name="ce462" table:number-columns-repeated="2"/>
          <table:table-cell table:style-name="ce475" table:formula="oooc:=HLOOKUP([.T$1];[.U$1:.AC$1202];ROW();FALSE())" office:value-type="string" office:string-value="Air conditioning period">
            <text:p>Air conditioning period</text:p>
          </table:table-cell>
          <table:table-cell table:style-name="ce487" office:value-type="string">
            <text:p>Air conditioning period</text:p>
          </table:table-cell>
          <table:table-cell table:style-name="ce519"/>
          <table:table-cell table:style-name="ce532" table:number-columns-repeated="7"/>
          <table:table-cell table:style-name="ce461"/>
          <table:table-cell table:style-name="ce462"/>
          <table:table-cell table:style-name="ce542"/>
          <table:table-cell table:style-name="ce517" table:number-columns-repeated="2"/>
          <table:table-cell table:style-name="ce560" table:number-columns-repeated="7"/>
          <table:table-cell table:style-name="ce461"/>
          <table:table-cell table:style-name="ce462"/>
          <table:table-cell table:style-name="ce569" table:formula="oooc:=HLOOKUP([.AR$1];[.AS$1:.BA$1200];ROW();FALSE())" office:value-type="string" office:string-value="dd/mm-dd/mm">
            <text:p>dd/mm-dd/mm</text:p>
          </table:table-cell>
          <table:table-cell table:style-name="ce572" office:value-type="string">
            <text:p>dd/mm-dd/mm</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337">
            <text:p>337</text:p>
          </table:table-cell>
          <table:table-cell table:style-name="ce47"/>
          <table:table-cell table:style-name="ce99"/>
          <table:table-cell table:style-name="ce198" office:value-type="string">
            <text:p>EnclBuildDraw</text:p>
          </table:table-cell>
          <table:table-cell table:style-name="ce198"/>
          <table:table-cell table:style-name="ce143"/>
          <table:table-cell table:style-name="ce276"/>
          <table:table-cell table:style-name="ce337" office:value-type="string">
            <text:p>Enclosing building drawing or sketch?</text:p>
          </table:table-cell>
          <table:table-cell table:style-name="ce276" office:value-type="string">
            <text:p>yes/no</text:p>
          </table:table-cell>
          <table:table-cell table:style-name="ce384"/>
          <table:table-cell table:style-name="ce49"/>
          <table:table-cell table:style-name="ce48"/>
          <table:table-cell table:style-name="ce49"/>
          <table:table-cell table:style-name="ce418"/>
          <table:table-cell table:style-name="ce49"/>
          <table:table-cell table:style-name="ce49" office:value-type="string">
            <text:p>to add it into the Questionnaire in the next update, Stoyan</text:p>
          </table:table-cell>
          <table:table-cell table:style-name="ce437"/>
          <table:table-cell table:style-name="ce462" table:number-columns-repeated="2"/>
          <table:table-cell table:style-name="ce475"/>
          <table:table-cell table:style-name="ce487"/>
          <table:table-cell table:style-name="ce519"/>
          <table:table-cell table:style-name="ce532" table:number-columns-repeated="7"/>
          <table:table-cell table:style-name="ce461"/>
          <table:table-cell table:style-name="ce462"/>
          <table:table-cell table:style-name="ce542"/>
          <table:table-cell table:style-name="ce517" table:number-columns-repeated="2"/>
          <table:table-cell table:style-name="ce560" table:number-columns-repeated="7"/>
          <table:table-cell table:style-name="ce461"/>
          <table:table-cell table:style-name="ce46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338">
            <text:p>338</text:p>
          </table:table-cell>
          <table:table-cell table:style-name="ce47"/>
          <table:table-cell table:style-name="ce85" table:formula="oooc:=[.C387]+1" office:value-type="float" office:value="815">
            <text:p>815</text:p>
          </table:table-cell>
          <table:table-cell table:style-name="ce135" table:number-columns-repeated="3"/>
          <table:table-cell table:style-name="ce273" office:value-type="string">
            <text:p>Nbuild</text:p>
          </table:table-cell>
          <table:table-cell table:style-name="ce302" office:value-type="string">
            <text:p>Data to facilitate the calculation of the air conditioning demand</text:p>
          </table:table-cell>
          <table:table-cell table:style-name="ce284"/>
          <table:table-cell table:style-name="ce384"/>
          <table:table-cell table:style-name="ce49" office:value-type="string">
            <text:p>X</text:p>
          </table:table-cell>
          <table:table-cell table:style-name="ce48"/>
          <table:table-cell table:style-name="ce49"/>
          <table:table-cell table:style-name="ce418" office:value-type="string">
            <text:p>x</text:p>
          </table:table-cell>
          <table:table-cell table:style-name="ce49"/>
          <table:table-cell table:style-name="ce49" office:value-type="string">
            <text:p>probably such a detail not needed</text:p>
          </table:table-cell>
          <table:table-cell table:style-name="ce454"/>
          <table:table-cell table:style-name="ce462" table:number-columns-repeated="2"/>
          <table:table-cell table:style-name="ce475" table:formula="oooc:=HLOOKUP([.T$1];[.U$1:.AC$1202];ROW();FALSE())" office:value-type="string" office:string-value="Data to facilitate the calculation of the air conditioning demand">
            <text:p>Data to facilitate the calculation of the air conditioning demand</text:p>
          </table:table-cell>
          <table:table-cell table:style-name="ce484" office:value-type="string">
            <text:p>Data to facilitate the calculation of the air conditioning demand</text:p>
          </table:table-cell>
          <table:table-cell table:style-name="ce519"/>
          <table:table-cell table:style-name="ce532" table:number-columns-repeated="7"/>
          <table:table-cell table:style-name="ce461"/>
          <table:table-cell table:style-name="ce462"/>
          <table:table-cell table:style-name="ce542"/>
          <table:table-cell table:style-name="ce517" table:number-columns-repeated="2"/>
          <table:table-cell table:style-name="ce560" table:number-columns-repeated="7"/>
          <table:table-cell table:style-name="ce461"/>
          <table:table-cell table:style-name="ce46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13">
          <table:table-cell table:style-name="ce11" office:value-type="float" office:value="339">
            <text:p>339</text:p>
          </table:table-cell>
          <table:table-cell table:style-name="ce47"/>
          <table:table-cell table:style-name="ce85" table:formula="oooc:=[.C389]+1" office:value-type="float" office:value="816">
            <text:p>816</text:p>
          </table:table-cell>
          <table:table-cell table:style-name="ce135" table:number-columns-repeated="3"/>
          <table:table-cell table:style-name="ce273" office:value-type="string">
            <text:p>Nbuild</text:p>
          </table:table-cell>
          <table:table-cell table:style-name="ce302" office:value-type="string">
            <text:p>Windows surface </text:p>
          </table:table-cell>
          <table:table-cell table:style-name="ce284" office:value-type="string">
            <text:p>m<text:span text:style-name="T15">2</text:span></text:p>
          </table:table-cell>
          <table:table-cell table:style-name="ce384"/>
          <table:table-cell table:style-name="ce49" office:value-type="string">
            <text:p>X</text:p>
          </table:table-cell>
          <table:table-cell table:style-name="ce48"/>
          <table:table-cell table:style-name="ce49"/>
          <table:table-cell table:style-name="ce418" office:value-type="string">
            <text:p>x</text:p>
          </table:table-cell>
          <table:table-cell table:style-name="ce49"/>
          <table:table-cell table:style-name="ce49" office:value-type="string">
            <text:p>probably such a detail not needed</text:p>
          </table:table-cell>
          <table:table-cell table:style-name="ce454"/>
          <table:table-cell table:style-name="ce462" table:number-columns-repeated="2"/>
          <table:table-cell table:style-name="ce475" table:formula="oooc:=HLOOKUP([.T$1];[.U$1:.AC$1202];ROW();FALSE())" office:value-type="string" office:string-value="Windows surface ">
            <text:p>Windows surface </text:p>
          </table:table-cell>
          <table:table-cell table:style-name="ce484" office:value-type="string">
            <text:p>Windows surface </text:p>
          </table:table-cell>
          <table:table-cell table:style-name="ce519"/>
          <table:table-cell table:style-name="ce532" table:number-columns-repeated="7"/>
          <table:table-cell table:style-name="ce461"/>
          <table:table-cell table:style-name="ce462"/>
          <table:table-cell table:style-name="ce542"/>
          <table:table-cell table:style-name="ce517" table:number-columns-repeated="2"/>
          <table:table-cell table:style-name="ce560" table:number-columns-repeated="7"/>
          <table:table-cell table:style-name="ce461"/>
          <table:table-cell table:style-name="ce462"/>
          <table:table-cell table:style-name="ce569"/>
          <table:table-cell table:style-name="ce572" office:value-type="string">
            <text:p>m<text:span text:style-name="T15">2</text:span></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40">
            <text:p>340</text:p>
          </table:table-cell>
          <table:table-cell table:style-name="ce47"/>
          <table:table-cell table:style-name="ce85" table:formula="oooc:=[.C390]+1" office:value-type="float" office:value="817">
            <text:p>817</text:p>
          </table:table-cell>
          <table:table-cell table:style-name="ce135" table:number-columns-repeated="3"/>
          <table:table-cell table:style-name="ce273" office:value-type="string">
            <text:p>Nbuild</text:p>
          </table:table-cell>
          <table:table-cell table:style-name="ce302" office:value-type="string">
            <text:p>Type of windows</text:p>
          </table:table-cell>
          <table:table-cell table:style-name="ce284"/>
          <table:table-cell table:style-name="ce384"/>
          <table:table-cell table:style-name="ce49" office:value-type="string">
            <text:p>X</text:p>
          </table:table-cell>
          <table:table-cell table:style-name="ce48"/>
          <table:table-cell table:style-name="ce49"/>
          <table:table-cell table:style-name="ce418" office:value-type="string">
            <text:p>x</text:p>
          </table:table-cell>
          <table:table-cell table:style-name="ce49"/>
          <table:table-cell table:style-name="ce49" office:value-type="string">
            <text:p>probably such a detail not needed</text:p>
          </table:table-cell>
          <table:table-cell table:style-name="ce454"/>
          <table:table-cell table:style-name="ce462" table:number-columns-repeated="2"/>
          <table:table-cell table:style-name="ce475" table:formula="oooc:=HLOOKUP([.T$1];[.U$1:.AC$1202];ROW();FALSE())" office:value-type="string" office:string-value="Type of windows">
            <text:p>Type of windows</text:p>
          </table:table-cell>
          <table:table-cell table:style-name="ce484" office:value-type="string">
            <text:p>Type of windows</text:p>
          </table:table-cell>
          <table:table-cell table:style-name="ce519"/>
          <table:table-cell table:style-name="ce532" table:number-columns-repeated="7"/>
          <table:table-cell table:style-name="ce461"/>
          <table:table-cell table:style-name="ce462"/>
          <table:table-cell table:style-name="ce542"/>
          <table:table-cell table:style-name="ce517" table:number-columns-repeated="2"/>
          <table:table-cell table:style-name="ce560" table:number-columns-repeated="7"/>
          <table:table-cell table:style-name="ce461"/>
          <table:table-cell table:style-name="ce46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41">
            <text:p>341</text:p>
          </table:table-cell>
          <table:table-cell table:style-name="ce47"/>
          <table:table-cell table:style-name="ce85" table:formula="oooc:=[.C391]+1" office:value-type="float" office:value="818">
            <text:p>818</text:p>
          </table:table-cell>
          <table:table-cell table:style-name="ce135" table:number-columns-repeated="3"/>
          <table:table-cell table:style-name="ce273" office:value-type="string">
            <text:p>-</text:p>
          </table:table-cell>
          <table:table-cell table:style-name="ce302" office:value-type="string">
            <text:p>Shadowing from adjucent buildings, etc.</text:p>
          </table:table-cell>
          <table:table-cell table:style-name="ce284"/>
          <table:table-cell table:style-name="ce384"/>
          <table:table-cell table:style-name="ce49" office:value-type="string">
            <text:p>X</text:p>
          </table:table-cell>
          <table:table-cell table:style-name="ce48"/>
          <table:table-cell table:style-name="ce49"/>
          <table:table-cell table:style-name="ce418" office:value-type="string">
            <text:p>x</text:p>
          </table:table-cell>
          <table:table-cell table:style-name="ce49"/>
          <table:table-cell table:style-name="ce49" office:value-type="string">
            <text:p>probably such a detail not needed</text:p>
          </table:table-cell>
          <table:table-cell table:style-name="ce437"/>
          <table:table-cell table:style-name="ce462" table:number-columns-repeated="2"/>
          <table:table-cell table:style-name="ce475" table:formula="oooc:=HLOOKUP([.T$1];[.U$1:.AC$1202];ROW();FALSE())" office:value-type="string" office:string-value="Shadowing from adjucent buildings, etc.">
            <text:p>Shadowing from adjucent buildings, etc.</text:p>
          </table:table-cell>
          <table:table-cell table:style-name="ce484" office:value-type="string">
            <text:p>Shadowing from adjucent buildings, etc.</text:p>
          </table:table-cell>
          <table:table-cell table:style-name="ce519"/>
          <table:table-cell table:style-name="ce532" table:number-columns-repeated="7"/>
          <table:table-cell table:style-name="ce461"/>
          <table:table-cell table:style-name="ce462"/>
          <table:table-cell table:style-name="ce542" table:formula="oooc:=HLOOKUP([.AF$1];[.AG$1:.AO$1200];ROW();FALSE())">
            <text:p/>
          </table:table-cell>
          <table:table-cell table:style-name="ce517" table:number-columns-repeated="2"/>
          <table:table-cell table:style-name="ce560" table:number-columns-repeated="7"/>
          <table:table-cell table:style-name="ce461"/>
          <table:table-cell table:style-name="ce462"/>
          <table:table-cell table:style-name="ce569" table:formula="oooc:=HLOOKUP([.AR$1];[.AS$1:.BA$1200];ROW();FALSE())">
            <text:p/>
          </table:table-cell>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42">
            <text:p>342</text:p>
          </table:table-cell>
          <table:table-cell table:style-name="ce47"/>
          <table:table-cell table:style-name="ce85" table:formula="oooc:=[.C392]+1" office:value-type="float" office:value="819">
            <text:p>819</text:p>
          </table:table-cell>
          <table:table-cell table:style-name="ce135" table:number-columns-repeated="3"/>
          <table:table-cell table:style-name="ce273" office:value-type="string">
            <text:p>Nbuild</text:p>
          </table:table-cell>
          <table:table-cell table:style-name="ce302" office:value-type="string">
            <text:p>Solar protection</text:p>
          </table:table-cell>
          <table:table-cell table:style-name="ce284"/>
          <table:table-cell table:style-name="ce384"/>
          <table:table-cell table:style-name="ce49" office:value-type="string">
            <text:p>X</text:p>
          </table:table-cell>
          <table:table-cell table:style-name="ce48"/>
          <table:table-cell table:style-name="ce49"/>
          <table:table-cell table:style-name="ce418" office:value-type="string">
            <text:p>x</text:p>
          </table:table-cell>
          <table:table-cell table:style-name="ce49"/>
          <table:table-cell table:style-name="ce49" office:value-type="string">
            <text:p>probably such a detail not needed</text:p>
          </table:table-cell>
          <table:table-cell table:style-name="ce437"/>
          <table:table-cell table:style-name="ce462" table:number-columns-repeated="2"/>
          <table:table-cell table:style-name="ce475" table:formula="oooc:=HLOOKUP([.T$1];[.U$1:.AC$1202];ROW();FALSE())" office:value-type="string" office:string-value="Solar protection">
            <text:p>Solar protection</text:p>
          </table:table-cell>
          <table:table-cell table:style-name="ce484" office:value-type="string">
            <text:p>Solar protection</text:p>
          </table:table-cell>
          <table:table-cell table:style-name="ce519"/>
          <table:table-cell table:style-name="ce532" table:number-columns-repeated="7"/>
          <table:table-cell table:style-name="ce461"/>
          <table:table-cell table:style-name="ce462"/>
          <table:table-cell table:style-name="ce542" table:formula="oooc:=HLOOKUP([.AF$1];[.AG$1:.AO$1200];ROW();FALSE())">
            <text:p/>
          </table:table-cell>
          <table:table-cell table:style-name="ce517" table:number-columns-repeated="2"/>
          <table:table-cell table:style-name="ce560" table:number-columns-repeated="7"/>
          <table:table-cell table:style-name="ce461"/>
          <table:table-cell table:style-name="ce462"/>
          <table:table-cell table:style-name="ce569" table:formula="oooc:=HLOOKUP([.AR$1];[.AS$1:.BA$1200];ROW();FALSE())">
            <text:p/>
          </table:table-cell>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43">
            <text:p>343</text:p>
          </table:table-cell>
          <table:table-cell table:style-name="ce47"/>
          <table:table-cell table:style-name="ce85" table:formula="oooc:=[.C393]+1" office:value-type="float" office:value="820">
            <text:p>820</text:p>
          </table:table-cell>
          <table:table-cell table:style-name="ce135" table:number-columns-repeated="3"/>
          <table:table-cell table:style-name="ce273" office:value-type="string">
            <text:p>Nbuild</text:p>
          </table:table-cell>
          <table:table-cell table:style-name="ce302" office:value-type="string">
            <text:p>Building height</text:p>
          </table:table-cell>
          <table:table-cell table:style-name="ce284" office:value-type="string">
            <text:p>m</text:p>
          </table:table-cell>
          <table:table-cell table:style-name="ce384"/>
          <table:table-cell table:style-name="ce49" office:value-type="string">
            <text:p>X</text:p>
          </table:table-cell>
          <table:table-cell table:style-name="ce48"/>
          <table:table-cell table:style-name="ce49"/>
          <table:table-cell table:style-name="ce418" office:value-type="string">
            <text:p>x</text:p>
          </table:table-cell>
          <table:table-cell table:style-name="ce49"/>
          <table:table-cell table:style-name="ce49" office:value-type="string">
            <text:p>probably such a detail not needed</text:p>
          </table:table-cell>
          <table:table-cell table:style-name="ce437"/>
          <table:table-cell table:style-name="ce462" table:number-columns-repeated="2"/>
          <table:table-cell table:style-name="ce475" table:formula="oooc:=HLOOKUP([.T$1];[.U$1:.AC$1202];ROW();FALSE())" office:value-type="string" office:string-value="Building height">
            <text:p>Building height</text:p>
          </table:table-cell>
          <table:table-cell table:style-name="ce484" office:value-type="string">
            <text:p>Building height</text:p>
          </table:table-cell>
          <table:table-cell table:style-name="ce519"/>
          <table:table-cell table:style-name="ce532" table:number-columns-repeated="7"/>
          <table:table-cell table:style-name="ce461"/>
          <table:table-cell table:style-name="ce462"/>
          <table:table-cell table:style-name="ce542" table:formula="oooc:=HLOOKUP([.AF$1];[.AG$1:.AO$1200];ROW();FALSE())">
            <text:p/>
          </table:table-cell>
          <table:table-cell table:style-name="ce517" table:number-columns-repeated="2"/>
          <table:table-cell table:style-name="ce560" table:number-columns-repeated="7"/>
          <table:table-cell table:style-name="ce461"/>
          <table:table-cell table:style-name="ce462"/>
          <table:table-cell table:style-name="ce569" table:formula="oooc:=HLOOKUP([.AR$1];[.AS$1:.BA$1200];ROW();FALSE())" office:value-type="string" office:string-value="m">
            <text:p>m</text:p>
          </table:table-cell>
          <table:table-cell table:style-name="ce572" office:value-type="string">
            <text:p>m</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3">
          <table:table-cell table:style-name="ce11" office:value-type="float" office:value="344">
            <text:p>344</text:p>
          </table:table-cell>
          <table:table-cell table:style-name="ce47"/>
          <table:table-cell table:style-name="ce85" table:formula="oooc:=[.C394]+1" office:value-type="float" office:value="821">
            <text:p>821</text:p>
          </table:table-cell>
          <table:table-cell table:style-name="ce135" table:number-columns-repeated="3"/>
          <table:table-cell table:style-name="ce273" office:value-type="string">
            <text:p>Nwalltyp</text:p>
          </table:table-cell>
          <table:table-cell table:style-name="ce302" office:value-type="string">
            <text:p>Facade heat transfer coefficient</text:p>
          </table:table-cell>
          <table:table-cell table:style-name="ce284" office:value-type="string">
            <text:p>W/m<text:span text:style-name="T15">2</text:span><text:span text:style-name="T7">K</text:span></text:p>
          </table:table-cell>
          <table:table-cell table:style-name="ce384"/>
          <table:table-cell table:style-name="ce49" office:value-type="string">
            <text:p>X</text:p>
          </table:table-cell>
          <table:table-cell table:style-name="ce48"/>
          <table:table-cell table:style-name="ce49"/>
          <table:table-cell table:style-name="ce418" office:value-type="string">
            <text:p>x</text:p>
          </table:table-cell>
          <table:table-cell table:style-name="ce49"/>
          <table:table-cell table:style-name="ce49" office:value-type="string">
            <text:p>probably such a detail not needed</text:p>
          </table:table-cell>
          <table:table-cell table:style-name="ce437"/>
          <table:table-cell table:style-name="ce462" table:number-columns-repeated="2"/>
          <table:table-cell table:style-name="ce475" table:formula="oooc:=HLOOKUP([.T$1];[.U$1:.AC$1202];ROW();FALSE())" office:value-type="string" office:string-value="Facade heat transfer coefficient">
            <text:p>Facade heat transfer coefficient</text:p>
          </table:table-cell>
          <table:table-cell table:style-name="ce484" office:value-type="string">
            <text:p>Facade heat transfer coefficient</text:p>
          </table:table-cell>
          <table:table-cell table:style-name="ce519"/>
          <table:table-cell table:style-name="ce532" table:number-columns-repeated="7"/>
          <table:table-cell table:style-name="ce461"/>
          <table:table-cell table:style-name="ce462"/>
          <table:table-cell table:style-name="ce542" table:formula="oooc:=HLOOKUP([.AF$1];[.AG$1:.AO$1200];ROW();FALSE())">
            <text:p/>
          </table:table-cell>
          <table:table-cell table:style-name="ce517" table:number-columns-repeated="2"/>
          <table:table-cell table:style-name="ce560" table:number-columns-repeated="7"/>
          <table:table-cell table:style-name="ce461"/>
          <table:table-cell table:style-name="ce462"/>
          <table:table-cell table:style-name="ce569" table:formula="oooc:=HLOOKUP([.AR$1];[.AS$1:.BA$1200];ROW();FALSE())" office:value-type="string" office:string-value="W/m2K">
            <text:p>W/m2K</text:p>
          </table:table-cell>
          <table:table-cell table:style-name="ce572" office:value-type="string">
            <text:p>W/m<text:span text:style-name="T15">2</text:span><text:span text:style-name="T7">K</text:span></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3">
          <table:table-cell table:style-name="ce11" office:value-type="float" office:value="345">
            <text:p>345</text:p>
          </table:table-cell>
          <table:table-cell table:style-name="ce47"/>
          <table:table-cell table:style-name="ce85" table:formula="oooc:=[.C395]+1" office:value-type="float" office:value="822">
            <text:p>822</text:p>
          </table:table-cell>
          <table:table-cell table:style-name="ce135" table:number-columns-repeated="3"/>
          <table:table-cell table:style-name="ce273" office:value-type="string">
            <text:p>Nrooftyp</text:p>
          </table:table-cell>
          <table:table-cell table:style-name="ce302" office:value-type="string">
            <text:p>Roof heat transfer coefficient</text:p>
          </table:table-cell>
          <table:table-cell table:style-name="ce284" office:value-type="string">
            <text:p>W/m<text:span text:style-name="T15">2</text:span><text:span text:style-name="T7">K</text:span></text:p>
          </table:table-cell>
          <table:table-cell table:style-name="ce384"/>
          <table:table-cell table:style-name="ce49" office:value-type="string">
            <text:p>X</text:p>
          </table:table-cell>
          <table:table-cell table:style-name="ce48"/>
          <table:table-cell table:style-name="ce49"/>
          <table:table-cell table:style-name="ce418" office:value-type="string">
            <text:p>x</text:p>
          </table:table-cell>
          <table:table-cell table:style-name="ce49"/>
          <table:table-cell table:style-name="ce49" office:value-type="string">
            <text:p>probably such a detail not needed</text:p>
          </table:table-cell>
          <table:table-cell table:style-name="ce437"/>
          <table:table-cell table:style-name="ce462" table:number-columns-repeated="2"/>
          <table:table-cell table:style-name="ce475" table:formula="oooc:=HLOOKUP([.T$1];[.U$1:.AC$1202];ROW();FALSE())" office:value-type="string" office:string-value="Roof heat transfer coefficient">
            <text:p>Roof heat transfer coefficient</text:p>
          </table:table-cell>
          <table:table-cell table:style-name="ce484" office:value-type="string">
            <text:p>Roof heat transfer coefficient</text:p>
          </table:table-cell>
          <table:table-cell table:style-name="ce519"/>
          <table:table-cell table:style-name="ce532" table:number-columns-repeated="7"/>
          <table:table-cell table:style-name="ce461"/>
          <table:table-cell table:style-name="ce462"/>
          <table:table-cell table:style-name="ce542" table:formula="oooc:=HLOOKUP([.AF$1];[.AG$1:.AO$1200];ROW();FALSE())">
            <text:p/>
          </table:table-cell>
          <table:table-cell table:style-name="ce517" table:number-columns-repeated="2"/>
          <table:table-cell table:style-name="ce560" table:number-columns-repeated="7"/>
          <table:table-cell table:style-name="ce461"/>
          <table:table-cell table:style-name="ce462"/>
          <table:table-cell table:style-name="ce569" table:formula="oooc:=HLOOKUP([.AR$1];[.AS$1:.BA$1200];ROW();FALSE())" office:value-type="string" office:string-value="W/m2K">
            <text:p>W/m2K</text:p>
          </table:table-cell>
          <table:table-cell table:style-name="ce572" office:value-type="string">
            <text:p>W/m<text:span text:style-name="T15">2</text:span><text:span text:style-name="T7">K</text:span></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46">
            <text:p>346</text:p>
          </table:table-cell>
          <table:table-cell table:style-name="ce47"/>
          <table:table-cell table:style-name="ce85" table:formula="oooc:=[.C396]+1" office:value-type="float" office:value="823">
            <text:p>823</text:p>
          </table:table-cell>
          <table:table-cell table:style-name="ce135" table:number-columns-repeated="3"/>
          <table:table-cell table:style-name="ce273" office:value-type="string">
            <text:p>-</text:p>
          </table:table-cell>
          <table:table-cell table:style-name="ce302" office:value-type="string">
            <text:p>Ventilation of building</text:p>
          </table:table-cell>
          <table:table-cell table:style-name="ce284" office:value-type="string">
            <text:p>renov./h</text:p>
          </table:table-cell>
          <table:table-cell table:style-name="ce384"/>
          <table:table-cell table:style-name="ce49" office:value-type="string">
            <text:p>X</text:p>
          </table:table-cell>
          <table:table-cell table:style-name="ce48"/>
          <table:table-cell table:style-name="ce49"/>
          <table:table-cell table:style-name="ce418" office:value-type="string">
            <text:p>x</text:p>
          </table:table-cell>
          <table:table-cell table:style-name="ce49"/>
          <table:table-cell table:style-name="ce49" office:value-type="string">
            <text:p>probably such a detail not needed</text:p>
          </table:table-cell>
          <table:table-cell table:style-name="ce437"/>
          <table:table-cell table:style-name="ce462" table:number-columns-repeated="2"/>
          <table:table-cell table:style-name="ce475" table:formula="oooc:=HLOOKUP([.T$1];[.U$1:.AC$1202];ROW();FALSE())" office:value-type="string" office:string-value="Ventilation of building">
            <text:p>Ventilation of building</text:p>
          </table:table-cell>
          <table:table-cell table:style-name="ce484" office:value-type="string">
            <text:p>Ventilation of building</text:p>
          </table:table-cell>
          <table:table-cell table:style-name="ce519"/>
          <table:table-cell table:style-name="ce532" table:number-columns-repeated="7"/>
          <table:table-cell table:style-name="ce461"/>
          <table:table-cell table:style-name="ce462"/>
          <table:table-cell table:style-name="ce542" table:formula="oooc:=HLOOKUP([.AF$1];[.AG$1:.AO$1200];ROW();FALSE())">
            <text:p/>
          </table:table-cell>
          <table:table-cell table:style-name="ce517" table:number-columns-repeated="2"/>
          <table:table-cell table:style-name="ce560" table:number-columns-repeated="7"/>
          <table:table-cell table:style-name="ce461"/>
          <table:table-cell table:style-name="ce462"/>
          <table:table-cell table:style-name="ce569" table:formula="oooc:=HLOOKUP([.AR$1];[.AS$1:.BA$1200];ROW();FALSE())" office:value-type="string" office:string-value="renov./h">
            <text:p>renov./h</text:p>
          </table:table-cell>
          <table:table-cell table:style-name="ce572" office:value-type="string">
            <text:p>renov./h</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3">
          <table:table-cell table:style-name="ce11" office:value-type="float" office:value="347">
            <text:p>347</text:p>
          </table:table-cell>
          <table:table-cell table:style-name="ce47"/>
          <table:table-cell table:style-name="ce85" table:formula="oooc:=[.C397]+1" office:value-type="float" office:value="824">
            <text:p>824</text:p>
          </table:table-cell>
          <table:table-cell table:style-name="ce135" table:number-columns-repeated="3"/>
          <table:table-cell table:style-name="ce273" office:value-type="string">
            <text:p>-</text:p>
          </table:table-cell>
          <table:table-cell table:style-name="ce302" office:value-type="string">
            <text:p>Internal load (electric equipment, etc.)</text:p>
          </table:table-cell>
          <table:table-cell table:style-name="ce284" office:value-type="string">
            <text:p>W/m<text:span text:style-name="T15">2</text:span></text:p>
          </table:table-cell>
          <table:table-cell table:style-name="ce384"/>
          <table:table-cell table:style-name="ce49" office:value-type="string">
            <text:p>X</text:p>
          </table:table-cell>
          <table:table-cell table:style-name="ce48"/>
          <table:table-cell table:style-name="ce49"/>
          <table:table-cell table:style-name="ce418" office:value-type="string">
            <text:p>x</text:p>
          </table:table-cell>
          <table:table-cell table:style-name="ce49"/>
          <table:table-cell table:style-name="ce49" office:value-type="string">
            <text:p>probably such a detail not needed</text:p>
          </table:table-cell>
          <table:table-cell table:style-name="ce437"/>
          <table:table-cell table:style-name="ce462" table:number-columns-repeated="2"/>
          <table:table-cell table:style-name="ce475" table:formula="oooc:=HLOOKUP([.T$1];[.U$1:.AC$1202];ROW();FALSE())" office:value-type="string" office:string-value="Internal load (electric equipment, etc.)">
            <text:p>Internal load (electric equipment, etc.)</text:p>
          </table:table-cell>
          <table:table-cell table:style-name="ce484" office:value-type="string">
            <text:p>Internal load (electric equipment, etc.)</text:p>
          </table:table-cell>
          <table:table-cell table:style-name="ce519"/>
          <table:table-cell table:style-name="ce532" table:number-columns-repeated="7"/>
          <table:table-cell table:style-name="ce461"/>
          <table:table-cell table:style-name="ce462"/>
          <table:table-cell table:style-name="ce542" table:formula="oooc:=HLOOKUP([.AF$1];[.AG$1:.AO$1200];ROW();FALSE())">
            <text:p/>
          </table:table-cell>
          <table:table-cell table:style-name="ce517" table:number-columns-repeated="2"/>
          <table:table-cell table:style-name="ce560" table:number-columns-repeated="7"/>
          <table:table-cell table:style-name="ce461"/>
          <table:table-cell table:style-name="ce462"/>
          <table:table-cell table:style-name="ce569" table:formula="oooc:=HLOOKUP([.AR$1];[.AS$1:.BA$1200];ROW();FALSE())" office:value-type="string" office:string-value="W/m2">
            <text:p>W/m2</text:p>
          </table:table-cell>
          <table:table-cell table:style-name="ce572" office:value-type="string">
            <text:p>W/m<text:span text:style-name="T15">2</text:span></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48">
            <text:p>348</text:p>
          </table:table-cell>
          <table:table-cell table:style-name="ce47"/>
          <table:table-cell table:style-name="ce85" table:formula="oooc:=[.C398]+1" office:value-type="float" office:value="825">
            <text:p>825</text:p>
          </table:table-cell>
          <table:table-cell table:style-name="ce135" table:number-columns-repeated="3"/>
          <table:table-cell table:style-name="ce273" office:value-type="string">
            <text:p>-</text:p>
          </table:table-cell>
          <table:table-cell table:style-name="ce302" office:value-type="string">
            <text:p>Occupation</text:p>
          </table:table-cell>
          <table:table-cell table:style-name="ce284" office:value-type="string">
            <text:p>Persons</text:p>
          </table:table-cell>
          <table:table-cell table:style-name="ce384"/>
          <table:table-cell table:style-name="ce49" office:value-type="string">
            <text:p>X</text:p>
          </table:table-cell>
          <table:table-cell table:style-name="ce48"/>
          <table:table-cell table:style-name="ce49"/>
          <table:table-cell table:style-name="ce418" office:value-type="string">
            <text:p>x</text:p>
          </table:table-cell>
          <table:table-cell table:style-name="ce49"/>
          <table:table-cell table:style-name="ce49" office:value-type="string">
            <text:p>probably such a detail not needed</text:p>
          </table:table-cell>
          <table:table-cell table:style-name="ce437"/>
          <table:table-cell table:style-name="ce462" table:number-columns-repeated="2"/>
          <table:table-cell table:style-name="ce475" table:formula="oooc:=HLOOKUP([.T$1];[.U$1:.AC$1202];ROW();FALSE())" office:value-type="string" office:string-value="Occupation">
            <text:p>Occupation</text:p>
          </table:table-cell>
          <table:table-cell table:style-name="ce484" office:value-type="string">
            <text:p>Occupation</text:p>
          </table:table-cell>
          <table:table-cell table:style-name="ce519"/>
          <table:table-cell table:style-name="ce532" table:number-columns-repeated="7"/>
          <table:table-cell table:style-name="ce461"/>
          <table:table-cell table:style-name="ce462"/>
          <table:table-cell table:style-name="ce542" table:formula="oooc:=HLOOKUP([.AF$1];[.AG$1:.AO$1200];ROW();FALSE())">
            <text:p/>
          </table:table-cell>
          <table:table-cell table:style-name="ce517" table:number-columns-repeated="2"/>
          <table:table-cell table:style-name="ce560" table:number-columns-repeated="7"/>
          <table:table-cell table:style-name="ce461"/>
          <table:table-cell table:style-name="ce462"/>
          <table:table-cell table:style-name="ce569" table:formula="oooc:=HLOOKUP([.AR$1];[.AS$1:.BA$1200];ROW();FALSE())" office:value-type="string" office:string-value="Persons">
            <text:p>Persons</text:p>
          </table:table-cell>
          <table:table-cell table:style-name="ce572" office:value-type="string">
            <text:p>Persons</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49">
            <text:p>349</text:p>
          </table:table-cell>
          <table:table-cell table:style-name="ce47"/>
          <table:table-cell table:style-name="ce85" table:formula="oooc:=[.C399]+1" office:value-type="float" office:value="826">
            <text:p>826</text:p>
          </table:table-cell>
          <table:table-cell table:style-name="ce135" table:number-columns-repeated="3"/>
          <table:table-cell table:style-name="ce273" office:value-type="string">
            <text:p>-</text:p>
          </table:table-cell>
          <table:table-cell table:style-name="ce302" office:value-type="string">
            <text:p>Comfort connditions</text:p>
          </table:table-cell>
          <table:table-cell table:style-name="ce284"/>
          <table:table-cell table:style-name="ce380"/>
          <table:table-cell table:style-name="ce49" office:value-type="string">
            <text:p>X</text:p>
          </table:table-cell>
          <table:table-cell table:style-name="ce416"/>
          <table:table-cell table:style-name="ce49"/>
          <table:table-cell table:style-name="ce416"/>
          <table:table-cell table:style-name="ce419"/>
          <table:table-cell table:style-name="ce49" office:value-type="string">
            <text:p>probably such a detail not needed</text:p>
          </table:table-cell>
          <table:table-cell table:style-name="ce445"/>
          <table:table-cell table:style-name="ce461" table:number-columns-repeated="2"/>
          <table:table-cell table:style-name="ce475" table:formula="oooc:=HLOOKUP([.T$1];[.U$1:.AC$1202];ROW();FALSE())" office:value-type="string" office:string-value="Comfort connditions">
            <text:p>Comfort connditions</text:p>
          </table:table-cell>
          <table:table-cell table:style-name="ce484" office:value-type="string">
            <text:p>Comfort connditions</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text:p/>
          </table:table-cell>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50">
            <text:p>350</text:p>
          </table:table-cell>
          <table:table-cell table:style-name="ce47"/>
          <table:table-cell table:style-name="ce85" table:formula="oooc:=[.C400]+1" office:value-type="float" office:value="827">
            <text:p>827</text:p>
          </table:table-cell>
          <table:table-cell table:style-name="ce135" table:number-columns-repeated="3"/>
          <table:table-cell table:style-name="ce273" office:value-type="string">
            <text:p>-</text:p>
          </table:table-cell>
          <table:table-cell table:style-name="ce302" office:value-type="string">
            <text:p>Heating season: internal temperature</text:p>
          </table:table-cell>
          <table:table-cell table:style-name="ce284" office:value-type="string">
            <text:p>°C</text:p>
          </table:table-cell>
          <table:table-cell table:style-name="ce380"/>
          <table:table-cell table:style-name="ce49" office:value-type="string">
            <text:p>X</text:p>
          </table:table-cell>
          <table:table-cell table:style-name="ce416"/>
          <table:table-cell table:style-name="ce49"/>
          <table:table-cell table:style-name="ce416"/>
          <table:table-cell table:style-name="ce419"/>
          <table:table-cell table:style-name="ce49" office:value-type="string">
            <text:p>probably such a detail not needed</text:p>
          </table:table-cell>
          <table:table-cell table:style-name="ce445"/>
          <table:table-cell table:style-name="ce461" table:number-columns-repeated="2"/>
          <table:table-cell table:style-name="ce475" table:formula="oooc:=HLOOKUP([.T$1];[.U$1:.AC$1202];ROW();FALSE())" office:value-type="string" office:string-value="Heating season: internal temperature">
            <text:p>Heating season: internal temperature</text:p>
          </table:table-cell>
          <table:table-cell table:style-name="ce484" office:value-type="string">
            <text:p>Heating season: internal temperature</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C">
            <text:p>°C</text:p>
          </table:table-cell>
          <table:table-cell table:style-name="ce572" office:value-type="string">
            <text:p>°C</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51">
            <text:p>351</text:p>
          </table:table-cell>
          <table:table-cell table:style-name="ce47"/>
          <table:table-cell table:style-name="ce85" table:formula="oooc:=[.C401]+1" office:value-type="float" office:value="828">
            <text:p>828</text:p>
          </table:table-cell>
          <table:table-cell table:style-name="ce135" table:number-columns-repeated="3"/>
          <table:table-cell table:style-name="ce273" office:value-type="string">
            <text:p>-</text:p>
          </table:table-cell>
          <table:table-cell table:style-name="ce302" office:value-type="string">
            <text:p>Heating season: internal relative humidity</text:p>
          </table:table-cell>
          <table:table-cell table:style-name="ce284" office:value-type="string">
            <text:p>% hum.rel.</text:p>
          </table:table-cell>
          <table:table-cell table:style-name="ce380"/>
          <table:table-cell table:style-name="ce49" office:value-type="string">
            <text:p>X</text:p>
          </table:table-cell>
          <table:table-cell table:style-name="ce416"/>
          <table:table-cell table:style-name="ce49"/>
          <table:table-cell table:style-name="ce416"/>
          <table:table-cell table:style-name="ce419"/>
          <table:table-cell table:style-name="ce49" office:value-type="string">
            <text:p>probably such a detail not needed</text:p>
          </table:table-cell>
          <table:table-cell table:style-name="ce445"/>
          <table:table-cell table:style-name="ce461" table:number-columns-repeated="2"/>
          <table:table-cell table:style-name="ce475" table:formula="oooc:=HLOOKUP([.T$1];[.U$1:.AC$1202];ROW();FALSE())" office:value-type="string" office:string-value="Heating season: internal relative humidity">
            <text:p>Heating season: internal relative humidity</text:p>
          </table:table-cell>
          <table:table-cell table:style-name="ce484" office:value-type="string">
            <text:p>Heating season: internal relative humidity</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 hum.rel.">
            <text:p>% hum.rel.</text:p>
          </table:table-cell>
          <table:table-cell table:style-name="ce572" office:value-type="string">
            <text:p>% hum.rel.</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52">
            <text:p>352</text:p>
          </table:table-cell>
          <table:table-cell table:style-name="ce47"/>
          <table:table-cell table:style-name="ce85" table:formula="oooc:=[.C402]+1" office:value-type="float" office:value="829">
            <text:p>829</text:p>
          </table:table-cell>
          <table:table-cell table:style-name="ce135" table:number-columns-repeated="3"/>
          <table:table-cell table:style-name="ce273" office:value-type="string">
            <text:p>-</text:p>
          </table:table-cell>
          <table:table-cell table:style-name="ce302" office:value-type="string">
            <text:p>Air conditioning season: internal temperatuire</text:p>
          </table:table-cell>
          <table:table-cell table:style-name="ce284" office:value-type="string">
            <text:p>°C</text:p>
          </table:table-cell>
          <table:table-cell table:style-name="ce380"/>
          <table:table-cell table:style-name="ce49" office:value-type="string">
            <text:p>X</text:p>
          </table:table-cell>
          <table:table-cell table:style-name="ce416"/>
          <table:table-cell table:style-name="ce49"/>
          <table:table-cell table:style-name="ce416"/>
          <table:table-cell table:style-name="ce419"/>
          <table:table-cell table:style-name="ce49" office:value-type="string">
            <text:p>probably such a detail not needed</text:p>
          </table:table-cell>
          <table:table-cell table:style-name="ce445"/>
          <table:table-cell table:style-name="ce461" table:number-columns-repeated="2"/>
          <table:table-cell table:style-name="ce475" table:formula="oooc:=HLOOKUP([.T$1];[.U$1:.AC$1202];ROW();FALSE())" office:value-type="string" office:string-value="Air conditioning season: internal temperatuire">
            <text:p>Air conditioning season: internal temperatuire</text:p>
          </table:table-cell>
          <table:table-cell table:style-name="ce484" office:value-type="string">
            <text:p>Air conditioning season: internal temperatuire</text:p>
          </table:table-cell>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72" office:value-type="string">
            <text:p>°C</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53">
            <text:p>353</text:p>
          </table:table-cell>
          <table:table-cell table:style-name="ce47"/>
          <table:table-cell table:style-name="ce85" table:formula="oooc:=[.C403]+1" office:value-type="float" office:value="830">
            <text:p>830</text:p>
          </table:table-cell>
          <table:table-cell table:style-name="ce135" table:number-columns-repeated="3"/>
          <table:table-cell table:style-name="ce273" office:value-type="string">
            <text:p>-</text:p>
          </table:table-cell>
          <table:table-cell table:style-name="ce302" office:value-type="string">
            <text:p>Air conditioning season: internal relative humidity</text:p>
          </table:table-cell>
          <table:table-cell table:style-name="ce284" office:value-type="string">
            <text:p>% hum.rel.</text:p>
          </table:table-cell>
          <table:table-cell table:style-name="ce380"/>
          <table:table-cell table:style-name="ce49" office:value-type="string">
            <text:p>X</text:p>
          </table:table-cell>
          <table:table-cell table:style-name="ce416"/>
          <table:table-cell table:style-name="ce49"/>
          <table:table-cell table:style-name="ce416"/>
          <table:table-cell table:style-name="ce419"/>
          <table:table-cell table:style-name="ce49" office:value-type="string">
            <text:p>probably such a detail not needed</text:p>
          </table:table-cell>
          <table:table-cell table:style-name="ce445"/>
          <table:table-cell table:style-name="ce461" table:number-columns-repeated="2"/>
          <table:table-cell table:style-name="ce475" table:formula="oooc:=HLOOKUP([.T$1];[.U$1:.AC$1202];ROW();FALSE())" office:value-type="string" office:string-value="Air conditioning season: internal relative humidity">
            <text:p>Air conditioning season: internal relative humidity</text:p>
          </table:table-cell>
          <table:table-cell table:style-name="ce484" office:value-type="string">
            <text:p>Air conditioning season: internal relative humidity</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 hum.rel.">
            <text:p>% hum.rel.</text:p>
          </table:table-cell>
          <table:table-cell table:style-name="ce572" office:value-type="string">
            <text:p>% hum.rel.</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34">
          <table:table-cell table:style-name="ce11" office:value-type="float" office:value="354">
            <text:p>354</text:p>
          </table:table-cell>
          <table:table-cell table:style-name="ce47"/>
          <table:table-cell table:style-name="ce85" table:formula="oooc:=[.C404]+1" office:value-type="float" office:value="831">
            <text:p>831</text:p>
          </table:table-cell>
          <table:table-cell table:style-name="ce135" table:number-columns-repeated="3"/>
          <table:table-cell table:style-name="ce273" office:value-type="string">
            <text:p>-</text:p>
          </table:table-cell>
          <table:table-cell table:style-name="ce302" office:value-type="string">
            <text:p>Data to facilitate the calculation of the energy demand for DHW /Datos para facilitar el cálculo de la demanda energética para ACS</text:p>
          </table:table-cell>
          <table:table-cell table:style-name="ce284"/>
          <table:table-cell table:style-name="ce380"/>
          <table:table-cell table:style-name="ce49" office:value-type="string">
            <text:p>X</text:p>
          </table:table-cell>
          <table:table-cell table:style-name="ce416"/>
          <table:table-cell table:style-name="ce49"/>
          <table:table-cell table:style-name="ce416"/>
          <table:table-cell table:style-name="ce419"/>
          <table:table-cell table:style-name="ce49" office:value-type="string">
            <text:p>probably such a detail not needed</text:p>
          </table:table-cell>
          <table:table-cell table:style-name="ce445"/>
          <table:table-cell table:style-name="ce461" table:number-columns-repeated="2"/>
          <table:table-cell table:style-name="ce475" table:formula="oooc:=HLOOKUP([.T$1];[.U$1:.AC$1202];ROW();FALSE())" office:value-type="string" office:string-value="Data to facilitate the calculation of the energy demand for DHW /Datos para facilitar el cálculo de la demanda energética para ACS">
            <text:p>Data to facilitate the calculation of the energy demand for DHW /Datos para facilitar el cálculo de la demanda energética para ACS</text:p>
          </table:table-cell>
          <table:table-cell table:style-name="ce484" office:value-type="string">
            <text:p>Data to facilitate the calculation of the energy demand for DHW /Datos para facilitar el cálculo de la demanda energética para ACS</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text:p/>
          </table:table-cell>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55">
            <text:p>355</text:p>
          </table:table-cell>
          <table:table-cell table:style-name="ce47"/>
          <table:table-cell table:style-name="ce85" table:formula="oooc:=[.C405]+1" office:value-type="float" office:value="832">
            <text:p>832</text:p>
          </table:table-cell>
          <table:table-cell table:style-name="ce135" table:number-columns-repeated="3"/>
          <table:table-cell table:style-name="ce273"/>
          <table:table-cell table:style-name="ce302" office:value-type="string">
            <text:p>Hot water temperature (reference)</text:p>
          </table:table-cell>
          <table:table-cell table:style-name="ce284" office:value-type="string">
            <text:p>°C</text:p>
          </table:table-cell>
          <table:table-cell table:style-name="ce380"/>
          <table:table-cell table:style-name="ce49" office:value-type="string">
            <text:p>X</text:p>
          </table:table-cell>
          <table:table-cell table:style-name="ce416"/>
          <table:table-cell table:style-name="ce49"/>
          <table:table-cell table:style-name="ce416"/>
          <table:table-cell table:style-name="ce419"/>
          <table:table-cell table:style-name="ce49" office:value-type="string">
            <text:p>probably such a detail not needed</text:p>
          </table:table-cell>
          <table:table-cell table:style-name="ce445"/>
          <table:table-cell table:style-name="ce461" table:number-columns-repeated="2"/>
          <table:table-cell table:style-name="ce475" table:formula="oooc:=HLOOKUP([.T$1];[.U$1:.AC$1202];ROW();FALSE())" office:value-type="string" office:string-value="Hot water temperature (reference)">
            <text:p>Hot water temperature (reference)</text:p>
          </table:table-cell>
          <table:table-cell table:style-name="ce484" office:value-type="string">
            <text:p>Hot water temperature (reference)</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C">
            <text:p>°C</text:p>
          </table:table-cell>
          <table:table-cell table:style-name="ce572" office:value-type="string">
            <text:p>°C</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56">
            <text:p>356</text:p>
          </table:table-cell>
          <table:table-cell table:style-name="ce47"/>
          <table:table-cell table:style-name="ce85" table:formula="oooc:=[.C406]+1" office:value-type="float" office:value="833">
            <text:p>833</text:p>
          </table:table-cell>
          <table:table-cell table:style-name="ce135" table:number-columns-repeated="3"/>
          <table:table-cell table:style-name="ce273"/>
          <table:table-cell table:style-name="ce302" office:value-type="string">
            <text:p>Cold water temperature</text:p>
          </table:table-cell>
          <table:table-cell table:style-name="ce284" office:value-type="string">
            <text:p>°C</text:p>
          </table:table-cell>
          <table:table-cell table:style-name="ce380"/>
          <table:table-cell table:style-name="ce49" office:value-type="string">
            <text:p>X</text:p>
          </table:table-cell>
          <table:table-cell table:style-name="ce416"/>
          <table:table-cell table:style-name="ce49"/>
          <table:table-cell table:style-name="ce416"/>
          <table:table-cell table:style-name="ce419"/>
          <table:table-cell table:style-name="ce49" office:value-type="string">
            <text:p>probably such a detail not needed</text:p>
          </table:table-cell>
          <table:table-cell table:style-name="ce445"/>
          <table:table-cell table:style-name="ce461" table:number-columns-repeated="2"/>
          <table:table-cell table:style-name="ce475" table:formula="oooc:=HLOOKUP([.T$1];[.U$1:.AC$1202];ROW();FALSE())" office:value-type="string" office:string-value="Cold water temperature">
            <text:p>Cold water temperature</text:p>
          </table:table-cell>
          <table:table-cell table:style-name="ce484" office:value-type="string">
            <text:p>Cold water temperature</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C">
            <text:p>°C</text:p>
          </table:table-cell>
          <table:table-cell table:style-name="ce572" office:value-type="string">
            <text:p>°C</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57">
            <text:p>357</text:p>
          </table:table-cell>
          <table:table-cell table:style-name="ce47"/>
          <table:table-cell table:style-name="ce85" table:formula="oooc:=[.C407]+1" office:value-type="float" office:value="834">
            <text:p>834</text:p>
          </table:table-cell>
          <table:table-cell table:style-name="ce135" table:number-columns-repeated="3"/>
          <table:table-cell table:style-name="ce273"/>
          <table:table-cell table:style-name="ce302" office:value-type="string">
            <text:p>Type of use (1)</text:p>
          </table:table-cell>
          <table:table-cell table:style-name="ce284"/>
          <table:table-cell table:style-name="ce380"/>
          <table:table-cell table:style-name="ce49" office:value-type="string">
            <text:p>X</text:p>
          </table:table-cell>
          <table:table-cell table:style-name="ce416"/>
          <table:table-cell table:style-name="ce49"/>
          <table:table-cell table:style-name="ce416"/>
          <table:table-cell table:style-name="ce419"/>
          <table:table-cell table:style-name="ce49" office:value-type="string">
            <text:p>probably such a detail not needed</text:p>
          </table:table-cell>
          <table:table-cell table:style-name="ce445"/>
          <table:table-cell table:style-name="ce461" table:number-columns-repeated="2"/>
          <table:table-cell table:style-name="ce475" table:formula="oooc:=HLOOKUP([.T$1];[.U$1:.AC$1202];ROW();FALSE())" office:value-type="string" office:string-value="Type of use (1)">
            <text:p>Type of use (1)</text:p>
          </table:table-cell>
          <table:table-cell table:style-name="ce484" office:value-type="string">
            <text:p>Type of use (1)</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text:p/>
          </table:table-cell>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58">
            <text:p>358</text:p>
          </table:table-cell>
          <table:table-cell table:style-name="ce47"/>
          <table:table-cell table:style-name="ce85" table:formula="oooc:=[.C408]+1" office:value-type="float" office:value="835">
            <text:p>835</text:p>
          </table:table-cell>
          <table:table-cell table:style-name="ce135" table:number-columns-repeated="3"/>
          <table:table-cell table:style-name="ce273"/>
          <table:table-cell table:style-name="ce302" office:value-type="string">
            <text:p>no. of persons/services</text:p>
          </table:table-cell>
          <table:table-cell table:style-name="ce284" office:value-type="string">
            <text:p>Unit </text:p>
          </table:table-cell>
          <table:table-cell table:style-name="ce380"/>
          <table:table-cell table:style-name="ce49" office:value-type="string">
            <text:p>X</text:p>
          </table:table-cell>
          <table:table-cell table:style-name="ce416"/>
          <table:table-cell table:style-name="ce49"/>
          <table:table-cell table:style-name="ce416"/>
          <table:table-cell table:style-name="ce419"/>
          <table:table-cell table:style-name="ce49" office:value-type="string">
            <text:p>probably such a detail not needed</text:p>
          </table:table-cell>
          <table:table-cell table:style-name="ce445"/>
          <table:table-cell table:style-name="ce461" table:number-columns-repeated="2"/>
          <table:table-cell table:style-name="ce475" table:formula="oooc:=HLOOKUP([.T$1];[.U$1:.AC$1202];ROW();FALSE())" office:value-type="string" office:string-value="no. of persons/services">
            <text:p>no. of persons/services</text:p>
          </table:table-cell>
          <table:table-cell table:style-name="ce484" office:value-type="string">
            <text:p>no. of persons/services</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Unit ">
            <text:p>Unit </text:p>
          </table:table-cell>
          <table:table-cell table:style-name="ce572" office:value-type="string">
            <text:p>Unit </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59">
            <text:p>359</text:p>
          </table:table-cell>
          <table:table-cell table:style-name="ce47"/>
          <table:table-cell table:style-name="ce85" table:formula="oooc:=[.C409]+1" office:value-type="float" office:value="836">
            <text:p>836</text:p>
          </table:table-cell>
          <table:table-cell table:style-name="ce135" table:number-columns-repeated="3"/>
          <table:table-cell table:style-name="ce273"/>
          <table:table-cell table:style-name="ce302" office:value-type="string">
            <text:p>consumption per person/service</text:p>
          </table:table-cell>
          <table:table-cell table:style-name="ce284" office:value-type="string">
            <text:p>l/unit</text:p>
          </table:table-cell>
          <table:table-cell table:style-name="ce380"/>
          <table:table-cell table:style-name="ce49" office:value-type="string">
            <text:p>X</text:p>
          </table:table-cell>
          <table:table-cell table:style-name="ce416"/>
          <table:table-cell table:style-name="ce49"/>
          <table:table-cell table:style-name="ce416"/>
          <table:table-cell table:style-name="ce419"/>
          <table:table-cell table:style-name="ce49" office:value-type="string">
            <text:p>probably such a detail not needed</text:p>
          </table:table-cell>
          <table:table-cell table:style-name="ce445"/>
          <table:table-cell table:style-name="ce461" table:number-columns-repeated="2"/>
          <table:table-cell table:style-name="ce475" table:formula="oooc:=HLOOKUP([.T$1];[.U$1:.AC$1202];ROW();FALSE())" office:value-type="string" office:string-value="consumption per person/service">
            <text:p>consumption per person/service</text:p>
          </table:table-cell>
          <table:table-cell table:style-name="ce484" office:value-type="string">
            <text:p>consumption per person/service</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l/unit">
            <text:p>l/unit</text:p>
          </table:table-cell>
          <table:table-cell table:style-name="ce572" office:value-type="string">
            <text:p>l/unit</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60">
            <text:p>360</text:p>
          </table:table-cell>
          <table:table-cell table:style-name="ce47"/>
          <table:table-cell table:style-name="ce85" table:formula="oooc:=[.C410]+1" office:value-type="float" office:value="837">
            <text:p>837</text:p>
          </table:table-cell>
          <table:table-cell table:style-name="ce135" table:number-columns-repeated="3"/>
          <table:table-cell table:style-name="ce273"/>
          <table:table-cell table:style-name="ce302" office:value-type="string">
            <text:p>Type of use (2)</text:p>
          </table:table-cell>
          <table:table-cell table:style-name="ce284"/>
          <table:table-cell table:style-name="ce380"/>
          <table:table-cell table:style-name="ce49" office:value-type="string">
            <text:p>X</text:p>
          </table:table-cell>
          <table:table-cell table:style-name="ce416"/>
          <table:table-cell table:style-name="ce49"/>
          <table:table-cell table:style-name="ce416"/>
          <table:table-cell table:style-name="ce419"/>
          <table:table-cell table:style-name="ce49" office:value-type="string">
            <text:p>probably such a detail not needed</text:p>
          </table:table-cell>
          <table:table-cell table:style-name="ce445"/>
          <table:table-cell table:style-name="ce461" table:number-columns-repeated="2"/>
          <table:table-cell table:style-name="ce475" table:formula="oooc:=HLOOKUP([.T$1];[.U$1:.AC$1202];ROW();FALSE())" office:value-type="string" office:string-value="Type of use (2)">
            <text:p>Type of use (2)</text:p>
          </table:table-cell>
          <table:table-cell table:style-name="ce484" office:value-type="string">
            <text:p>Type of use (2)</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text:p/>
          </table:table-cell>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61">
            <text:p>361</text:p>
          </table:table-cell>
          <table:table-cell table:style-name="ce47"/>
          <table:table-cell table:style-name="ce85" table:formula="oooc:=[.C411]+1" office:value-type="float" office:value="838">
            <text:p>838</text:p>
          </table:table-cell>
          <table:table-cell table:style-name="ce135" table:number-columns-repeated="3"/>
          <table:table-cell table:style-name="ce273"/>
          <table:table-cell table:style-name="ce302" office:value-type="string">
            <text:p>no. of persons/services</text:p>
          </table:table-cell>
          <table:table-cell table:style-name="ce284" office:value-type="string">
            <text:p>Unit </text:p>
          </table:table-cell>
          <table:table-cell table:style-name="ce380"/>
          <table:table-cell table:style-name="ce49" office:value-type="string">
            <text:p>X</text:p>
          </table:table-cell>
          <table:table-cell table:style-name="ce416"/>
          <table:table-cell table:style-name="ce49"/>
          <table:table-cell table:style-name="ce416"/>
          <table:table-cell table:style-name="ce419"/>
          <table:table-cell table:style-name="ce49" office:value-type="string">
            <text:p>probably such a detail not needed</text:p>
          </table:table-cell>
          <table:table-cell table:style-name="ce445"/>
          <table:table-cell table:style-name="ce461" table:number-columns-repeated="2"/>
          <table:table-cell table:style-name="ce475" table:formula="oooc:=HLOOKUP([.T$1];[.U$1:.AC$1202];ROW();FALSE())" office:value-type="string" office:string-value="no. of persons/services">
            <text:p>no. of persons/services</text:p>
          </table:table-cell>
          <table:table-cell table:style-name="ce484" office:value-type="string">
            <text:p>no. of persons/services</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Unit ">
            <text:p>Unit </text:p>
          </table:table-cell>
          <table:table-cell table:style-name="ce572" office:value-type="string">
            <text:p>Unit </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62">
            <text:p>362</text:p>
          </table:table-cell>
          <table:table-cell table:style-name="ce47"/>
          <table:table-cell table:style-name="ce85" table:formula="oooc:=[.C412]+1" office:value-type="float" office:value="839">
            <text:p>839</text:p>
          </table:table-cell>
          <table:table-cell table:style-name="ce135" table:number-columns-repeated="3"/>
          <table:table-cell table:style-name="ce273"/>
          <table:table-cell table:style-name="ce302" office:value-type="string">
            <text:p>consumption per person/service</text:p>
          </table:table-cell>
          <table:table-cell table:style-name="ce284" office:value-type="string">
            <text:p>l/unit</text:p>
          </table:table-cell>
          <table:table-cell table:style-name="ce380"/>
          <table:table-cell table:style-name="ce49" office:value-type="string">
            <text:p>X</text:p>
          </table:table-cell>
          <table:table-cell table:style-name="ce416"/>
          <table:table-cell table:style-name="ce49"/>
          <table:table-cell table:style-name="ce416"/>
          <table:table-cell table:style-name="ce419"/>
          <table:table-cell table:style-name="ce49" office:value-type="string">
            <text:p>probably such a detail not needed</text:p>
          </table:table-cell>
          <table:table-cell table:style-name="ce445"/>
          <table:table-cell table:style-name="ce461" table:number-columns-repeated="2"/>
          <table:table-cell table:style-name="ce475" table:formula="oooc:=HLOOKUP([.T$1];[.U$1:.AC$1202];ROW();FALSE())" office:value-type="string" office:string-value="consumption per person/service">
            <text:p>consumption per person/service</text:p>
          </table:table-cell>
          <table:table-cell table:style-name="ce484" office:value-type="string">
            <text:p>consumption per person/service</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l/unit">
            <text:p>l/unit</text:p>
          </table:table-cell>
          <table:table-cell table:style-name="ce572" office:value-type="string">
            <text:p>l/unit</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63">
            <text:p>363</text:p>
          </table:table-cell>
          <table:table-cell table:style-name="ce47"/>
          <table:table-cell table:style-name="ce85" table:formula="oooc:=[.C413]+1" office:value-type="float" office:value="840">
            <text:p>840</text:p>
          </table:table-cell>
          <table:table-cell table:style-name="ce135" table:number-columns-repeated="3"/>
          <table:table-cell table:style-name="ce273"/>
          <table:table-cell table:style-name="ce302" office:value-type="string">
            <text:p>Type of use (3)</text:p>
          </table:table-cell>
          <table:table-cell table:style-name="ce284"/>
          <table:table-cell table:style-name="ce380"/>
          <table:table-cell table:style-name="ce49" office:value-type="string">
            <text:p>X</text:p>
          </table:table-cell>
          <table:table-cell table:style-name="ce416"/>
          <table:table-cell table:style-name="ce49"/>
          <table:table-cell table:style-name="ce416"/>
          <table:table-cell table:style-name="ce419"/>
          <table:table-cell table:style-name="ce49" office:value-type="string">
            <text:p>probably such a detail not needed</text:p>
          </table:table-cell>
          <table:table-cell table:style-name="ce445"/>
          <table:table-cell table:style-name="ce461" table:number-columns-repeated="2"/>
          <table:table-cell table:style-name="ce475" table:formula="oooc:=HLOOKUP([.T$1];[.U$1:.AC$1202];ROW();FALSE())" office:value-type="string" office:string-value="Type of use (3)">
            <text:p>Type of use (3)</text:p>
          </table:table-cell>
          <table:table-cell table:style-name="ce484" office:value-type="string">
            <text:p>Type of use (3)</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text:p/>
          </table:table-cell>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64">
            <text:p>364</text:p>
          </table:table-cell>
          <table:table-cell table:style-name="ce47"/>
          <table:table-cell table:style-name="ce85" table:formula="oooc:=[.C414]+1" office:value-type="float" office:value="841">
            <text:p>841</text:p>
          </table:table-cell>
          <table:table-cell table:style-name="ce135" table:number-columns-repeated="3"/>
          <table:table-cell table:style-name="ce273"/>
          <table:table-cell table:style-name="ce302" office:value-type="string">
            <text:p>no. of persons/services</text:p>
          </table:table-cell>
          <table:table-cell table:style-name="ce284" office:value-type="string">
            <text:p>Unit </text:p>
          </table:table-cell>
          <table:table-cell table:style-name="ce380"/>
          <table:table-cell table:style-name="ce49" office:value-type="string">
            <text:p>X</text:p>
          </table:table-cell>
          <table:table-cell table:style-name="ce416"/>
          <table:table-cell table:style-name="ce49"/>
          <table:table-cell table:style-name="ce416"/>
          <table:table-cell table:style-name="ce419"/>
          <table:table-cell table:style-name="ce49" office:value-type="string">
            <text:p>probably such a detail not needed</text:p>
          </table:table-cell>
          <table:table-cell table:style-name="ce445"/>
          <table:table-cell table:style-name="ce461" table:number-columns-repeated="2"/>
          <table:table-cell table:style-name="ce475" table:formula="oooc:=HLOOKUP([.T$1];[.U$1:.AC$1202];ROW();FALSE())" office:value-type="string" office:string-value="no. of persons/services">
            <text:p>no. of persons/services</text:p>
          </table:table-cell>
          <table:table-cell table:style-name="ce484" office:value-type="string">
            <text:p>no. of persons/services</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Unit ">
            <text:p>Unit </text:p>
          </table:table-cell>
          <table:table-cell table:style-name="ce572" office:value-type="string">
            <text:p>Unit </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65">
            <text:p>365</text:p>
          </table:table-cell>
          <table:table-cell table:style-name="ce47"/>
          <table:table-cell table:style-name="ce85" table:formula="oooc:=[.C415]+1" office:value-type="float" office:value="842">
            <text:p>842</text:p>
          </table:table-cell>
          <table:table-cell table:style-name="ce135" table:number-columns-repeated="3"/>
          <table:table-cell table:style-name="ce273"/>
          <table:table-cell table:style-name="ce302" office:value-type="string">
            <text:p>consumption per person/service</text:p>
          </table:table-cell>
          <table:table-cell table:style-name="ce284" office:value-type="string">
            <text:p>l/unit</text:p>
          </table:table-cell>
          <table:table-cell table:style-name="ce380"/>
          <table:table-cell table:style-name="ce49" office:value-type="string">
            <text:p>X</text:p>
          </table:table-cell>
          <table:table-cell table:style-name="ce416"/>
          <table:table-cell table:style-name="ce49"/>
          <table:table-cell table:style-name="ce416"/>
          <table:table-cell table:style-name="ce419"/>
          <table:table-cell table:style-name="ce49" office:value-type="string">
            <text:p>probably such a detail not needed</text:p>
          </table:table-cell>
          <table:table-cell table:style-name="ce445"/>
          <table:table-cell table:style-name="ce461" table:number-columns-repeated="2"/>
          <table:table-cell table:style-name="ce475" table:formula="oooc:=HLOOKUP([.T$1];[.U$1:.AC$1202];ROW();FALSE())" office:value-type="string" office:string-value="consumption per person/service">
            <text:p>consumption per person/service</text:p>
          </table:table-cell>
          <table:table-cell table:style-name="ce484" office:value-type="string">
            <text:p>consumption per person/service</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l/unit">
            <text:p>l/unit</text:p>
          </table:table-cell>
          <table:table-cell table:style-name="ce572" office:value-type="string">
            <text:p>l/unit</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4">
          <table:table-cell office:value-type="float" office:value="366">
            <text:p>366</text:p>
          </table:table-cell>
          <table:table-cell table:style-name="ce70"/>
          <table:table-cell table:style-name="ce112"/>
          <table:table-cell table:style-name="ce199" table:number-columns-repeated="3"/>
          <table:table-cell table:style-name="ce290"/>
          <table:table-cell table:style-name="ce338"/>
          <table:table-cell table:style-name="ce370"/>
          <table:table-cell table:style-name="ce281"/>
          <table:table-cell table:style-name="ce54"/>
          <table:table-cell table:style-name="ce359"/>
          <table:table-cell table:style-name="ce352"/>
          <table:table-cell table:style-name="ce359"/>
          <table:table-cell table:style-name="ce352"/>
          <table:table-cell table:style-name="ce430"/>
          <table:table-cell table:style-name="ce66"/>
          <table:table-cell table:style-name="ce467" table:number-columns-repeated="2"/>
          <table:table-cell table:style-name="ce473" table:formula="oooc:=HLOOKUP([.T$1];[.U$1:.AC$1202];ROW();FALSE())">
            <text:p/>
          </table:table-cell>
          <table:table-cell table:style-name="ce497"/>
          <table:table-cell table:style-name="ce521" table:number-columns-repeated="8"/>
          <table:table-cell table:style-name="ce467" table:number-columns-repeated="2"/>
          <table:table-cell table:style-name="ce541" table:formula="oooc:=HLOOKUP([.AF$1];[.AG$1:.AO$1200];ROW();FALSE())">
            <text:p/>
          </table:table-cell>
          <table:table-cell table:style-name="ce547" table:number-columns-repeated="9"/>
          <table:table-cell table:style-name="ce467" table:number-columns-repeated="2"/>
          <table:table-cell table:style-name="ce568" table:formula="oooc:=HLOOKUP([.AR$1];[.AS$1:.BA$1200];ROW();FALSE())">
            <text:p/>
          </table:table-cell>
          <table:table-cell table:style-name="ce575"/>
          <table:table-cell table:style-name="ce547" table:number-columns-repeated="8"/>
          <table:table-cell table:style-name="ce467" table:number-columns-repeated="199"/>
          <table:table-cell table:number-columns-repeated="4"/>
        </table:table-row>
        <table:table-row table:style-name="ro23">
          <table:table-cell office:value-type="float" office:value="367">
            <text:p>367</text:p>
          </table:table-cell>
          <table:table-cell/>
          <table:table-cell table:style-name="ce109"/>
          <table:table-cell table:style-name="ce200" table:number-columns-repeated="2"/>
          <table:table-cell table:style-name="ce172"/>
          <table:table-cell table:style-name="ce288"/>
          <table:table-cell table:style-name="ce335" office:value-type="string">
            <text:p>DRAWINGS OR SKETCHES OF THE BUILDING</text:p>
          </table:table-cell>
          <table:table-cell table:style-name="ce288"/>
          <table:table-cell table:style-name="ce391"/>
          <table:table-cell office:value-type="string">
            <text:p>X</text:p>
          </table:table-cell>
          <table:table-cell table:style-name="ce76"/>
          <table:table-cell table:style-name="ce292"/>
          <table:table-cell table:style-name="ce422" office:value-type="string">
            <text:p>x</text:p>
          </table:table-cell>
          <table:table-cell table:style-name="ce292"/>
          <table:table-cell table:style-name="ce292" office:value-type="string">
            <text:p>probably such a detail not needed</text:p>
          </table:table-cell>
          <table:table-cell table:style-name="ce452" office:value-type="string">
            <text:p>ASK FOR DRAWINGS OR SKETCHES OF THE BUILDING</text:p>
          </table:table-cell>
          <table:table-cell table:number-columns-repeated="2"/>
          <table:table-cell table:style-name="ce474" table:formula="oooc:=HLOOKUP([.T$1];[.U$1:.AC$1202];ROW();FALSE())" office:value-type="string" office:string-value="DRAWINGS OR SKETCHES OF THE BUILDING">
            <text:p>DRAWINGS OR SKETCHES OF THE BUILDING</text:p>
          </table:table-cell>
          <table:table-cell table:style-name="ce482" office:value-type="string">
            <text:p>DRAWINGS OR SKETCHES OF THE BUILDING</text:p>
          </table:table-cell>
          <table:table-cell table:style-name="ce521" table:number-columns-repeated="8"/>
          <table:table-cell table:number-columns-repeated="2"/>
          <table:table-cell table:style-name="ce541" table:formula="oooc:=HLOOKUP([.AF$1];[.AG$1:.AO$1200];ROW();FALSE())">
            <text:p/>
          </table:table-cell>
          <table:table-cell table:style-name="ce547" table:number-columns-repeated="9"/>
          <table:table-cell table:number-columns-repeated="2"/>
          <table:table-cell table:style-name="ce568" table:formula="oooc:=HLOOKUP([.AR$1];[.AS$1:.BA$1200];ROW();FALSE())">
            <text:p/>
          </table:table-cell>
          <table:table-cell table:style-name="ce589"/>
          <table:table-cell table:style-name="ce547" table:number-columns-repeated="8"/>
          <table:table-cell table:number-columns-repeated="203"/>
        </table:table-row>
        <table:table-row table:style-name="ro4">
          <table:table-cell office:value-type="float" office:value="368">
            <text:p>368</text:p>
          </table:table-cell>
          <table:table-cell table:style-name="ce45"/>
          <table:table-cell table:style-name="ce87"/>
          <table:table-cell table:style-name="ce137" table:number-columns-repeated="2"/>
          <table:table-cell table:style-name="ce265"/>
          <table:table-cell table:style-name="ce275"/>
          <table:table-cell table:style-name="ce304"/>
          <table:table-cell table:style-name="ce359"/>
          <table:table-cell table:style-name="ce281"/>
          <table:table-cell table:style-name="ce402"/>
          <table:table-cell table:style-name="ce359" table:number-columns-repeated="3"/>
          <table:table-cell table:style-name="ce352"/>
          <table:table-cell table:style-name="ce430"/>
          <table:table-cell table:style-name="ce66"/>
          <table:table-cell table:number-columns-repeated="2"/>
          <table:table-cell table:style-name="ce473" table:formula="oooc:=HLOOKUP([.T$1];[.U$1:.AC$1202];ROW();FALSE())">
            <text:p/>
          </table:table-cell>
          <table:table-cell table:style-name="ce485"/>
          <table:table-cell table:style-name="ce521" table:number-columns-repeated="8"/>
          <table:table-cell table:number-columns-repeated="2"/>
          <table:table-cell table:style-name="ce541" table:formula="oooc:=HLOOKUP([.AF$1];[.AG$1:.AO$1200];ROW();FALSE())">
            <text:p/>
          </table:table-cell>
          <table:table-cell table:style-name="ce547" table:number-columns-repeated="9"/>
          <table:table-cell table:number-columns-repeated="2"/>
          <table:table-cell table:style-name="ce568" table:formula="oooc:=HLOOKUP([.AR$1];[.AS$1:.BA$1200];ROW();FALSE())">
            <text:p/>
          </table:table-cell>
          <table:table-cell table:style-name="ce579"/>
          <table:table-cell table:style-name="ce547" table:number-columns-repeated="8"/>
          <table:table-cell table:number-columns-repeated="203"/>
        </table:table-row>
        <table:table-row table:style-name="ro13">
          <table:table-cell office:value-type="float" office:value="369">
            <text:p>369</text:p>
          </table:table-cell>
          <table:table-cell table:style-name="ce43" office:value-type="float" office:value="9">
            <text:p>9</text:p>
          </table:table-cell>
          <table:table-cell table:style-name="ce84" table:formula="oooc:=100*[.B420]" office:value-type="float" office:value="900">
            <text:p>900</text:p>
          </table:table-cell>
          <table:table-cell table:style-name="ce188" table:number-columns-repeated="2"/>
          <table:table-cell table:style-name="ce187"/>
          <table:table-cell table:style-name="ce272"/>
          <table:table-cell table:style-name="ce305" office:value-type="string">
            <text:p>Renewable energy</text:p>
          </table:table-cell>
          <table:table-cell table:style-name="ce353"/>
          <table:table-cell table:style-name="ce379"/>
          <table:table-cell table:style-name="ce387"/>
          <table:table-cell table:style-name="ce353" table:number-columns-repeated="4"/>
          <table:table-cell table:style-name="ce431"/>
          <table:table-cell table:style-name="ce441"/>
          <table:table-cell table:style-name="ce458" table:number-columns-repeated="2"/>
          <table:table-cell table:style-name="ce474" table:formula="oooc:=HLOOKUP([.T$1];[.U$1:.AC$1202];ROW();FALSE())" office:value-type="string" office:string-value="Renewable energy">
            <text:p>Renewable energy</text:p>
          </table:table-cell>
          <table:table-cell table:style-name="ce486" office:value-type="string">
            <text:p>Renewable energy</text:p>
          </table:table-cell>
          <table:table-cell table:style-name="ce522"/>
          <table:table-cell table:style-name="ce533" table:number-columns-repeated="7"/>
          <table:table-cell table:style-name="ce458" table:number-columns-repeated="2"/>
          <table:table-cell table:style-name="ce541" table:formula="oooc:=HLOOKUP([.AF$1];[.AG$1:.AO$1200];ROW();FALSE())">
            <text:p/>
          </table:table-cell>
          <table:table-cell table:style-name="ce549" table:number-columns-repeated="2"/>
          <table:table-cell table:style-name="ce561" table:number-columns-repeated="7"/>
          <table:table-cell table:style-name="ce458" table:number-columns-repeated="2"/>
          <table:table-cell table:style-name="ce568" table:formula="oooc:=HLOOKUP([.AR$1];[.AS$1:.BA$1200];ROW();FALSE())">
            <text:p/>
          </table:table-cell>
          <table:table-cell table:style-name="ce580"/>
          <table:table-cell table:style-name="ce549"/>
          <table:table-cell table:style-name="ce561" table:number-columns-repeated="7"/>
          <table:table-cell table:style-name="ce458" table:number-columns-repeated="199"/>
          <table:table-cell table:number-columns-repeated="4"/>
        </table:table-row>
        <table:table-row table:style-name="ro14">
          <table:table-cell table:style-name="ce11" office:value-type="float" office:value="370">
            <text:p>370</text:p>
          </table:table-cell>
          <table:table-cell table:style-name="ce47"/>
          <table:table-cell table:style-name="ce99" table:formula="oooc:=[.C420]+1" office:value-type="float" office:value="901">
            <text:p>901</text:p>
          </table:table-cell>
          <table:table-cell table:style-name="ce201" office:value-type="string">
            <text:p>REMotivation</text:p>
          </table:table-cell>
          <table:table-cell table:style-name="ce201"/>
          <table:table-cell table:style-name="ce154"/>
          <table:table-cell table:style-name="ce276" office:value-type="float" office:value="1">
            <text:p>1</text:p>
          </table:table-cell>
          <table:table-cell table:style-name="ce99" office:value-type="string">
            <text:p>Main motivation for renewable energy use</text:p>
          </table:table-cell>
          <table:table-cell table:style-name="ce276"/>
          <table:table-cell table:number-columns-repeated="2" table:style-name="ce49" office:value-type="string">
            <text:p>X</text:p>
          </table:table-cell>
          <table:table-cell table:style-name="ce48"/>
          <table:table-cell table:number-columns-repeated="2" table:style-name="ce48" office:value-type="string">
            <text:p>x</text:p>
          </table:table-cell>
          <table:table-cell table:style-name="ce49" office:value-type="string">
            <text:p>x</text:p>
          </table:table-cell>
          <table:table-cell table:style-name="ce49"/>
          <table:table-cell table:style-name="ce453" office:value-type="string">
            <text:p>SHIFTED TO "SOLAR" block</text:p>
          </table:table-cell>
          <table:table-cell table:style-name="ce461" table:number-columns-repeated="2"/>
          <table:table-cell table:style-name="ce475" table:formula="oooc:=HLOOKUP([.T$1];[.U$1:.AC$1202];ROW();FALSE())" office:value-type="string" office:string-value="main motivation for renewable energy use">
            <text:p>main motivation for renewable energy use</text:p>
          </table:table-cell>
          <table:table-cell table:style-name="ce487" office:value-type="string">
            <text:p>main motivation for renewable energy use</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text:p/>
          </table:table-cell>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6">
          <table:table-cell table:style-name="ce11" office:value-type="float" office:value="371">
            <text:p>371</text:p>
          </table:table-cell>
          <table:table-cell table:style-name="ce47"/>
          <table:table-cell table:style-name="ce99"/>
          <table:table-cell table:style-name="ce202" office:value-type="string">
            <text:p>REInterest</text:p>
          </table:table-cell>
          <table:table-cell table:style-name="ce202"/>
          <table:table-cell table:style-name="ce154"/>
          <table:table-cell table:style-name="ce276"/>
          <table:table-cell table:style-name="ce99" office:value-type="string">
            <text:p>Are you interested in the use of renweable energy? (solar thermal/biomass)</text:p>
          </table:table-cell>
          <table:table-cell table:style-name="ce276" office:value-type="string">
            <text:p>yes/no</text:p>
          </table:table-cell>
          <table:table-cell table:number-columns-repeated="2" table:style-name="ce49" office:value-type="string">
            <text:p>X</text:p>
          </table:table-cell>
          <table:table-cell table:style-name="ce48" table:number-columns-repeated="3"/>
          <table:table-cell table:style-name="ce49" table:number-columns-repeated="2"/>
          <table:table-cell table:style-name="ce453"/>
          <table:table-cell table:style-name="ce461" table:number-columns-repeated="2"/>
          <table:table-cell table:style-name="ce475" table:formula="oooc:=HLOOKUP([.T$1];[.U$1:.AC$1202];ROW();FALSE())" office:value-type="string" office:string-value="Are you interested in the use of renweable energy? (solar thermal/biomass)">
            <text:p>Are you interested in the use of renweable energy? (solar thermal/biomass)</text:p>
          </table:table-cell>
          <table:table-cell table:style-name="ce487" office:value-type="string">
            <text:p>Are you interested in the use of renweable energy? (solar thermal/biomass)</text:p>
          </table:table-cell>
          <table:table-cell table:style-name="ce519" office:value-type="string">
            <text:p>Està interessat en l'us energies renovables (solar tèrmica/biomassa)</text:p>
          </table:table-cell>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yes/no">
            <text:p>yes/no</text:p>
          </table:table-cell>
          <table:table-cell table:style-name="ce572" office:value-type="string">
            <text:p>yes/no</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72">
            <text:p>372</text:p>
          </table:table-cell>
          <table:table-cell table:style-name="ce47"/>
          <table:table-cell table:style-name="ce100"/>
          <table:table-cell table:style-name="ce203" office:value-type="string">
            <office:annotation office:display="true" draw:style-name="gr1" draw:text-style-name="P2" svg:width="2.899cm" svg:height="1.799cm" svg:x="11.461cm" svg:y="292.849cm" draw:caption-point-x="-0.61cm" draw:caption-point-y="2.653cm">
              <dc:creator>SD</dc:creator>
              <dc:date>2007-12-04T00:00:00</dc:date>
              <text:p text:style-name="P1"><text:span text:style-name="T1">Hans: REReason - One variable containing the four possible answers - the four next variables, or in the most convenient way</text:span></text:p>
            </office:annotation>
            <text:p>REReason</text:p>
          </table:table-cell>
          <table:table-cell table:style-name="ce203"/>
          <table:table-cell table:style-name="ce251"/>
          <table:table-cell table:style-name="ce53"/>
          <table:table-cell table:style-name="ce100" office:value-type="string">
            <text:p>If affirmative, please specify the principal reasons:</text:p>
          </table:table-cell>
          <table:table-cell table:style-name="ce53"/>
          <table:table-cell table:number-columns-repeated="2" table:style-name="ce49" office:value-type="string">
            <text:p>X</text:p>
          </table:table-cell>
          <table:table-cell table:style-name="ce48" table:number-columns-repeated="3"/>
          <table:table-cell table:style-name="ce49" table:number-columns-repeated="2"/>
          <table:table-cell table:style-name="ce453"/>
          <table:table-cell table:style-name="ce461" table:number-columns-repeated="2"/>
          <table:table-cell table:style-name="ce475" table:formula="oooc:=HLOOKUP([.T$1];[.U$1:.AC$1202];ROW();FALSE())" office:value-type="string" office:string-value="If affirmative, please specify the principal reasons:">
            <text:p>If affirmative, please specify the principal reasons:</text:p>
          </table:table-cell>
          <table:table-cell table:style-name="ce487" office:value-type="string">
            <text:p>If affirmative, please specify the principal reasons:</text:p>
          </table:table-cell>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73">
            <text:p>373</text:p>
          </table:table-cell>
          <table:table-cell table:style-name="ce47"/>
          <table:table-cell table:style-name="ce99" table:formula="oooc:=[.C421]+1" office:value-type="float" office:value="902">
            <text:p>902</text:p>
          </table:table-cell>
          <table:table-cell table:style-name="ce204" office:value-type="string">
            <text:p>text for Quest., value of REReason </text:p>
          </table:table-cell>
          <table:table-cell table:style-name="ce204"/>
          <table:table-cell table:style-name="ce154"/>
          <table:table-cell table:style-name="ce276" office:value-type="float" office:value="1">
            <text:p>1</text:p>
          </table:table-cell>
          <table:table-cell table:style-name="ce99" office:value-type="string">
            <text:p><text:s/>Possibility of saving fuel cost</text:p>
          </table:table-cell>
          <table:table-cell table:style-name="ce276" office:value-type="string">
            <text:p>yes/no</text:p>
          </table:table-cell>
          <table:table-cell table:number-columns-repeated="2" table:style-name="ce49" office:value-type="string">
            <text:p>X</text:p>
          </table:table-cell>
          <table:table-cell table:style-name="ce48"/>
          <table:table-cell table:style-name="ce49"/>
          <table:table-cell table:style-name="ce48" office:value-type="string">
            <text:p>x</text:p>
          </table:table-cell>
          <table:table-cell table:style-name="ce49" office:value-type="string">
            <text:p>x</text:p>
          </table:table-cell>
          <table:table-cell table:style-name="ce49"/>
          <table:table-cell table:style-name="ce453"/>
          <table:table-cell table:style-name="ce461" table:number-columns-repeated="2"/>
          <table:table-cell table:style-name="ce475" table:formula="oooc:=HLOOKUP([.T$1];[.U$1:.AC$1202];ROW();FALSE())" office:value-type="string" office:string-value=" possibility of saving fuel cost">
            <text:p><text:s/>possibility of saving fuel cost</text:p>
          </table:table-cell>
          <table:table-cell table:style-name="ce487" office:value-type="string">
            <text:p><text:s/>possibility of saving fuel cost</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yes/no">
            <text:p>yes/no</text:p>
          </table:table-cell>
          <table:table-cell table:style-name="ce572" office:value-type="string">
            <text:p>yes/no</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74">
            <text:p>374</text:p>
          </table:table-cell>
          <table:table-cell table:style-name="ce47"/>
          <table:table-cell table:style-name="ce99" table:formula="oooc:=[.C424]+1" office:value-type="float" office:value="903">
            <text:p>903</text:p>
          </table:table-cell>
          <table:table-cell table:style-name="ce204" office:value-type="string">
            <text:p>text for Quest., value of REReason </text:p>
          </table:table-cell>
          <table:table-cell table:style-name="ce204"/>
          <table:table-cell table:style-name="ce154"/>
          <table:table-cell table:style-name="ce276" office:value-type="float" office:value="1">
            <text:p>1</text:p>
          </table:table-cell>
          <table:table-cell table:style-name="ce99" office:value-type="string">
            <text:p><text:s/>Contribution to a more ecologic energy supply</text:p>
          </table:table-cell>
          <table:table-cell table:style-name="ce276" office:value-type="string">
            <text:p>yes/no</text:p>
          </table:table-cell>
          <table:table-cell table:number-columns-repeated="2" table:style-name="ce49" office:value-type="string">
            <text:p>X</text:p>
          </table:table-cell>
          <table:table-cell table:style-name="ce48"/>
          <table:table-cell table:style-name="ce49"/>
          <table:table-cell table:style-name="ce48" office:value-type="string">
            <text:p>x</text:p>
          </table:table-cell>
          <table:table-cell table:style-name="ce49" office:value-type="string">
            <text:p>x</text:p>
          </table:table-cell>
          <table:table-cell table:style-name="ce49"/>
          <table:table-cell table:style-name="ce453"/>
          <table:table-cell table:style-name="ce461" table:number-columns-repeated="2"/>
          <table:table-cell table:style-name="ce475" table:formula="oooc:=HLOOKUP([.T$1];[.U$1:.AC$1202];ROW();FALSE())" office:value-type="string" office:string-value=" contribution to a more ecologic energy supply">
            <text:p><text:s/>contribution to a more ecologic energy supply</text:p>
          </table:table-cell>
          <table:table-cell table:style-name="ce487" office:value-type="string">
            <text:p><text:s/>contribution to a more ecologic energy supply</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yes/no">
            <text:p>yes/no</text:p>
          </table:table-cell>
          <table:table-cell table:style-name="ce572" office:value-type="string">
            <text:p>yes/no</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375">
            <text:p>375</text:p>
          </table:table-cell>
          <table:table-cell table:style-name="ce47"/>
          <table:table-cell table:style-name="ce99" table:formula="oooc:=[.C425]+1" office:value-type="float" office:value="904">
            <text:p>904</text:p>
          </table:table-cell>
          <table:table-cell table:style-name="ce204" office:value-type="string">
            <text:p>text for Quest., value of REReason </text:p>
          </table:table-cell>
          <table:table-cell table:style-name="ce204"/>
          <table:table-cell table:style-name="ce154"/>
          <table:table-cell table:style-name="ce276" office:value-type="float" office:value="1">
            <text:p>1</text:p>
          </table:table-cell>
          <table:table-cell table:style-name="ce99" office:value-type="string">
            <text:p>Using solar energy helps for a better marketing of your products</text:p>
          </table:table-cell>
          <table:table-cell table:style-name="ce276" office:value-type="string">
            <text:p>yes/no</text:p>
          </table:table-cell>
          <table:table-cell table:number-columns-repeated="2" table:style-name="ce49" office:value-type="string">
            <text:p>X</text:p>
          </table:table-cell>
          <table:table-cell table:style-name="ce48"/>
          <table:table-cell table:style-name="ce49"/>
          <table:table-cell table:style-name="ce48" office:value-type="string">
            <text:p>x</text:p>
          </table:table-cell>
          <table:table-cell table:style-name="ce49" office:value-type="string">
            <text:p>x</text:p>
          </table:table-cell>
          <table:table-cell table:style-name="ce49"/>
          <table:table-cell table:style-name="ce453"/>
          <table:table-cell table:style-name="ce461" table:number-columns-repeated="2"/>
          <table:table-cell table:style-name="ce475" table:formula="oooc:=HLOOKUP([.T$1];[.U$1:.AC$1202];ROW();FALSE())" office:value-type="string" office:string-value="using solar energy helps for a better marketing of your products">
            <text:p>using solar energy helps for a better marketing of your products</text:p>
          </table:table-cell>
          <table:table-cell table:style-name="ce487" office:value-type="string">
            <text:p>using solar energy helps for a better marketing of your products</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yes/no">
            <text:p>yes/no</text:p>
          </table:table-cell>
          <table:table-cell table:style-name="ce572" office:value-type="string">
            <text:p>yes/no</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76">
            <text:p>376</text:p>
          </table:table-cell>
          <table:table-cell table:style-name="ce47"/>
          <table:table-cell table:style-name="ce99" table:formula="oooc:=[.C426]+1" office:value-type="float" office:value="905">
            <text:p>905</text:p>
          </table:table-cell>
          <table:table-cell table:style-name="ce204" office:value-type="string">
            <text:p>text for Quest., value of REReason </text:p>
          </table:table-cell>
          <table:table-cell table:style-name="ce204"/>
          <table:table-cell table:style-name="ce143"/>
          <table:table-cell table:style-name="ce276"/>
          <table:table-cell table:style-name="ce99" office:value-type="string">
            <text:p>Others: </text:p>
          </table:table-cell>
          <table:table-cell table:style-name="ce276" office:value-type="string">
            <text:p>yes/no</text:p>
          </table:table-cell>
          <table:table-cell table:number-columns-repeated="2" table:style-name="ce49" office:value-type="string">
            <text:p>X</text:p>
          </table:table-cell>
          <table:table-cell table:style-name="ce48"/>
          <table:table-cell table:style-name="ce49"/>
          <table:table-cell table:style-name="ce48" office:value-type="string">
            <text:p>x</text:p>
          </table:table-cell>
          <table:table-cell table:style-name="ce49" office:value-type="string">
            <text:p>x</text:p>
          </table:table-cell>
          <table:table-cell table:style-name="ce49"/>
          <table:table-cell table:style-name="ce453"/>
          <table:table-cell table:style-name="ce461" table:number-columns-repeated="2"/>
          <table:table-cell table:style-name="ce475" table:formula="oooc:=HLOOKUP([.T$1];[.U$1:.AC$1202];ROW();FALSE())" office:value-type="string" office:string-value="others: ">
            <text:p>others: </text:p>
          </table:table-cell>
          <table:table-cell table:style-name="ce487" office:value-type="string">
            <text:p>others: </text:p>
          </table:table-cell>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77">
            <text:p>377</text:p>
          </table:table-cell>
          <table:table-cell table:style-name="ce60" office:value-type="float" office:value="9.1">
            <text:p>9,1</text:p>
          </table:table-cell>
          <table:table-cell table:style-name="ce111" table:formula="oooc:=100*[.B428]" office:value-type="float" office:value="910">
            <text:p>910</text:p>
          </table:table-cell>
          <table:table-cell table:style-name="ce205" table:number-columns-repeated="2"/>
          <table:table-cell table:style-name="ce154"/>
          <table:table-cell table:style-name="ce286"/>
          <table:table-cell table:style-name="ce326" office:value-type="string">
            <text:p>Solar thermal energy</text:p>
          </table:table-cell>
          <table:table-cell table:style-name="ce355"/>
          <table:table-cell table:style-name="ce392"/>
          <table:table-cell table:style-name="ce410"/>
          <table:table-cell table:style-name="ce392" table:number-columns-repeated="5"/>
          <table:table-cell table:style-name="ce332" office:value-type="string">
            <text:p>notes</text:p>
          </table:table-cell>
          <table:table-cell table:style-name="ce461" table:number-columns-repeated="2"/>
          <table:table-cell table:style-name="ce475" table:formula="oooc:=HLOOKUP([.T$1];[.U$1:.AC$1202];ROW();FALSE())" office:value-type="string" office:string-value="Solar thermal energy">
            <text:p>Solar thermal energy</text:p>
          </table:table-cell>
          <table:table-cell table:style-name="ce507" office:value-type="string">
            <text:p>Solar thermal energy</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text:p/>
          </table:table-cell>
          <table:table-cell table:style-name="ce574"/>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78">
            <text:p>378</text:p>
          </table:table-cell>
          <table:table-cell table:style-name="ce69"/>
          <table:table-cell table:style-name="ce111"/>
          <table:table-cell table:style-name="ce205" table:number-columns-repeated="2"/>
          <table:table-cell table:style-name="ce154"/>
          <table:table-cell table:style-name="ce286"/>
          <table:table-cell table:style-name="ce336" office:value-type="string">
            <text:p>Roof <text:s/></text:p>
          </table:table-cell>
          <table:table-cell table:style-name="ce355"/>
          <table:table-cell table:style-name="ce393" office:value-type="string">
            <text:p>X</text:p>
          </table:table-cell>
          <table:table-cell table:style-name="ce394" office:value-type="string">
            <text:p>X</text:p>
          </table:table-cell>
          <table:table-cell table:style-name="ce423" table:number-columns-repeated="5"/>
          <table:table-cell table:style-name="ce437"/>
          <table:table-cell table:style-name="ce468" table:number-columns-repeated="2"/>
          <table:table-cell table:style-name="ce475" table:formula="oooc:=HLOOKUP([.T$1];[.U$1:.AC$1202];ROW();FALSE())" office:value-type="string" office:string-value="Roof  ">
            <text:p>Roof <text:s/></text:p>
          </table:table-cell>
          <table:table-cell table:style-name="ce508" office:value-type="string">
            <text:p>Roof <text:s/></text:p>
          </table:table-cell>
          <table:table-cell table:style-name="ce519"/>
          <table:table-cell table:style-name="ce532" table:number-columns-repeated="7"/>
          <table:table-cell table:style-name="ce468" table:number-columns-repeated="2"/>
          <table:table-cell table:style-name="ce544"/>
          <table:table-cell table:style-name="ce553" table:number-columns-repeated="2"/>
          <table:table-cell table:style-name="ce565" table:number-columns-repeated="7"/>
          <table:table-cell table:style-name="ce468" table:number-columns-repeated="2"/>
          <table:table-cell table:style-name="ce569"/>
          <table:table-cell table:style-name="ce574"/>
          <table:table-cell table:style-name="ce517"/>
          <table:table-cell table:style-name="ce560" table:number-columns-repeated="7"/>
          <table:table-cell table:style-name="ce468" table:number-columns-repeated="199"/>
          <table:table-cell table:style-name="ce592" table:number-columns-repeated="3"/>
          <table:table-cell table:style-name="ce11"/>
        </table:table-row>
        <table:table-row table:style-name="ro14">
          <table:table-cell table:style-name="ce11" office:value-type="float" office:value="379">
            <text:p>379</text:p>
          </table:table-cell>
          <table:table-cell table:style-name="ce69"/>
          <table:table-cell table:style-name="ce111"/>
          <table:table-cell table:style-name="ce205" table:number-columns-repeated="2"/>
          <table:table-cell table:style-name="ce154"/>
          <table:table-cell table:style-name="ce286"/>
          <table:table-cell table:style-name="ce336" office:value-type="string">
            <text:p>Ground</text:p>
          </table:table-cell>
          <table:table-cell table:style-name="ce355"/>
          <table:table-cell table:style-name="ce393" office:value-type="string">
            <text:p>X</text:p>
          </table:table-cell>
          <table:table-cell table:style-name="ce394" office:value-type="string">
            <text:p>X</text:p>
          </table:table-cell>
          <table:table-cell table:style-name="ce423" table:number-columns-repeated="5"/>
          <table:table-cell table:style-name="ce437"/>
          <table:table-cell table:style-name="ce468" table:number-columns-repeated="2"/>
          <table:table-cell table:style-name="ce475" table:formula="oooc:=HLOOKUP([.T$1];[.U$1:.AC$1202];ROW();FALSE())" office:value-type="string" office:string-value="Ground">
            <text:p>Ground</text:p>
          </table:table-cell>
          <table:table-cell table:style-name="ce508" office:value-type="string">
            <text:p>Ground</text:p>
          </table:table-cell>
          <table:table-cell table:style-name="ce519"/>
          <table:table-cell table:style-name="ce532" table:number-columns-repeated="7"/>
          <table:table-cell table:style-name="ce468" table:number-columns-repeated="2"/>
          <table:table-cell table:style-name="ce544"/>
          <table:table-cell table:style-name="ce553" table:number-columns-repeated="2"/>
          <table:table-cell table:style-name="ce565" table:number-columns-repeated="7"/>
          <table:table-cell table:style-name="ce468" table:number-columns-repeated="2"/>
          <table:table-cell table:style-name="ce569" table:formula="oooc:=HLOOKUP([.AR$1];[.AS$1:.BA$1200];ROW();FALSE())">
            <text:p/>
          </table:table-cell>
          <table:table-cell table:style-name="ce574"/>
          <table:table-cell table:style-name="ce517"/>
          <table:table-cell table:style-name="ce560" table:number-columns-repeated="7"/>
          <table:table-cell table:style-name="ce468" table:number-columns-repeated="199"/>
          <table:table-cell table:style-name="ce592" table:number-columns-repeated="3"/>
          <table:table-cell table:style-name="ce11"/>
        </table:table-row>
        <table:table-row table:style-name="ro14">
          <table:table-cell table:style-name="ce11" office:value-type="float" office:value="380">
            <text:p>380</text:p>
          </table:table-cell>
          <table:table-cell table:style-name="ce47"/>
          <table:table-cell table:style-name="ce88" table:formula="oooc:=[.C427]+1" office:value-type="float" office:value="906">
            <text:p>906</text:p>
          </table:table-cell>
          <table:table-cell table:style-name="ce143" table:number-columns-repeated="3"/>
          <table:table-cell table:style-name="ce276" office:value-type="float" office:value="1">
            <text:p>1</text:p>
          </table:table-cell>
          <table:table-cell table:style-name="ce99" office:value-type="string">
            <text:p>specify separately for available roof and ground area:</text:p>
          </table:table-cell>
          <table:table-cell table:style-name="ce276" office:value-type="string">
            <text:p>-</text:p>
          </table:table-cell>
          <table:table-cell table:style-name="ce390"/>
          <table:table-cell table:style-name="ce384"/>
          <table:table-cell table:style-name="ce423" table:number-columns-repeated="5"/>
          <table:table-cell table:style-name="ce437"/>
          <table:table-cell table:style-name="ce461" table:number-columns-repeated="2"/>
          <table:table-cell table:style-name="ce475" table:formula="oooc:=HLOOKUP([.T$1];[.U$1:.AC$1202];ROW();FALSE())" office:value-type="string" office:string-value="specify separately for available roof and ground area:">
            <text:p>specify separately for available roof and ground area:</text:p>
          </table:table-cell>
          <table:table-cell table:style-name="ce487" office:value-type="string">
            <text:p>specify separately for available roof and ground area:</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
            <text:p>-</text:p>
          </table:table-cell>
          <table:table-cell table:style-name="ce572"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7">
          <table:table-cell table:style-name="ce11" office:value-type="float" office:value="381">
            <text:p>381</text:p>
          </table:table-cell>
          <table:table-cell table:style-name="ce46"/>
          <table:table-cell table:style-name="ce88" table:formula="oooc:=[.C431]+1" office:value-type="float" office:value="907">
            <text:p>907</text:p>
          </table:table-cell>
          <table:table-cell table:style-name="ce143" table:number-columns-repeated="2"/>
          <table:table-cell table:style-name="ce154"/>
          <table:table-cell table:style-name="ce276" office:value-type="float" office:value="1">
            <text:p>1</text:p>
          </table:table-cell>
          <table:table-cell table:style-name="ce99" office:value-type="string">
            <text:p>Availabe roof and ground area</text:p>
          </table:table-cell>
          <table:table-cell table:style-name="ce276" office:value-type="string">
            <text:p>m²</text:p>
          </table:table-cell>
          <table:table-cell table:number-columns-repeated="2" table:style-name="ce49" office:value-type="string">
            <text:p>X</text:p>
          </table:table-cell>
          <table:table-cell table:style-name="ce48"/>
          <table:table-cell table:style-name="ce56" office:value-type="string">
            <text:p>x</text:p>
          </table:table-cell>
          <table:table-cell table:style-name="ce48" office:value-type="string">
            <text:p>x</text:p>
          </table:table-cell>
          <table:table-cell table:style-name="ce49" office:value-type="string">
            <text:p>x</text:p>
          </table:table-cell>
          <table:table-cell table:style-name="ce49"/>
          <table:table-cell table:style-name="ce437" office:value-type="string">
            <text:p>only areas with more than 200 m². Please give a short description, especially if there are different roofs</text:p>
          </table:table-cell>
          <table:table-cell table:style-name="ce461" table:number-columns-repeated="2"/>
          <table:table-cell table:style-name="ce475" table:formula="oooc:=HLOOKUP([.T$1];[.U$1:.AC$1202];ROW();FALSE())" office:value-type="string" office:string-value="availabe roof and ground area">
            <text:p>availabe roof and ground area</text:p>
          </table:table-cell>
          <table:table-cell table:style-name="ce487" office:value-type="string">
            <text:p>availabe roof and ground area</text:p>
          </table:table-cell>
          <table:table-cell table:style-name="ce519"/>
          <table:table-cell table:style-name="ce532" table:number-columns-repeated="7"/>
          <table:table-cell table:style-name="ce461" table:number-columns-repeated="2"/>
          <table:table-cell table:style-name="ce542" table:formula="oooc:=HLOOKUP([.AF$1];[.AG$1:.AO$1200];ROW();FALSE())" office:value-type="string" office:string-value="If there are different areas available, give the total quantity over roof and ground">
            <text:p>If there are different areas available, give the total quantity over roof and ground</text:p>
          </table:table-cell>
          <table:table-cell table:style-name="ce517" office:value-type="string">
            <text:p>If there are different areas available, give the total quantity over roof and ground</text:p>
          </table:table-cell>
          <table:table-cell table:style-name="ce517" office:value-type="string">
            <text:p>Si hi ha diferents àrees disponibles, informar de la cantitat total al terra i a la taulada</text:p>
          </table:table-cell>
          <table:table-cell table:style-name="ce560" table:number-columns-repeated="7"/>
          <table:table-cell table:style-name="ce461" table:number-columns-repeated="2"/>
          <table:table-cell table:style-name="ce569" table:formula="oooc:=HLOOKUP([.AR$1];[.AS$1:.BA$1200];ROW();FALSE())" office:value-type="string" office:string-value="m²">
            <text:p>m²</text:p>
          </table:table-cell>
          <table:table-cell table:style-name="ce572" office:value-type="string">
            <text:p>m²</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82">
            <text:p>382</text:p>
          </table:table-cell>
          <table:table-cell table:style-name="ce46"/>
          <table:table-cell table:style-name="ce88"/>
          <table:table-cell table:style-name="ce206" office:value-type="string">
            <text:p>SurfAreaRoof</text:p>
          </table:table-cell>
          <table:table-cell table:style-name="ce206"/>
          <table:table-cell table:style-name="ce154"/>
          <table:table-cell table:style-name="ce276"/>
          <table:table-cell table:style-name="ce99" office:value-type="string">
            <text:p>Available roof area</text:p>
          </table:table-cell>
          <table:table-cell table:style-name="ce276" office:value-type="string">
            <text:p>m²</text:p>
          </table:table-cell>
          <table:table-cell table:number-columns-repeated="2" table:style-name="ce49" office:value-type="string">
            <text:p>X</text:p>
          </table:table-cell>
          <table:table-cell table:style-name="ce48"/>
          <table:table-cell table:style-name="ce56"/>
          <table:table-cell table:style-name="ce48"/>
          <table:table-cell table:style-name="ce49" table:number-columns-repeated="2"/>
          <table:table-cell table:style-name="ce437"/>
          <table:table-cell table:style-name="ce461" table:number-columns-repeated="2"/>
          <table:table-cell table:style-name="ce475" table:formula="oooc:=HLOOKUP([.T$1];[.U$1:.AC$1202];ROW();FALSE())" office:value-type="string" office:string-value="Available roof area">
            <text:p>Available roof area</text:p>
          </table:table-cell>
          <table:table-cell table:style-name="ce487" office:value-type="string">
            <text:p>Available roof area</text:p>
          </table:table-cell>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83">
            <text:p>383</text:p>
          </table:table-cell>
          <table:table-cell table:style-name="ce46"/>
          <table:table-cell table:style-name="ce88"/>
          <table:table-cell table:style-name="ce206" office:value-type="string">
            <text:p>SurfAreaGround</text:p>
          </table:table-cell>
          <table:table-cell table:style-name="ce206"/>
          <table:table-cell table:style-name="ce154"/>
          <table:table-cell table:style-name="ce276"/>
          <table:table-cell table:style-name="ce99" office:value-type="string">
            <text:p>Available ground area</text:p>
          </table:table-cell>
          <table:table-cell table:style-name="ce276" office:value-type="string">
            <text:p>m²</text:p>
          </table:table-cell>
          <table:table-cell table:number-columns-repeated="2" table:style-name="ce49" office:value-type="string">
            <text:p>X</text:p>
          </table:table-cell>
          <table:table-cell table:style-name="ce48"/>
          <table:table-cell table:style-name="ce56"/>
          <table:table-cell table:style-name="ce48"/>
          <table:table-cell table:style-name="ce49" table:number-columns-repeated="2"/>
          <table:table-cell table:style-name="ce437"/>
          <table:table-cell table:style-name="ce461" table:number-columns-repeated="2"/>
          <table:table-cell table:style-name="ce475" table:formula="oooc:=HLOOKUP([.T$1];[.U$1:.AC$1202];ROW();FALSE())" office:value-type="string" office:string-value="Available ground area">
            <text:p>Available ground area</text:p>
          </table:table-cell>
          <table:table-cell table:style-name="ce487" office:value-type="string">
            <text:p>Available ground area</text:p>
          </table:table-cell>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3">
          <table:table-cell table:style-name="ce11" office:value-type="float" office:value="384">
            <text:p>384</text:p>
          </table:table-cell>
          <table:table-cell table:style-name="ce47"/>
          <table:table-cell table:style-name="ce88" table:formula="oooc:=[.C432]+1" office:value-type="float" office:value="908">
            <text:p>908</text:p>
          </table:table-cell>
          <table:table-cell table:style-name="ce206" table:number-columns-repeated="2"/>
          <table:table-cell table:style-name="ce143"/>
          <table:table-cell table:style-name="ce276" office:value-type="float" office:value="1">
            <text:p>1</text:p>
          </table:table-cell>
          <table:table-cell table:style-name="ce99" office:value-type="string">
            <text:p><text:span text:style-name="T8">Positioning </text:span><text:span text:style-name="T9">of the roof or ground </text:span><text:span text:style-name="T9">area</text:span></text:p>
          </table:table-cell>
          <table:table-cell table:style-name="ce276" office:value-type="string">
            <text:p>Inclination</text:p>
          </table:table-cell>
          <table:table-cell table:number-columns-repeated="2" table:style-name="ce49" office:value-type="string">
            <text:p>X</text:p>
          </table:table-cell>
          <table:table-cell table:style-name="ce56" office:value-type="string">
            <text:p>x</text:p>
          </table:table-cell>
          <table:table-cell table:style-name="ce49" office:value-type="string">
            <text:p>Inclination</text:p>
          </table:table-cell>
          <table:table-cell table:style-name="ce48"/>
          <table:table-cell table:style-name="ce49" office:value-type="string">
            <text:p>x</text:p>
          </table:table-cell>
          <table:table-cell table:style-name="ce49"/>
          <table:table-cell table:style-name="ce437" office:value-type="string">
            <text:p>Please give a short description, especially if there are different roofs; Give the deviation from south orientation in degrees (SE or SW)</text:p>
          </table:table-cell>
          <table:table-cell table:style-name="ce11" table:number-columns-repeated="2"/>
          <table:table-cell table:style-name="ce475" table:formula="oooc:=HLOOKUP([.T$1];[.U$1:.AC$1202];ROW();FALSE())" office:value-type="string" office:string-value="positioning of the roof or ground area">
            <text:p>positioning of the roof or ground area</text:p>
          </table:table-cell>
          <table:table-cell table:style-name="ce487" office:value-type="string">
            <text:p><text:span text:style-name="T8">positioning </text:span><text:span text:style-name="T9">of the roof or ground </text:span><text:span text:style-name="T9">area</text:span></text:p>
          </table:table-cell>
          <table:table-cell table:style-name="ce519"/>
          <table:table-cell table:style-name="ce532" table:number-columns-repeated="7"/>
          <table:table-cell table:style-name="ce461"/>
          <table:table-cell table:style-name="ce538"/>
          <table:table-cell table:style-name="ce542" table:formula="oooc:=HLOOKUP([.AF$1];[.AG$1:.AO$1200];ROW();FALSE())" office:value-type="string" office:string-value="Give a brief description, especially if there are different roofs. Give the deviation from south in degrees (SE or SW)">
            <text:p>Give a brief description, especially if there are different roofs. Give the deviation from south in degrees (SE or SW)</text:p>
          </table:table-cell>
          <table:table-cell table:style-name="ce517" office:value-type="string">
            <text:p>Give a brief description, especially if there are different roofs. Give the deviation from south in degrees (SE or SW)</text:p>
          </table:table-cell>
          <table:table-cell table:style-name="ce517" office:value-type="string">
            <text:p>Donar una breu descripció, especialment si hi ha diferents taulades. Donar la desviació des del sud en graus ( (+)SE o (-)SO)</text:p>
          </table:table-cell>
          <table:table-cell table:style-name="ce560" table:number-columns-repeated="7"/>
          <table:table-cell table:style-name="ce461"/>
          <table:table-cell table:style-name="ce538"/>
          <table:table-cell table:style-name="ce569" table:formula="oooc:=HLOOKUP([.AR$1];[.AS$1:.BA$1200];ROW();FALSE())" office:value-type="string" office:string-value="Inclination (degrees)">
            <text:p>Inclination (degrees)</text:p>
          </table:table-cell>
          <table:table-cell table:style-name="ce572" office:value-type="string">
            <text:p>Inclination (degrees)</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85">
            <text:p>385</text:p>
          </table:table-cell>
          <table:table-cell table:style-name="ce47"/>
          <table:table-cell table:style-name="ce88"/>
          <table:table-cell table:style-name="ce206" office:value-type="string">
            <text:p>InclinationRoof</text:p>
          </table:table-cell>
          <table:table-cell table:style-name="ce206"/>
          <table:table-cell table:style-name="ce143"/>
          <table:table-cell table:style-name="ce276"/>
          <table:table-cell table:style-name="ce99" office:value-type="string">
            <text:p>Positioning of the roof area</text:p>
          </table:table-cell>
          <table:table-cell table:style-name="ce276" office:value-type="string">
            <text:p>Inclination</text:p>
          </table:table-cell>
          <table:table-cell table:number-columns-repeated="2" table:style-name="ce49" office:value-type="string">
            <text:p>X</text:p>
          </table:table-cell>
          <table:table-cell table:style-name="ce56"/>
          <table:table-cell table:style-name="ce49"/>
          <table:table-cell table:style-name="ce48"/>
          <table:table-cell table:style-name="ce49" table:number-columns-repeated="2"/>
          <table:table-cell table:style-name="ce447"/>
          <table:table-cell table:style-name="ce11" table:number-columns-repeated="2"/>
          <table:table-cell table:style-name="ce475" table:formula="oooc:=HLOOKUP([.T$1];[.U$1:.AC$1202];ROW();FALSE())" office:value-type="string" office:string-value="Positioning of the roof area">
            <text:p>Positioning of the roof area</text:p>
          </table:table-cell>
          <table:table-cell table:style-name="ce487" office:value-type="string">
            <text:p>Positioning of the roof area</text:p>
          </table:table-cell>
          <table:table-cell table:style-name="ce519"/>
          <table:table-cell table:style-name="ce532" table:number-columns-repeated="7"/>
          <table:table-cell table:style-name="ce461"/>
          <table:table-cell table:style-name="ce538"/>
          <table:table-cell table:style-name="ce542"/>
          <table:table-cell table:style-name="ce517" table:number-columns-repeated="2"/>
          <table:table-cell table:style-name="ce560" table:number-columns-repeated="7"/>
          <table:table-cell table:style-name="ce461"/>
          <table:table-cell table:style-name="ce538"/>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86">
            <text:p>386</text:p>
          </table:table-cell>
          <table:table-cell table:style-name="ce47"/>
          <table:table-cell table:style-name="ce88"/>
          <table:table-cell table:style-name="ce206" office:value-type="string">
            <text:p>InclinationGround</text:p>
          </table:table-cell>
          <table:table-cell table:style-name="ce206"/>
          <table:table-cell table:style-name="ce143"/>
          <table:table-cell table:style-name="ce276"/>
          <table:table-cell table:style-name="ce99" office:value-type="string">
            <text:p>Positioning of the ground area</text:p>
          </table:table-cell>
          <table:table-cell table:style-name="ce276" office:value-type="string">
            <text:p>Inclination</text:p>
          </table:table-cell>
          <table:table-cell table:number-columns-repeated="2" table:style-name="ce49" office:value-type="string">
            <text:p>X</text:p>
          </table:table-cell>
          <table:table-cell table:style-name="ce56"/>
          <table:table-cell table:style-name="ce49"/>
          <table:table-cell table:style-name="ce48"/>
          <table:table-cell table:style-name="ce49" table:number-columns-repeated="2"/>
          <table:table-cell table:style-name="ce447"/>
          <table:table-cell table:style-name="ce11" table:number-columns-repeated="2"/>
          <table:table-cell table:style-name="ce475" table:formula="oooc:=HLOOKUP([.T$1];[.U$1:.AC$1202];ROW();FALSE())" office:value-type="string" office:string-value="Positioning of the ground area">
            <text:p>Positioning of the ground area</text:p>
          </table:table-cell>
          <table:table-cell table:style-name="ce487" office:value-type="string">
            <text:p>Positioning of the ground area</text:p>
          </table:table-cell>
          <table:table-cell table:style-name="ce519"/>
          <table:table-cell table:style-name="ce532" table:number-columns-repeated="7"/>
          <table:table-cell table:style-name="ce461"/>
          <table:table-cell table:style-name="ce538"/>
          <table:table-cell table:style-name="ce542"/>
          <table:table-cell table:style-name="ce517" table:number-columns-repeated="2"/>
          <table:table-cell table:style-name="ce560" table:number-columns-repeated="7"/>
          <table:table-cell table:style-name="ce461"/>
          <table:table-cell table:style-name="ce538"/>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387">
            <text:p>387</text:p>
          </table:table-cell>
          <table:table-cell table:style-name="ce47"/>
          <table:table-cell table:style-name="ce88" table:formula="oooc:=[.C435]+1" office:value-type="float" office:value="909">
            <text:p>909</text:p>
          </table:table-cell>
          <table:table-cell table:style-name="ce143" table:number-columns-repeated="2"/>
          <table:table-cell table:style-name="ce154"/>
          <table:table-cell table:style-name="ce276" office:value-type="float" office:value="1">
            <text:p>1</text:p>
          </table:table-cell>
          <table:table-cell table:style-name="ce99" office:value-type="string">
            <text:p><text:span text:style-name="T8">Orientation </text:span><text:span text:style-name="T9">of the roof or ground </text:span><text:span text:style-name="T9">area (to south)</text:span></text:p>
          </table:table-cell>
          <table:table-cell table:style-name="ce276" office:value-type="string">
            <text:p>orientation to south</text:p>
          </table:table-cell>
          <table:table-cell table:number-columns-repeated="2" table:style-name="ce49" office:value-type="string">
            <text:p>X</text:p>
          </table:table-cell>
          <table:table-cell table:style-name="ce56" office:value-type="string">
            <text:p>x</text:p>
          </table:table-cell>
          <table:table-cell table:style-name="ce49" office:value-type="string">
            <text:p>Orientation with respect to the south</text:p>
          </table:table-cell>
          <table:table-cell table:style-name="ce48"/>
          <table:table-cell table:style-name="ce49" office:value-type="string">
            <text:p>x</text:p>
          </table:table-cell>
          <table:table-cell table:style-name="ce49"/>
          <table:table-cell table:style-name="ce455" office:value-type="string">
            <text:p>here we could use some graphical representation like in T-Sol …</text:p>
          </table:table-cell>
          <table:table-cell table:style-name="ce11" table:number-columns-repeated="2"/>
          <table:table-cell table:style-name="ce475" table:formula="oooc:=HLOOKUP([.T$1];[.U$1:.AC$1202];ROW();FALSE())" office:value-type="string" office:string-value="Orientation of the roof or ground area (to south)">
            <text:p>Orientation of the roof or ground area (to south)</text:p>
          </table:table-cell>
          <table:table-cell table:style-name="ce487" office:value-type="string">
            <text:p>Orientation of the roof or ground area (to south)</text:p>
          </table:table-cell>
          <table:table-cell table:style-name="ce519"/>
          <table:table-cell table:style-name="ce532" table:number-columns-repeated="7"/>
          <table:table-cell table:style-name="ce461"/>
          <table:table-cell table:style-name="ce455"/>
          <table:table-cell table:style-name="ce542" table:formula="oooc:=HLOOKUP([.AF$1];[.AG$1:.AO$1200];ROW();FALSE())">
            <text:p/>
          </table:table-cell>
          <table:table-cell table:style-name="ce517" table:number-columns-repeated="2"/>
          <table:table-cell table:style-name="ce560" table:number-columns-repeated="7"/>
          <table:table-cell table:style-name="ce461"/>
          <table:table-cell table:style-name="ce455"/>
          <table:table-cell table:style-name="ce569" table:formula="oooc:=HLOOKUP([.AR$1];[.AS$1:.BA$1200];ROW();FALSE())" office:value-type="string" office:string-value="orientation to south">
            <text:p>orientation to south</text:p>
          </table:table-cell>
          <table:table-cell table:style-name="ce572" office:value-type="string">
            <text:p>orientation to south</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88">
            <text:p>388</text:p>
          </table:table-cell>
          <table:table-cell table:style-name="ce47"/>
          <table:table-cell table:style-name="ce88"/>
          <table:table-cell table:style-name="ce207" office:value-type="string">
            <text:p>OrientationRoof</text:p>
          </table:table-cell>
          <table:table-cell table:style-name="ce207"/>
          <table:table-cell table:style-name="ce154"/>
          <table:table-cell table:style-name="ce276"/>
          <table:table-cell table:style-name="ce99" office:value-type="string">
            <text:p>Orientation of the roof area</text:p>
          </table:table-cell>
          <table:table-cell table:style-name="ce276" office:value-type="string">
            <text:p>orientation to south</text:p>
          </table:table-cell>
          <table:table-cell table:number-columns-repeated="2" table:style-name="ce49" office:value-type="string">
            <text:p>X</text:p>
          </table:table-cell>
          <table:table-cell table:style-name="ce56"/>
          <table:table-cell table:style-name="ce49"/>
          <table:table-cell table:style-name="ce48"/>
          <table:table-cell table:style-name="ce49" table:number-columns-repeated="2"/>
          <table:table-cell table:style-name="ce447"/>
          <table:table-cell table:style-name="ce11" table:number-columns-repeated="2"/>
          <table:table-cell table:style-name="ce475" table:formula="oooc:=HLOOKUP([.T$1];[.U$1:.AC$1202];ROW();FALSE())" office:value-type="string" office:string-value="Orientation of roof (to south)">
            <text:p>Orientation of roof (to south)</text:p>
          </table:table-cell>
          <table:table-cell table:style-name="ce487" office:value-type="string">
            <text:p>Orientation of roof (to south)</text:p>
          </table:table-cell>
          <table:table-cell table:style-name="ce519"/>
          <table:table-cell table:style-name="ce532" table:number-columns-repeated="7"/>
          <table:table-cell table:style-name="ce461"/>
          <table:table-cell table:style-name="ce455"/>
          <table:table-cell table:style-name="ce542"/>
          <table:table-cell table:style-name="ce517" table:number-columns-repeated="2"/>
          <table:table-cell table:style-name="ce560" table:number-columns-repeated="7"/>
          <table:table-cell table:style-name="ce461"/>
          <table:table-cell table:style-name="ce455"/>
          <table:table-cell table:style-name="ce569" table:formula="oooc:=HLOOKUP([.AR$1];[.AS$1:.BA$1200];ROW();FALSE())" office:value-type="string" office:string-value="orientation to south">
            <text:p>orientation to south</text:p>
          </table:table-cell>
          <table:table-cell table:style-name="ce572" office:value-type="string">
            <text:p>orientation to south</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89">
            <text:p>389</text:p>
          </table:table-cell>
          <table:table-cell table:style-name="ce47"/>
          <table:table-cell table:style-name="ce88"/>
          <table:table-cell table:style-name="ce207" office:value-type="string">
            <text:p>OrientationGround</text:p>
          </table:table-cell>
          <table:table-cell table:style-name="ce207"/>
          <table:table-cell table:style-name="ce154"/>
          <table:table-cell table:style-name="ce276"/>
          <table:table-cell table:style-name="ce99" office:value-type="string">
            <text:p>Orientation of the ground area</text:p>
          </table:table-cell>
          <table:table-cell table:style-name="ce276" office:value-type="string">
            <text:p>orientation to south</text:p>
          </table:table-cell>
          <table:table-cell table:number-columns-repeated="2" table:style-name="ce49" office:value-type="string">
            <text:p>X</text:p>
          </table:table-cell>
          <table:table-cell table:style-name="ce56"/>
          <table:table-cell table:style-name="ce49"/>
          <table:table-cell table:style-name="ce48"/>
          <table:table-cell table:style-name="ce49" table:number-columns-repeated="2"/>
          <table:table-cell table:style-name="ce447"/>
          <table:table-cell table:style-name="ce11" table:number-columns-repeated="2"/>
          <table:table-cell table:style-name="ce475" table:formula="oooc:=HLOOKUP([.T$1];[.U$1:.AC$1202];ROW();FALSE())" office:value-type="string" office:string-value="Orientation of ground (to south)">
            <text:p>Orientation of ground (to south)</text:p>
          </table:table-cell>
          <table:table-cell table:style-name="ce487" office:value-type="string">
            <text:p>Orientation of ground (to south)</text:p>
          </table:table-cell>
          <table:table-cell table:style-name="ce519"/>
          <table:table-cell table:style-name="ce532" table:number-columns-repeated="7"/>
          <table:table-cell table:style-name="ce461"/>
          <table:table-cell table:style-name="ce455"/>
          <table:table-cell table:style-name="ce542"/>
          <table:table-cell table:style-name="ce517" table:number-columns-repeated="2"/>
          <table:table-cell table:style-name="ce560" table:number-columns-repeated="7"/>
          <table:table-cell table:style-name="ce461"/>
          <table:table-cell table:style-name="ce455"/>
          <table:table-cell table:style-name="ce569" table:formula="oooc:=HLOOKUP([.AR$1];[.AS$1:.BA$1200];ROW();FALSE())" office:value-type="string" office:string-value="orientation to south">
            <text:p>orientation to south</text:p>
          </table:table-cell>
          <table:table-cell table:style-name="ce572" office:value-type="string">
            <text:p>orientation to south</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6">
          <table:table-cell table:style-name="ce11" office:value-type="float" office:value="390">
            <text:p>390</text:p>
          </table:table-cell>
          <table:table-cell table:style-name="ce47"/>
          <table:table-cell table:style-name="ce88" table:formula="oooc:=[.C438]+1" office:value-type="float" office:value="910">
            <text:p>910</text:p>
          </table:table-cell>
          <table:table-cell table:style-name="ce143" table:number-columns-repeated="3"/>
          <table:table-cell table:style-name="ce276" office:value-type="float" office:value="1">
            <text:p>1</text:p>
          </table:table-cell>
          <table:table-cell table:style-name="ce99" office:value-type="string">
            <text:p>Shading problems?</text:p>
          </table:table-cell>
          <table:table-cell table:style-name="ce276"/>
          <table:table-cell table:number-columns-repeated="2" table:style-name="ce49" office:value-type="string">
            <text:p>X</text:p>
          </table:table-cell>
          <table:table-cell table:style-name="ce48"/>
          <table:table-cell table:style-name="ce56" office:value-type="string">
            <text:p>x</text:p>
          </table:table-cell>
          <table:table-cell table:style-name="ce48" office:value-type="string">
            <text:p>x</text:p>
          </table:table-cell>
          <table:table-cell table:style-name="ce49" office:value-type="string">
            <text:p>x</text:p>
          </table:table-cell>
          <table:table-cell table:style-name="ce49"/>
          <table:table-cell table:style-name="ce437" office:value-type="string">
            <text:p>shading by other buildings, trees. Please give a short description or sketch</text:p>
          </table:table-cell>
          <table:table-cell table:style-name="ce461" table:number-columns-repeated="2"/>
          <table:table-cell table:style-name="ce475" table:formula="oooc:=HLOOKUP([.T$1];[.U$1:.AC$1202];ROW();FALSE())" office:value-type="string" office:string-value="Shading problems?">
            <text:p>Shading problems?</text:p>
          </table:table-cell>
          <table:table-cell table:style-name="ce487" office:value-type="string">
            <text:p>Shading problems?</text:p>
          </table:table-cell>
          <table:table-cell table:style-name="ce519"/>
          <table:table-cell table:style-name="ce532" table:number-columns-repeated="7"/>
          <table:table-cell table:style-name="ce461" table:number-columns-repeated="2"/>
          <table:table-cell table:style-name="ce542" table:formula="oooc:=HLOOKUP([.AF$1];[.AG$1:.AO$1200];ROW();FALSE())" office:value-type="string" office:string-value="Shadows from other buildings, trees. Give a brief description or drawing">
            <text:p>Shadows from other buildings, trees. Give a brief description or drawing</text:p>
          </table:table-cell>
          <table:table-cell table:style-name="ce517" office:value-type="string">
            <text:p>Shadows from other buildings, trees. Give a brief description or drawing</text:p>
          </table:table-cell>
          <table:table-cell table:style-name="ce517" office:value-type="string">
            <text:p>Ombres d'altres edificis, arbres. Donar una breu descripció o dibuix.</text:p>
          </table:table-cell>
          <table:table-cell table:style-name="ce560" table:number-columns-repeated="7"/>
          <table:table-cell table:style-name="ce461" table:number-columns-repeated="2"/>
          <table:table-cell table:style-name="ce569" table:formula="oooc:=HLOOKUP([.AR$1];[.AS$1:.BA$1200];ROW();FALSE())">
            <text:p/>
          </table:table-cell>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91">
            <text:p>391</text:p>
          </table:table-cell>
          <table:table-cell table:style-name="ce47"/>
          <table:table-cell table:style-name="ce88"/>
          <table:table-cell table:style-name="ce208" office:value-type="string">
            <text:p>ShadingRoof</text:p>
          </table:table-cell>
          <table:table-cell table:style-name="ce208"/>
          <table:table-cell table:style-name="ce143"/>
          <table:table-cell table:style-name="ce276"/>
          <table:table-cell table:style-name="ce99" office:value-type="string">
            <text:p>shading of roof</text:p>
          </table:table-cell>
          <table:table-cell table:style-name="ce276"/>
          <table:table-cell table:number-columns-repeated="2" table:style-name="ce49" office:value-type="string">
            <text:p>X</text:p>
          </table:table-cell>
          <table:table-cell table:style-name="ce48"/>
          <table:table-cell table:style-name="ce56"/>
          <table:table-cell table:style-name="ce48"/>
          <table:table-cell table:style-name="ce49" table:number-columns-repeated="2"/>
          <table:table-cell table:style-name="ce437"/>
          <table:table-cell table:style-name="ce461" table:number-columns-repeated="2"/>
          <table:table-cell table:style-name="ce475" table:formula="oooc:=HLOOKUP([.T$1];[.U$1:.AC$1202];ROW();FALSE())" office:value-type="string" office:string-value="shading of roof">
            <text:p>shading of roof</text:p>
          </table:table-cell>
          <table:table-cell table:style-name="ce487" office:value-type="string">
            <text:p>shading of roof</text:p>
          </table:table-cell>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92">
            <text:p>392</text:p>
          </table:table-cell>
          <table:table-cell table:style-name="ce47"/>
          <table:table-cell table:style-name="ce88"/>
          <table:table-cell table:style-name="ce208" office:value-type="string">
            <text:p>ShadingGround</text:p>
          </table:table-cell>
          <table:table-cell table:style-name="ce208"/>
          <table:table-cell table:style-name="ce143"/>
          <table:table-cell table:style-name="ce276"/>
          <table:table-cell table:style-name="ce99" office:value-type="string">
            <text:p>shading of ground</text:p>
          </table:table-cell>
          <table:table-cell table:style-name="ce276"/>
          <table:table-cell table:number-columns-repeated="2" table:style-name="ce49" office:value-type="string">
            <text:p>X</text:p>
          </table:table-cell>
          <table:table-cell table:style-name="ce48"/>
          <table:table-cell table:style-name="ce56"/>
          <table:table-cell table:style-name="ce48"/>
          <table:table-cell table:style-name="ce49" table:number-columns-repeated="2"/>
          <table:table-cell table:style-name="ce437"/>
          <table:table-cell table:style-name="ce461" table:number-columns-repeated="2"/>
          <table:table-cell table:style-name="ce475" table:formula="oooc:=HLOOKUP([.T$1];[.U$1:.AC$1202];ROW();FALSE())" office:value-type="string" office:string-value="shading of ground">
            <text:p>shading of ground</text:p>
          </table:table-cell>
          <table:table-cell table:style-name="ce487" office:value-type="string">
            <text:p>shading of ground</text:p>
          </table:table-cell>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35">
          <table:table-cell table:style-name="ce11" office:value-type="float" office:value="393">
            <text:p>393</text:p>
          </table:table-cell>
          <table:table-cell table:style-name="ce47"/>
          <table:table-cell table:style-name="ce88" table:formula="oooc:=[.C443]+1" office:value-type="float" office:value="1">
            <text:p>1</text:p>
          </table:table-cell>
          <table:table-cell table:style-name="ce143" table:number-columns-repeated="3"/>
          <table:table-cell table:style-name="ce276" office:value-type="float" office:value="1">
            <text:p>1</text:p>
          </table:table-cell>
          <table:table-cell table:style-name="ce99" office:value-type="string">
            <text:p>Distance between the roof or ground area(s) and the technical room or process</text:p>
          </table:table-cell>
          <table:table-cell table:style-name="ce276" office:value-type="string">
            <text:p>m</text:p>
          </table:table-cell>
          <table:table-cell table:number-columns-repeated="2" table:style-name="ce49" office:value-type="string">
            <text:p>X</text:p>
          </table:table-cell>
          <table:table-cell table:style-name="ce48"/>
          <table:table-cell table:style-name="ce56" office:value-type="string">
            <text:p>x</text:p>
          </table:table-cell>
          <table:table-cell table:style-name="ce48" office:value-type="string">
            <text:p>x</text:p>
          </table:table-cell>
          <table:table-cell table:style-name="ce49" office:value-type="string">
            <text:p>x</text:p>
          </table:table-cell>
          <table:table-cell table:style-name="ce49"/>
          <table:table-cell table:style-name="ce437" office:value-type="string">
            <text:p>estimate the length of the piping from the edge of the roof or ground area to the <text:span text:style-name="T17">technical room or the process to </text:span><text:span text:style-name="T17">be supplied by the solar system</text:span></text:p>
          </table:table-cell>
          <table:table-cell table:style-name="ce461" table:number-columns-repeated="2"/>
          <table:table-cell table:style-name="ce475" table:formula="oooc:=HLOOKUP([.T$1];[.U$1:.AC$1202];ROW();FALSE())" office:value-type="string" office:string-value="distance between the roof or ground area(s) and the technical room or process">
            <text:p>distance between the roof or ground area(s) and the technical room or process</text:p>
          </table:table-cell>
          <table:table-cell table:style-name="ce487" office:value-type="string">
            <text:p>distance between the roof or ground area(s) and the technical room or process</text:p>
          </table:table-cell>
          <table:table-cell table:style-name="ce519"/>
          <table:table-cell table:style-name="ce532" table:number-columns-repeated="7"/>
          <table:table-cell table:style-name="ce461" table:number-columns-repeated="2"/>
          <table:table-cell table:style-name="ce542" table:formula="oooc:=HLOOKUP([.AF$1];[.AG$1:.AO$1200];ROW();FALSE())" office:value-type="string" office:string-value="Estimate the longitude of piping from the roof or ground to the process">
            <text:p>Estimate the longitude of piping from the roof or ground to the process</text:p>
          </table:table-cell>
          <table:table-cell table:style-name="ce517" office:value-type="string">
            <text:p>Estimate the longitude of piping from the roof or ground to the process</text:p>
          </table:table-cell>
          <table:table-cell table:style-name="ce517" office:value-type="string">
            <text:p>Estimar la longitut de la conducció des de la taulada o el terra fins al procés</text:p>
          </table:table-cell>
          <table:table-cell table:style-name="ce560" table:number-columns-repeated="7"/>
          <table:table-cell table:style-name="ce461" table:number-columns-repeated="2"/>
          <table:table-cell table:style-name="ce569" table:formula="oooc:=HLOOKUP([.AR$1];[.AS$1:.BA$1200];ROW();FALSE())" office:value-type="string" office:string-value="m">
            <text:p>m</text:p>
          </table:table-cell>
          <table:table-cell table:style-name="ce572" office:value-type="string">
            <text:p>m</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94">
            <text:p>394</text:p>
          </table:table-cell>
          <table:table-cell table:style-name="ce47"/>
          <table:table-cell table:style-name="ce88"/>
          <table:table-cell table:style-name="ce209" office:value-type="string">
            <text:p>DistanceToRoof</text:p>
          </table:table-cell>
          <table:table-cell table:style-name="ce209"/>
          <table:table-cell table:style-name="ce143"/>
          <table:table-cell table:style-name="ce276"/>
          <table:table-cell table:style-name="ce99" office:value-type="string">
            <text:p>Distance between roof and process</text:p>
          </table:table-cell>
          <table:table-cell table:style-name="ce276"/>
          <table:table-cell table:number-columns-repeated="2" table:style-name="ce49" office:value-type="string">
            <text:p>X</text:p>
          </table:table-cell>
          <table:table-cell table:style-name="ce48"/>
          <table:table-cell table:style-name="ce56"/>
          <table:table-cell table:style-name="ce48"/>
          <table:table-cell table:style-name="ce49" table:number-columns-repeated="2"/>
          <table:table-cell table:style-name="ce437"/>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395">
            <text:p>395</text:p>
          </table:table-cell>
          <table:table-cell table:style-name="ce47"/>
          <table:table-cell table:style-name="ce88"/>
          <table:table-cell table:style-name="ce209" office:value-type="string">
            <text:p>DistanceToGround</text:p>
          </table:table-cell>
          <table:table-cell table:style-name="ce209"/>
          <table:table-cell table:style-name="ce143"/>
          <table:table-cell table:style-name="ce276"/>
          <table:table-cell table:style-name="ce99" office:value-type="string">
            <text:p>Distance between ground and process</text:p>
          </table:table-cell>
          <table:table-cell table:style-name="ce276"/>
          <table:table-cell table:number-columns-repeated="2" table:style-name="ce49" office:value-type="string">
            <text:p>X</text:p>
          </table:table-cell>
          <table:table-cell table:style-name="ce48"/>
          <table:table-cell table:style-name="ce56"/>
          <table:table-cell table:style-name="ce48"/>
          <table:table-cell table:style-name="ce49" table:number-columns-repeated="2"/>
          <table:table-cell table:style-name="ce437"/>
          <table:table-cell table:style-name="ce461" table:number-columns-repeated="2"/>
          <table:table-cell table:style-name="ce475"/>
          <table:table-cell table:style-name="ce487"/>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396">
            <text:p>396</text:p>
          </table:table-cell>
          <table:table-cell table:style-name="ce47"/>
          <table:table-cell table:style-name="ce88" table:formula="oooc:=[.C441]+1" office:value-type="float" office:value="911">
            <text:p>911</text:p>
          </table:table-cell>
          <table:table-cell table:style-name="ce209" office:value-type="string">
            <text:p>RoofType</text:p>
          </table:table-cell>
          <table:table-cell table:style-name="ce209"/>
          <table:table-cell table:style-name="ce143"/>
          <table:table-cell table:style-name="ce276" office:value-type="string">
            <text:p>Nrooftyp</text:p>
          </table:table-cell>
          <table:table-cell table:style-name="ce99" office:value-type="string">
            <text:p>Type of roof</text:p>
          </table:table-cell>
          <table:table-cell table:style-name="ce276"/>
          <table:table-cell table:number-columns-repeated="2" table:style-name="ce49" office:value-type="string">
            <text:p>X</text:p>
          </table:table-cell>
          <table:table-cell table:style-name="ce48"/>
          <table:table-cell table:style-name="ce49"/>
          <table:table-cell table:style-name="ce418" office:value-type="string">
            <text:p>x</text:p>
          </table:table-cell>
          <table:table-cell table:style-name="ce49" table:number-columns-repeated="2"/>
          <table:table-cell table:style-name="ce437" office:value-type="string">
            <text:p>Specify the type of croof overing <text:s/>e.g. <text:s/>sandwich panels etc.</text:p>
          </table:table-cell>
          <table:table-cell table:style-name="ce461" table:number-columns-repeated="2"/>
          <table:table-cell table:style-name="ce475" table:formula="oooc:=HLOOKUP([.T$1];[.U$1:.AC$1202];ROW();FALSE())" office:value-type="string" office:string-value="type of roof">
            <text:p>type of roof</text:p>
          </table:table-cell>
          <table:table-cell table:style-name="ce487" office:value-type="string">
            <text:p>type of roof</text:p>
          </table:table-cell>
          <table:table-cell table:style-name="ce519"/>
          <table:table-cell table:style-name="ce532" table:number-columns-repeated="7"/>
          <table:table-cell table:style-name="ce461" table:number-columns-repeated="2"/>
          <table:table-cell table:style-name="ce542" table:formula="oooc:=HLOOKUP([.AF$1];[.AG$1:.AO$1200];ROW();FALSE())" office:value-type="string" office:string-value="Specify the type of roof, e.g. sandwich panels, etc...">
            <text:p>Specify the type of roof, e.g. sandwich panels, etc...</text:p>
          </table:table-cell>
          <table:table-cell table:style-name="ce517" office:value-type="string">
            <text:p>Specify the type of roof, e.g. sandwich panels, etc...</text:p>
          </table:table-cell>
          <table:table-cell table:style-name="ce517" office:value-type="string">
            <text:p>Especificar el tipus de taulada, p.e. panells tipus sandwich, etc...</text:p>
          </table:table-cell>
          <table:table-cell table:style-name="ce560" table:number-columns-repeated="7"/>
          <table:table-cell table:style-name="ce461" table:number-columns-repeated="2"/>
          <table:table-cell table:style-name="ce569" table:formula="oooc:=HLOOKUP([.AR$1];[.AS$1:.BA$1200];ROW();FALSE())">
            <text:p/>
          </table:table-cell>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6">
          <table:table-cell table:style-name="ce11" office:value-type="float" office:value="397">
            <text:p>397</text:p>
          </table:table-cell>
          <table:table-cell table:style-name="ce47"/>
          <table:table-cell table:style-name="ce88" table:formula="oooc:=[.C447]+1" office:value-type="float" office:value="912">
            <text:p>912</text:p>
          </table:table-cell>
          <table:table-cell table:style-name="ce209" office:value-type="string">
            <text:p>RoofStaticLoadCap</text:p>
          </table:table-cell>
          <table:table-cell table:style-name="ce209"/>
          <table:table-cell table:style-name="ce143"/>
          <table:table-cell table:style-name="ce276" office:value-type="float" office:value="1">
            <text:p>1</text:p>
          </table:table-cell>
          <table:table-cell table:style-name="ce99" office:value-type="string">
            <text:p>static load capacity of the roof(s)</text:p>
          </table:table-cell>
          <table:table-cell table:style-name="ce276" office:value-type="string">
            <text:p>kg/m²</text:p>
          </table:table-cell>
          <table:table-cell table:number-columns-repeated="2" table:style-name="ce49" office:value-type="string">
            <text:p>X</text:p>
          </table:table-cell>
          <table:table-cell table:style-name="ce48"/>
          <table:table-cell table:style-name="ce56" office:value-type="string">
            <text:p>x (move up)</text:p>
          </table:table-cell>
          <table:table-cell table:style-name="ce48" office:value-type="string">
            <text:p>x</text:p>
          </table:table-cell>
          <table:table-cell table:style-name="ce49" office:value-type="string">
            <text:p>x (move up)</text:p>
          </table:table-cell>
          <table:table-cell table:style-name="ce49"/>
          <table:table-cell table:style-name="ce437" office:value-type="string">
            <text:p>the additional load of a collector field is 25-30 kg/m²</text:p>
          </table:table-cell>
          <table:table-cell table:style-name="ce461" table:number-columns-repeated="2"/>
          <table:table-cell table:style-name="ce475" table:formula="oooc:=HLOOKUP([.T$1];[.U$1:.AC$1202];ROW();FALSE())" office:value-type="string" office:string-value="static load capacity of the roof(s)">
            <text:p>static load capacity of the roof(s)</text:p>
          </table:table-cell>
          <table:table-cell table:style-name="ce487" office:value-type="string">
            <text:p>static load capacity of the roof(s)</text:p>
          </table:table-cell>
          <table:table-cell table:style-name="ce519"/>
          <table:table-cell table:style-name="ce532" table:number-columns-repeated="7"/>
          <table:table-cell table:style-name="ce461" table:number-columns-repeated="2"/>
          <table:table-cell table:style-name="ce542" table:formula="oooc:=HLOOKUP([.AF$1];[.AG$1:.AO$1200];ROW();FALSE())" office:value-type="string" office:string-value="The additional weight of a solar collector field is about 25-30 kg/m²">
            <text:p>The additional weight of a solar collector field is about 25-30 kg/m²</text:p>
          </table:table-cell>
          <table:table-cell table:style-name="ce517" office:value-type="string">
            <text:p>The additional weight of a solar collector field is about 25-30 kg/m²</text:p>
          </table:table-cell>
          <table:table-cell table:style-name="ce517" office:value-type="string">
            <text:p>El pes adicional d'un camp de col·lectors és de 25-30 kg/m²</text:p>
          </table:table-cell>
          <table:table-cell table:style-name="ce560" table:number-columns-repeated="7"/>
          <table:table-cell table:style-name="ce461" table:number-columns-repeated="2"/>
          <table:table-cell table:style-name="ce569" table:formula="oooc:=HLOOKUP([.AR$1];[.AS$1:.BA$1200];ROW();FALSE())" office:value-type="string" office:string-value="kg/m²">
            <text:p>kg/m²</text:p>
          </table:table-cell>
          <table:table-cell table:style-name="ce572" office:value-type="string">
            <text:p>kg/m²</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398">
            <text:p>398</text:p>
          </table:table-cell>
          <table:table-cell table:style-name="ce47"/>
          <table:table-cell table:style-name="ce88"/>
          <table:table-cell table:style-name="ce210" office:value-type="string">
            <text:p>EnclBuildGroundSketch</text:p>
          </table:table-cell>
          <table:table-cell table:style-name="ce210"/>
          <table:table-cell table:style-name="ce143"/>
          <table:table-cell table:style-name="ce276"/>
          <table:table-cell table:style-name="ce99" office:value-type="string">
            <text:p>Enclosing of drawing or scheme of building?</text:p>
          </table:table-cell>
          <table:table-cell table:style-name="ce276" office:value-type="string">
            <text:p>yes/no</text:p>
          </table:table-cell>
          <table:table-cell table:style-name="ce384"/>
          <table:table-cell table:style-name="ce49" office:value-type="string">
            <text:p>X</text:p>
          </table:table-cell>
          <table:table-cell table:style-name="ce48"/>
          <table:table-cell table:style-name="ce56"/>
          <table:table-cell table:style-name="ce48"/>
          <table:table-cell table:style-name="ce49"/>
          <table:table-cell table:style-name="ce49" office:value-type="string">
            <text:p>to add it into the Questionnaire in the next update, Stoyan</text:p>
          </table:table-cell>
          <table:table-cell table:style-name="ce437"/>
          <table:table-cell table:style-name="ce461" table:number-columns-repeated="2"/>
          <table:table-cell table:style-name="ce475" table:formula="oooc:=HLOOKUP([.T$1];[.U$1:.AC$1202];ROW();FALSE())" office:value-type="string" office:string-value="Enclosing of drawing or scheme of building?">
            <text:p>Enclosing of drawing or scheme of building?</text:p>
          </table:table-cell>
          <table:table-cell table:style-name="ce487" office:value-type="string">
            <text:p>Enclosing of drawing or scheme of building?</text:p>
          </table:table-cell>
          <table:table-cell table:style-name="ce519"/>
          <table:table-cell table:style-name="ce532" table:number-columns-repeated="7"/>
          <table:table-cell table:style-name="ce461" table:number-columns-repeated="2"/>
          <table:table-cell table:style-name="ce542" table:formula="oooc:=HLOOKUP([.AF$1];[.AG$1:.AO$1200];ROW();FALSE())" office:value-type="string" office:string-value="Enclose a scheme of the building and/or the area">
            <text:p>Enclose a scheme of the building and/or the area</text:p>
          </table:table-cell>
          <table:table-cell table:style-name="ce517" office:value-type="string">
            <text:p>Enclose a scheme of the building and/or the area</text:p>
          </table:table-cell>
          <table:table-cell table:style-name="ce517" office:value-type="string">
            <text:p>Adjuntar un esquema de l'edifici i/o de l'àrea</text:p>
          </table:table-cell>
          <table:table-cell table:style-name="ce560" table:number-columns-repeated="7"/>
          <table:table-cell table:style-name="ce461" table:number-columns-repeated="2"/>
          <table:table-cell table:style-name="ce569" table:formula="oooc:=HLOOKUP([.AR$1];[.AS$1:.BA$1200];ROW();FALSE())" office:value-type="string" office:string-value="yes/no">
            <text:p>yes/no</text:p>
          </table:table-cell>
          <table:table-cell table:style-name="ce572" office:value-type="string">
            <text:p>yes/no</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4">
          <table:table-cell office:value-type="float" office:value="399">
            <text:p>399</text:p>
          </table:table-cell>
          <table:table-cell table:style-name="ce58"/>
          <table:table-cell table:style-name="ce113"/>
          <table:table-cell table:style-name="ce211" table:number-columns-repeated="2"/>
          <table:table-cell table:style-name="ce263"/>
          <table:table-cell table:style-name="ce291"/>
          <table:table-cell table:style-name="ce339"/>
          <table:table-cell table:style-name="ce292"/>
          <table:table-cell table:number-columns-repeated="8"/>
          <table:table-cell table:style-name="ce469" table:number-columns-repeated="2"/>
          <table:table-cell table:style-name="ce474" table:formula="oooc:=HLOOKUP([.T$1];[.U$1:.AC$1202];ROW();FALSE())">
            <text:p/>
          </table:table-cell>
          <table:table-cell table:style-name="ce500"/>
          <table:table-cell table:style-name="ce522"/>
          <table:table-cell table:style-name="ce533" table:number-columns-repeated="7"/>
          <table:table-cell table:style-name="ce469" table:number-columns-repeated="2"/>
          <table:table-cell table:style-name="ce541" table:formula="oooc:=HLOOKUP([.AF$1];[.AG$1:.AO$1200];ROW();FALSE())">
            <text:p/>
          </table:table-cell>
          <table:table-cell table:style-name="ce549" table:number-columns-repeated="2"/>
          <table:table-cell table:style-name="ce561" table:number-columns-repeated="7"/>
          <table:table-cell table:style-name="ce469" table:number-columns-repeated="2"/>
          <table:table-cell table:style-name="ce568" table:formula="oooc:=HLOOKUP([.AR$1];[.AS$1:.BA$1200];ROW();FALSE())">
            <text:p/>
          </table:table-cell>
          <table:table-cell table:style-name="ce571"/>
          <table:table-cell table:style-name="ce549"/>
          <table:table-cell table:style-name="ce561" table:number-columns-repeated="7"/>
          <table:table-cell table:style-name="ce469" table:number-columns-repeated="199"/>
          <table:table-cell table:number-columns-repeated="4"/>
        </table:table-row>
        <table:table-row table:style-name="ro23">
          <table:table-cell office:value-type="float" office:value="400">
            <text:p>400</text:p>
          </table:table-cell>
          <table:table-cell table:style-name="ce58"/>
          <table:table-cell table:style-name="ce114"/>
          <table:table-cell table:style-name="ce172" table:number-columns-repeated="2"/>
          <table:table-cell table:style-name="ce187"/>
          <table:table-cell table:style-name="ce283"/>
          <table:table-cell table:style-name="ce320" office:value-type="string">
            <text:p>DRAWINGS OR SKETCHES OF THE BUILDING / GROUND AREA</text:p>
          </table:table-cell>
          <table:table-cell table:style-name="ce283"/>
          <table:table-cell table:style-name="ce292" office:value-type="string">
            <text:p>X</text:p>
          </table:table-cell>
          <table:table-cell office:value-type="string">
            <text:p>X</text:p>
          </table:table-cell>
          <table:table-cell table:style-name="ce76"/>
          <table:table-cell table:style-name="ce292"/>
          <table:table-cell table:style-name="ce422" office:value-type="string">
            <text:p>x</text:p>
          </table:table-cell>
          <table:table-cell table:style-name="ce292" table:number-columns-repeated="2"/>
          <table:table-cell table:style-name="ce452" office:value-type="string">
            <text:p>Please give a sketch of the building and / or the area</text:p>
          </table:table-cell>
          <table:table-cell table:number-columns-repeated="2"/>
          <table:table-cell table:style-name="ce474" table:formula="oooc:=HLOOKUP([.T$1];[.U$1:.AC$1202];ROW();FALSE())" office:value-type="string" office:string-value="DRAWINGS OR SKETCHES OF THE BUILDING / GROUND AREA">
            <text:p>DRAWINGS OR SKETCHES OF THE BUILDING / GROUND AREA</text:p>
          </table:table-cell>
          <table:table-cell table:style-name="ce500" office:value-type="string">
            <text:p>DRAWINGS OR SKETCHES OF THE BUILDING / GROUND AREA</text:p>
          </table:table-cell>
          <table:table-cell table:style-name="ce522"/>
          <table:table-cell table:style-name="ce533" table:number-columns-repeated="7"/>
          <table:table-cell table:style-name="ce458"/>
          <table:table-cell/>
          <table:table-cell table:style-name="ce541" table:formula="oooc:=HLOOKUP([.AF$1];[.AG$1:.AO$1200];ROW();FALSE())">
            <text:p/>
          </table:table-cell>
          <table:table-cell table:style-name="ce549" table:number-columns-repeated="2"/>
          <table:table-cell table:style-name="ce561" table:number-columns-repeated="7"/>
          <table:table-cell table:style-name="ce458"/>
          <table:table-cell/>
          <table:table-cell table:style-name="ce568" table:formula="oooc:=HLOOKUP([.AR$1];[.AS$1:.BA$1200];ROW();FALSE())">
            <text:p/>
          </table:table-cell>
          <table:table-cell table:style-name="ce571"/>
          <table:table-cell table:style-name="ce549"/>
          <table:table-cell table:style-name="ce561" table:number-columns-repeated="7"/>
          <table:table-cell table:style-name="ce458" table:number-columns-repeated="199"/>
          <table:table-cell table:number-columns-repeated="4"/>
        </table:table-row>
        <table:table-row table:style-name="ro4">
          <table:table-cell office:value-type="float" office:value="401">
            <text:p>401</text:p>
          </table:table-cell>
          <table:table-cell table:style-name="ce58"/>
          <table:table-cell table:style-name="ce115"/>
          <table:table-cell table:style-name="ce212" table:number-columns-repeated="2"/>
          <table:table-cell table:style-name="ce195"/>
          <table:table-cell table:style-name="ce292"/>
          <table:table-cell table:style-name="ce339"/>
          <table:table-cell table:style-name="ce292"/>
          <table:table-cell table:number-columns-repeated="8"/>
          <table:table-cell table:style-name="ce458" table:number-columns-repeated="2"/>
          <table:table-cell table:style-name="ce474" table:formula="oooc:=HLOOKUP([.T$1];[.U$1:.AC$1202];ROW();FALSE())">
            <text:p/>
          </table:table-cell>
          <table:table-cell table:style-name="ce500"/>
          <table:table-cell table:style-name="ce522"/>
          <table:table-cell table:style-name="ce533" table:number-columns-repeated="7"/>
          <table:table-cell table:style-name="ce458" table:number-columns-repeated="2"/>
          <table:table-cell table:style-name="ce541" table:formula="oooc:=HLOOKUP([.AF$1];[.AG$1:.AO$1200];ROW();FALSE())">
            <text:p/>
          </table:table-cell>
          <table:table-cell table:style-name="ce549" table:number-columns-repeated="2"/>
          <table:table-cell table:style-name="ce561" table:number-columns-repeated="7"/>
          <table:table-cell table:style-name="ce458" table:number-columns-repeated="2"/>
          <table:table-cell table:style-name="ce568" table:formula="oooc:=HLOOKUP([.AR$1];[.AS$1:.BA$1200];ROW();FALSE())">
            <text:p/>
          </table:table-cell>
          <table:table-cell table:style-name="ce571"/>
          <table:table-cell table:style-name="ce549"/>
          <table:table-cell table:style-name="ce561" table:number-columns-repeated="7"/>
          <table:table-cell table:style-name="ce458" table:number-columns-repeated="199"/>
          <table:table-cell table:number-columns-repeated="4"/>
        </table:table-row>
        <table:table-row table:style-name="ro13">
          <table:table-cell office:value-type="float" office:value="402">
            <text:p>402</text:p>
          </table:table-cell>
          <table:table-cell table:style-name="ce63" office:value-type="float" office:value="9.2">
            <text:p>9,2</text:p>
          </table:table-cell>
          <table:table-cell table:style-name="ce84" table:formula="oooc:=100*[.B453]" office:value-type="float" office:value="920">
            <text:p>920</text:p>
          </table:table-cell>
          <table:table-cell table:style-name="ce187" table:number-columns-repeated="2"/>
          <table:table-cell table:style-name="ce172"/>
          <table:table-cell table:style-name="ce272" office:value-type="float" office:value="9.2">
            <text:p>9,2</text:p>
          </table:table-cell>
          <table:table-cell table:style-name="ce331" office:value-type="string">
            <text:p>Biomass</text:p>
          </table:table-cell>
          <table:table-cell table:style-name="ce353"/>
          <table:table-cell table:number-columns-repeated="2" table:style-name="ce389" office:value-type="string">
            <text:p>X</text:p>
          </table:table-cell>
          <table:table-cell table:style-name="ce353" table:number-columns-repeated="4"/>
          <table:table-cell table:style-name="ce431"/>
          <table:table-cell table:style-name="ce441"/>
          <table:table-cell table:style-name="ce459" table:number-columns-repeated="2"/>
          <table:table-cell table:style-name="ce474" table:formula="oooc:=HLOOKUP([.T$1];[.U$1:.AC$1202];ROW();FALSE())" office:value-type="string" office:string-value="Biomass">
            <text:p>Biomass</text:p>
          </table:table-cell>
          <table:table-cell table:style-name="ce486" office:value-type="string">
            <text:p>Biomass</text:p>
          </table:table-cell>
          <table:table-cell table:style-name="ce522"/>
          <table:table-cell table:style-name="ce533" table:number-columns-repeated="7"/>
          <table:table-cell table:style-name="ce459" table:number-columns-repeated="2"/>
          <table:table-cell table:style-name="ce541" table:formula="oooc:=HLOOKUP([.AF$1];[.AG$1:.AO$1200];ROW();FALSE())">
            <text:p/>
          </table:table-cell>
          <table:table-cell table:style-name="ce549" table:number-columns-repeated="2"/>
          <table:table-cell table:style-name="ce561" table:number-columns-repeated="7"/>
          <table:table-cell table:style-name="ce459" table:number-columns-repeated="2"/>
          <table:table-cell table:style-name="ce568" table:formula="oooc:=HLOOKUP([.AR$1];[.AS$1:.BA$1200];ROW();FALSE())">
            <text:p/>
          </table:table-cell>
          <table:table-cell table:style-name="ce580"/>
          <table:table-cell table:style-name="ce549"/>
          <table:table-cell table:style-name="ce561" table:number-columns-repeated="7"/>
          <table:table-cell table:style-name="ce459" table:number-columns-repeated="199"/>
          <table:table-cell table:style-name="ce242"/>
          <table:table-cell table:number-columns-repeated="3"/>
        </table:table-row>
        <table:table-row table:style-name="ro14">
          <table:table-cell table:style-name="ce11" office:value-type="float" office:value="403">
            <text:p>403</text:p>
          </table:table-cell>
          <table:table-cell table:style-name="ce69"/>
          <table:table-cell table:style-name="ce111"/>
          <table:table-cell table:style-name="ce154" table:number-columns-repeated="2"/>
          <table:table-cell table:style-name="ce143"/>
          <table:table-cell table:style-name="ce286"/>
          <table:table-cell table:style-name="ce340" office:value-type="string">
            <text:p>Availability of biomass from the processes</text:p>
          </table:table-cell>
          <table:table-cell table:style-name="ce355"/>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Availability of biomass from the processes">
            <text:p>Availability of biomass from the processes</text:p>
          </table:table-cell>
          <table:table-cell table:style-name="ce507" office:value-type="string">
            <text:p>Availability of biomass from the processes</text:p>
          </table:table-cell>
          <table:table-cell table:style-name="ce519"/>
          <table:table-cell table:style-name="ce532" table:number-columns-repeated="7"/>
          <table:table-cell table:style-name="ce468"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8" table:number-columns-repeated="2"/>
          <table:table-cell table:style-name="ce569" table:formula="oooc:=HLOOKUP([.AR$1];[.AS$1:.BA$1200];ROW();FALSE())">
            <text:p/>
          </table:table-cell>
          <table:table-cell table:style-name="ce574"/>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04">
            <text:p>404</text:p>
          </table:table-cell>
          <table:table-cell table:style-name="ce69"/>
          <table:table-cell table:style-name="ce116"/>
          <table:table-cell table:style-name="ce213" office:value-type="string">
            <text:p>BiomassFromProc</text:p>
          </table:table-cell>
          <table:table-cell table:style-name="ce213"/>
          <table:table-cell table:style-name="ce266"/>
          <table:table-cell table:style-name="ce289" office:value-type="string">
            <text:p>Nbiomass</text:p>
          </table:table-cell>
          <table:table-cell table:style-name="ce341" office:value-type="string">
            <text:p>Type of biomass available from processes</text:p>
          </table:table-cell>
          <table:table-cell table:style-name="ce355" office:value-type="string">
            <text:p>-</text:p>
          </table:table-cell>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Type of biomass available from processes">
            <text:p>Type of biomass available from processes</text:p>
          </table:table-cell>
          <table:table-cell table:style-name="ce509" office:value-type="string">
            <text:p>Type of biomass available from processes</text:p>
          </table:table-cell>
          <table:table-cell table:style-name="ce519"/>
          <table:table-cell table:style-name="ce532" table:number-columns-repeated="7"/>
          <table:table-cell table:style-name="ce468"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8" table:number-columns-repeated="2"/>
          <table:table-cell table:style-name="ce569" table:formula="oooc:=HLOOKUP([.AR$1];[.AS$1:.BA$1200];ROW();FALSE())" office:value-type="string" office:string-value="-">
            <text:p>-</text:p>
          </table:table-cell>
          <table:table-cell table:style-name="ce574" office:value-type="string">
            <text:p>-</text:p>
          </table:table-cell>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6">
          <table:table-cell table:style-name="ce11" office:value-type="float" office:value="405">
            <text:p>405</text:p>
          </table:table-cell>
          <table:table-cell table:style-name="ce69"/>
          <table:table-cell table:style-name="ce116"/>
          <table:table-cell table:style-name="ce154" table:number-columns-repeated="2"/>
          <table:table-cell table:style-name="ce258"/>
          <table:table-cell table:style-name="ce289" office:value-type="string">
            <text:p>??</text:p>
          </table:table-cell>
          <table:table-cell table:style-name="ce341" office:value-type="string">
            <text:p>Period of year the biomass is available</text:p>
          </table:table-cell>
          <table:table-cell table:style-name="ce355" office:value-type="string">
            <text:p>dd/mm-dd/mm</text:p>
          </table:table-cell>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Period of year the biomass is available">
            <text:p>Period of year the biomass is available</text:p>
          </table:table-cell>
          <table:table-cell table:style-name="ce509" office:value-type="string">
            <text:p>Period of year the biomass is available</text:p>
          </table:table-cell>
          <table:table-cell table:style-name="ce519"/>
          <table:table-cell table:style-name="ce532" table:number-columns-repeated="7"/>
          <table:table-cell table:style-name="ce468" table:number-columns-repeated="2"/>
          <table:table-cell table:style-name="ce542" table:formula="oooc:=HLOOKUP([.AF$1];[.AG$1:.AO$1200];ROW();FALSE())" office:value-type="string" office:string-value="Specify if the availability is continuous or during some specific season of the year">
            <text:p>Specify if the availability is continuous or during some specific season of the year</text:p>
          </table:table-cell>
          <table:table-cell table:style-name="ce517" office:value-type="string">
            <text:p>Specify if the availability is continuous or during some specific season of the year</text:p>
          </table:table-cell>
          <table:table-cell table:style-name="ce517" office:value-type="string">
            <text:p>Especificar si la disponibilitat és continua o durant una període específic a l'any</text:p>
          </table:table-cell>
          <table:table-cell table:style-name="ce560" table:number-columns-repeated="7"/>
          <table:table-cell table:style-name="ce468" table:number-columns-repeated="2"/>
          <table:table-cell table:style-name="ce569" table:formula="oooc:=HLOOKUP([.AR$1];[.AS$1:.BA$1200];ROW();FALSE())" office:value-type="string" office:string-value="dd/mm-dd/mm">
            <text:p>dd/mm-dd/mm</text:p>
          </table:table-cell>
          <table:table-cell table:style-name="ce574" office:value-type="string">
            <text:p>dd/mm-dd/mm</text:p>
          </table:table-cell>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06">
            <text:p>406</text:p>
          </table:table-cell>
          <table:table-cell table:style-name="ce69"/>
          <table:table-cell table:style-name="ce116"/>
          <table:table-cell table:style-name="ce214" office:value-type="string">
            <text:p>PeriodBiomassProcStart</text:p>
          </table:table-cell>
          <table:table-cell table:style-name="ce214"/>
          <table:table-cell table:style-name="ce258"/>
          <table:table-cell table:style-name="ce289"/>
          <table:table-cell table:style-name="ce342" office:value-type="string">
            <text:p>Period of year the biomass is available - start</text:p>
          </table:table-cell>
          <table:table-cell table:style-name="ce355"/>
          <table:table-cell table:style-name="ce394" office:value-type="string">
            <text:p>X</text:p>
          </table:table-cell>
          <table:table-cell table:style-name="ce394"/>
          <table:table-cell table:style-name="ce419" table:number-columns-repeated="4"/>
          <table:table-cell table:style-name="ce381"/>
          <table:table-cell table:style-name="ce445"/>
          <table:table-cell table:style-name="ce468" table:number-columns-repeated="2"/>
          <table:table-cell table:style-name="ce475"/>
          <table:table-cell table:style-name="ce509"/>
          <table:table-cell table:style-name="ce519"/>
          <table:table-cell table:style-name="ce532" table:number-columns-repeated="7"/>
          <table:table-cell table:style-name="ce468" table:number-columns-repeated="2"/>
          <table:table-cell table:style-name="ce542"/>
          <table:table-cell table:style-name="ce517" table:number-columns-repeated="2"/>
          <table:table-cell table:style-name="ce560" table:number-columns-repeated="7"/>
          <table:table-cell table:style-name="ce468" table:number-columns-repeated="2"/>
          <table:table-cell table:style-name="ce569"/>
          <table:table-cell table:style-name="ce574"/>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07">
            <text:p>407</text:p>
          </table:table-cell>
          <table:table-cell table:style-name="ce69"/>
          <table:table-cell table:style-name="ce116"/>
          <table:table-cell table:style-name="ce214" office:value-type="string">
            <text:p>PeriodBiomassProcStop</text:p>
          </table:table-cell>
          <table:table-cell table:style-name="ce214"/>
          <table:table-cell table:style-name="ce258"/>
          <table:table-cell table:style-name="ce289"/>
          <table:table-cell table:style-name="ce342" office:value-type="string">
            <text:p>Period of year the biomass is available - stop</text:p>
          </table:table-cell>
          <table:table-cell table:style-name="ce355"/>
          <table:table-cell table:style-name="ce394" office:value-type="string">
            <text:p>X</text:p>
          </table:table-cell>
          <table:table-cell table:style-name="ce394"/>
          <table:table-cell table:style-name="ce419" table:number-columns-repeated="4"/>
          <table:table-cell table:style-name="ce381"/>
          <table:table-cell table:style-name="ce445"/>
          <table:table-cell table:style-name="ce468" table:number-columns-repeated="2"/>
          <table:table-cell table:style-name="ce475"/>
          <table:table-cell table:style-name="ce509"/>
          <table:table-cell table:style-name="ce519"/>
          <table:table-cell table:style-name="ce532" table:number-columns-repeated="7"/>
          <table:table-cell table:style-name="ce468" table:number-columns-repeated="2"/>
          <table:table-cell table:style-name="ce542"/>
          <table:table-cell table:style-name="ce517" table:number-columns-repeated="2"/>
          <table:table-cell table:style-name="ce560" table:number-columns-repeated="7"/>
          <table:table-cell table:style-name="ce468" table:number-columns-repeated="2"/>
          <table:table-cell table:style-name="ce569"/>
          <table:table-cell table:style-name="ce574"/>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08">
            <text:p>408</text:p>
          </table:table-cell>
          <table:table-cell table:style-name="ce69"/>
          <table:table-cell table:style-name="ce116"/>
          <table:table-cell table:style-name="ce214" office:value-type="string">
            <text:p>NDaysBiomassProc</text:p>
          </table:table-cell>
          <table:table-cell table:style-name="ce214"/>
          <table:table-cell table:style-name="ce257"/>
          <table:table-cell table:style-name="ce289" office:value-type="float" office:value="1">
            <text:p>1</text:p>
          </table:table-cell>
          <table:table-cell table:style-name="ce341" office:value-type="string">
            <text:p>Number of days biomass is produced</text:p>
          </table:table-cell>
          <table:table-cell table:style-name="ce355" office:value-type="string">
            <text:p>days</text:p>
          </table:table-cell>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Number of days biomass is produced">
            <text:p>Number of days biomass is produced</text:p>
          </table:table-cell>
          <table:table-cell table:style-name="ce509" office:value-type="string">
            <text:p>Number of days biomass is produced</text:p>
          </table:table-cell>
          <table:table-cell table:style-name="ce519"/>
          <table:table-cell table:style-name="ce532" table:number-columns-repeated="7"/>
          <table:table-cell table:style-name="ce468"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8" table:number-columns-repeated="2"/>
          <table:table-cell table:style-name="ce569" table:formula="oooc:=HLOOKUP([.AR$1];[.AS$1:.BA$1200];ROW();FALSE())" office:value-type="string" office:string-value="days">
            <text:p>days</text:p>
          </table:table-cell>
          <table:table-cell table:style-name="ce574" office:value-type="string">
            <text:p>days</text:p>
          </table:table-cell>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09">
            <text:p>409</text:p>
          </table:table-cell>
          <table:table-cell table:style-name="ce69"/>
          <table:table-cell table:style-name="ce116"/>
          <table:table-cell table:style-name="ce215" office:value-type="string">
            <text:p>QBiomassProcDay</text:p>
          </table:table-cell>
          <table:table-cell table:style-name="ce215"/>
          <table:table-cell table:style-name="ce257"/>
          <table:table-cell table:style-name="ce289" office:value-type="float" office:value="1">
            <text:p>1</text:p>
          </table:table-cell>
          <table:table-cell table:style-name="ce341" office:value-type="string">
            <text:p>Daily quantity of biomass</text:p>
          </table:table-cell>
          <table:table-cell table:style-name="ce355" office:value-type="string">
            <text:p>t/day</text:p>
          </table:table-cell>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Daily quantity of biomass">
            <text:p>Daily quantity of biomass</text:p>
          </table:table-cell>
          <table:table-cell table:style-name="ce509" office:value-type="string">
            <text:p>Daily quantity of biomass</text:p>
          </table:table-cell>
          <table:table-cell table:style-name="ce519"/>
          <table:table-cell table:style-name="ce532" table:number-columns-repeated="7"/>
          <table:table-cell table:style-name="ce468"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8" table:number-columns-repeated="2"/>
          <table:table-cell table:style-name="ce569" table:formula="oooc:=HLOOKUP([.AR$1];[.AS$1:.BA$1200];ROW();FALSE())" office:value-type="string" office:string-value="t/day">
            <text:p>t/day</text:p>
          </table:table-cell>
          <table:table-cell table:style-name="ce574" office:value-type="string">
            <text:p>t/day</text:p>
          </table:table-cell>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10">
            <text:p>410</text:p>
          </table:table-cell>
          <table:table-cell table:style-name="ce69"/>
          <table:table-cell table:style-name="ce116"/>
          <table:table-cell table:style-name="ce214" office:value-type="string">
            <text:p>SpaceBiomassProc</text:p>
          </table:table-cell>
          <table:table-cell table:style-name="ce214"/>
          <table:table-cell table:style-name="ce257"/>
          <table:table-cell table:style-name="ce289" office:value-type="float" office:value="1">
            <text:p>1</text:p>
          </table:table-cell>
          <table:table-cell table:style-name="ce341" office:value-type="string">
            <text:p>Space availability to stock biomass</text:p>
          </table:table-cell>
          <table:table-cell table:style-name="ce355" office:value-type="string">
            <text:p>m3</text:p>
          </table:table-cell>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Space availability to stock biomass?">
            <text:p>Space availability to stock biomass?</text:p>
          </table:table-cell>
          <table:table-cell table:style-name="ce509" office:value-type="string">
            <text:p>Space availability to stock biomass?</text:p>
          </table:table-cell>
          <table:table-cell table:style-name="ce519"/>
          <table:table-cell table:style-name="ce532" table:number-columns-repeated="7"/>
          <table:table-cell table:style-name="ce468" table:number-columns-repeated="2"/>
          <table:table-cell table:style-name="ce542" table:formula="oooc:=HLOOKUP([.AF$1];[.AG$1:.AO$1200];ROW();FALSE())" office:value-type="string" office:string-value="Specifythe volume">
            <text:p>Specifythe volume</text:p>
          </table:table-cell>
          <table:table-cell table:style-name="ce517" office:value-type="string">
            <text:p>Specifythe volume</text:p>
          </table:table-cell>
          <table:table-cell table:style-name="ce517" office:value-type="string">
            <text:p>Especificar el volum</text:p>
          </table:table-cell>
          <table:table-cell table:style-name="ce560" table:number-columns-repeated="7"/>
          <table:table-cell table:style-name="ce468" table:number-columns-repeated="2"/>
          <table:table-cell table:style-name="ce569" table:formula="oooc:=HLOOKUP([.AR$1];[.AS$1:.BA$1200];ROW();FALSE())" office:value-type="string" office:string-value="m3">
            <text:p>m3</text:p>
          </table:table-cell>
          <table:table-cell table:style-name="ce574" office:value-type="string">
            <text:p>m3</text:p>
          </table:table-cell>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11">
            <text:p>411</text:p>
          </table:table-cell>
          <table:table-cell table:style-name="ce69"/>
          <table:table-cell table:style-name="ce116"/>
          <table:table-cell table:style-name="ce216" office:value-type="string">
            <text:p>LCVBiomassProc</text:p>
          </table:table-cell>
          <table:table-cell table:style-name="ce216"/>
          <table:table-cell table:style-name="ce257"/>
          <table:table-cell table:style-name="ce289" office:value-type="float" office:value="1">
            <text:p>1</text:p>
          </table:table-cell>
          <table:table-cell table:style-name="ce341" office:value-type="string">
            <text:p>LCV biomass</text:p>
          </table:table-cell>
          <table:table-cell table:style-name="ce355" office:value-type="string">
            <text:p>kWh/kg</text:p>
          </table:table-cell>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LCV biomass">
            <text:p>LCV biomass</text:p>
          </table:table-cell>
          <table:table-cell table:style-name="ce509" office:value-type="string">
            <text:p>LCV biomass</text:p>
          </table:table-cell>
          <table:table-cell table:style-name="ce519"/>
          <table:table-cell table:style-name="ce532" table:number-columns-repeated="7"/>
          <table:table-cell table:style-name="ce468"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8" table:number-columns-repeated="2"/>
          <table:table-cell table:style-name="ce569" table:formula="oooc:=HLOOKUP([.AR$1];[.AS$1:.BA$1200];ROW();FALSE())" office:value-type="string" office:string-value="kWh/kg">
            <text:p>kWh/kg</text:p>
          </table:table-cell>
          <table:table-cell table:style-name="ce574" office:value-type="string">
            <text:p>kWh/kg</text:p>
          </table:table-cell>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12">
            <text:p>412</text:p>
          </table:table-cell>
          <table:table-cell table:style-name="ce69"/>
          <table:table-cell table:style-name="ce116"/>
          <table:table-cell table:style-name="ce214" office:value-type="string">
            <text:p>HumidBiomassProc</text:p>
          </table:table-cell>
          <table:table-cell table:style-name="ce214"/>
          <table:table-cell table:style-name="ce257"/>
          <table:table-cell table:style-name="ce289" office:value-type="float" office:value="1">
            <text:p>1</text:p>
          </table:table-cell>
          <table:table-cell table:style-name="ce341" office:value-type="string">
            <text:p>Humidity</text:p>
          </table:table-cell>
          <table:table-cell table:style-name="ce355" office:value-type="string">
            <text:p>%</text:p>
          </table:table-cell>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Humidity">
            <text:p>Humidity</text:p>
          </table:table-cell>
          <table:table-cell table:style-name="ce509" office:value-type="string">
            <text:p>Humidity</text:p>
          </table:table-cell>
          <table:table-cell table:style-name="ce519"/>
          <table:table-cell table:style-name="ce532" table:number-columns-repeated="7"/>
          <table:table-cell table:style-name="ce468"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8" table:number-columns-repeated="2"/>
          <table:table-cell table:style-name="ce569" table:formula="oooc:=HLOOKUP([.AR$1];[.AS$1:.BA$1200];ROW();FALSE())" office:value-type="string" office:string-value="%">
            <text:p>%</text:p>
          </table:table-cell>
          <table:table-cell table:style-name="ce574" office:value-type="string">
            <text:p>%</text:p>
          </table:table-cell>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13">
            <text:p>413</text:p>
          </table:table-cell>
          <table:table-cell table:style-name="ce69"/>
          <table:table-cell table:style-name="ce116"/>
          <table:table-cell table:style-name="ce217" table:number-columns-repeated="2"/>
          <table:table-cell table:style-name="ce145"/>
          <table:table-cell table:style-name="ce289"/>
          <table:table-cell table:style-name="ce340" office:value-type="string">
            <text:p>Availability of biomass from the region</text:p>
          </table:table-cell>
          <table:table-cell table:style-name="ce355"/>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Availability of biomass from the region">
            <text:p>Availability of biomass from the region</text:p>
          </table:table-cell>
          <table:table-cell table:style-name="ce507" office:value-type="string">
            <text:p>Availability of biomass from the region</text:p>
          </table:table-cell>
          <table:table-cell table:style-name="ce519"/>
          <table:table-cell table:style-name="ce532" table:number-columns-repeated="7"/>
          <table:table-cell table:style-name="ce468"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8" table:number-columns-repeated="2"/>
          <table:table-cell table:style-name="ce569" table:formula="oooc:=HLOOKUP([.AR$1];[.AS$1:.BA$1200];ROW();FALSE())">
            <text:p/>
          </table:table-cell>
          <table:table-cell table:style-name="ce574"/>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14">
            <text:p>414</text:p>
          </table:table-cell>
          <table:table-cell table:style-name="ce69"/>
          <table:table-cell table:style-name="ce116"/>
          <table:table-cell table:style-name="ce214" office:value-type="string">
            <text:p>BiomassFromRegion</text:p>
          </table:table-cell>
          <table:table-cell table:style-name="ce214"/>
          <table:table-cell table:style-name="ce257"/>
          <table:table-cell table:style-name="ce289" office:value-type="string">
            <text:p>Nbiomass</text:p>
          </table:table-cell>
          <table:table-cell table:style-name="ce341" office:value-type="string">
            <text:p>Type of biomass available from the region</text:p>
          </table:table-cell>
          <table:table-cell table:style-name="ce355" office:value-type="string">
            <text:p>-</text:p>
          </table:table-cell>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Type of biomass available ">
            <text:p>Type of biomass available </text:p>
          </table:table-cell>
          <table:table-cell table:style-name="ce509" office:value-type="string">
            <text:p>Type of biomass available </text:p>
          </table:table-cell>
          <table:table-cell table:style-name="ce519"/>
          <table:table-cell table:style-name="ce532" table:number-columns-repeated="7"/>
          <table:table-cell table:style-name="ce468" table:number-columns-repeated="2"/>
          <table:table-cell table:style-name="ce542"/>
          <table:table-cell table:style-name="ce517" table:number-columns-repeated="2"/>
          <table:table-cell table:style-name="ce560" table:number-columns-repeated="7"/>
          <table:table-cell table:style-name="ce468" table:number-columns-repeated="2"/>
          <table:table-cell table:style-name="ce569"/>
          <table:table-cell table:style-name="ce574" office:value-type="string">
            <text:p>-</text:p>
          </table:table-cell>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15">
            <text:p>415</text:p>
          </table:table-cell>
          <table:table-cell table:style-name="ce69"/>
          <table:table-cell table:style-name="ce116"/>
          <table:table-cell table:style-name="ce214" office:value-type="string">
            <text:p>PriceBiomassRegion</text:p>
          </table:table-cell>
          <table:table-cell table:style-name="ce214"/>
          <table:table-cell table:style-name="ce257"/>
          <table:table-cell table:style-name="ce289" office:value-type="float" office:value="1">
            <text:p>1</text:p>
          </table:table-cell>
          <table:table-cell table:style-name="ce341" office:value-type="string">
            <text:p>Unit price of biomass</text:p>
          </table:table-cell>
          <table:table-cell table:style-name="ce276" office:value-type="string">
            <text:p>€/t</text:p>
          </table:table-cell>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Unit price of biomass">
            <text:p>Unit price of biomass</text:p>
          </table:table-cell>
          <table:table-cell table:style-name="ce509" office:value-type="string">
            <text:p>Unit price of biomass</text:p>
          </table:table-cell>
          <table:table-cell table:style-name="ce519"/>
          <table:table-cell table:style-name="ce532" table:number-columns-repeated="7"/>
          <table:table-cell table:style-name="ce468"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8" table:number-columns-repeated="2"/>
          <table:table-cell table:style-name="ce569" table:formula="oooc:=HLOOKUP([.AR$1];[.AS$1:.BA$1200];ROW();FALSE())" office:value-type="string" office:string-value="€/t">
            <text:p>€/t</text:p>
          </table:table-cell>
          <table:table-cell table:style-name="ce572" office:value-type="string">
            <text:p>€/t</text:p>
          </table:table-cell>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6">
          <table:table-cell table:style-name="ce11" office:value-type="float" office:value="416">
            <text:p>416</text:p>
          </table:table-cell>
          <table:table-cell table:style-name="ce69"/>
          <table:table-cell table:style-name="ce116"/>
          <table:table-cell table:style-name="ce154" table:number-columns-repeated="2"/>
          <table:table-cell table:style-name="ce257"/>
          <table:table-cell table:style-name="ce289" office:value-type="string">
            <text:p>??</text:p>
          </table:table-cell>
          <table:table-cell table:style-name="ce341" office:value-type="string">
            <text:p>Period of year the biomass is available</text:p>
          </table:table-cell>
          <table:table-cell table:style-name="ce355" office:value-type="string">
            <text:p>dd/mm-dd/mm</text:p>
          </table:table-cell>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Period of year the biomass is available">
            <text:p>Period of year the biomass is available</text:p>
          </table:table-cell>
          <table:table-cell table:style-name="ce509" office:value-type="string">
            <text:p>Period of year the biomass is available</text:p>
          </table:table-cell>
          <table:table-cell table:style-name="ce519"/>
          <table:table-cell table:style-name="ce532" table:number-columns-repeated="7"/>
          <table:table-cell table:style-name="ce468" table:number-columns-repeated="2"/>
          <table:table-cell table:style-name="ce542" table:formula="oooc:=HLOOKUP([.AF$1];[.AG$1:.AO$1200];ROW();FALSE())" office:value-type="string" office:string-value="Specify if the availability is continuous or during some specific season of the year">
            <text:p>Specify if the availability is continuous or during some specific season of the year</text:p>
          </table:table-cell>
          <table:table-cell table:style-name="ce517" office:value-type="string">
            <text:p>Specify if the availability is continuous or during some specific season of the year</text:p>
          </table:table-cell>
          <table:table-cell table:style-name="ce517" office:value-type="string">
            <text:p>Especificar si la disponibilitat és continua o durant una període específic a l'any</text:p>
          </table:table-cell>
          <table:table-cell table:style-name="ce560" table:number-columns-repeated="7"/>
          <table:table-cell table:style-name="ce468" table:number-columns-repeated="2"/>
          <table:table-cell table:style-name="ce569" table:formula="oooc:=HLOOKUP([.AR$1];[.AS$1:.BA$1200];ROW();FALSE())" office:value-type="string" office:string-value="dd/mm-dd/mm">
            <text:p>dd/mm-dd/mm</text:p>
          </table:table-cell>
          <table:table-cell table:style-name="ce574" office:value-type="string">
            <text:p>dd/mm-dd/mm</text:p>
          </table:table-cell>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17">
            <text:p>417</text:p>
          </table:table-cell>
          <table:table-cell table:style-name="ce69"/>
          <table:table-cell table:style-name="ce116"/>
          <table:table-cell table:style-name="ce218" office:value-type="string">
            <text:p>PeriodBiomassRegionStart</text:p>
          </table:table-cell>
          <table:table-cell table:style-name="ce218"/>
          <table:table-cell table:style-name="ce257"/>
          <table:table-cell table:style-name="ce289"/>
          <table:table-cell table:style-name="ce343" office:value-type="string">
            <text:p>Period of year the biomass is available - start</text:p>
          </table:table-cell>
          <table:table-cell table:style-name="ce355"/>
          <table:table-cell table:style-name="ce394" office:value-type="string">
            <text:p>X</text:p>
          </table:table-cell>
          <table:table-cell table:style-name="ce394"/>
          <table:table-cell table:style-name="ce419" table:number-columns-repeated="4"/>
          <table:table-cell table:style-name="ce381"/>
          <table:table-cell table:style-name="ce445"/>
          <table:table-cell table:style-name="ce468" table:number-columns-repeated="2"/>
          <table:table-cell table:style-name="ce475"/>
          <table:table-cell table:style-name="ce509"/>
          <table:table-cell table:style-name="ce519"/>
          <table:table-cell table:style-name="ce532" table:number-columns-repeated="7"/>
          <table:table-cell table:style-name="ce468" table:number-columns-repeated="2"/>
          <table:table-cell table:style-name="ce542"/>
          <table:table-cell table:style-name="ce517" table:number-columns-repeated="2"/>
          <table:table-cell table:style-name="ce560" table:number-columns-repeated="7"/>
          <table:table-cell table:style-name="ce468" table:number-columns-repeated="2"/>
          <table:table-cell table:style-name="ce569"/>
          <table:table-cell table:style-name="ce574"/>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18">
            <text:p>418</text:p>
          </table:table-cell>
          <table:table-cell table:style-name="ce69"/>
          <table:table-cell table:style-name="ce116"/>
          <table:table-cell table:style-name="ce218" office:value-type="string">
            <text:p>PeriodBiomassRegionStop</text:p>
          </table:table-cell>
          <table:table-cell table:style-name="ce218"/>
          <table:table-cell table:style-name="ce257"/>
          <table:table-cell table:style-name="ce289"/>
          <table:table-cell table:style-name="ce343" office:value-type="string">
            <text:p>Period of year the biomass is available - stop</text:p>
          </table:table-cell>
          <table:table-cell table:style-name="ce355"/>
          <table:table-cell table:style-name="ce394" office:value-type="string">
            <text:p>X</text:p>
          </table:table-cell>
          <table:table-cell table:style-name="ce394"/>
          <table:table-cell table:style-name="ce419" table:number-columns-repeated="4"/>
          <table:table-cell table:style-name="ce381"/>
          <table:table-cell table:style-name="ce445"/>
          <table:table-cell table:style-name="ce468" table:number-columns-repeated="2"/>
          <table:table-cell table:style-name="ce475"/>
          <table:table-cell table:style-name="ce509"/>
          <table:table-cell table:style-name="ce519"/>
          <table:table-cell table:style-name="ce532" table:number-columns-repeated="7"/>
          <table:table-cell table:style-name="ce468" table:number-columns-repeated="2"/>
          <table:table-cell table:style-name="ce542"/>
          <table:table-cell table:style-name="ce517" table:number-columns-repeated="2"/>
          <table:table-cell table:style-name="ce560" table:number-columns-repeated="7"/>
          <table:table-cell table:style-name="ce468" table:number-columns-repeated="2"/>
          <table:table-cell table:style-name="ce569"/>
          <table:table-cell table:style-name="ce574"/>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19">
            <text:p>419</text:p>
          </table:table-cell>
          <table:table-cell table:style-name="ce69"/>
          <table:table-cell table:style-name="ce116"/>
          <table:table-cell table:style-name="ce219" office:value-type="string">
            <text:p>NDaysBiomassRegion</text:p>
          </table:table-cell>
          <table:table-cell table:style-name="ce219"/>
          <table:table-cell table:style-name="ce257"/>
          <table:table-cell table:style-name="ce289" office:value-type="float" office:value="1">
            <text:p>1</text:p>
          </table:table-cell>
          <table:table-cell table:style-name="ce341" office:value-type="string">
            <text:p>Number of days the biomass is produced</text:p>
          </table:table-cell>
          <table:table-cell table:style-name="ce355" office:value-type="string">
            <text:p>days</text:p>
          </table:table-cell>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Number of days the biomass is produced">
            <text:p>Number of days the biomass is produced</text:p>
          </table:table-cell>
          <table:table-cell table:style-name="ce509" office:value-type="string">
            <text:p>Number of days the biomass is produced</text:p>
          </table:table-cell>
          <table:table-cell table:style-name="ce519"/>
          <table:table-cell table:style-name="ce532" table:number-columns-repeated="7"/>
          <table:table-cell table:style-name="ce468"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8" table:number-columns-repeated="2"/>
          <table:table-cell table:style-name="ce569" table:formula="oooc:=HLOOKUP([.AR$1];[.AS$1:.BA$1200];ROW();FALSE())" office:value-type="string" office:string-value="days">
            <text:p>days</text:p>
          </table:table-cell>
          <table:table-cell table:style-name="ce574" office:value-type="string">
            <text:p>days</text:p>
          </table:table-cell>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4">
          <table:table-cell office:value-type="float" office:value="420">
            <text:p>420</text:p>
          </table:table-cell>
          <table:table-cell table:style-name="ce72"/>
          <table:table-cell table:style-name="ce117"/>
          <table:table-cell table:style-name="ce137" table:number-columns-repeated="2"/>
          <table:table-cell table:style-name="ce255"/>
          <table:table-cell table:style-name="ce293"/>
          <table:table-cell table:style-name="ce344"/>
          <table:table-cell table:style-name="ce352"/>
          <table:table-cell table:style-name="ce395" table:number-columns-repeated="2"/>
          <table:table-cell table:style-name="ce352" table:number-columns-repeated="4"/>
          <table:table-cell table:style-name="ce430"/>
          <table:table-cell table:style-name="ce66"/>
          <table:table-cell table:style-name="ce459" table:number-columns-repeated="2"/>
          <table:table-cell table:style-name="ce262"/>
          <table:table-cell table:style-name="ce344"/>
          <table:table-cell table:style-name="ce525"/>
          <table:table-cell table:style-name="ce459" table:number-columns-repeated="9"/>
          <table:table-cell table:style-name="ce545"/>
          <table:table-cell table:style-name="ce554" table:number-columns-repeated="2"/>
          <table:table-cell table:style-name="ce566" table:number-columns-repeated="7"/>
          <table:table-cell table:style-name="ce459" table:number-columns-repeated="2"/>
          <table:table-cell table:style-name="ce568" table:formula="oooc:=HLOOKUP([.AR$1];[.AS$1:.BA$1200];ROW();FALSE())">
            <text:p/>
          </table:table-cell>
          <table:table-cell table:style-name="ce579"/>
          <table:table-cell table:style-name="ce590"/>
          <table:table-cell table:style-name="ce563" table:number-columns-repeated="7"/>
          <table:table-cell table:style-name="ce459" table:number-columns-repeated="199"/>
          <table:table-cell table:style-name="ce242" table:number-columns-repeated="3"/>
          <table:table-cell/>
        </table:table-row>
        <table:table-row table:style-name="ro36">
          <table:table-cell office:value-type="float" office:value="421">
            <text:p>421</text:p>
          </table:table-cell>
          <table:table-cell table:style-name="ce63" office:value-type="float" office:value="10">
            <text:p>10</text:p>
          </table:table-cell>
          <table:table-cell table:style-name="ce84" table:formula="oooc:=100*[.B472]" office:value-type="float" office:value="1000">
            <text:p>1000</text:p>
          </table:table-cell>
          <table:table-cell table:style-name="ce187" table:number-columns-repeated="2"/>
          <table:table-cell table:style-name="ce256"/>
          <table:table-cell table:style-name="ce294"/>
          <table:table-cell table:style-name="ce331" office:value-type="string">
            <text:p>Economic parameters used in the economic analysis and the comparative analysis of possible alternatives</text:p>
          </table:table-cell>
          <table:table-cell table:style-name="ce353"/>
          <table:table-cell table:style-name="ce396" table:number-columns-repeated="2"/>
          <table:table-cell table:style-name="ce353" table:number-columns-repeated="4"/>
          <table:table-cell table:style-name="ce431"/>
          <table:table-cell table:style-name="ce441"/>
          <table:table-cell table:style-name="ce459" table:number-columns-repeated="2"/>
          <table:table-cell table:style-name="ce474" table:formula="oooc:=HLOOKUP([.T$1];[.U$1:.AC$1202];ROW();FALSE())" office:value-type="string" office:string-value="Economic parameters used in the economic analysis and the comparative analysis of possible alternatives">
            <text:p>Economic parameters used in the economic analysis and the comparative analysis of possible alternatives</text:p>
          </table:table-cell>
          <table:table-cell table:style-name="ce486" office:value-type="string">
            <text:p>Economic parameters used in the economic analysis and the comparative analysis of possible alternatives</text:p>
          </table:table-cell>
          <table:table-cell table:style-name="ce522" office:value-type="string">
            <text:p>Paràmetres economics utilitzats per al análisi econòmic i per al análisi comparatiu de possibles alternatives</text:p>
          </table:table-cell>
          <table:table-cell table:style-name="ce533" table:number-columns-repeated="7"/>
          <table:table-cell table:style-name="ce459" table:number-columns-repeated="2"/>
          <table:table-cell table:style-name="ce541"/>
          <table:table-cell table:style-name="ce549" table:number-columns-repeated="2"/>
          <table:table-cell table:style-name="ce561" table:number-columns-repeated="7"/>
          <table:table-cell table:style-name="ce459" table:number-columns-repeated="2"/>
          <table:table-cell table:style-name="ce568" table:formula="oooc:=HLOOKUP([.AR$1];[.AS$1:.BA$1200];ROW();FALSE())">
            <text:p/>
          </table:table-cell>
          <table:table-cell table:style-name="ce580"/>
          <table:table-cell table:style-name="ce549"/>
          <table:table-cell table:style-name="ce561" table:number-columns-repeated="7"/>
          <table:table-cell table:style-name="ce459" table:number-columns-repeated="199"/>
          <table:table-cell table:style-name="ce242"/>
          <table:table-cell table:number-columns-repeated="3"/>
        </table:table-row>
        <table:table-row table:style-name="ro3">
          <table:table-cell table:style-name="ce11" office:value-type="float" office:value="422">
            <text:p>422</text:p>
          </table:table-cell>
          <table:table-cell table:style-name="ce69"/>
          <table:table-cell table:style-name="ce116"/>
          <table:table-cell table:style-name="ce220" office:value-type="string">
            <text:p>InflationRate</text:p>
          </table:table-cell>
          <table:table-cell table:style-name="ce220"/>
          <table:table-cell table:style-name="ce257"/>
          <table:table-cell table:style-name="ce289"/>
          <table:table-cell table:style-name="ce341" office:value-type="string">
            <text:p>General inflation rate</text:p>
          </table:table-cell>
          <table:table-cell table:style-name="ce355" office:value-type="string">
            <text:p>%</text:p>
          </table:table-cell>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General inflation rate">
            <text:p>General inflation rate</text:p>
          </table:table-cell>
          <table:table-cell table:style-name="ce509" office:value-type="string">
            <text:p>General inflation rate</text:p>
          </table:table-cell>
          <table:table-cell table:style-name="ce519"/>
          <table:table-cell table:style-name="ce532" table:number-columns-repeated="7"/>
          <table:table-cell table:style-name="ce468" table:number-columns-repeated="2"/>
          <table:table-cell table:style-name="ce542" table:formula="oooc:=HLOOKUP([.AF$1];[.AG$1:.AO$1200];ROW();FALSE())" office:value-type="string" office:string-value="Specify the rate of prices variation estimated for the useful life of the installations (e.g. in the next 15-20 years)">
            <text:p>Specify the rate of prices variation estimated for the useful life of the installations (e.g. in the next 15-20 years)</text:p>
          </table:table-cell>
          <table:table-cell table:style-name="ce517" office:value-type="string">
            <text:p>Specify the rate of prices variation estimated for the useful life of the installations (e.g. in the next 15-20 years)</text:p>
          </table:table-cell>
          <table:table-cell table:style-name="ce517" office:value-type="string">
            <text:p>Especificar les taxes de variació de preus estimats pel període de vida útil de les instal.lacions (p.e. els propers 15 o 20 anys)</text:p>
          </table:table-cell>
          <table:table-cell table:style-name="ce560" table:number-columns-repeated="7"/>
          <table:table-cell table:style-name="ce468" table:number-columns-repeated="2"/>
          <table:table-cell table:style-name="ce569" table:formula="oooc:=HLOOKUP([.AR$1];[.AS$1:.BA$1200];ROW();FALSE())" office:value-type="string" office:string-value="%">
            <text:p>%</text:p>
          </table:table-cell>
          <table:table-cell table:style-name="ce574" office:value-type="string">
            <text:p>%</text:p>
          </table:table-cell>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23">
            <text:p>423</text:p>
          </table:table-cell>
          <table:table-cell table:style-name="ce69"/>
          <table:table-cell table:style-name="ce116"/>
          <table:table-cell table:style-name="ce220" office:value-type="string">
            <text:p>FuelPriceRate</text:p>
          </table:table-cell>
          <table:table-cell table:style-name="ce220"/>
          <table:table-cell table:style-name="ce257"/>
          <table:table-cell table:style-name="ce289"/>
          <table:table-cell table:style-name="ce341" office:value-type="string">
            <text:p>Rate of increment of energy prices</text:p>
          </table:table-cell>
          <table:table-cell table:style-name="ce355" office:value-type="string">
            <text:p>%</text:p>
          </table:table-cell>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Rate of increment of energy prices">
            <text:p>Rate of increment of energy prices</text:p>
          </table:table-cell>
          <table:table-cell table:style-name="ce509" office:value-type="string">
            <text:p>Rate of increment of energy prices</text:p>
          </table:table-cell>
          <table:table-cell table:style-name="ce519"/>
          <table:table-cell table:style-name="ce532" table:number-columns-repeated="7"/>
          <table:table-cell table:style-name="ce468"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8" table:number-columns-repeated="2"/>
          <table:table-cell table:style-name="ce569" table:formula="oooc:=HLOOKUP([.AR$1];[.AS$1:.BA$1200];ROW();FALSE())" office:value-type="string" office:string-value="%">
            <text:p>%</text:p>
          </table:table-cell>
          <table:table-cell table:style-name="ce574" office:value-type="string">
            <text:p>%</text:p>
          </table:table-cell>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24">
            <text:p>424</text:p>
          </table:table-cell>
          <table:table-cell table:style-name="ce69"/>
          <table:table-cell table:style-name="ce116"/>
          <table:table-cell table:style-name="ce220" office:value-type="string">
            <text:p>InterestExtFinancing</text:p>
          </table:table-cell>
          <table:table-cell table:style-name="ce220"/>
          <table:table-cell table:style-name="ce257"/>
          <table:table-cell table:style-name="ce289"/>
          <table:table-cell table:style-name="ce341" office:value-type="string">
            <text:p>Nominal rate of interest for external financing of installations </text:p>
          </table:table-cell>
          <table:table-cell table:style-name="ce355" office:value-type="string">
            <text:p>%</text:p>
          </table:table-cell>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Nominal rate of interest for external financing of installations ">
            <text:p>Nominal rate of interest for external financing of installations </text:p>
          </table:table-cell>
          <table:table-cell table:style-name="ce509" office:value-type="string">
            <text:p>Nominal rate of interest for external financing of installations </text:p>
          </table:table-cell>
          <table:table-cell table:style-name="ce519"/>
          <table:table-cell table:style-name="ce532" table:number-columns-repeated="7"/>
          <table:table-cell table:style-name="ce468"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8" table:number-columns-repeated="2"/>
          <table:table-cell table:style-name="ce569" table:formula="oooc:=HLOOKUP([.AR$1];[.AS$1:.BA$1200];ROW();FALSE())" office:value-type="string" office:string-value="%">
            <text:p>%</text:p>
          </table:table-cell>
          <table:table-cell table:style-name="ce574" office:value-type="string">
            <text:p>%</text:p>
          </table:table-cell>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2">
          <table:table-cell table:style-name="ce11" office:value-type="float" office:value="425">
            <text:p>425</text:p>
          </table:table-cell>
          <table:table-cell table:style-name="ce69"/>
          <table:table-cell table:style-name="ce116"/>
          <table:table-cell table:style-name="ce220" office:value-type="string">
            <text:p>PercentExtFinancing</text:p>
          </table:table-cell>
          <table:table-cell table:style-name="ce220"/>
          <table:table-cell table:style-name="ce257"/>
          <table:table-cell table:style-name="ce289"/>
          <table:table-cell table:style-name="ce341" office:value-type="string">
            <text:p>Percentage of external financing for installations</text:p>
          </table:table-cell>
          <table:table-cell table:style-name="ce355" office:value-type="string">
            <text:p>%</text:p>
          </table:table-cell>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Percentage of external financing for installations">
            <text:p>Percentage of external financing for installations</text:p>
          </table:table-cell>
          <table:table-cell table:style-name="ce509" office:value-type="string">
            <text:p>Percentage of external financing for installations</text:p>
          </table:table-cell>
          <table:table-cell table:style-name="ce519"/>
          <table:table-cell table:style-name="ce532" table:number-columns-repeated="7"/>
          <table:table-cell table:style-name="ce468" table:number-columns-repeated="2"/>
          <table:table-cell table:style-name="ce542" table:formula="oooc:=HLOOKUP([.AF$1];[.AG$1:.AO$1200];ROW();FALSE())" office:value-type="string" office:string-value="Percentage of the external financing for the inversions">
            <text:p>Percentage of the external financing for the inversions</text:p>
          </table:table-cell>
          <table:table-cell table:style-name="ce517" office:value-type="string">
            <text:p>Percentage of the external financing for the inversions</text:p>
          </table:table-cell>
          <table:table-cell table:style-name="ce517" office:value-type="string">
            <text:p>Percentatge finançament extern per inversions</text:p>
          </table:table-cell>
          <table:table-cell table:style-name="ce560" table:number-columns-repeated="7"/>
          <table:table-cell table:style-name="ce468" table:number-columns-repeated="2"/>
          <table:table-cell table:style-name="ce569" table:formula="oooc:=HLOOKUP([.AR$1];[.AS$1:.BA$1200];ROW();FALSE())" office:value-type="string" office:string-value="%">
            <text:p>%</text:p>
          </table:table-cell>
          <table:table-cell table:style-name="ce574" office:value-type="string">
            <text:p>%</text:p>
          </table:table-cell>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26">
            <text:p>426</text:p>
          </table:table-cell>
          <table:table-cell table:style-name="ce69"/>
          <table:table-cell table:style-name="ce116"/>
          <table:table-cell table:style-name="ce220" office:value-type="string">
            <text:p>AmortisationTime</text:p>
          </table:table-cell>
          <table:table-cell table:style-name="ce220"/>
          <table:table-cell table:style-name="ce257"/>
          <table:table-cell table:style-name="ce289"/>
          <table:table-cell table:style-name="ce341" office:value-type="string">
            <text:p>Time for economic amortisation of installations</text:p>
          </table:table-cell>
          <table:table-cell table:style-name="ce355" office:value-type="string">
            <text:p>years</text:p>
          </table:table-cell>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Time for economic amortisation of installations">
            <text:p>Time for economic amortisation of installations</text:p>
          </table:table-cell>
          <table:table-cell table:style-name="ce509" office:value-type="string">
            <text:p>Time for economic amortisation of installations</text:p>
          </table:table-cell>
          <table:table-cell table:style-name="ce519"/>
          <table:table-cell table:style-name="ce532" table:number-columns-repeated="7"/>
          <table:table-cell table:style-name="ce468" table:number-columns-repeated="2"/>
          <table:table-cell table:style-name="ce542"/>
          <table:table-cell table:style-name="ce517" table:number-columns-repeated="2"/>
          <table:table-cell table:style-name="ce560" table:number-columns-repeated="7"/>
          <table:table-cell table:style-name="ce468" table:number-columns-repeated="2"/>
          <table:table-cell table:style-name="ce569" table:formula="oooc:=HLOOKUP([.AR$1];[.AS$1:.BA$1200];ROW();FALSE())" office:value-type="string" office:string-value="years">
            <text:p>years</text:p>
          </table:table-cell>
          <table:table-cell table:style-name="ce574" office:value-type="string">
            <text:p>years</text:p>
          </table:table-cell>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27">
            <text:p>427</text:p>
          </table:table-cell>
          <table:table-cell table:style-name="ce69"/>
          <table:table-cell table:style-name="ce116"/>
          <table:table-cell table:style-name="ce220" table:number-columns-repeated="2"/>
          <table:table-cell table:style-name="ce257"/>
          <table:table-cell table:style-name="ce289"/>
          <table:table-cell table:style-name="ce341" office:value-type="string">
            <text:p>Public funding for energy saving measures:</text:p>
          </table:table-cell>
          <table:table-cell table:style-name="ce355"/>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Public funding for energy saving measures:">
            <text:p>Public funding for energy saving measures:</text:p>
          </table:table-cell>
          <table:table-cell table:style-name="ce509" office:value-type="string">
            <text:p>Public funding for energy saving measures:</text:p>
          </table:table-cell>
          <table:table-cell table:style-name="ce519"/>
          <table:table-cell table:style-name="ce532" table:number-columns-repeated="7"/>
          <table:table-cell table:style-name="ce468" table:number-columns-repeated="2"/>
          <table:table-cell table:style-name="ce542"/>
          <table:table-cell table:style-name="ce517" table:number-columns-repeated="2"/>
          <table:table-cell table:style-name="ce560" table:number-columns-repeated="7"/>
          <table:table-cell table:style-name="ce468" table:number-columns-repeated="2"/>
          <table:table-cell table:style-name="ce569" table:formula="oooc:=HLOOKUP([.AR$1];[.AS$1:.BA$1200];ROW();FALSE())">
            <text:p/>
          </table:table-cell>
          <table:table-cell table:style-name="ce574"/>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28">
            <text:p>428</text:p>
          </table:table-cell>
          <table:table-cell table:style-name="ce69"/>
          <table:table-cell table:style-name="ce116"/>
          <table:table-cell table:style-name="ce220" office:value-type="string">
            <text:p>PublicFundType</text:p>
          </table:table-cell>
          <table:table-cell table:style-name="ce220"/>
          <table:table-cell table:style-name="ce257"/>
          <table:table-cell table:style-name="ce289"/>
          <table:table-cell table:style-name="ce341" office:value-type="string">
            <text:p>Type (credit, subvention)</text:p>
          </table:table-cell>
          <table:table-cell table:style-name="ce355"/>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Type (credit, subvention)">
            <text:p>Type (credit, subvention)</text:p>
          </table:table-cell>
          <table:table-cell table:style-name="ce509" office:value-type="string">
            <text:p>Type (credit, subvention)</text:p>
          </table:table-cell>
          <table:table-cell table:style-name="ce519"/>
          <table:table-cell table:style-name="ce532" table:number-columns-repeated="7"/>
          <table:table-cell table:style-name="ce468" table:number-columns-repeated="2"/>
          <table:table-cell table:style-name="ce542"/>
          <table:table-cell table:style-name="ce517" table:number-columns-repeated="2"/>
          <table:table-cell table:style-name="ce560" table:number-columns-repeated="7"/>
          <table:table-cell table:style-name="ce468" table:number-columns-repeated="2"/>
          <table:table-cell table:style-name="ce569" table:formula="oooc:=HLOOKUP([.AR$1];[.AS$1:.BA$1200];ROW();FALSE())">
            <text:p/>
          </table:table-cell>
          <table:table-cell table:style-name="ce574"/>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29">
            <text:p>429</text:p>
          </table:table-cell>
          <table:table-cell table:style-name="ce69"/>
          <table:table-cell table:style-name="ce116"/>
          <table:table-cell table:style-name="ce220" table:number-columns-repeated="2"/>
          <table:table-cell table:style-name="ce257"/>
          <table:table-cell table:style-name="ce289"/>
          <table:table-cell table:style-name="ce340" office:value-type="string">
            <text:p>Operation and maintenance costs</text:p>
          </table:table-cell>
          <table:table-cell table:style-name="ce355"/>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Operation and maintenance costs">
            <text:p>Operation and maintenance costs</text:p>
          </table:table-cell>
          <table:table-cell table:style-name="ce507" office:value-type="string">
            <text:p>Operation and maintenance costs</text:p>
          </table:table-cell>
          <table:table-cell table:style-name="ce519"/>
          <table:table-cell table:style-name="ce532" table:number-columns-repeated="7"/>
          <table:table-cell table:style-name="ce468" table:number-columns-repeated="2"/>
          <table:table-cell table:style-name="ce542"/>
          <table:table-cell table:style-name="ce517" table:number-columns-repeated="2"/>
          <table:table-cell table:style-name="ce560" table:number-columns-repeated="7"/>
          <table:table-cell table:style-name="ce468" table:number-columns-repeated="2"/>
          <table:table-cell table:style-name="ce569" table:formula="oooc:=HLOOKUP([.AR$1];[.AS$1:.BA$1200];ROW();FALSE())">
            <text:p/>
          </table:table-cell>
          <table:table-cell table:style-name="ce574"/>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30">
            <text:p>430</text:p>
          </table:table-cell>
          <table:table-cell table:style-name="ce69"/>
          <table:table-cell table:style-name="ce116"/>
          <table:table-cell table:style-name="ce221" table:number-columns-repeated="2"/>
          <table:table-cell table:style-name="ce257"/>
          <table:table-cell table:style-name="ce289"/>
          <table:table-cell table:style-name="ce340" office:value-type="string">
            <text:p>General maintenance</text:p>
          </table:table-cell>
          <table:table-cell table:style-name="ce355"/>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General maintenance">
            <text:p>General maintenance</text:p>
          </table:table-cell>
          <table:table-cell table:style-name="ce507" office:value-type="string">
            <text:p>General maintenance</text:p>
          </table:table-cell>
          <table:table-cell table:style-name="ce519"/>
          <table:table-cell table:style-name="ce532" table:number-columns-repeated="7"/>
          <table:table-cell table:style-name="ce468" table:number-columns-repeated="2"/>
          <table:table-cell table:style-name="ce542"/>
          <table:table-cell table:style-name="ce517" table:number-columns-repeated="2"/>
          <table:table-cell table:style-name="ce560" table:number-columns-repeated="7"/>
          <table:table-cell table:style-name="ce468" table:number-columns-repeated="2"/>
          <table:table-cell table:style-name="ce569" table:formula="oooc:=HLOOKUP([.AR$1];[.AS$1:.BA$1200];ROW();FALSE())">
            <text:p/>
          </table:table-cell>
          <table:table-cell table:style-name="ce574"/>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31">
            <text:p>431</text:p>
          </table:table-cell>
          <table:table-cell table:style-name="ce69"/>
          <table:table-cell table:style-name="ce116"/>
          <table:table-cell table:style-name="ce220" office:value-type="string">
            <text:p>OMGenTot</text:p>
          </table:table-cell>
          <table:table-cell table:style-name="ce220"/>
          <table:table-cell table:style-name="ce257"/>
          <table:table-cell table:style-name="ce289"/>
          <table:table-cell table:style-name="ce341" office:value-type="string">
            <text:p>General maintenance - total costs</text:p>
          </table:table-cell>
          <table:table-cell table:style-name="ce276" office:value-type="string">
            <text:p>€/year</text:p>
          </table:table-cell>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General maintenance - total costs">
            <text:p>General maintenance - total costs</text:p>
          </table:table-cell>
          <table:table-cell table:style-name="ce509" office:value-type="string">
            <text:p>General maintenance - total costs</text:p>
          </table:table-cell>
          <table:table-cell table:style-name="ce519"/>
          <table:table-cell table:style-name="ce532" table:number-columns-repeated="7"/>
          <table:table-cell table:style-name="ce468" table:number-columns-repeated="2"/>
          <table:table-cell table:style-name="ce542"/>
          <table:table-cell table:style-name="ce517" table:number-columns-repeated="2"/>
          <table:table-cell table:style-name="ce560" table:number-columns-repeated="7"/>
          <table:table-cell table:style-name="ce468" table:number-columns-repeated="2"/>
          <table:table-cell table:style-name="ce569" table:formula="oooc:=HLOOKUP([.AR$1];[.AS$1:.BA$1200];ROW();FALSE())" office:value-type="string" office:string-value="€/year">
            <text:p>€/year</text:p>
          </table:table-cell>
          <table:table-cell table:style-name="ce572" office:value-type="string">
            <text:p>€/year</text:p>
          </table:table-cell>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32">
            <text:p>432</text:p>
          </table:table-cell>
          <table:table-cell table:style-name="ce69"/>
          <table:table-cell table:style-name="ce116"/>
          <table:table-cell table:style-name="ce220" office:value-type="string">
            <text:p>OMGenOP</text:p>
          </table:table-cell>
          <table:table-cell table:style-name="ce220"/>
          <table:table-cell table:style-name="ce257"/>
          <table:table-cell table:style-name="ce289"/>
          <table:table-cell table:style-name="ce341" office:value-type="string">
            <text:p>General maintenance - own personnel</text:p>
          </table:table-cell>
          <table:table-cell table:style-name="ce276" office:value-type="string">
            <text:p>€/year</text:p>
          </table:table-cell>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General maintenance - own personnel">
            <text:p>General maintenance - own personnel</text:p>
          </table:table-cell>
          <table:table-cell table:style-name="ce509" office:value-type="string">
            <text:p>General maintenance - own personnel</text:p>
          </table:table-cell>
          <table:table-cell table:style-name="ce519"/>
          <table:table-cell table:style-name="ce532" table:number-columns-repeated="7"/>
          <table:table-cell table:style-name="ce468" table:number-columns-repeated="2"/>
          <table:table-cell table:style-name="ce542"/>
          <table:table-cell table:style-name="ce517" table:number-columns-repeated="2"/>
          <table:table-cell table:style-name="ce560" table:number-columns-repeated="7"/>
          <table:table-cell table:style-name="ce468" table:number-columns-repeated="2"/>
          <table:table-cell table:style-name="ce569" table:formula="oooc:=HLOOKUP([.AR$1];[.AS$1:.BA$1200];ROW();FALSE())" office:value-type="string" office:string-value="€/year">
            <text:p>€/year</text:p>
          </table:table-cell>
          <table:table-cell table:style-name="ce572" office:value-type="string">
            <text:p>€/year</text:p>
          </table:table-cell>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33">
            <text:p>433</text:p>
          </table:table-cell>
          <table:table-cell table:style-name="ce69"/>
          <table:table-cell table:style-name="ce116"/>
          <table:table-cell table:style-name="ce220" office:value-type="string">
            <text:p>OMGenEP</text:p>
          </table:table-cell>
          <table:table-cell table:style-name="ce220"/>
          <table:table-cell table:style-name="ce257"/>
          <table:table-cell table:style-name="ce289"/>
          <table:table-cell table:style-name="ce341" office:value-type="string">
            <text:p>General maintenance - external personnel</text:p>
          </table:table-cell>
          <table:table-cell table:style-name="ce276" office:value-type="string">
            <text:p>€/year</text:p>
          </table:table-cell>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General maintenance - external personnel">
            <text:p>General maintenance - external personnel</text:p>
          </table:table-cell>
          <table:table-cell table:style-name="ce509" office:value-type="string">
            <text:p>General maintenance - external personnel</text:p>
          </table:table-cell>
          <table:table-cell table:style-name="ce519"/>
          <table:table-cell table:style-name="ce532" table:number-columns-repeated="7"/>
          <table:table-cell table:style-name="ce468" table:number-columns-repeated="2"/>
          <table:table-cell table:style-name="ce542"/>
          <table:table-cell table:style-name="ce517" table:number-columns-repeated="2"/>
          <table:table-cell table:style-name="ce560" table:number-columns-repeated="7"/>
          <table:table-cell table:style-name="ce468" table:number-columns-repeated="2"/>
          <table:table-cell table:style-name="ce569" table:formula="oooc:=HLOOKUP([.AR$1];[.AS$1:.BA$1200];ROW();FALSE())" office:value-type="string" office:string-value="€/year">
            <text:p>€/year</text:p>
          </table:table-cell>
          <table:table-cell table:style-name="ce572" office:value-type="string">
            <text:p>€/year</text:p>
          </table:table-cell>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34">
            <text:p>434</text:p>
          </table:table-cell>
          <table:table-cell table:style-name="ce69"/>
          <table:table-cell table:style-name="ce116"/>
          <table:table-cell table:style-name="ce220" office:value-type="string">
            <text:p>OMGenFung</text:p>
          </table:table-cell>
          <table:table-cell table:style-name="ce220"/>
          <table:table-cell table:style-name="ce257"/>
          <table:table-cell table:style-name="ce289"/>
          <table:table-cell table:style-name="ce341" office:value-type="string">
            <text:p>General maintenance - fungible assets</text:p>
          </table:table-cell>
          <table:table-cell table:style-name="ce276" office:value-type="string">
            <text:p>€/year</text:p>
          </table:table-cell>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General maintenance - fungible assets">
            <text:p>General maintenance - fungible assets</text:p>
          </table:table-cell>
          <table:table-cell table:style-name="ce509" office:value-type="string">
            <text:p>General maintenance - fungible assets</text:p>
          </table:table-cell>
          <table:table-cell table:style-name="ce519"/>
          <table:table-cell table:style-name="ce532" table:number-columns-repeated="7"/>
          <table:table-cell table:style-name="ce468" table:number-columns-repeated="2"/>
          <table:table-cell table:style-name="ce542"/>
          <table:table-cell table:style-name="ce517" table:number-columns-repeated="2"/>
          <table:table-cell table:style-name="ce560" table:number-columns-repeated="7"/>
          <table:table-cell table:style-name="ce468" table:number-columns-repeated="2"/>
          <table:table-cell table:style-name="ce569" table:formula="oooc:=HLOOKUP([.AR$1];[.AS$1:.BA$1200];ROW();FALSE())" office:value-type="string" office:string-value="€/year">
            <text:p>€/year</text:p>
          </table:table-cell>
          <table:table-cell table:style-name="ce572" office:value-type="string">
            <text:p>€/year</text:p>
          </table:table-cell>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35">
            <text:p>435</text:p>
          </table:table-cell>
          <table:table-cell table:style-name="ce69"/>
          <table:table-cell table:style-name="ce116"/>
          <table:table-cell table:style-name="ce220" table:number-columns-repeated="2"/>
          <table:table-cell table:style-name="ce257"/>
          <table:table-cell table:style-name="ce289"/>
          <table:table-cell table:style-name="ce340" office:value-type="string">
            <text:p>Buildings</text:p>
          </table:table-cell>
          <table:table-cell table:style-name="ce355"/>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Buildings">
            <text:p>Buildings</text:p>
          </table:table-cell>
          <table:table-cell table:style-name="ce507" office:value-type="string">
            <text:p>Buildings</text:p>
          </table:table-cell>
          <table:table-cell table:style-name="ce519"/>
          <table:table-cell table:style-name="ce532" table:number-columns-repeated="7"/>
          <table:table-cell table:style-name="ce468" table:number-columns-repeated="2"/>
          <table:table-cell table:style-name="ce542"/>
          <table:table-cell table:style-name="ce517" table:number-columns-repeated="2"/>
          <table:table-cell table:style-name="ce560" table:number-columns-repeated="7"/>
          <table:table-cell table:style-name="ce468" table:number-columns-repeated="2"/>
          <table:table-cell table:style-name="ce569" table:formula="oooc:=HLOOKUP([.AR$1];[.AS$1:.BA$1200];ROW();FALSE())">
            <text:p/>
          </table:table-cell>
          <table:table-cell table:style-name="ce574"/>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36">
            <text:p>436</text:p>
          </table:table-cell>
          <table:table-cell table:style-name="ce69"/>
          <table:table-cell table:style-name="ce116"/>
          <table:table-cell table:style-name="ce220" office:value-type="string">
            <text:p>OMBuildTot</text:p>
          </table:table-cell>
          <table:table-cell table:style-name="ce220"/>
          <table:table-cell table:style-name="ce257"/>
          <table:table-cell table:style-name="ce289"/>
          <table:table-cell table:style-name="ce341" office:value-type="string">
            <text:p>Buildings - total costs</text:p>
          </table:table-cell>
          <table:table-cell table:style-name="ce276" office:value-type="string">
            <text:p>€/year</text:p>
          </table:table-cell>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Buildings - total costs">
            <text:p>Buildings - total costs</text:p>
          </table:table-cell>
          <table:table-cell table:style-name="ce509" office:value-type="string">
            <text:p>Buildings - total costs</text:p>
          </table:table-cell>
          <table:table-cell table:style-name="ce519"/>
          <table:table-cell table:style-name="ce532" table:number-columns-repeated="7"/>
          <table:table-cell table:style-name="ce468" table:number-columns-repeated="2"/>
          <table:table-cell table:style-name="ce542"/>
          <table:table-cell table:style-name="ce517" table:number-columns-repeated="2"/>
          <table:table-cell table:style-name="ce560" table:number-columns-repeated="7"/>
          <table:table-cell table:style-name="ce468" table:number-columns-repeated="2"/>
          <table:table-cell table:style-name="ce569" table:formula="oooc:=HLOOKUP([.AR$1];[.AS$1:.BA$1200];ROW();FALSE())" office:value-type="string" office:string-value="€/year">
            <text:p>€/year</text:p>
          </table:table-cell>
          <table:table-cell table:style-name="ce572" office:value-type="string">
            <text:p>€/year</text:p>
          </table:table-cell>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37">
            <text:p>437</text:p>
          </table:table-cell>
          <table:table-cell table:style-name="ce69"/>
          <table:table-cell table:style-name="ce116"/>
          <table:table-cell table:style-name="ce220" office:value-type="string">
            <text:p>OMBuildOP</text:p>
          </table:table-cell>
          <table:table-cell table:style-name="ce220"/>
          <table:table-cell table:style-name="ce257"/>
          <table:table-cell table:style-name="ce289"/>
          <table:table-cell table:style-name="ce341" office:value-type="string">
            <text:p>Buildings - own personnel</text:p>
          </table:table-cell>
          <table:table-cell table:style-name="ce276" office:value-type="string">
            <text:p>€/year</text:p>
          </table:table-cell>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Buildings - own personnel">
            <text:p>Buildings - own personnel</text:p>
          </table:table-cell>
          <table:table-cell table:style-name="ce509" office:value-type="string">
            <text:p>Buildings - own personnel</text:p>
          </table:table-cell>
          <table:table-cell table:style-name="ce519"/>
          <table:table-cell table:style-name="ce532" table:number-columns-repeated="7"/>
          <table:table-cell table:style-name="ce468" table:number-columns-repeated="2"/>
          <table:table-cell table:style-name="ce542"/>
          <table:table-cell table:style-name="ce517" table:number-columns-repeated="2"/>
          <table:table-cell table:style-name="ce560" table:number-columns-repeated="7"/>
          <table:table-cell table:style-name="ce468" table:number-columns-repeated="2"/>
          <table:table-cell table:style-name="ce569" table:formula="oooc:=HLOOKUP([.AR$1];[.AS$1:.BA$1200];ROW();FALSE())" office:value-type="string" office:string-value="€/year">
            <text:p>€/year</text:p>
          </table:table-cell>
          <table:table-cell table:style-name="ce572" office:value-type="string">
            <text:p>€/year</text:p>
          </table:table-cell>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38">
            <text:p>438</text:p>
          </table:table-cell>
          <table:table-cell table:style-name="ce69"/>
          <table:table-cell table:style-name="ce116"/>
          <table:table-cell table:style-name="ce220" office:value-type="string">
            <text:p>OMBuildEP</text:p>
          </table:table-cell>
          <table:table-cell table:style-name="ce220"/>
          <table:table-cell table:style-name="ce257"/>
          <table:table-cell table:style-name="ce289"/>
          <table:table-cell table:style-name="ce341" office:value-type="string">
            <text:p>Buildings - external personnel</text:p>
          </table:table-cell>
          <table:table-cell table:style-name="ce276" office:value-type="string">
            <text:p>€/year</text:p>
          </table:table-cell>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Buildings - external personnel">
            <text:p>Buildings - external personnel</text:p>
          </table:table-cell>
          <table:table-cell table:style-name="ce509" office:value-type="string">
            <text:p>Buildings - external personnel</text:p>
          </table:table-cell>
          <table:table-cell table:style-name="ce519"/>
          <table:table-cell table:style-name="ce532" table:number-columns-repeated="7"/>
          <table:table-cell table:style-name="ce468" table:number-columns-repeated="2"/>
          <table:table-cell table:style-name="ce542"/>
          <table:table-cell table:style-name="ce517" table:number-columns-repeated="2"/>
          <table:table-cell table:style-name="ce560" table:number-columns-repeated="7"/>
          <table:table-cell table:style-name="ce468" table:number-columns-repeated="2"/>
          <table:table-cell table:style-name="ce569" table:formula="oooc:=HLOOKUP([.AR$1];[.AS$1:.BA$1200];ROW();FALSE())" office:value-type="string" office:string-value="€/year">
            <text:p>€/year</text:p>
          </table:table-cell>
          <table:table-cell table:style-name="ce572" office:value-type="string">
            <text:p>€/year</text:p>
          </table:table-cell>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39">
            <text:p>439</text:p>
          </table:table-cell>
          <table:table-cell table:style-name="ce69"/>
          <table:table-cell table:style-name="ce116"/>
          <table:table-cell table:style-name="ce220" office:value-type="string">
            <text:p>OMBiuildFung</text:p>
          </table:table-cell>
          <table:table-cell table:style-name="ce220"/>
          <table:table-cell table:style-name="ce257"/>
          <table:table-cell table:style-name="ce289"/>
          <table:table-cell table:style-name="ce341" office:value-type="string">
            <text:p>Buildings - fungible assets</text:p>
          </table:table-cell>
          <table:table-cell table:style-name="ce276" office:value-type="string">
            <text:p>€/year</text:p>
          </table:table-cell>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Buildings - fungible assets">
            <text:p>Buildings - fungible assets</text:p>
          </table:table-cell>
          <table:table-cell table:style-name="ce509" office:value-type="string">
            <text:p>Buildings - fungible assets</text:p>
          </table:table-cell>
          <table:table-cell table:style-name="ce519"/>
          <table:table-cell table:style-name="ce532" table:number-columns-repeated="7"/>
          <table:table-cell table:style-name="ce468" table:number-columns-repeated="2"/>
          <table:table-cell table:style-name="ce542"/>
          <table:table-cell table:style-name="ce517" table:number-columns-repeated="2"/>
          <table:table-cell table:style-name="ce560" table:number-columns-repeated="7"/>
          <table:table-cell table:style-name="ce468" table:number-columns-repeated="2"/>
          <table:table-cell table:style-name="ce569" table:formula="oooc:=HLOOKUP([.AR$1];[.AS$1:.BA$1200];ROW();FALSE())" office:value-type="string" office:string-value="€/year">
            <text:p>€/year</text:p>
          </table:table-cell>
          <table:table-cell table:style-name="ce572" office:value-type="string">
            <text:p>€/year</text:p>
          </table:table-cell>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40">
            <text:p>440</text:p>
          </table:table-cell>
          <table:table-cell table:style-name="ce69"/>
          <table:table-cell table:style-name="ce116"/>
          <table:table-cell table:style-name="ce220" table:number-columns-repeated="2"/>
          <table:table-cell table:style-name="ce257"/>
          <table:table-cell table:style-name="ce289"/>
          <table:table-cell table:style-name="ce340" office:value-type="string">
            <text:p>Machines and equipment for processes</text:p>
          </table:table-cell>
          <table:table-cell table:style-name="ce355"/>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Machines and equipment for processes">
            <text:p>Machines and equipment for processes</text:p>
          </table:table-cell>
          <table:table-cell table:style-name="ce507" office:value-type="string">
            <text:p>Machines and equipment for processes</text:p>
          </table:table-cell>
          <table:table-cell table:style-name="ce519"/>
          <table:table-cell table:style-name="ce532" table:number-columns-repeated="7"/>
          <table:table-cell table:style-name="ce468" table:number-columns-repeated="2"/>
          <table:table-cell table:style-name="ce542"/>
          <table:table-cell table:style-name="ce517" table:number-columns-repeated="2"/>
          <table:table-cell table:style-name="ce560" table:number-columns-repeated="7"/>
          <table:table-cell table:style-name="ce468" table:number-columns-repeated="2"/>
          <table:table-cell table:style-name="ce569" table:formula="oooc:=HLOOKUP([.AR$1];[.AS$1:.BA$1200];ROW();FALSE())">
            <text:p/>
          </table:table-cell>
          <table:table-cell table:style-name="ce574"/>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41">
            <text:p>441</text:p>
          </table:table-cell>
          <table:table-cell table:style-name="ce69"/>
          <table:table-cell table:style-name="ce116"/>
          <table:table-cell table:style-name="ce220" office:value-type="string">
            <text:p>OMMachEquipTot</text:p>
          </table:table-cell>
          <table:table-cell table:style-name="ce220"/>
          <table:table-cell table:style-name="ce257"/>
          <table:table-cell table:style-name="ce289"/>
          <table:table-cell table:style-name="ce341" office:value-type="string">
            <text:p>Machines and equipment - total costs</text:p>
          </table:table-cell>
          <table:table-cell table:style-name="ce276" office:value-type="string">
            <text:p>€/year</text:p>
          </table:table-cell>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Machines and equipment - total costs">
            <text:p>Machines and equipment - total costs</text:p>
          </table:table-cell>
          <table:table-cell table:style-name="ce509" office:value-type="string">
            <text:p>Machines and equipment - total costs</text:p>
          </table:table-cell>
          <table:table-cell table:style-name="ce519"/>
          <table:table-cell table:style-name="ce532" table:number-columns-repeated="7"/>
          <table:table-cell table:style-name="ce468" table:number-columns-repeated="2"/>
          <table:table-cell table:style-name="ce542"/>
          <table:table-cell table:style-name="ce517" table:number-columns-repeated="2"/>
          <table:table-cell table:style-name="ce560" table:number-columns-repeated="7"/>
          <table:table-cell table:style-name="ce468" table:number-columns-repeated="2"/>
          <table:table-cell table:style-name="ce569" table:formula="oooc:=HLOOKUP([.AR$1];[.AS$1:.BA$1200];ROW();FALSE())" office:value-type="string" office:string-value="€/year">
            <text:p>€/year</text:p>
          </table:table-cell>
          <table:table-cell table:style-name="ce572" office:value-type="string">
            <text:p>€/year</text:p>
          </table:table-cell>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42">
            <text:p>442</text:p>
          </table:table-cell>
          <table:table-cell table:style-name="ce69"/>
          <table:table-cell table:style-name="ce116"/>
          <table:table-cell table:style-name="ce220" office:value-type="string">
            <text:p>OMMachEquipOP</text:p>
          </table:table-cell>
          <table:table-cell table:style-name="ce220"/>
          <table:table-cell table:style-name="ce257"/>
          <table:table-cell table:style-name="ce289"/>
          <table:table-cell table:style-name="ce341" office:value-type="string">
            <text:p>Machines and equipment - own personnel</text:p>
          </table:table-cell>
          <table:table-cell table:style-name="ce276" office:value-type="string">
            <text:p>€/year</text:p>
          </table:table-cell>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Machines and equipment - own personnel">
            <text:p>Machines and equipment - own personnel</text:p>
          </table:table-cell>
          <table:table-cell table:style-name="ce509" office:value-type="string">
            <text:p>Machines and equipment - own personnel</text:p>
          </table:table-cell>
          <table:table-cell table:style-name="ce519"/>
          <table:table-cell table:style-name="ce532" table:number-columns-repeated="7"/>
          <table:table-cell table:style-name="ce468" table:number-columns-repeated="2"/>
          <table:table-cell table:style-name="ce542"/>
          <table:table-cell table:style-name="ce517" table:number-columns-repeated="2"/>
          <table:table-cell table:style-name="ce560" table:number-columns-repeated="7"/>
          <table:table-cell table:style-name="ce468" table:number-columns-repeated="2"/>
          <table:table-cell table:style-name="ce569" table:formula="oooc:=HLOOKUP([.AR$1];[.AS$1:.BA$1200];ROW();FALSE())" office:value-type="string" office:string-value="€/year">
            <text:p>€/year</text:p>
          </table:table-cell>
          <table:table-cell table:style-name="ce572" office:value-type="string">
            <text:p>€/year</text:p>
          </table:table-cell>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43">
            <text:p>443</text:p>
          </table:table-cell>
          <table:table-cell table:style-name="ce69"/>
          <table:table-cell table:style-name="ce116"/>
          <table:table-cell table:style-name="ce220" office:value-type="string">
            <text:p>OMMachEquipEP</text:p>
          </table:table-cell>
          <table:table-cell table:style-name="ce220"/>
          <table:table-cell table:style-name="ce257"/>
          <table:table-cell table:style-name="ce289"/>
          <table:table-cell table:style-name="ce341" office:value-type="string">
            <text:p>Machines and equipment <text:s/>- external personnel</text:p>
          </table:table-cell>
          <table:table-cell table:style-name="ce276" office:value-type="string">
            <text:p>€/year</text:p>
          </table:table-cell>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Machines and equipment  - external personnel">
            <text:p>Machines and equipment <text:s/>- external personnel</text:p>
          </table:table-cell>
          <table:table-cell table:style-name="ce509" office:value-type="string">
            <text:p>Machines and equipment <text:s/>- external personnel</text:p>
          </table:table-cell>
          <table:table-cell table:style-name="ce519"/>
          <table:table-cell table:style-name="ce532" table:number-columns-repeated="7"/>
          <table:table-cell table:style-name="ce468" table:number-columns-repeated="2"/>
          <table:table-cell table:style-name="ce542"/>
          <table:table-cell table:style-name="ce517" table:number-columns-repeated="2"/>
          <table:table-cell table:style-name="ce560" table:number-columns-repeated="7"/>
          <table:table-cell table:style-name="ce468" table:number-columns-repeated="2"/>
          <table:table-cell table:style-name="ce569" table:formula="oooc:=HLOOKUP([.AR$1];[.AS$1:.BA$1200];ROW();FALSE())" office:value-type="string" office:string-value="€/year">
            <text:p>€/year</text:p>
          </table:table-cell>
          <table:table-cell table:style-name="ce572" office:value-type="string">
            <text:p>€/year</text:p>
          </table:table-cell>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44">
            <text:p>444</text:p>
          </table:table-cell>
          <table:table-cell table:style-name="ce69"/>
          <table:table-cell table:style-name="ce116"/>
          <table:table-cell table:style-name="ce220" office:value-type="string">
            <text:p>OMMachEquipFung</text:p>
          </table:table-cell>
          <table:table-cell table:style-name="ce220"/>
          <table:table-cell table:style-name="ce257"/>
          <table:table-cell table:style-name="ce289"/>
          <table:table-cell table:style-name="ce341" office:value-type="string">
            <text:p>Machines and equipment <text:s/>- fungible assets</text:p>
          </table:table-cell>
          <table:table-cell table:style-name="ce276" office:value-type="string">
            <text:p>€/year</text:p>
          </table:table-cell>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Machines and equipment  - fungible assets">
            <text:p>Machines and equipment <text:s/>- fungible assets</text:p>
          </table:table-cell>
          <table:table-cell table:style-name="ce509" office:value-type="string">
            <text:p>Machines and equipment <text:s/>- fungible assets</text:p>
          </table:table-cell>
          <table:table-cell table:style-name="ce519"/>
          <table:table-cell table:style-name="ce532" table:number-columns-repeated="7"/>
          <table:table-cell table:style-name="ce468" table:number-columns-repeated="2"/>
          <table:table-cell table:style-name="ce542"/>
          <table:table-cell table:style-name="ce517" table:number-columns-repeated="2"/>
          <table:table-cell table:style-name="ce560" table:number-columns-repeated="7"/>
          <table:table-cell table:style-name="ce468" table:number-columns-repeated="2"/>
          <table:table-cell table:style-name="ce569" table:formula="oooc:=HLOOKUP([.AR$1];[.AS$1:.BA$1200];ROW();FALSE())" office:value-type="string" office:string-value="€/year">
            <text:p>€/year</text:p>
          </table:table-cell>
          <table:table-cell table:style-name="ce572" office:value-type="string">
            <text:p>€/year</text:p>
          </table:table-cell>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45">
            <text:p>445</text:p>
          </table:table-cell>
          <table:table-cell table:style-name="ce69"/>
          <table:table-cell table:style-name="ce116"/>
          <table:table-cell table:style-name="ce154" table:number-columns-repeated="2"/>
          <table:table-cell table:style-name="ce257"/>
          <table:table-cell table:style-name="ce289"/>
          <table:table-cell table:style-name="ce340" office:value-type="string">
            <text:p>Generation and distribution of heat and cold</text:p>
          </table:table-cell>
          <table:table-cell table:style-name="ce355"/>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Generation and distribution of heat and cold">
            <text:p>Generation and distribution of heat and cold</text:p>
          </table:table-cell>
          <table:table-cell table:style-name="ce507" office:value-type="string">
            <text:p>Generation and distribution of heat and cold</text:p>
          </table:table-cell>
          <table:table-cell table:style-name="ce519"/>
          <table:table-cell table:style-name="ce532" table:number-columns-repeated="7"/>
          <table:table-cell table:style-name="ce468" table:number-columns-repeated="2"/>
          <table:table-cell table:style-name="ce542"/>
          <table:table-cell table:style-name="ce517" table:number-columns-repeated="2"/>
          <table:table-cell table:style-name="ce560" table:number-columns-repeated="7"/>
          <table:table-cell table:style-name="ce468" table:number-columns-repeated="2"/>
          <table:table-cell table:style-name="ce569" table:formula="oooc:=HLOOKUP([.AR$1];[.AS$1:.BA$1200];ROW();FALSE())">
            <text:p/>
          </table:table-cell>
          <table:table-cell table:style-name="ce574"/>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46">
            <text:p>446</text:p>
          </table:table-cell>
          <table:table-cell table:style-name="ce69"/>
          <table:table-cell table:style-name="ce116"/>
          <table:table-cell table:style-name="ce222" office:value-type="string">
            <text:p>OMHCGenDistTot</text:p>
          </table:table-cell>
          <table:table-cell table:style-name="ce222"/>
          <table:table-cell table:style-name="ce257"/>
          <table:table-cell table:style-name="ce289"/>
          <table:table-cell table:style-name="ce341" office:value-type="string">
            <text:p>Generation and distribution of heat and cold - total costs</text:p>
          </table:table-cell>
          <table:table-cell table:style-name="ce276" office:value-type="string">
            <text:p>€/year</text:p>
          </table:table-cell>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Generation and distribution of heat and cold - total costs">
            <text:p>Generation and distribution of heat and cold - total costs</text:p>
          </table:table-cell>
          <table:table-cell table:style-name="ce509" office:value-type="string">
            <text:p>Generation and distribution of heat and cold - total costs</text:p>
          </table:table-cell>
          <table:table-cell table:style-name="ce519"/>
          <table:table-cell table:style-name="ce532" table:number-columns-repeated="7"/>
          <table:table-cell table:style-name="ce468" table:number-columns-repeated="2"/>
          <table:table-cell table:style-name="ce542"/>
          <table:table-cell table:style-name="ce517" table:number-columns-repeated="2"/>
          <table:table-cell table:style-name="ce560" table:number-columns-repeated="7"/>
          <table:table-cell table:style-name="ce468" table:number-columns-repeated="2"/>
          <table:table-cell table:style-name="ce569" table:formula="oooc:=HLOOKUP([.AR$1];[.AS$1:.BA$1200];ROW();FALSE())" office:value-type="string" office:string-value="€/year">
            <text:p>€/year</text:p>
          </table:table-cell>
          <table:table-cell table:style-name="ce572" office:value-type="string">
            <text:p>€/year</text:p>
          </table:table-cell>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2">
          <table:table-cell table:style-name="ce11" office:value-type="float" office:value="447">
            <text:p>447</text:p>
          </table:table-cell>
          <table:table-cell table:style-name="ce69"/>
          <table:table-cell table:style-name="ce116"/>
          <table:table-cell table:style-name="ce222" office:value-type="string">
            <text:p>OMHCGenDistOP</text:p>
          </table:table-cell>
          <table:table-cell table:style-name="ce222"/>
          <table:table-cell table:style-name="ce257"/>
          <table:table-cell table:style-name="ce289"/>
          <table:table-cell table:style-name="ce341" office:value-type="string">
            <text:p>Generation and distribution of heat and cold - own personnel</text:p>
          </table:table-cell>
          <table:table-cell table:style-name="ce276" office:value-type="string">
            <text:p>€/year</text:p>
          </table:table-cell>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Generation and distribution of heat and cold - own personnel">
            <text:p>Generation and distribution of heat and cold - own personnel</text:p>
          </table:table-cell>
          <table:table-cell table:style-name="ce509" office:value-type="string">
            <text:p>Generation and distribution of heat and cold - own personnel</text:p>
          </table:table-cell>
          <table:table-cell table:style-name="ce519"/>
          <table:table-cell table:style-name="ce532" table:number-columns-repeated="7"/>
          <table:table-cell table:style-name="ce468" table:number-columns-repeated="2"/>
          <table:table-cell table:style-name="ce542"/>
          <table:table-cell table:style-name="ce517" table:number-columns-repeated="2"/>
          <table:table-cell table:style-name="ce560" table:number-columns-repeated="7"/>
          <table:table-cell table:style-name="ce468" table:number-columns-repeated="2"/>
          <table:table-cell table:style-name="ce569" table:formula="oooc:=HLOOKUP([.AR$1];[.AS$1:.BA$1200];ROW();FALSE())" office:value-type="string" office:string-value="€/year">
            <text:p>€/year</text:p>
          </table:table-cell>
          <table:table-cell table:style-name="ce572" office:value-type="string">
            <text:p>€/year</text:p>
          </table:table-cell>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2">
          <table:table-cell table:style-name="ce11" office:value-type="float" office:value="448">
            <text:p>448</text:p>
          </table:table-cell>
          <table:table-cell table:style-name="ce69"/>
          <table:table-cell table:style-name="ce116"/>
          <table:table-cell table:style-name="ce222" office:value-type="string">
            <text:p>OMHCGenDistEP</text:p>
          </table:table-cell>
          <table:table-cell table:style-name="ce222"/>
          <table:table-cell table:style-name="ce257"/>
          <table:table-cell table:style-name="ce289"/>
          <table:table-cell table:style-name="ce341" office:value-type="string">
            <text:p>Generation and distribution of heat and cold <text:s/>- external personnel</text:p>
          </table:table-cell>
          <table:table-cell table:style-name="ce276" office:value-type="string">
            <text:p>€/year</text:p>
          </table:table-cell>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Generation and distribution of heat and cold  - external personnel">
            <text:p>Generation and distribution of heat and cold <text:s/>- external personnel</text:p>
          </table:table-cell>
          <table:table-cell table:style-name="ce509" office:value-type="string">
            <text:p>Generation and distribution of heat and cold <text:s/>- external personnel</text:p>
          </table:table-cell>
          <table:table-cell table:style-name="ce519"/>
          <table:table-cell table:style-name="ce532" table:number-columns-repeated="7"/>
          <table:table-cell table:style-name="ce468" table:number-columns-repeated="2"/>
          <table:table-cell table:style-name="ce542"/>
          <table:table-cell table:style-name="ce517" table:number-columns-repeated="2"/>
          <table:table-cell table:style-name="ce560" table:number-columns-repeated="7"/>
          <table:table-cell table:style-name="ce468" table:number-columns-repeated="2"/>
          <table:table-cell table:style-name="ce569" table:formula="oooc:=HLOOKUP([.AR$1];[.AS$1:.BA$1200];ROW();FALSE())" office:value-type="string" office:string-value="€/year">
            <text:p>€/year</text:p>
          </table:table-cell>
          <table:table-cell table:style-name="ce572" office:value-type="string">
            <text:p>€/year</text:p>
          </table:table-cell>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2">
          <table:table-cell table:style-name="ce11" office:value-type="float" office:value="449">
            <text:p>449</text:p>
          </table:table-cell>
          <table:table-cell table:style-name="ce69"/>
          <table:table-cell table:style-name="ce116"/>
          <table:table-cell table:style-name="ce222" office:value-type="string">
            <text:p>OMHCGenDistFung</text:p>
          </table:table-cell>
          <table:table-cell table:style-name="ce222"/>
          <table:table-cell table:style-name="ce257"/>
          <table:table-cell table:style-name="ce289"/>
          <table:table-cell table:style-name="ce341" office:value-type="string">
            <text:p>Generation and Distribution of heat and cold <text:s/>- fungible assets</text:p>
          </table:table-cell>
          <table:table-cell table:style-name="ce276" office:value-type="string">
            <text:p>€/year</text:p>
          </table:table-cell>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Generation and Distribution of heat and cold  - fungible assets">
            <text:p>Generation and Distribution of heat and cold <text:s/>- fungible assets</text:p>
          </table:table-cell>
          <table:table-cell table:style-name="ce509" office:value-type="string">
            <text:p>Generation and Distribution of heat and cold <text:s/>- fungible assets</text:p>
          </table:table-cell>
          <table:table-cell table:style-name="ce519"/>
          <table:table-cell table:style-name="ce532" table:number-columns-repeated="7"/>
          <table:table-cell table:style-name="ce468" table:number-columns-repeated="2"/>
          <table:table-cell table:style-name="ce542"/>
          <table:table-cell table:style-name="ce517" table:number-columns-repeated="2"/>
          <table:table-cell table:style-name="ce560" table:number-columns-repeated="7"/>
          <table:table-cell table:style-name="ce468" table:number-columns-repeated="2"/>
          <table:table-cell table:style-name="ce569" table:formula="oooc:=HLOOKUP([.AR$1];[.AS$1:.BA$1200];ROW();FALSE())" office:value-type="string" office:string-value="€/year">
            <text:p>€/year</text:p>
          </table:table-cell>
          <table:table-cell table:style-name="ce572" office:value-type="string">
            <text:p>€/year</text:p>
          </table:table-cell>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50">
            <text:p>450</text:p>
          </table:table-cell>
          <table:table-cell table:style-name="ce69"/>
          <table:table-cell table:style-name="ce116"/>
          <table:table-cell table:style-name="ce222" table:number-columns-repeated="2"/>
          <table:table-cell table:style-name="ce257"/>
          <table:table-cell table:style-name="ce289"/>
          <table:table-cell table:style-name="ce340" office:value-type="string">
            <text:p>Total <text:s/></text:p>
          </table:table-cell>
          <table:table-cell table:style-name="ce355"/>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Total  ">
            <text:p>Total <text:s/></text:p>
          </table:table-cell>
          <table:table-cell table:style-name="ce507" office:value-type="string">
            <text:p>Total <text:s/></text:p>
          </table:table-cell>
          <table:table-cell table:style-name="ce519"/>
          <table:table-cell table:style-name="ce532" table:number-columns-repeated="7"/>
          <table:table-cell table:style-name="ce468" table:number-columns-repeated="2"/>
          <table:table-cell table:style-name="ce542"/>
          <table:table-cell table:style-name="ce517" table:number-columns-repeated="2"/>
          <table:table-cell table:style-name="ce560" table:number-columns-repeated="7"/>
          <table:table-cell table:style-name="ce468" table:number-columns-repeated="2"/>
          <table:table-cell table:style-name="ce569" table:formula="oooc:=HLOOKUP([.AR$1];[.AS$1:.BA$1200];ROW();FALSE())">
            <text:p/>
          </table:table-cell>
          <table:table-cell table:style-name="ce574"/>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51">
            <text:p>451</text:p>
          </table:table-cell>
          <table:table-cell table:style-name="ce69"/>
          <table:table-cell table:style-name="ce116"/>
          <table:table-cell table:style-name="ce222" office:value-type="string">
            <text:p>OMTotalTot</text:p>
          </table:table-cell>
          <table:table-cell table:style-name="ce222"/>
          <table:table-cell table:style-name="ce257"/>
          <table:table-cell table:style-name="ce289"/>
          <table:table-cell table:style-name="ce341" office:value-type="string">
            <text:p>Total - total costs</text:p>
          </table:table-cell>
          <table:table-cell table:style-name="ce276" office:value-type="string">
            <text:p>€/year</text:p>
          </table:table-cell>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Total - total costs">
            <text:p>Total - total costs</text:p>
          </table:table-cell>
          <table:table-cell table:style-name="ce509" office:value-type="string">
            <text:p>Total - total costs</text:p>
          </table:table-cell>
          <table:table-cell table:style-name="ce519"/>
          <table:table-cell table:style-name="ce532" table:number-columns-repeated="7"/>
          <table:table-cell table:style-name="ce468" table:number-columns-repeated="2"/>
          <table:table-cell table:style-name="ce542"/>
          <table:table-cell table:style-name="ce517" table:number-columns-repeated="2"/>
          <table:table-cell table:style-name="ce560" table:number-columns-repeated="7"/>
          <table:table-cell table:style-name="ce468" table:number-columns-repeated="2"/>
          <table:table-cell table:style-name="ce569" table:formula="oooc:=HLOOKUP([.AR$1];[.AS$1:.BA$1200];ROW();FALSE())" office:value-type="string" office:string-value="€/year">
            <text:p>€/year</text:p>
          </table:table-cell>
          <table:table-cell table:style-name="ce572" office:value-type="string">
            <text:p>€/year</text:p>
          </table:table-cell>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52">
            <text:p>452</text:p>
          </table:table-cell>
          <table:table-cell table:style-name="ce69"/>
          <table:table-cell table:style-name="ce116"/>
          <table:table-cell table:style-name="ce222" office:value-type="string">
            <text:p>OMTotalOP</text:p>
          </table:table-cell>
          <table:table-cell table:style-name="ce222"/>
          <table:table-cell table:style-name="ce257"/>
          <table:table-cell table:style-name="ce289"/>
          <table:table-cell table:style-name="ce341" office:value-type="string">
            <text:p>Total - own personnel</text:p>
          </table:table-cell>
          <table:table-cell table:style-name="ce276" office:value-type="string">
            <text:p>€/year</text:p>
          </table:table-cell>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Total - own personnel">
            <text:p>Total - own personnel</text:p>
          </table:table-cell>
          <table:table-cell table:style-name="ce509" office:value-type="string">
            <text:p>Total - own personnel</text:p>
          </table:table-cell>
          <table:table-cell table:style-name="ce519"/>
          <table:table-cell table:style-name="ce532" table:number-columns-repeated="7"/>
          <table:table-cell table:style-name="ce468" table:number-columns-repeated="2"/>
          <table:table-cell table:style-name="ce542"/>
          <table:table-cell table:style-name="ce517" table:number-columns-repeated="2"/>
          <table:table-cell table:style-name="ce560" table:number-columns-repeated="7"/>
          <table:table-cell table:style-name="ce468" table:number-columns-repeated="2"/>
          <table:table-cell table:style-name="ce569" table:formula="oooc:=HLOOKUP([.AR$1];[.AS$1:.BA$1200];ROW();FALSE())" office:value-type="string" office:string-value="€/year">
            <text:p>€/year</text:p>
          </table:table-cell>
          <table:table-cell table:style-name="ce572" office:value-type="string">
            <text:p>€/year</text:p>
          </table:table-cell>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53">
            <text:p>453</text:p>
          </table:table-cell>
          <table:table-cell table:style-name="ce69"/>
          <table:table-cell table:style-name="ce116"/>
          <table:table-cell table:style-name="ce222" office:value-type="string">
            <text:p>OMTotalEP</text:p>
          </table:table-cell>
          <table:table-cell table:style-name="ce222"/>
          <table:table-cell table:style-name="ce257"/>
          <table:table-cell table:style-name="ce289"/>
          <table:table-cell table:style-name="ce341" office:value-type="string">
            <text:p>Total - external personnel</text:p>
          </table:table-cell>
          <table:table-cell table:style-name="ce276" office:value-type="string">
            <text:p>€/year</text:p>
          </table:table-cell>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Total - external personnel">
            <text:p>Total - external personnel</text:p>
          </table:table-cell>
          <table:table-cell table:style-name="ce509" office:value-type="string">
            <text:p>Total - external personnel</text:p>
          </table:table-cell>
          <table:table-cell table:style-name="ce519"/>
          <table:table-cell table:style-name="ce532" table:number-columns-repeated="7"/>
          <table:table-cell table:style-name="ce468" table:number-columns-repeated="2"/>
          <table:table-cell table:style-name="ce542"/>
          <table:table-cell table:style-name="ce517" table:number-columns-repeated="2"/>
          <table:table-cell table:style-name="ce560" table:number-columns-repeated="7"/>
          <table:table-cell table:style-name="ce468" table:number-columns-repeated="2"/>
          <table:table-cell table:style-name="ce569" table:formula="oooc:=HLOOKUP([.AR$1];[.AS$1:.BA$1200];ROW();FALSE())" office:value-type="string" office:string-value="€/year">
            <text:p>€/year</text:p>
          </table:table-cell>
          <table:table-cell table:style-name="ce572" office:value-type="string">
            <text:p>€/year</text:p>
          </table:table-cell>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54">
            <text:p>454</text:p>
          </table:table-cell>
          <table:table-cell table:style-name="ce69"/>
          <table:table-cell table:style-name="ce116"/>
          <table:table-cell table:style-name="ce223" office:value-type="string">
            <text:p>OMTotalFung</text:p>
          </table:table-cell>
          <table:table-cell table:style-name="ce223"/>
          <table:table-cell table:style-name="ce257"/>
          <table:table-cell table:style-name="ce289"/>
          <table:table-cell table:style-name="ce341" office:value-type="string">
            <text:p>Total - fungible assets</text:p>
          </table:table-cell>
          <table:table-cell table:style-name="ce276" office:value-type="string">
            <text:p>€/year</text:p>
          </table:table-cell>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Total - fungible assets">
            <text:p>Total - fungible assets</text:p>
          </table:table-cell>
          <table:table-cell table:style-name="ce509" office:value-type="string">
            <text:p>Total - fungible assets</text:p>
          </table:table-cell>
          <table:table-cell table:style-name="ce519"/>
          <table:table-cell table:style-name="ce532" table:number-columns-repeated="7"/>
          <table:table-cell table:style-name="ce468" table:number-columns-repeated="2"/>
          <table:table-cell table:style-name="ce542"/>
          <table:table-cell table:style-name="ce517" table:number-columns-repeated="2"/>
          <table:table-cell table:style-name="ce560" table:number-columns-repeated="7"/>
          <table:table-cell table:style-name="ce468" table:number-columns-repeated="2"/>
          <table:table-cell table:style-name="ce569" table:formula="oooc:=HLOOKUP([.AR$1];[.AS$1:.BA$1200];ROW();FALSE())" office:value-type="string" office:string-value="€/year">
            <text:p>€/year</text:p>
          </table:table-cell>
          <table:table-cell table:style-name="ce572" office:value-type="string">
            <text:p>€/year</text:p>
          </table:table-cell>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55">
            <text:p>455</text:p>
          </table:table-cell>
          <table:table-cell table:style-name="ce69"/>
          <table:table-cell table:style-name="ce116"/>
          <table:table-cell table:style-name="ce154" table:number-columns-repeated="2"/>
          <table:table-cell table:style-name="ce257"/>
          <table:table-cell table:style-name="ce289"/>
          <table:table-cell table:style-name="ce341" office:value-type="string">
            <text:p>Total cost</text:p>
          </table:table-cell>
          <table:table-cell table:style-name="ce276" office:value-type="string">
            <text:p>€/year</text:p>
          </table:table-cell>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Total cost">
            <text:p>Total cost</text:p>
          </table:table-cell>
          <table:table-cell table:style-name="ce509" office:value-type="string">
            <text:p>Total cost</text:p>
          </table:table-cell>
          <table:table-cell table:style-name="ce519"/>
          <table:table-cell table:style-name="ce532" table:number-columns-repeated="7"/>
          <table:table-cell table:style-name="ce468" table:number-columns-repeated="2"/>
          <table:table-cell table:style-name="ce542"/>
          <table:table-cell table:style-name="ce517" table:number-columns-repeated="2"/>
          <table:table-cell table:style-name="ce560" table:number-columns-repeated="7"/>
          <table:table-cell table:style-name="ce468" table:number-columns-repeated="2"/>
          <table:table-cell table:style-name="ce569" table:formula="oooc:=HLOOKUP([.AR$1];[.AS$1:.BA$1200];ROW();FALSE())" office:value-type="string" office:string-value="€/year">
            <text:p>€/year</text:p>
          </table:table-cell>
          <table:table-cell table:style-name="ce572" office:value-type="string">
            <text:p>€/year</text:p>
          </table:table-cell>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56">
            <text:p>456</text:p>
          </table:table-cell>
          <table:table-cell table:style-name="ce69"/>
          <table:table-cell table:style-name="ce116"/>
          <table:table-cell table:style-name="ce154" table:number-columns-repeated="2"/>
          <table:table-cell table:style-name="ce257"/>
          <table:table-cell table:style-name="ce289"/>
          <table:table-cell table:style-name="ce341" office:value-type="string">
            <text:p>Own personnel</text:p>
          </table:table-cell>
          <table:table-cell table:style-name="ce276" office:value-type="string">
            <text:p>€/year</text:p>
          </table:table-cell>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Own personnel">
            <text:p>Own personnel</text:p>
          </table:table-cell>
          <table:table-cell table:style-name="ce509" office:value-type="string">
            <text:p>Own personnel</text:p>
          </table:table-cell>
          <table:table-cell table:style-name="ce519"/>
          <table:table-cell table:style-name="ce532" table:number-columns-repeated="7"/>
          <table:table-cell table:style-name="ce468" table:number-columns-repeated="2"/>
          <table:table-cell table:style-name="ce542"/>
          <table:table-cell table:style-name="ce517" table:number-columns-repeated="2"/>
          <table:table-cell table:style-name="ce560" table:number-columns-repeated="7"/>
          <table:table-cell table:style-name="ce468" table:number-columns-repeated="2"/>
          <table:table-cell table:style-name="ce569" table:formula="oooc:=HLOOKUP([.AR$1];[.AS$1:.BA$1200];ROW();FALSE())" office:value-type="string" office:string-value="€/year">
            <text:p>€/year</text:p>
          </table:table-cell>
          <table:table-cell table:style-name="ce572" office:value-type="string">
            <text:p>€/year</text:p>
          </table:table-cell>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57">
            <text:p>457</text:p>
          </table:table-cell>
          <table:table-cell table:style-name="ce69"/>
          <table:table-cell table:style-name="ce116"/>
          <table:table-cell table:style-name="ce154" table:number-columns-repeated="2"/>
          <table:table-cell table:style-name="ce257"/>
          <table:table-cell table:style-name="ce289"/>
          <table:table-cell table:style-name="ce341" office:value-type="string">
            <text:p>External personnel</text:p>
          </table:table-cell>
          <table:table-cell table:style-name="ce276" office:value-type="string">
            <text:p>€/year</text:p>
          </table:table-cell>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External personnel">
            <text:p>External personnel</text:p>
          </table:table-cell>
          <table:table-cell table:style-name="ce509" office:value-type="string">
            <text:p>External personnel</text:p>
          </table:table-cell>
          <table:table-cell table:style-name="ce519"/>
          <table:table-cell table:style-name="ce532" table:number-columns-repeated="7"/>
          <table:table-cell table:style-name="ce468" table:number-columns-repeated="2"/>
          <table:table-cell table:style-name="ce542"/>
          <table:table-cell table:style-name="ce517" table:number-columns-repeated="2"/>
          <table:table-cell table:style-name="ce560" table:number-columns-repeated="7"/>
          <table:table-cell table:style-name="ce468" table:number-columns-repeated="2"/>
          <table:table-cell table:style-name="ce569" table:formula="oooc:=HLOOKUP([.AR$1];[.AS$1:.BA$1200];ROW();FALSE())" office:value-type="string" office:string-value="€/year">
            <text:p>€/year</text:p>
          </table:table-cell>
          <table:table-cell table:style-name="ce572" office:value-type="string">
            <text:p>€/year</text:p>
          </table:table-cell>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58">
            <text:p>458</text:p>
          </table:table-cell>
          <table:table-cell table:style-name="ce69"/>
          <table:table-cell table:style-name="ce116"/>
          <table:table-cell table:style-name="ce154" table:number-columns-repeated="2"/>
          <table:table-cell table:style-name="ce257"/>
          <table:table-cell table:style-name="ce289"/>
          <table:table-cell table:style-name="ce341" office:value-type="string">
            <text:p>Spare parts and fungible assets</text:p>
          </table:table-cell>
          <table:table-cell table:style-name="ce276" office:value-type="string">
            <text:p>€/year</text:p>
          </table:table-cell>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Spare parts and fungible assets">
            <text:p>Spare parts and fungible assets</text:p>
          </table:table-cell>
          <table:table-cell table:style-name="ce509" office:value-type="string">
            <text:p>Spare parts and fungible assets</text:p>
          </table:table-cell>
          <table:table-cell table:style-name="ce519"/>
          <table:table-cell table:style-name="ce532" table:number-columns-repeated="7"/>
          <table:table-cell table:style-name="ce468" table:number-columns-repeated="2"/>
          <table:table-cell table:style-name="ce542"/>
          <table:table-cell table:style-name="ce517" table:number-columns-repeated="2"/>
          <table:table-cell table:style-name="ce560" table:number-columns-repeated="7"/>
          <table:table-cell table:style-name="ce468" table:number-columns-repeated="2"/>
          <table:table-cell table:style-name="ce569" table:formula="oooc:=HLOOKUP([.AR$1];[.AS$1:.BA$1200];ROW();FALSE())" office:value-type="string" office:string-value="€/year">
            <text:p>€/year</text:p>
          </table:table-cell>
          <table:table-cell table:style-name="ce572" office:value-type="string">
            <text:p>€/year</text:p>
          </table:table-cell>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59">
            <text:p>459</text:p>
          </table:table-cell>
          <table:table-cell table:style-name="ce69"/>
          <table:table-cell table:style-name="ce116"/>
          <table:table-cell table:style-name="ce154" table:number-columns-repeated="2"/>
          <table:table-cell table:style-name="ce257"/>
          <table:table-cell table:style-name="ce289"/>
          <table:table-cell table:style-name="ce340" office:value-type="string">
            <text:p>Externalisation of energetic services</text:p>
          </table:table-cell>
          <table:table-cell table:style-name="ce276"/>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Externalisation of energetic services">
            <text:p>Externalisation of energetic services</text:p>
          </table:table-cell>
          <table:table-cell table:style-name="ce507" office:value-type="string">
            <text:p>Externalisation of energetic services</text:p>
          </table:table-cell>
          <table:table-cell table:style-name="ce519"/>
          <table:table-cell table:style-name="ce532" table:number-columns-repeated="7"/>
          <table:table-cell table:style-name="ce468" table:number-columns-repeated="2"/>
          <table:table-cell table:style-name="ce542"/>
          <table:table-cell table:style-name="ce517" table:number-columns-repeated="2"/>
          <table:table-cell table:style-name="ce560" table:number-columns-repeated="7"/>
          <table:table-cell table:style-name="ce468" table:number-columns-repeated="2"/>
          <table:table-cell table:style-name="ce569" table:formula="oooc:=HLOOKUP([.AR$1];[.AS$1:.BA$1200];ROW();FALSE())">
            <text:p/>
          </table:table-cell>
          <table:table-cell table:style-name="ce572"/>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60">
            <text:p>460</text:p>
          </table:table-cell>
          <table:table-cell table:style-name="ce69"/>
          <table:table-cell table:style-name="ce116"/>
          <table:table-cell table:style-name="ce224" office:value-type="string">
            <text:p>EnergyManagExisting</text:p>
          </table:table-cell>
          <table:table-cell table:style-name="ce224"/>
          <table:table-cell table:style-name="ce257"/>
          <table:table-cell table:style-name="ce289"/>
          <table:table-cell table:style-name="ce341" office:value-type="string">
            <text:p>Is there any energy menagement system implemented?</text:p>
          </table:table-cell>
          <table:table-cell table:style-name="ce276" office:value-type="string">
            <text:p>yes/no</text:p>
          </table:table-cell>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Is there any energy menagement system implemented?">
            <text:p>Is there any energy menagement system implemented?</text:p>
          </table:table-cell>
          <table:table-cell table:style-name="ce509" office:value-type="string">
            <text:p>Is there any energy menagement system implemented?</text:p>
          </table:table-cell>
          <table:table-cell table:style-name="ce519"/>
          <table:table-cell table:style-name="ce532" table:number-columns-repeated="7"/>
          <table:table-cell table:style-name="ce468" table:number-columns-repeated="2"/>
          <table:table-cell table:style-name="ce542"/>
          <table:table-cell table:style-name="ce517" table:number-columns-repeated="2"/>
          <table:table-cell table:style-name="ce560" table:number-columns-repeated="7"/>
          <table:table-cell table:style-name="ce468" table:number-columns-repeated="2"/>
          <table:table-cell table:style-name="ce569" table:formula="oooc:=HLOOKUP([.AR$1];[.AS$1:.BA$1200];ROW();FALSE())" office:value-type="string" office:string-value="yes/no">
            <text:p>yes/no</text:p>
          </table:table-cell>
          <table:table-cell table:style-name="ce572" office:value-type="string">
            <text:p>yes/no</text:p>
          </table:table-cell>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4">
          <table:table-cell table:style-name="ce11" office:value-type="float" office:value="461">
            <text:p>461</text:p>
          </table:table-cell>
          <table:table-cell table:style-name="ce69"/>
          <table:table-cell table:style-name="ce116"/>
          <table:table-cell table:style-name="ce225" office:value-type="string">
            <text:p>EnergyManagExternal</text:p>
          </table:table-cell>
          <table:table-cell table:style-name="ce225"/>
          <table:table-cell table:style-name="ce257"/>
          <table:table-cell table:style-name="ce289"/>
          <table:table-cell table:style-name="ce341" office:value-type="string">
            <text:p>Is the energy menagent externalized?</text:p>
          </table:table-cell>
          <table:table-cell table:style-name="ce276" office:value-type="string">
            <text:p>yes/no</text:p>
          </table:table-cell>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office:value-type="string" office:string-value="Is the energy menagent externalized?">
            <text:p>Is the energy menagent externalized?</text:p>
          </table:table-cell>
          <table:table-cell table:style-name="ce509" office:value-type="string">
            <text:p>Is the energy menagent externalized?</text:p>
          </table:table-cell>
          <table:table-cell table:style-name="ce519"/>
          <table:table-cell table:style-name="ce532" table:number-columns-repeated="7"/>
          <table:table-cell table:style-name="ce468" table:number-columns-repeated="2"/>
          <table:table-cell table:style-name="ce542"/>
          <table:table-cell table:style-name="ce517" table:number-columns-repeated="2"/>
          <table:table-cell table:style-name="ce560" table:number-columns-repeated="7"/>
          <table:table-cell table:style-name="ce468" table:number-columns-repeated="2"/>
          <table:table-cell table:style-name="ce569" table:formula="oooc:=HLOOKUP([.AR$1];[.AS$1:.BA$1200];ROW();FALSE())" office:value-type="string" office:string-value="yes/no">
            <text:p>yes/no</text:p>
          </table:table-cell>
          <table:table-cell table:style-name="ce572" office:value-type="string">
            <text:p>yes/no</text:p>
          </table:table-cell>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
          <table:table-cell table:style-name="ce11" office:value-type="float" office:value="462">
            <text:p>462</text:p>
          </table:table-cell>
          <table:table-cell table:style-name="ce69"/>
          <table:table-cell table:style-name="ce116"/>
          <table:table-cell table:style-name="ce154" table:number-columns-repeated="2"/>
          <table:table-cell table:style-name="ce257"/>
          <table:table-cell table:style-name="ce289"/>
          <table:table-cell table:style-name="ce341"/>
          <table:table-cell table:style-name="ce276"/>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text:p/>
          </table:table-cell>
          <table:table-cell table:style-name="ce509"/>
          <table:table-cell table:style-name="ce519"/>
          <table:table-cell table:style-name="ce532" table:number-columns-repeated="7"/>
          <table:table-cell table:style-name="ce468" table:number-columns-repeated="2"/>
          <table:table-cell table:style-name="ce542"/>
          <table:table-cell table:style-name="ce517" table:number-columns-repeated="2"/>
          <table:table-cell table:style-name="ce560" table:number-columns-repeated="7"/>
          <table:table-cell table:style-name="ce468" table:number-columns-repeated="2"/>
          <table:table-cell table:style-name="ce569" table:formula="oooc:=HLOOKUP([.AR$1];[.AS$1:.BA$1200];ROW();FALSE())">
            <text:p/>
          </table:table-cell>
          <table:table-cell table:style-name="ce574"/>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1">
          <table:table-cell table:style-name="ce11" office:value-type="float" office:value="463">
            <text:p>463</text:p>
          </table:table-cell>
          <table:table-cell table:style-name="ce69"/>
          <table:table-cell table:style-name="ce116"/>
          <table:table-cell table:style-name="ce154" table:number-columns-repeated="2"/>
          <table:table-cell table:style-name="ce257"/>
          <table:table-cell table:style-name="ce289"/>
          <table:table-cell table:style-name="ce341"/>
          <table:table-cell table:style-name="ce276"/>
          <table:table-cell table:number-columns-repeated="2" table:style-name="ce394" office:value-type="string">
            <text:p>X</text:p>
          </table:table-cell>
          <table:table-cell table:style-name="ce419" table:number-columns-repeated="4"/>
          <table:table-cell table:style-name="ce381"/>
          <table:table-cell table:style-name="ce445"/>
          <table:table-cell table:style-name="ce468" table:number-columns-repeated="2"/>
          <table:table-cell table:style-name="ce475" table:formula="oooc:=HLOOKUP([.T$1];[.U$1:.AC$1202];ROW();FALSE())">
            <text:p/>
          </table:table-cell>
          <table:table-cell table:style-name="ce509"/>
          <table:table-cell table:style-name="ce519"/>
          <table:table-cell table:style-name="ce532" table:number-columns-repeated="7"/>
          <table:table-cell table:style-name="ce468" table:number-columns-repeated="2"/>
          <table:table-cell table:style-name="ce542"/>
          <table:table-cell table:style-name="ce517" table:number-columns-repeated="2"/>
          <table:table-cell table:style-name="ce560" table:number-columns-repeated="7"/>
          <table:table-cell table:style-name="ce468" table:number-columns-repeated="2"/>
          <table:table-cell table:style-name="ce569" table:formula="oooc:=HLOOKUP([.AR$1];[.AS$1:.BA$1200];ROW();FALSE())">
            <text:p/>
          </table:table-cell>
          <table:table-cell table:style-name="ce574"/>
          <table:table-cell table:style-name="ce517"/>
          <table:table-cell table:style-name="ce560" table:number-columns-repeated="7"/>
          <table:table-cell table:style-name="ce468" table:number-columns-repeated="199"/>
          <table:table-cell table:style-name="ce592"/>
          <table:table-cell table:style-name="ce11" table:number-columns-repeated="3"/>
        </table:table-row>
        <table:table-row table:style-name="ro4">
          <table:table-cell office:value-type="float" office:value="464">
            <text:p>464</text:p>
          </table:table-cell>
          <table:table-cell table:style-name="ce63"/>
          <table:table-cell table:style-name="ce118"/>
          <table:table-cell table:style-name="ce195" table:number-columns-repeated="2"/>
          <table:table-cell table:style-name="ce267"/>
          <table:table-cell table:style-name="ce295"/>
          <table:table-cell table:style-name="ce345"/>
          <table:table-cell table:style-name="ce371"/>
          <table:table-cell table:style-name="ce397" table:number-columns-repeated="2"/>
          <table:table-cell table:style-name="ce371" table:number-columns-repeated="3"/>
          <table:table-cell table:number-columns-repeated="3"/>
          <table:table-cell table:style-name="ce459" table:number-columns-repeated="2"/>
          <table:table-cell table:style-name="Default"/>
          <table:table-cell table:style-name="ce345"/>
          <table:table-cell table:style-name="ce522"/>
          <table:table-cell table:style-name="ce533" table:number-columns-repeated="7"/>
          <table:table-cell table:style-name="ce459" table:number-columns-repeated="2"/>
          <table:table-cell table:style-name="ce541" table:formula="oooc:=HLOOKUP([.AF$1];[.AG$1:.AO$1200];ROW();FALSE())">
            <text:p/>
          </table:table-cell>
          <table:table-cell table:style-name="ce549" table:number-columns-repeated="2"/>
          <table:table-cell table:style-name="ce561" table:number-columns-repeated="7"/>
          <table:table-cell table:style-name="ce459" table:number-columns-repeated="2"/>
          <table:table-cell table:style-name="ce568" table:formula="oooc:=HLOOKUP([.AR$1];[.AS$1:.BA$1200];ROW();FALSE())">
            <text:p/>
          </table:table-cell>
          <table:table-cell table:style-name="ce580"/>
          <table:table-cell table:style-name="ce549"/>
          <table:table-cell table:style-name="ce561" table:number-columns-repeated="7"/>
          <table:table-cell table:style-name="ce459" table:number-columns-repeated="199"/>
          <table:table-cell table:style-name="ce242" table:number-columns-repeated="3"/>
          <table:table-cell/>
        </table:table-row>
        <table:table-row table:style-name="ro14">
          <table:table-cell table:style-name="ce11" office:value-type="float" office:value="465">
            <text:p>465</text:p>
          </table:table-cell>
          <table:table-cell table:style-name="ce47"/>
          <table:table-cell table:style-name="ce103"/>
          <table:table-cell table:style-name="ce175" table:number-columns-repeated="2"/>
          <table:table-cell table:style-name="ce156"/>
          <table:table-cell table:style-name="ce284"/>
          <table:table-cell table:style-name="ce302" office:value-type="string">
            <text:p>ADDITIONAL/OPTIONAL</text:p>
          </table:table-cell>
          <table:table-cell table:style-name="ce284"/>
          <table:table-cell table:style-name="ce384" table:number-columns-repeated="2"/>
          <table:table-cell table:style-name="ce48" table:number-columns-repeated="2"/>
          <table:table-cell table:style-name="ce427"/>
          <table:table-cell table:style-name="ce49" table:number-columns-repeated="2"/>
          <table:table-cell table:style-name="ce445"/>
          <table:table-cell table:style-name="ce461" table:number-columns-repeated="2"/>
          <table:table-cell table:style-name="ce475" table:formula="oooc:=HLOOKUP([.T$1];[.U$1:.AC$1202];ROW();FALSE())" office:value-type="string" office:string-value="ADDITIONAL/OPTIONAL">
            <text:p>ADDITIONAL/OPTIONAL</text:p>
          </table:table-cell>
          <table:table-cell table:style-name="ce484" office:value-type="string">
            <text:p>ADDITIONAL/OPTIONAL</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text:p/>
          </table:table-cell>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466">
            <text:p>466</text:p>
          </table:table-cell>
          <table:table-cell table:style-name="ce47"/>
          <table:table-cell table:style-name="ce103"/>
          <table:table-cell table:style-name="ce175" table:number-columns-repeated="2"/>
          <table:table-cell table:style-name="ce156"/>
          <table:table-cell table:style-name="ce284"/>
          <table:table-cell table:style-name="ce302" office:value-type="string">
            <text:p>Memory of the interventions carred out on the energy production and supply system</text:p>
          </table:table-cell>
          <table:table-cell table:style-name="ce284"/>
          <table:table-cell table:style-name="ce398"/>
          <table:table-cell table:style-name="ce384"/>
          <table:table-cell table:style-name="ce48" table:number-columns-repeated="2"/>
          <table:table-cell table:style-name="ce427"/>
          <table:table-cell table:style-name="ce423" office:value-type="string">
            <text:p>x</text:p>
          </table:table-cell>
          <table:table-cell table:style-name="ce423"/>
          <table:table-cell table:style-name="ce445"/>
          <table:table-cell table:style-name="ce461" table:number-columns-repeated="2"/>
          <table:table-cell table:style-name="ce475" table:formula="oooc:=HLOOKUP([.T$1];[.U$1:.AC$1202];ROW();FALSE())" office:value-type="string" office:string-value="Memory of the interventions carred out on the energy production and supply system">
            <text:p>Memory of the interventions carred out on the energy production and supply system</text:p>
          </table:table-cell>
          <table:table-cell table:style-name="ce484" office:value-type="string">
            <text:p>Memory of the interventions carred out on the energy production and supply system</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text:p/>
          </table:table-cell>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14">
          <table:table-cell table:style-name="ce11" office:value-type="float" office:value="467">
            <text:p>467</text:p>
          </table:table-cell>
          <table:table-cell table:style-name="ce47"/>
          <table:table-cell table:style-name="ce103"/>
          <table:table-cell table:style-name="ce175" table:number-columns-repeated="3"/>
          <table:table-cell table:style-name="ce284"/>
          <table:table-cell table:style-name="ce302" office:value-type="string">
            <text:p>Company responsible for the interventions</text:p>
          </table:table-cell>
          <table:table-cell table:style-name="ce284"/>
          <table:table-cell table:style-name="ce398"/>
          <table:table-cell table:style-name="ce384"/>
          <table:table-cell table:style-name="ce48" table:number-columns-repeated="2"/>
          <table:table-cell table:style-name="ce427"/>
          <table:table-cell table:style-name="ce423" office:value-type="string">
            <text:p>x</text:p>
          </table:table-cell>
          <table:table-cell table:style-name="ce423"/>
          <table:table-cell table:style-name="ce445"/>
          <table:table-cell table:style-name="ce461" table:number-columns-repeated="2"/>
          <table:table-cell table:style-name="ce475" table:formula="oooc:=HLOOKUP([.T$1];[.U$1:.AC$1202];ROW();FALSE())" office:value-type="string" office:string-value="Company responsible for the interventions">
            <text:p>Company responsible for the interventions</text:p>
          </table:table-cell>
          <table:table-cell table:style-name="ce484" office:value-type="string">
            <text:p>Company responsible for the interventions</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text:p/>
          </table:table-cell>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468">
            <text:p>468</text:p>
          </table:table-cell>
          <table:table-cell table:style-name="ce47"/>
          <table:table-cell table:style-name="ce103"/>
          <table:table-cell table:style-name="ce175" table:number-columns-repeated="3"/>
          <table:table-cell table:style-name="ce284"/>
          <table:table-cell table:style-name="ce302" office:value-type="string">
            <text:p>Company responsible for the maintenance of the plants/internal dedicated personnel</text:p>
          </table:table-cell>
          <table:table-cell table:style-name="ce284"/>
          <table:table-cell table:style-name="ce398"/>
          <table:table-cell table:style-name="ce384"/>
          <table:table-cell table:style-name="ce48" table:number-columns-repeated="2"/>
          <table:table-cell table:style-name="ce427"/>
          <table:table-cell table:style-name="ce423" office:value-type="string">
            <text:p>x</text:p>
          </table:table-cell>
          <table:table-cell table:style-name="ce423"/>
          <table:table-cell table:style-name="ce445"/>
          <table:table-cell table:style-name="ce461" table:number-columns-repeated="2"/>
          <table:table-cell table:style-name="ce475" table:formula="oooc:=HLOOKUP([.T$1];[.U$1:.AC$1202];ROW();FALSE())" office:value-type="string" office:string-value="Company responsible for the maintenance of the plants/internal dedicated personnel">
            <text:p>Company responsible for the maintenance of the plants/internal dedicated personnel</text:p>
          </table:table-cell>
          <table:table-cell table:style-name="ce484" office:value-type="string">
            <text:p>Company responsible for the maintenance of the plants/internal dedicated personnel</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text:p/>
          </table:table-cell>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469">
            <text:p>469</text:p>
          </table:table-cell>
          <table:table-cell table:style-name="ce47"/>
          <table:table-cell table:style-name="ce103"/>
          <table:table-cell table:style-name="ce175" table:number-columns-repeated="2"/>
          <table:table-cell table:style-name="ce156"/>
          <table:table-cell table:style-name="ce284"/>
          <table:table-cell table:style-name="ce302" office:value-type="string">
            <text:p>Technical room/space availability for additional storage units, solar circuit components..</text:p>
          </table:table-cell>
          <table:table-cell table:style-name="ce284"/>
          <table:table-cell table:style-name="ce398"/>
          <table:table-cell table:style-name="ce384"/>
          <table:table-cell table:style-name="ce48" table:number-columns-repeated="2"/>
          <table:table-cell table:style-name="ce427"/>
          <table:table-cell table:style-name="ce423" office:value-type="string">
            <text:p>x</text:p>
          </table:table-cell>
          <table:table-cell table:style-name="ce423"/>
          <table:table-cell table:style-name="ce445"/>
          <table:table-cell table:style-name="ce461" table:number-columns-repeated="2"/>
          <table:table-cell table:style-name="ce475" table:formula="oooc:=HLOOKUP([.T$1];[.U$1:.AC$1202];ROW();FALSE())" office:value-type="string" office:string-value="Technical room/space availability for additional storage units, solar circuit components..">
            <text:p>Technical room/space availability for additional storage units, solar circuit components..</text:p>
          </table:table-cell>
          <table:table-cell table:style-name="ce484" office:value-type="string">
            <text:p>Technical room/space availability for additional storage units, solar circuit components..</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text:p/>
          </table:table-cell>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2">
          <table:table-cell table:style-name="ce11" office:value-type="float" office:value="470">
            <text:p>470</text:p>
          </table:table-cell>
          <table:table-cell table:style-name="ce47"/>
          <table:table-cell table:style-name="ce103"/>
          <table:table-cell table:style-name="ce175" table:number-columns-repeated="2"/>
          <table:table-cell table:style-name="ce156"/>
          <table:table-cell table:style-name="ce284"/>
          <table:table-cell table:style-name="ce302" office:value-type="string">
            <text:p>In medisco maybe no but in general: Financing schemes and co-funding schemes for industry</text:p>
          </table:table-cell>
          <table:table-cell table:style-name="ce284"/>
          <table:table-cell table:style-name="ce384" table:number-columns-repeated="2"/>
          <table:table-cell table:style-name="ce48" table:number-columns-repeated="2"/>
          <table:table-cell table:style-name="ce427"/>
          <table:table-cell table:style-name="ce49" table:number-columns-repeated="2"/>
          <table:table-cell table:style-name="ce445"/>
          <table:table-cell table:style-name="ce461" table:number-columns-repeated="2"/>
          <table:table-cell table:style-name="ce475" table:formula="oooc:=HLOOKUP([.T$1];[.U$1:.AC$1202];ROW();FALSE())" office:value-type="string" office:string-value="In medisco maybe no but in general: Financing schemes and co-funding schemes for industry">
            <text:p>In medisco maybe no but in general: Financing schemes and co-funding schemes for industry</text:p>
          </table:table-cell>
          <table:table-cell table:style-name="ce484" office:value-type="string">
            <text:p>In medisco maybe no but in general: Financing schemes and co-funding schemes for industry</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text:p/>
          </table:table-cell>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4">
          <table:table-cell/>
          <table:table-cell table:style-name="ce72"/>
          <table:table-cell table:style-name="ce117"/>
          <table:table-cell table:style-name="ce137" table:number-columns-repeated="2"/>
          <table:table-cell table:style-name="ce255"/>
          <table:table-cell table:style-name="ce293"/>
          <table:table-cell table:style-name="ce344"/>
          <table:table-cell table:style-name="ce352"/>
          <table:table-cell table:style-name="ce395" table:number-columns-repeated="2"/>
          <table:table-cell table:style-name="ce352" table:number-columns-repeated="4"/>
          <table:table-cell table:style-name="ce430"/>
          <table:table-cell table:style-name="ce66"/>
          <table:table-cell table:style-name="ce459" table:number-columns-repeated="2"/>
          <table:table-cell table:style-name="ce262"/>
          <table:table-cell table:style-name="ce344"/>
          <table:table-cell table:style-name="ce525"/>
          <table:table-cell table:style-name="ce459" table:number-columns-repeated="9"/>
          <table:table-cell table:style-name="ce545"/>
          <table:table-cell table:style-name="ce554" table:number-columns-repeated="2"/>
          <table:table-cell table:style-name="ce566" table:number-columns-repeated="7"/>
          <table:table-cell table:style-name="ce459" table:number-columns-repeated="2"/>
          <table:table-cell table:style-name="ce568" table:formula="oooc:=HLOOKUP([.AR$1];[.AS$1:.BA$1200];ROW();FALSE())">
            <text:p/>
          </table:table-cell>
          <table:table-cell table:style-name="ce579"/>
          <table:table-cell table:style-name="ce590"/>
          <table:table-cell table:style-name="ce563" table:number-columns-repeated="7"/>
          <table:table-cell table:style-name="ce459" table:number-columns-repeated="199"/>
          <table:table-cell table:style-name="ce242" table:number-columns-repeated="3"/>
          <table:table-cell/>
        </table:table-row>
        <table:table-row-group>
          <table:table-row table:style-name="ro37">
            <table:table-cell table:style-name="ce32"/>
            <table:table-cell table:style-name="ce73" office:value-type="string">
              <text:p>P. Parameter settings for analysis</text:p>
            </table:table-cell>
            <table:table-cell table:style-name="ce119"/>
            <table:table-cell table:style-name="ce226" table:number-columns-repeated="2"/>
            <table:table-cell table:style-name="ce268"/>
            <table:table-cell table:style-name="ce296"/>
            <table:table-cell table:style-name="ce346"/>
            <table:table-cell table:style-name="ce372"/>
            <table:table-cell table:style-name="ce399"/>
            <table:table-cell table:style-name="ce411"/>
            <table:table-cell table:number-columns-repeated="8"/>
            <table:table-cell table:style-name="ce474" table:formula="oooc:=HLOOKUP([.T$1];[.U$1:.AC$1202];ROW();FALSE())">
              <text:p/>
            </table:table-cell>
            <table:table-cell table:style-name="ce510"/>
            <table:table-cell table:style-name="ce521" table:number-columns-repeated="8"/>
            <table:table-cell table:number-columns-repeated="2"/>
            <table:table-cell table:style-name="ce541" table:formula="oooc:=HLOOKUP([.AF$1];[.AG$1:.AO$1200];ROW();FALSE())">
              <text:p/>
            </table:table-cell>
            <table:table-cell table:style-name="ce547" table:number-columns-repeated="9"/>
            <table:table-cell table:number-columns-repeated="2"/>
            <table:table-cell table:style-name="ce568" table:formula="oooc:=HLOOKUP([.AR$1];[.AS$1:.BA$1200];ROW();FALSE())">
              <text:p/>
            </table:table-cell>
            <table:table-cell table:style-name="ce580"/>
            <table:table-cell table:style-name="ce547" table:number-columns-repeated="8"/>
            <table:table-cell table:number-columns-repeated="203"/>
          </table:table-row>
          <table:table-row table:style-name="ro37">
            <table:table-cell table:style-name="ce11"/>
            <table:table-cell table:style-name="ce51"/>
            <table:table-cell table:style-name="ce120" office:value-type="string">
              <text:p>P000</text:p>
            </table:table-cell>
            <table:table-cell table:style-name="ce227" office:value-type="string">
              <text:p>General energetic and environmental conversion parameters</text:p>
            </table:table-cell>
            <table:table-cell table:style-name="ce228"/>
            <table:table-cell table:style-name="ce231"/>
            <table:table-cell table:style-name="ce56"/>
            <table:table-cell table:style-name="ce93"/>
            <table:table-cell table:style-name="ce56"/>
            <table:table-cell table:style-name="ce399"/>
            <table:table-cell table:style-name="ce391"/>
            <table:table-cell table:number-columns-repeated="6"/>
            <table:table-cell table:style-name="ce458" table:number-columns-repeated="2"/>
            <table:table-cell table:style-name="ce474" table:formula="oooc:=HLOOKUP([.T$1];[.U$1:.AC$1202];ROW();FALSE())" office:value-type="string" office:string-value="Conversion to primary energy of electricity">
              <text:p>Conversion to primary energy of electricity</text:p>
            </table:table-cell>
            <table:table-cell table:style-name="ce511" office:value-type="string">
              <text:p>Conversion to primary energy of electricity</text:p>
            </table:table-cell>
            <table:table-cell table:style-name="ce522"/>
            <table:table-cell table:style-name="ce533" table:number-columns-repeated="7"/>
            <table:table-cell table:style-name="ce458" table:number-columns-repeated="2"/>
            <table:table-cell table:style-name="ce541" table:formula="oooc:=HLOOKUP([.AF$1];[.AG$1:.AO$1200];ROW();FALSE())">
              <text:p/>
            </table:table-cell>
            <table:table-cell table:style-name="ce549" table:number-columns-repeated="2"/>
            <table:table-cell table:style-name="ce561" table:number-columns-repeated="7"/>
            <table:table-cell table:style-name="ce458" table:number-columns-repeated="2"/>
            <table:table-cell table:style-name="ce568" table:formula="oooc:=HLOOKUP([.AR$1];[.AS$1:.BA$1200];ROW();FALSE())" office:value-type="string" office:string-value="kWhEP/ kWh">
              <text:p>kWhEP/ kWh</text:p>
            </table:table-cell>
            <table:table-cell table:style-name="ce571" office:value-type="string">
              <text:p>kWhEP/</text:p>
              <text:p>kWh</text:p>
            </table:table-cell>
            <table:table-cell table:style-name="ce549"/>
            <table:table-cell table:style-name="ce561" table:number-columns-repeated="7"/>
            <table:table-cell table:style-name="ce458" table:number-columns-repeated="199"/>
            <table:table-cell table:number-columns-repeated="4"/>
          </table:table-row>
          <table:table-row table:style-name="ro37">
            <table:table-cell table:style-name="ce11" office:value-type="float" office:value="473">
              <text:p>473</text:p>
            </table:table-cell>
            <table:table-cell table:style-name="ce51"/>
            <table:table-cell table:style-name="ce101" office:value-type="string">
              <text:p>P001</text:p>
            </table:table-cell>
            <table:table-cell table:style-name="ce228" office:value-type="string">
              <text:p>PEConvEl</text:p>
            </table:table-cell>
            <table:table-cell table:style-name="ce228"/>
            <table:table-cell table:style-name="ce231"/>
            <table:table-cell table:style-name="ce56"/>
            <table:table-cell table:style-name="ce93" office:value-type="string">
              <text:p>Conversion to primary energy of electricity</text:p>
            </table:table-cell>
            <table:table-cell table:style-name="ce56" office:value-type="string">
              <text:p>kWhEP/kWh</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Conversion to primary energy of electricity">
              <text:p>Conversion to primary energy of electricity</text:p>
            </table:table-cell>
            <table:table-cell table:style-name="ce484" office:value-type="string">
              <text:p>Conversion to primary energy of electricity</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kWhEP/ kWh">
              <text:p>kWhEP/ kWh</text:p>
            </table:table-cell>
            <table:table-cell table:style-name="ce572" office:value-type="string">
              <text:p>kWhEP/</text:p>
              <text:p>kWh</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37">
            <table:table-cell table:style-name="ce11" office:value-type="float" office:value="474">
              <text:p>474</text:p>
            </table:table-cell>
            <table:table-cell table:style-name="ce51"/>
            <table:table-cell table:style-name="ce101" office:value-type="string">
              <text:p>P002</text:p>
            </table:table-cell>
            <table:table-cell table:style-name="ce228" office:value-type="string">
              <text:p>CO2ConvEl</text:p>
            </table:table-cell>
            <table:table-cell table:style-name="ce228"/>
            <table:table-cell table:style-name="ce231"/>
            <table:table-cell table:style-name="ce56"/>
            <table:table-cell table:style-name="ce93" office:value-type="string">
              <text:p>Specific CO2 emission of electricity</text:p>
            </table:table-cell>
            <table:table-cell table:style-name="ce56" office:value-type="string">
              <text:p>t-CO2/kWh</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Specific CO2 emission of electricity">
              <text:p>Specific CO2 emission of electricity</text:p>
            </table:table-cell>
            <table:table-cell table:style-name="ce484" office:value-type="string">
              <text:p>Specific CO2 emission of electricity</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t-CO2/ kWh">
              <text:p>t-CO2/ kWh</text:p>
            </table:table-cell>
            <table:table-cell table:style-name="ce572" office:value-type="string">
              <text:p>t-CO2/</text:p>
              <text:p>kWh</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37">
            <table:table-cell table:style-name="ce11" office:value-type="float" office:value="475">
              <text:p>475</text:p>
            </table:table-cell>
            <table:table-cell table:style-name="ce51"/>
            <table:table-cell table:style-name="ce61"/>
            <table:table-cell table:style-name="ce228" table:number-columns-repeated="2"/>
            <table:table-cell table:style-name="ce231"/>
            <table:table-cell table:style-name="ce282"/>
            <table:table-cell table:style-name="ce318"/>
            <table:table-cell table:style-name="ce363"/>
            <table:table-cell table:style-name="ce380"/>
            <table:table-cell table:style-name="ce409"/>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text:p/>
            </table:table-cell>
            <table:table-cell table:style-name="ce493"/>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476">
              <text:p>476</text:p>
            </table:table-cell>
            <table:table-cell table:style-name="ce51"/>
            <table:table-cell table:style-name="ce101"/>
            <table:table-cell table:style-name="ce228" table:number-columns-repeated="2"/>
            <table:table-cell table:style-name="ce253"/>
            <table:table-cell table:style-name="ce56"/>
            <table:table-cell table:style-name="ce347" office:value-type="string">
              <text:p>Recuperació de calor</text:p>
            </table:table-cell>
            <table:table-cell table:style-name="ce56"/>
            <table:table-cell table:style-name="ce380"/>
            <table:table-cell table:style-name="ce412"/>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Recuperació de calor">
              <text:p>Recuperació de calor</text:p>
            </table:table-cell>
            <table:table-cell table:style-name="ce512" office:value-type="string">
              <text:p>Recuperació de calor</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text:p/>
            </table:table-cell>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37">
            <table:table-cell table:style-name="ce11" office:value-type="float" office:value="477">
              <text:p>477</text:p>
            </table:table-cell>
            <table:table-cell table:style-name="ce51"/>
            <table:table-cell table:style-name="ce101" office:value-type="string">
              <text:p>P010</text:p>
            </table:table-cell>
            <table:table-cell table:style-name="ce229" office:value-type="string">
              <text:p>HRInvRate</text:p>
            </table:table-cell>
            <table:table-cell table:style-name="ce229"/>
            <table:table-cell table:style-name="ce231"/>
            <table:table-cell table:style-name="ce56"/>
            <table:table-cell table:style-name="ce93" office:value-type="string">
              <text:p>Specific investment cost for heat recovery system</text:p>
            </table:table-cell>
            <table:table-cell table:style-name="ce56" office:value-type="string">
              <text:p>€/(kW/K)</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Specific investment cost for heat recovery system">
              <text:p>Specific investment cost for heat recovery system</text:p>
            </table:table-cell>
            <table:table-cell table:style-name="ce484" office:value-type="string">
              <text:p>Specific investment cost for heat recovery system</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kW/K)">
              <text:p>€/(kW/K)</text:p>
            </table:table-cell>
            <table:table-cell table:style-name="ce572" office:value-type="string">
              <text:p>€/(kW/K)</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37">
            <table:table-cell table:style-name="ce11" office:value-type="float" office:value="478">
              <text:p>478</text:p>
            </table:table-cell>
            <table:table-cell table:style-name="ce51"/>
            <table:table-cell table:style-name="ce101" office:value-type="string">
              <text:p>P011</text:p>
            </table:table-cell>
            <table:table-cell table:style-name="ce229" office:value-type="string">
              <text:p>HROMRate</text:p>
            </table:table-cell>
            <table:table-cell table:style-name="ce229"/>
            <table:table-cell table:style-name="ce231"/>
            <table:table-cell table:style-name="ce56"/>
            <table:table-cell table:style-name="ce93" office:value-type="string">
              <text:p>Specific annual O&amp;M cost for heat recovery system</text:p>
            </table:table-cell>
            <table:table-cell table:style-name="ce56" office:value-type="string">
              <text:p>€/(kW/K)</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Specific annual O&amp;M cost for heat recovery system">
              <text:p>Specific annual O&amp;M cost for heat recovery system</text:p>
            </table:table-cell>
            <table:table-cell table:style-name="ce484" office:value-type="string">
              <text:p>Specific annual O&amp;M cost for heat recovery system</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kW/K)">
              <text:p>€/(kW/K)</text:p>
            </table:table-cell>
            <table:table-cell table:style-name="ce572" office:value-type="string">
              <text:p>€/(kW/K)</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37">
            <table:table-cell table:style-name="ce11" office:value-type="float" office:value="479">
              <text:p>479</text:p>
            </table:table-cell>
            <table:table-cell table:style-name="ce51"/>
            <table:table-cell table:style-name="ce101"/>
            <table:table-cell table:style-name="ce228" table:number-columns-repeated="2"/>
            <table:table-cell table:style-name="ce231"/>
            <table:table-cell table:style-name="ce56"/>
            <table:table-cell table:style-name="ce347" office:value-type="string">
              <text:p>Cogeneració</text:p>
            </table:table-cell>
            <table:table-cell table:style-name="ce56"/>
            <table:table-cell table:style-name="ce380"/>
            <table:table-cell table:style-name="ce412"/>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Cogeneració">
              <text:p>Cogeneració</text:p>
            </table:table-cell>
            <table:table-cell table:style-name="ce512" office:value-type="string">
              <text:p>Cogeneració</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text:p/>
            </table:table-cell>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37">
            <table:table-cell table:style-name="ce11" office:value-type="float" office:value="480">
              <text:p>480</text:p>
            </table:table-cell>
            <table:table-cell table:style-name="ce51"/>
            <table:table-cell table:style-name="ce101" office:value-type="string">
              <text:p>P020</text:p>
            </table:table-cell>
            <table:table-cell table:style-name="ce229" office:value-type="string">
              <text:p>FeedInCHP</text:p>
            </table:table-cell>
            <table:table-cell table:style-name="ce229"/>
            <table:table-cell table:style-name="ce231"/>
            <table:table-cell table:style-name="ce56"/>
            <table:table-cell table:style-name="ce93" office:value-type="string">
              <text:p>Feedin Tariff for CHP Electricity</text:p>
            </table:table-cell>
            <table:table-cell table:style-name="ce56" office:value-type="string">
              <text:p>€/MWh</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Feedin Tariff for CHP Electricity">
              <text:p>Feedin Tariff for CHP Electricity</text:p>
            </table:table-cell>
            <table:table-cell table:style-name="ce484" office:value-type="string">
              <text:p>Feedin Tariff for CHP Electricity</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MWh">
              <text:p>€/MWh</text:p>
            </table:table-cell>
            <table:table-cell table:style-name="ce572" office:value-type="string">
              <text:p>€/MWh</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37">
            <table:table-cell table:style-name="ce11" office:value-type="float" office:value="481">
              <text:p>481</text:p>
            </table:table-cell>
            <table:table-cell table:style-name="ce51"/>
            <table:table-cell table:style-name="ce101"/>
            <table:table-cell table:style-name="ce228" table:number-columns-repeated="2"/>
            <table:table-cell table:style-name="ce253"/>
            <table:table-cell table:style-name="ce56"/>
            <table:table-cell table:style-name="ce347" office:value-type="string">
              <text:p>Energía solar tèrmica</text:p>
            </table:table-cell>
            <table:table-cell table:style-name="ce56"/>
            <table:table-cell table:style-name="ce380"/>
            <table:table-cell table:style-name="ce412"/>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Energía solar tèrmica">
              <text:p>Energía solar tèrmica</text:p>
            </table:table-cell>
            <table:table-cell table:style-name="ce512" office:value-type="string">
              <text:p>Energía solar tèrmica</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text:p/>
            </table:table-cell>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37">
            <table:table-cell table:style-name="ce11" office:value-type="float" office:value="482">
              <text:p>482</text:p>
            </table:table-cell>
            <table:table-cell table:style-name="ce51"/>
            <table:table-cell table:style-name="ce101" office:value-type="string">
              <text:p>P030</text:p>
            </table:table-cell>
            <table:table-cell table:style-name="ce229" office:value-type="string">
              <text:p>SolarInvRateL</text:p>
            </table:table-cell>
            <table:table-cell table:style-name="ce229"/>
            <table:table-cell table:style-name="ce231"/>
            <table:table-cell table:style-name="ce56"/>
            <table:table-cell table:style-name="ce93" office:value-type="string">
              <text:p>Specific turn-key installation cost large systems ( &gt; 1 MW)</text:p>
            </table:table-cell>
            <table:table-cell table:style-name="ce56" office:value-type="string">
              <text:p>€/kW</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Specific turn-key installation cost large systems ( &gt; 1 MW)">
              <text:p>Specific turn-key installation cost large systems ( &gt; 1 MW)</text:p>
            </table:table-cell>
            <table:table-cell table:style-name="ce484" office:value-type="string">
              <text:p>Specific turn-key installation cost large systems ( &gt; 1 MW)</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kW">
              <text:p>€/kW</text:p>
            </table:table-cell>
            <table:table-cell table:style-name="ce572" office:value-type="string">
              <text:p>€/kW</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37">
            <table:table-cell table:style-name="ce11" office:value-type="float" office:value="483">
              <text:p>483</text:p>
            </table:table-cell>
            <table:table-cell table:style-name="ce51"/>
            <table:table-cell table:style-name="ce101" office:value-type="string">
              <text:p>P031</text:p>
            </table:table-cell>
            <table:table-cell table:style-name="ce229" office:value-type="string">
              <text:p>SolarInvRateS</text:p>
            </table:table-cell>
            <table:table-cell table:style-name="ce229"/>
            <table:table-cell table:style-name="ce231"/>
            <table:table-cell table:style-name="ce56"/>
            <table:table-cell table:style-name="ce93" office:value-type="string">
              <text:p>Specific turn-key installation cost small systems (&lt; 10 kW)</text:p>
            </table:table-cell>
            <table:table-cell table:style-name="ce56" office:value-type="string">
              <text:p>€/kW</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Specific turn-key installation cost small systems (&lt; 10 kW)">
              <text:p>Specific turn-key installation cost small systems (&lt; 10 kW)</text:p>
            </table:table-cell>
            <table:table-cell table:style-name="ce484" office:value-type="string">
              <text:p>Specific turn-key installation cost small systems (&lt; 10 kW)</text:p>
            </table:table-cell>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72" office:value-type="string">
              <text:p>€/kW</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37">
            <table:table-cell table:style-name="ce11" office:value-type="float" office:value="484">
              <text:p>484</text:p>
            </table:table-cell>
            <table:table-cell table:style-name="ce51"/>
            <table:table-cell table:style-name="ce101" office:value-type="string">
              <text:p>P032</text:p>
            </table:table-cell>
            <table:table-cell table:style-name="ce229" office:value-type="string">
              <text:p>SolarOMRate</text:p>
            </table:table-cell>
            <table:table-cell table:style-name="ce229"/>
            <table:table-cell table:style-name="ce231"/>
            <table:table-cell table:style-name="ce56"/>
            <table:table-cell table:style-name="ce93" office:value-type="string">
              <text:p>specific yearly O&amp;M costs</text:p>
            </table:table-cell>
            <table:table-cell table:style-name="ce56" office:value-type="string">
              <text:p>€/kW</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specific yearly O&amp;M costs">
              <text:p>specific yearly O&amp;M costs</text:p>
            </table:table-cell>
            <table:table-cell table:style-name="ce484" office:value-type="string">
              <text:p>specific yearly O&amp;M costs</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kW">
              <text:p>€/kW</text:p>
            </table:table-cell>
            <table:table-cell table:style-name="ce572" office:value-type="string">
              <text:p>€/kW</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37">
            <table:table-cell table:style-name="ce11" office:value-type="float" office:value="485">
              <text:p>485</text:p>
            </table:table-cell>
            <table:table-cell table:style-name="ce51"/>
            <table:table-cell table:style-name="ce101" office:value-type="string">
              <text:p>P033</text:p>
            </table:table-cell>
            <table:table-cell table:style-name="ce229" office:value-type="string">
              <text:p>SolarFunding</text:p>
            </table:table-cell>
            <table:table-cell table:style-name="ce229"/>
            <table:table-cell table:style-name="ce231"/>
            <table:table-cell table:style-name="ce56"/>
            <table:table-cell table:style-name="ce93" office:value-type="string">
              <text:p>Percentage of public funding</text:p>
            </table:table-cell>
            <table:table-cell table:style-name="ce56" office:value-type="string">
              <text:p>-</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Percentage of public funding">
              <text:p>Percentage of public funding</text:p>
            </table:table-cell>
            <table:table-cell table:style-name="ce484" office:value-type="string">
              <text:p>Percentage of public funding</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
              <text:p>-</text:p>
            </table:table-cell>
            <table:table-cell table:style-name="ce572" office:value-type="string">
              <text:p>-</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37">
            <table:table-cell table:style-name="ce11" office:value-type="float" office:value="486">
              <text:p>486</text:p>
            </table:table-cell>
            <table:table-cell table:style-name="ce51"/>
            <table:table-cell table:style-name="ce101" office:value-type="string">
              <text:p>P034</text:p>
            </table:table-cell>
            <table:table-cell table:style-name="ce229" office:value-type="string">
              <text:p>QuSolar</text:p>
            </table:table-cell>
            <table:table-cell table:style-name="ce229"/>
            <table:table-cell table:style-name="ce253"/>
            <table:table-cell table:style-name="ce56"/>
            <table:table-cell table:style-name="ce93" office:value-type="string">
              <text:p>Specifc solar useful heat production</text:p>
            </table:table-cell>
            <table:table-cell table:style-name="ce56" office:value-type="string">
              <text:p>kWh/kW</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Specifc solar useful heat production">
              <text:p>Specifc solar useful heat production</text:p>
            </table:table-cell>
            <table:table-cell table:style-name="ce484" office:value-type="string">
              <text:p>Specifc solar useful heat production</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kWh/kW">
              <text:p>kWh/kW</text:p>
            </table:table-cell>
            <table:table-cell table:style-name="ce572" office:value-type="string">
              <text:p>kWh/kW</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37">
            <table:table-cell table:style-name="ce11" office:value-type="float" office:value="487">
              <text:p>487</text:p>
            </table:table-cell>
            <table:table-cell table:style-name="ce51"/>
            <table:table-cell table:style-name="ce61"/>
            <table:table-cell table:style-name="ce228" table:number-columns-repeated="2"/>
            <table:table-cell table:style-name="ce231"/>
            <table:table-cell table:style-name="ce282"/>
            <table:table-cell table:style-name="ce318"/>
            <table:table-cell table:style-name="ce363"/>
            <table:table-cell table:style-name="ce380"/>
            <table:table-cell table:style-name="ce409"/>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text:p/>
            </table:table-cell>
            <table:table-cell table:style-name="ce493"/>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37">
            <table:table-cell table:style-name="ce11"/>
            <table:table-cell table:style-name="ce51"/>
            <table:table-cell table:style-name="ce120" office:value-type="string">
              <text:p>P100</text:p>
            </table:table-cell>
            <table:table-cell table:style-name="ce227" office:value-type="string">
              <text:p>Economic parameters</text:p>
            </table:table-cell>
            <table:table-cell table:style-name="ce228"/>
            <table:table-cell table:style-name="ce231"/>
            <table:table-cell table:style-name="ce56"/>
            <table:table-cell table:style-name="ce93"/>
            <table:table-cell table:style-name="ce56"/>
            <table:table-cell table:style-name="ce399"/>
            <table:table-cell table:style-name="ce391"/>
            <table:table-cell table:number-columns-repeated="6"/>
            <table:table-cell table:style-name="ce458" table:number-columns-repeated="2"/>
            <table:table-cell table:style-name="ce474" table:formula="oooc:=HLOOKUP([.T$1];[.U$1:.AC$1202];ROW();FALSE())" office:value-type="string" office:string-value="Conversion to primary energy of electricity">
              <text:p>Conversion to primary energy of electricity</text:p>
            </table:table-cell>
            <table:table-cell table:style-name="ce511" office:value-type="string">
              <text:p>Conversion to primary energy of electricity</text:p>
            </table:table-cell>
            <table:table-cell table:style-name="ce522"/>
            <table:table-cell table:style-name="ce533" table:number-columns-repeated="7"/>
            <table:table-cell table:style-name="ce458" table:number-columns-repeated="2"/>
            <table:table-cell table:style-name="ce541" table:formula="oooc:=HLOOKUP([.AF$1];[.AG$1:.AO$1200];ROW();FALSE())">
              <text:p/>
            </table:table-cell>
            <table:table-cell table:style-name="ce549" table:number-columns-repeated="2"/>
            <table:table-cell table:style-name="ce561" table:number-columns-repeated="7"/>
            <table:table-cell table:style-name="ce458" table:number-columns-repeated="2"/>
            <table:table-cell table:style-name="ce568" table:formula="oooc:=HLOOKUP([.AR$1];[.AS$1:.BA$1200];ROW();FALSE())" office:value-type="string" office:string-value="kWhEP/ kWh">
              <text:p>kWhEP/ kWh</text:p>
            </table:table-cell>
            <table:table-cell table:style-name="ce571" office:value-type="string">
              <text:p>kWhEP/</text:p>
              <text:p>kWh</text:p>
            </table:table-cell>
            <table:table-cell table:style-name="ce549"/>
            <table:table-cell table:style-name="ce561" table:number-columns-repeated="7"/>
            <table:table-cell table:style-name="ce458" table:number-columns-repeated="199"/>
            <table:table-cell table:number-columns-repeated="4"/>
          </table:table-row>
          <table:table-row table:style-name="ro37">
            <table:table-cell table:style-name="ce11" office:value-type="float" office:value="489">
              <text:p>489</text:p>
            </table:table-cell>
            <table:table-cell table:style-name="ce51"/>
            <table:table-cell table:style-name="ce101" office:value-type="string">
              <text:p>P100</text:p>
            </table:table-cell>
            <table:table-cell table:style-name="ce229" office:value-type="string">
              <text:p>Inflation</text:p>
            </table:table-cell>
            <table:table-cell table:style-name="ce229"/>
            <table:table-cell table:style-name="ce231"/>
            <table:table-cell table:style-name="ce56"/>
            <table:table-cell table:style-name="ce93" office:value-type="string">
              <text:p>Inflació general</text:p>
            </table:table-cell>
            <table:table-cell table:style-name="ce56"/>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Inflació general">
              <text:p>Inflació general</text:p>
            </table:table-cell>
            <table:table-cell table:style-name="ce484" office:value-type="string">
              <text:p>Inflació general</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text:p/>
            </table:table-cell>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37">
            <table:table-cell table:style-name="ce11" office:value-type="float" office:value="490">
              <text:p>490</text:p>
            </table:table-cell>
            <table:table-cell table:style-name="ce51"/>
            <table:table-cell table:style-name="ce101" office:value-type="string">
              <text:p>P101</text:p>
            </table:table-cell>
            <table:table-cell table:style-name="ce229" office:value-type="string">
              <text:p>InflationFuels</text:p>
            </table:table-cell>
            <table:table-cell table:style-name="ce229"/>
            <table:table-cell table:style-name="ce231"/>
            <table:table-cell table:style-name="ce56"/>
            <table:table-cell table:style-name="ce93" office:value-type="string">
              <text:p>Increment previst preu de combustible (nominal)</text:p>
            </table:table-cell>
            <table:table-cell table:style-name="ce56"/>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Increment previst preu de combustible (nominal)">
              <text:p>Increment previst preu de combustible (nominal)</text:p>
            </table:table-cell>
            <table:table-cell table:style-name="ce484" office:value-type="string">
              <text:p>Increment previst preu de combustible (nominal)</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text:p/>
            </table:table-cell>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37">
            <table:table-cell table:style-name="ce11" office:value-type="float" office:value="491">
              <text:p>491</text:p>
            </table:table-cell>
            <table:table-cell table:style-name="ce51"/>
            <table:table-cell table:style-name="ce61"/>
            <table:table-cell table:style-name="ce228" table:number-columns-repeated="2"/>
            <table:table-cell table:style-name="ce253"/>
            <table:table-cell table:style-name="ce282"/>
            <table:table-cell table:style-name="ce318"/>
            <table:table-cell table:style-name="ce363"/>
            <table:table-cell table:style-name="ce380"/>
            <table:table-cell table:style-name="ce409"/>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text:p/>
            </table:table-cell>
            <table:table-cell table:style-name="ce493"/>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492">
              <text:p>492</text:p>
            </table:table-cell>
            <table:table-cell table:style-name="ce51"/>
            <table:table-cell table:style-name="ce101"/>
            <table:table-cell table:style-name="ce228" table:number-columns-repeated="2"/>
            <table:table-cell table:style-name="ce231"/>
            <table:table-cell table:style-name="ce56"/>
            <table:table-cell table:style-name="ce347" office:value-type="string">
              <text:p>Tases de interés</text:p>
            </table:table-cell>
            <table:table-cell table:style-name="ce56"/>
            <table:table-cell table:style-name="ce380"/>
            <table:table-cell table:style-name="ce412"/>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Tases de interés">
              <text:p>Tases de interés</text:p>
            </table:table-cell>
            <table:table-cell table:style-name="ce512" office:value-type="string">
              <text:p>Tases de interés</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text:p/>
            </table:table-cell>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37">
            <table:table-cell table:style-name="ce11" office:value-type="float" office:value="493">
              <text:p>493</text:p>
            </table:table-cell>
            <table:table-cell table:style-name="ce51"/>
            <table:table-cell table:style-name="ce101" office:value-type="string">
              <text:p>P110</text:p>
            </table:table-cell>
            <table:table-cell table:style-name="ce229" office:value-type="string">
              <text:p>InterestRate</text:p>
            </table:table-cell>
            <table:table-cell table:style-name="ce229"/>
            <table:table-cell table:style-name="ce231"/>
            <table:table-cell table:style-name="ce56"/>
            <table:table-cell table:style-name="ce93" office:value-type="string">
              <text:p>Interest rate for external financing</text:p>
            </table:table-cell>
            <table:table-cell table:style-name="ce56"/>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Interest rate for external financing">
              <text:p>Interest rate for external financing</text:p>
            </table:table-cell>
            <table:table-cell table:style-name="ce484" office:value-type="string">
              <text:p>Interest rate for external financing</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text:p/>
            </table:table-cell>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37">
            <table:table-cell table:style-name="ce11" office:value-type="float" office:value="494">
              <text:p>494</text:p>
            </table:table-cell>
            <table:table-cell table:style-name="ce51"/>
            <table:table-cell table:style-name="ce101" office:value-type="string">
              <text:p>P111</text:p>
            </table:table-cell>
            <table:table-cell table:style-name="ce229" office:value-type="string">
              <text:p>ExternalFinance</text:p>
            </table:table-cell>
            <table:table-cell table:style-name="ce229"/>
            <table:table-cell table:style-name="ce231"/>
            <table:table-cell table:style-name="ce56"/>
            <table:table-cell table:style-name="ce93" office:value-type="string">
              <text:p>Percentage of external financing</text:p>
            </table:table-cell>
            <table:table-cell table:style-name="ce56"/>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Percentage of external financing">
              <text:p>Percentage of external financing</text:p>
            </table:table-cell>
            <table:table-cell table:style-name="ce484" office:value-type="string">
              <text:p>Percentage of external financing</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text:p/>
            </table:table-cell>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37">
            <table:table-cell table:style-name="ce11" office:value-type="float" office:value="495">
              <text:p>495</text:p>
            </table:table-cell>
            <table:table-cell table:style-name="ce51"/>
            <table:table-cell table:style-name="ce101" office:value-type="string">
              <text:p>P112</text:p>
            </table:table-cell>
            <table:table-cell table:style-name="ce229" office:value-type="string">
              <text:p>Amortisation</text:p>
            </table:table-cell>
            <table:table-cell table:style-name="ce229"/>
            <table:table-cell table:style-name="ce231"/>
            <table:table-cell table:style-name="ce56"/>
            <table:table-cell table:style-name="ce93" office:value-type="string">
              <text:p>Amortisation period</text:p>
            </table:table-cell>
            <table:table-cell table:style-name="ce56"/>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Amortisation period">
              <text:p>Amortisation period</text:p>
            </table:table-cell>
            <table:table-cell table:style-name="ce484" office:value-type="string">
              <text:p>Amortisation period</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text:p/>
            </table:table-cell>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37">
            <table:table-cell table:style-name="ce11" office:value-type="float" office:value="496">
              <text:p>496</text:p>
            </table:table-cell>
            <table:table-cell table:style-name="ce51"/>
            <table:table-cell table:style-name="ce101" office:value-type="string">
              <text:p>P113</text:p>
            </table:table-cell>
            <table:table-cell table:style-name="ce229" office:value-type="string">
              <text:p>Annuity</text:p>
            </table:table-cell>
            <table:table-cell table:style-name="ce229"/>
            <table:table-cell table:style-name="ce253"/>
            <table:table-cell table:style-name="ce56"/>
            <table:table-cell table:style-name="ce93" office:value-type="string">
              <text:p>Annuity of investment</text:p>
            </table:table-cell>
            <table:table-cell table:style-name="ce56"/>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Annuity of investment">
              <text:p>Annuity of investment</text:p>
            </table:table-cell>
            <table:table-cell table:style-name="ce484" office:value-type="string">
              <text:p>Annuity of investment</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text:p/>
            </table:table-cell>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37">
            <table:table-cell table:style-name="ce11" office:value-type="float" office:value="497">
              <text:p>497</text:p>
            </table:table-cell>
            <table:table-cell table:style-name="ce51"/>
            <table:table-cell table:style-name="ce101" office:value-type="string">
              <text:p>P120</text:p>
            </table:table-cell>
            <table:table-cell table:style-name="ce229" office:value-type="string">
              <text:p>EEFunding</text:p>
            </table:table-cell>
            <table:table-cell table:style-name="ce229"/>
            <table:table-cell table:style-name="ce231"/>
            <table:table-cell table:style-name="ce56"/>
            <table:table-cell table:style-name="ce93" office:value-type="string">
              <text:p>Public funding for energy saving measures</text:p>
            </table:table-cell>
            <table:table-cell table:style-name="ce56"/>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Public funding for energy saving measures">
              <text:p>Public funding for energy saving measures</text:p>
            </table:table-cell>
            <table:table-cell table:style-name="ce484" office:value-type="string">
              <text:p>Public funding for energy saving measures</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text:p/>
            </table:table-cell>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4">
            <table:table-cell/>
            <table:table-cell table:style-name="ce72"/>
            <table:table-cell table:style-name="ce117"/>
            <table:table-cell table:style-name="ce137" table:number-columns-repeated="2"/>
            <table:table-cell table:style-name="ce255"/>
            <table:table-cell table:style-name="ce293"/>
            <table:table-cell table:style-name="ce344"/>
            <table:table-cell table:style-name="ce352"/>
            <table:table-cell table:style-name="ce395" table:number-columns-repeated="2"/>
            <table:table-cell table:style-name="ce352" table:number-columns-repeated="4"/>
            <table:table-cell table:style-name="ce430"/>
            <table:table-cell table:style-name="ce66"/>
            <table:table-cell table:style-name="ce459" table:number-columns-repeated="2"/>
            <table:table-cell table:style-name="ce262"/>
            <table:table-cell table:style-name="ce344"/>
            <table:table-cell table:style-name="ce525"/>
            <table:table-cell table:style-name="ce459" table:number-columns-repeated="9"/>
            <table:table-cell table:style-name="ce545"/>
            <table:table-cell table:style-name="ce554" table:number-columns-repeated="2"/>
            <table:table-cell table:style-name="ce566" table:number-columns-repeated="7"/>
            <table:table-cell table:style-name="ce459" table:number-columns-repeated="2"/>
            <table:table-cell table:style-name="ce568" table:formula="oooc:=HLOOKUP([.AR$1];[.AS$1:.BA$1200];ROW();FALSE())">
              <text:p/>
            </table:table-cell>
            <table:table-cell table:style-name="ce579"/>
            <table:table-cell table:style-name="ce590"/>
            <table:table-cell table:style-name="ce563" table:number-columns-repeated="7"/>
            <table:table-cell table:style-name="ce459" table:number-columns-repeated="199"/>
            <table:table-cell table:style-name="ce242" table:number-columns-repeated="3"/>
            <table:table-cell/>
          </table:table-row>
          <table:table-row table:style-name="ro37">
            <table:table-cell table:style-name="ce32"/>
            <table:table-cell table:style-name="ce73" office:value-type="string">
              <text:p>U. Configuration of design assistants</text:p>
            </table:table-cell>
            <table:table-cell table:style-name="ce119"/>
            <table:table-cell table:style-name="ce226" table:number-columns-repeated="2"/>
            <table:table-cell table:style-name="ce268"/>
            <table:table-cell table:style-name="ce296"/>
            <table:table-cell table:style-name="ce346"/>
            <table:table-cell table:style-name="ce372"/>
            <table:table-cell table:style-name="ce399"/>
            <table:table-cell table:style-name="ce411"/>
            <table:table-cell table:number-columns-repeated="8"/>
            <table:table-cell table:style-name="ce474" table:formula="oooc:=HLOOKUP([.T$1];[.U$1:.AC$1202];ROW();FALSE())">
              <text:p/>
            </table:table-cell>
            <table:table-cell table:style-name="ce510"/>
            <table:table-cell table:style-name="ce521" table:number-columns-repeated="8"/>
            <table:table-cell table:number-columns-repeated="2"/>
            <table:table-cell table:style-name="ce541" table:formula="oooc:=HLOOKUP([.AF$1];[.AG$1:.AO$1200];ROW();FALSE())">
              <text:p/>
            </table:table-cell>
            <table:table-cell table:style-name="ce547" table:number-columns-repeated="9"/>
            <table:table-cell table:number-columns-repeated="2"/>
            <table:table-cell table:style-name="ce568" table:formula="oooc:=HLOOKUP([.AR$1];[.AS$1:.BA$1200];ROW();FALSE())">
              <text:p/>
            </table:table-cell>
            <table:table-cell table:style-name="ce580"/>
            <table:table-cell table:style-name="ce547" table:number-columns-repeated="8"/>
            <table:table-cell table:number-columns-repeated="203"/>
          </table:table-row>
          <table:table-row table:style-name="ro37">
            <table:table-cell table:style-name="ce11"/>
            <table:table-cell table:style-name="ce51"/>
            <table:table-cell table:style-name="ce120" office:value-type="string">
              <text:p>UHP</text:p>
            </table:table-cell>
            <table:table-cell table:style-name="ce227" office:value-type="string">
              <text:p>Heat pump module</text:p>
            </table:table-cell>
            <table:table-cell table:style-name="ce228"/>
            <table:table-cell table:style-name="ce231"/>
            <table:table-cell table:style-name="ce56"/>
            <table:table-cell table:style-name="ce93"/>
            <table:table-cell table:style-name="ce56"/>
            <table:table-cell table:style-name="ce399"/>
            <table:table-cell table:style-name="ce391"/>
            <table:table-cell table:number-columns-repeated="6"/>
            <table:table-cell table:style-name="ce458" table:number-columns-repeated="2"/>
            <table:table-cell table:style-name="ce474" table:formula="oooc:=HLOOKUP([.T$1];[.U$1:.AC$1202];ROW();FALSE())" office:value-type="string" office:string-value="Conversion to primary energy of electricity">
              <text:p>Conversion to primary energy of electricity</text:p>
            </table:table-cell>
            <table:table-cell table:style-name="ce511" office:value-type="string">
              <text:p>Conversion to primary energy of electricity</text:p>
            </table:table-cell>
            <table:table-cell table:style-name="ce522"/>
            <table:table-cell table:style-name="ce533" table:number-columns-repeated="7"/>
            <table:table-cell table:style-name="ce458" table:number-columns-repeated="2"/>
            <table:table-cell table:style-name="ce541" table:formula="oooc:=HLOOKUP([.AF$1];[.AG$1:.AO$1200];ROW();FALSE())">
              <text:p/>
            </table:table-cell>
            <table:table-cell table:style-name="ce549" table:number-columns-repeated="2"/>
            <table:table-cell table:style-name="ce561" table:number-columns-repeated="7"/>
            <table:table-cell table:style-name="ce458" table:number-columns-repeated="2"/>
            <table:table-cell table:style-name="ce568" table:formula="oooc:=HLOOKUP([.AR$1];[.AS$1:.BA$1200];ROW();FALSE())" office:value-type="string" office:string-value="kWhEP/ kWh">
              <text:p>kWhEP/ kWh</text:p>
            </table:table-cell>
            <table:table-cell table:style-name="ce571" office:value-type="string">
              <text:p>kWhEP/</text:p>
              <text:p>kWh</text:p>
            </table:table-cell>
            <table:table-cell table:style-name="ce549"/>
            <table:table-cell table:style-name="ce561" table:number-columns-repeated="7"/>
            <table:table-cell table:style-name="ce458" table:number-columns-repeated="199"/>
            <table:table-cell table:number-columns-repeated="4"/>
          </table:table-row>
          <table:table-row table:style-name="ro37">
            <table:table-cell table:style-name="ce11" office:value-type="float" office:value="473">
              <text:p>473</text:p>
            </table:table-cell>
            <table:table-cell table:style-name="ce51"/>
            <table:table-cell table:style-name="ce101"/>
            <table:table-cell table:style-name="ce228" table:number-columns-repeated="2"/>
            <table:table-cell table:style-name="ce231"/>
            <table:table-cell table:style-name="ce56"/>
            <table:table-cell table:style-name="ce93" office:value-type="string">
              <text:p>Conversion to primary energy of electricity</text:p>
            </table:table-cell>
            <table:table-cell table:style-name="ce56" office:value-type="string">
              <text:p>kWhEP/kWh</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Conversion to primary energy of electricity">
              <text:p>Conversion to primary energy of electricity</text:p>
            </table:table-cell>
            <table:table-cell table:style-name="ce484" office:value-type="string">
              <text:p>Conversion to primary energy of electricity</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office:value-type="string" office:string-value="kWhEP/ kWh">
              <text:p>kWhEP/ kWh</text:p>
            </table:table-cell>
            <table:table-cell table:style-name="ce572" office:value-type="string">
              <text:p>kWhEP/</text:p>
              <text:p>kWh</text:p>
            </table:table-cell>
            <table:table-cell table:style-name="ce517"/>
            <table:table-cell table:style-name="ce560" table:number-columns-repeated="7"/>
            <table:table-cell table:style-name="ce461" table:number-columns-repeated="199"/>
            <table:table-cell table:style-name="ce11" table:number-columns-repeated="4"/>
          </table:table-row>
          <table:table-row table:style-name="ro37">
            <table:table-cell table:style-name="ce11"/>
            <table:table-cell table:style-name="ce51"/>
            <table:table-cell table:style-name="ce120" office:value-type="string">
              <text:p>UBB</text:p>
            </table:table-cell>
            <table:table-cell table:style-name="ce227" office:value-type="string">
              <text:p>Boiler module</text:p>
            </table:table-cell>
            <table:table-cell table:style-name="ce228"/>
            <table:table-cell table:style-name="ce231"/>
            <table:table-cell table:style-name="ce56"/>
            <table:table-cell table:style-name="ce93"/>
            <table:table-cell table:style-name="ce56"/>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table-cell table:style-name="ce484"/>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37">
            <table:table-cell table:style-name="ce11"/>
            <table:table-cell table:style-name="ce51"/>
            <table:table-cell table:style-name="ce101"/>
            <table:table-cell table:style-name="ce228" table:number-columns-repeated="2"/>
            <table:table-cell table:style-name="ce231"/>
            <table:table-cell table:style-name="ce56"/>
            <table:table-cell table:style-name="ce93"/>
            <table:table-cell table:style-name="ce56"/>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table-cell table:style-name="ce484"/>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37">
            <table:table-cell table:style-name="ce11"/>
            <table:table-cell table:style-name="ce51"/>
            <table:table-cell table:style-name="ce120" office:value-type="string">
              <text:p>UST</text:p>
            </table:table-cell>
            <table:table-cell table:style-name="ce227" office:value-type="string">
              <text:p>Solar thermal module</text:p>
            </table:table-cell>
            <table:table-cell table:style-name="ce228"/>
            <table:table-cell table:style-name="ce231"/>
            <table:table-cell table:style-name="ce56"/>
            <table:table-cell table:style-name="ce93"/>
            <table:table-cell table:style-name="ce56"/>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table-cell table:style-name="ce484"/>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37">
            <table:table-cell table:style-name="ce11"/>
            <table:table-cell table:style-name="ce51"/>
            <table:table-cell table:style-name="ce101"/>
            <table:table-cell table:style-name="ce228" table:number-columns-repeated="2"/>
            <table:table-cell table:style-name="ce231"/>
            <table:table-cell table:style-name="ce56"/>
            <table:table-cell table:style-name="ce93"/>
            <table:table-cell table:style-name="ce56"/>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table-cell table:style-name="ce484"/>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37">
            <table:table-cell table:style-name="ce11"/>
            <table:table-cell table:style-name="ce51"/>
            <table:table-cell table:style-name="ce120" office:value-type="string">
              <text:p>UCH</text:p>
            </table:table-cell>
            <table:table-cell table:style-name="ce227" office:value-type="string">
              <text:p>Chiller module</text:p>
            </table:table-cell>
            <table:table-cell table:style-name="ce228"/>
            <table:table-cell table:style-name="ce231"/>
            <table:table-cell table:style-name="ce56"/>
            <table:table-cell table:style-name="ce93"/>
            <table:table-cell table:style-name="ce56"/>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table-cell table:style-name="ce484"/>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37">
            <table:table-cell table:style-name="ce11"/>
            <table:table-cell table:style-name="ce51"/>
            <table:table-cell table:style-name="ce101"/>
            <table:table-cell table:style-name="ce228" table:number-columns-repeated="2"/>
            <table:table-cell table:style-name="ce231"/>
            <table:table-cell table:style-name="ce56"/>
            <table:table-cell table:style-name="ce93"/>
            <table:table-cell table:style-name="ce56"/>
            <table:table-cell table:style-name="ce380"/>
            <table:table-cell table:style-name="ce384"/>
            <table:table-cell table:style-name="ce416" table:number-columns-repeated="3"/>
            <table:table-cell table:style-name="ce419"/>
            <table:table-cell table:style-name="ce381"/>
            <table:table-cell table:style-name="ce445"/>
            <table:table-cell table:style-name="ce461" table:number-columns-repeated="2"/>
            <table:table-cell table:style-name="ce475"/>
            <table:table-cell table:style-name="ce484"/>
            <table:table-cell table:style-name="ce519"/>
            <table:table-cell table:style-name="ce532" table:number-columns-repeated="7"/>
            <table:table-cell table:style-name="ce461" table:number-columns-repeated="2"/>
            <table:table-cell table:style-name="ce542"/>
            <table:table-cell table:style-name="ce517" table:number-columns-repeated="2"/>
            <table:table-cell table:style-name="ce560" table:number-columns-repeated="7"/>
            <table:table-cell table:style-name="ce461" table:number-columns-repeated="2"/>
            <table:table-cell table:style-name="ce569"/>
            <table:table-cell table:style-name="ce572"/>
            <table:table-cell table:style-name="ce517"/>
            <table:table-cell table:style-name="ce560" table:number-columns-repeated="7"/>
            <table:table-cell table:style-name="ce461" table:number-columns-repeated="199"/>
            <table:table-cell table:style-name="ce11" table:number-columns-repeated="4"/>
          </table:table-row>
          <table:table-row table:style-name="ro4">
            <table:table-cell/>
            <table:table-cell table:style-name="ce72"/>
            <table:table-cell table:style-name="ce117"/>
            <table:table-cell table:style-name="ce137" table:number-columns-repeated="2"/>
            <table:table-cell table:style-name="ce255"/>
            <table:table-cell table:style-name="ce293"/>
            <table:table-cell table:style-name="ce344"/>
            <table:table-cell table:style-name="ce352"/>
            <table:table-cell table:style-name="ce395" table:number-columns-repeated="2"/>
            <table:table-cell table:style-name="ce352" table:number-columns-repeated="4"/>
            <table:table-cell table:style-name="ce430"/>
            <table:table-cell table:style-name="ce66"/>
            <table:table-cell table:style-name="ce459" table:number-columns-repeated="2"/>
            <table:table-cell table:style-name="ce262"/>
            <table:table-cell table:style-name="ce344"/>
            <table:table-cell table:style-name="ce525"/>
            <table:table-cell table:style-name="ce459" table:number-columns-repeated="9"/>
            <table:table-cell table:style-name="ce545"/>
            <table:table-cell table:style-name="ce554" table:number-columns-repeated="2"/>
            <table:table-cell table:style-name="ce566" table:number-columns-repeated="7"/>
            <table:table-cell table:style-name="ce459" table:number-columns-repeated="2"/>
            <table:table-cell table:style-name="ce568"/>
            <table:table-cell table:style-name="ce579"/>
            <table:table-cell table:style-name="ce590"/>
            <table:table-cell table:style-name="ce563" table:number-columns-repeated="7"/>
            <table:table-cell table:style-name="ce459" table:number-columns-repeated="199"/>
            <table:table-cell table:style-name="ce242" table:number-columns-repeated="3"/>
            <table:table-cell/>
          </table:table-row>
          <table:table-row table:style-name="ro37">
            <table:table-cell table:style-name="ce32"/>
            <table:table-cell table:style-name="ce73" office:value-type="string">
              <text:p>E. Evaluation data</text:p>
            </table:table-cell>
            <table:table-cell table:style-name="ce119"/>
            <table:table-cell table:style-name="ce226" table:number-columns-repeated="2"/>
            <table:table-cell table:style-name="ce268"/>
            <table:table-cell table:style-name="ce296"/>
            <table:table-cell table:style-name="ce346"/>
            <table:table-cell table:style-name="ce372"/>
            <table:table-cell table:style-name="ce399"/>
            <table:table-cell table:style-name="ce411"/>
            <table:table-cell table:number-columns-repeated="8"/>
            <table:table-cell table:style-name="ce474" table:formula="oooc:=HLOOKUP([.T$1];[.U$1:.AC$1202];ROW();FALSE())">
              <text:p/>
            </table:table-cell>
            <table:table-cell table:style-name="ce510"/>
            <table:table-cell table:style-name="ce521" table:number-columns-repeated="8"/>
            <table:table-cell table:number-columns-repeated="2"/>
            <table:table-cell table:style-name="ce541" table:formula="oooc:=HLOOKUP([.AF$1];[.AG$1:.AO$1200];ROW();FALSE())">
              <text:p/>
            </table:table-cell>
            <table:table-cell table:style-name="ce547" table:number-columns-repeated="9"/>
            <table:table-cell table:number-columns-repeated="2"/>
            <table:table-cell table:style-name="ce568" table:formula="oooc:=HLOOKUP([.AR$1];[.AS$1:.BA$1200];ROW();FALSE())">
              <text:p/>
            </table:table-cell>
            <table:table-cell table:style-name="ce580"/>
            <table:table-cell table:style-name="ce547" table:number-columns-repeated="8"/>
            <table:table-cell table:number-columns-repeated="203"/>
          </table:table-row>
          <table:table-row table:style-name="ro37">
            <table:table-cell table:style-name="ce11" office:value-type="float" office:value="499">
              <text:p>499</text:p>
            </table:table-cell>
            <table:table-cell table:style-name="ce74" office:value-type="string">
              <text:p>E1</text:p>
            </table:table-cell>
            <table:table-cell table:style-name="ce121"/>
            <table:table-cell table:style-name="ce230" table:number-columns-repeated="2"/>
            <table:table-cell table:style-name="ce231"/>
            <table:table-cell table:style-name="ce297"/>
            <table:table-cell table:style-name="ce348" office:value-type="string">
              <text:p>Benchmark data</text:p>
            </table:table-cell>
            <table:table-cell table:style-name="ce363"/>
            <table:table-cell table:style-name="ce380"/>
            <table:table-cell table:style-name="ce413"/>
            <table:table-cell table:style-name="ce416" table:number-columns-repeated="3"/>
            <table:table-cell table:style-name="ce419"/>
            <table:table-cell table:style-name="ce381"/>
            <table:table-cell table:style-name="ce445"/>
            <table:table-cell table:style-name="ce461" table:number-columns-repeated="2"/>
            <table:table-cell table:style-name="ce475" table:formula="oooc:=HLOOKUP([.T$1];[.U$1:.AC$1202];ROW();FALSE())" office:value-type="string" office:string-value="Benchmark data">
              <text:p>Benchmark data</text:p>
            </table:table-cell>
            <table:table-cell table:style-name="ce513" office:value-type="string">
              <text:p>Benchmark data</text:p>
            </table:table-cell>
            <table:table-cell table:style-name="ce519"/>
            <table:table-cell table:style-name="ce532" table:number-columns-repeated="7"/>
            <table:table-cell table:style-name="ce461" table:number-columns-repeated="2"/>
            <table:table-cell table:style-name="ce542" table:formula="oooc:=HLOOKUP([.AF$1];[.AG$1:.AO$1200];ROW();FALSE())">
              <text:p/>
            </table:table-cell>
            <table:table-cell table:style-name="ce517" table:number-columns-repeated="2"/>
            <table:table-cell table:style-name="ce560" table:number-columns-repeated="7"/>
            <table:table-cell table:style-name="ce461" table:number-columns-repeated="2"/>
            <table:table-cell table:style-name="ce569" table:formula="oooc:=HLOOKUP([.AR$1];[.AS$1:.BA$1200];ROW();FALSE())">
              <text:p/>
            </table:table-cell>
            <table:table-cell table:style-name="ce574"/>
            <table:table-cell table:style-name="ce517"/>
            <table:table-cell table:style-name="ce560" table:number-columns-repeated="7"/>
            <table:table-cell table:style-name="ce461" table:number-columns-repeated="199"/>
            <table:table-cell table:style-name="ce11" table:number-columns-repeated="4"/>
          </table:table-row>
          <table:table-row table:style-name="ro37">
            <table:table-cell table:style-name="ce11" office:value-type="float" office:value="500">
              <text:p>500</text:p>
            </table:table-cell>
            <table:table-cell table:style-name="ce56"/>
            <table:table-cell table:style-name="ce101" office:value-type="string">
              <text:p>E101</text:p>
            </table:table-cell>
            <table:table-cell table:style-name="ce231" table:number-columns-repeated="3"/>
            <table:table-cell table:style-name="ce56"/>
            <table:table-cell table:style-name="ce93" office:value-type="string">
              <text:p>Primary energy intensity (turnover)</text:p>
            </table:table-cell>
            <table:table-cell table:style-name="ce363"/>
            <table:table-cell table:style-name="ce380"/>
            <table:table-cell table:style-name="ce384"/>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Primary energy intensity (turnover)">
              <text:p>Primary energy intensity (turnover)</text:p>
            </table:table-cell>
            <table:table-cell table:style-name="ce484" office:value-type="string">
              <text:p>Primary energy intensity (turnover)</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01">
              <text:p>501</text:p>
            </table:table-cell>
            <table:table-cell table:style-name="ce56"/>
            <table:table-cell table:style-name="ce101"/>
            <table:table-cell table:style-name="ce185" office:value-type="string">
              <text:p>PE_INT_BML</text:p>
            </table:table-cell>
            <table:table-cell table:style-name="ce185"/>
            <table:table-cell table:style-name="ce253"/>
            <table:table-cell table:style-name="ce56"/>
            <table:table-cell table:style-name="ce318" office:value-type="string">
              <text:p>benchmark (lower limit)</text:p>
            </table:table-cell>
            <table:table-cell table:style-name="ce363" office:value-type="string">
              <text:p>[kWh/€]</text:p>
            </table:table-cell>
            <table:table-cell table:style-name="ce380"/>
            <table:table-cell table:style-name="ce409"/>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benchmark (lower limit)">
              <text:p>benchmark (lower limit)</text:p>
            </table:table-cell>
            <table:table-cell table:style-name="ce493" office:value-type="string">
              <text:p>benchmark (lower limit)</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office:value-type="string" office:string-value="[kWh/€]">
              <text:p>[kWh/€]</text:p>
            </table:table-cell>
            <table:table-cell table:style-name="ce574" office:value-type="string">
              <text:p>[kWh/€]</text:p>
            </table:table-cell>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02">
              <text:p>502</text:p>
            </table:table-cell>
            <table:table-cell table:style-name="ce56"/>
            <table:table-cell table:style-name="ce122"/>
            <table:table-cell table:style-name="ce185" office:value-type="string">
              <text:p>PE_INT_BMH</text:p>
            </table:table-cell>
            <table:table-cell table:style-name="ce185"/>
            <table:table-cell table:style-name="ce231"/>
            <table:table-cell table:style-name="ce56"/>
            <table:table-cell table:style-name="ce318" office:value-type="string">
              <text:p>benchmark (upper limit)</text:p>
            </table:table-cell>
            <table:table-cell table:style-name="ce363" office:value-type="string">
              <text:p>[kWh/€]</text:p>
            </table:table-cell>
            <table:table-cell table:style-name="ce380"/>
            <table:table-cell table:style-name="ce409"/>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benchmark (upper limit)">
              <text:p>benchmark (upper limit)</text:p>
            </table:table-cell>
            <table:table-cell table:style-name="ce493" office:value-type="string">
              <text:p>benchmark (upper limit)</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office:value-type="string" office:string-value="[kWh/€]">
              <text:p>[kWh/€]</text:p>
            </table:table-cell>
            <table:table-cell table:style-name="ce574" office:value-type="string">
              <text:p>[kWh/€]</text:p>
            </table:table-cell>
            <table:table-cell table:style-name="ce548" table:number-columns-repeated="8"/>
            <table:table-cell table:style-name="ce462" table:number-columns-repeated="199"/>
            <table:table-cell table:style-name="ce11" table:number-columns-repeated="4"/>
          </table:table-row>
          <table:table-row table:style-name="ro37">
            <table:table-cell table:style-name="ce33" office:value-type="float" office:value="503">
              <text:p>503</text:p>
            </table:table-cell>
            <table:table-cell table:style-name="ce75"/>
            <table:table-cell table:style-name="ce123"/>
            <table:table-cell table:style-name="ce232" office:value-type="string">
              <text:p>PE_INT_TAR</text:p>
            </table:table-cell>
            <table:table-cell table:style-name="ce232"/>
            <table:table-cell table:style-name="ce269"/>
            <table:table-cell table:style-name="ce298"/>
            <table:table-cell table:style-name="ce349" office:value-type="string">
              <text:p>target</text:p>
            </table:table-cell>
            <table:table-cell table:style-name="ce373" office:value-type="string">
              <text:p>[kWh/€]</text:p>
            </table:table-cell>
            <table:table-cell table:style-name="ce380"/>
            <table:table-cell table:style-name="ce409"/>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target">
              <text:p>target</text:p>
            </table:table-cell>
            <table:table-cell table:style-name="ce493" office:value-type="string">
              <text:p>target</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office:value-type="string" office:string-value="[kWh/€]">
              <text:p>[kWh/€]</text:p>
            </table:table-cell>
            <table:table-cell table:style-name="ce574" office:value-type="string">
              <text:p>[kWh/€]</text:p>
            </table:table-cell>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04">
              <text:p>504</text:p>
            </table:table-cell>
            <table:table-cell table:style-name="ce56"/>
            <table:table-cell table:style-name="ce122"/>
            <table:table-cell table:style-name="ce185" office:value-type="string">
              <text:p>PE_INT_REF</text:p>
            </table:table-cell>
            <table:table-cell table:style-name="ce185"/>
            <table:table-cell table:style-name="ce231"/>
            <table:table-cell table:style-name="ce56"/>
            <table:table-cell table:style-name="ce93" office:value-type="string">
              <text:p>reference code selected benchmark and target</text:p>
            </table:table-cell>
            <table:table-cell table:style-name="ce363" office:value-type="string">
              <text:p>[kWh/€]</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reference code selected benchmark and target">
              <text:p>reference code selected benchmark and target</text:p>
            </table:table-cell>
            <table:table-cell table:style-name="ce484" office:value-type="string">
              <text:p>reference code selected benchmark and target</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office:value-type="string" office:string-value="[kWh/€]">
              <text:p>[kWh/€]</text:p>
            </table:table-cell>
            <table:table-cell table:style-name="ce574" office:value-type="string">
              <text:p>[kWh/€]</text:p>
            </table:table-cell>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05">
              <text:p>505</text:p>
            </table:table-cell>
            <table:table-cell table:style-name="ce56"/>
            <table:table-cell table:style-name="ce101" office:value-type="string">
              <text:p>E102</text:p>
            </table:table-cell>
            <table:table-cell table:style-name="ce233" table:number-columns-repeated="2"/>
            <table:table-cell table:style-name="ce231"/>
            <table:table-cell table:style-name="ce56"/>
            <table:table-cell table:style-name="ce93" office:value-type="string">
              <text:p>electricity intensity on turnover)</text:p>
            </table:table-cell>
            <table:table-cell table:style-name="ce363" office:value-type="string">
              <text:p>[kWh/€]</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electricity intensity on turnover)">
              <text:p>electricity intensity on turnover)</text:p>
            </table:table-cell>
            <table:table-cell table:style-name="ce484" office:value-type="string">
              <text:p>electricity intensity on turnover)</text:p>
            </table:table-cell>
            <table:table-cell table:style-name="ce520" table:number-columns-repeated="8"/>
            <table:table-cell table:style-name="ce462" table:number-columns-repeated="2"/>
            <table:table-cell table:style-name="ce542"/>
            <table:table-cell table:style-name="ce548" table:number-columns-repeated="9"/>
            <table:table-cell table:style-name="ce462" table:number-columns-repeated="2"/>
            <table:table-cell table:style-name="ce569"/>
            <table:table-cell table:style-name="ce574" office:value-type="string">
              <text:p>[kWh/€]</text:p>
            </table:table-cell>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06">
              <text:p>506</text:p>
            </table:table-cell>
            <table:table-cell table:style-name="ce56"/>
            <table:table-cell table:style-name="ce101"/>
            <table:table-cell table:style-name="ce185" office:value-type="string">
              <text:p>EL_INT_BML</text:p>
            </table:table-cell>
            <table:table-cell table:style-name="ce185"/>
            <table:table-cell table:style-name="ce253"/>
            <table:table-cell table:style-name="ce56"/>
            <table:table-cell table:style-name="ce318" office:value-type="string">
              <text:p>benchmark (lower limit)</text:p>
            </table:table-cell>
            <table:table-cell table:style-name="ce363"/>
            <table:table-cell table:style-name="ce380"/>
            <table:table-cell table:style-name="ce409"/>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benchmark (lower limit)">
              <text:p>benchmark (lower limit)</text:p>
            </table:table-cell>
            <table:table-cell table:style-name="ce493" office:value-type="string">
              <text:p>benchmark (lower limit)</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07">
              <text:p>507</text:p>
            </table:table-cell>
            <table:table-cell table:style-name="ce56"/>
            <table:table-cell table:style-name="ce122"/>
            <table:table-cell table:style-name="ce185" office:value-type="string">
              <text:p>EL_INT_BMH</text:p>
            </table:table-cell>
            <table:table-cell table:style-name="ce185"/>
            <table:table-cell table:style-name="ce231"/>
            <table:table-cell table:style-name="ce56"/>
            <table:table-cell table:style-name="ce318" office:value-type="string">
              <text:p>benchmark (upper limit)</text:p>
            </table:table-cell>
            <table:table-cell table:style-name="ce363"/>
            <table:table-cell table:style-name="ce380"/>
            <table:table-cell table:style-name="ce409"/>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benchmark (upper limit)">
              <text:p>benchmark (upper limit)</text:p>
            </table:table-cell>
            <table:table-cell table:style-name="ce493" office:value-type="string">
              <text:p>benchmark (upper limit)</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08">
              <text:p>508</text:p>
            </table:table-cell>
            <table:table-cell table:style-name="ce56"/>
            <table:table-cell table:style-name="ce122"/>
            <table:table-cell table:style-name="ce185" office:value-type="string">
              <text:p>EL_INT_TAR</text:p>
            </table:table-cell>
            <table:table-cell table:style-name="ce185"/>
            <table:table-cell table:style-name="ce231"/>
            <table:table-cell table:style-name="ce56"/>
            <table:table-cell table:style-name="ce318" office:value-type="string">
              <text:p>target</text:p>
            </table:table-cell>
            <table:table-cell table:style-name="ce363"/>
            <table:table-cell table:style-name="ce380"/>
            <table:table-cell table:style-name="ce409"/>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target">
              <text:p>target</text:p>
            </table:table-cell>
            <table:table-cell table:style-name="ce493" office:value-type="string">
              <text:p>target</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09">
              <text:p>509</text:p>
            </table:table-cell>
            <table:table-cell table:style-name="ce56"/>
            <table:table-cell table:style-name="ce122"/>
            <table:table-cell table:style-name="ce185" office:value-type="string">
              <text:p>EL_INT_REF</text:p>
            </table:table-cell>
            <table:table-cell table:style-name="ce185"/>
            <table:table-cell table:style-name="ce231"/>
            <table:table-cell table:style-name="ce56"/>
            <table:table-cell table:style-name="ce93" office:value-type="string">
              <text:p>reference code selected benchmark and target</text:p>
            </table:table-cell>
            <table:table-cell table:style-name="ce363"/>
            <table:table-cell table:style-name="ce380"/>
            <table:table-cell table:style-name="ce384"/>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reference code selected benchmark and target">
              <text:p>reference code selected benchmark and target</text:p>
            </table:table-cell>
            <table:table-cell table:style-name="ce484" office:value-type="string">
              <text:p>reference code selected benchmark and target</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10">
              <text:p>510</text:p>
            </table:table-cell>
            <table:table-cell table:style-name="ce56"/>
            <table:table-cell table:style-name="ce101" office:value-type="string">
              <text:p>E103</text:p>
            </table:table-cell>
            <table:table-cell table:style-name="ce233" table:number-columns-repeated="2"/>
            <table:table-cell table:style-name="ce231"/>
            <table:table-cell table:style-name="ce56"/>
            <table:table-cell table:style-name="ce93" office:value-type="string">
              <text:p>Fuel consumption - intensity on turnover)</text:p>
            </table:table-cell>
            <table:table-cell table:style-name="ce363" office:value-type="string">
              <text:p>[kWh/€]</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Fuel consumption - intensity on turnover)">
              <text:p>Fuel consumption - intensity on turnover)</text:p>
            </table:table-cell>
            <table:table-cell table:style-name="ce484" office:value-type="string">
              <text:p>Fuel consumption - intensity on turnover)</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office:value-type="string" office:string-value="[kWh/€]">
              <text:p>[kWh/€]</text:p>
            </table:table-cell>
            <table:table-cell table:style-name="ce574" office:value-type="string">
              <text:p>[kWh/€]</text:p>
            </table:table-cell>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11">
              <text:p>511</text:p>
            </table:table-cell>
            <table:table-cell table:style-name="ce56"/>
            <table:table-cell table:style-name="ce101"/>
            <table:table-cell table:style-name="ce185" office:value-type="string">
              <text:p>FUEL_INT_BML</text:p>
            </table:table-cell>
            <table:table-cell table:style-name="ce185"/>
            <table:table-cell table:style-name="ce231"/>
            <table:table-cell table:style-name="ce56"/>
            <table:table-cell table:style-name="ce318" office:value-type="string">
              <text:p>benchmark (lower limit)</text:p>
            </table:table-cell>
            <table:table-cell table:style-name="ce363"/>
            <table:table-cell table:style-name="ce380"/>
            <table:table-cell table:style-name="ce409"/>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benchmark (lower limit)">
              <text:p>benchmark (lower limit)</text:p>
            </table:table-cell>
            <table:table-cell table:style-name="ce493" office:value-type="string">
              <text:p>benchmark (lower limit)</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12">
              <text:p>512</text:p>
            </table:table-cell>
            <table:table-cell table:style-name="ce56"/>
            <table:table-cell table:style-name="ce122"/>
            <table:table-cell table:style-name="ce185" office:value-type="string">
              <text:p>FUEL_INT_BMH</text:p>
            </table:table-cell>
            <table:table-cell table:style-name="ce185"/>
            <table:table-cell table:style-name="ce231"/>
            <table:table-cell table:style-name="ce56"/>
            <table:table-cell table:style-name="ce318" office:value-type="string">
              <text:p>benchmark (upper limit)</text:p>
            </table:table-cell>
            <table:table-cell table:style-name="ce363"/>
            <table:table-cell table:style-name="ce380"/>
            <table:table-cell table:style-name="ce409"/>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benchmark (upper limit)">
              <text:p>benchmark (upper limit)</text:p>
            </table:table-cell>
            <table:table-cell table:style-name="ce493" office:value-type="string">
              <text:p>benchmark (upper limit)</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13">
              <text:p>513</text:p>
            </table:table-cell>
            <table:table-cell table:style-name="ce56"/>
            <table:table-cell table:style-name="ce122"/>
            <table:table-cell table:style-name="ce185" office:value-type="string">
              <text:p>FUEL_INT_TAR</text:p>
            </table:table-cell>
            <table:table-cell table:style-name="ce185"/>
            <table:table-cell table:style-name="ce231"/>
            <table:table-cell table:style-name="ce56"/>
            <table:table-cell table:style-name="ce318" office:value-type="string">
              <text:p>target</text:p>
            </table:table-cell>
            <table:table-cell table:style-name="ce363"/>
            <table:table-cell table:style-name="ce380"/>
            <table:table-cell table:style-name="ce409"/>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target">
              <text:p>target</text:p>
            </table:table-cell>
            <table:table-cell table:style-name="ce493" office:value-type="string">
              <text:p>target</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14">
              <text:p>514</text:p>
            </table:table-cell>
            <table:table-cell table:style-name="ce56"/>
            <table:table-cell table:style-name="ce122"/>
            <table:table-cell table:style-name="ce185" office:value-type="string">
              <text:p>FUEL_INT_REF</text:p>
            </table:table-cell>
            <table:table-cell table:style-name="ce185"/>
            <table:table-cell table:style-name="ce231"/>
            <table:table-cell table:style-name="ce56"/>
            <table:table-cell table:style-name="ce93" office:value-type="string">
              <text:p>reference code selected benchmark and target</text:p>
            </table:table-cell>
            <table:table-cell table:style-name="ce363"/>
            <table:table-cell table:style-name="ce380"/>
            <table:table-cell table:style-name="ce384"/>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reference code selected benchmark and target">
              <text:p>reference code selected benchmark and target</text:p>
            </table:table-cell>
            <table:table-cell table:style-name="ce484" office:value-type="string">
              <text:p>reference code selected benchmark and target</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15">
              <text:p>515</text:p>
            </table:table-cell>
            <table:table-cell table:style-name="ce56"/>
            <table:table-cell table:style-name="ce101" office:value-type="string">
              <text:p>E104</text:p>
            </table:table-cell>
            <table:table-cell table:style-name="ce233" table:number-columns-repeated="2"/>
            <table:table-cell table:style-name="ce270"/>
            <table:table-cell table:style-name="ce56"/>
            <table:table-cell table:style-name="ce93" office:value-type="string">
              <text:p>Specific energy consumption (primary energy)</text:p>
            </table:table-cell>
            <table:table-cell table:style-name="ce363" office:value-type="string">
              <text:p>kWh/pu</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Specific energy consumption (primary energy)">
              <text:p>Specific energy consumption (primary energy)</text:p>
            </table:table-cell>
            <table:table-cell table:style-name="ce484" office:value-type="string">
              <text:p>Specific energy consumption (primary energy)</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office:value-type="string" office:string-value="kWh/pu">
              <text:p>kWh/pu</text:p>
            </table:table-cell>
            <table:table-cell table:style-name="ce574" office:value-type="string">
              <text:p>kWh/pu</text:p>
            </table:table-cell>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16">
              <text:p>516</text:p>
            </table:table-cell>
            <table:table-cell table:style-name="ce56"/>
            <table:table-cell table:style-name="ce101"/>
            <table:table-cell table:style-name="ce185" office:value-type="string">
              <text:p>PE_SEC_BML</text:p>
            </table:table-cell>
            <table:table-cell table:style-name="ce185"/>
            <table:table-cell table:style-name="ce270"/>
            <table:table-cell table:style-name="ce56"/>
            <table:table-cell table:style-name="ce318" office:value-type="string">
              <text:p>benchmark (lower limit)</text:p>
            </table:table-cell>
            <table:table-cell table:style-name="ce363"/>
            <table:table-cell table:style-name="ce380"/>
            <table:table-cell table:style-name="ce409"/>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benchmark (lower limit)">
              <text:p>benchmark (lower limit)</text:p>
            </table:table-cell>
            <table:table-cell table:style-name="ce493" office:value-type="string">
              <text:p>benchmark (lower limit)</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17">
              <text:p>517</text:p>
            </table:table-cell>
            <table:table-cell table:style-name="ce56"/>
            <table:table-cell table:style-name="ce122"/>
            <table:table-cell table:style-name="ce185" office:value-type="string">
              <text:p>PE_SEC_BMH</text:p>
            </table:table-cell>
            <table:table-cell table:style-name="ce185"/>
            <table:table-cell table:style-name="ce270"/>
            <table:table-cell table:style-name="ce56"/>
            <table:table-cell table:style-name="ce318" office:value-type="string">
              <text:p>benchmark (upper limit)</text:p>
            </table:table-cell>
            <table:table-cell table:style-name="ce363"/>
            <table:table-cell table:style-name="ce380"/>
            <table:table-cell table:style-name="ce409"/>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benchmark (upper limit)">
              <text:p>benchmark (upper limit)</text:p>
            </table:table-cell>
            <table:table-cell table:style-name="ce493" office:value-type="string">
              <text:p>benchmark (upper limit)</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18">
              <text:p>518</text:p>
            </table:table-cell>
            <table:table-cell table:style-name="ce56"/>
            <table:table-cell table:style-name="ce122"/>
            <table:table-cell table:style-name="ce185" office:value-type="string">
              <text:p>PE_SEC_TAR</text:p>
            </table:table-cell>
            <table:table-cell table:style-name="ce185"/>
            <table:table-cell table:style-name="ce270"/>
            <table:table-cell table:style-name="ce56"/>
            <table:table-cell table:style-name="ce318" office:value-type="string">
              <text:p>target</text:p>
            </table:table-cell>
            <table:table-cell table:style-name="ce363"/>
            <table:table-cell table:style-name="ce380"/>
            <table:table-cell table:style-name="ce409"/>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target">
              <text:p>target</text:p>
            </table:table-cell>
            <table:table-cell table:style-name="ce493" office:value-type="string">
              <text:p>target</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19">
              <text:p>519</text:p>
            </table:table-cell>
            <table:table-cell table:style-name="ce56"/>
            <table:table-cell table:style-name="ce122"/>
            <table:table-cell table:style-name="ce185" office:value-type="string">
              <text:p>PE_SEC_REF</text:p>
            </table:table-cell>
            <table:table-cell table:style-name="ce185"/>
            <table:table-cell table:style-name="ce270"/>
            <table:table-cell table:style-name="ce56"/>
            <table:table-cell table:style-name="ce93" office:value-type="string">
              <text:p>reference code selected benchmark and target</text:p>
            </table:table-cell>
            <table:table-cell table:style-name="ce363"/>
            <table:table-cell table:style-name="ce380"/>
            <table:table-cell table:style-name="ce384"/>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reference code selected benchmark and target">
              <text:p>reference code selected benchmark and target</text:p>
            </table:table-cell>
            <table:table-cell table:style-name="ce484" office:value-type="string">
              <text:p>reference code selected benchmark and target</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20">
              <text:p>520</text:p>
            </table:table-cell>
            <table:table-cell table:style-name="ce56"/>
            <table:table-cell table:style-name="ce101" office:value-type="string">
              <text:p>E105</text:p>
            </table:table-cell>
            <table:table-cell table:style-name="ce233" table:number-columns-repeated="2"/>
            <table:table-cell table:style-name="ce270"/>
            <table:table-cell table:style-name="ce56"/>
            <table:table-cell table:style-name="ce93" office:value-type="string">
              <text:p>specific electricity consumption</text:p>
            </table:table-cell>
            <table:table-cell table:style-name="ce363" office:value-type="string">
              <text:p>kWh/pu</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specific electricity consumption">
              <text:p>specific electricity consumption</text:p>
            </table:table-cell>
            <table:table-cell table:style-name="ce484" office:value-type="string">
              <text:p>specific electricity consumption</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office:value-type="string" office:string-value="kWh/pu">
              <text:p>kWh/pu</text:p>
            </table:table-cell>
            <table:table-cell table:style-name="ce574" office:value-type="string">
              <text:p>kWh/pu</text:p>
            </table:table-cell>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21">
              <text:p>521</text:p>
            </table:table-cell>
            <table:table-cell table:style-name="ce56"/>
            <table:table-cell table:style-name="ce101"/>
            <table:table-cell table:style-name="ce185" office:value-type="string">
              <text:p>EL_SEC_BML</text:p>
            </table:table-cell>
            <table:table-cell table:style-name="ce185"/>
            <table:table-cell table:style-name="ce270"/>
            <table:table-cell table:style-name="ce56"/>
            <table:table-cell table:style-name="ce318" office:value-type="string">
              <text:p>benchmark (lower limit)</text:p>
            </table:table-cell>
            <table:table-cell table:style-name="ce363"/>
            <table:table-cell table:style-name="ce380"/>
            <table:table-cell table:style-name="ce409"/>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benchmark (lower limit)">
              <text:p>benchmark (lower limit)</text:p>
            </table:table-cell>
            <table:table-cell table:style-name="ce493" office:value-type="string">
              <text:p>benchmark (lower limit)</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22">
              <text:p>522</text:p>
            </table:table-cell>
            <table:table-cell table:style-name="ce56"/>
            <table:table-cell table:style-name="ce122"/>
            <table:table-cell table:style-name="ce185" office:value-type="string">
              <text:p>EL_SEC_BMH</text:p>
            </table:table-cell>
            <table:table-cell table:style-name="ce185"/>
            <table:table-cell table:style-name="ce270"/>
            <table:table-cell table:style-name="ce56"/>
            <table:table-cell table:style-name="ce318" office:value-type="string">
              <text:p>benchmark (upper limit)</text:p>
            </table:table-cell>
            <table:table-cell table:style-name="ce363"/>
            <table:table-cell table:style-name="ce380"/>
            <table:table-cell table:style-name="ce409"/>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benchmark (upper limit)">
              <text:p>benchmark (upper limit)</text:p>
            </table:table-cell>
            <table:table-cell table:style-name="ce493" office:value-type="string">
              <text:p>benchmark (upper limit)</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23">
              <text:p>523</text:p>
            </table:table-cell>
            <table:table-cell table:style-name="ce56"/>
            <table:table-cell table:style-name="ce122"/>
            <table:table-cell table:style-name="ce185" office:value-type="string">
              <text:p>EL_SEC_TAR</text:p>
            </table:table-cell>
            <table:table-cell table:style-name="ce185"/>
            <table:table-cell table:style-name="ce270"/>
            <table:table-cell table:style-name="ce56"/>
            <table:table-cell table:style-name="ce318" office:value-type="string">
              <text:p>target</text:p>
            </table:table-cell>
            <table:table-cell table:style-name="ce363"/>
            <table:table-cell table:style-name="ce380"/>
            <table:table-cell table:style-name="ce409"/>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target">
              <text:p>target</text:p>
            </table:table-cell>
            <table:table-cell table:style-name="ce493" office:value-type="string">
              <text:p>target</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24">
              <text:p>524</text:p>
            </table:table-cell>
            <table:table-cell table:style-name="ce56"/>
            <table:table-cell table:style-name="ce122"/>
            <table:table-cell table:style-name="ce185" office:value-type="string">
              <text:p>EL_SEC_REF</text:p>
            </table:table-cell>
            <table:table-cell table:style-name="ce185"/>
            <table:table-cell table:style-name="ce270"/>
            <table:table-cell table:style-name="ce56"/>
            <table:table-cell table:style-name="ce93" office:value-type="string">
              <text:p>reference code selected benchmark and target</text:p>
            </table:table-cell>
            <table:table-cell table:style-name="ce363"/>
            <table:table-cell table:style-name="ce380"/>
            <table:table-cell table:style-name="ce384"/>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reference code selected benchmark and target">
              <text:p>reference code selected benchmark and target</text:p>
            </table:table-cell>
            <table:table-cell table:style-name="ce484" office:value-type="string">
              <text:p>reference code selected benchmark and target</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25">
              <text:p>525</text:p>
            </table:table-cell>
            <table:table-cell table:style-name="ce56"/>
            <table:table-cell table:style-name="ce101" office:value-type="string">
              <text:p>E106</text:p>
            </table:table-cell>
            <table:table-cell table:style-name="ce233" table:number-columns-repeated="2"/>
            <table:table-cell table:style-name="ce270"/>
            <table:table-cell table:style-name="ce56"/>
            <table:table-cell table:style-name="ce93" office:value-type="string">
              <text:p>Specific fuel consumption</text:p>
            </table:table-cell>
            <table:table-cell table:style-name="ce363" office:value-type="string">
              <text:p>kWh/pu</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Specific fuel consumption">
              <text:p>Specific fuel consumption</text:p>
            </table:table-cell>
            <table:table-cell table:style-name="ce484" office:value-type="string">
              <text:p>Specific fuel consumption</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office:value-type="string" office:string-value="kWh/pu">
              <text:p>kWh/pu</text:p>
            </table:table-cell>
            <table:table-cell table:style-name="ce574" office:value-type="string">
              <text:p>kWh/pu</text:p>
            </table:table-cell>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26">
              <text:p>526</text:p>
            </table:table-cell>
            <table:table-cell table:style-name="ce56"/>
            <table:table-cell table:style-name="ce101"/>
            <table:table-cell table:style-name="ce185" office:value-type="string">
              <text:p>FUEL_SEC_BML</text:p>
            </table:table-cell>
            <table:table-cell table:style-name="ce185"/>
            <table:table-cell table:style-name="ce270"/>
            <table:table-cell table:style-name="ce56"/>
            <table:table-cell table:style-name="ce318" office:value-type="string">
              <text:p>benchmark (lower limit)</text:p>
            </table:table-cell>
            <table:table-cell table:style-name="ce363"/>
            <table:table-cell table:style-name="ce380"/>
            <table:table-cell table:style-name="ce409"/>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benchmark (lower limit)">
              <text:p>benchmark (lower limit)</text:p>
            </table:table-cell>
            <table:table-cell table:style-name="ce493" office:value-type="string">
              <text:p>benchmark (lower limit)</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27">
              <text:p>527</text:p>
            </table:table-cell>
            <table:table-cell table:style-name="ce56"/>
            <table:table-cell table:style-name="ce122"/>
            <table:table-cell table:style-name="ce185" office:value-type="string">
              <text:p>FUEL_SEC_BMH</text:p>
            </table:table-cell>
            <table:table-cell table:style-name="ce185"/>
            <table:table-cell table:style-name="ce270"/>
            <table:table-cell table:style-name="ce56"/>
            <table:table-cell table:style-name="ce318" office:value-type="string">
              <text:p>benchmark (upper limit)</text:p>
            </table:table-cell>
            <table:table-cell table:style-name="ce363"/>
            <table:table-cell table:style-name="ce380"/>
            <table:table-cell table:style-name="ce409"/>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benchmark (upper limit)">
              <text:p>benchmark (upper limit)</text:p>
            </table:table-cell>
            <table:table-cell table:style-name="ce493" office:value-type="string">
              <text:p>benchmark (upper limit)</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28">
              <text:p>528</text:p>
            </table:table-cell>
            <table:table-cell table:style-name="ce56"/>
            <table:table-cell table:style-name="ce122"/>
            <table:table-cell table:style-name="ce185" office:value-type="string">
              <text:p>FUEL_SEC_TAR</text:p>
            </table:table-cell>
            <table:table-cell table:style-name="ce185"/>
            <table:table-cell table:style-name="ce270"/>
            <table:table-cell table:style-name="ce56"/>
            <table:table-cell table:style-name="ce318" office:value-type="string">
              <text:p>target</text:p>
            </table:table-cell>
            <table:table-cell table:style-name="ce363"/>
            <table:table-cell table:style-name="ce380"/>
            <table:table-cell table:style-name="ce409"/>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target">
              <text:p>target</text:p>
            </table:table-cell>
            <table:table-cell table:style-name="ce493" office:value-type="string">
              <text:p>target</text:p>
            </table:table-cell>
            <table:table-cell table:style-name="ce520" table:number-columns-repeated="8"/>
            <table:table-cell table:style-name="ce462" table:number-columns-repeated="2"/>
            <table:table-cell table:style-name="ce542"/>
            <table:table-cell table:style-name="ce548" table:number-columns-repeated="9"/>
            <table:table-cell table:style-name="ce462" table:number-columns-repeated="2"/>
            <table:table-cell table:style-name="ce569"/>
            <table:table-cell table:style-name="ce574"/>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29">
              <text:p>529</text:p>
            </table:table-cell>
            <table:table-cell table:style-name="ce56"/>
            <table:table-cell table:style-name="ce122"/>
            <table:table-cell table:style-name="ce185" office:value-type="string">
              <text:p>FUEL_SEC_REF</text:p>
            </table:table-cell>
            <table:table-cell table:style-name="ce185"/>
            <table:table-cell table:style-name="ce270"/>
            <table:table-cell table:style-name="ce56"/>
            <table:table-cell table:style-name="ce93" office:value-type="string">
              <text:p>reference code selected benchmark and target</text:p>
            </table:table-cell>
            <table:table-cell table:style-name="ce363"/>
            <table:table-cell table:style-name="ce380"/>
            <table:table-cell table:style-name="ce384"/>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reference code selected benchmark and target">
              <text:p>reference code selected benchmark and target</text:p>
            </table:table-cell>
            <table:table-cell table:style-name="ce484" office:value-type="string">
              <text:p>reference code selected benchmark and target</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30">
              <text:p>530</text:p>
            </table:table-cell>
            <table:table-cell table:style-name="ce56"/>
            <table:table-cell table:style-name="ce101" office:value-type="string">
              <text:p>E107</text:p>
            </table:table-cell>
            <table:table-cell table:style-name="ce233" table:number-columns-repeated="2"/>
            <table:table-cell table:style-name="ce270"/>
            <table:table-cell table:style-name="ce56"/>
            <table:table-cell table:style-name="ce93" office:value-type="string">
              <text:p>Specific energy consumption (primary energy)</text:p>
            </table:table-cell>
            <table:table-cell table:style-name="ce363" office:value-type="string">
              <text:p>kWh/pmu</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Specific energy consumption (primary energy)">
              <text:p>Specific energy consumption (primary energy)</text:p>
            </table:table-cell>
            <table:table-cell table:style-name="ce484" office:value-type="string">
              <text:p>Specific energy consumption (primary energy)</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office:value-type="string" office:string-value="kWh/pmu">
              <text:p>kWh/pmu</text:p>
            </table:table-cell>
            <table:table-cell table:style-name="ce574" office:value-type="string">
              <text:p>kWh/pmu</text:p>
            </table:table-cell>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31">
              <text:p>531</text:p>
            </table:table-cell>
            <table:table-cell table:style-name="ce56"/>
            <table:table-cell table:style-name="ce101"/>
            <table:table-cell table:style-name="ce185" office:value-type="string">
              <text:p>PE_UOS_BML</text:p>
            </table:table-cell>
            <table:table-cell table:style-name="ce185"/>
            <table:table-cell table:style-name="ce270"/>
            <table:table-cell table:style-name="ce56"/>
            <table:table-cell table:style-name="ce318" office:value-type="string">
              <text:p>benchmark (lower limit)</text:p>
            </table:table-cell>
            <table:table-cell table:style-name="ce363"/>
            <table:table-cell table:style-name="ce380"/>
            <table:table-cell table:style-name="ce409"/>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benchmark (lower limit)">
              <text:p>benchmark (lower limit)</text:p>
            </table:table-cell>
            <table:table-cell table:style-name="ce493" office:value-type="string">
              <text:p>benchmark (lower limit)</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32">
              <text:p>532</text:p>
            </table:table-cell>
            <table:table-cell table:style-name="ce56"/>
            <table:table-cell table:style-name="ce122"/>
            <table:table-cell table:style-name="ce185" office:value-type="string">
              <text:p>PE_UOS_BMH</text:p>
            </table:table-cell>
            <table:table-cell table:style-name="ce185"/>
            <table:table-cell table:style-name="ce270"/>
            <table:table-cell table:style-name="ce56"/>
            <table:table-cell table:style-name="ce318" office:value-type="string">
              <text:p>benchmark (upper limit)</text:p>
            </table:table-cell>
            <table:table-cell table:style-name="ce363"/>
            <table:table-cell table:style-name="ce380"/>
            <table:table-cell table:style-name="ce409"/>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benchmark (upper limit)">
              <text:p>benchmark (upper limit)</text:p>
            </table:table-cell>
            <table:table-cell table:style-name="ce493" office:value-type="string">
              <text:p>benchmark (upper limit)</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33">
              <text:p>533</text:p>
            </table:table-cell>
            <table:table-cell table:style-name="ce56"/>
            <table:table-cell table:style-name="ce122"/>
            <table:table-cell table:style-name="ce185" office:value-type="string">
              <text:p>PE_UOS_TAR</text:p>
            </table:table-cell>
            <table:table-cell table:style-name="ce185"/>
            <table:table-cell table:style-name="ce270"/>
            <table:table-cell table:style-name="ce56"/>
            <table:table-cell table:style-name="ce318" office:value-type="string">
              <text:p>target</text:p>
            </table:table-cell>
            <table:table-cell table:style-name="ce363"/>
            <table:table-cell table:style-name="ce380"/>
            <table:table-cell table:style-name="ce409"/>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target">
              <text:p>target</text:p>
            </table:table-cell>
            <table:table-cell table:style-name="ce493" office:value-type="string">
              <text:p>target</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34">
              <text:p>534</text:p>
            </table:table-cell>
            <table:table-cell table:style-name="ce56"/>
            <table:table-cell table:style-name="ce122"/>
            <table:table-cell table:style-name="ce185" office:value-type="string">
              <text:p>PE_UOS_REF</text:p>
            </table:table-cell>
            <table:table-cell table:style-name="ce185"/>
            <table:table-cell table:style-name="ce270"/>
            <table:table-cell table:style-name="ce56"/>
            <table:table-cell table:style-name="ce93" office:value-type="string">
              <text:p>reference code selected benchmark and target</text:p>
            </table:table-cell>
            <table:table-cell table:style-name="ce363"/>
            <table:table-cell table:style-name="ce380"/>
            <table:table-cell table:style-name="ce384"/>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reference code selected benchmark and target">
              <text:p>reference code selected benchmark and target</text:p>
            </table:table-cell>
            <table:table-cell table:style-name="ce484" office:value-type="string">
              <text:p>reference code selected benchmark and target</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35">
              <text:p>535</text:p>
            </table:table-cell>
            <table:table-cell table:style-name="ce56"/>
            <table:table-cell table:style-name="ce101" office:value-type="string">
              <text:p>E108</text:p>
            </table:table-cell>
            <table:table-cell table:style-name="ce233" table:number-columns-repeated="2"/>
            <table:table-cell table:style-name="ce270"/>
            <table:table-cell table:style-name="ce56"/>
            <table:table-cell table:style-name="ce93" office:value-type="string">
              <text:p>specific electricity consumption</text:p>
            </table:table-cell>
            <table:table-cell table:style-name="ce363" office:value-type="string">
              <text:p>kWh/pmu</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specific electricity consumption">
              <text:p>specific electricity consumption</text:p>
            </table:table-cell>
            <table:table-cell table:style-name="ce484" office:value-type="string">
              <text:p>specific electricity consumption</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office:value-type="string" office:string-value="kWh/pmu">
              <text:p>kWh/pmu</text:p>
            </table:table-cell>
            <table:table-cell table:style-name="ce574" office:value-type="string">
              <text:p>kWh/pmu</text:p>
            </table:table-cell>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36">
              <text:p>536</text:p>
            </table:table-cell>
            <table:table-cell table:style-name="ce56"/>
            <table:table-cell table:style-name="ce101"/>
            <table:table-cell table:style-name="ce185" office:value-type="string">
              <text:p>EL_UOS_BML</text:p>
            </table:table-cell>
            <table:table-cell table:style-name="ce185"/>
            <table:table-cell table:style-name="ce270"/>
            <table:table-cell table:style-name="ce56"/>
            <table:table-cell table:style-name="ce318" office:value-type="string">
              <text:p>benchmark (lower limit)</text:p>
            </table:table-cell>
            <table:table-cell table:style-name="ce363"/>
            <table:table-cell table:style-name="ce380"/>
            <table:table-cell table:style-name="ce409"/>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benchmark (lower limit)">
              <text:p>benchmark (lower limit)</text:p>
            </table:table-cell>
            <table:table-cell table:style-name="ce493" office:value-type="string">
              <text:p>benchmark (lower limit)</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37">
              <text:p>537</text:p>
            </table:table-cell>
            <table:table-cell table:style-name="ce56"/>
            <table:table-cell table:style-name="ce122"/>
            <table:table-cell table:style-name="ce185" office:value-type="string">
              <text:p>EL_UOS_BMH</text:p>
            </table:table-cell>
            <table:table-cell table:style-name="ce185"/>
            <table:table-cell table:style-name="ce270"/>
            <table:table-cell table:style-name="ce56"/>
            <table:table-cell table:style-name="ce318" office:value-type="string">
              <text:p>benchmark (upper limit)</text:p>
            </table:table-cell>
            <table:table-cell table:style-name="ce363"/>
            <table:table-cell table:style-name="ce380"/>
            <table:table-cell table:style-name="ce409"/>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benchmark (upper limit)">
              <text:p>benchmark (upper limit)</text:p>
            </table:table-cell>
            <table:table-cell table:style-name="ce493" office:value-type="string">
              <text:p>benchmark (upper limit)</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38">
              <text:p>538</text:p>
            </table:table-cell>
            <table:table-cell table:style-name="ce56"/>
            <table:table-cell table:style-name="ce122"/>
            <table:table-cell table:style-name="ce185" office:value-type="string">
              <text:p>EL_UOS_TAR</text:p>
            </table:table-cell>
            <table:table-cell table:style-name="ce185"/>
            <table:table-cell table:style-name="ce270"/>
            <table:table-cell table:style-name="ce56"/>
            <table:table-cell table:style-name="ce318" office:value-type="string">
              <text:p>target</text:p>
            </table:table-cell>
            <table:table-cell table:style-name="ce363"/>
            <table:table-cell table:style-name="ce380"/>
            <table:table-cell table:style-name="ce409"/>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target">
              <text:p>target</text:p>
            </table:table-cell>
            <table:table-cell table:style-name="ce493" office:value-type="string">
              <text:p>target</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39">
              <text:p>539</text:p>
            </table:table-cell>
            <table:table-cell table:style-name="ce56"/>
            <table:table-cell table:style-name="ce122"/>
            <table:table-cell table:style-name="ce185" office:value-type="string">
              <text:p>EL_UOS_REF</text:p>
            </table:table-cell>
            <table:table-cell table:style-name="ce185"/>
            <table:table-cell table:style-name="ce270"/>
            <table:table-cell table:style-name="ce56"/>
            <table:table-cell table:style-name="ce93" office:value-type="string">
              <text:p>reference code selected benchmark and target</text:p>
            </table:table-cell>
            <table:table-cell table:style-name="ce363"/>
            <table:table-cell table:style-name="ce380"/>
            <table:table-cell table:style-name="ce384"/>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reference code selected benchmark and target">
              <text:p>reference code selected benchmark and target</text:p>
            </table:table-cell>
            <table:table-cell table:style-name="ce484" office:value-type="string">
              <text:p>reference code selected benchmark and target</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40">
              <text:p>540</text:p>
            </table:table-cell>
            <table:table-cell table:style-name="ce56"/>
            <table:table-cell table:style-name="ce101" office:value-type="string">
              <text:p>E109</text:p>
            </table:table-cell>
            <table:table-cell table:style-name="ce233" table:number-columns-repeated="2"/>
            <table:table-cell table:style-name="ce270"/>
            <table:table-cell table:style-name="ce56"/>
            <table:table-cell table:style-name="ce93" office:value-type="string">
              <text:p>Specific fuel consumption</text:p>
            </table:table-cell>
            <table:table-cell table:style-name="ce363" office:value-type="string">
              <text:p>kWh/pmu</text:p>
            </table:table-cell>
            <table:table-cell table:style-name="ce380"/>
            <table:table-cell table:style-name="ce384"/>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Specific fuel consumption">
              <text:p>Specific fuel consumption</text:p>
            </table:table-cell>
            <table:table-cell table:style-name="ce484" office:value-type="string">
              <text:p>Specific fuel consumption</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office:value-type="string" office:string-value="kWh/pmu">
              <text:p>kWh/pmu</text:p>
            </table:table-cell>
            <table:table-cell table:style-name="ce574" office:value-type="string">
              <text:p>kWh/pmu</text:p>
            </table:table-cell>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41">
              <text:p>541</text:p>
            </table:table-cell>
            <table:table-cell table:style-name="ce56"/>
            <table:table-cell table:style-name="ce101"/>
            <table:table-cell table:style-name="ce185" office:value-type="string">
              <text:p>UPHS_BML</text:p>
            </table:table-cell>
            <table:table-cell table:style-name="ce185"/>
            <table:table-cell table:style-name="ce270"/>
            <table:table-cell table:style-name="ce56"/>
            <table:table-cell table:style-name="ce318" office:value-type="string">
              <text:p>benchmark (lower limit)</text:p>
            </table:table-cell>
            <table:table-cell table:style-name="ce363"/>
            <table:table-cell table:style-name="ce380"/>
            <table:table-cell table:style-name="ce409"/>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benchmark (lower limit)">
              <text:p>benchmark (lower limit)</text:p>
            </table:table-cell>
            <table:table-cell table:style-name="ce493" office:value-type="string">
              <text:p>benchmark (lower limit)</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42">
              <text:p>542</text:p>
            </table:table-cell>
            <table:table-cell table:style-name="ce56"/>
            <table:table-cell table:style-name="ce122"/>
            <table:table-cell table:style-name="ce185" office:value-type="string">
              <text:p>UPHS_BMH</text:p>
            </table:table-cell>
            <table:table-cell table:style-name="ce185"/>
            <table:table-cell table:style-name="ce270"/>
            <table:table-cell table:style-name="ce56"/>
            <table:table-cell table:style-name="ce318" office:value-type="string">
              <text:p>benchmark (upper limit)</text:p>
            </table:table-cell>
            <table:table-cell table:style-name="ce363"/>
            <table:table-cell table:style-name="ce380"/>
            <table:table-cell table:style-name="ce409"/>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benchmark (upper limit)">
              <text:p>benchmark (upper limit)</text:p>
            </table:table-cell>
            <table:table-cell table:style-name="ce493" office:value-type="string">
              <text:p>benchmark (upper limit)</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43">
              <text:p>543</text:p>
            </table:table-cell>
            <table:table-cell table:style-name="ce56"/>
            <table:table-cell table:style-name="ce122"/>
            <table:table-cell table:style-name="ce185" office:value-type="string">
              <text:p>UPHS_TAR</text:p>
            </table:table-cell>
            <table:table-cell table:style-name="ce185"/>
            <table:table-cell table:style-name="ce270"/>
            <table:table-cell table:style-name="ce56"/>
            <table:table-cell table:style-name="ce318" office:value-type="string">
              <text:p>target</text:p>
            </table:table-cell>
            <table:table-cell table:style-name="ce363"/>
            <table:table-cell table:style-name="ce380"/>
            <table:table-cell table:style-name="ce409"/>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target">
              <text:p>target</text:p>
            </table:table-cell>
            <table:table-cell table:style-name="ce493" office:value-type="string">
              <text:p>target</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44">
              <text:p>544</text:p>
            </table:table-cell>
            <table:table-cell table:style-name="ce56"/>
            <table:table-cell table:style-name="ce122"/>
            <table:table-cell table:style-name="ce185" office:value-type="string">
              <text:p>UPHS_REF</text:p>
            </table:table-cell>
            <table:table-cell table:style-name="ce185"/>
            <table:table-cell table:style-name="ce270"/>
            <table:table-cell table:style-name="ce56"/>
            <table:table-cell table:style-name="ce93" office:value-type="string">
              <text:p>reference code selected benchmark and target</text:p>
            </table:table-cell>
            <table:table-cell table:style-name="ce363"/>
            <table:table-cell table:style-name="ce380"/>
            <table:table-cell table:style-name="ce384"/>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reference code selected benchmark and target">
              <text:p>reference code selected benchmark and target</text:p>
            </table:table-cell>
            <table:table-cell table:style-name="ce484" office:value-type="string">
              <text:p>reference code selected benchmark and target</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45">
              <text:p>545</text:p>
            </table:table-cell>
            <table:table-cell table:style-name="ce56"/>
            <table:table-cell table:style-name="ce101" office:value-type="string">
              <text:p>E110</text:p>
            </table:table-cell>
            <table:table-cell table:style-name="ce233" table:number-columns-repeated="2"/>
            <table:table-cell table:style-name="ce270"/>
            <table:table-cell table:style-name="ce56"/>
            <table:table-cell table:style-name="ce93" office:value-type="string">
              <text:p>State of evaluation</text:p>
            </table:table-cell>
            <table:table-cell table:style-name="ce363"/>
            <table:table-cell table:style-name="ce380"/>
            <table:table-cell table:style-name="ce384"/>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State of evaluation">
              <text:p>State of evaluation</text:p>
            </table:table-cell>
            <table:table-cell table:style-name="ce484" office:value-type="string">
              <text:p>State of evaluation</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46">
              <text:p>546</text:p>
            </table:table-cell>
            <table:table-cell table:style-name="ce56"/>
            <table:table-cell table:style-name="ce122"/>
            <table:table-cell table:style-name="ce185" office:value-type="string">
              <text:p>ENE_INT_CHK</text:p>
            </table:table-cell>
            <table:table-cell table:style-name="ce185"/>
            <table:table-cell table:style-name="ce270"/>
            <table:table-cell table:style-name="ce56"/>
            <table:table-cell table:style-name="ce93" office:value-type="string">
              <text:p>evaluation of energy intensity</text:p>
            </table:table-cell>
            <table:table-cell table:style-name="ce363"/>
            <table:table-cell table:style-name="ce380"/>
            <table:table-cell table:style-name="ce384"/>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evaluation of energy intensity">
              <text:p>evaluation of energy intensity</text:p>
            </table:table-cell>
            <table:table-cell table:style-name="ce484" office:value-type="string">
              <text:p>evaluation of energy intensity</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47">
              <text:p>547</text:p>
            </table:table-cell>
            <table:table-cell table:style-name="ce56"/>
            <table:table-cell table:style-name="ce122"/>
            <table:table-cell table:style-name="ce185" office:value-type="string">
              <text:p>ENE_INT_COM</text:p>
            </table:table-cell>
            <table:table-cell table:style-name="ce185"/>
            <table:table-cell table:style-name="ce270"/>
            <table:table-cell table:style-name="ce56"/>
            <table:table-cell table:style-name="ce93" office:value-type="string">
              <text:p>comment on evaluation of energy intensity</text:p>
            </table:table-cell>
            <table:table-cell table:style-name="ce363"/>
            <table:table-cell table:style-name="ce380"/>
            <table:table-cell table:style-name="ce384"/>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comment on evaluation of energy intensity">
              <text:p>comment on evaluation of energy intensity</text:p>
            </table:table-cell>
            <table:table-cell table:style-name="ce484" office:value-type="string">
              <text:p>comment on evaluation of energy intensity</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48">
              <text:p>548</text:p>
            </table:table-cell>
            <table:table-cell table:style-name="ce56"/>
            <table:table-cell table:style-name="ce122"/>
            <table:table-cell table:style-name="ce185" office:value-type="string">
              <text:p>ENE_SEC_CHK</text:p>
            </table:table-cell>
            <table:table-cell table:style-name="ce185"/>
            <table:table-cell table:style-name="ce270"/>
            <table:table-cell table:style-name="ce56"/>
            <table:table-cell table:style-name="ce93" office:value-type="string">
              <text:p>evaluation of energy intensity</text:p>
            </table:table-cell>
            <table:table-cell table:style-name="ce363"/>
            <table:table-cell table:style-name="ce380"/>
            <table:table-cell table:style-name="ce384"/>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evaluation of energy intensity">
              <text:p>evaluation of energy intensity</text:p>
            </table:table-cell>
            <table:table-cell table:style-name="ce484" office:value-type="string">
              <text:p>evaluation of energy intensity</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49">
              <text:p>549</text:p>
            </table:table-cell>
            <table:table-cell table:style-name="ce56"/>
            <table:table-cell table:style-name="ce122"/>
            <table:table-cell table:style-name="ce185" table:number-columns-repeated="2"/>
            <table:table-cell table:style-name="ce270"/>
            <table:table-cell table:style-name="ce56"/>
            <table:table-cell table:style-name="ce93" office:value-type="string">
              <text:p>falta evaluar ?</text:p>
            </table:table-cell>
            <table:table-cell table:style-name="ce363"/>
            <table:table-cell table:style-name="ce380"/>
            <table:table-cell table:style-name="ce384"/>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falta evaluar ?">
              <text:p>falta evaluar ?</text:p>
            </table:table-cell>
            <table:table-cell table:style-name="ce484" office:value-type="string">
              <text:p>falta evaluar ?</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50">
              <text:p>550</text:p>
            </table:table-cell>
            <table:table-cell table:style-name="ce56"/>
            <table:table-cell table:style-name="ce122"/>
            <table:table-cell table:style-name="ce185" office:value-type="string">
              <text:p>ENE_SEC_COM</text:p>
            </table:table-cell>
            <table:table-cell table:style-name="ce185"/>
            <table:table-cell table:style-name="ce270"/>
            <table:table-cell table:style-name="ce56"/>
            <table:table-cell table:style-name="ce93" office:value-type="string">
              <text:p>comment on evaluation of energy intensity</text:p>
            </table:table-cell>
            <table:table-cell table:style-name="ce363"/>
            <table:table-cell table:style-name="ce380"/>
            <table:table-cell table:style-name="ce384"/>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comment on evaluation of energy intensity">
              <text:p>comment on evaluation of energy intensity</text:p>
            </table:table-cell>
            <table:table-cell table:style-name="ce484" office:value-type="string">
              <text:p>comment on evaluation of energy intensity</text:p>
            </table:table-cell>
            <table:table-cell table:style-name="ce520" table:number-columns-repeated="8"/>
            <table:table-cell table:style-name="ce462" table:number-columns-repeated="2"/>
            <table:table-cell table:style-name="ce542"/>
            <table:table-cell table:style-name="ce548" table:number-columns-repeated="9"/>
            <table:table-cell table:style-name="ce462" table:number-columns-repeated="2"/>
            <table:table-cell table:style-name="ce569"/>
            <table:table-cell table:style-name="ce574"/>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51">
              <text:p>551</text:p>
            </table:table-cell>
            <table:table-cell table:style-name="ce56"/>
            <table:table-cell table:style-name="ce122"/>
            <table:table-cell table:style-name="ce185" office:value-type="string">
              <text:p>ENE_UOS_CHK</text:p>
            </table:table-cell>
            <table:table-cell table:style-name="ce185"/>
            <table:table-cell table:style-name="ce270"/>
            <table:table-cell table:style-name="ce56"/>
            <table:table-cell table:style-name="ce93" office:value-type="string">
              <text:p>evaluation of energy intensity</text:p>
            </table:table-cell>
            <table:table-cell table:style-name="ce363"/>
            <table:table-cell table:style-name="ce380"/>
            <table:table-cell table:style-name="ce384"/>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evaluation of energy intensity">
              <text:p>evaluation of energy intensity</text:p>
            </table:table-cell>
            <table:table-cell table:style-name="ce484" office:value-type="string">
              <text:p>evaluation of energy intensity</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52">
              <text:p>552</text:p>
            </table:table-cell>
            <table:table-cell table:style-name="ce56"/>
            <table:table-cell table:style-name="ce122"/>
            <table:table-cell table:style-name="ce185" table:number-columns-repeated="2"/>
            <table:table-cell table:style-name="ce270"/>
            <table:table-cell table:style-name="ce56"/>
            <table:table-cell table:style-name="ce93" office:value-type="string">
              <text:p>falta evaluar ?</text:p>
            </table:table-cell>
            <table:table-cell table:style-name="ce363"/>
            <table:table-cell table:style-name="ce380"/>
            <table:table-cell table:style-name="ce384"/>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falta evaluar ?">
              <text:p>falta evaluar ?</text:p>
            </table:table-cell>
            <table:table-cell table:style-name="ce484" office:value-type="string">
              <text:p>falta evaluar ?</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 table:style-name="ro37">
            <table:table-cell table:style-name="ce11" office:value-type="float" office:value="553">
              <text:p>553</text:p>
            </table:table-cell>
            <table:table-cell table:style-name="ce56"/>
            <table:table-cell table:style-name="ce122"/>
            <table:table-cell table:style-name="ce185" office:value-type="string">
              <text:p>ENE_UOS_COM</text:p>
            </table:table-cell>
            <table:table-cell table:style-name="ce185"/>
            <table:table-cell table:style-name="ce270"/>
            <table:table-cell table:style-name="ce56"/>
            <table:table-cell table:style-name="ce93" office:value-type="string">
              <text:p>comment on evaluation of energy intensity</text:p>
            </table:table-cell>
            <table:table-cell table:style-name="ce363"/>
            <table:table-cell table:style-name="ce380"/>
            <table:table-cell table:style-name="ce384"/>
            <table:table-cell table:style-name="ce416" table:number-columns-repeated="3"/>
            <table:table-cell table:style-name="ce419"/>
            <table:table-cell table:style-name="ce381"/>
            <table:table-cell table:style-name="ce445"/>
            <table:table-cell table:style-name="ce462" table:number-columns-repeated="2"/>
            <table:table-cell table:style-name="ce475" table:formula="oooc:=HLOOKUP([.T$1];[.U$1:.AC$1202];ROW();FALSE())" office:value-type="string" office:string-value="comment on evaluation of energy intensity">
              <text:p>comment on evaluation of energy intensity</text:p>
            </table:table-cell>
            <table:table-cell table:style-name="ce484" office:value-type="string">
              <text:p>comment on evaluation of energy intensity</text:p>
            </table:table-cell>
            <table:table-cell table:style-name="ce520" table:number-columns-repeated="8"/>
            <table:table-cell table:style-name="ce462" table:number-columns-repeated="2"/>
            <table:table-cell table:style-name="ce542" table:formula="oooc:=HLOOKUP([.AF$1];[.AG$1:.AO$1200];ROW();FALSE())">
              <text:p/>
            </table:table-cell>
            <table:table-cell table:style-name="ce548" table:number-columns-repeated="9"/>
            <table:table-cell table:style-name="ce462" table:number-columns-repeated="2"/>
            <table:table-cell table:style-name="ce569" table:formula="oooc:=HLOOKUP([.AR$1];[.AS$1:.BA$1200];ROW();FALSE())">
              <text:p/>
            </table:table-cell>
            <table:table-cell table:style-name="ce574"/>
            <table:table-cell table:style-name="ce548" table:number-columns-repeated="8"/>
            <table:table-cell table:style-name="ce462" table:number-columns-repeated="199"/>
            <table:table-cell table:style-name="ce11" table:number-columns-repeated="4"/>
          </table:table-row>
        </table:table-row-group>
        <table:table-row table:style-name="ro4">
          <table:table-cell/>
          <table:table-cell table:style-name="ce72"/>
          <table:table-cell table:style-name="ce117"/>
          <table:table-cell table:style-name="ce137" table:number-columns-repeated="2"/>
          <table:table-cell table:style-name="ce255"/>
          <table:table-cell table:style-name="ce293"/>
          <table:table-cell table:style-name="ce344"/>
          <table:table-cell table:style-name="ce352"/>
          <table:table-cell table:style-name="ce395" table:number-columns-repeated="2"/>
          <table:table-cell table:style-name="ce352" table:number-columns-repeated="4"/>
          <table:table-cell table:style-name="ce430"/>
          <table:table-cell table:style-name="ce66"/>
          <table:table-cell table:style-name="ce459" table:number-columns-repeated="2"/>
          <table:table-cell table:style-name="ce262"/>
          <table:table-cell table:style-name="ce344"/>
          <table:table-cell table:style-name="ce525"/>
          <table:table-cell table:style-name="ce459" table:number-columns-repeated="9"/>
          <table:table-cell table:style-name="ce545"/>
          <table:table-cell table:style-name="ce554" table:number-columns-repeated="2"/>
          <table:table-cell table:style-name="ce566" table:number-columns-repeated="7"/>
          <table:table-cell table:style-name="ce459" table:number-columns-repeated="2"/>
          <table:table-cell table:style-name="ce568" table:formula="oooc:=HLOOKUP([.AR$1];[.AS$1:.BA$1200];ROW();FALSE())">
            <text:p/>
          </table:table-cell>
          <table:table-cell table:style-name="ce579"/>
          <table:table-cell table:style-name="ce590"/>
          <table:table-cell table:style-name="ce563" table:number-columns-repeated="7"/>
          <table:table-cell table:style-name="ce459" table:number-columns-repeated="199"/>
          <table:table-cell table:style-name="ce242" table:number-columns-repeated="3"/>
          <table:table-cell/>
        </table:table-row>
        <table:table-row table:style-name="ro37">
          <table:table-cell table:style-name="ce32"/>
          <table:table-cell table:style-name="ce73" office:value-type="string">
            <text:p>S. Processing status of project</text:p>
          </table:table-cell>
          <table:table-cell table:style-name="ce119"/>
          <table:table-cell table:style-name="ce226" table:number-columns-repeated="2"/>
          <table:table-cell table:style-name="ce268"/>
          <table:table-cell table:style-name="ce296"/>
          <table:table-cell table:style-name="ce346"/>
          <table:table-cell table:style-name="ce372"/>
          <table:table-cell table:style-name="ce399"/>
          <table:table-cell table:style-name="ce411"/>
          <table:table-cell table:number-columns-repeated="8"/>
          <table:table-cell table:style-name="ce474" table:formula="oooc:=HLOOKUP([.T$1];[.U$1:.AC$1202];ROW();FALSE())">
            <text:p/>
          </table:table-cell>
          <table:table-cell table:style-name="ce510"/>
          <table:table-cell table:style-name="ce521" table:number-columns-repeated="8"/>
          <table:table-cell table:number-columns-repeated="2"/>
          <table:table-cell table:style-name="ce541" table:formula="oooc:=HLOOKUP([.AF$1];[.AG$1:.AO$1200];ROW();FALSE())">
            <text:p/>
          </table:table-cell>
          <table:table-cell table:style-name="ce547" table:number-columns-repeated="9"/>
          <table:table-cell table:number-columns-repeated="2"/>
          <table:table-cell table:style-name="ce568" table:formula="oooc:=HLOOKUP([.AR$1];[.AS$1:.BA$1200];ROW();FALSE())">
            <text:p/>
          </table:table-cell>
          <table:table-cell table:style-name="ce580"/>
          <table:table-cell table:style-name="ce547" table:number-columns-repeated="8"/>
          <table:table-cell table:number-columns-repeated="203"/>
        </table:table-row>
        <table:table-row table:style-name="ro37">
          <table:table-cell table:style-name="ce11"/>
          <table:table-cell table:style-name="ce51"/>
          <table:table-cell table:style-name="ce120" office:value-type="string">
            <text:p>S1</text:p>
          </table:table-cell>
          <table:table-cell table:style-name="ce227" office:value-type="string">
            <text:p>General state of processing</text:p>
          </table:table-cell>
          <table:table-cell table:style-name="ce228"/>
          <table:table-cell table:style-name="ce231"/>
          <table:table-cell table:style-name="ce56"/>
          <table:table-cell table:style-name="ce93"/>
          <table:table-cell table:style-name="ce56"/>
          <table:table-cell table:style-name="ce399"/>
          <table:table-cell table:style-name="ce391"/>
          <table:table-cell table:number-columns-repeated="6"/>
          <table:table-cell table:style-name="ce458" table:number-columns-repeated="2"/>
          <table:table-cell table:style-name="ce474" table:formula="oooc:=HLOOKUP([.T$1];[.U$1:.AC$1202];ROW();FALSE())" office:value-type="string" office:string-value="Conversion to primary energy of electricity">
            <text:p>Conversion to primary energy of electricity</text:p>
          </table:table-cell>
          <table:table-cell table:style-name="ce511" office:value-type="string">
            <text:p>Conversion to primary energy of electricity</text:p>
          </table:table-cell>
          <table:table-cell table:style-name="ce522"/>
          <table:table-cell table:style-name="ce533" table:number-columns-repeated="7"/>
          <table:table-cell table:style-name="ce458" table:number-columns-repeated="2"/>
          <table:table-cell table:style-name="ce541" table:formula="oooc:=HLOOKUP([.AF$1];[.AG$1:.AO$1200];ROW();FALSE())">
            <text:p/>
          </table:table-cell>
          <table:table-cell table:style-name="ce549" table:number-columns-repeated="2"/>
          <table:table-cell table:style-name="ce561" table:number-columns-repeated="7"/>
          <table:table-cell table:style-name="ce458" table:number-columns-repeated="2"/>
          <table:table-cell table:style-name="ce568" table:formula="oooc:=HLOOKUP([.AR$1];[.AS$1:.BA$1200];ROW();FALSE())" office:value-type="string" office:string-value="kWhEP/ kWh">
            <text:p>kWhEP/ kWh</text:p>
          </table:table-cell>
          <table:table-cell table:style-name="ce571" office:value-type="string">
            <text:p>kWhEP/</text:p>
            <text:p>kWh</text:p>
          </table:table-cell>
          <table:table-cell table:style-name="ce549"/>
          <table:table-cell table:style-name="ce561" table:number-columns-repeated="7"/>
          <table:table-cell table:style-name="ce458" table:number-columns-repeated="199"/>
          <table:table-cell table:number-columns-repeated="4"/>
        </table:table-row>
        <table:table-row table:style-name="ro4">
          <table:table-cell table:style-name="ce2"/>
          <table:table-cell table:style-name="ce9"/>
          <table:table-cell table:style-name="ce9" office:value-type="string">
            <text:p>S101</text:p>
          </table:table-cell>
          <table:table-cell table:style-name="ce136" office:value-type="string">
            <text:p>LoadDataOK</text:p>
          </table:table-cell>
          <table:table-cell table:style-name="ce9" table:number-columns-repeated="2"/>
          <table:table-cell table:style-name="ce19" office:value-type="float" office:value="1">
            <text:p>1</text:p>
          </table:table-cell>
          <table:table-cell table:style-name="ce9"/>
          <table:table-cell table:style-name="ce2" table:number-columns-repeated="244"/>
          <table:table-cell table:number-columns-repeated="4"/>
        </table:table-row>
        <table:table-row table:style-name="ro6">
          <table:table-cell table:style-name="ce2"/>
          <table:table-cell table:style-name="ce9"/>
          <table:table-cell table:style-name="ce9" office:value-type="string">
            <text:p>S1xx</text:p>
          </table:table-cell>
          <table:table-cell table:style-name="ce136" office:value-type="string">
            <text:p>ConsistencyCheckOK</text:p>
          </table:table-cell>
          <table:table-cell table:style-name="ce9" table:number-columns-repeated="2"/>
          <table:table-cell table:style-name="ce19" office:value-type="float" office:value="1">
            <text:p>1</text:p>
          </table:table-cell>
          <table:table-cell table:style-name="ce19" office:value-type="string">
            <text:p>Industry data have been checked for consistency, and no modification of data has been done since last consistency check</text:p>
          </table:table-cell>
          <table:table-cell table:style-name="ce3"/>
          <table:table-cell table:number-columns-repeated="8"/>
          <table:table-cell table:style-name="ce2" table:number-columns-repeated="235"/>
          <table:table-cell table:number-columns-repeated="4"/>
        </table:table-row>
        <table:table-row table:style-name="ro4">
          <table:table-cell table:style-name="ce2"/>
          <table:table-cell table:style-name="ce9" table:number-columns-repeated="2"/>
          <table:table-cell table:style-name="ce136" office:value-type="string">
            <text:p>ComparativeAnalysisOK</text:p>
          </table:table-cell>
          <table:table-cell table:style-name="ce9" table:number-columns-repeated="2"/>
          <table:table-cell table:style-name="ce19" office:value-type="float" office:value="1">
            <text:p>1</text:p>
          </table:table-cell>
          <table:table-cell table:style-name="ce19"/>
          <table:table-cell table:style-name="ce3"/>
          <table:table-cell table:number-columns-repeated="8"/>
          <table:table-cell table:style-name="ce2" table:number-columns-repeated="235"/>
          <table:table-cell table:number-columns-repeated="4"/>
        </table:table-row>
        <table:table-row table:style-name="ro4">
          <table:table-cell table:style-name="ce2"/>
          <table:table-cell table:style-name="ce9" table:number-columns-repeated="2"/>
          <table:table-cell table:style-name="ce136" office:value-type="string">
            <text:p>ReportOK</text:p>
          </table:table-cell>
          <table:table-cell table:style-name="ce9" table:number-columns-repeated="2"/>
          <table:table-cell table:style-name="ce19" office:value-type="float" office:value="1">
            <text:p>1</text:p>
          </table:table-cell>
          <table:table-cell table:style-name="ce19"/>
          <table:table-cell table:style-name="ce3"/>
          <table:table-cell table:number-columns-repeated="8"/>
          <table:table-cell table:style-name="ce2" table:number-columns-repeated="235"/>
          <table:table-cell table:number-columns-repeated="4"/>
        </table:table-row>
        <table:table-row table:style-name="ro4">
          <table:table-cell/>
          <table:table-cell table:style-name="ce76"/>
          <table:table-cell table:style-name="ce86"/>
          <table:table-cell table:style-name="ce136" office:value-type="string">
            <text:p>LanguageReport</text:p>
          </table:table-cell>
          <table:table-cell table:style-name="ce236" table:number-columns-repeated="2"/>
          <table:table-cell table:style-name="ce19" office:value-type="float" office:value="1">
            <text:p>1</text:p>
          </table:table-cell>
          <table:table-cell table:number-columns-repeated="37"/>
          <table:table-cell table:style-name="ce463"/>
          <table:table-cell table:number-columns-repeated="211"/>
        </table:table-row>
        <table:table-row table:style-name="ro4">
          <table:table-cell table:style-name="ce2"/>
          <table:table-cell table:style-name="ce9"/>
          <table:table-cell table:style-name="ce9" office:value-type="string">
            <text:p>S1xx</text:p>
          </table:table-cell>
          <table:table-cell table:style-name="ce136" office:value-type="string">
            <text:p>ActiveAlternative</text:p>
          </table:table-cell>
          <table:table-cell table:style-name="ce9" table:number-columns-repeated="2"/>
          <table:table-cell table:style-name="ce19" office:value-type="float" office:value="1">
            <text:p>1</text:p>
          </table:table-cell>
          <table:table-cell table:style-name="ce19" office:value-type="string">
            <text:p>Number of alternative actually under processing</text:p>
          </table:table-cell>
          <table:table-cell table:style-name="ce3"/>
          <table:table-cell table:number-columns-repeated="8"/>
          <table:table-cell table:style-name="ce2" table:number-columns-repeated="235"/>
          <table:table-cell table:number-columns-repeated="4"/>
        </table:table-row>
        <table:table-row table:style-name="ro4">
          <table:table-cell table:style-name="ce2"/>
          <table:table-cell table:style-name="ce9" table:number-columns-repeated="2"/>
          <table:table-cell table:style-name="ce136" office:value-type="string">
            <text:p>NoOfAlternatives</text:p>
          </table:table-cell>
          <table:table-cell table:style-name="ce9" table:number-columns-repeated="2"/>
          <table:table-cell table:style-name="ce19" office:value-type="float" office:value="1">
            <text:p>1</text:p>
          </table:table-cell>
          <table:table-cell table:style-name="ce19" office:value-type="string">
            <text:p>Total number of alternatives</text:p>
          </table:table-cell>
          <table:table-cell table:style-name="ce3"/>
          <table:table-cell table:number-columns-repeated="8"/>
          <table:table-cell table:style-name="ce2" table:number-columns-repeated="235"/>
          <table:table-cell table:number-columns-repeated="4"/>
        </table:table-row>
        <table:table-row table:style-name="ro4">
          <table:table-cell table:style-name="ce2"/>
          <table:table-cell table:style-name="ce9"/>
          <table:table-cell table:style-name="ce9" office:value-type="string">
            <text:p>S1xx</text:p>
          </table:table-cell>
          <table:table-cell table:style-name="ce136" office:value-type="string">
            <text:p>UserInteractionLevel</text:p>
          </table:table-cell>
          <table:table-cell table:style-name="ce9" table:number-columns-repeated="2"/>
          <table:table-cell table:style-name="ce19" office:value-type="float" office:value="1">
            <text:p>1</text:p>
          </table:table-cell>
          <table:table-cell table:style-name="ce19" office:value-type="string">
            <text:p>Level of user interaction</text:p>
          </table:table-cell>
          <table:table-cell table:style-name="ce3"/>
          <table:table-cell table:number-columns-repeated="8"/>
          <table:table-cell table:style-name="ce2" table:number-columns-repeated="235"/>
          <table:table-cell table:number-columns-repeated="4"/>
        </table:table-row>
        <table:table-row table:style-name="ro6">
          <table:table-cell table:style-name="ce2"/>
          <table:table-cell table:style-name="ce9"/>
          <table:table-cell table:style-name="ce9" office:value-type="string">
            <text:p>S1xx</text:p>
          </table:table-cell>
          <table:table-cell table:style-name="ce136" office:value-type="string">
            <text:p>FinalAlternativeSelected</text:p>
          </table:table-cell>
          <table:table-cell table:style-name="ce9" table:number-columns-repeated="2"/>
          <table:table-cell table:style-name="ce19" office:value-type="float" office:value="1">
            <text:p>1</text:p>
          </table:table-cell>
          <table:table-cell table:style-name="ce19" office:value-type="string">
            <text:p>-1: no selection carried out yet.</text:p>
            <text:p>0: no improvements with respect to present state possible</text:p>
            <text:p>n: number of selected (best) alternative</text:p>
          </table:table-cell>
          <table:table-cell table:style-name="ce3"/>
          <table:table-cell table:number-columns-repeated="8"/>
          <table:table-cell table:style-name="ce2" table:number-columns-repeated="235"/>
          <table:table-cell table:number-columns-repeated="4"/>
        </table:table-row>
        <table:table-row table:style-name="ro2">
          <table:table-cell table:style-name="ce2"/>
          <table:table-cell table:style-name="ce9"/>
          <table:table-cell table:style-name="ce9" office:value-type="string">
            <text:p>S1xx</text:p>
          </table:table-cell>
          <table:table-cell table:style-name="ce136" office:value-type="string">
            <text:p>WriteProtected</text:p>
          </table:table-cell>
          <table:table-cell table:style-name="ce9" table:number-columns-repeated="2"/>
          <table:table-cell table:style-name="ce19" office:value-type="float" office:value="1">
            <text:p>1</text:p>
          </table:table-cell>
          <table:table-cell table:style-name="ce19" office:value-type="string">
            <text:p>True if project has been write protected (e.g. Final version for back-up)</text:p>
          </table:table-cell>
          <table:table-cell table:style-name="ce3"/>
          <table:table-cell table:number-columns-repeated="8"/>
          <table:table-cell table:style-name="ce2" table:number-columns-repeated="235"/>
          <table:table-cell table:number-columns-repeated="4"/>
        </table:table-row>
        <table:table-row table:style-name="ro4">
          <table:table-cell table:number-columns-repeated="3"/>
          <table:table-cell table:style-name="ce234"/>
          <table:table-cell table:number-columns-repeated="2"/>
          <table:table-cell table:style-name="ce19"/>
          <table:table-cell table:number-columns-repeated="37"/>
          <table:table-cell table:style-name="ce463"/>
          <table:table-cell table:number-columns-repeated="211"/>
        </table:table-row>
        <table:table-row table:style-name="ro2">
          <table:table-cell/>
          <table:table-cell table:style-name="ce76"/>
          <table:table-cell table:style-name="ce125" office:value-type="string">
            <text:p>S2</text:p>
          </table:table-cell>
          <table:table-cell table:style-name="ce235" office:value-type="string">
            <text:p>State of processing of a given alternative</text:p>
          </table:table-cell>
          <table:table-cell table:style-name="ce236" table:number-columns-repeated="2"/>
          <table:table-cell table:style-name="ce19"/>
          <table:table-cell table:number-columns-repeated="37"/>
          <table:table-cell table:style-name="ce463"/>
          <table:table-cell table:number-columns-repeated="211"/>
        </table:table-row>
        <table:table-row table:style-name="ro4">
          <table:table-cell/>
          <table:table-cell table:style-name="ce76"/>
          <table:table-cell table:style-name="ce9" office:value-type="string">
            <text:p>S2xx</text:p>
          </table:table-cell>
          <table:table-cell table:style-name="ce136" office:value-type="string">
            <text:p>ProcessOptimisationOK</text:p>
          </table:table-cell>
          <table:table-cell table:style-name="ce241"/>
          <table:table-cell table:style-name="ce236"/>
          <table:table-cell table:style-name="ce136" office:value-type="string">
            <text:p>NoOfAlternatives</text:p>
          </table:table-cell>
          <table:table-cell table:number-columns-repeated="37"/>
          <table:table-cell table:style-name="ce463"/>
          <table:table-cell table:number-columns-repeated="211"/>
        </table:table-row>
        <table:table-row table:style-name="ro4">
          <table:table-cell/>
          <table:table-cell table:style-name="ce76"/>
          <table:table-cell table:style-name="ce9" office:value-type="string">
            <text:p>S2xx</text:p>
          </table:table-cell>
          <table:table-cell table:style-name="ce136" office:value-type="string">
            <text:p>HXDesignOK</text:p>
          </table:table-cell>
          <table:table-cell table:style-name="ce241"/>
          <table:table-cell table:style-name="ce236"/>
          <table:table-cell table:style-name="ce136" office:value-type="string">
            <text:p>NoOfAlternatives</text:p>
          </table:table-cell>
          <table:table-cell table:number-columns-repeated="37"/>
          <table:table-cell table:style-name="ce463"/>
          <table:table-cell table:number-columns-repeated="211"/>
        </table:table-row>
        <table:table-row table:style-name="ro2">
          <table:table-cell/>
          <table:table-cell table:style-name="ce76"/>
          <table:table-cell table:style-name="ce9" office:value-type="string">
            <text:p>S2xx</text:p>
          </table:table-cell>
          <table:table-cell table:style-name="ce136" office:value-type="string">
            <text:p>HCSupplyDesign</text:p>
          </table:table-cell>
          <table:table-cell table:style-name="Default"/>
          <table:table-cell table:style-name="ce236"/>
          <table:table-cell table:style-name="ce136" office:value-type="string">
            <text:p>NoOfAlternatives</text:p>
          </table:table-cell>
          <table:table-cell table:style-name="ce241" office:value-type="string">
            <text:p>Some variable(s) indicating the state of design of the different sub-systems (HP, Boilers, ST, ...)</text:p>
          </table:table-cell>
          <table:table-cell table:number-columns-repeated="36"/>
          <table:table-cell table:style-name="ce463"/>
          <table:table-cell table:number-columns-repeated="211"/>
        </table:table-row>
        <table:table-row table:style-name="ro4">
          <table:table-cell/>
          <table:table-cell table:style-name="ce76"/>
          <table:table-cell table:style-name="ce9"/>
          <table:table-cell table:style-name="ce136" office:value-type="string">
            <text:p>AlternativeOK</text:p>
          </table:table-cell>
          <table:table-cell table:style-name="Default"/>
          <table:table-cell table:style-name="ce236"/>
          <table:table-cell table:style-name="ce136" office:value-type="string">
            <text:p>NoOfAlternatives</text:p>
          </table:table-cell>
          <table:table-cell table:style-name="ce241" office:value-type="string">
            <text:p>Design of alternative fully concluded?</text:p>
          </table:table-cell>
          <table:table-cell table:number-columns-repeated="36"/>
          <table:table-cell table:style-name="ce463"/>
          <table:table-cell table:number-columns-repeated="211"/>
        </table:table-row>
        <table:table-row table:style-name="ro4">
          <table:table-cell/>
          <table:table-cell table:style-name="ce76"/>
          <table:table-cell table:style-name="ce86"/>
          <table:table-cell table:style-name="ce236" table:number-columns-repeated="3"/>
          <table:table-cell table:number-columns-repeated="38"/>
          <table:table-cell table:style-name="ce463"/>
          <table:table-cell table:number-columns-repeated="211"/>
        </table:table-row>
        <table:table-row table:style-name="ro2">
          <table:table-cell/>
          <table:table-cell table:style-name="ce76"/>
          <table:table-cell table:style-name="ce125" office:value-type="string">
            <text:p>S3</text:p>
          </table:table-cell>
          <table:table-cell table:style-name="ce235" office:value-type="string">
            <text:p>Backup general tool interface settings (not project specific !!!)</text:p>
          </table:table-cell>
          <table:table-cell table:style-name="ce236" table:number-columns-repeated="2"/>
          <table:table-cell table:number-columns-repeated="38"/>
          <table:table-cell table:style-name="ce463"/>
          <table:table-cell table:number-columns-repeated="211"/>
        </table:table-row>
        <table:table-row table:style-name="ro4">
          <table:table-cell/>
          <table:table-cell table:style-name="ce76"/>
          <table:table-cell table:style-name="ce86"/>
          <table:table-cell table:style-name="ce136" office:value-type="string">
            <text:p>InteractionLevel</text:p>
          </table:table-cell>
          <table:table-cell table:style-name="ce236" table:number-columns-repeated="2"/>
          <table:table-cell table:style-name="ce19" office:value-type="float" office:value="1">
            <text:p>1</text:p>
          </table:table-cell>
          <table:table-cell table:number-columns-repeated="37"/>
          <table:table-cell table:style-name="ce463"/>
          <table:table-cell table:number-columns-repeated="211"/>
        </table:table-row>
        <table:table-row table:style-name="ro4">
          <table:table-cell/>
          <table:table-cell table:style-name="ce76"/>
          <table:table-cell table:style-name="ce86"/>
          <table:table-cell table:style-name="ce136" office:value-type="string">
            <text:p>LanguageTool</text:p>
          </table:table-cell>
          <table:table-cell table:style-name="ce236" table:number-columns-repeated="2"/>
          <table:table-cell table:style-name="ce19" office:value-type="float" office:value="1">
            <text:p>1</text:p>
          </table:table-cell>
          <table:table-cell table:number-columns-repeated="37"/>
          <table:table-cell table:style-name="ce463"/>
          <table:table-cell table:number-columns-repeated="211"/>
        </table:table-row>
        <table:table-row table:style-name="ro4">
          <table:table-cell/>
          <table:table-cell table:style-name="ce76"/>
          <table:table-cell table:style-name="ce86"/>
          <table:table-cell table:style-name="ce136" office:value-type="string">
            <text:p>Units</text:p>
          </table:table-cell>
          <table:table-cell table:style-name="ce236" table:number-columns-repeated="2"/>
          <table:table-cell table:style-name="ce19" office:value-type="float" office:value="1">
            <text:p>1</text:p>
          </table:table-cell>
          <table:table-cell table:number-columns-repeated="37"/>
          <table:table-cell table:style-name="ce463"/>
          <table:table-cell table:number-columns-repeated="211"/>
        </table:table-row>
        <table:table-row table:style-name="ro4">
          <table:table-cell/>
          <table:table-cell table:style-name="ce76"/>
          <table:table-cell table:style-name="ce86"/>
          <table:table-cell table:style-name="ce136" office:value-type="string">
            <text:p>UserType <text:s text:c="7"/></text:p>
          </table:table-cell>
          <table:table-cell table:style-name="ce236" table:number-columns-repeated="2"/>
          <table:table-cell table:style-name="ce19" office:value-type="float" office:value="1">
            <text:p>1</text:p>
          </table:table-cell>
          <table:table-cell table:style-name="ce241" office:value-type="string">
            <text:p># type of user: expert, student, end-user ... ???</text:p>
          </table:table-cell>
          <table:table-cell table:number-columns-repeated="36"/>
          <table:table-cell table:style-name="ce463"/>
          <table:table-cell table:number-columns-repeated="211"/>
        </table:table-row>
        <table:table-row table:style-name="ro4">
          <table:table-cell/>
          <table:table-cell table:style-name="ce76"/>
          <table:table-cell table:style-name="ce86"/>
          <table:table-cell table:style-name="ce136" office:value-type="string">
            <text:p>ActiveProject</text:p>
          </table:table-cell>
          <table:table-cell table:style-name="ce236" table:number-columns-repeated="2"/>
          <table:table-cell table:style-name="ce19" office:value-type="float" office:value="1">
            <text:p>1</text:p>
          </table:table-cell>
          <table:table-cell table:style-name="ce241" office:value-type="string">
            <text:p>Pointer to Pid that last has been processed</text:p>
          </table:table-cell>
          <table:table-cell table:number-columns-repeated="36"/>
          <table:table-cell table:style-name="ce463"/>
          <table:table-cell table:number-columns-repeated="211"/>
        </table:table-row>
        <table:table-row table:style-name="ro4">
          <table:table-cell/>
          <table:table-cell table:style-name="ce76"/>
          <table:table-cell table:style-name="ce86"/>
          <table:table-cell table:style-name="ce236" table:number-columns-repeated="3"/>
          <table:table-cell table:number-columns-repeated="38"/>
          <table:table-cell table:style-name="ce463"/>
          <table:table-cell table:number-columns-repeated="211"/>
        </table:table-row>
        <table:table-row table:style-name="ro4">
          <table:table-cell/>
          <table:table-cell table:style-name="ce76"/>
          <table:table-cell table:style-name="ce86"/>
          <table:table-cell table:style-name="ce236" table:number-columns-repeated="3"/>
          <table:table-cell table:number-columns-repeated="250"/>
        </table:table-row>
        <table:table-row table:style-name="ro4" table:number-rows-repeated="5">
          <table:table-cell table:number-columns-repeated="256"/>
        </table:table-row>
        <table:table-row table:style-name="ro37">
          <table:table-cell table:style-name="ce32"/>
          <table:table-cell table:style-name="ce73" office:value-type="string">
            <text:p>A. List of auditors</text:p>
          </table:table-cell>
          <table:table-cell table:style-name="ce119"/>
          <table:table-cell table:style-name="ce226" table:number-columns-repeated="2"/>
          <table:table-cell table:style-name="ce268"/>
          <table:table-cell table:style-name="ce296"/>
          <table:table-cell table:style-name="ce346"/>
          <table:table-cell table:style-name="ce372"/>
          <table:table-cell table:style-name="ce399"/>
          <table:table-cell table:style-name="ce411"/>
          <table:table-cell table:number-columns-repeated="8"/>
          <table:table-cell table:style-name="ce474" table:formula="oooc:=HLOOKUP([.T$1];[.U$1:.AC$1202];ROW();FALSE())">
            <text:p/>
          </table:table-cell>
          <table:table-cell table:style-name="ce510"/>
          <table:table-cell table:style-name="ce521" table:number-columns-repeated="8"/>
          <table:table-cell table:number-columns-repeated="2"/>
          <table:table-cell table:style-name="ce541" table:formula="oooc:=HLOOKUP([.AF$1];[.AG$1:.AO$1200];ROW();FALSE())">
            <text:p/>
          </table:table-cell>
          <table:table-cell table:style-name="ce547" table:number-columns-repeated="9"/>
          <table:table-cell table:number-columns-repeated="2"/>
          <table:table-cell table:style-name="ce568" table:formula="oooc:=HLOOKUP([.AR$1];[.AS$1:.BA$1200];ROW();FALSE())">
            <text:p/>
          </table:table-cell>
          <table:table-cell table:style-name="ce580"/>
          <table:table-cell table:style-name="ce547" table:number-columns-repeated="8"/>
          <table:table-cell table:number-columns-repeated="203"/>
        </table:table-row>
        <table:table-row table:style-name="ro2">
          <table:table-cell table:style-name="ce11" office:value-type="float" office:value="15">
            <text:p>15</text:p>
          </table:table-cell>
          <table:table-cell table:style-name="ce46" office:value-type="string">
            <text:p>CA</text:p>
          </table:table-cell>
          <table:table-cell table:style-name="ce97" table:formula="oooc:=[.C650]+1" office:value-type="float" office:value="1">
            <text:p>1</text:p>
          </table:table-cell>
          <table:table-cell table:style-name="ce238" office:value-type="string">
            <text:p>Name</text:p>
          </table:table-cell>
          <table:table-cell table:style-name="ce238"/>
          <table:table-cell table:style-name="ce260"/>
          <table:table-cell table:style-name="ce53" office:value-type="float" office:value="1">
            <text:p>1</text:p>
          </table:table-cell>
          <table:table-cell table:style-name="ce100" office:value-type="string">
            <text:p>name of the auditor</text:p>
          </table:table-cell>
          <table:table-cell table:style-name="ce53"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44" office:value-type="string">
            <text:p>legal name of the company</text:p>
          </table:table-cell>
          <table:table-cell table:style-name="ce461" table:number-columns-repeated="2"/>
          <table:table-cell table:style-name="ce475" table:formula="oooc:=HLOOKUP([.T$1];[.U$1:.AC$1202];ROW();FALSE())" office:value-type="string" office:string-value="name of the company">
            <text:p>name of the company</text:p>
          </table:table-cell>
          <table:table-cell table:style-name="ce487" office:value-type="string">
            <text:p>name of the company</text:p>
          </table:table-cell>
          <table:table-cell table:style-name="ce516"/>
          <table:table-cell table:style-name="ce531" table:number-columns-repeated="7"/>
          <table:table-cell table:style-name="ce461" table:number-columns-repeated="2"/>
          <table:table-cell table:style-name="ce542" table:formula="oooc:=HLOOKUP([.AF$1];[.AG$1:.AO$1200];ROW();FALSE())" office:value-type="string" office:string-value="legal name of the company">
            <text:p>legal name of the company</text:p>
          </table:table-cell>
          <table:table-cell table:style-name="ce516" office:value-type="string">
            <text:p>legal name of the company</text:p>
          </table:table-cell>
          <table:table-cell table:style-name="ce516" office:value-type="string">
            <text:p>nom legal de la companyia</text:p>
          </table:table-cell>
          <table:table-cell table:style-name="ce559" table:number-columns-repeated="7"/>
          <table:table-cell table:style-name="ce461" table:number-columns-repeated="2"/>
          <table:table-cell table:style-name="ce569" table:formula="oooc:=HLOOKUP([.AR$1];[.AS$1:.BA$1200];ROW();FALSE())" office:value-type="string" office:string-value="-">
            <text:p>-</text:p>
          </table:table-cell>
          <table:table-cell table:style-name="ce572" office:value-type="string">
            <text:p>-</text:p>
          </table:table-cell>
          <table:table-cell table:style-name="ce516" office:value-type="string">
            <text:p>nom legal de la companyia</text:p>
          </table:table-cell>
          <table:table-cell table:style-name="ce559" table:number-columns-repeated="7"/>
          <table:table-cell table:style-name="ce461" table:number-columns-repeated="199"/>
          <table:table-cell table:style-name="ce11" table:number-columns-repeated="4"/>
        </table:table-row>
        <table:table-row table:style-name="ro2">
          <table:table-cell table:style-name="ce11" office:value-type="float" office:value="16">
            <text:p>16</text:p>
          </table:table-cell>
          <table:table-cell table:style-name="ce46" office:value-type="string">
            <text:p>CA</text:p>
          </table:table-cell>
          <table:table-cell table:style-name="ce97" table:formula="oooc:=[.C651]+1" office:value-type="float" office:value="2">
            <text:p>2</text:p>
          </table:table-cell>
          <table:table-cell table:style-name="ce238" office:value-type="string">
            <text:p>City</text:p>
          </table:table-cell>
          <table:table-cell table:style-name="ce238"/>
          <table:table-cell table:style-name="ce260"/>
          <table:table-cell table:style-name="ce53" office:value-type="float" office:value="1">
            <text:p>1</text:p>
          </table:table-cell>
          <table:table-cell table:style-name="ce100" office:value-type="string">
            <text:p>city</text:p>
          </table:table-cell>
          <table:table-cell table:style-name="ce53"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44" office:value-type="string">
            <text:p>place where production is located </text:p>
          </table:table-cell>
          <table:table-cell table:style-name="ce461" table:number-columns-repeated="2"/>
          <table:table-cell table:style-name="ce475" table:formula="oooc:=HLOOKUP([.T$1];[.U$1:.AC$1202];ROW();FALSE())" office:value-type="string" office:string-value="city / country">
            <text:p>city / country</text:p>
          </table:table-cell>
          <table:table-cell table:style-name="ce487" office:value-type="string">
            <text:p>city / country</text:p>
          </table:table-cell>
          <table:table-cell table:style-name="ce516"/>
          <table:table-cell table:style-name="ce531" table:number-columns-repeated="7"/>
          <table:table-cell table:style-name="ce461" table:number-columns-repeated="2"/>
          <table:table-cell table:style-name="ce542" table:formula="oooc:=HLOOKUP([.AF$1];[.AG$1:.AO$1200];ROW();FALSE())" office:value-type="string" office:string-value="city where production is located">
            <text:p>city where production is located</text:p>
          </table:table-cell>
          <table:table-cell table:style-name="ce516" office:value-type="string">
            <text:p>city where production is located</text:p>
          </table:table-cell>
          <table:table-cell table:style-name="ce555" office:value-type="string">
            <text:p>lloc on es localitza la producció</text:p>
          </table:table-cell>
          <table:table-cell table:style-name="ce559" table:number-columns-repeated="7"/>
          <table:table-cell table:style-name="ce461" table:number-columns-repeated="2"/>
          <table:table-cell table:style-name="ce569" table:formula="oooc:=HLOOKUP([.AR$1];[.AS$1:.BA$1200];ROW();FALSE())" office:value-type="string" office:string-value="-">
            <text:p>-</text:p>
          </table:table-cell>
          <table:table-cell table:style-name="ce572" office:value-type="string">
            <text:p>-</text:p>
          </table:table-cell>
          <table:table-cell table:style-name="ce555" office:value-type="string">
            <text:p>lloc on es localitza la producció</text:p>
          </table:table-cell>
          <table:table-cell table:style-name="ce559" table:number-columns-repeated="7"/>
          <table:table-cell table:style-name="ce461" table:number-columns-repeated="199"/>
          <table:table-cell table:style-name="ce11" table:number-columns-repeated="4"/>
        </table:table-row>
        <table:table-row table:style-name="ro2">
          <table:table-cell table:style-name="ce11" office:value-type="float" office:value="16">
            <text:p>16</text:p>
          </table:table-cell>
          <table:table-cell table:style-name="ce46" office:value-type="string">
            <text:p>CA</text:p>
          </table:table-cell>
          <table:table-cell table:style-name="ce97" table:formula="oooc:=[.C652]+1" office:value-type="float" office:value="3">
            <text:p>3</text:p>
          </table:table-cell>
          <table:table-cell table:style-name="ce238" office:value-type="string">
            <text:p>Country</text:p>
          </table:table-cell>
          <table:table-cell table:style-name="ce238"/>
          <table:table-cell table:style-name="ce260"/>
          <table:table-cell table:style-name="ce53" office:value-type="float" office:value="1">
            <text:p>1</text:p>
          </table:table-cell>
          <table:table-cell table:style-name="ce100" office:value-type="string">
            <text:p>country</text:p>
          </table:table-cell>
          <table:table-cell table:style-name="ce53"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44" office:value-type="string">
            <text:p>place where production is located </text:p>
          </table:table-cell>
          <table:table-cell table:style-name="ce461" table:number-columns-repeated="2"/>
          <table:table-cell table:style-name="ce475" table:formula="oooc:=HLOOKUP([.T$1];[.U$1:.AC$1202];ROW();FALSE())" office:value-type="string" office:string-value="city / country">
            <text:p>city / country</text:p>
          </table:table-cell>
          <table:table-cell table:style-name="ce487" office:value-type="string">
            <text:p>city / country</text:p>
          </table:table-cell>
          <table:table-cell table:style-name="ce516"/>
          <table:table-cell table:style-name="ce531" table:number-columns-repeated="7"/>
          <table:table-cell table:style-name="ce461" table:number-columns-repeated="2"/>
          <table:table-cell table:style-name="ce542" table:formula="oooc:=HLOOKUP([.AF$1];[.AG$1:.AO$1200];ROW();FALSE())" office:value-type="string" office:string-value="city where production is located">
            <text:p>city where production is located</text:p>
          </table:table-cell>
          <table:table-cell table:style-name="ce516" office:value-type="string">
            <text:p>city where production is located</text:p>
          </table:table-cell>
          <table:table-cell table:style-name="ce555" office:value-type="string">
            <text:p>lloc on es localitza la producció</text:p>
          </table:table-cell>
          <table:table-cell table:style-name="ce559" table:number-columns-repeated="7"/>
          <table:table-cell table:style-name="ce461" table:number-columns-repeated="2"/>
          <table:table-cell table:style-name="ce569" table:formula="oooc:=HLOOKUP([.AR$1];[.AS$1:.BA$1200];ROW();FALSE())" office:value-type="string" office:string-value="-">
            <text:p>-</text:p>
          </table:table-cell>
          <table:table-cell table:style-name="ce572" office:value-type="string">
            <text:p>-</text:p>
          </table:table-cell>
          <table:table-cell table:style-name="ce555" office:value-type="string">
            <text:p>lloc on es localitza la producció</text:p>
          </table:table-cell>
          <table:table-cell table:style-name="ce559" table:number-columns-repeated="7"/>
          <table:table-cell table:style-name="ce461" table:number-columns-repeated="199"/>
          <table:table-cell table:style-name="ce11" table:number-columns-repeated="4"/>
        </table:table-row>
        <table:table-row table:style-name="ro14">
          <table:table-cell table:style-name="ce11" office:value-type="float" office:value="17">
            <text:p>17</text:p>
          </table:table-cell>
          <table:table-cell table:style-name="ce46" office:value-type="string">
            <text:p>CA</text:p>
          </table:table-cell>
          <table:table-cell table:style-name="ce97"/>
          <table:table-cell table:style-name="ce238" office:value-type="string">
            <text:p>Company</text:p>
          </table:table-cell>
          <table:table-cell table:style-name="ce238"/>
          <table:table-cell table:style-name="ce260"/>
          <table:table-cell table:style-name="ce53"/>
          <table:table-cell table:style-name="ce100" office:value-type="string">
            <text:p>name of the company</text:p>
          </table:table-cell>
          <table:table-cell table:style-name="ce53" office:value-type="string">
            <text:p>-</text:p>
          </table:table-cell>
          <table:table-cell table:style-name="ce49" office:value-type="string">
            <text:p>X</text:p>
          </table:table-cell>
          <table:table-cell table:style-name="ce384"/>
          <table:table-cell table:style-name="ce49"/>
          <table:table-cell table:style-name="ce56"/>
          <table:table-cell table:style-name="ce49" table:number-columns-repeated="3"/>
          <table:table-cell table:style-name="ce444"/>
          <table:table-cell table:style-name="ce461" table:number-columns-repeated="2"/>
          <table:table-cell table:style-name="ce475" table:formula="oooc:=HLOOKUP([.T$1];[.U$1:.AC$1202];ROW();FALSE())" office:value-type="string" office:string-value="description of the industry">
            <text:p>description of the industry</text:p>
          </table:table-cell>
          <table:table-cell table:style-name="ce487" office:value-type="string">
            <text:p>description of the industry</text:p>
          </table:table-cell>
          <table:table-cell table:style-name="ce516"/>
          <table:table-cell table:style-name="ce531" table:number-columns-repeated="7"/>
          <table:table-cell table:style-name="ce461" table:number-columns-repeated="2"/>
          <table:table-cell table:style-name="ce542" table:formula="oooc:=HLOOKUP([.AF$1];[.AG$1:.AO$1200];ROW();FALSE())">
            <text:p/>
          </table:table-cell>
          <table:table-cell table:style-name="ce516" table:number-columns-repeated="2"/>
          <table:table-cell table:style-name="ce559" table:number-columns-repeated="7"/>
          <table:table-cell table:style-name="ce461" table:number-columns-repeated="2"/>
          <table:table-cell table:style-name="ce569" table:formula="oooc:=HLOOKUP([.AR$1];[.AS$1:.BA$1200];ROW();FALSE())" office:value-type="string" office:string-value="-">
            <text:p>-</text:p>
          </table:table-cell>
          <table:table-cell table:style-name="ce572" office:value-type="string">
            <text:p>-</text:p>
          </table:table-cell>
          <table:table-cell table:style-name="ce516"/>
          <table:table-cell table:style-name="ce559" table:number-columns-repeated="7"/>
          <table:table-cell table:style-name="ce461" table:number-columns-repeated="199"/>
          <table:table-cell table:style-name="ce11" table:number-columns-repeated="4"/>
        </table:table-row>
        <table:table-row table:style-name="ro2">
          <table:table-cell table:style-name="ce11" office:value-type="float" office:value="18">
            <text:p>18</text:p>
          </table:table-cell>
          <table:table-cell table:style-name="ce46" office:value-type="string">
            <text:p>CA</text:p>
          </table:table-cell>
          <table:table-cell table:style-name="ce97" table:formula="oooc:=[.C652]+1" office:value-type="float" office:value="3">
            <text:p>3</text:p>
          </table:table-cell>
          <table:table-cell table:style-name="ce238" office:value-type="string">
            <text:p>CompanyType</text:p>
          </table:table-cell>
          <table:table-cell table:style-name="ce238"/>
          <table:table-cell table:style-name="ce260"/>
          <table:table-cell table:style-name="ce53" office:value-type="float" office:value="1">
            <text:p>1</text:p>
          </table:table-cell>
          <table:table-cell table:style-name="ce100" office:value-type="string">
            <text:p>type of company (consultancy, ...)</text:p>
          </table:table-cell>
          <table:table-cell table:style-name="ce53"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44" office:value-type="string">
            <text:p>industrial branch where the company is lined in</text:p>
          </table:table-cell>
          <table:table-cell table:style-name="ce461" table:number-columns-repeated="2"/>
          <table:table-cell table:style-name="ce475" table:formula="oooc:=HLOOKUP([.T$1];[.U$1:.AC$1202];ROW();FALSE())" office:value-type="string" office:string-value="branch">
            <text:p>branch</text:p>
          </table:table-cell>
          <table:table-cell table:style-name="ce487" office:value-type="string">
            <text:p>branch</text:p>
          </table:table-cell>
          <table:table-cell table:style-name="ce516"/>
          <table:table-cell table:style-name="ce531" table:number-columns-repeated="7"/>
          <table:table-cell table:style-name="ce461" table:number-columns-repeated="2"/>
          <table:table-cell table:style-name="ce542" table:formula="oooc:=HLOOKUP([.AF$1];[.AG$1:.AO$1200];ROW();FALSE())">
            <text:p/>
          </table:table-cell>
          <table:table-cell table:style-name="ce516" table:number-columns-repeated="2"/>
          <table:table-cell table:style-name="ce559" table:number-columns-repeated="7"/>
          <table:table-cell table:style-name="ce461" table:number-columns-repeated="2"/>
          <table:table-cell table:style-name="ce569" table:formula="oooc:=HLOOKUP([.AR$1];[.AS$1:.BA$1200];ROW();FALSE())" office:value-type="string" office:string-value="-">
            <text:p>-</text:p>
          </table:table-cell>
          <table:table-cell table:style-name="ce572" office:value-type="string">
            <text:p>-</text:p>
          </table:table-cell>
          <table:table-cell table:style-name="ce516"/>
          <table:table-cell table:style-name="ce559" table:number-columns-repeated="7"/>
          <table:table-cell table:style-name="ce461" table:number-columns-repeated="199"/>
          <table:table-cell table:style-name="ce11" table:number-columns-repeated="4"/>
        </table:table-row>
        <table:table-row table:style-name="ro14">
          <table:table-cell table:style-name="ce11" office:value-type="float" office:value="24">
            <text:p>24</text:p>
          </table:table-cell>
          <table:table-cell table:style-name="ce46" office:value-type="string">
            <text:p>CA</text:p>
          </table:table-cell>
          <table:table-cell table:style-name="ce97" office:value-type="float" office:value="4">
            <text:p>4</text:p>
          </table:table-cell>
          <table:table-cell table:style-name="ce238" office:value-type="string">
            <text:p>Address</text:p>
          </table:table-cell>
          <table:table-cell table:style-name="ce238"/>
          <table:table-cell table:style-name="ce260"/>
          <table:table-cell table:style-name="ce53" office:value-type="float" office:value="1">
            <text:p>1</text:p>
          </table:table-cell>
          <table:table-cell table:style-name="ce100" office:value-type="string">
            <text:p>address</text:p>
          </table:table-cell>
          <table:table-cell table:style-name="ce53"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44"/>
          <table:table-cell table:style-name="ce461" table:number-columns-repeated="2"/>
          <table:table-cell table:style-name="ce475" table:formula="oooc:=HLOOKUP([.T$1];[.U$1:.AC$1202];ROW();FALSE())" office:value-type="string" office:string-value="address">
            <text:p>address</text:p>
          </table:table-cell>
          <table:table-cell table:style-name="ce487" office:value-type="string">
            <text:p>address</text:p>
          </table:table-cell>
          <table:table-cell table:style-name="ce516"/>
          <table:table-cell table:style-name="ce531" table:number-columns-repeated="7"/>
          <table:table-cell table:style-name="ce461" table:number-columns-repeated="2"/>
          <table:table-cell table:style-name="ce542" table:formula="oooc:=HLOOKUP([.AF$1];[.AG$1:.AO$1200];ROW();FALSE())">
            <text:p/>
          </table:table-cell>
          <table:table-cell table:style-name="ce516" table:number-columns-repeated="2"/>
          <table:table-cell table:style-name="ce559" table:number-columns-repeated="7"/>
          <table:table-cell table:style-name="ce461" table:number-columns-repeated="2"/>
          <table:table-cell table:style-name="ce569" table:formula="oooc:=HLOOKUP([.AR$1];[.AS$1:.BA$1200];ROW();FALSE())" office:value-type="string" office:string-value="-">
            <text:p>-</text:p>
          </table:table-cell>
          <table:table-cell table:style-name="ce572" office:value-type="string">
            <text:p>-</text:p>
          </table:table-cell>
          <table:table-cell table:style-name="ce516"/>
          <table:table-cell table:style-name="ce559" table:number-columns-repeated="7"/>
          <table:table-cell table:style-name="ce461" table:number-columns-repeated="199"/>
          <table:table-cell table:style-name="ce11" table:number-columns-repeated="4"/>
        </table:table-row>
        <table:table-row table:style-name="ro14">
          <table:table-cell table:style-name="ce11" office:value-type="float" office:value="25">
            <text:p>25</text:p>
          </table:table-cell>
          <table:table-cell table:style-name="ce46" office:value-type="string">
            <text:p>CA</text:p>
          </table:table-cell>
          <table:table-cell table:style-name="ce97" table:formula="oooc:=[.C656]+1" office:value-type="float" office:value="5">
            <text:p>5</text:p>
          </table:table-cell>
          <table:table-cell table:style-name="ce238" office:value-type="string">
            <text:p>Phone</text:p>
          </table:table-cell>
          <table:table-cell table:style-name="ce238"/>
          <table:table-cell table:style-name="ce260"/>
          <table:table-cell table:style-name="ce53" office:value-type="float" office:value="1">
            <text:p>1</text:p>
          </table:table-cell>
          <table:table-cell table:style-name="ce100" office:value-type="string">
            <text:p>Telephone <text:s/>No</text:p>
          </table:table-cell>
          <table:table-cell table:style-name="ce374"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44"/>
          <table:table-cell table:style-name="ce461" table:number-columns-repeated="2"/>
          <table:table-cell table:style-name="ce475" table:formula="oooc:=HLOOKUP([.T$1];[.U$1:.AC$1202];ROW();FALSE())" office:value-type="string" office:string-value="Telephone  No">
            <text:p>Telephone <text:s/>No</text:p>
          </table:table-cell>
          <table:table-cell table:style-name="ce487" office:value-type="string">
            <text:p>Telephone <text:s/>No</text:p>
          </table:table-cell>
          <table:table-cell table:style-name="ce516"/>
          <table:table-cell table:style-name="ce531" table:number-columns-repeated="7"/>
          <table:table-cell table:style-name="ce461" table:number-columns-repeated="2"/>
          <table:table-cell table:style-name="ce542" table:formula="oooc:=HLOOKUP([.AF$1];[.AG$1:.AO$1200];ROW();FALSE())">
            <text:p/>
          </table:table-cell>
          <table:table-cell table:style-name="ce516" table:number-columns-repeated="2"/>
          <table:table-cell table:style-name="ce559" table:number-columns-repeated="7"/>
          <table:table-cell table:style-name="ce461" table:number-columns-repeated="2"/>
          <table:table-cell table:style-name="ce569" table:formula="oooc:=HLOOKUP([.AR$1];[.AS$1:.BA$1200];ROW();FALSE())" office:value-type="string" office:string-value="-">
            <text:p>-</text:p>
          </table:table-cell>
          <table:table-cell table:style-name="ce573" office:value-type="string">
            <text:p>-</text:p>
          </table:table-cell>
          <table:table-cell table:style-name="ce516"/>
          <table:table-cell table:style-name="ce559" table:number-columns-repeated="7"/>
          <table:table-cell table:style-name="ce461" table:number-columns-repeated="199"/>
          <table:table-cell table:style-name="ce11" table:number-columns-repeated="4"/>
        </table:table-row>
        <table:table-row table:style-name="ro14">
          <table:table-cell table:style-name="ce11" office:value-type="float" office:value="26">
            <text:p>26</text:p>
          </table:table-cell>
          <table:table-cell table:style-name="ce46" office:value-type="string">
            <text:p>CA</text:p>
          </table:table-cell>
          <table:table-cell table:style-name="ce97" table:formula="oooc:=[.C657]+1" office:value-type="float" office:value="6">
            <text:p>6</text:p>
          </table:table-cell>
          <table:table-cell table:style-name="ce238" office:value-type="string">
            <text:p>Fax</text:p>
          </table:table-cell>
          <table:table-cell table:style-name="ce238"/>
          <table:table-cell table:style-name="ce260"/>
          <table:table-cell table:style-name="ce53" office:value-type="float" office:value="1">
            <text:p>1</text:p>
          </table:table-cell>
          <table:table-cell table:style-name="ce100" office:value-type="string">
            <text:p>Fax No</text:p>
          </table:table-cell>
          <table:table-cell table:style-name="ce375"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44"/>
          <table:table-cell table:style-name="ce461" table:number-columns-repeated="2"/>
          <table:table-cell table:style-name="ce475" table:formula="oooc:=HLOOKUP([.T$1];[.U$1:.AC$1202];ROW();FALSE())" office:value-type="string" office:string-value="Fax No">
            <text:p>Fax No</text:p>
          </table:table-cell>
          <table:table-cell table:style-name="ce487" office:value-type="string">
            <text:p>Fax No</text:p>
          </table:table-cell>
          <table:table-cell table:style-name="ce516"/>
          <table:table-cell table:style-name="ce531" table:number-columns-repeated="7"/>
          <table:table-cell table:style-name="ce461" table:number-columns-repeated="2"/>
          <table:table-cell table:style-name="ce542" table:formula="oooc:=HLOOKUP([.AF$1];[.AG$1:.AO$1200];ROW();FALSE())">
            <text:p/>
          </table:table-cell>
          <table:table-cell table:style-name="ce516" table:number-columns-repeated="2"/>
          <table:table-cell table:style-name="ce559" table:number-columns-repeated="7"/>
          <table:table-cell table:style-name="ce461" table:number-columns-repeated="2"/>
          <table:table-cell table:style-name="ce569" table:formula="oooc:=HLOOKUP([.AR$1];[.AS$1:.BA$1200];ROW();FALSE())" office:value-type="string" office:string-value="-">
            <text:p>-</text:p>
          </table:table-cell>
          <table:table-cell table:style-name="ce574" office:value-type="string">
            <text:p>-</text:p>
          </table:table-cell>
          <table:table-cell table:style-name="ce516"/>
          <table:table-cell table:style-name="ce559" table:number-columns-repeated="7"/>
          <table:table-cell table:style-name="ce461" table:number-columns-repeated="199"/>
          <table:table-cell table:style-name="ce11" table:number-columns-repeated="4"/>
        </table:table-row>
        <table:table-row table:style-name="ro14">
          <table:table-cell table:style-name="ce11" office:value-type="float" office:value="27">
            <text:p>27</text:p>
          </table:table-cell>
          <table:table-cell table:style-name="ce46" office:value-type="string">
            <text:p>CA</text:p>
          </table:table-cell>
          <table:table-cell table:style-name="ce97" table:formula="oooc:=[.C658]+1" office:value-type="float" office:value="7">
            <text:p>7</text:p>
          </table:table-cell>
          <table:table-cell table:style-name="ce238" office:value-type="string">
            <text:p>Email</text:p>
          </table:table-cell>
          <table:table-cell table:style-name="ce238"/>
          <table:table-cell table:style-name="ce260"/>
          <table:table-cell table:style-name="ce53" office:value-type="float" office:value="1">
            <text:p>1</text:p>
          </table:table-cell>
          <table:table-cell table:style-name="ce100" office:value-type="string">
            <text:p>E-mail</text:p>
          </table:table-cell>
          <table:table-cell table:style-name="ce53"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44"/>
          <table:table-cell table:style-name="ce461" table:number-columns-repeated="2"/>
          <table:table-cell table:style-name="ce475" table:formula="oooc:=HLOOKUP([.T$1];[.U$1:.AC$1202];ROW();FALSE())" office:value-type="string" office:string-value="E-mail">
            <text:p>E-mail</text:p>
          </table:table-cell>
          <table:table-cell table:style-name="ce487" office:value-type="string">
            <text:p>E-mail</text:p>
          </table:table-cell>
          <table:table-cell table:style-name="ce516"/>
          <table:table-cell table:style-name="ce531" table:number-columns-repeated="7"/>
          <table:table-cell table:style-name="ce461" table:number-columns-repeated="2"/>
          <table:table-cell table:style-name="ce542"/>
          <table:table-cell table:style-name="ce516" table:number-columns-repeated="2"/>
          <table:table-cell table:style-name="ce559" table:number-columns-repeated="7"/>
          <table:table-cell table:style-name="ce461" table:number-columns-repeated="2"/>
          <table:table-cell table:style-name="ce569"/>
          <table:table-cell table:style-name="ce572" office:value-type="string">
            <text:p>-</text:p>
          </table:table-cell>
          <table:table-cell table:style-name="ce516"/>
          <table:table-cell table:style-name="ce559" table:number-columns-repeated="7"/>
          <table:table-cell table:style-name="ce461" table:number-columns-repeated="199"/>
          <table:table-cell table:style-name="ce11" table:number-columns-repeated="4"/>
        </table:table-row>
        <table:table-row table:style-name="ro14">
          <table:table-cell table:style-name="ce11" office:value-type="float" office:value="27">
            <text:p>27</text:p>
          </table:table-cell>
          <table:table-cell table:style-name="ce46" office:value-type="string">
            <text:p>CA</text:p>
          </table:table-cell>
          <table:table-cell table:style-name="ce97" table:formula="oooc:=[.C659]+1" office:value-type="float" office:value="8">
            <text:p>8</text:p>
          </table:table-cell>
          <table:table-cell table:style-name="ce238" office:value-type="string">
            <text:p>web</text:p>
          </table:table-cell>
          <table:table-cell table:style-name="ce238"/>
          <table:table-cell table:style-name="ce260"/>
          <table:table-cell table:style-name="ce53" office:value-type="float" office:value="1">
            <text:p>1</text:p>
          </table:table-cell>
          <table:table-cell table:style-name="ce100" office:value-type="string">
            <text:p>web site</text:p>
          </table:table-cell>
          <table:table-cell table:style-name="ce53"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44"/>
          <table:table-cell table:style-name="ce461" table:number-columns-repeated="2"/>
          <table:table-cell table:style-name="ce475" table:formula="oooc:=HLOOKUP([.T$1];[.U$1:.AC$1202];ROW();FALSE())" office:value-type="string" office:string-value="E-mail">
            <text:p>E-mail</text:p>
          </table:table-cell>
          <table:table-cell table:style-name="ce487" office:value-type="string">
            <text:p>E-mail</text:p>
          </table:table-cell>
          <table:table-cell table:style-name="ce516"/>
          <table:table-cell table:style-name="ce531" table:number-columns-repeated="7"/>
          <table:table-cell table:style-name="ce461" table:number-columns-repeated="2"/>
          <table:table-cell table:style-name="ce542"/>
          <table:table-cell table:style-name="ce516" table:number-columns-repeated="2"/>
          <table:table-cell table:style-name="ce559" table:number-columns-repeated="7"/>
          <table:table-cell table:style-name="ce461" table:number-columns-repeated="2"/>
          <table:table-cell table:style-name="ce569"/>
          <table:table-cell table:style-name="ce572" office:value-type="string">
            <text:p>-</text:p>
          </table:table-cell>
          <table:table-cell table:style-name="ce516"/>
          <table:table-cell table:style-name="ce559" table:number-columns-repeated="7"/>
          <table:table-cell table:style-name="ce461" table:number-columns-repeated="199"/>
          <table:table-cell table:style-name="ce11" table:number-columns-repeated="4"/>
        </table:table-row>
        <table:table-row table:style-name="ro4" table:number-rows-repeated="64875">
          <table:table-cell table:number-columns-repeated="256"/>
        </table:table-row>
        <table:table-row table:style-name="ro4">
          <table:table-cell table:number-columns-repeated="256"/>
        </table:table-row>
      </table:table>
      <table:table table:name="CSV" table:style-name="ta1" table:print="false">
        <table:table-column table:style-name="co31" table:default-cell-style-name="ce2"/>
        <table:table-column table:style-name="co32" table:default-cell-style-name="ce2"/>
        <table:table-column table:style-name="co33" table:default-cell-style-name="ce2"/>
        <table:table-column table:style-name="co34" table:default-cell-style-name="ce2"/>
        <table:table-column table:style-name="co35" table:default-cell-style-name="ce2"/>
        <table:table-column table:style-name="co36" table:default-cell-style-name="ce2"/>
        <table:table-column table:style-name="co37" table:default-cell-style-name="ce2"/>
        <table:table-column table:style-name="co38" table:default-cell-style-name="ce2"/>
        <table:table-column table:style-name="co39" table:default-cell-style-name="ce2"/>
        <table:table-column table:style-name="co40" table:default-cell-style-name="ce2"/>
        <table:table-column table:style-name="co1" table:number-columns-repeated="246" table:default-cell-style-name="ce2"/>
        <table:table-row table:style-name="ro1">
          <table:table-cell table:style-name="ce1" office:value-type="string">
            <text:p>Index</text:p>
          </table:table-cell>
          <table:table-cell table:style-name="ce1" office:value-type="string">
            <text:p>Code</text:p>
          </table:table-cell>
          <table:table-cell table:style-name="ce1" office:value-type="string">
            <text:p>Description</text:p>
          </table:table-cell>
          <table:table-cell table:style-name="ce1" office:value-type="string">
            <text:p>Unit</text:p>
          </table:table-cell>
          <table:table-cell table:style-name="ce1" office:value-type="string">
            <text:p>HelpText</text:p>
          </table:table-cell>
          <table:table-cell table:style-name="ce1" office:value-type="string">
            <text:p>DataType</text:p>
          </table:table-cell>
          <table:table-cell table:style-name="ce1" office:value-type="string">
            <text:p>DefaultValue</text:p>
          </table:table-cell>
          <table:table-cell table:style-name="ce1" office:value-type="string">
            <text:p>MinValue</text:p>
          </table:table-cell>
          <table:table-cell table:style-name="ce1" office:value-type="string">
            <text:p>MaxValue</text:p>
          </table:table-cell>
          <table:table-cell table:style-name="ce1" office:value-type="string">
            <text:p>Required</text:p>
          </table:table-cell>
          <table:table-cell table:style-name="ce1" table:number-columns-repeated="246"/>
        </table:table-row>
        <table:table-row table:style-name="ro1">
          <table:table-cell office:value-type="float" office:value="100">
            <text:p>100</text:p>
          </table:table-cell>
          <table:table-cell/>
          <table:table-cell office:value-type="string">
            <text:p>General information</text:p>
          </table:table-cell>
          <table:table-cell office:value-type="string">
            <text:p>-</text:p>
          </table:table-cell>
          <table:table-cell table:number-columns-repeated="5"/>
          <table:table-cell office:value-type="float" office:value="1">
            <text:p>1</text:p>
          </table:table-cell>
          <table:table-cell table:number-columns-repeated="246"/>
        </table:table-row>
        <table:table-row table:style-name="ro1">
          <table:table-cell office:value-type="float" office:value="101">
            <text:p>101</text:p>
          </table:table-cell>
          <table:table-cell office:value-type="string">
            <text:p>Name</text:p>
          </table:table-cell>
          <table:table-cell office:value-type="string">
            <text:p>name of the company</text:p>
          </table:table-cell>
          <table:table-cell office:value-type="string">
            <text:p>-</text:p>
          </table:table-cell>
          <table:table-cell table:number-columns-repeated="252"/>
        </table:table-row>
        <table:table-row table:style-name="ro1">
          <table:table-cell office:value-type="float" office:value="102">
            <text:p>102</text:p>
          </table:table-cell>
          <table:table-cell office:value-type="string">
            <text:p>City</text:p>
          </table:table-cell>
          <table:table-cell office:value-type="string">
            <text:p>city / country</text:p>
          </table:table-cell>
          <table:table-cell office:value-type="string">
            <text:p>-</text:p>
          </table:table-cell>
          <table:table-cell table:number-columns-repeated="252"/>
        </table:table-row>
        <table:table-row table:style-name="ro1">
          <table:table-cell office:value-type="float" office:value="103">
            <text:p>103</text:p>
          </table:table-cell>
          <table:table-cell office:value-type="string">
            <text:p>DescripIndustry</text:p>
          </table:table-cell>
          <table:table-cell office:value-type="string">
            <text:p>description of the industry</text:p>
          </table:table-cell>
          <table:table-cell office:value-type="string">
            <text:p>-</text:p>
          </table:table-cell>
          <table:table-cell table:number-columns-repeated="252"/>
        </table:table-row>
        <table:table-row table:style-name="ro1">
          <table:table-cell office:value-type="float" office:value="104">
            <text:p>104</text:p>
          </table:table-cell>
          <table:table-cell office:value-type="string">
            <text:p>Branch</text:p>
          </table:table-cell>
          <table:table-cell office:value-type="string">
            <text:p>branch</text:p>
          </table:table-cell>
          <table:table-cell office:value-type="string">
            <text:p>-</text:p>
          </table:table-cell>
          <table:table-cell table:number-columns-repeated="252"/>
        </table:table-row>
        <table:table-row table:style-name="ro1">
          <table:table-cell office:value-type="float" office:value="105">
            <text:p>105</text:p>
          </table:table-cell>
          <table:table-cell office:value-type="string">
            <text:p>SubBranch</text:p>
          </table:table-cell>
          <table:table-cell office:value-type="string">
            <text:p>sub-branch</text:p>
          </table:table-cell>
          <table:table-cell office:value-type="string">
            <text:p>-</text:p>
          </table:table-cell>
          <table:table-cell table:number-columns-repeated="252"/>
        </table:table-row>
        <table:table-row table:style-name="ro1">
          <table:table-cell office:value-type="float" office:value="106">
            <text:p>106</text:p>
          </table:table-cell>
          <table:table-cell office:value-type="string">
            <text:p>NACE</text:p>
          </table:table-cell>
          <table:table-cell office:value-type="string">
            <text:p>NACE code</text:p>
          </table:table-cell>
          <table:table-cell office:value-type="string">
            <text:p>-</text:p>
          </table:table-cell>
          <table:table-cell table:number-columns-repeated="252"/>
        </table:table-row>
        <table:table-row table:style-name="ro1">
          <table:table-cell office:value-type="float" office:value="107">
            <text:p>107</text:p>
          </table:table-cell>
          <table:table-cell office:value-type="string">
            <text:p>SubNACE</text:p>
          </table:table-cell>
          <table:table-cell office:value-type="string">
            <text:p>NACE code subsector</text:p>
          </table:table-cell>
          <table:table-cell office:value-type="string">
            <text:p>-</text:p>
          </table:table-cell>
          <table:table-cell table:number-columns-repeated="252"/>
        </table:table-row>
        <table:table-row table:style-name="ro1">
          <table:table-cell office:value-type="float" office:value="108">
            <text:p>108</text:p>
          </table:table-cell>
          <table:table-cell office:value-type="string">
            <text:p>Contact</text:p>
          </table:table-cell>
          <table:table-cell office:value-type="string">
            <text:p>name of contact person</text:p>
          </table:table-cell>
          <table:table-cell office:value-type="string">
            <text:p>-</text:p>
          </table:table-cell>
          <table:table-cell table:number-columns-repeated="252"/>
        </table:table-row>
        <table:table-row table:style-name="ro1">
          <table:table-cell office:value-type="float" office:value="109">
            <text:p>109</text:p>
          </table:table-cell>
          <table:table-cell office:value-type="string">
            <text:p>Role</text:p>
          </table:table-cell>
          <table:table-cell office:value-type="string">
            <text:p>Role of contact person in the company</text:p>
          </table:table-cell>
          <table:table-cell office:value-type="string">
            <text:p>-</text:p>
          </table:table-cell>
          <table:table-cell table:number-columns-repeated="252"/>
        </table:table-row>
        <table:table-row table:style-name="ro1">
          <table:table-cell office:value-type="float" office:value="110">
            <text:p>110</text:p>
          </table:table-cell>
          <table:table-cell office:value-type="string">
            <text:p>Address</text:p>
          </table:table-cell>
          <table:table-cell office:value-type="string">
            <text:p>address</text:p>
          </table:table-cell>
          <table:table-cell office:value-type="string">
            <text:p>-</text:p>
          </table:table-cell>
          <table:table-cell table:number-columns-repeated="5"/>
          <table:table-cell office:value-type="float" office:value="0">
            <text:p>0</text:p>
          </table:table-cell>
          <table:table-cell table:number-columns-repeated="246"/>
        </table:table-row>
        <table:table-row table:style-name="ro1">
          <table:table-cell office:value-type="float" office:value="111">
            <text:p>111</text:p>
          </table:table-cell>
          <table:table-cell office:value-type="string">
            <text:p>Phone</text:p>
          </table:table-cell>
          <table:table-cell office:value-type="string">
            <text:p>Telephone <text:s/>No</text:p>
          </table:table-cell>
          <table:table-cell office:value-type="string">
            <text:p>-</text:p>
          </table:table-cell>
          <table:table-cell table:number-columns-repeated="252"/>
        </table:table-row>
        <table:table-row table:style-name="ro1">
          <table:table-cell office:value-type="float" office:value="112">
            <text:p>112</text:p>
          </table:table-cell>
          <table:table-cell office:value-type="string">
            <text:p>Fax</text:p>
          </table:table-cell>
          <table:table-cell office:value-type="string">
            <text:p>Fax No</text:p>
          </table:table-cell>
          <table:table-cell office:value-type="string">
            <text:p>-</text:p>
          </table:table-cell>
          <table:table-cell table:number-columns-repeated="252"/>
        </table:table-row>
        <table:table-row table:style-name="ro1">
          <table:table-cell office:value-type="float" office:value="113">
            <text:p>113</text:p>
          </table:table-cell>
          <table:table-cell office:value-type="string">
            <text:p>Email</text:p>
          </table:table-cell>
          <table:table-cell office:value-type="string">
            <text:p>E-mail</text:p>
          </table:table-cell>
          <table:table-cell office:value-type="string">
            <text:p>-</text:p>
          </table:table-cell>
          <table:table-cell table:number-columns-repeated="252"/>
        </table:table-row>
        <table:table-row table:style-name="ro1">
          <table:table-cell office:value-type="float" office:value="200">
            <text:p>200</text:p>
          </table:table-cell>
          <table:table-cell/>
          <table:table-cell office:value-type="string">
            <text:p>Statistical and economical data</text:p>
          </table:table-cell>
          <table:table-cell table:number-columns-repeated="253"/>
        </table:table-row>
        <table:table-row table:style-name="ro1">
          <table:table-cell office:value-type="float" office:value="201">
            <text:p>201</text:p>
          </table:table-cell>
          <table:table-cell office:value-type="string">
            <text:p>NEmployees</text:p>
          </table:table-cell>
          <table:table-cell office:value-type="string">
            <text:p>number of employees</text:p>
          </table:table-cell>
          <table:table-cell office:value-type="string">
            <text:p>-</text:p>
          </table:table-cell>
          <table:table-cell table:number-columns-repeated="252"/>
        </table:table-row>
        <table:table-row table:style-name="ro1">
          <table:table-cell office:value-type="float" office:value="202">
            <text:p>202</text:p>
          </table:table-cell>
          <table:table-cell office:value-type="string">
            <text:p>Turnover</text:p>
          </table:table-cell>
          <table:table-cell office:value-type="string">
            <text:p>annual turnover</text:p>
          </table:table-cell>
          <table:table-cell office:value-type="string">
            <text:p>M?/year</text:p>
          </table:table-cell>
          <table:table-cell table:number-columns-repeated="252"/>
        </table:table-row>
        <table:table-row table:style-name="ro1">
          <table:table-cell office:value-type="float" office:value="203">
            <text:p>203</text:p>
          </table:table-cell>
          <table:table-cell office:value-type="string">
            <text:p>ProdCost</text:p>
          </table:table-cell>
          <table:table-cell office:value-type="string">
            <text:p>annual production cost</text:p>
          </table:table-cell>
          <table:table-cell office:value-type="string">
            <text:p>M?/year</text:p>
          </table:table-cell>
          <table:table-cell table:number-columns-repeated="252"/>
        </table:table-row>
        <table:table-row table:style-name="ro1">
          <table:table-cell office:value-type="float" office:value="204">
            <text:p>204</text:p>
          </table:table-cell>
          <table:table-cell office:value-type="string">
            <text:p>BaseYear</text:p>
          </table:table-cell>
          <table:table-cell office:value-type="string">
            <text:p>base year for ec. Data</text:p>
          </table:table-cell>
          <table:table-cell office:value-type="string">
            <text:p>-</text:p>
          </table:table-cell>
          <table:table-cell table:number-columns-repeated="252"/>
        </table:table-row>
        <table:table-row table:style-name="ro1">
          <table:table-cell office:value-type="float" office:value="205">
            <text:p>205</text:p>
          </table:table-cell>
          <table:table-cell office:value-type="string">
            <text:p>Growth</text:p>
          </table:table-cell>
          <table:table-cell office:value-type="string">
            <text:p>growth rate of the production volume foreseen for the next 5 years</text:p>
          </table:table-cell>
          <table:table-cell office:value-type="string">
            <text:p>%/year</text:p>
          </table:table-cell>
          <table:table-cell table:number-columns-repeated="252"/>
        </table:table-row>
        <table:table-row table:style-name="ro1">
          <table:table-cell office:value-type="float" office:value="206">
            <text:p>206</text:p>
          </table:table-cell>
          <table:table-cell office:value-type="string">
            <text:p>Independent</text:p>
          </table:table-cell>
          <table:table-cell office:value-type="string">
            <text:p>Is the company independent ?</text:p>
          </table:table-cell>
          <table:table-cell office:value-type="string">
            <text:p>yes/no</text:p>
          </table:table-cell>
          <table:table-cell table:number-columns-repeated="4"/>
          <table:table-cell office:value-type="float" office:value="24">
            <text:p>24</text:p>
          </table:table-cell>
          <table:table-cell table:number-columns-repeated="247"/>
        </table:table-row>
        <table:table-row table:style-name="ro1">
          <table:table-cell office:value-type="float" office:value="207">
            <text:p>207</text:p>
          </table:table-cell>
          <table:table-cell office:value-type="string">
            <text:p>OMThermal </text:p>
          </table:table-cell>
          <table:table-cell office:value-type="string">
            <text:p>Yearly O&amp;M heat &amp; cold</text:p>
          </table:table-cell>
          <table:table-cell office:value-type="string">
            <text:p>?/year</text:p>
          </table:table-cell>
          <table:table-cell table:number-columns-repeated="252"/>
        </table:table-row>
        <table:table-row table:style-name="ro1">
          <table:table-cell office:value-type="float" office:value="208">
            <text:p>208</text:p>
          </table:table-cell>
          <table:table-cell office:value-type="string">
            <text:p>OMElectrical</text:p>
          </table:table-cell>
          <table:table-cell office:value-type="string">
            <text:p>Yearly O&amp;M electrical </text:p>
          </table:table-cell>
          <table:table-cell office:value-type="string">
            <text:p>?/year</text:p>
          </table:table-cell>
          <table:table-cell table:number-columns-repeated="4"/>
          <table:table-cell office:value-type="float" office:value="365">
            <text:p>365</text:p>
          </table:table-cell>
          <table:table-cell table:number-columns-repeated="247"/>
        </table:table-row>
        <table:table-row table:style-name="ro1">
          <table:table-cell office:value-type="float" office:value="209">
            <text:p>209</text:p>
          </table:table-cell>
          <table:table-cell/>
          <table:table-cell office:value-type="string">
            <text:p>Period of operation</text:p>
          </table:table-cell>
          <table:table-cell table:number-columns-repeated="253"/>
        </table:table-row>
        <table:table-row table:style-name="ro1">
          <table:table-cell office:value-type="float" office:value="210">
            <text:p>210</text:p>
          </table:table-cell>
          <table:table-cell office:value-type="string">
            <text:p>HPerDayInd</text:p>
          </table:table-cell>
          <table:table-cell office:value-type="string">
            <text:p>total hours of operation per working day</text:p>
          </table:table-cell>
          <table:table-cell office:value-type="string">
            <text:p>h/day</text:p>
          </table:table-cell>
          <table:table-cell table:number-columns-repeated="252"/>
        </table:table-row>
        <table:table-row table:style-name="ro1">
          <table:table-cell office:value-type="float" office:value="211">
            <text:p>211</text:p>
          </table:table-cell>
          <table:table-cell office:value-type="string">
            <text:p>NShifts</text:p>
          </table:table-cell>
          <table:table-cell office:value-type="string">
            <text:p>number of shifts</text:p>
          </table:table-cell>
          <table:table-cell office:value-type="string">
            <text:p>-</text:p>
          </table:table-cell>
          <table:table-cell table:number-columns-repeated="252"/>
        </table:table-row>
        <table:table-row table:style-name="ro1">
          <table:table-cell office:value-type="float" office:value="212">
            <text:p>212</text:p>
          </table:table-cell>
          <table:table-cell office:value-type="string">
            <text:p>NDaysInd</text:p>
          </table:table-cell>
          <table:table-cell office:value-type="string">
            <text:p>days of production / operation per year</text:p>
          </table:table-cell>
          <table:table-cell office:value-type="string">
            <text:p>days</text:p>
          </table:table-cell>
          <table:table-cell table:number-columns-repeated="252"/>
        </table:table-row>
        <table:table-row table:style-name="ro1">
          <table:table-cell office:value-type="float" office:value="213">
            <text:p>213</text:p>
          </table:table-cell>
          <table:table-cell office:value-type="string">
            <text:p>NoProdStart</text:p>
          </table:table-cell>
          <table:table-cell office:value-type="string">
            <text:p>principal period of holidays or stops for maintenance - start date</text:p>
          </table:table-cell>
          <table:table-cell table:number-columns-repeated="253"/>
        </table:table-row>
        <table:table-row table:style-name="ro1">
          <table:table-cell office:value-type="float" office:value="214">
            <text:p>214</text:p>
          </table:table-cell>
          <table:table-cell office:value-type="string">
            <text:p>NoProdStop</text:p>
          </table:table-cell>
          <table:table-cell office:value-type="string">
            <text:p>principal period of holidays or stops for maintenance - end date</text:p>
          </table:table-cell>
          <table:table-cell table:number-columns-repeated="253"/>
        </table:table-row>
        <table:table-row table:style-name="ro1">
          <table:table-cell office:value-type="float" office:value="215">
            <text:p>215</text:p>
          </table:table-cell>
          <table:table-cell/>
          <table:table-cell office:value-type="string">
            <text:p>Information on products</text:p>
          </table:table-cell>
          <table:table-cell table:number-columns-repeated="253"/>
        </table:table-row>
        <table:table-row table:style-name="ro1">
          <table:table-cell office:value-type="float" office:value="216">
            <text:p>216</text:p>
          </table:table-cell>
          <table:table-cell office:value-type="string">
            <text:p>Product</text:p>
          </table:table-cell>
          <table:table-cell office:value-type="string">
            <text:p>type of product</text:p>
          </table:table-cell>
          <table:table-cell office:value-type="string">
            <text:p>-</text:p>
          </table:table-cell>
          <table:table-cell table:number-columns-repeated="252"/>
        </table:table-row>
        <table:table-row table:style-name="ro1">
          <table:table-cell office:value-type="float" office:value="217">
            <text:p>217</text:p>
          </table:table-cell>
          <table:table-cell office:value-type="string">
            <text:p>ProductCode</text:p>
          </table:table-cell>
          <table:table-cell office:value-type="string">
            <text:p>product's code</text:p>
          </table:table-cell>
          <table:table-cell office:value-type="string">
            <text:p>-</text:p>
          </table:table-cell>
          <table:table-cell table:number-columns-repeated="252"/>
        </table:table-row>
        <table:table-row table:style-name="ro1">
          <table:table-cell office:value-type="float" office:value="218">
            <text:p>218</text:p>
          </table:table-cell>
          <table:table-cell office:value-type="string">
            <text:p>QProdYear</text:p>
          </table:table-cell>
          <table:table-cell office:value-type="string">
            <text:p>quantity of product(s) per year</text:p>
          </table:table-cell>
          <table:table-cell office:value-type="string">
            <text:p>product-units/year</text:p>
          </table:table-cell>
          <table:table-cell table:number-columns-repeated="252"/>
        </table:table-row>
        <table:table-row table:style-name="ro1">
          <table:table-cell office:value-type="float" office:value="219">
            <text:p>219</text:p>
          </table:table-cell>
          <table:table-cell office:value-type="string">
            <text:p>ProdUnit</text:p>
          </table:table-cell>
          <table:table-cell office:value-type="string">
            <text:p>measurement unit for product quantity</text:p>
          </table:table-cell>
          <table:table-cell office:value-type="string">
            <text:p>-</text:p>
          </table:table-cell>
          <table:table-cell table:number-columns-repeated="252"/>
        </table:table-row>
        <table:table-row table:style-name="ro1">
          <table:table-cell office:value-type="float" office:value="220">
            <text:p>220</text:p>
          </table:table-cell>
          <table:table-cell office:value-type="string">
            <text:p>TurnoverProd</text:p>
          </table:table-cell>
          <table:table-cell office:value-type="string">
            <text:p>anual turnover per product</text:p>
          </table:table-cell>
          <table:table-cell office:value-type="string">
            <text:p>M?/year</text:p>
          </table:table-cell>
          <table:table-cell table:number-columns-repeated="252"/>
        </table:table-row>
        <table:table-row table:style-name="ro1">
          <table:table-cell office:value-type="string">
            <text:p>C201</text:p>
          </table:table-cell>
          <table:table-cell office:value-type="string">
            <text:p>NProducts</text:p>
          </table:table-cell>
          <table:table-cell office:value-type="string">
            <text:p>Number of products</text:p>
          </table:table-cell>
          <table:table-cell office:value-type="string">
            <text:p>-</text:p>
          </table:table-cell>
          <table:table-cell table:number-columns-repeated="252"/>
        </table:table-row>
        <table:table-row table:style-name="ro1">
          <table:table-cell office:value-type="string">
            <text:p>C202</text:p>
          </table:table-cell>
          <table:table-cell office:value-type="string">
            <text:p>HoursInd</text:p>
          </table:table-cell>
          <table:table-cell office:value-type="string">
            <text:p>Total yearly working hours in industry</text:p>
          </table:table-cell>
          <table:table-cell office:value-type="string">
            <text:p>-</text:p>
          </table:table-cell>
          <table:table-cell table:number-columns-repeated="252"/>
        </table:table-row>
        <table:table-row table:style-name="ro1">
          <table:table-cell office:value-type="float" office:value="300">
            <text:p>300</text:p>
          </table:table-cell>
          <table:table-cell/>
          <table:table-cell office:value-type="string">
            <text:p>Processes description</text:p>
          </table:table-cell>
          <table:table-cell table:number-columns-repeated="253"/>
        </table:table-row>
        <table:table-row table:style-name="ro1">
          <table:table-cell office:value-type="float" office:value="301">
            <text:p>301</text:p>
          </table:table-cell>
          <table:table-cell office:value-type="string">
            <text:p>Process</text:p>
          </table:table-cell>
          <table:table-cell office:value-type="string">
            <text:p>process short name</text:p>
          </table:table-cell>
          <table:table-cell office:value-type="string">
            <text:p>-</text:p>
          </table:table-cell>
          <table:table-cell table:number-columns-repeated="252"/>
        </table:table-row>
        <table:table-row table:style-name="ro1">
          <table:table-cell office:value-type="float" office:value="302">
            <text:p>302</text:p>
          </table:table-cell>
          <table:table-cell office:value-type="string">
            <text:p>UnitOp</text:p>
          </table:table-cell>
          <table:table-cell office:value-type="string">
            <text:p>unit operation type</text:p>
          </table:table-cell>
          <table:table-cell office:value-type="string">
            <text:p>-</text:p>
          </table:table-cell>
          <table:table-cell table:number-columns-repeated="252"/>
        </table:table-row>
        <table:table-row table:style-name="ro1">
          <table:table-cell office:value-type="float" office:value="303">
            <text:p>303</text:p>
          </table:table-cell>
          <table:table-cell office:value-type="string">
            <text:p>ProcType</text:p>
          </table:table-cell>
          <table:table-cell office:value-type="string">
            <text:p>process type</text:p>
          </table:table-cell>
          <table:table-cell office:value-type="string">
            <text:p>continuous / batch</text:p>
          </table:table-cell>
          <table:table-cell table:number-columns-repeated="252"/>
        </table:table-row>
        <table:table-row table:style-name="ro1">
          <table:table-cell office:value-type="float" office:value="304">
            <text:p>304</text:p>
          </table:table-cell>
          <table:table-cell office:value-type="string">
            <text:p>ProcMed</text:p>
          </table:table-cell>
          <table:table-cell office:value-type="string">
            <text:p>Product or process medium (water, oil, air, lye ...)</text:p>
          </table:table-cell>
          <table:table-cell office:value-type="string">
            <text:p><text:s/></text:p>
          </table:table-cell>
          <table:table-cell table:number-columns-repeated="4"/>
          <table:table-cell office:value-type="float" office:value="24">
            <text:p>24</text:p>
          </table:table-cell>
          <table:table-cell table:number-columns-repeated="247"/>
        </table:table-row>
        <table:table-row table:style-name="ro1">
          <table:table-cell office:value-type="float" office:value="305">
            <text:p>305</text:p>
          </table:table-cell>
          <table:table-cell office:value-type="string">
            <text:p>PT</text:p>
          </table:table-cell>
          <table:table-cell office:value-type="string">
            <text:p>typical(final) temperature of the process medium during operation</text:p>
          </table:table-cell>
          <table:table-cell office:value-type="string">
            <text:p>øC</text:p>
          </table:table-cell>
          <table:table-cell table:number-columns-repeated="252"/>
        </table:table-row>
        <table:table-row table:style-name="ro1">
          <table:table-cell office:value-type="float" office:value="306">
            <text:p>306</text:p>
          </table:table-cell>
          <table:table-cell office:value-type="string">
            <text:p>PTInFlow</text:p>
          </table:table-cell>
          <table:table-cell office:value-type="string">
            <text:p>inlet temperature of the process medium (before heat recovery)</text:p>
          </table:table-cell>
          <table:table-cell office:value-type="string">
            <text:p>øC</text:p>
          </table:table-cell>
          <table:table-cell table:number-columns-repeated="252"/>
        </table:table-row>
        <table:table-row table:style-name="ro1">
          <table:table-cell office:value-type="float" office:value="307">
            <text:p>307</text:p>
          </table:table-cell>
          <table:table-cell office:value-type="string">
            <text:p>PTStartUp</text:p>
          </table:table-cell>
          <table:table-cell office:value-type="string">
            <text:p>start-up temperature of process medium after breaks</text:p>
          </table:table-cell>
          <table:table-cell office:value-type="string">
            <text:p>§C</text:p>
          </table:table-cell>
          <table:table-cell table:number-columns-repeated="4"/>
          <table:table-cell office:value-type="float" office:value="24">
            <text:p>24</text:p>
          </table:table-cell>
          <table:table-cell table:number-columns-repeated="247"/>
        </table:table-row>
        <table:table-row table:style-name="ro1">
          <table:table-cell office:value-type="float" office:value="308">
            <text:p>308</text:p>
          </table:table-cell>
          <table:table-cell office:value-type="string">
            <text:p>VInFlowDay</text:p>
          </table:table-cell>
          <table:table-cell office:value-type="string">
            <text:p>Daily inflow of process medium</text:p>
          </table:table-cell>
          <table:table-cell office:value-type="string">
            <text:p>mü</text:p>
          </table:table-cell>
          <table:table-cell table:number-columns-repeated="252"/>
        </table:table-row>
        <table:table-row table:style-name="ro1">
          <table:table-cell office:value-type="float" office:value="309">
            <text:p>309</text:p>
          </table:table-cell>
          <table:table-cell office:value-type="string">
            <text:p>VolProcMed</text:p>
          </table:table-cell>
          <table:table-cell office:value-type="string">
            <text:p>Volume of the process medium within the equipment or storage</text:p>
          </table:table-cell>
          <table:table-cell office:value-type="string">
            <text:p>mü</text:p>
          </table:table-cell>
          <table:table-cell table:number-columns-repeated="252"/>
        </table:table-row>
        <table:table-row table:style-name="ro1">
          <table:table-cell office:value-type="float" office:value="310">
            <text:p>310</text:p>
          </table:table-cell>
          <table:table-cell office:value-type="string">
            <text:p>UAProc</text:p>
          </table:table-cell>
          <table:table-cell office:value-type="string">
            <text:p>Thermal heat loss coefficient of the process</text:p>
          </table:table-cell>
          <table:table-cell office:value-type="string">
            <text:p>kW/K</text:p>
          </table:table-cell>
          <table:table-cell table:number-columns-repeated="252"/>
        </table:table-row>
        <table:table-row table:style-name="ro1">
          <table:table-cell office:value-type="float" office:value="311">
            <text:p>311</text:p>
          </table:table-cell>
          <table:table-cell/>
          <table:table-cell office:value-type="string">
            <text:p>Schedule</text:p>
          </table:table-cell>
          <table:table-cell table:number-columns-repeated="253"/>
        </table:table-row>
        <table:table-row table:style-name="ro1">
          <table:table-cell office:value-type="float" office:value="312">
            <text:p>312</text:p>
          </table:table-cell>
          <table:table-cell office:value-type="string">
            <text:p>HPerDayProc</text:p>
          </table:table-cell>
          <table:table-cell office:value-type="string">
            <text:p>hours of process operation per day</text:p>
          </table:table-cell>
          <table:table-cell office:value-type="string">
            <text:p>hrs/day</text:p>
          </table:table-cell>
          <table:table-cell table:number-columns-repeated="252"/>
        </table:table-row>
        <table:table-row table:style-name="ro1">
          <table:table-cell office:value-type="float" office:value="313">
            <text:p>313</text:p>
          </table:table-cell>
          <table:table-cell office:value-type="string">
            <text:p>NBatch</text:p>
          </table:table-cell>
          <table:table-cell office:value-type="string">
            <text:p>Number of batches per day</text:p>
          </table:table-cell>
          <table:table-cell table:number-columns-repeated="253"/>
        </table:table-row>
        <table:table-row table:style-name="ro1">
          <table:table-cell office:value-type="float" office:value="314">
            <text:p>314</text:p>
          </table:table-cell>
          <table:table-cell office:value-type="string">
            <text:p>HBatch</text:p>
          </table:table-cell>
          <table:table-cell office:value-type="string">
            <text:p>Duration of 1 batch</text:p>
          </table:table-cell>
          <table:table-cell office:value-type="string">
            <text:p>h </text:p>
          </table:table-cell>
          <table:table-cell table:number-columns-repeated="252"/>
        </table:table-row>
        <table:table-row table:style-name="ro1">
          <table:table-cell office:value-type="float" office:value="315">
            <text:p>315</text:p>
          </table:table-cell>
          <table:table-cell office:value-type="string">
            <text:p>NDaysProc</text:p>
          </table:table-cell>
          <table:table-cell office:value-type="string">
            <text:p>days of operation per year</text:p>
          </table:table-cell>
          <table:table-cell office:value-type="string">
            <text:p>days / year</text:p>
          </table:table-cell>
          <table:table-cell table:number-columns-repeated="252"/>
        </table:table-row>
        <table:table-row table:style-name="ro1">
          <table:table-cell office:value-type="float" office:value="316">
            <text:p>316</text:p>
          </table:table-cell>
          <table:table-cell/>
          <table:table-cell office:value-type="string">
            <text:p>Waste heat (heat available for recovery) </text:p>
          </table:table-cell>
          <table:table-cell table:number-columns-repeated="253"/>
        </table:table-row>
        <table:table-row table:style-name="ro1">
          <table:table-cell office:value-type="float" office:value="317">
            <text:p>317</text:p>
          </table:table-cell>
          <table:table-cell office:value-type="string">
            <text:p>PTOutFlow</text:p>
          </table:table-cell>
          <table:table-cell office:value-type="string">
            <text:p>outlet temperature of waste heat flows</text:p>
          </table:table-cell>
          <table:table-cell office:value-type="string">
            <text:p>øC</text:p>
          </table:table-cell>
          <table:table-cell table:number-columns-repeated="252"/>
        </table:table-row>
        <table:table-row table:style-name="ro1">
          <table:table-cell office:value-type="float" office:value="318">
            <text:p>318</text:p>
          </table:table-cell>
          <table:table-cell office:value-type="string">
            <text:p>PTFinal</text:p>
          </table:table-cell>
          <table:table-cell office:value-type="string">
            <text:p>final <text:s/>temperature of waste heat flows</text:p>
          </table:table-cell>
          <table:table-cell office:value-type="string">
            <text:p>§C</text:p>
          </table:table-cell>
          <table:table-cell table:number-columns-repeated="252"/>
        </table:table-row>
        <table:table-row table:style-name="ro1">
          <table:table-cell office:value-type="float" office:value="319">
            <text:p>319</text:p>
          </table:table-cell>
          <table:table-cell office:value-type="string">
            <text:p>VOutFlow</text:p>
          </table:table-cell>
          <table:table-cell office:value-type="string">
            <text:p>Daily outflow of process medium</text:p>
          </table:table-cell>
          <table:table-cell office:value-type="string">
            <text:p>mü</text:p>
          </table:table-cell>
          <table:table-cell table:number-columns-repeated="252"/>
        </table:table-row>
        <table:table-row table:style-name="ro1">
          <table:table-cell office:value-type="float" office:value="320">
            <text:p>320</text:p>
          </table:table-cell>
          <table:table-cell office:value-type="string">
            <text:p>HeatRecOK</text:p>
          </table:table-cell>
          <table:table-cell office:value-type="string">
            <text:p>can heat be recovered from the outflowing medium ?</text:p>
          </table:table-cell>
          <table:table-cell office:value-type="string">
            <text:p>(yes/no)</text:p>
          </table:table-cell>
          <table:table-cell table:number-columns-repeated="252"/>
        </table:table-row>
        <table:table-row table:style-name="ro1">
          <table:table-cell office:value-type="float" office:value="321">
            <text:p>321</text:p>
          </table:table-cell>
          <table:table-cell/>
          <table:table-cell office:value-type="string">
            <text:p>Waste heat recovery for this process</text:p>
          </table:table-cell>
          <table:table-cell table:number-columns-repeated="253"/>
        </table:table-row>
        <table:table-row table:style-name="ro1">
          <table:table-cell office:value-type="float" office:value="322">
            <text:p>322</text:p>
          </table:table-cell>
          <table:table-cell office:value-type="string">
            <text:p>HeatRecExist</text:p>
          </table:table-cell>
          <table:table-cell office:value-type="string">
            <text:p>Exists heat from heat <text:s/>recovery for the process ?</text:p>
          </table:table-cell>
          <table:table-cell office:value-type="string">
            <text:p>(yes/no)</text:p>
          </table:table-cell>
          <table:table-cell table:number-columns-repeated="252"/>
        </table:table-row>
        <table:table-row table:style-name="ro1">
          <table:table-cell office:value-type="float" office:value="323">
            <text:p>323</text:p>
          </table:table-cell>
          <table:table-cell office:value-type="string">
            <text:p>SourceWasteHeat</text:p>
          </table:table-cell>
          <table:table-cell office:value-type="string">
            <text:p>Source of waste heat</text:p>
          </table:table-cell>
          <table:table-cell office:value-type="string">
            <text:p>-</text:p>
          </table:table-cell>
          <table:table-cell table:number-columns-repeated="252"/>
        </table:table-row>
        <table:table-row table:style-name="ro1">
          <table:table-cell office:value-type="float" office:value="324">
            <text:p>324</text:p>
          </table:table-cell>
          <table:table-cell office:value-type="string">
            <text:p>PTInFlowRec</text:p>
          </table:table-cell>
          <table:table-cell office:value-type="string">
            <text:p>inlet temperature of the process medium (after heat recovery)</text:p>
          </table:table-cell>
          <table:table-cell office:value-type="string">
            <text:p>øC</text:p>
          </table:table-cell>
          <table:table-cell table:number-columns-repeated="252"/>
        </table:table-row>
        <table:table-row table:style-name="ro1">
          <table:table-cell office:value-type="float" office:value="325">
            <text:p>325</text:p>
          </table:table-cell>
          <table:table-cell office:value-type="string">
            <text:p>EnclChartHCSupply</text:p>
          </table:table-cell>
          <table:table-cell office:value-type="string">
            <text:p>Enclosing Flowchart of HC supply system</text:p>
          </table:table-cell>
          <table:table-cell table:number-columns-repeated="253"/>
        </table:table-row>
        <table:table-row table:style-name="ro1">
          <table:table-cell office:value-type="float" office:value="326">
            <text:p>326</text:p>
          </table:table-cell>
          <table:table-cell/>
          <table:table-cell office:value-type="string">
            <text:p>Data of existing Heat (or Cold-) Supply to the process</text:p>
          </table:table-cell>
          <table:table-cell table:number-columns-repeated="253"/>
        </table:table-row>
        <table:table-row table:style-name="ro1">
          <table:table-cell office:value-type="float" office:value="327">
            <text:p>327</text:p>
          </table:table-cell>
          <table:table-cell office:value-type="string">
            <text:p>SupplyMed</text:p>
          </table:table-cell>
          <table:table-cell office:value-type="string">
            <text:p>heat or cold supply medium (water, steam, air)</text:p>
          </table:table-cell>
          <table:table-cell office:value-type="string">
            <text:p><text:s/></text:p>
          </table:table-cell>
          <table:table-cell table:number-columns-repeated="252"/>
        </table:table-row>
        <table:table-row table:style-name="ro1">
          <table:table-cell office:value-type="float" office:value="328">
            <text:p>328</text:p>
          </table:table-cell>
          <table:table-cell office:value-type="string">
            <text:p>PipeDuctProc</text:p>
          </table:table-cell>
          <table:table-cell office:value-type="string">
            <text:p>heat or cold supply to the process from distribution line / branch No.</text:p>
          </table:table-cell>
          <table:table-cell table:number-columns-repeated="253"/>
        </table:table-row>
        <table:table-row table:style-name="ro1">
          <table:table-cell office:value-type="float" office:value="329">
            <text:p>329</text:p>
          </table:table-cell>
          <table:table-cell office:value-type="string">
            <text:p>TSupply</text:p>
          </table:table-cell>
          <table:table-cell office:value-type="string">
            <text:p>Temperature of the heat or cold supply</text:p>
          </table:table-cell>
          <table:table-cell office:value-type="string">
            <text:p>øC</text:p>
          </table:table-cell>
          <table:table-cell table:number-columns-repeated="252"/>
        </table:table-row>
        <table:table-row table:style-name="ro1">
          <table:table-cell office:value-type="float" office:value="330">
            <text:p>330</text:p>
          </table:table-cell>
          <table:table-cell office:value-type="string">
            <text:p>SupplyMedFlow</text:p>
          </table:table-cell>
          <table:table-cell office:value-type="string">
            <text:p>flow rate</text:p>
          </table:table-cell>
          <table:table-cell office:value-type="string">
            <text:p>mü/h</text:p>
          </table:table-cell>
          <table:table-cell table:number-columns-repeated="252"/>
        </table:table-row>
        <table:table-row table:style-name="ro1">
          <table:table-cell office:value-type="float" office:value="331">
            <text:p>331</text:p>
          </table:table-cell>
          <table:table-cell office:value-type="string">
            <text:p>UPHtotQ</text:p>
          </table:table-cell>
          <table:table-cell office:value-type="string">
            <text:p>UPH from questionnaire (annual)</text:p>
          </table:table-cell>
          <table:table-cell office:value-type="string">
            <text:p>MWh / year</text:p>
          </table:table-cell>
          <table:table-cell table:number-columns-repeated="252"/>
        </table:table-row>
        <table:table-row table:style-name="ro1">
          <table:table-cell office:value-type="string">
            <text:p>C301</text:p>
          </table:table-cell>
          <table:table-cell office:value-type="string">
            <text:p>UPH</text:p>
          </table:table-cell>
          <table:table-cell office:value-type="string">
            <text:p>TOTAL- Useful process heat (per process - UPHk)</text:p>
          </table:table-cell>
          <table:table-cell office:value-type="string">
            <text:p>MWh</text:p>
          </table:table-cell>
          <table:table-cell table:number-columns-repeated="252"/>
        </table:table-row>
        <table:table-row table:style-name="ro1">
          <table:table-cell office:value-type="string">
            <text:p>C302</text:p>
          </table:table-cell>
          <table:table-cell office:value-type="string">
            <text:p>UPHc</text:p>
          </table:table-cell>
          <table:table-cell office:value-type="string">
            <text:p>circulation / renovation</text:p>
          </table:table-cell>
          <table:table-cell office:value-type="string">
            <text:p>MWh</text:p>
          </table:table-cell>
          <table:table-cell table:number-columns-repeated="252"/>
        </table:table-row>
        <table:table-row table:style-name="ro1">
          <table:table-cell office:value-type="string">
            <text:p>C303</text:p>
          </table:table-cell>
          <table:table-cell office:value-type="string">
            <text:p>UPHm</text:p>
          </table:table-cell>
          <table:table-cell office:value-type="string">
            <text:p>maintenance</text:p>
          </table:table-cell>
          <table:table-cell office:value-type="string">
            <text:p>MWh</text:p>
          </table:table-cell>
          <table:table-cell table:number-columns-repeated="252"/>
        </table:table-row>
        <table:table-row table:style-name="ro1">
          <table:table-cell office:value-type="string">
            <text:p>C304</text:p>
          </table:table-cell>
          <table:table-cell office:value-type="string">
            <text:p>UPHs</text:p>
          </table:table-cell>
          <table:table-cell office:value-type="string">
            <text:p>preheating at start-up</text:p>
          </table:table-cell>
          <table:table-cell office:value-type="string">
            <text:p>MWh</text:p>
          </table:table-cell>
          <table:table-cell table:number-columns-repeated="252"/>
        </table:table-row>
        <table:table-row table:style-name="ro1">
          <table:table-cell office:value-type="string">
            <text:p>C305</text:p>
          </table:table-cell>
          <table:table-cell office:value-type="string">
            <text:p>UPHw</text:p>
          </table:table-cell>
          <table:table-cell office:value-type="string">
            <text:p>available waste heat from processes</text:p>
          </table:table-cell>
          <table:table-cell office:value-type="string">
            <text:p>MWh</text:p>
          </table:table-cell>
          <table:table-cell table:number-columns-repeated="252"/>
        </table:table-row>
        <table:table-row table:style-name="ro1">
          <table:table-cell office:value-type="string">
            <text:p>C306</text:p>
          </table:table-cell>
          <table:table-cell office:value-type="string">
            <text:p>UPHp</text:p>
          </table:table-cell>
          <table:table-cell office:value-type="string">
            <text:p>preheating from waste heat</text:p>
          </table:table-cell>
          <table:table-cell office:value-type="string">
            <text:p>MWh</text:p>
          </table:table-cell>
          <table:table-cell table:number-columns-repeated="252"/>
        </table:table-row>
        <table:table-row table:style-name="ro1">
          <table:table-cell office:value-type="string">
            <text:p>C307</text:p>
          </table:table-cell>
          <table:table-cell office:value-type="string">
            <text:p>UPHmin</text:p>
          </table:table-cell>
          <table:table-cell office:value-type="string">
            <text:p>minimum required heat demand with heat recovery</text:p>
          </table:table-cell>
          <table:table-cell office:value-type="string">
            <text:p>MWh</text:p>
          </table:table-cell>
          <table:table-cell table:number-columns-repeated="252"/>
        </table:table-row>
        <table:table-row table:style-name="ro1">
          <table:table-cell office:value-type="string">
            <text:p>C309</text:p>
          </table:table-cell>
          <table:table-cell office:value-type="string">
            <text:p>ProcHC</text:p>
          </table:table-cell>
          <table:table-cell office:value-type="string">
            <text:p>Heating (1) or Cooling (-1)</text:p>
          </table:table-cell>
          <table:table-cell office:value-type="string">
            <text:p>-</text:p>
          </table:table-cell>
          <table:table-cell table:number-columns-repeated="252"/>
        </table:table-row>
        <table:table-row table:style-name="ro1">
          <table:table-cell office:value-type="string">
            <text:p>C310</text:p>
          </table:table-cell>
          <table:table-cell office:value-type="string">
            <text:p>UPCtot</text:p>
          </table:table-cell>
          <table:table-cell office:value-type="string">
            <text:p>total process cooling demand</text:p>
          </table:table-cell>
          <table:table-cell office:value-type="string">
            <text:p>MWh</text:p>
          </table:table-cell>
          <table:table-cell table:number-columns-repeated="252"/>
        </table:table-row>
        <table:table-row table:style-name="ro1">
          <table:table-cell office:value-type="string">
            <text:p>C311</text:p>
          </table:table-cell>
          <table:table-cell office:value-type="string">
            <text:p>UPCnet</text:p>
          </table:table-cell>
          <table:table-cell office:value-type="string">
            <text:p>total process cooling demand after heat recovery</text:p>
          </table:table-cell>
          <table:table-cell office:value-type="string">
            <text:p>MWh</text:p>
          </table:table-cell>
          <table:table-cell table:number-columns-repeated="252"/>
        </table:table-row>
        <table:table-row table:style-name="ro1">
          <table:table-cell office:value-type="string">
            <text:p>C313</text:p>
          </table:table-cell>
          <table:table-cell office:value-type="string">
            <text:p>PMU</text:p>
          </table:table-cell>
          <table:table-cell office:value-type="string">
            <text:p>measurement unit for process medium (pmu)</text:p>
          </table:table-cell>
          <table:table-cell office:value-type="string">
            <text:p>-</text:p>
          </table:table-cell>
          <table:table-cell table:number-columns-repeated="252"/>
        </table:table-row>
        <table:table-row table:style-name="ro1">
          <table:table-cell office:value-type="string">
            <text:p>C314</text:p>
          </table:table-cell>
          <table:table-cell office:value-type="string">
            <text:p>MProcMed</text:p>
          </table:table-cell>
          <table:table-cell office:value-type="string">
            <text:p>yearly quantity of medimum processed</text:p>
          </table:table-cell>
          <table:table-cell office:value-type="string">
            <text:p>pmu/a</text:p>
          </table:table-cell>
          <table:table-cell table:number-columns-repeated="252"/>
        </table:table-row>
        <table:table-row table:style-name="ro1">
          <table:table-cell office:value-type="string">
            <text:p>C316</text:p>
          </table:table-cell>
          <table:table-cell office:value-type="string">
            <text:p>PE_SEC</text:p>
          </table:table-cell>
          <table:table-cell office:value-type="string">
            <text:p>Specific energy consumption (primary energy)</text:p>
          </table:table-cell>
          <table:table-cell office:value-type="string">
            <text:p>kWh/pmu</text:p>
          </table:table-cell>
          <table:table-cell table:number-columns-repeated="252"/>
        </table:table-row>
        <table:table-row table:style-name="ro1">
          <table:table-cell office:value-type="string">
            <text:p>C317</text:p>
          </table:table-cell>
          <table:table-cell office:value-type="string">
            <text:p>EL_SEC</text:p>
          </table:table-cell>
          <table:table-cell office:value-type="string">
            <text:p>Specific energy consumption (electricity)</text:p>
          </table:table-cell>
          <table:table-cell office:value-type="string">
            <text:p>kWh/pmu</text:p>
          </table:table-cell>
          <table:table-cell table:number-columns-repeated="252"/>
        </table:table-row>
        <table:table-row table:style-name="ro1">
          <table:table-cell office:value-type="string">
            <text:p>C319</text:p>
          </table:table-cell>
          <table:table-cell office:value-type="string">
            <text:p>UPH_SEC</text:p>
          </table:table-cell>
          <table:table-cell office:value-type="string">
            <text:p>Specific energy consumption (UPH)</text:p>
          </table:table-cell>
          <table:table-cell office:value-type="string">
            <text:p>kWh/pmu</text:p>
          </table:table-cell>
          <table:table-cell table:number-columns-repeated="252"/>
        </table:table-row>
        <table:table-row table:style-name="ro1">
          <table:table-cell office:value-type="string">
            <text:p>C321</text:p>
          </table:table-cell>
          <table:table-cell office:value-type="string">
            <text:p>TEnvProc</text:p>
          </table:table-cell>
          <table:table-cell office:value-type="string">
            <text:p>Temperature of the process environment for calculation of heat losses under operation</text:p>
          </table:table-cell>
          <table:table-cell office:value-type="string">
            <text:p>§C</text:p>
          </table:table-cell>
          <table:table-cell table:number-columns-repeated="252"/>
        </table:table-row>
        <table:table-row table:style-name="ro1">
          <table:table-cell office:value-type="string">
            <text:p>C323</text:p>
          </table:table-cell>
          <table:table-cell office:value-type="string">
            <text:p>NThProc</text:p>
          </table:table-cell>
          <table:table-cell office:value-type="string">
            <text:p>Number of thermal processes</text:p>
          </table:table-cell>
          <table:table-cell office:value-type="string">
            <text:p>-</text:p>
          </table:table-cell>
          <table:table-cell table:number-columns-repeated="252"/>
        </table:table-row>
        <table:table-row table:style-name="ro1">
          <table:table-cell office:value-type="string">
            <text:p>C326</text:p>
          </table:table-cell>
          <table:table-cell office:value-type="string">
            <text:p>QdotProc_c</text:p>
          </table:table-cell>
          <table:table-cell office:value-type="string">
            <text:p>circulation / renovation</text:p>
          </table:table-cell>
          <table:table-cell office:value-type="string">
            <text:p>kW</text:p>
          </table:table-cell>
          <table:table-cell table:number-columns-repeated="252"/>
        </table:table-row>
        <table:table-row table:style-name="ro1">
          <table:table-cell office:value-type="string">
            <text:p>C327</text:p>
          </table:table-cell>
          <table:table-cell office:value-type="string">
            <text:p>QdotProc_m</text:p>
          </table:table-cell>
          <table:table-cell office:value-type="string">
            <text:p>maintenance</text:p>
          </table:table-cell>
          <table:table-cell office:value-type="string">
            <text:p>kW</text:p>
          </table:table-cell>
          <table:table-cell table:number-columns-repeated="3"/>
          <table:table-cell office:value-type="float" office:value="0">
            <text:p>0</text:p>
          </table:table-cell>
          <table:table-cell office:value-type="float" office:value="24">
            <text:p>24</text:p>
          </table:table-cell>
          <table:table-cell table:number-columns-repeated="247"/>
        </table:table-row>
        <table:table-row table:style-name="ro1">
          <table:table-cell office:value-type="string">
            <text:p>C328</text:p>
          </table:table-cell>
          <table:table-cell office:value-type="string">
            <text:p>QdotProc_s</text:p>
          </table:table-cell>
          <table:table-cell office:value-type="string">
            <text:p>preheating at start-up</text:p>
          </table:table-cell>
          <table:table-cell office:value-type="string">
            <text:p>kW</text:p>
          </table:table-cell>
          <table:table-cell table:number-columns-repeated="3"/>
          <table:table-cell office:value-type="float" office:value="0">
            <text:p>0</text:p>
          </table:table-cell>
          <table:table-cell office:value-type="float" office:value="365">
            <text:p>365</text:p>
          </table:table-cell>
          <table:table-cell table:number-columns-repeated="247"/>
        </table:table-row>
        <table:table-row table:style-name="ro1">
          <table:table-cell office:value-type="string">
            <text:p>C329</text:p>
          </table:table-cell>
          <table:table-cell office:value-type="string">
            <text:p>QdotProc_w</text:p>
          </table:table-cell>
          <table:table-cell office:value-type="string">
            <text:p>waste heat recovery</text:p>
          </table:table-cell>
          <table:table-cell office:value-type="string">
            <text:p>kW</text:p>
          </table:table-cell>
          <table:table-cell table:number-columns-repeated="252"/>
        </table:table-row>
        <table:table-row table:style-name="ro1">
          <table:table-cell office:value-type="float" office:value="400">
            <text:p>400</text:p>
          </table:table-cell>
          <table:table-cell/>
          <table:table-cell office:value-type="string">
            <text:p>Fuel consumption and cost</text:p>
          </table:table-cell>
          <table:table-cell table:number-columns-repeated="253"/>
        </table:table-row>
        <table:table-row table:style-name="ro1">
          <table:table-cell office:value-type="float" office:value="401">
            <text:p>401</text:p>
          </table:table-cell>
          <table:table-cell office:value-type="string">
            <text:p>Fuel</text:p>
          </table:table-cell>
          <table:table-cell office:value-type="string">
            <text:p>Fuels used</text:p>
          </table:table-cell>
          <table:table-cell office:value-type="string">
            <text:p>-</text:p>
          </table:table-cell>
          <table:table-cell table:number-columns-repeated="252"/>
        </table:table-row>
        <table:table-row table:style-name="ro1">
          <table:table-cell office:value-type="float" office:value="402">
            <text:p>402</text:p>
          </table:table-cell>
          <table:table-cell office:value-type="string">
            <text:p>FuelUnit</text:p>
          </table:table-cell>
          <table:table-cell office:value-type="string">
            <text:p>Unit</text:p>
          </table:table-cell>
          <table:table-cell office:value-type="string">
            <text:p>-</text:p>
          </table:table-cell>
          <table:table-cell table:number-columns-repeated="252"/>
        </table:table-row>
        <table:table-row table:style-name="ro1">
          <table:table-cell office:value-type="float" office:value="403">
            <text:p>403</text:p>
          </table:table-cell>
          <table:table-cell office:value-type="string">
            <text:p>MFuelYear</text:p>
          </table:table-cell>
          <table:table-cell office:value-type="string">
            <text:p>Annual consumption</text:p>
          </table:table-cell>
          <table:table-cell office:value-type="string">
            <text:p>units/year</text:p>
          </table:table-cell>
          <table:table-cell table:number-columns-repeated="252"/>
        </table:table-row>
        <table:table-row table:style-name="ro1">
          <table:table-cell office:value-type="float" office:value="404">
            <text:p>404</text:p>
          </table:table-cell>
          <table:table-cell office:value-type="string">
            <text:p>FuelOwn</text:p>
          </table:table-cell>
          <table:table-cell office:value-type="string">
            <text:p>Total own fuel consumption (LCV)</text:p>
          </table:table-cell>
          <table:table-cell office:value-type="string">
            <text:p>MWh / year (LCV)</text:p>
          </table:table-cell>
          <table:table-cell table:number-columns-repeated="252"/>
        </table:table-row>
        <table:table-row table:style-name="ro1">
          <table:table-cell office:value-type="float" office:value="405">
            <text:p>405</text:p>
          </table:table-cell>
          <table:table-cell office:value-type="string">
            <text:p>FuelTariff</text:p>
          </table:table-cell>
          <table:table-cell office:value-type="string">
            <text:p>Fuel price</text:p>
          </table:table-cell>
          <table:table-cell office:value-type="string">
            <text:p>?/kWh LCV</text:p>
          </table:table-cell>
          <table:table-cell table:number-columns-repeated="252"/>
        </table:table-row>
        <table:table-row table:style-name="ro1">
          <table:table-cell office:value-type="float" office:value="406">
            <text:p>406</text:p>
          </table:table-cell>
          <table:table-cell office:value-type="string">
            <text:p>FuelCostYear</text:p>
          </table:table-cell>
          <table:table-cell office:value-type="string">
            <text:p>Annual energy cost</text:p>
          </table:table-cell>
          <table:table-cell office:value-type="string">
            <text:p>?/year</text:p>
          </table:table-cell>
          <table:table-cell table:number-columns-repeated="252"/>
        </table:table-row>
        <table:table-row table:style-name="ro1">
          <table:table-cell office:value-type="float" office:value="407">
            <text:p>407</text:p>
          </table:table-cell>
          <table:table-cell/>
          <table:table-cell office:value-type="string">
            <text:p>Electricity cosumption and cost</text:p>
          </table:table-cell>
          <table:table-cell table:number-columns-repeated="253"/>
        </table:table-row>
        <table:table-row table:style-name="ro1">
          <table:table-cell office:value-type="float" office:value="408">
            <text:p>408</text:p>
          </table:table-cell>
          <table:table-cell office:value-type="string">
            <text:p>PowerContrTot</text:p>
          </table:table-cell>
          <table:table-cell office:value-type="string">
            <text:p>Contracted power total</text:p>
          </table:table-cell>
          <table:table-cell office:value-type="string">
            <text:p>kW</text:p>
          </table:table-cell>
          <table:table-cell table:number-columns-repeated="252"/>
        </table:table-row>
        <table:table-row table:style-name="ro1">
          <table:table-cell office:value-type="float" office:value="409">
            <text:p>409</text:p>
          </table:table-cell>
          <table:table-cell office:value-type="string">
            <text:p>PowerContrStd</text:p>
          </table:table-cell>
          <table:table-cell office:value-type="string">
            <text:p>Contracted power standard</text:p>
          </table:table-cell>
          <table:table-cell table:number-columns-repeated="253"/>
        </table:table-row>
        <table:table-row table:style-name="ro1">
          <table:table-cell office:value-type="float" office:value="410">
            <text:p>410</text:p>
          </table:table-cell>
          <table:table-cell office:value-type="string">
            <text:p>PowerContrPeak</text:p>
          </table:table-cell>
          <table:table-cell office:value-type="string">
            <text:p>Contracted power peak</text:p>
          </table:table-cell>
          <table:table-cell table:number-columns-repeated="253"/>
        </table:table-row>
        <table:table-row table:style-name="ro1">
          <table:table-cell office:value-type="float" office:value="411">
            <text:p>411</text:p>
          </table:table-cell>
          <table:table-cell office:value-type="string">
            <text:p>PowerContrVall</text:p>
          </table:table-cell>
          <table:table-cell office:value-type="string">
            <text:p>Contracted power valley</text:p>
          </table:table-cell>
          <table:table-cell table:number-columns-repeated="253"/>
        </table:table-row>
        <table:table-row table:style-name="ro1">
          <table:table-cell office:value-type="float" office:value="412">
            <text:p>412</text:p>
          </table:table-cell>
          <table:table-cell office:value-type="string">
            <text:p>ElectricityTotYear</text:p>
          </table:table-cell>
          <table:table-cell office:value-type="string">
            <text:p>Annual consumption total</text:p>
          </table:table-cell>
          <table:table-cell office:value-type="string">
            <text:p>MWh / year</text:p>
          </table:table-cell>
          <table:table-cell table:number-columns-repeated="252"/>
        </table:table-row>
        <table:table-row table:style-name="ro1">
          <table:table-cell office:value-type="float" office:value="413">
            <text:p>413</text:p>
          </table:table-cell>
          <table:table-cell office:value-type="string">
            <text:p>ElectricityPeakYear</text:p>
          </table:table-cell>
          <table:table-cell office:value-type="string">
            <text:p>Annual consumption peak</text:p>
          </table:table-cell>
          <table:table-cell office:value-type="string">
            <text:p>MWh / year</text:p>
          </table:table-cell>
          <table:table-cell table:number-columns-repeated="252"/>
        </table:table-row>
        <table:table-row table:style-name="ro1">
          <table:table-cell office:value-type="float" office:value="414">
            <text:p>414</text:p>
          </table:table-cell>
          <table:table-cell office:value-type="string">
            <text:p>ElectricityStandYear</text:p>
          </table:table-cell>
          <table:table-cell office:value-type="string">
            <text:p>Annual consumption standard</text:p>
          </table:table-cell>
          <table:table-cell office:value-type="string">
            <text:p>MWh / year</text:p>
          </table:table-cell>
          <table:table-cell table:number-columns-repeated="252"/>
        </table:table-row>
        <table:table-row table:style-name="ro1">
          <table:table-cell office:value-type="float" office:value="415">
            <text:p>415</text:p>
          </table:table-cell>
          <table:table-cell office:value-type="string">
            <text:p>ElectricityValleyYear</text:p>
          </table:table-cell>
          <table:table-cell office:value-type="string">
            <text:p>Annual consumption valley</text:p>
          </table:table-cell>
          <table:table-cell office:value-type="string">
            <text:p>MWh / year</text:p>
          </table:table-cell>
          <table:table-cell table:number-columns-repeated="252"/>
        </table:table-row>
        <table:table-row table:style-name="ro1">
          <table:table-cell office:value-type="float" office:value="416">
            <text:p>416</text:p>
          </table:table-cell>
          <table:table-cell office:value-type="string">
            <text:p>ElGenera</text:p>
          </table:table-cell>
          <table:table-cell office:value-type="string">
            <text:p>Self-generation (co-generation)</text:p>
          </table:table-cell>
          <table:table-cell office:value-type="string">
            <text:p>MWh / year</text:p>
          </table:table-cell>
          <table:table-cell table:number-columns-repeated="252"/>
        </table:table-row>
        <table:table-row table:style-name="ro1">
          <table:table-cell office:value-type="float" office:value="417">
            <text:p>417</text:p>
          </table:table-cell>
          <table:table-cell office:value-type="string">
            <text:p>ElSales</text:p>
          </table:table-cell>
          <table:table-cell office:value-type="string">
            <text:p>Sales to grid (co-generation)</text:p>
          </table:table-cell>
          <table:table-cell office:value-type="string">
            <text:p>MWh / year</text:p>
          </table:table-cell>
          <table:table-cell table:number-columns-repeated="252"/>
        </table:table-row>
        <table:table-row table:style-name="ro1">
          <table:table-cell office:value-type="float" office:value="418">
            <text:p>418</text:p>
          </table:table-cell>
          <table:table-cell office:value-type="string">
            <text:p>ElectricityLight</text:p>
          </table:table-cell>
          <table:table-cell office:value-type="string">
            <text:p>Electricity for lightning</text:p>
          </table:table-cell>
          <table:table-cell table:number-columns-repeated="253"/>
        </table:table-row>
        <table:table-row table:style-name="ro1">
          <table:table-cell office:value-type="float" office:value="419">
            <text:p>419</text:p>
          </table:table-cell>
          <table:table-cell office:value-type="string">
            <text:p>ElTariffClassTot</text:p>
          </table:table-cell>
          <table:table-cell office:value-type="string">
            <text:p>Tariff type / class (total)</text:p>
          </table:table-cell>
          <table:table-cell office:value-type="string">
            <text:p>-</text:p>
          </table:table-cell>
          <table:table-cell table:number-columns-repeated="252"/>
        </table:table-row>
        <table:table-row table:style-name="ro1">
          <table:table-cell office:value-type="float" office:value="420">
            <text:p>420</text:p>
          </table:table-cell>
          <table:table-cell office:value-type="string">
            <text:p>ElTariffClassStd</text:p>
          </table:table-cell>
          <table:table-cell office:value-type="string">
            <text:p>Tariff type / class (standard)</text:p>
          </table:table-cell>
          <table:table-cell table:number-columns-repeated="253"/>
        </table:table-row>
        <table:table-row table:style-name="ro1">
          <table:table-cell office:value-type="float" office:value="421">
            <text:p>421</text:p>
          </table:table-cell>
          <table:table-cell office:value-type="string">
            <text:p>ElTariffClassPeak</text:p>
          </table:table-cell>
          <table:table-cell office:value-type="string">
            <text:p>Tariff type / class (peak)</text:p>
          </table:table-cell>
          <table:table-cell table:number-columns-repeated="253"/>
        </table:table-row>
        <table:table-row table:style-name="ro1">
          <table:table-cell office:value-type="float" office:value="422">
            <text:p>422</text:p>
          </table:table-cell>
          <table:table-cell office:value-type="string">
            <text:p>ElTariffClassTotVall</text:p>
          </table:table-cell>
          <table:table-cell office:value-type="string">
            <text:p>Tariff type / class (valley)</text:p>
          </table:table-cell>
          <table:table-cell table:number-columns-repeated="253"/>
        </table:table-row>
        <table:table-row table:style-name="ro1">
          <table:table-cell office:value-type="float" office:value="423">
            <text:p>423</text:p>
          </table:table-cell>
          <table:table-cell office:value-type="string">
            <text:p>ElTariffClassCHP</text:p>
          </table:table-cell>
          <table:table-cell office:value-type="string">
            <text:p>Tariff type / class (CHP)</text:p>
          </table:table-cell>
          <table:table-cell table:number-columns-repeated="253"/>
        </table:table-row>
        <table:table-row table:style-name="ro1">
          <table:table-cell office:value-type="float" office:value="424">
            <text:p>424</text:p>
          </table:table-cell>
          <table:table-cell office:value-type="string">
            <text:p>ElTariffPowTot</text:p>
          </table:table-cell>
          <table:table-cell office:value-type="string">
            <text:p>Tariff on installed power (total)</text:p>
          </table:table-cell>
          <table:table-cell office:value-type="string">
            <text:p>?/kWmonth</text:p>
          </table:table-cell>
          <table:table-cell table:number-columns-repeated="252"/>
        </table:table-row>
        <table:table-row table:style-name="ro1">
          <table:table-cell office:value-type="float" office:value="425">
            <text:p>425</text:p>
          </table:table-cell>
          <table:table-cell office:value-type="string">
            <text:p>ElTariffPowStd</text:p>
          </table:table-cell>
          <table:table-cell office:value-type="string">
            <text:p>Tariff on installed power (standard)</text:p>
          </table:table-cell>
          <table:table-cell office:value-type="string">
            <text:p>?/kWmonth</text:p>
          </table:table-cell>
          <table:table-cell table:number-columns-repeated="252"/>
        </table:table-row>
        <table:table-row table:style-name="ro1">
          <table:table-cell office:value-type="float" office:value="426">
            <text:p>426</text:p>
          </table:table-cell>
          <table:table-cell office:value-type="string">
            <text:p>ElTariffPowPeak</text:p>
          </table:table-cell>
          <table:table-cell office:value-type="string">
            <text:p>Tariff on installed power (peak)</text:p>
          </table:table-cell>
          <table:table-cell office:value-type="string">
            <text:p>?/kWmonth</text:p>
          </table:table-cell>
          <table:table-cell table:number-columns-repeated="252"/>
        </table:table-row>
        <table:table-row table:style-name="ro1">
          <table:table-cell office:value-type="float" office:value="427">
            <text:p>427</text:p>
          </table:table-cell>
          <table:table-cell office:value-type="string">
            <text:p>ElTariffPowVall</text:p>
          </table:table-cell>
          <table:table-cell office:value-type="string">
            <text:p>Tariff on installed power (valley)</text:p>
          </table:table-cell>
          <table:table-cell office:value-type="string">
            <text:p>?/kWmonth</text:p>
          </table:table-cell>
          <table:table-cell table:number-columns-repeated="252"/>
        </table:table-row>
        <table:table-row table:style-name="ro1">
          <table:table-cell office:value-type="float" office:value="428">
            <text:p>428</text:p>
          </table:table-cell>
          <table:table-cell office:value-type="string">
            <text:p>ElTariffPowCHP</text:p>
          </table:table-cell>
          <table:table-cell office:value-type="string">
            <text:p>Tariff on installed power (CHP)</text:p>
          </table:table-cell>
          <table:table-cell office:value-type="string">
            <text:p>?/kWmonth</text:p>
          </table:table-cell>
          <table:table-cell table:number-columns-repeated="252"/>
        </table:table-row>
        <table:table-row table:style-name="ro1">
          <table:table-cell office:value-type="float" office:value="429">
            <text:p>429</text:p>
          </table:table-cell>
          <table:table-cell office:value-type="string">
            <text:p>ElTariffCTot</text:p>
          </table:table-cell>
          <table:table-cell office:value-type="string">
            <text:p>Tariff on consumption (total)</text:p>
          </table:table-cell>
          <table:table-cell office:value-type="string">
            <text:p>?/MWh</text:p>
          </table:table-cell>
          <table:table-cell table:number-columns-repeated="252"/>
        </table:table-row>
        <table:table-row table:style-name="ro1">
          <table:table-cell office:value-type="float" office:value="430">
            <text:p>430</text:p>
          </table:table-cell>
          <table:table-cell office:value-type="string">
            <text:p>ElTariffCStd</text:p>
          </table:table-cell>
          <table:table-cell office:value-type="string">
            <text:p>Tariff on consumption (standard)</text:p>
          </table:table-cell>
          <table:table-cell office:value-type="string">
            <text:p>?/MWh</text:p>
          </table:table-cell>
          <table:table-cell table:number-columns-repeated="252"/>
        </table:table-row>
        <table:table-row table:style-name="ro1">
          <table:table-cell office:value-type="float" office:value="431">
            <text:p>431</text:p>
          </table:table-cell>
          <table:table-cell office:value-type="string">
            <text:p>ElTariffCPeak</text:p>
          </table:table-cell>
          <table:table-cell office:value-type="string">
            <text:p>Tariff on consumption (peak)</text:p>
          </table:table-cell>
          <table:table-cell office:value-type="string">
            <text:p>?/MWh</text:p>
          </table:table-cell>
          <table:table-cell table:number-columns-repeated="3"/>
          <table:table-cell office:value-type="float" office:value="0">
            <text:p>0</text:p>
          </table:table-cell>
          <table:table-cell office:value-type="float" office:value="24">
            <text:p>24</text:p>
          </table:table-cell>
          <table:table-cell table:number-columns-repeated="247"/>
        </table:table-row>
        <table:table-row table:style-name="ro1">
          <table:table-cell office:value-type="float" office:value="432">
            <text:p>432</text:p>
          </table:table-cell>
          <table:table-cell office:value-type="string">
            <text:p>ElTariffCVall</text:p>
          </table:table-cell>
          <table:table-cell office:value-type="string">
            <text:p>Tariff on consumption (valley)</text:p>
          </table:table-cell>
          <table:table-cell office:value-type="string">
            <text:p>?/MWh</text:p>
          </table:table-cell>
          <table:table-cell table:number-columns-repeated="3"/>
          <table:table-cell office:value-type="float" office:value="0">
            <text:p>0</text:p>
          </table:table-cell>
          <table:table-cell office:value-type="float" office:value="365">
            <text:p>365</text:p>
          </table:table-cell>
          <table:table-cell table:number-columns-repeated="247"/>
        </table:table-row>
        <table:table-row table:style-name="ro1">
          <table:table-cell office:value-type="float" office:value="433">
            <text:p>433</text:p>
          </table:table-cell>
          <table:table-cell office:value-type="string">
            <text:p>ETariffCHP</text:p>
          </table:table-cell>
          <table:table-cell office:value-type="string">
            <text:p>Tariff sales of CHP(without feedin-tariff)</text:p>
          </table:table-cell>
          <table:table-cell office:value-type="string">
            <text:p>?/MWh</text:p>
          </table:table-cell>
          <table:table-cell table:number-columns-repeated="252"/>
        </table:table-row>
        <table:table-row table:style-name="ro1">
          <table:table-cell office:value-type="float" office:value="434">
            <text:p>434</text:p>
          </table:table-cell>
          <table:table-cell office:value-type="string">
            <text:p>ElCostYearTot</text:p>
          </table:table-cell>
          <table:table-cell office:value-type="string">
            <text:p>Annual electricity cost total</text:p>
          </table:table-cell>
          <table:table-cell office:value-type="string">
            <text:p>?/year</text:p>
          </table:table-cell>
          <table:table-cell table:number-columns-repeated="252"/>
        </table:table-row>
        <table:table-row table:style-name="ro1">
          <table:table-cell office:value-type="float" office:value="435">
            <text:p>435</text:p>
          </table:table-cell>
          <table:table-cell office:value-type="string">
            <text:p>ElCostYearStd</text:p>
          </table:table-cell>
          <table:table-cell office:value-type="string">
            <text:p>Annual electricity cost standard</text:p>
          </table:table-cell>
          <table:table-cell office:value-type="string">
            <text:p>?/year</text:p>
          </table:table-cell>
          <table:table-cell table:number-columns-repeated="252"/>
        </table:table-row>
        <table:table-row table:style-name="ro1">
          <table:table-cell office:value-type="float" office:value="436">
            <text:p>436</text:p>
          </table:table-cell>
          <table:table-cell office:value-type="string">
            <text:p>ElCostYearPeak</text:p>
          </table:table-cell>
          <table:table-cell office:value-type="string">
            <text:p>Annual electricity cost peak</text:p>
          </table:table-cell>
          <table:table-cell office:value-type="string">
            <text:p>?/year</text:p>
          </table:table-cell>
          <table:table-cell table:number-columns-repeated="252"/>
        </table:table-row>
        <table:table-row table:style-name="ro1">
          <table:table-cell office:value-type="float" office:value="437">
            <text:p>437</text:p>
          </table:table-cell>
          <table:table-cell office:value-type="string">
            <text:p>ElCostYearVall</text:p>
          </table:table-cell>
          <table:table-cell office:value-type="string">
            <text:p>Annual electricity cost valley</text:p>
          </table:table-cell>
          <table:table-cell office:value-type="string">
            <text:p>?/year</text:p>
          </table:table-cell>
          <table:table-cell table:number-columns-repeated="252"/>
        </table:table-row>
        <table:table-row table:style-name="ro1">
          <table:table-cell office:value-type="float" office:value="438">
            <text:p>438</text:p>
          </table:table-cell>
          <table:table-cell office:value-type="string">
            <text:p>ElSalesYearCHP</text:p>
          </table:table-cell>
          <table:table-cell office:value-type="string">
            <text:p>Annual electricity sales CHP</text:p>
          </table:table-cell>
          <table:table-cell office:value-type="string">
            <text:p>?/year</text:p>
          </table:table-cell>
          <table:table-cell table:number-columns-repeated="252"/>
        </table:table-row>
        <table:table-row table:style-name="ro1">
          <table:table-cell office:value-type="float" office:value="439">
            <text:p>439</text:p>
          </table:table-cell>
          <table:table-cell office:value-type="string">
            <text:p>PercentElTotcost</text:p>
          </table:table-cell>
          <table:table-cell office:value-type="string">
            <text:p>Percentage of electricity cost on overall production cost</text:p>
          </table:table-cell>
          <table:table-cell office:value-type="string">
            <text:p>%</text:p>
          </table:table-cell>
          <table:table-cell table:number-columns-repeated="252"/>
        </table:table-row>
        <table:table-row table:style-name="ro1">
          <table:table-cell office:value-type="float" office:value="440">
            <text:p>440</text:p>
          </table:table-cell>
          <table:table-cell office:value-type="string">
            <text:p>PercentFuelTotcost</text:p>
          </table:table-cell>
          <table:table-cell office:value-type="string">
            <text:p>Percentage of fuel cost on overall production cost</text:p>
          </table:table-cell>
          <table:table-cell office:value-type="string">
            <text:p>%</text:p>
          </table:table-cell>
          <table:table-cell table:number-columns-repeated="252"/>
        </table:table-row>
        <table:table-row table:style-name="ro1">
          <table:table-cell office:value-type="float" office:value="441">
            <text:p>441</text:p>
          </table:table-cell>
          <table:table-cell office:value-type="string">
            <text:p>EnclMonthlyFuelBills</text:p>
          </table:table-cell>
          <table:table-cell office:value-type="string">
            <text:p>Enclosing monthly fuel bills?</text:p>
          </table:table-cell>
          <table:table-cell table:number-columns-repeated="253"/>
        </table:table-row>
        <table:table-row table:style-name="ro1">
          <table:table-cell office:value-type="float" office:value="442">
            <text:p>442</text:p>
          </table:table-cell>
          <table:table-cell office:value-type="string">
            <text:p>EnclMonthlyElBills</text:p>
          </table:table-cell>
          <table:table-cell office:value-type="string">
            <text:p>Enclosing monthly electricity bills?</text:p>
          </table:table-cell>
          <table:table-cell table:number-columns-repeated="253"/>
        </table:table-row>
        <table:table-row table:style-name="ro1">
          <table:table-cell office:value-type="float" office:value="443">
            <text:p>443</text:p>
          </table:table-cell>
          <table:table-cell office:value-type="string">
            <text:p>ElProd</text:p>
          </table:table-cell>
          <table:table-cell office:value-type="string">
            <text:p>Electricity consumption per product</text:p>
          </table:table-cell>
          <table:table-cell office:value-type="string">
            <text:p>MWh / year </text:p>
          </table:table-cell>
          <table:table-cell table:number-columns-repeated="252"/>
        </table:table-row>
        <table:table-row table:style-name="ro1">
          <table:table-cell office:value-type="float" office:value="444">
            <text:p>444</text:p>
          </table:table-cell>
          <table:table-cell office:value-type="string">
            <text:p>FuelProd</text:p>
          </table:table-cell>
          <table:table-cell office:value-type="string">
            <text:p>Fuel consumption per product</text:p>
          </table:table-cell>
          <table:table-cell office:value-type="string">
            <text:p>MWh / year (LCV)</text:p>
          </table:table-cell>
          <table:table-cell table:number-columns-repeated="252"/>
        </table:table-row>
        <table:table-row table:style-name="ro1">
          <table:table-cell office:value-type="string">
            <text:p>C400</text:p>
          </table:table-cell>
          <table:table-cell office:value-type="string">
            <text:p>PETOTAL</text:p>
          </table:table-cell>
          <table:table-cell office:value-type="string">
            <text:p>Total primary energy consumption</text:p>
          </table:table-cell>
          <table:table-cell office:value-type="string">
            <text:p>MWh / year</text:p>
          </table:table-cell>
          <table:table-cell table:number-columns-repeated="252"/>
        </table:table-row>
        <table:table-row table:style-name="ro1">
          <table:table-cell office:value-type="string">
            <text:p>C401</text:p>
          </table:table-cell>
          <table:table-cell office:value-type="string">
            <text:p>PETOTAL_EXT</text:p>
          </table:table-cell>
          <table:table-cell office:value-type="string">
            <text:p>Total primary energy consumption extrapolated to growth of production volume</text:p>
          </table:table-cell>
          <table:table-cell office:value-type="string">
            <text:p>MWh / year</text:p>
          </table:table-cell>
          <table:table-cell table:number-columns-repeated="252"/>
        </table:table-row>
        <table:table-row table:style-name="ro1">
          <table:table-cell office:value-type="string">
            <text:p>C402</text:p>
          </table:table-cell>
          <table:table-cell office:value-type="string">
            <text:p>PE_INT</text:p>
          </table:table-cell>
          <table:table-cell office:value-type="string">
            <text:p>Primary energy intensity (turnover)</text:p>
          </table:table-cell>
          <table:table-cell office:value-type="string">
            <text:p>kWh/?</text:p>
          </table:table-cell>
          <table:table-cell table:number-columns-repeated="252"/>
        </table:table-row>
        <table:table-row table:style-name="ro1">
          <table:table-cell office:value-type="string">
            <text:p>C403</text:p>
          </table:table-cell>
          <table:table-cell office:value-type="string">
            <text:p>PE_SEC</text:p>
          </table:table-cell>
          <table:table-cell office:value-type="string">
            <text:p>Specific energy consumption (primary energy)</text:p>
          </table:table-cell>
          <table:table-cell office:value-type="string">
            <text:p>kWh/up</text:p>
          </table:table-cell>
          <table:table-cell table:number-columns-repeated="252"/>
        </table:table-row>
        <table:table-row table:style-name="ro1">
          <table:table-cell office:value-type="string">
            <text:p>C404</text:p>
          </table:table-cell>
          <table:table-cell office:value-type="string">
            <text:p>EL_OWN</text:p>
          </table:table-cell>
          <table:table-cell office:value-type="string">
            <text:p>Total own electricity consumption</text:p>
          </table:table-cell>
          <table:table-cell office:value-type="string">
            <text:p>MWh / year</text:p>
          </table:table-cell>
          <table:table-cell table:number-columns-repeated="252"/>
        </table:table-row>
        <table:table-row table:style-name="ro1">
          <table:table-cell office:value-type="string">
            <text:p>C405</text:p>
          </table:table-cell>
          <table:table-cell office:value-type="string">
            <text:p>EL_OWN_EXT</text:p>
          </table:table-cell>
          <table:table-cell office:value-type="string">
            <text:p>Total own electricity consumption extrapolated to growth of production volume</text:p>
          </table:table-cell>
          <table:table-cell office:value-type="string">
            <text:p>MWh / year</text:p>
          </table:table-cell>
          <table:table-cell table:number-columns-repeated="252"/>
        </table:table-row>
        <table:table-row table:style-name="ro1">
          <table:table-cell office:value-type="string">
            <text:p>C406</text:p>
          </table:table-cell>
          <table:table-cell office:value-type="string">
            <text:p>EL_INT</text:p>
          </table:table-cell>
          <table:table-cell office:value-type="string">
            <text:p>Intensity of electricity consumption on turnover</text:p>
          </table:table-cell>
          <table:table-cell office:value-type="string">
            <text:p>kWh/?</text:p>
          </table:table-cell>
          <table:table-cell table:number-columns-repeated="252"/>
        </table:table-row>
        <table:table-row table:style-name="ro1">
          <table:table-cell office:value-type="string">
            <text:p>C407</text:p>
          </table:table-cell>
          <table:table-cell office:value-type="string">
            <text:p>EL_SEC</text:p>
          </table:table-cell>
          <table:table-cell office:value-type="string">
            <text:p>Specific energy consumption (electricity)</text:p>
          </table:table-cell>
          <table:table-cell office:value-type="string">
            <text:p>kWh/up</text:p>
          </table:table-cell>
          <table:table-cell table:number-columns-repeated="252"/>
        </table:table-row>
        <table:table-row table:style-name="ro1">
          <table:table-cell office:value-type="string">
            <text:p>C408</text:p>
          </table:table-cell>
          <table:table-cell office:value-type="string">
            <text:p>FUEL_OWN_EXT</text:p>
          </table:table-cell>
          <table:table-cell office:value-type="string">
            <text:p>Total own fuel consumption extrapolated to growth of production volume</text:p>
          </table:table-cell>
          <table:table-cell office:value-type="string">
            <text:p>MWh / year</text:p>
          </table:table-cell>
          <table:table-cell table:number-columns-repeated="252"/>
        </table:table-row>
        <table:table-row table:style-name="ro1">
          <table:table-cell office:value-type="string">
            <text:p>C409</text:p>
          </table:table-cell>
          <table:table-cell office:value-type="string">
            <text:p>FUEL_INT</text:p>
          </table:table-cell>
          <table:table-cell office:value-type="string">
            <text:p>Intensity of fuel consumption (LCV) on turnover</text:p>
          </table:table-cell>
          <table:table-cell office:value-type="string">
            <text:p>kWh/?</text:p>
          </table:table-cell>
          <table:table-cell table:number-columns-repeated="252"/>
        </table:table-row>
        <table:table-row table:style-name="ro1">
          <table:table-cell office:value-type="string">
            <text:p>C410</text:p>
          </table:table-cell>
          <table:table-cell office:value-type="string">
            <text:p>FUEL_SEC</text:p>
          </table:table-cell>
          <table:table-cell office:value-type="string">
            <text:p>Specific energy consumption (fuel)</text:p>
          </table:table-cell>
          <table:table-cell office:value-type="string">
            <text:p>kWh/up</text:p>
          </table:table-cell>
          <table:table-cell table:number-columns-repeated="252"/>
        </table:table-row>
        <table:table-row table:style-name="ro1">
          <table:table-cell office:value-type="string">
            <text:p>C411</text:p>
          </table:table-cell>
          <table:table-cell office:value-type="string">
            <text:p>FECi</text:p>
          </table:table-cell>
          <table:table-cell office:value-type="string">
            <text:p>Final energy consumption per fuels (No. 7 = electricity for thermal uses)</text:p>
          </table:table-cell>
          <table:table-cell office:value-type="string">
            <text:p>MWh / year</text:p>
          </table:table-cell>
          <table:table-cell table:number-columns-repeated="252"/>
        </table:table-row>
        <table:table-row table:style-name="ro1">
          <table:table-cell office:value-type="string">
            <text:p>C412</text:p>
          </table:table-cell>
          <table:table-cell office:value-type="string">
            <text:p>FEC</text:p>
          </table:table-cell>
          <table:table-cell office:value-type="string">
            <text:p>Final energy consumptioin total (for the analysed industry)</text:p>
          </table:table-cell>
          <table:table-cell table:number-columns-repeated="253"/>
        </table:table-row>
        <table:table-row table:style-name="ro1">
          <table:table-cell office:value-type="string">
            <text:p>C413</text:p>
          </table:table-cell>
          <table:table-cell office:value-type="string">
            <text:p>FETi</text:p>
          </table:table-cell>
          <table:table-cell office:value-type="string">
            <text:p>total FET per fuel type (for energyStatistics)</text:p>
          </table:table-cell>
          <table:table-cell table:number-columns-repeated="253"/>
        </table:table-row>
        <table:table-row table:style-name="ro1">
          <table:table-cell office:value-type="string">
            <text:p>C414</text:p>
          </table:table-cell>
          <table:table-cell office:value-type="string">
            <text:p>FuelCode</text:p>
          </table:table-cell>
          <table:table-cell office:value-type="string">
            <text:p>Fuel code</text:p>
          </table:table-cell>
          <table:table-cell office:value-type="string">
            <text:p>-</text:p>
          </table:table-cell>
          <table:table-cell table:number-columns-repeated="3"/>
          <table:table-cell office:value-type="float" office:value="0">
            <text:p>0</text:p>
          </table:table-cell>
          <table:table-cell office:value-type="float" office:value="365">
            <text:p>365</text:p>
          </table:table-cell>
          <table:table-cell table:number-columns-repeated="247"/>
        </table:table-row>
        <table:table-row table:style-name="ro1">
          <table:table-cell office:value-type="string">
            <text:p>C415</text:p>
          </table:table-cell>
          <table:table-cell office:value-type="string">
            <text:p>NFuels</text:p>
          </table:table-cell>
          <table:table-cell office:value-type="string">
            <text:p>Number of fuels</text:p>
          </table:table-cell>
          <table:table-cell office:value-type="string">
            <text:p>-</text:p>
          </table:table-cell>
          <table:table-cell table:number-columns-repeated="252"/>
        </table:table-row>
        <table:table-row table:style-name="ro1">
          <table:table-cell office:value-type="string">
            <text:p>C416</text:p>
          </table:table-cell>
          <table:table-cell office:value-type="string">
            <text:p>ELECTRICITY_Type</text:p>
          </table:table-cell>
          <table:table-cell office:value-type="string">
            <text:p>Electricity by type of use</text:p>
          </table:table-cell>
          <table:table-cell office:value-type="string">
            <text:p>-</text:p>
          </table:table-cell>
          <table:table-cell table:number-columns-repeated="252"/>
        </table:table-row>
        <table:table-row table:style-name="ro1">
          <table:table-cell office:value-type="string">
            <text:p>C417</text:p>
          </table:table-cell>
          <table:table-cell office:value-type="string">
            <text:p>ElecticityThermUse</text:p>
          </table:table-cell>
          <table:table-cell office:value-type="string">
            <text:p>Electricity for thermal use (total industry)</text:p>
          </table:table-cell>
          <table:table-cell table:number-columns-repeated="253"/>
        </table:table-row>
        <table:table-row table:style-name="ro1">
          <table:table-cell office:value-type="string">
            <text:p>C418</text:p>
          </table:table-cell>
          <table:table-cell office:value-type="string">
            <text:p>ElectricityNonThermUse</text:p>
          </table:table-cell>
          <table:table-cell office:value-type="string">
            <text:p>Electricity for non thermal use (total industry)</text:p>
          </table:table-cell>
          <table:table-cell table:number-columns-repeated="253"/>
        </table:table-row>
        <table:table-row table:style-name="ro1">
          <table:table-cell office:value-type="string">
            <text:p>C419</text:p>
          </table:table-cell>
          <table:table-cell office:value-type="string">
            <text:p>PEConvFuelMix</text:p>
          </table:table-cell>
          <table:table-cell office:value-type="string">
            <text:p>Conversion to primary energy of fuel mix</text:p>
          </table:table-cell>
          <table:table-cell office:value-type="string">
            <text:p>kWhEP/kWhLCV</text:p>
          </table:table-cell>
          <table:table-cell table:number-columns-repeated="252"/>
        </table:table-row>
        <table:table-row table:style-name="ro1">
          <table:table-cell office:value-type="string">
            <text:p>C420</text:p>
          </table:table-cell>
          <table:table-cell office:value-type="string">
            <text:p>CO2ConvFuelMix</text:p>
          </table:table-cell>
          <table:table-cell office:value-type="string">
            <text:p>Specific CO2 emission of fuel mix</text:p>
          </table:table-cell>
          <table:table-cell office:value-type="string">
            <text:p>t-CO2/kWhLCV</text:p>
          </table:table-cell>
          <table:table-cell table:number-columns-repeated="252"/>
        </table:table-row>
        <table:table-row table:style-name="ro1">
          <table:table-cell office:value-type="string">
            <text:p>C421</text:p>
          </table:table-cell>
          <table:table-cell office:value-type="string">
            <text:p>PEConvFuelCHP</text:p>
          </table:table-cell>
          <table:table-cell office:value-type="string">
            <text:p>Conversion to primary energy of fuel mix</text:p>
          </table:table-cell>
          <table:table-cell office:value-type="string">
            <text:p>kWhEP/kWhLCV</text:p>
          </table:table-cell>
          <table:table-cell table:number-columns-repeated="252"/>
        </table:table-row>
        <table:table-row table:style-name="ro1">
          <table:table-cell office:value-type="string">
            <text:p>C422</text:p>
          </table:table-cell>
          <table:table-cell office:value-type="string">
            <text:p>CO2ConvFuelCHP</text:p>
          </table:table-cell>
          <table:table-cell office:value-type="string">
            <text:p>Specific CO2 emission of fuel mix</text:p>
          </table:table-cell>
          <table:table-cell office:value-type="string">
            <text:p>t-CO2/kWhLCV</text:p>
          </table:table-cell>
          <table:table-cell table:number-columns-repeated="252"/>
        </table:table-row>
        <table:table-row table:style-name="ro1">
          <table:table-cell office:value-type="string">
            <text:p>C423</text:p>
          </table:table-cell>
          <table:table-cell office:value-type="string">
            <text:p>FuelTariffMix</text:p>
          </table:table-cell>
          <table:table-cell office:value-type="string">
            <text:p>Mean tariff of the fuel mix</text:p>
          </table:table-cell>
          <table:table-cell office:value-type="string">
            <text:p>?/MWh</text:p>
          </table:table-cell>
          <table:table-cell table:number-columns-repeated="252"/>
        </table:table-row>
        <table:table-row table:style-name="ro1">
          <table:table-cell office:value-type="string">
            <text:p>C424</text:p>
          </table:table-cell>
          <table:table-cell office:value-type="string">
            <text:p>FuelTariffCHP</text:p>
          </table:table-cell>
          <table:table-cell office:value-type="string">
            <text:p>Fuel tariff for CHP</text:p>
          </table:table-cell>
          <table:table-cell office:value-type="string">
            <text:p>?/MWh</text:p>
          </table:table-cell>
          <table:table-cell table:number-columns-repeated="252"/>
        </table:table-row>
        <table:table-row table:style-name="ro1">
          <table:table-cell office:value-type="string">
            <text:p>C425</text:p>
          </table:table-cell>
          <table:table-cell office:value-type="string">
            <text:p>PECFuels </text:p>
          </table:table-cell>
          <table:table-cell office:value-type="string">
            <text:p>Total Primary Energy per all fuels used in industry</text:p>
          </table:table-cell>
          <table:table-cell office:value-type="string">
            <text:p>MWh</text:p>
          </table:table-cell>
          <table:table-cell table:number-columns-repeated="252"/>
        </table:table-row>
        <table:table-row table:style-name="ro1">
          <table:table-cell office:value-type="string">
            <text:p>C426</text:p>
          </table:table-cell>
          <table:table-cell office:value-type="string">
            <text:p>PECElect</text:p>
          </table:table-cell>
          <table:table-cell office:value-type="string">
            <text:p>Total Primary Energy per all electricity used in industry</text:p>
          </table:table-cell>
          <table:table-cell office:value-type="string">
            <text:p>MWh</text:p>
          </table:table-cell>
          <table:table-cell table:number-columns-repeated="252"/>
        </table:table-row>
        <table:table-row table:style-name="ro1">
          <table:table-cell office:value-type="string">
            <text:p>C427</text:p>
          </table:table-cell>
          <table:table-cell office:value-type="string">
            <text:p>PETFuels</text:p>
          </table:table-cell>
          <table:table-cell office:value-type="string">
            <text:p>Total Primary Energy per all fuels thermal use</text:p>
          </table:table-cell>
          <table:table-cell table:number-columns-repeated="253"/>
        </table:table-row>
        <table:table-row table:style-name="ro1">
          <table:table-cell office:value-type="string">
            <text:p>C428</text:p>
          </table:table-cell>
          <table:table-cell office:value-type="string">
            <text:p>PETElect</text:p>
          </table:table-cell>
          <table:table-cell office:value-type="string">
            <text:p>Total Primary Energy per all electricity thermal use</text:p>
          </table:table-cell>
          <table:table-cell table:number-columns-repeated="253"/>
        </table:table-row>
        <table:table-row table:style-name="ro1">
          <table:table-cell office:value-type="string">
            <text:p>C429</text:p>
          </table:table-cell>
          <table:table-cell office:value-type="string">
            <text:p>FECel</text:p>
          </table:table-cell>
          <table:table-cell office:value-type="string">
            <text:p>Total electricity consumed by the factory</text:p>
          </table:table-cell>
          <table:table-cell table:number-columns-repeated="253"/>
        </table:table-row>
        <table:table-row table:style-name="ro1">
          <table:table-cell office:value-type="string">
            <text:p>C430</text:p>
          </table:table-cell>
          <table:table-cell office:value-type="string">
            <text:p>FETel</text:p>
          </table:table-cell>
          <table:table-cell office:value-type="string">
            <text:p>Total electricity consumed by the factory for thermal uses</text:p>
          </table:table-cell>
          <table:table-cell table:number-columns-repeated="253"/>
        </table:table-row>
        <table:table-row table:style-name="ro1">
          <table:table-cell office:value-type="float" office:value="500">
            <text:p>500</text:p>
          </table:table-cell>
          <table:table-cell/>
          <table:table-cell office:value-type="string">
            <text:p>Equipment for heat and cold generation</text:p>
          </table:table-cell>
          <table:table-cell table:number-columns-repeated="253"/>
        </table:table-row>
        <table:table-row table:style-name="ro1">
          <table:table-cell office:value-type="float" office:value="501">
            <text:p>501</text:p>
          </table:table-cell>
          <table:table-cell office:value-type="string">
            <text:p>Equipment</text:p>
          </table:table-cell>
          <table:table-cell office:value-type="string">
            <text:p>Short name of equipment</text:p>
          </table:table-cell>
          <table:table-cell office:value-type="string">
            <text:p>-</text:p>
          </table:table-cell>
          <table:table-cell table:number-columns-repeated="252"/>
        </table:table-row>
        <table:table-row table:style-name="ro1">
          <table:table-cell office:value-type="float" office:value="502">
            <text:p>502</text:p>
          </table:table-cell>
          <table:table-cell office:value-type="string">
            <text:p>Manufact</text:p>
          </table:table-cell>
          <table:table-cell office:value-type="string">
            <text:p>Manufacturer</text:p>
          </table:table-cell>
          <table:table-cell table:number-columns-repeated="253"/>
        </table:table-row>
        <table:table-row table:style-name="ro1">
          <table:table-cell office:value-type="float" office:value="503">
            <text:p>503</text:p>
          </table:table-cell>
          <table:table-cell office:value-type="string">
            <text:p>YearManufact</text:p>
          </table:table-cell>
          <table:table-cell office:value-type="string">
            <text:p>Year of <text:s/>manufacturing or/and installation?</text:p>
          </table:table-cell>
          <table:table-cell table:number-columns-repeated="253"/>
        </table:table-row>
        <table:table-row table:style-name="ro1">
          <table:table-cell office:value-type="float" office:value="504">
            <text:p>504</text:p>
          </table:table-cell>
          <table:table-cell table:number-columns-repeated="2" office:value-type="string">
            <text:p>Model</text:p>
          </table:table-cell>
          <table:table-cell table:number-columns-repeated="253"/>
        </table:table-row>
        <table:table-row table:style-name="ro1">
          <table:table-cell office:value-type="float" office:value="505">
            <text:p>505</text:p>
          </table:table-cell>
          <table:table-cell office:value-type="string">
            <text:p>EquipType</text:p>
          </table:table-cell>
          <table:table-cell office:value-type="string">
            <text:p>Type of equipment</text:p>
          </table:table-cell>
          <table:table-cell table:number-columns-repeated="253"/>
        </table:table-row>
        <table:table-row table:style-name="ro1">
          <table:table-cell office:value-type="float" office:value="506">
            <text:p>506</text:p>
          </table:table-cell>
          <table:table-cell office:value-type="string">
            <text:p>NumEquipUnits</text:p>
          </table:table-cell>
          <table:table-cell office:value-type="string">
            <text:p>Number of units of the same type</text:p>
          </table:table-cell>
          <table:table-cell table:number-columns-repeated="253"/>
        </table:table-row>
        <table:table-row table:style-name="ro1">
          <table:table-cell office:value-type="float" office:value="507">
            <text:p>507</text:p>
          </table:table-cell>
          <table:table-cell office:value-type="string">
            <text:p>FuelType</text:p>
          </table:table-cell>
          <table:table-cell office:value-type="string">
            <text:p><text:s/>Fuel type</text:p>
          </table:table-cell>
          <table:table-cell table:number-columns-repeated="253"/>
        </table:table-row>
        <table:table-row table:style-name="ro1">
          <table:table-cell office:value-type="float" office:value="508">
            <text:p>508</text:p>
          </table:table-cell>
          <table:table-cell office:value-type="string">
            <text:p>HCGPnom</text:p>
          </table:table-cell>
          <table:table-cell office:value-type="string">
            <text:p>Nominal Power (heat or cold, output)</text:p>
          </table:table-cell>
          <table:table-cell office:value-type="string">
            <text:p>kW</text:p>
          </table:table-cell>
          <table:table-cell table:number-columns-repeated="252"/>
        </table:table-row>
        <table:table-row table:style-name="ro1">
          <table:table-cell office:value-type="float" office:value="509">
            <text:p>509</text:p>
          </table:table-cell>
          <table:table-cell office:value-type="string">
            <text:p>FuelConsum</text:p>
          </table:table-cell>
          <table:table-cell office:value-type="string">
            <text:p>Fuel consumption (nominal)</text:p>
          </table:table-cell>
          <table:table-cell table:number-columns-repeated="253"/>
        </table:table-row>
        <table:table-row table:style-name="ro1">
          <table:table-cell office:value-type="float" office:value="510">
            <text:p>510</text:p>
          </table:table-cell>
          <table:table-cell office:value-type="string">
            <text:p>UnitsFuelConsum</text:p>
          </table:table-cell>
          <table:table-cell office:value-type="string">
            <text:p>Units (fuel consumption)</text:p>
          </table:table-cell>
          <table:table-cell office:value-type="string">
            <text:p>-</text:p>
          </table:table-cell>
          <table:table-cell table:number-columns-repeated="252"/>
        </table:table-row>
        <table:table-row table:style-name="ro1">
          <table:table-cell office:value-type="float" office:value="511">
            <text:p>511</text:p>
          </table:table-cell>
          <table:table-cell office:value-type="string">
            <text:p>ElectriConsum</text:p>
          </table:table-cell>
          <table:table-cell office:value-type="string">
            <text:p>Electricity consumption</text:p>
          </table:table-cell>
          <table:table-cell office:value-type="string">
            <text:p>kW</text:p>
          </table:table-cell>
          <table:table-cell table:number-columns-repeated="252"/>
        </table:table-row>
        <table:table-row table:style-name="ro1">
          <table:table-cell office:value-type="float" office:value="512">
            <text:p>512</text:p>
          </table:table-cell>
          <table:table-cell office:value-type="string">
            <text:p>HCGTEfficiency</text:p>
          </table:table-cell>
          <table:table-cell office:value-type="string">
            <text:p>Mean overall thermal conversion efficiency</text:p>
          </table:table-cell>
          <table:table-cell office:value-type="string">
            <text:p>%</text:p>
          </table:table-cell>
          <table:table-cell table:number-columns-repeated="252"/>
        </table:table-row>
        <table:table-row table:style-name="ro1">
          <table:table-cell office:value-type="float" office:value="513">
            <text:p>513</text:p>
          </table:table-cell>
          <table:table-cell office:value-type="string">
            <text:p>HCGEEfficiency</text:p>
          </table:table-cell>
          <table:table-cell office:value-type="string">
            <text:p>CHP only: Electrical conversion efficiency</text:p>
          </table:table-cell>
          <table:table-cell office:value-type="string">
            <text:p>%</text:p>
          </table:table-cell>
          <table:table-cell table:number-columns-repeated="252"/>
        </table:table-row>
        <table:table-row table:style-name="ro1">
          <table:table-cell office:value-type="float" office:value="514">
            <text:p>514</text:p>
          </table:table-cell>
          <table:table-cell office:value-type="string">
            <text:p>ElectriProduction</text:p>
          </table:table-cell>
          <table:table-cell office:value-type="string">
            <text:p>CHP only: Electricity production</text:p>
          </table:table-cell>
          <table:table-cell office:value-type="string">
            <text:p>kW</text:p>
          </table:table-cell>
          <table:table-cell table:number-columns-repeated="252"/>
        </table:table-row>
        <table:table-row table:style-name="ro1">
          <table:table-cell office:value-type="float" office:value="515">
            <text:p>515</text:p>
          </table:table-cell>
          <table:table-cell office:value-type="string">
            <text:p>TExhaustGas</text:p>
          </table:table-cell>
          <table:table-cell office:value-type="string">
            <text:p>Temperature of exhaust gas at standard operation conditions</text:p>
          </table:table-cell>
          <table:table-cell office:value-type="string">
            <text:p>§C</text:p>
          </table:table-cell>
          <table:table-cell table:number-columns-repeated="252"/>
        </table:table-row>
        <table:table-row table:style-name="ro1">
          <table:table-cell office:value-type="float" office:value="516">
            <text:p>516</text:p>
          </table:table-cell>
          <table:table-cell office:value-type="string">
            <text:p>PartLoad</text:p>
          </table:table-cell>
          <table:table-cell office:value-type="string">
            <text:p>Mean utilisation factor (full capacity = 100%)</text:p>
          </table:table-cell>
          <table:table-cell office:value-type="string">
            <text:p>%</text:p>
          </table:table-cell>
          <table:table-cell table:number-columns-repeated="252"/>
        </table:table-row>
        <table:table-row table:style-name="ro1">
          <table:table-cell office:value-type="float" office:value="517">
            <text:p>517</text:p>
          </table:table-cell>
          <table:table-cell office:value-type="string">
            <text:p>HPerDayEq</text:p>
          </table:table-cell>
          <table:table-cell office:value-type="string">
            <text:p>hours of operation per day</text:p>
          </table:table-cell>
          <table:table-cell office:value-type="string">
            <text:p>hrs/day</text:p>
          </table:table-cell>
          <table:table-cell table:number-columns-repeated="252"/>
        </table:table-row>
        <table:table-row table:style-name="ro1">
          <table:table-cell office:value-type="float" office:value="518">
            <text:p>518</text:p>
          </table:table-cell>
          <table:table-cell office:value-type="string">
            <text:p>NDaysEq</text:p>
          </table:table-cell>
          <table:table-cell office:value-type="string">
            <text:p>days of operation per year</text:p>
          </table:table-cell>
          <table:table-cell office:value-type="string">
            <text:p>days / year</text:p>
          </table:table-cell>
          <table:table-cell table:number-columns-repeated="252"/>
        </table:table-row>
        <table:table-row table:style-name="ro1">
          <table:table-cell office:value-type="float" office:value="519">
            <text:p>519</text:p>
          </table:table-cell>
          <table:table-cell office:value-type="string">
            <text:p>USHtotQ</text:p>
          </table:table-cell>
          <table:table-cell office:value-type="string">
            <text:p>Useful Supply Heat from questionnaire</text:p>
          </table:table-cell>
          <table:table-cell office:value-type="string">
            <text:p>MWh / year</text:p>
          </table:table-cell>
          <table:table-cell table:number-columns-repeated="252"/>
        </table:table-row>
        <table:table-row table:style-name="ro1">
          <table:table-cell office:value-type="float" office:value="520">
            <text:p>520</text:p>
          </table:table-cell>
          <table:table-cell office:value-type="string">
            <text:p>PipeDuctEquip</text:p>
          </table:table-cell>
          <table:table-cell office:value-type="string">
            <text:p>heat or cold supplyed to the distribution line / branch (piping or duct) no.</text:p>
          </table:table-cell>
          <table:table-cell office:value-type="string">
            <text:p>-</text:p>
          </table:table-cell>
          <table:table-cell table:number-columns-repeated="252"/>
        </table:table-row>
        <table:table-row table:style-name="ro1">
          <table:table-cell office:value-type="float" office:value="521">
            <text:p>521</text:p>
          </table:table-cell>
          <table:table-cell office:value-type="string">
            <text:p>CoolTowerType</text:p>
          </table:table-cell>
          <table:table-cell office:value-type="string">
            <text:p>Only for cooling: Type of cooling tower: dry/wet ?</text:p>
          </table:table-cell>
          <table:table-cell table:number-columns-repeated="253"/>
        </table:table-row>
        <table:table-row table:style-name="ro1">
          <table:table-cell office:value-type="string">
            <text:p>C501</text:p>
          </table:table-cell>
          <table:table-cell office:value-type="string">
            <text:p>NEquip</text:p>
          </table:table-cell>
          <table:table-cell office:value-type="string">
            <text:p>Number of supply equipments of each type (boilers, ?) / No. of units <text:s/></text:p>
          </table:table-cell>
          <table:table-cell office:value-type="string">
            <text:p>-</text:p>
          </table:table-cell>
          <table:table-cell table:number-columns-repeated="252"/>
        </table:table-row>
        <table:table-row table:style-name="ro1">
          <table:table-cell office:value-type="string">
            <text:p>C502</text:p>
          </table:table-cell>
          <table:table-cell office:value-type="string">
            <text:p>USH</text:p>
          </table:table-cell>
          <table:table-cell office:value-type="string">
            <text:p>Useful Supply Heat for industry (total)</text:p>
          </table:table-cell>
          <table:table-cell table:number-columns-repeated="253"/>
        </table:table-row>
        <table:table-row table:style-name="ro1">
          <table:table-cell office:value-type="string">
            <text:p>C503</text:p>
          </table:table-cell>
          <table:table-cell office:value-type="string">
            <text:p>USHj</text:p>
          </table:table-cell>
          <table:table-cell office:value-type="string">
            <text:p>Useful Supply Heat by equipment</text:p>
          </table:table-cell>
          <table:table-cell office:value-type="string">
            <text:p>MWh / year</text:p>
          </table:table-cell>
          <table:table-cell table:number-columns-repeated="252"/>
        </table:table-row>
        <table:table-row table:style-name="ro1">
          <table:table-cell office:value-type="string">
            <text:p>C504</text:p>
          </table:table-cell>
          <table:table-cell office:value-type="string">
            <text:p>FET</text:p>
          </table:table-cell>
          <table:table-cell office:value-type="string">
            <text:p>Final Energy consumption for Thermal use for industry (total)</text:p>
          </table:table-cell>
          <table:table-cell table:number-columns-repeated="253"/>
        </table:table-row>
        <table:table-row table:style-name="ro1">
          <table:table-cell office:value-type="string">
            <text:p>C505</text:p>
          </table:table-cell>
          <table:table-cell office:value-type="string">
            <text:p>FETj</text:p>
          </table:table-cell>
          <table:table-cell office:value-type="string">
            <text:p>Final energy for thermal use (consumed by each equipment)</text:p>
          </table:table-cell>
          <table:table-cell office:value-type="string">
            <text:p>MWh / year</text:p>
          </table:table-cell>
          <table:table-cell table:number-columns-repeated="252"/>
        </table:table-row>
        <table:table-row table:style-name="ro1">
          <table:table-cell office:value-type="string">
            <text:p>C506</text:p>
          </table:table-cell>
          <table:table-cell office:value-type="string">
            <text:p>HGEffAvg</text:p>
          </table:table-cell>
          <table:table-cell office:value-type="string">
            <text:p>Average conversion efficiency from final energy to useful supply heat</text:p>
          </table:table-cell>
          <table:table-cell office:value-type="string">
            <text:p>-</text:p>
          </table:table-cell>
          <table:table-cell table:number-columns-repeated="252"/>
        </table:table-row>
        <table:table-row table:style-name="ro1">
          <table:table-cell office:value-type="float" office:value="600">
            <text:p>600</text:p>
          </table:table-cell>
          <table:table-cell/>
          <table:table-cell office:value-type="string">
            <text:p>Distribution of heat/cold</text:p>
          </table:table-cell>
          <table:table-cell table:number-columns-repeated="253"/>
        </table:table-row>
        <table:table-row table:style-name="ro1">
          <table:table-cell office:value-type="float" office:value="601">
            <text:p>601</text:p>
          </table:table-cell>
          <table:table-cell office:value-type="string">
            <text:p>Pipeduct</text:p>
          </table:table-cell>
          <table:table-cell office:value-type="string">
            <text:p>Name of the branch / distribution system</text:p>
          </table:table-cell>
          <table:table-cell office:value-type="string">
            <text:p>-</text:p>
          </table:table-cell>
          <table:table-cell table:number-columns-repeated="252"/>
        </table:table-row>
        <table:table-row table:style-name="ro1">
          <table:table-cell office:value-type="float" office:value="602">
            <text:p>602</text:p>
          </table:table-cell>
          <table:table-cell office:value-type="string">
            <text:p>HeatFromEquipNo</text:p>
          </table:table-cell>
          <table:table-cell office:value-type="string">
            <text:p>Heat or cold supply comes from equipment(s) no.:</text:p>
          </table:table-cell>
          <table:table-cell office:value-type="string">
            <text:p>-</text:p>
          </table:table-cell>
          <table:table-cell table:number-columns-repeated="252"/>
        </table:table-row>
        <table:table-row table:style-name="ro1">
          <table:table-cell office:value-type="float" office:value="603">
            <text:p>603</text:p>
          </table:table-cell>
          <table:table-cell office:value-type="string">
            <text:p>HeatDistMedium</text:p>
          </table:table-cell>
          <table:table-cell office:value-type="string">
            <text:p>heat or cold distribution medium</text:p>
          </table:table-cell>
          <table:table-cell office:value-type="string">
            <text:p>-</text:p>
          </table:table-cell>
          <table:table-cell table:number-columns-repeated="252"/>
        </table:table-row>
        <table:table-row table:style-name="ro1">
          <table:table-cell office:value-type="float" office:value="604">
            <text:p>604</text:p>
          </table:table-cell>
          <table:table-cell office:value-type="string">
            <text:p>DistribCircFlow</text:p>
          </table:table-cell>
          <table:table-cell office:value-type="string">
            <text:p>nominal production or circulation rate(specify units)</text:p>
          </table:table-cell>
          <table:table-cell office:value-type="string">
            <text:p>mü/hkg/h</text:p>
          </table:table-cell>
          <table:table-cell table:number-columns-repeated="252"/>
        </table:table-row>
        <table:table-row table:style-name="ro1">
          <table:table-cell office:value-type="float" office:value="605">
            <text:p>605</text:p>
          </table:table-cell>
          <table:table-cell office:value-type="string">
            <text:p>ToutDistrib</text:p>
          </table:table-cell>
          <table:table-cell office:value-type="string">
            <text:p>outlet temperature (to distribution)</text:p>
          </table:table-cell>
          <table:table-cell office:value-type="string">
            <text:p>øC</text:p>
          </table:table-cell>
          <table:table-cell table:number-columns-repeated="252"/>
        </table:table-row>
        <table:table-row table:style-name="ro1">
          <table:table-cell office:value-type="float" office:value="606">
            <text:p>606</text:p>
          </table:table-cell>
          <table:table-cell office:value-type="string">
            <text:p>TreturnDistrib</text:p>
          </table:table-cell>
          <table:table-cell office:value-type="string">
            <text:p>return temperature (from distribution)</text:p>
          </table:table-cell>
          <table:table-cell office:value-type="string">
            <text:p>øC</text:p>
          </table:table-cell>
          <table:table-cell table:number-columns-repeated="252"/>
        </table:table-row>
        <table:table-row table:style-name="ro1">
          <table:table-cell office:value-type="float" office:value="607">
            <text:p>607</text:p>
          </table:table-cell>
          <table:table-cell office:value-type="string">
            <text:p>PercentRecirc</text:p>
          </table:table-cell>
          <table:table-cell office:value-type="string">
            <text:p>Percentage of recirculation</text:p>
          </table:table-cell>
          <table:table-cell office:value-type="string">
            <text:p>%</text:p>
          </table:table-cell>
          <table:table-cell table:number-columns-repeated="252"/>
        </table:table-row>
        <table:table-row table:style-name="ro1">
          <table:table-cell office:value-type="float" office:value="608">
            <text:p>608</text:p>
          </table:table-cell>
          <table:table-cell office:value-type="string">
            <text:p>Tfeedup</text:p>
          </table:table-cell>
          <table:table-cell office:value-type="string">
            <text:p>feed-up in open circuit</text:p>
          </table:table-cell>
          <table:table-cell office:value-type="string">
            <text:p>øC</text:p>
          </table:table-cell>
          <table:table-cell table:number-columns-repeated="252"/>
        </table:table-row>
        <table:table-row table:style-name="ro1">
          <table:table-cell office:value-type="float" office:value="609">
            <text:p>609</text:p>
          </table:table-cell>
          <table:table-cell office:value-type="string">
            <text:p>PressDistMedium</text:p>
          </table:table-cell>
          <table:table-cell office:value-type="string">
            <text:p>pressure</text:p>
          </table:table-cell>
          <table:table-cell office:value-type="string">
            <text:p>bar</text:p>
          </table:table-cell>
          <table:table-cell table:number-columns-repeated="252"/>
        </table:table-row>
        <table:table-row table:style-name="ro1">
          <table:table-cell office:value-type="float" office:value="610">
            <text:p>610</text:p>
          </table:table-cell>
          <table:table-cell office:value-type="string">
            <text:p>PercentCondRecovery</text:p>
          </table:table-cell>
          <table:table-cell office:value-type="string">
            <text:p>percentage of condensate recovery (steam boilers only)</text:p>
          </table:table-cell>
          <table:table-cell office:value-type="string">
            <text:p>%</text:p>
          </table:table-cell>
          <table:table-cell table:number-columns-repeated="252"/>
        </table:table-row>
        <table:table-row table:style-name="ro1">
          <table:table-cell office:value-type="float" office:value="611">
            <text:p>611</text:p>
          </table:table-cell>
          <table:table-cell office:value-type="string">
            <text:p>TotLengthDistPipe</text:p>
          </table:table-cell>
          <table:table-cell office:value-type="string">
            <text:p>total length of distribution piping or ducts (one way)</text:p>
          </table:table-cell>
          <table:table-cell office:value-type="string">
            <text:p>m </text:p>
          </table:table-cell>
          <table:table-cell table:number-columns-repeated="252"/>
        </table:table-row>
        <table:table-row table:style-name="ro1">
          <table:table-cell office:value-type="float" office:value="612">
            <text:p>612</text:p>
          </table:table-cell>
          <table:table-cell office:value-type="string">
            <text:p>UDistPipe</text:p>
          </table:table-cell>
          <table:table-cell office:value-type="string">
            <text:p>total coefficient of heat losses for piping or ducts</text:p>
          </table:table-cell>
          <table:table-cell office:value-type="string">
            <text:p>kW/K</text:p>
          </table:table-cell>
          <table:table-cell table:number-columns-repeated="252"/>
        </table:table-row>
        <table:table-row table:style-name="ro1">
          <table:table-cell office:value-type="float" office:value="613">
            <text:p>613</text:p>
          </table:table-cell>
          <table:table-cell office:value-type="string">
            <text:p>DDistPipe</text:p>
          </table:table-cell>
          <table:table-cell office:value-type="string">
            <text:p>mean pipe diameter</text:p>
          </table:table-cell>
          <table:table-cell office:value-type="string">
            <text:p>mm</text:p>
          </table:table-cell>
          <table:table-cell table:number-columns-repeated="252"/>
        </table:table-row>
        <table:table-row table:style-name="ro1">
          <table:table-cell office:value-type="float" office:value="614">
            <text:p>614</text:p>
          </table:table-cell>
          <table:table-cell office:value-type="string">
            <text:p>DeltaDistPipe</text:p>
          </table:table-cell>
          <table:table-cell office:value-type="string">
            <text:p>insulation thickness</text:p>
          </table:table-cell>
          <table:table-cell office:value-type="string">
            <text:p>mm</text:p>
          </table:table-cell>
          <table:table-cell table:number-columns-repeated="252"/>
        </table:table-row>
        <table:table-row table:style-name="ro1">
          <table:table-cell office:value-type="float" office:value="615">
            <text:p>615</text:p>
          </table:table-cell>
          <table:table-cell/>
          <table:table-cell office:value-type="string">
            <text:p>Storage</text:p>
          </table:table-cell>
          <table:table-cell table:number-columns-repeated="253"/>
        </table:table-row>
        <table:table-row table:style-name="ro1">
          <table:table-cell office:value-type="float" office:value="616">
            <text:p>616</text:p>
          </table:table-cell>
          <table:table-cell office:value-type="string">
            <text:p>NumStorageUnits</text:p>
          </table:table-cell>
          <table:table-cell office:value-type="string">
            <text:p>Number of the heat or cold storage units </text:p>
          </table:table-cell>
          <table:table-cell office:value-type="string">
            <text:p>-</text:p>
          </table:table-cell>
          <table:table-cell table:number-columns-repeated="252"/>
        </table:table-row>
        <table:table-row table:style-name="ro1">
          <table:table-cell office:value-type="float" office:value="617">
            <text:p>617</text:p>
          </table:table-cell>
          <table:table-cell office:value-type="string">
            <text:p>VtotStorage</text:p>
          </table:table-cell>
          <table:table-cell office:value-type="string">
            <text:p>Total volume of the storage</text:p>
          </table:table-cell>
          <table:table-cell office:value-type="string">
            <text:p>mü </text:p>
          </table:table-cell>
          <table:table-cell table:number-columns-repeated="252"/>
        </table:table-row>
        <table:table-row table:style-name="ro1">
          <table:table-cell office:value-type="float" office:value="618">
            <text:p>618</text:p>
          </table:table-cell>
          <table:table-cell office:value-type="string">
            <text:p>TypeStorage</text:p>
          </table:table-cell>
          <table:table-cell office:value-type="string">
            <text:p>Type of storage / storage medium</text:p>
          </table:table-cell>
          <table:table-cell office:value-type="string">
            <text:p>-</text:p>
          </table:table-cell>
          <table:table-cell table:number-columns-repeated="252"/>
        </table:table-row>
        <table:table-row table:style-name="ro1">
          <table:table-cell office:value-type="float" office:value="619">
            <text:p>619</text:p>
          </table:table-cell>
          <table:table-cell office:value-type="string">
            <text:p>PmaxStorage</text:p>
          </table:table-cell>
          <table:table-cell office:value-type="string">
            <text:p>maximum pressure</text:p>
          </table:table-cell>
          <table:table-cell office:value-type="string">
            <text:p>bar</text:p>
          </table:table-cell>
          <table:table-cell table:number-columns-repeated="252"/>
        </table:table-row>
        <table:table-row table:style-name="ro1">
          <table:table-cell office:value-type="float" office:value="620">
            <text:p>620</text:p>
          </table:table-cell>
          <table:table-cell office:value-type="string">
            <text:p>TmaxStorage</text:p>
          </table:table-cell>
          <table:table-cell office:value-type="string">
            <text:p>maximum temperature of the storage </text:p>
          </table:table-cell>
          <table:table-cell office:value-type="string">
            <text:p>øC</text:p>
          </table:table-cell>
          <table:table-cell table:number-columns-repeated="252"/>
        </table:table-row>
        <table:table-row table:style-name="ro1">
          <table:table-cell office:value-type="float" office:value="621">
            <text:p>621</text:p>
          </table:table-cell>
          <table:table-cell office:value-type="string">
            <text:p>EnclChartHCDistribSys</text:p>
          </table:table-cell>
          <table:table-cell office:value-type="string">
            <text:p>Enclosing flowchart of the heat supply and distribution system?</text:p>
          </table:table-cell>
          <table:table-cell office:value-type="string">
            <text:p>yes/no</text:p>
          </table:table-cell>
          <table:table-cell table:number-columns-repeated="252"/>
        </table:table-row>
        <table:table-row table:style-name="ro1">
          <table:table-cell office:value-type="string">
            <text:p>C601</text:p>
          </table:table-cell>
          <table:table-cell office:value-type="string">
            <text:p>NPIPEDUCT</text:p>
          </table:table-cell>
          <table:table-cell office:value-type="string">
            <text:p>Number of pipes or ducts</text:p>
          </table:table-cell>
          <table:table-cell office:value-type="string">
            <text:p>-</text:p>
          </table:table-cell>
          <table:table-cell table:number-columns-repeated="252"/>
        </table:table-row>
        <table:table-row table:style-name="ro1">
          <table:table-cell office:value-type="string">
            <text:p>C602</text:p>
          </table:table-cell>
          <table:table-cell office:value-type="string">
            <text:p>HDEffAvg</text:p>
          </table:table-cell>
          <table:table-cell office:value-type="string">
            <text:p>Average distribution efficiency</text:p>
          </table:table-cell>
          <table:table-cell office:value-type="string">
            <text:p>-</text:p>
          </table:table-cell>
          <table:table-cell table:number-columns-repeated="252"/>
        </table:table-row>
        <table:table-row table:style-name="ro1">
          <table:table-cell office:value-type="float" office:value="800">
            <text:p>800</text:p>
          </table:table-cell>
          <table:table-cell/>
          <table:table-cell office:value-type="string">
            <text:p>Buildings</text:p>
          </table:table-cell>
          <table:table-cell table:number-columns-repeated="253"/>
        </table:table-row>
        <table:table-row table:style-name="ro1">
          <table:table-cell office:value-type="float" office:value="801">
            <text:p>801</text:p>
          </table:table-cell>
          <table:table-cell office:value-type="string">
            <text:p>NBuild</text:p>
          </table:table-cell>
          <table:table-cell table:number-columns-repeated="254"/>
        </table:table-row>
        <table:table-row table:style-name="ro1">
          <table:table-cell office:value-type="float" office:value="802">
            <text:p>802</text:p>
          </table:table-cell>
          <table:table-cell office:value-type="string">
            <text:p>BuildName</text:p>
          </table:table-cell>
          <table:table-cell office:value-type="string">
            <text:p>Building short name</text:p>
          </table:table-cell>
          <table:table-cell office:value-type="string">
            <text:p>-</text:p>
          </table:table-cell>
          <table:table-cell table:number-columns-repeated="252"/>
        </table:table-row>
        <table:table-row table:style-name="ro1">
          <table:table-cell office:value-type="float" office:value="803">
            <text:p>803</text:p>
          </table:table-cell>
          <table:table-cell office:value-type="string">
            <text:p>BuildConstructSurface</text:p>
          </table:table-cell>
          <table:table-cell office:value-type="string">
            <text:p>Constructed surface </text:p>
          </table:table-cell>
          <table:table-cell office:value-type="string">
            <text:p>m2</text:p>
          </table:table-cell>
          <table:table-cell table:number-columns-repeated="252"/>
        </table:table-row>
        <table:table-row table:style-name="ro1">
          <table:table-cell office:value-type="float" office:value="804">
            <text:p>804</text:p>
          </table:table-cell>
          <table:table-cell office:value-type="string">
            <text:p>BuildUsefulSurface</text:p>
          </table:table-cell>
          <table:table-cell office:value-type="string">
            <text:p>Useful surface </text:p>
          </table:table-cell>
          <table:table-cell office:value-type="string">
            <text:p>m2</text:p>
          </table:table-cell>
          <table:table-cell table:number-columns-repeated="252"/>
        </table:table-row>
        <table:table-row table:style-name="ro1">
          <table:table-cell office:value-type="float" office:value="805">
            <text:p>805</text:p>
          </table:table-cell>
          <table:table-cell office:value-type="string">
            <text:p>BuildUsage</text:p>
          </table:table-cell>
          <table:table-cell office:value-type="string">
            <text:p>Use of the building</text:p>
          </table:table-cell>
          <table:table-cell table:number-columns-repeated="253"/>
        </table:table-row>
        <table:table-row table:style-name="ro1">
          <table:table-cell office:value-type="float" office:value="806">
            <text:p>806</text:p>
          </table:table-cell>
          <table:table-cell office:value-type="string">
            <text:p>BuildEnergyDemand</text:p>
          </table:table-cell>
          <table:table-cell office:value-type="string">
            <text:p>Global data on energy demand</text:p>
          </table:table-cell>
          <table:table-cell table:number-columns-repeated="253"/>
        </table:table-row>
        <table:table-row table:style-name="ro1">
          <table:table-cell office:value-type="float" office:value="807">
            <text:p>807</text:p>
          </table:table-cell>
          <table:table-cell office:value-type="string">
            <text:p>BuildMaxHP</text:p>
          </table:table-cell>
          <table:table-cell office:value-type="string">
            <text:p>Maximum heating power</text:p>
          </table:table-cell>
          <table:table-cell office:value-type="string">
            <text:p>kW</text:p>
          </table:table-cell>
          <table:table-cell table:number-columns-repeated="252"/>
        </table:table-row>
        <table:table-row table:style-name="ro1">
          <table:table-cell office:value-type="float" office:value="808">
            <text:p>808</text:p>
          </table:table-cell>
          <table:table-cell office:value-type="string">
            <text:p>BuildMaxCP</text:p>
          </table:table-cell>
          <table:table-cell office:value-type="string">
            <text:p>Maximum cooling power</text:p>
          </table:table-cell>
          <table:table-cell office:value-type="string">
            <text:p>kW</text:p>
          </table:table-cell>
          <table:table-cell table:number-columns-repeated="252"/>
        </table:table-row>
        <table:table-row table:style-name="ro1">
          <table:table-cell office:value-type="float" office:value="809">
            <text:p>809</text:p>
          </table:table-cell>
          <table:table-cell office:value-type="string">
            <text:p>BuildAnnualHeating</text:p>
          </table:table-cell>
          <table:table-cell office:value-type="string">
            <text:p>Annual heating demand</text:p>
          </table:table-cell>
          <table:table-cell office:value-type="string">
            <text:p>MWh / year</text:p>
          </table:table-cell>
          <table:table-cell table:number-columns-repeated="252"/>
        </table:table-row>
        <table:table-row table:style-name="ro1">
          <table:table-cell office:value-type="float" office:value="810">
            <text:p>810</text:p>
          </table:table-cell>
          <table:table-cell office:value-type="string">
            <text:p>BuildAnnualAirCond</text:p>
          </table:table-cell>
          <table:table-cell office:value-type="string">
            <text:p>Annual demand of air conditioning</text:p>
          </table:table-cell>
          <table:table-cell office:value-type="string">
            <text:p>MWh / year</text:p>
          </table:table-cell>
          <table:table-cell table:number-columns-repeated="252"/>
        </table:table-row>
        <table:table-row table:style-name="ro1">
          <table:table-cell office:value-type="float" office:value="811">
            <text:p>811</text:p>
          </table:table-cell>
          <table:table-cell office:value-type="string">
            <text:p>BuildDailyDHW</text:p>
          </table:table-cell>
          <table:table-cell office:value-type="string">
            <text:p>Daily consumption of <text:s/>DHW</text:p>
          </table:table-cell>
          <table:table-cell office:value-type="string">
            <text:p>l/day</text:p>
          </table:table-cell>
          <table:table-cell table:number-columns-repeated="252"/>
        </table:table-row>
        <table:table-row table:style-name="ro1">
          <table:table-cell office:value-type="float" office:value="812">
            <text:p>812</text:p>
          </table:table-cell>
          <table:table-cell office:value-type="string">
            <text:p>BuildHoursOccup</text:p>
          </table:table-cell>
          <table:table-cell office:value-type="string">
            <text:p>Hours of occupation </text:p>
          </table:table-cell>
          <table:table-cell office:value-type="string">
            <text:p>h/day</text:p>
          </table:table-cell>
          <table:table-cell table:number-columns-repeated="252"/>
        </table:table-row>
        <table:table-row table:style-name="ro1">
          <table:table-cell office:value-type="float" office:value="813">
            <text:p>813</text:p>
          </table:table-cell>
          <table:table-cell office:value-type="string">
            <text:p>BuildDaysInUse</text:p>
          </table:table-cell>
          <table:table-cell office:value-type="string">
            <text:p>Days of use per year</text:p>
          </table:table-cell>
          <table:table-cell office:value-type="string">
            <text:p>days/year</text:p>
          </table:table-cell>
          <table:table-cell table:number-columns-repeated="252"/>
        </table:table-row>
        <table:table-row table:style-name="ro1">
          <table:table-cell office:value-type="float" office:value="814">
            <text:p>814</text:p>
          </table:table-cell>
          <table:table-cell office:value-type="string">
            <text:p>BuildHolidaysPeriod</text:p>
          </table:table-cell>
          <table:table-cell office:value-type="string">
            <text:p>Holidays period</text:p>
          </table:table-cell>
          <table:table-cell office:value-type="string">
            <text:p>-</text:p>
          </table:table-cell>
          <table:table-cell table:number-columns-repeated="252"/>
        </table:table-row>
        <table:table-row table:style-name="ro1">
          <table:table-cell office:value-type="float" office:value="815">
            <text:p>815</text:p>
          </table:table-cell>
          <table:table-cell office:value-type="string">
            <text:p>BuildHeatingPeriod</text:p>
          </table:table-cell>
          <table:table-cell office:value-type="string">
            <text:p>Heating period</text:p>
          </table:table-cell>
          <table:table-cell table:number-columns-repeated="253"/>
        </table:table-row>
        <table:table-row table:style-name="ro1">
          <table:table-cell office:value-type="float" office:value="816">
            <text:p>816</text:p>
          </table:table-cell>
          <table:table-cell office:value-type="string">
            <text:p>BuildAirCondPeriod</text:p>
          </table:table-cell>
          <table:table-cell office:value-type="string">
            <text:p>Air conditioning period</text:p>
          </table:table-cell>
          <table:table-cell table:number-columns-repeated="253"/>
        </table:table-row>
        <table:table-row table:style-name="ro1">
          <table:table-cell office:value-type="float" office:value="817">
            <text:p>817</text:p>
          </table:table-cell>
          <table:table-cell office:value-type="string">
            <text:p>EnclBuildDraw</text:p>
          </table:table-cell>
          <table:table-cell office:value-type="string">
            <text:p>Enclosing building drawing or sketch?</text:p>
          </table:table-cell>
          <table:table-cell office:value-type="string">
            <text:p>yes/no</text:p>
          </table:table-cell>
          <table:table-cell table:number-columns-repeated="252"/>
        </table:table-row>
        <table:table-row table:style-name="ro1">
          <table:table-cell office:value-type="float" office:value="900">
            <text:p>900</text:p>
          </table:table-cell>
          <table:table-cell/>
          <table:table-cell office:value-type="string">
            <text:p>Renewable energy</text:p>
          </table:table-cell>
          <table:table-cell table:number-columns-repeated="253"/>
        </table:table-row>
        <table:table-row table:style-name="ro1">
          <table:table-cell office:value-type="float" office:value="901">
            <text:p>901</text:p>
          </table:table-cell>
          <table:table-cell office:value-type="string">
            <text:p>REMotivation</text:p>
          </table:table-cell>
          <table:table-cell office:value-type="string">
            <text:p>Main motivation for renewable energy use</text:p>
          </table:table-cell>
          <table:table-cell table:number-columns-repeated="253"/>
        </table:table-row>
        <table:table-row table:style-name="ro1">
          <table:table-cell office:value-type="float" office:value="902">
            <text:p>902</text:p>
          </table:table-cell>
          <table:table-cell office:value-type="string">
            <text:p>REInterest</text:p>
          </table:table-cell>
          <table:table-cell office:value-type="string">
            <text:p>Are you interested in the use of renweable energy? (solar thermal/biomass)</text:p>
          </table:table-cell>
          <table:table-cell office:value-type="string">
            <text:p>yes/no</text:p>
          </table:table-cell>
          <table:table-cell table:number-columns-repeated="252"/>
        </table:table-row>
        <table:table-row table:style-name="ro1">
          <table:table-cell office:value-type="float" office:value="903">
            <text:p>903</text:p>
          </table:table-cell>
          <table:table-cell office:value-type="string">
            <text:p>REReason</text:p>
          </table:table-cell>
          <table:table-cell office:value-type="string">
            <text:p>If affirmative, please specify the principal reasons:</text:p>
          </table:table-cell>
          <table:table-cell table:number-columns-repeated="253"/>
        </table:table-row>
        <table:table-row table:style-name="ro1">
          <table:table-cell office:value-type="float" office:value="904">
            <text:p>904</text:p>
          </table:table-cell>
          <table:table-cell office:value-type="string">
            <text:p>SurfAreaRoof</text:p>
          </table:table-cell>
          <table:table-cell office:value-type="string">
            <text:p>Available roof area</text:p>
          </table:table-cell>
          <table:table-cell office:value-type="string">
            <text:p>mý</text:p>
          </table:table-cell>
          <table:table-cell table:number-columns-repeated="252"/>
        </table:table-row>
        <table:table-row table:style-name="ro1">
          <table:table-cell office:value-type="float" office:value="905">
            <text:p>905</text:p>
          </table:table-cell>
          <table:table-cell office:value-type="string">
            <text:p>SurfAreaGround</text:p>
          </table:table-cell>
          <table:table-cell office:value-type="string">
            <text:p>Available ground area</text:p>
          </table:table-cell>
          <table:table-cell office:value-type="string">
            <text:p>mý</text:p>
          </table:table-cell>
          <table:table-cell table:number-columns-repeated="252"/>
        </table:table-row>
        <table:table-row table:style-name="ro1">
          <table:table-cell office:value-type="float" office:value="906">
            <text:p>906</text:p>
          </table:table-cell>
          <table:table-cell office:value-type="string">
            <text:p>InclinationRoof</text:p>
          </table:table-cell>
          <table:table-cell office:value-type="string">
            <text:p>Positioning of the roof area</text:p>
          </table:table-cell>
          <table:table-cell office:value-type="string">
            <text:p>Inclination</text:p>
          </table:table-cell>
          <table:table-cell table:number-columns-repeated="252"/>
        </table:table-row>
        <table:table-row table:style-name="ro1">
          <table:table-cell office:value-type="float" office:value="907">
            <text:p>907</text:p>
          </table:table-cell>
          <table:table-cell office:value-type="string">
            <text:p>InclinationGround</text:p>
          </table:table-cell>
          <table:table-cell office:value-type="string">
            <text:p>Positioning of the ground area</text:p>
          </table:table-cell>
          <table:table-cell office:value-type="string">
            <text:p>Inclination</text:p>
          </table:table-cell>
          <table:table-cell table:number-columns-repeated="252"/>
        </table:table-row>
        <table:table-row table:style-name="ro1">
          <table:table-cell office:value-type="float" office:value="908">
            <text:p>908</text:p>
          </table:table-cell>
          <table:table-cell office:value-type="string">
            <text:p>OrientationRoof</text:p>
          </table:table-cell>
          <table:table-cell office:value-type="string">
            <text:p>Orientation of the roof area</text:p>
          </table:table-cell>
          <table:table-cell office:value-type="string">
            <text:p>orientation to south</text:p>
          </table:table-cell>
          <table:table-cell table:number-columns-repeated="252"/>
        </table:table-row>
        <table:table-row table:style-name="ro1">
          <table:table-cell office:value-type="float" office:value="909">
            <text:p>909</text:p>
          </table:table-cell>
          <table:table-cell office:value-type="string">
            <text:p>OrientationGround</text:p>
          </table:table-cell>
          <table:table-cell office:value-type="string">
            <text:p>Orientation of the ground area</text:p>
          </table:table-cell>
          <table:table-cell office:value-type="string">
            <text:p>orientation to south</text:p>
          </table:table-cell>
          <table:table-cell table:number-columns-repeated="252"/>
        </table:table-row>
        <table:table-row table:style-name="ro1">
          <table:table-cell office:value-type="float" office:value="910">
            <text:p>910</text:p>
          </table:table-cell>
          <table:table-cell office:value-type="string">
            <text:p>ShadingRoof</text:p>
          </table:table-cell>
          <table:table-cell office:value-type="string">
            <text:p>shading of roof</text:p>
          </table:table-cell>
          <table:table-cell table:number-columns-repeated="253"/>
        </table:table-row>
        <table:table-row table:style-name="ro1">
          <table:table-cell office:value-type="float" office:value="911">
            <text:p>911</text:p>
          </table:table-cell>
          <table:table-cell office:value-type="string">
            <text:p>ShadingGround</text:p>
          </table:table-cell>
          <table:table-cell office:value-type="string">
            <text:p>shading of ground</text:p>
          </table:table-cell>
          <table:table-cell table:number-columns-repeated="253"/>
        </table:table-row>
        <table:table-row table:style-name="ro1">
          <table:table-cell office:value-type="float" office:value="912">
            <text:p>912</text:p>
          </table:table-cell>
          <table:table-cell office:value-type="string">
            <text:p>DistanceToRoof</text:p>
          </table:table-cell>
          <table:table-cell office:value-type="string">
            <text:p>Distance between roof and process</text:p>
          </table:table-cell>
          <table:table-cell table:number-columns-repeated="253"/>
        </table:table-row>
        <table:table-row table:style-name="ro1">
          <table:table-cell office:value-type="float" office:value="913">
            <text:p>913</text:p>
          </table:table-cell>
          <table:table-cell office:value-type="string">
            <text:p>DistanceToGround</text:p>
          </table:table-cell>
          <table:table-cell office:value-type="string">
            <text:p>Distance between ground and process</text:p>
          </table:table-cell>
          <table:table-cell table:number-columns-repeated="253"/>
        </table:table-row>
        <table:table-row table:style-name="ro1">
          <table:table-cell office:value-type="float" office:value="914">
            <text:p>914</text:p>
          </table:table-cell>
          <table:table-cell office:value-type="string">
            <text:p>RoofType</text:p>
          </table:table-cell>
          <table:table-cell office:value-type="string">
            <text:p>Type of roof</text:p>
          </table:table-cell>
          <table:table-cell table:number-columns-repeated="253"/>
        </table:table-row>
        <table:table-row table:style-name="ro1">
          <table:table-cell office:value-type="float" office:value="915">
            <text:p>915</text:p>
          </table:table-cell>
          <table:table-cell office:value-type="string">
            <text:p>RoofStaticLoadCap</text:p>
          </table:table-cell>
          <table:table-cell office:value-type="string">
            <text:p>static load capacity of the roof(s)</text:p>
          </table:table-cell>
          <table:table-cell office:value-type="string">
            <text:p>kg/mý</text:p>
          </table:table-cell>
          <table:table-cell table:number-columns-repeated="252"/>
        </table:table-row>
        <table:table-row table:style-name="ro1">
          <table:table-cell office:value-type="float" office:value="916">
            <text:p>916</text:p>
          </table:table-cell>
          <table:table-cell office:value-type="string">
            <text:p>EnclBuildGroundSketch</text:p>
          </table:table-cell>
          <table:table-cell office:value-type="string">
            <text:p>Enclosing of drawing or scheme of building?</text:p>
          </table:table-cell>
          <table:table-cell office:value-type="string">
            <text:p>yes/no</text:p>
          </table:table-cell>
          <table:table-cell table:number-columns-repeated="252"/>
        </table:table-row>
        <table:table-row table:style-name="ro1">
          <table:table-cell office:value-type="float" office:value="920">
            <text:p>920</text:p>
          </table:table-cell>
          <table:table-cell/>
          <table:table-cell office:value-type="string">
            <text:p>Biomass</text:p>
          </table:table-cell>
          <table:table-cell table:number-columns-repeated="253"/>
        </table:table-row>
        <table:table-row table:style-name="ro1">
          <table:table-cell office:value-type="float" office:value="921">
            <text:p>921</text:p>
          </table:table-cell>
          <table:table-cell office:value-type="string">
            <text:p>BiomassFromProc</text:p>
          </table:table-cell>
          <table:table-cell office:value-type="string">
            <text:p>Type of biomass available from processes</text:p>
          </table:table-cell>
          <table:table-cell office:value-type="string">
            <text:p>-</text:p>
          </table:table-cell>
          <table:table-cell table:number-columns-repeated="252"/>
        </table:table-row>
        <table:table-row table:style-name="ro1">
          <table:table-cell office:value-type="float" office:value="922">
            <text:p>922</text:p>
          </table:table-cell>
          <table:table-cell office:value-type="string">
            <text:p>PeriodBiomassProcStart</text:p>
          </table:table-cell>
          <table:table-cell office:value-type="string">
            <text:p>Period of year the biomass is available - start</text:p>
          </table:table-cell>
          <table:table-cell table:number-columns-repeated="253"/>
        </table:table-row>
        <table:table-row table:style-name="ro1">
          <table:table-cell office:value-type="float" office:value="923">
            <text:p>923</text:p>
          </table:table-cell>
          <table:table-cell office:value-type="string">
            <text:p>PeriodBiomassProcStop</text:p>
          </table:table-cell>
          <table:table-cell office:value-type="string">
            <text:p>Period of year the biomass is available - stop</text:p>
          </table:table-cell>
          <table:table-cell table:number-columns-repeated="253"/>
        </table:table-row>
        <table:table-row table:style-name="ro1">
          <table:table-cell office:value-type="float" office:value="924">
            <text:p>924</text:p>
          </table:table-cell>
          <table:table-cell office:value-type="string">
            <text:p>NDaysBiomassProc</text:p>
          </table:table-cell>
          <table:table-cell office:value-type="string">
            <text:p>Number of days biomass is produced</text:p>
          </table:table-cell>
          <table:table-cell office:value-type="string">
            <text:p>days</text:p>
          </table:table-cell>
          <table:table-cell table:number-columns-repeated="252"/>
        </table:table-row>
        <table:table-row table:style-name="ro1">
          <table:table-cell office:value-type="float" office:value="925">
            <text:p>925</text:p>
          </table:table-cell>
          <table:table-cell office:value-type="string">
            <text:p>QBiomassProcDay</text:p>
          </table:table-cell>
          <table:table-cell office:value-type="string">
            <text:p>Daily quantity of biomass</text:p>
          </table:table-cell>
          <table:table-cell office:value-type="string">
            <text:p>t/day</text:p>
          </table:table-cell>
          <table:table-cell table:number-columns-repeated="252"/>
        </table:table-row>
        <table:table-row table:style-name="ro1">
          <table:table-cell office:value-type="float" office:value="926">
            <text:p>926</text:p>
          </table:table-cell>
          <table:table-cell office:value-type="string">
            <text:p>SpaceBiomassProc</text:p>
          </table:table-cell>
          <table:table-cell office:value-type="string">
            <text:p>Space availability to stock biomass</text:p>
          </table:table-cell>
          <table:table-cell office:value-type="string">
            <text:p>m3</text:p>
          </table:table-cell>
          <table:table-cell table:number-columns-repeated="252"/>
        </table:table-row>
        <table:table-row table:style-name="ro1">
          <table:table-cell office:value-type="float" office:value="927">
            <text:p>927</text:p>
          </table:table-cell>
          <table:table-cell office:value-type="string">
            <text:p>LCVBiomassProc</text:p>
          </table:table-cell>
          <table:table-cell office:value-type="string">
            <text:p>LCV biomass</text:p>
          </table:table-cell>
          <table:table-cell office:value-type="string">
            <text:p>kWh/kg</text:p>
          </table:table-cell>
          <table:table-cell table:number-columns-repeated="252"/>
        </table:table-row>
        <table:table-row table:style-name="ro1">
          <table:table-cell office:value-type="float" office:value="928">
            <text:p>928</text:p>
          </table:table-cell>
          <table:table-cell office:value-type="string">
            <text:p>HumidBiomassProc</text:p>
          </table:table-cell>
          <table:table-cell office:value-type="string">
            <text:p>Humidity</text:p>
          </table:table-cell>
          <table:table-cell office:value-type="string">
            <text:p>%</text:p>
          </table:table-cell>
          <table:table-cell table:number-columns-repeated="252"/>
        </table:table-row>
        <table:table-row table:style-name="ro1">
          <table:table-cell office:value-type="float" office:value="929">
            <text:p>929</text:p>
          </table:table-cell>
          <table:table-cell office:value-type="string">
            <text:p>BiomassFromRegion</text:p>
          </table:table-cell>
          <table:table-cell office:value-type="string">
            <text:p>Type of biomass available from the region</text:p>
          </table:table-cell>
          <table:table-cell office:value-type="string">
            <text:p>-</text:p>
          </table:table-cell>
          <table:table-cell table:number-columns-repeated="252"/>
        </table:table-row>
        <table:table-row table:style-name="ro1">
          <table:table-cell office:value-type="float" office:value="930">
            <text:p>930</text:p>
          </table:table-cell>
          <table:table-cell office:value-type="string">
            <text:p>PriceBiomassRegion</text:p>
          </table:table-cell>
          <table:table-cell office:value-type="string">
            <text:p>Unit price of biomass</text:p>
          </table:table-cell>
          <table:table-cell office:value-type="string">
            <text:p>?/t</text:p>
          </table:table-cell>
          <table:table-cell table:number-columns-repeated="252"/>
        </table:table-row>
        <table:table-row table:style-name="ro1">
          <table:table-cell office:value-type="float" office:value="931">
            <text:p>931</text:p>
          </table:table-cell>
          <table:table-cell office:value-type="string">
            <text:p>PeriodBiomassRegionStart</text:p>
          </table:table-cell>
          <table:table-cell office:value-type="string">
            <text:p>Period of year the biomass is available - start</text:p>
          </table:table-cell>
          <table:table-cell table:number-columns-repeated="253"/>
        </table:table-row>
        <table:table-row table:style-name="ro1">
          <table:table-cell office:value-type="float" office:value="932">
            <text:p>932</text:p>
          </table:table-cell>
          <table:table-cell office:value-type="string">
            <text:p>PeriodBiomassRegionStop</text:p>
          </table:table-cell>
          <table:table-cell office:value-type="string">
            <text:p>Period of year the biomass is available - stop</text:p>
          </table:table-cell>
          <table:table-cell table:number-columns-repeated="253"/>
        </table:table-row>
        <table:table-row table:style-name="ro1">
          <table:table-cell office:value-type="float" office:value="933">
            <text:p>933</text:p>
          </table:table-cell>
          <table:table-cell office:value-type="string">
            <text:p>NDaysBiomassRegion</text:p>
          </table:table-cell>
          <table:table-cell office:value-type="string">
            <text:p>Number of days the biomass is produced</text:p>
          </table:table-cell>
          <table:table-cell office:value-type="string">
            <text:p>days</text:p>
          </table:table-cell>
          <table:table-cell table:number-columns-repeated="252"/>
        </table:table-row>
        <table:table-row table:style-name="ro1">
          <table:table-cell office:value-type="float" office:value="1000">
            <text:p>1000</text:p>
          </table:table-cell>
          <table:table-cell/>
          <table:table-cell office:value-type="string">
            <text:p>Economic parameters used in the economic analysis and the comparative analysis of possible alternatives</text:p>
          </table:table-cell>
          <table:table-cell table:number-columns-repeated="253"/>
        </table:table-row>
        <table:table-row table:style-name="ro1">
          <table:table-cell office:value-type="float" office:value="1001">
            <text:p>1001</text:p>
          </table:table-cell>
          <table:table-cell office:value-type="string">
            <text:p>InflationRate</text:p>
          </table:table-cell>
          <table:table-cell office:value-type="string">
            <text:p>General inflation rate</text:p>
          </table:table-cell>
          <table:table-cell office:value-type="string">
            <text:p>%</text:p>
          </table:table-cell>
          <table:table-cell table:number-columns-repeated="252"/>
        </table:table-row>
        <table:table-row table:style-name="ro1">
          <table:table-cell office:value-type="float" office:value="1002">
            <text:p>1002</text:p>
          </table:table-cell>
          <table:table-cell office:value-type="string">
            <text:p>FuelPriceRate</text:p>
          </table:table-cell>
          <table:table-cell office:value-type="string">
            <text:p>Rate of increment of energy prices</text:p>
          </table:table-cell>
          <table:table-cell office:value-type="string">
            <text:p>%</text:p>
          </table:table-cell>
          <table:table-cell table:number-columns-repeated="252"/>
        </table:table-row>
        <table:table-row table:style-name="ro1">
          <table:table-cell office:value-type="float" office:value="1003">
            <text:p>1003</text:p>
          </table:table-cell>
          <table:table-cell office:value-type="string">
            <text:p>InterestExtFinancing</text:p>
          </table:table-cell>
          <table:table-cell office:value-type="string">
            <text:p>Nominal rate of interest for external financing of installations </text:p>
          </table:table-cell>
          <table:table-cell office:value-type="string">
            <text:p>%</text:p>
          </table:table-cell>
          <table:table-cell table:number-columns-repeated="252"/>
        </table:table-row>
        <table:table-row table:style-name="ro1">
          <table:table-cell office:value-type="float" office:value="1004">
            <text:p>1004</text:p>
          </table:table-cell>
          <table:table-cell office:value-type="string">
            <text:p>PercentExtFinancing</text:p>
          </table:table-cell>
          <table:table-cell office:value-type="string">
            <text:p>Percentage of external financing for installations</text:p>
          </table:table-cell>
          <table:table-cell office:value-type="string">
            <text:p>%</text:p>
          </table:table-cell>
          <table:table-cell table:number-columns-repeated="252"/>
        </table:table-row>
        <table:table-row table:style-name="ro1">
          <table:table-cell office:value-type="float" office:value="1005">
            <text:p>1005</text:p>
          </table:table-cell>
          <table:table-cell office:value-type="string">
            <text:p>AmortisationTime</text:p>
          </table:table-cell>
          <table:table-cell office:value-type="string">
            <text:p>Time for economic amortisation of installations</text:p>
          </table:table-cell>
          <table:table-cell office:value-type="string">
            <text:p>years</text:p>
          </table:table-cell>
          <table:table-cell table:number-columns-repeated="252"/>
        </table:table-row>
        <table:table-row table:style-name="ro1">
          <table:table-cell office:value-type="float" office:value="1007">
            <text:p>1007</text:p>
          </table:table-cell>
          <table:table-cell office:value-type="string">
            <text:p>PublicFundType</text:p>
          </table:table-cell>
          <table:table-cell office:value-type="string">
            <text:p>Type (credit, subvention)</text:p>
          </table:table-cell>
          <table:table-cell table:number-columns-repeated="253"/>
        </table:table-row>
        <table:table-row table:style-name="ro1">
          <table:table-cell office:value-type="float" office:value="1008">
            <text:p>1008</text:p>
          </table:table-cell>
          <table:table-cell office:value-type="string">
            <text:p>OMGenTot</text:p>
          </table:table-cell>
          <table:table-cell office:value-type="string">
            <text:p>General maintenance - total costs</text:p>
          </table:table-cell>
          <table:table-cell office:value-type="string">
            <text:p>?/year</text:p>
          </table:table-cell>
          <table:table-cell table:number-columns-repeated="252"/>
        </table:table-row>
        <table:table-row table:style-name="ro1">
          <table:table-cell office:value-type="float" office:value="1009">
            <text:p>1009</text:p>
          </table:table-cell>
          <table:table-cell office:value-type="string">
            <text:p>OMGenOP</text:p>
          </table:table-cell>
          <table:table-cell office:value-type="string">
            <text:p>General maintenance - own personnel</text:p>
          </table:table-cell>
          <table:table-cell office:value-type="string">
            <text:p>?/year</text:p>
          </table:table-cell>
          <table:table-cell table:number-columns-repeated="252"/>
        </table:table-row>
        <table:table-row table:style-name="ro1">
          <table:table-cell office:value-type="float" office:value="1010">
            <text:p>1010</text:p>
          </table:table-cell>
          <table:table-cell office:value-type="string">
            <text:p>OMGenEP</text:p>
          </table:table-cell>
          <table:table-cell office:value-type="string">
            <text:p>General maintenance - external personnel</text:p>
          </table:table-cell>
          <table:table-cell office:value-type="string">
            <text:p>?/year</text:p>
          </table:table-cell>
          <table:table-cell table:number-columns-repeated="252"/>
        </table:table-row>
        <table:table-row table:style-name="ro1">
          <table:table-cell office:value-type="float" office:value="1011">
            <text:p>1011</text:p>
          </table:table-cell>
          <table:table-cell office:value-type="string">
            <text:p>OMGenFung</text:p>
          </table:table-cell>
          <table:table-cell office:value-type="string">
            <text:p>General maintenance - fungible assets</text:p>
          </table:table-cell>
          <table:table-cell office:value-type="string">
            <text:p>?/year</text:p>
          </table:table-cell>
          <table:table-cell table:number-columns-repeated="252"/>
        </table:table-row>
        <table:table-row table:style-name="ro1">
          <table:table-cell office:value-type="float" office:value="1012">
            <text:p>1012</text:p>
          </table:table-cell>
          <table:table-cell office:value-type="string">
            <text:p>OMBuildTot</text:p>
          </table:table-cell>
          <table:table-cell office:value-type="string">
            <text:p>Buildings - total costs</text:p>
          </table:table-cell>
          <table:table-cell office:value-type="string">
            <text:p>?/year</text:p>
          </table:table-cell>
          <table:table-cell table:number-columns-repeated="252"/>
        </table:table-row>
        <table:table-row table:style-name="ro1">
          <table:table-cell office:value-type="float" office:value="1013">
            <text:p>1013</text:p>
          </table:table-cell>
          <table:table-cell office:value-type="string">
            <text:p>OMBuildOP</text:p>
          </table:table-cell>
          <table:table-cell office:value-type="string">
            <text:p>Buildings - own personnel</text:p>
          </table:table-cell>
          <table:table-cell office:value-type="string">
            <text:p>?/year</text:p>
          </table:table-cell>
          <table:table-cell table:number-columns-repeated="252"/>
        </table:table-row>
        <table:table-row table:style-name="ro1">
          <table:table-cell office:value-type="float" office:value="1014">
            <text:p>1014</text:p>
          </table:table-cell>
          <table:table-cell office:value-type="string">
            <text:p>OMBuildEP</text:p>
          </table:table-cell>
          <table:table-cell office:value-type="string">
            <text:p>Buildings - external personnel</text:p>
          </table:table-cell>
          <table:table-cell office:value-type="string">
            <text:p>?/year</text:p>
          </table:table-cell>
          <table:table-cell table:number-columns-repeated="252"/>
        </table:table-row>
        <table:table-row table:style-name="ro1">
          <table:table-cell office:value-type="float" office:value="1015">
            <text:p>1015</text:p>
          </table:table-cell>
          <table:table-cell office:value-type="string">
            <text:p>OMBiuildFung</text:p>
          </table:table-cell>
          <table:table-cell office:value-type="string">
            <text:p>Buildings - fungible assets</text:p>
          </table:table-cell>
          <table:table-cell office:value-type="string">
            <text:p>?/year</text:p>
          </table:table-cell>
          <table:table-cell table:number-columns-repeated="252"/>
        </table:table-row>
        <table:table-row table:style-name="ro1">
          <table:table-cell office:value-type="float" office:value="1016">
            <text:p>1016</text:p>
          </table:table-cell>
          <table:table-cell office:value-type="string">
            <text:p>OMMachEquipTot</text:p>
          </table:table-cell>
          <table:table-cell office:value-type="string">
            <text:p>Machines and equipment - total costs</text:p>
          </table:table-cell>
          <table:table-cell office:value-type="string">
            <text:p>?/year</text:p>
          </table:table-cell>
          <table:table-cell table:number-columns-repeated="252"/>
        </table:table-row>
        <table:table-row table:style-name="ro1">
          <table:table-cell office:value-type="float" office:value="1017">
            <text:p>1017</text:p>
          </table:table-cell>
          <table:table-cell office:value-type="string">
            <text:p>OMMachEquipOP</text:p>
          </table:table-cell>
          <table:table-cell office:value-type="string">
            <text:p>Machines and equipment - own personnel</text:p>
          </table:table-cell>
          <table:table-cell office:value-type="string">
            <text:p>?/year</text:p>
          </table:table-cell>
          <table:table-cell table:number-columns-repeated="252"/>
        </table:table-row>
        <table:table-row table:style-name="ro1">
          <table:table-cell office:value-type="float" office:value="1018">
            <text:p>1018</text:p>
          </table:table-cell>
          <table:table-cell office:value-type="string">
            <text:p>OMMachEquipEP</text:p>
          </table:table-cell>
          <table:table-cell office:value-type="string">
            <text:p>Machines and equipment <text:s/>- external personnel</text:p>
          </table:table-cell>
          <table:table-cell office:value-type="string">
            <text:p>?/year</text:p>
          </table:table-cell>
          <table:table-cell table:number-columns-repeated="252"/>
        </table:table-row>
        <table:table-row table:style-name="ro1">
          <table:table-cell office:value-type="float" office:value="1019">
            <text:p>1019</text:p>
          </table:table-cell>
          <table:table-cell office:value-type="string">
            <text:p>OMMachEquipFung</text:p>
          </table:table-cell>
          <table:table-cell office:value-type="string">
            <text:p>Machines and equipment <text:s/>- fungible assets</text:p>
          </table:table-cell>
          <table:table-cell office:value-type="string">
            <text:p>?/year</text:p>
          </table:table-cell>
          <table:table-cell table:number-columns-repeated="252"/>
        </table:table-row>
        <table:table-row table:style-name="ro1">
          <table:table-cell office:value-type="float" office:value="1020">
            <text:p>1020</text:p>
          </table:table-cell>
          <table:table-cell office:value-type="string">
            <text:p>OMHCGenDistTot</text:p>
          </table:table-cell>
          <table:table-cell office:value-type="string">
            <text:p>Generation and distribution of heat and cold - total costs</text:p>
          </table:table-cell>
          <table:table-cell office:value-type="string">
            <text:p>?/year</text:p>
          </table:table-cell>
          <table:table-cell table:number-columns-repeated="252"/>
        </table:table-row>
        <table:table-row table:style-name="ro1">
          <table:table-cell office:value-type="float" office:value="1021">
            <text:p>1021</text:p>
          </table:table-cell>
          <table:table-cell office:value-type="string">
            <text:p>OMHCGenDistOP</text:p>
          </table:table-cell>
          <table:table-cell office:value-type="string">
            <text:p>Generation and distribution of heat and cold - own personnel</text:p>
          </table:table-cell>
          <table:table-cell office:value-type="string">
            <text:p>?/year</text:p>
          </table:table-cell>
          <table:table-cell table:number-columns-repeated="252"/>
        </table:table-row>
        <table:table-row table:style-name="ro1">
          <table:table-cell office:value-type="float" office:value="1022">
            <text:p>1022</text:p>
          </table:table-cell>
          <table:table-cell office:value-type="string">
            <text:p>OMHCGenDistEP</text:p>
          </table:table-cell>
          <table:table-cell office:value-type="string">
            <text:p>Generation and distribution of heat and cold <text:s/>- external personnel</text:p>
          </table:table-cell>
          <table:table-cell office:value-type="string">
            <text:p>?/year</text:p>
          </table:table-cell>
          <table:table-cell table:number-columns-repeated="252"/>
        </table:table-row>
        <table:table-row table:style-name="ro1">
          <table:table-cell office:value-type="float" office:value="1023">
            <text:p>1023</text:p>
          </table:table-cell>
          <table:table-cell office:value-type="string">
            <text:p>OMHCGenDistFung</text:p>
          </table:table-cell>
          <table:table-cell office:value-type="string">
            <text:p>Generation and Distribution of heat and cold <text:s/>- fungible assets</text:p>
          </table:table-cell>
          <table:table-cell office:value-type="string">
            <text:p>?/year</text:p>
          </table:table-cell>
          <table:table-cell table:number-columns-repeated="252"/>
        </table:table-row>
        <table:table-row table:style-name="ro1">
          <table:table-cell office:value-type="float" office:value="1024">
            <text:p>1024</text:p>
          </table:table-cell>
          <table:table-cell office:value-type="string">
            <text:p>OMTotalTot</text:p>
          </table:table-cell>
          <table:table-cell office:value-type="string">
            <text:p>Total - total costs</text:p>
          </table:table-cell>
          <table:table-cell office:value-type="string">
            <text:p>?/year</text:p>
          </table:table-cell>
          <table:table-cell table:number-columns-repeated="252"/>
        </table:table-row>
        <table:table-row table:style-name="ro1">
          <table:table-cell office:value-type="float" office:value="1025">
            <text:p>1025</text:p>
          </table:table-cell>
          <table:table-cell office:value-type="string">
            <text:p>OMTotalOP</text:p>
          </table:table-cell>
          <table:table-cell office:value-type="string">
            <text:p>Total - own personnel</text:p>
          </table:table-cell>
          <table:table-cell office:value-type="string">
            <text:p>?/year</text:p>
          </table:table-cell>
          <table:table-cell table:number-columns-repeated="252"/>
        </table:table-row>
        <table:table-row table:style-name="ro1">
          <table:table-cell office:value-type="float" office:value="1026">
            <text:p>1026</text:p>
          </table:table-cell>
          <table:table-cell office:value-type="string">
            <text:p>OMTotalEP</text:p>
          </table:table-cell>
          <table:table-cell office:value-type="string">
            <text:p>Total - external personnel</text:p>
          </table:table-cell>
          <table:table-cell office:value-type="string">
            <text:p>?/year</text:p>
          </table:table-cell>
          <table:table-cell table:number-columns-repeated="252"/>
        </table:table-row>
        <table:table-row table:style-name="ro1">
          <table:table-cell office:value-type="float" office:value="1027">
            <text:p>1027</text:p>
          </table:table-cell>
          <table:table-cell office:value-type="string">
            <text:p>OMTotalFung</text:p>
          </table:table-cell>
          <table:table-cell office:value-type="string">
            <text:p>Total - fungible assets</text:p>
          </table:table-cell>
          <table:table-cell office:value-type="string">
            <text:p>?/year</text:p>
          </table:table-cell>
          <table:table-cell table:number-columns-repeated="252"/>
        </table:table-row>
        <table:table-row table:style-name="ro1">
          <table:table-cell office:value-type="float" office:value="1028">
            <text:p>1028</text:p>
          </table:table-cell>
          <table:table-cell office:value-type="string">
            <text:p>EnergyManagExisting</text:p>
          </table:table-cell>
          <table:table-cell office:value-type="string">
            <text:p>Is there any energy menagement system implemented?</text:p>
          </table:table-cell>
          <table:table-cell office:value-type="string">
            <text:p>yes/no</text:p>
          </table:table-cell>
          <table:table-cell table:number-columns-repeated="252"/>
        </table:table-row>
        <table:table-row table:style-name="ro1">
          <table:table-cell office:value-type="float" office:value="1029">
            <text:p>1029</text:p>
          </table:table-cell>
          <table:table-cell office:value-type="string">
            <text:p>EnergyManagExternal</text:p>
          </table:table-cell>
          <table:table-cell office:value-type="string">
            <text:p>Is the energy menagent externalized?</text:p>
          </table:table-cell>
          <table:table-cell office:value-type="string">
            <text:p>yes/no</text:p>
          </table:table-cell>
          <table:table-cell table:number-columns-repeated="252"/>
        </table:table-row>
        <table:table-row table:style-name="ro1">
          <table:table-cell office:value-type="string">
            <text:p>P001</text:p>
          </table:table-cell>
          <table:table-cell office:value-type="string">
            <text:p>PEConvEl</text:p>
          </table:table-cell>
          <table:table-cell office:value-type="string">
            <text:p>Conversion to primary energy of electricity</text:p>
          </table:table-cell>
          <table:table-cell office:value-type="string">
            <text:p>kWhEP/kWh</text:p>
          </table:table-cell>
          <table:table-cell table:number-columns-repeated="252"/>
        </table:table-row>
        <table:table-row table:style-name="ro1">
          <table:table-cell office:value-type="string">
            <text:p>P002</text:p>
          </table:table-cell>
          <table:table-cell office:value-type="string">
            <text:p>CO2ConvEl</text:p>
          </table:table-cell>
          <table:table-cell office:value-type="string">
            <text:p>Specific CO2 emission of electricity</text:p>
          </table:table-cell>
          <table:table-cell office:value-type="string">
            <text:p>t-CO2/kWh</text:p>
          </table:table-cell>
          <table:table-cell table:number-columns-repeated="252"/>
        </table:table-row>
        <table:table-row table:style-name="ro1">
          <table:table-cell office:value-type="string">
            <text:p>P003</text:p>
          </table:table-cell>
          <table:table-cell office:value-type="string">
            <text:p>HRInvRate</text:p>
          </table:table-cell>
          <table:table-cell office:value-type="string">
            <text:p>Specific investment cost for heat recovery system</text:p>
          </table:table-cell>
          <table:table-cell office:value-type="string">
            <text:p>?/(kW/K)</text:p>
          </table:table-cell>
          <table:table-cell table:number-columns-repeated="252"/>
        </table:table-row>
        <table:table-row table:style-name="ro1">
          <table:table-cell office:value-type="string">
            <text:p>P004</text:p>
          </table:table-cell>
          <table:table-cell office:value-type="string">
            <text:p>HROMRate</text:p>
          </table:table-cell>
          <table:table-cell office:value-type="string">
            <text:p>Specific annual O&amp;M cost for heat recovery system</text:p>
          </table:table-cell>
          <table:table-cell office:value-type="string">
            <text:p>?/(kW/K)</text:p>
          </table:table-cell>
          <table:table-cell table:number-columns-repeated="252"/>
        </table:table-row>
        <table:table-row table:style-name="ro1">
          <table:table-cell office:value-type="string">
            <text:p>P005</text:p>
          </table:table-cell>
          <table:table-cell office:value-type="string">
            <text:p>FeedInCHP</text:p>
          </table:table-cell>
          <table:table-cell office:value-type="string">
            <text:p>Feedin Tariff for CHP Electricity</text:p>
          </table:table-cell>
          <table:table-cell office:value-type="string">
            <text:p>?/MWh</text:p>
          </table:table-cell>
          <table:table-cell table:number-columns-repeated="252"/>
        </table:table-row>
        <table:table-row table:style-name="ro1">
          <table:table-cell office:value-type="string">
            <text:p>P006</text:p>
          </table:table-cell>
          <table:table-cell office:value-type="string">
            <text:p>SolarInvRateL</text:p>
          </table:table-cell>
          <table:table-cell office:value-type="string">
            <text:p>Specific turn-key installation cost large systems ( &gt; 1 MW)</text:p>
          </table:table-cell>
          <table:table-cell office:value-type="string">
            <text:p>?/kW</text:p>
          </table:table-cell>
          <table:table-cell table:number-columns-repeated="252"/>
        </table:table-row>
        <table:table-row table:style-name="ro1">
          <table:table-cell office:value-type="string">
            <text:p>P007</text:p>
          </table:table-cell>
          <table:table-cell office:value-type="string">
            <text:p>SolarInvRateS</text:p>
          </table:table-cell>
          <table:table-cell office:value-type="string">
            <text:p>Specific turn-key installation cost small systems (&lt; 10 kW)</text:p>
          </table:table-cell>
          <table:table-cell office:value-type="string">
            <text:p>?/kW</text:p>
          </table:table-cell>
          <table:table-cell table:number-columns-repeated="252"/>
        </table:table-row>
        <table:table-row table:style-name="ro1">
          <table:table-cell office:value-type="string">
            <text:p>P008</text:p>
          </table:table-cell>
          <table:table-cell office:value-type="string">
            <text:p>SolarOMRate</text:p>
          </table:table-cell>
          <table:table-cell office:value-type="string">
            <text:p>specific yearly O&amp;M costs</text:p>
          </table:table-cell>
          <table:table-cell office:value-type="string">
            <text:p>?/kW</text:p>
          </table:table-cell>
          <table:table-cell table:number-columns-repeated="252"/>
        </table:table-row>
        <table:table-row table:style-name="ro1">
          <table:table-cell office:value-type="string">
            <text:p>P009</text:p>
          </table:table-cell>
          <table:table-cell office:value-type="string">
            <text:p>SolarFunding</text:p>
          </table:table-cell>
          <table:table-cell office:value-type="string">
            <text:p>Percentage of public funding</text:p>
          </table:table-cell>
          <table:table-cell office:value-type="string">
            <text:p>-</text:p>
          </table:table-cell>
          <table:table-cell table:number-columns-repeated="252"/>
        </table:table-row>
        <table:table-row table:style-name="ro1">
          <table:table-cell office:value-type="string">
            <text:p>P010</text:p>
          </table:table-cell>
          <table:table-cell office:value-type="string">
            <text:p>QuSolar</text:p>
          </table:table-cell>
          <table:table-cell office:value-type="string">
            <text:p>Specifc solar useful heat production</text:p>
          </table:table-cell>
          <table:table-cell office:value-type="string">
            <text:p>kWh/kW</text:p>
          </table:table-cell>
          <table:table-cell table:number-columns-repeated="252"/>
        </table:table-row>
        <table:table-row table:style-name="ro1">
          <table:table-cell office:value-type="string">
            <text:p>P011</text:p>
          </table:table-cell>
          <table:table-cell office:value-type="string">
            <text:p>Inflation</text:p>
          </table:table-cell>
          <table:table-cell office:value-type="string">
            <text:p>Inflaci¢ general</text:p>
          </table:table-cell>
          <table:table-cell table:number-columns-repeated="253"/>
        </table:table-row>
        <table:table-row table:style-name="ro1">
          <table:table-cell office:value-type="string">
            <text:p>P012</text:p>
          </table:table-cell>
          <table:table-cell office:value-type="string">
            <text:p>InflationFuels</text:p>
          </table:table-cell>
          <table:table-cell office:value-type="string">
            <text:p>Increment previst preu de combustible (nominal)</text:p>
          </table:table-cell>
          <table:table-cell table:number-columns-repeated="253"/>
        </table:table-row>
        <table:table-row table:style-name="ro1">
          <table:table-cell office:value-type="string">
            <text:p>P013</text:p>
          </table:table-cell>
          <table:table-cell office:value-type="string">
            <text:p>InterestRate</text:p>
          </table:table-cell>
          <table:table-cell office:value-type="string">
            <text:p>Interest rate for external financing</text:p>
          </table:table-cell>
          <table:table-cell table:number-columns-repeated="253"/>
        </table:table-row>
        <table:table-row table:style-name="ro1">
          <table:table-cell office:value-type="string">
            <text:p>P014</text:p>
          </table:table-cell>
          <table:table-cell office:value-type="string">
            <text:p>ExternalFinance</text:p>
          </table:table-cell>
          <table:table-cell office:value-type="string">
            <text:p>Percentage of external financing</text:p>
          </table:table-cell>
          <table:table-cell table:number-columns-repeated="253"/>
        </table:table-row>
        <table:table-row table:style-name="ro1">
          <table:table-cell office:value-type="string">
            <text:p>P015</text:p>
          </table:table-cell>
          <table:table-cell office:value-type="string">
            <text:p>Amortisation</text:p>
          </table:table-cell>
          <table:table-cell office:value-type="string">
            <text:p>Amortisation period</text:p>
          </table:table-cell>
          <table:table-cell table:number-columns-repeated="253"/>
        </table:table-row>
        <table:table-row table:style-name="ro1">
          <table:table-cell office:value-type="string">
            <text:p>P016</text:p>
          </table:table-cell>
          <table:table-cell office:value-type="string">
            <text:p>Annuity</text:p>
          </table:table-cell>
          <table:table-cell office:value-type="string">
            <text:p>Annuity of investment</text:p>
          </table:table-cell>
          <table:table-cell table:number-columns-repeated="253"/>
        </table:table-row>
        <table:table-row table:style-name="ro1">
          <table:table-cell office:value-type="string">
            <text:p>P017</text:p>
          </table:table-cell>
          <table:table-cell office:value-type="string">
            <text:p>EEFunding</text:p>
          </table:table-cell>
          <table:table-cell office:value-type="string">
            <text:p>Public funding for energy saving measures</text:p>
          </table:table-cell>
          <table:table-cell table:number-columns-repeated="253"/>
        </table:table-row>
        <table:table-row table:style-name="ro1">
          <table:table-cell office:value-type="string">
            <text:p>E100</text:p>
          </table:table-cell>
          <table:table-cell/>
          <table:table-cell office:value-type="string">
            <text:p>Benchmark data</text:p>
          </table:table-cell>
          <table:table-cell table:number-columns-repeated="253"/>
        </table:table-row>
        <table:table-row table:style-name="ro1">
          <table:table-cell office:value-type="string">
            <text:p>E101</text:p>
          </table:table-cell>
          <table:table-cell office:value-type="string">
            <text:p>PE_INT_BML</text:p>
          </table:table-cell>
          <table:table-cell office:value-type="string">
            <text:p>benchmark (lower limit)</text:p>
          </table:table-cell>
          <table:table-cell office:value-type="string">
            <text:p>[kWh/?]</text:p>
          </table:table-cell>
          <table:table-cell table:number-columns-repeated="252"/>
        </table:table-row>
        <table:table-row table:style-name="ro1">
          <table:table-cell office:value-type="string">
            <text:p>E102</text:p>
          </table:table-cell>
          <table:table-cell office:value-type="string">
            <text:p>PE_INT_BMH</text:p>
          </table:table-cell>
          <table:table-cell office:value-type="string">
            <text:p>benchmark (upper limit)</text:p>
          </table:table-cell>
          <table:table-cell office:value-type="string">
            <text:p>[kWh/?]</text:p>
          </table:table-cell>
          <table:table-cell table:number-columns-repeated="252"/>
        </table:table-row>
        <table:table-row table:style-name="ro1">
          <table:table-cell office:value-type="string">
            <text:p>E103</text:p>
          </table:table-cell>
          <table:table-cell office:value-type="string">
            <text:p>PE_INT_TAR</text:p>
          </table:table-cell>
          <table:table-cell office:value-type="string">
            <text:p>target</text:p>
          </table:table-cell>
          <table:table-cell office:value-type="string">
            <text:p>[kWh/?]</text:p>
          </table:table-cell>
          <table:table-cell table:number-columns-repeated="252"/>
        </table:table-row>
        <table:table-row table:style-name="ro1">
          <table:table-cell office:value-type="string">
            <text:p>E104</text:p>
          </table:table-cell>
          <table:table-cell office:value-type="string">
            <text:p>PE_INT_REF</text:p>
          </table:table-cell>
          <table:table-cell office:value-type="string">
            <text:p>reference code selected benchmark and target</text:p>
          </table:table-cell>
          <table:table-cell office:value-type="string">
            <text:p>[kWh/?]</text:p>
          </table:table-cell>
          <table:table-cell table:number-columns-repeated="252"/>
        </table:table-row>
        <table:table-row table:style-name="ro1">
          <table:table-cell office:value-type="string">
            <text:p>E105</text:p>
          </table:table-cell>
          <table:table-cell office:value-type="string">
            <text:p>EL_INT_BML</text:p>
          </table:table-cell>
          <table:table-cell office:value-type="string">
            <text:p>benchmark (lower limit)</text:p>
          </table:table-cell>
          <table:table-cell table:number-columns-repeated="253"/>
        </table:table-row>
        <table:table-row table:style-name="ro1">
          <table:table-cell office:value-type="string">
            <text:p>E106</text:p>
          </table:table-cell>
          <table:table-cell office:value-type="string">
            <text:p>EL_INT_BMH</text:p>
          </table:table-cell>
          <table:table-cell office:value-type="string">
            <text:p>benchmark (upper limit)</text:p>
          </table:table-cell>
          <table:table-cell table:number-columns-repeated="253"/>
        </table:table-row>
        <table:table-row table:style-name="ro1">
          <table:table-cell office:value-type="string">
            <text:p>E107</text:p>
          </table:table-cell>
          <table:table-cell office:value-type="string">
            <text:p>EL_INT_TAR</text:p>
          </table:table-cell>
          <table:table-cell office:value-type="string">
            <text:p>target</text:p>
          </table:table-cell>
          <table:table-cell table:number-columns-repeated="253"/>
        </table:table-row>
        <table:table-row table:style-name="ro1">
          <table:table-cell office:value-type="string">
            <text:p>E108</text:p>
          </table:table-cell>
          <table:table-cell office:value-type="string">
            <text:p>EL_INT_REF</text:p>
          </table:table-cell>
          <table:table-cell office:value-type="string">
            <text:p>reference code selected benchmark and target</text:p>
          </table:table-cell>
          <table:table-cell table:number-columns-repeated="253"/>
        </table:table-row>
        <table:table-row table:style-name="ro1">
          <table:table-cell office:value-type="string">
            <text:p>E109</text:p>
          </table:table-cell>
          <table:table-cell office:value-type="string">
            <text:p>FUEL_INT_BML</text:p>
          </table:table-cell>
          <table:table-cell office:value-type="string">
            <text:p>benchmark (lower limit)</text:p>
          </table:table-cell>
          <table:table-cell table:number-columns-repeated="253"/>
        </table:table-row>
        <table:table-row table:style-name="ro1">
          <table:table-cell office:value-type="string">
            <text:p>E110</text:p>
          </table:table-cell>
          <table:table-cell office:value-type="string">
            <text:p>FUEL_INT_BMH</text:p>
          </table:table-cell>
          <table:table-cell office:value-type="string">
            <text:p>benchmark (upper limit)</text:p>
          </table:table-cell>
          <table:table-cell table:number-columns-repeated="253"/>
        </table:table-row>
        <table:table-row table:style-name="ro1">
          <table:table-cell office:value-type="string">
            <text:p>E111</text:p>
          </table:table-cell>
          <table:table-cell office:value-type="string">
            <text:p>FUEL_INT_TAR</text:p>
          </table:table-cell>
          <table:table-cell office:value-type="string">
            <text:p>target</text:p>
          </table:table-cell>
          <table:table-cell table:number-columns-repeated="253"/>
        </table:table-row>
        <table:table-row table:style-name="ro1">
          <table:table-cell office:value-type="string">
            <text:p>E112</text:p>
          </table:table-cell>
          <table:table-cell office:value-type="string">
            <text:p>FUEL_INT_REF</text:p>
          </table:table-cell>
          <table:table-cell office:value-type="string">
            <text:p>reference code selected benchmark and target</text:p>
          </table:table-cell>
          <table:table-cell table:number-columns-repeated="253"/>
        </table:table-row>
        <table:table-row table:style-name="ro1">
          <table:table-cell office:value-type="string">
            <text:p>E113</text:p>
          </table:table-cell>
          <table:table-cell office:value-type="string">
            <text:p>PE_SEC_BML</text:p>
          </table:table-cell>
          <table:table-cell office:value-type="string">
            <text:p>benchmark (lower limit)</text:p>
          </table:table-cell>
          <table:table-cell table:number-columns-repeated="253"/>
        </table:table-row>
        <table:table-row table:style-name="ro1">
          <table:table-cell office:value-type="string">
            <text:p>E114</text:p>
          </table:table-cell>
          <table:table-cell office:value-type="string">
            <text:p>PE_SEC_BMH</text:p>
          </table:table-cell>
          <table:table-cell office:value-type="string">
            <text:p>benchmark (upper limit)</text:p>
          </table:table-cell>
          <table:table-cell table:number-columns-repeated="253"/>
        </table:table-row>
        <table:table-row table:style-name="ro1">
          <table:table-cell office:value-type="string">
            <text:p>E115</text:p>
          </table:table-cell>
          <table:table-cell office:value-type="string">
            <text:p>PE_SEC_TAR</text:p>
          </table:table-cell>
          <table:table-cell office:value-type="string">
            <text:p>target</text:p>
          </table:table-cell>
          <table:table-cell table:number-columns-repeated="253"/>
        </table:table-row>
        <table:table-row table:style-name="ro1">
          <table:table-cell office:value-type="string">
            <text:p>E116</text:p>
          </table:table-cell>
          <table:table-cell office:value-type="string">
            <text:p>PE_SEC_REF</text:p>
          </table:table-cell>
          <table:table-cell office:value-type="string">
            <text:p>reference code selected benchmark and target</text:p>
          </table:table-cell>
          <table:table-cell table:number-columns-repeated="253"/>
        </table:table-row>
        <table:table-row table:style-name="ro1">
          <table:table-cell office:value-type="string">
            <text:p>E117</text:p>
          </table:table-cell>
          <table:table-cell office:value-type="string">
            <text:p>EL_SEC_BML</text:p>
          </table:table-cell>
          <table:table-cell office:value-type="string">
            <text:p>benchmark (lower limit)</text:p>
          </table:table-cell>
          <table:table-cell table:number-columns-repeated="253"/>
        </table:table-row>
        <table:table-row table:style-name="ro1">
          <table:table-cell office:value-type="string">
            <text:p>E118</text:p>
          </table:table-cell>
          <table:table-cell office:value-type="string">
            <text:p>EL_SEC_BMH</text:p>
          </table:table-cell>
          <table:table-cell office:value-type="string">
            <text:p>benchmark (upper limit)</text:p>
          </table:table-cell>
          <table:table-cell table:number-columns-repeated="253"/>
        </table:table-row>
        <table:table-row table:style-name="ro1">
          <table:table-cell office:value-type="string">
            <text:p>E119</text:p>
          </table:table-cell>
          <table:table-cell office:value-type="string">
            <text:p>EL_SEC_TAR</text:p>
          </table:table-cell>
          <table:table-cell office:value-type="string">
            <text:p>target</text:p>
          </table:table-cell>
          <table:table-cell table:number-columns-repeated="253"/>
        </table:table-row>
        <table:table-row table:style-name="ro1">
          <table:table-cell office:value-type="string">
            <text:p>E120</text:p>
          </table:table-cell>
          <table:table-cell office:value-type="string">
            <text:p>EL_SEC_REF</text:p>
          </table:table-cell>
          <table:table-cell office:value-type="string">
            <text:p>reference code selected benchmark and target</text:p>
          </table:table-cell>
          <table:table-cell table:number-columns-repeated="253"/>
        </table:table-row>
        <table:table-row table:style-name="ro1">
          <table:table-cell office:value-type="string">
            <text:p>E121</text:p>
          </table:table-cell>
          <table:table-cell office:value-type="string">
            <text:p>FUEL_SEC_BML</text:p>
          </table:table-cell>
          <table:table-cell office:value-type="string">
            <text:p>benchmark (lower limit)</text:p>
          </table:table-cell>
          <table:table-cell table:number-columns-repeated="253"/>
        </table:table-row>
        <table:table-row table:style-name="ro1">
          <table:table-cell office:value-type="string">
            <text:p>E122</text:p>
          </table:table-cell>
          <table:table-cell office:value-type="string">
            <text:p>FUEL_SEC_BMH</text:p>
          </table:table-cell>
          <table:table-cell office:value-type="string">
            <text:p>benchmark (upper limit)</text:p>
          </table:table-cell>
          <table:table-cell table:number-columns-repeated="253"/>
        </table:table-row>
        <table:table-row table:style-name="ro1">
          <table:table-cell office:value-type="string">
            <text:p>E123</text:p>
          </table:table-cell>
          <table:table-cell office:value-type="string">
            <text:p>FUEL_SEC_TAR</text:p>
          </table:table-cell>
          <table:table-cell office:value-type="string">
            <text:p>target</text:p>
          </table:table-cell>
          <table:table-cell table:number-columns-repeated="253"/>
        </table:table-row>
        <table:table-row table:style-name="ro1">
          <table:table-cell office:value-type="string">
            <text:p>E124</text:p>
          </table:table-cell>
          <table:table-cell office:value-type="string">
            <text:p>FUEL_SEC_REF</text:p>
          </table:table-cell>
          <table:table-cell office:value-type="string">
            <text:p>reference code selected benchmark and target</text:p>
          </table:table-cell>
          <table:table-cell table:number-columns-repeated="253"/>
        </table:table-row>
        <table:table-row table:style-name="ro1">
          <table:table-cell office:value-type="string">
            <text:p>E125</text:p>
          </table:table-cell>
          <table:table-cell office:value-type="string">
            <text:p>PE_UOS_BML</text:p>
          </table:table-cell>
          <table:table-cell office:value-type="string">
            <text:p>benchmark (lower limit)</text:p>
          </table:table-cell>
          <table:table-cell table:number-columns-repeated="253"/>
        </table:table-row>
        <table:table-row table:style-name="ro1">
          <table:table-cell office:value-type="string">
            <text:p>E126</text:p>
          </table:table-cell>
          <table:table-cell office:value-type="string">
            <text:p>PE_UOS_BMH</text:p>
          </table:table-cell>
          <table:table-cell office:value-type="string">
            <text:p>benchmark (upper limit)</text:p>
          </table:table-cell>
          <table:table-cell table:number-columns-repeated="253"/>
        </table:table-row>
        <table:table-row table:style-name="ro1">
          <table:table-cell office:value-type="string">
            <text:p>E127</text:p>
          </table:table-cell>
          <table:table-cell office:value-type="string">
            <text:p>PE_UOS_TAR</text:p>
          </table:table-cell>
          <table:table-cell office:value-type="string">
            <text:p>target</text:p>
          </table:table-cell>
          <table:table-cell table:number-columns-repeated="253"/>
        </table:table-row>
        <table:table-row table:style-name="ro1">
          <table:table-cell office:value-type="string">
            <text:p>E128</text:p>
          </table:table-cell>
          <table:table-cell office:value-type="string">
            <text:p>PE_UOS_REF</text:p>
          </table:table-cell>
          <table:table-cell office:value-type="string">
            <text:p>reference code selected benchmark and target</text:p>
          </table:table-cell>
          <table:table-cell table:number-columns-repeated="253"/>
        </table:table-row>
        <table:table-row table:style-name="ro1">
          <table:table-cell office:value-type="string">
            <text:p>E129</text:p>
          </table:table-cell>
          <table:table-cell office:value-type="string">
            <text:p>EL_UOS_BML</text:p>
          </table:table-cell>
          <table:table-cell office:value-type="string">
            <text:p>benchmark (lower limit)</text:p>
          </table:table-cell>
          <table:table-cell table:number-columns-repeated="253"/>
        </table:table-row>
        <table:table-row table:style-name="ro1">
          <table:table-cell office:value-type="string">
            <text:p>E130</text:p>
          </table:table-cell>
          <table:table-cell office:value-type="string">
            <text:p>EL_UOS_BMH</text:p>
          </table:table-cell>
          <table:table-cell office:value-type="string">
            <text:p>benchmark (upper limit)</text:p>
          </table:table-cell>
          <table:table-cell table:number-columns-repeated="253"/>
        </table:table-row>
        <table:table-row table:style-name="ro1">
          <table:table-cell office:value-type="string">
            <text:p>E131</text:p>
          </table:table-cell>
          <table:table-cell office:value-type="string">
            <text:p>EL_UOS_TAR</text:p>
          </table:table-cell>
          <table:table-cell office:value-type="string">
            <text:p>target</text:p>
          </table:table-cell>
          <table:table-cell table:number-columns-repeated="253"/>
        </table:table-row>
        <table:table-row table:style-name="ro1">
          <table:table-cell office:value-type="string">
            <text:p>E132</text:p>
          </table:table-cell>
          <table:table-cell office:value-type="string">
            <text:p>EL_UOS_REF</text:p>
          </table:table-cell>
          <table:table-cell office:value-type="string">
            <text:p>reference code selected benchmark and target</text:p>
          </table:table-cell>
          <table:table-cell table:number-columns-repeated="253"/>
        </table:table-row>
        <table:table-row table:style-name="ro1">
          <table:table-cell office:value-type="string">
            <text:p>E133</text:p>
          </table:table-cell>
          <table:table-cell office:value-type="string">
            <text:p>UPHS_BML</text:p>
          </table:table-cell>
          <table:table-cell office:value-type="string">
            <text:p>benchmark (lower limit)</text:p>
          </table:table-cell>
          <table:table-cell table:number-columns-repeated="253"/>
        </table:table-row>
        <table:table-row table:style-name="ro1">
          <table:table-cell office:value-type="string">
            <text:p>E134</text:p>
          </table:table-cell>
          <table:table-cell office:value-type="string">
            <text:p>UPHS_BMH</text:p>
          </table:table-cell>
          <table:table-cell office:value-type="string">
            <text:p>benchmark (upper limit)</text:p>
          </table:table-cell>
          <table:table-cell table:number-columns-repeated="253"/>
        </table:table-row>
        <table:table-row table:style-name="ro1">
          <table:table-cell office:value-type="string">
            <text:p>E135</text:p>
          </table:table-cell>
          <table:table-cell office:value-type="string">
            <text:p>UPHS_TAR</text:p>
          </table:table-cell>
          <table:table-cell office:value-type="string">
            <text:p>target</text:p>
          </table:table-cell>
          <table:table-cell table:number-columns-repeated="253"/>
        </table:table-row>
        <table:table-row table:style-name="ro1">
          <table:table-cell office:value-type="string">
            <text:p>E136</text:p>
          </table:table-cell>
          <table:table-cell office:value-type="string">
            <text:p>UPHS_REF</text:p>
          </table:table-cell>
          <table:table-cell office:value-type="string">
            <text:p>reference code selected benchmark and target</text:p>
          </table:table-cell>
          <table:table-cell table:number-columns-repeated="253"/>
        </table:table-row>
        <table:table-row table:style-name="ro1">
          <table:table-cell office:value-type="string">
            <text:p>E137</text:p>
          </table:table-cell>
          <table:table-cell office:value-type="string">
            <text:p>ENE_INT_CHK</text:p>
          </table:table-cell>
          <table:table-cell office:value-type="string">
            <text:p>evaluation of energy intensity</text:p>
          </table:table-cell>
          <table:table-cell table:number-columns-repeated="253"/>
        </table:table-row>
        <table:table-row table:style-name="ro1">
          <table:table-cell office:value-type="string">
            <text:p>E138</text:p>
          </table:table-cell>
          <table:table-cell office:value-type="string">
            <text:p>ENE_INT_COM</text:p>
          </table:table-cell>
          <table:table-cell office:value-type="string">
            <text:p>comment on evaluation of energy intensity</text:p>
          </table:table-cell>
          <table:table-cell table:number-columns-repeated="253"/>
        </table:table-row>
        <table:table-row table:style-name="ro1">
          <table:table-cell office:value-type="string">
            <text:p>E139</text:p>
          </table:table-cell>
          <table:table-cell office:value-type="string">
            <text:p>ENE_SEC_CHK</text:p>
          </table:table-cell>
          <table:table-cell office:value-type="string">
            <text:p>evaluation of energy intensity</text:p>
          </table:table-cell>
          <table:table-cell table:number-columns-repeated="253"/>
        </table:table-row>
        <table:table-row table:style-name="ro1">
          <table:table-cell office:value-type="string">
            <text:p>E140</text:p>
          </table:table-cell>
          <table:table-cell office:value-type="string">
            <text:p>ENE_SEC_COM</text:p>
          </table:table-cell>
          <table:table-cell office:value-type="string">
            <text:p>comment on evaluation of energy intensity</text:p>
          </table:table-cell>
          <table:table-cell table:number-columns-repeated="253"/>
        </table:table-row>
        <table:table-row table:style-name="ro1">
          <table:table-cell office:value-type="string">
            <text:p>E141</text:p>
          </table:table-cell>
          <table:table-cell office:value-type="string">
            <text:p>ENE_UOS_CHK</text:p>
          </table:table-cell>
          <table:table-cell office:value-type="string">
            <text:p>evaluation of energy intensity</text:p>
          </table:table-cell>
          <table:table-cell table:number-columns-repeated="253"/>
        </table:table-row>
        <table:table-row table:style-name="ro1">
          <table:table-cell office:value-type="string">
            <text:p>E142</text:p>
          </table:table-cell>
          <table:table-cell office:value-type="string">
            <text:p>ENE_UOS_COM</text:p>
          </table:table-cell>
          <table:table-cell office:value-type="string">
            <text:p>comment on evaluation of energy intensity</text:p>
          </table:table-cell>
          <table:table-cell table:number-columns-repeated="253"/>
        </table:table-row>
        <table:table-row table:style-name="ro1">
          <table:table-cell office:value-type="string">
            <text:p>X000</text:p>
          </table:table-cell>
          <table:table-cell/>
          <table:table-cell office:value-type="string">
            <text:p>GUI LABELS</text:p>
          </table:table-cell>
          <table:table-cell table:number-columns-repeated="253"/>
        </table:table-row>
        <table:table-row table:style-name="ro1">
          <table:table-cell office:value-type="string">
            <text:p>X001</text:p>
          </table:table-cell>
          <table:table-cell/>
          <table:table-cell office:value-type="string">
            <text:p>Einstein</text:p>
          </table:table-cell>
          <table:table-cell/>
          <table:table-cell office:value-type="string">
            <text:p>Menu</text:p>
          </table:table-cell>
          <table:table-cell table:number-columns-repeated="251"/>
        </table:table-row>
        <table:table-row table:style-name="ro1">
          <table:table-cell office:value-type="string">
            <text:p>X002</text:p>
          </table:table-cell>
          <table:table-cell/>
          <table:table-cell office:value-type="string">
            <text:p>Open</text:p>
          </table:table-cell>
          <table:table-cell/>
          <table:table-cell office:value-type="string">
            <text:p>Menu</text:p>
          </table:table-cell>
          <table:table-cell table:number-columns-repeated="251"/>
        </table:table-row>
        <table:table-row table:style-name="ro1">
          <table:table-cell office:value-type="string">
            <text:p>X003</text:p>
          </table:table-cell>
          <table:table-cell/>
          <table:table-cell office:value-type="string">
            <text:p>Save</text:p>
          </table:table-cell>
          <table:table-cell/>
          <table:table-cell office:value-type="string">
            <text:p>Menu</text:p>
          </table:table-cell>
          <table:table-cell table:number-columns-repeated="251"/>
        </table:table-row>
        <table:table-row table:style-name="ro1">
          <table:table-cell office:value-type="string">
            <text:p>X004</text:p>
          </table:table-cell>
          <table:table-cell/>
          <table:table-cell office:value-type="string">
            <text:p>Import</text:p>
          </table:table-cell>
          <table:table-cell/>
          <table:table-cell office:value-type="string">
            <text:p>Menu</text:p>
          </table:table-cell>
          <table:table-cell table:number-columns-repeated="251"/>
        </table:table-row>
        <table:table-row table:style-name="ro1">
          <table:table-cell office:value-type="string">
            <text:p>X005</text:p>
          </table:table-cell>
          <table:table-cell/>
          <table:table-cell office:value-type="string">
            <text:p>Export</text:p>
          </table:table-cell>
          <table:table-cell/>
          <table:table-cell office:value-type="string">
            <text:p>Menu</text:p>
          </table:table-cell>
          <table:table-cell table:number-columns-repeated="251"/>
        </table:table-row>
        <table:table-row table:style-name="ro1">
          <table:table-cell office:value-type="string">
            <text:p>X006</text:p>
          </table:table-cell>
          <table:table-cell/>
          <table:table-cell office:value-type="string">
            <text:p>Exit</text:p>
          </table:table-cell>
          <table:table-cell/>
          <table:table-cell office:value-type="string">
            <text:p>Menu</text:p>
          </table:table-cell>
          <table:table-cell table:number-columns-repeated="251"/>
        </table:table-row>
        <table:table-row table:style-name="ro1">
          <table:table-cell office:value-type="string">
            <text:p>X007</text:p>
          </table:table-cell>
          <table:table-cell/>
          <table:table-cell office:value-type="string">
            <text:p>Setup</text:p>
          </table:table-cell>
          <table:table-cell/>
          <table:table-cell office:value-type="string">
            <text:p>Menu</text:p>
          </table:table-cell>
          <table:table-cell table:number-columns-repeated="251"/>
        </table:table-row>
        <table:table-row table:style-name="ro1">
          <table:table-cell office:value-type="string">
            <text:p>X008</text:p>
          </table:table-cell>
          <table:table-cell/>
          <table:table-cell office:value-type="string">
            <text:p>Edit Database</text:p>
          </table:table-cell>
          <table:table-cell/>
          <table:table-cell office:value-type="string">
            <text:p>Menu</text:p>
          </table:table-cell>
          <table:table-cell table:number-columns-repeated="251"/>
        </table:table-row>
        <table:table-row table:style-name="ro1">
          <table:table-cell office:value-type="string">
            <text:p>X009</text:p>
          </table:table-cell>
          <table:table-cell/>
          <table:table-cell office:value-type="string">
            <text:p>Preferences</text:p>
          </table:table-cell>
          <table:table-cell/>
          <table:table-cell office:value-type="string">
            <text:p>Menu</text:p>
          </table:table-cell>
          <table:table-cell table:number-columns-repeated="251"/>
        </table:table-row>
        <table:table-row table:style-name="ro1">
          <table:table-cell office:value-type="string">
            <text:p>X010</text:p>
          </table:table-cell>
          <table:table-cell/>
          <table:table-cell office:value-type="string">
            <text:p>General data</text:p>
          </table:table-cell>
          <table:table-cell/>
          <table:table-cell office:value-type="string">
            <text:p>Frame</text:p>
          </table:table-cell>
          <table:table-cell table:number-columns-repeated="251"/>
        </table:table-row>
        <table:table-row table:style-name="ro1">
          <table:table-cell office:value-type="string">
            <text:p>X011</text:p>
          </table:table-cell>
          <table:table-cell/>
          <table:table-cell office:value-type="string">
            <text:p>Energy consumption</text:p>
          </table:table-cell>
          <table:table-cell/>
          <table:table-cell office:value-type="string">
            <text:p>Frame</text:p>
          </table:table-cell>
          <table:table-cell table:number-columns-repeated="251"/>
        </table:table-row>
        <table:table-row table:style-name="ro1">
          <table:table-cell office:value-type="string">
            <text:p>X012</text:p>
          </table:table-cell>
          <table:table-cell/>
          <table:table-cell office:value-type="string">
            <text:p>Processes data</text:p>
          </table:table-cell>
          <table:table-cell/>
          <table:table-cell office:value-type="string">
            <text:p>Frame</text:p>
          </table:table-cell>
          <table:table-cell table:number-columns-repeated="251"/>
        </table:table-row>
        <table:table-row table:style-name="ro1">
          <table:table-cell office:value-type="string">
            <text:p>X013</text:p>
          </table:table-cell>
          <table:table-cell/>
          <table:table-cell office:value-type="string">
            <text:p>Generation of heat and cold</text:p>
          </table:table-cell>
          <table:table-cell/>
          <table:table-cell office:value-type="string">
            <text:p>Frame</text:p>
          </table:table-cell>
          <table:table-cell table:number-columns-repeated="251"/>
        </table:table-row>
        <table:table-row table:style-name="ro1">
          <table:table-cell office:value-type="string">
            <text:p>X014</text:p>
          </table:table-cell>
          <table:table-cell/>
          <table:table-cell office:value-type="string">
            <text:p>Distribution of heat and cold</text:p>
          </table:table-cell>
          <table:table-cell/>
          <table:table-cell office:value-type="string">
            <text:p>Frame</text:p>
          </table:table-cell>
          <table:table-cell table:number-columns-repeated="251"/>
        </table:table-row>
        <table:table-row table:style-name="ro1">
          <table:table-cell office:value-type="string">
            <text:p>X015</text:p>
          </table:table-cell>
          <table:table-cell/>
          <table:table-cell office:value-type="string">
            <text:p>Renewable energies</text:p>
          </table:table-cell>
          <table:table-cell/>
          <table:table-cell office:value-type="string">
            <text:p>Frame</text:p>
          </table:table-cell>
          <table:table-cell table:number-columns-repeated="251"/>
        </table:table-row>
        <table:table-row table:style-name="ro1">
          <table:table-cell office:value-type="string">
            <text:p>X016</text:p>
          </table:table-cell>
          <table:table-cell/>
          <table:table-cell office:value-type="string">
            <text:p>Buildings</text:p>
          </table:table-cell>
          <table:table-cell/>
          <table:table-cell office:value-type="string">
            <text:p>Frame</text:p>
          </table:table-cell>
          <table:table-cell table:number-columns-repeated="251"/>
        </table:table-row>
        <table:table-row table:style-name="ro1">
          <table:table-cell office:value-type="string">
            <text:p>X017</text:p>
          </table:table-cell>
          <table:table-cell/>
          <table:table-cell office:value-type="string">
            <text:p>Economic parameters</text:p>
          </table:table-cell>
          <table:table-cell/>
          <table:table-cell office:value-type="string">
            <text:p>Frame</text:p>
          </table:table-cell>
          <table:table-cell table:number-columns-repeated="251"/>
        </table:table-row>
        <table:table-row table:style-name="ro1">
          <table:table-cell office:value-type="string">
            <text:p>X018</text:p>
          </table:table-cell>
          <table:table-cell/>
          <table:table-cell office:value-type="string">
            <text:p>Edit Industry Data</text:p>
          </table:table-cell>
          <table:table-cell/>
          <table:table-cell office:value-type="string">
            <text:p>treenode</text:p>
          </table:table-cell>
          <table:table-cell table:number-columns-repeated="251"/>
        </table:table-row>
        <table:table-row table:style-name="ro1">
          <table:table-cell office:value-type="string">
            <text:p>X019</text:p>
          </table:table-cell>
          <table:table-cell/>
          <table:table-cell office:value-type="string">
            <text:p>store data</text:p>
          </table:table-cell>
          <table:table-cell/>
          <table:table-cell office:value-type="string">
            <text:p>button</text:p>
          </table:table-cell>
          <table:table-cell table:number-columns-repeated="251"/>
        </table:table-row>
        <table:table-row table:style-name="ro1">
          <table:table-cell office:value-type="string">
            <text:p>X020</text:p>
          </table:table-cell>
          <table:table-cell/>
          <table:table-cell office:value-type="string">
            <text:p>Period of operation</text:p>
          </table:table-cell>
          <table:table-cell/>
          <table:table-cell office:value-type="string">
            <text:p>stInfo3Page1</text:p>
          </table:table-cell>
          <table:table-cell table:number-columns-repeated="251"/>
        </table:table-row>
        <table:table-row table:style-name="ro1">
          <table:table-cell office:value-type="string">
            <text:p>X021</text:p>
          </table:table-cell>
          <table:table-cell/>
          <table:table-cell office:value-type="string">
            <text:p>General information</text:p>
          </table:table-cell>
          <table:table-cell/>
          <table:table-cell office:value-type="string">
            <text:p>stInfo1Page1</text:p>
          </table:table-cell>
          <table:table-cell table:number-columns-repeated="251"/>
        </table:table-row>
        <table:table-row table:style-name="ro1">
          <table:table-cell office:value-type="string">
            <text:p>X022</text:p>
          </table:table-cell>
          <table:table-cell/>
          <table:table-cell office:value-type="string">
            <text:p>Statistical and economical data</text:p>
          </table:table-cell>
          <table:table-cell/>
          <table:table-cell office:value-type="string">
            <text:p>stInfo2Page1</text:p>
          </table:table-cell>
          <table:table-cell table:number-columns-repeated="251"/>
        </table:table-row>
        <table:table-row table:style-name="ro1">
          <table:table-cell office:value-type="string">
            <text:p>X023</text:p>
          </table:table-cell>
          <table:table-cell/>
          <table:table-cell office:value-type="string">
            <text:p>Product list</text:p>
          </table:table-cell>
          <table:table-cell/>
          <table:table-cell office:value-type="string">
            <text:p>stInfo6Page1</text:p>
          </table:table-cell>
          <table:table-cell table:number-columns-repeated="251"/>
        </table:table-row>
        <table:table-row table:style-name="ro1">
          <table:table-cell office:value-type="string">
            <text:p>X024</text:p>
          </table:table-cell>
          <table:table-cell/>
          <table:table-cell office:value-type="string">
            <text:p>Information on products</text:p>
          </table:table-cell>
          <table:table-cell/>
          <table:table-cell office:value-type="string">
            <text:p>stInfo4Page1</text:p>
          </table:table-cell>
          <table:table-cell table:number-columns-repeated="251"/>
        </table:table-row>
        <table:table-row table:style-name="ro1">
          <table:table-cell office:value-type="string">
            <text:p>X025</text:p>
          </table:table-cell>
          <table:table-cell/>
          <table:table-cell office:value-type="string">
            <text:p>add product</text:p>
          </table:table-cell>
          <table:table-cell/>
          <table:table-cell office:value-type="string">
            <text:p>buttonPage1</text:p>
          </table:table-cell>
          <table:table-cell table:number-columns-repeated="251"/>
        </table:table-row>
        <table:table-row table:style-name="ro1">
          <table:table-cell office:value-type="string">
            <text:p>X026</text:p>
          </table:table-cell>
          <table:table-cell/>
          <table:table-cell office:value-type="string">
            <text:p>Energy consumption by product</text:p>
          </table:table-cell>
          <table:table-cell/>
          <table:table-cell office:value-type="string">
            <text:p>stInfo5Page1</text:p>
          </table:table-cell>
          <table:table-cell table:number-columns-repeated="251"/>
        </table:table-row>
        <table:table-row table:style-name="ro1">
          <table:table-cell office:value-type="string">
            <text:p>X027</text:p>
          </table:table-cell>
          <table:table-cell/>
          <table:table-cell office:value-type="string">
            <text:p>delete product</text:p>
          </table:table-cell>
          <table:table-cell/>
          <table:table-cell office:value-type="string">
            <text:p>buttonPage1</text:p>
          </table:table-cell>
          <table:table-cell table:number-columns-repeated="251"/>
        </table:table-row>
        <table:table-row table:style-name="ro1">
          <table:table-cell office:value-type="string">
            <text:p>X028</text:p>
          </table:table-cell>
          <table:table-cell/>
          <table:table-cell office:value-type="string">
            <text:p>clear</text:p>
          </table:table-cell>
          <table:table-cell/>
          <table:table-cell office:value-type="string">
            <text:p>button</text:p>
          </table:table-cell>
          <table:table-cell table:number-columns-repeated="251"/>
        </table:table-row>
        <table:table-row table:style-name="ro1">
          <table:table-cell office:value-type="string">
            <text:p>X029</text:p>
          </table:table-cell>
          <table:table-cell/>
          <table:table-cell office:value-type="string">
            <text:p>Fuel consumption and cost</text:p>
          </table:table-cell>
          <table:table-cell/>
          <table:table-cell office:value-type="string">
            <text:p>stInfo1Page2</text:p>
          </table:table-cell>
          <table:table-cell table:number-columns-repeated="251"/>
        </table:table-row>
        <table:table-row table:style-name="ro1">
          <table:table-cell office:value-type="string">
            <text:p>X030</text:p>
          </table:table-cell>
          <table:table-cell/>
          <table:table-cell office:value-type="string">
            <text:p>Fuel list</text:p>
          </table:table-cell>
          <table:table-cell/>
          <table:table-cell office:value-type="string">
            <text:p>stInfo2Page2</text:p>
          </table:table-cell>
          <table:table-cell table:number-columns-repeated="251"/>
        </table:table-row>
        <table:table-row table:style-name="ro1">
          <table:table-cell office:value-type="string">
            <text:p>X031</text:p>
          </table:table-cell>
          <table:table-cell/>
          <table:table-cell office:value-type="string">
            <text:p>add fuel</text:p>
          </table:table-cell>
          <table:table-cell/>
          <table:table-cell office:value-type="string">
            <text:p>buttonAddFuelPage2</text:p>
          </table:table-cell>
          <table:table-cell table:number-columns-repeated="251"/>
        </table:table-row>
        <table:table-row table:style-name="ro1">
          <table:table-cell office:value-type="string">
            <text:p>X032</text:p>
          </table:table-cell>
          <table:table-cell/>
          <table:table-cell office:value-type="string">
            <text:p>Remove from list</text:p>
          </table:table-cell>
          <table:table-cell/>
          <table:table-cell office:value-type="string">
            <text:p>buttonRemoveFuelFromListPage2</text:p>
          </table:table-cell>
          <table:table-cell table:number-columns-repeated="251"/>
        </table:table-row>
        <table:table-row table:style-name="ro1">
          <table:table-cell office:value-type="string">
            <text:p>X033</text:p>
          </table:table-cell>
          <table:table-cell/>
          <table:table-cell office:value-type="string">
            <text:p>Electricity consumption and cost</text:p>
          </table:table-cell>
          <table:table-cell/>
          <table:table-cell office:value-type="string">
            <text:p>stInfo3Page2</text:p>
          </table:table-cell>
          <table:table-cell table:number-columns-repeated="251"/>
        </table:table-row>
        <table:table-row table:style-name="ro1">
          <table:table-cell office:value-type="string">
            <text:p>X034</text:p>
          </table:table-cell>
          <table:table-cell/>
          <table:table-cell office:value-type="string">
            <text:p>annual consumption MWh/year</text:p>
          </table:table-cell>
          <table:table-cell/>
          <table:table-cell office:value-type="string">
            <text:p>labelGridPage2</text:p>
          </table:table-cell>
          <table:table-cell table:number-columns-repeated="251"/>
        </table:table-row>
        <table:table-row table:style-name="ro1">
          <table:table-cell office:value-type="string">
            <text:p>X035</text:p>
          </table:table-cell>
          <table:table-cell/>
          <table:table-cell office:value-type="string">
            <text:p>contracted power kW</text:p>
          </table:table-cell>
          <table:table-cell/>
          <table:table-cell office:value-type="string">
            <text:p>labelGridPage2</text:p>
          </table:table-cell>
          <table:table-cell table:number-columns-repeated="251"/>
        </table:table-row>
        <table:table-row table:style-name="ro1">
          <table:table-cell office:value-type="string">
            <text:p>X036</text:p>
          </table:table-cell>
          <table:table-cell/>
          <table:table-cell office:value-type="string">
            <text:p>tariff type</text:p>
          </table:table-cell>
          <table:table-cell/>
          <table:table-cell office:value-type="string">
            <text:p>labelGridPage2</text:p>
          </table:table-cell>
          <table:table-cell table:number-columns-repeated="251"/>
        </table:table-row>
        <table:table-row table:style-name="ro1">
          <table:table-cell office:value-type="string">
            <text:p>X037</text:p>
          </table:table-cell>
          <table:table-cell/>
          <table:table-cell office:value-type="string">
            <text:p>tariff on installed power €/kW month</text:p>
          </table:table-cell>
          <table:table-cell/>
          <table:table-cell office:value-type="string">
            <text:p>labelGridPage2</text:p>
          </table:table-cell>
          <table:table-cell table:number-columns-repeated="251"/>
        </table:table-row>
        <table:table-row table:style-name="ro1">
          <table:table-cell office:value-type="string">
            <text:p>X038</text:p>
          </table:table-cell>
          <table:table-cell/>
          <table:table-cell office:value-type="string">
            <text:p>tariff on consumption €/kWh</text:p>
          </table:table-cell>
          <table:table-cell/>
          <table:table-cell office:value-type="string">
            <text:p>labelGridPage2</text:p>
          </table:table-cell>
          <table:table-cell table:number-columns-repeated="251"/>
        </table:table-row>
        <table:table-row table:style-name="ro1">
          <table:table-cell office:value-type="string">
            <text:p>X039</text:p>
          </table:table-cell>
          <table:table-cell/>
          <table:table-cell office:value-type="string">
            <text:p>annual electricity cost €/MWh</text:p>
          </table:table-cell>
          <table:table-cell/>
          <table:table-cell office:value-type="string">
            <text:p>labelGridPage2</text:p>
          </table:table-cell>
          <table:table-cell table:number-columns-repeated="251"/>
        </table:table-row>
        <table:table-row table:style-name="ro1">
          <table:table-cell office:value-type="string">
            <text:p>X040</text:p>
          </table:table-cell>
          <table:table-cell/>
          <table:table-cell office:value-type="string">
            <text:p>Electric consumption -</text:p>
          </table:table-cell>
          <table:table-cell/>
          <table:table-cell office:value-type="string">
            <text:p>labelGridPage2</text:p>
          </table:table-cell>
          <table:table-cell table:number-columns-repeated="251"/>
        </table:table-row>
        <table:table-row table:style-name="ro1">
          <table:table-cell office:value-type="string">
            <text:p>X041</text:p>
          </table:table-cell>
          <table:table-cell/>
          <table:table-cell office:value-type="string">
            <text:p>according type of use</text:p>
          </table:table-cell>
          <table:table-cell/>
          <table:table-cell office:value-type="string">
            <text:p>labelGridPage2</text:p>
          </table:table-cell>
          <table:table-cell table:number-columns-repeated="251"/>
        </table:table-row>
        <table:table-row table:style-name="ro1">
          <table:table-cell office:value-type="string">
            <text:p>X042</text:p>
          </table:table-cell>
          <table:table-cell/>
          <table:table-cell office:value-type="string">
            <text:p>annual consumption MWh/year</text:p>
          </table:table-cell>
          <table:table-cell/>
          <table:table-cell office:value-type="string">
            <text:p>labelGridPage2</text:p>
          </table:table-cell>
          <table:table-cell table:number-columns-repeated="251"/>
        </table:table-row>
        <table:table-row table:style-name="ro1">
          <table:table-cell office:value-type="string">
            <text:p>X043</text:p>
          </table:table-cell>
          <table:table-cell/>
          <table:table-cell office:value-type="string">
            <text:p>Peak</text:p>
          </table:table-cell>
          <table:table-cell/>
          <table:table-cell office:value-type="string">
            <text:p>labelGridPage2</text:p>
          </table:table-cell>
          <table:table-cell table:number-columns-repeated="251"/>
        </table:table-row>
        <table:table-row table:style-name="ro1">
          <table:table-cell office:value-type="string">
            <text:p>X044</text:p>
          </table:table-cell>
          <table:table-cell/>
          <table:table-cell office:value-type="string">
            <text:p>Standart</text:p>
          </table:table-cell>
          <table:table-cell/>
          <table:table-cell office:value-type="string">
            <text:p>labelGridPage2</text:p>
          </table:table-cell>
          <table:table-cell table:number-columns-repeated="251"/>
        </table:table-row>
        <table:table-row table:style-name="ro1">
          <table:table-cell office:value-type="string">
            <text:p>X045</text:p>
          </table:table-cell>
          <table:table-cell/>
          <table:table-cell office:value-type="string">
            <text:p>Valley</text:p>
          </table:table-cell>
          <table:table-cell/>
          <table:table-cell office:value-type="string">
            <text:p>labelGridPage2</text:p>
          </table:table-cell>
          <table:table-cell table:number-columns-repeated="251"/>
        </table:table-row>
        <table:table-row table:style-name="ro1">
          <table:table-cell office:value-type="string">
            <text:p>X046</text:p>
          </table:table-cell>
          <table:table-cell/>
          <table:table-cell office:value-type="string">
            <text:p>TOTAL</text:p>
          </table:table-cell>
          <table:table-cell/>
          <table:table-cell office:value-type="string">
            <text:p>labelGridPage2</text:p>
          </table:table-cell>
          <table:table-cell table:number-columns-repeated="251"/>
        </table:table-row>
        <table:table-row table:style-name="ro1">
          <table:table-cell office:value-type="string">
            <text:p>X047</text:p>
          </table:table-cell>
          <table:table-cell/>
          <table:table-cell office:value-type="string">
            <text:p>self-generation</text:p>
          </table:table-cell>
          <table:table-cell/>
          <table:table-cell office:value-type="string">
            <text:p>labelGridPage2</text:p>
          </table:table-cell>
          <table:table-cell table:number-columns-repeated="251"/>
        </table:table-row>
        <table:table-row table:style-name="ro1">
          <table:table-cell office:value-type="string">
            <text:p>X048</text:p>
          </table:table-cell>
          <table:table-cell/>
          <table:table-cell office:value-type="string">
            <text:p>sales to grid</text:p>
          </table:table-cell>
          <table:table-cell/>
          <table:table-cell office:value-type="string">
            <text:p>labelGridPage2</text:p>
          </table:table-cell>
          <table:table-cell table:number-columns-repeated="251"/>
        </table:table-row>
        <table:table-row table:style-name="ro1">
          <table:table-cell office:value-type="string">
            <text:p>X049</text:p>
          </table:table-cell>
          <table:table-cell/>
          <table:table-cell office:value-type="string">
            <text:p>Electricity for thermal uses</text:p>
          </table:table-cell>
          <table:table-cell/>
          <table:table-cell office:value-type="string">
            <text:p>labelGridPage2</text:p>
          </table:table-cell>
          <table:table-cell table:number-columns-repeated="251"/>
        </table:table-row>
        <table:table-row table:style-name="ro1">
          <table:table-cell office:value-type="string">
            <text:p>X050</text:p>
          </table:table-cell>
          <table:table-cell/>
          <table:table-cell office:value-type="string">
            <text:p>Electricity for non-thermal uses</text:p>
          </table:table-cell>
          <table:table-cell/>
          <table:table-cell office:value-type="string">
            <text:p>labelGridPage2</text:p>
          </table:table-cell>
          <table:table-cell table:number-columns-repeated="251"/>
        </table:table-row>
        <table:table-row table:style-name="ro1">
          <table:table-cell office:value-type="string">
            <text:p>X051</text:p>
          </table:table-cell>
          <table:table-cell/>
          <table:table-cell office:value-type="string">
            <text:p>Refrigeration</text:p>
          </table:table-cell>
          <table:table-cell/>
          <table:table-cell office:value-type="string">
            <text:p>labelGridPage2</text:p>
          </table:table-cell>
          <table:table-cell table:number-columns-repeated="251"/>
        </table:table-row>
        <table:table-row table:style-name="ro1">
          <table:table-cell office:value-type="string">
            <text:p>X052</text:p>
          </table:table-cell>
          <table:table-cell/>
          <table:table-cell office:value-type="string">
            <text:p>Air Conditioning</text:p>
          </table:table-cell>
          <table:table-cell/>
          <table:table-cell office:value-type="string">
            <text:p>labelGridPage2</text:p>
          </table:table-cell>
          <table:table-cell table:number-columns-repeated="251"/>
        </table:table-row>
        <table:table-row table:style-name="ro1">
          <table:table-cell office:value-type="string">
            <text:p>X053</text:p>
          </table:table-cell>
          <table:table-cell/>
          <table:table-cell office:value-type="string">
            <text:p>Other uses</text:p>
          </table:table-cell>
          <table:table-cell/>
          <table:table-cell office:value-type="string">
            <text:p>labelGridPage2</text:p>
          </table:table-cell>
          <table:table-cell table:number-columns-repeated="251"/>
        </table:table-row>
        <table:table-row table:style-name="ro1">
          <table:table-cell office:value-type="string">
            <text:p>X054</text:p>
          </table:table-cell>
          <table:table-cell/>
          <table:table-cell office:value-type="string">
            <text:p>Motor and machines</text:p>
          </table:table-cell>
          <table:table-cell/>
          <table:table-cell office:value-type="string">
            <text:p>labelGridPage2</text:p>
          </table:table-cell>
          <table:table-cell table:number-columns-repeated="251"/>
        </table:table-row>
        <table:table-row table:style-name="ro1">
          <table:table-cell office:value-type="string">
            <text:p>X055</text:p>
          </table:table-cell>
          <table:table-cell/>
          <table:table-cell office:value-type="string">
            <text:p>Electro-chemics</text:p>
          </table:table-cell>
          <table:table-cell/>
          <table:table-cell office:value-type="string">
            <text:p>labelGridPage2</text:p>
          </table:table-cell>
          <table:table-cell table:number-columns-repeated="251"/>
        </table:table-row>
        <table:table-row table:style-name="ro1">
          <table:table-cell office:value-type="string">
            <text:p>X056</text:p>
          </table:table-cell>
          <table:table-cell/>
          <table:table-cell office:value-type="string">
            <text:p>Lighting</text:p>
          </table:table-cell>
          <table:table-cell/>
          <table:table-cell office:value-type="string">
            <text:p>labelGridPage2</text:p>
          </table:table-cell>
          <table:table-cell table:number-columns-repeated="251"/>
        </table:table-row>
        <table:table-row table:style-name="ro1">
          <table:table-cell office:value-type="string">
            <text:p>X057</text:p>
          </table:table-cell>
          <table:table-cell/>
          <table:table-cell office:value-type="string">
            <text:p>add process</text:p>
          </table:table-cell>
          <table:table-cell/>
          <table:table-cell office:value-type="string">
            <text:p>buttonAddProcessPage3</text:p>
          </table:table-cell>
          <table:table-cell table:number-columns-repeated="251"/>
        </table:table-row>
        <table:table-row table:style-name="ro1">
          <table:table-cell office:value-type="string">
            <text:p>X058</text:p>
          </table:table-cell>
          <table:table-cell/>
          <table:table-cell office:value-type="string">
            <text:p>delete process</text:p>
          </table:table-cell>
          <table:table-cell/>
          <table:table-cell office:value-type="string">
            <text:p>buttonDeleteProcessPage3</text:p>
          </table:table-cell>
          <table:table-cell table:number-columns-repeated="251"/>
        </table:table-row>
        <table:table-row table:style-name="ro1">
          <table:table-cell office:value-type="string">
            <text:p>X059</text:p>
          </table:table-cell>
          <table:table-cell/>
          <table:table-cell office:value-type="string">
            <text:p>Process list</text:p>
          </table:table-cell>
          <table:table-cell/>
          <table:table-cell office:value-type="string">
            <text:p>stInfo1Page3</text:p>
          </table:table-cell>
          <table:table-cell table:number-columns-repeated="251"/>
        </table:table-row>
        <table:table-row table:style-name="ro1">
          <table:table-cell office:value-type="string">
            <text:p>X060</text:p>
          </table:table-cell>
          <table:table-cell/>
          <table:table-cell office:value-type="string">
            <text:p>Equipment list</text:p>
          </table:table-cell>
          <table:table-cell/>
          <table:table-cell office:value-type="string">
            <text:p>stInfo1Page4</text:p>
          </table:table-cell>
          <table:table-cell table:number-columns-repeated="251"/>
        </table:table-row>
        <table:table-row table:style-name="ro1">
          <table:table-cell office:value-type="string">
            <text:p>X061</text:p>
          </table:table-cell>
          <table:table-cell/>
          <table:table-cell office:value-type="string">
            <text:p>delete equipment</text:p>
          </table:table-cell>
          <table:table-cell/>
          <table:table-cell office:value-type="string">
            <text:p>buttonDeleteEquipmentPage4</text:p>
          </table:table-cell>
          <table:table-cell table:number-columns-repeated="251"/>
        </table:table-row>
        <table:table-row table:style-name="ro1">
          <table:table-cell office:value-type="string">
            <text:p>X062</text:p>
          </table:table-cell>
          <table:table-cell/>
          <table:table-cell office:value-type="string">
            <text:p>add equipment</text:p>
          </table:table-cell>
          <table:table-cell/>
          <table:table-cell office:value-type="string">
            <text:p>buttonAddEquipmentPage4</text:p>
          </table:table-cell>
          <table:table-cell table:number-columns-repeated="251"/>
        </table:table-row>
        <table:table-row table:style-name="ro1">
          <table:table-cell office:value-type="string">
            <text:p>X063</text:p>
          </table:table-cell>
          <table:table-cell/>
          <table:table-cell office:value-type="string">
            <text:p>Distribution list</text:p>
          </table:table-cell>
          <table:table-cell/>
          <table:table-cell office:value-type="string">
            <text:p>stInfo1Page5</text:p>
          </table:table-cell>
          <table:table-cell table:number-columns-repeated="251"/>
        </table:table-row>
        <table:table-row table:style-name="ro1">
          <table:table-cell office:value-type="string">
            <text:p>X064</text:p>
          </table:table-cell>
          <table:table-cell/>
          <table:table-cell office:value-type="string">
            <text:p>delete distribution</text:p>
          </table:table-cell>
          <table:table-cell/>
          <table:table-cell office:value-type="string">
            <text:p>buttonDeleteDistributionPage5</text:p>
          </table:table-cell>
          <table:table-cell table:number-columns-repeated="251"/>
        </table:table-row>
        <table:table-row table:style-name="ro1">
          <table:table-cell office:value-type="string">
            <text:p>X065</text:p>
          </table:table-cell>
          <table:table-cell/>
          <table:table-cell office:value-type="string">
            <text:p>add distribution</text:p>
          </table:table-cell>
          <table:table-cell/>
          <table:table-cell office:value-type="string">
            <text:p>buttonAddDistributionPage5</text:p>
          </table:table-cell>
          <table:table-cell table:number-columns-repeated="251"/>
        </table:table-row>
        <table:table-row table:style-name="ro1">
          <table:table-cell office:value-type="string">
            <text:p>X066</text:p>
          </table:table-cell>
          <table:table-cell/>
          <table:table-cell office:value-type="string">
            <text:p>Solar thermal energy</text:p>
          </table:table-cell>
          <table:table-cell/>
          <table:table-cell office:value-type="string">
            <text:p>stInfo2Page6</text:p>
          </table:table-cell>
          <table:table-cell table:number-columns-repeated="251"/>
        </table:table-row>
        <table:table-row table:style-name="ro1">
          <table:table-cell office:value-type="string">
            <text:p>X067</text:p>
          </table:table-cell>
          <table:table-cell/>
          <table:table-cell office:value-type="string">
            <text:p>Roof</text:p>
          </table:table-cell>
          <table:table-cell/>
          <table:table-cell office:value-type="string">
            <text:p>stInfo3Page6</text:p>
          </table:table-cell>
          <table:table-cell table:number-columns-repeated="251"/>
        </table:table-row>
        <table:table-row table:style-name="ro1">
          <table:table-cell office:value-type="string">
            <text:p>X068</text:p>
          </table:table-cell>
          <table:table-cell/>
          <table:table-cell office:value-type="string">
            <text:p>Ground</text:p>
          </table:table-cell>
          <table:table-cell/>
          <table:table-cell office:value-type="string">
            <text:p>stInfo4Page6</text:p>
          </table:table-cell>
          <table:table-cell table:number-columns-repeated="251"/>
        </table:table-row>
        <table:table-row table:style-name="ro1">
          <table:table-cell office:value-type="string">
            <text:p>X069</text:p>
          </table:table-cell>
          <table:table-cell/>
          <table:table-cell office:value-type="string">
            <text:p>Biomass</text:p>
          </table:table-cell>
          <table:table-cell/>
          <table:table-cell office:value-type="string">
            <text:p>stInfo5Page6</text:p>
          </table:table-cell>
          <table:table-cell table:number-columns-repeated="251"/>
        </table:table-row>
        <table:table-row table:style-name="ro1">
          <table:table-cell office:value-type="string">
            <text:p>X070</text:p>
          </table:table-cell>
          <table:table-cell/>
          <table:table-cell office:value-type="string">
            <text:p>Availability of biomass \nfrom the processes</text:p>
          </table:table-cell>
          <table:table-cell/>
          <table:table-cell office:value-type="string">
            <text:p>stInfo6Page6</text:p>
          </table:table-cell>
          <table:table-cell table:number-columns-repeated="251"/>
        </table:table-row>
        <table:table-row table:style-name="ro1">
          <table:table-cell office:value-type="string">
            <text:p>X071</text:p>
          </table:table-cell>
          <table:table-cell/>
          <table:table-cell office:value-type="string">
            <text:p>Availability of biomass \nfrom the region</text:p>
          </table:table-cell>
          <table:table-cell/>
          <table:table-cell office:value-type="string">
            <text:p>stInfo7Page6</text:p>
          </table:table-cell>
          <table:table-cell table:number-columns-repeated="251"/>
        </table:table-row>
        <table:table-row table:style-name="ro1">
          <table:table-cell office:value-type="string">
            <text:p>X072</text:p>
          </table:table-cell>
          <table:table-cell/>
          <table:table-cell office:value-type="string">
            <text:p>Are you interested in the use of renewable energy?</text:p>
          </table:table-cell>
          <table:table-cell/>
          <table:table-cell office:value-type="string">
            <text:p>st1Page6</text:p>
          </table:table-cell>
          <table:table-cell table:number-columns-repeated="251"/>
        </table:table-row>
        <table:table-row table:style-name="ro1">
          <table:table-cell office:value-type="string">
            <text:p>X073</text:p>
          </table:table-cell>
          <table:table-cell/>
          <table:table-cell office:value-type="string">
            <text:p>possibility of saving fuel cost</text:p>
          </table:table-cell>
          <table:table-cell/>
          <table:table-cell office:value-type="string">
            <text:p>st2Page6</text:p>
          </table:table-cell>
          <table:table-cell table:number-columns-repeated="251"/>
        </table:table-row>
        <table:table-row table:style-name="ro1">
          <table:table-cell office:value-type="string">
            <text:p>X074</text:p>
          </table:table-cell>
          <table:table-cell/>
          <table:table-cell office:value-type="string">
            <text:p>contribution to a more ecologic supply</text:p>
          </table:table-cell>
          <table:table-cell/>
          <table:table-cell office:value-type="string">
            <text:p>st3Page6</text:p>
          </table:table-cell>
          <table:table-cell table:number-columns-repeated="251"/>
        </table:table-row>
        <table:table-row table:style-name="ro1">
          <table:table-cell office:value-type="string">
            <text:p>X075</text:p>
          </table:table-cell>
          <table:table-cell/>
          <table:table-cell office:value-type="string">
            <text:p>using solar energy helps for a better marketing of your products</text:p>
          </table:table-cell>
          <table:table-cell/>
          <table:table-cell office:value-type="string">
            <text:p>st4Page6</text:p>
          </table:table-cell>
          <table:table-cell table:number-columns-repeated="251"/>
        </table:table-row>
        <table:table-row table:style-name="ro1">
          <table:table-cell office:value-type="string">
            <text:p>X076</text:p>
          </table:table-cell>
          <table:table-cell/>
          <table:table-cell office:value-type="string">
            <text:p>other</text:p>
          </table:table-cell>
          <table:table-cell/>
          <table:table-cell office:value-type="string">
            <text:p>st5Page6</text:p>
          </table:table-cell>
          <table:table-cell table:number-columns-repeated="251"/>
        </table:table-row>
        <table:table-row table:style-name="ro1">
          <table:table-cell office:value-type="string">
            <text:p>X077</text:p>
          </table:table-cell>
          <table:table-cell/>
          <table:table-cell office:value-type="string">
            <text:p>available area</text:p>
          </table:table-cell>
          <table:table-cell office:value-type="string">
            <text:p>m²</text:p>
          </table:table-cell>
          <table:table-cell table:number-columns-repeated="252"/>
        </table:table-row>
        <table:table-row table:style-name="ro1">
          <table:table-cell office:value-type="string">
            <text:p>X078</text:p>
          </table:table-cell>
          <table:table-cell/>
          <table:table-cell office:value-type="string">
            <text:p>positioning of the area</text:p>
          </table:table-cell>
          <table:table-cell office:value-type="string">
            <text:p>inclination of degrees</text:p>
          </table:table-cell>
          <table:table-cell table:number-columns-repeated="252"/>
        </table:table-row>
        <table:table-row table:style-name="ro1">
          <table:table-cell office:value-type="string">
            <text:p>X079</text:p>
          </table:table-cell>
          <table:table-cell/>
          <table:table-cell office:value-type="string">
            <text:p>positioning of the area</text:p>
          </table:table-cell>
          <table:table-cell office:value-type="string">
            <text:p>orientation to south</text:p>
          </table:table-cell>
          <table:table-cell table:number-columns-repeated="252"/>
        </table:table-row>
        <table:table-row table:style-name="ro1">
          <table:table-cell office:value-type="string">
            <text:p>X080</text:p>
          </table:table-cell>
          <table:table-cell/>
          <table:table-cell office:value-type="string">
            <text:p>shading problems?</text:p>
          </table:table-cell>
          <table:table-cell table:number-columns-repeated="253"/>
        </table:table-row>
        <table:table-row table:style-name="ro1">
          <table:table-cell office:value-type="string">
            <text:p>X081</text:p>
          </table:table-cell>
          <table:table-cell/>
          <table:table-cell office:value-type="string">
            <text:p>distance to the technical room or process</text:p>
          </table:table-cell>
          <table:table-cell office:value-type="string">
            <text:p>m</text:p>
          </table:table-cell>
          <table:table-cell table:number-columns-repeated="252"/>
        </table:table-row>
        <table:table-row table:style-name="ro1">
          <table:table-cell office:value-type="string">
            <text:p>X082</text:p>
          </table:table-cell>
          <table:table-cell/>
          <table:table-cell office:value-type="string">
            <text:p>period of year the biomass is available</text:p>
          </table:table-cell>
          <table:table-cell office:value-type="string">
            <text:p>dd/mm-dd/mm</text:p>
          </table:table-cell>
          <table:table-cell table:number-columns-repeated="252"/>
        </table:table-row>
        <table:table-row table:style-name="ro1">
          <table:table-cell office:value-type="string">
            <text:p>X083</text:p>
          </table:table-cell>
          <table:table-cell/>
          <table:table-cell office:value-type="string">
            <text:p>period of year the biomass is available</text:p>
          </table:table-cell>
          <table:table-cell office:value-type="string">
            <text:p>dd/mm-dd/mm</text:p>
          </table:table-cell>
          <table:table-cell table:number-columns-repeated="252"/>
        </table:table-row>
        <table:table-row table:style-name="ro1">
          <table:table-cell office:value-type="string">
            <text:p>X084</text:p>
          </table:table-cell>
          <table:table-cell/>
          <table:table-cell office:value-type="string">
            <text:p>Building list</text:p>
          </table:table-cell>
          <table:table-cell/>
          <table:table-cell office:value-type="string">
            <text:p>stInfo1Page7</text:p>
          </table:table-cell>
          <table:table-cell table:number-columns-repeated="251"/>
        </table:table-row>
        <table:table-row table:style-name="ro1">
          <table:table-cell office:value-type="string">
            <text:p>X085</text:p>
          </table:table-cell>
          <table:table-cell/>
          <table:table-cell office:value-type="string">
            <text:p>Building (or part of building)</text:p>
          </table:table-cell>
          <table:table-cell/>
          <table:table-cell office:value-type="string">
            <text:p>stInfo2Page7</text:p>
          </table:table-cell>
          <table:table-cell table:number-columns-repeated="251"/>
        </table:table-row>
        <table:table-row table:style-name="ro1">
          <table:table-cell office:value-type="string">
            <text:p>X086</text:p>
          </table:table-cell>
          <table:table-cell/>
          <table:table-cell office:value-type="string">
            <text:p>delete building</text:p>
          </table:table-cell>
          <table:table-cell/>
          <table:table-cell office:value-type="string">
            <text:p>buttonDeleteBuildingPage7</text:p>
          </table:table-cell>
          <table:table-cell table:number-columns-repeated="251"/>
        </table:table-row>
        <table:table-row table:style-name="ro1">
          <table:table-cell office:value-type="string">
            <text:p>X087</text:p>
          </table:table-cell>
          <table:table-cell/>
          <table:table-cell office:value-type="string">
            <text:p>add building</text:p>
          </table:table-cell>
          <table:table-cell/>
          <table:table-cell office:value-type="string">
            <text:p>buttonAddBuildingPage7</text:p>
          </table:table-cell>
          <table:table-cell table:number-columns-repeated="251"/>
        </table:table-row>
        <table:table-row table:style-name="ro1">
          <table:table-cell office:value-type="string">
            <text:p>X088</text:p>
          </table:table-cell>
          <table:table-cell/>
          <table:table-cell office:value-type="string">
            <text:p>stInfo2Page8</text:p>
          </table:table-cell>
          <table:table-cell/>
          <table:table-cell office:value-type="string">
            <text:p>stInfo2Page8</text:p>
          </table:table-cell>
          <table:table-cell table:number-columns-repeated="251"/>
        </table:table-row>
        <table:table-row table:style-name="ro1">
          <table:table-cell office:value-type="string">
            <text:p>X089</text:p>
          </table:table-cell>
          <table:table-cell/>
          <table:table-cell office:value-type="string">
            <text:p>stInfo3Page8</text:p>
          </table:table-cell>
          <table:table-cell/>
          <table:table-cell office:value-type="string">
            <text:p>stInfo3Page8</text:p>
          </table:table-cell>
          <table:table-cell table:number-columns-repeated="251"/>
        </table:table-row>
        <table:table-row table:style-name="ro1">
          <table:table-cell office:value-type="string">
            <text:p>X090</text:p>
          </table:table-cell>
          <table:table-cell/>
          <table:table-cell office:value-type="string">
            <text:p>public funding for energy saving measures</text:p>
          </table:table-cell>
          <table:table-cell/>
          <table:table-cell office:value-type="string">
            <text:p>stInfo4_1Page8</text:p>
          </table:table-cell>
          <table:table-cell table:number-columns-repeated="251"/>
        </table:table-row>
        <table:table-row table:style-name="ro1">
          <table:table-cell office:value-type="string">
            <text:p>X091</text:p>
          </table:table-cell>
          <table:table-cell/>
          <table:table-cell office:value-type="string">
            <text:p>Type (credit, subvention)</text:p>
          </table:table-cell>
          <table:table-cell/>
          <table:table-cell office:value-type="string">
            <text:p>stInfo4_2Page8</text:p>
          </table:table-cell>
          <table:table-cell table:number-columns-repeated="251"/>
        </table:table-row>
        <table:table-row table:style-name="ro1">
          <table:table-cell office:value-type="string">
            <text:p>X092</text:p>
          </table:table-cell>
          <table:table-cell/>
          <table:table-cell office:value-type="string">
            <text:p>Operation and maintenance costs</text:p>
          </table:table-cell>
          <table:table-cell/>
          <table:table-cell office:value-type="string">
            <text:p>stInfo5Page8</text:p>
          </table:table-cell>
          <table:table-cell table:number-columns-repeated="251"/>
        </table:table-row>
        <table:table-row table:style-name="ro1">
          <table:table-cell office:value-type="string">
            <text:p>X093</text:p>
          </table:table-cell>
          <table:table-cell/>
          <table:table-cell office:value-type="string">
            <text:p>General maintenance</text:p>
          </table:table-cell>
          <table:table-cell/>
          <table:table-cell office:value-type="string">
            <text:p>stInfo6Page8</text:p>
          </table:table-cell>
          <table:table-cell table:number-columns-repeated="251"/>
        </table:table-row>
        <table:table-row table:style-name="ro1">
          <table:table-cell office:value-type="string">
            <text:p>X094</text:p>
          </table:table-cell>
          <table:table-cell/>
          <table:table-cell office:value-type="string">
            <text:p>Buildings</text:p>
          </table:table-cell>
          <table:table-cell/>
          <table:table-cell office:value-type="string">
            <text:p>stInfo7Page8</text:p>
          </table:table-cell>
          <table:table-cell table:number-columns-repeated="251"/>
        </table:table-row>
        <table:table-row table:style-name="ro1">
          <table:table-cell office:value-type="string">
            <text:p>X095</text:p>
          </table:table-cell>
          <table:table-cell/>
          <table:table-cell office:value-type="string">
            <text:p>Machines and equipment for processes</text:p>
          </table:table-cell>
          <table:table-cell/>
          <table:table-cell office:value-type="string">
            <text:p>stInfo8Page8</text:p>
          </table:table-cell>
          <table:table-cell table:number-columns-repeated="251"/>
        </table:table-row>
        <table:table-row table:style-name="ro1">
          <table:table-cell office:value-type="string">
            <text:p>X096</text:p>
          </table:table-cell>
          <table:table-cell/>
          <table:table-cell office:value-type="string">
            <text:p>Generation and distribution of heat and cold</text:p>
          </table:table-cell>
          <table:table-cell/>
          <table:table-cell office:value-type="string">
            <text:p>stInfo9Page8</text:p>
          </table:table-cell>
          <table:table-cell table:number-columns-repeated="251"/>
        </table:table-row>
        <table:table-row table:style-name="ro1">
          <table:table-cell office:value-type="string">
            <text:p>X097</text:p>
          </table:table-cell>
          <table:table-cell/>
          <table:table-cell office:value-type="string">
            <text:p>Total</text:p>
          </table:table-cell>
          <table:table-cell/>
          <table:table-cell office:value-type="string">
            <text:p>stInfo10Page8</text:p>
          </table:table-cell>
          <table:table-cell table:number-columns-repeated="251"/>
        </table:table-row>
        <table:table-row table:style-name="ro1">
          <table:table-cell office:value-type="string">
            <text:p>X098</text:p>
          </table:table-cell>
          <table:table-cell/>
          <table:table-cell office:value-type="string">
            <text:p>Total costs \n€/year</text:p>
          </table:table-cell>
          <table:table-cell/>
          <table:table-cell office:value-type="string">
            <text:p>stInfo11Page8</text:p>
          </table:table-cell>
          <table:table-cell table:number-columns-repeated="251"/>
        </table:table-row>
        <table:table-row table:style-name="ro1">
          <table:table-cell office:value-type="string">
            <text:p>X099</text:p>
          </table:table-cell>
          <table:table-cell/>
          <table:table-cell office:value-type="string">
            <text:p>Own personal \n€/year</text:p>
          </table:table-cell>
          <table:table-cell/>
          <table:table-cell office:value-type="string">
            <text:p>stInfo12Page8</text:p>
          </table:table-cell>
          <table:table-cell table:number-columns-repeated="251"/>
        </table:table-row>
        <table:table-row table:style-name="ro1">
          <table:table-cell office:value-type="string">
            <text:p>X100</text:p>
          </table:table-cell>
          <table:table-cell/>
          <table:table-cell office:value-type="string">
            <text:p>External personel \n€/year</text:p>
          </table:table-cell>
          <table:table-cell/>
          <table:table-cell office:value-type="string">
            <text:p>stInfo13Page8</text:p>
          </table:table-cell>
          <table:table-cell table:number-columns-repeated="251"/>
        </table:table-row>
        <table:table-row table:style-name="ro1">
          <table:table-cell office:value-type="string">
            <text:p>X101</text:p>
          </table:table-cell>
          <table:table-cell/>
          <table:table-cell office:value-type="string">
            <text:p>Spare parts and \nfungible assets \n€/year</text:p>
          </table:table-cell>
          <table:table-cell/>
          <table:table-cell office:value-type="string">
            <text:p>stInfo14Page8</text:p>
          </table:table-cell>
          <table:table-cell table:number-columns-repeated="251"/>
        </table:table-row>
        <table:table-row table:style-name="ro1">
          <table:table-cell office:value-type="string">
            <text:p>X102</text:p>
          </table:table-cell>
          <table:table-cell/>
          <table:table-cell office:value-type="string">
            <text:p>Externalisation of energetic services</text:p>
          </table:table-cell>
          <table:table-cell/>
          <table:table-cell office:value-type="string">
            <text:p>stInfo15Page8</text:p>
          </table:table-cell>
          <table:table-cell table:number-columns-repeated="251"/>
        </table:table-row>
        <table:table-row table:style-name="ro1">
          <table:table-cell office:value-type="string">
            <text:p>X103</text:p>
          </table:table-cell>
          <table:table-cell/>
          <table:table-cell office:value-type="string">
            <text:p>&amp;New Project</text:p>
          </table:table-cell>
          <table:table-cell/>
          <table:table-cell office:value-type="string">
            <text:p>menu</text:p>
          </table:table-cell>
          <table:table-cell table:number-columns-repeated="251"/>
        </table:table-row>
        <table:table-row table:style-name="ro1">
          <table:table-cell office:value-type="string">
            <text:p>X104</text:p>
          </table:table-cell>
          <table:table-cell/>
          <table:table-cell office:value-type="string">
            <text:p>&amp;Import Project</text:p>
          </table:table-cell>
          <table:table-cell/>
          <table:table-cell office:value-type="string">
            <text:p>menu</text:p>
          </table:table-cell>
          <table:table-cell table:number-columns-repeated="251"/>
        </table:table-row>
        <table:table-row table:style-name="ro1">
          <table:table-cell office:value-type="string">
            <text:p>X105</text:p>
          </table:table-cell>
          <table:table-cell/>
          <table:table-cell office:value-type="string">
            <text:p>&amp;Export Project</text:p>
          </table:table-cell>
          <table:table-cell/>
          <table:table-cell office:value-type="string">
            <text:p>menu</text:p>
          </table:table-cell>
          <table:table-cell table:number-columns-repeated="251"/>
        </table:table-row>
        <table:table-row table:style-name="ro1">
          <table:table-cell office:value-type="string">
            <text:p>X106</text:p>
          </table:table-cell>
          <table:table-cell/>
          <table:table-cell office:value-type="string">
            <text:p>Import &amp;Questionnaire</text:p>
          </table:table-cell>
          <table:table-cell/>
          <table:table-cell office:value-type="string">
            <text:p>menu</text:p>
          </table:table-cell>
          <table:table-cell table:number-columns-repeated="251"/>
        </table:table-row>
        <table:table-row table:style-name="ro1">
          <table:table-cell office:value-type="string">
            <text:p>X107</text:p>
          </table:table-cell>
          <table:table-cell/>
          <table:table-cell office:value-type="string">
            <text:p>E&amp;xit</text:p>
          </table:table-cell>
          <table:table-cell/>
          <table:table-cell office:value-type="string">
            <text:p>menu</text:p>
          </table:table-cell>
          <table:table-cell table:number-columns-repeated="251"/>
        </table:table-row>
        <table:table-row table:style-name="ro1">
          <table:table-cell office:value-type="string">
            <text:p>X108</text:p>
          </table:table-cell>
          <table:table-cell/>
          <table:table-cell office:value-type="string">
            <text:p>DB&amp;Benchmark</text:p>
          </table:table-cell>
          <table:table-cell/>
          <table:table-cell office:value-type="string">
            <text:p>menu</text:p>
          </table:table-cell>
          <table:table-cell table:number-columns-repeated="251"/>
        </table:table-row>
        <table:table-row table:style-name="ro1">
          <table:table-cell office:value-type="string">
            <text:p>X109</text:p>
          </table:table-cell>
          <table:table-cell/>
          <table:table-cell office:value-type="string">
            <text:p>DB&amp;NaceCode</text:p>
          </table:table-cell>
          <table:table-cell/>
          <table:table-cell office:value-type="string">
            <text:p>menu</text:p>
          </table:table-cell>
          <table:table-cell table:number-columns-repeated="251"/>
        </table:table-row>
        <table:table-row table:style-name="ro1">
          <table:table-cell office:value-type="string">
            <text:p>X110</text:p>
          </table:table-cell>
          <table:table-cell/>
          <table:table-cell office:value-type="string">
            <text:p>DB&amp;UnitOperation</text:p>
          </table:table-cell>
          <table:table-cell/>
          <table:table-cell office:value-type="string">
            <text:p>menu</text:p>
          </table:table-cell>
          <table:table-cell table:number-columns-repeated="251"/>
        </table:table-row>
        <table:table-row table:style-name="ro1">
          <table:table-cell office:value-type="string">
            <text:p>X111</text:p>
          </table:table-cell>
          <table:table-cell/>
          <table:table-cell office:value-type="string">
            <text:p>DB&amp;CHP</text:p>
          </table:table-cell>
          <table:table-cell/>
          <table:table-cell office:value-type="string">
            <text:p>menu</text:p>
          </table:table-cell>
          <table:table-cell table:number-columns-repeated="251"/>
        </table:table-row>
        <table:table-row table:style-name="ro1">
          <table:table-cell office:value-type="string">
            <text:p>X112</text:p>
          </table:table-cell>
          <table:table-cell/>
          <table:table-cell office:value-type="string">
            <text:p>DB&amp;HeatPump</text:p>
          </table:table-cell>
          <table:table-cell/>
          <table:table-cell office:value-type="string">
            <text:p>menu</text:p>
          </table:table-cell>
          <table:table-cell table:number-columns-repeated="251"/>
        </table:table-row>
        <table:table-row table:style-name="ro1">
          <table:table-cell office:value-type="string">
            <text:p>X113</text:p>
          </table:table-cell>
          <table:table-cell/>
          <table:table-cell office:value-type="string">
            <text:p>DBFlui&amp;d</text:p>
          </table:table-cell>
          <table:table-cell/>
          <table:table-cell office:value-type="string">
            <text:p>menu</text:p>
          </table:table-cell>
          <table:table-cell table:number-columns-repeated="251"/>
        </table:table-row>
        <table:table-row table:style-name="ro1">
          <table:table-cell office:value-type="string">
            <text:p>X114</text:p>
          </table:table-cell>
          <table:table-cell/>
          <table:table-cell office:value-type="string">
            <text:p>DBFue&amp;l</text:p>
          </table:table-cell>
          <table:table-cell/>
          <table:table-cell office:value-type="string">
            <text:p>menu</text:p>
          </table:table-cell>
          <table:table-cell table:number-columns-repeated="251"/>
        </table:table-row>
        <table:table-row table:style-name="ro1">
          <table:table-cell office:value-type="string">
            <text:p>X115</text:p>
          </table:table-cell>
          <table:table-cell/>
          <table:table-cell office:value-type="string">
            <text:p>DBB&amp;oiler</text:p>
          </table:table-cell>
          <table:table-cell/>
          <table:table-cell office:value-type="string">
            <text:p>menu</text:p>
          </table:table-cell>
          <table:table-cell table:number-columns-repeated="251"/>
        </table:table-row>
        <table:table-row table:style-name="ro1">
          <table:table-cell office:value-type="string">
            <text:p>X116</text:p>
          </table:table-cell>
          <table:table-cell/>
          <table:table-cell office:value-type="string">
            <text:p>DB&amp;SolarEquip</text:p>
          </table:table-cell>
          <table:table-cell/>
          <table:table-cell office:value-type="string">
            <text:p>menu</text:p>
          </table:table-cell>
          <table:table-cell table:number-columns-repeated="251"/>
        </table:table-row>
        <table:table-row table:style-name="ro1">
          <table:table-cell office:value-type="string">
            <text:p>X117</text:p>
          </table:table-cell>
          <table:table-cell/>
          <table:table-cell office:value-type="string">
            <text:p>DB&amp;Chiller</text:p>
          </table:table-cell>
          <table:table-cell/>
          <table:table-cell office:value-type="string">
            <text:p>menu</text:p>
          </table:table-cell>
          <table:table-cell table:number-columns-repeated="4"/>
          <table:table-cell office:value-type="string">
            <text:p><text:s text:c="7"/></text:p>
          </table:table-cell>
          <table:table-cell table:number-columns-repeated="246"/>
        </table:table-row>
        <table:table-row table:style-name="ro1">
          <table:table-cell office:value-type="string">
            <text:p>X118</text:p>
          </table:table-cell>
          <table:table-cell/>
          <table:table-cell office:value-type="string">
            <text:p>&amp;Edit databases</text:p>
          </table:table-cell>
          <table:table-cell/>
          <table:table-cell office:value-type="string">
            <text:p>menu</text:p>
          </table:table-cell>
          <table:table-cell table:number-columns-repeated="251"/>
        </table:table-row>
        <table:table-row table:style-name="ro1">
          <table:table-cell office:value-type="string">
            <text:p>X119</text:p>
          </table:table-cell>
          <table:table-cell/>
          <table:table-cell office:value-type="string">
            <text:p>&amp;Preferences</text:p>
          </table:table-cell>
          <table:table-cell/>
          <table:table-cell office:value-type="string">
            <text:p>menu</text:p>
          </table:table-cell>
          <table:table-cell table:number-columns-repeated="251"/>
        </table:table-row>
        <table:table-row table:style-name="ro1">
          <table:table-cell office:value-type="string">
            <text:p>X120</text:p>
          </table:table-cell>
          <table:table-cell/>
          <table:table-cell office:value-type="string">
            <text:p>fully interactive</text:p>
          </table:table-cell>
          <table:table-cell/>
          <table:table-cell office:value-type="string">
            <text:p>menu</text:p>
          </table:table-cell>
          <table:table-cell table:number-columns-repeated="251"/>
        </table:table-row>
        <table:table-row table:style-name="ro1">
          <table:table-cell office:value-type="string">
            <text:p>X121</text:p>
          </table:table-cell>
          <table:table-cell/>
          <table:table-cell office:value-type="string">
            <text:p>semi-automatic</text:p>
          </table:table-cell>
          <table:table-cell/>
          <table:table-cell office:value-type="string">
            <text:p>menu</text:p>
          </table:table-cell>
          <table:table-cell table:number-columns-repeated="251"/>
        </table:table-row>
        <table:table-row table:style-name="ro1">
          <table:table-cell office:value-type="string">
            <text:p>X122</text:p>
          </table:table-cell>
          <table:table-cell/>
          <table:table-cell office:value-type="string">
            <text:p>automatic</text:p>
          </table:table-cell>
          <table:table-cell/>
          <table:table-cell office:value-type="string">
            <text:p>menu</text:p>
          </table:table-cell>
          <table:table-cell table:number-columns-repeated="251"/>
        </table:table-row>
        <table:table-row table:style-name="ro1">
          <table:table-cell office:value-type="string">
            <text:p>X123</text:p>
          </table:table-cell>
          <table:table-cell/>
          <table:table-cell office:value-type="string">
            <text:p>User interaction &amp;level</text:p>
          </table:table-cell>
          <table:table-cell/>
          <table:table-cell office:value-type="string">
            <text:p>menu</text:p>
          </table:table-cell>
          <table:table-cell table:number-columns-repeated="251"/>
        </table:table-row>
        <table:table-row table:style-name="ro1">
          <table:table-cell office:value-type="string">
            <text:p>X124</text:p>
          </table:table-cell>
          <table:table-cell/>
          <table:table-cell office:value-type="string">
            <text:p>&amp;Create report</text:p>
          </table:table-cell>
          <table:table-cell/>
          <table:table-cell office:value-type="string">
            <text:p>menu</text:p>
          </table:table-cell>
          <table:table-cell table:number-columns-repeated="251"/>
        </table:table-row>
        <table:table-row table:style-name="ro1">
          <table:table-cell office:value-type="string">
            <text:p>X125</text:p>
          </table:table-cell>
          <table:table-cell/>
          <table:table-cell office:value-type="string">
            <text:p>&amp;Report preview</text:p>
          </table:table-cell>
          <table:table-cell/>
          <table:table-cell office:value-type="string">
            <text:p>menu</text:p>
          </table:table-cell>
          <table:table-cell table:number-columns-repeated="251"/>
        </table:table-row>
        <table:table-row table:style-name="ro1">
          <table:table-cell office:value-type="string">
            <text:p>X126</text:p>
          </table:table-cell>
          <table:table-cell/>
          <table:table-cell office:value-type="string">
            <text:p>&amp;Documentation</text:p>
          </table:table-cell>
          <table:table-cell/>
          <table:table-cell office:value-type="string">
            <text:p>menu</text:p>
          </table:table-cell>
          <table:table-cell table:number-columns-repeated="251"/>
        </table:table-row>
        <table:table-row table:style-name="ro1">
          <table:table-cell office:value-type="string">
            <text:p>X127</text:p>
          </table:table-cell>
          <table:table-cell/>
          <table:table-cell office:value-type="string">
            <text:p>&amp;About</text:p>
          </table:table-cell>
          <table:table-cell/>
          <table:table-cell office:value-type="string">
            <text:p>menu</text:p>
          </table:table-cell>
          <table:table-cell table:number-columns-repeated="251"/>
        </table:table-row>
        <table:table-row table:style-name="ro1">
          <table:table-cell office:value-type="string">
            <text:p>X128</text:p>
          </table:table-cell>
          <table:table-cell/>
          <table:table-cell office:value-type="string">
            <text:p>&amp;File</text:p>
          </table:table-cell>
          <table:table-cell/>
          <table:table-cell office:value-type="string">
            <text:p>menu</text:p>
          </table:table-cell>
          <table:table-cell table:number-columns-repeated="251"/>
        </table:table-row>
        <table:table-row table:style-name="ro1">
          <table:table-cell office:value-type="string">
            <text:p>X129</text:p>
          </table:table-cell>
          <table:table-cell/>
          <table:table-cell office:value-type="string">
            <text:p>&amp;Edit</text:p>
          </table:table-cell>
          <table:table-cell/>
          <table:table-cell office:value-type="string">
            <text:p>menu</text:p>
          </table:table-cell>
          <table:table-cell table:number-columns-repeated="251"/>
        </table:table-row>
        <table:table-row table:style-name="ro1">
          <table:table-cell office:value-type="string">
            <text:p>X130</text:p>
          </table:table-cell>
          <table:table-cell/>
          <table:table-cell office:value-type="string">
            <text:p>&amp;Settings</text:p>
          </table:table-cell>
          <table:table-cell/>
          <table:table-cell office:value-type="string">
            <text:p>menu</text:p>
          </table:table-cell>
          <table:table-cell table:number-columns-repeated="251"/>
        </table:table-row>
        <table:table-row table:style-name="ro1">
          <table:table-cell office:value-type="string">
            <text:p>X131</text:p>
          </table:table-cell>
          <table:table-cell/>
          <table:table-cell office:value-type="string">
            <text:p>&amp;Results</text:p>
          </table:table-cell>
          <table:table-cell/>
          <table:table-cell office:value-type="string">
            <text:p>menu</text:p>
          </table:table-cell>
          <table:table-cell table:number-columns-repeated="251"/>
        </table:table-row>
        <table:table-row table:style-name="ro1">
          <table:table-cell office:value-type="string">
            <text:p>X132</text:p>
          </table:table-cell>
          <table:table-cell/>
          <table:table-cell office:value-type="string">
            <text:p>&amp;Help</text:p>
          </table:table-cell>
          <table:table-cell/>
          <table:table-cell office:value-type="string">
            <text:p>menu</text:p>
          </table:table-cell>
          <table:table-cell table:number-columns-repeated="251"/>
        </table:table-row>
        <table:table-row table:style-name="ro1">
          <table:table-cell office:value-type="string">
            <text:p>X133</text:p>
          </table:table-cell>
          <table:table-cell/>
          <table:table-cell office:value-type="string">
            <text:p>Consistency Check</text:p>
          </table:table-cell>
          <table:table-cell/>
          <table:table-cell office:value-type="string">
            <text:p>treenode</text:p>
          </table:table-cell>
          <table:table-cell table:number-columns-repeated="251"/>
        </table:table-row>
        <table:table-row table:style-name="ro1">
          <table:table-cell office:value-type="string">
            <text:p>X134</text:p>
          </table:table-cell>
          <table:table-cell/>
          <table:table-cell office:value-type="string">
            <text:p>Basic check</text:p>
          </table:table-cell>
          <table:table-cell/>
          <table:table-cell office:value-type="string">
            <text:p>treenode</text:p>
          </table:table-cell>
          <table:table-cell table:number-columns-repeated="251"/>
        </table:table-row>
        <table:table-row table:style-name="ro1">
          <table:table-cell office:value-type="string">
            <text:p>X135</text:p>
          </table:table-cell>
          <table:table-cell/>
          <table:table-cell office:value-type="string">
            <text:p>Estimate missing data</text:p>
          </table:table-cell>
          <table:table-cell/>
          <table:table-cell office:value-type="string">
            <text:p>treenode</text:p>
          </table:table-cell>
          <table:table-cell table:number-columns-repeated="251"/>
        </table:table-row>
        <table:table-row table:style-name="ro1">
          <table:table-cell office:value-type="string">
            <text:p>X136</text:p>
          </table:table-cell>
          <table:table-cell/>
          <table:table-cell office:value-type="string">
            <text:p>Energy statistics</text:p>
          </table:table-cell>
          <table:table-cell/>
          <table:table-cell office:value-type="string">
            <text:p>treenode</text:p>
          </table:table-cell>
          <table:table-cell table:number-columns-repeated="251"/>
        </table:table-row>
        <table:table-row table:style-name="ro1">
          <table:table-cell office:value-type="string">
            <text:p>X137</text:p>
          </table:table-cell>
          <table:table-cell/>
          <table:table-cell office:value-type="string">
            <text:p>Primary energy</text:p>
          </table:table-cell>
          <table:table-cell/>
          <table:table-cell office:value-type="string">
            <text:p>treenode</text:p>
          </table:table-cell>
          <table:table-cell table:number-columns-repeated="251"/>
        </table:table-row>
        <table:table-row table:style-name="ro1">
          <table:table-cell office:value-type="string">
            <text:p>X138</text:p>
          </table:table-cell>
          <table:table-cell/>
          <table:table-cell office:value-type="string">
            <text:p>Final energy by fuels</text:p>
          </table:table-cell>
          <table:table-cell/>
          <table:table-cell office:value-type="string">
            <text:p>treenode</text:p>
          </table:table-cell>
          <table:table-cell table:number-columns-repeated="251"/>
        </table:table-row>
        <table:table-row table:style-name="ro1">
          <table:table-cell office:value-type="string">
            <text:p>X139</text:p>
          </table:table-cell>
          <table:table-cell/>
          <table:table-cell office:value-type="string">
            <text:p>Final energy by equipment</text:p>
          </table:table-cell>
          <table:table-cell/>
          <table:table-cell office:value-type="string">
            <text:p>treenode</text:p>
          </table:table-cell>
          <table:table-cell table:number-columns-repeated="251"/>
        </table:table-row>
        <table:table-row table:style-name="ro1">
          <table:table-cell office:value-type="string">
            <text:p>X140</text:p>
          </table:table-cell>
          <table:table-cell/>
          <table:table-cell office:value-type="string">
            <text:p>Process heat</text:p>
          </table:table-cell>
          <table:table-cell/>
          <table:table-cell office:value-type="string">
            <text:p>treenode</text:p>
          </table:table-cell>
          <table:table-cell table:number-columns-repeated="251"/>
        </table:table-row>
        <table:table-row table:style-name="ro1">
          <table:table-cell office:value-type="string">
            <text:p>X141</text:p>
          </table:table-cell>
          <table:table-cell/>
          <table:table-cell office:value-type="string">
            <text:p>Energy intensity</text:p>
          </table:table-cell>
          <table:table-cell/>
          <table:table-cell office:value-type="string">
            <text:p>treenode</text:p>
          </table:table-cell>
          <table:table-cell table:number-columns-repeated="251"/>
        </table:table-row>
        <table:table-row table:style-name="ro1">
          <table:table-cell office:value-type="string">
            <text:p>X142</text:p>
          </table:table-cell>
          <table:table-cell/>
          <table:table-cell office:value-type="string">
            <text:p>Production of CO2</text:p>
          </table:table-cell>
          <table:table-cell/>
          <table:table-cell office:value-type="string">
            <text:p>treenode</text:p>
          </table:table-cell>
          <table:table-cell table:number-columns-repeated="251"/>
        </table:table-row>
        <table:table-row table:style-name="ro1">
          <table:table-cell office:value-type="string">
            <text:p>X143</text:p>
          </table:table-cell>
          <table:table-cell/>
          <table:table-cell office:value-type="string">
            <text:p>Benchmark check</text:p>
          </table:table-cell>
          <table:table-cell/>
          <table:table-cell office:value-type="string">
            <text:p>treenode</text:p>
          </table:table-cell>
          <table:table-cell table:number-columns-repeated="251"/>
        </table:table-row>
        <table:table-row table:style-name="ro1">
          <table:table-cell office:value-type="string">
            <text:p>X144</text:p>
          </table:table-cell>
          <table:table-cell/>
          <table:table-cell office:value-type="string">
            <text:p>Select appropriate benchmarks</text:p>
          </table:table-cell>
          <table:table-cell/>
          <table:table-cell office:value-type="string">
            <text:p>treenode</text:p>
          </table:table-cell>
          <table:table-cell table:number-columns-repeated="251"/>
        </table:table-row>
        <table:table-row table:style-name="ro1">
          <table:table-cell office:value-type="string">
            <text:p>X145</text:p>
          </table:table-cell>
          <table:table-cell/>
          <table:table-cell office:value-type="string">
            <text:p>Alternative proposals</text:p>
          </table:table-cell>
          <table:table-cell/>
          <table:table-cell office:value-type="string">
            <text:p>treenode</text:p>
          </table:table-cell>
          <table:table-cell table:number-columns-repeated="251"/>
        </table:table-row>
        <table:table-row table:style-name="ro1">
          <table:table-cell office:value-type="string">
            <text:p>X146</text:p>
          </table:table-cell>
          <table:table-cell/>
          <table:table-cell office:value-type="string">
            <text:p>Design</text:p>
          </table:table-cell>
          <table:table-cell/>
          <table:table-cell office:value-type="string">
            <text:p>treenode</text:p>
          </table:table-cell>
          <table:table-cell table:number-columns-repeated="251"/>
        </table:table-row>
        <table:table-row table:style-name="ro1">
          <table:table-cell office:value-type="string">
            <text:p>X147</text:p>
          </table:table-cell>
          <table:table-cell/>
          <table:table-cell office:value-type="string">
            <text:p>Report</text:p>
          </table:table-cell>
          <table:table-cell/>
          <table:table-cell office:value-type="string">
            <text:p>treenode</text:p>
          </table:table-cell>
          <table:table-cell table:number-columns-repeated="251"/>
        </table:table-row>
        <table:table-row table:style-name="ro1">
          <table:table-cell office:value-type="string">
            <text:p>X148</text:p>
          </table:table-cell>
          <table:table-cell/>
          <table:table-cell office:value-type="string">
            <text:p>Report Page 1</text:p>
          </table:table-cell>
          <table:table-cell/>
          <table:table-cell office:value-type="string">
            <text:p>treenode</text:p>
          </table:table-cell>
          <table:table-cell table:number-columns-repeated="251"/>
        </table:table-row>
        <table:table-row table:style-name="ro1">
          <table:table-cell office:value-type="string">
            <text:p>X149</text:p>
          </table:table-cell>
          <table:table-cell/>
          <table:table-cell office:value-type="string">
            <text:p>Report Page 2</text:p>
          </table:table-cell>
          <table:table-cell/>
          <table:table-cell office:value-type="string">
            <text:p>treenode</text:p>
          </table:table-cell>
          <table:table-cell table:number-columns-repeated="251"/>
        </table:table-row>
        <table:table-row table:style-name="ro1">
          <table:table-cell office:value-type="string">
            <text:p>X150</text:p>
          </table:table-cell>
          <table:table-cell/>
          <table:table-cell office:value-type="string">
            <text:p>Print Report</text:p>
          </table:table-cell>
          <table:table-cell/>
          <table:table-cell office:value-type="string">
            <text:p>treenode</text:p>
          </table:table-cell>
          <table:table-cell table:number-columns-repeated="251"/>
        </table:table-row>
        <table:table-row table:style-name="ro1" table:number-rows-repeated="65027">
          <table:table-cell table:number-columns-repeated="256"/>
        </table:table-row>
        <table:table-row table:style-name="ro1">
          <table:table-cell table:number-columns-repeated="256"/>
        </table:table-row>
      </table:table>
      <table:table table:name="Q1 GeneralData" table:style-name="ta1" table:print-ranges="'Q1 GeneralData'.A1:'Q1 GeneralData'.J22">
        <table:table-column table:style-name="co41" table:default-cell-style-name="ce598"/>
        <table:table-column table:style-name="co42" table:number-columns-repeated="3" table:default-cell-style-name="Default"/>
        <table:table-column table:style-name="co43" table:default-cell-style-name="Default"/>
        <table:table-column table:style-name="co44" table:default-cell-style-name="Default"/>
        <table:table-column table:style-name="co45" table:default-cell-style-name="ce639"/>
        <table:table-column table:style-name="co46" table:default-cell-style-name="Default"/>
        <table:table-column table:style-name="co47" table:default-cell-style-name="Default"/>
        <table:table-column table:style-name="co48" table:default-cell-style-name="Default"/>
        <table:table-column table:style-name="co47" table:number-columns-repeated="246" table:default-cell-style-name="Default"/>
        <table:table-row table:style-name="ro38">
          <table:table-cell table:style-name="ce593" office:value-type="string">
            <text:p>EINSTEIN</text:p>
            <text:p>Expert system for an intelligent supply of thermal energy in industry</text:p>
            <text:p><text:span text:style-name="T23"/></text:p>
            <text:p><text:span text:style-name="T23">www.iee-einstein.org</text:span></text:p>
          </table:table-cell>
          <table:table-cell table:style-name="ce593"/>
          <table:table-cell table:style-name="ce604"/>
          <table:table-cell table:style-name="ce611"/>
          <table:table-cell table:style-name="ce619"/>
          <table:table-cell/>
          <table:table-cell table:style-name="ce628"/>
          <table:table-cell table:style-name="ce628" office:value-type="string">
            <text:p>General data</text:p>
          </table:table-cell>
          <table:table-cell table:style-name="ce650" office:value-type="float" office:value="1">
            <text:p>1</text:p>
          </table:table-cell>
          <table:table-cell table:style-name="ce655"/>
          <table:table-cell table:number-columns-repeated="246"/>
        </table:table-row>
        <table:table-row table:style-name="ro39">
          <table:table-cell table:style-name="ce594" table:formula="oooc:=[ParameterList.T23]" office:value-type="string" office:string-value="General information">
            <text:p>General information</text:p>
          </table:table-cell>
          <table:table-cell table:style-name="ce599" table:number-columns-repeated="2"/>
          <table:table-cell table:style-name="ce612" table:formula="oooc:=[ParameterList.AF23]" office:value-type="string" office:string-value="notes">
            <text:p>notes</text:p>
          </table:table-cell>
          <table:table-cell table:style-name="ce594" table:formula="oooc:=[ParameterList.T38]" office:value-type="string" office:string-value="Statistical and economical data">
            <text:p>Statistical and economical data</text:p>
          </table:table-cell>
          <table:table-cell table:style-name="ce599"/>
          <table:table-cell table:style-name="ce629"/>
          <table:table-cell table:style-name="ce640" table:formula="oooc:=[ParameterList.AF38]" office:value-type="string" office:string-value="notes" table:number-columns-spanned="2" table:number-rows-spanned="1">
            <text:p>notes</text:p>
          </table:table-cell>
          <table:covered-table-cell table:style-name="ce640"/>
          <table:table-cell table:style-name="ce656"/>
          <table:table-cell table:style-name="ce598" table:number-columns-repeated="246"/>
        </table:table-row>
        <table:table-row table:style-name="ro40">
          <table:table-cell table:style-name="ce595" table:formula="oooc:=[ParameterList.T24]" office:value-type="string" office:string-value="name of the company">
            <text:p>name of the company</text:p>
          </table:table-cell>
          <table:table-cell table:style-name="ce600" table:number-columns-spanned="2" table:number-rows-spanned="1"/>
          <table:covered-table-cell table:style-name="ce600"/>
          <table:table-cell table:style-name="ce613" table:formula="oooc:=[ParameterList.AF24]" office:value-type="string" office:string-value="legal name of the company">
            <text:p>legal name of the company</text:p>
          </table:table-cell>
          <table:table-cell table:style-name="ce595" table:formula="oooc:=[ParameterList.T39]" office:value-type="string" office:string-value="number of employees">
            <text:p>number of employees</text:p>
          </table:table-cell>
          <table:table-cell table:style-name="ce623" table:formula="oooc:=[ParameterList.AR39]" office:value-type="string" office:string-value="-">
            <text:p>-</text:p>
          </table:table-cell>
          <table:table-cell table:style-name="ce609"/>
          <table:table-cell table:style-name="ce641"/>
          <table:table-cell table:style-name="ce642"/>
          <table:table-cell table:style-name="ce657"/>
          <table:table-cell table:number-columns-repeated="246"/>
        </table:table-row>
        <table:table-row table:style-name="ro40">
          <table:table-cell table:style-name="ce595" table:formula="oooc:=[ParameterList.T25]" office:value-type="string" office:string-value="city / country">
            <text:p>city / country</text:p>
          </table:table-cell>
          <table:table-cell table:style-name="ce600" table:number-columns-spanned="2" table:number-rows-spanned="1"/>
          <table:covered-table-cell table:style-name="ce600"/>
          <table:table-cell table:style-name="ce613" table:formula="oooc:=[ParameterList.AF25]" office:value-type="string" office:string-value="city where production is located">
            <text:p>city where production is located</text:p>
          </table:table-cell>
          <table:table-cell table:style-name="ce595" table:formula="oooc:=[ParameterList.T40]" office:value-type="string" office:string-value="annual turnover">
            <text:p>annual turnover</text:p>
          </table:table-cell>
          <table:table-cell table:style-name="ce623" table:formula="oooc:=[ParameterList.AR40]" office:value-type="string" office:string-value="M€/year">
            <text:p>M€/year</text:p>
          </table:table-cell>
          <table:table-cell table:style-name="ce609"/>
          <table:table-cell table:style-name="ce641"/>
          <table:table-cell table:style-name="ce642"/>
          <table:table-cell table:style-name="ce657"/>
          <table:table-cell table:number-columns-repeated="246"/>
        </table:table-row>
        <table:table-row table:style-name="ro40">
          <table:table-cell table:style-name="ce595" table:formula="oooc:=[ParameterList.T31]" office:value-type="string" office:string-value="name of contact person">
            <text:p>name of contact person</text:p>
          </table:table-cell>
          <table:table-cell table:style-name="ce600" table:number-columns-spanned="2" table:number-rows-spanned="1"/>
          <table:covered-table-cell table:style-name="ce600"/>
          <table:table-cell table:style-name="ce614"/>
          <table:table-cell table:style-name="ce595" table:formula="oooc:=[ParameterList.T41]" office:value-type="string" office:string-value="annual production cost">
            <text:p>annual production cost</text:p>
          </table:table-cell>
          <table:table-cell table:style-name="ce623" table:formula="oooc:=[ParameterList.AR41]" office:value-type="string" office:string-value="M€/year">
            <text:p>M€/year</text:p>
          </table:table-cell>
          <table:table-cell table:style-name="ce609"/>
          <table:table-cell table:style-name="ce556" table:formula="oooc:=[ParameterList.AF41]" office:value-type="string" office:string-value="Specify total factor inputs for production" table:number-columns-spanned="3" table:number-rows-spanned="1">
            <text:p>Specify total factor inputs for production</text:p>
          </table:table-cell>
          <table:covered-table-cell table:style-name="ce651"/>
          <table:covered-table-cell table:style-name="ce658"/>
          <table:table-cell table:number-columns-repeated="246"/>
        </table:table-row>
        <table:table-row table:style-name="ro40">
          <table:table-cell table:style-name="ce595" table:formula="oooc:=[ParameterList.T32]" office:value-type="string" office:string-value="position of contact person in the company">
            <text:p>position of contact person in the company</text:p>
          </table:table-cell>
          <table:table-cell table:style-name="ce600" table:number-columns-spanned="2" table:number-rows-spanned="1"/>
          <table:covered-table-cell table:style-name="ce600"/>
          <table:table-cell table:style-name="ce614"/>
          <table:table-cell table:style-name="ce595" table:formula="oooc:=[ParameterList.T42]" office:value-type="string" office:string-value="base year for economic data">
            <text:p>base year for economic data</text:p>
          </table:table-cell>
          <table:table-cell table:style-name="ce623" table:formula="oooc:=[ParameterList.AR42]" office:value-type="string" office:string-value="-">
            <text:p>-</text:p>
          </table:table-cell>
          <table:table-cell table:style-name="ce609"/>
          <table:table-cell table:style-name="ce556" table:formula="oooc:=[ParameterList.AF42]" office:value-type="string" office:string-value="Specify the reference year for economic parameters" table:number-columns-spanned="3" table:number-rows-spanned="1">
            <text:p>Specify the reference year for economic parameters</text:p>
          </table:table-cell>
          <table:covered-table-cell table:style-name="ce651"/>
          <table:covered-table-cell table:style-name="ce658"/>
          <table:table-cell table:number-columns-repeated="246"/>
        </table:table-row>
        <table:table-row table:style-name="ro23">
          <table:table-cell table:style-name="ce595" table:formula="oooc:=[ParameterList.T33]" office:value-type="string" office:string-value="address">
            <text:p>address</text:p>
          </table:table-cell>
          <table:table-cell table:style-name="ce600" table:number-columns-spanned="2" table:number-rows-spanned="1"/>
          <table:covered-table-cell table:style-name="ce600"/>
          <table:table-cell table:style-name="ce615"/>
          <table:table-cell table:style-name="ce595" table:formula="oooc:=[ParameterList.T43]" office:value-type="string" office:string-value="growth rate of the production volume foreseen for the next 5 years">
            <text:p>growth rate of the production volume foreseen for the next 5 years</text:p>
          </table:table-cell>
          <table:table-cell table:style-name="ce623" table:formula="oooc:=[ParameterList.AR43]" office:value-type="string" office:string-value="%/year">
            <text:p>%/year</text:p>
          </table:table-cell>
          <table:table-cell table:style-name="ce609"/>
          <table:table-cell table:style-name="ce642"/>
          <table:table-cell table:style-name="ce647"/>
          <table:table-cell table:style-name="ce657"/>
          <table:table-cell table:number-columns-repeated="246"/>
        </table:table-row>
        <table:table-row table:style-name="ro40">
          <table:table-cell table:style-name="ce595" table:formula="oooc:=[ParameterList.T34]" office:value-type="string" office:string-value="Telephone  No">
            <text:p>Telephone <text:s/>No</text:p>
          </table:table-cell>
          <table:table-cell table:style-name="ce600" table:number-columns-spanned="2" table:number-rows-spanned="1"/>
          <table:covered-table-cell table:style-name="ce600"/>
          <table:table-cell table:style-name="ce615"/>
          <table:table-cell table:style-name="ce595" table:formula="oooc:=[ParameterList.T44]" office:value-type="string" office:string-value="Is the company independent ?">
            <text:p>Is the company independent ?</text:p>
          </table:table-cell>
          <table:table-cell table:style-name="ce623" table:formula="oooc:=[ParameterList.AR44]" office:value-type="string" office:string-value="yes/no">
            <text:p>yes/no</text:p>
          </table:table-cell>
          <table:table-cell table:style-name="ce630"/>
          <table:table-cell table:style-name="ce642" table:number-columns-spanned="2" table:number-rows-spanned="1"/>
          <table:covered-table-cell table:style-name="ce642"/>
          <table:table-cell table:style-name="ce657"/>
          <table:table-cell table:number-columns-repeated="246"/>
        </table:table-row>
        <table:table-row table:style-name="ro40">
          <table:table-cell table:style-name="ce595" table:formula="oooc:=[ParameterList.T35]" office:value-type="string" office:string-value="Fax No">
            <text:p>Fax No</text:p>
          </table:table-cell>
          <table:table-cell table:style-name="ce600" table:number-columns-spanned="2" table:number-rows-spanned="1"/>
          <table:covered-table-cell table:style-name="ce600"/>
          <table:table-cell table:style-name="ce615"/>
          <table:table-cell table:style-name="ce595" table:formula="oooc:=[ParameterList.T46]" office:value-type="string" office:string-value="yearly O&amp;M heat &amp; cold">
            <text:p>yearly O&amp;M heat &amp; cold</text:p>
          </table:table-cell>
          <table:table-cell table:style-name="ce623" table:formula="oooc:=[ParameterList.AR46]" office:value-type="string" office:string-value="€/year">
            <text:p>€/year</text:p>
          </table:table-cell>
          <table:table-cell table:style-name="ce630"/>
          <table:table-cell table:style-name="ce642" table:number-columns-repeated="2"/>
          <table:table-cell table:style-name="ce657"/>
          <table:table-cell table:number-columns-repeated="246"/>
        </table:table-row>
        <table:table-row table:style-name="ro40">
          <table:table-cell table:style-name="ce595" table:formula="oooc:=[ParameterList.T36]" office:value-type="string" office:string-value="E-mail">
            <text:p>E-mail</text:p>
          </table:table-cell>
          <table:table-cell table:style-name="ce600" table:number-columns-spanned="2" table:number-rows-spanned="1"/>
          <table:covered-table-cell table:style-name="ce600"/>
          <table:table-cell table:style-name="ce615"/>
          <table:table-cell table:style-name="ce595" table:formula="oooc:=[ParameterList.T47]" office:value-type="string" office:string-value="yearly O&amp;M electrical ">
            <text:p>yearly O&amp;M electrical </text:p>
          </table:table-cell>
          <table:table-cell table:style-name="ce623" table:formula="oooc:=[ParameterList.AR47]" office:value-type="string" office:string-value="€/year">
            <text:p>€/year</text:p>
          </table:table-cell>
          <table:table-cell table:style-name="ce630"/>
          <table:table-cell table:style-name="ce642" table:number-columns-repeated="2"/>
          <table:table-cell table:style-name="ce657"/>
          <table:table-cell table:number-columns-repeated="246"/>
        </table:table-row>
        <table:table-row table:style-name="ro40">
          <table:table-cell table:style-name="ce595" table:formula="oooc:=[ParameterList.T26]" office:value-type="string" office:string-value="description of the industry">
            <text:p>description of the industry</text:p>
          </table:table-cell>
          <table:table-cell table:style-name="ce600" table:number-columns-spanned="2" table:number-rows-spanned="1"/>
          <table:covered-table-cell table:style-name="ce600"/>
          <table:table-cell table:style-name="ce615"/>
          <table:table-cell table:style-name="ce594" table:formula="oooc:=[ParameterList.T48]" office:value-type="string" office:string-value="Period of operation">
            <text:p>Period of operation</text:p>
          </table:table-cell>
          <table:table-cell table:style-name="ce599"/>
          <table:table-cell table:style-name="ce629"/>
          <table:table-cell table:style-name="ce640" table:formula="oooc:=[ParameterList.AF48]" office:value-type="string" office:string-value="notes" table:number-columns-spanned="2" table:number-rows-spanned="1">
            <text:p>notes</text:p>
          </table:table-cell>
          <table:covered-table-cell table:style-name="ce640"/>
          <table:table-cell table:style-name="ce656"/>
          <table:table-cell table:number-columns-repeated="246"/>
        </table:table-row>
        <table:table-row table:style-name="ro40">
          <table:table-cell table:style-name="ce595" table:formula="oooc:=[ParameterList.T27]" office:value-type="string" office:string-value="branch">
            <text:p>branch</text:p>
          </table:table-cell>
          <table:table-cell table:style-name="ce600" table:number-columns-spanned="2" table:number-rows-spanned="1"/>
          <table:covered-table-cell table:style-name="ce600"/>
          <table:table-cell table:style-name="ce615"/>
          <table:table-cell table:style-name="ce620" table:formula="oooc:=[ParameterList.T49]" office:value-type="string" office:string-value="total hours of operation per working day">
            <text:p>total hours of operation per working day</text:p>
          </table:table-cell>
          <table:table-cell table:style-name="ce602" table:formula="oooc:=[ParameterList.AR49]" office:value-type="string" office:string-value="h/day">
            <text:p>h/day</text:p>
          </table:table-cell>
          <table:table-cell table:style-name="ce631"/>
          <table:table-cell table:style-name="ce613" table:formula="oooc:=[ParameterList.AF49]" office:value-type="string" office:string-value="e.g. 3x6 hours = 3 turns of 6 hours each" table:number-columns-spanned="3" table:number-rows-spanned="1">
            <text:p>e.g. 3x6 hours = 3 turns of 6 hours each</text:p>
          </table:table-cell>
          <table:covered-table-cell table:style-name="ce652"/>
          <table:covered-table-cell table:style-name="ce659"/>
          <table:table-cell table:number-columns-repeated="246"/>
        </table:table-row>
        <table:table-row table:style-name="ro40">
          <table:table-cell table:style-name="ce595" table:formula="oooc:=[ParameterList.T29]" office:value-type="string" office:string-value="NACE code branch">
            <text:p>NACE code branch</text:p>
          </table:table-cell>
          <table:table-cell table:style-name="ce600" table:number-columns-spanned="2" table:number-rows-spanned="1"/>
          <table:covered-table-cell table:style-name="ce600"/>
          <table:table-cell table:style-name="ce616"/>
          <table:table-cell table:style-name="ce620" table:formula="oooc:=[ParameterList.T50]" office:value-type="string" office:string-value="number of shifts">
            <text:p>number of shifts</text:p>
          </table:table-cell>
          <table:table-cell table:style-name="ce602" table:formula="oooc:=[ParameterList.AR50]" office:value-type="string" office:string-value="-">
            <text:p>-</text:p>
          </table:table-cell>
          <table:table-cell table:style-name="ce630"/>
          <table:table-cell table:style-name="ce613" table:number-columns-spanned="3" table:number-rows-spanned="1"/>
          <table:covered-table-cell table:style-name="ce652"/>
          <table:covered-table-cell table:style-name="ce659"/>
          <table:table-cell table:number-columns-repeated="246"/>
        </table:table-row>
        <table:table-row table:style-name="ro40">
          <table:table-cell table:style-name="ce595" table:formula="oooc:=[ParameterList.T28]" office:value-type="string" office:string-value="sub-branch">
            <text:p>sub-branch</text:p>
          </table:table-cell>
          <table:table-cell table:style-name="ce600" table:number-columns-spanned="2" table:number-rows-spanned="1"/>
          <table:covered-table-cell table:style-name="ce600"/>
          <table:table-cell table:style-name="ce617"/>
          <table:table-cell table:style-name="ce620" table:formula="oooc:=[ParameterList.T51]" office:value-type="string" office:string-value="days of production / operation per year">
            <text:p>days of production / operation per year</text:p>
          </table:table-cell>
          <table:table-cell table:style-name="ce602" table:formula="oooc:=[ParameterList.AR51]" office:value-type="string" office:string-value="days">
            <text:p>days</text:p>
          </table:table-cell>
          <table:table-cell table:style-name="ce630"/>
          <table:table-cell table:style-name="ce643" table:number-columns-repeated="2"/>
          <table:table-cell table:style-name="ce660"/>
          <table:table-cell table:number-columns-repeated="246"/>
        </table:table-row>
        <table:table-row table:style-name="ro40">
          <table:table-cell table:style-name="ce596" table:formula="oooc:=[ParameterList.T30]" office:value-type="string" office:string-value="NACE code sub-branch">
            <text:p>NACE code sub-branch</text:p>
          </table:table-cell>
          <table:table-cell table:style-name="ce601" table:number-columns-spanned="2" table:number-rows-spanned="1"/>
          <table:covered-table-cell table:style-name="ce601"/>
          <table:table-cell table:style-name="ce618"/>
          <table:table-cell table:style-name="ce621" table:formula="oooc:=[ParameterList.T52]" office:value-type="string" office:string-value="principal period of holidays or stops for maintenance">
            <text:p>principal period of holidays or stops for maintenance</text:p>
          </table:table-cell>
          <table:table-cell table:style-name="ce603" table:formula="oooc:=[ParameterList.AR52]" office:value-type="string" office:string-value="dd/mm-dd/mm">
            <text:p>dd/mm-dd/mm</text:p>
          </table:table-cell>
          <table:table-cell table:style-name="ce632"/>
          <table:table-cell table:style-name="ce644"/>
          <table:table-cell table:style-name="ce653" table:formula="oooc:=[ParameterList.AF52]" office:value-type="string" office:string-value="Specify holiday periods and periods of stops for maintenance" table:number-columns-spanned="2" table:number-rows-spanned="1">
            <text:p>Specify holiday periods and periods of stops for maintenance</text:p>
          </table:table-cell>
          <table:covered-table-cell table:style-name="ce661"/>
          <table:table-cell table:number-columns-repeated="246"/>
        </table:table-row>
        <table:table-row table:style-name="ro40">
          <table:table-cell table:style-name="ce597" table:number-columns-repeated="2"/>
          <table:table-cell table:style-name="ce605" table:number-columns-repeated="2"/>
          <table:table-cell table:style-name="ce622"/>
          <table:table-cell table:style-name="ce605" table:number-columns-repeated="5"/>
          <table:table-cell table:number-columns-repeated="16"/>
          <table:table-cell table:style-name="ce663" table:number-columns-repeated="230"/>
        </table:table-row>
        <table:table-row table:style-name="ro40">
          <table:table-cell table:style-name="ce594" table:formula="oooc:=[ParameterList.T55]" office:value-type="string" office:string-value="Information on products ">
            <text:p>Information on products </text:p>
          </table:table-cell>
          <table:table-cell table:style-name="ce599"/>
          <table:table-cell table:style-name="ce606" table:formula="oooc:=[ParameterList.T56]" office:value-type="string" office:string-value="Product 1">
            <text:p>Product 1</text:p>
          </table:table-cell>
          <table:table-cell table:style-name="ce606" table:formula="oooc:=[ParameterList.U57]" office:value-type="string" office:string-value="Product 2">
            <text:p>Product 2</text:p>
          </table:table-cell>
          <table:table-cell table:style-name="ce606" table:formula="oooc:=[ParameterList.T58]" office:value-type="string" office:string-value="Product 3">
            <text:p>Product 3</text:p>
          </table:table-cell>
          <table:table-cell table:style-name="ce606" table:formula="oooc:=[ParameterList.T59]" office:value-type="string" office:string-value="Other products" table:number-columns-spanned="2" table:number-rows-spanned="1">
            <text:p>Other products</text:p>
          </table:table-cell>
          <table:covered-table-cell table:style-name="ce633"/>
          <table:table-cell table:style-name="ce645" table:formula="oooc:=[ParameterList.AF55]" office:value-type="string" office:string-value="notes" table:number-columns-spanned="2" table:number-rows-spanned="1">
            <text:p>notes</text:p>
          </table:table-cell>
          <table:covered-table-cell table:style-name="ce633"/>
          <table:table-cell table:style-name="ce656"/>
          <table:table-cell table:style-name="ce598" table:number-columns-repeated="246"/>
        </table:table-row>
        <table:table-row table:style-name="ro40">
          <table:table-cell table:style-name="ce595" table:formula="oooc:=[ParameterList.T60]" office:value-type="string" office:string-value="type of product">
            <text:p>type of product</text:p>
          </table:table-cell>
          <table:table-cell table:style-name="ce602" table:formula="oooc:=[ParameterList.AR60]" office:value-type="string" office:string-value="name">
            <text:p>name</text:p>
          </table:table-cell>
          <table:table-cell table:style-name="ce607" table:number-columns-repeated="3"/>
          <table:table-cell table:style-name="ce624" table:number-columns-spanned="2" table:number-rows-spanned="1"/>
          <table:covered-table-cell table:style-name="ce634"/>
          <table:table-cell table:style-name="ce646" table:number-columns-spanned="2" table:number-rows-spanned="1"/>
          <table:covered-table-cell table:style-name="ce654"/>
          <table:table-cell table:style-name="ce657"/>
          <table:table-cell table:number-columns-repeated="246"/>
        </table:table-row>
        <table:table-row table:style-name="ro40">
          <table:table-cell table:style-name="ce595" table:formula="oooc:=[ParameterList.T61]" office:value-type="string" office:string-value="product's code">
            <text:p>product's code</text:p>
          </table:table-cell>
          <table:table-cell table:style-name="ce602" table:formula="oooc:=[ParameterList.AR61]" office:value-type="string" office:string-value="-">
            <text:p>-</text:p>
          </table:table-cell>
          <table:table-cell table:style-name="ce608" table:number-columns-repeated="3"/>
          <table:table-cell table:style-name="ce625"/>
          <table:table-cell table:style-name="ce635"/>
          <table:table-cell table:style-name="ce646" table:number-columns-spanned="2" table:number-rows-spanned="1"/>
          <table:covered-table-cell table:style-name="ce654"/>
          <table:table-cell table:style-name="ce657"/>
          <table:table-cell table:number-columns-repeated="246"/>
        </table:table-row>
        <table:table-row table:style-name="ro39">
          <table:table-cell table:style-name="ce595" table:formula="oooc:=[ParameterList.T62]" office:value-type="string" office:string-value="quantity of product(s) per year">
            <text:p>quantity of product(s) per year</text:p>
          </table:table-cell>
          <table:table-cell table:style-name="ce602" table:formula="oooc:=[ParameterList.AR62]" office:value-type="string" office:string-value="product-units/year">
            <text:p>product-units/year</text:p>
          </table:table-cell>
          <table:table-cell table:style-name="ce608" table:number-columns-repeated="3"/>
          <table:table-cell table:style-name="ce608" table:number-columns-spanned="2" table:number-rows-spanned="1"/>
          <table:covered-table-cell table:style-name="ce636"/>
          <table:table-cell table:style-name="ce647" table:number-columns-repeated="2"/>
          <table:table-cell table:style-name="ce657"/>
          <table:table-cell table:number-columns-repeated="246"/>
        </table:table-row>
        <table:table-row table:style-name="ro40">
          <table:table-cell table:style-name="ce595" table:formula="oooc:=[ParameterList.T63]" office:value-type="string" office:string-value="measurement unit for product quantity">
            <text:p>measurement unit for product quantity</text:p>
          </table:table-cell>
          <table:table-cell table:style-name="ce602" table:formula="oooc:=[ParameterList.AR63]" office:value-type="string" office:string-value="-">
            <text:p>-</text:p>
          </table:table-cell>
          <table:table-cell table:style-name="ce609" table:number-columns-repeated="3"/>
          <table:table-cell table:style-name="ce626"/>
          <table:table-cell table:style-name="ce637"/>
          <table:table-cell table:style-name="ce648" table:formula="oooc:=[ParameterList.AF63]" office:value-type="string" office:string-value="Specify the measuring unit and the quantyty (e.g. liters of milk (crude or  processed) / year, hl of beer/year..." table:number-columns-spanned="3" table:number-rows-spanned="1">
            <text:p>Specify the measuring unit and the quantyty (e.g. liters of milk (crude or <text:s/>processed) / year, hl of beer/year...</text:p>
          </table:table-cell>
          <table:covered-table-cell table:style-name="ce647"/>
          <table:covered-table-cell table:style-name="ce657"/>
          <table:table-cell table:number-columns-repeated="246"/>
        </table:table-row>
        <table:table-row table:style-name="ro40">
          <table:table-cell table:style-name="ce596" table:formula="oooc:=[ParameterList.T64]" office:value-type="string" office:string-value="annual turnover per product">
            <text:p>annual turnover per product</text:p>
          </table:table-cell>
          <table:table-cell table:style-name="ce603" table:formula="oooc:=[ParameterList.AR64]" office:value-type="string" office:string-value="M€/year">
            <text:p>M€/year</text:p>
          </table:table-cell>
          <table:table-cell table:style-name="ce610" table:number-columns-repeated="3"/>
          <table:table-cell table:style-name="ce627"/>
          <table:table-cell table:style-name="ce638"/>
          <table:table-cell table:style-name="ce649" table:number-columns-repeated="2"/>
          <table:table-cell table:style-name="ce662"/>
          <table:table-cell table:number-columns-repeated="246"/>
        </table:table-row>
        <table:table-row table:style-name="ro39" table:number-rows-repeated="3">
          <table:table-cell table:number-columns-repeated="256"/>
        </table:table-row>
        <table:table-row table:style-name="ro4" table:number-rows-repeated="222">
          <table:table-cell table:number-columns-repeated="256"/>
        </table:table-row>
        <table:table-row table:style-name="ro4">
          <table:table-cell table:number-columns-repeated="31"/>
          <table:table-cell/>
          <table:table-cell table:number-columns-repeated="224"/>
        </table:table-row>
        <table:table-row table:style-name="ro4">
          <table:table-cell table:number-columns-repeated="31"/>
          <table:table-cell/>
          <table:table-cell table:number-columns-repeated="224"/>
        </table:table-row>
        <table:table-row table:style-name="ro4" table:number-rows-repeated="2">
          <table:table-cell table:number-columns-repeated="256"/>
        </table:table-row>
        <table:table-row table:style-name="ro4">
          <table:table-cell table:number-columns-repeated="31"/>
          <table:table-cell/>
          <table:table-cell table:number-columns-repeated="224"/>
        </table:table-row>
        <table:table-row table:style-name="ro4" table:number-rows-repeated="3">
          <table:table-cell table:number-columns-repeated="256"/>
        </table:table-row>
        <table:table-row table:style-name="ro4">
          <table:table-cell table:number-columns-repeated="31"/>
          <table:table-cell/>
          <table:table-cell table:number-columns-repeated="224"/>
        </table:table-row>
        <table:table-row table:style-name="ro4">
          <table:table-cell table:number-columns-repeated="31"/>
          <table:table-cell/>
          <table:table-cell table:number-columns-repeated="224"/>
        </table:table-row>
        <table:table-row table:style-name="ro4">
          <table:table-cell table:number-columns-repeated="31"/>
          <table:table-cell/>
          <table:table-cell table:number-columns-repeated="224"/>
        </table:table-row>
        <table:table-row table:style-name="ro4">
          <table:table-cell table:number-columns-repeated="31"/>
          <table:table-cell/>
          <table:table-cell table:number-columns-repeated="224"/>
        </table:table-row>
        <table:table-row table:style-name="ro4">
          <table:table-cell table:number-columns-repeated="31"/>
          <table:table-cell/>
          <table:table-cell table:number-columns-repeated="224"/>
        </table:table-row>
        <table:table-row table:style-name="ro4">
          <table:table-cell table:number-columns-repeated="31"/>
          <table:table-cell/>
          <table:table-cell table:number-columns-repeated="224"/>
        </table:table-row>
        <table:table-row table:style-name="ro4">
          <table:table-cell table:number-columns-repeated="256"/>
        </table:table-row>
        <table:table-row table:style-name="ro4">
          <table:table-cell table:number-columns-repeated="31"/>
          <table:table-cell/>
          <table:table-cell table:number-columns-repeated="224"/>
        </table:table-row>
        <table:table-row table:style-name="ro4" table:number-rows-repeated="3">
          <table:table-cell table:number-columns-repeated="256"/>
        </table:table-row>
        <table:table-row table:style-name="ro4">
          <table:table-cell table:number-columns-repeated="31"/>
          <table:table-cell/>
          <table:table-cell table:number-columns-repeated="224"/>
        </table:table-row>
        <table:table-row table:style-name="ro4" table:number-rows-repeated="65268">
          <table:table-cell table:number-columns-repeated="256"/>
        </table:table-row>
        <table:table-row table:style-name="ro4">
          <table:table-cell table:number-columns-repeated="256"/>
        </table:table-row>
      </table:table>
      <table:table table:name="Q2 EnergyConsumption" table:style-name="ta1" table:print-ranges="'Q2 EnergyConsumption'.A1:'Q2 EnergyConsumption'.J22">
        <table:table-column table:style-name="co49" table:default-cell-style-name="ce598"/>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ce639"/>
        <table:table-column table:style-name="co50" table:number-columns-repeated="2" table:default-cell-style-name="Default"/>
        <table:table-column table:style-name="co56" table:default-cell-style-name="Default"/>
        <table:table-column table:style-name="co57" table:default-cell-style-name="ce756"/>
        <table:table-column table:style-name="co57" table:number-columns-repeated="245" table:default-cell-style-name="Default"/>
        <table:table-row table:style-name="ro38">
          <table:table-cell table:style-name="ce593" office:value-type="string">
            <text:p>EINSTEIN</text:p>
            <text:p>Expert system for an intelligent supply of thermal energy in industry</text:p>
            <text:p><text:span text:style-name="T23"/></text:p>
            <text:p><text:span text:style-name="T23">www.iee-einstein.org</text:span></text:p>
          </table:table-cell>
          <table:table-cell table:style-name="ce676"/>
          <table:table-cell table:style-name="ce604"/>
          <table:table-cell table:style-name="ce611"/>
          <table:table-cell table:style-name="ce619"/>
          <table:table-cell/>
          <table:table-cell table:style-name="ce628"/>
          <table:table-cell table:style-name="ce628" office:value-type="string">
            <text:p>Energy consumption</text:p>
          </table:table-cell>
          <table:table-cell table:style-name="ce650" office:value-type="float" office:value="2">
            <text:p>2</text:p>
          </table:table-cell>
          <table:table-cell table:style-name="ce655"/>
          <table:table-cell table:number-columns-repeated="246"/>
        </table:table-row>
        <table:table-row table:style-name="ro39">
          <table:table-cell table:style-name="ce594" table:formula="oooc:=[ParameterList.T155]" office:value-type="string" office:string-value="Fuel consumption and cost">
            <text:p>Fuel consumption and cost</text:p>
          </table:table-cell>
          <table:table-cell table:style-name="ce677"/>
          <table:table-cell table:style-name="ce690" office:value-type="float" office:value="1">
            <text:p>1</text:p>
          </table:table-cell>
          <table:table-cell table:style-name="ce690" office:value-type="float" office:value="2">
            <text:p>2</text:p>
          </table:table-cell>
          <table:table-cell table:style-name="ce690" office:value-type="float" office:value="3">
            <text:p>3</text:p>
          </table:table-cell>
          <table:table-cell table:style-name="ce690" office:value-type="float" office:value="4">
            <text:p>4</text:p>
          </table:table-cell>
          <table:table-cell table:style-name="ce714" office:value-type="float" office:value="5">
            <text:p>5</text:p>
          </table:table-cell>
          <table:table-cell table:style-name="ce714" office:value-type="float" office:value="6">
            <text:p>6</text:p>
          </table:table-cell>
          <table:table-cell table:style-name="ce677"/>
          <table:table-cell table:style-name="ce738"/>
          <table:table-cell table:number-columns-repeated="246"/>
        </table:table-row>
        <table:table-row table:style-name="ro39">
          <table:table-cell table:style-name="ce664" table:formula="oooc:=[ParameterList.T156]" office:value-type="string" office:string-value="Fuels used">
            <text:p>Fuels used</text:p>
          </table:table-cell>
          <table:table-cell table:style-name="ce678" office:value-type="string">
            <text:p>-</text:p>
          </table:table-cell>
          <table:table-cell table:style-name="ce607" table:number-columns-repeated="6"/>
          <table:table-cell table:style-name="ce726"/>
          <table:table-cell table:style-name="ce739"/>
          <table:table-cell table:number-columns-repeated="246"/>
        </table:table-row>
        <table:table-row table:style-name="ro41">
          <table:table-cell table:style-name="ce665" table:formula="oooc:=[ParameterList.T159]" office:value-type="string" office:string-value="annual consumption" table:number-columns-spanned="1" table:number-rows-spanned="3">
            <text:p>annual consumption</text:p>
          </table:table-cell>
          <table:table-cell table:style-name="ce679" table:formula="oooc:=[ParameterList.T157]" office:value-type="string" office:string-value="unit">
            <text:p>unit</text:p>
          </table:table-cell>
          <table:table-cell table:style-name="ce691" table:number-columns-repeated="6"/>
          <table:table-cell table:style-name="ce727" table:formula="oooc:=[ParameterList.AF159]" office:value-type="string" office:string-value="If possible, provide the monthly data in separate sheet and/or the fuel bills. Specify the energy equivalent in base of LCV (lower calorific value)" table:number-columns-spanned="2" table:number-rows-spanned="3">
            <text:p>If possible, provide the monthly data in separate sheet and/or the fuel bills. Specify the energy equivalent in base of LCV (lower calorific value)</text:p>
          </table:table-cell>
          <table:covered-table-cell table:style-name="ce739"/>
          <table:table-cell table:number-columns-repeated="246"/>
        </table:table-row>
        <table:table-row table:style-name="ro41">
          <table:covered-table-cell table:style-name="ce666"/>
          <table:table-cell table:style-name="ce680" table:formula="oooc:=[ParameterList.AR159]" office:value-type="string" office:string-value="units/year">
            <text:p>units/year</text:p>
          </table:table-cell>
          <table:table-cell table:style-name="ce691" table:number-columns-repeated="6"/>
          <table:covered-table-cell table:style-name="ce728"/>
          <table:covered-table-cell table:style-name="ce740"/>
          <table:table-cell table:number-columns-repeated="246"/>
        </table:table-row>
        <table:table-row table:style-name="ro41">
          <table:covered-table-cell table:style-name="ce667"/>
          <table:table-cell table:style-name="ce681" table:formula="oooc:=[ParameterList.AR160]" office:value-type="string" office:string-value="MWh / year (LCV)">
            <text:p>MWh / year (LCV)</text:p>
          </table:table-cell>
          <table:table-cell table:style-name="ce608" table:number-columns-repeated="6"/>
          <table:covered-table-cell table:style-name="ce729"/>
          <table:covered-table-cell table:style-name="ce741"/>
          <table:table-cell table:number-columns-repeated="246"/>
        </table:table-row>
        <table:table-row table:style-name="ro41">
          <table:table-cell table:style-name="ce668" table:formula="oooc:=[ParameterList.T161]" office:value-type="string" office:string-value="fuel price">
            <text:p>fuel price</text:p>
          </table:table-cell>
          <table:table-cell table:style-name="ce682" table:formula="oooc:=[ParameterList.AR161]" office:value-type="string" office:string-value="€/kWh LCV">
            <text:p>€/kWh LCV</text:p>
          </table:table-cell>
          <table:table-cell table:style-name="ce692" table:number-columns-repeated="6"/>
          <table:table-cell table:style-name="ce730" table:formula="oooc:=[ParameterList.AF161]" office:value-type="string" office:string-value="Specify expenditures without VAT">
            <text:p>Specify expenditures without VAT</text:p>
          </table:table-cell>
          <table:table-cell table:style-name="ce742"/>
          <table:table-cell table:number-columns-repeated="246"/>
        </table:table-row>
        <table:table-row table:style-name="ro42">
          <table:table-cell table:style-name="ce669" table:formula="oooc:=[ParameterList.T163]" office:value-type="string" office:string-value="annual energy cost">
            <text:p>annual energy cost</text:p>
          </table:table-cell>
          <table:table-cell table:style-name="ce683" table:formula="oooc:=[ParameterList.AR163]" office:value-type="string" office:string-value="€/year">
            <text:p>€/year</text:p>
          </table:table-cell>
          <table:table-cell table:style-name="ce693" table:number-columns-repeated="6"/>
          <table:table-cell table:style-name="ce731" table:formula="oooc:=[ParameterList.AF163]" office:value-type="string" office:string-value="Total cost" table:number-columns-spanned="2" table:number-rows-spanned="1">
            <text:p>Total cost</text:p>
          </table:table-cell>
          <table:covered-table-cell table:style-name="ce743"/>
          <table:table-cell table:number-columns-repeated="246"/>
        </table:table-row>
        <table:table-row table:style-name="ro39">
          <table:table-cell table:style-name="ce594" table:formula="oooc:=[ParameterList.T164]" office:value-type="string" office:string-value="Electricity cosumption and cost">
            <text:p>Electricity cosumption and cost</text:p>
          </table:table-cell>
          <table:table-cell table:style-name="ce677"/>
          <table:table-cell table:style-name="ce690" table:number-columns-repeated="4"/>
          <table:table-cell table:style-name="ce714" table:number-columns-repeated="2"/>
          <table:table-cell table:style-name="ce677"/>
          <table:table-cell table:style-name="ce738"/>
          <table:table-cell table:number-columns-repeated="246"/>
        </table:table-row>
        <table:table-row table:style-name="ro39">
          <table:table-cell table:style-name="ce670" table:formula="oooc:=[ParameterList.T176]" office:value-type="string" office:string-value="Tariff  ">
            <text:p>Tariff <text:s/></text:p>
          </table:table-cell>
          <table:table-cell table:style-name="ce684"/>
          <table:table-cell table:style-name="ce694" table:formula="oooc:=[ParameterList.T177]" office:value-type="string" office:string-value="Peak">
            <text:p>Peak</text:p>
          </table:table-cell>
          <table:table-cell table:style-name="ce702" table:formula="oooc:=[ParameterList.T178]" office:value-type="string" office:string-value="Standard">
            <text:p>Standard</text:p>
          </table:table-cell>
          <table:table-cell table:style-name="ce694" table:formula="oooc:=[ParameterList.T179]" office:value-type="string" office:string-value="Valley">
            <text:p>Valley</text:p>
          </table:table-cell>
          <table:table-cell table:style-name="ce709" table:formula="oooc:=[ParameterList.T180]" office:value-type="string" office:string-value="TOTAL">
            <text:p>TOTAL</text:p>
          </table:table-cell>
          <table:table-cell table:style-name="ce702" table:formula="oooc:=[ParameterList.T174]" office:value-type="string" office:string-value="self-generation (co-generation)">
            <text:p>self-generation (co-generation)</text:p>
          </table:table-cell>
          <table:table-cell table:style-name="ce702" table:formula="oooc:=[ParameterList.T175]" office:value-type="string" office:string-value="sales to grid (co-generation)">
            <text:p>sales to grid (co-generation)</text:p>
          </table:table-cell>
          <table:table-cell table:style-name="ce727" table:formula="oooc:=[ParameterList.AF176]" office:value-type="string" office:string-value="If possible, provide the monthly data in separate sheet and/or the electricity bills" table:number-columns-spanned="2" table:number-rows-spanned="1">
            <text:p>If possible, provide the monthly data in separate sheet and/or the electricity bills</text:p>
          </table:table-cell>
          <table:covered-table-cell table:style-name="ce744"/>
          <table:table-cell table:number-columns-repeated="246"/>
        </table:table-row>
        <table:table-row table:style-name="ro39">
          <table:table-cell table:style-name="ce671" table:formula="oooc:=[ParameterList.T170]" office:value-type="string" office:string-value="annual consumption">
            <text:p>annual consumption</text:p>
          </table:table-cell>
          <table:table-cell table:style-name="ce685" table:formula="oooc:=[ParameterList.AR170]" office:value-type="string" office:string-value="MWh / year">
            <text:p>MWh / year</text:p>
          </table:table-cell>
          <table:table-cell table:style-name="ce695"/>
          <table:table-cell table:style-name="ce703"/>
          <table:table-cell table:style-name="ce695"/>
          <table:table-cell table:style-name="ce710"/>
          <table:table-cell table:style-name="ce715"/>
          <table:table-cell table:style-name="ce720"/>
          <table:table-cell table:style-name="ce732" table:formula="oooc:=[ParameterList.AF170]" office:value-type="string" office:string-value="Specify the consumption in the different periods of generation (co-generation),  provide the total electrical production and the sales to grid" table:number-columns-spanned="2" table:number-rows-spanned="2">
            <text:p>Specify the consumption in the different periods of generation (co-generation), <text:s/>provide the total electrical production and the sales to grid</text:p>
          </table:table-cell>
          <table:covered-table-cell table:style-name="ce745"/>
          <table:table-cell table:number-columns-repeated="246"/>
        </table:table-row>
        <table:table-row table:style-name="ro39">
          <table:table-cell table:style-name="ce671" table:formula="oooc:=[ParameterList.T165]" office:value-type="string" office:string-value="contracted power">
            <text:p>contracted power</text:p>
          </table:table-cell>
          <table:table-cell table:style-name="ce685" table:formula="oooc:=[ParameterList.AR165]" office:value-type="string" office:string-value="kW">
            <text:p>kW</text:p>
          </table:table-cell>
          <table:table-cell table:style-name="ce695"/>
          <table:table-cell table:style-name="ce703"/>
          <table:table-cell table:style-name="ce695"/>
          <table:table-cell table:style-name="ce710"/>
          <table:table-cell table:style-name="ce716"/>
          <table:table-cell table:style-name="ce721"/>
          <table:covered-table-cell table:style-name="ce733"/>
          <table:covered-table-cell table:style-name="ce746"/>
          <table:table-cell table:number-columns-repeated="246"/>
        </table:table-row>
        <table:table-row table:style-name="ro41">
          <table:table-cell table:style-name="ce668" table:formula="oooc:=[ParameterList.T196]" office:value-type="string" office:string-value="tariff type / class">
            <text:p>tariff type / class</text:p>
          </table:table-cell>
          <table:table-cell table:style-name="ce682"/>
          <table:table-cell table:style-name="ce695"/>
          <table:table-cell table:style-name="ce704"/>
          <table:table-cell table:style-name="ce695"/>
          <table:table-cell table:style-name="ce710"/>
          <table:table-cell table:style-name="ce717"/>
          <table:table-cell table:style-name="ce722"/>
          <table:table-cell table:style-name="ce730" table:formula="oooc:=[ParameterList.AF196]" office:value-type="string" office:string-value="Specify expenditures without VAT">
            <text:p>Specify expenditures without VAT</text:p>
          </table:table-cell>
          <table:table-cell table:style-name="ce742"/>
          <table:table-cell table:number-columns-repeated="246"/>
        </table:table-row>
        <table:table-row table:style-name="ro41">
          <table:table-cell table:style-name="ce671" table:formula="oooc:=[ParameterList.T201]" office:value-type="string" office:string-value="tariff on installed power">
            <text:p>tariff on installed power</text:p>
          </table:table-cell>
          <table:table-cell table:style-name="ce685" table:formula="oooc:=[ParameterList.AR201]" office:value-type="string" office:string-value="€/kWmonth">
            <text:p>€/kWmonth</text:p>
          </table:table-cell>
          <table:table-cell table:style-name="ce695"/>
          <table:table-cell table:style-name="ce705"/>
          <table:table-cell table:style-name="ce695"/>
          <table:table-cell table:style-name="ce711"/>
          <table:table-cell table:style-name="ce718"/>
          <table:table-cell table:style-name="ce723"/>
          <table:table-cell table:style-name="ce734" table:formula="oooc:=[ParameterList.AF201]" office:value-type="string" office:string-value="Fixed cost of supply">
            <text:p>Fixed cost of supply</text:p>
          </table:table-cell>
          <table:table-cell table:style-name="ce747"/>
          <table:table-cell table:number-columns-repeated="246"/>
        </table:table-row>
        <table:table-row table:style-name="ro41">
          <table:table-cell table:style-name="ce671" table:formula="oooc:=[ParameterList.T206]" office:value-type="string" office:string-value="tariff on consumption">
            <text:p>tariff on consumption</text:p>
          </table:table-cell>
          <table:table-cell table:style-name="ce685" table:formula="oooc:=[ParameterList.AR206]" office:value-type="string" office:string-value="€/MWh">
            <text:p>€/MWh</text:p>
          </table:table-cell>
          <table:table-cell table:style-name="ce695"/>
          <table:table-cell table:style-name="ce705"/>
          <table:table-cell table:style-name="ce695"/>
          <table:table-cell table:style-name="ce711"/>
          <table:table-cell table:style-name="ce718"/>
          <table:table-cell table:style-name="ce723"/>
          <table:table-cell table:style-name="ce556" table:formula="oooc:=[ParameterList.AF206]" office:value-type="string" office:string-value="Cost of consumption excluding fixed costs" table:number-columns-spanned="2" table:number-rows-spanned="1">
            <text:p>Cost of consumption excluding fixed costs</text:p>
          </table:table-cell>
          <table:covered-table-cell table:style-name="ce748"/>
          <table:table-cell table:number-columns-repeated="246"/>
        </table:table-row>
        <table:table-row table:style-name="ro41">
          <table:table-cell table:style-name="ce672" table:formula="oooc:=[ParameterList.T211]" office:value-type="string" office:string-value="annual electricity cost">
            <text:p>annual electricity cost</text:p>
          </table:table-cell>
          <table:table-cell table:style-name="ce686" table:formula="oooc:=[ParameterList.AR211]" office:value-type="string" office:string-value="€/year">
            <text:p>€/year</text:p>
          </table:table-cell>
          <table:table-cell table:style-name="ce695"/>
          <table:table-cell table:style-name="ce706"/>
          <table:table-cell table:style-name="ce695"/>
          <table:table-cell table:style-name="ce698"/>
          <table:table-cell table:style-name="ce719"/>
          <table:table-cell table:style-name="ce692"/>
          <table:table-cell table:style-name="ce735" table:formula="oooc:=[ParameterList.AF211]" office:value-type="string" office:string-value="Total cost / total sales (incl. bonus)" table:number-columns-spanned="2" table:number-rows-spanned="1">
            <text:p>Total cost / total sales (incl. bonus)</text:p>
          </table:table-cell>
          <table:covered-table-cell table:style-name="ce749"/>
          <table:table-cell table:number-columns-repeated="246"/>
        </table:table-row>
        <table:table-row table:style-name="ro43">
          <table:table-cell table:style-name="ce673" table:formula="oooc:=[ParameterList.T181]" office:value-type="string" office:string-value="Electric consumption according type of use" table:number-columns-spanned="2" table:number-rows-spanned="2">
            <text:p>Electric consumption according type of use</text:p>
          </table:table-cell>
          <table:covered-table-cell/>
          <table:table-cell table:style-name="ce696" table:formula="oooc:=[ParameterList.T182]" office:value-type="string" office:string-value="Electricity for thermal uses" table:number-columns-spanned="3" table:number-rows-spanned="1">
            <text:p>Electricity for thermal uses</text:p>
          </table:table-cell>
          <table:covered-table-cell table:style-name="ce707"/>
          <table:covered-table-cell table:style-name="ce708"/>
          <table:table-cell table:style-name="ce696" table:formula="oooc:=[ParameterList.T183]" office:value-type="string" office:string-value="Electricity for non-thermal uses" table:number-columns-spanned="3" table:number-rows-spanned="1">
            <text:p>Electricity for non-thermal uses</text:p>
          </table:table-cell>
          <table:covered-table-cell table:style-name="ce707"/>
          <table:covered-table-cell table:style-name="ce708"/>
          <table:table-cell table:style-name="ce555" table:formula="oooc:=[ParameterList.AF181]" office:value-type="string" office:string-value="If there are other uses, specify them in a separate sheet" table:number-columns-spanned="2" table:number-rows-spanned="3">
            <text:p>If there are other uses, specify them in a separate sheet</text:p>
          </table:table-cell>
          <table:covered-table-cell table:style-name="ce750"/>
          <table:table-cell table:number-columns-repeated="246"/>
        </table:table-row>
        <table:table-row table:style-name="ro43">
          <table:covered-table-cell table:style-name="Default"/>
          <table:covered-table-cell table:style-name="ce687"/>
          <table:table-cell table:style-name="ce697" table:formula="oooc:=[ParameterList.T184]" office:value-type="string" office:string-value="Refrigeration">
            <text:p>Refrigeration</text:p>
          </table:table-cell>
          <table:table-cell table:style-name="ce697" table:formula="oooc:=[ParameterList.T186]" office:value-type="string" office:string-value="Air Conditioning">
            <text:p>Air Conditioning</text:p>
          </table:table-cell>
          <table:table-cell table:style-name="ce697" table:formula="oooc:=[ParameterList.U188]" office:value-type="string" office:string-value="Other uses">
            <text:p>Other uses</text:p>
          </table:table-cell>
          <table:table-cell table:style-name="ce697" table:formula="oooc:=[ParameterList.T190]" office:value-type="string" office:string-value="Motors and machines">
            <text:p>Motors and machines</text:p>
          </table:table-cell>
          <table:table-cell table:style-name="ce697" table:formula="oooc:=[ParameterList.T192]" office:value-type="string" office:string-value="Electro-chemics">
            <text:p>Electro-chemics</text:p>
          </table:table-cell>
          <table:table-cell table:style-name="ce697" table:formula="oooc:=[ParameterList.T194]" office:value-type="string" office:string-value="Lightning">
            <text:p>Lightning</text:p>
          </table:table-cell>
          <table:covered-table-cell table:style-name="ce736"/>
          <table:covered-table-cell table:style-name="ce751"/>
          <table:table-cell table:number-columns-repeated="246"/>
        </table:table-row>
        <table:table-row table:style-name="ro43">
          <table:table-cell table:style-name="ce674"/>
          <table:table-cell table:style-name="ce688" table:formula="oooc:=[ParameterList.AR181]" office:value-type="string" office:string-value="MWh / year">
            <text:p>MWh / year</text:p>
          </table:table-cell>
          <table:table-cell table:style-name="ce698" table:number-columns-repeated="6"/>
          <table:covered-table-cell table:style-name="ce737"/>
          <table:covered-table-cell table:style-name="ce752"/>
          <table:table-cell table:number-columns-repeated="246"/>
        </table:table-row>
        <table:table-row table:style-name="ro43">
          <table:table-cell table:style-name="ce675" table:formula="oooc:=[ParameterList.T219]" office:value-type="string" office:string-value="Energy consumption by product/service" table:number-columns-spanned="2" table:number-rows-spanned="1">
            <text:p>Energy consumption by product/service</text:p>
          </table:table-cell>
          <table:covered-table-cell table:style-name="ce689"/>
          <table:table-cell table:style-name="ce699" table:formula="oooc:=[ParameterList.T220]" office:value-type="string" office:string-value="Product 1">
            <text:p>Product 1</text:p>
          </table:table-cell>
          <table:table-cell table:style-name="ce699" table:formula="oooc:=[ParameterList.T221]" office:value-type="string" office:string-value="Product 2">
            <text:p>Product 2</text:p>
          </table:table-cell>
          <table:table-cell table:style-name="ce699" table:formula="oooc:=[ParameterList.T222]" office:value-type="string" office:string-value="Product 3">
            <text:p>Product 3</text:p>
          </table:table-cell>
          <table:table-cell table:style-name="ce699" table:formula="oooc:=[ParameterList.T223]" office:value-type="string" office:string-value="Other products">
            <text:p>Other products</text:p>
          </table:table-cell>
          <table:table-cell table:style-name="ce699" table:formula="oooc:=[ParameterList.T224]" office:value-type="string" office:string-value="Auxiliary services">
            <text:p>Auxiliary services</text:p>
          </table:table-cell>
          <table:table-cell table:style-name="ce699"/>
          <table:table-cell table:style-name="ce699" office:value-type="string">
            <text:p>%</text:p>
          </table:table-cell>
          <table:table-cell table:style-name="ce753" table:formula="oooc:=[ParameterList.AF219]" office:value-type="string" office:string-value="If possible, specify the energy consumption of the different production lines" table:number-columns-spanned="1" table:number-rows-spanned="3">
            <text:p>If possible, specify the energy consumption of the different production lines</text:p>
          </table:table-cell>
          <table:table-cell table:style-name="ce689"/>
          <table:table-cell table:style-name="ce598" table:number-columns-repeated="245"/>
        </table:table-row>
        <table:table-row table:style-name="ro39">
          <table:table-cell table:style-name="ce595" table:formula="oooc:=[ParameterList.T228]" office:value-type="string" office:string-value="Fuel consumption ">
            <text:p>Fuel consumption </text:p>
          </table:table-cell>
          <table:table-cell table:style-name="ce602" table:formula="oooc:=[ParameterList.AR228]" office:value-type="string" office:string-value="MWh / year (LCV)">
            <text:p>MWh / year (LCV)</text:p>
          </table:table-cell>
          <table:table-cell table:style-name="ce700" table:number-columns-repeated="3"/>
          <table:table-cell table:style-name="ce712" table:number-columns-repeated="2"/>
          <table:table-cell table:style-name="ce724" table:formula="oooc:=[ParameterList.T216]" office:value-type="string" office:string-value="Percentage of energy cost on overall production cost:" table:number-columns-spanned="1" table:number-rows-spanned="2">
            <text:p>Percentage of energy cost on overall production cost:</text:p>
          </table:table-cell>
          <table:table-cell table:style-name="ce712"/>
          <table:covered-table-cell table:style-name="ce754"/>
          <table:table-cell table:number-columns-repeated="246"/>
        </table:table-row>
        <table:table-row table:style-name="ro39">
          <table:table-cell table:style-name="ce596" table:formula="oooc:=[ParameterList.T227]" office:value-type="string" office:string-value="Electricity consumption">
            <text:p>Electricity consumption</text:p>
          </table:table-cell>
          <table:table-cell table:style-name="ce683" table:formula="oooc:=[ParameterList.AR227]" office:value-type="string" office:string-value="MWh / year ">
            <text:p>MWh / year </text:p>
          </table:table-cell>
          <table:table-cell table:style-name="ce701" table:number-columns-repeated="3"/>
          <table:table-cell table:style-name="ce713" table:number-columns-repeated="2"/>
          <table:covered-table-cell table:style-name="ce725"/>
          <table:table-cell table:style-name="ce713"/>
          <table:covered-table-cell table:style-name="ce755"/>
          <table:table-cell table:number-columns-repeated="246"/>
        </table:table-row>
        <table:table-row table:style-name="ro4" table:number-rows-repeated="225">
          <table:table-cell table:number-columns-repeated="256"/>
        </table:table-row>
        <table:table-row table:style-name="ro4">
          <table:table-cell table:number-columns-repeated="31"/>
          <table:table-cell/>
          <table:table-cell table:number-columns-repeated="224"/>
        </table:table-row>
        <table:table-row table:style-name="ro4">
          <table:table-cell table:number-columns-repeated="31"/>
          <table:table-cell/>
          <table:table-cell table:number-columns-repeated="224"/>
        </table:table-row>
        <table:table-row table:style-name="ro4" table:number-rows-repeated="2">
          <table:table-cell table:number-columns-repeated="256"/>
        </table:table-row>
        <table:table-row table:style-name="ro4">
          <table:table-cell table:number-columns-repeated="31"/>
          <table:table-cell/>
          <table:table-cell table:number-columns-repeated="224"/>
        </table:table-row>
        <table:table-row table:style-name="ro4" table:number-rows-repeated="5">
          <table:table-cell table:number-columns-repeated="256"/>
        </table:table-row>
        <table:table-row table:style-name="ro4">
          <table:table-cell table:number-columns-repeated="31"/>
          <table:table-cell/>
          <table:table-cell table:number-columns-repeated="224"/>
        </table:table-row>
        <table:table-row table:style-name="ro4" table:number-rows-repeated="4">
          <table:table-cell table:number-columns-repeated="256"/>
        </table:table-row>
        <table:table-row table:style-name="ro4">
          <table:table-cell table:number-columns-repeated="31"/>
          <table:table-cell/>
          <table:table-cell table:number-columns-repeated="224"/>
        </table:table-row>
        <table:table-row table:style-name="ro4" table:number-rows-repeated="3">
          <table:table-cell table:number-columns-repeated="256"/>
        </table:table-row>
        <table:table-row table:style-name="ro4">
          <table:table-cell table:number-columns-repeated="31"/>
          <table:table-cell/>
          <table:table-cell table:number-columns-repeated="224"/>
        </table:table-row>
        <table:table-row table:style-name="ro4" table:number-rows-repeated="65268">
          <table:table-cell table:number-columns-repeated="256"/>
        </table:table-row>
        <table:table-row table:style-name="ro4">
          <table:table-cell table:number-columns-repeated="256"/>
        </table:table-row>
      </table:table>
      <table:table table:name="Q3_ Processes" table:style-name="ta1" table:print-ranges="'Q3_ Processes'.A1:'Q3_ Processes'.M37">
        <table:table-column table:style-name="co58" table:default-cell-style-name="ce598"/>
        <table:table-column table:style-name="co59" table:default-cell-style-name="Default"/>
        <table:table-column table:style-name="co60" table:default-cell-style-name="ce784"/>
        <table:table-column table:style-name="co60" table:number-columns-repeated="8" table:default-cell-style-name="Default"/>
        <table:table-column table:style-name="co61" table:default-cell-style-name="ce639"/>
        <table:table-column table:style-name="co47" table:default-cell-style-name="Default"/>
        <table:table-column table:style-name="co48" table:default-cell-style-name="Default"/>
        <table:table-column table:style-name="co47" table:number-columns-repeated="242" table:default-cell-style-name="Default"/>
        <table:table-row table:style-name="ro38">
          <table:table-cell table:style-name="ce593" office:value-type="string">
            <text:p>EINSTEIN</text:p>
            <text:p>Expert system for an intelligent supply of thermal energy in industry</text:p>
            <text:p><text:span text:style-name="T23"/></text:p>
            <text:p><text:span text:style-name="T23">www.iee-einstein.org</text:span></text:p>
          </table:table-cell>
          <table:table-cell table:style-name="ce764"/>
          <table:table-cell table:style-name="ce772"/>
          <table:table-cell table:style-name="ce785"/>
          <table:table-cell table:style-name="ce794"/>
          <table:table-cell table:number-columns-repeated="5"/>
          <table:table-cell table:style-name="ce628" office:value-type="string">
            <text:p>Process data</text:p>
          </table:table-cell>
          <table:table-cell table:style-name="ce628" office:value-type="string">
            <text:p>3</text:p>
          </table:table-cell>
          <table:table-cell table:style-name="ce806"/>
          <table:table-cell table:style-name="ce598" table:number-columns-repeated="2"/>
          <table:table-cell table:style-name="ce756"/>
          <table:table-cell table:number-columns-repeated="240"/>
        </table:table-row>
        <table:table-row table:style-name="ro39">
          <table:table-cell table:style-name="ce757" table:formula="oooc:=[ParameterList.T70]" office:value-type="string" office:string-value="Processes description" table:number-columns-spanned="2" table:number-rows-spanned="1">
            <text:p>Processes description</text:p>
          </table:table-cell>
          <table:covered-table-cell table:style-name="ce765"/>
          <table:table-cell table:style-name="ce773" office:value-type="float" office:value="1" table:number-columns-spanned="3" table:number-rows-spanned="1">
            <text:p>1</text:p>
          </table:table-cell>
          <table:covered-table-cell table:number-columns-repeated="2" table:style-name="ce773"/>
          <table:table-cell table:style-name="ce773" office:value-type="float" office:value="2" table:number-columns-spanned="3" table:number-rows-spanned="1">
            <text:p>2</text:p>
          </table:table-cell>
          <table:covered-table-cell table:number-columns-repeated="2" table:style-name="ce795"/>
          <table:table-cell table:style-name="ce773" office:value-type="float" office:value="3" table:number-columns-spanned="3" table:number-rows-spanned="1">
            <text:p>3</text:p>
          </table:table-cell>
          <table:covered-table-cell table:number-columns-repeated="2" table:style-name="ce795"/>
          <table:table-cell table:style-name="ce800" table:formula="oooc:=[ParameterList.AF70]" office:value-type="string" office:string-value="Give an organizational diagram of the production process (e.g. the flux of crude milk in chease production or the the flux of car chasis in the automobile industry)" table:number-columns-spanned="2" table:number-rows-spanned="2">
            <text:p>Give an organizational diagram of the production process (e.g. the flux of crude milk in chease production or the the flux of car chasis in the automobile industry)</text:p>
          </table:table-cell>
          <table:covered-table-cell table:style-name="ce807"/>
          <table:table-cell table:style-name="ce598" table:number-columns-repeated="243"/>
        </table:table-row>
        <table:table-row table:style-name="ro39">
          <table:table-cell table:style-name="ce671" table:formula="oooc:=[ParameterList.T71]" office:value-type="string" office:string-value="process short name">
            <text:p>process short name</text:p>
          </table:table-cell>
          <table:table-cell table:style-name="ce617" office:value-type="string">
            <text:p>-</text:p>
          </table:table-cell>
          <table:table-cell table:style-name="ce774" table:number-columns-spanned="3" table:number-rows-spanned="1"/>
          <table:covered-table-cell table:number-columns-repeated="2" table:style-name="ce786"/>
          <table:table-cell table:style-name="ce774" table:number-columns-spanned="3" table:number-rows-spanned="1"/>
          <table:covered-table-cell table:number-columns-repeated="2"/>
          <table:table-cell table:style-name="ce774" table:number-columns-spanned="3" table:number-rows-spanned="1"/>
          <table:covered-table-cell table:number-columns-repeated="2"/>
          <table:covered-table-cell table:style-name="ce801"/>
          <table:covered-table-cell table:style-name="ce658"/>
          <table:table-cell table:style-name="ce598" table:number-columns-repeated="243"/>
        </table:table-row>
        <table:table-row table:style-name="ro39">
          <table:table-cell table:style-name="ce671" table:formula="oooc:=[ParameterList.T73]" office:value-type="string" office:string-value="process type">
            <text:p>process type</text:p>
          </table:table-cell>
          <table:table-cell table:style-name="ce617" table:formula="oooc:=[ParameterList.AR73]" office:value-type="string" office:string-value="continuous / batch">
            <text:p>continuous / batch</text:p>
          </table:table-cell>
          <table:table-cell table:style-name="ce774" table:number-columns-spanned="3" table:number-rows-spanned="1"/>
          <table:covered-table-cell table:number-columns-repeated="2"/>
          <table:table-cell table:style-name="ce774" table:number-columns-spanned="3" table:number-rows-spanned="1"/>
          <table:covered-table-cell table:number-columns-repeated="2"/>
          <table:table-cell table:style-name="ce774" table:number-columns-spanned="3" table:number-rows-spanned="1"/>
          <table:covered-table-cell table:number-columns-repeated="2"/>
          <table:table-cell table:style-name="ce556" table:formula="oooc:=[ParameterList.AF73]" office:value-type="string" office:string-value="Give a brief description of the process or the unitary operation, and specify if it is continuous or batch" table:number-columns-spanned="2" table:number-rows-spanned="2">
            <text:p>Give a brief description of the process or the unitary operation, and specify if it is continuous or batch</text:p>
          </table:table-cell>
          <table:covered-table-cell table:style-name="ce658"/>
          <table:table-cell table:style-name="ce598" table:number-columns-repeated="243"/>
        </table:table-row>
        <table:table-row table:style-name="ro39">
          <table:table-cell table:style-name="ce671" table:formula="oooc:=[ParameterList.T72]" office:value-type="string" office:string-value="unit operation type">
            <text:p>unit operation type</text:p>
          </table:table-cell>
          <table:table-cell table:style-name="ce617" table:formula="oooc:=[ParameterList.AR72]" office:value-type="string" office:string-value="-">
            <text:p>-</text:p>
          </table:table-cell>
          <table:table-cell table:style-name="ce774" table:number-columns-spanned="3" table:number-rows-spanned="1"/>
          <table:covered-table-cell table:number-columns-repeated="2"/>
          <table:table-cell table:style-name="ce774" table:number-columns-spanned="3" table:number-rows-spanned="1"/>
          <table:covered-table-cell table:number-columns-repeated="2"/>
          <table:table-cell table:style-name="ce774" table:number-columns-spanned="3" table:number-rows-spanned="1"/>
          <table:covered-table-cell table:number-columns-repeated="2"/>
          <table:covered-table-cell table:style-name="ce728"/>
          <table:covered-table-cell table:style-name="ce658"/>
          <table:table-cell table:style-name="ce598" table:number-columns-repeated="243"/>
        </table:table-row>
        <table:table-row table:style-name="ro39">
          <table:table-cell table:style-name="ce671" table:formula="oooc:=[ParameterList.T75]" office:value-type="string" office:string-value="product or process medium (water, oil, air, ...)">
            <text:p>product or process medium (water, oil, air, ...)</text:p>
          </table:table-cell>
          <table:table-cell table:style-name="ce617" table:formula="oooc:=[ParameterList.AR75]" office:value-type="string" office:string-value="-">
            <text:p>-</text:p>
          </table:table-cell>
          <table:table-cell table:style-name="ce775"/>
          <table:table-cell table:style-name="ce787" table:number-columns-repeated="2"/>
          <table:table-cell table:style-name="ce775"/>
          <table:table-cell table:style-name="ce787" table:number-columns-repeated="2"/>
          <table:table-cell table:style-name="ce776"/>
          <table:table-cell table:style-name="ce788" table:number-columns-repeated="2"/>
          <table:table-cell table:style-name="ce556" table:formula="oooc:=[ParameterList.AF75]" office:value-type="string" office:string-value="The medium that is in direct contact with the treated product, e.g. air for drying, lye or water for washing, etc..." table:number-columns-spanned="2" table:number-rows-spanned="1">
            <text:p>The medium that is in direct contact with the treated product, e.g. air for drying, lye or water for washing, etc...</text:p>
          </table:table-cell>
          <table:covered-table-cell table:style-name="ce808"/>
          <table:table-cell table:style-name="ce598" table:number-columns-repeated="243"/>
        </table:table-row>
        <table:table-row table:style-name="ro39">
          <table:table-cell table:style-name="ce671" table:formula="oooc:=[ParameterList.T77]" office:value-type="string" office:string-value="typical (final) temperature of the  process medium during operation">
            <text:p>typical (final) temperature of the <text:s/>process medium during operation</text:p>
          </table:table-cell>
          <table:table-cell table:style-name="ce623" table:formula="oooc:=[ParameterList.AR77]" office:value-type="string" office:string-value="°C">
            <text:p>°C</text:p>
          </table:table-cell>
          <table:table-cell table:style-name="ce774" table:number-columns-spanned="3" table:number-rows-spanned="1"/>
          <table:covered-table-cell table:number-columns-repeated="2"/>
          <table:table-cell table:style-name="ce774" table:number-columns-spanned="3" table:number-rows-spanned="1"/>
          <table:covered-table-cell table:number-columns-repeated="2"/>
          <table:table-cell table:style-name="ce774" table:number-columns-spanned="3" table:number-rows-spanned="1"/>
          <table:covered-table-cell table:number-columns-repeated="2"/>
          <table:table-cell table:style-name="ce556" table:formula="oooc:=[ParameterList.AF77]" office:value-type="string" office:string-value="Give the temperature of the process medium and not that of the heat supplying medium." table:number-columns-spanned="2" table:number-rows-spanned="1">
            <text:p>Give the temperature of the process medium and not that of the heat supplying medium.</text:p>
          </table:table-cell>
          <table:covered-table-cell table:style-name="ce808"/>
          <table:table-cell table:style-name="ce598" table:number-columns-repeated="243"/>
        </table:table-row>
        <table:table-row table:style-name="ro39">
          <table:table-cell table:style-name="ce671" table:formula="oooc:=[ParameterList.T78]" office:value-type="string" office:string-value="inlet temperature of the process medium (before heat recovery)">
            <text:p>inlet temperature of the process medium (before heat recovery)</text:p>
          </table:table-cell>
          <table:table-cell table:style-name="ce623" table:formula="oooc:=[ParameterList.AR78]" office:value-type="string" office:string-value="°C">
            <text:p>°C</text:p>
          </table:table-cell>
          <table:table-cell table:style-name="ce775"/>
          <table:table-cell table:style-name="ce787" table:number-columns-repeated="2"/>
          <table:table-cell table:style-name="ce775"/>
          <table:table-cell table:style-name="ce787" table:number-columns-repeated="2"/>
          <table:table-cell table:style-name="ce776"/>
          <table:table-cell table:style-name="ce788" table:number-columns-repeated="2"/>
          <table:table-cell table:style-name="ce556" table:formula="oooc:=[ParameterList.AF78]" office:value-type="string" office:string-value="Inlet temperature of the process medium before heat recovery" table:number-columns-spanned="2" table:number-rows-spanned="1">
            <text:p>Inlet temperature of the process medium before heat recovery</text:p>
          </table:table-cell>
          <table:covered-table-cell table:style-name="ce808"/>
          <table:table-cell table:style-name="ce598" table:number-columns-repeated="243"/>
        </table:table-row>
        <table:table-row table:style-name="ro39">
          <table:table-cell table:style-name="ce671" table:formula="oooc:=[ParameterList.T79]" office:value-type="string" office:string-value="start-up temperature of process medium (after breaks)">
            <text:p>start-up temperature of process medium (after breaks)</text:p>
          </table:table-cell>
          <table:table-cell table:style-name="ce623" table:formula="oooc:=[ParameterList.AR79]" office:value-type="string" office:string-value="ºC">
            <text:p>ºC</text:p>
          </table:table-cell>
          <table:table-cell table:style-name="ce774" table:number-columns-spanned="3" table:number-rows-spanned="1"/>
          <table:covered-table-cell table:number-columns-repeated="2"/>
          <table:table-cell table:style-name="ce774" table:number-columns-spanned="3" table:number-rows-spanned="1"/>
          <table:covered-table-cell table:number-columns-repeated="2"/>
          <table:table-cell table:style-name="ce774" table:number-columns-spanned="3" table:number-rows-spanned="1"/>
          <table:covered-table-cell table:number-columns-repeated="2"/>
          <table:table-cell table:style-name="ce556" table:formula="oooc:=[ParameterList.AF79]" office:value-type="string" office:string-value="Temperature of the process equipment before heating up when process start-up begins" table:number-columns-spanned="2" table:number-rows-spanned="1">
            <text:p>Temperature of the process equipment before heating up when process start-up begins</text:p>
          </table:table-cell>
          <table:covered-table-cell table:style-name="ce658"/>
          <table:table-cell table:style-name="ce598" table:number-columns-repeated="243"/>
        </table:table-row>
        <table:table-row table:style-name="ro39">
          <table:table-cell table:style-name="ce671" table:formula="oooc:=[ParameterList.T81]" office:value-type="string" office:string-value="daily inflow of process medium">
            <text:p>daily inflow of process medium</text:p>
          </table:table-cell>
          <table:table-cell table:style-name="ce623" table:formula="oooc:=[ParameterList.AR81]" office:value-type="string" office:string-value="m³">
            <text:p>m³</text:p>
          </table:table-cell>
          <table:table-cell table:style-name="ce776"/>
          <table:table-cell table:style-name="ce788" table:number-columns-repeated="2"/>
          <table:table-cell table:style-name="ce776"/>
          <table:table-cell table:style-name="ce788" table:number-columns-repeated="2"/>
          <table:table-cell table:style-name="ce776"/>
          <table:table-cell table:style-name="ce788" table:number-columns-repeated="2"/>
          <table:table-cell table:style-name="ce556" table:formula="oooc:=[ParameterList.AF81]" office:value-type="string" office:string-value="Continuous process: Fluid flow rate times hours of circulation. Batch process with fluid renewal: volume times No. of lots." table:number-columns-spanned="2" table:number-rows-spanned="1">
            <text:p>Continuous process: Fluid flow rate times hours of circulation. Batch process with fluid renewal: volume times No. of lots.</text:p>
          </table:table-cell>
          <table:covered-table-cell table:style-name="ce658"/>
          <table:table-cell table:style-name="ce598" table:number-columns-repeated="243"/>
        </table:table-row>
        <table:table-row table:style-name="ro39">
          <table:table-cell table:style-name="ce671" table:formula="oooc:=[ParameterList.T82]" office:value-type="string" office:string-value="volume of the process medium within the equipment or storage">
            <text:p>volume of the process medium within the equipment or storage</text:p>
          </table:table-cell>
          <table:table-cell table:style-name="ce623" table:formula="oooc:=[ParameterList.AR82]" office:value-type="string" office:string-value="m³">
            <text:p>m³</text:p>
          </table:table-cell>
          <table:table-cell table:style-name="ce775"/>
          <table:table-cell table:style-name="ce787" table:number-columns-repeated="2"/>
          <table:table-cell table:style-name="ce775"/>
          <table:table-cell table:style-name="ce787" table:number-columns-repeated="2"/>
          <table:table-cell table:style-name="ce775"/>
          <table:table-cell table:style-name="ce787" table:number-columns-repeated="2"/>
          <table:table-cell table:style-name="ce556" table:formula="oooc:=[ParameterList.AF82]" office:value-type="string" office:string-value="e.g. volume of liquid in a bottle for cleaning " table:number-columns-spanned="2" table:number-rows-spanned="1">
            <text:p>e.g. volume of liquid in a bottle for cleaning </text:p>
          </table:table-cell>
          <table:covered-table-cell table:style-name="ce808"/>
          <table:table-cell table:style-name="ce598" table:number-columns-repeated="243"/>
        </table:table-row>
        <table:table-row table:style-name="ro39">
          <table:table-cell table:style-name="ce758" table:formula="oooc:=[ParameterList.T84]" office:value-type="string" office:string-value="Power requirement of the process in operation">
            <text:p>Power requirement of the process in operation</text:p>
          </table:table-cell>
          <table:table-cell table:style-name="ce766" table:formula="oooc:=[ParameterList.AR84]" office:value-type="string" office:string-value="kW">
            <text:p>kW</text:p>
          </table:table-cell>
          <table:table-cell table:style-name="ce777" table:number-columns-spanned="3" table:number-rows-spanned="1"/>
          <table:covered-table-cell table:number-columns-repeated="2" table:style-name="ce789"/>
          <table:table-cell table:style-name="ce777" table:number-columns-spanned="3" table:number-rows-spanned="1"/>
          <table:covered-table-cell table:number-columns-repeated="2" table:style-name="ce789"/>
          <table:table-cell table:style-name="ce777" table:number-columns-spanned="3" table:number-rows-spanned="1"/>
          <table:covered-table-cell table:number-columns-repeated="2" table:style-name="ce789"/>
          <table:table-cell table:style-name="ce731" table:formula="oooc:=[ParameterList.AF84]" office:value-type="string" office:string-value="Power requierment during operation at steady state (thermal losses, evapoartion, endogenous chemical recations; without heating of circulating fluid)" table:number-columns-spanned="2" table:number-rows-spanned="1">
            <text:p>Power requierment during operation at steady state (thermal losses, evapoartion, endogenous chemical recations; without heating of circulating fluid)</text:p>
          </table:table-cell>
          <table:covered-table-cell table:style-name="ce809"/>
          <table:table-cell table:style-name="ce598" table:number-columns-repeated="243"/>
        </table:table-row>
        <table:table-row table:style-name="ro44">
          <table:table-cell table:style-name="ce759" table:formula="oooc:=[ParameterList.T103]" office:value-type="string" office:string-value="Waste heat recovery for this process" table:number-columns-spanned="2" table:number-rows-spanned="1">
            <text:p>Waste heat recovery for this process</text:p>
          </table:table-cell>
          <table:covered-table-cell table:style-name="ce602"/>
          <table:table-cell table:style-name="ce617" table:number-columns-spanned="3" table:number-rows-spanned="1"/>
          <table:covered-table-cell table:number-columns-repeated="2" table:style-name="ce617"/>
          <table:table-cell table:style-name="ce617" table:number-columns-spanned="3" table:number-rows-spanned="1"/>
          <table:covered-table-cell table:number-columns-repeated="2"/>
          <table:table-cell table:style-name="ce617" table:number-columns-spanned="3" table:number-rows-spanned="1"/>
          <table:covered-table-cell table:number-columns-repeated="2"/>
          <table:table-cell table:style-name="ce748" table:number-columns-spanned="2" table:number-rows-spanned="1"/>
          <table:covered-table-cell table:style-name="ce808"/>
          <table:table-cell table:number-columns-repeated="3"/>
          <table:table-cell table:style-name="ce598" table:number-columns-repeated="240"/>
        </table:table-row>
        <table:table-row table:style-name="ro44">
          <table:table-cell table:style-name="ce671" table:formula="oooc:=[ParameterList.T104]" office:value-type="string" office:string-value="Exists heat from heat  recovery for the process ?">
            <text:p>Exists heat from heat <text:s/>recovery for the process ?</text:p>
          </table:table-cell>
          <table:table-cell table:style-name="ce602" table:formula="oooc:=[ParameterList.AR104]" office:value-type="string" office:string-value="(yes/no)">
            <text:p>(yes/no)</text:p>
          </table:table-cell>
          <table:table-cell table:style-name="ce778"/>
          <table:table-cell table:style-name="ce790" table:number-columns-repeated="2"/>
          <table:table-cell table:style-name="ce778"/>
          <table:table-cell table:style-name="ce790" table:number-columns-repeated="2"/>
          <table:table-cell table:style-name="ce778"/>
          <table:table-cell table:style-name="ce790"/>
          <table:table-cell table:style-name="ce796"/>
          <table:table-cell table:style-name="ce748" table:formula="oooc:=[ParameterList.AF104]" office:value-type="string" office:string-value="If affirmative, give some brief description of the heat recovery system" table:number-columns-spanned="2" table:number-rows-spanned="1">
            <text:p>If affirmative, give some brief description of the heat recovery system</text:p>
          </table:table-cell>
          <table:covered-table-cell table:style-name="ce658"/>
          <table:table-cell table:style-name="ce598" table:number-columns-repeated="243"/>
        </table:table-row>
        <table:table-row table:style-name="ro44">
          <table:table-cell table:style-name="ce671" table:formula="oooc:=[ParameterList.T105]" office:value-type="string" office:string-value="source of waste heat">
            <text:p>source of waste heat</text:p>
          </table:table-cell>
          <table:table-cell table:style-name="ce602" table:formula="oooc:=[ParameterList.AR105]" office:value-type="string" office:string-value="-">
            <text:p>-</text:p>
          </table:table-cell>
          <table:table-cell table:style-name="ce776"/>
          <table:table-cell table:style-name="ce788" table:number-columns-repeated="2"/>
          <table:table-cell table:style-name="ce776"/>
          <table:table-cell table:style-name="ce788" table:number-columns-repeated="2"/>
          <table:table-cell table:style-name="ce776"/>
          <table:table-cell table:style-name="ce788"/>
          <table:table-cell table:style-name="ce797"/>
          <table:table-cell table:style-name="ce748" table:formula="oooc:=[ParameterList.AF105]" office:value-type="string" office:string-value="Specify the heat source (e.g. heat lossed from process X, flue gases from  boiler Y, etc)" table:number-columns-spanned="2" table:number-rows-spanned="1">
            <text:p>Specify the heat source (e.g. heat lossed from process X, flue gases from <text:s/>boiler Y, etc)</text:p>
          </table:table-cell>
          <table:covered-table-cell table:style-name="ce660"/>
          <table:table-cell table:style-name="ce598" table:number-columns-repeated="243"/>
        </table:table-row>
        <table:table-row table:style-name="ro44">
          <table:table-cell table:style-name="ce760" table:formula="oooc:=[ParameterList.T106]" office:value-type="string" office:string-value="inlet temperature of the process medium  (after heat recovery)">
            <text:p>inlet temperature of the process medium <text:s/>(after heat recovery)</text:p>
          </table:table-cell>
          <table:table-cell table:style-name="ce767" table:formula="oooc:=[ParameterList.AR106]" office:value-type="string" office:string-value="°C">
            <text:p>°C</text:p>
          </table:table-cell>
          <table:table-cell table:style-name="ce779"/>
          <table:table-cell table:style-name="ce791" table:number-columns-repeated="2"/>
          <table:table-cell table:style-name="ce779"/>
          <table:table-cell table:style-name="ce791" table:number-columns-repeated="2"/>
          <table:table-cell table:style-name="ce779"/>
          <table:table-cell table:style-name="ce791"/>
          <table:table-cell table:style-name="ce798"/>
          <table:table-cell table:style-name="ce802" table:formula="oooc:=[ParameterList.AF106]" office:value-type="string" office:string-value="Inlet temperature (towards the system) of the process medium after the heat recovery" table:number-columns-spanned="2" table:number-rows-spanned="1">
            <text:p>Inlet temperature (towards the system) of the process medium after the heat recovery</text:p>
          </table:table-cell>
          <table:covered-table-cell table:style-name="ce810"/>
          <table:table-cell table:style-name="ce598" table:number-columns-repeated="243"/>
        </table:table-row>
        <table:table-row table:style-name="ro45">
          <table:table-cell table:style-name="ce605" table:number-columns-repeated="2"/>
          <table:table-cell table:style-name="ce780"/>
          <table:table-cell table:style-name="ce605" table:number-columns-repeated="10"/>
          <table:table-cell table:number-columns-repeated="17"/>
          <table:table-cell table:style-name="ce663" table:number-columns-repeated="226"/>
        </table:table-row>
        <table:table-row table:style-name="ro39">
          <table:table-cell table:style-name="ce594" table:formula="oooc:=[ParameterList.T96]" office:value-type="string" office:string-value="Waste heat (available for heat recovery) " table:number-columns-spanned="2" table:number-rows-spanned="1">
            <text:p>Waste heat (available for heat recovery) </text:p>
          </table:table-cell>
          <table:covered-table-cell table:style-name="ce768"/>
          <table:table-cell table:style-name="ce781" table:number-columns-spanned="3" table:number-rows-spanned="1"/>
          <table:covered-table-cell table:number-columns-repeated="2" table:style-name="ce792"/>
          <table:table-cell table:style-name="ce781" table:number-columns-spanned="3" table:number-rows-spanned="1"/>
          <table:covered-table-cell table:number-columns-repeated="2" table:style-name="ce795"/>
          <table:table-cell table:style-name="ce781" table:number-columns-spanned="3" table:number-rows-spanned="1"/>
          <table:covered-table-cell table:number-columns-repeated="2" table:style-name="ce795"/>
          <table:table-cell table:style-name="ce803" table:formula="oooc:=[ParameterList.AF96]" office:value-type="string" office:string-value="notes" table:number-columns-spanned="2" table:number-rows-spanned="1">
            <text:p>notes</text:p>
          </table:table-cell>
          <table:covered-table-cell table:style-name="ce807"/>
          <table:table-cell table:number-columns-repeated="3"/>
          <table:table-cell table:style-name="ce598" table:number-columns-repeated="240"/>
        </table:table-row>
        <table:table-row table:style-name="ro39">
          <table:table-cell table:style-name="ce671" table:formula="oooc:=[ParameterList.T97]" office:value-type="string" office:string-value="medium of outgoing waste heat flows">
            <text:p>medium of outgoing waste heat flows</text:p>
          </table:table-cell>
          <table:table-cell table:style-name="ce602" table:formula="oooc:=[ParameterList.AR97]" office:value-type="string" office:string-value="°C">
            <text:p>°C</text:p>
          </table:table-cell>
          <table:table-cell table:style-name="ce778"/>
          <table:table-cell table:style-name="ce790" table:number-columns-repeated="2"/>
          <table:table-cell table:style-name="ce778"/>
          <table:table-cell table:style-name="ce790" table:number-columns-repeated="2"/>
          <table:table-cell table:style-name="ce778"/>
          <table:table-cell table:style-name="ce790"/>
          <table:table-cell table:style-name="ce796"/>
          <table:table-cell table:style-name="ce660" table:formula="oooc:=[ParameterList.AF97]" office:value-type="string" office:string-value="Specify media of waste heat flows (up to 3)" table:number-columns-spanned="2" table:number-rows-spanned="1">
            <text:p>Specify media of waste heat flows (up to 3)</text:p>
          </table:table-cell>
          <table:covered-table-cell table:style-name="ce660"/>
          <table:table-cell table:number-columns-repeated="3"/>
          <table:table-cell table:style-name="ce598" table:number-columns-repeated="240"/>
        </table:table-row>
        <table:table-row table:style-name="ro39">
          <table:table-cell table:style-name="ce671" table:formula="oooc:=[ParameterList.T98]" office:value-type="string" office:string-value="temperature of outgoing (waste) heat flows">
            <text:p>temperature of outgoing (waste) heat flows</text:p>
          </table:table-cell>
          <table:table-cell table:style-name="ce602" table:formula="oooc:=[ParameterList.AR98]" office:value-type="string" office:string-value="°C">
            <text:p>°C</text:p>
          </table:table-cell>
          <table:table-cell table:style-name="ce776"/>
          <table:table-cell table:style-name="ce788" table:number-columns-repeated="2"/>
          <table:table-cell table:style-name="ce776"/>
          <table:table-cell table:style-name="ce788" table:number-columns-repeated="2"/>
          <table:table-cell table:style-name="ce776"/>
          <table:table-cell table:style-name="ce788"/>
          <table:table-cell table:style-name="ce797"/>
          <table:table-cell table:style-name="ce660" table:formula="oooc:=[ParameterList.AF98]" office:value-type="string" office:string-value="Temperature of the outgoing waste heat flow (e.g. water or hot humid air at the outlet of a drying process)" table:number-columns-spanned="2" table:number-rows-spanned="1">
            <text:p>Temperature of the outgoing waste heat flow (e.g. water or hot humid air at the outlet of a drying process)</text:p>
          </table:table-cell>
          <table:covered-table-cell table:style-name="ce660"/>
          <table:table-cell table:number-columns-repeated="3"/>
          <table:table-cell table:style-name="ce598" table:number-columns-repeated="240"/>
        </table:table-row>
        <table:table-row table:style-name="ro39">
          <table:table-cell table:style-name="ce761" table:formula="oooc:=[ParameterList.T99]" office:value-type="string" office:string-value="specific enthalpy of outgoing (waste) heat flows">
            <text:p>specific enthalpy of outgoing (waste) heat flows</text:p>
          </table:table-cell>
          <table:table-cell table:style-name="ce769" table:formula="oooc:=[ParameterList.AR99]" office:value-type="string" office:string-value="°C">
            <text:p>°C</text:p>
          </table:table-cell>
          <table:table-cell table:style-name="ce776"/>
          <table:table-cell table:style-name="ce788" table:number-columns-repeated="2"/>
          <table:table-cell table:style-name="ce776"/>
          <table:table-cell table:style-name="ce788" table:number-columns-repeated="2"/>
          <table:table-cell table:style-name="ce776"/>
          <table:table-cell table:style-name="ce788"/>
          <table:table-cell table:style-name="ce797"/>
          <table:table-cell table:style-name="ce660" table:formula="oooc:=[ParameterList.AF99]" office:value-type="string" office:string-value="Enthalpy of the outgoing waste heat flow (e.g. water or hot humid air at the outlet of a drying process)" table:number-columns-spanned="2" table:number-rows-spanned="1">
            <text:p>Enthalpy of the outgoing waste heat flow (e.g. water or hot humid air at the outlet of a drying process)</text:p>
          </table:table-cell>
          <table:covered-table-cell table:style-name="ce660"/>
          <table:table-cell table:number-columns-repeated="3"/>
          <table:table-cell table:style-name="ce598" table:number-columns-repeated="240"/>
        </table:table-row>
        <table:table-row table:style-name="ro39">
          <table:table-cell table:style-name="ce671" table:formula="oooc:=[ParameterList.T100]" office:value-type="string" office:string-value="final  temperature of outgoing (waste) heat flows">
            <text:p>final <text:s/>temperature of outgoing (waste) heat flows</text:p>
          </table:table-cell>
          <table:table-cell table:style-name="ce623" table:formula="oooc:=[ParameterList.AR100]" office:value-type="string" office:string-value="ºC">
            <text:p>ºC</text:p>
          </table:table-cell>
          <table:table-cell table:style-name="ce776"/>
          <table:table-cell table:style-name="ce788" table:number-columns-repeated="2"/>
          <table:table-cell table:style-name="ce776"/>
          <table:table-cell table:style-name="ce788" table:number-columns-repeated="2"/>
          <table:table-cell table:style-name="ce776"/>
          <table:table-cell table:style-name="ce788"/>
          <table:table-cell table:style-name="ce797"/>
          <table:table-cell table:style-name="ce660" table:formula="oooc:=[ParameterList.AF100]" office:value-type="string" office:string-value="Minimum temperature to which the waste heat flow can be cooled. If there is no limit specify 0" table:number-columns-spanned="2" table:number-rows-spanned="1">
            <text:p>Minimum temperature to which the waste heat flow can be cooled. If there is no limit specify 0</text:p>
          </table:table-cell>
          <table:covered-table-cell table:style-name="ce808"/>
          <table:table-cell table:style-name="ce598" table:number-columns-repeated="243"/>
        </table:table-row>
        <table:table-row table:style-name="ro39">
          <table:table-cell table:style-name="ce671" table:formula="oooc:=[ParameterList.T101]" office:value-type="string" office:string-value="daily outflow of process medium">
            <text:p>daily outflow of process medium</text:p>
          </table:table-cell>
          <table:table-cell table:style-name="ce623" table:formula="oooc:=[ParameterList.AR101]" office:value-type="string" office:string-value="m³">
            <text:p>m³</text:p>
          </table:table-cell>
          <table:table-cell table:style-name="ce776"/>
          <table:table-cell table:style-name="ce788" table:number-columns-repeated="2"/>
          <table:table-cell table:style-name="ce776"/>
          <table:table-cell table:style-name="ce788" table:number-columns-repeated="2"/>
          <table:table-cell table:style-name="ce776"/>
          <table:table-cell table:style-name="ce788"/>
          <table:table-cell table:style-name="ce797"/>
          <table:table-cell table:style-name="ce660" table:formula="oooc:=[ParameterList.AF101]" office:value-type="string" office:string-value="Can be different from the incoming flow if e.g. there is evaporation or some chemical reaction." table:number-columns-spanned="2" table:number-rows-spanned="1">
            <text:p>Can be different from the incoming flow if e.g. there is evaporation or some chemical reaction.</text:p>
          </table:table-cell>
          <table:covered-table-cell table:style-name="ce808"/>
          <table:table-cell table:style-name="ce598" table:number-columns-repeated="243"/>
        </table:table-row>
        <table:table-row table:style-name="ro44">
          <table:table-cell table:style-name="ce760" table:formula="oooc:=[ParameterList.T102]" office:value-type="string" office:string-value="can heat be recovered from the outflowing medium ?">
            <text:p>can heat be recovered from the outflowing medium ?</text:p>
          </table:table-cell>
          <table:table-cell table:style-name="ce767" table:formula="oooc:=[ParameterList.AR102]" office:value-type="string" office:string-value="(yes/no)">
            <text:p>(yes/no)</text:p>
          </table:table-cell>
          <table:table-cell table:style-name="ce779"/>
          <table:table-cell table:style-name="ce791" table:number-columns-repeated="2"/>
          <table:table-cell table:style-name="ce779"/>
          <table:table-cell table:style-name="ce791" table:number-columns-repeated="2"/>
          <table:table-cell table:style-name="ce779"/>
          <table:table-cell table:style-name="ce791"/>
          <table:table-cell table:style-name="ce798"/>
          <table:table-cell table:style-name="ce802" table:formula="oooc:=[ParameterList.AF102]" office:value-type="string" office:string-value="If NO, specify why: e.g. contamination with substances which can affect the heat exchanger..." table:number-columns-spanned="2" table:number-rows-spanned="1">
            <text:p>If NO, specify why: e.g. contamination with substances which can affect the heat exchanger...</text:p>
          </table:table-cell>
          <table:covered-table-cell table:style-name="ce810"/>
          <table:table-cell table:style-name="ce598" table:number-columns-repeated="243"/>
        </table:table-row>
        <table:table-row table:style-name="ro45">
          <table:table-cell table:style-name="ce605" table:number-columns-repeated="2"/>
          <table:table-cell table:style-name="ce780"/>
          <table:table-cell table:style-name="ce605" table:number-columns-repeated="10"/>
          <table:table-cell table:number-columns-repeated="17"/>
          <table:table-cell table:style-name="ce663" table:number-columns-repeated="226"/>
        </table:table-row>
        <table:table-row table:style-name="ro46">
          <table:table-cell table:style-name="ce762" table:formula="oooc:=[ParameterList.T86]" office:value-type="string" office:string-value="Schedule" table:number-columns-spanned="2" table:number-rows-spanned="1">
            <text:p>Schedule</text:p>
          </table:table-cell>
          <table:covered-table-cell table:style-name="ce770"/>
          <table:table-cell table:style-name="ce781" table:number-columns-spanned="3" table:number-rows-spanned="1"/>
          <table:covered-table-cell table:number-columns-repeated="2" table:style-name="ce792"/>
          <table:table-cell table:style-name="ce781" table:number-columns-spanned="3" table:number-rows-spanned="1"/>
          <table:covered-table-cell table:number-columns-repeated="2"/>
          <table:table-cell table:style-name="ce781" table:number-columns-spanned="3" table:number-rows-spanned="1"/>
          <table:covered-table-cell table:number-columns-repeated="2"/>
          <table:table-cell table:style-name="ce804" table:formula="oooc:=[ParameterList.AF86]" office:value-type="string" office:string-value="For batch processes: specify the total duration of process, e.g. 3 lots/day x 2 hrs/lot = 6 hrs. If possible, specify daily program." table:number-columns-spanned="2" table:number-rows-spanned="5">
            <text:p>For batch processes: specify the total duration of process, e.g. 3 lots/day x 2 hrs/lot = 6 hrs. If possible, specify daily program.</text:p>
          </table:table-cell>
          <table:covered-table-cell table:style-name="ce811"/>
          <table:table-cell table:number-columns-repeated="3"/>
          <table:table-cell table:style-name="ce598" table:number-columns-repeated="240"/>
        </table:table-row>
        <table:table-row table:style-name="ro39">
          <table:table-cell table:style-name="ce671" table:formula="oooc:=[ParameterList.T87]" office:value-type="string" office:string-value="hours of process operation per day">
            <text:p>hours of process operation per day</text:p>
          </table:table-cell>
          <table:table-cell table:style-name="ce623" table:formula="oooc:=[ParameterList.AR87]" office:value-type="string" office:string-value="h/day">
            <text:p>h/day</text:p>
          </table:table-cell>
          <table:table-cell table:style-name="ce782" table:number-columns-spanned="3" table:number-rows-spanned="1"/>
          <table:covered-table-cell table:number-columns-repeated="2" table:style-name="ce695"/>
          <table:table-cell table:style-name="ce782" table:number-columns-spanned="3" table:number-rows-spanned="1"/>
          <table:covered-table-cell table:number-columns-repeated="2" table:style-name="ce695"/>
          <table:table-cell table:style-name="ce782" table:number-columns-spanned="3" table:number-rows-spanned="1"/>
          <table:covered-table-cell table:number-columns-repeated="2" table:style-name="ce695"/>
          <table:covered-table-cell table:style-name="ce557"/>
          <table:covered-table-cell table:style-name="ce808"/>
          <table:table-cell table:number-columns-repeated="3"/>
          <table:table-cell table:style-name="ce598" table:number-columns-repeated="240"/>
        </table:table-row>
        <table:table-row table:style-name="ro39">
          <table:table-cell table:style-name="ce671" table:formula="oooc:=[ParameterList.T88]" office:value-type="string" office:string-value="number of batches per day">
            <text:p>number of batches per day</text:p>
          </table:table-cell>
          <table:table-cell table:style-name="ce623" table:formula="oooc:=[ParameterList.AR88]" office:value-type="string" office:string-value="-">
            <text:p>-</text:p>
          </table:table-cell>
          <table:table-cell table:style-name="ce782" table:number-columns-spanned="3" table:number-rows-spanned="1"/>
          <table:covered-table-cell table:number-columns-repeated="2" table:style-name="ce695"/>
          <table:table-cell table:style-name="ce782" table:number-columns-spanned="3" table:number-rows-spanned="1"/>
          <table:covered-table-cell table:number-columns-repeated="2" table:style-name="ce695"/>
          <table:table-cell table:style-name="ce782" table:number-columns-spanned="3" table:number-rows-spanned="1"/>
          <table:covered-table-cell table:number-columns-repeated="2" table:style-name="ce695"/>
          <table:covered-table-cell table:style-name="ce557"/>
          <table:covered-table-cell table:style-name="ce808"/>
          <table:table-cell table:number-columns-repeated="3"/>
          <table:table-cell table:style-name="ce598" table:number-columns-repeated="240"/>
        </table:table-row>
        <table:table-row table:style-name="ro39">
          <table:table-cell table:style-name="ce671" table:formula="oooc:=[ParameterList.T89]" office:value-type="string" office:string-value="duration of 1 batch">
            <text:p>duration of 1 batch</text:p>
          </table:table-cell>
          <table:table-cell table:style-name="ce623" table:formula="oooc:=[ParameterList.AR89]" office:value-type="string" office:string-value="h ">
            <text:p>h </text:p>
          </table:table-cell>
          <table:table-cell table:style-name="ce782" table:number-columns-spanned="3" table:number-rows-spanned="1"/>
          <table:covered-table-cell table:number-columns-repeated="2" table:style-name="ce695"/>
          <table:table-cell table:style-name="ce782" table:number-columns-spanned="3" table:number-rows-spanned="1"/>
          <table:covered-table-cell table:number-columns-repeated="2" table:style-name="ce695"/>
          <table:table-cell table:style-name="ce782" table:number-columns-spanned="3" table:number-rows-spanned="1"/>
          <table:covered-table-cell table:number-columns-repeated="2" table:style-name="ce695"/>
          <table:covered-table-cell table:style-name="ce557"/>
          <table:covered-table-cell table:style-name="ce808"/>
          <table:table-cell table:number-columns-repeated="3"/>
          <table:table-cell table:style-name="ce598" table:number-columns-repeated="240"/>
        </table:table-row>
        <table:table-row table:style-name="ro39">
          <table:table-cell table:style-name="ce669" table:formula="oooc:=[ParameterList.T90]" office:value-type="string" office:string-value="days of process operation per year">
            <text:p>days of process operation per year</text:p>
          </table:table-cell>
          <table:table-cell table:style-name="ce603" table:formula="oooc:=[ParameterList.AR90]" office:value-type="string" office:string-value="days / year">
            <text:p>days / year</text:p>
          </table:table-cell>
          <table:table-cell table:style-name="ce783" table:number-columns-spanned="3" table:number-rows-spanned="1"/>
          <table:covered-table-cell table:number-columns-repeated="2" table:style-name="ce793"/>
          <table:table-cell table:style-name="ce783" table:number-columns-spanned="3" table:number-rows-spanned="1"/>
          <table:covered-table-cell table:number-columns-repeated="2" table:style-name="ce793"/>
          <table:table-cell table:style-name="ce783" table:number-columns-spanned="3" table:number-rows-spanned="1"/>
          <table:covered-table-cell table:style-name="ce793"/>
          <table:covered-table-cell table:style-name="ce799"/>
          <table:covered-table-cell table:style-name="ce805"/>
          <table:covered-table-cell table:style-name="ce810"/>
          <table:table-cell table:number-columns-repeated="3"/>
          <table:table-cell table:style-name="ce598" table:number-columns-repeated="240"/>
        </table:table-row>
        <table:table-row table:style-name="ro45">
          <table:table-cell table:style-name="ce605" table:number-columns-repeated="2"/>
          <table:table-cell table:style-name="ce780"/>
          <table:table-cell table:style-name="ce605" table:number-columns-repeated="10"/>
          <table:table-cell table:number-columns-repeated="17"/>
          <table:table-cell table:style-name="ce663" table:number-columns-repeated="226"/>
        </table:table-row>
        <table:table-row table:style-name="ro39">
          <table:table-cell table:style-name="ce594" table:formula="oooc:=[ParameterList.T109]" office:value-type="string" office:string-value="Data of existing Heat/Cold supply to the process">
            <text:p>Data of existing Heat/Cold supply to the process</text:p>
          </table:table-cell>
          <table:table-cell table:style-name="ce771"/>
          <table:table-cell table:style-name="ce781" table:number-columns-spanned="3" table:number-rows-spanned="1"/>
          <table:covered-table-cell table:number-columns-repeated="2" table:style-name="ce792"/>
          <table:table-cell table:style-name="ce781" table:number-columns-spanned="3" table:number-rows-spanned="1"/>
          <table:covered-table-cell table:number-columns-repeated="2"/>
          <table:table-cell table:style-name="ce781" table:number-columns-spanned="3" table:number-rows-spanned="1"/>
          <table:covered-table-cell table:number-columns-repeated="2"/>
          <table:table-cell table:style-name="ce803" table:formula="oooc:=[ParameterList.AF109]" office:value-type="string" office:string-value="notes" table:number-columns-spanned="2" table:number-rows-spanned="1">
            <text:p>notes</text:p>
          </table:table-cell>
          <table:covered-table-cell table:style-name="ce807"/>
          <table:table-cell table:number-columns-repeated="243"/>
        </table:table-row>
        <table:table-row table:style-name="ro39">
          <table:table-cell table:style-name="ce671" table:formula="oooc:=[ParameterList.T110]" office:value-type="string" office:string-value="Medium supplying heat or cold to the process (water, steam, air)">
            <text:p>Medium supplying heat or cold to the process (water, steam, air)</text:p>
          </table:table-cell>
          <table:table-cell table:style-name="ce623" table:formula="oooc:=[ParameterList.AR110]" office:value-type="string" office:string-value="-">
            <text:p>-</text:p>
          </table:table-cell>
          <table:table-cell table:style-name="ce778"/>
          <table:table-cell table:style-name="ce790" table:number-columns-repeated="2"/>
          <table:table-cell table:style-name="ce778"/>
          <table:table-cell table:style-name="ce790" table:number-columns-repeated="2"/>
          <table:table-cell table:style-name="ce778"/>
          <table:table-cell table:style-name="ce790"/>
          <table:table-cell table:style-name="ce796"/>
          <table:table-cell table:style-name="ce556" table:formula="oooc:=[ParameterList.AF110]" office:value-type="string" office:string-value="Medium supplying heat or cold to the process (up to 3)" table:number-columns-spanned="2" table:number-rows-spanned="1">
            <text:p>Medium supplying heat or cold to the process (up to 3)</text:p>
          </table:table-cell>
          <table:covered-table-cell table:style-name="ce808"/>
          <table:table-cell table:number-columns-repeated="243"/>
        </table:table-row>
        <table:table-row table:style-name="ro44">
          <table:table-cell table:style-name="ce671" table:formula="oooc:=[ParameterList.T111]" office:value-type="string" office:string-value="heat or cold supply to the process from distribution line / branch No.">
            <text:p>heat or cold supply to the process from distribution line / branch No.</text:p>
          </table:table-cell>
          <table:table-cell table:style-name="ce623" table:formula="oooc:=[ParameterList.AR111]" office:value-type="string" office:string-value="-">
            <text:p>-</text:p>
          </table:table-cell>
          <table:table-cell table:style-name="ce776"/>
          <table:table-cell table:style-name="ce788" table:number-columns-repeated="2"/>
          <table:table-cell table:style-name="ce776"/>
          <table:table-cell table:style-name="ce788" table:number-columns-repeated="2"/>
          <table:table-cell table:style-name="ce776"/>
          <table:table-cell table:style-name="ce788"/>
          <table:table-cell table:style-name="ce797"/>
          <table:table-cell table:style-name="ce556" table:formula="oooc:=[ParameterList.AF111]" office:value-type="string" office:string-value="Specify the distribution(supply) line of heat/cold feeding the process, using the nomenclature of the hydraulic scheme" table:number-columns-spanned="2" table:number-rows-spanned="1">
            <office:annotation office:display="true" draw:style-name="gr2" draw:text-style-name="P2" svg:width="2.892cm" svg:height="4.546cm" svg:x="33.449cm" svg:y="25.481cm" draw:caption-point-x="-2.768cm" draw:caption-point-y="3.048cm">
              <dc:creator>SD</dc:creator>
              <dc:date>2008-02-15T00:00:00</dc:date>
              <text:p text:style-name="P1"><text:span text:style-name="T1">If process is fed by more than one distribution lines, specify them separated by comma.</text:span></text:p>
              <text:p text:style-name="P1"><text:span text:style-name="T1">Alternative text to add:</text:span></text:p>
              <text:p text:style-name="P1"><text:span text:style-name="T1">If more than one, separate them by comma.</text:span></text:p>
            </office:annotation>
            <text:p>Specify the distribution(supply) line of heat/cold feeding the process, using the nomenclature of the hydraulic scheme</text:p>
          </table:table-cell>
          <table:covered-table-cell table:style-name="ce808"/>
          <table:table-cell table:number-columns-repeated="243"/>
        </table:table-row>
        <table:table-row table:style-name="ro47">
          <table:table-cell table:style-name="ce671" table:formula="oooc:=[ParameterList.T112]" office:value-type="string" office:string-value="temperature of the incoming medium supplying heat or cold to the process/heat exchanger">
            <text:p>temperature of the incoming medium supplying heat or cold to the process/heat exchanger</text:p>
          </table:table-cell>
          <table:table-cell table:style-name="ce623" table:formula="oooc:=[ParameterList.AR112]" office:value-type="string" office:string-value="°C">
            <text:p>°C</text:p>
          </table:table-cell>
          <table:table-cell table:style-name="ce776"/>
          <table:table-cell table:style-name="ce788" table:number-columns-repeated="2"/>
          <table:table-cell table:style-name="ce776"/>
          <table:table-cell table:style-name="ce788" table:number-columns-repeated="2"/>
          <table:table-cell table:style-name="ce776"/>
          <table:table-cell table:style-name="ce788"/>
          <table:table-cell table:style-name="ce797"/>
          <table:table-cell table:style-name="ce556" table:formula="oooc:=[ParameterList.AF112]" office:value-type="string" office:string-value="Temperature of the supplying medium at heat exchanger's inlet" table:number-columns-spanned="2" table:number-rows-spanned="1">
            <text:p>Temperature of the supplying medium at heat exchanger's inlet</text:p>
          </table:table-cell>
          <table:covered-table-cell table:style-name="ce808"/>
          <table:table-cell table:number-columns-repeated="243"/>
        </table:table-row>
        <table:table-row table:style-name="ro39">
          <table:table-cell table:style-name="ce671" table:formula="oooc:=[ParameterList.T114]" office:value-type="string" office:string-value="flow rate of the heat supply medium (close to process)">
            <text:p>flow rate of the heat supply medium (close to process)</text:p>
          </table:table-cell>
          <table:table-cell table:style-name="ce623" table:formula="oooc:=[ParameterList.AR114]" office:value-type="string" office:string-value="m³/h">
            <text:p>m³/h</text:p>
          </table:table-cell>
          <table:table-cell table:style-name="ce776"/>
          <table:table-cell table:style-name="ce788" table:number-columns-repeated="2"/>
          <table:table-cell table:style-name="ce776"/>
          <table:table-cell table:style-name="ce788" table:number-columns-repeated="2"/>
          <table:table-cell table:style-name="ce776"/>
          <table:table-cell table:style-name="ce788"/>
          <table:table-cell table:style-name="ce797"/>
          <table:table-cell table:style-name="ce556" table:formula="oooc:=[ParameterList.AF114]" office:value-type="string" office:string-value="Mass flow of the heat/cold supplyind medium" table:number-columns-spanned="2" table:number-rows-spanned="1">
            <text:p>Mass flow of the heat/cold supplyind medium</text:p>
          </table:table-cell>
          <table:covered-table-cell table:style-name="ce808"/>
          <table:table-cell table:number-columns-repeated="243"/>
        </table:table-row>
        <table:table-row table:style-name="ro39">
          <table:table-cell table:style-name="ce763" table:formula="oooc:=[ParameterList.T115]" office:value-type="string" office:string-value="Annual consumption of UPH">
            <text:p>Annual consumption of UPH</text:p>
          </table:table-cell>
          <table:table-cell table:style-name="ce767" table:formula="oooc:=[ParameterList.AR115]" office:value-type="string" office:string-value="MWh / year">
            <text:p>MWh / year</text:p>
          </table:table-cell>
          <table:table-cell table:style-name="ce779"/>
          <table:table-cell table:style-name="ce791" table:number-columns-repeated="2"/>
          <table:table-cell table:style-name="ce779"/>
          <table:table-cell table:style-name="ce791" table:number-columns-repeated="2"/>
          <table:table-cell table:style-name="ce779"/>
          <table:table-cell table:style-name="ce791"/>
          <table:table-cell table:style-name="ce798"/>
          <table:table-cell table:style-name="ce731" table:formula="oooc:=[ParameterList.AF115]" office:value-type="string" office:string-value="Only for the process" table:number-columns-spanned="2" table:number-rows-spanned="1">
            <text:p>Only for the process</text:p>
          </table:table-cell>
          <table:covered-table-cell table:style-name="ce809"/>
          <table:table-cell table:number-columns-repeated="243"/>
        </table:table-row>
        <table:table-row table:style-name="ro4" table:number-rows-repeated="65498">
          <table:table-cell table:number-columns-repeated="256"/>
        </table:table-row>
        <table:table-row table:style-name="ro4">
          <table:table-cell table:number-columns-repeated="256"/>
        </table:table-row>
      </table:table>
      <table:table table:name="Q3A" table:style-name="ta1" table:print="false">
        <table:table-column table:style-name="co62" table:default-cell-style-name="ce595"/>
        <table:table-column table:style-name="co63" table:default-cell-style-name="ce814"/>
        <table:table-column table:style-name="co64" table:default-cell-style-name="ce817"/>
        <table:table-column table:style-name="co64" table:number-columns-repeated="4" table:default-cell-style-name="ce818"/>
        <table:table-column table:style-name="co47" table:default-cell-style-name="ce804"/>
        <table:table-column table:style-name="co47" table:default-cell-style-name="ce819"/>
        <table:table-column table:style-name="co47" table:number-columns-repeated="247" table:default-cell-style-name="Default"/>
        <table:table-row table:style-name="ro38">
          <table:table-cell table:style-name="ce593" office:value-type="string">
            <text:p>EINSTEIN</text:p>
            <text:p>Expert system for an intelligent supply of thermal energy in industry</text:p>
            <text:p><text:span text:style-name="T23"/></text:p>
            <text:p><text:span text:style-name="T23">www.iee-einstein.org</text:span></text:p>
          </table:table-cell>
          <table:table-cell table:style-name="ce764"/>
          <table:table-cell table:style-name="ce756"/>
          <table:table-cell table:style-name="ce785" table:number-columns-repeated="2"/>
          <table:table-cell table:style-name="ce794"/>
          <table:table-cell table:style-name="ce628" office:value-type="string">
            <text:p>Process data</text:p>
            <text:p><text:span text:style-name="T24">annex: time schedules</text:span></text:p>
          </table:table-cell>
          <table:table-cell table:style-name="ce628" office:value-type="string">
            <text:p>3A</text:p>
          </table:table-cell>
          <table:table-cell table:style-name="Default"/>
          <table:table-cell table:style-name="ce598" table:number-columns-repeated="2"/>
          <table:table-cell table:style-name="ce756"/>
          <table:table-cell table:number-columns-repeated="244"/>
        </table:table-row>
        <table:table-row table:style-name="ro48">
          <table:table-cell table:style-name="ce812" office:value-type="string" table:number-columns-spanned="2" table:number-rows-spanned="1">
            <text:p>Continuous/batch</text:p>
          </table:table-cell>
          <table:covered-table-cell table:style-name="Default"/>
          <table:table-cell table:style-name="ce773" office:value-type="float" office:value="1">
            <text:p>1</text:p>
          </table:table-cell>
          <table:table-cell table:style-name="ce773" office:value-type="float" office:value="2">
            <text:p>2</text:p>
          </table:table-cell>
          <table:table-cell table:style-name="ce773" office:value-type="float" office:value="3">
            <text:p>3</text:p>
          </table:table-cell>
          <table:table-cell table:style-name="ce773" office:value-type="float" office:value="4">
            <text:p>4</text:p>
          </table:table-cell>
          <table:table-cell table:style-name="ce773" office:value-type="float" office:value="5">
            <text:p>5</text:p>
          </table:table-cell>
          <table:table-cell table:style-name="ce819" table:number-columns-spanned="2" table:number-rows-spanned="20"/>
          <table:covered-table-cell/>
          <table:table-cell table:number-columns-repeated="247"/>
        </table:table-row>
        <table:table-row table:style-name="ro49">
          <table:table-cell table:style-name="ce813" office:value-type="string">
            <text:p>hours of process operation</text:p>
          </table:table-cell>
          <table:table-cell office:value-type="string">
            <text:p>h/day</text:p>
          </table:table-cell>
          <table:table-cell table:number-columns-repeated="5"/>
          <table:covered-table-cell table:number-columns-repeated="2"/>
          <table:table-cell table:number-columns-repeated="247"/>
        </table:table-row>
        <table:table-row table:style-name="ro13">
          <table:table-cell office:value-type="string">
            <text:p>please thick weekdays</text:p>
          </table:table-cell>
          <table:table-cell table:number-columns-repeated="6"/>
          <table:covered-table-cell table:number-columns-repeated="2"/>
          <table:table-cell table:number-columns-repeated="247"/>
        </table:table-row>
        <table:table-row table:style-name="ro4">
          <table:table-cell/>
          <table:table-cell office:value-type="string">
            <text:p>Monday</text:p>
          </table:table-cell>
          <table:table-cell table:number-columns-repeated="5"/>
          <table:covered-table-cell table:number-columns-repeated="2"/>
          <table:table-cell table:number-columns-repeated="247"/>
        </table:table-row>
        <table:table-row table:style-name="ro4">
          <table:table-cell/>
          <table:table-cell office:value-type="string">
            <text:p>Tuesday</text:p>
          </table:table-cell>
          <table:table-cell table:number-columns-repeated="5"/>
          <table:covered-table-cell table:number-columns-repeated="2"/>
          <table:table-cell table:number-columns-repeated="247"/>
        </table:table-row>
        <table:table-row table:style-name="ro4">
          <table:table-cell/>
          <table:table-cell office:value-type="string">
            <text:p>Wednesday</text:p>
          </table:table-cell>
          <table:table-cell table:number-columns-repeated="5"/>
          <table:covered-table-cell table:number-columns-repeated="2"/>
          <table:table-cell table:number-columns-repeated="247"/>
        </table:table-row>
        <table:table-row table:style-name="ro4">
          <table:table-cell/>
          <table:table-cell office:value-type="string">
            <text:p>Thursday</text:p>
          </table:table-cell>
          <table:table-cell table:number-columns-repeated="5"/>
          <table:covered-table-cell table:number-columns-repeated="2"/>
          <table:table-cell table:number-columns-repeated="247"/>
        </table:table-row>
        <table:table-row table:style-name="ro4">
          <table:table-cell/>
          <table:table-cell office:value-type="string">
            <text:p>Friday</text:p>
          </table:table-cell>
          <table:table-cell table:number-columns-repeated="5"/>
          <table:covered-table-cell table:number-columns-repeated="2"/>
          <table:table-cell table:number-columns-repeated="247"/>
        </table:table-row>
        <table:table-row table:style-name="ro4">
          <table:table-cell/>
          <table:table-cell office:value-type="string">
            <text:p>Saturday</text:p>
          </table:table-cell>
          <table:table-cell table:number-columns-repeated="5"/>
          <table:covered-table-cell table:number-columns-repeated="2"/>
          <table:table-cell table:number-columns-repeated="247"/>
        </table:table-row>
        <table:table-row table:style-name="ro4">
          <table:table-cell/>
          <table:table-cell office:value-type="string">
            <text:p>Sunday</text:p>
          </table:table-cell>
          <table:table-cell table:number-columns-repeated="5"/>
          <table:covered-table-cell table:number-columns-repeated="2"/>
          <table:table-cell table:number-columns-repeated="247"/>
        </table:table-row>
        <table:table-row table:style-name="ro13">
          <table:table-cell office:value-type="string">
            <text:p>please indicate time table(s)</text:p>
          </table:table-cell>
          <table:table-cell table:number-columns-repeated="6"/>
          <table:covered-table-cell table:number-columns-repeated="2"/>
          <table:table-cell table:number-columns-repeated="247"/>
        </table:table-row>
        <table:table-row table:style-name="ro13">
          <table:table-cell office:value-type="string">
            <text:p>start time 1</text:p>
          </table:table-cell>
          <table:table-cell table:style-name="ce815"/>
          <table:table-cell table:number-columns-repeated="5"/>
          <table:covered-table-cell table:number-columns-repeated="2"/>
          <table:table-cell table:number-columns-repeated="247"/>
        </table:table-row>
        <table:table-row table:style-name="ro50">
          <table:table-cell office:value-type="string">
            <text:p>end time 1</text:p>
          </table:table-cell>
          <table:table-cell table:style-name="ce815"/>
          <table:table-cell table:number-columns-repeated="5"/>
          <table:covered-table-cell table:number-columns-repeated="2"/>
          <table:table-cell table:number-columns-repeated="247"/>
        </table:table-row>
        <table:table-row table:style-name="ro13">
          <table:table-cell office:value-type="string">
            <text:p>start time 2</text:p>
          </table:table-cell>
          <table:table-cell table:style-name="ce815"/>
          <table:table-cell table:number-columns-repeated="5"/>
          <table:covered-table-cell table:number-columns-repeated="2"/>
          <table:table-cell table:number-columns-repeated="247"/>
        </table:table-row>
        <table:table-row table:style-name="ro51">
          <table:table-cell office:value-type="string">
            <text:p>end time 2</text:p>
          </table:table-cell>
          <table:table-cell table:style-name="ce815"/>
          <table:table-cell table:number-columns-repeated="5"/>
          <table:covered-table-cell table:number-columns-repeated="2"/>
          <table:table-cell table:number-columns-repeated="247"/>
        </table:table-row>
        <table:table-row table:style-name="ro52">
          <table:table-cell table:style-name="ce813" office:value-type="string">
            <text:p>number of batches per day</text:p>
          </table:table-cell>
          <table:table-cell office:value-type="string">
            <text:p>-</text:p>
          </table:table-cell>
          <table:table-cell table:number-columns-repeated="5"/>
          <table:covered-table-cell table:number-columns-repeated="2"/>
          <table:table-cell table:number-columns-repeated="247"/>
        </table:table-row>
        <table:table-row table:style-name="ro13">
          <table:table-cell table:style-name="ce671" office:value-type="string">
            <text:p>duration of 1 batch</text:p>
          </table:table-cell>
          <table:table-cell office:value-type="string">
            <text:p>h </text:p>
          </table:table-cell>
          <table:table-cell table:number-columns-repeated="5"/>
          <table:covered-table-cell table:number-columns-repeated="2"/>
          <table:table-cell table:number-columns-repeated="247"/>
        </table:table-row>
        <table:table-row table:style-name="ro13">
          <table:table-cell office:value-type="string">
            <text:p>start-up</text:p>
          </table:table-cell>
          <table:table-cell office:value-type="string">
            <text:p>min</text:p>
          </table:table-cell>
          <table:table-cell table:number-columns-repeated="5"/>
          <table:covered-table-cell table:number-columns-repeated="2"/>
          <table:table-cell table:number-columns-repeated="247"/>
        </table:table-row>
        <table:table-row table:style-name="ro13">
          <table:table-cell office:value-type="string">
            <text:p>continuous process</text:p>
          </table:table-cell>
          <table:table-cell office:value-type="string">
            <text:p>min</text:p>
          </table:table-cell>
          <table:table-cell table:number-columns-repeated="5"/>
          <table:covered-table-cell table:number-columns-repeated="2"/>
          <table:table-cell table:number-columns-repeated="247"/>
        </table:table-row>
        <table:table-row table:style-name="ro53">
          <table:table-cell table:style-name="ce669" office:value-type="string">
            <text:p>days of process operation per year</text:p>
          </table:table-cell>
          <table:table-cell table:style-name="ce816" office:value-type="string">
            <text:p>days / year</text:p>
          </table:table-cell>
          <table:table-cell table:style-name="ce777" table:number-columns-repeated="5"/>
          <table:covered-table-cell table:number-columns-repeated="2"/>
          <table:table-cell table:number-columns-repeated="247"/>
        </table:table-row>
      </table:table>
      <table:table table:name="Q4_ Generation" table:style-name="ta1" table:print-ranges="'Q4_ Generation'.A1:'Q4_ Generation'.I47">
        <table:table-column table:style-name="co65" table:default-cell-style-name="ce598"/>
        <table:table-column table:style-name="co66" table:default-cell-style-name="Default"/>
        <table:table-column table:style-name="co50" table:default-cell-style-name="Default"/>
        <table:table-column table:style-name="co67" table:default-cell-style-name="Default"/>
        <table:table-column table:style-name="co50" table:number-columns-repeated="3" table:default-cell-style-name="Default"/>
        <table:table-column table:style-name="co68" table:default-cell-style-name="ce639"/>
        <table:table-column table:style-name="co35" table:default-cell-style-name="Default"/>
        <table:table-column table:style-name="co48" table:default-cell-style-name="Default"/>
        <table:table-column table:style-name="co47" table:number-columns-repeated="246" table:default-cell-style-name="Default"/>
        <table:table-row table:style-name="ro38">
          <table:table-cell table:style-name="ce593" office:value-type="string">
            <text:p>EINSTEIN</text:p>
            <text:p>Expert system for an intelligent supply of thermal energy in industry</text:p>
            <text:p><text:span text:style-name="T23"/></text:p>
            <text:p><text:span text:style-name="T23">www.iee-einstein.org</text:span></text:p>
          </table:table-cell>
          <table:table-cell table:style-name="ce764"/>
          <table:table-cell table:style-name="ce756"/>
          <table:table-cell table:style-name="ce785"/>
          <table:table-cell table:style-name="ce794"/>
          <table:table-cell/>
          <table:table-cell table:style-name="ce628" office:value-type="string">
            <text:p>Generation of heat and cold</text:p>
          </table:table-cell>
          <table:table-cell table:style-name="ce628" office:value-type="float" office:value="4">
            <text:p>4</text:p>
          </table:table-cell>
          <table:table-cell table:style-name="ce806"/>
          <table:table-cell table:style-name="ce598" table:number-columns-repeated="2"/>
          <table:table-cell table:style-name="ce756"/>
          <table:table-cell table:number-columns-repeated="244"/>
        </table:table-row>
        <table:table-row table:style-name="ro54">
          <table:table-cell table:style-name="ce757" table:formula="oooc:=[ParameterList.T263]" office:value-type="string" office:string-value="Equipment for heat and cold generation" table:number-columns-spanned="2" table:number-rows-spanned="1">
            <text:p>Equipment for heat and cold generation</text:p>
          </table:table-cell>
          <table:covered-table-cell table:style-name="ce765"/>
          <table:table-cell table:style-name="ce835" office:value-type="float" office:value="1" table:number-columns-spanned="1" table:number-rows-spanned="2">
            <text:p>1</text:p>
          </table:table-cell>
          <table:table-cell table:style-name="ce841" office:value-type="float" office:value="2" table:number-columns-spanned="1" table:number-rows-spanned="2">
            <text:p>2</text:p>
          </table:table-cell>
          <table:table-cell table:style-name="ce841" office:value-type="float" office:value="3" table:number-columns-spanned="1" table:number-rows-spanned="2">
            <text:p>3</text:p>
          </table:table-cell>
          <table:table-cell table:style-name="ce841" office:value-type="float" office:value="4" table:number-columns-spanned="1" table:number-rows-spanned="2">
            <text:p>4</text:p>
          </table:table-cell>
          <table:table-cell table:style-name="ce843" office:value-type="float" office:value="5" table:number-columns-spanned="1" table:number-rows-spanned="2">
            <text:p>5</text:p>
          </table:table-cell>
          <table:table-cell table:style-name="ce844" office:value-type="string" table:number-columns-spanned="2" table:number-rows-spanned="2">
            <text:p>General notes:</text:p>
            <text:p>1) If there are equipment units of the same type and they supply heat or cold to the same distribution line, they should be entered as a single column. The data for single unit is entered, and the number of the units of the same type is indicated.</text:p>
            <text:p>2) Equipment units of the same type, but supplying heat or cold to different distribution lines should be entered in different columns.</text:p>
            <text:p>3) For single equipment units supplying heat or cold to different distribution lines, the No. of the distribution lines should be enumerated separated with comma in the corresponding box.</text:p>
          </table:table-cell>
          <table:covered-table-cell table:style-name="ce848"/>
          <table:table-cell table:style-name="ce598" table:number-columns-repeated="247"/>
        </table:table-row>
        <table:table-row table:style-name="ro55">
          <table:table-cell table:style-name="ce820" office:value-type="string" table:number-columns-spanned="2" table:number-rows-spanned="1">
            <text:p>Common equipment parameters</text:p>
          </table:table-cell>
          <table:covered-table-cell table:style-name="ce831"/>
          <table:covered-table-cell table:style-name="ce835"/>
          <table:covered-table-cell table:number-columns-repeated="3" table:style-name="ce841"/>
          <table:covered-table-cell table:style-name="ce843"/>
          <table:covered-table-cell table:style-name="ce844"/>
          <table:covered-table-cell table:style-name="ce848"/>
          <table:table-cell table:style-name="ce598" table:number-columns-repeated="247"/>
        </table:table-row>
        <table:table-row table:style-name="ro39">
          <table:table-cell table:style-name="ce821" table:formula="oooc:=[ParameterList.T264]" office:value-type="string" office:string-value="Short name of equipment">
            <text:p>Short name of equipment</text:p>
          </table:table-cell>
          <table:table-cell table:style-name="ce832" table:formula="oooc:=[ParameterList.AR264]" office:value-type="string" office:string-value="-">
            <text:p>-</text:p>
          </table:table-cell>
          <table:table-cell table:style-name="ce836" office:value-type="string">
            <text:p>Short name of equipment</text:p>
          </table:table-cell>
          <table:table-cell table:style-name="ce836" table:number-columns-repeated="4"/>
          <table:table-cell table:style-name="ce556" table:formula="oooc:=[ParameterList.AF264]" office:value-type="string" office:string-value="Give some brief name of the equipments to identify them in the reports" table:number-columns-spanned="2" table:number-rows-spanned="1">
            <text:p>Give some brief name of the equipments to identify them in the reports</text:p>
          </table:table-cell>
          <table:covered-table-cell table:style-name="ce849"/>
          <table:table-cell table:style-name="ce598" table:number-columns-repeated="247"/>
        </table:table-row>
        <table:table-row table:style-name="ro39">
          <table:table-cell table:style-name="ce821" table:formula="oooc:=[ParameterList.T265]" office:value-type="string" office:string-value="Manufacturer">
            <text:p>Manufacturer</text:p>
          </table:table-cell>
          <table:table-cell table:style-name="ce832" table:formula="oooc:=[ParameterList.AR265]" office:value-type="string" office:string-value="-">
            <text:p>-</text:p>
          </table:table-cell>
          <table:table-cell table:style-name="ce600" office:value-type="string">
            <text:p>Manufacturer</text:p>
          </table:table-cell>
          <table:table-cell table:style-name="ce600" table:number-columns-repeated="4"/>
          <table:table-cell table:style-name="ce556" table:formula="oooc:=[ParameterList.AF265]" office:value-type="string" office:string-value="Attach the technical data if available" table:number-columns-spanned="2" table:number-rows-spanned="1">
            <text:p>Attach the technical data if available</text:p>
          </table:table-cell>
          <table:covered-table-cell table:style-name="ce850"/>
          <table:table-cell table:number-columns-repeated="247"/>
        </table:table-row>
        <table:table-row table:style-name="ro39">
          <table:table-cell table:style-name="ce821" table:formula="oooc:=[ParameterList.T266]" office:value-type="string" office:string-value="Year of  manufacturing or/and installation?">
            <text:p>Year of <text:s/>manufacturing or/and installation?</text:p>
          </table:table-cell>
          <table:table-cell table:style-name="ce832" table:formula="oooc:=[ParameterList.AR266]" office:value-type="string" office:string-value="-">
            <text:p>-</text:p>
          </table:table-cell>
          <table:table-cell table:style-name="ce600" office:value-type="string">
            <text:p>Year of <text:s/>manufacturing or/and installation?</text:p>
          </table:table-cell>
          <table:table-cell table:style-name="ce600" table:number-columns-repeated="4"/>
          <table:table-cell table:style-name="ce556" table:number-columns-spanned="2" table:number-rows-spanned="1"/>
          <table:covered-table-cell table:style-name="ce850"/>
          <table:table-cell table:number-columns-repeated="247"/>
        </table:table-row>
        <table:table-row table:style-name="ro39">
          <table:table-cell table:style-name="ce821" table:formula="oooc:=[ParameterList.T267]" office:value-type="string" office:string-value="Model">
            <text:p>Model</text:p>
          </table:table-cell>
          <table:table-cell table:style-name="ce832" table:formula="oooc:=[ParameterList.AR267]" office:value-type="string" office:string-value="-">
            <text:p>-</text:p>
          </table:table-cell>
          <table:table-cell table:style-name="ce600" office:value-type="string">
            <text:p>Model</text:p>
          </table:table-cell>
          <table:table-cell table:style-name="ce600" table:number-columns-repeated="4"/>
          <table:table-cell table:style-name="ce556" table:number-columns-spanned="2" table:number-rows-spanned="1"/>
          <table:covered-table-cell table:style-name="ce850"/>
          <table:table-cell table:number-columns-repeated="247"/>
        </table:table-row>
        <table:table-row table:style-name="ro39">
          <table:table-cell table:style-name="ce821" table:formula="oooc:=[ParameterList.T268]" office:value-type="string" office:string-value="Type of equipment">
            <text:p>Type of equipment</text:p>
          </table:table-cell>
          <table:table-cell table:style-name="ce832" table:formula="oooc:=[ParameterList.AR268]" office:value-type="string" office:string-value="-">
            <text:p>-</text:p>
          </table:table-cell>
          <table:table-cell table:style-name="ce600" office:value-type="string">
            <text:p>Type of equipment</text:p>
          </table:table-cell>
          <table:table-cell table:style-name="ce600" table:number-columns-repeated="4"/>
          <table:table-cell table:style-name="ce556" table:formula="oooc:=[ParameterList.AF268]" office:value-type="string" office:string-value="e.g. boiler / burner / chiller / compressor / CHP motor" table:number-columns-spanned="2" table:number-rows-spanned="1">
            <office:annotation office:display="true" draw:style-name="gr2" draw:text-style-name="P2" svg:width="2.889cm" svg:height="1.799cm" svg:x="40.269cm" svg:y="7.783cm" draw:caption-point-x="-3.374cm" draw:caption-point-y="1.5cm">
              <dc:creator>SD</dc:creator>
              <dc:date>2008-02-19T00:00:00</dc:date>
              <text:p text:style-name="P1"><text:span text:style-name="T1">compressor out of here!</text:span></text:p>
              <text:p text:style-name="P1"><text:span text:style-name="T1">in: HP, abs HP</text:span></text:p>
            </office:annotation>
            <text:p>e.g. boiler / burner / chiller / compressor / CHP motor</text:p>
          </table:table-cell>
          <table:covered-table-cell table:style-name="ce849"/>
          <table:table-cell table:number-columns-repeated="247"/>
        </table:table-row>
        <table:table-row table:style-name="ro39">
          <table:table-cell table:style-name="ce821" table:formula="oooc:=[ParameterList.T269]" office:value-type="string" office:string-value="Number of units of the same type">
            <text:p>Number of units of the same type</text:p>
          </table:table-cell>
          <table:table-cell table:style-name="ce832" table:formula="oooc:=[ParameterList.AR269]" office:value-type="string" office:string-value="-">
            <text:p>-</text:p>
          </table:table-cell>
          <table:table-cell table:style-name="ce600" office:value-type="string">
            <text:p>Number of units of the same type</text:p>
          </table:table-cell>
          <table:table-cell table:style-name="ce600" table:number-columns-repeated="4"/>
          <table:table-cell table:style-name="ce556" table:number-columns-spanned="2" table:number-rows-spanned="1"/>
          <table:covered-table-cell table:style-name="ce849"/>
          <table:table-cell table:number-columns-repeated="247"/>
        </table:table-row>
        <table:table-row table:style-name="ro39">
          <table:table-cell table:style-name="ce821" table:formula="oooc:=[ParameterList.T271]" office:value-type="string" office:string-value="Nominal power (heat or cold, output)">
            <text:p>Nominal power (heat or cold, output)</text:p>
          </table:table-cell>
          <table:table-cell table:style-name="ce832" table:formula="oooc:=[ParameterList.AR271]" office:value-type="string" office:string-value="kW">
            <text:p>kW</text:p>
          </table:table-cell>
          <table:table-cell table:style-name="ce600" office:value-type="string">
            <text:p>Nominal power (heat or cold, output)</text:p>
          </table:table-cell>
          <table:table-cell table:style-name="ce600" table:number-columns-repeated="4"/>
          <table:table-cell table:style-name="ce556" table:number-columns-spanned="2" table:number-rows-spanned="1"/>
          <table:covered-table-cell table:style-name="ce849"/>
          <table:table-cell table:number-columns-repeated="247"/>
        </table:table-row>
        <table:table-row table:style-name="ro39">
          <table:table-cell table:style-name="ce821" table:formula="oooc:=[ParameterList.T270]" office:value-type="string" office:string-value="Fuel type">
            <text:p>Fuel type</text:p>
          </table:table-cell>
          <table:table-cell table:style-name="ce832" table:formula="oooc:=[ParameterList.AR270]" office:value-type="string" office:string-value="-">
            <text:p>-</text:p>
          </table:table-cell>
          <table:table-cell table:style-name="ce600" office:value-type="string">
            <text:p>Fuel type</text:p>
          </table:table-cell>
          <table:table-cell table:style-name="ce607" table:number-columns-repeated="4"/>
          <table:table-cell table:style-name="ce556" table:number-columns-spanned="2" table:number-rows-spanned="1"/>
          <table:covered-table-cell table:style-name="ce849"/>
          <table:table-cell table:number-columns-repeated="247"/>
        </table:table-row>
        <table:table-row table:style-name="ro39">
          <table:table-cell table:style-name="ce821" table:formula="oooc:=[ParameterList.T272]" office:value-type="string" office:string-value="Fuel consumption (nominal)">
            <text:p>Fuel consumption (nominal)</text:p>
          </table:table-cell>
          <table:table-cell table:style-name="ce832" table:formula="oooc:=[ParameterList.AR272]" office:value-type="string" office:string-value="-">
            <text:p>-</text:p>
          </table:table-cell>
          <table:table-cell table:style-name="ce600" office:value-type="string">
            <text:p>Fuel consumption (nominal)</text:p>
          </table:table-cell>
          <table:table-cell table:style-name="ce600" office:value-type="string">
            <text:p>En ve</text:p>
          </table:table-cell>
          <table:table-cell table:style-name="ce600" table:number-columns-repeated="3"/>
          <table:table-cell table:style-name="ce556" table:formula="oooc:=[ParameterList.AF272]" office:value-type="string" office:string-value="Specify the units below" table:number-columns-spanned="2" table:number-rows-spanned="1">
            <text:p>Specify the units below</text:p>
          </table:table-cell>
          <table:covered-table-cell table:style-name="ce849"/>
          <table:table-cell table:number-columns-repeated="247"/>
        </table:table-row>
        <table:table-row table:style-name="ro39">
          <table:table-cell table:style-name="ce821" table:formula="oooc:=[ParameterList.T273]" office:value-type="string" office:string-value="Units (fuel consumption)">
            <text:p>Units (fuel consumption)</text:p>
          </table:table-cell>
          <table:table-cell table:style-name="ce832" office:value-type="string">
            <text:p>-</text:p>
          </table:table-cell>
          <table:table-cell table:style-name="ce600" office:value-type="string">
            <text:p>Units (fuel consumption)</text:p>
          </table:table-cell>
          <table:table-cell table:style-name="ce600" table:number-columns-repeated="4"/>
          <table:table-cell table:style-name="ce556" table:formula="oooc:=[ParameterList.AF273]" office:value-type="string" office:string-value="Specify units for the nominal fuel consumption, e.g. m3/h, l/h, kg/h" table:number-columns-spanned="2" table:number-rows-spanned="1">
            <text:p>Specify units for the nominal fuel consumption, e.g. m3/h, l/h, kg/h</text:p>
          </table:table-cell>
          <table:covered-table-cell table:style-name="ce849"/>
          <table:table-cell table:number-columns-repeated="247"/>
        </table:table-row>
        <table:table-row table:style-name="ro39">
          <table:table-cell table:style-name="ce821" table:formula="oooc:=[ParameterList.T274]" office:value-type="string" office:string-value="Electricity consumption">
            <text:p>Electricity consumption</text:p>
          </table:table-cell>
          <table:table-cell table:style-name="ce832" table:formula="oooc:=[ParameterList.AR274]" office:value-type="string" office:string-value="kW">
            <text:p>kW</text:p>
          </table:table-cell>
          <table:table-cell table:style-name="ce600" office:value-type="string">
            <text:p>Electricity consumption</text:p>
          </table:table-cell>
          <table:table-cell table:style-name="ce600" table:number-columns-repeated="4"/>
          <table:table-cell table:style-name="ce556" table:formula="oooc:=[ParameterList.AF274]" office:value-type="string" office:string-value="Specify consumption of auxiliary components, such as water pumps, control,..." table:number-columns-spanned="2" table:number-rows-spanned="1">
            <text:p>Specify consumption of auxiliary components, such as water pumps, control,...</text:p>
          </table:table-cell>
          <table:covered-table-cell/>
          <table:table-cell table:number-columns-repeated="247"/>
        </table:table-row>
        <table:table-row table:style-name="ro39">
          <table:table-cell table:style-name="ce821" table:formula="oooc:=[ParameterList.T275]" office:value-type="string" office:string-value="Mean overall thermal conversion efficiency">
            <text:p>Mean overall thermal conversion efficiency</text:p>
          </table:table-cell>
          <table:table-cell table:style-name="ce832" table:formula="oooc:=[ParameterList.AR275]" office:value-type="string" office:string-value="-">
            <text:p>-</text:p>
          </table:table-cell>
          <table:table-cell table:style-name="ce837" office:value-type="string">
            <text:p>Mean overall thermal conversion efficiency</text:p>
          </table:table-cell>
          <table:table-cell table:style-name="ce600" table:number-columns-repeated="4"/>
          <table:table-cell table:style-name="ce556" table:formula="oooc:=[ParameterList.AF275]" office:value-type="string" office:string-value="Specify the efficiencyof boiler or EER(COP) for cold generation" table:number-columns-spanned="2" table:number-rows-spanned="1">
            <text:p>Specify the efficiencyof boiler or EER(COP) for cold generation</text:p>
          </table:table-cell>
          <table:covered-table-cell table:style-name="ce849"/>
          <table:table-cell table:number-columns-repeated="247"/>
        </table:table-row>
        <table:table-row table:style-name="ro39">
          <table:table-cell table:style-name="ce822" table:formula="oooc:=[ParameterList.T278]" office:value-type="string" office:string-value="Temperature of exhaust gas at standard operation conditions">
            <text:p>Temperature of exhaust gas at standard operation conditions</text:p>
          </table:table-cell>
          <table:table-cell table:style-name="ce832" table:formula="oooc:=[ParameterList.AR278]" office:value-type="string" office:string-value="ºC">
            <text:p>ºC</text:p>
          </table:table-cell>
          <table:table-cell table:style-name="ce600" office:value-type="string">
            <text:p>Temperature of exhaust gas at standard operation conditions</text:p>
          </table:table-cell>
          <table:table-cell table:style-name="ce837" table:number-columns-repeated="4"/>
          <table:table-cell table:style-name="ce556" table:number-columns-spanned="2" table:number-rows-spanned="1"/>
          <table:covered-table-cell table:style-name="ce849"/>
          <table:table-cell table:number-columns-repeated="247"/>
        </table:table-row>
        <table:table-row table:style-name="ro39">
          <table:table-cell table:style-name="ce821" table:formula="oooc:=[ParameterList.T279]" office:value-type="string" office:string-value="Mean utilisation factor (full capacity = 100%)">
            <text:p>Mean utilisation factor (full capacity = 100%)</text:p>
          </table:table-cell>
          <table:table-cell table:style-name="ce832" table:formula="oooc:=[ParameterList.AR279]" office:value-type="string" office:string-value="-">
            <text:p>-</text:p>
          </table:table-cell>
          <table:table-cell table:style-name="ce838" office:value-type="string">
            <text:p>Mean utilisation factor (full capacity = 100%)</text:p>
          </table:table-cell>
          <table:table-cell table:style-name="ce600" table:number-columns-repeated="4"/>
          <table:table-cell table:style-name="ce556" table:formula="oooc:=[ParameterList.AF279]" office:value-type="string" office:string-value="Specify the mean supplied power of the boiler/cooler/etc... with respect to its nominal power" table:number-columns-spanned="2" table:number-rows-spanned="1">
            <text:p>Specify the mean supplied power of the boiler/cooler/etc... with respect to its nominal power</text:p>
          </table:table-cell>
          <table:covered-table-cell table:style-name="ce849"/>
          <table:table-cell table:number-columns-repeated="247"/>
        </table:table-row>
        <table:table-row table:style-name="ro39">
          <table:table-cell table:style-name="ce821" table:formula="oooc:=[ParameterList.T280]" office:value-type="string" office:string-value="Hours of operation per day">
            <text:p>Hours of operation per day</text:p>
          </table:table-cell>
          <table:table-cell table:style-name="ce832" table:formula="oooc:=[ParameterList.AR280]" office:value-type="string" office:string-value="h/day">
            <text:p>h/day</text:p>
          </table:table-cell>
          <table:table-cell table:style-name="ce839" office:value-type="string">
            <text:p>Hours of operation per day</text:p>
          </table:table-cell>
          <table:table-cell table:style-name="ce600" table:number-columns-repeated="4"/>
          <table:table-cell table:style-name="ce556" table:number-columns-spanned="2" table:number-rows-spanned="1"/>
          <table:covered-table-cell table:style-name="ce849"/>
          <table:table-cell table:number-columns-repeated="247"/>
        </table:table-row>
        <table:table-row table:style-name="ro39">
          <table:table-cell table:style-name="ce821" table:formula="oooc:=[ParameterList.T281]" office:value-type="string" office:string-value="Days of operation per year">
            <text:p>Days of operation per year</text:p>
          </table:table-cell>
          <table:table-cell table:style-name="ce832" table:formula="oooc:=[ParameterList.AR281]" office:value-type="string" office:string-value="days / year">
            <text:p>days / year</text:p>
          </table:table-cell>
          <table:table-cell table:style-name="ce600" office:value-type="string">
            <text:p>Days of operation per year</text:p>
          </table:table-cell>
          <table:table-cell table:style-name="ce600" table:number-columns-repeated="4"/>
          <table:table-cell table:style-name="ce556" table:number-columns-spanned="2" table:number-rows-spanned="1"/>
          <table:covered-table-cell table:style-name="ce849"/>
          <table:table-cell table:number-columns-repeated="247"/>
        </table:table-row>
        <table:table-row table:style-name="ro39">
          <table:table-cell table:style-name="ce823" table:formula="oooc:=[ParameterList.T283]" office:value-type="string" office:string-value="Heat or cold supplyed to the distribution line / branch (piping or duct) no.">
            <text:p>Heat or cold supplyed to the distribution line / branch (piping or duct) no.</text:p>
          </table:table-cell>
          <table:table-cell table:style-name="ce833" table:formula="oooc:=[ParameterList.AR283]" office:value-type="string" office:string-value="-">
            <text:p>-</text:p>
          </table:table-cell>
          <table:table-cell table:style-name="ce600" office:value-type="string">
            <text:p>Heat or cold supplyed to the distribution line / branch (piping or duct) no.</text:p>
          </table:table-cell>
          <table:table-cell table:style-name="ce838" table:number-columns-repeated="4"/>
          <table:table-cell table:style-name="ce556" table:formula="oooc:=[ParameterList.AF283]" office:value-type="string" office:string-value="Specify the tube for supply to the equipment, using the nomenclature of the block “distribution system”" table:number-columns-spanned="2" table:number-rows-spanned="1">
            <text:p>Specify the tube for supply to the equipment, using the nomenclature of the block “distribution system”</text:p>
          </table:table-cell>
          <table:covered-table-cell table:style-name="ce851"/>
          <table:table-cell table:number-columns-repeated="247"/>
        </table:table-row>
        <table:table-row table:style-name="ro39">
          <table:table-cell table:style-name="ce824" office:value-type="string" table:number-columns-spanned="2" table:number-rows-spanned="1">
            <text:p>Specific equipment parameters</text:p>
          </table:table-cell>
          <table:covered-table-cell table:style-name="ce833"/>
          <table:table-cell table:style-name="ce839" table:number-columns-repeated="5"/>
          <table:table-cell table:style-name="ce845" table:number-columns-spanned="2" table:number-rows-spanned="1"/>
          <table:covered-table-cell table:style-name="ce849"/>
          <table:table-cell table:number-columns-repeated="247"/>
        </table:table-row>
        <table:table-row table:style-name="ro56">
          <table:table-cell table:style-name="ce825" office:value-type="string">
            <text:p>Only for chillers: </text:p>
          </table:table-cell>
          <table:table-cell table:style-name="ce832"/>
          <table:table-cell table:style-name="ce840"/>
          <table:table-cell table:style-name="ce600" table:number-columns-repeated="4"/>
          <table:table-cell table:style-name="ce556"/>
          <table:table-cell table:number-columns-repeated="248"/>
        </table:table-row>
        <table:table-row table:style-name="ro39">
          <table:table-cell table:style-name="ce826" office:value-type="string">
            <text:p>cooling tower -&gt; fuera. Si sabemos la temperatura es suficiente</text:p>
          </table:table-cell>
          <table:table-cell table:style-name="ce832" table:formula="oooc:=[ParameterList.AR284]" office:value-type="string" office:string-value="-">
            <text:p>-</text:p>
          </table:table-cell>
          <table:table-cell table:style-name="ce840" office:value-type="string">
            <text:p>Only for cooling: type of cooling tower: dry/wet ?</text:p>
          </table:table-cell>
          <table:table-cell table:style-name="ce600" table:number-columns-repeated="4"/>
          <table:table-cell table:style-name="ce556" table:formula="oooc:=[ParameterList.AF284]" office:value-type="string" office:string-value="Only for cooling towers. Specify if it is dry or wet." table:number-columns-spanned="2" table:number-rows-spanned="1">
            <text:p>Only for cooling towers. Specify if it is dry or wet.</text:p>
          </table:table-cell>
          <table:covered-table-cell/>
          <table:table-cell table:number-columns-repeated="247"/>
        </table:table-row>
        <table:table-row table:style-name="ro39">
          <table:table-cell table:style-name="ce827" office:value-type="string">
            <text:p>Destination of waste heat</text:p>
          </table:table-cell>
          <table:table-cell table:style-name="ce834"/>
          <table:table-cell/>
          <table:table-cell table:style-name="ce600" table:number-columns-repeated="4"/>
          <table:table-cell table:style-name="ce846" office:value-type="string" table:number-columns-spanned="2" table:number-rows-spanned="1">
            <text:p>If applies, specify heat exchanger where waste heat is used</text:p>
          </table:table-cell>
          <table:covered-table-cell table:style-name="ce748"/>
          <table:table-cell table:number-columns-repeated="247"/>
        </table:table-row>
        <table:table-row table:style-name="ro39">
          <table:table-cell table:style-name="ce828" office:value-type="string">
            <text:p>Temperature of re-cooling</text:p>
          </table:table-cell>
          <table:table-cell table:style-name="ce832" office:value-type="string">
            <text:p>ºC</text:p>
          </table:table-cell>
          <table:table-cell table:style-name="ce600" table:number-columns-repeated="5"/>
          <table:table-cell table:style-name="ce846" office:value-type="string" table:number-columns-spanned="2" table:number-rows-spanned="1">
            <text:p>Outlet temperature of cooling water or hot air stream</text:p>
          </table:table-cell>
          <table:covered-table-cell table:style-name="ce748"/>
          <table:table-cell table:number-columns-repeated="247"/>
        </table:table-row>
        <table:table-row table:style-name="ro56">
          <table:table-cell table:style-name="ce825" office:value-type="string">
            <text:p>Only for boilers:</text:p>
          </table:table-cell>
          <table:table-cell table:style-name="ce832"/>
          <table:table-cell table:style-name="ce840"/>
          <table:table-cell table:style-name="ce600" table:number-columns-repeated="4"/>
          <table:table-cell table:style-name="ce556"/>
          <table:table-cell table:number-columns-repeated="248"/>
        </table:table-row>
        <table:table-row table:style-name="ro39">
          <table:table-cell table:style-name="ce828" office:value-type="string">
            <text:p>Excess air ratio</text:p>
          </table:table-cell>
          <table:table-cell table:style-name="ce832" office:value-type="string">
            <text:p>-</text:p>
          </table:table-cell>
          <table:table-cell table:style-name="ce837" table:number-columns-repeated="5"/>
          <table:table-cell table:style-name="ce556" office:value-type="string" table:number-columns-spanned="2" table:number-rows-spanned="1">
            <text:p>Only for boilers</text:p>
          </table:table-cell>
          <table:covered-table-cell table:style-name="ce748"/>
          <table:table-cell table:number-columns-repeated="247"/>
        </table:table-row>
        <table:table-row table:style-name="ro56">
          <table:table-cell table:style-name="ce825" office:value-type="string">
            <text:p>CHP only</text:p>
          </table:table-cell>
          <table:table-cell table:style-name="ce832"/>
          <table:table-cell table:style-name="ce840"/>
          <table:table-cell table:style-name="ce600" table:number-columns-repeated="4"/>
          <table:table-cell table:style-name="ce556"/>
          <table:table-cell table:number-columns-repeated="248"/>
        </table:table-row>
        <table:table-row table:style-name="ro39">
          <table:table-cell table:style-name="ce821" table:formula="oooc:=[ParameterList.T277]" office:value-type="string" office:string-value="CHP only: Electricity production">
            <text:p>CHP only: Electricity production</text:p>
          </table:table-cell>
          <table:table-cell table:style-name="ce832" table:formula="oooc:=[ParameterList.AR277]" office:value-type="string" office:string-value="-">
            <text:p>-</text:p>
          </table:table-cell>
          <table:table-cell table:style-name="ce600" office:value-type="string">
            <text:p>CHP only: Electricity production</text:p>
          </table:table-cell>
          <table:table-cell table:style-name="ce600" table:number-columns-repeated="4"/>
          <table:table-cell table:style-name="ce556" table:formula="oooc:=[ParameterList.AF277]" office:value-type="string" office:string-value="Only for CHP motors" table:number-columns-spanned="2" table:number-rows-spanned="1">
            <text:p>Only for CHP motors</text:p>
          </table:table-cell>
          <table:covered-table-cell table:style-name="ce849"/>
          <table:table-cell table:number-columns-repeated="247"/>
        </table:table-row>
        <table:table-row table:style-name="ro39">
          <table:table-cell table:style-name="ce821" table:formula="oooc:=[ParameterList.T276]" office:value-type="string" office:string-value="CHP only: Electrical conversion efficiency">
            <text:p>CHP only: Electrical conversion efficiency</text:p>
          </table:table-cell>
          <table:table-cell table:style-name="ce832" table:formula="oooc:=[ParameterList.AR276]" office:value-type="string" office:string-value="-">
            <text:p>-</text:p>
          </table:table-cell>
          <table:table-cell table:style-name="ce600" office:value-type="string">
            <text:p>CHP only: Electrical conversion efficiency</text:p>
          </table:table-cell>
          <table:table-cell table:style-name="ce600" table:number-columns-repeated="4"/>
          <table:table-cell table:style-name="ce556" table:formula="oooc:=[ParameterList.AF276]" office:value-type="string" office:string-value="Only for CHP motors" table:number-columns-spanned="2" table:number-rows-spanned="1">
            <text:p>Only for CHP motors</text:p>
          </table:table-cell>
          <table:covered-table-cell table:style-name="ce849"/>
          <table:table-cell table:number-columns-repeated="247"/>
        </table:table-row>
        <table:table-row table:style-name="ro56">
          <table:table-cell table:style-name="ce825" office:value-type="string">
            <text:p>Heat pumps only:</text:p>
          </table:table-cell>
          <table:table-cell table:style-name="ce832"/>
          <table:table-cell table:style-name="ce840"/>
          <table:table-cell table:style-name="ce600" table:number-columns-repeated="4"/>
          <table:table-cell table:style-name="ce556"/>
          <table:table-cell table:number-columns-repeated="248"/>
        </table:table-row>
        <table:table-row table:style-name="ro39">
          <table:table-cell table:style-name="ce827" office:value-type="string">
            <text:p>Heat source</text:p>
          </table:table-cell>
          <table:table-cell table:style-name="ce832" office:value-type="string">
            <text:p>-</text:p>
          </table:table-cell>
          <table:table-cell table:style-name="ce600" table:number-columns-repeated="5"/>
          <table:table-cell table:style-name="ce846" office:value-type="string" table:number-columns-spanned="2" table:number-rows-spanned="1">
            <text:p>If waste heat is used, indicate the process or equipment from which waste heat originates</text:p>
          </table:table-cell>
          <table:covered-table-cell table:style-name="ce849"/>
          <table:table-cell table:number-columns-repeated="247"/>
        </table:table-row>
        <table:table-row table:style-name="ro39">
          <table:table-cell table:style-name="ce828" office:value-type="string">
            <text:p>Temperature of heat source</text:p>
          </table:table-cell>
          <table:table-cell table:style-name="ce832" office:value-type="string">
            <text:p>ºC</text:p>
          </table:table-cell>
          <table:table-cell table:style-name="ce600" table:number-columns-repeated="5"/>
          <table:table-cell table:style-name="ce556" office:value-type="string" table:number-columns-spanned="2" table:number-rows-spanned="1">
            <text:p>Temperature of the medium entering the evaporator</text:p>
          </table:table-cell>
          <table:covered-table-cell table:style-name="ce748"/>
          <table:table-cell table:number-columns-repeated="247"/>
        </table:table-row>
        <table:table-row table:style-name="ro57">
          <table:table-cell table:style-name="ce829" office:value-type="string">
            <text:p>Y absorption chillers ???? aparquemos de momento este tema de absorción -&gt; pon una nota en el developers manual <text:s/>!!!</text:p>
          </table:table-cell>
          <table:table-cell table:style-name="ce832"/>
          <table:table-cell table:style-name="ce840"/>
          <table:table-cell table:style-name="ce600" table:number-columns-repeated="4"/>
          <table:table-cell table:style-name="ce556"/>
          <table:table-cell table:number-columns-repeated="248"/>
        </table:table-row>
        <table:table-row table:style-name="ro39">
          <table:table-cell table:style-name="ce826" office:value-type="string">
            <text:p>Only abs. heat pumps: Type -&gt; puede ser especificado ya en “equipment type”</text:p>
          </table:table-cell>
          <table:table-cell table:style-name="ce832" office:value-type="string">
            <text:p>-</text:p>
          </table:table-cell>
          <table:table-cell table:style-name="ce600" table:number-columns-repeated="5"/>
          <table:table-cell table:style-name="ce556" office:value-type="string" table:number-columns-spanned="2" table:number-rows-spanned="1">
            <text:p>Single, double or triple effect</text:p>
          </table:table-cell>
          <table:covered-table-cell table:style-name="ce748"/>
          <table:table-cell table:number-columns-repeated="247"/>
        </table:table-row>
        <table:table-row table:style-name="ro39">
          <table:table-cell table:style-name="ce830" office:value-type="string">
            <text:p>Only abs. heat pumps: Working fluid -&gt; idem</text:p>
          </table:table-cell>
          <table:table-cell table:style-name="ce832" office:value-type="string">
            <text:p>-</text:p>
          </table:table-cell>
          <table:table-cell table:style-name="ce600" table:number-columns-repeated="5"/>
          <table:table-cell table:style-name="ce556" office:value-type="string" table:number-columns-spanned="2" table:number-rows-spanned="1">
            <text:p>Refrigerant - absorbent pair</text:p>
          </table:table-cell>
          <table:covered-table-cell table:style-name="ce748"/>
          <table:table-cell table:number-columns-repeated="247"/>
        </table:table-row>
        <table:table-row table:style-name="ro39">
          <table:table-cell table:style-name="ce821" office:value-type="string">
            <text:p>Only abs. heat pumps: Generator temperature</text:p>
          </table:table-cell>
          <table:table-cell table:style-name="ce832" office:value-type="string">
            <text:p>ºC</text:p>
          </table:table-cell>
          <table:table-cell table:style-name="ce600" table:number-columns-repeated="5"/>
          <table:table-cell table:style-name="ce556" table:number-columns-spanned="2" table:number-rows-spanned="1"/>
          <table:covered-table-cell table:style-name="ce748"/>
          <table:table-cell table:number-columns-repeated="247"/>
        </table:table-row>
        <table:table-row table:style-name="ro39">
          <table:table-cell table:style-name="ce827" office:value-type="string">
            <text:p>Origin of high temperature heat source</text:p>
          </table:table-cell>
          <table:table-cell table:style-name="ce832" office:value-type="string">
            <text:p>yes/no</text:p>
          </table:table-cell>
          <table:table-cell table:style-name="ce600" table:number-columns-repeated="5"/>
          <table:table-cell table:style-name="ce847" office:value-type="string" table:number-columns-spanned="2" table:number-rows-spanned="1">
            <text:p>Indicate if the circuit of the heat supply to generator is closed or opened (waste heat released to ambient)</text:p>
          </table:table-cell>
          <table:covered-table-cell table:style-name="ce748"/>
          <table:table-cell table:number-columns-repeated="247"/>
        </table:table-row>
        <table:table-row table:style-name="ro39" table:number-rows-repeated="4">
          <table:table-cell table:style-name="Default"/>
          <table:table-cell table:number-columns-repeated="6"/>
          <table:table-cell table:style-name="Default"/>
          <table:table-cell table:number-columns-repeated="248"/>
        </table:table-row>
        <table:table-row table:style-name="ro39">
          <table:table-cell table:style-name="Default"/>
          <table:table-cell table:number-columns-repeated="6"/>
          <table:table-cell table:style-name="Default"/>
          <table:table-cell table:style-name="ce849"/>
          <table:table-cell table:number-columns-repeated="247"/>
        </table:table-row>
        <table:table-row table:style-name="ro39" table:number-rows-repeated="4">
          <table:table-cell table:style-name="Default"/>
          <table:table-cell table:number-columns-repeated="6"/>
          <table:table-cell table:style-name="Default"/>
          <table:table-cell table:number-columns-repeated="248"/>
        </table:table-row>
        <table:table-row table:style-name="ro4">
          <table:table-cell table:number-columns-repeated="256"/>
        </table:table-row>
        <table:table-row table:style-name="ro39" table:number-rows-repeated="21">
          <table:table-cell table:style-name="Default"/>
          <table:table-cell table:number-columns-repeated="6"/>
          <table:table-cell table:style-name="Default"/>
          <table:table-cell table:number-columns-repeated="248"/>
        </table:table-row>
        <table:table-row table:style-name="ro58">
          <table:table-cell table:number-columns-repeated="5"/>
          <table:table-cell table:style-name="ce842" table:number-columns-repeated="2"/>
          <table:table-cell table:style-name="ce689"/>
          <table:table-cell table:number-columns-repeated="248"/>
        </table:table-row>
        <table:table-row table:style-name="ro59" table:number-rows-repeated="2">
          <table:table-cell table:number-columns-repeated="5"/>
          <table:table-cell table:style-name="ce842" table:number-columns-repeated="2"/>
          <table:table-cell table:style-name="ce689"/>
          <table:table-cell table:number-columns-repeated="248"/>
        </table:table-row>
        <table:table-row table:style-name="ro4" table:number-rows-repeated="65463">
          <table:table-cell table:number-columns-repeated="256"/>
        </table:table-row>
        <table:table-row table:style-name="ro4">
          <table:table-cell table:number-columns-repeated="256"/>
        </table:table-row>
      </table:table>
      <table:table table:name="Q4H_HeatGeneration" table:style-name="ta1" table:print="false">
        <table:table-column table:style-name="co65" table:default-cell-style-name="ce598"/>
        <table:table-column table:style-name="co66" table:default-cell-style-name="Default"/>
        <table:table-column table:style-name="co50" table:default-cell-style-name="Default"/>
        <table:table-column table:style-name="co67" table:default-cell-style-name="Default"/>
        <table:table-column table:style-name="co50" table:number-columns-repeated="3" table:default-cell-style-name="Default"/>
        <table:table-column table:style-name="co68" table:default-cell-style-name="ce639"/>
        <table:table-column table:style-name="co35" table:default-cell-style-name="Default"/>
        <table:table-column table:style-name="co48" table:default-cell-style-name="Default"/>
        <table:table-column table:style-name="co47" table:number-columns-repeated="246" table:default-cell-style-name="Default"/>
        <table:table-row table:style-name="ro38">
          <table:table-cell table:style-name="ce593" office:value-type="string">
            <text:p>EINSTEIN</text:p>
            <text:p>Expert system for an intelligent supply of thermal energy in industry</text:p>
            <text:p><text:span text:style-name="T23"/></text:p>
            <text:p><text:span text:style-name="T23">www.iee-einstein.org</text:span></text:p>
          </table:table-cell>
          <table:table-cell table:style-name="ce764"/>
          <table:table-cell table:style-name="ce756"/>
          <table:table-cell table:style-name="ce785"/>
          <table:table-cell table:style-name="ce794"/>
          <table:table-cell/>
          <table:table-cell table:style-name="ce628" office:value-type="string">
            <text:p>Generation of heat and cold</text:p>
          </table:table-cell>
          <table:table-cell table:style-name="ce628" office:value-type="float" office:value="4">
            <text:p>4</text:p>
          </table:table-cell>
          <table:table-cell table:style-name="ce806"/>
          <table:table-cell table:style-name="ce598" table:number-columns-repeated="2"/>
          <table:table-cell table:style-name="ce756"/>
          <table:table-cell table:number-columns-repeated="244"/>
        </table:table-row>
        <table:table-row table:style-name="ro54">
          <table:table-cell table:style-name="ce852" office:value-type="string" table:number-columns-spanned="2" table:number-rows-spanned="1">
            <text:p>data to be linked !!!</text:p>
          </table:table-cell>
          <table:covered-table-cell table:style-name="ce765"/>
          <table:table-cell table:style-name="ce835" office:value-type="float" office:value="1" table:number-columns-spanned="1" table:number-rows-spanned="2">
            <text:p>1</text:p>
          </table:table-cell>
          <table:table-cell table:style-name="ce841" office:value-type="float" office:value="2" table:number-columns-spanned="1" table:number-rows-spanned="2">
            <text:p>2</text:p>
          </table:table-cell>
          <table:table-cell table:style-name="ce841" office:value-type="float" office:value="3" table:number-columns-spanned="1" table:number-rows-spanned="2">
            <text:p>3</text:p>
          </table:table-cell>
          <table:table-cell table:style-name="ce841" office:value-type="float" office:value="4" table:number-columns-spanned="1" table:number-rows-spanned="2">
            <text:p>4</text:p>
          </table:table-cell>
          <table:table-cell table:style-name="ce843" office:value-type="float" office:value="5" table:number-columns-spanned="1" table:number-rows-spanned="2">
            <text:p>5</text:p>
          </table:table-cell>
          <table:table-cell table:style-name="ce844" office:value-type="string" table:number-columns-spanned="2" table:number-rows-spanned="2">
            <text:p>General notes:</text:p>
            <text:p>1) If there are equipment units of the same type and they supply heat or cold to the same distribution line, they should be entered as a single column. The data for single unit is entered, and the number of the units of the same type is indicated.</text:p>
            <text:p>2) Equipment units of the same type, but supplying heat or cold to different distribution lines should be entered in different columns.</text:p>
            <text:p>3) For single equipment units supplying heat or cold to different distribution lines, the No. of the distribution lines should be enumerated separated with comma in the corresponding box.</text:p>
          </table:table-cell>
          <table:covered-table-cell table:style-name="ce848"/>
          <table:table-cell table:style-name="ce598" table:number-columns-repeated="247"/>
        </table:table-row>
        <table:table-row table:style-name="ro55">
          <table:table-cell table:style-name="ce820" office:value-type="string" table:number-columns-spanned="2" table:number-rows-spanned="1">
            <text:p>Common equipment parameters</text:p>
          </table:table-cell>
          <table:covered-table-cell table:style-name="ce831"/>
          <table:covered-table-cell table:style-name="ce835"/>
          <table:covered-table-cell table:number-columns-repeated="3" table:style-name="ce841"/>
          <table:covered-table-cell table:style-name="ce843"/>
          <table:covered-table-cell table:style-name="ce844"/>
          <table:covered-table-cell table:style-name="ce848"/>
          <table:table-cell table:style-name="ce598" table:number-columns-repeated="247"/>
        </table:table-row>
        <table:table-row table:style-name="ro39">
          <table:table-cell table:style-name="ce821" office:value-type="string">
            <text:p>Short name of equipment</text:p>
          </table:table-cell>
          <table:table-cell table:style-name="ce832" office:value-type="string">
            <text:p>-</text:p>
          </table:table-cell>
          <table:table-cell table:style-name="ce600" table:number-columns-repeated="2"/>
          <table:table-cell table:style-name="ce836" table:number-columns-repeated="3"/>
          <table:table-cell table:style-name="ce556" table:formula="oooc:=['Q1 GeneralData'.AF248]" office:value-type="float" office:value="0" table:number-columns-spanned="2" table:number-rows-spanned="1">
            <text:p>0</text:p>
          </table:table-cell>
          <table:covered-table-cell table:style-name="ce849"/>
          <table:table-cell table:style-name="ce598" table:number-columns-repeated="247"/>
        </table:table-row>
        <table:table-row table:style-name="ro39">
          <table:table-cell table:style-name="ce821" office:value-type="string">
            <text:p>Manufacturer</text:p>
          </table:table-cell>
          <table:table-cell table:style-name="ce832" office:value-type="string">
            <text:p>-</text:p>
          </table:table-cell>
          <table:table-cell table:style-name="ce600" table:number-columns-repeated="5"/>
          <table:table-cell table:style-name="ce556" table:formula="oooc:=['Q1 GeneralData'.AF249]" office:value-type="float" office:value="0" table:number-columns-spanned="2" table:number-rows-spanned="1">
            <text:p>0</text:p>
          </table:table-cell>
          <table:covered-table-cell table:style-name="ce850"/>
          <table:table-cell table:number-columns-repeated="247"/>
        </table:table-row>
        <table:table-row table:style-name="ro39">
          <table:table-cell table:style-name="ce821" office:value-type="string">
            <text:p>Year of <text:s/>manufacturing or/and installation?</text:p>
          </table:table-cell>
          <table:table-cell table:style-name="ce832" office:value-type="string">
            <text:p>-</text:p>
          </table:table-cell>
          <table:table-cell table:style-name="ce600" table:number-columns-repeated="5"/>
          <table:table-cell table:style-name="ce556" table:number-columns-spanned="2" table:number-rows-spanned="1"/>
          <table:covered-table-cell table:style-name="ce850"/>
          <table:table-cell table:number-columns-repeated="247"/>
        </table:table-row>
        <table:table-row table:style-name="ro39">
          <table:table-cell table:style-name="ce821" office:value-type="string">
            <text:p>Model</text:p>
          </table:table-cell>
          <table:table-cell table:style-name="ce832" office:value-type="string">
            <text:p>-</text:p>
          </table:table-cell>
          <table:table-cell table:style-name="ce600" table:number-columns-repeated="5"/>
          <table:table-cell table:style-name="ce556" table:number-columns-spanned="2" table:number-rows-spanned="1"/>
          <table:covered-table-cell table:style-name="ce850"/>
          <table:table-cell table:number-columns-repeated="247"/>
        </table:table-row>
        <table:table-row table:style-name="ro39">
          <table:table-cell table:style-name="ce821" office:value-type="string">
            <text:p>Type of equipment</text:p>
          </table:table-cell>
          <table:table-cell table:style-name="ce832" office:value-type="string">
            <text:p>-</text:p>
          </table:table-cell>
          <table:table-cell table:style-name="ce600" table:number-columns-repeated="5"/>
          <table:table-cell table:style-name="ce556" table:formula="oooc:=['Q1 GeneralData'.AF252]" office:value-type="float" office:value="0" table:number-columns-spanned="2" table:number-rows-spanned="1">
            <office:annotation office:display="true" draw:style-name="gr2" draw:text-style-name="P2" svg:width="2.889cm" svg:height="1.799cm" svg:x="40.269cm" svg:y="7.783cm" draw:caption-point-x="-3.374cm" draw:caption-point-y="1.5cm">
              <dc:creator>SD</dc:creator>
              <dc:date>2008-02-19T00:00:00</dc:date>
              <text:p text:style-name="P1"><text:span text:style-name="T1">compressor out of here!</text:span></text:p>
              <text:p text:style-name="P1"><text:span text:style-name="T1">in: HP, abs HP</text:span></text:p>
            </office:annotation>
            <text:p>0</text:p>
          </table:table-cell>
          <table:covered-table-cell table:style-name="ce849"/>
          <table:table-cell table:number-columns-repeated="247"/>
        </table:table-row>
        <table:table-row table:style-name="ro39">
          <table:table-cell table:style-name="ce821" office:value-type="string">
            <text:p>Number of units of the same type</text:p>
          </table:table-cell>
          <table:table-cell table:style-name="ce832" office:value-type="string">
            <text:p>-</text:p>
          </table:table-cell>
          <table:table-cell table:style-name="ce600" table:number-columns-repeated="5"/>
          <table:table-cell table:style-name="ce556" table:number-columns-spanned="2" table:number-rows-spanned="1"/>
          <table:covered-table-cell table:style-name="ce849"/>
          <table:table-cell table:number-columns-repeated="247"/>
        </table:table-row>
        <table:table-row table:style-name="ro39">
          <table:table-cell table:style-name="ce821" office:value-type="string">
            <text:p>Nominal power (heat or cold, output)</text:p>
          </table:table-cell>
          <table:table-cell table:style-name="ce832" office:value-type="string">
            <text:p>kW</text:p>
          </table:table-cell>
          <table:table-cell table:style-name="ce600" table:number-columns-repeated="5"/>
          <table:table-cell table:style-name="ce556" table:number-columns-spanned="2" table:number-rows-spanned="1"/>
          <table:covered-table-cell table:style-name="ce849"/>
          <table:table-cell table:number-columns-repeated="247"/>
        </table:table-row>
        <table:table-row table:style-name="ro39">
          <table:table-cell table:style-name="ce821" office:value-type="string">
            <text:p>Fuel type</text:p>
          </table:table-cell>
          <table:table-cell table:style-name="ce832" office:value-type="string">
            <text:p>-</text:p>
          </table:table-cell>
          <table:table-cell table:style-name="ce600" table:number-columns-repeated="2"/>
          <table:table-cell table:style-name="ce607" table:number-columns-repeated="3"/>
          <table:table-cell table:style-name="ce556" table:number-columns-spanned="2" table:number-rows-spanned="1"/>
          <table:covered-table-cell table:style-name="ce849"/>
          <table:table-cell table:number-columns-repeated="247"/>
        </table:table-row>
        <table:table-row table:style-name="ro39">
          <table:table-cell table:style-name="ce821" office:value-type="string">
            <text:p>Fuel consumption (nominal)</text:p>
          </table:table-cell>
          <table:table-cell table:style-name="ce832" office:value-type="string">
            <text:p>-</text:p>
          </table:table-cell>
          <table:table-cell table:style-name="ce600" table:number-columns-repeated="5"/>
          <table:table-cell table:style-name="ce556" table:formula="oooc:=['Q1 GeneralData'.AF256]" office:value-type="float" office:value="0" table:number-columns-spanned="2" table:number-rows-spanned="1">
            <text:p>0</text:p>
          </table:table-cell>
          <table:covered-table-cell table:style-name="ce849"/>
          <table:table-cell table:number-columns-repeated="247"/>
        </table:table-row>
        <table:table-row table:style-name="ro39">
          <table:table-cell table:style-name="ce821" office:value-type="string">
            <text:p>Units (fuel consumption)</text:p>
          </table:table-cell>
          <table:table-cell table:style-name="ce832" office:value-type="string">
            <text:p>-</text:p>
          </table:table-cell>
          <table:table-cell table:style-name="ce600" table:number-columns-repeated="5"/>
          <table:table-cell table:style-name="ce556" table:formula="oooc:=['Q1 GeneralData'.AF257]" office:value-type="float" office:value="0" table:number-columns-spanned="2" table:number-rows-spanned="1">
            <text:p>0</text:p>
          </table:table-cell>
          <table:covered-table-cell table:style-name="ce849"/>
          <table:table-cell table:number-columns-repeated="247"/>
        </table:table-row>
        <table:table-row table:style-name="ro39">
          <table:table-cell table:style-name="ce827" office:value-type="string">
            <text:p>Electrical power input</text:p>
          </table:table-cell>
          <table:table-cell table:style-name="ce832" office:value-type="string">
            <text:p>kW</text:p>
          </table:table-cell>
          <table:table-cell table:style-name="ce600" table:number-columns-repeated="5"/>
          <table:table-cell table:style-name="ce556" table:formula="oooc:=['Q1 GeneralData'.AF258]" office:value-type="float" office:value="0" table:number-columns-spanned="2" table:number-rows-spanned="1">
            <text:p>0</text:p>
          </table:table-cell>
          <table:covered-table-cell/>
          <table:table-cell table:number-columns-repeated="247"/>
        </table:table-row>
        <table:table-row table:style-name="ro39">
          <table:table-cell table:style-name="ce821" office:value-type="string">
            <text:p>Mean overall thermal conversion efficiency</text:p>
          </table:table-cell>
          <table:table-cell table:style-name="ce832" office:value-type="string">
            <text:p>-</text:p>
          </table:table-cell>
          <table:table-cell table:style-name="ce600" table:number-columns-repeated="5"/>
          <table:table-cell table:style-name="ce556" table:formula="oooc:=['Q1 GeneralData'.AF259]" office:value-type="float" office:value="0" table:number-columns-spanned="2" table:number-rows-spanned="1">
            <text:p>0</text:p>
          </table:table-cell>
          <table:covered-table-cell table:style-name="ce849"/>
          <table:table-cell table:number-columns-repeated="247"/>
        </table:table-row>
        <table:table-row table:style-name="ro39">
          <table:table-cell table:style-name="ce822" office:value-type="string">
            <text:p>Temperature of exhaust gas at standard operation conditions</text:p>
          </table:table-cell>
          <table:table-cell table:style-name="ce832" office:value-type="string">
            <text:p>ºC</text:p>
          </table:table-cell>
          <table:table-cell table:style-name="ce600" table:number-columns-repeated="2"/>
          <table:table-cell table:style-name="ce837" table:number-columns-repeated="3"/>
          <table:table-cell table:style-name="ce556" table:number-columns-spanned="2" table:number-rows-spanned="1"/>
          <table:covered-table-cell table:style-name="ce849"/>
          <table:table-cell table:number-columns-repeated="247"/>
        </table:table-row>
        <table:table-row table:style-name="ro39">
          <table:table-cell table:style-name="ce853" office:value-type="string">
            <text:p>Excess air ratio</text:p>
          </table:table-cell>
          <table:table-cell table:style-name="ce832" office:value-type="string">
            <text:p>-</text:p>
          </table:table-cell>
          <table:table-cell table:style-name="ce600" table:number-columns-repeated="2"/>
          <table:table-cell table:style-name="ce837" table:number-columns-repeated="3"/>
          <table:table-cell table:style-name="ce556" office:value-type="string" table:number-columns-spanned="2" table:number-rows-spanned="1">
            <text:p>Only for boilers</text:p>
          </table:table-cell>
          <table:covered-table-cell table:style-name="ce748"/>
          <table:table-cell table:number-columns-repeated="247"/>
        </table:table-row>
        <table:table-row table:style-name="ro39">
          <table:table-cell table:style-name="ce821" office:value-type="string">
            <text:p>Mean utilisation factor (full capacity = 100%)</text:p>
          </table:table-cell>
          <table:table-cell table:style-name="ce832" office:value-type="string">
            <text:p>-</text:p>
          </table:table-cell>
          <table:table-cell table:style-name="ce600" table:number-columns-repeated="5"/>
          <table:table-cell table:style-name="ce556" table:formula="oooc:=['Q1 GeneralData'.AF263]" office:value-type="float" office:value="0" table:number-columns-spanned="2" table:number-rows-spanned="1">
            <text:p>0</text:p>
          </table:table-cell>
          <table:covered-table-cell table:style-name="ce849"/>
          <table:table-cell table:number-columns-repeated="247"/>
        </table:table-row>
        <table:table-row table:style-name="ro39">
          <table:table-cell table:style-name="ce821" office:value-type="string">
            <text:p>Hours of operation per day</text:p>
          </table:table-cell>
          <table:table-cell table:style-name="ce832" office:value-type="string">
            <text:p>h/day</text:p>
          </table:table-cell>
          <table:table-cell table:style-name="ce600" table:number-columns-repeated="5"/>
          <table:table-cell table:style-name="ce556" table:number-columns-spanned="2" table:number-rows-spanned="1"/>
          <table:covered-table-cell table:style-name="ce849"/>
          <table:table-cell table:number-columns-repeated="247"/>
        </table:table-row>
        <table:table-row table:style-name="ro39">
          <table:table-cell table:style-name="ce821" office:value-type="string">
            <text:p>Days of operation per year</text:p>
          </table:table-cell>
          <table:table-cell table:style-name="ce832" office:value-type="string">
            <text:p>days / year</text:p>
          </table:table-cell>
          <table:table-cell table:style-name="ce600" table:number-columns-repeated="5"/>
          <table:table-cell table:style-name="ce556" table:number-columns-spanned="2" table:number-rows-spanned="1"/>
          <table:covered-table-cell table:style-name="ce849"/>
          <table:table-cell table:number-columns-repeated="247"/>
        </table:table-row>
        <table:table-row table:style-name="ro39">
          <table:table-cell table:style-name="ce823" office:value-type="string">
            <text:p>Heat or cold supplyed to the distribution line / branch (piping or duct) no.</text:p>
          </table:table-cell>
          <table:table-cell table:style-name="ce833" office:value-type="string">
            <text:p>-</text:p>
          </table:table-cell>
          <table:table-cell table:style-name="ce600" table:number-columns-repeated="2"/>
          <table:table-cell table:style-name="ce838" table:number-columns-repeated="3"/>
          <table:table-cell table:style-name="ce556" table:formula="oooc:=['Q1 GeneralData'.AF267]" office:value-type="float" office:value="0" table:number-columns-spanned="2" table:number-rows-spanned="1">
            <text:p>0</text:p>
          </table:table-cell>
          <table:covered-table-cell table:style-name="ce851"/>
          <table:table-cell table:number-columns-repeated="247"/>
        </table:table-row>
        <table:table-row table:style-name="ro56">
          <table:table-cell table:style-name="ce825" office:value-type="string">
            <text:p>CHP only</text:p>
          </table:table-cell>
          <table:table-cell table:style-name="ce832"/>
          <table:table-cell table:style-name="ce600" table:number-columns-repeated="5"/>
          <table:table-cell table:style-name="ce556"/>
          <table:table-cell table:number-columns-repeated="248"/>
        </table:table-row>
        <table:table-row table:style-name="ro39">
          <table:table-cell table:style-name="ce821" office:value-type="string">
            <text:p>CHP only: Electricity production</text:p>
          </table:table-cell>
          <table:table-cell table:style-name="ce832" office:value-type="string">
            <text:p>-</text:p>
          </table:table-cell>
          <table:table-cell table:style-name="ce600" table:number-columns-repeated="5"/>
          <table:table-cell table:style-name="ce556" table:formula="oooc:=['Q1 GeneralData'.AF261]" office:value-type="float" office:value="0" table:number-columns-spanned="2" table:number-rows-spanned="1">
            <text:p>0</text:p>
          </table:table-cell>
          <table:covered-table-cell table:style-name="ce849"/>
          <table:table-cell table:number-columns-repeated="247"/>
        </table:table-row>
        <table:table-row table:style-name="ro39">
          <table:table-cell table:style-name="ce821" office:value-type="string">
            <text:p>CHP only: Electrical conversion efficiency</text:p>
          </table:table-cell>
          <table:table-cell table:style-name="ce832" office:value-type="string">
            <text:p>-</text:p>
          </table:table-cell>
          <table:table-cell table:style-name="ce600" table:number-columns-repeated="5"/>
          <table:table-cell table:style-name="ce556" table:formula="oooc:=['Q1 GeneralData'.AF260]" office:value-type="float" office:value="0" table:number-columns-spanned="2" table:number-rows-spanned="1">
            <text:p>0</text:p>
          </table:table-cell>
          <table:covered-table-cell table:style-name="ce849"/>
          <table:table-cell table:number-columns-repeated="247"/>
        </table:table-row>
        <table:table-row table:style-name="ro56">
          <table:table-cell table:style-name="ce825" office:value-type="string">
            <text:p>Heat pumps only:</text:p>
          </table:table-cell>
          <table:table-cell table:style-name="ce832"/>
          <table:table-cell table:style-name="ce840"/>
          <table:table-cell table:style-name="ce600" table:number-columns-repeated="4"/>
          <table:table-cell table:style-name="ce556"/>
          <table:table-cell table:number-columns-repeated="248"/>
        </table:table-row>
        <table:table-row table:style-name="ro39">
          <table:table-cell table:style-name="ce827" office:value-type="string">
            <text:p>Low temperature heat source</text:p>
          </table:table-cell>
          <table:table-cell table:style-name="ce832" office:value-type="string">
            <text:p>-</text:p>
          </table:table-cell>
          <table:table-cell table:style-name="ce600" table:number-columns-repeated="5"/>
          <table:table-cell table:style-name="ce846" office:value-type="string" table:number-columns-spanned="2" table:number-rows-spanned="1">
            <text:p>If waste heat is used, indicate the process or equipment from which waste heat originates</text:p>
          </table:table-cell>
          <table:covered-table-cell table:style-name="ce849"/>
          <table:table-cell table:number-columns-repeated="247"/>
        </table:table-row>
        <table:table-row table:style-name="ro39">
          <table:table-cell table:style-name="ce828" office:value-type="string">
            <text:p>Temperature of heat source</text:p>
          </table:table-cell>
          <table:table-cell table:style-name="ce832" office:value-type="string">
            <text:p>ºC</text:p>
          </table:table-cell>
          <table:table-cell table:style-name="ce600" table:number-columns-repeated="5"/>
          <table:table-cell table:style-name="ce556" office:value-type="string" table:number-columns-spanned="2" table:number-rows-spanned="1">
            <text:p>Temperature of the medium entering the evaporator</text:p>
          </table:table-cell>
          <table:covered-table-cell table:style-name="ce748"/>
          <table:table-cell table:number-columns-repeated="247"/>
        </table:table-row>
        <table:table-row table:style-name="ro39">
          <table:table-cell table:style-name="ce828" office:value-type="string">
            <text:p>Temperature power input </text:p>
            <text:p>(thermal heat pumps only)</text:p>
          </table:table-cell>
          <table:table-cell table:style-name="ce834" office:value-type="string">
            <text:p>kW</text:p>
          </table:table-cell>
          <table:table-cell table:style-name="ce600" table:number-columns-repeated="5"/>
          <table:table-cell table:style-name="ce556" table:number-columns-spanned="2" table:number-rows-spanned="1"/>
          <table:covered-table-cell table:style-name="ce748"/>
          <table:table-cell table:number-columns-repeated="247"/>
        </table:table-row>
        <table:table-row table:style-name="ro39">
          <table:table-cell table:style-name="ce827" office:value-type="string">
            <text:p>Driving temperature</text:p>
            <text:p>(thermal heat pumps only)</text:p>
          </table:table-cell>
          <table:table-cell table:style-name="ce832" office:value-type="string">
            <text:p>ºC</text:p>
          </table:table-cell>
          <table:table-cell table:style-name="ce600" table:number-columns-repeated="5"/>
          <table:table-cell table:style-name="ce556" table:number-columns-spanned="2" table:number-rows-spanned="1"/>
          <table:covered-table-cell table:style-name="ce748"/>
          <table:table-cell table:number-columns-repeated="247"/>
        </table:table-row>
        <table:table-row table:style-name="ro39">
          <table:table-cell table:style-name="ce827" office:value-type="string">
            <text:p>Origin of high temperature heat source</text:p>
            <text:p>(thermal heat pumps only)</text:p>
          </table:table-cell>
          <table:table-cell table:style-name="ce832" office:value-type="string">
            <text:p>yes/no</text:p>
          </table:table-cell>
          <table:table-cell table:style-name="ce600" table:number-columns-repeated="5"/>
          <table:table-cell table:style-name="ce847" office:value-type="string" table:number-columns-spanned="2" table:number-rows-spanned="1">
            <text:p>Indicate if the circuit of the heat supply to generator is closed or opened (waste heat released to ambient)</text:p>
          </table:table-cell>
          <table:covered-table-cell table:style-name="ce748"/>
          <table:table-cell table:number-columns-repeated="247"/>
        </table:table-row>
        <table:table-row table:style-name="ro39" table:number-rows-repeated="4">
          <table:table-cell table:style-name="Default"/>
          <table:table-cell table:number-columns-repeated="6"/>
          <table:table-cell table:style-name="Default"/>
          <table:table-cell table:number-columns-repeated="248"/>
        </table:table-row>
        <table:table-row table:style-name="ro39">
          <table:table-cell table:style-name="Default"/>
          <table:table-cell table:number-columns-repeated="6"/>
          <table:table-cell table:style-name="Default"/>
          <table:table-cell table:style-name="ce849"/>
          <table:table-cell table:number-columns-repeated="247"/>
        </table:table-row>
        <table:table-row table:style-name="ro39" table:number-rows-repeated="4">
          <table:table-cell table:style-name="Default"/>
          <table:table-cell table:number-columns-repeated="6"/>
          <table:table-cell table:style-name="Default"/>
          <table:table-cell table:number-columns-repeated="248"/>
        </table:table-row>
        <table:table-row table:style-name="ro4">
          <table:table-cell table:number-columns-repeated="256"/>
        </table:table-row>
        <table:table-row table:style-name="ro39" table:number-rows-repeated="21">
          <table:table-cell table:style-name="Default"/>
          <table:table-cell table:number-columns-repeated="6"/>
          <table:table-cell table:style-name="Default"/>
          <table:table-cell table:number-columns-repeated="248"/>
        </table:table-row>
        <table:table-row table:style-name="ro58">
          <table:table-cell table:number-columns-repeated="5"/>
          <table:table-cell table:style-name="ce842" table:number-columns-repeated="2"/>
          <table:table-cell table:style-name="ce689"/>
          <table:table-cell table:number-columns-repeated="248"/>
        </table:table-row>
        <table:table-row table:style-name="ro59" table:number-rows-repeated="2">
          <table:table-cell table:number-columns-repeated="5"/>
          <table:table-cell table:style-name="ce842" table:number-columns-repeated="2"/>
          <table:table-cell table:style-name="ce689"/>
          <table:table-cell table:number-columns-repeated="248"/>
        </table:table-row>
        <table:table-row table:style-name="ro4" table:number-rows-repeated="65471">
          <table:table-cell table:number-columns-repeated="256"/>
        </table:table-row>
        <table:table-row table:style-name="ro4">
          <table:table-cell table:number-columns-repeated="256"/>
        </table:table-row>
      </table:table>
      <table:table table:name="Q4C_ColdGeneration" table:style-name="ta1" table:print="false">
        <table:table-column table:style-name="co65" table:default-cell-style-name="ce598"/>
        <table:table-column table:style-name="co66" table:default-cell-style-name="Default"/>
        <table:table-column table:style-name="co50" table:default-cell-style-name="Default"/>
        <table:table-column table:style-name="co67" table:default-cell-style-name="Default"/>
        <table:table-column table:style-name="co50" table:number-columns-repeated="3" table:default-cell-style-name="Default"/>
        <table:table-column table:style-name="co68" table:default-cell-style-name="ce639"/>
        <table:table-column table:style-name="co35" table:default-cell-style-name="Default"/>
        <table:table-column table:style-name="co48" table:default-cell-style-name="Default"/>
        <table:table-column table:style-name="co47" table:number-columns-repeated="246" table:default-cell-style-name="Default"/>
        <table:table-row table:style-name="ro38">
          <table:table-cell table:style-name="ce593" office:value-type="string">
            <text:p>EINSTEIN</text:p>
            <text:p>Expert system for an intelligent supply of thermal energy in industry</text:p>
            <text:p><text:span text:style-name="T23"/></text:p>
            <text:p><text:span text:style-name="T23">www.iee-einstein.org</text:span></text:p>
          </table:table-cell>
          <table:table-cell table:style-name="ce764"/>
          <table:table-cell table:style-name="ce756"/>
          <table:table-cell table:style-name="ce785"/>
          <table:table-cell table:style-name="ce794"/>
          <table:table-cell/>
          <table:table-cell table:style-name="ce628" office:value-type="string">
            <text:p>Generation of heat and cold</text:p>
          </table:table-cell>
          <table:table-cell table:style-name="ce628" office:value-type="float" office:value="4">
            <text:p>4</text:p>
          </table:table-cell>
          <table:table-cell table:style-name="ce806"/>
          <table:table-cell table:style-name="ce598" table:number-columns-repeated="2"/>
          <table:table-cell table:style-name="ce756"/>
          <table:table-cell table:number-columns-repeated="244"/>
        </table:table-row>
        <table:table-row table:style-name="ro54">
          <table:table-cell table:style-name="ce854" office:value-type="string" table:number-columns-spanned="2" table:number-rows-spanned="1">
            <text:p>data to be linked</text:p>
          </table:table-cell>
          <table:covered-table-cell table:style-name="ce765"/>
          <table:table-cell table:style-name="ce835" office:value-type="float" office:value="1" table:number-columns-spanned="1" table:number-rows-spanned="2">
            <text:p>1</text:p>
          </table:table-cell>
          <table:table-cell table:style-name="ce841" office:value-type="float" office:value="2" table:number-columns-spanned="1" table:number-rows-spanned="2">
            <text:p>2</text:p>
          </table:table-cell>
          <table:table-cell table:style-name="ce841" office:value-type="float" office:value="3" table:number-columns-spanned="1" table:number-rows-spanned="2">
            <text:p>3</text:p>
          </table:table-cell>
          <table:table-cell table:style-name="ce841" office:value-type="float" office:value="4" table:number-columns-spanned="1" table:number-rows-spanned="2">
            <text:p>4</text:p>
          </table:table-cell>
          <table:table-cell table:style-name="ce843" office:value-type="float" office:value="5" table:number-columns-spanned="1" table:number-rows-spanned="2">
            <text:p>5</text:p>
          </table:table-cell>
          <table:table-cell table:style-name="ce844" office:value-type="string" table:number-columns-spanned="2" table:number-rows-spanned="2">
            <text:p>General notes:</text:p>
            <text:p>1) If there are equipment units of the same type and they supply heat or cold to the same distribution line, they should be entered as a single column. The data for single unit is entered, and the number of the units of the same type is indicated.</text:p>
            <text:p>2) Equipment units of the same type, but supplying heat or cold to different distribution lines should be entered in different columns.</text:p>
            <text:p>3) For single equipment units supplying heat or cold to different distribution lines, the No. of the distribution lines should be enumerated separated with comma in the corresponding box.</text:p>
          </table:table-cell>
          <table:covered-table-cell table:style-name="ce848"/>
          <table:table-cell table:style-name="ce598" table:number-columns-repeated="247"/>
        </table:table-row>
        <table:table-row table:style-name="ro55">
          <table:table-cell table:style-name="ce820" office:value-type="string" table:number-columns-spanned="2" table:number-rows-spanned="1">
            <text:p>Common equipment parameters</text:p>
          </table:table-cell>
          <table:covered-table-cell table:style-name="ce831"/>
          <table:covered-table-cell table:style-name="ce835"/>
          <table:covered-table-cell table:number-columns-repeated="3" table:style-name="ce841"/>
          <table:covered-table-cell table:style-name="ce843"/>
          <table:covered-table-cell table:style-name="ce844"/>
          <table:covered-table-cell table:style-name="ce848"/>
          <table:table-cell table:style-name="ce598" table:number-columns-repeated="247"/>
        </table:table-row>
        <table:table-row table:style-name="ro39">
          <table:table-cell table:style-name="ce821" office:value-type="string">
            <text:p>Short name of equipment</text:p>
          </table:table-cell>
          <table:table-cell table:style-name="ce832" office:value-type="string">
            <text:p>-</text:p>
          </table:table-cell>
          <table:table-cell table:style-name="ce600" table:number-columns-repeated="2"/>
          <table:table-cell table:style-name="ce836" table:number-columns-repeated="3"/>
          <table:table-cell table:style-name="ce556" table:formula="oooc:=['Q2 EnergyConsumption'.AF248]" office:value-type="float" office:value="0" table:number-columns-spanned="2" table:number-rows-spanned="1">
            <text:p>0</text:p>
          </table:table-cell>
          <table:covered-table-cell table:style-name="ce849"/>
          <table:table-cell table:style-name="ce598" table:number-columns-repeated="247"/>
        </table:table-row>
        <table:table-row table:style-name="ro39">
          <table:table-cell table:style-name="ce821" office:value-type="string">
            <text:p>Manufacturer</text:p>
          </table:table-cell>
          <table:table-cell table:style-name="ce832" office:value-type="string">
            <text:p>-</text:p>
          </table:table-cell>
          <table:table-cell table:style-name="ce600" table:number-columns-repeated="5"/>
          <table:table-cell table:style-name="ce556" table:formula="oooc:=['Q2 EnergyConsumption'.AF249]" office:value-type="float" office:value="0" table:number-columns-spanned="2" table:number-rows-spanned="1">
            <text:p>0</text:p>
          </table:table-cell>
          <table:covered-table-cell table:style-name="ce850"/>
          <table:table-cell table:number-columns-repeated="247"/>
        </table:table-row>
        <table:table-row table:style-name="ro39">
          <table:table-cell table:style-name="ce821" office:value-type="string">
            <text:p>Year of <text:s/>manufacturing or/and installation?</text:p>
          </table:table-cell>
          <table:table-cell table:style-name="ce832" office:value-type="string">
            <text:p>-</text:p>
          </table:table-cell>
          <table:table-cell table:style-name="ce600" table:number-columns-repeated="5"/>
          <table:table-cell table:style-name="ce556" table:number-columns-spanned="2" table:number-rows-spanned="1"/>
          <table:covered-table-cell table:style-name="ce850"/>
          <table:table-cell table:number-columns-repeated="247"/>
        </table:table-row>
        <table:table-row table:style-name="ro39">
          <table:table-cell table:style-name="ce821" office:value-type="string">
            <text:p>Model</text:p>
          </table:table-cell>
          <table:table-cell table:style-name="ce832" office:value-type="string">
            <text:p>-</text:p>
          </table:table-cell>
          <table:table-cell table:style-name="ce600" table:number-columns-repeated="5"/>
          <table:table-cell table:style-name="ce556" table:number-columns-spanned="2" table:number-rows-spanned="1"/>
          <table:covered-table-cell table:style-name="ce850"/>
          <table:table-cell table:number-columns-repeated="247"/>
        </table:table-row>
        <table:table-row table:style-name="ro39">
          <table:table-cell table:style-name="ce821" office:value-type="string">
            <text:p>Type of equipment</text:p>
          </table:table-cell>
          <table:table-cell table:style-name="ce832" office:value-type="string">
            <text:p>-</text:p>
          </table:table-cell>
          <table:table-cell table:style-name="ce600" table:number-columns-repeated="5"/>
          <table:table-cell table:style-name="ce556" table:formula="oooc:=['Q2 EnergyConsumption'.AF252]" office:value-type="float" office:value="0" table:number-columns-spanned="2" table:number-rows-spanned="1">
            <office:annotation office:display="true" draw:style-name="gr2" draw:text-style-name="P2" svg:width="2.889cm" svg:height="1.799cm" svg:x="40.269cm" svg:y="7.783cm" draw:caption-point-x="-3.374cm" draw:caption-point-y="1.5cm">
              <dc:creator>SD</dc:creator>
              <dc:date>2008-02-19T00:00:00</dc:date>
              <text:p text:style-name="P1"><text:span text:style-name="T1">compressor out of here!</text:span></text:p>
              <text:p text:style-name="P1"><text:span text:style-name="T1">in: HP, abs HP</text:span></text:p>
            </office:annotation>
            <text:p>0</text:p>
          </table:table-cell>
          <table:covered-table-cell table:style-name="ce849"/>
          <table:table-cell table:number-columns-repeated="247"/>
        </table:table-row>
        <table:table-row table:style-name="ro39">
          <table:table-cell table:style-name="ce821" office:value-type="string">
            <text:p>Number of units of the same type</text:p>
          </table:table-cell>
          <table:table-cell table:style-name="ce832" office:value-type="string">
            <text:p>-</text:p>
          </table:table-cell>
          <table:table-cell table:style-name="ce600" table:number-columns-repeated="5"/>
          <table:table-cell table:style-name="ce556" table:number-columns-spanned="2" table:number-rows-spanned="1"/>
          <table:covered-table-cell table:style-name="ce849"/>
          <table:table-cell table:number-columns-repeated="247"/>
        </table:table-row>
        <table:table-row table:style-name="ro39">
          <table:table-cell table:style-name="ce827" office:value-type="string">
            <text:p>Nominal power (cold, output)</text:p>
          </table:table-cell>
          <table:table-cell table:style-name="ce834" office:value-type="string">
            <text:p>kW</text:p>
          </table:table-cell>
          <table:table-cell table:style-name="ce600" table:number-columns-repeated="5"/>
          <table:table-cell table:style-name="ce556" table:number-columns-spanned="2" table:number-rows-spanned="1"/>
          <table:covered-table-cell table:style-name="ce849"/>
          <table:table-cell table:number-columns-repeated="247"/>
        </table:table-row>
        <table:table-row table:style-name="ro39">
          <table:table-cell table:style-name="ce827" office:value-type="string">
            <text:p>Electrical power input</text:p>
          </table:table-cell>
          <table:table-cell table:style-name="ce832" office:value-type="string">
            <text:p>kW</text:p>
          </table:table-cell>
          <table:table-cell table:style-name="ce600" table:number-columns-repeated="5"/>
          <table:table-cell table:style-name="ce556" table:formula="oooc:=['Q2 EnergyConsumption'.AF258]" office:value-type="float" office:value="0" table:number-columns-spanned="2" table:number-rows-spanned="1">
            <text:p>0</text:p>
          </table:table-cell>
          <table:covered-table-cell/>
          <table:table-cell table:number-columns-repeated="247"/>
        </table:table-row>
        <table:table-row table:style-name="ro39">
          <table:table-cell table:style-name="ce827" office:value-type="string">
            <text:p>Thermal power input</text:p>
          </table:table-cell>
          <table:table-cell table:style-name="ce832" office:value-type="string">
            <text:p>kW</text:p>
          </table:table-cell>
          <table:table-cell table:style-name="ce600" table:number-columns-repeated="5"/>
          <table:table-cell table:style-name="ce556"/>
          <table:table-cell table:number-columns-repeated="248"/>
        </table:table-row>
        <table:table-row table:style-name="ro39">
          <table:table-cell table:style-name="ce827" office:value-type="string">
            <text:p>Driving temperature (thermal chillers only)</text:p>
          </table:table-cell>
          <table:table-cell table:style-name="ce832" office:value-type="string">
            <text:p>ºC</text:p>
          </table:table-cell>
          <table:table-cell table:style-name="ce600" table:number-columns-repeated="5"/>
          <table:table-cell table:style-name="ce556" table:number-columns-spanned="2" table:number-rows-spanned="1"/>
          <table:covered-table-cell table:style-name="ce748"/>
          <table:table-cell table:number-columns-repeated="247"/>
        </table:table-row>
        <table:table-row table:style-name="ro39">
          <table:table-cell table:style-name="ce828" office:value-type="string">
            <text:p><text:s/>Origin of high temperature heat source </text:p>
            <text:p>(thermal chillers only)</text:p>
          </table:table-cell>
          <table:table-cell table:style-name="ce832" office:value-type="string">
            <text:p>yes/no</text:p>
          </table:table-cell>
          <table:table-cell table:style-name="ce600" table:number-columns-repeated="5"/>
          <table:table-cell table:style-name="ce847" office:value-type="string" table:number-columns-spanned="2" table:number-rows-spanned="1">
            <text:p>Indicate if the circuit of the heat supply to generator is closed or opened (waste heat released to ambient)</text:p>
          </table:table-cell>
          <table:covered-table-cell table:style-name="ce748"/>
          <table:table-cell table:number-columns-repeated="247"/>
        </table:table-row>
        <table:table-row table:style-name="ro39">
          <table:table-cell table:style-name="ce827" office:value-type="string">
            <text:p>Mean overall conversion efficiency</text:p>
          </table:table-cell>
          <table:table-cell table:style-name="ce832" office:value-type="string">
            <text:p>-</text:p>
          </table:table-cell>
          <table:table-cell table:style-name="ce600" table:number-columns-repeated="5"/>
          <table:table-cell table:style-name="ce846" office:value-type="string" table:number-columns-spanned="2" table:number-rows-spanned="1">
            <text:p>conversion efficiency from electricity to cold (or heat to cold, in the case of thermal chillers)</text:p>
          </table:table-cell>
          <table:covered-table-cell table:style-name="ce849"/>
          <table:table-cell table:number-columns-repeated="247"/>
        </table:table-row>
        <table:table-row table:style-name="ro39">
          <table:table-cell table:style-name="ce821" office:value-type="string">
            <text:p>Mean utilisation factor (full capacity = 100%)</text:p>
          </table:table-cell>
          <table:table-cell table:style-name="ce832" office:value-type="string">
            <text:p>-</text:p>
          </table:table-cell>
          <table:table-cell table:style-name="ce600" table:number-columns-repeated="5"/>
          <table:table-cell table:style-name="ce556" table:formula="oooc:=['Q2 EnergyConsumption'.AF263]" office:value-type="float" office:value="0" table:number-columns-spanned="2" table:number-rows-spanned="1">
            <text:p>0</text:p>
          </table:table-cell>
          <table:covered-table-cell table:style-name="ce849"/>
          <table:table-cell table:number-columns-repeated="247"/>
        </table:table-row>
        <table:table-row table:style-name="ro39">
          <table:table-cell table:style-name="ce821" office:value-type="string">
            <text:p>Hours of operation per day</text:p>
          </table:table-cell>
          <table:table-cell table:style-name="ce832" office:value-type="string">
            <text:p>h/day</text:p>
          </table:table-cell>
          <table:table-cell table:style-name="ce600" table:number-columns-repeated="5"/>
          <table:table-cell table:style-name="ce556" table:number-columns-spanned="2" table:number-rows-spanned="1"/>
          <table:covered-table-cell table:style-name="ce849"/>
          <table:table-cell table:number-columns-repeated="247"/>
        </table:table-row>
        <table:table-row table:style-name="ro39">
          <table:table-cell table:style-name="ce821" office:value-type="string">
            <text:p>Days of operation per year</text:p>
          </table:table-cell>
          <table:table-cell table:style-name="ce832" office:value-type="string">
            <text:p>days / year</text:p>
          </table:table-cell>
          <table:table-cell table:style-name="ce600" table:number-columns-repeated="5"/>
          <table:table-cell table:style-name="ce556" table:number-columns-spanned="2" table:number-rows-spanned="1"/>
          <table:covered-table-cell table:style-name="ce849"/>
          <table:table-cell table:number-columns-repeated="247"/>
        </table:table-row>
        <table:table-row table:style-name="ro39">
          <table:table-cell table:style-name="ce855" office:value-type="string">
            <text:p>Heat or cold supplyed to the distribution line / branch (piping or duct) no.</text:p>
          </table:table-cell>
          <table:table-cell table:style-name="ce858" office:value-type="string">
            <text:p>-</text:p>
          </table:table-cell>
          <table:table-cell table:style-name="ce860" table:number-columns-repeated="2"/>
          <table:table-cell table:style-name="ce838" table:number-columns-repeated="3"/>
          <table:table-cell table:style-name="ce862" table:formula="oooc:=['Q2 EnergyConsumption'.AF267]" office:value-type="float" office:value="0" table:number-columns-spanned="2" table:number-rows-spanned="1">
            <text:p>0</text:p>
          </table:table-cell>
          <table:covered-table-cell table:style-name="ce865"/>
          <table:table-cell table:number-columns-repeated="247"/>
        </table:table-row>
        <table:table-row table:style-name="ro39">
          <table:table-cell table:style-name="ce856" office:value-type="string">
            <text:p>Destination of waste heat</text:p>
          </table:table-cell>
          <table:table-cell table:style-name="ce834"/>
          <table:table-cell/>
          <table:table-cell table:style-name="ce600" table:number-columns-repeated="4"/>
          <table:table-cell table:style-name="ce863" office:value-type="string" table:number-columns-spanned="2" table:number-rows-spanned="1">
            <text:p>If applies, specify heat exchanger where waste heat is used</text:p>
          </table:table-cell>
          <table:covered-table-cell table:style-name="ce866"/>
          <table:table-cell table:number-columns-repeated="247"/>
        </table:table-row>
        <table:table-row table:style-name="ro39">
          <table:table-cell table:style-name="ce857" office:value-type="string">
            <text:p>Temperature of re-cooling</text:p>
          </table:table-cell>
          <table:table-cell table:style-name="ce859" office:value-type="string">
            <text:p>ºC</text:p>
          </table:table-cell>
          <table:table-cell table:style-name="ce861" table:number-columns-repeated="5"/>
          <table:table-cell table:style-name="ce864" office:value-type="string" table:number-columns-spanned="2" table:number-rows-spanned="1">
            <text:p>Outlet temperature of cooling water or hot air stream</text:p>
          </table:table-cell>
          <table:covered-table-cell table:style-name="ce867"/>
          <table:table-cell table:number-columns-repeated="247"/>
        </table:table-row>
        <table:table-row table:style-name="ro39" table:number-rows-repeated="6">
          <table:table-cell table:style-name="Default"/>
          <table:table-cell table:number-columns-repeated="6"/>
          <table:table-cell table:style-name="Default"/>
          <table:table-cell table:number-columns-repeated="248"/>
        </table:table-row>
        <table:table-row table:style-name="ro39">
          <table:table-cell table:style-name="Default"/>
          <table:table-cell table:number-columns-repeated="6"/>
          <table:table-cell table:style-name="Default"/>
          <table:table-cell table:style-name="ce849"/>
          <table:table-cell table:number-columns-repeated="247"/>
        </table:table-row>
        <table:table-row table:style-name="ro39" table:number-rows-repeated="4">
          <table:table-cell table:style-name="Default"/>
          <table:table-cell table:number-columns-repeated="6"/>
          <table:table-cell table:style-name="Default"/>
          <table:table-cell table:number-columns-repeated="248"/>
        </table:table-row>
        <table:table-row table:style-name="ro4">
          <table:table-cell table:number-columns-repeated="256"/>
        </table:table-row>
        <table:table-row table:style-name="ro39" table:number-rows-repeated="21">
          <table:table-cell table:style-name="Default"/>
          <table:table-cell table:number-columns-repeated="6"/>
          <table:table-cell table:style-name="Default"/>
          <table:table-cell table:number-columns-repeated="248"/>
        </table:table-row>
        <table:table-row table:style-name="ro58">
          <table:table-cell table:number-columns-repeated="5"/>
          <table:table-cell table:style-name="ce842" table:number-columns-repeated="2"/>
          <table:table-cell table:style-name="ce689"/>
          <table:table-cell table:number-columns-repeated="248"/>
        </table:table-row>
        <table:table-row table:style-name="ro59" table:number-rows-repeated="2">
          <table:table-cell table:number-columns-repeated="5"/>
          <table:table-cell table:style-name="ce842" table:number-columns-repeated="2"/>
          <table:table-cell table:style-name="ce689"/>
          <table:table-cell table:number-columns-repeated="248"/>
        </table:table-row>
        <table:table-row table:style-name="ro4" table:number-rows-repeated="65478">
          <table:table-cell table:number-columns-repeated="256"/>
        </table:table-row>
        <table:table-row table:style-name="ro4">
          <table:table-cell table:number-columns-repeated="256"/>
        </table:table-row>
      </table:table>
      <table:table table:name="Q5_Distribution" table:style-name="ta1" table:print-ranges="Q5_Distribution.A1:Q5_Distribution.I21">
        <table:table-column table:style-name="co49" table:default-cell-style-name="ce598"/>
        <table:table-column table:style-name="co45" table:default-cell-style-name="Default"/>
        <table:table-column table:style-name="co69" table:default-cell-style-name="ce784"/>
        <table:table-column table:style-name="co50" table:number-columns-repeated="4" table:default-cell-style-name="Default"/>
        <table:table-column table:style-name="co68" table:default-cell-style-name="ce639"/>
        <table:table-column table:style-name="co35" table:default-cell-style-name="Default"/>
        <table:table-column table:style-name="co48" table:default-cell-style-name="Default"/>
        <table:table-column table:style-name="co47" table:number-columns-repeated="246" table:default-cell-style-name="Default"/>
        <table:table-row table:style-name="ro38">
          <table:table-cell table:style-name="ce593" office:value-type="string">
            <text:p>EINSTEIN</text:p>
            <text:p>Expert system for an intelligent supply of thermal energy in industry</text:p>
            <text:p><text:span text:style-name="T23"/></text:p>
            <text:p><text:span text:style-name="T23">www.iee-einstein.org</text:span></text:p>
          </table:table-cell>
          <table:table-cell table:style-name="ce764"/>
          <table:table-cell table:style-name="ce772"/>
          <table:table-cell table:style-name="ce785"/>
          <table:table-cell table:style-name="ce794"/>
          <table:table-cell/>
          <table:table-cell table:style-name="ce628" office:value-type="string">
            <text:p>Distribution of heat and cold</text:p>
          </table:table-cell>
          <table:table-cell table:style-name="ce628" office:value-type="float" office:value="5">
            <text:p>5</text:p>
          </table:table-cell>
          <table:table-cell table:style-name="ce806"/>
          <table:table-cell table:style-name="ce598" table:number-columns-repeated="2"/>
          <table:table-cell table:style-name="ce756"/>
          <table:table-cell table:number-columns-repeated="244"/>
        </table:table-row>
        <table:table-row table:style-name="ro39">
          <table:table-cell table:style-name="ce757" table:formula="oooc:=[ParameterList.T332]" office:value-type="string" office:string-value="Distribution of heat/cold" table:number-columns-spanned="2" table:number-rows-spanned="1">
            <text:p>Distribution of heat/cold</text:p>
          </table:table-cell>
          <table:covered-table-cell table:style-name="ce765"/>
          <table:table-cell table:style-name="ce773" office:value-type="float" office:value="1">
            <text:p>1</text:p>
          </table:table-cell>
          <table:table-cell table:style-name="ce773" office:value-type="float" office:value="2">
            <text:p>2</text:p>
          </table:table-cell>
          <table:table-cell table:style-name="ce773" office:value-type="float" office:value="3">
            <text:p>3</text:p>
          </table:table-cell>
          <table:table-cell table:style-name="ce773" office:value-type="float" office:value="4">
            <text:p>4</text:p>
          </table:table-cell>
          <table:table-cell table:style-name="ce773" office:value-type="float" office:value="5">
            <text:p>5</text:p>
          </table:table-cell>
          <table:table-cell table:style-name="ce800" table:formula="oooc:=[ParameterList.AF332]" office:value-type="string" office:string-value="Attach a simplified scheme of the hydraulic system of processing and distribution of heat/cold" table:number-columns-spanned="2" table:number-rows-spanned="1">
            <text:p>Attach a simplified scheme of the hydraulic system of processing and distribution of heat/cold</text:p>
          </table:table-cell>
          <table:covered-table-cell table:style-name="ce874"/>
          <table:table-cell table:style-name="ce598" table:number-columns-repeated="247"/>
        </table:table-row>
        <table:table-row table:style-name="ro39">
          <table:table-cell table:style-name="ce671" table:formula="oooc:=[ParameterList.T333]" office:value-type="string" office:string-value="name of the branch / distribution system">
            <text:p>name of the branch / distribution system</text:p>
          </table:table-cell>
          <table:table-cell table:style-name="ce868" table:formula="oooc:=[ParameterList.AR333]" office:value-type="string" office:string-value="-">
            <text:p>-</text:p>
          </table:table-cell>
          <table:table-cell table:style-name="ce607" table:number-columns-repeated="5"/>
          <table:table-cell table:style-name="ce556" table:formula="oooc:=[ParameterList.AF333]" office:value-type="string" office:string-value="Give some brief name or number of the distribution tube consistent with the hydraulic scheme " table:number-columns-spanned="2" table:number-rows-spanned="1">
            <text:p>Give some brief name or number of the distribution tube consistent with the hydraulic scheme </text:p>
          </table:table-cell>
          <table:covered-table-cell table:style-name="ce849"/>
          <table:table-cell table:number-columns-repeated="247"/>
        </table:table-row>
        <table:table-row table:style-name="ro39">
          <table:table-cell table:style-name="ce671" table:formula="oooc:=[ParameterList.T335]" office:value-type="string" office:string-value="heat or cold distribution medium">
            <text:p>heat or cold distribution medium</text:p>
          </table:table-cell>
          <table:table-cell table:style-name="ce868" table:formula="oooc:=[ParameterList.AR335]" office:value-type="string" office:string-value="-">
            <text:p>-</text:p>
          </table:table-cell>
          <table:table-cell table:style-name="ce691"/>
          <table:table-cell table:style-name="ce600" table:number-columns-repeated="4"/>
          <table:table-cell table:style-name="ce556" table:formula="oooc:=[ParameterList.AF335]" office:value-type="string" office:string-value="e.g air for drying process, vapour, hot water, refrigerant,...." table:number-columns-spanned="2" table:number-rows-spanned="1">
            <text:p>e.g air for drying process, vapour, hot water, refrigerant,....</text:p>
          </table:table-cell>
          <table:covered-table-cell table:style-name="ce849"/>
          <table:table-cell table:number-columns-repeated="247"/>
        </table:table-row>
        <table:table-row table:style-name="ro39">
          <table:table-cell table:style-name="ce671" table:formula="oooc:=[ParameterList.T336]" office:value-type="string" office:string-value="nominal production or circulation rate (specify units)">
            <text:p>nominal production or circulation rate (specify units)</text:p>
          </table:table-cell>
          <table:table-cell table:style-name="ce869" table:formula="oooc:=[ParameterList.AR336]" office:value-type="string" office:string-value="m³/h kg/h">
            <text:p>m³/h kg/h</text:p>
          </table:table-cell>
          <table:table-cell table:style-name="ce691"/>
          <table:table-cell table:style-name="ce600" table:number-columns-repeated="4"/>
          <table:table-cell table:style-name="ce556" table:number-columns-spanned="2" table:number-rows-spanned="1"/>
          <table:covered-table-cell table:style-name="ce849"/>
          <table:table-cell table:number-columns-repeated="247"/>
        </table:table-row>
        <table:table-row table:style-name="ro39">
          <table:table-cell table:style-name="ce671" table:formula="oooc:=[ParameterList.T337]" office:value-type="string" office:string-value="outlet temperature (to distribution)">
            <text:p>outlet temperature (to distribution)</text:p>
          </table:table-cell>
          <table:table-cell table:style-name="ce869" table:formula="oooc:=[ParameterList.AR337]" office:value-type="string" office:string-value="°C">
            <text:p>°C</text:p>
          </table:table-cell>
          <table:table-cell table:style-name="ce691"/>
          <table:table-cell table:style-name="ce600" table:number-columns-repeated="4"/>
          <table:table-cell table:style-name="ce556" table:formula="oooc:=[ParameterList.AF337]" office:value-type="string" office:string-value="Temperature of supply medium from equipment" table:number-columns-spanned="2" table:number-rows-spanned="1">
            <text:p>Temperature of supply medium from equipment</text:p>
          </table:table-cell>
          <table:covered-table-cell table:style-name="ce849"/>
          <table:table-cell table:number-columns-repeated="247"/>
        </table:table-row>
        <table:table-row table:style-name="ro39">
          <table:table-cell table:style-name="ce671" table:formula="oooc:=[ParameterList.T338]" office:value-type="string" office:string-value="return temperature (from distribution)">
            <text:p>return temperature (from distribution)</text:p>
          </table:table-cell>
          <table:table-cell table:style-name="ce869" table:formula="oooc:=[ParameterList.AR338]" office:value-type="string" office:string-value="°C">
            <text:p>°C</text:p>
          </table:table-cell>
          <table:table-cell table:style-name="ce691"/>
          <table:table-cell table:style-name="ce600" table:number-columns-repeated="4"/>
          <table:table-cell table:style-name="ce556" table:formula="oooc:=[ParameterList.AF338]" office:value-type="string" office:string-value="Temperature of return of the supply medium from distribution (return temperature of condensate in a vepour system)" table:number-columns-spanned="2" table:number-rows-spanned="1">
            <text:p>Temperature of return of the supply medium from distribution (return temperature of condensate in a vepour system)</text:p>
          </table:table-cell>
          <table:covered-table-cell table:style-name="ce849"/>
          <table:table-cell table:number-columns-repeated="247"/>
        </table:table-row>
        <table:table-row table:style-name="ro39">
          <table:table-cell table:style-name="ce671" table:formula="oooc:=[ParameterList.T339]" office:value-type="string" office:string-value="Percentage of recirculation">
            <text:p>Percentage of recirculation</text:p>
          </table:table-cell>
          <table:table-cell table:style-name="ce869" table:formula="oooc:=[ParameterList.AR339]" office:value-type="string" office:string-value="%">
            <text:p>%</text:p>
          </table:table-cell>
          <table:table-cell table:style-name="ce691"/>
          <table:table-cell table:style-name="ce600" table:number-columns-repeated="4"/>
          <table:table-cell table:style-name="ce556" table:formula="oooc:=[ParameterList.AF339]" office:value-type="string" office:string-value="Specify the percentage of recirculation of the heat/cold supply medium (100% = totally closed circuit)" table:number-columns-spanned="2" table:number-rows-spanned="1">
            <text:p>Specify the percentage of recirculation of the heat/cold supply medium (100% = totally closed circuit)</text:p>
          </table:table-cell>
          <table:covered-table-cell table:style-name="ce849"/>
          <table:table-cell table:number-columns-repeated="247"/>
        </table:table-row>
        <table:table-row table:style-name="ro39">
          <table:table-cell table:style-name="ce671" table:formula="oooc:=[ParameterList.T340]" office:value-type="string" office:string-value="feed-up in open circuit">
            <text:p>feed-up in open circuit</text:p>
          </table:table-cell>
          <table:table-cell table:style-name="ce869" table:formula="oooc:=[ParameterList.AR340]" office:value-type="string" office:string-value="°C">
            <text:p>°C</text:p>
          </table:table-cell>
          <table:table-cell table:style-name="ce691"/>
          <table:table-cell table:style-name="ce600" table:number-columns-repeated="4"/>
          <table:table-cell table:style-name="ce556" table:formula="oooc:=[ParameterList.AF340]" office:value-type="string" office:string-value="Temperature of medium of distribution of heat/cold entering in open circuit (e.g. temperature of water entering from network....)" table:number-columns-spanned="2" table:number-rows-spanned="1">
            <text:p>Temperature of medium of distribution of heat/cold entering in open circuit (e.g. temperature of water entering from network....)</text:p>
          </table:table-cell>
          <table:covered-table-cell table:style-name="ce849"/>
          <table:table-cell table:number-columns-repeated="247"/>
        </table:table-row>
        <table:table-row table:style-name="ro39">
          <table:table-cell table:style-name="ce671" table:formula="oooc:=[ParameterList.T341]" office:value-type="string" office:string-value="pressure of heat or cold distribution medium">
            <text:p>pressure of heat or cold distribution medium</text:p>
          </table:table-cell>
          <table:table-cell table:style-name="ce869" table:formula="oooc:=[ParameterList.AR341]" office:value-type="string" office:string-value="bar">
            <text:p>bar</text:p>
          </table:table-cell>
          <table:table-cell table:style-name="ce691"/>
          <table:table-cell table:style-name="ce600" table:number-columns-repeated="4"/>
          <table:table-cell table:style-name="ce556" table:formula="oooc:=[ParameterList.AF341]" office:value-type="string" office:string-value="Working pressure for the heat/cold supply medium" table:number-columns-spanned="2" table:number-rows-spanned="1">
            <text:p>Working pressure for the heat/cold supply medium</text:p>
          </table:table-cell>
          <table:covered-table-cell table:style-name="ce849"/>
          <table:table-cell table:number-columns-repeated="247"/>
        </table:table-row>
        <table:table-row table:style-name="ro39">
          <table:table-cell table:style-name="ce671" table:formula="oooc:=[ParameterList.T342]" office:value-type="string" office:string-value="percentage of condensate recovery (steam boilers only)">
            <text:p>percentage of condensate recovery (steam boilers only)</text:p>
          </table:table-cell>
          <table:table-cell table:style-name="ce869" table:formula="oooc:=[ParameterList.AR342]" office:value-type="string" office:string-value="%">
            <text:p>%</text:p>
          </table:table-cell>
          <table:table-cell table:style-name="ce691"/>
          <table:table-cell table:style-name="ce600" table:number-columns-repeated="4"/>
          <table:table-cell table:style-name="ce556" table:number-columns-spanned="2" table:number-rows-spanned="1"/>
          <table:covered-table-cell table:style-name="ce849"/>
          <table:table-cell table:number-columns-repeated="247"/>
        </table:table-row>
        <table:table-row table:style-name="ro39">
          <table:table-cell table:style-name="ce671" table:formula="oooc:=[ParameterList.T343]" office:value-type="string" office:string-value="total length of distribution piping or ducts (one way)">
            <text:p>total length of distribution piping or ducts (one way)</text:p>
          </table:table-cell>
          <table:table-cell table:style-name="ce869" table:formula="oooc:=[ParameterList.AR343]" office:value-type="string" office:string-value="m ">
            <text:p>m </text:p>
          </table:table-cell>
          <table:table-cell table:style-name="ce691"/>
          <table:table-cell table:style-name="ce600" table:number-columns-repeated="4"/>
          <table:table-cell table:style-name="ce556" table:number-columns-spanned="2" table:number-rows-spanned="1"/>
          <table:covered-table-cell table:style-name="ce849"/>
          <table:table-cell table:number-columns-repeated="247"/>
        </table:table-row>
        <table:table-row table:style-name="ro39">
          <table:table-cell table:style-name="ce671" table:formula="oooc:=[ParameterList.T344]" office:value-type="string" office:string-value="total coefficient of heat losses for piping or ducts">
            <text:p>total coefficient of heat losses for piping or ducts</text:p>
          </table:table-cell>
          <table:table-cell table:style-name="ce869" table:formula="oooc:=[ParameterList.AR344]" office:value-type="string" office:string-value="kW/K">
            <text:p>kW/K</text:p>
          </table:table-cell>
          <table:table-cell table:style-name="ce691"/>
          <table:table-cell table:style-name="ce600" table:number-columns-repeated="4"/>
          <table:table-cell table:style-name="ce556" table:number-columns-spanned="2" table:number-rows-spanned="1"/>
          <table:covered-table-cell table:style-name="ce849"/>
          <table:table-cell table:number-columns-repeated="247"/>
        </table:table-row>
        <table:table-row table:style-name="ro39">
          <table:table-cell table:style-name="ce671" table:formula="oooc:=[ParameterList.T345]" office:value-type="string" office:string-value="mean pipe diameter">
            <text:p>mean pipe diameter</text:p>
          </table:table-cell>
          <table:table-cell table:style-name="ce869" table:formula="oooc:=[ParameterList.AR345]" office:value-type="string" office:string-value="mm">
            <text:p>mm</text:p>
          </table:table-cell>
          <table:table-cell table:style-name="ce691"/>
          <table:table-cell table:style-name="ce600" table:number-columns-repeated="4"/>
          <table:table-cell table:style-name="ce556" table:number-columns-spanned="2" table:number-rows-spanned="1"/>
          <table:covered-table-cell table:style-name="ce849"/>
          <table:table-cell table:number-columns-repeated="247"/>
        </table:table-row>
        <table:table-row table:style-name="ro39">
          <table:table-cell table:style-name="ce671" table:formula="oooc:=[ParameterList.T346]" office:value-type="string" office:string-value="insulation thickness">
            <text:p>insulation thickness</text:p>
          </table:table-cell>
          <table:table-cell table:style-name="ce869" table:formula="oooc:=[ParameterList.AR346]" office:value-type="string" office:string-value="mm">
            <text:p>mm</text:p>
          </table:table-cell>
          <table:table-cell table:style-name="ce691"/>
          <table:table-cell table:style-name="ce600" table:number-columns-repeated="4"/>
          <table:table-cell table:style-name="ce556" table:number-columns-spanned="2" table:number-rows-spanned="1"/>
          <table:covered-table-cell table:style-name="ce849"/>
          <table:table-cell table:number-columns-repeated="247"/>
        </table:table-row>
        <table:table-row table:style-name="ro39">
          <table:table-cell table:style-name="ce759" table:formula="oooc:=[ParameterList.T347]" office:value-type="string" office:string-value="Storage">
            <text:p>Storage</text:p>
          </table:table-cell>
          <table:table-cell table:style-name="ce870"/>
          <table:table-cell table:style-name="ce871"/>
          <table:table-cell table:style-name="ce873" table:number-columns-repeated="4"/>
          <table:table-cell table:style-name="ce556" table:number-columns-spanned="2" table:number-rows-spanned="1"/>
          <table:covered-table-cell table:style-name="ce849"/>
          <table:table-cell table:number-columns-repeated="247"/>
        </table:table-row>
        <table:table-row table:style-name="ro39">
          <table:table-cell table:style-name="ce671" table:formula="oooc:=[ParameterList.T349]" office:value-type="string" office:string-value="number and type of the storage units ">
            <text:p>number and type of the storage units </text:p>
          </table:table-cell>
          <table:table-cell table:style-name="ce869" table:formula="oooc:=[ParameterList.AR349]" office:value-type="string" office:string-value="-">
            <text:p>-</text:p>
          </table:table-cell>
          <table:table-cell table:style-name="ce691"/>
          <table:table-cell table:style-name="ce600" table:number-columns-repeated="4"/>
          <table:table-cell table:style-name="ce556" table:number-columns-spanned="2" table:number-rows-spanned="1"/>
          <table:covered-table-cell table:style-name="ce849"/>
          <table:table-cell table:number-columns-repeated="247"/>
        </table:table-row>
        <table:table-row table:style-name="ro39">
          <table:table-cell table:style-name="ce671" table:formula="oooc:=[ParameterList.T350]" office:value-type="string" office:string-value="volume of the storage">
            <text:p>volume of the storage</text:p>
          </table:table-cell>
          <table:table-cell table:style-name="ce869" table:formula="oooc:=[ParameterList.AR350]" office:value-type="string" office:string-value="m³ ">
            <text:p>m³ </text:p>
          </table:table-cell>
          <table:table-cell table:style-name="ce691"/>
          <table:table-cell table:style-name="ce600" table:number-columns-repeated="4"/>
          <table:table-cell table:style-name="ce556" table:number-columns-spanned="2" table:number-rows-spanned="1"/>
          <table:covered-table-cell table:style-name="ce849"/>
          <table:table-cell table:number-columns-repeated="247"/>
        </table:table-row>
        <table:table-row table:style-name="ro39">
          <table:table-cell table:style-name="ce671" table:formula="oooc:=[ParameterList.T351]" office:value-type="string" office:string-value="medium of heat storage">
            <text:p>medium of heat storage</text:p>
          </table:table-cell>
          <table:table-cell table:style-name="ce869" table:formula="oooc:=[ParameterList.AR351]" office:value-type="string" office:string-value="-">
            <text:p>-</text:p>
          </table:table-cell>
          <table:table-cell table:style-name="ce691"/>
          <table:table-cell table:style-name="ce600" table:number-columns-repeated="4"/>
          <table:table-cell table:style-name="ce556" table:number-columns-spanned="2" table:number-rows-spanned="1"/>
          <table:covered-table-cell table:style-name="ce849"/>
          <table:table-cell table:number-columns-repeated="247"/>
        </table:table-row>
        <table:table-row table:style-name="ro39">
          <table:table-cell table:style-name="ce671" table:formula="oooc:=[ParameterList.T352]" office:value-type="string" office:string-value="pressure of heat storage medium">
            <text:p>pressure of heat storage medium</text:p>
          </table:table-cell>
          <table:table-cell table:style-name="ce869" table:formula="oooc:=[ParameterList.AR352]" office:value-type="string" office:string-value="bar">
            <text:p>bar</text:p>
          </table:table-cell>
          <table:table-cell table:style-name="ce691"/>
          <table:table-cell table:style-name="ce600" table:number-columns-repeated="4"/>
          <table:table-cell table:style-name="ce556" table:number-columns-spanned="2" table:number-rows-spanned="1"/>
          <table:covered-table-cell table:style-name="ce849"/>
          <table:table-cell table:number-columns-repeated="247"/>
        </table:table-row>
        <table:table-row table:style-name="ro39">
          <table:table-cell table:style-name="ce596" table:formula="oooc:=[ParameterList.T353]" office:value-type="string" office:string-value="maximum temperature of the storage ">
            <text:p>maximum temperature of the storage </text:p>
          </table:table-cell>
          <table:table-cell table:style-name="ce618" table:formula="oooc:=[ParameterList.AR353]" office:value-type="string" office:string-value="°C">
            <text:p>°C</text:p>
          </table:table-cell>
          <table:table-cell table:style-name="ce872"/>
          <table:table-cell table:style-name="ce601" table:number-columns-repeated="4"/>
          <table:table-cell table:style-name="ce731" table:number-columns-spanned="2" table:number-rows-spanned="1"/>
          <table:covered-table-cell table:style-name="ce851"/>
          <table:table-cell table:number-columns-repeated="247"/>
        </table:table-row>
        <table:table-row table:style-name="ro4" table:number-rows-repeated="65514">
          <table:table-cell table:number-columns-repeated="256"/>
        </table:table-row>
        <table:table-row table:style-name="ro4">
          <table:table-cell table:number-columns-repeated="256"/>
        </table:table-row>
      </table:table>
      <table:table table:name="Q5b_HeatRecovery" table:style-name="ta1" table:print-ranges="Q5b_HeatRecovery.A1:Q5b_HeatRecovery.I30">
        <table:table-column table:style-name="co49" table:default-cell-style-name="ce598"/>
        <table:table-column table:style-name="co45" table:default-cell-style-name="Default"/>
        <table:table-column table:style-name="co69" table:default-cell-style-name="ce784"/>
        <table:table-column table:style-name="co50" table:number-columns-repeated="4" table:default-cell-style-name="Default"/>
        <table:table-column table:style-name="co68" table:default-cell-style-name="ce639"/>
        <table:table-column table:style-name="co70" table:default-cell-style-name="Default"/>
        <table:table-column table:style-name="co48" table:default-cell-style-name="Default"/>
        <table:table-column table:style-name="co47" table:number-columns-repeated="246" table:default-cell-style-name="Default"/>
        <table:table-row table:style-name="ro38">
          <table:table-cell table:style-name="ce593" office:value-type="string">
            <text:p>EINSTEIN</text:p>
            <text:p>Expert system for an intelligent supply of thermal energy in industry</text:p>
            <text:p><text:span text:style-name="T23"/></text:p>
            <text:p><text:span text:style-name="T23">www.iee-einstein.org</text:span></text:p>
          </table:table-cell>
          <table:table-cell table:style-name="ce764"/>
          <table:table-cell table:style-name="ce772"/>
          <table:table-cell table:style-name="ce785"/>
          <table:table-cell table:style-name="ce794"/>
          <table:table-cell/>
          <table:table-cell table:style-name="ce628" office:value-type="string">
            <text:p>Heat recovery</text:p>
          </table:table-cell>
          <table:table-cell table:style-name="ce628" office:value-type="float" office:value="5">
            <text:p>5</text:p>
          </table:table-cell>
          <table:table-cell table:style-name="ce806"/>
          <table:table-cell table:style-name="ce598" table:number-columns-repeated="2"/>
          <table:table-cell table:style-name="ce756"/>
          <table:table-cell table:number-columns-repeated="244"/>
        </table:table-row>
        <table:table-row table:style-name="ro39">
          <table:table-cell table:style-name="ce757" office:value-type="string" table:number-columns-spanned="2" table:number-rows-spanned="1">
            <text:p>Heat exchanger no.</text:p>
          </table:table-cell>
          <table:covered-table-cell table:style-name="ce765"/>
          <table:table-cell table:style-name="ce773" office:value-type="float" office:value="1">
            <text:p>1</text:p>
          </table:table-cell>
          <table:table-cell table:style-name="ce773" office:value-type="float" office:value="2">
            <text:p>2</text:p>
          </table:table-cell>
          <table:table-cell table:style-name="ce773" office:value-type="float" office:value="3">
            <text:p>3</text:p>
          </table:table-cell>
          <table:table-cell table:style-name="ce773" office:value-type="float" office:value="4">
            <text:p>4</text:p>
          </table:table-cell>
          <table:table-cell table:style-name="ce773" office:value-type="float" office:value="5">
            <text:p>5</text:p>
          </table:table-cell>
          <table:table-cell table:style-name="ce800" table:number-columns-spanned="2" table:number-rows-spanned="1"/>
          <table:covered-table-cell table:style-name="ce874"/>
          <table:table-cell table:style-name="ce598" table:number-columns-repeated="247"/>
        </table:table-row>
        <table:table-row table:style-name="ro39">
          <table:table-cell table:style-name="ce875" office:value-type="string">
            <text:p>Short name of heat exchanger</text:p>
          </table:table-cell>
          <table:table-cell table:style-name="ce765"/>
          <table:table-cell table:style-name="ce880" table:number-columns-repeated="5"/>
          <table:table-cell table:style-name="ce800" office:value-type="string" table:number-columns-spanned="2" table:number-rows-spanned="1">
            <text:p>give a short name of the equipment</text:p>
          </table:table-cell>
          <table:covered-table-cell table:style-name="ce874"/>
          <table:table-cell table:style-name="ce598" table:number-columns-repeated="247"/>
        </table:table-row>
        <table:table-row table:style-name="ro39">
          <table:table-cell table:style-name="ce671" office:value-type="string">
            <text:p>Heat exchanger type</text:p>
          </table:table-cell>
          <table:table-cell table:style-name="ce868" office:value-type="string">
            <text:p>-</text:p>
          </table:table-cell>
          <table:table-cell table:style-name="ce607" table:number-columns-repeated="5"/>
          <table:table-cell table:style-name="ce556" office:value-type="string" table:number-columns-spanned="2" table:number-rows-spanned="1">
            <text:p>Specify the type of heat exchanger, e.g. shell-and-tube, plate, fin-and-tube, ...</text:p>
          </table:table-cell>
          <table:covered-table-cell table:style-name="ce849"/>
          <table:table-cell table:number-columns-repeated="247"/>
        </table:table-row>
        <table:table-row table:style-name="ro39">
          <table:table-cell table:style-name="ce671" office:value-type="string">
            <text:p>Heat transfer rate</text:p>
          </table:table-cell>
          <table:table-cell table:style-name="ce869" office:value-type="string">
            <text:p>kW</text:p>
          </table:table-cell>
          <table:table-cell table:style-name="ce607" table:number-columns-repeated="5"/>
          <table:table-cell table:style-name="ce556" table:number-columns-spanned="2" table:number-rows-spanned="1"/>
          <table:covered-table-cell table:style-name="ce849"/>
          <table:table-cell table:number-columns-repeated="247"/>
        </table:table-row>
        <table:table-row table:style-name="ro39">
          <table:table-cell table:style-name="ce671" office:value-type="string">
            <text:p>Log. Mean Temperature Diff. (LMTD)</text:p>
          </table:table-cell>
          <table:table-cell table:style-name="ce869" office:value-type="string">
            <text:p>K</text:p>
          </table:table-cell>
          <table:table-cell table:style-name="ce691"/>
          <table:table-cell table:style-name="ce600" table:number-columns-repeated="4"/>
          <table:table-cell table:style-name="ce556" table:number-columns-spanned="2" table:number-rows-spanned="1"/>
          <table:covered-table-cell table:style-name="ce849"/>
          <table:table-cell table:number-columns-repeated="247"/>
        </table:table-row>
        <table:table-row table:style-name="ro39">
          <table:table-cell table:style-name="ce671" office:value-type="string">
            <text:p>Total heat transfered</text:p>
          </table:table-cell>
          <table:table-cell table:style-name="ce869" office:value-type="string">
            <text:p>MWh </text:p>
          </table:table-cell>
          <table:table-cell table:style-name="ce691"/>
          <table:table-cell table:style-name="ce600" table:number-columns-repeated="4"/>
          <table:table-cell table:style-name="ce556" table:number-columns-spanned="2" table:number-rows-spanned="1"/>
          <table:covered-table-cell table:style-name="ce849"/>
          <table:table-cell table:number-columns-repeated="247"/>
        </table:table-row>
        <table:table-row table:style-name="ro39">
          <table:table-cell table:style-name="ce671" office:value-type="string">
            <text:p>Heat source</text:p>
          </table:table-cell>
          <table:table-cell table:style-name="ce869" office:value-type="string">
            <text:p>-</text:p>
          </table:table-cell>
          <table:table-cell table:style-name="ce695"/>
          <table:table-cell table:style-name="ce600" table:number-columns-repeated="4"/>
          <table:table-cell table:style-name="ce556" office:value-type="string" table:number-columns-spanned="2" table:number-rows-spanned="1">
            <text:p>Indicate: Process, Equipment, Distribution line, Compressor, Electric motor, together with its number</text:p>
          </table:table-cell>
          <table:covered-table-cell table:style-name="ce849"/>
          <table:table-cell table:number-columns-repeated="247"/>
        </table:table-row>
        <table:table-row table:style-name="ro39">
          <table:table-cell table:style-name="ce671" office:value-type="string">
            <text:p>Inlet temperature (source)</text:p>
          </table:table-cell>
          <table:table-cell table:style-name="ce869" office:value-type="string">
            <text:p>ºC</text:p>
          </table:table-cell>
          <table:table-cell table:style-name="ce691"/>
          <table:table-cell table:style-name="ce600" table:number-columns-repeated="2"/>
          <table:table-cell table:style-name="ce884"/>
          <table:table-cell table:style-name="ce600"/>
          <table:table-cell table:style-name="ce556" table:number-columns-spanned="2" table:number-rows-spanned="1"/>
          <table:covered-table-cell table:style-name="ce849"/>
          <table:table-cell table:number-columns-repeated="247"/>
        </table:table-row>
        <table:table-row table:style-name="ro39">
          <table:table-cell table:style-name="ce761" office:value-type="string">
            <text:p>Inlet specific enthalpy (source)</text:p>
          </table:table-cell>
          <table:table-cell table:style-name="ce869" office:value-type="string">
            <text:p>kJ/kg</text:p>
          </table:table-cell>
          <table:table-cell table:style-name="ce691"/>
          <table:table-cell table:style-name="ce600" table:number-columns-repeated="2"/>
          <table:table-cell table:style-name="ce884"/>
          <table:table-cell table:style-name="ce600"/>
          <table:table-cell table:style-name="ce556"/>
          <table:table-cell table:style-name="ce849"/>
          <table:table-cell table:number-columns-repeated="247"/>
        </table:table-row>
        <table:table-row table:style-name="ro39">
          <table:table-cell table:style-name="ce671" office:value-type="string">
            <text:p>Outlet temperature (source)</text:p>
          </table:table-cell>
          <table:table-cell table:style-name="ce869" office:value-type="string">
            <text:p>ºC</text:p>
          </table:table-cell>
          <table:table-cell table:style-name="ce691"/>
          <table:table-cell table:style-name="ce600" table:number-columns-repeated="4"/>
          <table:table-cell table:style-name="ce556" table:number-columns-spanned="2" table:number-rows-spanned="1"/>
          <table:covered-table-cell table:style-name="ce849"/>
          <table:table-cell table:number-columns-repeated="247"/>
        </table:table-row>
        <table:table-row table:style-name="ro39">
          <table:table-cell table:style-name="ce761" office:value-type="string">
            <text:p>Outlet specific enthalpy (source)</text:p>
          </table:table-cell>
          <table:table-cell table:style-name="ce869" office:value-type="string">
            <text:p>kJ/kg</text:p>
          </table:table-cell>
          <table:table-cell table:style-name="ce691"/>
          <table:table-cell table:style-name="ce600" table:number-columns-repeated="2"/>
          <table:table-cell table:style-name="ce884"/>
          <table:table-cell table:style-name="ce600"/>
          <table:table-cell table:style-name="ce556"/>
          <table:table-cell table:style-name="ce849"/>
          <table:table-cell table:number-columns-repeated="247"/>
        </table:table-row>
        <table:table-row table:style-name="ro43">
          <table:table-cell table:style-name="ce671" office:value-type="string">
            <text:p>Heat sink</text:p>
          </table:table-cell>
          <table:table-cell table:style-name="ce869" office:value-type="string">
            <text:p>-</text:p>
          </table:table-cell>
          <table:table-cell table:style-name="ce695"/>
          <table:table-cell table:style-name="ce600" table:number-columns-repeated="4"/>
          <table:table-cell table:style-name="ce556" office:value-type="string" table:number-columns-spanned="2" table:number-rows-spanned="1">
            <text:p>Indicate: Process or Distribution line and number. If heat exchange is via storage, it should be defined in the distribution line</text:p>
          </table:table-cell>
          <table:covered-table-cell table:style-name="ce849"/>
          <table:table-cell table:number-columns-repeated="247"/>
        </table:table-row>
        <table:table-row table:style-name="ro39">
          <table:table-cell table:style-name="ce671" office:value-type="string">
            <text:p>Inlet temperature (sink)</text:p>
          </table:table-cell>
          <table:table-cell table:style-name="ce869" office:value-type="string">
            <text:p>ºC</text:p>
          </table:table-cell>
          <table:table-cell table:style-name="ce691"/>
          <table:table-cell table:style-name="ce600" table:number-columns-repeated="4"/>
          <table:table-cell table:style-name="ce556" table:number-columns-spanned="2" table:number-rows-spanned="1"/>
          <table:covered-table-cell table:style-name="ce849"/>
          <table:table-cell table:number-columns-repeated="247"/>
        </table:table-row>
        <table:table-row table:style-name="ro39">
          <table:table-cell table:style-name="ce671" office:value-type="string">
            <text:p>Outlet temperature (sink)</text:p>
          </table:table-cell>
          <table:table-cell table:style-name="ce869" office:value-type="string">
            <text:p>ºC</text:p>
          </table:table-cell>
          <table:table-cell table:style-name="ce691"/>
          <table:table-cell table:style-name="ce600" table:number-columns-repeated="4"/>
          <table:table-cell table:style-name="ce556" table:number-columns-spanned="2" table:number-rows-spanned="1"/>
          <table:covered-table-cell table:style-name="ce849"/>
          <table:table-cell table:number-columns-repeated="247"/>
        </table:table-row>
        <table:table-row table:style-name="ro4">
          <table:table-cell table:style-name="ce876" office:value-type="string">
            <text:p>FIELDS TO BE LINKED TO THE LIST !!!</text:p>
          </table:table-cell>
          <table:table-cell table:style-name="ce878"/>
          <table:table-cell table:number-columns-repeated="254"/>
        </table:table-row>
        <table:table-row table:style-name="ro25">
          <table:table-cell table:style-name="ce757" office:value-type="string" table:number-columns-spanned="2" table:number-rows-spanned="1">
            <text:p>Waste heat from electrical equipment</text:p>
          </table:table-cell>
          <table:covered-table-cell table:style-name="ce765"/>
          <table:table-cell table:style-name="ce773" office:value-type="float" office:value="1">
            <text:p>1</text:p>
          </table:table-cell>
          <table:table-cell table:style-name="ce773" office:value-type="float" office:value="2">
            <text:p>2</text:p>
          </table:table-cell>
          <table:table-cell table:style-name="ce773" office:value-type="float" office:value="3">
            <text:p>3</text:p>
          </table:table-cell>
          <table:table-cell table:style-name="ce773" office:value-type="float" office:value="4">
            <text:p>4</text:p>
          </table:table-cell>
          <table:table-cell table:style-name="ce773" office:value-type="float" office:value="5">
            <text:p>5</text:p>
          </table:table-cell>
          <table:table-cell table:style-name="ce800" table:number-columns-spanned="2" table:number-rows-spanned="1"/>
          <table:covered-table-cell table:style-name="ce874"/>
          <table:table-cell table:style-name="ce598" table:number-columns-repeated="247"/>
        </table:table-row>
        <table:table-row table:style-name="ro43">
          <table:table-cell table:style-name="ce877" office:value-type="string">
            <text:p>Short name of electrical equipment</text:p>
          </table:table-cell>
          <table:table-cell table:style-name="ce879" office:value-type="string">
            <text:p>-</text:p>
          </table:table-cell>
          <table:table-cell table:style-name="ce881" table:number-columns-repeated="5"/>
          <table:table-cell table:style-name="ce800" office:value-type="string" table:number-columns-spanned="2" table:number-rows-spanned="1">
            <text:p>give a short name of the equipment</text:p>
          </table:table-cell>
          <table:covered-table-cell table:style-name="ce874"/>
          <table:table-cell table:style-name="ce598" table:number-columns-repeated="247"/>
        </table:table-row>
        <table:table-row table:style-name="ro39">
          <table:table-cell table:style-name="ce671" office:value-type="string">
            <text:p>Equipment type</text:p>
          </table:table-cell>
          <table:table-cell table:style-name="ce868" office:value-type="string">
            <text:p>-</text:p>
          </table:table-cell>
          <table:table-cell table:style-name="ce607" table:number-columns-repeated="5"/>
          <table:table-cell table:style-name="ce556" office:value-type="string" table:number-columns-spanned="2" table:number-rows-spanned="1">
            <text:p>specify type of equipment, e.g. compressor, electric motor,...</text:p>
          </table:table-cell>
          <table:covered-table-cell/>
          <table:table-cell table:number-columns-repeated="247"/>
        </table:table-row>
        <table:table-row table:style-name="ro39">
          <table:table-cell table:style-name="ce671" office:value-type="string">
            <text:p>Waste heat type</text:p>
          </table:table-cell>
          <table:table-cell table:style-name="ce868" office:value-type="string">
            <text:p>-</text:p>
          </table:table-cell>
          <table:table-cell table:style-name="ce607" table:number-columns-repeated="5"/>
          <table:table-cell table:style-name="ce556" office:value-type="string" table:number-columns-spanned="2" table:number-rows-spanned="1">
            <text:p>specify type of waste heat (e.g. Recooling of compressed air, cooling water of motor/compressor, ...)</text:p>
          </table:table-cell>
          <table:covered-table-cell/>
          <table:table-cell table:number-columns-repeated="247"/>
        </table:table-row>
        <table:table-row table:style-name="ro39">
          <table:table-cell table:style-name="ce671" office:value-type="string">
            <text:p>Available waste heat</text:p>
          </table:table-cell>
          <table:table-cell table:style-name="ce869" office:value-type="string">
            <text:p>kW</text:p>
          </table:table-cell>
          <table:table-cell table:style-name="ce607" table:number-columns-repeated="5"/>
          <table:table-cell table:style-name="ce556" office:value-type="string" table:number-columns-spanned="2" table:number-rows-spanned="1">
            <text:p>estimated quantity</text:p>
          </table:table-cell>
          <table:covered-table-cell table:style-name="ce849"/>
          <table:table-cell table:number-columns-repeated="247"/>
        </table:table-row>
        <table:table-row table:style-name="ro39">
          <table:table-cell table:style-name="ce671" office:value-type="string">
            <text:p>Medium</text:p>
          </table:table-cell>
          <table:table-cell table:style-name="ce868" office:value-type="string">
            <text:p>-</text:p>
          </table:table-cell>
          <table:table-cell table:style-name="ce691"/>
          <table:table-cell table:style-name="ce600" table:number-columns-repeated="4"/>
          <table:table-cell table:style-name="ce556" office:value-type="string" table:number-columns-spanned="2" table:number-rows-spanned="1">
            <text:p>Waste heat carrying medium (fluid)</text:p>
          </table:table-cell>
          <table:covered-table-cell table:style-name="ce849"/>
          <table:table-cell table:number-columns-repeated="247"/>
        </table:table-row>
        <table:table-row table:style-name="ro39">
          <table:table-cell table:style-name="ce671" office:value-type="string">
            <text:p>Flow rate</text:p>
          </table:table-cell>
          <table:table-cell table:style-name="ce869" office:value-type="string">
            <text:p>kg/h</text:p>
          </table:table-cell>
          <table:table-cell table:style-name="ce691"/>
          <table:table-cell table:style-name="ce600" table:number-columns-repeated="4"/>
          <table:table-cell table:style-name="ce556" office:value-type="string" table:number-columns-spanned="2" table:number-rows-spanned="1">
            <text:p>Specify the flow rate of the waste heat carrying medium</text:p>
          </table:table-cell>
          <table:covered-table-cell table:style-name="ce849"/>
          <table:table-cell table:number-columns-repeated="247"/>
        </table:table-row>
        <table:table-row table:style-name="ro39">
          <table:table-cell table:style-name="ce671" office:value-type="string">
            <text:p>waste heat temperature</text:p>
          </table:table-cell>
          <table:table-cell table:style-name="ce869" office:value-type="string">
            <text:p>ºC</text:p>
          </table:table-cell>
          <table:table-cell table:style-name="ce695"/>
          <table:table-cell table:style-name="ce600" table:number-columns-repeated="4"/>
          <table:table-cell table:style-name="ce556" office:value-type="string" table:number-columns-spanned="2" table:number-rows-spanned="1">
            <text:p>Specify the temperature of the waste heat medium at the outlet</text:p>
          </table:table-cell>
          <table:covered-table-cell table:style-name="ce849"/>
          <table:table-cell table:number-columns-repeated="247"/>
        </table:table-row>
        <table:table-row table:style-name="ro39">
          <table:table-cell table:style-name="ce671" office:value-type="string">
            <text:p>present use of waste heat</text:p>
          </table:table-cell>
          <table:table-cell table:style-name="ce869" office:value-type="string">
            <text:p>yes/no</text:p>
          </table:table-cell>
          <table:table-cell table:style-name="ce609"/>
          <table:table-cell table:style-name="ce600" table:number-columns-repeated="4"/>
          <table:table-cell table:style-name="ce556" office:value-type="string" table:number-columns-spanned="2" table:number-rows-spanned="1">
            <text:p>If yes, specify distribution pipe / duct or heat exchanger where waste heat is used at present</text:p>
          </table:table-cell>
          <table:covered-table-cell/>
          <table:table-cell table:number-columns-repeated="247"/>
        </table:table-row>
        <table:table-row table:style-name="ro39">
          <table:table-cell table:style-name="ce762" office:value-type="string" table:number-columns-spanned="2" table:number-rows-spanned="1">
            <text:p>Schedule</text:p>
          </table:table-cell>
          <table:covered-table-cell table:style-name="ce770"/>
          <table:table-cell table:style-name="ce882"/>
          <table:table-cell table:style-name="ce883" table:number-columns-repeated="4"/>
          <table:table-cell table:style-name="ce819" office:value-type="string" table:number-columns-spanned="2" table:number-rows-spanned="5">
            <text:p>Indicate the operation schedule of the waste heat producing equipment.</text:p>
          </table:table-cell>
          <table:covered-table-cell table:style-name="ce811"/>
          <table:table-cell table:number-columns-repeated="3"/>
          <table:table-cell table:style-name="ce598" table:number-columns-repeated="244"/>
        </table:table-row>
        <table:table-row table:style-name="ro39">
          <table:table-cell table:style-name="ce671" office:value-type="string">
            <text:p>hours of <text:s/>operation per day</text:p>
          </table:table-cell>
          <table:table-cell table:style-name="ce623" office:value-type="string">
            <text:p>h/day</text:p>
          </table:table-cell>
          <table:table-cell table:style-name="ce710"/>
          <table:table-cell table:style-name="ce698" table:number-columns-repeated="4"/>
          <table:covered-table-cell table:style-name="ce885"/>
          <table:covered-table-cell table:style-name="ce808"/>
          <table:table-cell table:number-columns-repeated="3"/>
          <table:table-cell table:style-name="ce598" table:number-columns-repeated="244"/>
        </table:table-row>
        <table:table-row table:style-name="ro39">
          <table:table-cell table:style-name="ce671" office:value-type="string">
            <text:p>number of batches per day</text:p>
          </table:table-cell>
          <table:table-cell table:style-name="ce623" office:value-type="string">
            <text:p>-</text:p>
          </table:table-cell>
          <table:table-cell table:style-name="ce710"/>
          <table:table-cell table:style-name="ce698" table:number-columns-repeated="4"/>
          <table:covered-table-cell table:style-name="ce885"/>
          <table:covered-table-cell table:style-name="ce808"/>
          <table:table-cell table:number-columns-repeated="3"/>
          <table:table-cell table:style-name="ce598" table:number-columns-repeated="244"/>
        </table:table-row>
        <table:table-row table:style-name="ro39">
          <table:table-cell table:style-name="ce671" office:value-type="string">
            <text:p>duration of 1 batch</text:p>
          </table:table-cell>
          <table:table-cell table:style-name="ce623" office:value-type="string">
            <text:p>h </text:p>
          </table:table-cell>
          <table:table-cell table:style-name="ce710"/>
          <table:table-cell table:style-name="ce698" table:number-columns-repeated="4"/>
          <table:covered-table-cell table:style-name="ce885"/>
          <table:covered-table-cell table:style-name="ce808"/>
          <table:table-cell table:number-columns-repeated="3"/>
          <table:table-cell table:style-name="ce598" table:number-columns-repeated="244"/>
        </table:table-row>
        <table:table-row table:style-name="ro39">
          <table:table-cell table:style-name="ce669" office:value-type="string">
            <text:p>days of process operation per year</text:p>
          </table:table-cell>
          <table:table-cell table:style-name="ce603" office:value-type="string">
            <text:p>days / year</text:p>
          </table:table-cell>
          <table:table-cell table:style-name="ce710"/>
          <table:table-cell table:style-name="ce698" table:number-columns-repeated="4"/>
          <table:covered-table-cell table:style-name="ce886"/>
          <table:covered-table-cell table:style-name="ce810"/>
          <table:table-cell table:number-columns-repeated="3"/>
          <table:table-cell table:style-name="ce598" table:number-columns-repeated="244"/>
        </table:table-row>
        <table:table-row table:style-name="ro4" table:number-rows-repeated="65505">
          <table:table-cell table:number-columns-repeated="256"/>
        </table:table-row>
        <table:table-row table:style-name="ro4">
          <table:table-cell table:number-columns-repeated="256"/>
        </table:table-row>
      </table:table>
      <table:table table:name="Q6_ Renewables" table:style-name="ta1" table:print-ranges="'Q6_ Renewables'.A1:'Q6_ Renewables'.H28">
        <table:table-column table:style-name="co71" table:default-cell-style-name="ce598"/>
        <table:table-column table:style-name="co42" table:number-columns-repeated="6" table:default-cell-style-name="Default"/>
        <table:table-column table:style-name="co42" table:default-cell-style-name="ce639"/>
        <table:table-column table:style-name="co47" table:default-cell-style-name="Default"/>
        <table:table-column table:style-name="co48" table:default-cell-style-name="Default"/>
        <table:table-column table:style-name="co47" table:number-columns-repeated="246" table:default-cell-style-name="Default"/>
        <table:table-row table:style-name="ro38">
          <table:table-cell table:style-name="ce593" office:value-type="string">
            <text:p>EINSTEIN</text:p>
            <text:p>Expert system for an intelligent supply of thermal energy in industry</text:p>
            <text:p><text:span text:style-name="T23"/></text:p>
            <text:p><text:span text:style-name="T23">www.iee-einstein.org</text:span></text:p>
          </table:table-cell>
          <table:table-cell table:style-name="ce764"/>
          <table:table-cell table:style-name="ce756"/>
          <table:table-cell table:style-name="ce785"/>
          <table:table-cell table:style-name="ce794"/>
          <table:table-cell table:style-name="ce628" office:value-type="string">
            <text:p>Renewable energies</text:p>
          </table:table-cell>
          <table:table-cell table:style-name="ce628" office:value-type="float" office:value="6">
            <text:p>6</text:p>
          </table:table-cell>
          <table:table-cell table:style-name="ce628"/>
          <table:table-cell table:number-columns-repeated="4"/>
          <table:table-cell table:style-name="ce756"/>
          <table:table-cell table:number-columns-repeated="243"/>
        </table:table-row>
        <table:table-row table:style-name="ro39">
          <table:table-cell table:style-name="ce887" table:formula="oooc:=[ParameterList.T421]" office:value-type="string" office:string-value="main motivation for renewable energy use">
            <text:p>main motivation for renewable energy use</text:p>
          </table:table-cell>
          <table:table-cell table:style-name="ce690"/>
          <table:table-cell table:style-name="ce677" table:number-columns-repeated="5"/>
          <table:table-cell table:style-name="ce922"/>
          <table:table-cell table:number-columns-repeated="248"/>
        </table:table-row>
        <table:table-row table:style-name="ro39">
          <table:table-cell table:style-name="ce671" table:formula="oooc:=[ParameterList.T422]" office:value-type="string" office:string-value="Are you interested in the use of renweable energy? (solar thermal/biomass)" table:number-columns-spanned="1" table:number-rows-spanned="2">
            <text:p>Are you interested in the use of renweable energy? (solar thermal/biomass)</text:p>
          </table:table-cell>
          <table:table-cell table:style-name="ce617" table:formula="oooc:=[ParameterList.AR422]" office:value-type="string" office:string-value="yes/no">
            <text:p>yes/no</text:p>
          </table:table-cell>
          <table:table-cell table:style-name="ce897"/>
          <table:table-cell table:style-name="ce904" table:number-columns-repeated="4"/>
          <table:table-cell table:style-name="ce923"/>
          <table:table-cell table:number-columns-repeated="248"/>
        </table:table-row>
        <table:table-row table:style-name="ro39">
          <table:covered-table-cell table:style-name="ce596"/>
          <table:table-cell table:style-name="ce891" table:number-columns-repeated="2"/>
          <table:table-cell table:style-name="ce905" table:formula="oooc:=[ParameterList.T424]" office:value-type="string" office:string-value=" possibility of saving fuel cost" table:number-columns-spanned="3" table:number-rows-spanned="1">
            <text:p><text:s/>possibility of saving fuel cost</text:p>
          </table:table-cell>
          <table:covered-table-cell table:number-columns-repeated="2" table:style-name="ce913"/>
          <table:table-cell table:style-name="ce617" table:formula="oooc:=[ParameterList.AR424]" office:value-type="string" office:string-value="yes/no">
            <text:p>yes/no</text:p>
          </table:table-cell>
          <table:table-cell table:style-name="ce924"/>
          <table:table-cell table:number-columns-repeated="248"/>
        </table:table-row>
        <table:table-row table:style-name="ro39">
          <table:table-cell table:style-name="ce595"/>
          <table:table-cell table:style-name="ce891" table:number-columns-repeated="2"/>
          <table:table-cell table:style-name="ce905" table:formula="oooc:=[ParameterList.T425]" office:value-type="string" office:string-value=" contribution to a more ecologic energy supply" table:number-columns-spanned="3" table:number-rows-spanned="1">
            <text:p><text:s/>contribution to a more ecologic energy supply</text:p>
          </table:table-cell>
          <table:covered-table-cell table:number-columns-repeated="2" table:style-name="ce913"/>
          <table:table-cell table:style-name="ce617" table:formula="oooc:=[ParameterList.AR425]" office:value-type="string" office:string-value="yes/no">
            <text:p>yes/no</text:p>
          </table:table-cell>
          <table:table-cell table:style-name="ce924"/>
          <table:table-cell table:number-columns-repeated="248"/>
        </table:table-row>
        <table:table-row table:style-name="ro39">
          <table:table-cell table:style-name="ce595"/>
          <table:table-cell table:style-name="ce891" table:number-columns-repeated="2"/>
          <table:table-cell table:style-name="ce905" table:formula="oooc:=[ParameterList.T426]" office:value-type="string" office:string-value="using solar energy helps for a better marketing of your products" table:number-columns-spanned="3" table:number-rows-spanned="1">
            <text:p>using solar energy helps for a better marketing of your products</text:p>
          </table:table-cell>
          <table:covered-table-cell table:number-columns-repeated="2" table:style-name="ce913"/>
          <table:table-cell table:style-name="ce617" table:formula="oooc:=[ParameterList.AR426]" office:value-type="string" office:string-value="yes/no">
            <text:p>yes/no</text:p>
          </table:table-cell>
          <table:table-cell table:style-name="ce925"/>
          <table:table-cell table:number-columns-repeated="248"/>
        </table:table-row>
        <table:table-row table:style-name="ro39">
          <table:table-cell table:style-name="ce596"/>
          <table:table-cell table:style-name="ce892" table:number-columns-repeated="2"/>
          <table:table-cell table:style-name="ce906" table:formula="oooc:=[ParameterList.T427]" office:value-type="string" office:string-value="others: ">
            <text:p>others: </text:p>
          </table:table-cell>
          <table:table-cell table:style-name="ce914" table:number-columns-spanned="4" table:number-rows-spanned="1"/>
          <table:covered-table-cell table:number-columns-repeated="2" table:style-name="ce918"/>
          <table:covered-table-cell table:style-name="ce926"/>
          <table:table-cell table:number-columns-repeated="248"/>
        </table:table-row>
        <table:table-row table:style-name="ro45">
          <table:table-cell table:style-name="ce605" table:number-columns-repeated="8"/>
          <table:table-cell table:number-columns-repeated="18"/>
          <table:table-cell table:style-name="ce663" table:number-columns-repeated="230"/>
        </table:table-row>
        <table:table-row table:style-name="ro44">
          <table:table-cell table:style-name="ce887" table:formula="oooc:=[ParameterList.T428]" office:value-type="string" office:string-value="Solar thermal energy">
            <text:p>Solar thermal energy</text:p>
          </table:table-cell>
          <table:table-cell table:style-name="ce690"/>
          <table:table-cell table:style-name="ce677" table:number-columns-repeated="5"/>
          <table:table-cell table:style-name="ce922"/>
          <table:table-cell table:number-columns-repeated="248"/>
        </table:table-row>
        <table:table-row table:style-name="ro60">
          <table:table-cell table:style-name="ce888"/>
          <table:table-cell table:style-name="ce893"/>
          <table:table-cell table:style-name="ce898" table:formula="oooc:=[ParameterList.T429]" office:value-type="string" office:string-value="Roof  " table:number-columns-spanned="2" table:number-rows-spanned="1">
            <text:p>Roof <text:s/></text:p>
          </table:table-cell>
          <table:covered-table-cell table:style-name="ce898"/>
          <table:table-cell table:style-name="ce898" table:formula="oooc:=[ParameterList.T430]" office:value-type="string" office:string-value="Ground" table:number-columns-spanned="2" table:number-rows-spanned="1">
            <text:p>Ground</text:p>
          </table:table-cell>
          <table:covered-table-cell table:style-name="ce898"/>
          <table:table-cell table:style-name="ce898"/>
          <table:table-cell table:style-name="ce927"/>
          <table:table-cell table:number-columns-repeated="248"/>
        </table:table-row>
        <table:table-row table:style-name="ro39">
          <table:table-cell table:style-name="ce666" table:formula="oooc:=[ParameterList.T432]" office:value-type="string" office:string-value="availabe roof and ground area">
            <text:p>availabe roof and ground area</text:p>
          </table:table-cell>
          <table:table-cell table:style-name="ce617" table:formula="oooc:=[ParameterList.AR432]" office:value-type="string" office:string-value="m²">
            <text:p>m²</text:p>
          </table:table-cell>
          <table:table-cell table:style-name="ce899" table:number-columns-spanned="2" table:number-rows-spanned="1"/>
          <table:covered-table-cell table:style-name="ce899"/>
          <table:table-cell table:style-name="ce899" table:number-columns-spanned="2" table:number-rows-spanned="1"/>
          <table:covered-table-cell table:style-name="ce899"/>
          <table:table-cell table:style-name="ce919" table:formula="oooc:=[ParameterList.AF432]" office:value-type="string" office:string-value="If there are different areas available, give the total quantity over roof and ground" table:number-columns-spanned="2" table:number-rows-spanned="1">
            <text:p>If there are different areas available, give the total quantity over roof and ground</text:p>
          </table:table-cell>
          <table:covered-table-cell table:style-name="ce928"/>
          <table:table-cell table:number-columns-repeated="248"/>
        </table:table-row>
        <table:table-row table:style-name="ro43">
          <table:table-cell table:style-name="ce666" table:formula="oooc:=[ParameterList.T435]" office:value-type="string" office:string-value="positioning of the roof or ground area" table:number-columns-spanned="1" table:number-rows-spanned="2">
            <text:p>positioning of the roof or ground area</text:p>
          </table:table-cell>
          <table:table-cell table:style-name="ce893" table:formula="oooc:=[ParameterList.AR435]" office:value-type="string" office:string-value="Inclination (degrees)">
            <text:p>Inclination (degrees)</text:p>
          </table:table-cell>
          <table:table-cell table:style-name="ce897" table:number-columns-spanned="2" table:number-rows-spanned="1"/>
          <table:covered-table-cell table:style-name="ce897"/>
          <table:table-cell table:style-name="ce897" table:number-columns-spanned="2" table:number-rows-spanned="1"/>
          <table:covered-table-cell table:style-name="ce897"/>
          <table:table-cell table:style-name="ce919" table:formula="oooc:=[ParameterList.AF435]" office:value-type="string" office:string-value="Give a brief description, especially if there are different roofs. Give the deviation from south in degrees (SE or SW)" table:number-columns-spanned="2" table:number-rows-spanned="2">
            <text:p>Give a brief description, especially if there are different roofs. Give the deviation from south in degrees (SE or SW)</text:p>
          </table:table-cell>
          <table:covered-table-cell table:style-name="ce928"/>
          <table:table-cell table:number-columns-repeated="248"/>
        </table:table-row>
        <table:table-row table:style-name="ro43">
          <table:covered-table-cell table:style-name="ce666"/>
          <table:table-cell table:style-name="ce617" table:formula="oooc:=[ParameterList.AR438]" office:value-type="string" office:string-value="orientation to south">
            <text:p>orientation to south</text:p>
          </table:table-cell>
          <table:table-cell table:style-name="ce897" table:number-columns-spanned="2" table:number-rows-spanned="1"/>
          <table:covered-table-cell table:style-name="ce897"/>
          <table:table-cell table:style-name="ce897" table:number-columns-spanned="2" table:number-rows-spanned="1"/>
          <table:covered-table-cell table:style-name="ce897"/>
          <table:covered-table-cell table:style-name="ce920"/>
          <table:covered-table-cell table:style-name="ce928"/>
          <table:table-cell table:number-columns-repeated="248"/>
        </table:table-row>
        <table:table-row table:style-name="ro39">
          <table:table-cell table:style-name="ce666" table:formula="oooc:=[ParameterList.T441]" office:value-type="string" office:string-value="Shading problems?">
            <text:p>Shading problems?</text:p>
          </table:table-cell>
          <table:table-cell table:style-name="ce617"/>
          <table:table-cell table:style-name="ce897" table:number-columns-spanned="2" table:number-rows-spanned="1"/>
          <table:covered-table-cell table:style-name="ce897"/>
          <table:table-cell table:style-name="ce897" table:number-columns-spanned="2" table:number-rows-spanned="1"/>
          <table:covered-table-cell table:style-name="ce897"/>
          <table:table-cell table:style-name="ce919" table:formula="oooc:=[ParameterList.AF441]" office:value-type="string" office:string-value="Shadows from other buildings, trees. Give a brief description or drawing" table:number-columns-spanned="2" table:number-rows-spanned="1">
            <text:p>Shadows from other buildings, trees. Give a brief description or drawing</text:p>
          </table:table-cell>
          <table:covered-table-cell table:style-name="ce928"/>
          <table:table-cell table:number-columns-repeated="248"/>
        </table:table-row>
        <table:table-row table:style-name="ro39">
          <table:table-cell table:style-name="ce671" table:formula="oooc:=[ParameterList.T444]" office:value-type="string" office:string-value="distance between the roof or ground area(s) and the technical room or process">
            <text:p>distance between the roof or ground area(s) and the technical room or process</text:p>
          </table:table-cell>
          <table:table-cell table:style-name="ce617" table:formula="oooc:=[ParameterList.AR444]" office:value-type="string" office:string-value="m">
            <text:p>m</text:p>
          </table:table-cell>
          <table:table-cell table:style-name="ce897" table:number-columns-spanned="2" table:number-rows-spanned="1"/>
          <table:covered-table-cell table:style-name="ce897"/>
          <table:table-cell table:style-name="ce897" table:number-columns-spanned="2" table:number-rows-spanned="1"/>
          <table:covered-table-cell table:style-name="ce897"/>
          <table:table-cell table:style-name="ce919" table:formula="oooc:=[ParameterList.AF444]" office:value-type="string" office:string-value="Estimate the longitude of piping from the roof or ground to the process" table:number-columns-spanned="2" table:number-rows-spanned="1">
            <text:p>Estimate the longitude of piping from the roof or ground to the process</text:p>
          </table:table-cell>
          <table:covered-table-cell table:style-name="ce928"/>
          <table:table-cell table:number-columns-repeated="248"/>
        </table:table-row>
        <table:table-row table:style-name="ro39">
          <table:table-cell table:style-name="ce666" table:formula="oooc:=[ParameterList.T447]" office:value-type="string" office:string-value="type of roof">
            <text:p>type of roof</text:p>
          </table:table-cell>
          <table:table-cell table:style-name="ce617"/>
          <table:table-cell table:style-name="ce897" table:number-columns-spanned="2" table:number-rows-spanned="1"/>
          <table:covered-table-cell table:style-name="ce897"/>
          <table:table-cell table:style-name="ce839" table:number-columns-spanned="2" table:number-rows-spanned="1"/>
          <table:covered-table-cell table:style-name="ce839"/>
          <table:table-cell table:style-name="ce919" table:formula="oooc:=[ParameterList.AF447]" office:value-type="string" office:string-value="Specify the type of roof, e.g. sandwich panels, etc..." table:number-columns-spanned="2" table:number-rows-spanned="1">
            <text:p>Specify the type of roof, e.g. sandwich panels, etc...</text:p>
          </table:table-cell>
          <table:covered-table-cell table:style-name="ce928"/>
          <table:table-cell table:number-columns-repeated="248"/>
        </table:table-row>
        <table:table-row table:style-name="ro39">
          <table:table-cell table:style-name="ce666" table:formula="oooc:=[ParameterList.T448]" office:value-type="string" office:string-value="static load capacity of the roof(s)">
            <text:p>static load capacity of the roof(s)</text:p>
          </table:table-cell>
          <table:table-cell table:style-name="ce617" table:formula="oooc:=[ParameterList.AR448]" office:value-type="string" office:string-value="kg/m²">
            <text:p>kg/m²</text:p>
          </table:table-cell>
          <table:table-cell table:style-name="ce897" table:number-columns-spanned="2" table:number-rows-spanned="1"/>
          <table:covered-table-cell table:style-name="ce907"/>
          <table:table-cell table:style-name="ce839" table:number-columns-spanned="2" table:number-rows-spanned="1"/>
          <table:covered-table-cell table:style-name="ce839"/>
          <table:table-cell table:style-name="ce919" table:formula="oooc:=[ParameterList.AF448]" office:value-type="string" office:string-value="The additional weight of a solar collector field is about 25-30 kg/m²" table:number-columns-spanned="2" table:number-rows-spanned="1">
            <text:p>The additional weight of a solar collector field is about 25-30 kg/m²</text:p>
          </table:table-cell>
          <table:covered-table-cell table:style-name="ce928"/>
          <table:table-cell table:number-columns-repeated="248"/>
        </table:table-row>
        <table:table-row table:style-name="ro61">
          <table:table-cell table:style-name="ce669" table:formula="oooc:=[ParameterList.T449]" office:value-type="string" office:string-value="Enclosing of drawing or scheme of building?">
            <text:p>Enclosing of drawing or scheme of building?</text:p>
          </table:table-cell>
          <table:table-cell table:style-name="ce894" table:formula="oooc:=[ParameterList.AR449]" office:value-type="string" office:string-value="yes/no">
            <text:p>yes/no</text:p>
          </table:table-cell>
          <table:table-cell table:style-name="ce900"/>
          <table:table-cell table:style-name="ce908" table:number-columns-repeated="3"/>
          <table:table-cell table:style-name="ce921" table:formula="oooc:=[ParameterList.AF449]" office:value-type="string" office:string-value="Enclose a scheme of the building and/or the area" table:number-columns-spanned="2" table:number-rows-spanned="1">
            <text:p>Enclose a scheme of the building and/or the area</text:p>
          </table:table-cell>
          <table:covered-table-cell table:style-name="ce743"/>
          <table:table-cell table:number-columns-repeated="248"/>
        </table:table-row>
        <table:table-row table:style-name="ro45">
          <table:table-cell table:style-name="ce605" table:number-columns-repeated="8"/>
          <table:table-cell table:number-columns-repeated="18"/>
          <table:table-cell table:style-name="ce663" table:number-columns-repeated="230"/>
        </table:table-row>
        <table:table-row table:style-name="ro39">
          <table:table-cell table:style-name="ce887" table:formula="oooc:=[ParameterList.T453]" office:value-type="string" office:string-value="Biomass">
            <text:p>Biomass</text:p>
          </table:table-cell>
          <table:table-cell table:style-name="ce690"/>
          <table:table-cell table:style-name="ce677" table:number-columns-repeated="5"/>
          <table:table-cell table:style-name="ce922"/>
          <table:table-cell table:number-columns-repeated="248"/>
        </table:table-row>
        <table:table-row table:style-name="ro39">
          <table:table-cell table:style-name="ce889" table:formula="oooc:=[ParameterList.T454]" office:value-type="string" office:string-value="Availability of biomass from the processes">
            <text:p>Availability of biomass from the processes</text:p>
          </table:table-cell>
          <table:table-cell table:style-name="ce677" table:number-columns-repeated="2"/>
          <table:table-cell table:style-name="ce738"/>
          <table:table-cell table:style-name="ce915" table:formula="oooc:=[ParameterList.T464]" office:value-type="string" office:string-value="Availability of biomass from the region">
            <text:p>Availability of biomass from the region</text:p>
          </table:table-cell>
          <table:table-cell table:style-name="ce677" table:number-columns-repeated="2"/>
          <table:table-cell table:style-name="ce738"/>
          <table:table-cell table:number-columns-repeated="248"/>
        </table:table-row>
        <table:table-row table:style-name="ro39">
          <table:table-cell table:style-name="ce595" table:formula="oooc:=[ParameterList.T455]" office:value-type="string" office:string-value="Type of biomass available from processes">
            <text:p>Type of biomass available from processes</text:p>
          </table:table-cell>
          <table:table-cell table:style-name="ce895"/>
          <table:table-cell table:style-name="ce901"/>
          <table:table-cell table:style-name="ce657"/>
          <table:table-cell table:style-name="ce916"/>
          <table:table-cell table:style-name="ce647" table:number-columns-repeated="2"/>
          <table:table-cell table:style-name="ce910"/>
          <table:table-cell table:number-columns-repeated="248"/>
        </table:table-row>
        <table:table-row table:style-name="ro39">
          <table:table-cell table:style-name="ce595" table:formula="oooc:=[ParameterList.T456]" office:value-type="string" office:string-value="Period of year the biomass is available">
            <text:p>Period of year the biomass is available</text:p>
          </table:table-cell>
          <table:table-cell table:style-name="ce896" table:formula="oooc:=[ParameterList.AR456]" office:value-type="string" office:string-value="dd/mm-dd/mm">
            <text:p>dd/mm-dd/mm</text:p>
          </table:table-cell>
          <table:table-cell table:style-name="ce901"/>
          <table:table-cell table:style-name="ce556" table:formula="oooc:=[ParameterList.AF456]" office:value-type="string" office:string-value="Specify if the availability is continuous or during some specific season of the year" table:number-columns-spanned="1" table:number-rows-spanned="2">
            <text:p>Specify if the availability is continuous or during some specific season of the year</text:p>
          </table:table-cell>
          <table:table-cell table:style-name="ce595" table:formula="oooc:=[ParameterList.T465]" office:value-type="string" office:string-value="Type of biomass available ">
            <text:p>Type of biomass available </text:p>
          </table:table-cell>
          <table:table-cell table:style-name="ce647"/>
          <table:table-cell table:style-name="ce897"/>
          <table:table-cell table:style-name="ce748"/>
          <table:table-cell table:number-columns-repeated="248"/>
        </table:table-row>
        <table:table-row table:style-name="ro39">
          <table:table-cell table:style-name="ce595" table:formula="oooc:=[ParameterList.T459]" office:value-type="string" office:string-value="Number of days biomass is produced">
            <text:p>Number of days biomass is produced</text:p>
          </table:table-cell>
          <table:table-cell table:style-name="ce617" table:formula="oooc:=[ParameterList.AR459]" office:value-type="string" office:string-value="days">
            <text:p>days</text:p>
          </table:table-cell>
          <table:table-cell table:style-name="ce901"/>
          <table:covered-table-cell table:style-name="ce909"/>
          <table:table-cell table:style-name="ce595" table:formula="oooc:=[ParameterList.T466]" office:value-type="string" office:string-value="Unit price of biomass">
            <text:p>Unit price of biomass</text:p>
          </table:table-cell>
          <table:table-cell table:style-name="ce617" table:formula="oooc:=[ParameterList.AR466]" office:value-type="string" office:string-value="€/t">
            <text:p>€/t</text:p>
          </table:table-cell>
          <table:table-cell table:style-name="ce897"/>
          <table:table-cell table:style-name="ce910"/>
          <table:table-cell table:number-columns-repeated="248"/>
        </table:table-row>
        <table:table-row table:style-name="ro39">
          <table:table-cell table:style-name="ce595" table:formula="oooc:=[ParameterList.T460]" office:value-type="string" office:string-value="Daily quantity of biomass">
            <text:p>Daily quantity of biomass</text:p>
          </table:table-cell>
          <table:table-cell table:style-name="ce617" table:formula="oooc:=[ParameterList.AR460]" office:value-type="string" office:string-value="t/day">
            <text:p>t/day</text:p>
          </table:table-cell>
          <table:table-cell table:style-name="ce901"/>
          <table:table-cell table:style-name="ce910"/>
          <table:table-cell table:style-name="ce595" table:formula="oooc:=[ParameterList.T467]" office:value-type="string" office:string-value="Period of year the biomass is available">
            <text:p>Period of year the biomass is available</text:p>
          </table:table-cell>
          <table:table-cell table:style-name="ce896" table:formula="oooc:=[ParameterList.AR467]" office:value-type="string" office:string-value="dd/mm-dd/mm">
            <text:p>dd/mm-dd/mm</text:p>
          </table:table-cell>
          <table:table-cell table:style-name="ce897"/>
          <table:table-cell table:style-name="ce556" table:formula="oooc:=[ParameterList.AF467]" office:value-type="string" office:string-value="Specify if the availability is continuous or during some specific season of the year" table:number-columns-spanned="1" table:number-rows-spanned="2">
            <text:p>Specify if the availability is continuous or during some specific season of the year</text:p>
          </table:table-cell>
          <table:table-cell table:number-columns-repeated="248"/>
        </table:table-row>
        <table:table-row table:style-name="ro39">
          <table:table-cell table:style-name="ce595" table:formula="oooc:=[ParameterList.T461]" office:value-type="string" office:string-value="Space availability to stock biomass?">
            <text:p>Space availability to stock biomass?</text:p>
          </table:table-cell>
          <table:table-cell table:style-name="ce617" table:formula="oooc:=[ParameterList.AR461]" office:value-type="string" office:string-value="m3">
            <text:p>m3</text:p>
          </table:table-cell>
          <table:table-cell table:style-name="ce901"/>
          <table:table-cell table:style-name="ce911" table:formula="oooc:=[ParameterList.AF461]" office:value-type="string" office:string-value="Specifythe volume">
            <text:p>Specifythe volume</text:p>
          </table:table-cell>
          <table:table-cell table:style-name="ce595" table:formula="oooc:=[ParameterList.T470]" office:value-type="string" office:string-value="Number of days the biomass is produced">
            <text:p>Number of days the biomass is produced</text:p>
          </table:table-cell>
          <table:table-cell table:style-name="ce617" table:formula="oooc:=[ParameterList.AR470]" office:value-type="string" office:string-value="days">
            <text:p>days</text:p>
          </table:table-cell>
          <table:table-cell table:style-name="ce897"/>
          <table:covered-table-cell table:style-name="ce909"/>
          <table:table-cell table:number-columns-repeated="248"/>
        </table:table-row>
        <table:table-row table:style-name="ro39">
          <table:table-cell table:style-name="ce595" table:formula="oooc:=[ParameterList.T462]" office:value-type="string" office:string-value="LCV biomass">
            <text:p>LCV biomass</text:p>
          </table:table-cell>
          <table:table-cell table:style-name="ce617" table:formula="oooc:=[ParameterList.AR462]" office:value-type="string" office:string-value="kWh/kg">
            <text:p>kWh/kg</text:p>
          </table:table-cell>
          <table:table-cell table:style-name="ce901"/>
          <table:table-cell table:style-name="ce657"/>
          <table:table-cell table:style-name="ce916"/>
          <table:table-cell table:style-name="ce647" table:number-columns-repeated="2"/>
          <table:table-cell table:style-name="ce657"/>
          <table:table-cell table:number-columns-repeated="248"/>
        </table:table-row>
        <table:table-row table:style-name="ro39">
          <table:table-cell table:style-name="ce890" table:formula="oooc:=[ParameterList.T463]" office:value-type="string" office:string-value="Humidity">
            <text:p>Humidity</text:p>
          </table:table-cell>
          <table:table-cell table:style-name="ce618" table:formula="oooc:=[ParameterList.AR463]" office:value-type="string" office:string-value="%">
            <text:p>%</text:p>
          </table:table-cell>
          <table:table-cell table:style-name="ce902"/>
          <table:table-cell table:style-name="ce912"/>
          <table:table-cell table:style-name="ce917"/>
          <table:table-cell table:style-name="ce908" table:number-columns-repeated="2"/>
          <table:table-cell table:style-name="ce912"/>
          <table:table-cell table:number-columns-repeated="248"/>
        </table:table-row>
        <table:table-row table:style-name="ro4" table:number-rows-repeated="33">
          <table:table-cell table:number-columns-repeated="256"/>
        </table:table-row>
        <table:table-row table:style-name="ro4">
          <table:table-cell table:number-columns-repeated="2"/>
          <table:table-cell table:style-name="ce903"/>
          <table:table-cell table:number-columns-repeated="253"/>
        </table:table-row>
        <table:table-row table:style-name="ro4" table:number-rows-repeated="65473">
          <table:table-cell table:number-columns-repeated="256"/>
        </table:table-row>
        <table:table-row table:style-name="ro4">
          <table:table-cell table:number-columns-repeated="256"/>
        </table:table-row>
      </table:table>
      <table:table table:name="Q7 Buildings" table:style-name="ta1" table:print-ranges="'Q7 Buildings'.A1:'Q7 Buildings'.I17">
        <table:table-column table:style-name="co49" table:default-cell-style-name="ce598"/>
        <table:table-column table:style-name="co45" table:default-cell-style-name="Default"/>
        <table:table-column table:style-name="co50" table:number-columns-repeated="5" table:default-cell-style-name="Default"/>
        <table:table-column table:style-name="co68" table:default-cell-style-name="ce639"/>
        <table:table-column table:style-name="co47" table:default-cell-style-name="Default"/>
        <table:table-column table:style-name="co48" table:default-cell-style-name="Default"/>
        <table:table-column table:style-name="co47" table:number-columns-repeated="246" table:default-cell-style-name="Default"/>
        <table:table-row table:style-name="ro38">
          <table:table-cell table:style-name="ce593" office:value-type="string">
            <text:p>EINSTEIN</text:p>
            <text:p>Expert system for an intelligent supply of thermal energy in industry</text:p>
            <text:p><text:span text:style-name="T23"/></text:p>
            <text:p><text:span text:style-name="T23">www.iee-einstein.org</text:span></text:p>
          </table:table-cell>
          <table:table-cell table:style-name="ce764"/>
          <table:table-cell table:style-name="ce756"/>
          <table:table-cell table:style-name="ce785"/>
          <table:table-cell table:style-name="ce794"/>
          <table:table-cell/>
          <table:table-cell table:style-name="ce628" office:value-type="string">
            <text:p>Buildings</text:p>
          </table:table-cell>
          <table:table-cell table:style-name="ce628" office:value-type="float" office:value="7">
            <text:p>7</text:p>
          </table:table-cell>
          <table:table-cell table:style-name="ce628"/>
          <table:table-cell table:style-name="ce598" table:number-columns-repeated="2"/>
          <table:table-cell table:style-name="ce756"/>
          <table:table-cell table:number-columns-repeated="244"/>
        </table:table-row>
        <table:table-row table:style-name="ro39">
          <table:table-cell table:style-name="ce929" table:formula="oooc:=[ParameterList.T371]" office:value-type="string" office:string-value="Building (or part of building)" table:number-columns-spanned="2" table:number-rows-spanned="1">
            <text:p>Building (or part of building)</text:p>
          </table:table-cell>
          <table:covered-table-cell table:style-name="ce930"/>
          <table:table-cell table:style-name="ce773" office:value-type="float" office:value="1">
            <text:p>1</text:p>
          </table:table-cell>
          <table:table-cell table:style-name="ce773" office:value-type="float" office:value="2">
            <text:p>2</text:p>
          </table:table-cell>
          <table:table-cell table:style-name="ce773" office:value-type="float" office:value="3">
            <text:p>3</text:p>
          </table:table-cell>
          <table:table-cell table:style-name="ce773" office:value-type="float" office:value="4">
            <text:p>4</text:p>
          </table:table-cell>
          <table:table-cell table:style-name="ce773" office:value-type="float" office:value="5">
            <text:p>5</text:p>
          </table:table-cell>
          <table:table-cell table:style-name="ce939" table:formula="oooc:=[ParameterList.AF371]" office:value-type="string" office:string-value="Attach a brief description/plan of the building" table:number-columns-spanned="2" table:number-rows-spanned="1">
            <text:p>Attach a brief description/plan of the building</text:p>
          </table:table-cell>
          <table:covered-table-cell table:style-name="ce941"/>
          <table:table-cell table:style-name="ce943" table:number-columns-repeated="247"/>
        </table:table-row>
        <table:table-row table:style-name="ro39">
          <table:table-cell table:style-name="ce666" table:formula="oooc:=[ParameterList.T373]" office:value-type="string" office:string-value="Building short name">
            <text:p>Building short name</text:p>
          </table:table-cell>
          <table:table-cell table:style-name="ce839"/>
          <table:table-cell table:style-name="ce931" table:number-columns-repeated="5"/>
          <table:table-cell table:style-name="ce556" table:formula="oooc:=[ParameterList.AF373]" office:value-type="string" office:string-value="Give some brief name of the buildings to identify them in the reports" table:number-columns-spanned="2" table:number-rows-spanned="1">
            <text:p>Give some brief name of the buildings to identify them in the reports</text:p>
          </table:table-cell>
          <table:covered-table-cell table:style-name="ce942"/>
          <table:table-cell table:style-name="ce944" table:number-columns-repeated="247"/>
        </table:table-row>
        <table:table-row table:style-name="ro39">
          <table:table-cell table:style-name="ce666" table:formula="oooc:=[ParameterList.T374]" office:value-type="string" office:string-value="Constructed surface ">
            <text:p>Constructed surface </text:p>
          </table:table-cell>
          <table:table-cell table:style-name="ce893" table:formula="oooc:=[ParameterList.AR374]" office:value-type="string" office:string-value="m2">
            <text:p>m2</text:p>
          </table:table-cell>
          <table:table-cell table:style-name="ce932" table:number-columns-repeated="5"/>
          <table:table-cell table:style-name="ce556" table:number-columns-spanned="2" table:number-rows-spanned="1"/>
          <table:covered-table-cell table:style-name="ce942"/>
          <table:table-cell table:style-name="ce943" table:number-columns-repeated="247"/>
        </table:table-row>
        <table:table-row table:style-name="ro39">
          <table:table-cell table:style-name="ce666" table:formula="oooc:=[ParameterList.T375]" office:value-type="string" office:string-value="Useful surface ">
            <text:p>Useful surface </text:p>
          </table:table-cell>
          <table:table-cell table:style-name="ce893" table:formula="oooc:=[ParameterList.AR375]" office:value-type="string" office:string-value="m2">
            <text:p>m2</text:p>
          </table:table-cell>
          <table:table-cell table:style-name="ce932" table:number-columns-repeated="5"/>
          <table:table-cell table:style-name="ce556" table:number-columns-spanned="2" table:number-rows-spanned="1"/>
          <table:covered-table-cell table:style-name="ce942"/>
          <table:table-cell table:style-name="ce943" table:number-columns-repeated="247"/>
        </table:table-row>
        <table:table-row table:style-name="ro39">
          <table:table-cell table:style-name="ce666" table:formula="oooc:=[ParameterList.T376]" office:value-type="string" office:string-value="Use of the building">
            <text:p>Use of the building</text:p>
          </table:table-cell>
          <table:table-cell table:style-name="ce893" table:formula="oooc:=[ParameterList.AR376]">
            <text:p/>
          </table:table-cell>
          <table:table-cell table:style-name="ce932" table:number-columns-repeated="4"/>
          <table:table-cell table:style-name="ce935"/>
          <table:table-cell table:style-name="ce556" table:number-columns-spanned="2" table:number-rows-spanned="1"/>
          <table:covered-table-cell table:style-name="ce942"/>
          <table:table-cell table:style-name="ce943" table:number-columns-repeated="247"/>
        </table:table-row>
        <table:table-row table:style-name="ro41">
          <table:table-cell table:style-name="ce666" table:formula="oooc:=[ParameterList.T377]" office:value-type="string" office:string-value="Global data on energy demand">
            <text:p>Global data on energy demand</text:p>
          </table:table-cell>
          <table:table-cell table:style-name="ce893" table:formula="oooc:=[ParameterList.AR377]">
            <text:p/>
          </table:table-cell>
          <table:table-cell table:style-name="ce933" table:number-columns-repeated="2"/>
          <table:table-cell table:style-name="ce934" table:number-columns-repeated="2"/>
          <table:table-cell table:style-name="ce936"/>
          <table:table-cell table:style-name="ce748" table:number-columns-spanned="2" table:number-rows-spanned="1"/>
          <table:covered-table-cell table:style-name="ce942"/>
          <table:table-cell table:style-name="ce943" table:number-columns-repeated="247"/>
        </table:table-row>
        <table:table-row table:style-name="ro39">
          <table:table-cell table:style-name="ce666" table:formula="oooc:=[ParameterList.T378]" office:value-type="string" office:string-value="Maximum heating power">
            <text:p>Maximum heating power</text:p>
          </table:table-cell>
          <table:table-cell table:style-name="ce893" table:formula="oooc:=[ParameterList.AR378]" office:value-type="string" office:string-value="kW">
            <text:p>kW</text:p>
          </table:table-cell>
          <table:table-cell table:style-name="ce932" table:number-columns-repeated="4"/>
          <table:table-cell table:style-name="ce937"/>
          <table:table-cell table:style-name="ce556" table:formula="oooc:=[ParameterList.AF378]" office:value-type="string" office:string-value="Maximum heating power (without including the security coefficient of the equipment)" table:number-columns-spanned="2" table:number-rows-spanned="2">
            <text:p>Maximum heating power (without including the security coefficient of the equipment)</text:p>
          </table:table-cell>
          <table:covered-table-cell table:style-name="ce942"/>
          <table:table-cell table:style-name="ce943" table:number-columns-repeated="247"/>
        </table:table-row>
        <table:table-row table:style-name="ro39">
          <table:table-cell table:style-name="ce666" table:formula="oooc:=[ParameterList.T379]" office:value-type="string" office:string-value="Maximum cooling power">
            <text:p>Maximum cooling power</text:p>
          </table:table-cell>
          <table:table-cell table:style-name="ce893" table:formula="oooc:=[ParameterList.AR379]" office:value-type="string" office:string-value="kW">
            <text:p>kW</text:p>
          </table:table-cell>
          <table:table-cell table:style-name="ce932" table:number-columns-repeated="5"/>
          <table:covered-table-cell table:style-name="ce940"/>
          <table:covered-table-cell table:style-name="ce942"/>
          <table:table-cell table:style-name="ce943" table:number-columns-repeated="247"/>
        </table:table-row>
        <table:table-row table:style-name="ro39">
          <table:table-cell table:style-name="ce666" table:formula="oooc:=[ParameterList.T380]" office:value-type="string" office:string-value="Annual heating demand">
            <text:p>Annual heating demand</text:p>
          </table:table-cell>
          <table:table-cell table:style-name="ce893" table:formula="oooc:=[ParameterList.AR380]" office:value-type="string" office:string-value="MWh / year">
            <text:p>MWh / year</text:p>
          </table:table-cell>
          <table:table-cell table:style-name="ce932" table:number-columns-repeated="5"/>
          <table:table-cell table:style-name="ce556" table:formula="oooc:=[ParameterList.AF380]" office:value-type="string" office:string-value="Thermal demand (useful heat and cold). Indicate MONTHLY data in a separate table (if available)" table:number-columns-spanned="2" table:number-rows-spanned="2">
            <text:p>Thermal demand (useful heat and cold). Indicate MONTHLY data in a separate table (if available)</text:p>
          </table:table-cell>
          <table:covered-table-cell table:style-name="ce942"/>
          <table:table-cell table:style-name="ce467" table:number-columns-repeated="247"/>
        </table:table-row>
        <table:table-row table:style-name="ro39">
          <table:table-cell table:style-name="ce666" table:formula="oooc:=[ParameterList.T381]" office:value-type="string" office:string-value="Annual demand of air conditioning">
            <text:p>Annual demand of air conditioning</text:p>
          </table:table-cell>
          <table:table-cell table:style-name="ce893" table:formula="oooc:=[ParameterList.AR381]" office:value-type="string" office:string-value="MWh / year">
            <text:p>MWh / year</text:p>
          </table:table-cell>
          <table:table-cell table:style-name="ce932" table:number-columns-repeated="5"/>
          <table:covered-table-cell table:style-name="ce940"/>
          <table:covered-table-cell table:style-name="ce942"/>
          <table:table-cell table:style-name="ce467" table:number-columns-repeated="247"/>
        </table:table-row>
        <table:table-row table:style-name="ro39">
          <table:table-cell table:style-name="ce666" table:formula="oooc:=[ParameterList.T382]" office:value-type="string" office:string-value="Daily consumption of  DHW">
            <text:p>Daily consumption of <text:s/>DHW</text:p>
          </table:table-cell>
          <table:table-cell table:style-name="ce893" table:formula="oooc:=[ParameterList.AR382]" office:value-type="string" office:string-value="l/day">
            <text:p>l/day</text:p>
          </table:table-cell>
          <table:table-cell table:style-name="ce932" table:number-columns-repeated="5"/>
          <table:table-cell table:style-name="ce556" table:formula="oooc:=[ParameterList.AF382]" office:value-type="string" office:string-value="Only consumption of hot water that is not included yet in “Processes”" table:number-columns-spanned="2" table:number-rows-spanned="1">
            <text:p>Only consumption of hot water that is not included yet in “Processes”</text:p>
          </table:table-cell>
          <table:covered-table-cell table:style-name="ce942"/>
          <table:table-cell table:style-name="ce943" table:number-columns-repeated="247"/>
        </table:table-row>
        <table:table-row table:style-name="ro39">
          <table:table-cell table:style-name="ce666" table:formula="oooc:=[ParameterList.T383]" office:value-type="string" office:string-value="Hours of occupation ">
            <text:p>Hours of occupation </text:p>
          </table:table-cell>
          <table:table-cell table:style-name="ce893" table:formula="oooc:=[ParameterList.AR383]" office:value-type="string" office:string-value="h/day">
            <text:p>h/day</text:p>
          </table:table-cell>
          <table:table-cell table:style-name="ce932" table:number-columns-repeated="5"/>
          <table:table-cell table:style-name="ce556" table:formula="oooc:=[ParameterList.AF383]" office:value-type="string" office:string-value="Occupational period of the building" table:number-columns-spanned="2" table:number-rows-spanned="2">
            <text:p>Occupational period of the building</text:p>
          </table:table-cell>
          <table:covered-table-cell table:style-name="ce942"/>
          <table:table-cell table:style-name="ce943" table:number-columns-repeated="247"/>
        </table:table-row>
        <table:table-row table:style-name="ro39">
          <table:table-cell table:style-name="ce666" table:formula="oooc:=[ParameterList.T384]" office:value-type="string" office:string-value="Days of use per year">
            <text:p>Days of use per year</text:p>
          </table:table-cell>
          <table:table-cell table:style-name="ce893" table:formula="oooc:=[ParameterList.AR384]" office:value-type="string" office:string-value="days/year">
            <text:p>days/year</text:p>
          </table:table-cell>
          <table:table-cell table:style-name="ce932" table:number-columns-repeated="5"/>
          <table:covered-table-cell table:style-name="ce940"/>
          <table:covered-table-cell table:style-name="ce942"/>
          <table:table-cell table:style-name="ce943" table:number-columns-repeated="247"/>
        </table:table-row>
        <table:table-row table:style-name="ro39">
          <table:table-cell table:style-name="ce666" table:formula="oooc:=[ParameterList.T385]" office:value-type="string" office:string-value="Holidays period">
            <text:p>Holidays period</text:p>
          </table:table-cell>
          <table:table-cell table:style-name="ce893" table:formula="oooc:=[ParameterList.AR385]" office:value-type="string" office:string-value="dd/mm-dd/mm">
            <text:p>dd/mm-dd/mm</text:p>
          </table:table-cell>
          <table:table-cell table:style-name="ce932" table:number-columns-repeated="5"/>
          <table:table-cell table:style-name="ce556" table:formula="oooc:=[ParameterList.AF385]" office:value-type="string" office:string-value="Period of year that the building is not used" table:number-columns-spanned="2" table:number-rows-spanned="1">
            <text:p>Period of year that the building is not used</text:p>
          </table:table-cell>
          <table:covered-table-cell table:style-name="ce942"/>
          <table:table-cell table:style-name="ce943" table:number-columns-repeated="247"/>
        </table:table-row>
        <table:table-row table:style-name="ro39">
          <table:table-cell table:style-name="ce666" table:formula="oooc:=[ParameterList.T386]" office:value-type="string" office:string-value="Heating period">
            <text:p>Heating period</text:p>
          </table:table-cell>
          <table:table-cell table:style-name="ce893" table:formula="oooc:=[ParameterList.AR386]" office:value-type="string" office:string-value="dd/mm-dd/mm">
            <text:p>dd/mm-dd/mm</text:p>
          </table:table-cell>
          <table:table-cell table:style-name="ce932" table:number-columns-repeated="5"/>
          <table:table-cell table:style-name="ce556" table:formula="oooc:=[ParameterList.AF386]" office:value-type="string" office:string-value="Indicate period, e.g. October - February" table:number-columns-spanned="2" table:number-rows-spanned="2">
            <text:p>Indicate period, e.g. October - February</text:p>
          </table:table-cell>
          <table:covered-table-cell table:style-name="ce942"/>
          <table:table-cell table:style-name="ce943" table:number-columns-repeated="247"/>
        </table:table-row>
        <table:table-row table:style-name="ro39">
          <table:table-cell table:style-name="ce666" table:formula="oooc:=[ParameterList.T387]" office:value-type="string" office:string-value="Air conditioning period">
            <text:p>Air conditioning period</text:p>
          </table:table-cell>
          <table:table-cell table:style-name="ce893" table:formula="oooc:=[ParameterList.AR387]" office:value-type="string" office:string-value="dd/mm-dd/mm">
            <text:p>dd/mm-dd/mm</text:p>
          </table:table-cell>
          <table:table-cell table:style-name="ce932" table:number-columns-repeated="4"/>
          <table:table-cell table:style-name="ce938"/>
          <table:covered-table-cell table:style-name="ce940"/>
          <table:covered-table-cell table:style-name="ce942"/>
          <table:table-cell table:style-name="ce943" table:number-columns-repeated="247"/>
        </table:table-row>
        <table:table-row table:style-name="ro4" table:number-rows-repeated="65518">
          <table:table-cell table:number-columns-repeated="256"/>
        </table:table-row>
        <table:table-row table:style-name="ro4">
          <table:table-cell table:number-columns-repeated="256"/>
        </table:table-row>
      </table:table>
      <table:table table:name="Q8 Economics" table:style-name="ta1" table:print-ranges="'Q8 Economics'.A1:'Q8 Economics'.I20">
        <table:table-column table:style-name="co49" table:default-cell-style-name="ce598"/>
        <table:table-column table:style-name="co45" table:default-cell-style-name="Default"/>
        <table:table-column table:style-name="co50" table:number-columns-repeated="4" table:default-cell-style-name="Default"/>
        <table:table-column table:style-name="co72" table:default-cell-style-name="Default"/>
        <table:table-column table:style-name="co45" table:default-cell-style-name="Default"/>
        <table:table-column table:style-name="co50" table:default-cell-style-name="Default"/>
        <table:table-column table:style-name="co48" table:default-cell-style-name="Default"/>
        <table:table-column table:style-name="co47" table:number-columns-repeated="246" table:default-cell-style-name="Default"/>
        <table:table-row table:style-name="ro38">
          <table:table-cell table:style-name="ce593" office:value-type="string">
            <text:p>EINSTEIN</text:p>
            <text:p>Expert system for an intelligent supply of thermal energy in industry</text:p>
            <text:p><text:span text:style-name="T23"/></text:p>
            <text:p><text:span text:style-name="T23">www.iee-einstein.org</text:span></text:p>
          </table:table-cell>
          <table:table-cell table:style-name="ce764"/>
          <table:table-cell table:style-name="ce756"/>
          <table:table-cell table:style-name="ce785" table:number-columns-repeated="2"/>
          <table:table-cell table:style-name="ce794"/>
          <table:table-cell table:style-name="ce628" office:value-type="string">
            <text:p>Economic parameters</text:p>
          </table:table-cell>
          <table:table-cell table:style-name="ce628" office:value-type="float" office:value="8">
            <text:p>8</text:p>
          </table:table-cell>
          <table:table-cell/>
          <table:table-cell table:style-name="ce598" table:number-columns-repeated="2"/>
          <table:table-cell table:style-name="ce756"/>
          <table:table-cell table:number-columns-repeated="244"/>
        </table:table-row>
        <table:table-row table:style-name="ro39">
          <table:table-cell table:style-name="ce945" table:formula="oooc:=[ParameterList.T472]" office:value-type="string" office:string-value="Economic parameters used in the economic analysis and the comparative analysis of possible alternatives" table:number-columns-spanned="9" table:number-rows-spanned="1">
            <text:p>Economic parameters used in the economic analysis and the comparative analysis of possible alternatives</text:p>
          </table:table-cell>
          <table:covered-table-cell table:style-name="ce930"/>
          <table:covered-table-cell table:number-columns-repeated="6" table:style-name="ce953"/>
          <table:covered-table-cell table:style-name="ce972"/>
          <table:table-cell table:style-name="ce976" table:number-columns-repeated="247"/>
        </table:table-row>
        <table:table-row table:style-name="ro39">
          <table:table-cell table:style-name="ce671" table:formula="oooc:=[ParameterList.T473]" office:value-type="string" office:string-value="General inflation rate">
            <text:p>General inflation rate</text:p>
          </table:table-cell>
          <table:table-cell table:style-name="ce617" table:formula="oooc:=[ParameterList.AR473]" office:value-type="string" office:string-value="%">
            <text:p>%</text:p>
          </table:table-cell>
          <table:table-cell table:style-name="ce954"/>
          <table:table-cell table:style-name="ce893" table:formula="oooc:=[ParameterList.AF473]" office:value-type="string" office:string-value="Specify the rate of prices variation estimated for the useful life of the installations (e.g. in the next 15-20 years)" table:number-columns-spanned="2" table:number-rows-spanned="3">
            <text:p>Specify the rate of prices variation estimated for the useful life of the installations (e.g. in the next 15-20 years)</text:p>
          </table:table-cell>
          <table:covered-table-cell table:style-name="ce962"/>
          <table:table-cell table:style-name="ce966" table:formula="oooc:=[ParameterList.T478]" office:value-type="string" office:string-value="Public funding for energy saving measures:" table:number-columns-spanned="2" table:number-rows-spanned="1">
            <text:p>Public funding for energy saving measures:</text:p>
          </table:table-cell>
          <table:covered-table-cell table:style-name="ce966"/>
          <table:table-cell table:style-name="ce969" table:formula="oooc:=[ParameterList.T479]" office:value-type="string" office:string-value="Type (credit, subvention)" table:number-columns-spanned="2" table:number-rows-spanned="1">
            <text:p>Type (credit, subvention)</text:p>
          </table:table-cell>
          <table:covered-table-cell table:style-name="ce973"/>
          <table:table-cell table:style-name="ce598" table:number-columns-repeated="247"/>
        </table:table-row>
        <table:table-row table:style-name="ro39">
          <table:table-cell table:style-name="ce671" table:formula="oooc:=[ParameterList.T474]" office:value-type="string" office:string-value="Rate of increment of energy prices">
            <text:p>Rate of increment of energy prices</text:p>
          </table:table-cell>
          <table:table-cell table:style-name="ce617" table:formula="oooc:=[ParameterList.AR474]" office:value-type="string" office:string-value="%">
            <text:p>%</text:p>
          </table:table-cell>
          <table:table-cell table:style-name="ce954"/>
          <table:covered-table-cell table:style-name="ce960"/>
          <table:covered-table-cell table:style-name="ce962"/>
          <table:table-cell table:style-name="ce964" table:number-columns-spanned="2" table:number-rows-spanned="1"/>
          <table:covered-table-cell table:style-name="ce964"/>
          <table:table-cell table:style-name="ce970" table:number-columns-spanned="2" table:number-rows-spanned="1"/>
          <table:covered-table-cell table:style-name="ce970"/>
          <table:table-cell table:style-name="ce976" table:number-columns-repeated="247"/>
        </table:table-row>
        <table:table-row table:style-name="ro39">
          <table:table-cell table:style-name="ce671" table:formula="oooc:=[ParameterList.T475]" office:value-type="string" office:string-value="Nominal rate of interest for external financing of installations ">
            <text:p>Nominal rate of interest for external financing of installations </text:p>
          </table:table-cell>
          <table:table-cell table:style-name="ce617" table:formula="oooc:=[ParameterList.AR475]" office:value-type="string" office:string-value="%">
            <text:p>%</text:p>
          </table:table-cell>
          <table:table-cell table:style-name="ce954"/>
          <table:covered-table-cell table:style-name="ce960"/>
          <table:covered-table-cell table:style-name="ce962"/>
          <table:table-cell table:style-name="ce964" table:number-columns-spanned="2" table:number-rows-spanned="1"/>
          <table:covered-table-cell table:style-name="ce967"/>
          <table:table-cell table:style-name="ce970" table:number-columns-spanned="2" table:number-rows-spanned="1"/>
          <table:covered-table-cell table:style-name="ce970"/>
          <table:table-cell table:style-name="ce976" table:number-columns-repeated="247"/>
        </table:table-row>
        <table:table-row table:style-name="ro39">
          <table:table-cell table:style-name="ce671" table:formula="oooc:=[ParameterList.T476]" office:value-type="string" office:string-value="Percentage of external financing for installations">
            <text:p>Percentage of external financing for installations</text:p>
          </table:table-cell>
          <table:table-cell table:style-name="ce617" table:formula="oooc:=[ParameterList.AR476]" office:value-type="string" office:string-value="%">
            <text:p>%</text:p>
          </table:table-cell>
          <table:table-cell table:style-name="ce954"/>
          <table:table-cell table:style-name="ce893" table:formula="oooc:=[ParameterList.AF476]" office:value-type="string" office:string-value="Percentage of the external financing for the inversions" table:number-columns-spanned="2" table:number-rows-spanned="1">
            <text:p>Percentage of the external financing for the inversions</text:p>
          </table:table-cell>
          <table:covered-table-cell table:style-name="ce963"/>
          <table:table-cell table:style-name="ce964" table:number-columns-spanned="2" table:number-rows-spanned="1"/>
          <table:covered-table-cell table:style-name="ce967"/>
          <table:table-cell table:style-name="ce970" table:number-columns-spanned="2" table:number-rows-spanned="1"/>
          <table:covered-table-cell table:style-name="ce970"/>
          <table:table-cell table:style-name="ce976" table:number-columns-repeated="247"/>
        </table:table-row>
        <table:table-row table:style-name="ro39">
          <table:table-cell table:style-name="ce669" table:formula="oooc:=[ParameterList.T477]" office:value-type="string" office:string-value="Time for economic amortisation of installations">
            <text:p>Time for economic amortisation of installations</text:p>
          </table:table-cell>
          <table:table-cell table:style-name="ce949" table:formula="oooc:=[ParameterList.AR477]" office:value-type="string" office:string-value="years">
            <text:p>years</text:p>
          </table:table-cell>
          <table:table-cell table:style-name="ce955"/>
          <table:table-cell table:style-name="ce961" table:number-columns-repeated="2"/>
          <table:table-cell table:style-name="ce965" table:number-columns-spanned="2" table:number-rows-spanned="1"/>
          <table:covered-table-cell table:style-name="ce968"/>
          <table:table-cell table:style-name="ce971" table:number-columns-spanned="2" table:number-rows-spanned="1"/>
          <table:covered-table-cell table:style-name="ce971"/>
          <table:table-cell table:style-name="ce976" table:number-columns-repeated="247"/>
        </table:table-row>
        <table:table-row table:style-name="ro45">
          <table:table-cell table:style-name="ce605" table:number-columns-repeated="9"/>
          <table:table-cell table:number-columns-repeated="15"/>
          <table:table-cell table:style-name="ce663" table:number-columns-repeated="232"/>
        </table:table-row>
        <table:table-row table:style-name="ro39">
          <table:table-cell table:style-name="ce945" table:formula="oooc:=[ParameterList.T480]" office:value-type="string" office:string-value="Operation and maintenance costs" table:number-columns-spanned="9" table:number-rows-spanned="1">
            <text:p>Operation and maintenance costs</text:p>
          </table:table-cell>
          <table:covered-table-cell table:style-name="ce930"/>
          <table:covered-table-cell table:number-columns-repeated="6" table:style-name="ce953"/>
          <table:covered-table-cell table:style-name="ce972"/>
          <table:table-cell table:style-name="ce976" table:number-columns-repeated="247"/>
        </table:table-row>
        <table:table-row table:style-name="ro39">
          <table:table-cell table:style-name="ce946"/>
          <table:table-cell table:style-name="ce950"/>
          <table:table-cell table:style-name="ce893" table:formula="oooc:=[ParameterList.T506]" office:value-type="string" office:string-value="Total cost">
            <text:p>Total cost</text:p>
          </table:table-cell>
          <table:table-cell table:style-name="ce893" table:formula="oooc:=[ParameterList.T507]" office:value-type="string" office:string-value="Own personnel">
            <text:p>Own personnel</text:p>
          </table:table-cell>
          <table:table-cell table:style-name="ce893" table:formula="oooc:=[ParameterList.T508]" office:value-type="string" office:string-value="External personnel">
            <text:p>External personnel</text:p>
          </table:table-cell>
          <table:table-cell table:style-name="ce893" table:formula="oooc:=[ParameterList.T509]" office:value-type="string" office:string-value="Spare parts and fungible assets">
            <text:p>Spare parts and fungible assets</text:p>
          </table:table-cell>
          <table:table-cell table:style-name="ce893" table:number-columns-repeated="2"/>
          <table:table-cell table:style-name="ce974"/>
          <table:table-cell table:style-name="ce976" table:number-columns-repeated="247"/>
        </table:table-row>
        <table:table-row table:style-name="ro41">
          <table:table-cell table:style-name="ce946"/>
          <table:table-cell table:style-name="ce950"/>
          <table:table-cell table:style-name="ce893" table:formula="oooc:=[ParameterList.AR506]" office:value-type="string" office:string-value="€/year">
            <text:p>€/year</text:p>
          </table:table-cell>
          <table:table-cell table:style-name="ce893" table:formula="oooc:=[ParameterList.AR507]" office:value-type="string" office:string-value="€/year">
            <text:p>€/year</text:p>
          </table:table-cell>
          <table:table-cell table:style-name="ce893" table:formula="oooc:=[ParameterList.AR508]" office:value-type="string" office:string-value="€/year">
            <text:p>€/year</text:p>
          </table:table-cell>
          <table:table-cell table:style-name="ce893" table:formula="oooc:=[ParameterList.AR509]" office:value-type="string" office:string-value="€/year">
            <text:p>€/year</text:p>
          </table:table-cell>
          <table:table-cell table:style-name="ce893" table:number-columns-repeated="2"/>
          <table:table-cell table:style-name="ce974"/>
          <table:table-cell table:style-name="ce976" table:number-columns-repeated="247"/>
        </table:table-row>
        <table:table-row table:style-name="ro39">
          <table:table-cell table:style-name="ce947" table:formula="oooc:=[ParameterList.T481]" office:value-type="string" office:string-value="General maintenance">
            <text:p>General maintenance</text:p>
          </table:table-cell>
          <table:table-cell table:style-name="ce893"/>
          <table:table-cell table:style-name="ce956" table:number-columns-repeated="4"/>
          <table:table-cell table:style-name="ce893" table:number-columns-repeated="2"/>
          <table:table-cell table:style-name="ce974"/>
          <table:table-cell table:style-name="ce976" table:number-columns-repeated="247"/>
        </table:table-row>
        <table:table-row table:style-name="ro39">
          <table:table-cell table:style-name="ce947" table:formula="oooc:=[ParameterList.T486]" office:value-type="string" office:string-value="Buildings">
            <text:p>Buildings</text:p>
          </table:table-cell>
          <table:table-cell table:style-name="ce575"/>
          <table:table-cell table:style-name="ce956" table:number-columns-repeated="4"/>
          <table:table-cell table:style-name="ce893" table:number-columns-repeated="2"/>
          <table:table-cell table:style-name="ce974"/>
          <table:table-cell table:style-name="ce457" table:number-columns-repeated="247"/>
        </table:table-row>
        <table:table-row table:style-name="ro39">
          <table:table-cell table:style-name="ce947" table:formula="oooc:=[ParameterList.T491]" office:value-type="string" office:string-value="Machines and equipment for processes">
            <text:p>Machines and equipment for processes</text:p>
          </table:table-cell>
          <table:table-cell table:style-name="ce575"/>
          <table:table-cell table:style-name="ce956" table:number-columns-repeated="4"/>
          <table:table-cell table:style-name="ce893" table:number-columns-repeated="2"/>
          <table:table-cell table:style-name="ce974"/>
          <table:table-cell table:style-name="ce457" table:number-columns-repeated="247"/>
        </table:table-row>
        <table:table-row table:style-name="ro39">
          <table:table-cell table:style-name="ce947" table:formula="oooc:=[ParameterList.T496]" office:value-type="string" office:string-value="Generation and distribution of heat and cold">
            <text:p>Generation and distribution of heat and cold</text:p>
          </table:table-cell>
          <table:table-cell table:style-name="ce893"/>
          <table:table-cell table:style-name="ce956" table:number-columns-repeated="4"/>
          <table:table-cell table:style-name="ce893" table:number-columns-repeated="2"/>
          <table:table-cell table:style-name="ce974"/>
          <table:table-cell table:style-name="ce976" table:number-columns-repeated="247"/>
        </table:table-row>
        <table:table-row table:style-name="ro39">
          <table:table-cell table:style-name="ce948" table:formula="oooc:=[ParameterList.T501]" office:value-type="string" office:string-value="Total  ">
            <text:p>Total <text:s/></text:p>
          </table:table-cell>
          <table:table-cell table:style-name="ce949"/>
          <table:table-cell table:style-name="ce957" table:number-columns-repeated="4"/>
          <table:table-cell table:style-name="ce949" table:number-columns-repeated="2"/>
          <table:table-cell table:style-name="ce975"/>
          <table:table-cell table:style-name="ce976" table:number-columns-repeated="247"/>
        </table:table-row>
        <table:table-row table:style-name="ro45">
          <table:table-cell table:style-name="ce605" table:number-columns-repeated="9"/>
          <table:table-cell table:number-columns-repeated="15"/>
          <table:table-cell table:style-name="ce663" table:number-columns-repeated="232"/>
        </table:table-row>
        <table:table-row table:style-name="ro39">
          <table:table-cell table:style-name="ce945" table:formula="oooc:=[ParameterList.T510]" office:value-type="string" office:string-value="Externalisation of energetic services" table:number-columns-spanned="9" table:number-rows-spanned="1">
            <text:p>Externalisation of energetic services</text:p>
          </table:table-cell>
          <table:covered-table-cell table:style-name="ce930"/>
          <table:covered-table-cell table:number-columns-repeated="6" table:style-name="ce953"/>
          <table:covered-table-cell table:style-name="ce972"/>
          <table:table-cell table:style-name="ce976" table:number-columns-repeated="247"/>
        </table:table-row>
        <table:table-row table:style-name="ro39">
          <table:table-cell table:style-name="ce595" table:formula="oooc:=[ParameterList.T511]" office:value-type="string" office:string-value="Is there any energy menagement system implemented?" table:number-columns-spanned="3" table:number-rows-spanned="1">
            <text:p>Is there any energy menagement system implemented?</text:p>
          </table:table-cell>
          <table:covered-table-cell table:style-name="ce951"/>
          <table:covered-table-cell table:style-name="ce958"/>
          <table:table-cell table:style-name="ce893" table:formula="oooc:=[ParameterList.AR511]" office:value-type="string" office:string-value="yes/no">
            <text:p>yes/no</text:p>
          </table:table-cell>
          <table:table-cell table:style-name="ce964"/>
          <table:table-cell table:style-name="ce893" table:number-columns-repeated="3"/>
          <table:table-cell table:style-name="ce974"/>
          <table:table-cell table:style-name="ce976" table:number-columns-repeated="247"/>
        </table:table-row>
        <table:table-row table:style-name="ro39">
          <table:table-cell table:style-name="ce596" table:formula="oooc:=[ParameterList.T512]" office:value-type="string" office:string-value="Is the energy menagent externalized?" table:number-columns-spanned="3" table:number-rows-spanned="1">
            <text:p>Is the energy menagent externalized?</text:p>
          </table:table-cell>
          <table:covered-table-cell table:style-name="ce952"/>
          <table:covered-table-cell table:style-name="ce959"/>
          <table:table-cell table:style-name="ce949" table:formula="oooc:=[ParameterList.AR512]" office:value-type="string" office:string-value="yes/no">
            <text:p>yes/no</text:p>
          </table:table-cell>
          <table:table-cell table:style-name="ce965"/>
          <table:table-cell table:style-name="ce949" table:number-columns-repeated="3"/>
          <table:table-cell table:style-name="ce975"/>
          <table:table-cell table:style-name="ce976" table:number-columns-repeated="247"/>
        </table:table-row>
        <table:table-row table:style-name="ro4" table:number-rows-repeated="65515">
          <table:table-cell table:number-columns-repeated="256"/>
        </table:table-row>
        <table:table-row table:style-name="ro4">
          <table:table-cell table:number-columns-repeated="256"/>
        </table:table-row>
      </table:table>
      <table:named-expressions>
        <table:named-range table:name="Excel_BuiltIn_Print_Area_2" table:base-cell-address="$VERSIONS.$A$1" table:cell-range-address="$ParameterList.$B$1:.$K$616" table:range-usable-as="print-range"/>
        <table:named-range table:name="Excel_BuiltIn_Print_Area_1" table:base-cell-address="$VERSIONS.$A$1" table:cell-range-address="$ParameterList.$A$1:.$W$532"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ce style:name="Arial2" svg:font-family="Arial" style:font-family-generic="swiss"/>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number:currency-symbol>
    </number:currency-style>
    <number:currency-style style:name="N103">
      <style:text-properties fo:color="#ff0000"/>
      <number:text>-</number:text>
      <number:number number:decimal-places="2" number:min-integer-digits="1" number:grouping="true"/>
      <number:text> </number:text>
      <number:currency-symbol>€</number:currency-symbol>
      <style:map style:condition="value()&gt;=0" style:apply-style-name="N103P0"/>
    </number:currency-style>
    <number:number-style style:name="N108P0" style:volatile="true">
      <number:number number:decimal-places="2" number:min-integer-digits="1" number:grouping="true"/>
      <number:text>       </number:text>
    </number:number-style>
    <number:number-style style:name="N108P1" style:volatile="true">
      <number:text>-</number:text>
      <number:number number:decimal-places="2" number:min-integer-digits="1" number:grouping="true"/>
      <number:text>       </number:text>
    </number:number-style>
    <number:number-style style:name="N108P2" style:volatile="true">
      <number:text> -</number:text>
      <number:number number:decimal-places="0" number:min-integer-digits="0"/>
      <number:text>       </number:text>
    </number:number-style>
    <number:text-style style:name="N108">
      <number:text-content/>
      <number:text> </number:text>
      <style:map style:condition="value()&gt;0" style:apply-style-name="N108P0"/>
      <style:map style:condition="value()&lt;0" style:apply-style-name="N108P1"/>
      <style:map style:condition="value()=0" style:apply-style-name="N108P2"/>
    </number:text-style>
    <number:currency-style style:name="N110P0" style:volatile="true">
      <number:currency-symbol number:language="it" number:country="IT">€</number:currency-symbol>
      <number:text> </number:text>
      <number:number number:decimal-places="2" number:min-integer-digits="1" number:grouping="true"/>
    </number:currency-style>
    <number:currency-style style:name="N110">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0P0"/>
    </number:currency-style>
    <number:number-style style:name="N112P0" style:volatile="true">
      <number:number number:decimal-places="0" number:min-integer-digits="1" number:grouping="true"/>
      <number:text> €</number:text>
    </number:number-style>
    <number:number-style style:name="N112">
      <number:text>-</number:text>
      <number:number number:decimal-places="0" number:min-integer-digits="1" number:grouping="true"/>
      <number:text> €</number:text>
      <style:map style:condition="value()&gt;=0" style:apply-style-name="N112P0"/>
    </number:number-style>
    <number:number-style style:name="N113P0" style:volatile="true">
      <number:number number:decimal-places="0" number:min-integer-digits="1" number:grouping="true"/>
      <number:text> €</number:text>
    </number:number-style>
    <number:number-style style:name="N113">
      <style:text-properties fo:color="#ff0000"/>
      <number:text>-</number:text>
      <number:number number:decimal-places="0" number:min-integer-digits="1" number:grouping="true"/>
      <number:text> €</number:text>
      <style:map style:condition="value()&gt;=0" style:apply-style-name="N113P0"/>
    </number:number-style>
    <number:number-style style:name="N115P0" style:volatile="true">
      <number:number number:decimal-places="2" number:min-integer-digits="1" number:grouping="true"/>
      <number:text> €</number:text>
    </number:number-style>
    <number:number-style style:name="N115">
      <number:text>-</number:text>
      <number:number number:decimal-places="2" number:min-integer-digits="1" number:grouping="true"/>
      <number:text> €</number:text>
      <style:map style:condition="value()&gt;=0" style:apply-style-name="N115P0"/>
    </number:number-style>
    <number:number-style style:name="N116P0" style:volatile="true">
      <number:number number:decimal-places="2" number:min-integer-digits="1" number:grouping="true"/>
      <number:text> €</number:text>
    </number:number-style>
    <number:number-style style:name="N116">
      <style:text-properties fo:color="#ff0000"/>
      <number:text>-</number:text>
      <number:number number:decimal-places="2" number:min-integer-digits="1" number:grouping="true"/>
      <number:text> €</number:text>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4P0" style:volatile="true">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0" number:min-integer-digits="1" number:grouping="true"/>
      <number:text> € </number:text>
    </number:number-style>
    <number:number-style style:name="N128P1" style:volatile="true">
      <number:text>-</number:text>
      <number:number number:decimal-places="0" number:min-integer-digits="1" number:grouping="true"/>
      <number:text> € </number:text>
    </number:number-style>
    <number:number-style style:name="N128P2" style:volatile="true">
      <number:text> -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 </number:text>
    </number:number-style>
    <number:number-style style:name="N136P1" style:volatile="true">
      <number:text>-</number:text>
      <number:number number:decimal-places="2" number:min-integer-digits="1" number:grouping="true"/>
      <number:text> € </number:text>
    </number:number-style>
    <number:number-style style:name="N136P2" style:volatile="true">
      <number:text> -</number:text>
      <number:number number:decimal-places="0" number:min-integer-digits="0"/>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integer-digits="3" number:min-exponent-digits="1"/>
    </number:number-style>
    <number:currency-style style:name="N143P0" style:volatile="true">
      <number:number number:decimal-places="2" number:min-integer-digits="1" number:grouping="true"/>
      <number:text> </number:text>
      <number:currency-symbol number:language="ar">€</number:currency-symbol>
      <number:text> </number:text>
    </number:currency-style>
    <number:currency-style style:name="N143P1" style:volatile="true">
      <number:text>-</number:text>
      <number:number number:decimal-places="2" number:min-integer-digits="1" number:grouping="true"/>
      <number:text> </number:text>
      <number:currency-symbol number:language="ar">€</number:currency-symbol>
      <number:text> </number:text>
    </number:currency-style>
    <number:currency-style style:name="N143">
      <number:text> -</number:text>
      <number:number number:decimal-places="0" number:min-integer-digits="0"/>
      <number:text> </number:text>
      <number:currency-symbol number:language="ar">€</number:currency-symbol>
      <number:text> </number:text>
      <style:map style:condition="value()&gt;0" style:apply-style-name="N143P0"/>
      <style:map style:condition="value()&lt;0" style:apply-style-name="N143P1"/>
    </number:currency-style>
    <number:number-style style:name="N144">
      <number:number number:decimal-places="1" number:min-integer-digits="1"/>
    </number:number-style>
    <number:number-style style:name="N145">
      <number:number number:decimal-places="3" number:min-integer-digits="1"/>
    </number:number-style>
    <number:number-style style:name="N146">
      <number:number number:decimal-places="1" number:min-integer-digits="1" number:grouping="true"/>
    </number:number-style>
    <number:percentage-style style:name="N147">
      <number:number number:decimal-places="1" number:min-integer-digits="1"/>
      <number:text>%</number:text>
    </number:percentage-style>
    <number:number-style style:name="N148">
      <number:number number:decimal-places="0" number:min-integer-digits="2"/>
    </number:number-style>
    <number:number-style style:name="N149">
      <number:number number:decimal-places="4" number:min-integer-digits="1" number:grouping="true"/>
    </number:number-style>
    <number:number-style style:name="N151P0" style:volatile="true">
      <number:text>€ </number:text>
      <number:number number:decimal-places="0" number:min-integer-digits="1" number:grouping="true"/>
    </number:number-style>
    <number:number-style style:name="N151">
      <number:text>-€ </number:text>
      <number:number number:decimal-places="0" number:min-integer-digits="1" number:grouping="true"/>
      <style:map style:condition="value()&gt;=0" style:apply-style-name="N151P0"/>
    </number:number-style>
    <number:number-style style:name="N152P0" style:volatile="true">
      <number:text>€ </number:text>
      <number:number number:decimal-places="0" number:min-integer-digits="1" number:grouping="true"/>
    </number:number-style>
    <number:number-style style:name="N152">
      <style:text-properties fo:color="#ff0000"/>
      <number:text>-€ </number:text>
      <number:number number:decimal-places="0" number:min-integer-digits="1" number:grouping="true"/>
      <style:map style:condition="value()&gt;=0" style:apply-style-name="N152P0"/>
    </number:number-style>
    <number:number-style style:name="N154P0" style:volatile="true">
      <number:text>€ </number:text>
      <number:number number:decimal-places="2" number:min-integer-digits="1" number:grouping="true"/>
    </number:number-style>
    <number:number-style style:name="N154">
      <number:text>-€ </number:text>
      <number:number number:decimal-places="2" number:min-integer-digits="1" number:grouping="true"/>
      <style:map style:condition="value()&gt;=0" style:apply-style-name="N154P0"/>
    </number:number-style>
    <number:number-style style:name="N155P0" style:volatile="true">
      <number:text>€ </number:text>
      <number:number number:decimal-places="2" number:min-integer-digits="1" number:grouping="true"/>
    </number:number-style>
    <number:number-style style:name="N155">
      <style:text-properties fo:color="#ff0000"/>
      <number:text>-€ </number:text>
      <number:number number:decimal-places="2" number:min-integer-digits="1" number:grouping="true"/>
      <style:map style:condition="value()&gt;=0" style:apply-style-name="N155P0"/>
    </number:number-style>
    <number:number-style style:name="N159P0" style:volatile="true">
      <number:text> € </number:text>
      <number:number number:decimal-places="0" number:min-integer-digits="1" number:grouping="true"/>
      <number:text> </number:text>
    </number:number-style>
    <number:number-style style:name="N159P1" style:volatile="true">
      <number:text>-€ </number:text>
      <number:number number:decimal-places="0" number:min-integer-digits="1" number:grouping="true"/>
      <number:text> </number:text>
    </number:number-style>
    <number:number-style style:name="N159P2" style:volatile="true">
      <number:text> €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 </number:text>
      <number:number number:decimal-places="2" number:min-integer-digits="1" number:grouping="true"/>
      <number:text> </number:text>
    </number:number-style>
    <number:number-style style:name="N167P1" style:volatile="true">
      <number:text>-€ </number:text>
      <number:number number:decimal-places="2" number:min-integer-digits="1" number:grouping="true"/>
      <number:text> </number:text>
    </number:number-style>
    <number:number-style style:name="N167P2" style:volatile="true">
      <number:text> €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number:number number:decimal-places="2" number:min-integer-digits="1" number:grouping="true"/>
      <number:text> </number:text>
    </number:number-style>
    <number:number-style style:name="N171P1" style:volatile="true">
      <number:text>-</number:text>
      <number:number number:decimal-places="2" number:min-integer-digits="1" number:grouping="true"/>
      <number:text> </number:text>
    </number:number-style>
    <number:number-style style:name="N171P2" style:volatile="true">
      <number:text> -</number:text>
      <number:number number: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3P0" style:volatile="true">
      <number:number number:decimal-places="0" number:min-integer-digits="1" number:grouping="true"/>
      <number:text> pta</number:text>
    </number:number-style>
    <number:number-style style:name="N173">
      <number:text>-</number:text>
      <number:number number:decimal-places="0" number:min-integer-digits="1" number:grouping="true"/>
      <number:text> pta</number:text>
      <style:map style:condition="value()&gt;=0" style:apply-style-name="N173P0"/>
    </number:number-style>
    <number:number-style style:name="N174P0" style:volatile="true">
      <number:number number:decimal-places="0" number:min-integer-digits="1" number:grouping="true"/>
      <number:text> pta</number:text>
    </number:number-style>
    <number:number-style style:name="N174">
      <style:text-properties fo:color="#ff0000"/>
      <number:text>-</number:text>
      <number:number number:decimal-places="0" number:min-integer-digits="1" number:grouping="true"/>
      <number:text> pta</number:text>
      <style:map style:condition="value()&gt;=0" style:apply-style-name="N174P0"/>
    </number:number-style>
    <number:number-style style:name="N176P0" style:volatile="true">
      <number:number number:decimal-places="2" number:min-integer-digits="1" number:grouping="true"/>
      <number:text> pta</number:text>
    </number:number-style>
    <number:number-style style:name="N176">
      <number:text>-</number:text>
      <number:number number:decimal-places="2" number:min-integer-digits="1" number:grouping="true"/>
      <number:text> pta</number:text>
      <style:map style:condition="value()&gt;=0" style:apply-style-name="N176P0"/>
    </number:number-style>
    <number:number-style style:name="N177P0" style:volatile="true">
      <number:number number:decimal-places="2" number:min-integer-digits="1" number:grouping="true"/>
      <number:text> pta</number:text>
    </number:number-style>
    <number:number-style style:name="N177">
      <style:text-properties fo:color="#ff0000"/>
      <number:text>-</number:text>
      <number:number number:decimal-places="2" number:min-integer-digits="1" number:grouping="true"/>
      <number:text> pta</number:text>
      <style:map style:condition="value()&gt;=0" style:apply-style-name="N177P0"/>
    </number:number-style>
    <number:number-style style:name="N181P0" style:volatile="true">
      <number:number number:decimal-places="0" number:min-integer-digits="1" number:grouping="true"/>
      <number:text> pta </number:text>
    </number:number-style>
    <number:number-style style:name="N181P1" style:volatile="true">
      <number:text>-</number:text>
      <number:number number:decimal-places="0" number:min-integer-digits="1" number:grouping="true"/>
      <number:text> pta </number:text>
    </number:number-style>
    <number:number-style style:name="N181P2" style:volatile="true">
      <number:text> - pta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5P0" style:volatile="true">
      <number:number number:decimal-places="0" number:min-integer-digits="1" number:grouping="true"/>
      <number:text>       </number:text>
    </number:number-style>
    <number:number-style style:name="N185P1" style:volatile="true">
      <number:text>-</number:text>
      <number:number number:decimal-places="0" number:min-integer-digits="1" number:grouping="true"/>
      <number:text>       </number:text>
    </number:number-style>
    <number:number-style style:name="N185P2" style:volatile="true">
      <number:text> -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9P0" style:volatile="true">
      <number:number number:decimal-places="2" number:min-integer-digits="1" number:grouping="true"/>
      <number:text> pta </number:text>
    </number:number-style>
    <number:number-style style:name="N189P1" style:volatile="true">
      <number:text>-</number:text>
      <number:number number:decimal-places="2" number:min-integer-digits="1" number:grouping="true"/>
      <number:text> pta </number:text>
    </number:number-style>
    <number:number-style style:name="N189P2" style:volatile="true">
      <number:text> -</number:text>
      <number:number number:decimal-places="0" number:min-integer-digits="0"/>
      <number:text> pta </number:text>
    </number:number-style>
    <number:text-style style:name="N189">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number:number number:decimal-places="0" number:min-integer-digits="1" number:grouping="true"/>
      <number:text> Pts</number:text>
    </number:number-style>
    <number:number-style style:name="N191">
      <number:text>-</number:text>
      <number:number number:decimal-places="0" number:min-integer-digits="1" number:grouping="true"/>
      <number:text> Pts</number:text>
      <style:map style:condition="value()&gt;=0" style:apply-style-name="N191P0"/>
    </number:number-style>
    <number:number-style style:name="N192P0" style:volatile="true">
      <number:number number:decimal-places="0" number:min-integer-digits="1" number:grouping="true"/>
      <number:text> Pts</number:text>
    </number:number-style>
    <number:number-style style:name="N192">
      <style:text-properties fo:color="#ff0000"/>
      <number:text>-</number:text>
      <number:number number:decimal-places="0" number:min-integer-digits="1" number:grouping="true"/>
      <number:text> Pts</number:text>
      <style:map style:condition="value()&gt;=0" style:apply-style-name="N192P0"/>
    </number:number-style>
    <number:number-style style:name="N194P0" style:volatile="true">
      <number:number number:decimal-places="2" number:min-integer-digits="1" number:grouping="true"/>
      <number:text> Pts</number:text>
    </number:number-style>
    <number:number-style style:name="N194">
      <number:text>-</number:text>
      <number:number number:decimal-places="2" number:min-integer-digits="1" number:grouping="true"/>
      <number:text> Pts</number:text>
      <style:map style:condition="value()&gt;=0" style:apply-style-name="N194P0"/>
    </number:number-style>
    <number:number-style style:name="N195P0" style:volatile="true">
      <number:number number:decimal-places="2" number:min-integer-digits="1" number:grouping="true"/>
      <number:text> Pts</number:text>
    </number:number-style>
    <number:number-style style:name="N195">
      <style:text-properties fo:color="#ff0000"/>
      <number:text>-</number:text>
      <number:number number:decimal-places="2" number:min-integer-digits="1" number:grouping="true"/>
      <number:text> Pts</number:text>
      <style:map style:condition="value()&gt;=0" style:apply-style-name="N195P0"/>
    </number:number-style>
    <number:number-style style:name="N199P0" style:volatile="true">
      <number:number number:decimal-places="0" number:min-integer-digits="1" number:grouping="true"/>
      <number:text> Pts </number:text>
    </number:number-style>
    <number:number-style style:name="N199P1" style:volatile="true">
      <number:text>-</number:text>
      <number:number number:decimal-places="0" number:min-integer-digits="1" number:grouping="true"/>
      <number:text> Pts </number:text>
    </number:number-style>
    <number:number-style style:name="N199P2" style:volatile="true">
      <number:text> - Pts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number-style style:name="N203P0" style:volatile="true">
      <number:number number:decimal-places="2" number:min-integer-digits="1" number:grouping="true"/>
      <number:text> Pts </number:text>
    </number:number-style>
    <number:number-style style:name="N203P1" style:volatile="true">
      <number:text>-</number:text>
      <number:number number:decimal-places="2" number:min-integer-digits="1" number:grouping="true"/>
      <number:text> Pts </number:text>
    </number:number-style>
    <number:number-style style:name="N203P2" style:volatile="true">
      <number:text> -</number:text>
      <number:number number:decimal-places="0" number:min-integer-digits="0"/>
      <number:text> Pts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5P0" style:volatile="true">
      <number:number number:decimal-places="0" number:min-integer-digits="1" number:grouping="true"/>
      <number:text> DM</number:text>
    </number:number-style>
    <number:number-style style:name="N205">
      <number:text>-</number:text>
      <number:number number:decimal-places="0" number:min-integer-digits="1" number:grouping="true"/>
      <number:text> DM</number:text>
      <style:map style:condition="value()&gt;=0" style:apply-style-name="N205P0"/>
    </number:number-style>
    <number:number-style style:name="N206P0" style:volatile="true">
      <number:number number:decimal-places="0" number:min-integer-digits="1" number:grouping="true"/>
      <number:text> DM</number:text>
    </number:number-style>
    <number:number-style style:name="N206">
      <style:text-properties fo:color="#ff0000"/>
      <number:text>-</number:text>
      <number:number number:decimal-places="0" number:min-integer-digits="1" number:grouping="true"/>
      <number:text> DM</number:text>
      <style:map style:condition="value()&gt;=0" style:apply-style-name="N206P0"/>
    </number:number-style>
    <number:number-style style:name="N208P0" style:volatile="true">
      <number:number number:decimal-places="2" number:min-integer-digits="1" number:grouping="true"/>
      <number:text> DM</number:text>
    </number:number-style>
    <number:number-style style:name="N208">
      <number:text>-</number:text>
      <number:number number:decimal-places="2" number:min-integer-digits="1" number:grouping="true"/>
      <number:text> DM</number:text>
      <style:map style:condition="value()&gt;=0" style:apply-style-name="N208P0"/>
    </number:number-style>
    <number:number-style style:name="N209P0" style:volatile="true">
      <number:number number:decimal-places="2" number:min-integer-digits="1" number:grouping="true"/>
      <number:text> DM</number:text>
    </number:number-style>
    <number:number-style style:name="N209">
      <style:text-properties fo:color="#ff0000"/>
      <number:text>-</number:text>
      <number:number number:decimal-places="2" number:min-integer-digits="1" number:grouping="true"/>
      <number:text> DM</number:text>
      <style:map style:condition="value()&gt;=0" style:apply-style-name="N209P0"/>
    </number:number-style>
    <number:number-style style:name="N213P0" style:volatile="true">
      <number:number number:decimal-places="0" number:min-integer-digits="1" number:grouping="true"/>
      <number:text> DM </number:text>
    </number:number-style>
    <number:number-style style:name="N213P1" style:volatile="true">
      <number:text>-</number:text>
      <number:number number:decimal-places="0" number:min-integer-digits="1" number:grouping="true"/>
      <number:text> DM </number:text>
    </number:number-style>
    <number:number-style style:name="N213P2" style:volatile="true">
      <number:text> - DM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DM </number:text>
    </number:number-style>
    <number:number-style style:name="N217P1" style:volatile="true">
      <number:text>-</number:text>
      <number:number number:decimal-places="2" number:min-integer-digits="1" number:grouping="true"/>
      <number:text> DM </number:text>
    </number:number-style>
    <number:number-style style:name="N217P2" style:volatile="true">
      <number:text> -</number:text>
      <number:number number:decimal-places="0" number:min-integer-digits="0"/>
      <number:text> DM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19P0" style:volatile="true">
      <number:text>Ja</number:text>
    </number:number-style>
    <number:number-style style:name="N219P1" style:volatile="true">
      <number:text>Ja</number:text>
    </number:number-style>
    <number:number-style style:name="N219">
      <number:text>Nein</number:text>
      <style:map style:condition="value()&gt;0" style:apply-style-name="N219P0"/>
      <style:map style:condition="value()&lt;0" style:apply-style-name="N219P1"/>
    </number:number-style>
    <number:number-style style:name="N221P0" style:volatile="true">
      <number:text>Wahr</number:text>
    </number:number-style>
    <number:number-style style:name="N221P1" style:volatile="true">
      <number:text>Wahr</number:text>
    </number:number-style>
    <number:number-style style:name="N221">
      <number:text>Falsch</number:text>
      <style:map style:condition="value()&gt;0" style:apply-style-name="N221P0"/>
      <style:map style:condition="value()&lt;0" style:apply-style-name="N221P1"/>
    </number:number-style>
    <number:number-style style:name="N223P0" style:volatile="true">
      <number:text>Ein</number:text>
    </number:number-style>
    <number:number-style style:name="N223P1" style:volatile="true">
      <number:text>Ein</number:text>
    </number:number-style>
    <number:number-style style:name="N223">
      <number:text>Aus</number:text>
      <style:map style:condition="value()&gt;0" style:apply-style-name="N223P0"/>
      <style:map style:condition="value()&lt;0" style:apply-style-name="N223P1"/>
    </number:number-style>
    <number:number-style style:name="N225P0" style:volatile="true">
      <number:text>$</number:text>
      <number:number number:decimal-places="0" number:min-integer-digits="1" number:grouping="true"/>
    </number:number-style>
    <number:number-style style:name="N225">
      <number:text>-$</number:text>
      <number:number number:decimal-places="0" number:min-integer-digits="1" number:grouping="true"/>
      <style:map style:condition="value()&gt;=0" style:apply-style-name="N225P0"/>
    </number:number-style>
    <number:number-style style:name="N226P0" style:volatile="true">
      <number:text>$</number:text>
      <number:number number:decimal-places="0" number:min-integer-digits="1" number:grouping="true"/>
    </number:number-style>
    <number:number-style style:name="N226">
      <style:text-properties fo:color="#ff0000"/>
      <number:text>-$</number:text>
      <number:number number:decimal-places="0" number:min-integer-digits="1" number:grouping="true"/>
      <style:map style:condition="value()&gt;=0" style:apply-style-name="N226P0"/>
    </number:number-style>
    <number:number-style style:name="N228P0" style:volatile="true">
      <number:text>$</number:text>
      <number:number number:decimal-places="2" number:min-integer-digits="1" number:grouping="true"/>
    </number:number-style>
    <number:number-style style:name="N228">
      <number:text>-$</number:text>
      <number:number number:decimal-places="2" number:min-integer-digits="1" number:grouping="true"/>
      <style:map style:condition="value()&gt;=0" style:apply-style-name="N228P0"/>
    </number:number-style>
    <number:number-style style:name="N229P0" style:volatile="true">
      <number:text>$</number:text>
      <number:number number:decimal-places="2" number:min-integer-digits="1" number:grouping="true"/>
    </number:number-style>
    <number:number-style style:name="N229">
      <style:text-properties fo:color="#ff0000"/>
      <number:text>-$</number:text>
      <number:number number:decimal-places="2" number:min-integer-digits="1" number:grouping="true"/>
      <style:map style:condition="value()&gt;=0" style:apply-style-name="N229P0"/>
    </number:number-style>
    <number:number-style style:name="N233P0" style:volatile="true">
      <number:text> $</number:text>
      <number:number number:decimal-places="0" number:min-integer-digits="1" number:grouping="true"/>
      <number:text> </number:text>
    </number:number-style>
    <number:number-style style:name="N233P1" style:volatile="true">
      <number:text>-$</number:text>
      <number:number number:decimal-places="0" number:min-integer-digits="1" number:grouping="true"/>
      <number:text> </number:text>
    </number:number-style>
    <number:number-style style:name="N233P2" style:volatile="true">
      <number:text> $-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7P0" style:volatile="true">
      <number:text> $</number:text>
      <number:number number:decimal-places="2" number:min-integer-digits="1" number:grouping="true"/>
      <number:text> </number:text>
    </number:number-style>
    <number:number-style style:name="N237P1" style:volatile="true">
      <number:text>-$</number:text>
      <number:number number:decimal-places="2" number:min-integer-digits="1" number:grouping="true"/>
      <number:text> </number:text>
    </number:number-style>
    <number:number-style style:name="N237P2" style:volatile="true">
      <number:text> $-</number:text>
      <number:number number:decimal-places="0" number:min-integer-digits="0"/>
      <number:text> </number:text>
    </number:number-style>
    <number:text-style style:name="N237">
      <number:text-content/>
      <number:text> </number:text>
      <style:map style:condition="value()&gt;0" style:apply-style-name="N237P0"/>
      <style:map style:condition="value()&lt;0" style:apply-style-name="N237P1"/>
      <style:map style:condition="value()=0" style:apply-style-name="N237P2"/>
    </number:text-style>
    <number:number-style style:name="N238">
      <number:number number:decimal-places="5" number:min-integer-digits="1"/>
    </number:number-style>
    <number:number-style style:name="N239">
      <number:number number:decimal-places="4" number:min-integer-digits="1"/>
    </number:number-style>
    <number:number-style style:name="N241P0" style:volatile="true">
      <number:text>Sí</number:text>
    </number:number-style>
    <number:number-style style:name="N241P1" style:volatile="true">
      <number:text>Sí</number:text>
    </number:number-style>
    <number:number-style style:name="N241">
      <number:text>No</number:text>
      <style:map style:condition="value()&gt;0" style:apply-style-name="N241P0"/>
      <style:map style:condition="value()&lt;0" style:apply-style-name="N241P1"/>
    </number:number-style>
    <number:number-style style:name="N243P0" style:volatile="true">
      <number:text>Verdadero</number:text>
    </number:number-style>
    <number:number-style style:name="N243P1" style:volatile="true">
      <number:text>Verdadero</number:text>
    </number:number-style>
    <number:number-style style:name="N243">
      <number:text>Falso</number:text>
      <style:map style:condition="value()&gt;0" style:apply-style-name="N243P0"/>
      <style:map style:condition="value()&lt;0" style:apply-style-name="N243P1"/>
    </number:number-style>
    <number:number-style style:name="N245P0" style:volatile="true">
      <number:text>Activado</number:text>
    </number:number-style>
    <number:number-style style:name="N245P1" style:volatile="true">
      <number:text>Activado</number:text>
    </number:number-style>
    <number:number-style style:name="N245">
      <number:text>Desactivado</number:text>
      <style:map style:condition="value()&gt;0" style:apply-style-name="N245P0"/>
      <style:map style:condition="value()&lt;0" style:apply-style-name="N245P1"/>
    </number:number-style>
    <number:number-style style:name="N246">
      <number:number number:decimal-places="7" number:min-integer-digits="1"/>
    </number:number-style>
    <number:number-style style:name="N247">
      <number:number number:decimal-places="6" number:min-integer-digits="1"/>
    </number:number-style>
    <number:number-style style:name="N249P0" style:volatile="true">
      <number:text>öS </number:text>
      <number:number number:decimal-places="0" number:min-integer-digits="1" number:grouping="true"/>
    </number:number-style>
    <number:number-style style:name="N249">
      <number:text>-öS </number:text>
      <number:number number:decimal-places="0" number:min-integer-digits="1" number:grouping="true"/>
      <style:map style:condition="value()&gt;=0" style:apply-style-name="N249P0"/>
    </number:number-style>
    <number:number-style style:name="N250P0" style:volatile="true">
      <number:text>öS </number:text>
      <number:number number:decimal-places="0" number:min-integer-digits="1" number:grouping="true"/>
    </number:number-style>
    <number:number-style style:name="N250">
      <style:text-properties fo:color="#ff0000"/>
      <number:text>-öS </number:text>
      <number:number number:decimal-places="0" number:min-integer-digits="1" number:grouping="true"/>
      <style:map style:condition="value()&gt;=0" style:apply-style-name="N250P0"/>
    </number:number-style>
    <number:number-style style:name="N252P0" style:volatile="true">
      <number:text>öS </number:text>
      <number:number number:decimal-places="2" number:min-integer-digits="1" number:grouping="true"/>
    </number:number-style>
    <number:number-style style:name="N252">
      <number:text>-öS </number:text>
      <number:number number:decimal-places="2" number:min-integer-digits="1" number:grouping="true"/>
      <style:map style:condition="value()&gt;=0" style:apply-style-name="N252P0"/>
    </number:number-style>
    <number:number-style style:name="N253P0" style:volatile="true">
      <number:text>öS </number:text>
      <number:number number:decimal-places="2" number:min-integer-digits="1" number:grouping="true"/>
    </number:number-style>
    <number:number-style style:name="N253">
      <style:text-properties fo:color="#ff0000"/>
      <number:text>-öS </number:text>
      <number:number number:decimal-places="2" number:min-integer-digits="1" number:grouping="true"/>
      <style:map style:condition="value()&gt;=0" style:apply-style-name="N253P0"/>
    </number:number-style>
    <number:number-style style:name="N257P0" style:volatile="true">
      <number:text> öS </number:text>
      <number:number number:decimal-places="0" number:min-integer-digits="1" number:grouping="true"/>
      <number:text> </number:text>
    </number:number-style>
    <number:number-style style:name="N257P1" style:volatile="true">
      <number:text>-öS </number:text>
      <number:number number:decimal-places="0" number:min-integer-digits="1" number:grouping="true"/>
      <number:text> </number:text>
    </number:number-style>
    <number:number-style style:name="N257P2" style:volatile="true">
      <number:text> öS - </number:text>
    </number:number-style>
    <number:text-style style:name="N257">
      <number:text-content/>
      <number:text> </number:text>
      <style:map style:condition="value()&gt;0" style:apply-style-name="N257P0"/>
      <style:map style:condition="value()&lt;0" style:apply-style-name="N257P1"/>
      <style:map style:condition="value()=0" style:apply-style-name="N257P2"/>
    </number:text-style>
    <number:number-style style:name="N261P0" style:volatile="true">
      <number:text> öS </number:text>
      <number:number number:decimal-places="2" number:min-integer-digits="1" number:grouping="true"/>
      <number:text> </number:text>
    </number:number-style>
    <number:number-style style:name="N261P1" style:volatile="true">
      <number:text>-öS </number:text>
      <number:number number:decimal-places="2" number:min-integer-digits="1" number:grouping="true"/>
      <number:text> </number:text>
    </number:number-style>
    <number:number-style style:name="N261P2" style:volatile="true">
      <number:text> öS -</number:text>
      <number:number number:decimal-places="0" number:min-integer-digits="0"/>
      <number:text> </number:text>
    </number:number-style>
    <number:text-style style:name="N261">
      <number:text-content/>
      <number:text> </number:text>
      <style:map style:condition="value()&gt;0" style:apply-style-name="N261P0"/>
      <style:map style:condition="value()&lt;0" style:apply-style-name="N261P1"/>
      <style:map style:condition="value()=0" style:apply-style-name="N261P2"/>
    </number:text-style>
    <number:currency-style style:name="N263P0" style:volatile="true">
      <number:number number:decimal-places="2" number:min-integer-digits="1" number:grouping="true"/>
      <number:text> </number:text>
      <number:currency-symbol number:language="ar">€</number:currency-symbol>
      <number:text> </number:text>
    </number:currency-style>
    <number:currency-style style:name="N263P1" style:volatile="true">
      <number:text>-</number:text>
      <number:number number:decimal-places="2" number:min-integer-digits="1" number:grouping="true"/>
      <number:text> </number:text>
      <number:currency-symbol number:language="ar">€</number:currency-symbol>
      <number:text> </number:text>
    </number:currency-style>
    <number:currency-style style:name="N263P2" style:volatile="true">
      <number:text> -</number:text>
      <number:number number:decimal-places="0" number:min-integer-digits="0"/>
      <number:text> </number:text>
      <number:currency-symbol number:language="ar">€</number:currency-symbol>
      <number:text> </number:text>
    </number:currency-style>
    <number:text-style style:name="N263">
      <number:text-content/>
      <number:text> </number:text>
      <style:map style:condition="value()&gt;0" style:apply-style-name="N263P0"/>
      <style:map style:condition="value()&lt;0" style:apply-style-name="N263P1"/>
      <style:map style:condition="value()=0" style:apply-style-name="N263P2"/>
    </number:text-style>
    <number:number-style style:name="N264">
      <number:scientific-number number:decimal-places="1" number:min-integer-digits="1" number:min-exponent-digits="1"/>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Millares_5f_Questionnaire_20_ICAEN_20_V4_20_UpdateKla_20_20070704" style:display-name="Millares_Questionnaire ICAEN V4 UpdateKla 20070704" style:family="table-cell" style:parent-style-name="Default" style:data-style-name="N108"/>
    <style:style style:name="Standard_5f_Tabelle1" style:display-name="Standard_Tabelle1"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 style:display-name="Standard_Tabelle1 1"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 style:display-name="Standard_Tabelle1 2"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 style:display-name="Standard_Tabelle1 3"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 style:display-name="Standard_Tabelle1 4"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 style:display-name="Standard_Tabelle1 5"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6" style:display-name="Standard_Tabelle1 6"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7" style:display-name="Standard_Tabelle1 7"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8" style:display-name="Standard_Tabelle1 8"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9" style:display-name="Standard_Tabelle1 9"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0" style:display-name="Standard_Tabelle1 10"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1" style:display-name="Standard_Tabelle1 11"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2" style:display-name="Standard_Tabelle1 12"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3" style:display-name="Standard_Tabelle1 13"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4" style:display-name="Standard_Tabelle1 14"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5" style:display-name="Standard_Tabelle1 15"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6" style:display-name="Standard_Tabelle1 16"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7" style:display-name="Standard_Tabelle1 17"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8" style:display-name="Standard_Tabelle1 18"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9" style:display-name="Standard_Tabelle1 19"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0" style:display-name="Standard_Tabelle1 20"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1" style:display-name="Standard_Tabelle1 21"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2" style:display-name="Standard_Tabelle1 22"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3" style:display-name="Standard_Tabelle1 23"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4" style:display-name="Standard_Tabelle1 24"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5" style:display-name="Standard_Tabelle1 25"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6" style:display-name="Standard_Tabelle1 26"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7" style:display-name="Standard_Tabelle1 27"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8" style:display-name="Standard_Tabelle1 28"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9" style:display-name="Standard_Tabelle1 29"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0" style:display-name="Standard_Tabelle1 30"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1" style:display-name="Standard_Tabelle1 31"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2" style:display-name="Standard_Tabelle1 32"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3" style:display-name="Standard_Tabelle1 33"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4" style:display-name="Standard_Tabelle1 34"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5" style:display-name="Standard_Tabelle1 35"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6" style:display-name="Standard_Tabelle1 36"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7" style:display-name="Standard_Tabelle1 37"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8" style:display-name="Standard_Tabelle1 38"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9" style:display-name="Standard_Tabelle1 39"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0" style:display-name="Standard_Tabelle1 40"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1" style:display-name="Standard_Tabelle1 41"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2" style:display-name="Standard_Tabelle1 42"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3" style:display-name="Standard_Tabelle1 43"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4" style:display-name="Standard_Tabelle1 44"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5" style:display-name="Standard_Tabelle1 45"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6" style:display-name="Standard_Tabelle1 46"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7" style:display-name="Standard_Tabelle1 47"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8" style:display-name="Standard_Tabelle1 48"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9" style:display-name="Standard_Tabelle1 49"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0" style:display-name="Standard_Tabelle1 50"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1" style:display-name="Standard_Tabelle1 51"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2" style:display-name="Standard_Tabelle1 52"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3" style:display-name="Standard_Tabelle1 53"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4" style:display-name="Standard_Tabelle1 54"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5" style:display-name="Standard_Tabelle1 55"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6" style:display-name="Standard_Tabelle1 56"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7" style:display-name="Standard_Tabelle1 57"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8" style:display-name="Standard_Tabelle1 58"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9" style:display-name="Standard_Tabelle1 59"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60" style:display-name="Standard_Tabelle1 60"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draw:marker draw:name="Arrowheads_20_1" draw:display-name="Arrowheads 1" svg:viewBox="0 0 20 30" svg:d="m10 0-10 30h20z"/>
  </office:styles>
  <office:automatic-styles>
    <style:page-layout style:name="pm1">
      <style:page-layout-properties fo:page-width="29.7cm" fo:page-height="21.001cm" style:num-format="1" style:print-orientation="landscape" style:first-page-number="continue" style:scale-to="6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style:num-format="1" style:print-orientation="portrait" fo:margin-top="2cm" fo:margin-bottom="2cm" fo:margin-left="2cm" fo:margin-right="2cm" style:scale-to="92%"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4">
      <style:page-layout-properties style:num-format="1" style:print-orientation="portrait" fo:margin-top="2cm" fo:margin-bottom="2cm" fo:margin-left="2cm" fo:margin-right="2cm" style:first-page-number="continue" style:scale-to="46%" style:table-centering="horizontal"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5">
      <style:page-layout-properties fo:page-width="29.699cm" fo:page-height="20.999cm" style:num-format="1" style:print-orientation="landscape" fo:margin-top="2.499cm" fo:margin-bottom="2.499cm" fo:margin-left="1.9cm" fo:margin-right="1.9cm" style:first-page-number="continue" style:scale-to="1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pm6">
      <style:page-layout-properties fo:page-width="29.699cm" fo:page-height="20.999cm" style:num-format="1" style:print-orientation="landscape" fo:margin-top="2.499cm" fo:margin-bottom="2.499cm" fo:margin-left="1.9cm" fo:margin-right="1.9cm" style:first-page-number="continue" style:scale-to="10%"/>
      <style:header-style>
        <style:header-footer-properties fo:margin-left="0cm" fo:margin-right="0cm" fo:margin-bottom="0cm"/>
      </style:header-style>
      <style:footer-style>
        <style:header-footer-properties fo:margin-left="0cm" fo:margin-right="0cm" fo:margin-top="0cm"/>
      </style:footer-style>
    </style:page-layout>
    <style:style style:name="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4-05">05/04/2008</text:date>, <text:time>10:59:27</text:time></text:p>
        </style:region-right>
      </style:header>
      <style:header-left style:display="false"/>
      <style:footer>
        <text:p>Page <text:page-number>1</text:page-number> / <text:page-count>99</text:page-count></text:p>
      </style:footer>
      <style:footer-left style:display="false"/>
    </style:master-page>
    <style:master-page style:name="PageStyle_5f_ReadMe" style:display-name="PageStyle_ReadMe" style:page-layout-name="pm3">
      <style:header>
        <text:p><text:span text:style-name="T1"><text:sheet-name>???</text:sheet-name></text:span></text:p>
      </style:header>
      <style:header-left style:display="false">
        <text:p><text:span text:style-name="T1"><text:sheet-name>???</text:sheet-name></text:span></text:p>
      </style:header-left>
      <style:footer>
        <text:p><text:span text:style-name="T1">Page </text:span><text:span text:style-name="T1"><text:page-number>1</text:page-number></text:span></text:p>
      </style:footer>
      <style:footer-left style:display="false">
        <text:p><text:span text:style-name="T1">Page </text:span><text:span text:style-name="T1"><text:page-number>1</text:page-number></text:span></text:p>
      </style:footer-left>
    </style:master-page>
    <style:master-page style:name="PageStyle_5f_ParameterList" style:display-name="PageStyle_ParameterList" style:page-layout-name="pm4">
      <style:header>
        <text:p><text:span text:style-name="T1"><text:sheet-name>???</text:sheet-name></text:span></text:p>
      </style:header>
      <style:header-left style:display="false">
        <text:p><text:span text:style-name="T1"><text:sheet-name>???</text:sheet-name></text:span></text:p>
      </style:header-left>
      <style:footer>
        <text:p><text:span text:style-name="T1">Page </text:span><text:span text:style-name="T1"><text:page-number>1</text:page-number></text:span></text:p>
      </style:footer>
      <style:footer-left style:display="false">
        <text:p><text:span text:style-name="T1">Page </text:span><text:span text:style-name="T1"><text:page-number>1</text:page-number></text:span></text:p>
      </style:footer-left>
    </style:master-page>
    <style:master-page style:name="PageStyle_5f_Tabelle3" style:display-name="PageStyle_Tabelle3" style:page-layout-name="pm5">
      <style:header style:display="false"/>
      <style:header-left style:display="false"/>
      <style:footer style:display="false"/>
      <style:footer-left style:display="false"/>
    </style:master-page>
    <style:master-page style:name="PageStyle_5f_Tabelle3_20_1" style:display-name="PageStyle_Tabelle3 1" style:page-layout-name="pm5">
      <style:header style:display="false"/>
      <style:header-left style:display="false"/>
      <style:footer style:display="false"/>
      <style:footer-left style:display="false"/>
    </style:master-page>
    <style:master-page style:name="PageStyle_5f_Tabelle3_20_2" style:display-name="PageStyle_Tabelle3 2" style:page-layout-name="pm6">
      <style:header style:display="false"/>
      <style:header-left style:display="false"/>
      <style:footer style:display="false"/>
      <style:footer-left style:display="false"/>
    </style:master-page>
    <style:master-page style:name="PageStyle_5f_Tabelle3_20_3" style:display-name="PageStyle_Tabelle3 3" style:page-layout-name="pm6">
      <style:header style:display="false"/>
      <style:header-left style:display="false"/>
      <style:footer style:display="false"/>
      <style:footer-left style:display="false"/>
    </style:master-page>
    <style:master-page style:name="PageStyle_5f_Tabelle3_20_4" style:display-name="PageStyle_Tabelle3 4" style:page-layout-name="pm6">
      <style:header style:display="false"/>
      <style:header-left style:display="false"/>
      <style:footer style:display="false"/>
      <style:footer-left style:display="false"/>
    </style:master-page>
    <style:master-page style:name="PageStyle_5f_Tabelle3_20_5" style:display-name="PageStyle_Tabelle3 5" style:page-layout-name="pm6">
      <style:header style:display="false"/>
      <style:header-left style:display="false"/>
      <style:footer style:display="false"/>
      <style:footer-left style:display="false"/>
    </style:master-page>
    <style:master-page style:name="PageStyle_5f_Tabelle3_20_6" style:display-name="PageStyle_Tabelle3 6" style:page-layout-name="pm6">
      <style:header style:display="false"/>
      <style:header-left style:display="false"/>
      <style:footer style:display="false"/>
      <style:footer-left style:display="false"/>
    </style:master-page>
    <style:master-page style:name="PageStyle_5f_Tabelle3_20_7" style:display-name="PageStyle_Tabelle3 7" style:page-layout-name="pm6">
      <style:header style:display="false"/>
      <style:header-left style:display="false"/>
      <style:footer style:display="false"/>
      <style:footer-left style:display="false"/>
    </style:master-page>
    <style:master-page style:name="PageStyle_5f_Tabelle3_20_8" style:display-name="PageStyle_Tabelle3 8" style:page-layout-name="pm6">
      <style:header style:display="false"/>
      <style:header-left style:display="false"/>
      <style:footer style:display="false"/>
      <style:footer-left style:display="false"/>
    </style:master-page>
    <style:master-page style:name="PageStyle_5f_Tabelle3_20_9" style:display-name="PageStyle_Tabelle3 9" style:page-layout-name="pm6">
      <style:header style:display="false"/>
      <style:header-left style:display="false"/>
      <style:footer style:display="false"/>
      <style:footer-left style:display="false"/>
    </style:master-page>
    <style:master-page style:name="PageStyle_5f_Tabelle3_20_10" style:display-name="PageStyle_Tabelle3 10" style:page-layout-name="pm6">
      <style:header style:display="false"/>
      <style:header-left style:display="false"/>
      <style:footer style:display="false"/>
      <style:footer-left style:display="false"/>
    </style:master-page>
    <style:master-page style:name="PageStyle_5f_Tabelle3_20_11" style:display-name="PageStyle_Tabelle3 11" style:page-layout-name="pm6">
      <style:header style:display="false"/>
      <style:header-left style:display="false"/>
      <style:footer style:display="false"/>
      <style:footer-left style:display="false"/>
    </style:master-page>
    <style:master-page style:name="PageStyle_5f_Tabelle3_20_12" style:display-name="PageStyle_Tabelle3 12" style:page-layout-name="pm6">
      <style:header style:display="false"/>
      <style:header-left style:display="false"/>
      <style:footer style:display="false"/>
      <style:footer-left style:display="false"/>
    </style:master-page>
    <style:master-page style:name="PageStyle_5f_Tabelle3_20_13" style:display-name="PageStyle_Tabelle3 13" style:page-layout-name="pm6">
      <style:header style:display="false"/>
      <style:header-left style:display="false"/>
      <style:footer style:display="false"/>
      <style:footer-left style:display="false"/>
    </style:master-page>
    <style:master-page style:name="PageStyle_5f_Tabelle3_20_14" style:display-name="PageStyle_Tabelle3 14" style:page-layout-name="pm6">
      <style:header style:display="false"/>
      <style:header-left style:display="false"/>
      <style:footer style:display="false"/>
      <style:footer-left style:display="false"/>
    </style:master-page>
    <style:master-page style:name="PageStyle_5f_Tabelle3_20_15" style:display-name="PageStyle_Tabelle3 15" style:page-layout-name="pm6">
      <style:header style:display="false"/>
      <style:header-left style:display="false"/>
      <style:footer style:display="false"/>
      <style:footer-left style:display="false"/>
    </style:master-page>
    <style:master-page style:name="PageStyle_5f_Tabelle3_20_16" style:display-name="PageStyle_Tabelle3 16" style:page-layout-name="pm6">
      <style:header style:display="false"/>
      <style:header-left style:display="false"/>
      <style:footer style:display="false"/>
      <style:footer-left style:display="false"/>
    </style:master-page>
    <style:master-page style:name="PageStyle_5f_Tabelle3_20_17" style:display-name="PageStyle_Tabelle3 17" style:page-layout-name="pm6">
      <style:header style:display="false"/>
      <style:header-left style:display="false"/>
      <style:footer style:display="false"/>
      <style:footer-left style:display="false"/>
    </style:master-page>
    <style:master-page style:name="PageStyle_5f_Tabelle3_20_18" style:display-name="PageStyle_Tabelle3 18" style:page-layout-name="pm6">
      <style:header style:display="false"/>
      <style:header-left style:display="false"/>
      <style:footer style:display="false"/>
      <style:footer-left style:display="false"/>
    </style:master-page>
    <style:master-page style:name="PageStyle_5f_Tabelle3_20_19" style:display-name="PageStyle_Tabelle3 19" style:page-layout-name="pm6">
      <style:header style:display="false"/>
      <style:header-left style:display="false"/>
      <style:footer style:display="false"/>
      <style:footer-left style:display="false"/>
    </style:master-page>
    <style:master-page style:name="PageStyle_5f_Tabelle3_20_20" style:display-name="PageStyle_Tabelle3 20" style:page-layout-name="pm6">
      <style:header style:display="false"/>
      <style:header-left style:display="false"/>
      <style:footer style:display="false"/>
      <style:footer-left style:display="false"/>
    </style:master-page>
    <style:master-page style:name="PageStyle_5f_Tabelle3_20_21" style:display-name="PageStyle_Tabelle3 21" style:page-layout-name="pm6">
      <style:header style:display="false"/>
      <style:header-left style:display="false"/>
      <style:footer style:display="false"/>
      <style:footer-left style:display="false"/>
    </style:master-page>
    <style:master-page style:name="PageStyle_5f_Tabelle3_20_22" style:display-name="PageStyle_Tabelle3 22" style:page-layout-name="pm6">
      <style:header style:display="false"/>
      <style:header-left style:display="false"/>
      <style:footer style:display="false"/>
      <style:footer-left style:display="false"/>
    </style:master-page>
    <style:master-page style:name="PageStyle_5f_Tabelle3_20_23" style:display-name="PageStyle_Tabelle3 23" style:page-layout-name="pm6">
      <style:header style:display="false"/>
      <style:header-left style:display="false"/>
      <style:footer style:display="false"/>
      <style:footer-left style:display="false"/>
    </style:master-page>
    <style:master-page style:name="PageStyle_5f_Tabelle3_20_24" style:display-name="PageStyle_Tabelle3 24" style:page-layout-name="pm6">
      <style:header style:display="false"/>
      <style:header-left style:display="false"/>
      <style:footer style:display="false"/>
      <style:footer-left style:display="false"/>
    </style:master-page>
    <style:master-page style:name="PageStyle_5f_Tabelle3_20_25" style:display-name="PageStyle_Tabelle3 25" style:page-layout-name="pm6">
      <style:header style:display="false"/>
      <style:header-left style:display="false"/>
      <style:footer style:display="false"/>
      <style:footer-left style:display="false"/>
    </style:master-page>
    <style:master-page style:name="PageStyle_5f_Tabelle3_20_26" style:display-name="PageStyle_Tabelle3 26" style:page-layout-name="pm6">
      <style:header style:display="false"/>
      <style:header-left style:display="false"/>
      <style:footer style:display="false"/>
      <style:footer-left style:display="false"/>
    </style:master-page>
    <style:master-page style:name="PageStyle_5f_Tabelle3_20_27" style:display-name="PageStyle_Tabelle3 27" style:page-layout-name="pm6">
      <style:header style:display="false"/>
      <style:header-left style:display="false"/>
      <style:footer style:display="false"/>
      <style:footer-left style:display="false"/>
    </style:master-page>
    <style:master-page style:name="PageStyle_5f_Tabelle3_20_28" style:display-name="PageStyle_Tabelle3 28" style:page-layout-name="pm6">
      <style:header style:display="false"/>
      <style:header-left style:display="false"/>
      <style:footer style:display="false"/>
      <style:footer-left style:display="false"/>
    </style:master-page>
    <style:master-page style:name="PageStyle_5f_Tabelle3_20_29" style:display-name="PageStyle_Tabelle3 29" style:page-layout-name="pm6">
      <style:header style:display="false"/>
      <style:header-left style:display="false"/>
      <style:footer style:display="false"/>
      <style:footer-left style:display="false"/>
    </style:master-page>
    <style:master-page style:name="PageStyle_5f_Tabelle3_20_30" style:display-name="PageStyle_Tabelle3 30" style:page-layout-name="pm6">
      <style:header style:display="false"/>
      <style:header-left style:display="false"/>
      <style:footer style:display="false"/>
      <style:footer-left style:display="false"/>
    </style:master-page>
    <style:master-page style:name="PageStyle_5f_Tabelle3_20_31" style:display-name="PageStyle_Tabelle3 31" style:page-layout-name="pm6">
      <style:header style:display="false"/>
      <style:header-left style:display="false"/>
      <style:footer style:display="false"/>
      <style:footer-left style:display="false"/>
    </style:master-page>
    <style:master-page style:name="PageStyle_5f_Tabelle3_20_32" style:display-name="PageStyle_Tabelle3 32" style:page-layout-name="pm6">
      <style:header style:display="false"/>
      <style:header-left style:display="false"/>
      <style:footer style:display="false"/>
      <style:footer-left style:display="false"/>
    </style:master-page>
    <style:master-page style:name="PageStyle_5f_Tabelle3_20_33" style:display-name="PageStyle_Tabelle3 33" style:page-layout-name="pm6">
      <style:header style:display="false"/>
      <style:header-left style:display="false"/>
      <style:footer style:display="false"/>
      <style:footer-left style:display="false"/>
    </style:master-page>
    <style:master-page style:name="PageStyle_5f_Tabelle3_20_34" style:display-name="PageStyle_Tabelle3 34" style:page-layout-name="pm6">
      <style:header style:display="false"/>
      <style:header-left style:display="false"/>
      <style:footer style:display="false"/>
      <style:footer-left style:display="false"/>
    </style:master-page>
    <style:master-page style:name="PageStyle_5f_Tabelle3_20_35" style:display-name="PageStyle_Tabelle3 35" style:page-layout-name="pm6">
      <style:header style:display="false"/>
      <style:header-left style:display="false"/>
      <style:footer style:display="false"/>
      <style:footer-left style:display="false"/>
    </style:master-page>
    <style:master-page style:name="PageStyle_5f_Tabelle3_20_36" style:display-name="PageStyle_Tabelle3 36" style:page-layout-name="pm6">
      <style:header style:display="false"/>
      <style:header-left style:display="false"/>
      <style:footer style:display="false"/>
      <style:footer-left style:display="false"/>
    </style:master-page>
    <style:master-page style:name="PageStyle_5f_Tabelle3_20_37" style:display-name="PageStyle_Tabelle3 37" style:page-layout-name="pm6">
      <style:header style:display="false"/>
      <style:header-left style:display="false"/>
      <style:footer style:display="false"/>
      <style:footer-left style:display="false"/>
    </style:master-page>
    <style:master-page style:name="PageStyle_5f_Tabelle3_20_38" style:display-name="PageStyle_Tabelle3 38" style:page-layout-name="pm6">
      <style:header style:display="false"/>
      <style:header-left style:display="false"/>
      <style:footer style:display="false"/>
      <style:footer-left style:display="false"/>
    </style:master-page>
    <style:master-page style:name="PageStyle_5f_Tabelle3_20_39" style:display-name="PageStyle_Tabelle3 39" style:page-layout-name="pm6">
      <style:header style:display="false"/>
      <style:header-left style:display="false"/>
      <style:footer style:display="false"/>
      <style:footer-left style:display="false"/>
    </style:master-page>
    <style:master-page style:name="PageStyle_5f_Tabelle3_20_40" style:display-name="PageStyle_Tabelle3 40" style:page-layout-name="pm6">
      <style:header style:display="false"/>
      <style:header-left style:display="false"/>
      <style:footer style:display="false"/>
      <style:footer-left style:display="false"/>
    </style:master-page>
    <style:master-page style:name="PageStyle_5f_Tabelle3_20_41" style:display-name="PageStyle_Tabelle3 41" style:page-layout-name="pm6">
      <style:header style:display="false"/>
      <style:header-left style:display="false"/>
      <style:footer style:display="false"/>
      <style:footer-left style:display="false"/>
    </style:master-page>
    <style:master-page style:name="PageStyle_5f_Tabelle3_20_42" style:display-name="PageStyle_Tabelle3 42" style:page-layout-name="pm6">
      <style:header style:display="false"/>
      <style:header-left style:display="false"/>
      <style:footer style:display="false"/>
      <style:footer-left style:display="false"/>
    </style:master-page>
    <style:master-page style:name="PageStyle_5f_Tabelle3_20_43" style:display-name="PageStyle_Tabelle3 43" style:page-layout-name="pm6">
      <style:header style:display="false"/>
      <style:header-left style:display="false"/>
      <style:footer style:display="false"/>
      <style:footer-left style:display="false"/>
    </style:master-page>
    <style:master-page style:name="PageStyle_5f_Tabelle3_20_44" style:display-name="PageStyle_Tabelle3 44" style:page-layout-name="pm6">
      <style:header style:display="false"/>
      <style:header-left style:display="false"/>
      <style:footer style:display="false"/>
      <style:footer-left style:display="false"/>
    </style:master-page>
    <style:master-page style:name="PageStyle_5f_Tabelle3_20_45" style:display-name="PageStyle_Tabelle3 45" style:page-layout-name="pm6">
      <style:header style:display="false"/>
      <style:header-left style:display="false"/>
      <style:footer style:display="false"/>
      <style:footer-left style:display="false"/>
    </style:master-page>
    <style:master-page style:name="PageStyle_5f_Tabelle3_20_46" style:display-name="PageStyle_Tabelle3 46" style:page-layout-name="pm6">
      <style:header style:display="false"/>
      <style:header-left style:display="false"/>
      <style:footer style:display="false"/>
      <style:footer-left style:display="false"/>
    </style:master-page>
    <style:master-page style:name="PageStyle_5f_Tabelle3_20_47" style:display-name="PageStyle_Tabelle3 47" style:page-layout-name="pm6">
      <style:header style:display="false"/>
      <style:header-left style:display="false"/>
      <style:footer style:display="false"/>
      <style:footer-left style:display="false"/>
    </style:master-page>
    <style:master-page style:name="PageStyle_5f_Tabelle3_20_48" style:display-name="PageStyle_Tabelle3 48" style:page-layout-name="pm6">
      <style:header style:display="false"/>
      <style:header-left style:display="false"/>
      <style:footer style:display="false"/>
      <style:footer-left style:display="false"/>
    </style:master-page>
    <style:master-page style:name="PageStyle_5f_Tabelle3_20_49" style:display-name="PageStyle_Tabelle3 49" style:page-layout-name="pm6">
      <style:header style:display="false"/>
      <style:header-left style:display="false"/>
      <style:footer style:display="false"/>
      <style:footer-left style:display="false"/>
    </style:master-page>
    <style:master-page style:name="PageStyle_5f_Tabelle3_20_50" style:display-name="PageStyle_Tabelle3 50" style:page-layout-name="pm6">
      <style:header style:display="false"/>
      <style:header-left style:display="false"/>
      <style:footer style:display="false"/>
      <style:footer-left style:display="false"/>
    </style:master-page>
    <style:master-page style:name="PageStyle_5f_Tabelle3_20_51" style:display-name="PageStyle_Tabelle3 51" style:page-layout-name="pm6">
      <style:header style:display="false"/>
      <style:header-left style:display="false"/>
      <style:footer style:display="false"/>
      <style:footer-left style:display="false"/>
    </style:master-page>
    <style:master-page style:name="PageStyle_5f_Tabelle3_20_52" style:display-name="PageStyle_Tabelle3 52" style:page-layout-name="pm6">
      <style:header style:display="false"/>
      <style:header-left style:display="false"/>
      <style:footer style:display="false"/>
      <style:footer-left style:display="false"/>
    </style:master-page>
    <style:master-page style:name="PageStyle_5f_Tabelle3_20_53" style:display-name="PageStyle_Tabelle3 53" style:page-layout-name="pm6">
      <style:header style:display="false"/>
      <style:header-left style:display="false"/>
      <style:footer style:display="false"/>
      <style:footer-left style:display="false"/>
    </style:master-page>
    <style:master-page style:name="PageStyle_5f_Tabelle3_20_54" style:display-name="PageStyle_Tabelle3 54" style:page-layout-name="pm6">
      <style:header style:display="false"/>
      <style:header-left style:display="false"/>
      <style:footer style:display="false"/>
      <style:footer-left style:display="false"/>
    </style:master-page>
    <style:master-page style:name="PageStyle_5f_Tabelle3_20_55" style:display-name="PageStyle_Tabelle3 55" style:page-layout-name="pm6">
      <style:header style:display="false"/>
      <style:header-left style:display="false"/>
      <style:footer style:display="false"/>
      <style:footer-left style:display="false"/>
    </style:master-page>
    <style:master-page style:name="PageStyle_5f_Tabelle3_20_56" style:display-name="PageStyle_Tabelle3 56" style:page-layout-name="pm6">
      <style:header style:display="false"/>
      <style:header-left style:display="false"/>
      <style:footer style:display="false"/>
      <style:footer-left style:display="false"/>
    </style:master-page>
    <style:master-page style:name="PageStyle_5f_Tabelle3_20_57" style:display-name="PageStyle_Tabelle3 57" style:page-layout-name="pm6">
      <style:header style:display="false"/>
      <style:header-left style:display="false"/>
      <style:footer style:display="false"/>
      <style:footer-left style:display="false"/>
    </style:master-page>
    <style:master-page style:name="PageStyle_5f_Tabelle3_20_58" style:display-name="PageStyle_Tabelle3 58" style:page-layout-name="pm6">
      <style:header style:display="false"/>
      <style:header-left style:display="false"/>
      <style:footer style:display="false"/>
      <style:footer-left style:display="false"/>
    </style:master-page>
    <style:master-page style:name="PageStyle_5f_Tabelle3_20_59" style:display-name="PageStyle_Tabelle3 59" style:page-layout-name="pm6">
      <style:header style:display="false"/>
      <style:header-left style:display="false"/>
      <style:footer style:display="false"/>
      <style:footer-left style:display="false"/>
    </style:master-page>
    <style:master-page style:name="PageStyle_5f_Tabelle3_20_60" style:display-name="PageStyle_Tabelle3 60" style:page-layout-name="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7-10-08T13:35:59</meta:creation-date>
    <dc:creator>Hans Schweiger</dc:creator>
    <dc:date>2008-04-05T10:59:26</dc:date>
    <meta:printed-by>Stoyan Danov</meta:printed-by>
    <meta:print-date>2008-02-13T09:55:56</meta:print-date>
    <meta:editing-cycles>1016</meta:editing-cycles>
    <meta:editing-duration>P6DT2H54M22S</meta:editing-duration>
    <meta:user-defined meta:name="Info 1"/>
    <meta:user-defined meta:name="Info 2"/>
    <meta:user-defined meta:name="Info 3"/>
    <meta:user-defined meta:name="Info 4"/>
    <meta:document-statistic meta:table-count="16" meta:cell-count="8989"/>
  </office:meta>
</office:document-meta>
</file>